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17c0244"/>
    </style:style>
    <style:style style:name="P4" style:family="paragraph" style:parent-style-name="Text_20_body">
      <style:text-properties officeooo:paragraph-rsid="017d47af"/>
    </style:style>
    <style:style style:name="P5" style:family="paragraph" style:parent-style-name="Text_20_body">
      <style:text-properties fo:font-variant="normal" fo:text-transform="none" fo:color="#000000" style:font-name="Open Sans" fo:font-size="9.75pt" fo:letter-spacing="normal" fo:font-style="normal" fo:font-weight="normal"/>
    </style:style>
    <style:style style:name="P6" style:family="paragraph" style:parent-style-name="Text_20_body">
      <style:text-properties officeooo:rsid="0183779e" officeooo:paragraph-rsid="0183779e"/>
    </style:style>
    <style:style style:name="P7" style:family="paragraph" style:parent-style-name="Text_20_body">
      <style:text-properties officeooo:paragraph-rsid="0183eb8c"/>
    </style:style>
    <style:style style:name="P8" style:family="paragraph" style:parent-style-name="Text_20_body">
      <style:text-properties officeooo:paragraph-rsid="0185e4b6"/>
    </style:style>
    <style:style style:name="P9" style:family="paragraph" style:parent-style-name="Text_20_body">
      <style:text-properties officeooo:paragraph-rsid="0186f1fc"/>
    </style:style>
    <style:style style:name="P10" style:family="paragraph" style:parent-style-name="Text_20_body">
      <style:text-properties officeooo:paragraph-rsid="01871237"/>
    </style:style>
    <style:style style:name="P11" style:family="paragraph" style:parent-style-name="Text_20_body">
      <style:text-properties officeooo:paragraph-rsid="0188da61"/>
    </style:style>
    <style:style style:name="P12" style:family="paragraph" style:parent-style-name="Text_20_body">
      <style:text-properties officeooo:rsid="019ddc74"/>
    </style:style>
    <style:style style:name="P13" style:family="paragraph" style:parent-style-name="Text_20_body">
      <style:text-properties officeooo:rsid="019ddc74" officeooo:paragraph-rsid="019ddc74"/>
    </style:style>
    <style:style style:name="P14" style:family="paragraph" style:parent-style-name="Text_20_body">
      <style:text-properties fo:font-style="italic" style:font-style-asian="italic" style:font-style-complex="italic"/>
    </style:style>
    <style:style style:name="P15" style:family="paragraph" style:parent-style-name="Text_20_body">
      <style:text-properties fo:font-style="italic" officeooo:paragraph-rsid="0186f1fc" style:font-style-asian="italic" style:font-style-complex="italic"/>
    </style:style>
    <style:style style:name="P16" style:family="paragraph" style:parent-style-name="Text_20_body">
      <style:text-properties fo:font-weight="normal" officeooo:rsid="00a095f9" style:font-weight-asian="normal" style:font-weight-complex="normal"/>
    </style:style>
    <style:style style:name="P17" style:family="paragraph" style:parent-style-name="Text_20_body">
      <style:text-properties fo:font-weight="normal" officeooo:paragraph-rsid="01c14ec0" style:font-weight-asian="normal" style:font-weight-complex="normal"/>
    </style:style>
    <style:style style:name="P18" style:family="paragraph" style:parent-style-name="Text_20_body">
      <style:text-properties officeooo:paragraph-rsid="01b9bb24"/>
    </style:style>
    <style:style style:name="P19" style:family="paragraph" style:parent-style-name="Text_20_body">
      <style:text-properties officeooo:paragraph-rsid="01bd688a"/>
    </style:style>
    <style:style style:name="P20" style:family="paragraph" style:parent-style-name="Text_20_body">
      <style:text-properties officeooo:paragraph-rsid="01bef11a"/>
    </style:style>
    <style:style style:name="P21" style:family="paragraph" style:parent-style-name="Text_20_body">
      <style:text-properties officeooo:rsid="01c3c194" officeooo:paragraph-rsid="01c3c194"/>
    </style:style>
    <style:style style:name="P22" style:family="paragraph" style:parent-style-name="Text_20_body">
      <style:text-properties officeooo:paragraph-rsid="01c3ff74"/>
    </style:style>
    <style:style style:name="P23" style:family="paragraph" style:parent-style-name="Text_20_body">
      <style:text-properties officeooo:rsid="01c3ff74" officeooo:paragraph-rsid="01c3ff74"/>
    </style:style>
    <style:style style:name="P24" style:family="paragraph" style:parent-style-name="Text_20_body">
      <style:text-properties officeooo:rsid="01c7ec5a" officeooo:paragraph-rsid="01c7ec5a"/>
    </style:style>
    <style:style style:name="P25" style:family="paragraph" style:parent-style-name="Text_20_body">
      <style:text-properties officeooo:paragraph-rsid="01cb10a2"/>
    </style:style>
    <style:style style:name="P26" style:family="paragraph" style:parent-style-name="Text_20_body">
      <style:text-properties fo:font-weight="bold" officeooo:rsid="00a095f9" style:font-weight-asian="bold" style:font-weight-complex="bold"/>
    </style:style>
    <style:style style:name="P27" style:family="paragraph" style:parent-style-name="Text_20_body">
      <style:text-properties officeooo:rsid="01dcfe6f" officeooo:paragraph-rsid="01dcfe6f"/>
    </style:style>
    <style:style style:name="P28" style:family="paragraph" style:parent-style-name="Text_20_body">
      <style:text-properties officeooo:rsid="01dcfe6f" officeooo:paragraph-rsid="01e0a419"/>
    </style:style>
    <style:style style:name="P29" style:family="paragraph" style:parent-style-name="Text_20_body">
      <style:text-properties officeooo:rsid="01dcfe6f" officeooo:paragraph-rsid="01e0a9ed"/>
    </style:style>
    <style:style style:name="P30" style:family="paragraph" style:parent-style-name="Text_20_body">
      <style:text-properties officeooo:rsid="01dcfe6f" officeooo:paragraph-rsid="01e179d0"/>
    </style:style>
    <style:style style:name="P31" style:family="paragraph" style:parent-style-name="Text_20_body">
      <style:text-properties officeooo:rsid="01df6637" officeooo:paragraph-rsid="01df6637"/>
    </style:style>
    <style:style style:name="P32" style:family="paragraph" style:parent-style-name="Text_20_body">
      <style:text-properties officeooo:rsid="01df6637" officeooo:paragraph-rsid="01e0a9ed"/>
    </style:style>
    <style:style style:name="P33" style:family="paragraph" style:parent-style-name="Text_20_body">
      <style:text-properties officeooo:rsid="01df6637" officeooo:paragraph-rsid="01e179d0"/>
    </style:style>
    <style:style style:name="P34" style:family="paragraph" style:parent-style-name="Text_20_body">
      <style:text-properties officeooo:rsid="01dff132" officeooo:paragraph-rsid="01e0a419"/>
    </style:style>
    <style:style style:name="P35" style:family="paragraph" style:parent-style-name="Text_20_body">
      <style:text-properties officeooo:rsid="01dff132" officeooo:paragraph-rsid="01e179d0"/>
    </style:style>
    <style:style style:name="P36" style:family="paragraph" style:parent-style-name="Text_20_body">
      <style:text-properties officeooo:rsid="01e179d0" officeooo:paragraph-rsid="01e179d0"/>
    </style:style>
    <style:style style:name="P37" style:family="paragraph" style:parent-style-name="Text_20_body">
      <style:text-properties officeooo:rsid="01e179d0" officeooo:paragraph-rsid="01edcd22"/>
    </style:style>
    <style:style style:name="P38" style:family="paragraph" style:parent-style-name="Text_20_body">
      <style:text-properties officeooo:paragraph-rsid="01e672b8"/>
    </style:style>
    <style:style style:name="P39" style:family="paragraph" style:parent-style-name="Text_20_body">
      <style:text-properties officeooo:rsid="01e672b8" officeooo:paragraph-rsid="01e672b8"/>
    </style:style>
    <style:style style:name="P40" style:family="paragraph" style:parent-style-name="Text_20_body">
      <style:text-properties officeooo:paragraph-rsid="01e8e90f"/>
    </style:style>
    <style:style style:name="P41" style:family="paragraph" style:parent-style-name="Text_20_body">
      <style:text-properties officeooo:rsid="01edcd22" officeooo:paragraph-rsid="01edcd22"/>
    </style:style>
    <style:style style:name="P42" style:family="paragraph" style:parent-style-name="Text_20_body" style:list-style-name="L1"/>
    <style:style style:name="P43" style:family="paragraph" style:parent-style-name="Text_20_body" style:list-style-name="L2">
      <style:text-properties officeooo:rsid="019ddc74" officeooo:paragraph-rsid="019ddc74"/>
    </style:style>
    <style:style style:name="P44" style:family="paragraph" style:parent-style-name="Text_20_body" style:list-style-name="L3"/>
    <style:style style:name="P45" style:family="paragraph" style:parent-style-name="Text_20_body" style:list-style-name="L3">
      <style:text-properties officeooo:rsid="01ae648c" officeooo:paragraph-rsid="01ae648c"/>
    </style:style>
    <style:style style:name="P46" style:family="paragraph" style:parent-style-name="Text_20_body" style:list-style-name="L4">
      <style:text-properties fo:font-style="italic" style:font-style-asian="italic" style:font-style-complex="italic"/>
    </style:style>
    <style:style style:name="P47" style:family="paragraph" style:parent-style-name="Text_20_body" style:list-style-name="L5">
      <style:text-properties fo:font-style="italic" style:font-style-asian="italic" style:font-style-complex="italic"/>
    </style:style>
    <style:style style:name="P48" style:family="paragraph" style:parent-style-name="Text_20_body" style:list-style-name="L6">
      <style:text-properties fo:font-style="italic" style:font-style-asian="italic" style:font-style-complex="italic"/>
    </style:style>
    <style:style style:name="P49" style:family="paragraph" style:parent-style-name="Text_20_body" style:list-style-name="L7">
      <style:text-properties fo:font-style="italic" style:font-style-asian="italic" style:font-style-complex="italic"/>
    </style:style>
    <style:style style:name="P50" style:family="paragraph" style:parent-style-name="Text_20_body" style:list-style-name="L8">
      <style:text-properties fo:font-style="italic" style:font-style-asian="italic" style:font-style-complex="italic"/>
    </style:style>
    <style:style style:name="P51" style:family="paragraph" style:parent-style-name="Text_20_body">
      <style:text-properties fo:font-style="normal" officeooo:rsid="006d0385" officeooo:paragraph-rsid="01e8e90f" style:font-style-asian="normal" style:font-style-complex="normal"/>
    </style:style>
    <style:style style:name="P52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3">
      <style:text-properties officeooo:paragraph-rsid="01c3ff74"/>
    </style:style>
    <style:style style:name="P57" style:family="paragraph" style:parent-style-name="Heading_20_3">
      <style:text-properties fo:font-weight="bold" style:font-weight-asian="bold" style:font-weight-complex="bold"/>
    </style:style>
    <style:style style:name="P58" style:family="paragraph" style:parent-style-name="Heading_20_3">
      <style:text-properties fo:font-weight="bold" officeooo:rsid="00a095f9" style:font-weight-asian="bold" style:font-weight-complex="bold"/>
    </style:style>
    <style:style style:name="P59" style:family="paragraph" style:parent-style-name="Index_20_Separator">
      <style:paragraph-properties>
        <style:tab-stops/>
      </style:paragraph-properties>
    </style:style>
    <style:style style:name="P60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b186" style:font-weight-asian="bold" style:font-weight-complex="bold"/>
    </style:style>
    <style:style style:name="T3" style:family="text">
      <style:text-properties fo:font-weight="bold" officeooo:rsid="002de5f3" style:font-weight-asian="bold" style:font-weight-complex="bold"/>
    </style:style>
    <style:style style:name="T4" style:family="text">
      <style:text-properties fo:font-weight="bold" officeooo:rsid="0030bdaa" style:font-weight-asian="bold" style:font-weight-complex="bold"/>
    </style:style>
    <style:style style:name="T5" style:family="text">
      <style:text-properties fo:font-weight="bold" officeooo:rsid="003807a9" style:font-weight-asian="bold" style:font-weight-complex="bold"/>
    </style:style>
    <style:style style:name="T6" style:family="text">
      <style:text-properties fo:font-weight="bold" officeooo:rsid="003f0fff" style:font-weight-asian="bold" style:font-weight-complex="bold"/>
    </style:style>
    <style:style style:name="T7" style:family="text">
      <style:text-properties fo:font-weight="bold" officeooo:rsid="004388d2" style:font-weight-asian="bold" style:font-weight-complex="bold"/>
    </style:style>
    <style:style style:name="T8" style:family="text">
      <style:text-properties fo:font-weight="bold" officeooo:rsid="004b6f20" style:font-weight-asian="bold" style:font-weight-complex="bold"/>
    </style:style>
    <style:style style:name="T9" style:family="text">
      <style:text-properties fo:font-weight="bold" officeooo:rsid="0049d2b3" style:font-weight-asian="bold" style:font-weight-complex="bold"/>
    </style:style>
    <style:style style:name="T10" style:family="text">
      <style:text-properties fo:font-weight="bold" officeooo:rsid="004d3f9c" style:font-weight-asian="bold" style:font-weight-complex="bold"/>
    </style:style>
    <style:style style:name="T11" style:family="text">
      <style:text-properties fo:font-weight="bold" officeooo:rsid="004e33b2" style:font-weight-asian="bold" style:font-weight-complex="bold"/>
    </style:style>
    <style:style style:name="T12" style:family="text">
      <style:text-properties fo:font-weight="bold" officeooo:rsid="0052b0c6" style:font-weight-asian="bold" style:font-weight-complex="bold"/>
    </style:style>
    <style:style style:name="T13" style:family="text">
      <style:text-properties fo:font-weight="bold" officeooo:rsid="006f0fe5" style:font-weight-asian="bold" style:font-weight-complex="bold"/>
    </style:style>
    <style:style style:name="T14" style:family="text">
      <style:text-properties fo:font-weight="bold" officeooo:rsid="003ae604" style:font-weight-asian="bold" style:font-weight-complex="bold"/>
    </style:style>
    <style:style style:name="T15" style:family="text">
      <style:text-properties fo:font-weight="bold" officeooo:rsid="002fc23a" style:font-weight-asian="bold" style:font-weight-complex="bold"/>
    </style:style>
    <style:style style:name="T16" style:family="text">
      <style:text-properties fo:font-weight="bold" officeooo:rsid="0097c13b" style:font-weight-asian="bold" style:font-weight-complex="bold"/>
    </style:style>
    <style:style style:name="T17" style:family="text">
      <style:text-properties fo:font-weight="bold" officeooo:rsid="009a3c8e" style:font-weight-asian="bold" style:font-weight-complex="bold"/>
    </style:style>
    <style:style style:name="T18" style:family="text">
      <style:text-properties fo:font-weight="bold" officeooo:rsid="009bca32" style:font-weight-asian="bold" style:font-weight-complex="bold"/>
    </style:style>
    <style:style style:name="T19" style:family="text">
      <style:text-properties fo:font-weight="bold" officeooo:rsid="009be540" style:font-weight-asian="bold" style:font-weight-complex="bold"/>
    </style:style>
    <style:style style:name="T20" style:family="text">
      <style:text-properties fo:font-weight="bold" officeooo:rsid="009cbadb" style:font-weight-asian="bold" style:font-weight-complex="bold"/>
    </style:style>
    <style:style style:name="T21" style:family="text">
      <style:text-properties fo:font-weight="bold" officeooo:rsid="009cd7ab" style:font-weight-asian="bold" style:font-weight-complex="bold"/>
    </style:style>
    <style:style style:name="T22" style:family="text">
      <style:text-properties fo:font-weight="bold" officeooo:rsid="009e97ec" style:font-weight-asian="bold" style:font-weight-complex="bold"/>
    </style:style>
    <style:style style:name="T23" style:family="text">
      <style:text-properties fo:font-weight="bold" officeooo:rsid="009efc4f" style:font-weight-asian="bold" style:font-weight-complex="bold"/>
    </style:style>
    <style:style style:name="T24" style:family="text">
      <style:text-properties fo:font-weight="bold" officeooo:rsid="00a095f9" style:font-weight-asian="bold" style:font-weight-complex="bold"/>
    </style:style>
    <style:style style:name="T25" style:family="text">
      <style:text-properties fo:font-weight="bold" officeooo:rsid="00a0b7ad" style:font-weight-asian="bold" style:font-weight-complex="bold"/>
    </style:style>
    <style:style style:name="T26" style:family="text">
      <style:text-properties fo:font-weight="bold" officeooo:rsid="00a24267" style:font-weight-asian="bold" style:font-weight-complex="bold"/>
    </style:style>
    <style:style style:name="T27" style:family="text">
      <style:text-properties fo:font-weight="bold" officeooo:rsid="00a3648a" style:font-weight-asian="bold" style:font-weight-complex="bold"/>
    </style:style>
    <style:style style:name="T28" style:family="text">
      <style:text-properties fo:font-weight="bold" officeooo:rsid="00a458c8" style:font-weight-asian="bold" style:font-weight-complex="bold"/>
    </style:style>
    <style:style style:name="T29" style:family="text">
      <style:text-properties fo:font-weight="bold" officeooo:rsid="00a5170b" style:font-weight-asian="bold" style:font-weight-complex="bold"/>
    </style:style>
    <style:style style:name="T30" style:family="text">
      <style:text-properties fo:font-weight="bold" officeooo:rsid="00a63450" style:font-weight-asian="bold" style:font-weight-complex="bold"/>
    </style:style>
    <style:style style:name="T31" style:family="text">
      <style:text-properties fo:font-weight="bold" officeooo:rsid="00a87eb6" style:font-weight-asian="bold" style:font-weight-complex="bold"/>
    </style:style>
    <style:style style:name="T32" style:family="text">
      <style:text-properties fo:font-weight="bold" officeooo:rsid="00aa2061" style:font-weight-asian="bold" style:font-weight-complex="bold"/>
    </style:style>
    <style:style style:name="T33" style:family="text">
      <style:text-properties fo:font-weight="bold" officeooo:rsid="00abfb47" style:font-weight-asian="bold" style:font-weight-complex="bold"/>
    </style:style>
    <style:style style:name="T34" style:family="text">
      <style:text-properties fo:font-weight="bold" officeooo:rsid="00ad343f" style:font-weight-asian="bold" style:font-weight-complex="bold"/>
    </style:style>
    <style:style style:name="T35" style:family="text">
      <style:text-properties fo:font-weight="bold" officeooo:rsid="00aef88f" style:font-weight-asian="bold" style:font-weight-complex="bold"/>
    </style:style>
    <style:style style:name="T36" style:family="text">
      <style:text-properties fo:font-weight="bold" officeooo:rsid="00b62ba5" style:font-weight-asian="bold" style:font-weight-complex="bold"/>
    </style:style>
    <style:style style:name="T37" style:family="text">
      <style:text-properties fo:font-weight="bold" officeooo:rsid="00b64489" style:font-weight-asian="bold" style:font-weight-complex="bold"/>
    </style:style>
    <style:style style:name="T38" style:family="text">
      <style:text-properties fo:font-weight="bold" officeooo:rsid="00ba87f1" style:font-weight-asian="bold" style:font-weight-complex="bold"/>
    </style:style>
    <style:style style:name="T39" style:family="text">
      <style:text-properties fo:font-weight="bold" officeooo:rsid="00bbf8ae" style:font-weight-asian="bold" style:font-weight-complex="bold"/>
    </style:style>
    <style:style style:name="T40" style:family="text">
      <style:text-properties fo:font-weight="bold" officeooo:rsid="00ca8e08" style:font-weight-asian="bold" style:font-weight-complex="bold"/>
    </style:style>
    <style:style style:name="T41" style:family="text">
      <style:text-properties fo:font-weight="bold" officeooo:rsid="00cd702d" style:font-weight-asian="bold" style:font-weight-complex="bold"/>
    </style:style>
    <style:style style:name="T42" style:family="text">
      <style:text-properties fo:font-weight="bold" officeooo:rsid="00e2bdce" style:font-weight-asian="bold" style:font-weight-complex="bold"/>
    </style:style>
    <style:style style:name="T43" style:family="text">
      <style:text-properties fo:font-weight="bold" officeooo:rsid="0104e3d7" style:font-weight-asian="bold" style:font-weight-complex="bold"/>
    </style:style>
    <style:style style:name="T44" style:family="text">
      <style:text-properties fo:font-weight="bold" officeooo:rsid="01065c19" style:font-weight-asian="bold" style:font-weight-complex="bold"/>
    </style:style>
    <style:style style:name="T45" style:family="text">
      <style:text-properties fo:font-weight="bold" officeooo:rsid="010683d6" style:font-weight-asian="bold" style:font-weight-complex="bold"/>
    </style:style>
    <style:style style:name="T46" style:family="text">
      <style:text-properties fo:font-weight="bold" officeooo:rsid="01095128" style:font-weight-asian="bold" style:font-weight-complex="bold"/>
    </style:style>
    <style:style style:name="T47" style:family="text">
      <style:text-properties fo:font-weight="bold" officeooo:rsid="012b50a0" style:font-weight-asian="bold" style:font-weight-complex="bold"/>
    </style:style>
    <style:style style:name="T48" style:family="text">
      <style:text-properties fo:font-weight="bold" officeooo:rsid="0144c7c4" style:font-weight-asian="bold" style:font-weight-complex="bold"/>
    </style:style>
    <style:style style:name="T49" style:family="text">
      <style:text-properties fo:font-weight="bold" officeooo:rsid="0147ea5c" style:font-weight-asian="bold" style:font-weight-complex="bold"/>
    </style:style>
    <style:style style:name="T50" style:family="text">
      <style:text-properties fo:font-weight="bold" officeooo:rsid="0146c334" style:font-weight-asian="bold" style:font-weight-complex="bold"/>
    </style:style>
    <style:style style:name="T51" style:family="text">
      <style:text-properties fo:font-weight="bold" officeooo:rsid="014afa89" style:font-weight-asian="bold" style:font-weight-complex="bold"/>
    </style:style>
    <style:style style:name="T52" style:family="text">
      <style:text-properties fo:font-weight="bold" officeooo:rsid="01502f8b" style:font-weight-asian="bold" style:font-weight-complex="bold"/>
    </style:style>
    <style:style style:name="T53" style:family="text">
      <style:text-properties fo:font-weight="bold" officeooo:rsid="01542d0e" style:font-weight-asian="bold" style:font-weight-complex="bold"/>
    </style:style>
    <style:style style:name="T54" style:family="text">
      <style:text-properties fo:font-weight="bold" officeooo:rsid="0156df82" style:font-weight-asian="bold" style:font-weight-complex="bold"/>
    </style:style>
    <style:style style:name="T55" style:family="text">
      <style:text-properties fo:font-weight="bold" officeooo:rsid="015ac275" style:font-weight-asian="bold" style:font-weight-complex="bold"/>
    </style:style>
    <style:style style:name="T56" style:family="text">
      <style:text-properties fo:font-weight="bold" officeooo:rsid="015c2370" style:font-weight-asian="bold" style:font-weight-complex="bold"/>
    </style:style>
    <style:style style:name="T57" style:family="text">
      <style:text-properties fo:font-weight="bold" officeooo:rsid="016bc66d" style:font-weight-asian="bold" style:font-weight-complex="bold"/>
    </style:style>
    <style:style style:name="T58" style:family="text">
      <style:text-properties fo:font-weight="bold" officeooo:rsid="0172dda8" style:font-weight-asian="bold" style:font-weight-complex="bold"/>
    </style:style>
    <style:style style:name="T59" style:family="text">
      <style:text-properties fo:font-weight="bold" officeooo:rsid="017c0244" style:font-weight-asian="bold" style:font-weight-complex="bold"/>
    </style:style>
    <style:style style:name="T60" style:family="text">
      <style:text-properties fo:font-weight="bold" officeooo:rsid="0183eb8c" style:font-weight-asian="bold" style:font-weight-complex="bold"/>
    </style:style>
    <style:style style:name="T61" style:family="text">
      <style:text-properties fo:font-weight="bold" officeooo:rsid="0185e4b6" style:font-weight-asian="bold" style:font-weight-complex="bold"/>
    </style:style>
    <style:style style:name="T62" style:family="text">
      <style:text-properties fo:font-weight="bold" officeooo:rsid="018b9569" style:font-weight-asian="bold" style:font-weight-complex="bold"/>
    </style:style>
    <style:style style:name="T63" style:family="text">
      <style:text-properties fo:font-weight="bold" officeooo:rsid="01b9bb24" style:font-weight-asian="bold" style:font-weight-complex="bold"/>
    </style:style>
    <style:style style:name="T64" style:family="text">
      <style:text-properties fo:font-weight="bold" officeooo:rsid="01bd688a" style:font-weight-asian="bold" style:font-weight-complex="bold"/>
    </style:style>
    <style:style style:name="T65" style:family="text">
      <style:text-properties fo:font-weight="bold" officeooo:rsid="01bef11a" style:font-weight-asian="bold" style:font-weight-complex="bold"/>
    </style:style>
    <style:style style:name="T66" style:family="text">
      <style:text-properties fo:font-weight="bold" officeooo:rsid="01c3ff74" style:font-weight-asian="bold" style:font-weight-complex="bold"/>
    </style:style>
    <style:style style:name="T67" style:family="text">
      <style:text-properties fo:font-weight="bold" officeooo:rsid="01cb10a2" style:font-weight-asian="bold" style:font-weight-complex="bold"/>
    </style:style>
    <style:style style:name="T68" style:family="text">
      <style:text-properties fo:font-weight="bold" officeooo:rsid="01cc0684" style:font-weight-asian="bold" style:font-weight-complex="bold"/>
    </style:style>
    <style:style style:name="T69" style:family="text">
      <style:text-properties fo:font-weight="bold" officeooo:rsid="0045f6bb" style:font-weight-asian="bold" style:font-weight-complex="bold"/>
    </style:style>
    <style:style style:name="T70" style:family="text">
      <style:text-properties fo:font-weight="bold" officeooo:rsid="01e0a9ed" style:font-weight-asian="bold" style:font-weight-complex="bold"/>
    </style:style>
    <style:style style:name="T71" style:family="text">
      <style:text-properties officeooo:rsid="001421d8"/>
    </style:style>
    <style:style style:name="T72" style:family="text">
      <style:text-properties officeooo:rsid="00184249"/>
    </style:style>
    <style:style style:name="T73" style:family="text">
      <style:text-properties officeooo:rsid="001d8572"/>
    </style:style>
    <style:style style:name="T74" style:family="text">
      <style:text-properties officeooo:rsid="00207cd8"/>
    </style:style>
    <style:style style:name="T75" style:family="text">
      <style:text-properties officeooo:rsid="0021ff77"/>
    </style:style>
    <style:style style:name="T76" style:family="text">
      <style:text-properties officeooo:rsid="002239b3"/>
    </style:style>
    <style:style style:name="T77" style:family="text">
      <style:text-properties officeooo:rsid="00231add"/>
    </style:style>
    <style:style style:name="T78" style:family="text">
      <style:text-properties officeooo:rsid="0023de53"/>
    </style:style>
    <style:style style:name="T79" style:family="text">
      <style:text-properties officeooo:rsid="00251931"/>
    </style:style>
    <style:style style:name="T80" style:family="text">
      <style:text-properties officeooo:rsid="002b2798"/>
    </style:style>
    <style:style style:name="T81" style:family="text">
      <style:text-properties officeooo:rsid="002bc89d"/>
    </style:style>
    <style:style style:name="T82" style:family="text">
      <style:text-properties officeooo:rsid="002da24a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2da24a" style:font-style-asian="italic" style:font-style-complex="italic"/>
    </style:style>
    <style:style style:name="T85" style:family="text">
      <style:text-properties fo:font-style="italic" officeooo:rsid="0055f799" style:font-style-asian="italic" style:font-style-complex="italic"/>
    </style:style>
    <style:style style:name="T86" style:family="text">
      <style:text-properties fo:font-style="italic" officeooo:rsid="004d3f9c" style:font-style-asian="italic" style:font-style-complex="italic"/>
    </style:style>
    <style:style style:name="T87" style:family="text">
      <style:text-properties fo:font-style="italic" officeooo:rsid="005010d1" style:font-style-asian="italic" style:font-style-complex="italic"/>
    </style:style>
    <style:style style:name="T88" style:family="text">
      <style:text-properties fo:font-style="italic" officeooo:rsid="0049d2b3" style:font-style-asian="italic" style:font-style-complex="italic"/>
    </style:style>
    <style:style style:name="T89" style:family="text">
      <style:text-properties fo:font-style="italic" officeooo:rsid="004b6f20" style:font-style-asian="italic" style:font-style-complex="italic"/>
    </style:style>
    <style:style style:name="T90" style:family="text">
      <style:text-properties fo:font-style="italic" officeooo:rsid="00465eed" style:font-style-asian="italic" style:font-style-complex="italic"/>
    </style:style>
    <style:style style:name="T91" style:family="text">
      <style:text-properties fo:font-style="italic" officeooo:rsid="005b46a2" style:font-style-asian="italic" style:font-style-complex="italic"/>
    </style:style>
    <style:style style:name="T92" style:family="text">
      <style:text-properties fo:font-style="italic" officeooo:rsid="00377cdd" style:font-style-asian="italic" style:font-style-complex="italic"/>
    </style:style>
    <style:style style:name="T93" style:family="text">
      <style:text-properties fo:font-style="italic" officeooo:rsid="00366ef4" style:font-style-asian="italic" style:font-style-complex="italic"/>
    </style:style>
    <style:style style:name="T94" style:family="text">
      <style:text-properties fo:font-style="italic" officeooo:rsid="0063ea6f" style:font-style-asian="italic" style:font-style-complex="italic"/>
    </style:style>
    <style:style style:name="T95" style:family="text">
      <style:text-properties fo:font-style="italic" officeooo:rsid="006d0385" style:font-style-asian="italic" style:font-style-complex="italic"/>
    </style:style>
    <style:style style:name="T96" style:family="text">
      <style:text-properties fo:font-style="italic" officeooo:rsid="006c2349" style:font-style-asian="italic" style:font-style-complex="italic"/>
    </style:style>
    <style:style style:name="T97" style:family="text">
      <style:text-properties fo:font-style="italic" officeooo:rsid="007d4684" style:font-style-asian="italic" style:font-style-complex="italic"/>
    </style:style>
    <style:style style:name="T98" style:family="text">
      <style:text-properties fo:font-style="italic" officeooo:rsid="007dc020" style:font-style-asian="italic" style:font-style-complex="italic"/>
    </style:style>
    <style:style style:name="T99" style:family="text">
      <style:text-properties fo:font-style="italic" officeooo:rsid="007f0aac" style:font-style-asian="italic" style:font-style-complex="italic"/>
    </style:style>
    <style:style style:name="T100" style:family="text">
      <style:text-properties fo:font-style="italic" officeooo:rsid="008589f0" style:font-style-asian="italic" style:font-style-complex="italic"/>
    </style:style>
    <style:style style:name="T101" style:family="text">
      <style:text-properties fo:font-style="italic" officeooo:rsid="0097c13b" style:font-style-asian="italic" style:font-style-complex="italic"/>
    </style:style>
    <style:style style:name="T102" style:family="text">
      <style:text-properties fo:font-style="italic" officeooo:rsid="0098df17" style:font-style-asian="italic" style:font-style-complex="italic"/>
    </style:style>
    <style:style style:name="T103" style:family="text">
      <style:text-properties fo:font-style="italic" officeooo:rsid="009a3c8e" style:font-style-asian="italic" style:font-style-complex="italic"/>
    </style:style>
    <style:style style:name="T104" style:family="text">
      <style:text-properties fo:font-style="italic" officeooo:rsid="009bca32" style:font-style-asian="italic" style:font-style-complex="italic"/>
    </style:style>
    <style:style style:name="T105" style:family="text">
      <style:text-properties fo:font-style="italic" officeooo:rsid="009be540" style:font-style-asian="italic" style:font-style-complex="italic"/>
    </style:style>
    <style:style style:name="T106" style:family="text">
      <style:text-properties fo:font-style="italic" officeooo:rsid="009cbadb" style:font-style-asian="italic" style:font-style-complex="italic"/>
    </style:style>
    <style:style style:name="T107" style:family="text">
      <style:text-properties fo:font-style="italic" officeooo:rsid="009cd7ab" style:font-style-asian="italic" style:font-style-complex="italic"/>
    </style:style>
    <style:style style:name="T108" style:family="text">
      <style:text-properties fo:font-style="italic" officeooo:rsid="009e97ec" style:font-style-asian="italic" style:font-style-complex="italic"/>
    </style:style>
    <style:style style:name="T109" style:family="text">
      <style:text-properties fo:font-style="italic" officeooo:rsid="009efc4f" style:font-style-asian="italic" style:font-style-complex="italic"/>
    </style:style>
    <style:style style:name="T110" style:family="text">
      <style:text-properties fo:font-style="italic" officeooo:rsid="00a095f9" style:font-style-asian="italic" style:font-style-complex="italic"/>
    </style:style>
    <style:style style:name="T111" style:family="text">
      <style:text-properties fo:font-style="italic" officeooo:rsid="00a0b7ad" style:font-style-asian="italic" style:font-style-complex="italic"/>
    </style:style>
    <style:style style:name="T112" style:family="text">
      <style:text-properties fo:font-style="italic" officeooo:rsid="00a24267" style:font-style-asian="italic" style:font-style-complex="italic"/>
    </style:style>
    <style:style style:name="T113" style:family="text">
      <style:text-properties fo:font-style="italic" officeooo:rsid="00a3648a" style:font-style-asian="italic" style:font-style-complex="italic"/>
    </style:style>
    <style:style style:name="T114" style:family="text">
      <style:text-properties fo:font-style="italic" officeooo:rsid="00b0cf7f" style:font-style-asian="italic" style:font-style-complex="italic"/>
    </style:style>
    <style:style style:name="T115" style:family="text">
      <style:text-properties fo:font-style="italic" officeooo:rsid="00b4b6be" style:font-style-asian="italic" style:font-style-complex="italic"/>
    </style:style>
    <style:style style:name="T116" style:family="text">
      <style:text-properties fo:font-style="italic" officeooo:rsid="00b62ba5" style:font-style-asian="italic" style:font-style-complex="italic"/>
    </style:style>
    <style:style style:name="T117" style:family="text">
      <style:text-properties fo:font-style="italic" officeooo:rsid="00b64489" style:font-style-asian="italic" style:font-style-complex="italic"/>
    </style:style>
    <style:style style:name="T118" style:family="text">
      <style:text-properties fo:font-style="italic" officeooo:rsid="00b76559" style:font-style-asian="italic" style:font-style-complex="italic"/>
    </style:style>
    <style:style style:name="T119" style:family="text">
      <style:text-properties fo:font-style="italic" officeooo:rsid="00b88f8b" style:font-style-asian="italic" style:font-style-complex="italic"/>
    </style:style>
    <style:style style:name="T120" style:family="text">
      <style:text-properties fo:font-style="italic" officeooo:rsid="00ba041f" style:font-style-asian="italic" style:font-style-complex="italic"/>
    </style:style>
    <style:style style:name="T121" style:family="text">
      <style:text-properties fo:font-style="italic" officeooo:rsid="00ba87f1" style:font-style-asian="italic" style:font-style-complex="italic"/>
    </style:style>
    <style:style style:name="T122" style:family="text">
      <style:text-properties fo:font-style="italic" officeooo:rsid="00bbf8ae" style:font-style-asian="italic" style:font-style-complex="italic"/>
    </style:style>
    <style:style style:name="T123" style:family="text">
      <style:text-properties fo:font-style="italic" officeooo:rsid="00be60bc" style:font-style-asian="italic" style:font-style-complex="italic"/>
    </style:style>
    <style:style style:name="T124" style:family="text">
      <style:text-properties fo:font-style="italic" officeooo:rsid="002b2798" style:font-style-asian="italic" style:font-style-complex="italic"/>
    </style:style>
    <style:style style:name="T125" style:family="text">
      <style:text-properties fo:font-style="italic" officeooo:rsid="00c079e2" style:font-style-asian="italic" style:font-style-complex="italic"/>
    </style:style>
    <style:style style:name="T126" style:family="text">
      <style:text-properties fo:font-style="italic" officeooo:rsid="00c1b97c" style:font-style-asian="italic" style:font-style-complex="italic"/>
    </style:style>
    <style:style style:name="T127" style:family="text">
      <style:text-properties fo:font-style="italic" officeooo:rsid="00c37906" style:font-style-asian="italic" style:font-style-complex="italic"/>
    </style:style>
    <style:style style:name="T128" style:family="text">
      <style:text-properties fo:font-style="italic" officeooo:rsid="00c4e1a8" style:font-style-asian="italic" style:font-style-complex="italic"/>
    </style:style>
    <style:style style:name="T129" style:family="text">
      <style:text-properties fo:font-style="italic" officeooo:rsid="00aef88f" style:font-style-asian="italic" style:font-style-complex="italic"/>
    </style:style>
    <style:style style:name="T130" style:family="text">
      <style:text-properties fo:font-style="italic" officeooo:rsid="00c66356" style:font-style-asian="italic" style:font-style-complex="italic"/>
    </style:style>
    <style:style style:name="T131" style:family="text">
      <style:text-properties fo:font-style="italic" officeooo:rsid="00ca8e08" style:font-style-asian="italic" style:font-style-complex="italic"/>
    </style:style>
    <style:style style:name="T132" style:family="text">
      <style:text-properties fo:font-style="italic" officeooo:rsid="00cc5382" style:font-style-asian="italic" style:font-style-complex="italic"/>
    </style:style>
    <style:style style:name="T133" style:family="text">
      <style:text-properties fo:font-style="italic" officeooo:rsid="00d3fcb0" style:font-style-asian="italic" style:font-style-complex="italic"/>
    </style:style>
    <style:style style:name="T134" style:family="text">
      <style:text-properties fo:font-style="italic" officeooo:rsid="00d5a3a1" style:font-style-asian="italic" style:font-style-complex="italic"/>
    </style:style>
    <style:style style:name="T135" style:family="text">
      <style:text-properties fo:font-style="italic" officeooo:rsid="00d84dc4" style:font-style-asian="italic" style:font-style-complex="italic"/>
    </style:style>
    <style:style style:name="T136" style:family="text">
      <style:text-properties fo:font-style="italic" officeooo:rsid="00444683" style:font-style-asian="italic" style:font-style-complex="italic"/>
    </style:style>
    <style:style style:name="T137" style:family="text">
      <style:text-properties fo:font-style="italic" officeooo:rsid="00e0f3cf" style:font-style-asian="italic" style:font-style-complex="italic"/>
    </style:style>
    <style:style style:name="T138" style:family="text">
      <style:text-properties fo:font-style="italic" officeooo:rsid="0104e3d7" style:font-style-asian="italic" style:font-style-complex="italic"/>
    </style:style>
    <style:style style:name="T139" style:family="text">
      <style:text-properties fo:font-style="italic" officeooo:rsid="01065c19" style:font-style-asian="italic" style:font-style-complex="italic"/>
    </style:style>
    <style:style style:name="T140" style:family="text">
      <style:text-properties fo:font-style="italic" officeooo:rsid="010683d6" style:font-style-asian="italic" style:font-style-complex="italic"/>
    </style:style>
    <style:style style:name="T141" style:family="text">
      <style:text-properties fo:font-style="italic" officeooo:rsid="01095128" style:font-style-asian="italic" style:font-style-complex="italic"/>
    </style:style>
    <style:style style:name="T142" style:family="text">
      <style:text-properties fo:font-style="italic" officeooo:rsid="012a7660" style:font-style-asian="italic" style:font-style-complex="italic"/>
    </style:style>
    <style:style style:name="T143" style:family="text">
      <style:text-properties fo:font-style="italic" officeooo:rsid="012fdd78" style:font-style-asian="italic" style:font-style-complex="italic"/>
    </style:style>
    <style:style style:name="T144" style:family="text">
      <style:text-properties fo:font-style="italic" officeooo:rsid="0132f397" style:font-style-asian="italic" style:font-style-complex="italic"/>
    </style:style>
    <style:style style:name="T145" style:family="text">
      <style:text-properties fo:font-style="italic" officeooo:rsid="0134ba8c" style:font-style-asian="italic" style:font-style-complex="italic"/>
    </style:style>
    <style:style style:name="T146" style:family="text">
      <style:text-properties fo:font-style="italic" officeooo:rsid="0052b0c6" style:font-style-asian="italic" style:font-style-complex="italic"/>
    </style:style>
    <style:style style:name="T147" style:family="text">
      <style:text-properties fo:font-style="italic" officeooo:rsid="01366403" style:font-style-asian="italic" style:font-style-complex="italic"/>
    </style:style>
    <style:style style:name="T148" style:family="text">
      <style:text-properties fo:font-style="italic" officeooo:rsid="0139840e" style:font-style-asian="italic" style:font-style-complex="italic"/>
    </style:style>
    <style:style style:name="T149" style:family="text">
      <style:text-properties fo:font-style="italic" officeooo:rsid="013a0a65" style:font-style-asian="italic" style:font-style-complex="italic"/>
    </style:style>
    <style:style style:name="T150" style:family="text">
      <style:text-properties fo:font-style="italic" officeooo:rsid="01419187" style:font-style-asian="italic" style:font-style-complex="italic"/>
    </style:style>
    <style:style style:name="T151" style:family="text">
      <style:text-properties fo:font-style="italic" officeooo:rsid="0144c7c4" style:font-style-asian="italic" style:font-style-complex="italic"/>
    </style:style>
    <style:style style:name="T152" style:family="text">
      <style:text-properties fo:font-style="italic" officeooo:rsid="01454333" style:font-style-asian="italic" style:font-style-complex="italic"/>
    </style:style>
    <style:style style:name="T153" style:family="text">
      <style:text-properties fo:font-style="italic" officeooo:rsid="014afa89" style:font-style-asian="italic" style:font-style-complex="italic"/>
    </style:style>
    <style:style style:name="T154" style:family="text">
      <style:text-properties fo:font-style="italic" officeooo:rsid="014e4af9" style:font-style-asian="italic" style:font-style-complex="italic"/>
    </style:style>
    <style:style style:name="T155" style:family="text">
      <style:text-properties fo:font-style="italic" officeooo:rsid="01542d0e" style:font-style-asian="italic" style:font-style-complex="italic"/>
    </style:style>
    <style:style style:name="T156" style:family="text">
      <style:text-properties fo:font-style="italic" officeooo:rsid="015dcacb" style:font-style-asian="italic" style:font-style-complex="italic"/>
    </style:style>
    <style:style style:name="T157" style:family="text">
      <style:text-properties fo:font-style="italic" officeooo:rsid="015c2370" style:font-style-asian="italic" style:font-style-complex="italic"/>
    </style:style>
    <style:style style:name="T158" style:family="text">
      <style:text-properties fo:font-style="italic" officeooo:rsid="011b1a4a" style:font-style-asian="italic" style:font-style-complex="italic"/>
    </style:style>
    <style:style style:name="T159" style:family="text">
      <style:text-properties fo:font-style="italic" officeooo:rsid="011ca9fc" style:font-style-asian="italic" style:font-style-complex="italic"/>
    </style:style>
    <style:style style:name="T160" style:family="text">
      <style:text-properties fo:font-style="italic" officeooo:rsid="01b9bb24" style:font-style-asian="italic" style:font-style-complex="italic"/>
    </style:style>
    <style:style style:name="T161" style:family="text">
      <style:text-properties fo:font-style="italic" officeooo:rsid="01bc6a9d" style:font-style-asian="italic" style:font-style-complex="italic"/>
    </style:style>
    <style:style style:name="T162" style:family="text">
      <style:text-properties fo:font-style="italic" officeooo:rsid="01bd688a" style:font-style-asian="italic" style:font-style-complex="italic"/>
    </style:style>
    <style:style style:name="T163" style:family="text">
      <style:text-properties fo:font-style="italic" officeooo:rsid="01bef11a" style:font-style-asian="italic" style:font-style-complex="italic"/>
    </style:style>
    <style:style style:name="T164" style:family="text">
      <style:text-properties fo:font-style="italic" officeooo:rsid="01c14ec0" style:font-style-asian="italic" style:font-style-complex="italic"/>
    </style:style>
    <style:style style:name="T165" style:family="text">
      <style:text-properties fo:font-style="italic" officeooo:rsid="01c3ff74" style:font-style-asian="italic" style:font-style-complex="italic"/>
    </style:style>
    <style:style style:name="T166" style:family="text">
      <style:text-properties fo:font-style="italic" officeooo:rsid="01e76a65" style:font-style-asian="italic" style:font-style-complex="italic"/>
    </style:style>
    <style:style style:name="T1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8" style:family="text">
      <style:text-properties fo:font-style="italic" fo:font-weight="normal" officeooo:rsid="004d3f9c" style:font-style-asian="italic" style:font-weight-asian="normal" style:font-style-complex="italic" style:font-weight-complex="normal"/>
    </style:style>
    <style:style style:name="T169" style:family="text">
      <style:text-properties fo:font-style="italic" fo:font-weight="normal" officeooo:rsid="009cd7ab" style:font-style-asian="italic" style:font-weight-asian="normal" style:font-style-complex="italic" style:font-weight-complex="normal"/>
    </style:style>
    <style:style style:name="T170" style:family="text">
      <style:text-properties fo:font-style="italic" fo:font-weight="normal" officeooo:rsid="00a095f9" style:font-style-asian="italic" style:font-weight-asian="normal" style:font-style-complex="italic" style:font-weight-complex="normal"/>
    </style:style>
    <style:style style:name="T171" style:family="text">
      <style:text-properties fo:font-style="italic" fo:font-weight="normal" officeooo:rsid="00a458c8" style:font-style-asian="italic" style:font-weight-asian="normal" style:font-style-complex="italic" style:font-weight-complex="normal"/>
    </style:style>
    <style:style style:name="T172" style:family="text">
      <style:text-properties fo:font-style="italic" fo:font-weight="normal" officeooo:rsid="00a5170b" style:font-style-asian="italic" style:font-weight-asian="normal" style:font-style-complex="italic" style:font-weight-complex="normal"/>
    </style:style>
    <style:style style:name="T173" style:family="text">
      <style:text-properties fo:font-style="italic" fo:font-weight="normal" officeooo:rsid="00a63450" style:font-style-asian="italic" style:font-weight-asian="normal" style:font-style-complex="italic" style:font-weight-complex="normal"/>
    </style:style>
    <style:style style:name="T174" style:family="text">
      <style:text-properties fo:font-style="italic" fo:font-weight="normal" officeooo:rsid="00a87eb6" style:font-style-asian="italic" style:font-weight-asian="normal" style:font-style-complex="italic" style:font-weight-complex="normal"/>
    </style:style>
    <style:style style:name="T175" style:family="text">
      <style:text-properties fo:font-style="italic" fo:font-weight="normal" officeooo:rsid="00ad343f" style:font-style-asian="italic" style:font-weight-asian="normal" style:font-style-complex="italic" style:font-weight-complex="normal"/>
    </style:style>
    <style:style style:name="T176" style:family="text">
      <style:text-properties fo:font-style="italic" fo:font-weight="normal" officeooo:rsid="00aef88f" style:font-style-asian="italic" style:font-weight-asian="normal" style:font-style-complex="italic" style:font-weight-complex="normal"/>
    </style:style>
    <style:style style:name="T177" style:family="text">
      <style:text-properties fo:font-style="italic" fo:font-weight="normal" officeooo:rsid="00b0cf7f" style:font-style-asian="italic" style:font-weight-asian="normal" style:font-style-complex="italic" style:font-weight-complex="normal"/>
    </style:style>
    <style:style style:name="T178" style:family="text">
      <style:text-properties fo:font-style="normal" style:font-style-asian="normal" style:font-style-complex="normal"/>
    </style:style>
    <style:style style:name="T179" style:family="text">
      <style:text-properties fo:font-style="normal" officeooo:rsid="00691d89" style:font-style-asian="normal" style:font-style-complex="normal"/>
    </style:style>
    <style:style style:name="T180" style:family="text">
      <style:text-properties fo:font-style="normal" officeooo:rsid="006c2349" style:font-style-asian="normal" style:font-style-complex="normal"/>
    </style:style>
    <style:style style:name="T181" style:family="text">
      <style:text-properties fo:font-style="normal" officeooo:rsid="006d0385" style:font-style-asian="normal" style:font-style-complex="normal"/>
    </style:style>
    <style:style style:name="T182" style:family="text">
      <style:text-properties fo:font-style="normal" officeooo:rsid="007d4684" style:font-style-asian="normal" style:font-style-complex="normal"/>
    </style:style>
    <style:style style:name="T183" style:family="text">
      <style:text-properties fo:font-style="normal" officeooo:rsid="007dc020" style:font-style-asian="normal" style:font-style-complex="normal"/>
    </style:style>
    <style:style style:name="T184" style:family="text">
      <style:text-properties fo:font-style="normal" officeooo:rsid="007f0aac" style:font-style-asian="normal" style:font-style-complex="normal"/>
    </style:style>
    <style:style style:name="T185" style:family="text">
      <style:text-properties fo:font-style="normal" officeooo:rsid="007fa33e" style:font-style-asian="normal" style:font-style-complex="normal"/>
    </style:style>
    <style:style style:name="T186" style:family="text">
      <style:text-properties fo:font-style="normal" officeooo:rsid="0081dc31" style:font-style-asian="normal" style:font-style-complex="normal"/>
    </style:style>
    <style:style style:name="T187" style:family="text">
      <style:text-properties fo:font-style="normal" officeooo:rsid="008589f0" style:font-style-asian="normal" style:font-style-complex="normal"/>
    </style:style>
    <style:style style:name="T188" style:family="text">
      <style:text-properties fo:font-style="normal" officeooo:rsid="00dd35ad" style:font-style-asian="normal" style:font-style-complex="normal"/>
    </style:style>
    <style:style style:name="T189" style:family="text">
      <style:text-properties fo:font-style="normal" officeooo:rsid="017fbfa2" style:font-style-asian="normal" style:font-style-complex="normal"/>
    </style:style>
    <style:style style:name="T190" style:family="text">
      <style:text-properties fo:font-style="normal" officeooo:rsid="01ac297b" style:font-style-asian="normal" style:font-style-complex="normal"/>
    </style:style>
    <style:style style:name="T19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052b0c6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06f4979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16bc66d" style:font-style-asian="normal" style:font-weight-asian="bold" style:font-style-complex="normal" style:font-weight-complex="bold"/>
    </style:style>
    <style:style style:name="T195" style:family="text">
      <style:text-properties officeooo:rsid="002de5f3"/>
    </style:style>
    <style:style style:name="T196" style:family="text">
      <style:text-properties officeooo:rsid="002fd9a3"/>
    </style:style>
    <style:style style:name="T197" style:family="text">
      <style:text-properties officeooo:rsid="002fe4e4"/>
    </style:style>
    <style:style style:name="T198" style:family="text">
      <style:text-properties officeooo:rsid="0032ab1f"/>
    </style:style>
    <style:style style:name="T199" style:family="text">
      <style:text-properties officeooo:rsid="003506a6"/>
    </style:style>
    <style:style style:name="T200" style:family="text">
      <style:text-properties officeooo:rsid="0035155c"/>
    </style:style>
    <style:style style:name="T201" style:family="text">
      <style:text-properties officeooo:rsid="00366ef4"/>
    </style:style>
    <style:style style:name="T202" style:family="text">
      <style:text-properties officeooo:rsid="00377cdd"/>
    </style:style>
    <style:style style:name="T203" style:family="text">
      <style:text-properties officeooo:rsid="003807a9"/>
    </style:style>
    <style:style style:name="T204" style:family="text">
      <style:text-properties officeooo:rsid="00179764"/>
    </style:style>
    <style:style style:name="T205" style:family="text">
      <style:text-properties officeooo:rsid="003ae604"/>
    </style:style>
    <style:style style:name="T206" style:family="text">
      <style:text-properties officeooo:rsid="004388d2"/>
    </style:style>
    <style:style style:name="T207" style:family="text">
      <style:text-properties officeooo:rsid="00444683"/>
    </style:style>
    <style:style style:name="T208" style:family="text">
      <style:text-properties officeooo:rsid="0045f6bb"/>
    </style:style>
    <style:style style:name="T209" style:family="text">
      <style:text-properties officeooo:rsid="00465eed"/>
    </style:style>
    <style:style style:name="T210" style:family="text">
      <style:text-properties officeooo:rsid="0049d2b3"/>
    </style:style>
    <style:style style:name="T211" style:family="text">
      <style:text-properties officeooo:rsid="004d3f9c"/>
    </style:style>
    <style:style style:name="T212" style:family="text">
      <style:text-properties officeooo:rsid="005010d1"/>
    </style:style>
    <style:style style:name="T213" style:family="text">
      <style:text-properties officeooo:rsid="0055f799"/>
    </style:style>
    <style:style style:name="T214" style:family="text">
      <style:text-properties officeooo:rsid="005b46a2"/>
    </style:style>
    <style:style style:name="T215" style:family="text">
      <style:text-properties officeooo:rsid="005db086"/>
    </style:style>
    <style:style style:name="T216" style:family="text">
      <style:text-properties officeooo:rsid="005e84d1"/>
    </style:style>
    <style:style style:name="T217" style:family="text">
      <style:text-properties officeooo:rsid="00609824"/>
    </style:style>
    <style:style style:name="T218" style:family="text">
      <style:text-properties officeooo:rsid="00659466"/>
    </style:style>
    <style:style style:name="T219" style:family="text">
      <style:text-properties officeooo:rsid="006f0fe5"/>
    </style:style>
    <style:style style:name="T220" style:family="text">
      <style:text-properties officeooo:rsid="0077db96"/>
    </style:style>
    <style:style style:name="T221" style:family="text">
      <style:text-properties officeooo:rsid="007d4684"/>
    </style:style>
    <style:style style:name="T222" style:family="text">
      <style:text-properties officeooo:rsid="00895e0c"/>
    </style:style>
    <style:style style:name="T223" style:family="text">
      <style:text-properties officeooo:rsid="008dec46"/>
    </style:style>
    <style:style style:name="T224" style:family="text">
      <style:text-properties officeooo:rsid="008e257b"/>
    </style:style>
    <style:style style:name="T225" style:family="text">
      <style:text-properties officeooo:rsid="008ee1be"/>
    </style:style>
    <style:style style:name="T226" style:family="text">
      <style:text-properties officeooo:rsid="008fc32f"/>
    </style:style>
    <style:style style:name="T227" style:family="text">
      <style:text-properties fo:font-weight="normal" style:font-weight-asian="normal" style:font-weight-complex="normal"/>
    </style:style>
    <style:style style:name="T228" style:family="text">
      <style:text-properties fo:font-weight="normal" officeooo:rsid="00a095f9" style:font-weight-asian="normal" style:font-weight-complex="normal"/>
    </style:style>
    <style:style style:name="T229" style:family="text">
      <style:text-properties fo:font-weight="normal" officeooo:rsid="00a458c8" style:font-weight-asian="normal" style:font-weight-complex="normal"/>
    </style:style>
    <style:style style:name="T230" style:family="text">
      <style:text-properties fo:font-weight="normal" officeooo:rsid="00a5170b" style:font-weight-asian="normal" style:font-weight-complex="normal"/>
    </style:style>
    <style:style style:name="T231" style:family="text">
      <style:text-properties fo:font-weight="normal" officeooo:rsid="00a63450" style:font-weight-asian="normal" style:font-weight-complex="normal"/>
    </style:style>
    <style:style style:name="T232" style:family="text">
      <style:text-properties fo:font-weight="normal" officeooo:rsid="00a6b00b" style:font-weight-asian="normal" style:font-weight-complex="normal"/>
    </style:style>
    <style:style style:name="T233" style:family="text">
      <style:text-properties fo:font-weight="normal" officeooo:rsid="00a87eb6" style:font-weight-asian="normal" style:font-weight-complex="normal"/>
    </style:style>
    <style:style style:name="T234" style:family="text">
      <style:text-properties fo:font-weight="normal" officeooo:rsid="00abfb47" style:font-weight-asian="normal" style:font-weight-complex="normal"/>
    </style:style>
    <style:style style:name="T235" style:family="text">
      <style:text-properties fo:font-weight="normal" officeooo:rsid="00ad343f" style:font-weight-asian="normal" style:font-weight-complex="normal"/>
    </style:style>
    <style:style style:name="T236" style:family="text">
      <style:text-properties fo:font-weight="normal" officeooo:rsid="00ae12e2" style:font-weight-asian="normal" style:font-weight-complex="normal"/>
    </style:style>
    <style:style style:name="T237" style:family="text">
      <style:text-properties fo:font-weight="normal" officeooo:rsid="00aef88f" style:font-weight-asian="normal" style:font-weight-complex="normal"/>
    </style:style>
    <style:style style:name="T238" style:family="text">
      <style:text-properties fo:font-weight="normal" officeooo:rsid="00b0cf7f" style:font-weight-asian="normal" style:font-weight-complex="normal"/>
    </style:style>
    <style:style style:name="T239" style:family="text">
      <style:text-properties fo:font-weight="normal" officeooo:rsid="00b88f8b" style:font-weight-asian="normal" style:font-weight-complex="normal"/>
    </style:style>
    <style:style style:name="T240" style:family="text">
      <style:text-properties fo:font-weight="normal" officeooo:rsid="00ce4825" style:font-weight-asian="normal" style:font-weight-complex="normal"/>
    </style:style>
    <style:style style:name="T241" style:family="text">
      <style:text-properties officeooo:rsid="0097c13b"/>
    </style:style>
    <style:style style:name="T242" style:family="text">
      <style:text-properties officeooo:rsid="0098df17"/>
    </style:style>
    <style:style style:name="T243" style:family="text">
      <style:text-properties officeooo:rsid="009a3c8e"/>
    </style:style>
    <style:style style:name="T244" style:family="text">
      <style:text-properties officeooo:rsid="009bca32"/>
    </style:style>
    <style:style style:name="T245" style:family="text">
      <style:text-properties officeooo:rsid="009cbadb"/>
    </style:style>
    <style:style style:name="T246" style:family="text">
      <style:text-properties officeooo:rsid="009cd7ab"/>
    </style:style>
    <style:style style:name="T247" style:family="text">
      <style:text-properties officeooo:rsid="009e97ec"/>
    </style:style>
    <style:style style:name="T248" style:family="text">
      <style:text-properties officeooo:rsid="009efc4f"/>
    </style:style>
    <style:style style:name="T249" style:family="text">
      <style:text-properties officeooo:rsid="00a095f9"/>
    </style:style>
    <style:style style:name="T250" style:family="text">
      <style:text-properties officeooo:rsid="00a3648a"/>
    </style:style>
    <style:style style:name="T251" style:family="text">
      <style:text-properties officeooo:rsid="00b2793e"/>
    </style:style>
    <style:style style:name="T252" style:family="text">
      <style:text-properties officeooo:rsid="00b2e1de"/>
    </style:style>
    <style:style style:name="T253" style:family="text">
      <style:text-properties officeooo:rsid="00b43beb"/>
    </style:style>
    <style:style style:name="T254" style:family="text">
      <style:text-properties officeooo:rsid="00d3fcb0"/>
    </style:style>
    <style:style style:name="T255" style:family="text">
      <style:text-properties officeooo:rsid="00d5a3a1"/>
    </style:style>
    <style:style style:name="T256" style:family="text">
      <style:text-properties officeooo:rsid="00d84dc4"/>
    </style:style>
    <style:style style:name="T257" style:family="text">
      <style:text-properties officeooo:rsid="00d9c233"/>
    </style:style>
    <style:style style:name="T258" style:family="text">
      <style:text-properties officeooo:rsid="00e0f3cf"/>
    </style:style>
    <style:style style:name="T259" style:family="text">
      <style:text-properties officeooo:rsid="00e2bdce"/>
    </style:style>
    <style:style style:name="T260" style:family="text">
      <style:text-properties fo:font-variant="normal" fo:text-transform="none" fo:color="#000000" style:font-name="Open Sans" fo:font-size="9.75pt" fo:letter-spacing="normal" fo:font-style="normal" fo:font-weight="normal"/>
    </style:style>
    <style:style style:name="T261" style:family="text">
      <style:text-properties fo:font-variant="normal" fo:text-transform="none" fo:color="#000000" style:font-name="Open Sans" fo:font-size="9.75pt" fo:letter-spacing="normal" fo:font-style="normal" fo:font-weight="normal" officeooo:rsid="00e5f654"/>
    </style:style>
    <style:style style:name="T262" style:family="text">
      <style:text-properties fo:font-variant="normal" fo:text-transform="none" fo:color="#000000" style:font-name="Open Sans" fo:font-size="9.75pt" fo:letter-spacing="normal" fo:font-style="normal" fo:font-weight="normal" officeooo:rsid="00e63652"/>
    </style:style>
    <style:style style:name="T263" style:family="text">
      <style:text-properties fo:font-variant="normal" fo:text-transform="none" fo:color="#000000" style:font-name="Open Sans" fo:font-size="9.75pt" fo:letter-spacing="normal" fo:font-style="normal" fo:font-weight="normal" style:font-weight-asian="normal" style:font-weight-complex="normal"/>
    </style:style>
    <style:style style:name="T264" style:family="text">
      <style:text-properties fo:font-variant="normal" fo:text-transform="none" fo:color="#000000" style:font-name="Open Sans" fo:font-size="9.75pt" fo:letter-spacing="normal" fo:font-style="normal" fo:font-weight="normal" officeooo:rsid="00e5f654" style:font-weight-asian="normal" style:font-weight-complex="normal"/>
    </style:style>
    <style:style style:name="T265" style:family="text">
      <style:text-properties fo:font-variant="normal" fo:text-transform="none" fo:color="#000000" style:font-name="Open Sans" fo:font-size="9.75pt" fo:letter-spacing="normal" fo:font-style="normal" fo:font-weight="normal" officeooo:rsid="00e6cfb0" style:font-weight-asian="normal" style:font-weight-complex="normal"/>
    </style:style>
    <style:style style:name="T266" style:family="text">
      <style:text-properties fo:font-variant="normal" fo:text-transform="none" fo:color="#000000" style:font-name="Open Sans" fo:font-size="9.75pt" fo:letter-spacing="normal" fo:font-style="normal" fo:font-weight="normal" officeooo:rsid="00e6cfb0"/>
    </style:style>
    <style:style style:name="T267" style:family="text">
      <style:text-properties fo:font-variant="normal" fo:text-transform="none" fo:color="#000000" style:font-name="Open Sans" fo:font-size="9.75pt" fo:letter-spacing="normal" fo:font-style="normal" fo:font-weight="normal" officeooo:rsid="00f31be8"/>
    </style:style>
    <style:style style:name="T268" style:family="text">
      <style:text-properties fo:font-variant="normal" fo:text-transform="none" fo:color="#000000" style:font-name="Open Sans" fo:font-size="9.75pt" fo:letter-spacing="normal" fo:font-style="normal" fo:font-weight="normal" officeooo:rsid="0108c9f8"/>
    </style:style>
    <style:style style:name="T269" style:family="text">
      <style:text-properties fo:font-variant="normal" fo:text-transform="none" fo:color="#000000" style:font-name="Open Sans" fo:font-size="9.75pt" fo:letter-spacing="normal" fo:font-style="normal" fo:font-weight="normal" officeooo:rsid="0113268f"/>
    </style:style>
    <style:style style:name="T270" style:family="text">
      <style:text-properties fo:font-variant="normal" fo:text-transform="none" fo:color="#000000" style:font-name="Open Sans" fo:font-size="9.75pt" fo:letter-spacing="normal" fo:font-style="normal" fo:font-weight="normal" officeooo:rsid="011437a9"/>
    </style:style>
    <style:style style:name="T271" style:family="text">
      <style:text-properties fo:font-variant="normal" fo:text-transform="none" fo:color="#000000" style:font-name="Open Sans" fo:font-size="9.75pt" fo:letter-spacing="normal" fo:font-style="normal" fo:font-weight="normal" officeooo:rsid="01682ff2"/>
    </style:style>
    <style:style style:name="T272" style:family="text">
      <style:text-properties fo:font-variant="normal" fo:text-transform="none" fo:color="#000000" style:font-name="Open Sans" fo:font-size="9.75pt" fo:letter-spacing="normal" fo:font-style="normal" fo:font-weight="bold" style:font-weight-asian="bold" style:font-weight-complex="bold"/>
    </style:style>
    <style:style style:name="T273" style:family="text">
      <style:text-properties fo:font-variant="normal" fo:text-transform="none" fo:color="#000000" style:font-name="Open Sans" fo:font-size="9.75pt" fo:letter-spacing="normal" fo:font-style="normal" fo:font-weight="bold" officeooo:rsid="01682ff2" style:font-weight-asian="bold" style:font-weight-complex="bold"/>
    </style:style>
    <style:style style:name="T274" style:family="text">
      <style:text-properties fo:font-variant="normal" fo:text-transform="none" fo:color="#000000" style:font-name="Open Sans" fo:font-size="9.75pt" fo:letter-spacing="normal" fo:font-style="normal" fo:font-weight="bold" officeooo:rsid="00e6cfb0" style:font-weight-asian="bold" style:font-weight-complex="bold"/>
    </style:style>
    <style:style style:name="T275" style:family="text">
      <style:text-properties fo:font-variant="normal" fo:text-transform="none" fo:color="#000000" style:font-name="Open Sans" fo:font-size="9.75pt" fo:letter-spacing="normal" fo:font-style="normal" fo:font-weight="bold" officeooo:rsid="00e5f654" style:font-weight-asian="bold" style:font-weight-complex="bold"/>
    </style:style>
    <style:style style:name="T276" style:family="text">
      <style:text-properties fo:font-variant="normal" fo:text-transform="none" fo:color="#000000" style:font-name="Open Sans" fo:font-size="9.75pt" fo:letter-spacing="normal" fo:font-style="normal" fo:font-weight="bold" officeooo:rsid="00e63652" style:font-weight-asian="bold" style:font-weight-complex="bold"/>
    </style:style>
    <style:style style:name="T277" style:family="text">
      <style:text-properties fo:font-variant="normal" fo:text-transform="none" fo:color="#000000" style:font-name="Open Sans" fo:font-size="9.75pt" fo:letter-spacing="normal" fo:font-style="italic" fo:font-weight="normal"/>
    </style:style>
    <style:style style:name="T278" style:family="text">
      <style:text-properties officeooo:rsid="00e88a87"/>
    </style:style>
    <style:style style:name="T279" style:family="text">
      <style:text-properties officeooo:rsid="00e98897"/>
    </style:style>
    <style:style style:name="T280" style:family="text">
      <style:text-properties officeooo:rsid="00ee3afd"/>
    </style:style>
    <style:style style:name="T281" style:family="text">
      <style:text-properties officeooo:rsid="00f480ae"/>
    </style:style>
    <style:style style:name="T282" style:family="text">
      <style:text-properties officeooo:rsid="00f4a96d"/>
    </style:style>
    <style:style style:name="T283" style:family="text">
      <style:text-properties officeooo:rsid="00f603c5"/>
    </style:style>
    <style:style style:name="T284" style:family="text">
      <style:text-properties officeooo:rsid="00f70c8c"/>
    </style:style>
    <style:style style:name="T285" style:family="text">
      <style:text-properties officeooo:rsid="00f7a435"/>
    </style:style>
    <style:style style:name="T286" style:family="text">
      <style:text-properties officeooo:rsid="00f8ef91"/>
    </style:style>
    <style:style style:name="T287" style:family="text">
      <style:text-properties officeooo:rsid="00fafcbf"/>
    </style:style>
    <style:style style:name="T288" style:family="text">
      <style:text-properties officeooo:rsid="01002200"/>
    </style:style>
    <style:style style:name="T289" style:family="text">
      <style:text-properties officeooo:rsid="0101b5ea"/>
    </style:style>
    <style:style style:name="T290" style:family="text">
      <style:text-properties officeooo:rsid="01025045"/>
    </style:style>
    <style:style style:name="T291" style:family="text">
      <style:text-properties officeooo:rsid="0104e3d7"/>
    </style:style>
    <style:style style:name="T292" style:family="text">
      <style:text-properties officeooo:rsid="01065c19"/>
    </style:style>
    <style:style style:name="T293" style:family="text">
      <style:text-properties officeooo:rsid="010683d6"/>
    </style:style>
    <style:style style:name="T294" style:family="text">
      <style:text-properties officeooo:rsid="01095128"/>
    </style:style>
    <style:style style:name="T295" style:family="text">
      <style:text-properties officeooo:rsid="01116cfe"/>
    </style:style>
    <style:style style:name="T296" style:family="text">
      <style:text-properties officeooo:rsid="01156bf1"/>
    </style:style>
    <style:style style:name="T297" style:family="text">
      <style:text-properties officeooo:rsid="0115a87a"/>
    </style:style>
    <style:style style:name="T298" style:family="text">
      <style:text-properties officeooo:rsid="011f6cb2"/>
    </style:style>
    <style:style style:name="T299" style:family="text">
      <style:text-properties officeooo:rsid="012225e3"/>
    </style:style>
    <style:style style:name="T300" style:family="text">
      <style:text-properties officeooo:rsid="01239efb"/>
    </style:style>
    <style:style style:name="T301" style:family="text">
      <style:text-properties officeooo:rsid="012ce3c3"/>
    </style:style>
    <style:style style:name="T302" style:family="text">
      <style:text-properties officeooo:rsid="012fdd78"/>
    </style:style>
    <style:style style:name="T303" style:family="text">
      <style:text-properties style:text-position="sub 58%" fo:font-style="italic" officeooo:rsid="012fdd78" style:font-style-asian="italic" style:font-style-complex="italic"/>
    </style:style>
    <style:style style:name="T304" style:family="text">
      <style:text-properties officeooo:rsid="0132f397"/>
    </style:style>
    <style:style style:name="T305" style:family="text">
      <style:text-properties officeooo:rsid="0134ba8c"/>
    </style:style>
    <style:style style:name="T306" style:family="text">
      <style:text-properties officeooo:rsid="01366403"/>
    </style:style>
    <style:style style:name="T307" style:family="text">
      <style:text-properties officeooo:rsid="0052b0c6"/>
    </style:style>
    <style:style style:name="T308" style:family="text">
      <style:text-properties officeooo:rsid="0139840e"/>
    </style:style>
    <style:style style:name="T309" style:family="text">
      <style:text-properties officeooo:rsid="013a0a65"/>
    </style:style>
    <style:style style:name="T310" style:family="text">
      <style:text-properties officeooo:rsid="013c78ef"/>
    </style:style>
    <style:style style:name="T311" style:family="text">
      <style:text-properties officeooo:rsid="0143f4ae"/>
    </style:style>
    <style:style style:name="T312" style:family="text">
      <style:text-properties officeooo:rsid="0144c7c4"/>
    </style:style>
    <style:style style:name="T313" style:family="text">
      <style:text-properties officeooo:rsid="01454333"/>
    </style:style>
    <style:style style:name="T314" style:family="text">
      <style:text-properties officeooo:rsid="01461573"/>
    </style:style>
    <style:style style:name="T315" style:family="text">
      <style:text-properties officeooo:rsid="0147f4b6"/>
    </style:style>
    <style:style style:name="T316" style:family="text">
      <style:text-properties officeooo:rsid="014afa89"/>
    </style:style>
    <style:style style:name="T317" style:family="text">
      <style:text-properties officeooo:rsid="01502f8b"/>
    </style:style>
    <style:style style:name="T318" style:family="text">
      <style:text-properties officeooo:rsid="01542d0e"/>
    </style:style>
    <style:style style:name="T319" style:family="text">
      <style:text-properties officeooo:rsid="015c2370"/>
    </style:style>
    <style:style style:name="T320" style:family="text">
      <style:text-properties officeooo:rsid="015dcacb"/>
    </style:style>
    <style:style style:name="T321" style:family="text">
      <style:text-properties officeooo:rsid="0166bdc5"/>
    </style:style>
    <style:style style:name="T322" style:family="text">
      <style:text-properties style:text-position="super 58%" fo:font-weight="bold" style:font-weight-asian="bold" style:font-weight-complex="bold"/>
    </style:style>
    <style:style style:name="T323" style:family="text">
      <style:text-properties style:text-position="super 58%" fo:font-weight="bold" officeooo:rsid="00e88a87" style:font-weight-asian="bold" style:font-weight-complex="bold"/>
    </style:style>
    <style:style style:name="T324" style:family="text">
      <style:text-properties style:text-position="super 58%" fo:font-weight="bold" officeooo:rsid="00e98897" style:font-weight-asian="bold" style:font-weight-complex="bold"/>
    </style:style>
    <style:style style:name="T325" style:family="text">
      <style:text-properties style:text-position="super 58%" fo:font-weight="bold" officeooo:rsid="00e9bace" style:font-weight-asian="bold" style:font-weight-complex="bold"/>
    </style:style>
    <style:style style:name="T326" style:family="text">
      <style:text-properties style:text-position="super 58%" fo:font-weight="bold" officeooo:rsid="003807a9" style:font-weight-asian="bold" style:font-weight-complex="bold"/>
    </style:style>
    <style:style style:name="T327" style:family="text">
      <style:text-properties style:text-position="super 58%" fo:font-weight="bold" officeooo:rsid="00ee3afd" style:font-weight-asian="bold" style:font-weight-complex="bold"/>
    </style:style>
    <style:style style:name="T328" style:family="text">
      <style:text-properties style:text-position="super 58%" fo:font-weight="bold" officeooo:rsid="01263de8" style:font-weight-asian="bold" style:font-weight-complex="bold"/>
    </style:style>
    <style:style style:name="T329" style:family="text">
      <style:text-properties style:text-position="super 58%" fo:font-weight="bold" officeooo:rsid="01156bf1" style:font-weight-asian="bold" style:font-weight-complex="bold"/>
    </style:style>
    <style:style style:name="T330" style:family="text">
      <style:text-properties style:text-position="super 58%" fo:font-weight="bold" officeooo:rsid="00eaf264" style:font-weight-asian="bold" style:font-weight-complex="bold"/>
    </style:style>
    <style:style style:name="T331" style:family="text">
      <style:text-properties officeooo:rsid="016bc66d"/>
    </style:style>
    <style:style style:name="T332" style:family="text">
      <style:text-properties style:font-name="Liberation Sans" fo:font-weight="bold" style:font-weight-asian="bold" style:font-weight-complex="bold"/>
    </style:style>
    <style:style style:name="T333" style:family="text">
      <style:text-properties officeooo:rsid="014e4af9"/>
    </style:style>
    <style:style style:name="T334" style:family="text">
      <style:text-properties officeooo:rsid="019a934a"/>
    </style:style>
    <style:style style:name="T335" style:family="text">
      <style:text-properties officeooo:rsid="019fdc8b"/>
    </style:style>
    <style:style style:name="T336" style:family="text">
      <style:text-properties officeooo:rsid="01ae648c"/>
    </style:style>
    <style:style style:name="T337" style:family="text">
      <style:text-properties officeooo:rsid="01b3cf56"/>
    </style:style>
    <style:style style:name="T338" style:family="text">
      <style:text-properties officeooo:rsid="01c3ff74"/>
    </style:style>
    <style:style style:name="T339" style:family="text">
      <style:text-properties officeooo:rsid="01cb10a2"/>
    </style:style>
    <style:style style:name="T340" style:family="text">
      <style:text-properties officeooo:rsid="01cc0684"/>
    </style:style>
    <style:style style:name="T341" style:family="text">
      <style:text-properties officeooo:rsid="01d1545f"/>
    </style:style>
    <style:style style:name="T342" style:family="text">
      <style:text-properties officeooo:rsid="01de7ff6"/>
    </style:style>
    <style:style style:name="T343" style:family="text">
      <style:text-properties officeooo:rsid="01e0a419"/>
    </style:style>
    <style:style style:name="T344" style:family="text">
      <style:text-properties officeooo:rsid="01e179d0"/>
    </style:style>
    <style:style style:name="T345" style:family="text">
      <style:text-properties officeooo:rsid="01e5ea8b"/>
    </style:style>
    <style:style style:name="T346" style:family="text">
      <style:text-properties officeooo:rsid="01e76a65"/>
    </style:style>
    <style:style style:name="T347" style:family="text">
      <style:text-properties officeooo:rsid="01edcd2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DGIIIAI_concordance.sdi"/>
      <text:p text:style-name="Title"><text:alphabetical-index-mark-start text:id="IMark84277512"/><text:alphabetical-index-mark-start text:id="IMark102890328"/><text:alphabetical-index-mark-start text:id="IMark94818344"/><text:alphabetical-index-mark-start text:id="IMark79801816"/><text:alphabetical-index-mark-start text:id="IMark44007112"/><text:alphabetical-index-mark-start text:id="IMark89804984"/>DGIII<text:alphabetical-index-mark-end text:id="IMark89804984"/><text:alphabetical-index-mark-start text:id="IMark94244776"/>AI<text:alphabetical-index-mark-end text:id="IMark94244776"/><text:alphabetical-index-mark-end text:id="IMark44007112"/><text:alphabetical-index-mark-end text:id="IMark79801816"/><text:alphabetical-index-mark-end text:id="IMark94818344"/><text:alphabetical-index-mark-end text:id="IMark102890328"/><text:alphabetical-index-mark-end text:id="IMark84277512"/> – <text:alphabetical-index-mark-start text:id="IMark95453080"/><text:alphabetical-index-mark-start text:id="IMark94818536"/><text:alphabetical-index-mark-start text:id="IMark93705784"/><text:alphabetical-index-mark-start text:id="IMark103927704"/><text:alphabetical-index-mark-start text:id="IMark82551080"/><text:span text:style-name="T198">Intelligent</text:span><text:alphabetical-index-mark-end text:id="IMark82551080"/><text:alphabetical-index-mark-end text:id="IMark103927704"/><text:alphabetical-index-mark-end text:id="IMark93705784"/><text:alphabetical-index-mark-end text:id="IMark94818536"/><text:alphabetical-index-mark-end text:id="IMark95453080"/><text:span text:style-name="T198"> </text:span><text:alphabetical-index-mark-start text:id="IMark101626424"/><text:alphabetical-index-mark-start text:id="IMark45701464"/><text:alphabetical-index-mark-start text:id="IMark82383800"/><text:alphabetical-index-mark-start text:id="IMark80630792"/><text:alphabetical-index-mark-start text:id="IMark94076168"/><text:alphabetical-index-mark-start text:id="IMark101309032"/><text:alphabetical-index-mark-start text:id="IMark104502536"/><text:alphabetical-index-mark-start text:id="IMark81553672"/><text:alphabetical-index-mark-start text:id="IMark93745320"/><text:alphabetical-index-mark-start text:id="IMark77294632"/><text:span text:style-name="T198">Delta</text:span><text:alphabetical-index-mark-end text:id="IMark77294632"/><text:alphabetical-index-mark-end text:id="IMark93745320"/><text:alphabetical-index-mark-end text:id="IMark81553672"/><text:alphabetical-index-mark-end text:id="IMark104502536"/><text:alphabetical-index-mark-end text:id="IMark101309032"/><text:alphabetical-index-mark-end text:id="IMark94076168"/><text:alphabetical-index-mark-end text:id="IMark80630792"/><text:alphabetical-index-mark-end text:id="IMark82383800"/><text:alphabetical-index-mark-end text:id="IMark45701464"/><text:alphabetical-index-mark-end text:id="IMark101626424"/><text:span text:style-name="T198"> </text:span><text:alphabetical-index-mark-start text:id="IMark98294776"/><text:alphabetical-index-mark-start text:id="IMark98295048"/><text:alphabetical-index-mark-start text:id="IMark67690776"/><text:alphabetical-index-mark-start text:id="IMark104377992"/><text:alphabetical-index-mark-start text:id="IMark80921528"/><text:span text:style-name="T198">Glider</text:span><text:alphabetical-index-mark-end text:id="IMark80921528"/><text:alphabetical-index-mark-end text:id="IMark104377992"/><text:alphabetical-index-mark-end text:id="IMark67690776"/><text:alphabetical-index-mark-end text:id="IMark98295048"/><text:alphabetical-index-mark-end text:id="IMark98294776"/></text:p>
      <text:p text:style-name="Title">for the <text:alphabetical-index-mark-start text:id="IMark102890328"/><text:alphabetical-index-mark-start text:id="IMark81507864"/><text:alphabetical-index-mark-start text:id="IMark98295048"/><text:alphabetical-index-mark-start text:id="IMark95034808"/><text:alphabetical-index-mark-start text:id="IMark92843208"/><text:alphabetical-index-mark-start text:id="IMark101387672"/><text:alphabetical-index-mark-start text:id="IMark44007368"/>Orbit<text:alphabetical-index-mark-end text:id="IMark44007368"/><text:alphabetical-index-mark-end text:id="IMark101387672"/>er<text:alphabetical-index-mark-end text:id="IMark92843208"/><text:alphabetical-index-mark-end text:id="IMark95034808"/><text:alphabetical-index-mark-end text:id="IMark98295048"/><text:alphabetical-index-mark-end text:id="IMark81507864"/><text:alphabetical-index-mark-end text:id="IMark102890328"/> <text:alphabetical-index-mark-start text:id="IMark98294776"/><text:alphabetical-index-mark-start text:id="IMark83974408"/><text:alphabetical-index-mark-start text:id="IMark82553480"/><text:alphabetical-index-mark-start text:id="IMark79848280"/><text:alphabetical-index-mark-start text:id="IMark67690776"/>Space<text:alphabetical-index-mark-end text:id="IMark67690776"/><text:alphabetical-index-mark-end text:id="IMark79848280"/><text:alphabetical-index-mark-end text:id="IMark82553480"/><text:alphabetical-index-mark-end text:id="IMark83974408"/><text:alphabetical-index-mark-end text:id="IMark98294776"/> <text:alphabetical-index-mark-start text:id="IMark77805784"/><text:alphabetical-index-mark-start text:id="IMark103875720"/><text:alphabetical-index-mark-start text:id="IMark92439320"/><text:alphabetical-index-mark-start text:id="IMark52507816"/><text:alphabetical-index-mark-start text:id="IMark90638824"/>Fligh<text:span text:style-name="T321">t</text:span><text:alphabetical-index-mark-end text:id="IMark90638824"/><text:alphabetical-index-mark-end text:id="IMark52507816"/><text:alphabetical-index-mark-end text:id="IMark92439320"/><text:alphabetical-index-mark-end text:id="IMark103875720"/><text:alphabetical-index-mark-end text:id="IMark77805784"/> <text:alphabetical-index-mark-start text:id="IMark103775944"/><text:alphabetical-index-mark-start text:id="IMark68769960"/><text:alphabetical-index-mark-start text:id="IMark90229560"/><text:alphabetical-index-mark-start text:id="IMark100926408"/>Simu<text:alphabetical-index-mark-start text:id="IMark103817064"/>lat<text:alphabetical-index-mark-end text:id="IMark103817064"/>or<text:alphabetical-index-mark-end text:id="IMark100926408"/><text:alphabetical-index-mark-end text:id="IMark90229560"/><text:alphabetical-index-mark-end text:id="IMark68769960"/><text:alphabetical-index-mark-end text:id="IMark103775944"/></text:p>
      <text:p text:style-name="P2">Pablo <text:alphabetical-index-mark-start text:id="IMark102890328"/><text:alphabetical-index-mark-start text:id="IMark81507864"/><text:alphabetical-index-mark-start text:id="IMark98295048"/><text:alphabetical-index-mark-start text:id="IMark44007240"/><text:alphabetical-index-mark-start text:id="IMark83974408"/>Edronkin<text:alphabetical-index-mark-end text:id="IMark83974408"/><text:alphabetical-index-mark-end text:id="IMark44007240"/><text:alphabetical-index-mark-end text:id="IMark98295048"/><text:alphabetical-index-mark-end text:id="IMark81507864"/><text:alphabetical-index-mark-end text:id="IMark102890328"/>, 201<text:span text:style-name="T198">3 - 2019</text:span></text:p>
      <text:p text:style-name="P2"><text:a xlink:type="simple" xlink:href="https://orcid.org/0000-0001-8690-7030" text:style-name="Internet_20_link" text:visited-style-name="Visited_20_Internet_20_Link">https://</text:a><text:alphabetical-index-mark-start text:id="IMark81507864"/><text:alphabetical-index-mark-start text:id="IMark102890328"/><text:alphabetical-index-mark-start text:id="IMark101387672"/><text:alphabetical-index-mark-start text:id="IMark44007112"/><text:a xlink:type="simple" xlink:href="https://orcid.org/0000-0001-8690-7030" text:style-name="Internet_20_link" text:visited-style-name="Visited_20_Internet_20_Link">orcid</text:a><text:alphabetical-index-mark-end text:id="IMark44007112"/><text:alphabetical-index-mark-end text:id="IMark101387672"/><text:alphabetical-index-mark-end text:id="IMark102890328"/><text:alphabetical-index-mark-end text:id="IMark81507864"/><text:a xlink:type="simple" xlink:href="https://orcid.org/0000-0001-8690-7030" text:style-name="Internet_20_link" text:visited-style-name="Visited_20_Internet_20_Link">.org/0000-0001-8690-7030</text:a></text:p>
      <text:p text:style-name="Text_20_body"/>
      <text:p text:style-name="Text_20_body"/>
      <text:h text:style-name="Heading_20_1" text:outline-level="1"><text:bookmark-start text:name="__RefHeading___Toc6459_1483239106"/><text:alphabetical-index-mark-start text:id="IMark102890328"/><text:alphabetical-index-mark-start text:id="IMark81507864"/><text:alphabetical-index-mark-start text:id="IMark44007112"/><text:alphabetical-index-mark-start text:id="IMark82604136"/><text:alphabetical-index-mark-start text:id="IMark82553480"/><text:alphabetical-index-mark-start text:id="IMark83795160"/>Abs<text:alphabetical-index-mark-end text:id="IMark83795160"/>tract<text:bookmark-end text:name="__RefHeading___Toc6459_1483239106"/><text:alphabetical-index-mark-end text:id="IMark82553480"/><text:alphabetical-index-mark-end text:id="IMark82604136"/><text:alphabetical-index-mark-end text:id="IMark44007112"/><text:alphabetical-index-mark-end text:id="IMark81507864"/><text:alphabetical-index-mark-end text:id="IMark102890328"/></text:h>
      <text:p text:style-name="Text_20_body"/>
      <text:p text:style-name="Text_20_body"><text:alphabetical-index-mark-start text:id="IMark102890328"/><text:alphabetical-index-mark-start text:id="IMark89804520"/><text:alphabetical-index-mark-start text:id="IMark81507864"/><text:alphabetical-index-mark-start text:id="IMark82400872"/><text:alphabetical-index-mark-start text:id="IMark89804664"/><text:alphabetical-index-mark-start text:id="IMark101387672"/>DGIII<text:alphabetical-index-mark-end text:id="IMark101387672"/><text:alphabetical-index-mark-start text:id="IMark104141192"/>AI<text:alphabetical-index-mark-end text:id="IMark104141192"/><text:alphabetical-index-mark-end text:id="IMark89804664"/><text:alphabetical-index-mark-end text:id="IMark82400872"/><text:alphabetical-index-mark-end text:id="IMark81507864"/><text:alphabetical-index-mark-end text:id="IMark89804520"/><text:alphabetical-index-mark-end text:id="IMark102890328"/> is a variant of the <text:alphabetical-index-mark-start text:id="IMark104189160"/><text:alphabetical-index-mark-start text:id="IMark77301512"/><text:alphabetical-index-mark-start text:id="IMark99233544"/><text:alphabetical-index-mark-start text:id="IMark81628856"/><text:alphabetical-index-mark-start text:id="IMark93721160"/>stock<text:alphabetical-index-mark-end text:id="IMark93721160"/><text:alphabetical-index-mark-end text:id="IMark81628856"/><text:alphabetical-index-mark-end text:id="IMark99233544"/><text:alphabetical-index-mark-end text:id="IMark77301512"/><text:alphabetical-index-mark-end text:id="IMark104189160"/> <text:alphabetical-index-mark-start text:id="IMark90654888"/><text:alphabetical-index-mark-start text:id="IMark81774536"/><text:alphabetical-index-mark-start text:id="IMark81991480"/><text:alphabetical-index-mark-start text:id="IMark90844776"/><text:alphabetical-index-mark-start text:id="IMark81631528"/><text:alphabetical-index-mark-start text:id="IMark101966344"/><text:alphabetical-index-mark-start text:id="IMark102256488"/><text:alphabetical-index-mark-start text:id="IMark84337848"/><text:alphabetical-index-mark-start text:id="IMark84066216"/><text:alphabetical-index-mark-start text:id="IMark99632216"/>Delta<text:alphabetical-index-mark-end text:id="IMark99632216"/><text:alphabetical-index-mark-end text:id="IMark84066216"/><text:alphabetical-index-mark-end text:id="IMark84337848"/><text:alphabetical-index-mark-end text:id="IMark102256488"/><text:alphabetical-index-mark-end text:id="IMark101966344"/><text:alphabetical-index-mark-end text:id="IMark81631528"/><text:alphabetical-index-mark-end text:id="IMark90844776"/><text:alphabetical-index-mark-end text:id="IMark81991480"/><text:alphabetical-index-mark-end text:id="IMark81774536"/><text:alphabetical-index-mark-end text:id="IMark90654888"/> <text:alphabetical-index-mark-start text:id="IMark101678280"/><text:alphabetical-index-mark-start text:id="IMark96086744"/><text:alphabetical-index-mark-start text:id="IMark94415400"/><text:alphabetical-index-mark-start text:id="IMark103108792"/><text:alphabetical-index-mark-start text:id="IMark96365304"/>Glider<text:alphabetical-index-mark-end text:id="IMark96365304"/><text:alphabetical-index-mark-end text:id="IMark103108792"/><text:alphabetical-index-mark-end text:id="IMark94415400"/><text:alphabetical-index-mark-end text:id="IMark96086744"/><text:alphabetical-index-mark-end text:id="IMark101678280"/> III included with the <text:alphabetical-index-mark-start text:id="IMark92686248"/><text:alphabetical-index-mark-start text:id="IMark93383752"/><text:alphabetical-index-mark-start text:id="IMark91542616"/><text:alphabetical-index-mark-start text:id="IMark95415208"/><text:alphabetical-index-mark-start text:id="IMark101223688"/><text:alphabetical-index-mark-start text:id="IMark68871656"/><text:alphabetical-index-mark-start text:id="IMark79030344"/>Orbit<text:alphabetical-index-mark-end text:id="IMark79030344"/><text:alphabetical-index-mark-end text:id="IMark68871656"/>er<text:alphabetical-index-mark-end text:id="IMark101223688"/><text:alphabetical-index-mark-end text:id="IMark95415208"/><text:alphabetical-index-mark-end text:id="IMark91542616"/><text:alphabetical-index-mark-end text:id="IMark93383752"/><text:alphabetical-index-mark-end text:id="IMark92686248"/> <text:alphabetical-index-mark-start text:id="IMark79891736"/><text:alphabetical-index-mark-start text:id="IMark95341176"/><text:alphabetical-index-mark-start text:id="IMark82692856"/><text:alphabetical-index-mark-start text:id="IMark95464056"/><text:alphabetical-index-mark-start text:id="IMark95034840"/>Space<text:alphabetical-index-mark-end text:id="IMark95034840"/><text:alphabetical-index-mark-end text:id="IMark95464056"/><text:alphabetical-index-mark-end text:id="IMark82692856"/><text:alphabetical-index-mark-end text:id="IMark95341176"/><text:alphabetical-index-mark-end text:id="IMark79891736"/> <text:alphabetical-index-mark-start text:id="IMark95972472"/><text:alphabetical-index-mark-start text:id="IMark101814776"/><text:alphabetical-index-mark-start text:id="IMark102527752"/><text:alphabetical-index-mark-start text:id="IMark100743224"/><text:alphabetical-index-mark-start text:id="IMark100743320"/>Flight<text:alphabetical-index-mark-end text:id="IMark100743320"/><text:alphabetical-index-mark-end text:id="IMark100743224"/><text:alphabetical-index-mark-end text:id="IMark102527752"/><text:alphabetical-index-mark-end text:id="IMark101814776"/><text:alphabetical-index-mark-end text:id="IMark95972472"/> <text:alphabetical-index-mark-start text:id="IMark100840440"/><text:alphabetical-index-mark-start text:id="IMark91611288"/><text:alphabetical-index-mark-start text:id="IMark100756040"/><text:alphabetical-index-mark-start text:id="IMark99776136"/>Simu<text:alphabetical-index-mark-start text:id="IMark92804552"/>lat<text:alphabetical-index-mark-end text:id="IMark92804552"/>or<text:alphabetical-index-mark-end text:id="IMark99776136"/><text:alphabetical-index-mark-end text:id="IMark100756040"/><text:alphabetical-index-mark-end text:id="IMark91611288"/><text:alphabetical-index-mark-end text:id="IMark100840440"/><text:span text:style-name="T323">[6.17.]</text:span> that <text:span text:style-name="T282">incorporates</text:span> an <text:alphabetical-index-mark-start text:id="IMark102482616"/><text:alphabetical-index-mark-start text:id="IMark95903624"/><text:alphabetical-index-mark-start text:id="IMark101305464"/><text:alphabetical-index-mark-start text:id="IMark100532824"/><text:alphabetical-index-mark-start text:id="IMark101156056"/>expert<text:alphabetical-index-mark-end text:id="IMark101156056"/><text:alphabetical-index-mark-end text:id="IMark100532824"/><text:alphabetical-index-mark-end text:id="IMark101305464"/><text:alphabetical-index-mark-end text:id="IMark95903624"/><text:alphabetical-index-mark-end text:id="IMark102482616"/> <text:alphabetical-index-mark-start text:id="IMark99251128"/><text:alphabetical-index-mark-start text:id="IMark81502360"/><text:alphabetical-index-mark-start text:id="IMark99511160"/><text:alphabetical-index-mark-start text:id="IMark95994120"/><text:alphabetical-index-mark-start text:id="IMark79273368"/>system<text:alphabetical-index-mark-end text:id="IMark79273368"/><text:alphabetical-index-mark-end text:id="IMark95994120"/><text:alphabetical-index-mark-end text:id="IMark99511160"/><text:alphabetical-index-mark-end text:id="IMark81502360"/><text:alphabetical-index-mark-end text:id="IMark99251128"/> and <text:alphabetical-index-mark-start text:id="IMark83986808"/><text:alphabetical-index-mark-start text:id="IMark91254808"/><text:alphabetical-index-mark-start text:id="IMark99068872"/><text:alphabetical-index-mark-start text:id="IMark98349752"/><text:alphabetical-index-mark-start text:id="IMark98198008"/>artificial<text:alphabetical-index-mark-end text:id="IMark98198008"/><text:alphabetical-index-mark-end text:id="IMark98349752"/><text:alphabetical-index-mark-end text:id="IMark99068872"/><text:alphabetical-index-mark-end text:id="IMark91254808"/><text:alphabetical-index-mark-end text:id="IMark83986808"/> <text:alphabetical-index-mark-start text:id="IMark102287848"/><text:alphabetical-index-mark-start text:id="IMark96049480"/><text:alphabetical-index-mark-start text:id="IMark98922664"/><text:alphabetical-index-mark-start text:id="IMark101168520"/><text:alphabetical-index-mark-start text:id="IMark99674120"/>intelligence<text:alphabetical-index-mark-end text:id="IMark99674120"/><text:alphabetical-index-mark-end text:id="IMark101168520"/><text:alphabetical-index-mark-end text:id="IMark98922664"/><text:alphabetical-index-mark-end text:id="IMark96049480"/><text:alphabetical-index-mark-end text:id="IMark102287848"/> engi<text:span text:style-name="T282">ne </text:span><text:alphabetical-index-mark-start text:id="IMark99242072"/><text:alphabetical-index-mark-start text:id="IMark97832680"/><text:alphabetical-index-mark-start text:id="IMark90588232"/><text:alphabetical-index-mark-start text:id="IMark100155384"/><text:span text:style-name="T282">base</text:span><text:alphabetical-index-mark-end text:id="IMark100155384"/><text:alphabetical-index-mark-end text:id="IMark90588232"/><text:alphabetical-index-mark-end text:id="IMark97832680"/><text:alphabetical-index-mark-end text:id="IMark99242072"/><text:span text:style-name="T282">d on </text:span><text:alphabetical-index-mark-start text:id="IMark102211928"/><text:alphabetical-index-mark-start text:id="IMark89725192"/><text:alphabetical-index-mark-start text:id="IMark98799288"/><text:alphabetical-index-mark-start text:id="IMark101025080"/><text:alphabetical-index-mark-start text:id="IMark98183224"/><text:span text:style-name="T282">SQL</text:span><text:alphabetical-index-mark-end text:id="IMark98183224"/><text:alphabetical-index-mark-end text:id="IMark101025080"/><text:alphabetical-index-mark-end text:id="IMark98799288"/><text:alphabetical-index-mark-end text:id="IMark89725192"/><text:alphabetical-index-mark-end text:id="IMark102211928"/><text:span text:style-name="T282"> and a </text:span><text:alphabetical-index-mark-start text:id="IMark93862984"/><text:alphabetical-index-mark-start text:id="IMark95771160"/><text:alphabetical-index-mark-start text:id="IMark99168728"/><text:alphabetical-index-mark-start text:id="IMark102325768"/><text:alphabetical-index-mark-start text:id="IMark99591016"/><text:alphabetical-index-mark-start text:id="IMark102356680"/><text:span text:style-name="T282">re</text:span><text:alphabetical-index-mark-start text:id="IMark100457960"/><text:span text:style-name="T282">l</text:span><text:alphabetical-index-mark-end text:id="IMark102356680"/><text:span text:style-name="T282">at</text:span><text:alphabetical-index-mark-end text:id="IMark100457960"/><text:span text:style-name="T282">ional</text:span><text:alphabetical-index-mark-end text:id="IMark99591016"/><text:alphabetical-index-mark-end text:id="IMark102325768"/><text:alphabetical-index-mark-end text:id="IMark99168728"/><text:alphabetical-index-mark-end text:id="IMark95771160"/><text:alphabetical-index-mark-end text:id="IMark93862984"/><text:span text:style-name="T282"> </text:span><text:alphabetical-index-mark-start text:id="IMark98185336"/><text:alphabetical-index-mark-start text:id="IMark104237352"/><text:alphabetical-index-mark-start text:id="IMark102648696"/><text:alphabetical-index-mark-start text:id="IMark90588968"/><text:alphabetical-index-mark-start text:id="IMark80310472"/><text:alphabetical-index-mark-start text:id="IMark78475832"/><text:alphabetical-index-mark-start text:id="IMark104238936"/><text:alphabetical-index-mark-start text:id="IMark104803688"/><text:alphabetical-index-mark-start text:id="IMark96041096"/><text:span text:style-name="T282">data</text:span><text:alphabetical-index-mark-end text:id="IMark96041096"/><text:alphabetical-index-mark-end text:id="IMark104803688"/><text:alphabetical-index-mark-end text:id="IMark104238936"/><text:alphabetical-index-mark-end text:id="IMark78475832"/><text:alphabetical-index-mark-start text:id="IMark44785304"/><text:alphabetical-index-mark-start text:id="IMark82572920"/><text:alphabetical-index-mark-start text:id="IMark102399000"/><text:alphabetical-index-mark-start text:id="IMark77668040"/><text:span text:style-name="T282">base</text:span><text:alphabetical-index-mark-end text:id="IMark77668040"/><text:alphabetical-index-mark-end text:id="IMark102399000"/><text:alphabetical-index-mark-end text:id="IMark82572920"/><text:alphabetical-index-mark-end text:id="IMark44785304"/><text:alphabetical-index-mark-end text:id="IMark80310472"/><text:alphabetical-index-mark-end text:id="IMark90588968"/><text:alphabetical-index-mark-end text:id="IMark102648696"/><text:alphabetical-index-mark-end text:id="IMark104237352"/><text:alphabetical-index-mark-end text:id="IMark98185336"/><text:span text:style-name="T282">. While </text:span><text:alphabetical-index-mark-start text:id="IMark100024728"/><text:alphabetical-index-mark-start text:id="IMark97847608"/><text:alphabetical-index-mark-start text:id="IMark99936152"/><text:alphabetical-index-mark-start text:id="IMark96304504"/><text:alphabetical-index-mark-start text:id="IMark101573784"/><text:span text:style-name="T282">AI</text:span><text:alphabetical-index-mark-end text:id="IMark101573784"/><text:alphabetical-index-mark-end text:id="IMark96304504"/><text:alphabetical-index-mark-end text:id="IMark99936152"/><text:alphabetical-index-mark-end text:id="IMark97847608"/><text:alphabetical-index-mark-end text:id="IMark100024728"/><text:span text:style-name="T282"> projects </text:span><text:alphabetical-index-mark-start text:id="IMark103390760"/><text:alphabetical-index-mark-start text:id="IMark102408824"/><text:alphabetical-index-mark-start text:id="IMark98959960"/><text:alphabetical-index-mark-start text:id="IMark104399192"/><text:span text:style-name="T282">base</text:span><text:alphabetical-index-mark-end text:id="IMark104399192"/><text:alphabetical-index-mark-end text:id="IMark98959960"/><text:alphabetical-index-mark-end text:id="IMark102408824"/><text:alphabetical-index-mark-end text:id="IMark103390760"/><text:span text:style-name="T282">d on </text:span><text:alphabetical-index-mark-start text:id="IMark77359816"/><text:alphabetical-index-mark-start text:id="IMark97178504"/><text:alphabetical-index-mark-start text:id="IMark44007240"/><text:alphabetical-index-mark-start text:id="IMark103582776"/><text:alphabetical-index-mark-start text:id="IMark92653528"/><text:span text:style-name="T282">expert</text:span><text:alphabetical-index-mark-end text:id="IMark92653528"/><text:alphabetical-index-mark-end text:id="IMark103582776"/><text:alphabetical-index-mark-end text:id="IMark44007240"/><text:alphabetical-index-mark-end text:id="IMark97178504"/><text:alphabetical-index-mark-end text:id="IMark77359816"/><text:span text:style-name="T282"> </text:span><text:alphabetical-index-mark-start text:id="IMark96945896"/><text:alphabetical-index-mark-start text:id="IMark105315368"/><text:alphabetical-index-mark-start text:id="IMark105041464"/><text:alphabetical-index-mark-start text:id="IMark101765192"/><text:alphabetical-index-mark-start text:id="IMark104745624"/><text:span text:style-name="T282">system</text:span><text:alphabetical-index-mark-end text:id="IMark104745624"/><text:alphabetical-index-mark-end text:id="IMark101765192"/><text:alphabetical-index-mark-end text:id="IMark105041464"/><text:alphabetical-index-mark-end text:id="IMark105315368"/><text:alphabetical-index-mark-end text:id="IMark96945896"/><text:span text:style-name="T282">s might look out of fashion, the </text:span><text:alphabetical-index-mark-start text:id="IMark95840664"/><text:alphabetical-index-mark-start text:id="IMark91426680"/><text:alphabetical-index-mark-start text:id="IMark92839160"/><text:alphabetical-index-mark-start text:id="IMark102132520"/><text:alphabetical-index-mark-start text:id="IMark102720136"/><text:span text:style-name="T282">fact</text:span><text:alphabetical-index-mark-end text:id="IMark102720136"/><text:alphabetical-index-mark-end text:id="IMark102132520"/><text:alphabetical-index-mark-end text:id="IMark92839160"/><text:alphabetical-index-mark-end text:id="IMark91426680"/><text:alphabetical-index-mark-end text:id="IMark95840664"/><text:span text:style-name="T282"> is that they do have several </text:span><text:alphabetical-index-mark-start text:id="IMark104220264"/><text:alphabetical-index-mark-start text:id="IMark101616184"/><text:span text:style-name="T282">advantage</text:span><text:alphabetical-index-mark-end text:id="IMark101616184"/><text:alphabetical-index-mark-end text:id="IMark104220264"/><text:span text:style-name="T282">s over other </text:span><text:alphabetical-index-mark-start text:id="IMark84320296"/><text:alphabetical-index-mark-start text:id="IMark89963176"/><text:alphabetical-index-mark-start text:id="IMark82392872"/><text:alphabetical-index-mark-start text:id="IMark94992872"/><text:alphabetical-index-mark-start text:id="IMark103416792"/><text:span text:style-name="T282">artificial</text:span><text:alphabetical-index-mark-end text:id="IMark103416792"/><text:alphabetical-index-mark-end text:id="IMark94992872"/><text:alphabetical-index-mark-end text:id="IMark82392872"/><text:alphabetical-index-mark-end text:id="IMark89963176"/><text:alphabetical-index-mark-end text:id="IMark84320296"/><text:span text:style-name="T282"> </text:span><text:alphabetical-index-mark-start text:id="IMark84352184"/><text:alphabetical-index-mark-start text:id="IMark83644424"/><text:alphabetical-index-mark-start text:id="IMark92535144"/><text:alphabetical-index-mark-start text:id="IMark92577448"/><text:alphabetical-index-mark-start text:id="IMark79662040"/><text:span text:style-name="T282">intelligence</text:span><text:alphabetical-index-mark-end text:id="IMark79662040"/><text:alphabetical-index-mark-end text:id="IMark92577448"/><text:alphabetical-index-mark-end text:id="IMark92535144"/><text:alphabetical-index-mark-end text:id="IMark83644424"/><text:alphabetical-index-mark-end text:id="IMark84352184"/><text:span text:style-name="T282"> technologies in specific realms. </text:span></text:p>
      <text:p text:style-name="Text_20_body"/>
      <text:p text:style-name="Text_20_body"><text:span text:style-name="T345">T</text:span>he <text:alphabetical-index-mark-start text:id="IMark81507864"/><text:alphabetical-index-mark-start text:id="IMark89804520"/><text:alphabetical-index-mark-start text:id="IMark102890328"/><text:alphabetical-index-mark-start text:id="IMark89804664"/><text:alphabetical-index-mark-start text:id="IMark104141192"/>design<text:alphabetical-index-mark-end text:id="IMark104141192"/><text:alphabetical-index-mark-end text:id="IMark89804664"/><text:alphabetical-index-mark-end text:id="IMark102890328"/><text:alphabetical-index-mark-end text:id="IMark89804520"/><text:alphabetical-index-mark-end text:id="IMark81507864"/> of this project in which <text:alphabetical-index-mark-start text:id="IMark101387672"/><text:alphabetical-index-mark-start text:id="IMark91954792"/><text:alphabetical-index-mark-start text:id="IMark44007112"/><text:alphabetical-index-mark-start text:id="IMark77746904"/><text:alphabetical-index-mark-start text:id="IMark84002712"/>rule<text:alphabetical-index-mark-end text:id="IMark84002712"/><text:alphabetical-index-mark-end text:id="IMark77746904"/><text:alphabetical-index-mark-end text:id="IMark44007112"/><text:alphabetical-index-mark-end text:id="IMark91954792"/><text:alphabetical-index-mark-end text:id="IMark101387672"/>s and <text:alphabetical-index-mark-start text:id="IMark98006072"/><text:alphabetical-index-mark-start text:id="IMark90628408"/><text:alphabetical-index-mark-start text:id="IMark92068856"/><text:alphabetical-index-mark-start text:id="IMark98843432"/><text:alphabetical-index-mark-start text:id="IMark43407288"/>fact<text:alphabetical-index-mark-end text:id="IMark43407288"/><text:alphabetical-index-mark-end text:id="IMark98843432"/><text:alphabetical-index-mark-end text:id="IMark92068856"/><text:alphabetical-index-mark-end text:id="IMark90628408"/><text:alphabetical-index-mark-end text:id="IMark98006072"/>s <text:alphabetical-index-mark-start text:id="IMark103005320"/>re<text:alphabetical-index-mark-start text:id="IMark93756776"/>l<text:alphabetical-index-mark-end text:id="IMark103005320"/>at<text:alphabetical-index-mark-end text:id="IMark93756776"/>ed to the <text:alphabetical-index-mark-start text:id="IMark96182424"/><text:alphabetical-index-mark-start text:id="IMark91011464"/><text:alphabetical-index-mark-start text:id="IMark102276984"/><text:alphabetical-index-mark-start text:id="IMark91937208"/><text:alphabetical-index-mark-start text:id="IMark95785752"/>expert<text:alphabetical-index-mark-end text:id="IMark95785752"/><text:alphabetical-index-mark-end text:id="IMark91937208"/><text:alphabetical-index-mark-end text:id="IMark102276984"/><text:alphabetical-index-mark-end text:id="IMark91011464"/><text:alphabetical-index-mark-end text:id="IMark96182424"/> <text:alphabetical-index-mark-start text:id="IMark82693144"/><text:alphabetical-index-mark-start text:id="IMark92686536"/><text:alphabetical-index-mark-start text:id="IMark95415496"/><text:alphabetical-index-mark-start text:id="IMark68871944"/><text:alphabetical-index-mark-start text:id="IMark101678568"/>system<text:alphabetical-index-mark-end text:id="IMark101678568"/><text:alphabetical-index-mark-end text:id="IMark68871944"/><text:alphabetical-index-mark-end text:id="IMark95415496"/><text:alphabetical-index-mark-end text:id="IMark92686536"/><text:alphabetical-index-mark-end text:id="IMark82693144"/> <text:alphabetical-index-mark-start text:id="IMark94415688"/><text:alphabetical-index-mark-start text:id="IMark96365592"/><text:alphabetical-index-mark-start text:id="IMark99632504"/><text:alphabetical-index-mark-start text:id="IMark102408408"/>knowledge<text:alphabetical-index-mark-end text:id="IMark102408408"/><text:alphabetical-index-mark-end text:id="IMark99632504"/><text:alphabetical-index-mark-end text:id="IMark96365592"/><text:alphabetical-index-mark-end text:id="IMark94415688"/> <text:alphabetical-index-mark-start text:id="IMark81886936"/><text:alphabetical-index-mark-start text:id="IMark84304248"/><text:alphabetical-index-mark-start text:id="IMark100756360"/><text:alphabetical-index-mark-start text:id="IMark95972792"/>base<text:alphabetical-index-mark-end text:id="IMark95972792"/><text:alphabetical-index-mark-end text:id="IMark100756360"/><text:alphabetical-index-mark-end text:id="IMark84304248"/><text:alphabetical-index-mark-end text:id="IMark81886936"/>, being expressed as <text:alphabetical-index-mark-start text:id="IMark100431192"/><text:alphabetical-index-mark-start text:id="IMark93119784"/><text:alphabetical-index-mark-start text:id="IMark100061864"/><text:alphabetical-index-mark-start text:id="IMark92286760"/><text:alphabetical-index-mark-start text:id="IMark79273688"/>SQL<text:alphabetical-index-mark-end text:id="IMark79273688"/><text:alphabetical-index-mark-end text:id="IMark92286760"/><text:alphabetical-index-mark-end text:id="IMark100061864"/><text:alphabetical-index-mark-end text:id="IMark93119784"/><text:alphabetical-index-mark-end text:id="IMark100431192"/> <text:alphabetical-index-mark-start text:id="IMark101025400"/><text:alphabetical-index-mark-start text:id="IMark99923176"/>snippet<text:alphabetical-index-mark-end text:id="IMark99923176"/><text:alphabetical-index-mark-end text:id="IMark101025400"/>s contained in a <text:alphabetical-index-mark-start text:id="IMark101574072"/><text:alphabetical-index-mark-start text:id="IMark92380776"/><text:alphabetical-index-mark-start text:id="IMark95060392"/><text:alphabetical-index-mark-start text:id="IMark98960248"/><text:alphabetical-index-mark-start text:id="IMark84092280"/><text:alphabetical-index-mark-start text:id="IMark104394104"/>re<text:alphabetical-index-mark-start text:id="IMark97178792"/>l<text:alphabetical-index-mark-end text:id="IMark104394104"/>at<text:alphabetical-index-mark-end text:id="IMark97178792"/>ional<text:alphabetical-index-mark-end text:id="IMark84092280"/><text:alphabetical-index-mark-end text:id="IMark98960248"/><text:alphabetical-index-mark-end text:id="IMark95060392"/><text:alphabetical-index-mark-end text:id="IMark92380776"/><text:alphabetical-index-mark-end text:id="IMark101574072"/> <text:alphabetical-index-mark-start text:id="IMark102132808"/><text:alphabetical-index-mark-start text:id="IMark91611576"/><text:alphabetical-index-mark-start text:id="IMark104220552"/><text:alphabetical-index-mark-start text:id="IMark83533304"/><text:alphabetical-index-mark-start text:id="IMark81558328"/><text:alphabetical-index-mark-start text:id="IMark82393160"/><text:alphabetical-index-mark-start text:id="IMark52996024"/><text:alphabetical-index-mark-start text:id="IMark81648680"/><text:alphabetical-index-mark-start text:id="IMark80846632"/>data<text:alphabetical-index-mark-end text:id="IMark80846632"/><text:alphabetical-index-mark-end text:id="IMark81648680"/><text:alphabetical-index-mark-end text:id="IMark52996024"/><text:alphabetical-index-mark-end text:id="IMark82393160"/><text:alphabetical-index-mark-start text:id="IMark101627736"/><text:alphabetical-index-mark-start text:id="IMark104120744"/><text:alphabetical-index-mark-start text:id="IMark82603896"/><text:alphabetical-index-mark-start text:id="IMark82383528"/>base<text:alphabetical-index-mark-end text:id="IMark82383528"/><text:alphabetical-index-mark-end text:id="IMark82603896"/><text:alphabetical-index-mark-end text:id="IMark104120744"/><text:alphabetical-index-mark-end text:id="IMark101627736"/><text:alphabetical-index-mark-end text:id="IMark81558328"/><text:alphabetical-index-mark-end text:id="IMark83533304"/><text:alphabetical-index-mark-end text:id="IMark104220552"/><text:alphabetical-index-mark-end text:id="IMark91611576"/><text:alphabetical-index-mark-end text:id="IMark102132808"/> as <text:alphabetical-index-mark-start text:id="IMark104529576"/><text:alphabetical-index-mark-start text:id="IMark96047512"/><text:alphabetical-index-mark-start text:id="IMark68760856"/><text:alphabetical-index-mark-start text:id="IMark103042328"/>data<text:alphabetical-index-mark-end text:id="IMark103042328"/><text:alphabetical-index-mark-end text:id="IMark68760856"/><text:alphabetical-index-mark-end text:id="IMark96047512"/><text:alphabetical-index-mark-end text:id="IMark104529576"/>, and also being the <text:alphabetical-index-mark-start text:id="IMark92440792"/><text:alphabetical-index-mark-start text:id="IMark104265288"/><text:alphabetical-index-mark-start text:id="IMark92473528"/><text:alphabetical-index-mark-start text:id="IMark98799608"/><text:alphabetical-index-mark-start text:id="IMark95977064"/>fact<text:alphabetical-index-mark-end text:id="IMark95977064"/><text:alphabetical-index-mark-end text:id="IMark98799608"/><text:alphabetical-index-mark-end text:id="IMark92473528"/><text:alphabetical-index-mark-end text:id="IMark104265288"/><text:alphabetical-index-mark-end text:id="IMark92440792"/> that <text:alphabetical-index-mark-start text:id="IMark98183048"/><text:alphabetical-index-mark-start text:id="IMark100457640"/><text:alphabetical-index-mark-start text:id="IMark92516040"/><text:alphabetical-index-mark-start text:id="IMark98089320"/><text:alphabetical-index-mark-start text:id="IMark92597160"/>SQL<text:alphabetical-index-mark-end text:id="IMark92597160"/><text:alphabetical-index-mark-end text:id="IMark98089320"/><text:alphabetical-index-mark-end text:id="IMark92516040"/><text:alphabetical-index-mark-end text:id="IMark100457640"/><text:alphabetical-index-mark-end text:id="IMark98183048"/> is used to manipu<text:alphabetical-index-mark-start text:id="IMark104188712"/>lat<text:alphabetical-index-mark-end text:id="IMark104188712"/>e the <text:alphabetical-index-mark-start text:id="IMark104239272"/><text:alphabetical-index-mark-start text:id="IMark100103688"/><text:alphabetical-index-mark-start text:id="IMark94658808"/><text:alphabetical-index-mark-start text:id="IMark102180872"/>data<text:alphabetical-index-mark-end text:id="IMark102180872"/><text:alphabetical-index-mark-end text:id="IMark94658808"/><text:alphabetical-index-mark-end text:id="IMark100103688"/><text:alphabetical-index-mark-end text:id="IMark104239272"/> within the <text:alphabetical-index-mark-start text:id="IMark91087320"/><text:alphabetical-index-mark-start text:id="IMark81568840"/><text:alphabetical-index-mark-start text:id="IMark92024488"/><text:alphabetical-index-mark-start text:id="IMark99787944"/>knowledge<text:alphabetical-index-mark-end text:id="IMark99787944"/><text:alphabetical-index-mark-end text:id="IMark92024488"/><text:alphabetical-index-mark-end text:id="IMark81568840"/><text:alphabetical-index-mark-end text:id="IMark91087320"/> <text:alphabetical-index-mark-start text:id="IMark67330952"/><text:alphabetical-index-mark-start text:id="IMark96723112"/><text:alphabetical-index-mark-start text:id="IMark81144488"/><text:alphabetical-index-mark-start text:id="IMark79304520"/>base<text:alphabetical-index-mark-end text:id="IMark79304520"/><text:alphabetical-index-mark-end text:id="IMark81144488"/><text:alphabetical-index-mark-end text:id="IMark96723112"/><text:alphabetical-index-mark-end text:id="IMark67330952"/>, <text:alphabetical-index-mark-start text:id="IMark105315704"/><text:alphabetical-index-mark-start text:id="IMark82550328"/><text:alphabetical-index-mark-start text:id="IMark83643928"/><text:alphabetical-index-mark-start text:id="IMark82547496"/>turn<text:alphabetical-index-mark-end text:id="IMark82547496"/><text:alphabetical-index-mark-end text:id="IMark83643928"/><text:alphabetical-index-mark-end text:id="IMark82550328"/><text:alphabetical-index-mark-end text:id="IMark105315704"/>s the said <text:alphabetical-index-mark-start text:id="IMark68785576"/><text:alphabetical-index-mark-start text:id="IMark68825192"/><text:alphabetical-index-mark-start text:id="IMark68784824"/><text:alphabetical-index-mark-start text:id="IMark102180968"/><text:alphabetical-index-mark-start text:id="IMark81144584"/>SQL<text:alphabetical-index-mark-end text:id="IMark81144584"/><text:alphabetical-index-mark-end text:id="IMark102180968"/><text:alphabetical-index-mark-end text:id="IMark68784824"/><text:alphabetical-index-mark-end text:id="IMark68825192"/><text:alphabetical-index-mark-end text:id="IMark68785576"/> <text:alphabetical-index-mark-start text:id="IMark95977800"/><text:alphabetical-index-mark-start text:id="IMark45758936"/>snippet<text:alphabetical-index-mark-end text:id="IMark45758936"/><text:alphabetical-index-mark-end text:id="IMark95977800"/>s into <text:alphabetical-index-mark-start text:id="IMark92503432"/><text:alphabetical-index-mark-start text:id="IMark91060920"/><text:alphabetical-index-mark-start text:id="IMark100058632"/><text:alphabetical-index-mark-start text:id="IMark102027080"/><text:alphabetical-index-mark-start text:id="IMark91342696"/>homoiconic<text:alphabetical-index-mark-end text:id="IMark91342696"/><text:alphabetical-index-mark-end text:id="IMark102027080"/><text:alphabetical-index-mark-end text:id="IMark100058632"/><text:alphabetical-index-mark-end text:id="IMark91060920"/><text:alphabetical-index-mark-end text:id="IMark92503432"/> <text:alphabetical-index-mark-start text:id="IMark94383096"/><text:alphabetical-index-mark-start text:id="IMark90345240"/><text:alphabetical-index-mark-start text:id="IMark96325128"/>code<text:alphabetical-index-mark-end text:id="IMark96325128"/><text:alphabetical-index-mark-end text:id="IMark90345240"/><text:alphabetical-index-mark-end text:id="IMark94383096"/>.</text:p>
      <text:p text:style-name="Text_20_body"/>
      <text:p text:style-name="Text_20_body">This means that new <text:alphabetical-index-mark-start text:id="IMark82693144"/><text:alphabetical-index-mark-start text:id="IMark92686536"/><text:alphabetical-index-mark-start text:id="IMark95415496"/><text:alphabetical-index-mark-start text:id="IMark68871944"/><text:alphabetical-index-mark-start text:id="IMark101678568"/>rule<text:alphabetical-index-mark-end text:id="IMark101678568"/><text:alphabetical-index-mark-end text:id="IMark68871944"/><text:alphabetical-index-mark-end text:id="IMark95415496"/><text:alphabetical-index-mark-end text:id="IMark92686536"/><text:alphabetical-index-mark-end text:id="IMark82693144"/>s not only can arise from <text:alphabetical-index-mark-start text:id="IMark96182424"/><text:alphabetical-index-mark-start text:id="IMark91011464"/><text:alphabetical-index-mark-start text:id="IMark102276984"/><text:alphabetical-index-mark-start text:id="IMark91937208"/><text:alphabetical-index-mark-start text:id="IMark95785752"/>program<text:alphabetical-index-mark-end text:id="IMark95785752"/><text:alphabetical-index-mark-end text:id="IMark91937208"/><text:alphabetical-index-mark-end text:id="IMark102276984"/><text:alphabetical-index-mark-end text:id="IMark91011464"/><text:alphabetical-index-mark-end text:id="IMark96182424"/>mers or user input, but that the <text:alphabetical-index-mark-start text:id="IMark93756776"/><text:alphabetical-index-mark-start text:id="IMark103005320"/><text:alphabetical-index-mark-start text:id="IMark98006072"/><text:alphabetical-index-mark-start text:id="IMark90628408"/><text:alphabetical-index-mark-start text:id="IMark92068856"/>system<text:alphabetical-index-mark-end text:id="IMark92068856"/><text:alphabetical-index-mark-end text:id="IMark90628408"/><text:alphabetical-index-mark-end text:id="IMark98006072"/><text:alphabetical-index-mark-end text:id="IMark103005320"/><text:alphabetical-index-mark-end text:id="IMark93756776"/> can <text:alphabetical-index-mark-start text:id="IMark98843432"/><text:alphabetical-index-mark-start text:id="IMark43407288"/>generate<text:alphabetical-index-mark-end text:id="IMark43407288"/><text:alphabetical-index-mark-end text:id="IMark98843432"/> its own <text:alphabetical-index-mark-start text:id="IMark84002712"/><text:alphabetical-index-mark-start text:id="IMark81507864"/><text:alphabetical-index-mark-start text:id="IMark89804520"/><text:alphabetical-index-mark-start text:id="IMark102890328"/><text:alphabetical-index-mark-start text:id="IMark94415688"/>rule<text:alphabetical-index-mark-end text:id="IMark94415688"/><text:alphabetical-index-mark-end text:id="IMark102890328"/><text:alphabetical-index-mark-end text:id="IMark89804520"/><text:alphabetical-index-mark-end text:id="IMark81507864"/><text:alphabetical-index-mark-end text:id="IMark84002712"/>s using whatever <text:alphabetical-index-mark-start text:id="IMark99632504"/><text:alphabetical-index-mark-start text:id="IMark96365592"/><text:alphabetical-index-mark-start text:id="IMark90023512"/><text:alphabetical-index-mark-start text:id="IMark91005832"/><text:alphabetical-index-mark-start text:id="IMark101998888"/>AI<text:alphabetical-index-mark-end text:id="IMark101998888"/><text:alphabetical-index-mark-end text:id="IMark91005832"/><text:alphabetical-index-mark-end text:id="IMark90023512"/><text:alphabetical-index-mark-end text:id="IMark96365592"/><text:alphabetical-index-mark-end text:id="IMark99632504"/> means the <text:alphabetical-index-mark-start text:id="IMark35941720"/><text:alphabetical-index-mark-start text:id="IMark91542904"/><text:alphabetical-index-mark-start text:id="IMark79030632"/>developer<text:alphabetical-index-mark-end text:id="IMark79030632"/><text:alphabetical-index-mark-end text:id="IMark91542904"/><text:alphabetical-index-mark-end text:id="IMark35941720"/> might want to add to the <text:alphabetical-index-mark-start text:id="IMark103109080"/><text:alphabetical-index-mark-start text:id="IMark101242216"/><text:alphabetical-index-mark-start text:id="IMark102444328"/><text:alphabetical-index-mark-start text:id="IMark94334312"/><text:alphabetical-index-mark-start text:id="IMark94883464"/>system<text:alphabetical-index-mark-end text:id="IMark94883464"/><text:alphabetical-index-mark-end text:id="IMark94334312"/><text:alphabetical-index-mark-end text:id="IMark102444328"/><text:alphabetical-index-mark-end text:id="IMark101242216"/><text:alphabetical-index-mark-end text:id="IMark103109080"/>. In this regard, <text:alphabetical-index-mark-start text:id="IMark102102472"/><text:alphabetical-index-mark-start text:id="IMark99906216"/><text:alphabetical-index-mark-start text:id="IMark79892024"/><text:alphabetical-index-mark-start text:id="IMark104529864"/><text:alphabetical-index-mark-start text:id="IMark103042616"/>adding<text:alphabetical-index-mark-end text:id="IMark103042616"/><text:alphabetical-index-mark-end text:id="IMark104529864"/><text:alphabetical-index-mark-end text:id="IMark79892024"/><text:alphabetical-index-mark-end text:id="IMark99906216"/><text:alphabetical-index-mark-end text:id="IMark102102472"/> <text:alphabetical-index-mark-start text:id="IMark79051496"/><text:alphabetical-index-mark-start text:id="IMark95559048"/><text:alphabetical-index-mark-start text:id="IMark98098264"/><text:alphabetical-index-mark-start text:id="IMark101461864"/><text:alphabetical-index-mark-start text:id="IMark104592152"/>neural<text:alphabetical-index-mark-end text:id="IMark104592152"/><text:alphabetical-index-mark-end text:id="IMark101461864"/><text:alphabetical-index-mark-end text:id="IMark98098264"/><text:alphabetical-index-mark-end text:id="IMark95559048"/><text:alphabetical-index-mark-end text:id="IMark79051496"/> <text:alphabetical-index-mark-start text:id="IMark95771480"/><text:alphabetical-index-mark-start text:id="IMark98504904"/><text:alphabetical-index-mark-start text:id="IMark98350072"/><text:alphabetical-index-mark-start text:id="IMark97815416"/><text:alphabetical-index-mark-start text:id="IMark80527480"/>network<text:alphabetical-index-mark-end text:id="IMark80527480"/><text:alphabetical-index-mark-end text:id="IMark97815416"/><text:alphabetical-index-mark-end text:id="IMark98350072"/><text:alphabetical-index-mark-end text:id="IMark98504904"/><text:alphabetical-index-mark-end text:id="IMark95771480"/>s, using deep <text:alphabetical-index-mark-start text:id="IMark99936296"/><text:alphabetical-index-mark-start text:id="IMark100431192"/><text:alphabetical-index-mark-start text:id="IMark84304248"/><text:alphabetical-index-mark-start text:id="IMark81543176"/>learn<text:alphabetical-index-mark-end text:id="IMark81543176"/><text:alphabetical-index-mark-end text:id="IMark84304248"/><text:alphabetical-index-mark-end text:id="IMark100431192"/><text:alphabetical-index-mark-end text:id="IMark99936296"/>ing <text:alphabetical-index-mark-start text:id="IMark68785112"/><text:alphabetical-index-mark-start text:id="IMark79304808"/>technique<text:alphabetical-index-mark-end text:id="IMark79304808"/><text:alphabetical-index-mark-end text:id="IMark68785112"/>s or whatever to modify or expand the <text:alphabetical-index-mark-start text:id="IMark44058456"/><text:alphabetical-index-mark-start text:id="IMark94522888"/><text:alphabetical-index-mark-start text:id="IMark79368776"/><text:alphabetical-index-mark-start text:id="IMark97833000"/>knowledge<text:alphabetical-index-mark-end text:id="IMark97833000"/><text:alphabetical-index-mark-end text:id="IMark79368776"/><text:alphabetical-index-mark-end text:id="IMark94522888"/><text:alphabetical-index-mark-end text:id="IMark44058456"/> <text:alphabetical-index-mark-start text:id="IMark45758696"/><text:alphabetical-index-mark-start text:id="IMark98922984"/><text:alphabetical-index-mark-start text:id="IMark80579064"/><text:alphabetical-index-mark-start text:id="IMark77518040"/>base<text:alphabetical-index-mark-end text:id="IMark77518040"/><text:alphabetical-index-mark-end text:id="IMark80579064"/><text:alphabetical-index-mark-end text:id="IMark98922984"/><text:alphabetical-index-mark-end text:id="IMark45758696"/> is perfectly feasible.</text:p>
      <text:p text:style-name="Text_20_body"/>
      <text:p text:style-name="Text_20_body">As a col<text:alphabetical-index-mark-start text:id="IMark103751432"/>lat<text:alphabetical-index-mark-end text:id="IMark103751432"/>eral benefit, the integration of a <text:alphabetical-index-mark-start text:id="IMark98922984"/><text:alphabetical-index-mark-start text:id="IMark102102472"/><text:alphabetical-index-mark-start text:id="IMark99906216"/><text:alphabetical-index-mark-start text:id="IMark79892024"/><text:alphabetical-index-mark-start text:id="IMark104529864"/><text:alphabetical-index-mark-start text:id="IMark103042616"/>re<text:alphabetical-index-mark-start text:id="IMark103109080"/>l<text:alphabetical-index-mark-end text:id="IMark103042616"/>at<text:alphabetical-index-mark-end text:id="IMark103109080"/>ional<text:alphabetical-index-mark-end text:id="IMark104529864"/><text:alphabetical-index-mark-end text:id="IMark79892024"/><text:alphabetical-index-mark-end text:id="IMark99906216"/><text:alphabetical-index-mark-end text:id="IMark102102472"/><text:alphabetical-index-mark-end text:id="IMark98922984"/> <text:alphabetical-index-mark-start text:id="IMark101242216"/><text:alphabetical-index-mark-start text:id="IMark102444328"/><text:alphabetical-index-mark-start text:id="IMark94334312"/><text:alphabetical-index-mark-start text:id="IMark94883464"/><text:alphabetical-index-mark-start text:id="IMark35941720"/><text:alphabetical-index-mark-start text:id="IMark91542904"/><text:alphabetical-index-mark-start text:id="IMark79030632"/><text:alphabetical-index-mark-start text:id="IMark99632504"/><text:alphabetical-index-mark-start text:id="IMark96365592"/>data<text:alphabetical-index-mark-end text:id="IMark96365592"/><text:alphabetical-index-mark-end text:id="IMark99632504"/><text:alphabetical-index-mark-end text:id="IMark79030632"/><text:alphabetical-index-mark-end text:id="IMark91542904"/><text:alphabetical-index-mark-start text:id="IMark90023512"/><text:alphabetical-index-mark-start text:id="IMark91005832"/><text:alphabetical-index-mark-start text:id="IMark101998888"/><text:alphabetical-index-mark-start text:id="IMark84002712"/>base<text:alphabetical-index-mark-end text:id="IMark84002712"/><text:alphabetical-index-mark-end text:id="IMark101998888"/><text:alphabetical-index-mark-end text:id="IMark91005832"/><text:alphabetical-index-mark-end text:id="IMark90023512"/><text:alphabetical-index-mark-end text:id="IMark35941720"/><text:alphabetical-index-mark-end text:id="IMark94883464"/><text:alphabetical-index-mark-end text:id="IMark94334312"/><text:alphabetical-index-mark-end text:id="IMark102444328"/><text:alphabetical-index-mark-end text:id="IMark101242216"/> <text:alphabetical-index-mark-start text:id="IMark81507864"/><text:alphabetical-index-mark-start text:id="IMark89804520"/><text:alphabetical-index-mark-start text:id="IMark102890328"/><text:alphabetical-index-mark-start text:id="IMark94415688"/><text:alphabetical-index-mark-start text:id="IMark98843432"/>system<text:alphabetical-index-mark-end text:id="IMark98843432"/><text:alphabetical-index-mark-end text:id="IMark94415688"/><text:alphabetical-index-mark-end text:id="IMark102890328"/><text:alphabetical-index-mark-end text:id="IMark89804520"/><text:alphabetical-index-mark-end text:id="IMark81507864"/> within <text:alphabetical-index-mark-start text:id="IMark43407288"/><text:alphabetical-index-mark-start text:id="IMark93756776"/><text:alphabetical-index-mark-start text:id="IMark103005320"/><text:alphabetical-index-mark-start text:id="IMark98006072"/><text:alphabetical-index-mark-start text:id="IMark90628408"/><text:alphabetical-index-mark-start text:id="IMark92068856"/><text:alphabetical-index-mark-start text:id="IMark96182424"/>Orbit<text:alphabetical-index-mark-end text:id="IMark96182424"/><text:alphabetical-index-mark-end text:id="IMark92068856"/>er<text:alphabetical-index-mark-end text:id="IMark90628408"/><text:alphabetical-index-mark-end text:id="IMark98006072"/><text:alphabetical-index-mark-end text:id="IMark103005320"/><text:alphabetical-index-mark-end text:id="IMark93756776"/><text:alphabetical-index-mark-end text:id="IMark43407288"/> makes it easier to develop new <text:alphabetical-index-mark-start text:id="IMark91011464"/><text:alphabetical-index-mark-start text:id="IMark102276984"/><text:alphabetical-index-mark-start text:id="IMark91937208"/><text:alphabetical-index-mark-start text:id="IMark95785752"/><text:alphabetical-index-mark-start text:id="IMark82693144"/>module<text:alphabetical-index-mark-end text:id="IMark82693144"/><text:alphabetical-index-mark-end text:id="IMark95785752"/><text:alphabetical-index-mark-end text:id="IMark91937208"/><text:alphabetical-index-mark-end text:id="IMark102276984"/><text:alphabetical-index-mark-end text:id="IMark91011464"/>s able to exchange <text:alphabetical-index-mark-start text:id="IMark92686536"/><text:alphabetical-index-mark-start text:id="IMark95415496"/><text:alphabetical-index-mark-start text:id="IMark68871944"/><text:alphabetical-index-mark-start text:id="IMark101678568"/>data<text:alphabetical-index-mark-end text:id="IMark101678568"/><text:alphabetical-index-mark-end text:id="IMark68871944"/><text:alphabetical-index-mark-end text:id="IMark95415496"/><text:alphabetical-index-mark-end text:id="IMark92686536"/> between each other in an easy way.</text:p>
      <text:p text:style-name="Text_20_body"/>
      <text:p text:style-name="Text_20_body"><text:soft-page-break/><text:span text:style-name="T282">The project is </text:span><text:alphabetical-index-mark-start text:id="IMark91045000"/><text:alphabetical-index-mark-start text:id="IMark102215576"/><text:alphabetical-index-mark-start text:id="IMark95341464"/><text:alphabetical-index-mark-start text:id="IMark95023704"/><text:alphabetical-index-mark-start text:id="IMark100743336"/><text:span text:style-name="T282">target</text:span><text:alphabetical-index-mark-end text:id="IMark100743336"/><text:alphabetical-index-mark-end text:id="IMark95023704"/><text:alphabetical-index-mark-end text:id="IMark95341464"/><text:alphabetical-index-mark-end text:id="IMark102215576"/><text:alphabetical-index-mark-end text:id="IMark91045000"/><text:span text:style-name="T282">ed towards </text:span><text:alphabetical-index-mark-start text:id="IMark89747000"/><text:alphabetical-index-mark-start text:id="IMark94523176"/><text:alphabetical-index-mark-start text:id="IMark77623240"/><text:span text:style-name="T282">developer</text:span><text:alphabetical-index-mark-end text:id="IMark77623240"/><text:alphabetical-index-mark-end text:id="IMark94523176"/><text:alphabetical-index-mark-end text:id="IMark89747000"/><text:span text:style-name="T282">s interested in </text:span><text:alphabetical-index-mark-start text:id="IMark95464344"/><text:alphabetical-index-mark-start text:id="IMark96085720"/><text:alphabetical-index-mark-start text:id="IMark95415496"/><text:alphabetical-index-mark-start text:id="IMark92686536"/><text:alphabetical-index-mark-start text:id="IMark68871944"/><text:span text:style-name="T282">AI</text:span><text:alphabetical-index-mark-end text:id="IMark68871944"/><text:alphabetical-index-mark-end text:id="IMark92686536"/><text:alphabetical-index-mark-end text:id="IMark95415496"/><text:alphabetical-index-mark-end text:id="IMark96085720"/><text:alphabetical-index-mark-end text:id="IMark95464344"/><text:span text:style-name="T282"> </text:span><text:alphabetical-index-mark-start text:id="IMark101678568"/><text:alphabetical-index-mark-start text:id="IMark91011464"/><text:alphabetical-index-mark-start text:id="IMark102276984"/><text:alphabetical-index-mark-start text:id="IMark91937208"/><text:alphabetical-index-mark-start text:id="IMark95785752"/><text:span text:style-name="T282">system</text:span><text:alphabetical-index-mark-end text:id="IMark95785752"/><text:alphabetical-index-mark-end text:id="IMark91937208"/><text:alphabetical-index-mark-end text:id="IMark102276984"/><text:alphabetical-index-mark-end text:id="IMark91011464"/><text:alphabetical-index-mark-end text:id="IMark101678568"/><text:span text:style-name="T282">s for </text:span><text:alphabetical-index-mark-start text:id="IMark82693144"/><text:alphabetical-index-mark-start text:id="IMark43407288"/><text:alphabetical-index-mark-start text:id="IMark93756776"/><text:alphabetical-index-mark-start text:id="IMark103005320"/><text:alphabetical-index-mark-start text:id="IMark98006072"/><text:span text:style-name="T282">OSFS</text:span><text:alphabetical-index-mark-end text:id="IMark98006072"/><text:alphabetical-index-mark-end text:id="IMark103005320"/><text:alphabetical-index-mark-end text:id="IMark93756776"/><text:alphabetical-index-mark-end text:id="IMark43407288"/><text:alphabetical-index-mark-end text:id="IMark82693144"/><text:span text:style-name="T282"> and not the general user, at l</text:span><text:alphabetical-index-mark-start text:id="IMark90628408"/><text:alphabetical-index-mark-start text:id="IMark92068856"/><text:span text:style-name="T282">east</text:span><text:alphabetical-index-mark-end text:id="IMark92068856"/><text:alphabetical-index-mark-end text:id="IMark90628408"/><text:span text:style-name="T282"> until </text:span><text:alphabetical-index-mark-start text:id="IMark96182424"/><text:alphabetical-index-mark-start text:id="IMark81507864"/><text:span text:style-name="T282">DGIIIAI</text:span><text:alphabetical-index-mark-end text:id="IMark81507864"/><text:alphabetical-index-mark-end text:id="IMark96182424"/><text:span text:style-name="T282"> matures</text:span>. <text:span text:style-name="T282">Its </text:span><text:alphabetical-index-mark-start text:id="IMark89804520"/><text:alphabetical-index-mark-start text:id="IMark102890328"/><text:alphabetical-index-mark-start text:id="IMark94415688"/><text:alphabetical-index-mark-start text:id="IMark98843432"/><text:span text:style-name="T282">goal</text:span><text:alphabetical-index-mark-end text:id="IMark98843432"/><text:alphabetical-index-mark-end text:id="IMark94415688"/><text:alphabetical-index-mark-end text:id="IMark102890328"/><text:alphabetical-index-mark-end text:id="IMark89804520"/><text:span text:style-name="T282"> </text:span>is to <text:span text:style-name="T72">ultimately </text:span>produce a semi or nearly – autonomous <text:alphabetical-index-mark-start text:id="IMark101242216"/><text:alphabetical-index-mark-start text:id="IMark102444328"/><text:alphabetical-index-mark-start text:id="IMark94334312"/><text:alphabetical-index-mark-start text:id="IMark94883464"/><text:alphabetical-index-mark-start text:id="IMark35941720"/>space<text:alphabetical-index-mark-end text:id="IMark35941720"/><text:alphabetical-index-mark-end text:id="IMark94883464"/><text:alphabetical-index-mark-end text:id="IMark94334312"/><text:alphabetical-index-mark-end text:id="IMark102444328"/><text:alphabetical-index-mark-end text:id="IMark101242216"/>craft <text:alphabetical-index-mark-start text:id="IMark90023512"/><text:alphabetical-index-mark-start text:id="IMark91005832"/><text:alphabetical-index-mark-start text:id="IMark101998888"/><text:alphabetical-index-mark-start text:id="IMark84002712"/><text:alphabetical-index-mark-start text:id="IMark91542904"/>mode<text:alphabetical-index-mark-end text:id="IMark91542904"/><text:alphabetical-index-mark-end text:id="IMark84002712"/><text:alphabetical-index-mark-end text:id="IMark101998888"/><text:alphabetical-index-mark-end text:id="IMark91005832"/><text:alphabetical-index-mark-end text:id="IMark90023512"/>l for <text:alphabetical-index-mark-start text:id="IMark79030632"/><text:alphabetical-index-mark-start text:id="IMark99632504"/><text:alphabetical-index-mark-start text:id="IMark96365592"/><text:alphabetical-index-mark-start text:id="IMark102102472"/><text:alphabetical-index-mark-start text:id="IMark99906216"/>OSFS<text:alphabetical-index-mark-end text:id="IMark99906216"/><text:alphabetical-index-mark-end text:id="IMark102102472"/> <text:span text:style-name="T345">that is sui</text:span><text:alphabetical-index-mark-start text:id="IMark79892024"/><text:alphabetical-index-mark-start text:id="IMark104529864"/><text:span text:style-name="T345">table</text:span><text:alphabetical-index-mark-end text:id="IMark104529864"/><text:alphabetical-index-mark-end text:id="IMark79892024"/><text:span text:style-name="T345"> for all users</text:span><text:alphabetical-index-mark-end text:id="IMark96365592"/><text:alphabetical-index-mark-end text:id="IMark99632504"/><text:alphabetical-index-mark-end text:id="IMark79030632"/>. </text:p>
      <text:p text:style-name="Text_20_body"/>
      <text:p text:style-name="Text_20_body"/>
      <text:h text:style-name="Heading_20_1" text:outline-level="1"><text:bookmark-start text:name="__RefHeading___Toc6461_1483239106"/><text:alphabetical-index-mark-start text:id="IMark93885736"/><text:alphabetical-index-mark-start text:id="IMark103109080"/><text:alphabetical-index-mark-start text:id="IMark103042616"/><text:alphabetical-index-mark-start text:id="IMark91045000"/><text:alphabetical-index-mark-start text:id="IMark102215576"/><text:alphabetical-index-mark-start text:id="IMark95341464"/><text:span text:style-name="T332">Key</text:span><text:alphabetical-index-mark-end text:id="IMark95341464"/><text:span text:style-name="T332">word</text:span><text:alphabetical-index-mark-end text:id="IMark102215576"/><text:alphabetical-index-mark-end text:id="IMark91045000"/><text:alphabetical-index-mark-end text:id="IMark103042616"/><text:alphabetical-index-mark-end text:id="IMark103109080"/><text:alphabetical-index-mark-end text:id="IMark93885736"/><text:span text:style-name="T332">s</text:span> <text:bookmark-end text:name="__RefHeading___Toc6461_1483239106"/></text:h>
      <text:p text:style-name="Text_20_body"/>
      <text:p text:style-name="Text_20_body"><text:alphabetical-index-mark-start text:id="IMark95464344"/><text:alphabetical-index-mark-start text:id="IMark96085720"/><text:alphabetical-index-mark-start text:id="IMark95415496"/><text:alphabetical-index-mark-start text:id="IMark92686536"/><text:alphabetical-index-mark-start text:id="IMark68871944"/>AI<text:alphabetical-index-mark-end text:id="IMark68871944"/><text:alphabetical-index-mark-end text:id="IMark92686536"/><text:alphabetical-index-mark-end text:id="IMark95415496"/><text:alphabetical-index-mark-end text:id="IMark96085720"/><text:alphabetical-index-mark-end text:id="IMark95464344"/>, simu<text:alphabetical-index-mark-start text:id="IMark68761144"/>lat<text:alphabetical-index-mark-end text:id="IMark68761144"/>ion, <text:alphabetical-index-mark-start text:id="IMark101223976"/><text:alphabetical-index-mark-start text:id="IMark96156440"/><text:alphabetical-index-mark-start text:id="IMark101678568"/><text:alphabetical-index-mark-start text:id="IMark91011464"/><text:alphabetical-index-mark-start text:id="IMark102276984"/>artificial<text:alphabetical-index-mark-end text:id="IMark102276984"/><text:alphabetical-index-mark-end text:id="IMark91011464"/><text:alphabetical-index-mark-end text:id="IMark101678568"/><text:alphabetical-index-mark-end text:id="IMark96156440"/><text:alphabetical-index-mark-end text:id="IMark101223976"/> <text:alphabetical-index-mark-start text:id="IMark91937208"/><text:alphabetical-index-mark-start text:id="IMark95785752"/><text:alphabetical-index-mark-start text:id="IMark82693144"/><text:alphabetical-index-mark-start text:id="IMark43407288"/><text:alphabetical-index-mark-start text:id="IMark93756776"/>intelligence<text:alphabetical-index-mark-end text:id="IMark93756776"/><text:alphabetical-index-mark-end text:id="IMark43407288"/><text:alphabetical-index-mark-end text:id="IMark82693144"/><text:alphabetical-index-mark-end text:id="IMark95785752"/><text:alphabetical-index-mark-end text:id="IMark91937208"/>, <text:alphabetical-index-mark-start text:id="IMark103005320"/><text:alphabetical-index-mark-start text:id="IMark98006072"/><text:alphabetical-index-mark-start text:id="IMark67384216"/><text:alphabetical-index-mark-start text:id="IMark90628408"/><text:alphabetical-index-mark-start text:id="IMark92068856"/>expert<text:alphabetical-index-mark-end text:id="IMark92068856"/><text:alphabetical-index-mark-end text:id="IMark90628408"/><text:alphabetical-index-mark-end text:id="IMark67384216"/><text:alphabetical-index-mark-end text:id="IMark98006072"/><text:alphabetical-index-mark-end text:id="IMark103005320"/> <text:alphabetical-index-mark-start text:id="IMark96182424"/><text:alphabetical-index-mark-start text:id="IMark81507864"/><text:alphabetical-index-mark-start text:id="IMark89804520"/><text:alphabetical-index-mark-start text:id="IMark102890328"/><text:alphabetical-index-mark-start text:id="IMark94415688"/>system<text:alphabetical-index-mark-end text:id="IMark94415688"/><text:alphabetical-index-mark-end text:id="IMark102890328"/><text:alphabetical-index-mark-end text:id="IMark89804520"/><text:alphabetical-index-mark-end text:id="IMark81507864"/><text:alphabetical-index-mark-end text:id="IMark96182424"/>s, <text:alphabetical-index-mark-start text:id="IMark98843432"/><text:alphabetical-index-mark-start text:id="IMark102102472"/><text:alphabetical-index-mark-start text:id="IMark99906216"/><text:alphabetical-index-mark-start text:id="IMark90023512"/><text:span text:style-name="T345">data</text:span><text:alphabetical-index-mark-end text:id="IMark90023512"/><text:alphabetical-index-mark-end text:id="IMark99906216"/><text:alphabetical-index-mark-start text:id="IMark91005832"/><text:alphabetical-index-mark-start text:id="IMark101998888"/><text:span text:style-name="T345">base</text:span><text:alphabetical-index-mark-end text:id="IMark101998888"/><text:alphabetical-index-mark-end text:id="IMark91005832"/><text:alphabetical-index-mark-end text:id="IMark102102472"/><text:alphabetical-index-mark-end text:id="IMark98843432"/><text:span text:style-name="T345">s</text:span></text:p>
      <text:p text:style-name="Text_20_body"/>
      <text:p text:style-name="Text_20_body"/>
      <text:h text:style-name="Heading_20_1" text:outline-level="1"><text:bookmark-start text:name="__RefHeading___Toc6463_1483239106"/>Ac<text:alphabetical-index-mark-start text:id="IMark96087032"/><text:alphabetical-index-mark-start text:id="IMark104529864"/><text:alphabetical-index-mark-start text:id="IMark99632504"/><text:alphabetical-index-mark-start text:id="IMark79030632"/>knowledge<text:alphabetical-index-mark-end text:id="IMark79030632"/><text:alphabetical-index-mark-end text:id="IMark99632504"/><text:alphabetical-index-mark-end text:id="IMark104529864"/><text:alphabetical-index-mark-end text:id="IMark96087032"/>ments<text:bookmark-end text:name="__RefHeading___Toc6463_1483239106"/></text:h>
      <text:h text:style-name="Heading_20_1" text:outline-level="1"/>
      <text:p text:style-name="Text_20_body"><text:span text:style-name="T72">This project could not have taken place without the work done by</text:span>:</text:p>
      <text:p text:style-name="Text_20_body"/>
      <text:list xml:id="list5259898332779602939" text:style-name="L1">
        <text:list-item>
          <text:p text:style-name="P42">Dr. Martin <text:alphabetical-index-mark-start text:id="IMark102563992"/><text:alphabetical-index-mark-start text:id="IMark90840904"/><text:alphabetical-index-mark-start text:id="IMark99900968"/><text:alphabetical-index-mark-start text:id="IMark97236648"/><text:alphabetical-index-mark-start text:id="IMark84066504"/>Schweiger<text:alphabetical-index-mark-end text:id="IMark84066504"/><text:alphabetical-index-mark-end text:id="IMark97236648"/><text:alphabetical-index-mark-end text:id="IMark99900968"/><text:alphabetical-index-mark-end text:id="IMark90840904"/><text:alphabetical-index-mark-end text:id="IMark102563992"/> for developing <text:alphabetical-index-mark-start text:id="IMark95341464"/><text:alphabetical-index-mark-start text:id="IMark95023704"/><text:alphabetical-index-mark-start text:id="IMark93885736"/><text:alphabetical-index-mark-start text:id="IMark103109080"/><text:alphabetical-index-mark-start text:id="IMark103042616"/><text:alphabetical-index-mark-start text:id="IMark91045000"/><text:alphabetical-index-mark-start text:id="IMark102215576"/>Orbit<text:alphabetical-index-mark-end text:id="IMark102215576"/><text:alphabetical-index-mark-end text:id="IMark91045000"/>er<text:alphabetical-index-mark-end text:id="IMark103042616"/><text:alphabetical-index-mark-end text:id="IMark103109080"/><text:alphabetical-index-mark-end text:id="IMark93885736"/><text:alphabetical-index-mark-end text:id="IMark95023704"/><text:alphabetical-index-mark-end text:id="IMark95341464"/><text:span text:style-name="T323">[6.17.]</text:span><text:span text:style-name="T278">.</text:span></text:p>
          <text:p text:style-name="P42"/>
        </text:list-item>
        <text:list-item>
          <text:p text:style-name="P42">The <text:alphabetical-index-mark-start text:id="IMark103751432"/><text:alphabetical-index-mark-start text:id="IMark77623240"/><text:alphabetical-index-mark-start text:id="IMark95831288"/>developer<text:alphabetical-index-mark-end text:id="IMark95831288"/><text:alphabetical-index-mark-end text:id="IMark77623240"/><text:alphabetical-index-mark-end text:id="IMark103751432"/>s of <text:alphabetical-index-mark-start text:id="IMark92226360"/><text:alphabetical-index-mark-start text:id="IMark96182424"/><text:alphabetical-index-mark-start text:id="IMark81507864"/><text:alphabetical-index-mark-start text:id="IMark89804520"/><text:alphabetical-index-mark-start text:id="IMark102890328"/>Sqlite3<text:alphabetical-index-mark-end text:id="IMark102890328"/><text:alphabetical-index-mark-end text:id="IMark89804520"/><text:alphabetical-index-mark-end text:id="IMark81507864"/><text:alphabetical-index-mark-end text:id="IMark96182424"/><text:alphabetical-index-mark-end text:id="IMark92226360"/><text:span text:style-name="T323">[6.18.]</text:span> and <text:alphabetical-index-mark-start text:id="IMark94415688"/><text:alphabetical-index-mark-start text:id="IMark103005320"/><text:alphabetical-index-mark-start text:id="IMark98006072"/><text:alphabetical-index-mark-start text:id="IMark67384216"/><text:alphabetical-index-mark-start text:id="IMark90628408"/>OpenMP<text:alphabetical-index-mark-end text:id="IMark90628408"/><text:alphabetical-index-mark-end text:id="IMark67384216"/><text:alphabetical-index-mark-end text:id="IMark98006072"/><text:alphabetical-index-mark-end text:id="IMark103005320"/><text:alphabetical-index-mark-end text:id="IMark94415688"/><text:span text:style-name="T323">[6.8.]</text:span>.</text:p>
          <text:p text:style-name="P42"/>
        </text:list-item>
        <text:list-item>
          <text:p text:style-name="P42">The <text:alphabetical-index-mark-start text:id="IMark101223976"/><text:alphabetical-index-mark-start text:id="IMark96156440"/><text:alphabetical-index-mark-start text:id="IMark101678568"/><text:alphabetical-index-mark-start text:id="IMark91011464"/><text:alphabetical-index-mark-start text:id="IMark102276984"/><text:alphabetical-index-mark-start text:id="IMark68761144"/><text:alphabetical-index-mark-start text:id="IMark95464344"/>Orbit<text:alphabetical-index-mark-end text:id="IMark95464344"/><text:alphabetical-index-mark-end text:id="IMark68761144"/>er<text:alphabetical-index-mark-end text:id="IMark102276984"/><text:alphabetical-index-mark-end text:id="IMark91011464"/><text:alphabetical-index-mark-end text:id="IMark101678568"/><text:alphabetical-index-mark-end text:id="IMark96156440"/><text:alphabetical-index-mark-end text:id="IMark101223976"/> community of users and <text:alphabetical-index-mark-start text:id="IMark96085720"/><text:alphabetical-index-mark-start text:id="IMark95415496"/><text:alphabetical-index-mark-start text:id="IMark92686536"/>developer<text:alphabetical-index-mark-end text:id="IMark92686536"/><text:alphabetical-index-mark-end text:id="IMark95415496"/><text:alphabetical-index-mark-end text:id="IMark96085720"/>s.</text:p>
        </text:list-item>
      </text:list>
      <text:p text:style-name="Text_20_body"/>
      <text:p text:style-name="Text_20_body"/>
      <text:h text:style-name="Heading_20_1" text:outline-level="1"><text:bookmark-start text:name="__RefHeading___Toc8815_1538881673"/><text:alphabetical-index-mark-start text:id="IMark102102472"/><text:alphabetical-index-mark-start text:id="IMark101998888"/><text:alphabetical-index-mark-start text:id="IMark101242216"/><text:alphabetical-index-mark-start text:id="IMark91542904"/><text:alphabetical-index-mark-start text:id="IMark95889656"/>License<text:alphabetical-index-mark-end text:id="IMark95889656"/><text:alphabetical-index-mark-end text:id="IMark91542904"/><text:alphabetical-index-mark-end text:id="IMark101242216"/><text:alphabetical-index-mark-end text:id="IMark101998888"/><text:alphabetical-index-mark-end text:id="IMark102102472"/> and <text:span text:style-name="T335">info for </text:span>contribut<text:span text:style-name="T335">ors</text:span><text:bookmark-end text:name="__RefHeading___Toc8815_1538881673"/></text:h>
      <text:p text:style-name="P12"/>
      <text:p text:style-name="P13">Please read the following <text:alphabetical-index-mark-start text:id="IMark94883464"/><text:alphabetical-index-mark-start text:id="IMark104529864"/><text:alphabetical-index-mark-start text:id="IMark96087032"/><text:alphabetical-index-mark-start text:id="IMark99632504"/>file<text:alphabetical-index-mark-end text:id="IMark99632504"/><text:alphabetical-index-mark-end text:id="IMark96087032"/><text:alphabetical-index-mark-end text:id="IMark104529864"/><text:alphabetical-index-mark-end text:id="IMark94883464"/>s included with this project:</text:p>
      <text:p text:style-name="P13"/>
      <text:list xml:id="list8502911641242233338" text:style-name="L2">
        <text:list-item>
          <text:p text:style-name="P43"><text:alphabetical-index-mark-start text:id="IMark96365592"/><text:alphabetical-index-mark-start text:id="IMark79369064"/><text:alphabetical-index-mark-start text:id="IMark104288328"/><text:alphabetical-index-mark-start text:id="IMark95521224"/><text:alphabetical-index-mark-start text:id="IMark101615560"/>README<text:alphabetical-index-mark-end text:id="IMark101615560"/><text:alphabetical-index-mark-end text:id="IMark95521224"/><text:alphabetical-index-mark-end text:id="IMark104288328"/><text:alphabetical-index-mark-end text:id="IMark79369064"/><text:alphabetical-index-mark-end text:id="IMark96365592"/>.md: contains info on <text:alphabetical-index-mark-start text:id="IMark93383800"/><text:alphabetical-index-mark-start text:id="IMark96047800"/><text:alphabetical-index-mark-start text:id="IMark95341464"/><text:alphabetical-index-mark-start text:id="IMark95023704"/>setting<text:alphabetical-index-mark-end text:id="IMark95023704"/><text:alphabetical-index-mark-end text:id="IMark95341464"/><text:alphabetical-index-mark-end text:id="IMark96047800"/><text:alphabetical-index-mark-end text:id="IMark93383800"/> up your <text:alphabetical-index-mark-start text:id="IMark93885736"/><text:alphabetical-index-mark-start text:id="IMark103109080"/><text:alphabetical-index-mark-start text:id="IMark103042616"/><text:alphabetical-index-mark-start text:id="IMark91045000"/><text:alphabetical-index-mark-start text:id="IMark102215576"/>system<text:alphabetical-index-mark-end text:id="IMark102215576"/><text:alphabetical-index-mark-end text:id="IMark91045000"/><text:alphabetical-index-mark-end text:id="IMark103042616"/><text:alphabetical-index-mark-end text:id="IMark103109080"/><text:alphabetical-index-mark-end text:id="IMark93885736"/> and <text:alphabetical-index-mark-start text:id="IMark102563992"/><text:alphabetical-index-mark-start text:id="IMark90840904"/><text:alphabetical-index-mark-start text:id="IMark99900968"/><text:alphabetical-index-mark-start text:id="IMark97236648"/><text:alphabetical-index-mark-start text:id="IMark84066504"/>install<text:alphabetical-index-mark-end text:id="IMark84066504"/><text:alphabetical-index-mark-end text:id="IMark97236648"/><text:alphabetical-index-mark-end text:id="IMark99900968"/><text:alphabetical-index-mark-end text:id="IMark90840904"/><text:alphabetical-index-mark-end text:id="IMark102563992"/>ing the <text:alphabetical-index-mark-start text:id="IMark100743336"/><text:alphabetical-index-mark-start text:id="IMark94523176"/><text:alphabetical-index-mark-start text:id="IMark79089480"/><text:alphabetical-index-mark-start text:id="IMark89747000"/>file<text:alphabetical-index-mark-end text:id="IMark89747000"/><text:alphabetical-index-mark-end text:id="IMark79089480"/><text:alphabetical-index-mark-end text:id="IMark94523176"/><text:alphabetical-index-mark-end text:id="IMark100743336"/>s.</text:p>
          <text:p text:style-name="P43"/>
        </text:list-item>
        <text:list-item>
          <text:p text:style-name="P43"><text:soft-page-break/><text:alphabetical-index-mark-start text:id="IMark96182424"/><text:alphabetical-index-mark-start text:id="IMark81507864"/><text:alphabetical-index-mark-start text:id="IMark89804520"/><text:alphabetical-index-mark-start text:id="IMark102890328"/><text:alphabetical-index-mark-start text:id="IMark103751432"/>CONTRIBUTING<text:alphabetical-index-mark-end text:id="IMark103751432"/><text:alphabetical-index-mark-end text:id="IMark102890328"/><text:alphabetical-index-mark-end text:id="IMark89804520"/><text:alphabetical-index-mark-end text:id="IMark81507864"/><text:alphabetical-index-mark-end text:id="IMark96182424"/>.md: if you wan to <text:alphabetical-index-mark-start text:id="IMark77623240"/><text:alphabetical-index-mark-start text:id="IMark95831288"/><text:alphabetical-index-mark-start text:id="IMark92068856"/><text:alphabetical-index-mark-start text:id="IMark94415688"/>contribute<text:alphabetical-index-mark-end text:id="IMark94415688"/><text:alphabetical-index-mark-end text:id="IMark92068856"/><text:alphabetical-index-mark-end text:id="IMark95831288"/><text:alphabetical-index-mark-end text:id="IMark77623240"/> to this project.</text:p>
          <text:p text:style-name="P43"/>
        </text:list-item>
        <text:list-item>
          <text:p text:style-name="P43"><text:alphabetical-index-mark-start text:id="IMark90628408"/><text:alphabetical-index-mark-start text:id="IMark91937208"/><text:alphabetical-index-mark-start text:id="IMark82693144"/><text:alphabetical-index-mark-start text:id="IMark95785752"/><text:alphabetical-index-mark-start text:id="IMark93756776"/>COPYING<text:alphabetical-index-mark-end text:id="IMark93756776"/><text:alphabetical-index-mark-end text:id="IMark95785752"/><text:alphabetical-index-mark-end text:id="IMark82693144"/><text:alphabetical-index-mark-end text:id="IMark91937208"/><text:alphabetical-index-mark-end text:id="IMark90628408"/>: for <text:alphabetical-index-mark-start text:id="IMark43407288"/><text:alphabetical-index-mark-start text:id="IMark95415496"/><text:alphabetical-index-mark-start text:id="IMark96085720"/><text:alphabetical-index-mark-start text:id="IMark92686536"/><text:alphabetical-index-mark-start text:id="IMark101223976"/>license<text:alphabetical-index-mark-end text:id="IMark101223976"/><text:alphabetical-index-mark-end text:id="IMark92686536"/><text:alphabetical-index-mark-end text:id="IMark96085720"/><text:alphabetical-index-mark-end text:id="IMark95415496"/><text:alphabetical-index-mark-end text:id="IMark43407288"/> in<text:alphabetical-index-mark-start text:id="IMark96156440"/><text:alphabetical-index-mark-start text:id="IMark101678568"/><text:alphabetical-index-mark-start text:id="IMark91011464"/><text:alphabetical-index-mark-start text:id="IMark102276984"/><text:alphabetical-index-mark-start text:id="IMark68761144"/>format<text:alphabetical-index-mark-end text:id="IMark68761144"/><text:alphabetical-index-mark-end text:id="IMark102276984"/><text:alphabetical-index-mark-end text:id="IMark91011464"/><text:alphabetical-index-mark-end text:id="IMark101678568"/><text:alphabetical-index-mark-end text:id="IMark96156440"/>ion.</text:p>
        </text:list-item>
      </text:list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54" text:outline-level="1"><text:alphabetical-index-mark-start text:id="IMark68871944"/>Table<text:alphabetical-index-mark-end text:id="IMark68871944"/> of Contents</text:h>
          </text:index-title>
          <text:p text:style-name="P52"><text:a xlink:type="simple" xlink:href="#__RefHeading___Toc6459_1483239106" text:style-name="Index_20_Link" text:visited-style-name="Index_20_Link"><text:span text:style-name="Index_20_Link"/></text:a></text:p>
          <text:p text:style-name="P52"><text:alphabetical-index-mark-start text:id="IMark94883464"/><text:a xlink:type="simple" xlink:href="#__RefHeading___Toc6459_1483239106" text:style-name="Index_20_Link" text:visited-style-name="Index_20_Link">Abstract</text:a><text:alphabetical-index-mark-end text:id="IMark94883464"/><text:a xlink:type="simple" xlink:href="#__RefHeading___Toc6459_1483239106" text:style-name="Index_20_Link" text:visited-style-name="Index_20_Link"><text:tab/>1</text:a></text:p>
          <text:p text:style-name="P52"><text:alphabetical-index-mark-start text:id="IMark103751432"/><text:a xlink:type="simple" xlink:href="#__RefHeading___Toc6461_1483239106" text:style-name="Index_20_Link" text:visited-style-name="Index_20_Link">Keyword</text:a><text:alphabetical-index-mark-end text:id="IMark103751432"/><text:a xlink:type="simple" xlink:href="#__RefHeading___Toc6461_1483239106" text:style-name="Index_20_Link" text:visited-style-name="Index_20_Link">s<text:tab/>2</text:a></text:p>
          <text:p text:style-name="P52"><text:a xlink:type="simple" xlink:href="#__RefHeading___Toc6463_1483239106" text:style-name="Index_20_Link" text:visited-style-name="Index_20_Link">Ac</text:a><text:alphabetical-index-mark-start text:id="IMark93996840"/><text:a xlink:type="simple" xlink:href="#__RefHeading___Toc6463_1483239106" text:style-name="Index_20_Link" text:visited-style-name="Index_20_Link">knowledge</text:a><text:alphabetical-index-mark-end text:id="IMark93996840"/><text:a xlink:type="simple" xlink:href="#__RefHeading___Toc6463_1483239106" text:style-name="Index_20_Link" text:visited-style-name="Index_20_Link">ments<text:tab/>2</text:a></text:p>
          <text:p text:style-name="P52"><text:alphabetical-index-mark-start text:id="IMark103751432"/><text:a xlink:type="simple" xlink:href="#__RefHeading___Toc8815_1538881673" text:style-name="Index_20_Link" text:visited-style-name="Index_20_Link">License</text:a><text:alphabetical-index-mark-end text:id="IMark103751432"/><text:a xlink:type="simple" xlink:href="#__RefHeading___Toc8815_1538881673" text:style-name="Index_20_Link" text:visited-style-name="Index_20_Link"> and info for contributors<text:tab/>2</text:a></text:p>
          <text:p text:style-name="P52"><text:a xlink:type="simple" xlink:href="#__RefHeading___Toc6465_1483239106" text:style-name="Index_20_Link" text:visited-style-name="Index_20_Link">1. </text:a><text:alphabetical-index-mark-start text:id="IMark104288328"/><text:a xlink:type="simple" xlink:href="#__RefHeading___Toc6465_1483239106" text:style-name="Index_20_Link" text:visited-style-name="Index_20_Link">Introduction</text:a><text:alphabetical-index-mark-end text:id="IMark104288328"/><text:a xlink:type="simple" xlink:href="#__RefHeading___Toc6465_1483239106" text:style-name="Index_20_Link" text:visited-style-name="Index_20_Link"><text:tab/>7</text:a></text:p>
          <text:p text:style-name="P52"><text:a xlink:type="simple" xlink:href="#__RefHeading___Toc6754_1483239106" text:style-name="Index_20_Link" text:visited-style-name="Index_20_Link">1.1. </text:a><text:alphabetical-index-mark-start text:id="IMark103751432"/><text:a xlink:type="simple" xlink:href="#__RefHeading___Toc6754_1483239106" text:style-name="Index_20_Link" text:visited-style-name="Index_20_Link">Intelligence</text:a><text:alphabetical-index-mark-end text:id="IMark103751432"/><text:a xlink:type="simple" xlink:href="#__RefHeading___Toc6754_1483239106" text:style-name="Index_20_Link" text:visited-style-name="Index_20_Link"><text:tab/>7</text:a></text:p>
          <text:p text:style-name="P52"><text:a xlink:type="simple" xlink:href="#__RefHeading___Toc6756_1483239106" text:style-name="Index_20_Link" text:visited-style-name="Index_20_Link">1.2. </text:a><text:alphabetical-index-mark-start text:id="IMark90023512"/><text:a xlink:type="simple" xlink:href="#__RefHeading___Toc6756_1483239106" text:style-name="Index_20_Link" text:visited-style-name="Index_20_Link">Communication</text:a><text:alphabetical-index-mark-end text:id="IMark90023512"/><text:a xlink:type="simple" xlink:href="#__RefHeading___Toc6756_1483239106" text:style-name="Index_20_Link" text:visited-style-name="Index_20_Link">s between </text:a><text:alphabetical-index-mark-start text:id="IMark101998888"/><text:a xlink:type="simple" xlink:href="#__RefHeading___Toc6756_1483239106" text:style-name="Index_20_Link" text:visited-style-name="Index_20_Link">module</text:a><text:alphabetical-index-mark-end text:id="IMark101998888"/><text:a xlink:type="simple" xlink:href="#__RefHeading___Toc6756_1483239106" text:style-name="Index_20_Link" text:visited-style-name="Index_20_Link">s<text:tab/>7</text:a></text:p>
          <text:p text:style-name="P52"><text:a xlink:type="simple" xlink:href="#__RefHeading___Toc6467_1483239106" text:style-name="Index_20_Link" text:visited-style-name="Index_20_Link">2. Conventions, </text:a><text:alphabetical-index-mark-start text:id="IMark102563992"/><text:a xlink:type="simple" xlink:href="#__RefHeading___Toc6467_1483239106" text:style-name="Index_20_Link" text:visited-style-name="Index_20_Link">caveat</text:a><text:alphabetical-index-mark-end text:id="IMark102563992"/><text:a xlink:type="simple" xlink:href="#__RefHeading___Toc6467_1483239106" text:style-name="Index_20_Link" text:visited-style-name="Index_20_Link">s and </text:a><text:alphabetical-index-mark-start text:id="IMark90435352"/><text:a xlink:type="simple" xlink:href="#__RefHeading___Toc6467_1483239106" text:style-name="Index_20_Link" text:visited-style-name="Index_20_Link">base</text:a><text:alphabetical-index-mark-end text:id="IMark90435352"/><text:a xlink:type="simple" xlink:href="#__RefHeading___Toc6467_1483239106" text:style-name="Index_20_Link" text:visited-style-name="Index_20_Link"> </text:a><text:alphabetical-index-mark-start text:id="IMark79089480"/><text:a xlink:type="simple" xlink:href="#__RefHeading___Toc6467_1483239106" text:style-name="Index_20_Link" text:visited-style-name="Index_20_Link">condition</text:a><text:alphabetical-index-mark-end text:id="IMark79089480"/><text:a xlink:type="simple" xlink:href="#__RefHeading___Toc6467_1483239106" text:style-name="Index_20_Link" text:visited-style-name="Index_20_Link">s of </text:a><text:alphabetical-index-mark-start text:id="IMark90840904"/><text:a xlink:type="simple" xlink:href="#__RefHeading___Toc6467_1483239106" text:style-name="Index_20_Link" text:visited-style-name="Index_20_Link">development</text:a><text:alphabetical-index-mark-end text:id="IMark90840904"/><text:a xlink:type="simple" xlink:href="#__RefHeading___Toc6467_1483239106" text:style-name="Index_20_Link" text:visited-style-name="Index_20_Link"><text:tab/>9</text:a></text:p>
          <text:p text:style-name="P52"><text:a xlink:type="simple" xlink:href="#__RefHeading___Toc6758_1483239106" text:style-name="Index_20_Link" text:visited-style-name="Index_20_Link">2.1. Origins<text:tab/>9</text:a></text:p>
          <text:p text:style-name="P52"><text:a xlink:type="simple" xlink:href="#__RefHeading___Toc6760_1483239106" text:style-name="Index_20_Link" text:visited-style-name="Index_20_Link">2.2. Multi </text:a><text:alphabetical-index-mark-start text:id="IMark95831288"/><text:a xlink:type="simple" xlink:href="#__RefHeading___Toc6760_1483239106" text:style-name="Index_20_Link" text:visited-style-name="Index_20_Link">thread</text:a><text:alphabetical-index-mark-end text:id="IMark95831288"/><text:a xlink:type="simple" xlink:href="#__RefHeading___Toc6760_1483239106" text:style-name="Index_20_Link" text:visited-style-name="Index_20_Link">ing<text:tab/>9</text:a></text:p>
          <text:p text:style-name="P52"><text:a xlink:type="simple" xlink:href="#__RefHeading___Toc6762_1483239106" text:style-name="Index_20_Link" text:visited-style-name="Index_20_Link">2.3. Terms and abbreviations used in this text<text:tab/>9</text:a></text:p>
          <text:p text:style-name="P52"><text:a xlink:type="simple" xlink:href="#__RefHeading___Toc6764_1483239106" text:style-name="Index_20_Link" text:visited-style-name="Index_20_Link">2.4. </text:a><text:alphabetical-index-mark-start text:id="IMark93383800"/><text:a xlink:type="simple" xlink:href="#__RefHeading___Toc6764_1483239106" text:style-name="Index_20_Link" text:visited-style-name="Index_20_Link">Target</text:a><text:alphabetical-index-mark-end text:id="IMark93383800"/><text:a xlink:type="simple" xlink:href="#__RefHeading___Toc6764_1483239106" text:style-name="Index_20_Link" text:visited-style-name="Index_20_Link"> </text:a><text:alphabetical-index-mark-start text:id="IMark95341464"/><text:a xlink:type="simple" xlink:href="#__RefHeading___Toc6764_1483239106" text:style-name="Index_20_Link" text:visited-style-name="Index_20_Link">audience</text:a><text:alphabetical-index-mark-end text:id="IMark95341464"/><text:a xlink:type="simple" xlink:href="#__RefHeading___Toc6764_1483239106" text:style-name="Index_20_Link" text:visited-style-name="Index_20_Link"><text:tab/>11</text:a></text:p>
          <text:p text:style-name="P52"><text:a xlink:type="simple" xlink:href="#__RefHeading___Toc6766_1483239106" text:style-name="Index_20_Link" text:visited-style-name="Index_20_Link">2.5. </text:a><text:alphabetical-index-mark-start text:id="IMark102215576"/><text:a xlink:type="simple" xlink:href="#__RefHeading___Toc6766_1483239106" text:style-name="Index_20_Link" text:visited-style-name="Index_20_Link">HPC</text:a><text:alphabetical-index-mark-end text:id="IMark102215576"/><text:a xlink:type="simple" xlink:href="#__RefHeading___Toc6766_1483239106" text:style-name="Index_20_Link" text:visited-style-name="Index_20_Link"><text:tab/>11</text:a></text:p>
          <text:p text:style-name="P52"><text:a xlink:type="simple" xlink:href="#__RefHeading___Toc6768_1483239106" text:style-name="Index_20_Link" text:visited-style-name="Index_20_Link">2.6. </text:a><text:alphabetical-index-mark-start text:id="IMark91005832"/><text:alphabetical-index-mark-start text:id="IMark96087032"/><text:alphabetical-index-mark-start text:id="IMark99632504"/><text:a xlink:type="simple" xlink:href="#__RefHeading___Toc6768_1483239106" text:style-name="Index_20_Link" text:visited-style-name="Index_20_Link">R</text:a><text:alphabetical-index-mark-start text:id="IMark90840904"/><text:a xlink:type="simple" xlink:href="#__RefHeading___Toc6768_1483239106" text:style-name="Index_20_Link" text:visited-style-name="Index_20_Link">DB</text:a><text:alphabetical-index-mark-end text:id="IMark90840904"/><text:alphabetical-index-mark-end text:id="IMark99632504"/><text:alphabetical-index-mark-end text:id="IMark96087032"/><text:a xlink:type="simple" xlink:href="#__RefHeading___Toc6768_1483239106" text:style-name="Index_20_Link" text:visited-style-name="Index_20_Link">MS</text:a><text:alphabetical-index-mark-end text:id="IMark91005832"/><text:a xlink:type="simple" xlink:href="#__RefHeading___Toc6768_1483239106" text:style-name="Index_20_Link" text:visited-style-name="Index_20_Link"><text:tab/>11</text:a></text:p>
          <text:p text:style-name="P52"><text:a xlink:type="simple" xlink:href="#__RefHeading___Toc6770_1483239106" text:style-name="Index_20_Link" text:visited-style-name="Index_20_Link">2.7. </text:a><text:alphabetical-index-mark-start text:id="IMark95404200"/><text:a xlink:type="simple" xlink:href="#__RefHeading___Toc6770_1483239106" text:style-name="Index_20_Link" text:visited-style-name="Index_20_Link">AI</text:a><text:alphabetical-index-mark-end text:id="IMark95404200"/><text:a xlink:type="simple" xlink:href="#__RefHeading___Toc6770_1483239106" text:style-name="Index_20_Link" text:visited-style-name="Index_20_Link"><text:tab/>11</text:a></text:p>
          <text:p text:style-name="P52"><text:a xlink:type="simple" xlink:href="#__RefHeading___Toc6469_1483239106" text:style-name="Index_20_Link" text:visited-style-name="Index_20_Link">3. </text:a><text:alphabetical-index-mark-start text:id="IMark89804520"/><text:a xlink:type="simple" xlink:href="#__RefHeading___Toc6469_1483239106" text:style-name="Index_20_Link" text:visited-style-name="Index_20_Link">Development</text:a><text:alphabetical-index-mark-end text:id="IMark89804520"/><text:a xlink:type="simple" xlink:href="#__RefHeading___Toc6469_1483239106" text:style-name="Index_20_Link" text:visited-style-name="Index_20_Link"><text:tab/>13</text:a></text:p>
          <text:p text:style-name="P52"><text:a xlink:type="simple" xlink:href="#__RefHeading___Toc6772_1483239106" text:style-name="Index_20_Link" text:visited-style-name="Index_20_Link">3.1. </text:a><text:alphabetical-index-mark-start text:id="IMark92175848"/><text:a xlink:type="simple" xlink:href="#__RefHeading___Toc6772_1483239106" text:style-name="Index_20_Link" text:visited-style-name="Index_20_Link">AI</text:a><text:alphabetical-index-mark-end text:id="IMark92175848"/><text:a xlink:type="simple" xlink:href="#__RefHeading___Toc6772_1483239106" text:style-name="Index_20_Link" text:visited-style-name="Index_20_Link"> </text:a><text:alphabetical-index-mark-start text:id="IMark82995960"/><text:a xlink:type="simple" xlink:href="#__RefHeading___Toc6772_1483239106" text:style-name="Index_20_Link" text:visited-style-name="Index_20_Link">Language</text:a><text:alphabetical-index-mark-end text:id="IMark82995960"/><text:a xlink:type="simple" xlink:href="#__RefHeading___Toc6772_1483239106" text:style-name="Index_20_Link" text:visited-style-name="Index_20_Link"> choice<text:tab/>13</text:a></text:p>
          <text:p text:style-name="P52"><text:a xlink:type="simple" xlink:href="#__RefHeading___Toc6774_1483239106" text:style-name="Index_20_Link" text:visited-style-name="Index_20_Link">3.2. </text:a><text:alphabetical-index-mark-start text:id="IMark91542904"/><text:a xlink:type="simple" xlink:href="#__RefHeading___Toc6774_1483239106" text:style-name="Index_20_Link" text:visited-style-name="Index_20_Link">Data</text:a><text:alphabetical-index-mark-start text:id="IMark97886520"/><text:a xlink:type="simple" xlink:href="#__RefHeading___Toc6774_1483239106" text:style-name="Index_20_Link" text:visited-style-name="Index_20_Link">base</text:a><text:alphabetical-index-mark-end text:id="IMark97886520"/><text:alphabetical-index-mark-end text:id="IMark91542904"/><text:a xlink:type="simple" xlink:href="#__RefHeading___Toc6774_1483239106" text:style-name="Index_20_Link" text:visited-style-name="Index_20_Link"> choice<text:tab/>14</text:a></text:p>
          <text:p text:style-name="P52"><text:a xlink:type="simple" xlink:href="#__RefHeading___Toc6776_1483239106" text:style-name="Index_20_Link" text:visited-style-name="Index_20_Link">3.3. Multi </text:a><text:alphabetical-index-mark-start text:id="IMark102276984"/><text:a xlink:type="simple" xlink:href="#__RefHeading___Toc6776_1483239106" text:style-name="Index_20_Link" text:visited-style-name="Index_20_Link">thread</text:a><text:alphabetical-index-mark-end text:id="IMark102276984"/><text:a xlink:type="simple" xlink:href="#__RefHeading___Toc6776_1483239106" text:style-name="Index_20_Link" text:visited-style-name="Index_20_Link">ing </text:a><text:alphabetical-index-mark-start text:id="IMark96085720"/><text:a xlink:type="simple" xlink:href="#__RefHeading___Toc6776_1483239106" text:style-name="Index_20_Link" text:visited-style-name="Index_20_Link">paradigm</text:a><text:alphabetical-index-mark-end text:id="IMark96085720"/><text:a xlink:type="simple" xlink:href="#__RefHeading___Toc6776_1483239106" text:style-name="Index_20_Link" text:visited-style-name="Index_20_Link"> choice<text:tab/>15</text:a></text:p>
          <text:p text:style-name="P52"><text:a xlink:type="simple" xlink:href="#__RefHeading___Toc6778_1483239106" text:style-name="Index_20_Link" text:visited-style-name="Index_20_Link">3.4. </text:a><text:alphabetical-index-mark-start text:id="IMark60681992"/><text:a xlink:type="simple" xlink:href="#__RefHeading___Toc6778_1483239106" text:style-name="Index_20_Link" text:visited-style-name="Index_20_Link">Flight</text:a><text:alphabetical-index-mark-end text:id="IMark60681992"/><text:a xlink:type="simple" xlink:href="#__RefHeading___Toc6778_1483239106" text:style-name="Index_20_Link" text:visited-style-name="Index_20_Link"> characteristics<text:tab/>16</text:a></text:p>
          <text:p text:style-name="P52"><text:a xlink:type="simple" xlink:href="#__RefHeading___Toc6366_1538881673" text:style-name="Index_20_Link" text:visited-style-name="Index_20_Link">3.4.1. </text:a><text:alphabetical-index-mark-start text:id="IMark92365864"/><text:a xlink:type="simple" xlink:href="#__RefHeading___Toc6366_1538881673" text:style-name="Index_20_Link" text:visited-style-name="Index_20_Link">Landing</text:a><text:alphabetical-index-mark-end text:id="IMark92365864"/><text:a xlink:type="simple" xlink:href="#__RefHeading___Toc6366_1538881673" text:style-name="Index_20_Link" text:visited-style-name="Index_20_Link"> </text:a><text:alphabetical-index-mark-start text:id="IMark99217592"/><text:a xlink:type="simple" xlink:href="#__RefHeading___Toc6366_1538881673" text:style-name="Index_20_Link" text:visited-style-name="Index_20_Link">gear</text:a><text:alphabetical-index-mark-end text:id="IMark99217592"/><text:a xlink:type="simple" xlink:href="#__RefHeading___Toc6366_1538881673" text:style-name="Index_20_Link" text:visited-style-name="Index_20_Link"> </text:a><text:alphabetical-index-mark-start text:id="IMark102276984"/><text:a xlink:type="simple" xlink:href="#__RefHeading___Toc6366_1538881673" text:style-name="Index_20_Link" text:visited-style-name="Index_20_Link">retr</text:a><text:alphabetical-index-mark-start text:id="IMark92669192"/><text:a xlink:type="simple" xlink:href="#__RefHeading___Toc6366_1538881673" text:style-name="Index_20_Link" text:visited-style-name="Index_20_Link">act</text:a><text:alphabetical-index-mark-end text:id="IMark102276984"/><text:a xlink:type="simple" xlink:href="#__RefHeading___Toc6366_1538881673" text:style-name="Index_20_Link" text:visited-style-name="Index_20_Link">ion</text:a><text:alphabetical-index-mark-end text:id="IMark92669192"/><text:a xlink:type="simple" xlink:href="#__RefHeading___Toc6366_1538881673" text:style-name="Index_20_Link" text:visited-style-name="Index_20_Link"> </text:a><text:alphabetical-index-mark-start text:id="IMark104529864"/><text:a xlink:type="simple" xlink:href="#__RefHeading___Toc6366_1538881673" text:style-name="Index_20_Link" text:visited-style-name="Index_20_Link">speed</text:a><text:alphabetical-index-mark-end text:id="IMark104529864"/><text:a xlink:type="simple" xlink:href="#__RefHeading___Toc6366_1538881673" text:style-name="Index_20_Link" text:visited-style-name="Index_20_Link"><text:tab/>16</text:a></text:p>
          <text:p text:style-name="P52"><text:a xlink:type="simple" xlink:href="#__RefHeading___Toc6368_1538881673" text:style-name="Index_20_Link" text:visited-style-name="Index_20_Link">3.4.2. </text:a><text:alphabetical-index-mark-start text:id="IMark82995960"/><text:a xlink:type="simple" xlink:href="#__RefHeading___Toc6368_1538881673" text:style-name="Index_20_Link" text:visited-style-name="Index_20_Link">Artificial</text:a><text:alphabetical-index-mark-end text:id="IMark82995960"/><text:a xlink:type="simple" xlink:href="#__RefHeading___Toc6368_1538881673" text:style-name="Index_20_Link" text:visited-style-name="Index_20_Link"> </text:a><text:alphabetical-index-mark-start text:id="IMark93383800"/><text:a xlink:type="simple" xlink:href="#__RefHeading___Toc6368_1538881673" text:style-name="Index_20_Link" text:visited-style-name="Index_20_Link">intelligence</text:a><text:alphabetical-index-mark-end text:id="IMark93383800"/><text:a xlink:type="simple" xlink:href="#__RefHeading___Toc6368_1538881673" text:style-name="Index_20_Link" text:visited-style-name="Index_20_Link"> engine (</text:a><text:alphabetical-index-mark-start text:id="IMark68871944"/><text:a xlink:type="simple" xlink:href="#__RefHeading___Toc6368_1538881673" text:style-name="Index_20_Link" text:visited-style-name="Index_20_Link">AIE</text:a><text:alphabetical-index-mark-end text:id="IMark68871944"/><text:a xlink:type="simple" xlink:href="#__RefHeading___Toc6368_1538881673" text:style-name="Index_20_Link" text:visited-style-name="Index_20_Link">)<text:tab/>16</text:a></text:p>
          <text:p text:style-name="P52"><text:a xlink:type="simple" xlink:href="#__RefHeading___Toc35994_1710679464" text:style-name="Index_20_Link" text:visited-style-name="Index_20_Link">3.5. Choices left out at l</text:a><text:alphabetical-index-mark-start text:id="IMark104288328"/><text:a xlink:type="simple" xlink:href="#__RefHeading___Toc35994_1710679464" text:style-name="Index_20_Link" text:visited-style-name="Index_20_Link">east</text:a><text:alphabetical-index-mark-end text:id="IMark104288328"/><text:a xlink:type="simple" xlink:href="#__RefHeading___Toc35994_1710679464" text:style-name="Index_20_Link" text:visited-style-name="Index_20_Link"> for now<text:tab/>17</text:a></text:p>
          <text:p text:style-name="P52"><text:a xlink:type="simple" xlink:href="#__RefHeading___Toc35996_1710679464" text:style-name="Index_20_Link" text:visited-style-name="Index_20_Link">3.5.1. </text:a><text:alphabetical-index-mark-start text:id="IMark90587368"/><text:a xlink:type="simple" xlink:href="#__RefHeading___Toc35996_1710679464" text:style-name="Index_20_Link" text:visited-style-name="Index_20_Link">Server</text:a><text:alphabetical-index-mark-end text:id="IMark90587368"/><text:a xlink:type="simple" xlink:href="#__RefHeading___Toc35996_1710679464" text:style-name="Index_20_Link" text:visited-style-name="Index_20_Link"> – </text:a><text:alphabetical-index-mark-start text:id="IMark92226360"/><text:a xlink:type="simple" xlink:href="#__RefHeading___Toc35996_1710679464" text:style-name="Index_20_Link" text:visited-style-name="Index_20_Link">base</text:a><text:alphabetical-index-mark-end text:id="IMark92226360"/><text:a xlink:type="simple" xlink:href="#__RefHeading___Toc35996_1710679464" text:style-name="Index_20_Link" text:visited-style-name="Index_20_Link">d </text:a><text:alphabetical-index-mark-start text:id="IMark84374024"/><text:alphabetical-index-mark-start text:id="IMark90023512"/><text:alphabetical-index-mark-start text:id="IMark96182424"/><text:a xlink:type="simple" xlink:href="#__RefHeading___Toc35996_1710679464" text:style-name="Index_20_Link" text:visited-style-name="Index_20_Link">R</text:a><text:alphabetical-index-mark-start text:id="IMark81507864"/><text:a xlink:type="simple" xlink:href="#__RefHeading___Toc35996_1710679464" text:style-name="Index_20_Link" text:visited-style-name="Index_20_Link">DB</text:a><text:alphabetical-index-mark-end text:id="IMark81507864"/><text:alphabetical-index-mark-end text:id="IMark96182424"/><text:alphabetical-index-mark-end text:id="IMark90023512"/><text:a xlink:type="simple" xlink:href="#__RefHeading___Toc35996_1710679464" text:style-name="Index_20_Link" text:visited-style-name="Index_20_Link">MS</text:a><text:alphabetical-index-mark-end text:id="IMark84374024"/><text:a xlink:type="simple" xlink:href="#__RefHeading___Toc35996_1710679464" text:style-name="Index_20_Link" text:visited-style-name="Index_20_Link"><text:tab/>17</text:a></text:p>
          <text:p text:style-name="P52"><text:a xlink:type="simple" xlink:href="#__RefHeading___Toc35998_1710679464" text:style-name="Index_20_Link" text:visited-style-name="Index_20_Link">3.5.2. Common </text:a><text:alphabetical-index-mark-start text:id="IMark102215576"/><text:alphabetical-index-mark-start text:id="IMark91005832"/><text:a xlink:type="simple" xlink:href="#__RefHeading___Toc35998_1710679464" text:style-name="Index_20_Link" text:visited-style-name="Index_20_Link">Orbit</text:a><text:alphabetical-index-mark-end text:id="IMark91005832"/><text:a xlink:type="simple" xlink:href="#__RefHeading___Toc35998_1710679464" text:style-name="Index_20_Link" text:visited-style-name="Index_20_Link">er</text:a><text:alphabetical-index-mark-end text:id="IMark102215576"/><text:a xlink:type="simple" xlink:href="#__RefHeading___Toc35998_1710679464" text:style-name="Index_20_Link" text:visited-style-name="Index_20_Link"> </text:a><text:alphabetical-index-mark-start text:id="IMark91937208"/><text:a xlink:type="simple" xlink:href="#__RefHeading___Toc35998_1710679464" text:style-name="Index_20_Link" text:visited-style-name="Index_20_Link">module</text:a><text:alphabetical-index-mark-end text:id="IMark91937208"/><text:a xlink:type="simple" xlink:href="#__RefHeading___Toc35998_1710679464" text:style-name="Index_20_Link" text:visited-style-name="Index_20_Link">s<text:tab/>17</text:a></text:p>
          <text:p text:style-name="P52"><text:a xlink:type="simple" xlink:href="#__RefHeading___Toc36000_1710679464" text:style-name="Index_20_Link" text:visited-style-name="Index_20_Link">3.5.3. Non </text:a><text:alphabetical-index-mark-start text:id="IMark84374024"/><text:a xlink:type="simple" xlink:href="#__RefHeading___Toc36000_1710679464" text:style-name="Index_20_Link" text:visited-style-name="Index_20_Link">Boolean</text:a><text:alphabetical-index-mark-end text:id="IMark84374024"/><text:a xlink:type="simple" xlink:href="#__RefHeading___Toc36000_1710679464" text:style-name="Index_20_Link" text:visited-style-name="Index_20_Link"> </text:a><text:alphabetical-index-mark-start text:id="IMark103985336"/><text:a xlink:type="simple" xlink:href="#__RefHeading___Toc36000_1710679464" text:style-name="Index_20_Link" text:visited-style-name="Index_20_Link">logic</text:a><text:alphabetical-index-mark-end text:id="IMark103985336"/><text:a xlink:type="simple" xlink:href="#__RefHeading___Toc36000_1710679464" text:style-name="Index_20_Link" text:visited-style-name="Index_20_Link"><text:tab/>17</text:a></text:p>
          <text:p text:style-name="P52"><text:a xlink:type="simple" xlink:href="#__RefHeading___Toc36002_1710679464" text:style-name="Index_20_Link" text:visited-style-name="Index_20_Link">3.5.4. </text:a><text:alphabetical-index-mark-start text:id="IMark97347560"/><text:a xlink:type="simple" xlink:href="#__RefHeading___Toc36002_1710679464" text:style-name="Index_20_Link" text:visited-style-name="Index_20_Link">OSFS</text:a><text:alphabetical-index-mark-end text:id="IMark97347560"/><text:a xlink:type="simple" xlink:href="#__RefHeading___Toc36002_1710679464" text:style-name="Index_20_Link" text:visited-style-name="Index_20_Link"> 2016+ </text:a><text:alphabetical-index-mark-start text:id="IMark97212648"/><text:a xlink:type="simple" xlink:href="#__RefHeading___Toc36002_1710679464" text:style-name="Index_20_Link" text:visited-style-name="Index_20_Link">code</text:a><text:alphabetical-index-mark-end text:id="IMark97212648"/><text:a xlink:type="simple" xlink:href="#__RefHeading___Toc36002_1710679464" text:style-name="Index_20_Link" text:visited-style-name="Index_20_Link">.<text:tab/>18</text:a></text:p>
          <text:p text:style-name="P52"><text:soft-page-break/><text:a xlink:type="simple" xlink:href="#__RefHeading___Toc36004_1710679464" text:style-name="Index_20_Link" text:visited-style-name="Index_20_Link">3.5.5. </text:a><text:alphabetical-index-mark-start text:id="IMark91005832"/><text:a xlink:type="simple" xlink:href="#__RefHeading___Toc36004_1710679464" text:style-name="Index_20_Link" text:visited-style-name="Index_20_Link">Neural</text:a><text:alphabetical-index-mark-end text:id="IMark91005832"/><text:a xlink:type="simple" xlink:href="#__RefHeading___Toc36004_1710679464" text:style-name="Index_20_Link" text:visited-style-name="Index_20_Link"> </text:a><text:alphabetical-index-mark-start text:id="IMark92452264"/><text:a xlink:type="simple" xlink:href="#__RefHeading___Toc36004_1710679464" text:style-name="Index_20_Link" text:visited-style-name="Index_20_Link">network</text:a><text:alphabetical-index-mark-end text:id="IMark92452264"/><text:a xlink:type="simple" xlink:href="#__RefHeading___Toc36004_1710679464" text:style-name="Index_20_Link" text:visited-style-name="Index_20_Link">s<text:tab/>18</text:a></text:p>
          <text:p text:style-name="P52"><text:a xlink:type="simple" xlink:href="#__RefHeading___Toc6471_1483239106" text:style-name="Index_20_Link" text:visited-style-name="Index_20_Link">4. </text:a><text:alphabetical-index-mark-start text:id="IMark97110216"/><text:a xlink:type="simple" xlink:href="#__RefHeading___Toc6471_1483239106" text:style-name="Index_20_Link" text:visited-style-name="Index_20_Link">Expert</text:a><text:alphabetical-index-mark-end text:id="IMark97110216"/><text:a xlink:type="simple" xlink:href="#__RefHeading___Toc6471_1483239106" text:style-name="Index_20_Link" text:visited-style-name="Index_20_Link"> </text:a><text:alphabetical-index-mark-start text:id="IMark96870168"/><text:a xlink:type="simple" xlink:href="#__RefHeading___Toc6471_1483239106" text:style-name="Index_20_Link" text:visited-style-name="Index_20_Link">system</text:a><text:alphabetical-index-mark-end text:id="IMark96870168"/><text:a xlink:type="simple" xlink:href="#__RefHeading___Toc6471_1483239106" text:style-name="Index_20_Link" text:visited-style-name="Index_20_Link"><text:tab/>20</text:a></text:p>
          <text:p text:style-name="P52"><text:a xlink:type="simple" xlink:href="#__RefHeading___Toc6780_1483239106" text:style-name="Index_20_Link" text:visited-style-name="Index_20_Link">4.1. Basic concepts<text:tab/>20</text:a></text:p>
          <text:p text:style-name="P52"><text:a xlink:type="simple" xlink:href="#__RefHeading___Toc6370_1538881673" text:style-name="Index_20_Link" text:visited-style-name="Index_20_Link">4.1.1. </text:a><text:alphabetical-index-mark-start text:id="IMark98006072"/><text:a xlink:type="simple" xlink:href="#__RefHeading___Toc6370_1538881673" text:style-name="Index_20_Link" text:visited-style-name="Index_20_Link">Data</text:a><text:alphabetical-index-mark-start text:id="IMark104529864"/><text:a xlink:type="simple" xlink:href="#__RefHeading___Toc6370_1538881673" text:style-name="Index_20_Link" text:visited-style-name="Index_20_Link">base</text:a><text:alphabetical-index-mark-end text:id="IMark104529864"/><text:alphabetical-index-mark-end text:id="IMark98006072"/><text:a xlink:type="simple" xlink:href="#__RefHeading___Toc6370_1538881673" text:style-name="Index_20_Link" text:visited-style-name="Index_20_Link"> </text:a><text:alphabetical-index-mark-start text:id="IMark97345208"/><text:a xlink:type="simple" xlink:href="#__RefHeading___Toc6370_1538881673" text:style-name="Index_20_Link" text:visited-style-name="Index_20_Link">format</text:a><text:alphabetical-index-mark-end text:id="IMark97345208"/><text:a xlink:type="simple" xlink:href="#__RefHeading___Toc6370_1538881673" text:style-name="Index_20_Link" text:visited-style-name="Index_20_Link"><text:tab/>20</text:a></text:p>
          <text:p text:style-name="P52"><text:a xlink:type="simple" xlink:href="#__RefHeading___Toc6372_1538881673" text:style-name="Index_20_Link" text:visited-style-name="Index_20_Link">4.1.2. </text:a><text:alphabetical-index-mark-start text:id="IMark92175848"/><text:a xlink:type="simple" xlink:href="#__RefHeading___Toc6372_1538881673" text:style-name="Index_20_Link" text:visited-style-name="Index_20_Link">Query</text:a><text:alphabetical-index-mark-end text:id="IMark92175848"/><text:a xlink:type="simple" xlink:href="#__RefHeading___Toc6372_1538881673" text:style-name="Index_20_Link" text:visited-style-name="Index_20_Link"> </text:a><text:alphabetical-index-mark-start text:id="IMark93752392"/><text:a xlink:type="simple" xlink:href="#__RefHeading___Toc6372_1538881673" text:style-name="Index_20_Link" text:visited-style-name="Index_20_Link">language</text:a><text:alphabetical-index-mark-end text:id="IMark93752392"/><text:a xlink:type="simple" xlink:href="#__RefHeading___Toc6372_1538881673" text:style-name="Index_20_Link" text:visited-style-name="Index_20_Link"><text:tab/>20</text:a></text:p>
          <text:p text:style-name="P52"><text:a xlink:type="simple" xlink:href="#__RefHeading___Toc6374_1538881673" text:style-name="Index_20_Link" text:visited-style-name="Index_20_Link">4.1.3. </text:a><text:alphabetical-index-mark-start text:id="IMark95731144"/><text:a xlink:type="simple" xlink:href="#__RefHeading___Toc6374_1538881673" text:style-name="Index_20_Link" text:visited-style-name="Index_20_Link">Homoiconic</text:a><text:alphabetical-index-mark-end text:id="IMark95731144"/><text:a xlink:type="simple" xlink:href="#__RefHeading___Toc6374_1538881673" text:style-name="Index_20_Link" text:visited-style-name="Index_20_Link">ity of </text:a><text:alphabetical-index-mark-start text:id="IMark100659832"/><text:a xlink:type="simple" xlink:href="#__RefHeading___Toc6374_1538881673" text:style-name="Index_20_Link" text:visited-style-name="Index_20_Link">rule</text:a><text:alphabetical-index-mark-end text:id="IMark100659832"/><text:a xlink:type="simple" xlink:href="#__RefHeading___Toc6374_1538881673" text:style-name="Index_20_Link" text:visited-style-name="Index_20_Link">s<text:tab/>20</text:a></text:p>
          <text:p text:style-name="P52"><text:a xlink:type="simple" xlink:href="#__RefHeading___Toc6376_1538881673" text:style-name="Index_20_Link" text:visited-style-name="Index_20_Link">4.1.4. Learning capabilities<text:tab/>21</text:a></text:p>
          <text:p text:style-name="P52"><text:a xlink:type="simple" xlink:href="#__RefHeading___Toc6378_1538881673" text:style-name="Index_20_Link" text:visited-style-name="Index_20_Link">4.1.5. </text:a><text:alphabetical-index-mark-start text:id="IMark81665432"/><text:a xlink:type="simple" xlink:href="#__RefHeading___Toc6378_1538881673" text:style-name="Index_20_Link" text:visited-style-name="Index_20_Link">Heuristic</text:a><text:alphabetical-index-mark-end text:id="IMark81665432"/><text:a xlink:type="simple" xlink:href="#__RefHeading___Toc6378_1538881673" text:style-name="Index_20_Link" text:visited-style-name="Index_20_Link">s<text:tab/>21</text:a></text:p>
          <text:p text:style-name="P52"><text:a xlink:type="simple" xlink:href="#__RefHeading___Toc6380_1538881673" text:style-name="Index_20_Link" text:visited-style-name="Index_20_Link">4.1.6. Data input<text:tab/>21</text:a></text:p>
          <text:p text:style-name="P52"><text:a xlink:type="simple" xlink:href="#__RefHeading___Toc6382_1538881673" text:style-name="Index_20_Link" text:visited-style-name="Index_20_Link">4.1.7. </text:a><text:alphabetical-index-mark-start text:id="IMark67384216"/><text:a xlink:type="simple" xlink:href="#__RefHeading___Toc6382_1538881673" text:style-name="Index_20_Link" text:visited-style-name="Index_20_Link">Communication</text:a><text:alphabetical-index-mark-end text:id="IMark67384216"/><text:a xlink:type="simple" xlink:href="#__RefHeading___Toc6382_1538881673" text:style-name="Index_20_Link" text:visited-style-name="Index_20_Link"> with other </text:a><text:alphabetical-index-mark-start text:id="IMark91937208"/><text:a xlink:type="simple" xlink:href="#__RefHeading___Toc6382_1538881673" text:style-name="Index_20_Link" text:visited-style-name="Index_20_Link">module</text:a><text:alphabetical-index-mark-end text:id="IMark91937208"/><text:a xlink:type="simple" xlink:href="#__RefHeading___Toc6382_1538881673" text:style-name="Index_20_Link" text:visited-style-name="Index_20_Link">s<text:tab/>21</text:a></text:p>
          <text:p text:style-name="P52"><text:a xlink:type="simple" xlink:href="#__RefHeading___Toc6384_1538881673" text:style-name="Index_20_Link" text:visited-style-name="Index_20_Link">4.1.8. </text:a><text:alphabetical-index-mark-start text:id="IMark89747000"/><text:a xlink:type="simple" xlink:href="#__RefHeading___Toc6384_1538881673" text:style-name="Index_20_Link" text:visited-style-name="Index_20_Link">Knowledge</text:a><text:alphabetical-index-mark-end text:id="IMark89747000"/><text:a xlink:type="simple" xlink:href="#__RefHeading___Toc6384_1538881673" text:style-name="Index_20_Link" text:visited-style-name="Index_20_Link"> </text:a><text:alphabetical-index-mark-start text:id="IMark91045000"/><text:a xlink:type="simple" xlink:href="#__RefHeading___Toc6384_1538881673" text:style-name="Index_20_Link" text:visited-style-name="Index_20_Link">base</text:a><text:alphabetical-index-mark-end text:id="IMark91045000"/><text:a xlink:type="simple" xlink:href="#__RefHeading___Toc6384_1538881673" text:style-name="Index_20_Link" text:visited-style-name="Index_20_Link"> </text:a><text:alphabetical-index-mark-start text:id="IMark104288328"/><text:a xlink:type="simple" xlink:href="#__RefHeading___Toc6384_1538881673" text:style-name="Index_20_Link" text:visited-style-name="Index_20_Link">modular</text:a><text:alphabetical-index-mark-end text:id="IMark104288328"/><text:a xlink:type="simple" xlink:href="#__RefHeading___Toc6384_1538881673" text:style-name="Index_20_Link" text:visited-style-name="Index_20_Link">ity<text:tab/>22</text:a></text:p>
          <text:p text:style-name="P52"><text:a xlink:type="simple" xlink:href="#__RefHeading___Toc6386_1538881673" text:style-name="Index_20_Link" text:visited-style-name="Index_20_Link">4.1.9. Accessing the </text:a><text:alphabetical-index-mark-start text:id="IMark95341464"/><text:a xlink:type="simple" xlink:href="#__RefHeading___Toc6386_1538881673" text:style-name="Index_20_Link" text:visited-style-name="Index_20_Link">knowledge</text:a><text:alphabetical-index-mark-end text:id="IMark95341464"/><text:a xlink:type="simple" xlink:href="#__RefHeading___Toc6386_1538881673" text:style-name="Index_20_Link" text:visited-style-name="Index_20_Link"> </text:a><text:alphabetical-index-mark-start text:id="IMark91937208"/><text:a xlink:type="simple" xlink:href="#__RefHeading___Toc6386_1538881673" text:style-name="Index_20_Link" text:visited-style-name="Index_20_Link">base</text:a><text:alphabetical-index-mark-end text:id="IMark91937208"/><text:a xlink:type="simple" xlink:href="#__RefHeading___Toc6386_1538881673" text:style-name="Index_20_Link" text:visited-style-name="Index_20_Link"><text:tab/>22</text:a></text:p>
          <text:p text:style-name="P52"><text:a xlink:type="simple" xlink:href="#__RefHeading___Toc6388_1538881673" text:style-name="Index_20_Link" text:visited-style-name="Index_20_Link">4.1.10. Im</text:a><text:alphabetical-index-mark-start text:id="IMark101657864"/><text:a xlink:type="simple" xlink:href="#__RefHeading___Toc6388_1538881673" text:style-name="Index_20_Link" text:visited-style-name="Index_20_Link">port</text:a><text:alphabetical-index-mark-end text:id="IMark101657864"/><text:a xlink:type="simple" xlink:href="#__RefHeading___Toc6388_1538881673" text:style-name="Index_20_Link" text:visited-style-name="Index_20_Link">ing </text:a><text:alphabetical-index-mark-start text:id="IMark91045000"/><text:a xlink:type="simple" xlink:href="#__RefHeading___Toc6388_1538881673" text:style-name="Index_20_Link" text:visited-style-name="Index_20_Link">data</text:a><text:alphabetical-index-mark-end text:id="IMark91045000"/><text:a xlink:type="simple" xlink:href="#__RefHeading___Toc6388_1538881673" text:style-name="Index_20_Link" text:visited-style-name="Index_20_Link"><text:tab/>22</text:a></text:p>
          <text:p text:style-name="P52"><text:a xlink:type="simple" xlink:href="#__RefHeading___Toc28678_1089028576" text:style-name="Index_20_Link" text:visited-style-name="Index_20_Link">4.1.11. </text:a><text:alphabetical-index-mark-start text:id="IMark97187368"/><text:a xlink:type="simple" xlink:href="#__RefHeading___Toc28678_1089028576" text:style-name="Index_20_Link" text:visited-style-name="Index_20_Link">Logic</text:a><text:alphabetical-index-mark-end text:id="IMark97187368"/><text:a xlink:type="simple" xlink:href="#__RefHeading___Toc28678_1089028576" text:style-name="Index_20_Link" text:visited-style-name="Index_20_Link"><text:tab/>23</text:a></text:p>
          <text:p text:style-name="P52"><text:a xlink:type="simple" xlink:href="#__RefHeading___Toc28680_1089028576" text:style-name="Index_20_Link" text:visited-style-name="Index_20_Link">4.1.12. </text:a><text:alphabetical-index-mark-start text:id="IMark90807560"/><text:alphabetical-index-mark-start text:id="IMark101253160"/><text:a xlink:type="simple" xlink:href="#__RefHeading___Toc28680_1089028576" text:style-name="Index_20_Link" text:visited-style-name="Index_20_Link">Prob</text:a><text:alphabetical-index-mark-end text:id="IMark101253160"/><text:a xlink:type="simple" xlink:href="#__RefHeading___Toc28680_1089028576" text:style-name="Index_20_Link" text:visited-style-name="Index_20_Link">ability</text:a><text:alphabetical-index-mark-end text:id="IMark90807560"/><text:a xlink:type="simple" xlink:href="#__RefHeading___Toc28680_1089028576" text:style-name="Index_20_Link" text:visited-style-name="Index_20_Link"><text:tab/>23</text:a></text:p>
          <text:p text:style-name="P52"><text:a xlink:type="simple" xlink:href="#__RefHeading___Toc6782_1483239106" text:style-name="Index_20_Link" text:visited-style-name="Index_20_Link">4.2. </text:a><text:alphabetical-index-mark-start text:id="IMark96867816"/><text:a xlink:type="simple" xlink:href="#__RefHeading___Toc6782_1483239106" text:style-name="Index_20_Link" text:visited-style-name="Index_20_Link">AIE</text:a><text:alphabetical-index-mark-end text:id="IMark96867816"/><text:a xlink:type="simple" xlink:href="#__RefHeading___Toc6782_1483239106" text:style-name="Index_20_Link" text:visited-style-name="Index_20_Link"><text:tab/>24</text:a></text:p>
          <text:p text:style-name="P52"><text:a xlink:type="simple" xlink:href="#__RefHeading___Toc6784_1483239106" text:style-name="Index_20_Link" text:visited-style-name="Index_20_Link">4.3. </text:a><text:alphabetical-index-mark-start text:id="IMark80041864"/><text:a xlink:type="simple" xlink:href="#__RefHeading___Toc6784_1483239106" text:style-name="Index_20_Link" text:visited-style-name="Index_20_Link">Knowledge</text:a><text:alphabetical-index-mark-end text:id="IMark80041864"/><text:a xlink:type="simple" xlink:href="#__RefHeading___Toc6784_1483239106" text:style-name="Index_20_Link" text:visited-style-name="Index_20_Link"> </text:a><text:alphabetical-index-mark-start text:id="IMark91096936"/><text:a xlink:type="simple" xlink:href="#__RefHeading___Toc6784_1483239106" text:style-name="Index_20_Link" text:visited-style-name="Index_20_Link">base</text:a><text:alphabetical-index-mark-end text:id="IMark91096936"/><text:a xlink:type="simple" xlink:href="#__RefHeading___Toc6784_1483239106" text:style-name="Index_20_Link" text:visited-style-name="Index_20_Link"><text:tab/>24</text:a></text:p>
          <text:p text:style-name="P52"><text:a xlink:type="simple" xlink:href="#__RefHeading___Toc6390_1538881673" text:style-name="Index_20_Link" text:visited-style-name="Index_20_Link">4.3.1. </text:a><text:alphabetical-index-mark-start text:id="IMark97354792"/><text:a xlink:type="simple" xlink:href="#__RefHeading___Toc6390_1538881673" text:style-name="Index_20_Link" text:visited-style-name="Index_20_Link"><text:span text:style-name="T83">sde_asoc_</text:span></text:a><text:alphabetical-index-mark-start text:id="IMark97416888"/><text:a xlink:type="simple" xlink:href="#__RefHeading___Toc6390_1538881673" text:style-name="Index_20_Link" text:visited-style-name="Index_20_Link"><text:span text:style-name="T83">fact</text:span></text:a><text:alphabetical-index-mark-end text:id="IMark97416888"/><text:a xlink:type="simple" xlink:href="#__RefHeading___Toc6390_1538881673" text:style-name="Index_20_Link" text:visited-style-name="Index_20_Link"><text:span text:style-name="T83">s</text:span></text:a><text:alphabetical-index-mark-end text:id="IMark97354792"/><text:a xlink:type="simple" xlink:href="#__RefHeading___Toc6390_1538881673" text:style-name="Index_20_Link" text:visited-style-name="Index_20_Link"><text:tab/>25</text:a></text:p>
          <text:p text:style-name="P52"><text:a xlink:type="simple" xlink:href="#__RefHeading___Toc6392_1538881673" text:style-name="Index_20_Link" text:visited-style-name="Index_20_Link">4.3.2. </text:a><text:alphabetical-index-mark-start text:id="IMark90809912"/><text:a xlink:type="simple" xlink:href="#__RefHeading___Toc6392_1538881673" text:style-name="Index_20_Link" text:visited-style-name="Index_20_Link"><text:span text:style-name="T83">sde_a</text:span></text:a><text:a xlink:type="simple" xlink:href="#__RefHeading___Toc6392_1538881673" text:style-name="Index_20_Link" text:visited-style-name="Index_20_Link"><text:span text:style-name="T83">s</text:span></text:a><text:a xlink:type="simple" xlink:href="#__RefHeading___Toc6392_1538881673" text:style-name="Index_20_Link" text:visited-style-name="Index_20_Link"><text:span text:style-name="T83">tro_cat</text:span></text:a><text:alphabetical-index-mark-end text:id="IMark90809912"/><text:a xlink:type="simple" xlink:href="#__RefHeading___Toc6392_1538881673" text:style-name="Index_20_Link" text:visited-style-name="Index_20_Link"><text:tab/>25</text:a></text:p>
          <text:p text:style-name="P52"><text:a xlink:type="simple" xlink:href="#__RefHeading___Toc6394_1538881673" text:style-name="Index_20_Link" text:visited-style-name="Index_20_Link">4.3.3. </text:a><text:alphabetical-index-mark-start text:id="IMark101615560"/><text:a xlink:type="simple" xlink:href="#__RefHeading___Toc6394_1538881673" text:style-name="Index_20_Link" text:visited-style-name="Index_20_Link"><text:span text:style-name="T83">sde_</text:span></text:a><text:alphabetical-index-mark-start text:id="IMark97345992"/><text:a xlink:type="simple" xlink:href="#__RefHeading___Toc6394_1538881673" text:style-name="Index_20_Link" text:visited-style-name="Index_20_Link"><text:span text:style-name="T83">data</text:span></text:a><text:alphabetical-index-mark-end text:id="IMark97345992"/><text:a xlink:type="simple" xlink:href="#__RefHeading___Toc6394_1538881673" text:style-name="Index_20_Link" text:visited-style-name="Index_20_Link"><text:span text:style-name="T83">_dictionary</text:span></text:a><text:alphabetical-index-mark-end text:id="IMark101615560"/><text:a xlink:type="simple" xlink:href="#__RefHeading___Toc6394_1538881673" text:style-name="Index_20_Link" text:visited-style-name="Index_20_Link"><text:tab/>25</text:a></text:p>
          <text:p text:style-name="P52"><text:a xlink:type="simple" xlink:href="#__RefHeading___Toc6396_1538881673" text:style-name="Index_20_Link" text:visited-style-name="Index_20_Link">4.3.4. </text:a><text:alphabetical-index-mark-start text:id="IMark95252776"/><text:a xlink:type="simple" xlink:href="#__RefHeading___Toc6396_1538881673" text:style-name="Index_20_Link" text:visited-style-name="Index_20_Link"><text:span text:style-name="T83">sde_experiments</text:span></text:a><text:alphabetical-index-mark-end text:id="IMark95252776"/><text:a xlink:type="simple" xlink:href="#__RefHeading___Toc6396_1538881673" text:style-name="Index_20_Link" text:visited-style-name="Index_20_Link"><text:tab/>25</text:a></text:p>
          <text:p text:style-name="P52"><text:a xlink:type="simple" xlink:href="#__RefHeading___Toc6398_1538881673" text:style-name="Index_20_Link" text:visited-style-name="Index_20_Link">4.3.5. </text:a><text:a xlink:type="simple" xlink:href="#__RefHeading___Toc6398_1538881673" text:style-name="Index_20_Link" text:visited-style-name="Index_20_Link"><text:span text:style-name="T83">sde_</text:span></text:a><text:alphabetical-index-mark-start text:id="IMark96392472"/><text:a xlink:type="simple" xlink:href="#__RefHeading___Toc6398_1538881673" text:style-name="Index_20_Link" text:visited-style-name="Index_20_Link"><text:span text:style-name="T83">fact</text:span></text:a><text:alphabetical-index-mark-end text:id="IMark96392472"/><text:a xlink:type="simple" xlink:href="#__RefHeading___Toc6398_1538881673" text:style-name="Index_20_Link" text:visited-style-name="Index_20_Link"><text:span text:style-name="T83">s</text:span></text:a><text:a xlink:type="simple" xlink:href="#__RefHeading___Toc6398_1538881673" text:style-name="Index_20_Link" text:visited-style-name="Index_20_Link"><text:tab/>26</text:a></text:p>
          <text:p text:style-name="P52"><text:a xlink:type="simple" xlink:href="#__RefHeading___Toc6400_1538881673" text:style-name="Index_20_Link" text:visited-style-name="Index_20_Link">4.3.6. </text:a><text:alphabetical-index-mark-start text:id="IMark84002712"/><text:a xlink:type="simple" xlink:href="#__RefHeading___Toc6400_1538881673" text:style-name="Index_20_Link" text:visited-style-name="Index_20_Link"><text:span text:style-name="T83">sde_mem_</text:span></text:a><text:alphabetical-index-mark-start text:id="IMark67384216"/><text:a xlink:type="simple" xlink:href="#__RefHeading___Toc6400_1538881673" text:style-name="Index_20_Link" text:visited-style-name="Index_20_Link"><text:span text:style-name="T83">fact</text:span></text:a><text:alphabetical-index-mark-end text:id="IMark67384216"/><text:a xlink:type="simple" xlink:href="#__RefHeading___Toc6400_1538881673" text:style-name="Index_20_Link" text:visited-style-name="Index_20_Link"><text:span text:style-name="T83">s</text:span></text:a><text:alphabetical-index-mark-end text:id="IMark84002712"/><text:a xlink:type="simple" xlink:href="#__RefHeading___Toc6400_1538881673" text:style-name="Index_20_Link" text:visited-style-name="Index_20_Link"><text:tab/>26</text:a></text:p>
          <text:p text:style-name="P52"><text:a xlink:type="simple" xlink:href="#__RefHeading___Toc6402_1538881673" text:style-name="Index_20_Link" text:visited-style-name="Index_20_Link">4.3.7. </text:a><text:alphabetical-index-mark-start text:id="IMark97220120"/><text:a xlink:type="simple" xlink:href="#__RefHeading___Toc6402_1538881673" text:style-name="Index_20_Link" text:visited-style-name="Index_20_Link"><text:span text:style-name="T83">sde_</text:span></text:a><text:alphabetical-index-mark-start text:id="IMark89747000"/><text:a xlink:type="simple" xlink:href="#__RefHeading___Toc6402_1538881673" text:style-name="Index_20_Link" text:visited-style-name="Index_20_Link"><text:span text:style-name="T83">prg</text:span></text:a><text:alphabetical-index-mark-end text:id="IMark89747000"/><text:a xlink:type="simple" xlink:href="#__RefHeading___Toc6402_1538881673" text:style-name="Index_20_Link" text:visited-style-name="Index_20_Link"><text:span text:style-name="T83">_</text:span></text:a><text:alphabetical-index-mark-start text:id="IMark97319256"/><text:a xlink:type="simple" xlink:href="#__RefHeading___Toc6402_1538881673" text:style-name="Index_20_Link" text:visited-style-name="Index_20_Link"><text:span text:style-name="T83">rule</text:span></text:a><text:alphabetical-index-mark-end text:id="IMark97319256"/><text:a xlink:type="simple" xlink:href="#__RefHeading___Toc6402_1538881673" text:style-name="Index_20_Link" text:visited-style-name="Index_20_Link"><text:span text:style-name="T83">s</text:span></text:a><text:alphabetical-index-mark-end text:id="IMark97220120"/><text:a xlink:type="simple" xlink:href="#__RefHeading___Toc6402_1538881673" text:style-name="Index_20_Link" text:visited-style-name="Index_20_Link"><text:tab/>26</text:a></text:p>
          <text:p text:style-name="P52"><text:a xlink:type="simple" xlink:href="#__RefHeading___Toc6404_1538881673" text:style-name="Index_20_Link" text:visited-style-name="Index_20_Link">4.3.8. </text:a><text:alphabetical-index-mark-start text:id="IMark94523176"/><text:a xlink:type="simple" xlink:href="#__RefHeading___Toc6404_1538881673" text:style-name="Index_20_Link" text:visited-style-name="Index_20_Link"><text:span text:style-name="T83">sde_</text:span></text:a><text:alphabetical-index-mark-start text:id="IMark93885736"/><text:a xlink:type="simple" xlink:href="#__RefHeading___Toc6404_1538881673" text:style-name="Index_20_Link" text:visited-style-name="Index_20_Link"><text:span text:style-name="T83">prg</text:span></text:a><text:alphabetical-index-mark-end text:id="IMark93885736"/><text:a xlink:type="simple" xlink:href="#__RefHeading___Toc6404_1538881673" text:style-name="Index_20_Link" text:visited-style-name="Index_20_Link"><text:span text:style-name="T83">_</text:span></text:a><text:alphabetical-index-mark-start text:id="IMark103109080"/><text:a xlink:type="simple" xlink:href="#__RefHeading___Toc6404_1538881673" text:style-name="Index_20_Link" text:visited-style-name="Index_20_Link"><text:span text:style-name="T83">wpt</text:span></text:a><text:alphabetical-index-mark-end text:id="IMark103109080"/><text:alphabetical-index-mark-end text:id="IMark94523176"/><text:a xlink:type="simple" xlink:href="#__RefHeading___Toc6404_1538881673" text:style-name="Index_20_Link" text:visited-style-name="Index_20_Link"><text:tab/>26</text:a></text:p>
          <text:p text:style-name="P52"><text:a xlink:type="simple" xlink:href="#__RefHeading___Toc6406_1538881673" text:style-name="Index_20_Link" text:visited-style-name="Index_20_Link">4.3.9. </text:a><text:alphabetical-index-mark-start text:id="IMark93756776"/><text:a xlink:type="simple" xlink:href="#__RefHeading___Toc6406_1538881673" text:style-name="Index_20_Link" text:visited-style-name="Index_20_Link"><text:span text:style-name="T83">sde_</text:span></text:a><text:alphabetical-index-mark-start text:id="IMark44007400"/><text:a xlink:type="simple" xlink:href="#__RefHeading___Toc6406_1538881673" text:style-name="Index_20_Link" text:visited-style-name="Index_20_Link"><text:span text:style-name="T83">rule</text:span></text:a><text:alphabetical-index-mark-end text:id="IMark44007400"/><text:a xlink:type="simple" xlink:href="#__RefHeading___Toc6406_1538881673" text:style-name="Index_20_Link" text:visited-style-name="Index_20_Link"><text:span text:style-name="T83">s</text:span></text:a><text:alphabetical-index-mark-end text:id="IMark93756776"/><text:a xlink:type="simple" xlink:href="#__RefHeading___Toc6406_1538881673" text:style-name="Index_20_Link" text:visited-style-name="Index_20_Link"><text:tab/>26</text:a></text:p>
          <text:p text:style-name="P52"><text:a xlink:type="simple" xlink:href="#__RefHeading___Toc6408_1538881673" text:style-name="Index_20_Link" text:visited-style-name="Index_20_Link">4.3.10. </text:a><text:alphabetical-index-mark-start text:id="IMark91005832"/><text:a xlink:type="simple" xlink:href="#__RefHeading___Toc6408_1538881673" text:style-name="Index_20_Link" text:visited-style-name="Index_20_Link"><text:span text:style-name="T83">sde_</text:span></text:a><text:alphabetical-index-mark-start text:id="IMark97371560"/><text:a xlink:type="simple" xlink:href="#__RefHeading___Toc6408_1538881673" text:style-name="Index_20_Link" text:visited-style-name="Index_20_Link"><text:span text:style-name="T83">wpt</text:span></text:a><text:alphabetical-index-mark-end text:id="IMark97371560"/><text:alphabetical-index-mark-end text:id="IMark91005832"/><text:a xlink:type="simple" xlink:href="#__RefHeading___Toc6408_1538881673" text:style-name="Index_20_Link" text:visited-style-name="Index_20_Link"><text:tab/>26</text:a></text:p>
          <text:p text:style-name="P52"><text:a xlink:type="simple" xlink:href="#__RefHeading___Toc6410_1538881673" text:style-name="Index_20_Link" text:visited-style-name="Index_20_Link">4.3.11. </text:a><text:alphabetical-index-mark-start text:id="IMark93961704"/><text:a xlink:type="simple" xlink:href="#__RefHeading___Toc6410_1538881673" text:style-name="Index_20_Link" text:visited-style-name="Index_20_Link">Structure</text:a><text:alphabetical-index-mark-end text:id="IMark93961704"/><text:a xlink:type="simple" xlink:href="#__RefHeading___Toc6410_1538881673" text:style-name="Index_20_Link" text:visited-style-name="Index_20_Link"> of </text:a><text:a xlink:type="simple" xlink:href="#__RefHeading___Toc6410_1538881673" text:style-name="Index_20_Link" text:visited-style-name="Index_20_Link"><text:span text:style-name="T83">sde_</text:span></text:a><text:alphabetical-index-mark-start text:id="IMark95464344"/><text:a xlink:type="simple" xlink:href="#__RefHeading___Toc6410_1538881673" text:style-name="Index_20_Link" text:visited-style-name="Index_20_Link"><text:span text:style-name="T83">fact</text:span></text:a><text:alphabetical-index-mark-end text:id="IMark95464344"/><text:a xlink:type="simple" xlink:href="#__RefHeading___Toc6410_1538881673" text:style-name="Index_20_Link" text:visited-style-name="Index_20_Link"><text:span text:style-name="T83">s</text:span></text:a><text:a xlink:type="simple" xlink:href="#__RefHeading___Toc6410_1538881673" text:style-name="Index_20_Link" text:visited-style-name="Index_20_Link"><text:tab/>27</text:a></text:p>
          <text:p text:style-name="P52"><text:a xlink:type="simple" xlink:href="#__RefHeading___Toc6412_1538881673" text:style-name="Index_20_Link" text:visited-style-name="Index_20_Link">4.3.12. </text:a><text:alphabetical-index-mark-start text:id="IMark102890328"/><text:a xlink:type="simple" xlink:href="#__RefHeading___Toc6412_1538881673" text:style-name="Index_20_Link" text:visited-style-name="Index_20_Link">Structure</text:a><text:alphabetical-index-mark-end text:id="IMark102890328"/><text:a xlink:type="simple" xlink:href="#__RefHeading___Toc6412_1538881673" text:style-name="Index_20_Link" text:visited-style-name="Index_20_Link"> of </text:a><text:alphabetical-index-mark-start text:id="IMark97187368"/><text:a xlink:type="simple" xlink:href="#__RefHeading___Toc6412_1538881673" text:style-name="Index_20_Link" text:visited-style-name="Index_20_Link"><text:span text:style-name="T83">sde_</text:span></text:a><text:alphabetical-index-mark-start text:id="IMark91937208"/><text:a xlink:type="simple" xlink:href="#__RefHeading___Toc6412_1538881673" text:style-name="Index_20_Link" text:visited-style-name="Index_20_Link"><text:span text:style-name="T83">rule</text:span></text:a><text:alphabetical-index-mark-end text:id="IMark91937208"/><text:a xlink:type="simple" xlink:href="#__RefHeading___Toc6412_1538881673" text:style-name="Index_20_Link" text:visited-style-name="Index_20_Link"><text:span text:style-name="T83">s</text:span></text:a><text:alphabetical-index-mark-end text:id="IMark97187368"/><text:a xlink:type="simple" xlink:href="#__RefHeading___Toc6412_1538881673" text:style-name="Index_20_Link" text:visited-style-name="Index_20_Link"><text:tab/>29</text:a></text:p>
          <text:p text:style-name="P52"><text:a xlink:type="simple" xlink:href="#__RefHeading___Toc6414_1538881673" text:style-name="Index_20_Link" text:visited-style-name="Index_20_Link">4.3.13. General </text:a><text:alphabetical-index-mark-start text:id="IMark96047800"/><text:a xlink:type="simple" xlink:href="#__RefHeading___Toc6414_1538881673" text:style-name="Index_20_Link" text:visited-style-name="Index_20_Link">description</text:a><text:alphabetical-index-mark-end text:id="IMark96047800"/><text:a xlink:type="simple" xlink:href="#__RefHeading___Toc6414_1538881673" text:style-name="Index_20_Link" text:visited-style-name="Index_20_Link"> of </text:a><text:alphabetical-index-mark-start text:id="IMark93756776"/><text:a xlink:type="simple" xlink:href="#__RefHeading___Toc6414_1538881673" text:style-name="Index_20_Link" text:visited-style-name="Index_20_Link">fact</text:a><text:alphabetical-index-mark-end text:id="IMark93756776"/><text:a xlink:type="simple" xlink:href="#__RefHeading___Toc6414_1538881673" text:style-name="Index_20_Link" text:visited-style-name="Index_20_Link">s<text:tab/>34</text:a></text:p>
          <text:p text:style-name="P52"><text:soft-page-break/><text:a xlink:type="simple" xlink:href="#__RefHeading___Toc6416_1538881673" text:style-name="Index_20_Link" text:visited-style-name="Index_20_Link">4.3.14. General </text:a><text:alphabetical-index-mark-start text:id="IMark95831288"/><text:a xlink:type="simple" xlink:href="#__RefHeading___Toc6416_1538881673" text:style-name="Index_20_Link" text:visited-style-name="Index_20_Link">description</text:a><text:alphabetical-index-mark-end text:id="IMark95831288"/><text:a xlink:type="simple" xlink:href="#__RefHeading___Toc6416_1538881673" text:style-name="Index_20_Link" text:visited-style-name="Index_20_Link"> of </text:a><text:alphabetical-index-mark-start text:id="IMark90587368"/><text:a xlink:type="simple" xlink:href="#__RefHeading___Toc6416_1538881673" text:style-name="Index_20_Link" text:visited-style-name="Index_20_Link">rule</text:a><text:alphabetical-index-mark-end text:id="IMark90587368"/><text:a xlink:type="simple" xlink:href="#__RefHeading___Toc6416_1538881673" text:style-name="Index_20_Link" text:visited-style-name="Index_20_Link">s<text:tab/>42</text:a></text:p>
          <text:p text:style-name="P52"><text:a xlink:type="simple" xlink:href="#__RefHeading___Toc6418_1538881673" text:style-name="Index_20_Link" text:visited-style-name="Index_20_Link">4.3.15. </text:a><text:alphabetical-index-mark-start text:id="IMark94883464"/><text:a xlink:type="simple" xlink:href="#__RefHeading___Toc6418_1538881673" text:style-name="Index_20_Link" text:visited-style-name="Index_20_Link">Adding</text:a><text:alphabetical-index-mark-end text:id="IMark94883464"/><text:a xlink:type="simple" xlink:href="#__RefHeading___Toc6418_1538881673" text:style-name="Index_20_Link" text:visited-style-name="Index_20_Link">, </text:a><text:alphabetical-index-mark-start text:id="IMark96870168"/><text:a xlink:type="simple" xlink:href="#__RefHeading___Toc6418_1538881673" text:style-name="Index_20_Link" text:visited-style-name="Index_20_Link">edit</text:a><text:alphabetical-index-mark-end text:id="IMark96870168"/><text:a xlink:type="simple" xlink:href="#__RefHeading___Toc6418_1538881673" text:style-name="Index_20_Link" text:visited-style-name="Index_20_Link">ing and </text:a><text:alphabetical-index-mark-start text:id="IMark95521224"/><text:a xlink:type="simple" xlink:href="#__RefHeading___Toc6418_1538881673" text:style-name="Index_20_Link" text:visited-style-name="Index_20_Link">deleting</text:a><text:alphabetical-index-mark-end text:id="IMark95521224"/><text:a xlink:type="simple" xlink:href="#__RefHeading___Toc6418_1538881673" text:style-name="Index_20_Link" text:visited-style-name="Index_20_Link"> </text:a><text:alphabetical-index-mark-start text:id="IMark84002712"/><text:a xlink:type="simple" xlink:href="#__RefHeading___Toc6418_1538881673" text:style-name="Index_20_Link" text:visited-style-name="Index_20_Link">record</text:a><text:alphabetical-index-mark-end text:id="IMark84002712"/><text:a xlink:type="simple" xlink:href="#__RefHeading___Toc6418_1538881673" text:style-name="Index_20_Link" text:visited-style-name="Index_20_Link">s from the </text:a><text:alphabetical-index-mark-start text:id="IMark95341464"/><text:a xlink:type="simple" xlink:href="#__RefHeading___Toc6418_1538881673" text:style-name="Index_20_Link" text:visited-style-name="Index_20_Link">KB</text:a><text:alphabetical-index-mark-end text:id="IMark95341464"/><text:a xlink:type="simple" xlink:href="#__RefHeading___Toc6418_1538881673" text:style-name="Index_20_Link" text:visited-style-name="Index_20_Link"><text:tab/>43</text:a></text:p>
          <text:p text:style-name="P52"><text:a xlink:type="simple" xlink:href="#__RefHeading___Toc6420_1538881673" text:style-name="Index_20_Link" text:visited-style-name="Index_20_Link">4.3.16. General </text:a><text:alphabetical-index-mark-start text:id="IMark92365864"/><text:a xlink:type="simple" xlink:href="#__RefHeading___Toc6420_1538881673" text:style-name="Index_20_Link" text:visited-style-name="Index_20_Link">description</text:a><text:alphabetical-index-mark-end text:id="IMark92365864"/><text:a xlink:type="simple" xlink:href="#__RefHeading___Toc6420_1538881673" text:style-name="Index_20_Link" text:visited-style-name="Index_20_Link"> of </text:a><text:alphabetical-index-mark-start text:id="IMark95023704"/><text:a xlink:type="simple" xlink:href="#__RefHeading___Toc6420_1538881673" text:style-name="Index_20_Link" text:visited-style-name="Index_20_Link"><text:span text:style-name="T83">sde_</text:span></text:a><text:alphabetical-index-mark-start text:id="IMark97309960"/><text:a xlink:type="simple" xlink:href="#__RefHeading___Toc6420_1538881673" text:style-name="Index_20_Link" text:visited-style-name="Index_20_Link"><text:span text:style-name="T83">wpt</text:span></text:a><text:alphabetical-index-mark-end text:id="IMark97309960"/><text:alphabetical-index-mark-end text:id="IMark95023704"/><text:a xlink:type="simple" xlink:href="#__RefHeading___Toc6420_1538881673" text:style-name="Index_20_Link" text:visited-style-name="Index_20_Link"><text:tab/>45</text:a></text:p>
          <text:p text:style-name="P52"><text:a xlink:type="simple" xlink:href="#__RefHeading___Toc6422_1538881673" text:style-name="Index_20_Link" text:visited-style-name="Index_20_Link">4.3.17. General </text:a><text:alphabetical-index-mark-start text:id="IMark99906216"/><text:a xlink:type="simple" xlink:href="#__RefHeading___Toc6422_1538881673" text:style-name="Index_20_Link" text:visited-style-name="Index_20_Link">description</text:a><text:alphabetical-index-mark-end text:id="IMark99906216"/><text:a xlink:type="simple" xlink:href="#__RefHeading___Toc6422_1538881673" text:style-name="Index_20_Link" text:visited-style-name="Index_20_Link"> of </text:a><text:alphabetical-index-mark-start text:id="IMark80136712"/><text:a xlink:type="simple" xlink:href="#__RefHeading___Toc6422_1538881673" text:style-name="Index_20_Link" text:visited-style-name="Index_20_Link"><text:span text:style-name="T83">sde_</text:span></text:a><text:alphabetical-index-mark-start text:id="IMark94334312"/><text:a xlink:type="simple" xlink:href="#__RefHeading___Toc6422_1538881673" text:style-name="Index_20_Link" text:visited-style-name="Index_20_Link"><text:span text:style-name="T83">prg</text:span></text:a><text:alphabetical-index-mark-end text:id="IMark94334312"/><text:a xlink:type="simple" xlink:href="#__RefHeading___Toc6422_1538881673" text:style-name="Index_20_Link" text:visited-style-name="Index_20_Link"><text:span text:style-name="T83">_</text:span></text:a><text:alphabetical-index-mark-start text:id="IMark102444328"/><text:a xlink:type="simple" xlink:href="#__RefHeading___Toc6422_1538881673" text:style-name="Index_20_Link" text:visited-style-name="Index_20_Link"><text:span text:style-name="T83">wpt</text:span></text:a><text:alphabetical-index-mark-end text:id="IMark102444328"/><text:alphabetical-index-mark-end text:id="IMark80136712"/><text:a xlink:type="simple" xlink:href="#__RefHeading___Toc6422_1538881673" text:style-name="Index_20_Link" text:visited-style-name="Index_20_Link"><text:tab/>50</text:a></text:p>
          <text:p text:style-name="P52"><text:a xlink:type="simple" xlink:href="#__RefHeading___Toc6424_1538881673" text:style-name="Index_20_Link" text:visited-style-name="Index_20_Link">4.3.18. General </text:a><text:alphabetical-index-mark-start text:id="IMark90840904"/><text:a xlink:type="simple" xlink:href="#__RefHeading___Toc6424_1538881673" text:style-name="Index_20_Link" text:visited-style-name="Index_20_Link">description</text:a><text:alphabetical-index-mark-end text:id="IMark90840904"/><text:a xlink:type="simple" xlink:href="#__RefHeading___Toc6424_1538881673" text:style-name="Index_20_Link" text:visited-style-name="Index_20_Link"> of </text:a><text:alphabetical-index-mark-start text:id="IMark92452264"/><text:a xlink:type="simple" xlink:href="#__RefHeading___Toc6424_1538881673" text:style-name="Index_20_Link" text:visited-style-name="Index_20_Link"><text:span text:style-name="T83">sde_</text:span></text:a><text:a xlink:type="simple" xlink:href="#__RefHeading___Toc6424_1538881673" text:style-name="Index_20_Link" text:visited-style-name="Index_20_Link"><text:span text:style-name="T83">astro_cat</text:span></text:a><text:alphabetical-index-mark-end text:id="IMark92452264"/><text:a xlink:type="simple" xlink:href="#__RefHeading___Toc6424_1538881673" text:style-name="Index_20_Link" text:visited-style-name="Index_20_Link"><text:tab/>51</text:a></text:p>
          <text:p text:style-name="P52"><text:a xlink:type="simple" xlink:href="#__RefHeading___Toc6426_1538881673" text:style-name="Index_20_Link" text:visited-style-name="Index_20_Link">4.3.19. General </text:a><text:alphabetical-index-mark-start text:id="IMark95955112"/><text:a xlink:type="simple" xlink:href="#__RefHeading___Toc6426_1538881673" text:style-name="Index_20_Link" text:visited-style-name="Index_20_Link">description</text:a><text:alphabetical-index-mark-end text:id="IMark95955112"/><text:a xlink:type="simple" xlink:href="#__RefHeading___Toc6426_1538881673" text:style-name="Index_20_Link" text:visited-style-name="Index_20_Link"> of </text:a><text:alphabetical-index-mark-start text:id="IMark99669560"/><text:a xlink:type="simple" xlink:href="#__RefHeading___Toc6426_1538881673" text:style-name="Index_20_Link" text:visited-style-name="Index_20_Link">Prg</text:a><text:alphabetical-index-mark-end text:id="IMark99669560"/><text:a xlink:type="simple" xlink:href="#__RefHeading___Toc6426_1538881673" text:style-name="Index_20_Link" text:visited-style-name="Index_20_Link">*sql </text:a><text:alphabetical-index-mark-start text:id="IMark90587368"/><text:a xlink:type="simple" xlink:href="#__RefHeading___Toc6426_1538881673" text:style-name="Index_20_Link" text:visited-style-name="Index_20_Link">file</text:a><text:alphabetical-index-mark-end text:id="IMark90587368"/><text:a xlink:type="simple" xlink:href="#__RefHeading___Toc6426_1538881673" text:style-name="Index_20_Link" text:visited-style-name="Index_20_Link">s<text:tab/>53</text:a></text:p>
          <text:p text:style-name="P52"><text:a xlink:type="simple" xlink:href="#__RefHeading___Toc6428_1538881673" text:style-name="Index_20_Link" text:visited-style-name="Index_20_Link">4.3.20. General </text:a><text:alphabetical-index-mark-start text:id="IMark97120568"/><text:a xlink:type="simple" xlink:href="#__RefHeading___Toc6428_1538881673" text:style-name="Index_20_Link" text:visited-style-name="Index_20_Link">description</text:a><text:alphabetical-index-mark-end text:id="IMark97120568"/><text:a xlink:type="simple" xlink:href="#__RefHeading___Toc6428_1538881673" text:style-name="Index_20_Link" text:visited-style-name="Index_20_Link"> of </text:a><text:alphabetical-index-mark-start text:id="IMark94918632"/><text:a xlink:type="simple" xlink:href="#__RefHeading___Toc6428_1538881673" text:style-name="Index_20_Link" text:visited-style-name="Index_20_Link">pln</text:a><text:alphabetical-index-mark-end text:id="IMark94918632"/><text:a xlink:type="simple" xlink:href="#__RefHeading___Toc6428_1538881673" text:style-name="Index_20_Link" text:visited-style-name="Index_20_Link">*sql </text:a><text:alphabetical-index-mark-start text:id="IMark90840904"/><text:a xlink:type="simple" xlink:href="#__RefHeading___Toc6428_1538881673" text:style-name="Index_20_Link" text:visited-style-name="Index_20_Link">file</text:a><text:alphabetical-index-mark-end text:id="IMark90840904"/><text:a xlink:type="simple" xlink:href="#__RefHeading___Toc6428_1538881673" text:style-name="Index_20_Link" text:visited-style-name="Index_20_Link">s<text:tab/>56</text:a></text:p>
          <text:p text:style-name="P52"><text:a xlink:type="simple" xlink:href="#__RefHeading___Toc6786_1483239106" text:style-name="Index_20_Link" text:visited-style-name="Index_20_Link"><text:span text:style-name="T178">4.4.</text:span></text:a><text:a xlink:type="simple" xlink:href="#__RefHeading___Toc6786_1483239106" text:style-name="Index_20_Link" text:visited-style-name="Index_20_Link"><text:span text:style-name="T178"> </text:span></text:a><text:alphabetical-index-mark-start text:id="IMark91153320"/><text:a xlink:type="simple" xlink:href="#__RefHeading___Toc6786_1483239106" text:style-name="Index_20_Link" text:visited-style-name="Index_20_Link"><text:span text:style-name="T178">Mode</text:span></text:a><text:alphabetical-index-mark-end text:id="IMark91153320"/><text:a xlink:type="simple" xlink:href="#__RefHeading___Toc6786_1483239106" text:style-name="Index_20_Link" text:visited-style-name="Index_20_Link"><text:span text:style-name="T178">s and </text:span></text:a><text:alphabetical-index-mark-start text:id="IMark96182424"/><text:a xlink:type="simple" xlink:href="#__RefHeading___Toc6786_1483239106" text:style-name="Index_20_Link" text:visited-style-name="Index_20_Link"><text:span text:style-name="T178">sub</text:span></text:a><text:alphabetical-index-mark-start text:id="IMark80913704"/><text:a xlink:type="simple" xlink:href="#__RefHeading___Toc6786_1483239106" text:style-name="Index_20_Link" text:visited-style-name="Index_20_Link"><text:span text:style-name="T178">mode</text:span></text:a><text:alphabetical-index-mark-end text:id="IMark80913704"/><text:alphabetical-index-mark-end text:id="IMark96182424"/><text:a xlink:type="simple" xlink:href="#__RefHeading___Toc6786_1483239106" text:style-name="Index_20_Link" text:visited-style-name="Index_20_Link"><text:span text:style-name="T178">s</text:span></text:a><text:a xlink:type="simple" xlink:href="#__RefHeading___Toc6786_1483239106" text:style-name="Index_20_Link" text:visited-style-name="Index_20_Link"><text:tab/>59</text:a></text:p>
          <text:p text:style-name="P52"><text:a xlink:type="simple" xlink:href="#__RefHeading___Toc6788_1483239106" text:style-name="Index_20_Link" text:visited-style-name="Index_20_Link"><text:span text:style-name="T178">4.5.</text:span></text:a><text:a xlink:type="simple" xlink:href="#__RefHeading___Toc6788_1483239106" text:style-name="Index_20_Link" text:visited-style-name="Index_20_Link"><text:span text:style-name="T178"> </text:span></text:a><text:a xlink:type="simple" xlink:href="#__RefHeading___Toc6788_1483239106" text:style-name="Index_20_Link" text:visited-style-name="Index_20_Link"><text:span text:style-name="T178">Reasons for an</text:span></text:a><text:a xlink:type="simple" xlink:href="#__RefHeading___Toc6788_1483239106" text:style-name="Index_20_Link" text:visited-style-name="Index_20_Link"><text:span text:style-name="T178"> </text:span></text:a><text:alphabetical-index-mark-start text:id="IMark95694840"/><text:a xlink:type="simple" xlink:href="#__RefHeading___Toc6788_1483239106" text:style-name="Index_20_Link" text:visited-style-name="Index_20_Link"><text:span text:style-name="T178">expert</text:span></text:a><text:alphabetical-index-mark-end text:id="IMark95694840"/><text:a xlink:type="simple" xlink:href="#__RefHeading___Toc6788_1483239106" text:style-name="Index_20_Link" text:visited-style-name="Index_20_Link"><text:span text:style-name="T178"> </text:span></text:a><text:alphabetical-index-mark-start text:id="IMark97187368"/><text:a xlink:type="simple" xlink:href="#__RefHeading___Toc6788_1483239106" text:style-name="Index_20_Link" text:visited-style-name="Index_20_Link"><text:span text:style-name="T178">system</text:span></text:a><text:alphabetical-index-mark-end text:id="IMark97187368"/><text:a xlink:type="simple" xlink:href="#__RefHeading___Toc6788_1483239106" text:style-name="Index_20_Link" text:visited-style-name="Index_20_Link"><text:span text:style-name="T178"> instead of </text:span></text:a><text:alphabetical-index-mark-start text:id="IMark44007400"/><text:a xlink:type="simple" xlink:href="#__RefHeading___Toc6788_1483239106" text:style-name="Index_20_Link" text:visited-style-name="Index_20_Link"><text:span text:style-name="T178">neural</text:span></text:a><text:alphabetical-index-mark-end text:id="IMark44007400"/><text:a xlink:type="simple" xlink:href="#__RefHeading___Toc6788_1483239106" text:style-name="Index_20_Link" text:visited-style-name="Index_20_Link"><text:span text:style-name="T178"> </text:span></text:a><text:alphabetical-index-mark-start text:id="IMark105219864"/><text:a xlink:type="simple" xlink:href="#__RefHeading___Toc6788_1483239106" text:style-name="Index_20_Link" text:visited-style-name="Index_20_Link"><text:span text:style-name="T178">network</text:span></text:a><text:alphabetical-index-mark-end text:id="IMark105219864"/><text:a xlink:type="simple" xlink:href="#__RefHeading___Toc6788_1483239106" text:style-name="Index_20_Link" text:visited-style-name="Index_20_Link"><text:span text:style-name="T178">s</text:span></text:a><text:a xlink:type="simple" xlink:href="#__RefHeading___Toc6788_1483239106" text:style-name="Index_20_Link" text:visited-style-name="Index_20_Link"><text:tab/>60</text:a></text:p>
          <text:p text:style-name="P52"><text:a xlink:type="simple" xlink:href="#__RefHeading___Toc6473_1483239106" text:style-name="Index_20_Link" text:visited-style-name="Index_20_Link">5. Use<text:tab/>62</text:a></text:p>
          <text:p text:style-name="P52"><text:a xlink:type="simple" xlink:href="#__RefHeading___Toc6790_1483239106" text:style-name="Index_20_Link" text:visited-style-name="Index_20_Link">5.1. </text:a><text:alphabetical-index-mark-start text:id="IMark97366712"/><text:a xlink:type="simple" xlink:href="#__RefHeading___Toc6790_1483239106" text:style-name="Index_20_Link" text:visited-style-name="Index_20_Link">Install</text:a><text:alphabetical-index-mark-end text:id="IMark97366712"/><text:a xlink:type="simple" xlink:href="#__RefHeading___Toc6790_1483239106" text:style-name="Index_20_Link" text:visited-style-name="Index_20_Link">ation<text:tab/>62</text:a></text:p>
          <text:p text:style-name="P52"><text:a xlink:type="simple" xlink:href="#__RefHeading___Toc6792_1483239106" text:style-name="Index_20_Link" text:visited-style-name="Index_20_Link">5.2. Quick startup<text:tab/>62</text:a></text:p>
          <text:p text:style-name="P52"><text:a xlink:type="simple" xlink:href="#__RefHeading___Toc36006_1710679464" text:style-name="Index_20_Link" text:visited-style-name="Index_20_Link">5.3. Realistic startup:<text:tab/>62</text:a></text:p>
          <text:p text:style-name="P52"><text:a xlink:type="simple" xlink:href="#__RefHeading___Toc6475_1483239106" text:style-name="Index_20_Link" text:visited-style-name="Index_20_Link">6. </text:a><text:alphabetical-index-mark-start text:id="IMark91613176"/><text:a xlink:type="simple" xlink:href="#__RefHeading___Toc6475_1483239106" text:style-name="Index_20_Link" text:visited-style-name="Index_20_Link">Source</text:a><text:alphabetical-index-mark-end text:id="IMark91613176"/><text:a xlink:type="simple" xlink:href="#__RefHeading___Toc6475_1483239106" text:style-name="Index_20_Link" text:visited-style-name="Index_20_Link">s<text:tab/>63</text:a></text:p>
          <text:p text:style-name="P52"><text:a xlink:type="simple" xlink:href="#__RefHeading___Toc46638_809668197" text:style-name="Index_20_Link" text:visited-style-name="Index_20_Link">7. Alphabetical Index<text:tab/>65</text:a></text:p>
        </text:index-body>
      </text:table-of-content>
      <text:p text:style-name="Text_20_body"/>
      <text:p text:style-name="Text_20_body"/>
      <text:p text:style-name="Text_20_body"/>
      <text:h text:style-name="P54" text:outline-level="1"><text:bookmark-start text:name="__RefHeading___Toc6465_1483239106"/><text:span text:style-name="T2">1. </text:span><text:alphabetical-index-mark-start text:id="IMark80990440"/><text:alphabetical-index-mark-start text:id="IMark96365592"/><text:alphabetical-index-mark-start text:id="IMark95404200"/><text:alphabetical-index-mark-start text:id="IMark80849656"/><text:alphabetical-index-mark-start text:id="IMark93272136"/><text:span text:style-name="T2">I</text:span><text:span text:style-name="T1">ntroduction</text:span><text:bookmark-end text:name="__RefHeading___Toc6465_1483239106"/><text:alphabetical-index-mark-end text:id="IMark93272136"/><text:alphabetical-index-mark-end text:id="IMark80849656"/><text:alphabetical-index-mark-end text:id="IMark95404200"/><text:alphabetical-index-mark-end text:id="IMark96365592"/><text:alphabetical-index-mark-end text:id="IMark80990440"/></text:h>
      <text:p text:style-name="Text_20_body"/>
      <text:p text:style-name="Text_20_body">Since <text:span text:style-name="T278">the f</text:span>irst <text:alphabetical-index-mark-start text:id="IMark80133432"/><text:alphabetical-index-mark-start text:id="IMark104170760"/><text:alphabetical-index-mark-start text:id="IMark104475656"/><text:alphabetical-index-mark-start text:id="IMark104498536"/><text:alphabetical-index-mark-start text:id="IMark91157224"/>version<text:alphabetical-index-mark-end text:id="IMark91157224"/><text:alphabetical-index-mark-end text:id="IMark104498536"/><text:alphabetical-index-mark-end text:id="IMark104475656"/><text:alphabetical-index-mark-end text:id="IMark104170760"/><text:alphabetical-index-mark-end text:id="IMark80133432"/> of <text:alphabetical-index-mark-start text:id="IMark79647528"/><text:alphabetical-index-mark-start text:id="IMark96188776"/><text:alphabetical-index-mark-start text:id="IMark92225656"/><text:alphabetical-index-mark-start text:id="IMark104468488"/><text:alphabetical-index-mark-start text:id="IMark96802584"/><text:alphabetical-index-mark-start text:id="IMark79364088"/><text:alphabetical-index-mark-start text:id="IMark97386632"/>Orbit<text:alphabetical-index-mark-end text:id="IMark97386632"/><text:alphabetical-index-mark-end text:id="IMark79364088"/>er<text:alphabetical-index-mark-end text:id="IMark96802584"/><text:alphabetical-index-mark-end text:id="IMark104468488"/><text:alphabetical-index-mark-end text:id="IMark92225656"/><text:alphabetical-index-mark-end text:id="IMark96188776"/><text:alphabetical-index-mark-end text:id="IMark79647528"/> <text:alphabetical-index-mark-start text:id="IMark94334312"/><text:alphabetical-index-mark-start text:id="IMark95464344"/><text:alphabetical-index-mark-start text:id="IMark105048648"/><text:alphabetical-index-mark-start text:id="IMark90840904"/><text:alphabetical-index-mark-start text:id="IMark105130504"/>Space<text:alphabetical-index-mark-end text:id="IMark105130504"/><text:alphabetical-index-mark-end text:id="IMark90840904"/><text:alphabetical-index-mark-end text:id="IMark105048648"/><text:alphabetical-index-mark-end text:id="IMark95464344"/><text:alphabetical-index-mark-end text:id="IMark94334312"/> <text:alphabetical-index-mark-start text:id="IMark95731144"/><text:alphabetical-index-mark-start text:id="IMark95955112"/><text:alphabetical-index-mark-start text:id="IMark97345208"/><text:alphabetical-index-mark-start text:id="IMark105124344"/><text:alphabetical-index-mark-start text:id="IMark97317688"/>Flight<text:alphabetical-index-mark-end text:id="IMark97317688"/><text:alphabetical-index-mark-end text:id="IMark105124344"/><text:alphabetical-index-mark-end text:id="IMark97345208"/><text:alphabetical-index-mark-end text:id="IMark95955112"/><text:alphabetical-index-mark-end text:id="IMark95731144"/> <text:alphabetical-index-mark-start text:id="IMark92068856"/><text:alphabetical-index-mark-start text:id="IMark97395144"/><text:alphabetical-index-mark-start text:id="IMark81507864"/><text:alphabetical-index-mark-start text:id="IMark93383800"/>Simu<text:alphabetical-index-mark-start text:id="IMark96867816"/>lat<text:alphabetical-index-mark-end text:id="IMark96867816"/>or<text:alphabetical-index-mark-end text:id="IMark93383800"/><text:alphabetical-index-mark-end text:id="IMark81507864"/><text:alphabetical-index-mark-end text:id="IMark97395144"/><text:alphabetical-index-mark-end text:id="IMark92068856"/> <text:span text:style-name="T278">was published </text:span>many years ago, hundreds of add - ons had been developed by enthusiasts, <text:alphabetical-index-mark-start text:id="IMark91542904"/><text:alphabetical-index-mark-start text:id="IMark77623240"/><text:alphabetical-index-mark-start text:id="IMark97262552"/><text:alphabetical-index-mark-start text:id="IMark90023512"/><text:alphabetical-index-mark-start text:id="IMark102231032"/><text:span text:style-name="T223">design</text:span><text:alphabetical-index-mark-end text:id="IMark102231032"/><text:alphabetical-index-mark-end text:id="IMark90023512"/><text:alphabetical-index-mark-end text:id="IMark97262552"/><text:alphabetical-index-mark-end text:id="IMark77623240"/><text:alphabetical-index-mark-end text:id="IMark91542904"/><text:span text:style-name="T223">ers</text:span> and <text:alphabetical-index-mark-start text:id="IMark97886520"/><text:alphabetical-index-mark-start text:id="IMark80656456"/><text:alphabetical-index-mark-start text:id="IMark90824584"/><text:alphabetical-index-mark-start text:id="IMark94415688"/><text:span text:style-name="T223">research</text:span><text:alphabetical-index-mark-end text:id="IMark94415688"/><text:alphabetical-index-mark-end text:id="IMark90824584"/><text:alphabetical-index-mark-end text:id="IMark80656456"/><text:alphabetical-index-mark-end text:id="IMark97886520"/><text:span text:style-name="T223">ers</text:span>, but so far they were lacking in two aspects <text:span text:style-name="T223">with regards to what this project intends to achieve</text:span>:</text:p>
      <text:p text:style-name="Text_20_body"/>
      <text:p text:style-name="Text_20_body"/>
      <text:h text:style-name="Heading_20_2" text:outline-level="2"><text:bookmark-start text:name="__RefHeading___Toc6754_1483239106"/><text:span text:style-name="T1">1.1. </text:span><text:alphabetical-index-mark-start text:id="IMark93885736"/><text:alphabetical-index-mark-start text:id="IMark104850936"/><text:alphabetical-index-mark-start text:id="IMark97416888"/><text:alphabetical-index-mark-start text:id="IMark79924344"/><text:alphabetical-index-mark-start text:id="IMark103005320"/><text:span text:style-name="T59">Intelligence</text:span><text:bookmark-end text:name="__RefHeading___Toc6754_1483239106"/><text:alphabetical-index-mark-end text:id="IMark103005320"/><text:alphabetical-index-mark-end text:id="IMark79924344"/><text:alphabetical-index-mark-end text:id="IMark97416888"/><text:alphabetical-index-mark-end text:id="IMark104850936"/><text:alphabetical-index-mark-end text:id="IMark93885736"/></text:h>
      <text:p text:style-name="P3"/>
      <text:p text:style-name="P3">The essentially made no use of <text:alphabetical-index-mark-start text:id="IMark99669560"/><text:alphabetical-index-mark-start text:id="IMark104230376"/><text:alphabetical-index-mark-start text:id="IMark92365864"/><text:alphabetical-index-mark-start text:id="IMark93545272"/><text:alphabetical-index-mark-start text:id="IMark98097816"/>artificial<text:alphabetical-index-mark-end text:id="IMark98097816"/><text:alphabetical-index-mark-end text:id="IMark93545272"/><text:alphabetical-index-mark-end text:id="IMark92365864"/><text:alphabetical-index-mark-end text:id="IMark104230376"/><text:alphabetical-index-mark-end text:id="IMark99669560"/> <text:alphabetical-index-mark-start text:id="IMark96243224"/><text:alphabetical-index-mark-start text:id="IMark98596856"/><text:alphabetical-index-mark-start text:id="IMark96156440"/><text:alphabetical-index-mark-start text:id="IMark97726632"/><text:alphabetical-index-mark-start text:id="IMark96392472"/>intelligence<text:alphabetical-index-mark-end text:id="IMark96392472"/><text:alphabetical-index-mark-end text:id="IMark97726632"/><text:alphabetical-index-mark-end text:id="IMark96156440"/><text:alphabetical-index-mark-end text:id="IMark98596856"/><text:alphabetical-index-mark-end text:id="IMark96243224"/>.</text:p>
      <text:p text:style-name="Text_20_body"/>
      <text:p text:style-name="Text_20_body"/>
      <text:h text:style-name="Heading_20_2" text:outline-level="2"><text:bookmark-start text:name="__RefHeading___Toc6756_1483239106"/><text:span text:style-name="T3">1</text:span><text:span text:style-name="T1">.2. </text:span><text:alphabetical-index-mark-start text:id="IMark68170488"/><text:alphabetical-index-mark-start text:id="IMark99632504"/><text:alphabetical-index-mark-start text:id="IMark91965400"/><text:alphabetical-index-mark-start text:id="IMark98867928"/><text:alphabetical-index-mark-start text:id="IMark97347560"/><text:span text:style-name="T59">Communication</text:span><text:alphabetical-index-mark-end text:id="IMark97347560"/><text:alphabetical-index-mark-end text:id="IMark98867928"/><text:alphabetical-index-mark-end text:id="IMark91965400"/><text:alphabetical-index-mark-end text:id="IMark99632504"/><text:alphabetical-index-mark-end text:id="IMark68170488"/><text:span text:style-name="T59">s between </text:span><text:alphabetical-index-mark-start text:id="IMark95694840"/><text:alphabetical-index-mark-start text:id="IMark97354792"/><text:alphabetical-index-mark-start text:id="IMark91011464"/><text:alphabetical-index-mark-start text:id="IMark103092296"/><text:alphabetical-index-mark-start text:id="IMark99217592"/><text:span text:style-name="T59">module</text:span><text:alphabetical-index-mark-end text:id="IMark99217592"/><text:alphabetical-index-mark-end text:id="IMark103092296"/><text:alphabetical-index-mark-end text:id="IMark91011464"/><text:alphabetical-index-mark-end text:id="IMark97354792"/><text:alphabetical-index-mark-end text:id="IMark95694840"/><text:span text:style-name="T59">s</text:span><text:bookmark-end text:name="__RefHeading___Toc6756_1483239106"/></text:h>
      <text:p text:style-name="P3"/>
      <text:p text:style-name="P3">Data exchange between <text:alphabetical-index-mark-start text:id="IMark104936856"/><text:alphabetical-index-mark-start text:id="IMark97371560"/><text:alphabetical-index-mark-start text:id="IMark103109080"/><text:alphabetical-index-mark-start text:id="IMark96870168"/><text:alphabetical-index-mark-start text:id="IMark100347816"/>module<text:alphabetical-index-mark-end text:id="IMark100347816"/><text:alphabetical-index-mark-end text:id="IMark96870168"/><text:alphabetical-index-mark-end text:id="IMark103109080"/><text:alphabetical-index-mark-end text:id="IMark97371560"/><text:alphabetical-index-mark-end text:id="IMark104936856"/>s and <text:alphabetical-index-mark-start text:id="IMark96717032"/><text:alphabetical-index-mark-start text:id="IMark95415496"/><text:alphabetical-index-mark-start text:id="IMark92686536"/><text:alphabetical-index-mark-start text:id="IMark94945400"/><text:alphabetical-index-mark-start text:id="IMark90587368"/>program<text:alphabetical-index-mark-end text:id="IMark90587368"/><text:alphabetical-index-mark-end text:id="IMark94945400"/><text:alphabetical-index-mark-end text:id="IMark92686536"/><text:alphabetical-index-mark-end text:id="IMark95415496"/><text:alphabetical-index-mark-end text:id="IMark96717032"/>s that take part in each simu<text:alphabetical-index-mark-start text:id="IMark94523176"/>lat<text:alphabetical-index-mark-end text:id="IMark94523176"/>ion <text:alphabetical-index-mark-start text:id="IMark101223976"/><text:alphabetical-index-mark-start text:id="IMark89747000"/><text:alphabetical-index-mark-start text:id="IMark91153320"/><text:alphabetical-index-mark-start text:id="IMark82693144"/><text:alphabetical-index-mark-start text:id="IMark92175848"/>session<text:alphabetical-index-mark-end text:id="IMark92175848"/><text:alphabetical-index-mark-end text:id="IMark82693144"/><text:alphabetical-index-mark-end text:id="IMark91153320"/><text:alphabetical-index-mark-end text:id="IMark89747000"/><text:alphabetical-index-mark-end text:id="IMark101223976"/> has been rather <text:alphabetical-index-mark-start text:id="IMark68871944"/><text:alphabetical-index-mark-start text:id="IMark98843432"/><text:alphabetical-index-mark-start text:id="IMark102890328"/><text:alphabetical-index-mark-start text:id="IMark90628408"/><text:alphabetical-index-mark-start text:id="IMark99105928"/>mode<text:alphabetical-index-mark-end text:id="IMark99105928"/><text:alphabetical-index-mark-end text:id="IMark90628408"/><text:alphabetical-index-mark-end text:id="IMark102890328"/><text:alphabetical-index-mark-end text:id="IMark98843432"/><text:alphabetical-index-mark-end text:id="IMark68871944"/>st.</text:p>
      <text:p text:style-name="Text_20_body"/>
      <text:p text:style-name="Text_20_body">In the case of <text:span text:style-name="T1">[1.1.]</text:span> the cause lies probably in the <text:alphabetical-index-mark-start text:id="IMark82431000"/><text:alphabetical-index-mark-start text:id="IMark80041864"/><text:alphabetical-index-mark-start text:id="IMark97102232"/><text:alphabetical-index-mark-start text:id="IMark97309960"/><text:alphabetical-index-mark-start text:id="IMark97187368"/>fact<text:alphabetical-index-mark-end text:id="IMark97187368"/><text:alphabetical-index-mark-end text:id="IMark97309960"/><text:alphabetical-index-mark-end text:id="IMark97102232"/><text:alphabetical-index-mark-end text:id="IMark80041864"/><text:alphabetical-index-mark-end text:id="IMark82431000"/> that <text:alphabetical-index-mark-start text:id="IMark95023704"/><text:alphabetical-index-mark-start text:id="IMark100941304"/><text:alphabetical-index-mark-start text:id="IMark60681992"/><text:alphabetical-index-mark-start text:id="IMark94093608"/><text:alphabetical-index-mark-start text:id="IMark101084392"/>AI<text:alphabetical-index-mark-end text:id="IMark101084392"/><text:alphabetical-index-mark-end text:id="IMark94093608"/><text:alphabetical-index-mark-end text:id="IMark60681992"/><text:alphabetical-index-mark-end text:id="IMark100941304"/><text:alphabetical-index-mark-end text:id="IMark95023704"/> demands a lot of work to get it done right and usually <text:span text:style-name="T195">enthusiasts</text:span> do not have the <text:alphabetical-index-mark-start text:id="IMark99532984"/><text:alphabetical-index-mark-start text:id="IMark99534552"/><text:alphabetical-index-mark-start text:id="IMark90948776"/><text:alphabetical-index-mark-start text:id="IMark102517656"/><text:alphabetical-index-mark-start text:id="IMark82648056"/>time<text:alphabetical-index-mark-end text:id="IMark82648056"/><text:alphabetical-index-mark-end text:id="IMark102517656"/><text:alphabetical-index-mark-end text:id="IMark90948776"/><text:alphabetical-index-mark-end text:id="IMark99534552"/><text:alphabetical-index-mark-end text:id="IMark99532984"/> and re<text:alphabetical-index-mark-start text:id="IMark101615560"/><text:alphabetical-index-mark-start text:id="IMark77987448"/><text:alphabetical-index-mark-start text:id="IMark96405640"/><text:alphabetical-index-mark-start text:id="IMark95812840"/><text:alphabetical-index-mark-start text:id="IMark78963960"/>source<text:alphabetical-index-mark-end text:id="IMark78963960"/><text:alphabetical-index-mark-end text:id="IMark95812840"/><text:alphabetical-index-mark-end text:id="IMark96405640"/><text:alphabetical-index-mark-end text:id="IMark77987448"/><text:alphabetical-index-mark-end text:id="IMark101615560"/>s to achieve that. In the case of <text:span text:style-name="T1">[</text:span><text:span text:style-name="T4">1</text:span><text:span text:style-name="T1">.2.]</text:span> while there have been some attempts in this regard th<text:span text:style-name="T224">ey suffer </text:span><text:alphabetical-index-mark-start text:id="IMark89724776"/><text:alphabetical-index-mark-start text:id="IMark105262296"/><text:alphabetical-index-mark-start text:id="IMark101998888"/><text:alphabetical-index-mark-start text:id="IMark95889656"/><text:span text:style-name="T224">limit</text:span><text:alphabetical-index-mark-end text:id="IMark95889656"/><text:alphabetical-index-mark-end text:id="IMark101998888"/><text:alphabetical-index-mark-end text:id="IMark105262296"/><text:alphabetical-index-mark-end text:id="IMark89724776"/><text:span text:style-name="T224">ations</text:span>.</text:p>
      <text:p text:style-name="Text_20_body"/>
      <text:p text:style-name="Text_20_body"><text:span text:style-name="T224">It would be incorrect to pretend that </text:span><text:alphabetical-index-mark-start text:id="IMark84374024"/><text:alphabetical-index-mark-start text:id="IMark97212648"/><text:alphabetical-index-mark-start text:id="IMark101253160"/><text:alphabetical-index-mark-start text:id="IMark90040312"/><text:alphabetical-index-mark-start text:id="IMark105086232"/><text:alphabetical-index-mark-start text:id="IMark103234296"/>DGIII<text:alphabetical-index-mark-end text:id="IMark103234296"/><text:alphabetical-index-mark-start text:id="IMark97319256"/>AI<text:alphabetical-index-mark-end text:id="IMark97319256"/><text:alphabetical-index-mark-end text:id="IMark105086232"/><text:alphabetical-index-mark-end text:id="IMark90040312"/><text:alphabetical-index-mark-end text:id="IMark101253160"/><text:alphabetical-index-mark-end text:id="IMark97212648"/><text:alphabetical-index-mark-end text:id="IMark84374024"/> would be a <text:alphabetical-index-mark-start text:id="IMark101657864"/>sol<text:alphabetical-index-mark-end text:id="IMark101657864"/>ution for everyone and everything <text:span text:style-name="T283">but it has a twofold potential: first, since the capabilities of the </text:span><text:alphabetical-index-mark-start text:id="IMark102102472"/><text:alphabetical-index-mark-start text:id="IMark91606200"/><text:alphabetical-index-mark-start text:id="IMark67546200"/><text:alphabetical-index-mark-start text:id="IMark90845928"/><text:alphabetical-index-mark-start text:id="IMark44007400"/><text:span text:style-name="T283">expert</text:span><text:alphabetical-index-mark-end text:id="IMark44007400"/><text:alphabetical-index-mark-end text:id="IMark90845928"/><text:alphabetical-index-mark-end text:id="IMark67546200"/><text:alphabetical-index-mark-end text:id="IMark91606200"/><text:alphabetical-index-mark-end text:id="IMark102102472"/><text:span text:style-name="T283"> </text:span><text:alphabetical-index-mark-start text:id="IMark95831288"/><text:alphabetical-index-mark-start text:id="IMark100703032"/><text:alphabetical-index-mark-start text:id="IMark103232728"/><text:alphabetical-index-mark-start text:id="IMark91930808"/><text:alphabetical-index-mark-start text:id="IMark96182424"/><text:span text:style-name="T283">system</text:span><text:alphabetical-index-mark-end text:id="IMark96182424"/><text:alphabetical-index-mark-end text:id="IMark91930808"/><text:alphabetical-index-mark-end text:id="IMark103232728"/><text:alphabetical-index-mark-end text:id="IMark100703032"/><text:alphabetical-index-mark-end text:id="IMark95831288"/><text:span text:style-name="T283"> can be expanded by </text:span><text:alphabetical-index-mark-start text:id="IMark80913704"/><text:alphabetical-index-mark-start text:id="IMark91096936"/><text:alphabetical-index-mark-start text:id="IMark104529864"/><text:span text:style-name="T283">developer</text:span><text:alphabetical-index-mark-end text:id="IMark104529864"/><text:alphabetical-index-mark-end text:id="IMark91096936"/><text:alphabetical-index-mark-end text:id="IMark80913704"/><text:span text:style-name="T283">s and even able users, the </text:span><text:alphabetical-index-mark-start text:id="IMark79030632"/><text:alphabetical-index-mark-start text:id="IMark100743336"/><text:span text:style-name="T283">ship</text:span><text:alphabetical-index-mark-end text:id="IMark100743336"/><text:alphabetical-index-mark-end text:id="IMark79030632"/><text:span text:style-name="T283"> has essentially </text:span><text:alphabetical-index-mark-start text:id="IMark93961704"/><text:alphabetical-index-mark-start text:id="IMark35941720"/><text:alphabetical-index-mark-start text:id="IMark93752392"/><text:alphabetical-index-mark-start text:id="IMark97120568"/><text:span text:style-name="T283">limit</text:span><text:alphabetical-index-mark-end text:id="IMark97120568"/><text:alphabetical-index-mark-end text:id="IMark93752392"/><text:alphabetical-index-mark-end text:id="IMark35941720"/><text:alphabetical-index-mark-end text:id="IMark93961704"/><text:span text:style-name="T283">less “intellectual </text:span><text:alphabetical-index-mark-start text:id="IMark98006072"/><text:alphabetical-index-mark-start text:id="IMark101268920"/><text:alphabetical-index-mark-start text:id="IMark91613176"/><text:alphabetical-index-mark-start text:id="IMark103984552"/><text:alphabetical-index-mark-start text:id="IMark92226360"/><text:span text:style-name="T283">g</text:span><text:alphabetical-index-mark-start text:id="IMark90807560"/><text:alphabetical-index-mark-start text:id="IMark79892024"/><text:alphabetical-index-mark-start text:id="IMark91299096"/><text:alphabetical-index-mark-start text:id="IMark97220120"/><text:alphabetical-index-mark-start text:id="IMark97110216"/><text:span text:style-name="T283">row</text:span><text:alphabetical-index-mark-end text:id="IMark97110216"/><text:alphabetical-index-mark-end text:id="IMark97220120"/><text:alphabetical-index-mark-end text:id="IMark91299096"/><text:alphabetical-index-mark-end text:id="IMark79892024"/><text:alphabetical-index-mark-end text:id="IMark90807560"/><text:span text:style-name="T283">th</text:span><text:alphabetical-index-mark-end text:id="IMark92226360"/><text:alphabetical-index-mark-end text:id="IMark103984552"/><text:alphabetical-index-mark-end text:id="IMark91613176"/><text:alphabetical-index-mark-end text:id="IMark101268920"/><text:alphabetical-index-mark-end text:id="IMark98006072"/><text:span text:style-name="T283">” potentiality. And second, since </text:span>it does incorporate <text:alphabetical-index-mark-start text:id="IMark99057144"/><text:alphabetical-index-mark-start text:id="IMark84002712"/><text:alphabetical-index-mark-start text:id="IMark102276984"/><text:alphabetical-index-mark-start text:id="IMark91937208"/><text:alphabetical-index-mark-start text:id="IMark91816216"/>AI<text:alphabetical-index-mark-end text:id="IMark91816216"/><text:alphabetical-index-mark-end text:id="IMark91937208"/><text:alphabetical-index-mark-end text:id="IMark102276984"/><text:alphabetical-index-mark-end text:id="IMark84002712"/><text:alphabetical-index-mark-end text:id="IMark99057144"/> and “<text:alphabetical-index-mark-start text:id="IMark93573544"/><text:alphabetical-index-mark-start text:id="IMark101811128"/><text:alphabetical-index-mark-start text:id="IMark82995960"/><text:alphabetical-index-mark-start text:id="IMark92452264"/>data<text:alphabetical-index-mark-end text:id="IMark92452264"/><text:alphabetical-index-mark-end text:id="IMark82995960"/><text:alphabetical-index-mark-end text:id="IMark101811128"/><text:alphabetical-index-mark-end text:id="IMark93573544"/> <text:alphabetical-index-mark-start text:id="IMark90435352"/><text:alphabetical-index-mark-start text:id="IMark91652232"/><text:alphabetical-index-mark-start text:id="IMark99906216"/><text:alphabetical-index-mark-start text:id="IMark79101544"/><text:alphabetical-index-mark-start text:id="IMark97402872"/>link<text:alphabetical-index-mark-end text:id="IMark97402872"/><text:alphabetical-index-mark-end text:id="IMark79101544"/><text:alphabetical-index-mark-end text:id="IMark99906216"/><text:alphabetical-index-mark-end text:id="IMark91652232"/><text:alphabetical-index-mark-end text:id="IMark90435352"/>” capabilities by means of <text:span text:style-name="T283">its</text:span> <text:alphabetical-index-mark-start text:id="IMark97236648"/><text:alphabetical-index-mark-start text:id="IMark105219864"/><text:alphabetical-index-mark-start text:id="IMark104420200"/><text:alphabetical-index-mark-start text:id="IMark84066504"/><text:alphabetical-index-mark-start text:id="IMark99900968"/>SQL<text:alphabetical-index-mark-end text:id="IMark99900968"/><text:alphabetical-index-mark-end text:id="IMark84066504"/><text:alphabetical-index-mark-end text:id="IMark104420200"/><text:alphabetical-index-mark-end text:id="IMark105219864"/><text:alphabetical-index-mark-end text:id="IMark97236648"/> - <text:alphabetical-index-mark-start text:id="IMark91045000"/><text:alphabetical-index-mark-start text:id="IMark89879832"/><text:alphabetical-index-mark-start text:id="IMark105298184"/><text:alphabetical-index-mark-start text:id="IMark104874120"/>base<text:alphabetical-index-mark-end text:id="IMark104874120"/><text:alphabetical-index-mark-end text:id="IMark105298184"/><text:alphabetical-index-mark-end text:id="IMark89879832"/><text:alphabetical-index-mark-end text:id="IMark91045000"/>d <text:alphabetical-index-mark-start text:id="IMark95252776"/><text:alphabetical-index-mark-start text:id="IMark105227592"/><text:alphabetical-index-mark-start text:id="IMark92398008"/><text:alphabetical-index-mark-start text:id="IMark103985336"/><text:alphabetical-index-mark-start text:id="IMark97279160"/>expert<text:alphabetical-index-mark-end text:id="IMark97279160"/><text:alphabetical-index-mark-end text:id="IMark103985336"/><text:alphabetical-index-mark-end text:id="IMark92398008"/><text:alphabetical-index-mark-end text:id="IMark105227592"/><text:alphabetical-index-mark-end text:id="IMark95252776"/> <text:alphabetical-index-mark-start text:id="IMark79369064"/><text:alphabetical-index-mark-start text:id="IMark94918632"/><text:alphabetical-index-mark-start text:id="IMark80621032"/><text:alphabetical-index-mark-start text:id="IMark67384216"/><text:alphabetical-index-mark-start text:id="IMark90809912"/>system<text:alphabetical-index-mark-end text:id="IMark90809912"/><text:alphabetical-index-mark-end text:id="IMark67384216"/><text:alphabetical-index-mark-end text:id="IMark80621032"/><text:alphabetical-index-mark-end text:id="IMark94918632"/><text:alphabetical-index-mark-end text:id="IMark79369064"/><text:span text:style-name="T330">[6.4.]</text:span> that also allows for inter - <text:alphabetical-index-mark-start text:id="IMark94366536"/><text:alphabetical-index-mark-start text:id="IMark92669192"/><text:alphabetical-index-mark-start text:id="IMark93210008"/><text:alphabetical-index-mark-start text:id="IMark103042616"/><text:alphabetical-index-mark-start text:id="IMark89832600"/>module<text:alphabetical-index-mark-end text:id="IMark89832600"/><text:alphabetical-index-mark-end text:id="IMark103042616"/><text:alphabetical-index-mark-end text:id="IMark93210008"/><text:alphabetical-index-mark-end text:id="IMark92669192"/><text:alphabetical-index-mark-end text:id="IMark94366536"/> <text:alphabetical-index-mark-start text:id="IMark100127384"/><text:alphabetical-index-mark-start text:id="IMark102215576"/><text:alphabetical-index-mark-start text:id="IMark95341464"/><text:alphabetical-index-mark-start text:id="IMark102148392"/><text:alphabetical-index-mark-start text:id="IMark100280872"/>communication<text:alphabetical-index-mark-end text:id="IMark100280872"/><text:alphabetical-index-mark-end text:id="IMark102148392"/><text:alphabetical-index-mark-end text:id="IMark95341464"/><text:alphabetical-index-mark-end text:id="IMark102215576"/><text:alphabetical-index-mark-end text:id="IMark100127384"/>, <text:span text:style-name="T283">it could work </text:span><text:alphabetical-index-mark-start text:id="IMark96103880"/><text:alphabetical-index-mark-start text:id="IMark103471768"/><text:span text:style-name="T283">external</text:span><text:alphabetical-index-mark-end text:id="IMark103471768"/><text:alphabetical-index-mark-end text:id="IMark96103880"/><text:span text:style-name="T283"> </text:span><text:alphabetical-index-mark-start text:id="IMark97929656"/><text:alphabetical-index-mark-start text:id="IMark96085720"/><text:alphabetical-index-mark-start text:id="IMark93533256"/><text:alphabetical-index-mark-start text:id="IMark96365592"/><text:alphabetical-index-mark-start text:id="IMark80990440"/><text:span text:style-name="T283">module</text:span><text:alphabetical-index-mark-end text:id="IMark80990440"/><text:alphabetical-index-mark-end text:id="IMark96365592"/><text:alphabetical-index-mark-end text:id="IMark93533256"/><text:alphabetical-index-mark-end text:id="IMark96085720"/><text:alphabetical-index-mark-end text:id="IMark97929656"/><text:span text:style-name="T283">s far more sophisticated than those used in a singe user, singe – </text:span><text:alphabetical-index-mark-start text:id="IMark95404200"/><text:alphabetical-index-mark-start text:id="IMark80849656"/><text:span text:style-name="T283">computer</text:span><text:alphabetical-index-mark-end text:id="IMark80849656"/><text:alphabetical-index-mark-end text:id="IMark95404200"/><text:span text:style-name="T283"> </text:span><text:alphabetical-index-mark-start text:id="IMark93272136"/><text:alphabetical-index-mark-start text:id="IMark81665432"/><text:alphabetical-index-mark-start text:id="IMark103266376"/><text:alphabetical-index-mark-start text:id="IMark104686440"/><text:alphabetical-index-mark-start text:id="IMark90029304"/><text:span text:style-name="T283">session</text:span><text:alphabetical-index-mark-end text:id="IMark90029304"/><text:alphabetical-index-mark-end text:id="IMark104686440"/><text:alphabetical-index-mark-end text:id="IMark103266376"/><text:alphabetical-index-mark-end text:id="IMark81665432"/><text:alphabetical-index-mark-end text:id="IMark93272136"/><text:span text:style-name="T283">: you could use </text:span><text:alphabetical-index-mark-start text:id="IMark90667880"/><text:alphabetical-index-mark-start text:id="IMark81630696"/><text:alphabetical-index-mark-start text:id="IMark91903208"/><text:alphabetical-index-mark-start text:id="IMark90866712"/><text:alphabetical-index-mark-start text:id="IMark92052200"/><text:span text:style-name="T283">module</text:span><text:alphabetical-index-mark-end text:id="IMark92052200"/><text:alphabetical-index-mark-end text:id="IMark90866712"/><text:alphabetical-index-mark-end text:id="IMark91903208"/><text:alphabetical-index-mark-end text:id="IMark81630696"/><text:alphabetical-index-mark-end text:id="IMark90667880"/><text:span text:style-name="T283">s that run </text:span><text:alphabetical-index-mark-start text:id="IMark79646744"/><text:alphabetical-index-mark-start text:id="IMark105060824"/><text:span text:style-name="T283">calcu</text:span><text:alphabetical-index-mark-start text:id="IMark92068856"/><text:span text:style-name="T283">lat</text:span><text:alphabetical-index-mark-end text:id="IMark92068856"/><text:span text:style-name="T283">ion</text:span><text:alphabetical-index-mark-end text:id="IMark105060824"/><text:alphabetical-index-mark-end text:id="IMark79646744"/><text:span text:style-name="T283">s on </text:span><text:alphabetical-index-mark-start text:id="IMark97395144"/><text:alphabetical-index-mark-start text:id="IMark81507864"/><text:alphabetical-index-mark-start text:id="IMark93383800"/><text:alphabetical-index-mark-start text:id="IMark96867816"/><text:alphabetical-index-mark-start text:id="IMark95731144"/><text:span text:style-name="T283">HPC</text:span><text:alphabetical-index-mark-end text:id="IMark95731144"/><text:alphabetical-index-mark-end text:id="IMark96867816"/><text:alphabetical-index-mark-end text:id="IMark93383800"/><text:alphabetical-index-mark-end text:id="IMark81507864"/><text:alphabetical-index-mark-end text:id="IMark97395144"/><text:span text:style-name="T283"> </text:span><text:alphabetical-index-mark-start text:id="IMark95955112"/><text:alphabetical-index-mark-start text:id="IMark97345208"/><text:alphabetical-index-mark-start text:id="IMark105124344"/><text:alphabetical-index-mark-start text:id="IMark97317688"/><text:alphabetical-index-mark-start text:id="IMark94334312"/><text:span text:style-name="T283">cluster</text:span><text:alphabetical-index-mark-end text:id="IMark94334312"/><text:alphabetical-index-mark-end text:id="IMark97317688"/><text:alphabetical-index-mark-end text:id="IMark105124344"/><text:alphabetical-index-mark-end text:id="IMark97345208"/><text:alphabetical-index-mark-end text:id="IMark95955112"/><text:span text:style-name="T283">s, for </text:span><text:alphabetical-index-mark-start text:id="IMark95464344"/><text:alphabetical-index-mark-start text:id="IMark105048648"/><text:alphabetical-index-mark-start text:id="IMark90840904"/><text:alphabetical-index-mark-start text:id="IMark105130504"/><text:alphabetical-index-mark-start text:id="IMark79647528"/><text:span text:style-name="T283">example</text:span><text:alphabetical-index-mark-end text:id="IMark79647528"/><text:alphabetical-index-mark-end text:id="IMark105130504"/><text:alphabetical-index-mark-end text:id="IMark90840904"/><text:alphabetical-index-mark-end text:id="IMark105048648"/><text:alphabetical-index-mark-end text:id="IMark95464344"/><text:span text:style-name="T283">, as </text:span><text:alphabetical-index-mark-start text:id="IMark96188776"/><text:span text:style-name="T283">lon</text:span><text:alphabetical-index-mark-end text:id="IMark96188776"/><text:span text:style-name="T283">g as they are able to communicate via the </text:span><text:alphabetical-index-mark-start text:id="IMark92225656"/><text:alphabetical-index-mark-start text:id="IMark104468488"/><text:alphabetical-index-mark-start text:id="IMark96802584"/><text:alphabetical-index-mark-start text:id="IMark79364088"/><text:alphabetical-index-mark-start text:id="IMark97386632"/><text:alphabetical-index-mark-start text:id="IMark80133432"/><text:alphabetical-index-mark-start text:id="IMark104170760"/><text:alphabetical-index-mark-start text:id="IMark104475656"/><text:alphabetical-index-mark-start text:id="IMark104498536"/><text:span text:style-name="T283">data</text:span><text:alphabetical-index-mark-end text:id="IMark104498536"/><text:alphabetical-index-mark-end text:id="IMark104475656"/><text:alphabetical-index-mark-end text:id="IMark104170760"/><text:alphabetical-index-mark-end text:id="IMark80133432"/><text:alphabetical-index-mark-start text:id="IMark91157224"/><text:alphabetical-index-mark-start text:id="IMark92539432"/><text:alphabetical-index-mark-start text:id="IMark91542904"/><text:alphabetical-index-mark-start text:id="IMark77623240"/><text:span text:style-name="T283">base</text:span><text:alphabetical-index-mark-end text:id="IMark77623240"/><text:alphabetical-index-mark-end text:id="IMark91542904"/><text:alphabetical-index-mark-end text:id="IMark92539432"/><text:alphabetical-index-mark-end text:id="IMark91157224"/><text:alphabetical-index-mark-end text:id="IMark97386632"/><text:alphabetical-index-mark-end text:id="IMark79364088"/><text:alphabetical-index-mark-end text:id="IMark96802584"/><text:alphabetical-index-mark-end text:id="IMark104468488"/><text:alphabetical-index-mark-end text:id="IMark92225656"/><text:span text:style-name="T283"> with </text:span><text:alphabetical-index-mark-start text:id="IMark97262552"/><text:alphabetical-index-mark-start text:id="IMark90023512"/><text:alphabetical-index-mark-start text:id="IMark102231032"/><text:alphabetical-index-mark-start text:id="IMark100557464"/><text:alphabetical-index-mark-start text:id="IMark81509208"/><text:alphabetical-index-mark-start text:id="IMark44823832"/><text:span text:style-name="T283">DGIII</text:span><text:alphabetical-index-mark-end text:id="IMark44823832"/><text:alphabetical-index-mark-start text:id="IMark97886520"/><text:span text:style-name="T283">AI</text:span><text:alphabetical-index-mark-end text:id="IMark97886520"/><text:alphabetical-index-mark-end text:id="IMark81509208"/><text:alphabetical-index-mark-end text:id="IMark100557464"/><text:alphabetical-index-mark-end text:id="IMark102231032"/><text:alphabetical-index-mark-end text:id="IMark90023512"/><text:alphabetical-index-mark-end text:id="IMark97262552"/>.</text:p>
      <text:p text:style-name="Text_20_body"/>
      <text:p text:style-name="Text_20_body"><text:soft-page-break/><text:span text:style-name="T284">It is im</text:span><text:alphabetical-index-mark-start text:id="IMark80817512"/><text:alphabetical-index-mark-start text:id="IMark94883464"/><text:span text:style-name="T284">port</text:span><text:alphabetical-index-mark-end text:id="IMark94883464"/><text:alphabetical-index-mark-end text:id="IMark80817512"/><text:span text:style-name="T284">ant to stress that this is a </text:span><text:alphabetical-index-mark-start text:id="IMark104850936"/><text:alphabetical-index-mark-start text:id="IMark93885736"/><text:span text:style-name="T284">complex</text:span><text:alphabetical-index-mark-end text:id="IMark93885736"/><text:alphabetical-index-mark-end text:id="IMark104850936"/><text:span text:style-name="T284"> add – on that still r</text:span><text:alphabetical-index-mark-start text:id="IMark97416888"/><text:span text:style-name="T284">equ</text:span><text:alphabetical-index-mark-end text:id="IMark97416888"/><text:span text:style-name="T284">ires fine tunning and </text:span><text:alphabetical-index-mark-start text:id="IMark79924344"/><text:alphabetical-index-mark-start text:id="IMark103005320"/><text:span text:style-name="T284">development</text:span><text:alphabetical-index-mark-end text:id="IMark103005320"/><text:alphabetical-index-mark-end text:id="IMark79924344"/><text:span text:style-name="T284">. However, f</text:span>or a quick <text:alphabetical-index-mark-start text:id="IMark80136712"/><text:alphabetical-index-mark-start text:id="IMark102444328"/><text:alphabetical-index-mark-start text:id="IMark96242440"/><text:alphabetical-index-mark-start text:id="IMark98596856"/>demo<text:alphabetical-index-mark-end text:id="IMark98596856"/><text:alphabetical-index-mark-end text:id="IMark96242440"/><text:alphabetical-index-mark-end text:id="IMark102444328"/><text:alphabetical-index-mark-end text:id="IMark80136712"/> of the project, jump to section <text:span text:style-name="T1">[5.]</text:span>; for everything else, read on.</text:p>
      <text:p text:style-name="Text_20_body"/>
      <text:p text:style-name="Text_20_body"/>
      <text:h text:style-name="P54" text:outline-level="1"><text:bookmark-start text:name="__RefHeading___Toc6467_1483239106"/><text:span text:style-name="T2">2</text:span><text:span text:style-name="T1">. Conventions, </text:span><text:alphabetical-index-mark-start text:id="IMark78397816"/><text:alphabetical-index-mark-start text:id="IMark79089480"/><text:alphabetical-index-mark-start text:id="IMark96087032"/><text:alphabetical-index-mark-start text:id="IMark97366712"/><text:alphabetical-index-mark-start text:id="IMark67705240"/><text:span text:style-name="T3">caveat</text:span><text:alphabetical-index-mark-end text:id="IMark67705240"/><text:alphabetical-index-mark-end text:id="IMark97366712"/><text:alphabetical-index-mark-end text:id="IMark96087032"/><text:alphabetical-index-mark-end text:id="IMark79089480"/><text:alphabetical-index-mark-end text:id="IMark78397816"/><text:span text:style-name="T3">s</text:span><text:span text:style-name="T1"> and </text:span><text:alphabetical-index-mark-start text:id="IMark100751544"/><text:alphabetical-index-mark-start text:id="IMark68711848"/><text:alphabetical-index-mark-start text:id="IMark82064168"/><text:alphabetical-index-mark-start text:id="IMark52508872"/><text:span text:style-name="T1">base</text:span><text:alphabetical-index-mark-end text:id="IMark52508872"/><text:alphabetical-index-mark-end text:id="IMark82064168"/><text:alphabetical-index-mark-end text:id="IMark68711848"/><text:alphabetical-index-mark-end text:id="IMark100751544"/><text:span text:style-name="T1"> </text:span><text:alphabetical-index-mark-start text:id="IMark91006648"/><text:alphabetical-index-mark-start text:id="IMark67704456"/><text:alphabetical-index-mark-start text:id="IMark81870376"/><text:alphabetical-index-mark-start text:id="IMark100102712"/><text:alphabetical-index-mark-start text:id="IMark94416504"/><text:span text:style-name="T1">condition</text:span><text:alphabetical-index-mark-end text:id="IMark94416504"/><text:alphabetical-index-mark-end text:id="IMark100102712"/><text:alphabetical-index-mark-end text:id="IMark81870376"/><text:alphabetical-index-mark-end text:id="IMark67704456"/><text:alphabetical-index-mark-end text:id="IMark91006648"/><text:span text:style-name="T1">s of </text:span><text:alphabetical-index-mark-start text:id="IMark103751432"/><text:alphabetical-index-mark-start text:id="IMark102563992"/><text:span text:style-name="T1">development</text:span><text:bookmark-end text:name="__RefHeading___Toc6467_1483239106"/><text:alphabetical-index-mark-end text:id="IMark102563992"/><text:alphabetical-index-mark-end text:id="IMark103751432"/></text:h>
      <text:p text:style-name="Text_20_body"/>
      <text:h text:style-name="Heading_20_2" text:outline-level="2"><text:bookmark-start text:name="__RefHeading___Toc6758_1483239106"/><text:span text:style-name="T2">2</text:span><text:span text:style-name="T1">.1. </text:span><text:span text:style-name="T59">Origins</text:span><text:bookmark-end text:name="__RefHeading___Toc6758_1483239106"/></text:h>
      <text:p text:style-name="P3"/>
      <text:p text:style-name="P3"><text:alphabetical-index-mark-start text:id="IMark101066728"/><text:alphabetical-index-mark-start text:id="IMark92736376"/><text:alphabetical-index-mark-start text:id="IMark96013352"/><text:alphabetical-index-mark-start text:id="IMark98139016"/><text:alphabetical-index-mark-start text:id="IMark98843432"/><text:alphabetical-index-mark-start text:id="IMark68871944"/>DGIII<text:alphabetical-index-mark-end text:id="IMark68871944"/><text:alphabetical-index-mark-start text:id="IMark102890328"/>AI<text:alphabetical-index-mark-end text:id="IMark102890328"/><text:alphabetical-index-mark-end text:id="IMark98843432"/><text:alphabetical-index-mark-end text:id="IMark98139016"/><text:alphabetical-index-mark-end text:id="IMark96013352"/><text:alphabetical-index-mark-end text:id="IMark92736376"/><text:alphabetical-index-mark-end text:id="IMark101066728"/> is <text:alphabetical-index-mark-start text:id="IMark90628408"/><text:alphabetical-index-mark-start text:id="IMark99105928"/><text:alphabetical-index-mark-start text:id="IMark101223976"/><text:alphabetical-index-mark-start text:id="IMark89747000"/>Base<text:alphabetical-index-mark-end text:id="IMark89747000"/><text:alphabetical-index-mark-end text:id="IMark101223976"/><text:alphabetical-index-mark-end text:id="IMark99105928"/><text:alphabetical-index-mark-end text:id="IMark90628408"/>d on <text:alphabetical-index-mark-start text:id="IMark91153320"/><text:alphabetical-index-mark-start text:id="IMark82693144"/><text:alphabetical-index-mark-start text:id="IMark92175848"/><text:alphabetical-index-mark-start text:id="IMark94523176"/><text:alphabetical-index-mark-start text:id="IMark96717032"/>DGIII<text:alphabetical-index-mark-end text:id="IMark96717032"/><text:alphabetical-index-mark-end text:id="IMark94523176"/><text:alphabetical-index-mark-end text:id="IMark92175848"/><text:alphabetical-index-mark-end text:id="IMark82693144"/><text:alphabetical-index-mark-end text:id="IMark91153320"/> <text:alphabetical-index-mark-start text:id="IMark95415496"/><text:alphabetical-index-mark-start text:id="IMark92686536"/><text:alphabetical-index-mark-start text:id="IMark94945400"/><text:alphabetical-index-mark-start text:id="IMark90587368"/><text:alphabetical-index-mark-start text:id="IMark104936856"/>OSFS<text:alphabetical-index-mark-end text:id="IMark104936856"/><text:alphabetical-index-mark-end text:id="IMark90587368"/><text:alphabetical-index-mark-end text:id="IMark94945400"/><text:alphabetical-index-mark-end text:id="IMark92686536"/><text:alphabetical-index-mark-end text:id="IMark95415496"/> 2010. The reason for this is that <text:alphabetical-index-mark-start text:id="IMark97371560"/><text:alphabetical-index-mark-start text:id="IMark103109080"/>development<text:alphabetical-index-mark-end text:id="IMark103109080"/><text:alphabetical-index-mark-end text:id="IMark97371560"/> of <text:alphabetical-index-mark-start text:id="IMark96870168"/><text:alphabetical-index-mark-start text:id="IMark100347816"/><text:alphabetical-index-mark-start text:id="IMark94484760"/><text:alphabetical-index-mark-start text:id="IMark81191544"/><text:alphabetical-index-mark-start text:id="IMark100235480"/><text:alphabetical-index-mark-start text:id="IMark90597704"/>DGIII<text:alphabetical-index-mark-end text:id="IMark90597704"/><text:alphabetical-index-mark-start text:id="IMark98980456"/>AI<text:alphabetical-index-mark-end text:id="IMark98980456"/><text:alphabetical-index-mark-end text:id="IMark100235480"/><text:alphabetical-index-mark-end text:id="IMark81191544"/><text:alphabetical-index-mark-end text:id="IMark94484760"/><text:alphabetical-index-mark-end text:id="IMark100347816"/><text:alphabetical-index-mark-end text:id="IMark96870168"/> started before <text:alphabetical-index-mark-start text:id="IMark82236280"/><text:alphabetical-index-mark-start text:id="IMark94608744"/><text:alphabetical-index-mark-start text:id="IMark94640200"/><text:alphabetical-index-mark-start text:id="IMark93233496"/><text:alphabetical-index-mark-start text:id="IMark93234280"/>OSFS<text:alphabetical-index-mark-end text:id="IMark93234280"/><text:alphabetical-index-mark-end text:id="IMark93233496"/><text:alphabetical-index-mark-end text:id="IMark94640200"/><text:alphabetical-index-mark-end text:id="IMark94608744"/><text:alphabetical-index-mark-end text:id="IMark82236280"/> 2016 was published <text:span text:style-name="T195">and the </text:span><text:alphabetical-index-mark-start text:id="IMark93844136"/><text:alphabetical-index-mark-start text:id="IMark94236280"/><text:alphabetical-index-mark-start text:id="IMark79929768"/><text:span text:style-name="T195">code</text:span><text:alphabetical-index-mark-end text:id="IMark79929768"/><text:alphabetical-index-mark-end text:id="IMark94236280"/><text:alphabetical-index-mark-end text:id="IMark93844136"/><text:span text:style-name="T195"> for the </text:span><text:alphabetical-index-mark-start text:id="IMark105094488"/><text:alphabetical-index-mark-start text:id="IMark95023704"/><text:alphabetical-index-mark-start text:id="IMark100941304"/><text:alphabetical-index-mark-start text:id="IMark60681992"/><text:alphabetical-index-mark-start text:id="IMark94093608"/><text:span text:style-name="T195">stock</text:span><text:alphabetical-index-mark-end text:id="IMark94093608"/><text:alphabetical-index-mark-end text:id="IMark60681992"/><text:alphabetical-index-mark-end text:id="IMark100941304"/><text:alphabetical-index-mark-end text:id="IMark95023704"/><text:alphabetical-index-mark-end text:id="IMark105094488"/><text:span text:style-name="T195"> </text:span><text:alphabetical-index-mark-start text:id="IMark101084392"/><text:alphabetical-index-mark-start text:id="IMark82431000"/><text:alphabetical-index-mark-start text:id="IMark80041864"/><text:alphabetical-index-mark-start text:id="IMark97102232"/><text:alphabetical-index-mark-start text:id="IMark97309960"/><text:alphabetical-index-mark-start text:id="IMark97187368"/><text:alphabetical-index-mark-start text:id="IMark89868280"/><text:alphabetical-index-mark-start text:id="IMark101615560"/><text:alphabetical-index-mark-start text:id="IMark77987448"/><text:alphabetical-index-mark-start text:id="IMark96405640"/><text:span text:style-name="T195">Delta</text:span><text:alphabetical-index-mark-end text:id="IMark96405640"/><text:alphabetical-index-mark-end text:id="IMark77987448"/><text:alphabetical-index-mark-end text:id="IMark101615560"/><text:alphabetical-index-mark-end text:id="IMark89868280"/><text:alphabetical-index-mark-end text:id="IMark97187368"/><text:alphabetical-index-mark-end text:id="IMark97309960"/><text:alphabetical-index-mark-end text:id="IMark97102232"/><text:alphabetical-index-mark-end text:id="IMark80041864"/><text:alphabetical-index-mark-end text:id="IMark82431000"/><text:alphabetical-index-mark-end text:id="IMark101084392"/><text:span text:style-name="T195"> </text:span><text:alphabetical-index-mark-start text:id="IMark95812840"/><text:alphabetical-index-mark-start text:id="IMark78963960"/><text:alphabetical-index-mark-start text:id="IMark99532984"/><text:alphabetical-index-mark-start text:id="IMark99534552"/><text:alphabetical-index-mark-start text:id="IMark90948776"/><text:span text:style-name="T195">Glider</text:span><text:alphabetical-index-mark-end text:id="IMark90948776"/><text:alphabetical-index-mark-end text:id="IMark99534552"/><text:alphabetical-index-mark-end text:id="IMark99532984"/><text:alphabetical-index-mark-end text:id="IMark78963960"/><text:alphabetical-index-mark-end text:id="IMark95812840"/><text:span text:style-name="T195"> has been completely rewritten following a more </text:span><text:alphabetical-index-mark-start text:id="IMark102517656"/><text:alphabetical-index-mark-start text:id="IMark82648056"/><text:alphabetical-index-mark-start text:id="IMark104722488"/><text:alphabetical-index-mark-start text:id="IMark89804520"/><text:span text:style-name="T195">object</text:span><text:alphabetical-index-mark-end text:id="IMark89804520"/><text:alphabetical-index-mark-end text:id="IMark104722488"/><text:alphabetical-index-mark-end text:id="IMark82648056"/><text:alphabetical-index-mark-end text:id="IMark102517656"/><text:span text:style-name="T195"> – </text:span><text:alphabetical-index-mark-start text:id="IMark95521224"/><text:alphabetical-index-mark-start text:id="IMark93871304"/><text:alphabetical-index-mark-start text:id="IMark89724776"/><text:alphabetical-index-mark-start text:id="IMark105262296"/><text:span text:style-name="T195">oriented</text:span><text:alphabetical-index-mark-end text:id="IMark105262296"/><text:alphabetical-index-mark-end text:id="IMark89724776"/><text:alphabetical-index-mark-end text:id="IMark93871304"/><text:alphabetical-index-mark-end text:id="IMark95521224"/><text:span text:style-name="T195"> </text:span><text:alphabetical-index-mark-start text:id="IMark101998888"/><text:alphabetical-index-mark-start text:id="IMark95889656"/><text:alphabetical-index-mark-start text:id="IMark105051000"/><text:alphabetical-index-mark-start text:id="IMark101242216"/><text:span text:style-name="T195">paradigm</text:span><text:alphabetical-index-mark-end text:id="IMark101242216"/><text:alphabetical-index-mark-end text:id="IMark105051000"/><text:alphabetical-index-mark-end text:id="IMark95889656"/><text:alphabetical-index-mark-end text:id="IMark101998888"/><text:span text:style-name="T195"> in the case of </text:span><text:alphabetical-index-mark-start text:id="IMark104288328"/><text:alphabetical-index-mark-start text:id="IMark101762424"/><text:alphabetical-index-mark-start text:id="IMark104476440"/><text:alphabetical-index-mark-start text:id="IMark104548728"/><text:alphabetical-index-mark-start text:id="IMark104538616"/><text:span text:style-name="T195">OSFS</text:span><text:alphabetical-index-mark-end text:id="IMark104538616"/><text:alphabetical-index-mark-end text:id="IMark104548728"/><text:alphabetical-index-mark-end text:id="IMark104476440"/><text:alphabetical-index-mark-end text:id="IMark101762424"/><text:alphabetical-index-mark-end text:id="IMark104288328"/><text:span text:style-name="T195"> 2016. It made little sense to rewrite the </text:span><text:alphabetical-index-mark-start text:id="IMark104846664"/><text:alphabetical-index-mark-start text:id="IMark104569608"/><text:alphabetical-index-mark-start text:id="IMark104356296"/><text:span text:style-name="T195">code</text:span><text:alphabetical-index-mark-end text:id="IMark104356296"/><text:alphabetical-index-mark-end text:id="IMark104569608"/><text:alphabetical-index-mark-end text:id="IMark104846664"/><text:span text:style-name="T195"> of </text:span><text:alphabetical-index-mark-start text:id="IMark80656456"/><text:alphabetical-index-mark-start text:id="IMark101657864"/><text:alphabetical-index-mark-start text:id="IMark84374024"/><text:alphabetical-index-mark-start text:id="IMark97212648"/><text:alphabetical-index-mark-start text:id="IMark101253160"/><text:alphabetical-index-mark-start text:id="IMark90040312"/><text:span text:style-name="T195">DGIII</text:span><text:alphabetical-index-mark-end text:id="IMark90040312"/><text:alphabetical-index-mark-start text:id="IMark105086232"/><text:span text:style-name="T195">AI</text:span><text:alphabetical-index-mark-end text:id="IMark105086232"/><text:alphabetical-index-mark-end text:id="IMark101253160"/><text:alphabetical-index-mark-end text:id="IMark97212648"/><text:alphabetical-index-mark-end text:id="IMark84374024"/><text:alphabetical-index-mark-end text:id="IMark101657864"/><text:alphabetical-index-mark-end text:id="IMark80656456"/><text:span text:style-name="T195"> only for that reason</text:span>.</text:p>
      <text:p text:style-name="Text_20_body"/>
      <text:p text:style-name="Text_20_body"/>
      <text:h text:style-name="Heading_20_2" text:outline-level="2"><text:bookmark-start text:name="__RefHeading___Toc6760_1483239106"/><text:span text:style-name="T1">2.2. </text:span><text:span text:style-name="T59">Multi </text:span><text:alphabetical-index-mark-start text:id="IMark95831288"/><text:alphabetical-index-mark-start text:id="IMark103232728"/><text:alphabetical-index-mark-start text:id="IMark91930808"/><text:alphabetical-index-mark-start text:id="IMark96182424"/><text:alphabetical-index-mark-start text:id="IMark94415688"/><text:span text:style-name="T59">thread</text:span><text:alphabetical-index-mark-end text:id="IMark94415688"/><text:alphabetical-index-mark-end text:id="IMark96182424"/><text:alphabetical-index-mark-end text:id="IMark91930808"/><text:alphabetical-index-mark-end text:id="IMark103232728"/><text:alphabetical-index-mark-end text:id="IMark95831288"/><text:span text:style-name="T59">ing</text:span><text:bookmark-end text:name="__RefHeading___Toc6760_1483239106"/></text:h>
      <text:p text:style-name="P3"/>
      <text:p text:style-name="P3">Since <text:alphabetical-index-mark-start text:id="IMark35941720"/><text:alphabetical-index-mark-start text:id="IMark93752392"/><text:alphabetical-index-mark-start text:id="IMark97120568"/><text:alphabetical-index-mark-start text:id="IMark91041256"/><text:alphabetical-index-mark-start text:id="IMark90807560"/><text:alphabetical-index-mark-start text:id="IMark79892024"/>DGIII<text:alphabetical-index-mark-end text:id="IMark79892024"/><text:alphabetical-index-mark-start text:id="IMark91299096"/>AI<text:alphabetical-index-mark-end text:id="IMark91299096"/><text:alphabetical-index-mark-end text:id="IMark90807560"/><text:alphabetical-index-mark-end text:id="IMark91041256"/><text:alphabetical-index-mark-end text:id="IMark97120568"/><text:alphabetical-index-mark-end text:id="IMark93752392"/><text:alphabetical-index-mark-end text:id="IMark35941720"/> r<text:alphabetical-index-mark-start text:id="IMark97220120"/>equ<text:alphabetical-index-mark-end text:id="IMark97220120"/>ires <text:alphabetical-index-mark-start text:id="IMark97110216"/><text:alphabetical-index-mark-start text:id="IMark98006072"/><text:alphabetical-index-mark-start text:id="IMark101268920"/><text:alphabetical-index-mark-start text:id="IMark91613176"/><text:alphabetical-index-mark-start text:id="IMark103984552"/>OpenMP<text:alphabetical-index-mark-end text:id="IMark103984552"/><text:alphabetical-index-mark-end text:id="IMark91613176"/><text:alphabetical-index-mark-end text:id="IMark101268920"/><text:alphabetical-index-mark-end text:id="IMark98006072"/><text:alphabetical-index-mark-end text:id="IMark97110216"/> <text:alphabetical-index-mark-start text:id="IMark92226360"/><text:alphabetical-index-mark-start text:id="IMark90435352"/><text:alphabetical-index-mark-start text:id="IMark91652232"/><text:alphabetical-index-mark-start text:id="IMark99906216"/><text:alphabetical-index-mark-start text:id="IMark79101544"/>libraries<text:alphabetical-index-mark-end text:id="IMark79101544"/><text:alphabetical-index-mark-end text:id="IMark99906216"/><text:alphabetical-index-mark-end text:id="IMark91652232"/><text:alphabetical-index-mark-end text:id="IMark90435352"/><text:alphabetical-index-mark-end text:id="IMark92226360"/>, a <text:alphabetical-index-mark-start text:id="IMark97402872"/><text:alphabetical-index-mark-start text:id="IMark93573544"/><text:alphabetical-index-mark-start text:id="IMark101811128"/><text:alphabetical-index-mark-start text:id="IMark82995960"/><text:alphabetical-index-mark-start text:id="IMark92452264"/>version<text:alphabetical-index-mark-end text:id="IMark92452264"/><text:alphabetical-index-mark-end text:id="IMark82995960"/><text:alphabetical-index-mark-end text:id="IMark101811128"/><text:alphabetical-index-mark-end text:id="IMark93573544"/><text:alphabetical-index-mark-end text:id="IMark97402872"/> of <text:alphabetical-index-mark-start text:id="IMark99057144"/><text:alphabetical-index-mark-start text:id="IMark84002712"/>M<text:alphabetical-index-mark-end text:id="IMark84002712"/><text:alphabetical-index-mark-end text:id="IMark99057144"/><text:span text:style-name="T336">icrosoft Visual Studio</text:span> that is able to handle <text:alphabetical-index-mark-start text:id="IMark102276984"/><text:alphabetical-index-mark-start text:id="IMark91937208"/><text:alphabetical-index-mark-start text:id="IMark91816216"/><text:alphabetical-index-mark-start text:id="IMark96905400"/><text:alphabetical-index-mark-start text:id="IMark79369064"/>OpenMP<text:alphabetical-index-mark-end text:id="IMark79369064"/><text:alphabetical-index-mark-end text:id="IMark96905400"/><text:alphabetical-index-mark-end text:id="IMark91816216"/><text:alphabetical-index-mark-end text:id="IMark91937208"/><text:alphabetical-index-mark-end text:id="IMark102276984"/> is r<text:alphabetical-index-mark-start text:id="IMark94918632"/>equ<text:alphabetical-index-mark-end text:id="IMark94918632"/>ired. Free <text:alphabetical-index-mark-start text:id="IMark80621032"/><text:alphabetical-index-mark-start text:id="IMark67384216"/><text:alphabetical-index-mark-start text:id="IMark90809912"/><text:alphabetical-index-mark-start text:id="IMark95252776"/><text:alphabetical-index-mark-start text:id="IMark105227592"/>MSVS<text:alphabetical-index-mark-end text:id="IMark105227592"/><text:alphabetical-index-mark-end text:id="IMark95252776"/><text:alphabetical-index-mark-end text:id="IMark90809912"/><text:alphabetical-index-mark-end text:id="IMark67384216"/><text:alphabetical-index-mark-end text:id="IMark80621032"/> <text:alphabetical-index-mark-start text:id="IMark92398008"/><text:alphabetical-index-mark-start text:id="IMark103985336"/><text:alphabetical-index-mark-start text:id="IMark97279160"/><text:alphabetical-index-mark-start text:id="IMark91045000"/><text:alphabetical-index-mark-start text:id="IMark89879832"/>edit<text:alphabetical-index-mark-end text:id="IMark89879832"/><text:alphabetical-index-mark-end text:id="IMark91045000"/><text:alphabetical-index-mark-end text:id="IMark97279160"/><text:alphabetical-index-mark-end text:id="IMark103985336"/><text:alphabetical-index-mark-end text:id="IMark92398008"/>ions generally do not allow for that.</text:p>
      <text:p text:style-name="Text_20_body"/>
      <text:p text:style-name="Text_20_body"/>
      <text:h text:style-name="Heading_20_2" text:outline-level="2"><text:bookmark-start text:name="__RefHeading___Toc6762_1483239106"/><text:span text:style-name="T1">2.3.</text:span> <text:span text:style-name="T73">Terms and abbreviations used in this text</text:span><text:bookmark-end text:name="__RefHeading___Toc6762_1483239106"/></text:h>
      <text:p text:style-name="Text_20_body"/>
      <text:list xml:id="list3605785762992298010" text:style-name="L3">
        <text:list-item>
          <text:p text:style-name="P44"><text:alphabetical-index-mark-start text:id="IMark93210008"/><text:alphabetical-index-mark-start text:id="IMark103042616"/><text:alphabetical-index-mark-start text:id="IMark89832600"/><text:alphabetical-index-mark-start text:id="IMark82600440"/><text:alphabetical-index-mark-start text:id="IMark96103880"/>AI<text:alphabetical-index-mark-end text:id="IMark96103880"/><text:alphabetical-index-mark-end text:id="IMark82600440"/><text:alphabetical-index-mark-end text:id="IMark89832600"/><text:alphabetical-index-mark-end text:id="IMark103042616"/><text:alphabetical-index-mark-end text:id="IMark93210008"/>: <text:alphabetical-index-mark-start text:id="IMark103471768"/><text:alphabetical-index-mark-start text:id="IMark97929656"/><text:alphabetical-index-mark-start text:id="IMark96085720"/><text:alphabetical-index-mark-start text:id="IMark93533256"/><text:alphabetical-index-mark-start text:id="IMark96365592"/>artificial<text:alphabetical-index-mark-end text:id="IMark96365592"/><text:alphabetical-index-mark-end text:id="IMark93533256"/><text:alphabetical-index-mark-end text:id="IMark96085720"/><text:alphabetical-index-mark-end text:id="IMark97929656"/><text:alphabetical-index-mark-end text:id="IMark103471768"/> <text:alphabetical-index-mark-start text:id="IMark80990440"/><text:alphabetical-index-mark-start text:id="IMark95404200"/><text:alphabetical-index-mark-start text:id="IMark80849656"/><text:alphabetical-index-mark-start text:id="IMark93272136"/><text:alphabetical-index-mark-start text:id="IMark81665432"/>intelligence<text:alphabetical-index-mark-end text:id="IMark81665432"/><text:alphabetical-index-mark-end text:id="IMark93272136"/><text:alphabetical-index-mark-end text:id="IMark80849656"/><text:alphabetical-index-mark-end text:id="IMark95404200"/><text:alphabetical-index-mark-end text:id="IMark80990440"/>.</text:p>
          <text:p text:style-name="P44"/>
        </text:list-item>
        <text:list-item>
          <text:p text:style-name="P44"><text:alphabetical-index-mark-start text:id="IMark82105832"/><text:alphabetical-index-mark-start text:id="IMark90667880"/><text:alphabetical-index-mark-start text:id="IMark81630696"/><text:alphabetical-index-mark-start text:id="IMark91903208"/><text:alphabetical-index-mark-start text:id="IMark90866712"/>A<text:span text:style-name="T281">I</text:span><text:alphabetical-index-mark-end text:id="IMark90866712"/><text:alphabetical-index-mark-end text:id="IMark91903208"/><text:alphabetical-index-mark-end text:id="IMark81630696"/><text:alphabetical-index-mark-end text:id="IMark90667880"/><text:alphabetical-index-mark-end text:id="IMark82105832"/><text:span text:style-name="T281"> </text:span><text:alphabetical-index-mark-start text:id="IMark92052200"/><text:alphabetical-index-mark-start text:id="IMark92068856"/><text:alphabetical-index-mark-start text:id="IMark79646744"/><text:alphabetical-index-mark-start text:id="IMark105060824"/><text:alphabetical-index-mark-start text:id="IMark97395144"/>plan<text:alphabetical-index-mark-end text:id="IMark97395144"/><text:alphabetical-index-mark-end text:id="IMark105060824"/><text:alphabetical-index-mark-end text:id="IMark79646744"/><text:alphabetical-index-mark-end text:id="IMark92068856"/><text:alphabetical-index-mark-end text:id="IMark92052200"/>: <text:alphabetical-index-mark-start text:id="IMark81507864"/><text:alphabetical-index-mark-start text:id="IMark93383800"/><text:alphabetical-index-mark-start text:id="IMark96867816"/><text:alphabetical-index-mark-start text:id="IMark95731144"/><text:alphabetical-index-mark-start text:id="IMark95955112"/>artificial<text:alphabetical-index-mark-end text:id="IMark95955112"/><text:alphabetical-index-mark-end text:id="IMark95731144"/><text:alphabetical-index-mark-end text:id="IMark96867816"/><text:alphabetical-index-mark-end text:id="IMark93383800"/><text:alphabetical-index-mark-end text:id="IMark81507864"/> <text:alphabetical-index-mark-start text:id="IMark97345208"/><text:alphabetical-index-mark-start text:id="IMark105124344"/><text:alphabetical-index-mark-start text:id="IMark97317688"/><text:alphabetical-index-mark-start text:id="IMark94334312"/><text:alphabetical-index-mark-start text:id="IMark95464344"/>intelligence<text:alphabetical-index-mark-end text:id="IMark95464344"/><text:alphabetical-index-mark-end text:id="IMark94334312"/><text:alphabetical-index-mark-end text:id="IMark97317688"/><text:alphabetical-index-mark-end text:id="IMark105124344"/><text:alphabetical-index-mark-end text:id="IMark97345208"/> <text:alphabetical-index-mark-start text:id="IMark105048648"/><text:alphabetical-index-mark-start text:id="IMark90840904"/><text:alphabetical-index-mark-start text:id="IMark105130504"/><text:alphabetical-index-mark-start text:id="IMark79647528"/><text:alphabetical-index-mark-start text:id="IMark96188776"/>plan<text:alphabetical-index-mark-end text:id="IMark96188776"/><text:alphabetical-index-mark-end text:id="IMark79647528"/><text:alphabetical-index-mark-end text:id="IMark105130504"/><text:alphabetical-index-mark-end text:id="IMark90840904"/><text:alphabetical-index-mark-end text:id="IMark105048648"/>. <text:alphabetical-index-mark-start text:id="IMark80133432"/><text:alphabetical-index-mark-start text:id="IMark104170760"/><text:alphabetical-index-mark-start text:id="IMark104475656"/><text:alphabetical-index-mark-start text:id="IMark104498536"/><text:alphabetical-index-mark-start text:id="IMark92225656"/><text:alphabetical-index-mark-start text:id="IMark104468488"/>DGIII<text:alphabetical-index-mark-end text:id="IMark104468488"/><text:alphabetical-index-mark-start text:id="IMark96802584"/>AI<text:alphabetical-index-mark-end text:id="IMark96802584"/><text:alphabetical-index-mark-end text:id="IMark92225656"/><text:alphabetical-index-mark-end text:id="IMark104498536"/><text:alphabetical-index-mark-end text:id="IMark104475656"/><text:alphabetical-index-mark-end text:id="IMark104170760"/><text:alphabetical-index-mark-end text:id="IMark80133432"/> can use <text:alphabetical-index-mark-start text:id="IMark79364088"/><text:alphabetical-index-mark-start text:id="IMark97386632"/><text:alphabetical-index-mark-start text:id="IMark91157224"/><text:alphabetical-index-mark-start text:id="IMark92539432"/><text:alphabetical-index-mark-start text:id="IMark91542904"/>plan<text:alphabetical-index-mark-end text:id="IMark91542904"/><text:alphabetical-index-mark-end text:id="IMark92539432"/><text:alphabetical-index-mark-end text:id="IMark91157224"/><text:alphabetical-index-mark-end text:id="IMark97386632"/><text:alphabetical-index-mark-end text:id="IMark79364088"/> for activity and movement on the ground, in <text:alphabetical-index-mark-start text:id="IMark77623240"/><text:alphabetical-index-mark-start text:id="IMark44823832"/><text:alphabetical-index-mark-start text:id="IMark90023512"/><text:alphabetical-index-mark-start text:id="IMark97262552"/><text:alphabetical-index-mark-start text:id="IMark102231032"/>atmospheric<text:alphabetical-index-mark-end text:id="IMark102231032"/><text:alphabetical-index-mark-end text:id="IMark97262552"/><text:alphabetical-index-mark-end text:id="IMark90023512"/><text:alphabetical-index-mark-end text:id="IMark44823832"/><text:alphabetical-index-mark-end text:id="IMark77623240"/> <text:alphabetical-index-mark-start text:id="IMark100557464"/><text:alphabetical-index-mark-start text:id="IMark81509208"/><text:alphabetical-index-mark-start text:id="IMark97886520"/><text:alphabetical-index-mark-start text:id="IMark96047800"/><text:alphabetical-index-mark-start text:id="IMark80646152"/>flight<text:alphabetical-index-mark-end text:id="IMark80646152"/><text:alphabetical-index-mark-end text:id="IMark96047800"/><text:alphabetical-index-mark-end text:id="IMark97886520"/><text:alphabetical-index-mark-end text:id="IMark81509208"/><text:alphabetical-index-mark-end text:id="IMark100557464"/> or <text:alphabetical-index-mark-start text:id="IMark96243224"/><text:alphabetical-index-mark-start text:id="IMark80817512"/><text:alphabetical-index-mark-start text:id="IMark94883464"/><text:alphabetical-index-mark-start text:id="IMark104850936"/><text:alphabetical-index-mark-start text:id="IMark93885736"/>space<text:alphabetical-index-mark-end text:id="IMark93885736"/><text:alphabetical-index-mark-end text:id="IMark104850936"/><text:alphabetical-index-mark-end text:id="IMark94883464"/><text:alphabetical-index-mark-end text:id="IMark80817512"/><text:alphabetical-index-mark-end text:id="IMark96243224"/>. These <text:alphabetical-index-mark-start text:id="IMark96156440"/><text:alphabetical-index-mark-start text:id="IMark97416888"/><text:alphabetical-index-mark-start text:id="IMark97726632"/><text:alphabetical-index-mark-start text:id="IMark79924344"/><text:alphabetical-index-mark-start text:id="IMark103005320"/>plan<text:alphabetical-index-mark-end text:id="IMark103005320"/><text:alphabetical-index-mark-end text:id="IMark79924344"/><text:alphabetical-index-mark-end text:id="IMark97726632"/><text:alphabetical-index-mark-end text:id="IMark97416888"/><text:alphabetical-index-mark-end text:id="IMark96156440"/>s can be <text:alphabetical-index-mark-start text:id="IMark80136712"/><text:alphabetical-index-mark-start text:id="IMark102444328"/>manual<text:alphabetical-index-mark-end text:id="IMark102444328"/><text:alphabetical-index-mark-end text:id="IMark80136712"/>ly created or using a <text:alphabetical-index-mark-start text:id="IMark96242440"/><text:alphabetical-index-mark-start text:id="IMark98596856"/><text:alphabetical-index-mark-start text:id="IMark99669560"/><text:alphabetical-index-mark-start text:id="IMark96392472"/><text:alphabetical-index-mark-start text:id="IMark92365864"/>plan<text:alphabetical-index-mark-end text:id="IMark92365864"/><text:alphabetical-index-mark-end text:id="IMark96392472"/><text:alphabetical-index-mark-end text:id="IMark99669560"/><text:alphabetical-index-mark-end text:id="IMark98596856"/><text:alphabetical-index-mark-end text:id="IMark96242440"/>ning <text:alphabetical-index-mark-start text:id="IMark104230376"/><text:alphabetical-index-mark-start text:id="IMark98097816"/><text:alphabetical-index-mark-start text:id="IMark93545272"/><text:alphabetical-index-mark-start text:id="IMark93996840"/><text:alphabetical-index-mark-start text:id="IMark68761144"/>module<text:alphabetical-index-mark-end text:id="IMark68761144"/><text:alphabetical-index-mark-end text:id="IMark93996840"/><text:alphabetical-index-mark-end text:id="IMark93545272"/><text:alphabetical-index-mark-end text:id="IMark98097816"/><text:alphabetical-index-mark-end text:id="IMark104230376"/>. At this point the <text:alphabetical-index-mark-start text:id="IMark68170488"/><text:alphabetical-index-mark-start text:id="IMark78397816"/><text:alphabetical-index-mark-start text:id="IMark79089480"/><text:alphabetical-index-mark-start text:id="IMark96087032"/><text:alphabetical-index-mark-start text:id="IMark97366712"/>plan<text:alphabetical-index-mark-end text:id="IMark97366712"/><text:alphabetical-index-mark-end text:id="IMark96087032"/><text:alphabetical-index-mark-end text:id="IMark79089480"/><text:alphabetical-index-mark-end text:id="IMark78397816"/><text:alphabetical-index-mark-end text:id="IMark68170488"/>ning <text:alphabetical-index-mark-start text:id="IMark67705240"/><text:alphabetical-index-mark-start text:id="IMark99632504"/><text:alphabetical-index-mark-start text:id="IMark91965400"/><text:alphabetical-index-mark-start text:id="IMark98867928"/><text:alphabetical-index-mark-start text:id="IMark100751544"/>module<text:alphabetical-index-mark-end text:id="IMark100751544"/><text:alphabetical-index-mark-end text:id="IMark98867928"/><text:alphabetical-index-mark-end text:id="IMark91965400"/><text:alphabetical-index-mark-end text:id="IMark99632504"/><text:alphabetical-index-mark-end text:id="IMark67705240"/>s is not available.</text:p>
          <text:p text:style-name="P44"/>
        </text:list-item>
        <text:list-item>
          <text:p text:style-name="P44"><text:alphabetical-index-mark-start text:id="IMark97347560"/><text:alphabetical-index-mark-start text:id="IMark97345992"/><text:alphabetical-index-mark-start text:id="IMark91006648"/><text:alphabetical-index-mark-start text:id="IMark67704456"/><text:alphabetical-index-mark-start text:id="IMark81870376"/><text:alphabetical-index-mark-start text:id="IMark100102712"/>AI<text:alphabetical-index-mark-end text:id="IMark100102712"/>E<text:alphabetical-index-mark-end text:id="IMark81870376"/><text:alphabetical-index-mark-end text:id="IMark67704456"/><text:alphabetical-index-mark-end text:id="IMark91006648"/><text:alphabetical-index-mark-end text:id="IMark97345992"/><text:alphabetical-index-mark-end text:id="IMark97347560"/>: <text:alphabetical-index-mark-start text:id="IMark94416504"/><text:alphabetical-index-mark-start text:id="IMark95785752"/><text:alphabetical-index-mark-start text:id="IMark95694840"/><text:alphabetical-index-mark-start text:id="IMark102563992"/><text:alphabetical-index-mark-start text:id="IMark103751432"/>AI<text:alphabetical-index-mark-end text:id="IMark103751432"/><text:alphabetical-index-mark-end text:id="IMark102563992"/><text:alphabetical-index-mark-end text:id="IMark95694840"/><text:alphabetical-index-mark-end text:id="IMark95785752"/><text:alphabetical-index-mark-end text:id="IMark94416504"/> <text:span text:style-name="T285">E</text:span>ngine. <text:span text:style-name="T214">It is comprised of the </text:span><text:alphabetical-index-mark-start text:id="IMark97354792"/><text:alphabetical-index-mark-start text:id="IMark103092296"/><text:alphabetical-index-mark-start text:id="IMark91011464"/><text:alphabetical-index-mark-start text:id="IMark100659832"/><text:alphabetical-index-mark-start text:id="IMark99217592"/><text:span text:style-name="T214">ES</text:span><text:alphabetical-index-mark-end text:id="IMark99217592"/><text:alphabetical-index-mark-end text:id="IMark100659832"/><text:alphabetical-index-mark-end text:id="IMark91011464"/><text:alphabetical-index-mark-end text:id="IMark103092296"/><text:alphabetical-index-mark-end text:id="IMark97354792"/><text:span text:style-name="T214"> and the </text:span><text:alphabetical-index-mark-start text:id="IMark43407288"/><text:alphabetical-index-mark-start text:id="IMark93756776"/><text:alphabetical-index-mark-start text:id="IMark91005832"/><text:alphabetical-index-mark-start text:id="IMark98919464"/><text:alphabetical-index-mark-start text:id="IMark102898744"/><text:span text:style-name="T214">KB</text:span><text:alphabetical-index-mark-end text:id="IMark102898744"/><text:alphabetical-index-mark-end text:id="IMark98919464"/><text:alphabetical-index-mark-end text:id="IMark91005832"/><text:alphabetical-index-mark-end text:id="IMark93756776"/><text:alphabetical-index-mark-end text:id="IMark43407288"/><text:span text:style-name="T214">.</text:span></text:p>
          <text:p text:style-name="P44"/>
        </text:list-item>
        <text:list-item>
          <text:p text:style-name="P44"><text:alphabetical-index-mark-start text:id="IMark93233496"/><text:alphabetical-index-mark-start text:id="IMark93234280"/><text:alphabetical-index-mark-start text:id="IMark96870168"/><text:alphabetical-index-mark-start text:id="IMark100347816"/><text:alphabetical-index-mark-start text:id="IMark94484760"/>CB<text:alphabetical-index-mark-end text:id="IMark94484760"/><text:alphabetical-index-mark-end text:id="IMark100347816"/><text:alphabetical-index-mark-end text:id="IMark96870168"/><text:alphabetical-index-mark-end text:id="IMark93234280"/><text:alphabetical-index-mark-end text:id="IMark93233496"/>: <text:alphabetical-index-mark-start text:id="IMark81191544"/><text:alphabetical-index-mark-start text:id="IMark100235480"/><text:alphabetical-index-mark-start text:id="IMark98980456"/><text:alphabetical-index-mark-start text:id="IMark90597704"/><text:alphabetical-index-mark-start text:id="IMark97371560"/><text:alphabetical-index-mark-start text:id="IMark103109080"/><text:alphabetical-index-mark-start text:id="IMark95415496"/><text:alphabetical-index-mark-start text:id="IMark92686536"/><text:alphabetical-index-mark-start text:id="IMark94945400"/><text:alphabetical-index-mark-start text:id="IMark90587368"/><text:alphabetical-index-mark-start text:id="IMark104936856"/><text:alphabetical-index-mark-start text:id="IMark91153320"/><text:alphabetical-index-mark-start text:id="IMark82693144"/><text:alphabetical-index-mark-start text:id="IMark92175848"/><text:alphabetical-index-mark-start text:id="IMark94523176"/>celestia<text:alphabetical-index-mark-end text:id="IMark94523176"/><text:alphabetical-index-mark-end text:id="IMark92175848"/><text:alphabetical-index-mark-end text:id="IMark82693144"/><text:alphabetical-index-mark-end text:id="IMark91153320"/><text:alphabetical-index-mark-end text:id="IMark104936856"/><text:alphabetical-index-mark-end text:id="IMark90587368"/><text:alphabetical-index-mark-end text:id="IMark94945400"/><text:alphabetical-index-mark-end text:id="IMark92686536"/><text:alphabetical-index-mark-end text:id="IMark95415496"/><text:alphabetical-index-mark-end text:id="IMark103109080"/>l<text:alphabetical-index-mark-end text:id="IMark97371560"/><text:alphabetical-index-mark-end text:id="IMark90597704"/><text:alphabetical-index-mark-end text:id="IMark98980456"/><text:alphabetical-index-mark-end text:id="IMark100235480"/><text:alphabetical-index-mark-end text:id="IMark81191544"/> <text:alphabetical-index-mark-start text:id="IMark96717032"/><text:alphabetical-index-mark-start text:id="IMark90628408"/><text:alphabetical-index-mark-start text:id="IMark99105928"/><text:alphabetical-index-mark-start text:id="IMark101223976"/>body<text:alphabetical-index-mark-end text:id="IMark101223976"/><text:alphabetical-index-mark-end text:id="IMark99105928"/><text:alphabetical-index-mark-end text:id="IMark90628408"/><text:alphabetical-index-mark-end text:id="IMark96717032"/>.</text:p>
          <text:p text:style-name="P44"/>
        </text:list-item>
        <text:list-item>
          <text:p text:style-name="P44"><text:soft-page-break/><text:alphabetical-index-mark-start text:id="IMark96013352"/><text:alphabetical-index-mark-start text:id="IMark98139016"/><text:alphabetical-index-mark-start text:id="IMark98843432"/><text:alphabetical-index-mark-start text:id="IMark102890328"/><text:alphabetical-index-mark-start text:id="IMark68871944"/>DB<text:alphabetical-index-mark-end text:id="IMark68871944"/><text:alphabetical-index-mark-end text:id="IMark102890328"/><text:alphabetical-index-mark-end text:id="IMark98843432"/><text:alphabetical-index-mark-end text:id="IMark98139016"/><text:alphabetical-index-mark-end text:id="IMark96013352"/>: <text:alphabetical-index-mark-start text:id="IMark97319256"/><text:alphabetical-index-mark-start text:id="IMark93844136"/><text:alphabetical-index-mark-start text:id="IMark94236280"/><text:alphabetical-index-mark-start text:id="IMark79929768"/><text:alphabetical-index-mark-start text:id="IMark105094488"/><text:alphabetical-index-mark-start text:id="IMark95023704"/><text:alphabetical-index-mark-start text:id="IMark100941304"/><text:alphabetical-index-mark-start text:id="IMark60681992"/><text:alphabetical-index-mark-start text:id="IMark94093608"/>data<text:alphabetical-index-mark-end text:id="IMark94093608"/><text:alphabetical-index-mark-end text:id="IMark60681992"/><text:alphabetical-index-mark-end text:id="IMark100941304"/><text:alphabetical-index-mark-end text:id="IMark95023704"/><text:alphabetical-index-mark-start text:id="IMark101084392"/><text:alphabetical-index-mark-start text:id="IMark82431000"/><text:alphabetical-index-mark-start text:id="IMark80041864"/><text:alphabetical-index-mark-start text:id="IMark97102232"/>base<text:alphabetical-index-mark-end text:id="IMark97102232"/><text:alphabetical-index-mark-end text:id="IMark80041864"/><text:alphabetical-index-mark-end text:id="IMark82431000"/><text:alphabetical-index-mark-end text:id="IMark101084392"/><text:alphabetical-index-mark-end text:id="IMark105094488"/><text:alphabetical-index-mark-end text:id="IMark79929768"/><text:alphabetical-index-mark-end text:id="IMark94236280"/><text:alphabetical-index-mark-end text:id="IMark93844136"/><text:alphabetical-index-mark-end text:id="IMark97319256"/>.</text:p>
          <text:p text:style-name="P44"/>
        </text:list-item>
        <text:list-item>
          <text:p text:style-name="P44"><text:alphabetical-index-mark-start text:id="IMark101615560"/><text:alphabetical-index-mark-start text:id="IMark77987448"/><text:alphabetical-index-mark-start text:id="IMark96405640"/><text:alphabetical-index-mark-start text:id="IMark95812840"/><text:alphabetical-index-mark-start text:id="IMark78963960"/>DGIII<text:alphabetical-index-mark-end text:id="IMark78963960"/><text:alphabetical-index-mark-end text:id="IMark95812840"/><text:alphabetical-index-mark-end text:id="IMark96405640"/><text:alphabetical-index-mark-end text:id="IMark77987448"/><text:alphabetical-index-mark-end text:id="IMark101615560"/>: the original <text:alphabetical-index-mark-start text:id="IMark99532984"/><text:alphabetical-index-mark-start text:id="IMark99534552"/><text:alphabetical-index-mark-start text:id="IMark90948776"/><text:alphabetical-index-mark-start text:id="IMark102517656"/><text:alphabetical-index-mark-start text:id="IMark82648056"/>stock<text:alphabetical-index-mark-end text:id="IMark82648056"/><text:alphabetical-index-mark-end text:id="IMark102517656"/><text:alphabetical-index-mark-end text:id="IMark90948776"/><text:alphabetical-index-mark-end text:id="IMark99534552"/><text:alphabetical-index-mark-end text:id="IMark99532984"/> <text:alphabetical-index-mark-start text:id="IMark104722488"/><text:alphabetical-index-mark-start text:id="IMark89804520"/><text:alphabetical-index-mark-start text:id="IMark95521224"/><text:alphabetical-index-mark-start text:id="IMark93871304"/><text:alphabetical-index-mark-start text:id="IMark89724776"/><text:alphabetical-index-mark-start text:id="IMark105262296"/><text:alphabetical-index-mark-start text:id="IMark101998888"/><text:alphabetical-index-mark-start text:id="IMark95889656"/><text:alphabetical-index-mark-start text:id="IMark105051000"/><text:alphabetical-index-mark-start text:id="IMark101242216"/>Delta<text:alphabetical-index-mark-end text:id="IMark101242216"/><text:alphabetical-index-mark-end text:id="IMark105051000"/><text:alphabetical-index-mark-end text:id="IMark95889656"/><text:alphabetical-index-mark-end text:id="IMark101998888"/><text:alphabetical-index-mark-end text:id="IMark105262296"/><text:alphabetical-index-mark-end text:id="IMark89724776"/><text:alphabetical-index-mark-end text:id="IMark93871304"/><text:alphabetical-index-mark-end text:id="IMark95521224"/><text:alphabetical-index-mark-end text:id="IMark89804520"/><text:alphabetical-index-mark-end text:id="IMark104722488"/> <text:alphabetical-index-mark-start text:id="IMark103234296"/><text:alphabetical-index-mark-start text:id="IMark104288328"/><text:alphabetical-index-mark-start text:id="IMark101762424"/><text:alphabetical-index-mark-start text:id="IMark104476440"/><text:alphabetical-index-mark-start text:id="IMark104548728"/>Glider<text:alphabetical-index-mark-end text:id="IMark104548728"/><text:alphabetical-index-mark-end text:id="IMark104476440"/><text:alphabetical-index-mark-end text:id="IMark101762424"/><text:alphabetical-index-mark-end text:id="IMark104288328"/><text:alphabetical-index-mark-end text:id="IMark103234296"/>. </text:p>
          <text:p text:style-name="P44"/>
        </text:list-item>
        <text:list-item>
          <text:p text:style-name="P44"><text:alphabetical-index-mark-start text:id="IMark104356296"/><text:alphabetical-index-mark-start text:id="IMark90040312"/><text:alphabetical-index-mark-start text:id="IMark80656456"/><text:alphabetical-index-mark-start text:id="IMark101657864"/><text:alphabetical-index-mark-start text:id="IMark84374024"/>ES<text:alphabetical-index-mark-end text:id="IMark84374024"/><text:alphabetical-index-mark-end text:id="IMark101657864"/><text:alphabetical-index-mark-end text:id="IMark80656456"/><text:alphabetical-index-mark-end text:id="IMark90040312"/><text:alphabetical-index-mark-end text:id="IMark104356296"/>: <text:alphabetical-index-mark-start text:id="IMark97212648"/><text:alphabetical-index-mark-start text:id="IMark101253160"/><text:alphabetical-index-mark-start text:id="IMark105086232"/><text:alphabetical-index-mark-start text:id="IMark102102472"/><text:alphabetical-index-mark-start text:id="IMark90824584"/>expert<text:alphabetical-index-mark-end text:id="IMark90824584"/><text:alphabetical-index-mark-end text:id="IMark102102472"/><text:alphabetical-index-mark-end text:id="IMark105086232"/><text:alphabetical-index-mark-end text:id="IMark101253160"/><text:alphabetical-index-mark-end text:id="IMark97212648"/> <text:alphabetical-index-mark-start text:id="IMark67546200"/><text:alphabetical-index-mark-start text:id="IMark91606200"/><text:alphabetical-index-mark-start text:id="IMark44007400"/><text:alphabetical-index-mark-start text:id="IMark90845928"/><text:alphabetical-index-mark-start text:id="IMark100703032"/>system<text:alphabetical-index-mark-end text:id="IMark100703032"/><text:alphabetical-index-mark-end text:id="IMark90845928"/><text:alphabetical-index-mark-end text:id="IMark44007400"/><text:alphabetical-index-mark-end text:id="IMark91606200"/><text:alphabetical-index-mark-end text:id="IMark67546200"/>. <text:alphabetical-index-mark-start text:id="IMark80913704"/><text:alphabetical-index-mark-start text:id="IMark91096936"/><text:alphabetical-index-mark-start text:id="IMark95831288"/><text:alphabetical-index-mark-start text:id="IMark103232728"/><text:span text:style-name="T214">Interpret</text:span><text:alphabetical-index-mark-end text:id="IMark103232728"/><text:alphabetical-index-mark-end text:id="IMark95831288"/><text:alphabetical-index-mark-end text:id="IMark91096936"/><text:alphabetical-index-mark-end text:id="IMark80913704"/><text:span text:style-name="T214">s the </text:span><text:alphabetical-index-mark-start text:id="IMark91930808"/><text:alphabetical-index-mark-start text:id="IMark96182424"/><text:alphabetical-index-mark-start text:id="IMark94415688"/><text:alphabetical-index-mark-start text:id="IMark104529864"/><text:span text:style-name="T214">data</text:span><text:alphabetical-index-mark-end text:id="IMark104529864"/><text:alphabetical-index-mark-end text:id="IMark94415688"/><text:alphabetical-index-mark-end text:id="IMark96182424"/><text:alphabetical-index-mark-end text:id="IMark91930808"/><text:span text:style-name="T214"> contained in the </text:span><text:alphabetical-index-mark-start text:id="IMark100743336"/><text:alphabetical-index-mark-start text:id="IMark79030632"/><text:alphabetical-index-mark-start text:id="IMark93961704"/><text:alphabetical-index-mark-start text:id="IMark77257192"/><text:alphabetical-index-mark-start text:id="IMark99057144"/><text:span text:style-name="T214">KB</text:span><text:alphabetical-index-mark-end text:id="IMark99057144"/><text:alphabetical-index-mark-end text:id="IMark77257192"/><text:alphabetical-index-mark-end text:id="IMark93961704"/><text:alphabetical-index-mark-end text:id="IMark79030632"/><text:alphabetical-index-mark-end text:id="IMark100743336"/><text:span text:style-name="T214">.</text:span></text:p>
          <text:p text:style-name="P44"/>
        </text:list-item>
        <text:list-item>
          <text:p text:style-name="P44"><text:alphabetical-index-mark-start text:id="IMark92226360"/><text:alphabetical-index-mark-start text:id="IMark90435352"/><text:alphabetical-index-mark-start text:id="IMark91652232"/><text:alphabetical-index-mark-start text:id="IMark99906216"/><text:alphabetical-index-mark-start text:id="IMark79101544"/>HPC<text:alphabetical-index-mark-end text:id="IMark79101544"/><text:alphabetical-index-mark-end text:id="IMark99906216"/><text:alphabetical-index-mark-end text:id="IMark91652232"/><text:alphabetical-index-mark-end text:id="IMark90435352"/><text:alphabetical-index-mark-end text:id="IMark92226360"/>: High <text:alphabetical-index-mark-start text:id="IMark97110216"/><text:alphabetical-index-mark-start text:id="IMark98006072"/><text:alphabetical-index-mark-start text:id="IMark101268920"/><text:alphabetical-index-mark-start text:id="IMark91613176"/><text:alphabetical-index-mark-start text:id="IMark103984552"/>performance<text:alphabetical-index-mark-end text:id="IMark103984552"/><text:alphabetical-index-mark-end text:id="IMark91613176"/><text:alphabetical-index-mark-end text:id="IMark101268920"/><text:alphabetical-index-mark-end text:id="IMark98006072"/><text:alphabetical-index-mark-end text:id="IMark97110216"/> <text:alphabetical-index-mark-start text:id="IMark97220120"/><text:alphabetical-index-mark-start text:id="IMark35941720"/><text:alphabetical-index-mark-start text:id="IMark93752392"/><text:alphabetical-index-mark-start text:id="IMark97120568"/><text:alphabetical-index-mark-start text:id="IMark91041256"/>computing<text:alphabetical-index-mark-end text:id="IMark91041256"/><text:alphabetical-index-mark-end text:id="IMark97120568"/><text:alphabetical-index-mark-end text:id="IMark93752392"/><text:alphabetical-index-mark-end text:id="IMark35941720"/><text:alphabetical-index-mark-end text:id="IMark97220120"/>.</text:p>
          <text:p text:style-name="P44"/>
        </text:list-item>
        <text:list-item>
          <text:p text:style-name="P44"><text:alphabetical-index-mark-start text:id="IMark105298184"/><text:alphabetical-index-mark-start text:id="IMark103985336"/><text:alphabetical-index-mark-start text:id="IMark92398008"/><text:alphabetical-index-mark-start text:id="IMark97279160"/><text:alphabetical-index-mark-start text:id="IMark91045000"/>KB<text:alphabetical-index-mark-end text:id="IMark91045000"/><text:alphabetical-index-mark-end text:id="IMark97279160"/><text:alphabetical-index-mark-end text:id="IMark92398008"/><text:alphabetical-index-mark-end text:id="IMark103985336"/><text:alphabetical-index-mark-end text:id="IMark105298184"/>: <text:alphabetical-index-mark-start text:id="IMark89879832"/><text:alphabetical-index-mark-start text:id="IMark80621032"/><text:alphabetical-index-mark-start text:id="IMark67384216"/><text:alphabetical-index-mark-start text:id="IMark90809912"/>knowledge<text:alphabetical-index-mark-end text:id="IMark90809912"/><text:alphabetical-index-mark-end text:id="IMark67384216"/><text:alphabetical-index-mark-end text:id="IMark80621032"/><text:alphabetical-index-mark-end text:id="IMark89879832"/> <text:alphabetical-index-mark-start text:id="IMark95252776"/><text:alphabetical-index-mark-start text:id="IMark105227592"/><text:alphabetical-index-mark-start text:id="IMark94918632"/><text:alphabetical-index-mark-start text:id="IMark102276984"/>base<text:alphabetical-index-mark-end text:id="IMark102276984"/><text:alphabetical-index-mark-end text:id="IMark94918632"/><text:alphabetical-index-mark-end text:id="IMark105227592"/><text:alphabetical-index-mark-end text:id="IMark95252776"/>. The <text:alphabetical-index-mark-start text:id="IMark91937208"/><text:alphabetical-index-mark-start text:id="IMark91816216"/><text:alphabetical-index-mark-start text:id="IMark96905400"/><text:alphabetical-index-mark-start text:id="IMark79369064"/><text:alphabetical-index-mark-start text:id="IMark104874120"/><text:alphabetical-index-mark-start text:id="IMark105219864"/><text:alphabetical-index-mark-start text:id="IMark97236648"/><text:alphabetical-index-mark-start text:id="IMark84066504"/><text:alphabetical-index-mark-start text:id="IMark104420200"/>data<text:alphabetical-index-mark-end text:id="IMark104420200"/><text:alphabetical-index-mark-end text:id="IMark84066504"/><text:alphabetical-index-mark-end text:id="IMark97236648"/><text:alphabetical-index-mark-end text:id="IMark105219864"/><text:alphabetical-index-mark-start text:id="IMark100127384"/><text:alphabetical-index-mark-start text:id="IMark99900968"/><text:alphabetical-index-mark-start text:id="IMark102215576"/><text:alphabetical-index-mark-start text:id="IMark95341464"/>base<text:alphabetical-index-mark-end text:id="IMark95341464"/><text:alphabetical-index-mark-end text:id="IMark102215576"/><text:alphabetical-index-mark-end text:id="IMark99900968"/><text:alphabetical-index-mark-end text:id="IMark100127384"/><text:alphabetical-index-mark-end text:id="IMark104874120"/><text:alphabetical-index-mark-end text:id="IMark79369064"/><text:alphabetical-index-mark-end text:id="IMark96905400"/><text:alphabetical-index-mark-end text:id="IMark91816216"/><text:alphabetical-index-mark-end text:id="IMark91937208"/> of <text:alphabetical-index-mark-start text:id="IMark100280872"/><text:alphabetical-index-mark-start text:id="IMark102148392"/><text:alphabetical-index-mark-start text:id="IMark92669192"/><text:alphabetical-index-mark-start text:id="IMark94366536"/><text:alphabetical-index-mark-start text:id="IMark95404200"/>rule<text:alphabetical-index-mark-end text:id="IMark95404200"/><text:alphabetical-index-mark-end text:id="IMark94366536"/><text:alphabetical-index-mark-end text:id="IMark92669192"/><text:alphabetical-index-mark-end text:id="IMark102148392"/><text:alphabetical-index-mark-end text:id="IMark100280872"/>s and <text:alphabetical-index-mark-start text:id="IMark80990440"/><text:alphabetical-index-mark-start text:id="IMark80849656"/><text:alphabetical-index-mark-start text:id="IMark93272136"/><text:alphabetical-index-mark-start text:id="IMark81665432"/><text:alphabetical-index-mark-start text:id="IMark103471768"/>fact<text:alphabetical-index-mark-end text:id="IMark103471768"/><text:alphabetical-index-mark-end text:id="IMark81665432"/><text:alphabetical-index-mark-end text:id="IMark93272136"/><text:alphabetical-index-mark-end text:id="IMark80849656"/><text:alphabetical-index-mark-end text:id="IMark80990440"/>s <text:alphabetical-index-mark-start text:id="IMark97929656"/><text:alphabetical-index-mark-start text:id="IMark96085720"/><text:alphabetical-index-mark-start text:id="IMark93533256"/><text:alphabetical-index-mark-start text:id="IMark96365592"/><text:span text:style-name="T214">interpret</text:span><text:alphabetical-index-mark-end text:id="IMark96365592"/><text:alphabetical-index-mark-end text:id="IMark93533256"/><text:alphabetical-index-mark-end text:id="IMark96085720"/><text:alphabetical-index-mark-end text:id="IMark97929656"/><text:span text:style-name="T214">ed by the </text:span><text:alphabetical-index-mark-start text:id="IMark93210008"/><text:alphabetical-index-mark-start text:id="IMark103042616"/><text:alphabetical-index-mark-start text:id="IMark89832600"/><text:alphabetical-index-mark-start text:id="IMark82600440"/><text:alphabetical-index-mark-start text:id="IMark96103880"/><text:span text:style-name="T214">ES</text:span><text:alphabetical-index-mark-end text:id="IMark96103880"/><text:alphabetical-index-mark-end text:id="IMark82600440"/><text:alphabetical-index-mark-end text:id="IMark89832600"/><text:alphabetical-index-mark-end text:id="IMark103042616"/><text:alphabetical-index-mark-end text:id="IMark93210008"/>.</text:p>
          <text:p text:style-name="P44"/>
        </text:list-item>
        <text:list-item>
          <text:p text:style-name="P44"><text:alphabetical-index-mark-start text:id="IMark97417672"/><text:alphabetical-index-mark-start text:id="IMark97204008"/>ML<text:alphabetical-index-mark-end text:id="IMark97204008"/><text:alphabetical-index-mark-end text:id="IMark97417672"/>: <text:alphabetical-index-mark-start text:id="IMark89979000"/><text:alphabetical-index-mark-start text:id="IMark96908536"/><text:alphabetical-index-mark-start text:id="IMark80172200"/><text:alphabetical-index-mark-start text:id="IMark97188936"/><text:alphabetical-index-mark-start text:id="IMark105191832"/>machine<text:alphabetical-index-mark-end text:id="IMark105191832"/><text:alphabetical-index-mark-end text:id="IMark97188936"/><text:alphabetical-index-mark-end text:id="IMark80172200"/><text:alphabetical-index-mark-end text:id="IMark96908536"/><text:alphabetical-index-mark-end text:id="IMark89979000"/> <text:alphabetical-index-mark-start text:id="IMark67883272"/><text:alphabetical-index-mark-start text:id="IMark89957912"/><text:alphabetical-index-mark-start text:id="IMark79111192"/><text:alphabetical-index-mark-start text:id="IMark81991064"/>learn<text:alphabetical-index-mark-end text:id="IMark81991064"/><text:alphabetical-index-mark-end text:id="IMark79111192"/><text:alphabetical-index-mark-end text:id="IMark89957912"/><text:alphabetical-index-mark-end text:id="IMark67883272"/>ing.</text:p>
          <text:p text:style-name="P44"/>
        </text:list-item>
        <text:list-item>
          <text:p text:style-name="P45"><text:alphabetical-index-mark-start text:id="IMark80833656"/><text:alphabetical-index-mark-start text:id="IMark79139624"/><text:alphabetical-index-mark-start text:id="IMark79104264"/>MSVS<text:alphabetical-index-mark-end text:id="IMark79104264"/><text:alphabetical-index-mark-end text:id="IMark79139624"/><text:alphabetical-index-mark-end text:id="IMark80833656"/>: Microsoft Visual Studio.</text:p>
          <text:p text:style-name="P44"/>
        </text:list-item>
        <text:list-item>
          <text:p text:style-name="P44"><text:alphabetical-index-mark-start text:id="IMark68711848"/><text:alphabetical-index-mark-start text:id="IMark82105832"/><text:alphabetical-index-mark-start text:id="IMark90667880"/><text:alphabetical-index-mark-start text:id="IMark81630696"/><text:alphabetical-index-mark-start text:id="IMark91903208"/>NN<text:alphabetical-index-mark-end text:id="IMark91903208"/><text:alphabetical-index-mark-end text:id="IMark81630696"/><text:alphabetical-index-mark-end text:id="IMark90667880"/><text:alphabetical-index-mark-end text:id="IMark82105832"/><text:alphabetical-index-mark-end text:id="IMark68711848"/>: <text:alphabetical-index-mark-start text:id="IMark90866712"/><text:alphabetical-index-mark-start text:id="IMark99632504"/><text:alphabetical-index-mark-start text:id="IMark67705240"/><text:alphabetical-index-mark-start text:id="IMark91965400"/><text:alphabetical-index-mark-start text:id="IMark98867928"/>neural<text:alphabetical-index-mark-end text:id="IMark98867928"/><text:alphabetical-index-mark-end text:id="IMark91965400"/><text:alphabetical-index-mark-end text:id="IMark67705240"/><text:alphabetical-index-mark-end text:id="IMark99632504"/><text:alphabetical-index-mark-end text:id="IMark90866712"/> <text:alphabetical-index-mark-start text:id="IMark100751544"/><text:alphabetical-index-mark-start text:id="IMark68170488"/><text:alphabetical-index-mark-start text:id="IMark78397816"/><text:alphabetical-index-mark-start text:id="IMark79089480"/><text:alphabetical-index-mark-start text:id="IMark96087032"/>network<text:alphabetical-index-mark-end text:id="IMark96087032"/><text:alphabetical-index-mark-end text:id="IMark79089480"/><text:alphabetical-index-mark-end text:id="IMark78397816"/><text:alphabetical-index-mark-end text:id="IMark68170488"/><text:alphabetical-index-mark-end text:id="IMark100751544"/>.</text:p>
          <text:p text:style-name="P44"/>
        </text:list-item>
        <text:list-item>
          <text:p text:style-name="P44"><text:alphabetical-index-mark-start text:id="IMark93545272"/><text:alphabetical-index-mark-start text:id="IMark93996840"/><text:alphabetical-index-mark-start text:id="IMark68761144"/><text:alphabetical-index-mark-start text:id="IMark96242440"/><text:alphabetical-index-mark-start text:id="IMark98596856"/>OSFS<text:alphabetical-index-mark-end text:id="IMark98596856"/><text:alphabetical-index-mark-end text:id="IMark96242440"/><text:alphabetical-index-mark-end text:id="IMark68761144"/><text:alphabetical-index-mark-end text:id="IMark93996840"/><text:alphabetical-index-mark-end text:id="IMark93545272"/>: <text:alphabetical-index-mark-start text:id="IMark99669560"/><text:alphabetical-index-mark-start text:id="IMark96392472"/><text:alphabetical-index-mark-start text:id="IMark92365864"/><text:alphabetical-index-mark-start text:id="IMark80136712"/><text:alphabetical-index-mark-start text:id="IMark102444328"/><text:alphabetical-index-mark-start text:id="IMark96156440"/><text:alphabetical-index-mark-start text:id="IMark97416888"/>Orbi<text:span text:style-name="T253">t</text:span><text:alphabetical-index-mark-end text:id="IMark97416888"/><text:alphabetical-index-mark-end text:id="IMark96156440"/>er<text:alphabetical-index-mark-end text:id="IMark102444328"/><text:alphabetical-index-mark-end text:id="IMark80136712"/><text:alphabetical-index-mark-end text:id="IMark92365864"/><text:alphabetical-index-mark-end text:id="IMark96392472"/><text:alphabetical-index-mark-end text:id="IMark99669560"/> <text:alphabetical-index-mark-start text:id="IMark97726632"/><text:alphabetical-index-mark-start text:id="IMark79924344"/><text:alphabetical-index-mark-start text:id="IMark103005320"/><text:alphabetical-index-mark-start text:id="IMark96243224"/><text:alphabetical-index-mark-start text:id="IMark80817512"/>Space<text:alphabetical-index-mark-end text:id="IMark80817512"/><text:alphabetical-index-mark-end text:id="IMark96243224"/><text:alphabetical-index-mark-end text:id="IMark103005320"/><text:alphabetical-index-mark-end text:id="IMark79924344"/><text:alphabetical-index-mark-end text:id="IMark97726632"/> <text:alphabetical-index-mark-start text:id="IMark94883464"/><text:alphabetical-index-mark-start text:id="IMark104850936"/><text:alphabetical-index-mark-start text:id="IMark93885736"/><text:alphabetical-index-mark-start text:id="IMark100557464"/><text:alphabetical-index-mark-start text:id="IMark81509208"/>Flight<text:alphabetical-index-mark-end text:id="IMark81509208"/><text:alphabetical-index-mark-end text:id="IMark100557464"/><text:alphabetical-index-mark-end text:id="IMark93885736"/><text:alphabetical-index-mark-end text:id="IMark104850936"/><text:alphabetical-index-mark-end text:id="IMark94883464"/> <text:alphabetical-index-mark-start text:id="IMark97886520"/><text:alphabetical-index-mark-start text:id="IMark96047800"/><text:alphabetical-index-mark-start text:id="IMark80646152"/><text:alphabetical-index-mark-start text:id="IMark77623240"/>Simu<text:alphabetical-index-mark-start text:id="IMark44823832"/>lat<text:alphabetical-index-mark-end text:id="IMark44823832"/>or<text:alphabetical-index-mark-end text:id="IMark77623240"/><text:alphabetical-index-mark-end text:id="IMark80646152"/><text:alphabetical-index-mark-end text:id="IMark96047800"/><text:alphabetical-index-mark-end text:id="IMark97886520"/>.</text:p>
          <text:p text:style-name="P44"/>
        </text:list-item>
        <text:list-item>
          <text:p text:style-name="P44"><text:alphabetical-index-mark-start text:id="IMark79364088"/><text:alphabetical-index-mark-start text:id="IMark97386632"/><text:alphabetical-index-mark-start text:id="IMark91157224"/><text:alphabetical-index-mark-start text:id="IMark92539432"/><text:alphabetical-index-mark-start text:id="IMark91542904"/>RB<text:alphabetical-index-mark-start text:id="IMark80133432"/><text:alphabetical-index-mark-start text:id="IMark104170760"/>ML<text:alphabetical-index-mark-end text:id="IMark104170760"/><text:alphabetical-index-mark-end text:id="IMark80133432"/><text:alphabetical-index-mark-end text:id="IMark91542904"/><text:alphabetical-index-mark-end text:id="IMark92539432"/><text:alphabetical-index-mark-end text:id="IMark91157224"/><text:alphabetical-index-mark-end text:id="IMark97386632"/><text:alphabetical-index-mark-end text:id="IMark79364088"/>: <text:alphabetical-index-mark-start text:id="IMark104475656"/><text:alphabetical-index-mark-start text:id="IMark104498536"/><text:alphabetical-index-mark-start text:id="IMark92225656"/><text:alphabetical-index-mark-start text:id="IMark96802584"/><text:alphabetical-index-mark-start text:id="IMark104468488"/>Rule<text:alphabetical-index-mark-end text:id="IMark104468488"/><text:alphabetical-index-mark-end text:id="IMark96802584"/><text:alphabetical-index-mark-end text:id="IMark92225656"/><text:alphabetical-index-mark-end text:id="IMark104498536"/><text:alphabetical-index-mark-end text:id="IMark104475656"/> <text:alphabetical-index-mark-start text:id="IMark105048648"/><text:alphabetical-index-mark-start text:id="IMark90840904"/><text:alphabetical-index-mark-start text:id="IMark105130504"/><text:alphabetical-index-mark-start text:id="IMark79647528"/>base<text:alphabetical-index-mark-end text:id="IMark79647528"/><text:alphabetical-index-mark-end text:id="IMark105130504"/><text:alphabetical-index-mark-end text:id="IMark90840904"/><text:alphabetical-index-mark-end text:id="IMark105048648"/>d <text:alphabetical-index-mark-start text:id="IMark96188776"/><text:alphabetical-index-mark-start text:id="IMark97345208"/><text:alphabetical-index-mark-start text:id="IMark105124344"/><text:alphabetical-index-mark-start text:id="IMark97317688"/><text:alphabetical-index-mark-start text:id="IMark94334312"/>machine<text:alphabetical-index-mark-end text:id="IMark94334312"/><text:alphabetical-index-mark-end text:id="IMark97317688"/><text:alphabetical-index-mark-end text:id="IMark105124344"/><text:alphabetical-index-mark-end text:id="IMark97345208"/><text:alphabetical-index-mark-end text:id="IMark96188776"/> <text:alphabetical-index-mark-start text:id="IMark95464344"/><text:alphabetical-index-mark-start text:id="IMark81507864"/><text:alphabetical-index-mark-start text:id="IMark93383800"/><text:alphabetical-index-mark-start text:id="IMark96867816"/>learn<text:alphabetical-index-mark-end text:id="IMark96867816"/><text:alphabetical-index-mark-end text:id="IMark93383800"/><text:alphabetical-index-mark-end text:id="IMark81507864"/><text:alphabetical-index-mark-end text:id="IMark95464344"/>ing.</text:p>
          <text:p text:style-name="P44"/>
        </text:list-item>
        <text:list-item>
          <text:p text:style-name="P44"><text:alphabetical-index-mark-start text:id="IMark92068856"/><text:alphabetical-index-mark-start text:id="IMark79646744"/><text:alphabetical-index-mark-start text:id="IMark105060824"/><text:alphabetical-index-mark-start text:id="IMark97395144"/><text:alphabetical-index-mark-start text:id="IMark52508872"/>R<text:alphabetical-index-mark-start text:id="IMark82064168"/><text:alphabetical-index-mark-start text:id="IMark94416504"/><text:alphabetical-index-mark-start text:id="IMark95785752"/><text:alphabetical-index-mark-start text:id="IMark95694840"/><text:alphabetical-index-mark-start text:id="IMark102563992"/>CB<text:alphabetical-index-mark-end text:id="IMark102563992"/><text:alphabetical-index-mark-end text:id="IMark95694840"/><text:alphabetical-index-mark-end text:id="IMark95785752"/><text:alphabetical-index-mark-end text:id="IMark94416504"/><text:alphabetical-index-mark-end text:id="IMark82064168"/><text:alphabetical-index-mark-end text:id="IMark52508872"/><text:alphabetical-index-mark-end text:id="IMark97395144"/><text:alphabetical-index-mark-end text:id="IMark105060824"/><text:alphabetical-index-mark-end text:id="IMark79646744"/><text:alphabetical-index-mark-end text:id="IMark92068856"/>: <text:alphabetical-index-mark-start text:id="IMark103751432"/><text:alphabetical-index-mark-start text:id="IMark97347560"/><text:alphabetical-index-mark-start text:id="IMark97345992"/><text:alphabetical-index-mark-start text:id="IMark91006648"/>reference<text:alphabetical-index-mark-end text:id="IMark91006648"/><text:alphabetical-index-mark-end text:id="IMark97345992"/><text:alphabetical-index-mark-end text:id="IMark97347560"/><text:alphabetical-index-mark-end text:id="IMark103751432"/> <text:alphabetical-index-mark-start text:id="IMark67704456"/><text:alphabetical-index-mark-start text:id="IMark81870376"/><text:alphabetical-index-mark-start text:id="IMark100102712"/><text:alphabetical-index-mark-start text:id="IMark100660616"/><text:alphabetical-index-mark-start text:id="IMark97354792"/><text:alphabetical-index-mark-start text:id="IMark103092296"/><text:alphabetical-index-mark-start text:id="IMark91011464"/><text:alphabetical-index-mark-start text:id="IMark100659832"/><text:alphabetical-index-mark-start text:id="IMark99217592"/><text:alphabetical-index-mark-start text:id="IMark43407288"/><text:alphabetical-index-mark-start text:id="IMark93756776"/><text:alphabetical-index-mark-start text:id="IMark91005832"/><text:alphabetical-index-mark-start text:id="IMark98919464"/><text:alphabetical-index-mark-start text:id="IMark102898744"/><text:alphabetical-index-mark-start text:id="IMark82236280"/>celestia<text:alphabetical-index-mark-end text:id="IMark82236280"/><text:alphabetical-index-mark-end text:id="IMark102898744"/><text:alphabetical-index-mark-end text:id="IMark98919464"/><text:alphabetical-index-mark-end text:id="IMark91005832"/><text:alphabetical-index-mark-end text:id="IMark93756776"/><text:alphabetical-index-mark-end text:id="IMark43407288"/><text:alphabetical-index-mark-end text:id="IMark99217592"/><text:alphabetical-index-mark-end text:id="IMark100659832"/><text:alphabetical-index-mark-end text:id="IMark91011464"/><text:alphabetical-index-mark-end text:id="IMark103092296"/>l<text:alphabetical-index-mark-end text:id="IMark97354792"/><text:alphabetical-index-mark-end text:id="IMark100660616"/><text:alphabetical-index-mark-end text:id="IMark100102712"/><text:alphabetical-index-mark-end text:id="IMark81870376"/><text:alphabetical-index-mark-end text:id="IMark67704456"/> <text:alphabetical-index-mark-start text:id="IMark80823768"/><text:alphabetical-index-mark-start text:id="IMark94640200"/><text:alphabetical-index-mark-start text:id="IMark94608744"/><text:alphabetical-index-mark-start text:id="IMark90628408"/>body<text:alphabetical-index-mark-end text:id="IMark90628408"/><text:alphabetical-index-mark-end text:id="IMark94608744"/><text:alphabetical-index-mark-end text:id="IMark94640200"/><text:alphabetical-index-mark-end text:id="IMark80823768"/>.</text:p>
          <text:p text:style-name="P44"/>
        </text:list-item>
        <text:list-item>
          <text:p text:style-name="P44"><text:alphabetical-index-mark-start text:id="IMark81191544"/><text:alphabetical-index-mark-start text:id="IMark100235480"/><text:alphabetical-index-mark-start text:id="IMark98980456"/><text:alphabetical-index-mark-start text:id="IMark90597704"/><text:alphabetical-index-mark-start text:id="IMark97371560"/><text:alphabetical-index-mark-start text:id="IMark103109080"/><text:alphabetical-index-mark-start text:id="IMark95415496"/><text:alphabetical-index-mark-start text:id="IMark92686536"/><text:alphabetical-index-mark-start text:id="IMark94945400"/><text:alphabetical-index-mark-start text:id="IMark90587368"/>R<text:alphabetical-index-mark-start text:id="IMark104936856"/><text:alphabetical-index-mark-start text:id="IMark91153320"/><text:alphabetical-index-mark-start text:id="IMark82693144"/><text:alphabetical-index-mark-start text:id="IMark92175848"/><text:alphabetical-index-mark-start text:id="IMark94523176"/>DB<text:alphabetical-index-mark-end text:id="IMark94523176"/><text:alphabetical-index-mark-end text:id="IMark92175848"/><text:alphabetical-index-mark-end text:id="IMark82693144"/><text:alphabetical-index-mark-end text:id="IMark91153320"/><text:alphabetical-index-mark-end text:id="IMark104936856"/><text:alphabetical-index-mark-end text:id="IMark90587368"/><text:alphabetical-index-mark-end text:id="IMark94945400"/><text:alphabetical-index-mark-end text:id="IMark92686536"/><text:alphabetical-index-mark-end text:id="IMark95415496"/><text:alphabetical-index-mark-end text:id="IMark103109080"/><text:alphabetical-index-mark-end text:id="IMark97371560"/><text:alphabetical-index-mark-end text:id="IMark90597704"/><text:alphabetical-index-mark-end text:id="IMark98980456"/><text:alphabetical-index-mark-end text:id="IMark100235480"/><text:alphabetical-index-mark-end text:id="IMark81191544"/>: <text:alphabetical-index-mark-start text:id="IMark93233496"/><text:alphabetical-index-mark-start text:id="IMark93234280"/><text:alphabetical-index-mark-start text:id="IMark96870168"/><text:alphabetical-index-mark-start text:id="IMark100347816"/><text:alphabetical-index-mark-start text:id="IMark94484760"/><text:alphabetical-index-mark-start text:id="IMark89747000"/>re<text:alphabetical-index-mark-start text:id="IMark92736376"/>l<text:alphabetical-index-mark-end text:id="IMark89747000"/>at<text:alphabetical-index-mark-end text:id="IMark92736376"/>ional<text:alphabetical-index-mark-end text:id="IMark94484760"/><text:alphabetical-index-mark-end text:id="IMark100347816"/><text:alphabetical-index-mark-end text:id="IMark96870168"/><text:alphabetical-index-mark-end text:id="IMark93234280"/><text:alphabetical-index-mark-end text:id="IMark93233496"/> <text:alphabetical-index-mark-start text:id="IMark101066728"/><text:alphabetical-index-mark-start text:id="IMark93844136"/><text:alphabetical-index-mark-start text:id="IMark97319256"/><text:alphabetical-index-mark-start text:id="IMark94236280"/>data<text:alphabetical-index-mark-end text:id="IMark94236280"/><text:alphabetical-index-mark-end text:id="IMark97319256"/><text:alphabetical-index-mark-end text:id="IMark93844136"/><text:alphabetical-index-mark-end text:id="IMark101066728"/> <text:alphabetical-index-mark-start text:id="IMark79929768"/><text:alphabetical-index-mark-start text:id="IMark105094488"/><text:alphabetical-index-mark-start text:id="IMark101084392"/><text:alphabetical-index-mark-start text:id="IMark82431000"/>base<text:alphabetical-index-mark-end text:id="IMark82431000"/><text:alphabetical-index-mark-end text:id="IMark101084392"/><text:alphabetical-index-mark-end text:id="IMark105094488"/><text:alphabetical-index-mark-end text:id="IMark79929768"/>.</text:p>
          <text:p text:style-name="P44"/>
        </text:list-item>
        <text:list-item>
          <text:p text:style-name="P44"><text:alphabetical-index-mark-start text:id="IMark100941304"/><text:alphabetical-index-mark-start text:id="IMark60681992"/><text:alphabetical-index-mark-start text:id="IMark94093608"/><text:alphabetical-index-mark-start text:id="IMark96013352"/><text:alphabetical-index-mark-start text:id="IMark98139016"/><text:alphabetical-index-mark-start text:id="IMark98843432"/><text:alphabetical-index-mark-start text:id="IMark102890328"/><text:alphabetical-index-mark-start text:id="IMark68871944"/><text:alphabetical-index-mark-start text:id="IMark97309960"/><text:alphabetical-index-mark-start text:id="IMark89868280"/><text:alphabetical-index-mark-start text:id="IMark97187368"/><text:alphabetical-index-mark-start text:id="IMark95522040"/><text:alphabetical-index-mark-start text:id="IMark100545560"/><text:alphabetical-index-mark-start text:id="IMark94625976"/><text:alphabetical-index-mark-start text:id="IMark104331832"/>R<text:alphabetical-index-mark-start text:id="IMark95284184"/><text:alphabetical-index-mark-start text:id="IMark93771864"/><text:alphabetical-index-mark-start text:id="IMark100611736"/><text:alphabetical-index-mark-start text:id="IMark100887464"/><text:alphabetical-index-mark-start text:id="IMark101314856"/>DB<text:alphabetical-index-mark-end text:id="IMark101314856"/><text:alphabetical-index-mark-end text:id="IMark100887464"/><text:alphabetical-index-mark-end text:id="IMark100611736"/><text:alphabetical-index-mark-end text:id="IMark93771864"/><text:alphabetical-index-mark-end text:id="IMark95284184"/><text:alphabetical-index-mark-end text:id="IMark104331832"/><text:alphabetical-index-mark-end text:id="IMark94625976"/><text:alphabetical-index-mark-end text:id="IMark100545560"/><text:alphabetical-index-mark-end text:id="IMark95522040"/><text:alphabetical-index-mark-end text:id="IMark97187368"/><text:alphabetical-index-mark-end text:id="IMark89868280"/><text:alphabetical-index-mark-end text:id="IMark97309960"/><text:alphabetical-index-mark-end text:id="IMark68871944"/><text:alphabetical-index-mark-end text:id="IMark102890328"/><text:alphabetical-index-mark-end text:id="IMark98843432"/>MS<text:alphabetical-index-mark-end text:id="IMark98139016"/><text:alphabetical-index-mark-end text:id="IMark96013352"/><text:alphabetical-index-mark-end text:id="IMark94093608"/><text:alphabetical-index-mark-end text:id="IMark60681992"/><text:alphabetical-index-mark-end text:id="IMark100941304"/>: <text:alphabetical-index-mark-start text:id="IMark102730104"/><text:alphabetical-index-mark-start text:id="IMark94368104"/><text:alphabetical-index-mark-start text:id="IMark93770296"/><text:alphabetical-index-mark-start text:id="IMark94367320"/><text:alphabetical-index-mark-start text:id="IMark101833224"/><text:alphabetical-index-mark-start text:id="IMark101831656"/>re<text:alphabetical-index-mark-start text:id="IMark104288328"/>l<text:alphabetical-index-mark-end text:id="IMark101831656"/>at<text:alphabetical-index-mark-end text:id="IMark104288328"/>ional<text:alphabetical-index-mark-end text:id="IMark101833224"/><text:alphabetical-index-mark-end text:id="IMark94367320"/><text:alphabetical-index-mark-end text:id="IMark93770296"/><text:alphabetical-index-mark-end text:id="IMark94368104"/><text:alphabetical-index-mark-end text:id="IMark102730104"/> <text:alphabetical-index-mark-start text:id="IMark103234296"/><text:alphabetical-index-mark-start text:id="IMark101762424"/><text:alphabetical-index-mark-start text:id="IMark104476440"/><text:alphabetical-index-mark-start text:id="IMark104548728"/><text:alphabetical-index-mark-start text:id="IMark104722488"/>DB<text:alphabetical-index-mark-end text:id="IMark104722488"/><text:alphabetical-index-mark-end text:id="IMark104548728"/><text:alphabetical-index-mark-end text:id="IMark104476440"/><text:alphabetical-index-mark-end text:id="IMark101762424"/><text:alphabetical-index-mark-end text:id="IMark103234296"/> <text:alphabetical-index-mark-start text:id="IMark89804520"/><text:alphabetical-index-mark-start text:id="IMark95521224"/><text:alphabetical-index-mark-start text:id="IMark93871304"/><text:alphabetical-index-mark-start text:id="IMark89724776"/><text:alphabetical-index-mark-start text:id="IMark105262296"/><text:alphabetical-index-mark-start text:id="IMark101998888"/><text:alphabetical-index-mark-start text:id="IMark95889656"/><text:alphabetical-index-mark-start text:id="IMark105051000"/><text:alphabetical-index-mark-start text:id="IMark101242216"/>manage<text:alphabetical-index-mark-end text:id="IMark101242216"/><text:alphabetical-index-mark-end text:id="IMark105051000"/><text:alphabetical-index-mark-end text:id="IMark95889656"/><text:alphabetical-index-mark-end text:id="IMark101998888"/><text:alphabetical-index-mark-end text:id="IMark105262296"/>ment<text:alphabetical-index-mark-end text:id="IMark89724776"/><text:alphabetical-index-mark-end text:id="IMark93871304"/><text:alphabetical-index-mark-end text:id="IMark95521224"/><text:alphabetical-index-mark-end text:id="IMark89804520"/> <text:alphabetical-index-mark-start text:id="IMark99532984"/><text:alphabetical-index-mark-start text:id="IMark99534552"/><text:alphabetical-index-mark-start text:id="IMark90948776"/><text:alphabetical-index-mark-start text:id="IMark102517656"/><text:alphabetical-index-mark-start text:id="IMark82648056"/>system<text:alphabetical-index-mark-end text:id="IMark82648056"/><text:alphabetical-index-mark-end text:id="IMark102517656"/><text:alphabetical-index-mark-end text:id="IMark90948776"/><text:alphabetical-index-mark-end text:id="IMark99534552"/><text:alphabetical-index-mark-end text:id="IMark99532984"/>.</text:p>
          <text:p text:style-name="P44"/>
        </text:list-item>
        <text:list-item>
          <text:p text:style-name="P44"><text:alphabetical-index-mark-start text:id="IMark95812840"/><text:alphabetical-index-mark-start text:id="IMark78963960"/><text:alphabetical-index-mark-start text:id="IMark104538616"/><text:alphabetical-index-mark-start text:id="IMark104569608"/><text:alphabetical-index-mark-start text:id="IMark104846664"/>SQL<text:alphabetical-index-mark-end text:id="IMark104846664"/><text:alphabetical-index-mark-end text:id="IMark104569608"/><text:alphabetical-index-mark-end text:id="IMark104538616"/><text:alphabetical-index-mark-end text:id="IMark78963960"/><text:alphabetical-index-mark-end text:id="IMark95812840"/>: <text:alphabetical-index-mark-start text:id="IMark80922584"/><text:alphabetical-index-mark-start text:id="IMark104452904"/><text:alphabetical-index-mark-start text:id="IMark95459784"/><text:alphabetical-index-mark-start text:id="IMark52523672"/><text:alphabetical-index-mark-start text:id="IMark102747640"/>Structure<text:alphabetical-index-mark-end text:id="IMark102747640"/><text:alphabetical-index-mark-end text:id="IMark52523672"/><text:alphabetical-index-mark-end text:id="IMark95459784"/><text:alphabetical-index-mark-end text:id="IMark104452904"/><text:alphabetical-index-mark-end text:id="IMark80922584"/>d <text:alphabetical-index-mark-start text:id="IMark80479256"/><text:alphabetical-index-mark-start text:id="IMark92440376"/><text:alphabetical-index-mark-start text:id="IMark83709144"/><text:alphabetical-index-mark-start text:id="IMark93572760"/><text:alphabetical-index-mark-start text:id="IMark100927464"/>Query<text:alphabetical-index-mark-end text:id="IMark100927464"/><text:alphabetical-index-mark-end text:id="IMark93572760"/><text:alphabetical-index-mark-end text:id="IMark83709144"/><text:alphabetical-index-mark-end text:id="IMark92440376"/><text:alphabetical-index-mark-end text:id="IMark80479256"/> <text:alphabetical-index-mark-start text:id="IMark102699400"/><text:alphabetical-index-mark-start text:id="IMark83529512"/><text:alphabetical-index-mark-start text:id="IMark98421560"/><text:alphabetical-index-mark-start text:id="IMark95995224"/><text:alphabetical-index-mark-start text:id="IMark83524872"/>Language<text:alphabetical-index-mark-end text:id="IMark83524872"/><text:alphabetical-index-mark-end text:id="IMark95995224"/><text:alphabetical-index-mark-end text:id="IMark98421560"/><text:alphabetical-index-mark-end text:id="IMark83529512"/><text:alphabetical-index-mark-end text:id="IMark102699400"/>. </text:p>
          <text:p text:style-name="P44"/>
        </text:list-item>
        <text:list-item>
          <text:p text:style-name="P44"><text:soft-page-break/><text:alphabetical-index-mark-start text:id="IMark100888248"/><text:alphabetical-index-mark-start text:id="IMark93135080"/><text:alphabetical-index-mark-start text:id="IMark98253752"/><text:alphabetical-index-mark-start text:id="IMark102673864"/><text:alphabetical-index-mark-start text:id="IMark91098040"/><text:alphabetical-index-mark-start text:id="IMark93018744"/>SQL<text:alphabetical-index-mark-end text:id="IMark93018744"/>C<text:alphabetical-index-mark-end text:id="IMark91098040"/><text:alphabetical-index-mark-end text:id="IMark102673864"/><text:alphabetical-index-mark-end text:id="IMark98253752"/><text:alphabetical-index-mark-end text:id="IMark93135080"/><text:alphabetical-index-mark-end text:id="IMark100888248"/>: <text:alphabetical-index-mark-start text:id="IMark102248360"/><text:alphabetical-index-mark-start text:id="IMark90441464"/><text:alphabetical-index-mark-start text:id="IMark104702392"/><text:alphabetical-index-mark-start text:id="IMark92245144"/><text:alphabetical-index-mark-start text:id="IMark103226648"/>SQL<text:alphabetical-index-mark-end text:id="IMark103226648"/><text:alphabetical-index-mark-end text:id="IMark92245144"/><text:alphabetical-index-mark-end text:id="IMark104702392"/><text:alphabetical-index-mark-end text:id="IMark90441464"/><text:alphabetical-index-mark-end text:id="IMark102248360"/> <text:alphabetical-index-mark-start text:id="IMark77436456"/><text:alphabetical-index-mark-start text:id="IMark44764024"/>Control<text:alphabetical-index-mark-end text:id="IMark44764024"/><text:alphabetical-index-mark-end text:id="IMark77436456"/>. The <text:alphabetical-index-mark-start text:id="IMark91271720"/><text:alphabetical-index-mark-start text:id="IMark104467704"/><text:alphabetical-index-mark-start text:id="IMark93985320"/><text:alphabetical-index-mark-start text:id="IMark44786456"/><text:alphabetical-index-mark-start text:id="IMark94179480"/>MFD<text:alphabetical-index-mark-end text:id="IMark94179480"/><text:alphabetical-index-mark-end text:id="IMark44786456"/><text:alphabetical-index-mark-end text:id="IMark93985320"/><text:alphabetical-index-mark-end text:id="IMark104467704"/><text:alphabetical-index-mark-end text:id="IMark91271720"/> <text:alphabetical-index-mark-start text:id="IMark90961832"/><text:alphabetical-index-mark-start text:id="IMark67546200"/><text:alphabetical-index-mark-start text:id="IMark91606200"/><text:alphabetical-index-mark-start text:id="IMark44007400"/><text:alphabetical-index-mark-start text:id="IMark90845928"/>design<text:alphabetical-index-mark-end text:id="IMark90845928"/><text:alphabetical-index-mark-end text:id="IMark44007400"/><text:alphabetical-index-mark-end text:id="IMark91606200"/><text:alphabetical-index-mark-end text:id="IMark67546200"/><text:alphabetical-index-mark-end text:id="IMark90961832"/>ed as a <text:alphabetical-index-mark-start text:id="IMark100703032"/><text:alphabetical-index-mark-start text:id="IMark97212648"/><text:alphabetical-index-mark-start text:id="IMark101253160"/><text:alphabetical-index-mark-start text:id="IMark105086232"/>parallel<text:alphabetical-index-mark-end text:id="IMark105086232"/><text:alphabetical-index-mark-end text:id="IMark101253160"/><text:alphabetical-index-mark-end text:id="IMark97212648"/><text:alphabetical-index-mark-end text:id="IMark100703032"/> project to <text:alphabetical-index-mark-start text:id="IMark102102472"/><text:alphabetical-index-mark-start text:id="IMark90824584"/><text:alphabetical-index-mark-start text:id="IMark104356296"/><text:alphabetical-index-mark-start text:id="IMark90040312"/><text:alphabetical-index-mark-start text:id="IMark80656456"/><text:alphabetical-index-mark-start text:id="IMark101657864"/>DGIII<text:alphabetical-index-mark-end text:id="IMark101657864"/><text:alphabetical-index-mark-start text:id="IMark84374024"/>AI<text:alphabetical-index-mark-end text:id="IMark84374024"/><text:alphabetical-index-mark-end text:id="IMark80656456"/><text:alphabetical-index-mark-end text:id="IMark90040312"/><text:alphabetical-index-mark-end text:id="IMark104356296"/><text:alphabetical-index-mark-end text:id="IMark90824584"/><text:alphabetical-index-mark-end text:id="IMark102102472"/> in <text:alphabetical-index-mark-start text:id="IMark84002712"/><text:alphabetical-index-mark-start text:id="IMark80913704"/><text:alphabetical-index-mark-start text:id="IMark91096936"/><text:alphabetical-index-mark-start text:id="IMark95831288"/><text:alphabetical-index-mark-start text:id="IMark103232728"/>order<text:alphabetical-index-mark-end text:id="IMark103232728"/><text:alphabetical-index-mark-end text:id="IMark95831288"/><text:alphabetical-index-mark-end text:id="IMark91096936"/><text:alphabetical-index-mark-end text:id="IMark80913704"/><text:alphabetical-index-mark-end text:id="IMark84002712"/> to provide an <text:alphabetical-index-mark-start text:id="IMark91930808"/><text:alphabetical-index-mark-start text:id="IMark96182424"/><text:alphabetical-index-mark-start text:id="IMark94415688"/><text:alphabetical-index-mark-start text:id="IMark104529864"/>interface<text:alphabetical-index-mark-end text:id="IMark104529864"/><text:alphabetical-index-mark-end text:id="IMark94415688"/><text:alphabetical-index-mark-end text:id="IMark96182424"/><text:alphabetical-index-mark-end text:id="IMark91930808"/> to the <text:alphabetical-index-mark-start text:id="IMark97402872"/><text:alphabetical-index-mark-start text:id="IMark100743336"/><text:alphabetical-index-mark-start text:id="IMark79030632"/><text:alphabetical-index-mark-start text:id="IMark93961704"/><text:alphabetical-index-mark-start text:id="IMark77257192"/><text:alphabetical-index-mark-start text:id="IMark99057144"/>AI<text:alphabetical-index-mark-end text:id="IMark99057144"/>E<text:alphabetical-index-mark-end text:id="IMark77257192"/><text:alphabetical-index-mark-end text:id="IMark93961704"/><text:alphabetical-index-mark-end text:id="IMark79030632"/><text:alphabetical-index-mark-end text:id="IMark100743336"/><text:alphabetical-index-mark-end text:id="IMark97402872"/> <text:s/>and its <text:alphabetical-index-mark-start text:id="IMark101811128"/><text:alphabetical-index-mark-start text:id="IMark93573544"/><text:alphabetical-index-mark-start text:id="IMark92452264"/><text:alphabetical-index-mark-start text:id="IMark82995960"/><text:alphabetical-index-mark-start text:id="IMark35941720"/>KB<text:alphabetical-index-mark-end text:id="IMark35941720"/><text:alphabetical-index-mark-end text:id="IMark82995960"/><text:alphabetical-index-mark-end text:id="IMark92452264"/><text:alphabetical-index-mark-end text:id="IMark93573544"/><text:alphabetical-index-mark-end text:id="IMark101811128"/>.</text:p>
          <text:p text:style-name="P44"/>
        </text:list-item>
        <text:list-item>
          <text:p text:style-name="P44"><text:alphabetical-index-mark-start text:id="IMark91041256"/>VTOL<text:alphabetical-index-mark-end text:id="IMark91041256"/>: <text:alphabetical-index-mark-start text:id="IMark97110216"/><text:alphabetical-index-mark-start text:id="IMark98006072"/><text:alphabetical-index-mark-start text:id="IMark101268920"/><text:alphabetical-index-mark-start text:id="IMark91613176"/>Vertical<text:alphabetical-index-mark-end text:id="IMark91613176"/><text:alphabetical-index-mark-end text:id="IMark101268920"/><text:alphabetical-index-mark-end text:id="IMark98006072"/><text:alphabetical-index-mark-end text:id="IMark97110216"/> Take Off and <text:alphabetical-index-mark-start text:id="IMark103984552"/><text:alphabetical-index-mark-start text:id="IMark92226360"/><text:alphabetical-index-mark-start text:id="IMark90435352"/><text:alphabetical-index-mark-start text:id="IMark91652232"/><text:alphabetical-index-mark-start text:id="IMark99906216"/>Landing<text:alphabetical-index-mark-end text:id="IMark99906216"/><text:alphabetical-index-mark-end text:id="IMark91652232"/><text:alphabetical-index-mark-end text:id="IMark90435352"/><text:alphabetical-index-mark-end text:id="IMark92226360"/><text:alphabetical-index-mark-end text:id="IMark103984552"/>.</text:p>
        </text:list-item>
      </text:list>
      <text:p text:style-name="Text_20_body"/>
      <text:p text:style-name="Text_20_body"/>
      <text:h text:style-name="Heading_20_2" text:outline-level="2"><text:bookmark-start text:name="__RefHeading___Toc6764_1483239106"/><text:span text:style-name="T1">2.4. </text:span><text:alphabetical-index-mark-start text:id="IMark98256360"/><text:alphabetical-index-mark-start text:id="IMark92451480"/><text:alphabetical-index-mark-start text:id="IMark95731928"/><text:alphabetical-index-mark-start text:id="IMark101212344"/><text:alphabetical-index-mark-start text:id="IMark94924872"/><text:span text:style-name="T59">Target</text:span><text:alphabetical-index-mark-end text:id="IMark94924872"/><text:alphabetical-index-mark-end text:id="IMark101212344"/><text:alphabetical-index-mark-end text:id="IMark95731928"/><text:alphabetical-index-mark-end text:id="IMark92451480"/><text:alphabetical-index-mark-end text:id="IMark98256360"/><text:span text:style-name="T59"> </text:span><text:alphabetical-index-mark-start text:id="IMark90682440"/><text:alphabetical-index-mark-start text:id="IMark100444152"/><text:alphabetical-index-mark-start text:id="IMark94923304"/><text:span text:style-name="T59">audience</text:span><text:bookmark-end text:name="__RefHeading___Toc6764_1483239106"/><text:alphabetical-index-mark-end text:id="IMark94923304"/><text:alphabetical-index-mark-end text:id="IMark100444152"/><text:alphabetical-index-mark-end text:id="IMark90682440"/></text:h>
      <text:p text:style-name="P3"/>
      <text:p text:style-name="P3"><text:alphabetical-index-mark-start text:id="IMark102656264"/><text:alphabetical-index-mark-start text:id="IMark90454776"/><text:alphabetical-index-mark-start text:id="IMark93399992"/><text:alphabetical-index-mark-start text:id="IMark92355240"/><text:alphabetical-index-mark-start text:id="IMark92933528"/><text:alphabetical-index-mark-start text:id="IMark90088776"/>DGIII<text:alphabetical-index-mark-end text:id="IMark90088776"/><text:alphabetical-index-mark-start text:id="IMark90084584"/>AI<text:alphabetical-index-mark-end text:id="IMark90084584"/><text:alphabetical-index-mark-end text:id="IMark92933528"/><text:alphabetical-index-mark-end text:id="IMark92355240"/><text:alphabetical-index-mark-end text:id="IMark93399992"/><text:alphabetical-index-mark-end text:id="IMark90454776"/><text:alphabetical-index-mark-end text:id="IMark102656264"/> is not intended for the general <text:alphabetical-index-mark-start text:id="IMark98937784"/><text:alphabetical-index-mark-start text:id="IMark103303144"/><text:alphabetical-index-mark-start text:id="IMark92867144"/><text:alphabetical-index-mark-start text:id="IMark92932744"/><text:alphabetical-index-mark-start text:id="IMark91901736"/><text:alphabetical-index-mark-start text:id="IMark92354456"/><text:alphabetical-index-mark-start text:id="IMark100320264"/>Orbit<text:alphabetical-index-mark-end text:id="IMark100320264"/><text:alphabetical-index-mark-end text:id="IMark92354456"/>er<text:alphabetical-index-mark-end text:id="IMark91901736"/><text:alphabetical-index-mark-end text:id="IMark92932744"/><text:alphabetical-index-mark-end text:id="IMark92867144"/><text:alphabetical-index-mark-end text:id="IMark103303144"/><text:alphabetical-index-mark-end text:id="IMark98937784"/> user. <text:span text:style-name="T197">While it can be used by anyone as is, in </text:span><text:alphabetical-index-mark-start text:id="IMark90089560"/><text:alphabetical-index-mark-start text:id="IMark92356024"/><text:alphabetical-index-mark-start text:id="IMark101941544"/><text:alphabetical-index-mark-start text:id="IMark99368184"/><text:alphabetical-index-mark-start text:id="IMark102573736"/><text:span text:style-name="T197">order</text:span><text:alphabetical-index-mark-end text:id="IMark102573736"/><text:alphabetical-index-mark-end text:id="IMark99368184"/><text:alphabetical-index-mark-end text:id="IMark101941544"/><text:alphabetical-index-mark-end text:id="IMark92356024"/><text:alphabetical-index-mark-end text:id="IMark90089560"/><text:span text:style-name="T197"> to take </text:span><text:alphabetical-index-mark-start text:id="IMark94473288"/><text:alphabetical-index-mark-start text:id="IMark99369752"/><text:span text:style-name="T197">advantage</text:span><text:alphabetical-index-mark-end text:id="IMark99369752"/><text:alphabetical-index-mark-end text:id="IMark94473288"/><text:span text:style-name="T197"> of the possibilities of this particular </text:span><text:alphabetical-index-mark-start text:id="IMark98496056"/><text:alphabetical-index-mark-start text:id="IMark102958744"/><text:span text:style-name="T197">ship</text:span><text:alphabetical-index-mark-end text:id="IMark102958744"/><text:alphabetical-index-mark-end text:id="IMark98496056"/><text:span text:style-name="T197"> it is recommended to have an above – </text:span><text:alphabetical-index-mark-start text:id="IMark91299880"/><text:alphabetical-index-mark-start text:id="IMark99665992"/><text:alphabetical-index-mark-start text:id="IMark92087096"/><text:alphabetical-index-mark-start text:id="IMark101951512"/><text:alphabetical-index-mark-start text:id="IMark97982056"/><text:span text:style-name="T197">average</text:span><text:alphabetical-index-mark-end text:id="IMark97982056"/><text:alphabetical-index-mark-end text:id="IMark101951512"/><text:alphabetical-index-mark-end text:id="IMark92087096"/><text:alphabetical-index-mark-end text:id="IMark99665992"/><text:alphabetical-index-mark-end text:id="IMark91299880"/><text:span text:style-name="T197"> </text:span><text:alphabetical-index-mark-start text:id="IMark95189976"/><text:alphabetical-index-mark-start text:id="IMark98495272"/><text:alphabetical-index-mark-start text:id="IMark99742440"/><text:alphabetical-index-mark-start text:id="IMark94696248"/><text:span text:style-name="T197">knowledge</text:span><text:alphabetical-index-mark-end text:id="IMark94696248"/><text:alphabetical-index-mark-end text:id="IMark99742440"/><text:alphabetical-index-mark-end text:id="IMark98495272"/><text:alphabetical-index-mark-end text:id="IMark95189976"/><text:span text:style-name="T197"> of the </text:span><text:alphabetical-index-mark-start text:id="IMark101581032"/><text:span text:style-name="T197">re</text:span><text:alphabetical-index-mark-start text:id="IMark98716472"/><text:span text:style-name="T197">l</text:span><text:alphabetical-index-mark-end text:id="IMark101581032"/><text:span text:style-name="T197">at</text:span><text:alphabetical-index-mark-end text:id="IMark98716472"/><text:span text:style-name="T197">ed concepts.</text:span></text:p>
      <text:p text:style-name="Text_20_body"/>
      <text:p text:style-name="Text_20_body"/>
      <text:h text:style-name="Heading_20_2" text:outline-level="2"><text:bookmark-start text:name="__RefHeading___Toc6766_1483239106"/><text:span text:style-name="T1">2.5. </text:span><text:alphabetical-index-mark-start text:id="IMark103471768"/><text:alphabetical-index-mark-start text:id="IMark102148392"/><text:alphabetical-index-mark-start text:id="IMark92669192"/><text:alphabetical-index-mark-start text:id="IMark94366536"/><text:alphabetical-index-mark-start text:id="IMark95404200"/><text:span text:style-name="T59">HPC</text:span><text:bookmark-end text:name="__RefHeading___Toc6766_1483239106"/><text:alphabetical-index-mark-end text:id="IMark95404200"/><text:alphabetical-index-mark-end text:id="IMark94366536"/><text:alphabetical-index-mark-end text:id="IMark92669192"/><text:alphabetical-index-mark-end text:id="IMark102148392"/><text:alphabetical-index-mark-end text:id="IMark103471768"/></text:h>
      <text:p text:style-name="P3"/>
      <text:p text:style-name="P3">Since <text:alphabetical-index-mark-start text:id="IMark104874120"/><text:alphabetical-index-mark-start text:id="IMark100127384"/><text:alphabetical-index-mark-start text:id="IMark99900968"/><text:alphabetical-index-mark-start text:id="IMark102215576"/><text:alphabetical-index-mark-start text:id="IMark95341464"/><text:alphabetical-index-mark-start text:id="IMark105219864"/>DGIII<text:alphabetical-index-mark-end text:id="IMark105219864"/><text:alphabetical-index-mark-start text:id="IMark97236648"/>AI<text:alphabetical-index-mark-end text:id="IMark97236648"/><text:alphabetical-index-mark-end text:id="IMark95341464"/><text:alphabetical-index-mark-end text:id="IMark102215576"/><text:alphabetical-index-mark-end text:id="IMark99900968"/><text:alphabetical-index-mark-end text:id="IMark100127384"/><text:alphabetical-index-mark-end text:id="IMark104874120"/> uses <text:alphabetical-index-mark-start text:id="IMark84066504"/><text:alphabetical-index-mark-start text:id="IMark104420200"/><text:alphabetical-index-mark-start text:id="IMark95252776"/><text:alphabetical-index-mark-start text:id="IMark105227592"/><text:alphabetical-index-mark-start text:id="IMark94918632"/>OpenMP<text:alphabetical-index-mark-end text:id="IMark94918632"/><text:alphabetical-index-mark-end text:id="IMark105227592"/><text:alphabetical-index-mark-end text:id="IMark95252776"/><text:alphabetical-index-mark-end text:id="IMark104420200"/><text:alphabetical-index-mark-end text:id="IMark84066504"/> <text:alphabetical-index-mark-start text:id="IMark102276984"/><text:alphabetical-index-mark-start text:id="IMark89879832"/><text:alphabetical-index-mark-start text:id="IMark80621032"/><text:alphabetical-index-mark-start text:id="IMark67384216"/><text:alphabetical-index-mark-start text:id="IMark90809912"/>libraries<text:alphabetical-index-mark-end text:id="IMark90809912"/><text:alphabetical-index-mark-end text:id="IMark67384216"/><text:alphabetical-index-mark-end text:id="IMark80621032"/><text:alphabetical-index-mark-end text:id="IMark89879832"/><text:alphabetical-index-mark-end text:id="IMark102276984"/> it is highly recommended to have some understanding of <text:alphabetical-index-mark-start text:id="IMark105298184"/><text:alphabetical-index-mark-start text:id="IMark103985336"/><text:alphabetical-index-mark-start text:id="IMark92398008"/><text:alphabetical-index-mark-start text:id="IMark97279160"/><text:alphabetical-index-mark-start text:id="IMark91045000"/>HPC<text:alphabetical-index-mark-end text:id="IMark91045000"/><text:alphabetical-index-mark-end text:id="IMark97279160"/><text:alphabetical-index-mark-end text:id="IMark92398008"/><text:alphabetical-index-mark-end text:id="IMark103985336"/><text:alphabetical-index-mark-end text:id="IMark105298184"/> general concepts before attempting to <text:alphabetical-index-mark-start text:id="IMark103266376"/><text:alphabetical-index-mark-start text:id="IMark97929656"/><text:alphabetical-index-mark-start text:id="IMark96085720"/><text:alphabetical-index-mark-start text:id="IMark93533256"/><text:alphabetical-index-mark-start text:id="IMark96365592"/>edit<text:alphabetical-index-mark-end text:id="IMark96365592"/><text:alphabetical-index-mark-end text:id="IMark93533256"/><text:alphabetical-index-mark-end text:id="IMark96085720"/><text:alphabetical-index-mark-end text:id="IMark97929656"/><text:alphabetical-index-mark-end text:id="IMark103266376"/> the <text:alphabetical-index-mark-start text:id="IMark103042616"/><text:alphabetical-index-mark-start text:id="IMark93210008"/><text:alphabetical-index-mark-start text:id="IMark89832600"/>code<text:alphabetical-index-mark-end text:id="IMark89832600"/><text:alphabetical-index-mark-end text:id="IMark93210008"/><text:alphabetical-index-mark-end text:id="IMark103042616"/>.</text:p>
      <text:p text:style-name="Text_20_body"/>
      <text:p text:style-name="Text_20_body"/>
      <text:h text:style-name="Heading_20_2" text:outline-level="2"><text:bookmark-start text:name="__RefHeading___Toc6768_1483239106"/><text:span text:style-name="T1">2.6. </text:span><text:alphabetical-index-mark-start text:id="IMark67883272"/><text:alphabetical-index-mark-start text:id="IMark81991064"/><text:alphabetical-index-mark-start text:id="IMark89979000"/><text:alphabetical-index-mark-start text:id="IMark96908536"/><text:alphabetical-index-mark-start text:id="IMark80172200"/><text:alphabetical-index-mark-start text:id="IMark97188936"/><text:alphabetical-index-mark-start text:id="IMark105191832"/><text:alphabetical-index-mark-start text:id="IMark97417672"/><text:alphabetical-index-mark-start text:id="IMark97204008"/><text:alphabetical-index-mark-start text:id="IMark82240984"/><text:alphabetical-index-mark-start text:id="IMark81401624"/><text:alphabetical-index-mark-start text:id="IMark81291064"/><text:alphabetical-index-mark-start text:id="IMark79139624"/><text:alphabetical-index-mark-start text:id="IMark80833656"/><text:alphabetical-index-mark-start text:id="IMark79104264"/><text:span text:style-name="T59">R</text:span><text:alphabetical-index-mark-start text:id="IMark82079864"/><text:alphabetical-index-mark-start text:id="IMark97500200"/><text:alphabetical-index-mark-start text:id="IMark79286520"/><text:alphabetical-index-mark-start text:id="IMark98496840"/><text:alphabetical-index-mark-start text:id="IMark68170488"/><text:span text:style-name="T59">DB</text:span><text:alphabetical-index-mark-end text:id="IMark68170488"/><text:alphabetical-index-mark-end text:id="IMark98496840"/><text:alphabetical-index-mark-end text:id="IMark79286520"/><text:alphabetical-index-mark-end text:id="IMark97500200"/><text:alphabetical-index-mark-end text:id="IMark82079864"/><text:alphabetical-index-mark-end text:id="IMark79104264"/><text:alphabetical-index-mark-end text:id="IMark80833656"/><text:alphabetical-index-mark-end text:id="IMark79139624"/><text:alphabetical-index-mark-end text:id="IMark81291064"/><text:alphabetical-index-mark-end text:id="IMark81401624"/><text:alphabetical-index-mark-end text:id="IMark82240984"/><text:alphabetical-index-mark-end text:id="IMark97204008"/><text:alphabetical-index-mark-end text:id="IMark97417672"/><text:alphabetical-index-mark-end text:id="IMark105191832"/><text:alphabetical-index-mark-end text:id="IMark97188936"/><text:span text:style-name="T59">MS</text:span><text:bookmark-end text:name="__RefHeading___Toc6768_1483239106"/><text:alphabetical-index-mark-end text:id="IMark80172200"/><text:alphabetical-index-mark-end text:id="IMark96908536"/><text:alphabetical-index-mark-end text:id="IMark89979000"/><text:alphabetical-index-mark-end text:id="IMark81991064"/><text:alphabetical-index-mark-end text:id="IMark67883272"/></text:h>
      <text:p text:style-name="P3"/>
      <text:p text:style-name="P3">General <text:alphabetical-index-mark-start text:id="IMark67705240"/><text:alphabetical-index-mark-start text:id="IMark91965400"/><text:alphabetical-index-mark-start text:id="IMark98867928"/><text:alphabetical-index-mark-start text:id="IMark68711848"/>knowledge<text:alphabetical-index-mark-end text:id="IMark68711848"/><text:alphabetical-index-mark-end text:id="IMark98867928"/><text:alphabetical-index-mark-end text:id="IMark91965400"/><text:alphabetical-index-mark-end text:id="IMark67705240"/> about <text:alphabetical-index-mark-start text:id="IMark82105832"/><text:alphabetical-index-mark-start text:id="IMark90667880"/><text:alphabetical-index-mark-start text:id="IMark81630696"/><text:alphabetical-index-mark-start text:id="IMark91903208"/><text:alphabetical-index-mark-start text:id="IMark97366712"/>AI<text:alphabetical-index-mark-end text:id="IMark97366712"/><text:alphabetical-index-mark-end text:id="IMark91903208"/><text:alphabetical-index-mark-end text:id="IMark81630696"/><text:alphabetical-index-mark-end text:id="IMark90667880"/><text:alphabetical-index-mark-end text:id="IMark82105832"/> and <text:alphabetical-index-mark-start text:id="IMark98097816"/><text:alphabetical-index-mark-start text:id="IMark104230376"/><text:alphabetical-index-mark-start text:id="IMark90377880"/><text:alphabetical-index-mark-start text:id="IMark95070600"/><text:alphabetical-index-mark-start text:id="IMark90311096"/>expert<text:alphabetical-index-mark-end text:id="IMark90311096"/><text:alphabetical-index-mark-end text:id="IMark95070600"/><text:alphabetical-index-mark-end text:id="IMark90377880"/><text:alphabetical-index-mark-end text:id="IMark104230376"/><text:alphabetical-index-mark-end text:id="IMark98097816"/> <text:alphabetical-index-mark-start text:id="IMark89770296"/><text:alphabetical-index-mark-start text:id="IMark99290936"/><text:alphabetical-index-mark-start text:id="IMark102918520"/><text:alphabetical-index-mark-start text:id="IMark101523448"/><text:alphabetical-index-mark-start text:id="IMark84003528"/>system<text:alphabetical-index-mark-end text:id="IMark84003528"/><text:alphabetical-index-mark-end text:id="IMark101523448"/><text:alphabetical-index-mark-end text:id="IMark102918520"/><text:alphabetical-index-mark-end text:id="IMark99290936"/><text:alphabetical-index-mark-end text:id="IMark89770296"/>s in particular is also recommended. Also, since the <text:alphabetical-index-mark-start text:id="IMark89854680"/><text:alphabetical-index-mark-start text:id="IMark78562936"/><text:alphabetical-index-mark-start text:id="IMark80983464"/><text:alphabetical-index-mark-start text:id="IMark91223720"/><text:alphabetical-index-mark-start text:id="IMark92737160"/>rule<text:alphabetical-index-mark-end text:id="IMark92737160"/><text:alphabetical-index-mark-end text:id="IMark91223720"/><text:alphabetical-index-mark-end text:id="IMark80983464"/><text:alphabetical-index-mark-end text:id="IMark78562936"/><text:alphabetical-index-mark-end text:id="IMark89854680"/>s of the <text:alphabetical-index-mark-start text:id="IMark95565544"/><text:alphabetical-index-mark-start text:id="IMark60623800"/><text:alphabetical-index-mark-start text:id="IMark44793992"/><text:alphabetical-index-mark-start text:id="IMark60609000"/><text:alphabetical-index-mark-start text:id="IMark83928408"/>expert<text:alphabetical-index-mark-end text:id="IMark83928408"/><text:alphabetical-index-mark-end text:id="IMark60609000"/><text:alphabetical-index-mark-end text:id="IMark44793992"/><text:alphabetical-index-mark-end text:id="IMark60623800"/><text:alphabetical-index-mark-end text:id="IMark95565544"/> <text:alphabetical-index-mark-start text:id="IMark93112488"/><text:alphabetical-index-mark-start text:id="IMark104049112"/><text:alphabetical-index-mark-start text:id="IMark97435480"/><text:alphabetical-index-mark-start text:id="IMark98998136"/><text:alphabetical-index-mark-start text:id="IMark101761640"/>system<text:alphabetical-index-mark-end text:id="IMark101761640"/><text:alphabetical-index-mark-end text:id="IMark98998136"/><text:alphabetical-index-mark-end text:id="IMark97435480"/><text:alphabetical-index-mark-end text:id="IMark104049112"/><text:alphabetical-index-mark-end text:id="IMark93112488"/> are <text:alphabetical-index-mark-start text:id="IMark93545272"/><text:alphabetical-index-mark-start text:id="IMark93996840"/><text:alphabetical-index-mark-start text:id="IMark68761144"/><text:alphabetical-index-mark-start text:id="IMark96242440"/>store<text:alphabetical-index-mark-end text:id="IMark96242440"/><text:alphabetical-index-mark-end text:id="IMark68761144"/><text:alphabetical-index-mark-end text:id="IMark93996840"/><text:alphabetical-index-mark-end text:id="IMark93545272"/>d as <text:alphabetical-index-mark-start text:id="IMark98596856"/><text:alphabetical-index-mark-start text:id="IMark90023512"/><text:alphabetical-index-mark-start text:id="IMark96047800"/><text:alphabetical-index-mark-start text:id="IMark97886520"/><text:alphabetical-index-mark-start text:id="IMark80646152"/>SQL<text:alphabetical-index-mark-end text:id="IMark80646152"/><text:alphabetical-index-mark-end text:id="IMark97886520"/><text:alphabetical-index-mark-end text:id="IMark96047800"/><text:alphabetical-index-mark-end text:id="IMark90023512"/><text:alphabetical-index-mark-end text:id="IMark98596856"/> <text:alphabetical-index-mark-start text:id="IMark77623240"/><text:alphabetical-index-mark-start text:id="IMark44823832"/><text:alphabetical-index-mark-start text:id="IMark94883464"/>code<text:alphabetical-index-mark-end text:id="IMark94883464"/><text:alphabetical-index-mark-end text:id="IMark44823832"/><text:alphabetical-index-mark-end text:id="IMark77623240"/> <text:alphabetical-index-mark-start text:id="IMark104850936"/><text:alphabetical-index-mark-start text:id="IMark93885736"/><text:alphabetical-index-mark-start text:id="IMark100557464"/><text:alphabetical-index-mark-start text:id="IMark81509208"/><text:alphabetical-index-mark-start text:id="IMark97726632"/>string<text:alphabetical-index-mark-end text:id="IMark97726632"/><text:alphabetical-index-mark-end text:id="IMark81509208"/><text:alphabetical-index-mark-end text:id="IMark100557464"/><text:alphabetical-index-mark-end text:id="IMark93885736"/><text:alphabetical-index-mark-end text:id="IMark104850936"/>s <text:alphabetical-index-mark-start text:id="IMark79924344"/><text:alphabetical-index-mark-start text:id="IMark103005320"/><text:alphabetical-index-mark-start text:id="IMark96243224"/><text:alphabetical-index-mark-start text:id="IMark80817512"/>store<text:alphabetical-index-mark-end text:id="IMark80817512"/><text:alphabetical-index-mark-end text:id="IMark96243224"/><text:alphabetical-index-mark-end text:id="IMark103005320"/><text:alphabetical-index-mark-end text:id="IMark79924344"/>d in a <text:alphabetical-index-mark-start text:id="IMark99669560"/><text:alphabetical-index-mark-start text:id="IMark96392472"/><text:alphabetical-index-mark-start text:id="IMark92365864"/><text:alphabetical-index-mark-start text:id="IMark80136712"/><text:alphabetical-index-mark-start text:id="IMark102444328"/><text:alphabetical-index-mark-start text:id="IMark96156440"/>re<text:alphabetical-index-mark-start text:id="IMark97416888"/>l<text:alphabetical-index-mark-end text:id="IMark96156440"/>at<text:alphabetical-index-mark-end text:id="IMark97416888"/>ional<text:alphabetical-index-mark-end text:id="IMark102444328"/><text:alphabetical-index-mark-end text:id="IMark80136712"/><text:alphabetical-index-mark-end text:id="IMark92365864"/><text:alphabetical-index-mark-end text:id="IMark96392472"/><text:alphabetical-index-mark-end text:id="IMark99669560"/> <text:alphabetical-index-mark-start text:id="IMark102231032"/><text:alphabetical-index-mark-start text:id="IMark97262552"/><text:alphabetical-index-mark-start text:id="IMark104701608"/><text:alphabetical-index-mark-start text:id="IMark104711720"/><text:alphabetical-index-mark-start text:id="IMark79644952"/><text:alphabetical-index-mark-start text:id="IMark104210840"/><text:alphabetical-index-mark-start text:id="IMark79089064"/><text:alphabetical-index-mark-start text:id="IMark104373992"/><text:alphabetical-index-mark-start text:id="IMark104768536"/>data<text:alphabetical-index-mark-end text:id="IMark104768536"/><text:alphabetical-index-mark-end text:id="IMark104373992"/><text:alphabetical-index-mark-end text:id="IMark79089064"/><text:alphabetical-index-mark-end text:id="IMark104210840"/><text:alphabetical-index-mark-start text:id="IMark80303736"/><text:alphabetical-index-mark-start text:id="IMark104795688"/><text:alphabetical-index-mark-start text:id="IMark104364824"/><text:alphabetical-index-mark-start text:id="IMark91429064"/><text:span text:style-name="T214">b</text:span>ase<text:alphabetical-index-mark-end text:id="IMark91429064"/><text:alphabetical-index-mark-end text:id="IMark104364824"/><text:alphabetical-index-mark-end text:id="IMark104795688"/><text:alphabetical-index-mark-end text:id="IMark80303736"/><text:alphabetical-index-mark-end text:id="IMark79644952"/><text:alphabetical-index-mark-end text:id="IMark104711720"/><text:alphabetical-index-mark-end text:id="IMark104701608"/><text:alphabetical-index-mark-end text:id="IMark97262552"/><text:alphabetical-index-mark-end text:id="IMark102231032"/>, <text:alphabetical-index-mark-start text:id="IMark93466744"/><text:alphabetical-index-mark-start text:id="IMark104584904"/><text:alphabetical-index-mark-start text:id="IMark83136648"/><text:alphabetical-index-mark-start text:id="IMark80682712"/>knowledge<text:alphabetical-index-mark-end text:id="IMark80682712"/><text:alphabetical-index-mark-end text:id="IMark83136648"/><text:alphabetical-index-mark-end text:id="IMark104584904"/><text:alphabetical-index-mark-end text:id="IMark93466744"/> of <text:alphabetical-index-mark-start text:id="IMark93686520"/><text:alphabetical-index-mark-start text:id="IMark90943928"/><text:alphabetical-index-mark-start text:id="IMark81700136"/><text:alphabetical-index-mark-start text:id="IMark78414264"/><text:alphabetical-index-mark-start text:id="IMark81507864"/><text:alphabetical-index-mark-start text:id="IMark95464344"/><text:alphabetical-index-mark-start text:id="IMark93383800"/><text:alphabetical-index-mark-start text:id="IMark96867816"/><text:alphabetical-index-mark-start text:id="IMark96188776"/><text:alphabetical-index-mark-start text:id="IMark97345208"/><text:alphabetical-index-mark-start text:id="IMark105124344"/><text:alphabetical-index-mark-start text:id="IMark97317688"/><text:alphabetical-index-mark-start text:id="IMark94334312"/><text:alphabetical-index-mark-start text:id="IMark105048648"/><text:alphabetical-index-mark-start text:id="IMark90840904"/>R<text:alphabetical-index-mark-start text:id="IMark105130504"/><text:alphabetical-index-mark-start text:id="IMark79647528"/><text:alphabetical-index-mark-start text:id="IMark104475656"/><text:alphabetical-index-mark-start text:id="IMark104498536"/><text:alphabetical-index-mark-start text:id="IMark92225656"/>DB<text:alphabetical-index-mark-end text:id="IMark92225656"/><text:alphabetical-index-mark-end text:id="IMark104498536"/><text:alphabetical-index-mark-end text:id="IMark104475656"/><text:alphabetical-index-mark-end text:id="IMark79647528"/><text:alphabetical-index-mark-end text:id="IMark105130504"/><text:alphabetical-index-mark-end text:id="IMark90840904"/><text:alphabetical-index-mark-end text:id="IMark105048648"/><text:alphabetical-index-mark-end text:id="IMark94334312"/><text:alphabetical-index-mark-end text:id="IMark97317688"/><text:alphabetical-index-mark-end text:id="IMark105124344"/><text:alphabetical-index-mark-end text:id="IMark97345208"/><text:alphabetical-index-mark-end text:id="IMark96188776"/><text:alphabetical-index-mark-end text:id="IMark96867816"/><text:alphabetical-index-mark-end text:id="IMark93383800"/><text:alphabetical-index-mark-end text:id="IMark95464344"/>MS<text:alphabetical-index-mark-end text:id="IMark81507864"/><text:alphabetical-index-mark-end text:id="IMark78414264"/><text:alphabetical-index-mark-end text:id="IMark81700136"/><text:alphabetical-index-mark-end text:id="IMark90943928"/><text:alphabetical-index-mark-end text:id="IMark93686520"/> is also r<text:alphabetical-index-mark-start text:id="IMark96802584"/>equ<text:alphabetical-index-mark-end text:id="IMark96802584"/>ired.</text:p>
      <text:p text:style-name="Text_20_body"/>
      <text:p text:style-name="Text_20_body"/>
      <text:h text:style-name="Heading_20_2" text:outline-level="2"><text:bookmark-start text:name="__RefHeading___Toc6770_1483239106"/><text:span text:style-name="T1">2.7. </text:span><text:alphabetical-index-mark-start text:id="IMark91542904"/><text:alphabetical-index-mark-start text:id="IMark104170760"/><text:alphabetical-index-mark-start text:id="IMark95731144"/><text:alphabetical-index-mark-start text:id="IMark92052200"/><text:alphabetical-index-mark-start text:id="IMark95955112"/><text:span text:style-name="T59">AI</text:span><text:bookmark-end text:name="__RefHeading___Toc6770_1483239106"/><text:alphabetical-index-mark-end text:id="IMark95955112"/><text:alphabetical-index-mark-end text:id="IMark92052200"/><text:alphabetical-index-mark-end text:id="IMark95731144"/><text:alphabetical-index-mark-end text:id="IMark104170760"/><text:alphabetical-index-mark-end text:id="IMark91542904"/></text:h>
      <text:p text:style-name="P3"/>
      <text:p text:style-name="P3"><text:alphabetical-index-mark-start text:id="IMark95024520"/><text:alphabetical-index-mark-start text:id="IMark94875464"/><text:alphabetical-index-mark-start text:id="IMark97666040"/><text:alphabetical-index-mark-start text:id="IMark94564040"/><text:alphabetical-index-mark-start text:id="IMark97601144"/>Artificial<text:alphabetical-index-mark-end text:id="IMark97601144"/><text:alphabetical-index-mark-end text:id="IMark94564040"/><text:alphabetical-index-mark-end text:id="IMark97666040"/><text:alphabetical-index-mark-end text:id="IMark94875464"/><text:alphabetical-index-mark-end text:id="IMark95024520"/> <text:alphabetical-index-mark-start text:id="IMark93327016"/><text:alphabetical-index-mark-start text:id="IMark101185528"/><text:alphabetical-index-mark-start text:id="IMark81726840"/><text:alphabetical-index-mark-start text:id="IMark80170632"/><text:alphabetical-index-mark-start text:id="IMark82204200"/>intelligence<text:alphabetical-index-mark-end text:id="IMark82204200"/><text:alphabetical-index-mark-end text:id="IMark80170632"/><text:alphabetical-index-mark-end text:id="IMark81726840"/><text:alphabetical-index-mark-end text:id="IMark101185528"/><text:alphabetical-index-mark-end text:id="IMark93327016"/> is a <text:alphabetical-index-mark-start text:id="IMark89968392"/><text:alphabetical-index-mark-start text:id="IMark100025880"/>complex<text:alphabetical-index-mark-end text:id="IMark100025880"/><text:alphabetical-index-mark-end text:id="IMark89968392"/> topic in which even see<text:alphabetical-index-mark-start text:id="IMark100280088"/>min<text:alphabetical-index-mark-end text:id="IMark100280088"/>gly <text:alphabetical-index-mark-start text:id="IMark80516104"/>min<text:alphabetical-index-mark-end text:id="IMark80516104"/>or modifications could produce significant changes in the <text:alphabetical-index-mark-start text:id="IMark100859752"/><text:alphabetical-index-mark-start text:id="IMark100757144"/><text:alphabetical-index-mark-start text:id="IMark98156232"/><text:alphabetical-index-mark-start text:id="IMark96155576"/><text:alphabetical-index-mark-start text:id="IMark79987528"/>behavior<text:alphabetical-index-mark-end text:id="IMark79987528"/><text:alphabetical-index-mark-end text:id="IMark96155576"/><text:alphabetical-index-mark-end text:id="IMark98156232"/><text:alphabetical-index-mark-end text:id="IMark100757144"/><text:alphabetical-index-mark-end text:id="IMark100859752"/> of the <text:alphabetical-index-mark-start text:id="IMark101186840"/><text:alphabetical-index-mark-start text:id="IMark101487000"/><text:alphabetical-index-mark-start text:id="IMark102081944"/><text:alphabetical-index-mark-start text:id="IMark95761656"/><text:alphabetical-index-mark-start text:id="IMark102216392"/>system<text:alphabetical-index-mark-end text:id="IMark102216392"/><text:alphabetical-index-mark-end text:id="IMark95761656"/><text:alphabetical-index-mark-end text:id="IMark102081944"/><text:alphabetical-index-mark-end text:id="IMark101487000"/><text:alphabetical-index-mark-end text:id="IMark101186840"/>. Therefore, changes in existing <text:soft-page-break/>components, the addition of new <text:alphabetical-index-mark-start text:id="IMark102147608"/><text:alphabetical-index-mark-start text:id="IMark101173928"/><text:alphabetical-index-mark-start text:id="IMark95815464"/><text:alphabetical-index-mark-start text:id="IMark96448840"/>knowledge<text:alphabetical-index-mark-end text:id="IMark96448840"/><text:alphabetical-index-mark-end text:id="IMark95815464"/><text:alphabetical-index-mark-end text:id="IMark101173928"/><text:alphabetical-index-mark-end text:id="IMark102147608"/> to the <text:alphabetical-index-mark-start text:id="IMark90821960"/><text:alphabetical-index-mark-start text:id="IMark96247928"/><text:alphabetical-index-mark-start text:id="IMark94640200"/><text:alphabetical-index-mark-start text:id="IMark80823768"/><text:alphabetical-index-mark-start text:id="IMark94608744"/>system<text:alphabetical-index-mark-end text:id="IMark94608744"/><text:alphabetical-index-mark-end text:id="IMark80823768"/><text:alphabetical-index-mark-end text:id="IMark94640200"/><text:alphabetical-index-mark-end text:id="IMark96247928"/><text:alphabetical-index-mark-end text:id="IMark90821960"/>, etc. must be comprehensively <text:alphabetical-index-mark-start text:id="IMark90628408"/><text:alphabetical-index-mark-start text:id="IMark67704456"/><text:alphabetical-index-mark-start text:id="IMark81870376"/><text:alphabetical-index-mark-start text:id="IMark100102712"/>test<text:alphabetical-index-mark-end text:id="IMark100102712"/><text:alphabetical-index-mark-end text:id="IMark81870376"/><text:alphabetical-index-mark-end text:id="IMark67704456"/><text:alphabetical-index-mark-end text:id="IMark90628408"/>ed. It is better to work in small steps, <text:alphabetical-index-mark-start text:id="IMark100660616"/><text:alphabetical-index-mark-start text:id="IMark97354792"/><text:alphabetical-index-mark-start text:id="IMark103092296"/><text:alphabetical-index-mark-start text:id="IMark91011464"/>test<text:alphabetical-index-mark-end text:id="IMark91011464"/><text:alphabetical-index-mark-end text:id="IMark103092296"/><text:alphabetical-index-mark-end text:id="IMark97354792"/><text:alphabetical-index-mark-end text:id="IMark100660616"/>ing the results each <text:alphabetical-index-mark-start text:id="IMark100659832"/><text:alphabetical-index-mark-start text:id="IMark99217592"/><text:alphabetical-index-mark-start text:id="IMark43407288"/><text:alphabetical-index-mark-start text:id="IMark93756776"/><text:alphabetical-index-mark-start text:id="IMark91005832"/>time<text:alphabetical-index-mark-end text:id="IMark91005832"/><text:alphabetical-index-mark-end text:id="IMark93756776"/><text:alphabetical-index-mark-end text:id="IMark43407288"/><text:alphabetical-index-mark-end text:id="IMark99217592"/><text:alphabetical-index-mark-end text:id="IMark100659832"/>, rather than attempt to make big steps and fewer <text:alphabetical-index-mark-start text:id="IMark98919464"/><text:alphabetical-index-mark-start text:id="IMark102898744"/><text:alphabetical-index-mark-start text:id="IMark82236280"/><text:alphabetical-index-mark-start text:id="IMark103751432"/>test<text:alphabetical-index-mark-end text:id="IMark103751432"/><text:alphabetical-index-mark-end text:id="IMark82236280"/><text:alphabetical-index-mark-end text:id="IMark102898744"/><text:alphabetical-index-mark-end text:id="IMark98919464"/>s.</text:p>
      <text:h text:style-name="P54" text:outline-level="1"><text:bookmark-start text:name="__RefHeading___Toc6469_1483239106"/><text:span text:style-name="T195">3</text:span>. <text:alphabetical-index-mark-start text:id="IMark97345992"/><text:alphabetical-index-mark-start text:id="IMark92068856"/><text:span text:style-name="T71">Development</text:span><text:bookmark-end text:name="__RefHeading___Toc6469_1483239106"/><text:alphabetical-index-mark-end text:id="IMark92068856"/><text:alphabetical-index-mark-end text:id="IMark97345992"/></text:h>
      <text:p text:style-name="Text_20_body"/>
      <text:h text:style-name="Heading_20_2" text:outline-level="2"><text:bookmark-start text:name="__RefHeading___Toc6772_1483239106"/><text:span text:style-name="T3">3</text:span><text:span text:style-name="T1">.1.</text:span> <text:alphabetical-index-mark-start text:id="IMark97395144"/><text:alphabetical-index-mark-start text:id="IMark82064168"/><text:alphabetical-index-mark-start text:id="IMark94416504"/><text:alphabetical-index-mark-start text:id="IMark95785752"/><text:alphabetical-index-mark-start text:id="IMark95694840"/>AI<text:alphabetical-index-mark-end text:id="IMark95694840"/><text:alphabetical-index-mark-end text:id="IMark95785752"/><text:alphabetical-index-mark-end text:id="IMark94416504"/><text:alphabetical-index-mark-end text:id="IMark82064168"/><text:alphabetical-index-mark-end text:id="IMark97395144"/> <text:alphabetical-index-mark-start text:id="IMark102563992"/><text:alphabetical-index-mark-start text:id="IMark96717032"/><text:alphabetical-index-mark-start text:id="IMark101223976"/><text:alphabetical-index-mark-start text:id="IMark99105928"/><text:alphabetical-index-mark-start text:id="IMark100153864"/>Language<text:alphabetical-index-mark-end text:id="IMark100153864"/><text:alphabetical-index-mark-end text:id="IMark99105928"/><text:alphabetical-index-mark-end text:id="IMark101223976"/><text:alphabetical-index-mark-end text:id="IMark96717032"/><text:alphabetical-index-mark-end text:id="IMark102563992"/> choice<text:bookmark-end text:name="__RefHeading___Toc6772_1483239106"/></text:h>
      <text:p text:style-name="Text_20_body"/>
      <text:p text:style-name="Text_20_body">Originally <text:alphabetical-index-mark-start text:id="IMark77370024"/><text:alphabetical-index-mark-start text:id="IMark105094488"/>development<text:alphabetical-index-mark-end text:id="IMark105094488"/><text:alphabetical-index-mark-end text:id="IMark77370024"/> <text:span text:style-name="T286">of </text:span><text:alphabetical-index-mark-start text:id="IMark79929768"/><text:alphabetical-index-mark-start text:id="IMark101084392"/><text:alphabetical-index-mark-start text:id="IMark82431000"/><text:alphabetical-index-mark-start text:id="IMark101066728"/><text:alphabetical-index-mark-start text:id="IMark93844136"/><text:alphabetical-index-mark-start text:id="IMark97319256"/><text:span text:style-name="T286">DGIII</text:span><text:alphabetical-index-mark-end text:id="IMark97319256"/><text:alphabetical-index-mark-start text:id="IMark94236280"/><text:span text:style-name="T286">AI</text:span><text:alphabetical-index-mark-end text:id="IMark94236280"/><text:alphabetical-index-mark-end text:id="IMark93844136"/><text:alphabetical-index-mark-end text:id="IMark101066728"/><text:alphabetical-index-mark-end text:id="IMark82431000"/><text:alphabetical-index-mark-end text:id="IMark101084392"/><text:alphabetical-index-mark-end text:id="IMark79929768"/><text:span text:style-name="T286"> </text:span>was done around a <text:alphabetical-index-mark-start text:id="IMark93233496"/><text:alphabetical-index-mark-start text:id="IMark93234280"/><text:alphabetical-index-mark-start text:id="IMark96870168"/><text:alphabetical-index-mark-start text:id="IMark100347816"/><text:alphabetical-index-mark-start text:id="IMark94484760"/>Prolog<text:alphabetical-index-mark-end text:id="IMark94484760"/><text:alphabetical-index-mark-end text:id="IMark100347816"/><text:alphabetical-index-mark-end text:id="IMark96870168"/><text:alphabetical-index-mark-end text:id="IMark93234280"/><text:alphabetical-index-mark-end text:id="IMark93233496"/> - <text:alphabetical-index-mark-start text:id="IMark92736376"/><text:alphabetical-index-mark-start text:id="IMark89747000"/><text:alphabetical-index-mark-start text:id="IMark81191544"/><text:alphabetical-index-mark-start text:id="IMark100235480"/>base<text:alphabetical-index-mark-end text:id="IMark100235480"/><text:alphabetical-index-mark-end text:id="IMark81191544"/><text:alphabetical-index-mark-end text:id="IMark89747000"/><text:alphabetical-index-mark-end text:id="IMark92736376"/>d <text:alphabetical-index-mark-start text:id="IMark98980456"/><text:alphabetical-index-mark-start text:id="IMark90597704"/><text:alphabetical-index-mark-start text:id="IMark97371560"/><text:alphabetical-index-mark-start text:id="IMark103109080"/>knowledge<text:alphabetical-index-mark-end text:id="IMark103109080"/><text:alphabetical-index-mark-end text:id="IMark97371560"/><text:alphabetical-index-mark-end text:id="IMark90597704"/><text:alphabetical-index-mark-end text:id="IMark98980456"/> <text:alphabetical-index-mark-start text:id="IMark95415496"/><text:alphabetical-index-mark-start text:id="IMark92686536"/><text:alphabetical-index-mark-start text:id="IMark94945400"/><text:alphabetical-index-mark-start text:id="IMark90587368"/>base<text:alphabetical-index-mark-end text:id="IMark90587368"/><text:alphabetical-index-mark-end text:id="IMark94945400"/><text:alphabetical-index-mark-end text:id="IMark92686536"/><text:alphabetical-index-mark-end text:id="IMark95415496"/>. Also considered <text:span text:style-name="T286">was </text:span><text:alphabetical-index-mark-start text:id="IMark104936856"/><text:alphabetical-index-mark-start text:id="IMark91153320"/><text:alphabetical-index-mark-start text:id="IMark82693144"/><text:alphabetical-index-mark-start text:id="IMark92175848"/><text:alphabetical-index-mark-start text:id="IMark94523176"/>Lisp<text:alphabetical-index-mark-end text:id="IMark94523176"/><text:alphabetical-index-mark-end text:id="IMark92175848"/><text:alphabetical-index-mark-end text:id="IMark82693144"/><text:alphabetical-index-mark-end text:id="IMark91153320"/><text:alphabetical-index-mark-end text:id="IMark104936856"/>. However, <text:alphabetical-index-mark-start text:id="IMark80041864"/><text:alphabetical-index-mark-start text:id="IMark95023704"/><text:alphabetical-index-mark-start text:id="IMark97102232"/><text:alphabetical-index-mark-start text:id="IMark91121016"/><text:alphabetical-index-mark-start text:id="IMark92644712"/>Prolog<text:alphabetical-index-mark-end text:id="IMark92644712"/><text:alphabetical-index-mark-end text:id="IMark91121016"/><text:alphabetical-index-mark-end text:id="IMark97102232"/><text:alphabetical-index-mark-end text:id="IMark95023704"/><text:alphabetical-index-mark-end text:id="IMark80041864"/> <text:span text:style-name="T214">is a very good choice for </text:span><text:alphabetical-index-mark-start text:id="IMark104894680"/><text:alphabetical-index-mark-start text:id="IMark96893224"/><text:alphabetical-index-mark-start text:id="IMark99029432"/><text:alphabetical-index-mark-start text:id="IMark92517144"/><text:alphabetical-index-mark-start text:id="IMark103279944"/><text:span text:style-name="T214">expert</text:span><text:alphabetical-index-mark-end text:id="IMark103279944"/><text:alphabetical-index-mark-end text:id="IMark92517144"/><text:alphabetical-index-mark-end text:id="IMark99029432"/><text:alphabetical-index-mark-end text:id="IMark96893224"/><text:alphabetical-index-mark-end text:id="IMark104894680"/><text:span text:style-name="T214"> </text:span><text:alphabetical-index-mark-start text:id="IMark92641432"/><text:alphabetical-index-mark-start text:id="IMark100665192"/><text:alphabetical-index-mark-start text:id="IMark99668776"/><text:alphabetical-index-mark-start text:id="IMark93148728"/><text:alphabetical-index-mark-start text:id="IMark94077224"/><text:span text:style-name="T214">system</text:span><text:alphabetical-index-mark-end text:id="IMark94077224"/><text:alphabetical-index-mark-end text:id="IMark93148728"/><text:alphabetical-index-mark-end text:id="IMark99668776"/><text:alphabetical-index-mark-end text:id="IMark100665192"/><text:alphabetical-index-mark-end text:id="IMark92641432"/><text:span text:style-name="T214">s but its</text:span> <text:alphabetical-index-mark-start text:id="IMark94204920"/><text:alphabetical-index-mark-start text:id="IMark99351160"/><text:alphabetical-index-mark-start text:id="IMark103522920"/><text:alphabetical-index-mark-start text:id="IMark103107224"/>file<text:alphabetical-index-mark-end text:id="IMark103107224"/><text:alphabetical-index-mark-end text:id="IMark103522920"/><text:alphabetical-index-mark-end text:id="IMark99351160"/><text:alphabetical-index-mark-end text:id="IMark94204920"/>s are <text:span text:style-name="T214">invariably of the </text:span><text:alphabetical-index-mark-start text:id="IMark103576872"/><text:alphabetical-index-mark-start text:id="IMark79121336"/><text:alphabetical-index-mark-start text:id="IMark80175432"/><text:alphabetical-index-mark-start text:id="IMark52996888"/><text:alphabetical-index-mark-start text:id="IMark82259544"/>f<text:alphabetical-index-mark-start text:id="IMark99538600"/>lat<text:alphabetical-index-mark-end text:id="IMark99538600"/><text:alphabetical-index-mark-end text:id="IMark82259544"/><text:alphabetical-index-mark-end text:id="IMark52996888"/><text:alphabetical-index-mark-end text:id="IMark80175432"/><text:alphabetical-index-mark-end text:id="IMark79121336"/><text:alphabetical-index-mark-end text:id="IMark103576872"/> <text:span text:style-name="T214">variety </text:span>and these do not <text:span text:style-name="T287">work</text:span> well for intensive <text:alphabetical-index-mark-start text:id="IMark90665128"/><text:alphabetical-index-mark-start text:id="IMark101057496"/><text:alphabetical-index-mark-start text:id="IMark44952344"/><text:alphabetical-index-mark-start text:id="IMark78554776"/><text:alphabetical-index-mark-start text:id="IMark79225240"/>query<text:alphabetical-index-mark-end text:id="IMark79225240"/><text:alphabetical-index-mark-end text:id="IMark78554776"/><text:alphabetical-index-mark-end text:id="IMark44952344"/><text:alphabetical-index-mark-end text:id="IMark101057496"/><text:alphabetical-index-mark-end text:id="IMark90665128"/>ing: opening and closing such <text:alphabetical-index-mark-start text:id="IMark91255912"/><text:alphabetical-index-mark-start text:id="IMark77325336"/><text:alphabetical-index-mark-start text:id="IMark53003640"/><text:alphabetical-index-mark-start text:id="IMark68171272"/>file<text:alphabetical-index-mark-end text:id="IMark68171272"/><text:alphabetical-index-mark-end text:id="IMark53003640"/><text:alphabetical-index-mark-end text:id="IMark77325336"/><text:alphabetical-index-mark-end text:id="IMark91255912"/>s <text:alphabetical-index-mark-start text:id="IMark52530552"/><text:alphabetical-index-mark-start text:id="IMark81549896"/><text:alphabetical-index-mark-start text:id="IMark95162104"/>con<text:alphabetical-index-mark-start text:id="IMark82799208"/><text:alphabetical-index-mark-start text:id="IMark52906232"/>current<text:alphabetical-index-mark-end text:id="IMark52906232"/><text:alphabetical-index-mark-end text:id="IMark82799208"/><text:alphabetical-index-mark-end text:id="IMark95162104"/><text:alphabetical-index-mark-end text:id="IMark81549896"/><text:alphabetical-index-mark-end text:id="IMark52530552"/>ly often lead to <text:alphabetical-index-mark-start text:id="IMark68848872"/><text:alphabetical-index-mark-start text:id="IMark89918088"/><text:alphabetical-index-mark-start text:id="IMark91164920"/><text:alphabetical-index-mark-start text:id="IMark97403656"/>data<text:alphabetical-index-mark-end text:id="IMark97403656"/><text:alphabetical-index-mark-end text:id="IMark91164920"/><text:alphabetical-index-mark-end text:id="IMark89918088"/><text:alphabetical-index-mark-end text:id="IMark68848872"/> loss. <text:alphabetical-index-mark-start text:id="IMark82681544"/><text:alphabetical-index-mark-start text:id="IMark99534552"/><text:alphabetical-index-mark-start text:id="IMark99532984"/><text:alphabetical-index-mark-start text:id="IMark90948776"/><text:alphabetical-index-mark-start text:id="IMark102517656"/><text:alphabetical-index-mark-start text:id="IMark82648056"/>Re<text:alphabetical-index-mark-start text:id="IMark89804520"/>l<text:alphabetical-index-mark-end text:id="IMark82648056"/>at<text:alphabetical-index-mark-end text:id="IMark89804520"/>ional<text:alphabetical-index-mark-end text:id="IMark102517656"/><text:alphabetical-index-mark-end text:id="IMark90948776"/><text:alphabetical-index-mark-end text:id="IMark99532984"/><text:alphabetical-index-mark-end text:id="IMark99534552"/><text:alphabetical-index-mark-end text:id="IMark82681544"/> <text:alphabetical-index-mark-start text:id="IMark95521224"/><text:alphabetical-index-mark-start text:id="IMark93871304"/><text:alphabetical-index-mark-start text:id="IMark89724776"/><text:alphabetical-index-mark-start text:id="IMark105262296"/><text:alphabetical-index-mark-start text:id="IMark101998888"/><text:alphabetical-index-mark-start text:id="IMark95889656"/><text:alphabetical-index-mark-start text:id="IMark105051000"/><text:alphabetical-index-mark-start text:id="IMark101242216"/><text:alphabetical-index-mark-start text:id="IMark103234296"/>data<text:alphabetical-index-mark-end text:id="IMark103234296"/><text:alphabetical-index-mark-end text:id="IMark101242216"/><text:alphabetical-index-mark-end text:id="IMark105051000"/><text:alphabetical-index-mark-end text:id="IMark95889656"/><text:alphabetical-index-mark-start text:id="IMark101762424"/><text:alphabetical-index-mark-start text:id="IMark104476440"/><text:alphabetical-index-mark-start text:id="IMark104548728"/><text:alphabetical-index-mark-start text:id="IMark104722488"/>base<text:alphabetical-index-mark-end text:id="IMark104722488"/><text:alphabetical-index-mark-end text:id="IMark104548728"/><text:alphabetical-index-mark-end text:id="IMark104476440"/><text:alphabetical-index-mark-end text:id="IMark101762424"/><text:alphabetical-index-mark-end text:id="IMark101998888"/><text:alphabetical-index-mark-end text:id="IMark105262296"/><text:alphabetical-index-mark-end text:id="IMark89724776"/><text:alphabetical-index-mark-end text:id="IMark93871304"/><text:alphabetical-index-mark-end text:id="IMark95521224"/>s on the other hand, take care of <text:alphabetical-index-mark-start text:id="IMark102730104"/><text:alphabetical-index-mark-start text:id="IMark94368104"/><text:alphabetical-index-mark-start text:id="IMark93770296"/><text:alphabetical-index-mark-start text:id="IMark94367320"/>data<text:alphabetical-index-mark-end text:id="IMark94367320"/><text:alphabetical-index-mark-end text:id="IMark93770296"/><text:alphabetical-index-mark-end text:id="IMark94368104"/><text:alphabetical-index-mark-end text:id="IMark102730104"/> integrity and <text:alphabetical-index-mark-start text:id="IMark101833224"/><text:alphabetical-index-mark-start text:id="IMark104288328"/><text:alphabetical-index-mark-start text:id="IMark101831656"/><text:alphabetical-index-mark-start text:id="IMark100941304"/>data<text:alphabetical-index-mark-end text:id="IMark100941304"/><text:alphabetical-index-mark-end text:id="IMark101831656"/><text:alphabetical-index-mark-end text:id="IMark104288328"/><text:alphabetical-index-mark-end text:id="IMark101833224"/> <text:alphabetical-index-mark-start text:id="IMark60681992"/><text:alphabetical-index-mark-start text:id="IMark94093608"/><text:alphabetical-index-mark-start text:id="IMark96013352"/><text:alphabetical-index-mark-start text:id="IMark98139016"/><text:alphabetical-index-mark-start text:id="IMark98843432"/>b<text:alphabetical-index-mark-start text:id="IMark102890328"/><text:alphabetical-index-mark-start text:id="IMark68871944"/>lock<text:alphabetical-index-mark-end text:id="IMark98843432"/><text:alphabetical-index-mark-end text:id="IMark98139016"/><text:alphabetical-index-mark-end text:id="IMark96013352"/><text:alphabetical-index-mark-end text:id="IMark94093608"/><text:alphabetical-index-mark-end text:id="IMark60681992"/>ing<text:alphabetical-index-mark-end text:id="IMark68871944"/><text:alphabetical-index-mark-end text:id="IMark102890328"/> under <text:alphabetical-index-mark-start text:id="IMark97309960"/><text:alphabetical-index-mark-start text:id="IMark89868280"/><text:alphabetical-index-mark-start text:id="IMark97187368"/>con<text:alphabetical-index-mark-start text:id="IMark95522040"/><text:alphabetical-index-mark-start text:id="IMark100545560"/>current<text:alphabetical-index-mark-end text:id="IMark100545560"/><text:alphabetical-index-mark-end text:id="IMark95522040"/><text:alphabetical-index-mark-end text:id="IMark97187368"/><text:alphabetical-index-mark-end text:id="IMark89868280"/><text:alphabetical-index-mark-end text:id="IMark97309960"/> <text:alphabetical-index-mark-start text:id="IMark94625976"/><text:alphabetical-index-mark-start text:id="IMark104331832"/><text:alphabetical-index-mark-start text:id="IMark95284184"/><text:alphabetical-index-mark-start text:id="IMark93771864"/><text:alphabetical-index-mark-start text:id="IMark100611736"/>queries<text:alphabetical-index-mark-end text:id="IMark100611736"/><text:alphabetical-index-mark-end text:id="IMark93771864"/><text:alphabetical-index-mark-end text:id="IMark95284184"/><text:alphabetical-index-mark-end text:id="IMark104331832"/><text:alphabetical-index-mark-end text:id="IMark94625976"/>. </text:p>
      <text:p text:style-name="Text_20_body"/>
      <text:p text:style-name="Text_20_body">In the case of <text:alphabetical-index-mark-start text:id="IMark98421560"/><text:alphabetical-index-mark-start text:id="IMark95995224"/><text:alphabetical-index-mark-start text:id="IMark83524872"/><text:alphabetical-index-mark-start text:id="IMark80479256"/><text:alphabetical-index-mark-start text:id="IMark92440376"/>Lisp<text:alphabetical-index-mark-end text:id="IMark92440376"/><text:alphabetical-index-mark-end text:id="IMark80479256"/><text:alphabetical-index-mark-end text:id="IMark83524872"/><text:alphabetical-index-mark-end text:id="IMark95995224"/><text:alphabetical-index-mark-end text:id="IMark98421560"/>, there are various different flavors of it. <text:alphabetical-index-mark-start text:id="IMark83709144"/><text:alphabetical-index-mark-start text:id="IMark93572760"/><text:alphabetical-index-mark-start text:id="IMark100927464"/><text:alphabetical-index-mark-start text:id="IMark80922584"/><text:alphabetical-index-mark-start text:id="IMark104452904"/>Lisp<text:alphabetical-index-mark-end text:id="IMark104452904"/><text:alphabetical-index-mark-end text:id="IMark80922584"/><text:alphabetical-index-mark-end text:id="IMark100927464"/><text:alphabetical-index-mark-end text:id="IMark93572760"/><text:alphabetical-index-mark-end text:id="IMark83709144"/>, more than a <text:alphabetical-index-mark-start text:id="IMark95459784"/><text:alphabetical-index-mark-start text:id="IMark52523672"/><text:alphabetical-index-mark-start text:id="IMark102747640"/><text:alphabetical-index-mark-start text:id="IMark95812840"/><text:alphabetical-index-mark-start text:id="IMark78963960"/>language<text:alphabetical-index-mark-end text:id="IMark78963960"/><text:alphabetical-index-mark-end text:id="IMark95812840"/><text:alphabetical-index-mark-end text:id="IMark102747640"/><text:alphabetical-index-mark-end text:id="IMark52523672"/><text:alphabetical-index-mark-end text:id="IMark95459784"/>, is a family of <text:alphabetical-index-mark-start text:id="IMark104538616"/><text:alphabetical-index-mark-start text:id="IMark104569608"/><text:alphabetical-index-mark-start text:id="IMark104846664"/><text:alphabetical-index-mark-start text:id="IMark80906632"/><text:alphabetical-index-mark-start text:id="IMark78310136"/>language<text:alphabetical-index-mark-end text:id="IMark78310136"/><text:alphabetical-index-mark-end text:id="IMark80906632"/><text:alphabetical-index-mark-end text:id="IMark104846664"/><text:alphabetical-index-mark-end text:id="IMark104569608"/><text:alphabetical-index-mark-end text:id="IMark104538616"/>s. It s a very good one, but too hard for most <text:alphabetical-index-mark-start text:id="IMark81292632"/><text:alphabetical-index-mark-start text:id="IMark42765224"/><text:alphabetical-index-mark-start text:id="IMark91719592"/><text:alphabetical-index-mark-start text:id="IMark95559832"/><text:alphabetical-index-mark-start text:id="IMark94234312"/>program<text:alphabetical-index-mark-end text:id="IMark94234312"/><text:alphabetical-index-mark-end text:id="IMark95559832"/><text:alphabetical-index-mark-end text:id="IMark91719592"/><text:alphabetical-index-mark-end text:id="IMark42765224"/><text:alphabetical-index-mark-end text:id="IMark81292632"/>mers. Thus, using <text:alphabetical-index-mark-start text:id="IMark94643512"/><text:alphabetical-index-mark-start text:id="IMark91961352"/><text:alphabetical-index-mark-start text:id="IMark95342248"/><text:alphabetical-index-mark-start text:id="IMark80790584"/><text:alphabetical-index-mark-start text:id="IMark96107160"/>Lisp<text:alphabetical-index-mark-end text:id="IMark96107160"/><text:alphabetical-index-mark-end text:id="IMark80790584"/><text:alphabetical-index-mark-end text:id="IMark95342248"/><text:alphabetical-index-mark-end text:id="IMark91961352"/><text:alphabetical-index-mark-end text:id="IMark94643512"/> in any of its two main forms – Common <text:alphabetical-index-mark-start text:id="IMark94974344"/><text:alphabetical-index-mark-start text:id="IMark83190600"/><text:alphabetical-index-mark-start text:id="IMark99844840"/><text:alphabetical-index-mark-start text:id="IMark95546840"/><text:alphabetical-index-mark-start text:id="IMark81509992"/>Lisp<text:alphabetical-index-mark-end text:id="IMark81509992"/><text:alphabetical-index-mark-end text:id="IMark95546840"/><text:alphabetical-index-mark-end text:id="IMark99844840"/><text:alphabetical-index-mark-end text:id="IMark83190600"/><text:alphabetical-index-mark-end text:id="IMark94974344"/> or <text:alphabetical-index-mark-start text:id="IMark93767144"/><text:alphabetical-index-mark-start text:id="IMark83421768"/><text:alphabetical-index-mark-start text:id="IMark81842456"/><text:alphabetical-index-mark-start text:id="IMark45029176"/><text:alphabetical-index-mark-start text:id="IMark93917224"/>Scheme<text:alphabetical-index-mark-end text:id="IMark93917224"/><text:alphabetical-index-mark-end text:id="IMark45029176"/><text:alphabetical-index-mark-end text:id="IMark81842456"/><text:alphabetical-index-mark-end text:id="IMark83421768"/><text:alphabetical-index-mark-end text:id="IMark93767144"/> – would pose a very steep <text:alphabetical-index-mark-start text:id="IMark104319032"/><text:alphabetical-index-mark-start text:id="IMark93508456"/><text:alphabetical-index-mark-start text:id="IMark81204536"/><text:alphabetical-index-mark-start text:id="IMark103683640"/>learn<text:alphabetical-index-mark-end text:id="IMark103683640"/><text:alphabetical-index-mark-end text:id="IMark81204536"/><text:alphabetical-index-mark-end text:id="IMark93508456"/><text:alphabetical-index-mark-end text:id="IMark104319032"/>ing <text:alphabetical-index-mark-start text:id="IMark81458600"/><text:alphabetical-index-mark-start text:id="IMark100572056"/>curve<text:alphabetical-index-mark-end text:id="IMark100572056"/><text:alphabetical-index-mark-end text:id="IMark81458600"/> in addition to the one already present in the case of any <text:alphabetical-index-mark-start text:id="IMark93468984"/><text:alphabetical-index-mark-start text:id="IMark44998664"/><text:alphabetical-index-mark-start text:id="IMark92361160"/><text:alphabetical-index-mark-start text:id="IMark93452296"/><text:alphabetical-index-mark-start text:id="IMark101524232"/>AI<text:alphabetical-index-mark-end text:id="IMark101524232"/><text:alphabetical-index-mark-end text:id="IMark93452296"/><text:alphabetical-index-mark-end text:id="IMark92361160"/><text:alphabetical-index-mark-end text:id="IMark44998664"/><text:alphabetical-index-mark-end text:id="IMark93468984"/> <text:alphabetical-index-mark-start text:id="IMark102290872"/><text:alphabetical-index-mark-start text:id="IMark100059784"/><text:alphabetical-index-mark-start text:id="IMark102026664"/><text:alphabetical-index-mark-start text:id="IMark91094952"/><text:alphabetical-index-mark-start text:id="IMark91270936"/>system<text:alphabetical-index-mark-end text:id="IMark91270936"/><text:alphabetical-index-mark-end text:id="IMark91094952"/><text:alphabetical-index-mark-end text:id="IMark102026664"/><text:alphabetical-index-mark-end text:id="IMark100059784"/><text:alphabetical-index-mark-end text:id="IMark102290872"/>. Plus, <text:alphabetical-index-mark-start text:id="IMark79211752"/><text:alphabetical-index-mark-start text:id="IMark68885864"/><text:alphabetical-index-mark-start text:id="IMark98891656"/><text:alphabetical-index-mark-start text:id="IMark104032536"/><text:alphabetical-index-mark-start text:id="IMark80280968"/>Lisp<text:alphabetical-index-mark-end text:id="IMark80280968"/><text:alphabetical-index-mark-end text:id="IMark104032536"/><text:alphabetical-index-mark-end text:id="IMark98891656"/><text:alphabetical-index-mark-end text:id="IMark68885864"/><text:alphabetical-index-mark-end text:id="IMark79211752"/> <text:span text:style-name="T83">per se</text:span> has the same problem as <text:alphabetical-index-mark-start text:id="IMark93573544"/><text:alphabetical-index-mark-start text:id="IMark101811128"/><text:alphabetical-index-mark-start text:id="IMark92452264"/><text:alphabetical-index-mark-start text:id="IMark82995960"/><text:alphabetical-index-mark-start text:id="IMark35941720"/>Prolog<text:alphabetical-index-mark-end text:id="IMark35941720"/><text:alphabetical-index-mark-end text:id="IMark82995960"/><text:alphabetical-index-mark-end text:id="IMark92452264"/><text:alphabetical-index-mark-end text:id="IMark101811128"/><text:alphabetical-index-mark-end text:id="IMark93573544"/> regarding <text:alphabetical-index-mark-start text:id="IMark97402872"/><text:alphabetical-index-mark-start text:id="IMark100743336"/><text:alphabetical-index-mark-start text:id="IMark79030632"/><text:alphabetical-index-mark-start text:id="IMark93961704"/><text:alphabetical-index-mark-start text:id="IMark77257192"/>f<text:alphabetical-index-mark-start text:id="IMark99057144"/>lat<text:alphabetical-index-mark-end text:id="IMark99057144"/><text:alphabetical-index-mark-end text:id="IMark77257192"/><text:alphabetical-index-mark-end text:id="IMark93961704"/><text:alphabetical-index-mark-end text:id="IMark79030632"/><text:alphabetical-index-mark-end text:id="IMark100743336"/><text:alphabetical-index-mark-end text:id="IMark97402872"/> <text:alphabetical-index-mark-start text:id="IMark91930808"/><text:alphabetical-index-mark-start text:id="IMark96182424"/><text:alphabetical-index-mark-start text:id="IMark94415688"/><text:alphabetical-index-mark-start text:id="IMark104529864"/>file<text:alphabetical-index-mark-end text:id="IMark104529864"/><text:alphabetical-index-mark-end text:id="IMark94415688"/><text:alphabetical-index-mark-end text:id="IMark96182424"/><text:alphabetical-index-mark-end text:id="IMark91930808"/>s, and while both can use to different <text:alphabetical-index-mark-start text:id="IMark84002712"/><text:alphabetical-index-mark-start text:id="IMark80913704"/><text:alphabetical-index-mark-start text:id="IMark91096936"/><text:alphabetical-index-mark-start text:id="IMark95831288"/><text:alphabetical-index-mark-start text:id="IMark103232728"/>level<text:alphabetical-index-mark-end text:id="IMark103232728"/><text:alphabetical-index-mark-end text:id="IMark95831288"/><text:alphabetical-index-mark-end text:id="IMark91096936"/><text:alphabetical-index-mark-end text:id="IMark80913704"/><text:alphabetical-index-mark-end text:id="IMark84002712"/>s of success hooks to <text:alphabetical-index-mark-start text:id="IMark102102472"/><text:alphabetical-index-mark-start text:id="IMark90824584"/><text:alphabetical-index-mark-start text:id="IMark104356296"/><text:alphabetical-index-mark-start text:id="IMark90040312"/><text:alphabetical-index-mark-start text:id="IMark80656456"/>DB<text:alphabetical-index-mark-end text:id="IMark80656456"/><text:alphabetical-index-mark-end text:id="IMark90040312"/><text:alphabetical-index-mark-end text:id="IMark104356296"/><text:alphabetical-index-mark-end text:id="IMark90824584"/><text:alphabetical-index-mark-end text:id="IMark102102472"/> <text:alphabetical-index-mark-start text:id="IMark84374024"/><text:alphabetical-index-mark-start text:id="IMark101657864"/><text:alphabetical-index-mark-start text:id="IMark100703032"/><text:alphabetical-index-mark-start text:id="IMark97212648"/><text:alphabetical-index-mark-start text:id="IMark101253160"/>system<text:alphabetical-index-mark-end text:id="IMark101253160"/><text:alphabetical-index-mark-end text:id="IMark97212648"/><text:alphabetical-index-mark-end text:id="IMark100703032"/><text:alphabetical-index-mark-end text:id="IMark101657864"/><text:alphabetical-index-mark-end text:id="IMark84374024"/>s, tha<text:span text:style-name="T74">t</text:span> adds an additional <text:alphabetical-index-mark-start text:id="IMark105086232"/><text:alphabetical-index-mark-start text:id="IMark90961832"/><text:alphabetical-index-mark-start text:id="IMark67546200"/><text:alphabetical-index-mark-start text:id="IMark91606200"/><text:alphabetical-index-mark-start text:id="IMark44007400"/>layer<text:alphabetical-index-mark-end text:id="IMark44007400"/><text:alphabetical-index-mark-end text:id="IMark91606200"/><text:alphabetical-index-mark-end text:id="IMark67546200"/><text:alphabetical-index-mark-end text:id="IMark90961832"/><text:alphabetical-index-mark-end text:id="IMark105086232"/> of <text:alphabetical-index-mark-start text:id="IMark90845928"/><text:alphabetical-index-mark-start text:id="IMark91271720"/><text:alphabetical-index-mark-start text:id="IMark104467704"/><text:alphabetical-index-mark-start text:id="IMark93985320"/>complex<text:alphabetical-index-mark-end text:id="IMark93985320"/><text:alphabetical-index-mark-end text:id="IMark104467704"/>ity<text:alphabetical-index-mark-end text:id="IMark91271720"/><text:alphabetical-index-mark-end text:id="IMark90845928"/>.</text:p>
      <text:p text:style-name="Text_20_body"/>
      <text:p text:style-name="Text_20_body"><text:alphabetical-index-mark-start text:id="IMark90441464"/><text:alphabetical-index-mark-start text:id="IMark104702392"/><text:alphabetical-index-mark-start text:id="IMark92245144"/><text:alphabetical-index-mark-start text:id="IMark103226648"/><text:alphabetical-index-mark-start text:id="IMark100888248"/>CLIPS<text:alphabetical-index-mark-end text:id="IMark100888248"/><text:alphabetical-index-mark-end text:id="IMark103226648"/><text:alphabetical-index-mark-end text:id="IMark92245144"/><text:alphabetical-index-mark-end text:id="IMark104702392"/><text:alphabetical-index-mark-end text:id="IMark90441464"/><text:span text:style-name="T322">[6.16.]</text:span> was also considered, being it a mature and <text:alphabetical-index-mark-start text:id="IMark93135080"/><text:alphabetical-index-mark-start text:id="IMark98253752"/><text:alphabetical-index-mark-start text:id="IMark102673864"/><text:alphabetical-index-mark-start text:id="IMark91098040"/><text:alphabetical-index-mark-start text:id="IMark93018744"/>time<text:alphabetical-index-mark-end text:id="IMark93018744"/><text:alphabetical-index-mark-end text:id="IMark91098040"/><text:alphabetical-index-mark-end text:id="IMark102673864"/><text:alphabetical-index-mark-end text:id="IMark98253752"/><text:alphabetical-index-mark-end text:id="IMark93135080"/> – proven <text:alphabetical-index-mark-start text:id="IMark97220120"/><text:alphabetical-index-mark-start text:id="IMark97120568"/><text:alphabetical-index-mark-start text:id="IMark93752392"/><text:alphabetical-index-mark-start text:id="IMark92226360"/><text:alphabetical-index-mark-start text:id="IMark103984552"/>expert<text:alphabetical-index-mark-end text:id="IMark103984552"/><text:alphabetical-index-mark-end text:id="IMark92226360"/><text:alphabetical-index-mark-end text:id="IMark93752392"/><text:alphabetical-index-mark-end text:id="IMark97120568"/><text:alphabetical-index-mark-end text:id="IMark97220120"/> <text:alphabetical-index-mark-start text:id="IMark90435352"/><text:alphabetical-index-mark-start text:id="IMark91652232"/><text:alphabetical-index-mark-start text:id="IMark99906216"/><text:alphabetical-index-mark-start text:id="IMark97110216"/><text:alphabetical-index-mark-start text:id="IMark98006072"/>system<text:alphabetical-index-mark-end text:id="IMark98006072"/><text:alphabetical-index-mark-end text:id="IMark97110216"/><text:alphabetical-index-mark-end text:id="IMark99906216"/><text:alphabetical-index-mark-end text:id="IMark91652232"/><text:alphabetical-index-mark-end text:id="IMark90435352"/> framework and <text:alphabetical-index-mark-start text:id="IMark101268920"/><text:alphabetical-index-mark-start text:id="IMark91613176"/><text:alphabetical-index-mark-start text:id="IMark91041256"/><text:alphabetical-index-mark-start text:id="IMark79101544"/><text:alphabetical-index-mark-start text:id="IMark79892024"/>language<text:alphabetical-index-mark-end text:id="IMark79892024"/><text:alphabetical-index-mark-end text:id="IMark79101544"/><text:alphabetical-index-mark-end text:id="IMark91041256"/><text:alphabetical-index-mark-end text:id="IMark91613176"/><text:alphabetical-index-mark-end text:id="IMark101268920"/>. However, it also depends on <text:alphabetical-index-mark-start text:id="IMark90807560"/><text:alphabetical-index-mark-start text:id="IMark99501096"/><text:alphabetical-index-mark-start text:id="IMark91299096"/><text:alphabetical-index-mark-start text:id="IMark91229800"/><text:alphabetical-index-mark-start text:id="IMark99416536"/>f<text:alphabetical-index-mark-start text:id="IMark98256360"/>lat<text:alphabetical-index-mark-end text:id="IMark98256360"/><text:alphabetical-index-mark-end text:id="IMark99416536"/><text:alphabetical-index-mark-end text:id="IMark91229800"/><text:alphabetical-index-mark-end text:id="IMark91299096"/><text:alphabetical-index-mark-end text:id="IMark99501096"/><text:alphabetical-index-mark-end text:id="IMark90807560"/> <text:alphabetical-index-mark-start text:id="IMark92451480"/><text:alphabetical-index-mark-start text:id="IMark95731928"/><text:alphabetical-index-mark-start text:id="IMark101212344"/><text:alphabetical-index-mark-start text:id="IMark94924872"/>file<text:alphabetical-index-mark-end text:id="IMark94924872"/><text:alphabetical-index-mark-end text:id="IMark101212344"/><text:alphabetical-index-mark-end text:id="IMark95731928"/><text:alphabetical-index-mark-end text:id="IMark92451480"/>s that are unsui<text:alphabetical-index-mark-start text:id="IMark94922520"/><text:alphabetical-index-mark-start text:id="IMark94584952"/><text:alphabetical-index-mark-start text:id="IMark100444152"/><text:alphabetical-index-mark-start text:id="IMark90682440"/><text:alphabetical-index-mark-start text:id="IMark94923304"/>table<text:alphabetical-index-mark-end text:id="IMark94923304"/><text:alphabetical-index-mark-end text:id="IMark90682440"/><text:alphabetical-index-mark-end text:id="IMark100444152"/><text:alphabetical-index-mark-end text:id="IMark94584952"/><text:alphabetical-index-mark-end text:id="IMark94922520"/> for the kind of use predicted for <text:alphabetical-index-mark-start text:id="IMark101939976"/><text:alphabetical-index-mark-start text:id="IMark94924088"/><text:alphabetical-index-mark-start text:id="IMark101940760"/><text:alphabetical-index-mark-start text:id="IMark98890872"/><text:alphabetical-index-mark-start text:id="IMark99479016"/><text:alphabetical-index-mark-start text:id="IMark93764472"/>DGIII<text:alphabetical-index-mark-end text:id="IMark93764472"/><text:alphabetical-index-mark-start text:id="IMark102672296"/>AI<text:alphabetical-index-mark-end text:id="IMark102672296"/><text:alphabetical-index-mark-end text:id="IMark99479016"/><text:alphabetical-index-mark-end text:id="IMark98890872"/><text:alphabetical-index-mark-end text:id="IMark101940760"/><text:alphabetical-index-mark-end text:id="IMark94924088"/><text:alphabetical-index-mark-end text:id="IMark101939976"/> and it is <text:alphabetical-index-mark-start text:id="IMark96337464"/><text:alphabetical-index-mark-start text:id="IMark101832440"/><text:alphabetical-index-mark-start text:id="IMark102766792"/><text:alphabetical-index-mark-start text:id="IMark44856968"/>base<text:alphabetical-index-mark-end text:id="IMark44856968"/><text:alphabetical-index-mark-end text:id="IMark102766792"/><text:alphabetical-index-mark-end text:id="IMark101832440"/><text:alphabetical-index-mark-end text:id="IMark96337464"/>d on an especially <text:alphabetical-index-mark-start text:id="IMark90915400"/><text:alphabetical-index-mark-start text:id="IMark100082904"/><text:alphabetical-index-mark-start text:id="IMark79252440"/><text:alphabetical-index-mark-start text:id="IMark93235848"/><text:alphabetical-index-mark-start text:id="IMark90626552"/>design<text:alphabetical-index-mark-end text:id="IMark90626552"/><text:alphabetical-index-mark-end text:id="IMark93235848"/><text:alphabetical-index-mark-end text:id="IMark79252440"/><text:alphabetical-index-mark-end text:id="IMark100082904"/><text:alphabetical-index-mark-end text:id="IMark90915400"/>ed <text:alphabetical-index-mark-start text:id="IMark92386472"/><text:alphabetical-index-mark-start text:id="IMark102673080"/><text:alphabetical-index-mark-start text:id="IMark82994392"/><text:alphabetical-index-mark-start text:id="IMark77296472"/><text:alphabetical-index-mark-start text:id="IMark103563896"/>rule<text:alphabetical-index-mark-end text:id="IMark103563896"/><text:alphabetical-index-mark-end text:id="IMark77296472"/><text:alphabetical-index-mark-end text:id="IMark82994392"/><text:alphabetical-index-mark-end text:id="IMark102673080"/><text:alphabetical-index-mark-end text:id="IMark92386472"/> <text:alphabetical-index-mark-start text:id="IMark103563112"/><text:alphabetical-index-mark-start text:id="IMark90392472"/><text:alphabetical-index-mark-start text:id="IMark51136648"/><text:alphabetical-index-mark-start text:id="IMark98862568"/><text:alphabetical-index-mark-start text:id="IMark98866360"/>language<text:alphabetical-index-mark-end text:id="IMark98866360"/><text:alphabetical-index-mark-end text:id="IMark98862568"/><text:alphabetical-index-mark-end text:id="IMark51136648"/>, <text:alphabetical-index-mark-end text:id="IMark90392472"/><text:alphabetical-index-mark-end text:id="IMark103563112"/>which could complicate future expansion of the <text:alphabetical-index-mark-start text:id="IMark101883720"/><text:alphabetical-index-mark-start text:id="IMark102432440"/><text:alphabetical-index-mark-start text:id="IMark99012504"/><text:alphabetical-index-mark-start text:id="IMark98937784"/><text:alphabetical-index-mark-start text:id="IMark103303144"/><text:alphabetical-index-mark-start text:id="IMark92867144"/><text:alphabetical-index-mark-start text:id="IMark92932744"/><text:alphabetical-index-mark-start text:id="IMark91901736"/><text:alphabetical-index-mark-start text:id="IMark92354456"/><text:alphabetical-index-mark-start text:id="IMark100320264"/>DB<text:alphabetical-index-mark-end text:id="IMark100320264"/><text:alphabetical-index-mark-end text:id="IMark92354456"/><text:alphabetical-index-mark-end text:id="IMark91901736"/><text:alphabetical-index-mark-end text:id="IMark92932744"/><text:alphabetical-index-mark-end text:id="IMark92867144"/>S<text:alphabetical-index-mark-end text:id="IMark103303144"/><text:alphabetical-index-mark-end text:id="IMark98937784"/><text:alphabetical-index-mark-end text:id="IMark99012504"/><text:alphabetical-index-mark-end text:id="IMark102432440"/><text:alphabetical-index-mark-end text:id="IMark101883720"/> or the <text:alphabetical-index-mark-start text:id="IMark102656264"/><text:alphabetical-index-mark-start text:id="IMark90454776"/>development<text:alphabetical-index-mark-end text:id="IMark90454776"/><text:alphabetical-index-mark-end text:id="IMark102656264"/> of <text:alphabetical-index-mark-start text:id="IMark93399992"/>alt<text:alphabetical-index-mark-end text:id="IMark93399992"/>ernative uses such as <text:alphabetical-index-mark-start text:id="IMark92355240"/><text:alphabetical-index-mark-start text:id="IMark92933528"/><text:alphabetical-index-mark-start text:id="IMark90084584"/><text:alphabetical-index-mark-start text:id="IMark90088776"/>data<text:alphabetical-index-mark-end text:id="IMark90088776"/><text:alphabetical-index-mark-end text:id="IMark90084584"/><text:alphabetical-index-mark-end text:id="IMark92933528"/><text:alphabetical-index-mark-end text:id="IMark92355240"/> <text:alphabetical-index-mark-start text:id="IMark90562760"/><text:alphabetical-index-mark-start text:id="IMark90089560"/><text:alphabetical-index-mark-start text:id="IMark92356024"/><text:alphabetical-index-mark-start text:id="IMark101941544"/><text:alphabetical-index-mark-start text:id="IMark99368184"/>link<text:alphabetical-index-mark-end text:id="IMark99368184"/><text:alphabetical-index-mark-end text:id="IMark101941544"/><text:alphabetical-index-mark-end text:id="IMark92356024"/><text:alphabetical-index-mark-end text:id="IMark90089560"/><text:alphabetical-index-mark-end text:id="IMark90562760"/>ing among <text:alphabetical-index-mark-start text:id="IMark102573736"/><text:alphabetical-index-mark-start text:id="IMark94473288"/><text:alphabetical-index-mark-start text:id="IMark99369752"/><text:alphabetical-index-mark-start text:id="IMark98496056"/><text:alphabetical-index-mark-start text:id="IMark102958744"/>module<text:alphabetical-index-mark-end text:id="IMark102958744"/><text:alphabetical-index-mark-end text:id="IMark98496056"/><text:alphabetical-index-mark-end text:id="IMark99369752"/><text:alphabetical-index-mark-end text:id="IMark94473288"/><text:alphabetical-index-mark-end text:id="IMark102573736"/>s.</text:p>
      <text:p text:style-name="Text_20_body"/>
      <text:p text:style-name="Text_20_body">However, <text:alphabetical-index-mark-start text:id="IMark101951512"/><text:alphabetical-index-mark-start text:id="IMark97982056"/><text:alphabetical-index-mark-start text:id="IMark95189976"/><text:alphabetical-index-mark-start text:id="IMark98495272"/><text:alphabetical-index-mark-start text:id="IMark99742440"/>SQL<text:alphabetical-index-mark-end text:id="IMark99742440"/><text:alphabetical-index-mark-end text:id="IMark98495272"/><text:alphabetical-index-mark-end text:id="IMark95189976"/><text:alphabetical-index-mark-end text:id="IMark97982056"/><text:alphabetical-index-mark-end text:id="IMark101951512"/> is essentially a cousin of <text:alphabetical-index-mark-start text:id="IMark94696248"/><text:alphabetical-index-mark-start text:id="IMark101581032"/><text:alphabetical-index-mark-start text:id="IMark98716472"/><text:alphabetical-index-mark-start text:id="IMark93955800"/><text:alphabetical-index-mark-start text:id="IMark92931176"/>Prolog<text:alphabetical-index-mark-end text:id="IMark92931176"/><text:alphabetical-index-mark-end text:id="IMark93955800"/><text:alphabetical-index-mark-end text:id="IMark98716472"/><text:alphabetical-index-mark-end text:id="IMark101581032"/><text:alphabetical-index-mark-end text:id="IMark94696248"/>. They were intended to <text:alphabetical-index-mark-start text:id="IMark80849656"/>sol<text:alphabetical-index-mark-end text:id="IMark80849656"/>ve similar problems at some point during their <text:alphabetical-index-mark-start text:id="IMark80990440"/><text:alphabetical-index-mark-start text:id="IMark81665432"/>development<text:alphabetical-index-mark-end text:id="IMark81665432"/><text:alphabetical-index-mark-end text:id="IMark80990440"/>, and both be<text:alphabetical-index-mark-start text:id="IMark93272136"/>lon<text:alphabetical-index-mark-end text:id="IMark93272136"/>g to the family of <text:alphabetical-index-mark-start text:id="IMark100280872"/><text:alphabetical-index-mark-start text:id="IMark91937208"/><text:alphabetical-index-mark-start text:id="IMark102148392"/><text:alphabetical-index-mark-start text:id="IMark103471768"/><text:alphabetical-index-mark-start text:id="IMark92669192"/>logic<text:alphabetical-index-mark-end text:id="IMark92669192"/><text:alphabetical-index-mark-end text:id="IMark103471768"/><text:alphabetical-index-mark-end text:id="IMark102148392"/><text:alphabetical-index-mark-end text:id="IMark91937208"/><text:alphabetical-index-mark-end text:id="IMark100280872"/>al <text:alphabetical-index-mark-start text:id="IMark94366536"/><text:alphabetical-index-mark-start text:id="IMark95404200"/><text:alphabetical-index-mark-start text:id="IMark91816216"/><text:alphabetical-index-mark-start text:id="IMark79369064"/><text:alphabetical-index-mark-start text:id="IMark96905400"/>language<text:alphabetical-index-mark-end text:id="IMark96905400"/><text:alphabetical-index-mark-end text:id="IMark79369064"/><text:alphabetical-index-mark-end text:id="IMark91816216"/><text:alphabetical-index-mark-end text:id="IMark95404200"/><text:alphabetical-index-mark-end text:id="IMark94366536"/>s. In other words, it is essentially possible to <text:alphabetical-index-mark-start text:id="IMark95533144"/>sol<text:alphabetical-index-mark-end text:id="IMark95533144"/>ve with <text:alphabetical-index-mark-start text:id="IMark98218632"/><text:alphabetical-index-mark-start text:id="IMark95439272"/><text:alphabetical-index-mark-start text:id="IMark95997960"/><text:alphabetical-index-mark-start text:id="IMark105123560"/><text:alphabetical-index-mark-start text:id="IMark100350728"/>SQL<text:alphabetical-index-mark-end text:id="IMark100350728"/><text:alphabetical-index-mark-end text:id="IMark105123560"/><text:alphabetical-index-mark-end text:id="IMark95997960"/><text:alphabetical-index-mark-end text:id="IMark95439272"/><text:alphabetical-index-mark-end text:id="IMark98218632"/> all the problems that can be <text:alphabetical-index-mark-start text:id="IMark102706808"/>sol<text:alphabetical-index-mark-end text:id="IMark102706808"/>ved with <text:alphabetical-index-mark-start text:id="IMark80035048"/><text:alphabetical-index-mark-start text:id="IMark96144472"/><text:alphabetical-index-mark-start text:id="IMark100145832"/><text:alphabetical-index-mark-start text:id="IMark99666776"/><text:alphabetical-index-mark-start text:id="IMark105136008"/>Prolog<text:alphabetical-index-mark-end text:id="IMark105136008"/><text:alphabetical-index-mark-end text:id="IMark99666776"/><text:alphabetical-index-mark-end text:id="IMark100145832"/><text:alphabetical-index-mark-end text:id="IMark96144472"/><text:alphabetical-index-mark-end text:id="IMark80035048"/>.</text:p>
      <text:p text:style-name="Text_20_body"/>
      <text:p text:style-name="Text_20_body">Since <text:alphabetical-index-mark-start text:id="IMark92431560"/><text:alphabetical-index-mark-start text:id="IMark77928232"/><text:alphabetical-index-mark-start text:id="IMark101993528"/><text:alphabetical-index-mark-start text:id="IMark82522376"/><text:alphabetical-index-mark-start text:id="IMark96200408"/><text:alphabetical-index-mark-start text:id="IMark93210008"/>DGIII<text:alphabetical-index-mark-end text:id="IMark93210008"/><text:alphabetical-index-mark-start text:id="IMark103042616"/>AI<text:alphabetical-index-mark-end text:id="IMark103042616"/><text:alphabetical-index-mark-end text:id="IMark96200408"/><text:alphabetical-index-mark-end text:id="IMark82522376"/><text:alphabetical-index-mark-end text:id="IMark101993528"/><text:alphabetical-index-mark-end text:id="IMark77928232"/><text:alphabetical-index-mark-end text:id="IMark92431560"/> uses <text:alphabetical-index-mark-start text:id="IMark89832600"/><text:alphabetical-index-mark-start text:id="IMark103266376"/><text:alphabetical-index-mark-start text:id="IMark97929656"/><text:alphabetical-index-mark-start text:id="IMark96085720"/><text:alphabetical-index-mark-start text:id="IMark93533256"/>Sqlite3<text:alphabetical-index-mark-end text:id="IMark93533256"/><text:alphabetical-index-mark-end text:id="IMark96085720"/><text:alphabetical-index-mark-end text:id="IMark97929656"/><text:alphabetical-index-mark-end text:id="IMark103266376"/><text:alphabetical-index-mark-end text:id="IMark89832600"/>, the <text:alphabetical-index-mark-start text:id="IMark96365592"/><text:alphabetical-index-mark-start text:id="IMark105298184"/><text:alphabetical-index-mark-start text:id="IMark103985336"/><text:alphabetical-index-mark-start text:id="IMark92398008"/><text:alphabetical-index-mark-start text:id="IMark97279160"/>version<text:alphabetical-index-mark-end text:id="IMark97279160"/><text:alphabetical-index-mark-end text:id="IMark92398008"/><text:alphabetical-index-mark-end text:id="IMark103985336"/><text:alphabetical-index-mark-end text:id="IMark105298184"/><text:alphabetical-index-mark-end text:id="IMark96365592"/> of <text:alphabetical-index-mark-start text:id="IMark91045000"/><text:alphabetical-index-mark-start text:id="IMark102276984"/><text:alphabetical-index-mark-start text:id="IMark89879832"/><text:alphabetical-index-mark-start text:id="IMark80621032"/><text:alphabetical-index-mark-start text:id="IMark67384216"/>SQL<text:alphabetical-index-mark-end text:id="IMark67384216"/><text:alphabetical-index-mark-end text:id="IMark80621032"/><text:alphabetical-index-mark-end text:id="IMark89879832"/><text:alphabetical-index-mark-end text:id="IMark102276984"/><text:alphabetical-index-mark-end text:id="IMark91045000"/> used here corresponds to the <text:alphabetical-index-mark-start text:id="IMark90809912"/><text:alphabetical-index-mark-start text:id="IMark84066504"/><text:alphabetical-index-mark-start text:id="IMark104420200"/><text:alphabetical-index-mark-start text:id="IMark95252776"/><text:alphabetical-index-mark-start text:id="IMark105227592"/>Sqlite3<text:alphabetical-index-mark-end text:id="IMark105227592"/><text:alphabetical-index-mark-end text:id="IMark95252776"/><text:alphabetical-index-mark-end text:id="IMark104420200"/><text:alphabetical-index-mark-end text:id="IMark84066504"/><text:alphabetical-index-mark-end text:id="IMark90809912"/> dialect, which is not totally compatible to <text:alphabetical-index-mark-start text:id="IMark94918632"/><text:alphabetical-index-mark-start text:id="IMark104874120"/><text:alphabetical-index-mark-start text:id="IMark100127384"/><text:alphabetical-index-mark-start text:id="IMark99900968"/><text:alphabetical-index-mark-start text:id="IMark102215576"/><text:span text:style-name="T279">SQL</text:span><text:alphabetical-index-mark-end text:id="IMark102215576"/><text:alphabetical-index-mark-end text:id="IMark99900968"/><text:alphabetical-index-mark-end text:id="IMark100127384"/><text:alphabetical-index-mark-end text:id="IMark104874120"/><text:alphabetical-index-mark-end text:id="IMark94918632"/><text:span text:style-name="T279"> </text:span><text:alphabetical-index-mark-start text:id="IMark95341464"/><text:alphabetical-index-mark-start text:id="IMark97236648"/><text:alphabetical-index-mark-start text:id="IMark105219864"/><text:alphabetical-index-mark-start text:id="IMark82600440"/><text:alphabetical-index-mark-start text:id="IMark104686440"/><text:span text:style-name="T279">ISO</text:span><text:alphabetical-index-mark-end text:id="IMark104686440"/><text:alphabetical-index-mark-end text:id="IMark82600440"/><text:alphabetical-index-mark-end text:id="IMark105219864"/><text:alphabetical-index-mark-end text:id="IMark97236648"/><text:alphabetical-index-mark-end text:id="IMark95341464"/><text:span text:style-name="T279">/</text:span><text:alphabetical-index-mark-start text:id="IMark96103880"/><text:alphabetical-index-mark-start text:id="IMark89957912"/><text:alphabetical-index-mark-start text:id="IMark90029304"/><text:alphabetical-index-mark-start text:id="IMark95563192"/><text:alphabetical-index-mark-start text:id="IMark105219080"/><text:span text:style-name="T279">IEC</text:span><text:alphabetical-index-mark-end text:id="IMark105219080"/><text:alphabetical-index-mark-end text:id="IMark95563192"/><text:alphabetical-index-mark-end text:id="IMark90029304"/><text:alphabetical-index-mark-end text:id="IMark89957912"/><text:alphabetical-index-mark-end text:id="IMark96103880"/><text:span text:style-name="T279"> (</text:span><text:alphabetical-index-mark-start text:id="IMark105211352"/><text:alphabetical-index-mark-start text:id="IMark105287704"/><text:alphabetical-index-mark-start text:id="IMark105235320"/><text:alphabetical-index-mark-start text:id="IMark105169928"/><text:alphabetical-index-mark-start text:id="IMark105190264"/><text:span text:style-name="T279">ANSI</text:span><text:alphabetical-index-mark-end text:id="IMark105190264"/><text:alphabetical-index-mark-end text:id="IMark105169928"/><text:alphabetical-index-mark-end text:id="IMark105235320"/><text:alphabetical-index-mark-end text:id="IMark105287704"/><text:alphabetical-index-mark-end text:id="IMark105211352"/><text:span text:style-name="T279">) </text:span><text:alphabetical-index-mark-start text:id="IMark105200744"/><text:alphabetical-index-mark-start text:id="IMark105288488"/><text:alphabetical-index-mark-start text:id="IMark105279976"/><text:alphabetical-index-mark-start text:id="IMark93470552"/><text:alphabetical-index-mark-start text:id="IMark96142120"/><text:span text:style-name="T279">standard</text:span><text:alphabetical-index-mark-end text:id="IMark96142120"/><text:alphabetical-index-mark-end text:id="IMark93470552"/><text:alphabetical-index-mark-end text:id="IMark105279976"/><text:alphabetical-index-mark-end text:id="IMark105288488"/><text:alphabetical-index-mark-end text:id="IMark105200744"/><text:span text:style-name="T279">s</text:span><text:span text:style-name="T324">[6.9.]</text:span>. However, <text:alphabetical-index-mark-start text:id="IMark103847208"/><text:alphabetical-index-mark-start text:id="IMark95340680"/><text:alphabetical-index-mark-start text:id="IMark81205320"/><text:alphabetical-index-mark-start text:id="IMark105250760"/><text:alphabetical-index-mark-start text:id="IMark105316520"/><text:alphabetical-index-mark-start text:id="IMark96735400"/><text:span text:style-name="T226">DGIII</text:span><text:alphabetical-index-mark-end text:id="IMark96735400"/><text:alphabetical-index-mark-start text:id="IMark79111192"/><text:span text:style-name="T226">AI</text:span><text:alphabetical-index-mark-end text:id="IMark79111192"/><text:alphabetical-index-mark-end text:id="IMark105316520"/><text:alphabetical-index-mark-end text:id="IMark105250760"/><text:alphabetical-index-mark-end text:id="IMark81205320"/><text:alphabetical-index-mark-end text:id="IMark95340680"/><text:alphabetical-index-mark-end text:id="IMark103847208"/> follow<text:span text:style-name="T225">s</text:span> <text:alphabetical-index-mark-start text:id="IMark100751544"/><text:alphabetical-index-mark-start text:id="IMark78397816"/><text:alphabetical-index-mark-start text:id="IMark97188936"/><text:alphabetical-index-mark-start text:id="IMark105191832"/><text:alphabetical-index-mark-start text:id="IMark97417672"/>standard<text:alphabetical-index-mark-end text:id="IMark97417672"/><text:alphabetical-index-mark-end text:id="IMark105191832"/><text:alphabetical-index-mark-end text:id="IMark97188936"/><text:alphabetical-index-mark-end text:id="IMark78397816"/><text:alphabetical-index-mark-end text:id="IMark100751544"/> <text:alphabetical-index-mark-start text:id="IMark97204008"/><text:alphabetical-index-mark-start text:id="IMark82240984"/><text:alphabetical-index-mark-start text:id="IMark81401624"/><text:alphabetical-index-mark-start text:id="IMark81291064"/><text:alphabetical-index-mark-start text:id="IMark79139624"/>SQL<text:alphabetical-index-mark-end text:id="IMark79139624"/><text:alphabetical-index-mark-end text:id="IMark81291064"/><text:alphabetical-index-mark-end text:id="IMark81401624"/><text:alphabetical-index-mark-end text:id="IMark82240984"/><text:alphabetical-index-mark-end text:id="IMark97204008"/> practices <text:span text:style-name="T226">as much as possible</text:span> because for whatever reason, this project in the future or other <text:alphabetical-index-mark-start text:id="IMark80833656"/>re<text:alphabetical-index-mark-start text:id="IMark79104264"/>l<text:alphabetical-index-mark-end text:id="IMark80833656"/>at<text:alphabetical-index-mark-end text:id="IMark79104264"/>ed projects might r<text:alphabetical-index-mark-start text:id="IMark82079864"/>equ<text:alphabetical-index-mark-end text:id="IMark82079864"/>ire a shift to a different <text:alphabetical-index-mark-start text:id="IMark97500200"/><text:alphabetical-index-mark-start text:id="IMark79286520"/><text:alphabetical-index-mark-start text:id="IMark98496840"/><text:alphabetical-index-mark-start text:id="IMark68170488"/><text:alphabetical-index-mark-start text:id="IMark79089480"/><text:alphabetical-index-mark-start text:id="IMark81991064"/><text:alphabetical-index-mark-start text:id="IMark67883272"/><text:alphabetical-index-mark-start text:id="IMark89979000"/><text:alphabetical-index-mark-start text:id="IMark96908536"/><text:alphabetical-index-mark-start text:id="IMark80172200"/><text:alphabetical-index-mark-start text:id="IMark96087032"/><text:alphabetical-index-mark-start text:id="IMark99632504"/><text:alphabetical-index-mark-start text:id="IMark90866712"/><text:alphabetical-index-mark-start text:id="IMark97091496"/><text:alphabetical-index-mark-start text:id="IMark96994200"/>R<text:alphabetical-index-mark-start text:id="IMark97076040"/><text:alphabetical-index-mark-start text:id="IMark97045256"/><text:alphabetical-index-mark-start text:id="IMark97048392"/><text:alphabetical-index-mark-start text:id="IMark97093064"/><text:alphabetical-index-mark-start text:id="IMark97052056"/>DB<text:alphabetical-index-mark-end text:id="IMark97052056"/><text:alphabetical-index-mark-end text:id="IMark97093064"/><text:alphabetical-index-mark-end text:id="IMark97048392"/><text:alphabetical-index-mark-end text:id="IMark97045256"/><text:alphabetical-index-mark-end text:id="IMark97076040"/><text:alphabetical-index-mark-end text:id="IMark96994200"/><text:alphabetical-index-mark-end text:id="IMark97091496"/><text:alphabetical-index-mark-end text:id="IMark90866712"/><text:alphabetical-index-mark-end text:id="IMark99632504"/><text:alphabetical-index-mark-end text:id="IMark96087032"/><text:alphabetical-index-mark-end text:id="IMark80172200"/><text:alphabetical-index-mark-end text:id="IMark96908536"/><text:alphabetical-index-mark-end text:id="IMark89979000"/><text:alphabetical-index-mark-end text:id="IMark67883272"/><text:alphabetical-index-mark-end text:id="IMark81991064"/>MS<text:alphabetical-index-mark-end text:id="IMark79089480"/><text:alphabetical-index-mark-end text:id="IMark68170488"/><text:alphabetical-index-mark-end text:id="IMark98496840"/><text:alphabetical-index-mark-end text:id="IMark79286520"/><text:alphabetical-index-mark-end text:id="IMark97500200"/> such as <text:alphabetical-index-mark-start text:id="IMark97054280"/><text:alphabetical-index-mark-start text:id="IMark97050488"/><text:alphabetical-index-mark-start text:id="IMark105307224"/><text:alphabetical-index-mark-start text:id="IMark96945480"/><text:alphabetical-index-mark-start text:id="IMark97046040"/>My<text:alphabetical-index-mark-start text:id="IMark97220904"/>SQL<text:alphabetical-index-mark-end text:id="IMark97220904"/><text:alphabetical-index-mark-end text:id="IMark97046040"/><text:alphabetical-index-mark-end text:id="IMark96945480"/><text:alphabetical-index-mark-end text:id="IMark105307224"/><text:alphabetical-index-mark-end text:id="IMark97050488"/><text:alphabetical-index-mark-end text:id="IMark97054280"/><text:span text:style-name="T325">[6.14.]</text:span>. </text:p>
      <text:p text:style-name="Text_20_body"/>
      <text:p text:style-name="Text_20_body">In <text:alphabetical-index-mark-start text:id="IMark60624584"/><text:alphabetical-index-mark-start text:id="IMark96842280"/><text:alphabetical-index-mark-start text:id="IMark97174152"/><text:alphabetical-index-mark-start text:id="IMark97774232"/><text:alphabetical-index-mark-start text:id="IMark99368968"/>order<text:alphabetical-index-mark-end text:id="IMark99368968"/><text:alphabetical-index-mark-end text:id="IMark97774232"/><text:alphabetical-index-mark-end text:id="IMark97174152"/><text:alphabetical-index-mark-end text:id="IMark96842280"/><text:alphabetical-index-mark-end text:id="IMark60624584"/> to avoid unexpected ob<text:alphabetical-index-mark-start text:id="IMark97221688"/>sol<text:alphabetical-index-mark-end text:id="IMark97221688"/>escence it is better to play on the conservative side. <text:alphabetical-index-mark-start text:id="IMark97182008"/><text:alphabetical-index-mark-start text:id="IMark97211080"/><text:alphabetical-index-mark-start text:id="IMark97044472"/><text:alphabetical-index-mark-start text:id="IMark97228504"/><text:alphabetical-index-mark-start text:id="IMark97209512"/>Install<text:alphabetical-index-mark-end text:id="IMark97209512"/><text:alphabetical-index-mark-end text:id="IMark97228504"/><text:alphabetical-index-mark-end text:id="IMark97044472"/><text:alphabetical-index-mark-end text:id="IMark97211080"/><text:alphabetical-index-mark-end text:id="IMark97182008"/>ing a brand new <text:alphabetical-index-mark-start text:id="IMark97247096"/><text:alphabetical-index-mark-start text:id="IMark97183576"/><text:alphabetical-index-mark-start text:id="IMark97253256"/><text:alphabetical-index-mark-start text:id="IMark94992456"/><text:alphabetical-index-mark-start text:id="IMark97047608"/><text:alphabetical-index-mark-start text:id="IMark96860872"/><text:alphabetical-index-mark-start text:id="IMark97395928"/><text:alphabetical-index-mark-start text:id="IMark104210840"/><text:alphabetical-index-mark-start text:id="IMark79089064"/><text:alphabetical-index-mark-start text:id="IMark104373992"/><text:alphabetical-index-mark-start text:id="IMark104768536"/><text:alphabetical-index-mark-start text:id="IMark99669560"/><text:alphabetical-index-mark-start text:id="IMark96392472"/><text:alphabetical-index-mark-start text:id="IMark92365864"/><text:alphabetical-index-mark-start text:id="IMark80136712"/>R<text:alphabetical-index-mark-start text:id="IMark102444328"/><text:alphabetical-index-mark-start text:id="IMark97416888"/><text:alphabetical-index-mark-start text:id="IMark96156440"/><text:alphabetical-index-mark-start text:id="IMark79924344"/><text:alphabetical-index-mark-start text:id="IMark103005320"/>DB<text:alphabetical-index-mark-end text:id="IMark103005320"/><text:alphabetical-index-mark-end text:id="IMark79924344"/><text:alphabetical-index-mark-end text:id="IMark96156440"/><text:alphabetical-index-mark-end text:id="IMark97416888"/><text:alphabetical-index-mark-end text:id="IMark102444328"/><text:alphabetical-index-mark-end text:id="IMark80136712"/><text:alphabetical-index-mark-end text:id="IMark92365864"/><text:alphabetical-index-mark-end text:id="IMark96392472"/><text:alphabetical-index-mark-end text:id="IMark99669560"/><text:alphabetical-index-mark-end text:id="IMark104768536"/><text:alphabetical-index-mark-end text:id="IMark104373992"/><text:alphabetical-index-mark-end text:id="IMark79089064"/><text:alphabetical-index-mark-end text:id="IMark104210840"/><text:alphabetical-index-mark-end text:id="IMark97395928"/><text:alphabetical-index-mark-end text:id="IMark96860872"/>MS<text:alphabetical-index-mark-end text:id="IMark97047608"/><text:alphabetical-index-mark-end text:id="IMark94992456"/><text:alphabetical-index-mark-end text:id="IMark97253256"/><text:alphabetical-index-mark-end text:id="IMark97183576"/><text:alphabetical-index-mark-end text:id="IMark97247096"/> on a <text:alphabetical-index-mark-start text:id="IMark96243224"/><text:alphabetical-index-mark-start text:id="IMark80817512"/>computer<text:alphabetical-index-mark-end text:id="IMark80817512"/><text:alphabetical-index-mark-end text:id="IMark96243224"/> <text:alphabetical-index-mark-start text:id="IMark104850936"/><text:alphabetical-index-mark-start text:id="IMark93885736"/><text:alphabetical-index-mark-start text:id="IMark100557464"/><text:alphabetical-index-mark-start text:id="IMark81509208"/><text:alphabetical-index-mark-start text:id="IMark97726632"/>system<text:alphabetical-index-mark-end text:id="IMark97726632"/><text:alphabetical-index-mark-end text:id="IMark81509208"/><text:alphabetical-index-mark-end text:id="IMark100557464"/><text:alphabetical-index-mark-end text:id="IMark93885736"/><text:alphabetical-index-mark-end text:id="IMark104850936"/>, while not trivial as in the case of most software <text:alphabetical-index-mark-start text:id="IMark77623240"/><text:alphabetical-index-mark-start text:id="IMark44823832"/><text:alphabetical-index-mark-start text:id="IMark94883464"/><text:alphabetical-index-mark-start text:id="IMark98596856"/><text:alphabetical-index-mark-start text:id="IMark90023512"/>system<text:alphabetical-index-mark-end text:id="IMark90023512"/><text:alphabetical-index-mark-end text:id="IMark98596856"/><text:alphabetical-index-mark-end text:id="IMark94883464"/><text:alphabetical-index-mark-end text:id="IMark44823832"/><text:alphabetical-index-mark-end text:id="IMark77623240"/>s, <text:soft-page-break/>can be done. The problem starts when you want to make sure that the <text:alphabetical-index-mark-start text:id="IMark96047800"/><text:alphabetical-index-mark-start text:id="IMark97886520"/><text:alphabetical-index-mark-start text:id="IMark80646152"/><text:alphabetical-index-mark-start text:id="IMark93545272"/><text:alphabetical-index-mark-start text:id="IMark93996840"/>SQL<text:alphabetical-index-mark-end text:id="IMark93996840"/><text:alphabetical-index-mark-end text:id="IMark93545272"/><text:alphabetical-index-mark-end text:id="IMark80646152"/><text:alphabetical-index-mark-end text:id="IMark97886520"/><text:alphabetical-index-mark-end text:id="IMark96047800"/> <text:alphabetical-index-mark-start text:id="IMark68761144"/><text:alphabetical-index-mark-start text:id="IMark96242440"/><text:alphabetical-index-mark-start text:id="IMark93112488"/>code<text:alphabetical-index-mark-end text:id="IMark93112488"/><text:alphabetical-index-mark-end text:id="IMark96242440"/><text:alphabetical-index-mark-end text:id="IMark68761144"/> used with the prior p<text:alphabetical-index-mark-start text:id="IMark104049112"/>lat<text:alphabetical-index-mark-end text:id="IMark104049112"/>form works fine with the new one. </text:p>
      <text:p text:style-name="Text_20_body"/>
      <text:p text:style-name="Text_20_body">Every <text:alphabetical-index-mark-start text:id="IMark95565544"/><text:alphabetical-index-mark-start text:id="IMark60623800"/><text:alphabetical-index-mark-start text:id="IMark44793992"/><text:alphabetical-index-mark-start text:id="IMark60609000"/><text:alphabetical-index-mark-start text:id="IMark83928408"/><text:alphabetical-index-mark-start text:id="IMark89854680"/><text:alphabetical-index-mark-start text:id="IMark78562936"/><text:alphabetical-index-mark-start text:id="IMark80983464"/><text:alphabetical-index-mark-start text:id="IMark91223720"/><text:alphabetical-index-mark-start text:id="IMark92737160"/><text:alphabetical-index-mark-start text:id="IMark89770296"/><text:alphabetical-index-mark-start text:id="IMark99290936"/><text:alphabetical-index-mark-start text:id="IMark102918520"/><text:alphabetical-index-mark-start text:id="IMark101523448"/><text:alphabetical-index-mark-start text:id="IMark84003528"/>R<text:alphabetical-index-mark-start text:id="IMark98097816"/><text:alphabetical-index-mark-start text:id="IMark104230376"/><text:alphabetical-index-mark-start text:id="IMark90377880"/><text:alphabetical-index-mark-start text:id="IMark95070600"/><text:alphabetical-index-mark-start text:id="IMark90311096"/>DB<text:alphabetical-index-mark-end text:id="IMark90311096"/><text:alphabetical-index-mark-end text:id="IMark95070600"/><text:alphabetical-index-mark-end text:id="IMark90377880"/><text:alphabetical-index-mark-end text:id="IMark104230376"/><text:alphabetical-index-mark-end text:id="IMark98097816"/><text:alphabetical-index-mark-end text:id="IMark84003528"/><text:alphabetical-index-mark-end text:id="IMark101523448"/><text:alphabetical-index-mark-end text:id="IMark102918520"/><text:alphabetical-index-mark-end text:id="IMark99290936"/><text:alphabetical-index-mark-end text:id="IMark89770296"/><text:alphabetical-index-mark-end text:id="IMark92737160"/><text:alphabetical-index-mark-end text:id="IMark91223720"/><text:alphabetical-index-mark-end text:id="IMark80983464"/><text:alphabetical-index-mark-end text:id="IMark78562936"/><text:alphabetical-index-mark-end text:id="IMark89854680"/>MS<text:alphabetical-index-mark-end text:id="IMark83928408"/><text:alphabetical-index-mark-end text:id="IMark60609000"/><text:alphabetical-index-mark-end text:id="IMark44793992"/><text:alphabetical-index-mark-end text:id="IMark60623800"/><text:alphabetical-index-mark-end text:id="IMark95565544"/> on the market has its own quirks <text:s/>regarding <text:alphabetical-index-mark-start text:id="IMark82105832"/><text:alphabetical-index-mark-start text:id="IMark90667880"/><text:alphabetical-index-mark-start text:id="IMark81630696"/><text:alphabetical-index-mark-start text:id="IMark91903208"/><text:alphabetical-index-mark-start text:id="IMark97366712"/>SQL<text:alphabetical-index-mark-end text:id="IMark97366712"/><text:alphabetical-index-mark-end text:id="IMark91903208"/><text:alphabetical-index-mark-end text:id="IMark81630696"/><text:alphabetical-index-mark-end text:id="IMark90667880"/><text:alphabetical-index-mark-end text:id="IMark82105832"/> <text:alphabetical-index-mark-start text:id="IMark67705240"/><text:alphabetical-index-mark-start text:id="IMark91965400"/><text:alphabetical-index-mark-start text:id="IMark98867928"/><text:alphabetical-index-mark-start text:id="IMark68711848"/><text:alphabetical-index-mark-start text:id="IMark104468488"/><text:span text:style-name="T279">ISO</text:span><text:alphabetical-index-mark-end text:id="IMark104468488"/><text:alphabetical-index-mark-end text:id="IMark68711848"/><text:alphabetical-index-mark-end text:id="IMark98867928"/><text:alphabetical-index-mark-end text:id="IMark91965400"/><text:alphabetical-index-mark-end text:id="IMark67705240"/><text:span text:style-name="T279">/</text:span><text:alphabetical-index-mark-start text:id="IMark93686520"/><text:alphabetical-index-mark-start text:id="IMark96802584"/><text:alphabetical-index-mark-start text:id="IMark90943928"/><text:alphabetical-index-mark-start text:id="IMark81700136"/><text:alphabetical-index-mark-start text:id="IMark78414264"/><text:span text:style-name="T279">IEC</text:span><text:alphabetical-index-mark-end text:id="IMark78414264"/><text:alphabetical-index-mark-end text:id="IMark81700136"/><text:alphabetical-index-mark-end text:id="IMark90943928"/><text:alphabetical-index-mark-end text:id="IMark96802584"/><text:alphabetical-index-mark-end text:id="IMark93686520"/><text:span text:style-name="T279"> </text:span><text:alphabetical-index-mark-start text:id="IMark81507864"/><text:alphabetical-index-mark-start text:id="IMark95464344"/><text:alphabetical-index-mark-start text:id="IMark93383800"/><text:alphabetical-index-mark-start text:id="IMark96867816"/><text:alphabetical-index-mark-start text:id="IMark96188776"/>standard<text:alphabetical-index-mark-end text:id="IMark96188776"/><text:alphabetical-index-mark-end text:id="IMark96867816"/><text:alphabetical-index-mark-end text:id="IMark93383800"/><text:alphabetical-index-mark-end text:id="IMark95464344"/><text:alphabetical-index-mark-end text:id="IMark81507864"/>s so it is very unlikely that such a change would take place without any hassle, but by following <text:alphabetical-index-mark-start text:id="IMark97345208"/><text:alphabetical-index-mark-start text:id="IMark105124344"/><text:alphabetical-index-mark-start text:id="IMark97317688"/><text:alphabetical-index-mark-start text:id="IMark94334312"/><text:alphabetical-index-mark-start text:id="IMark105048648"/>standard<text:alphabetical-index-mark-end text:id="IMark105048648"/><text:alphabetical-index-mark-end text:id="IMark94334312"/><text:alphabetical-index-mark-end text:id="IMark97317688"/><text:alphabetical-index-mark-end text:id="IMark105124344"/><text:alphabetical-index-mark-end text:id="IMark97345208"/> practices bugs derived from <text:alphabetical-index-mark-start text:id="IMark90840904"/><text:alphabetical-index-mark-start text:id="IMark105130504"/><text:alphabetical-index-mark-start text:id="IMark79647528"/><text:alphabetical-index-mark-start text:id="IMark104475656"/>difference<text:alphabetical-index-mark-end text:id="IMark104475656"/><text:alphabetical-index-mark-end text:id="IMark79647528"/><text:alphabetical-index-mark-end text:id="IMark105130504"/><text:alphabetical-index-mark-end text:id="IMark90840904"/>s in dialects might be <text:alphabetical-index-mark-start text:id="IMark104498536"/>min<text:alphabetical-index-mark-end text:id="IMark104498536"/>imized as much as possible.</text:p>
      <text:p text:style-name="Text_20_body"/>
      <text:p text:style-name="Text_20_body"/>
      <text:h text:style-name="Heading_20_2" text:outline-level="2"><text:bookmark-start text:name="__RefHeading___Toc6774_1483239106"/><text:span text:style-name="T3">3</text:span><text:span text:style-name="T1">.2.</text:span> <text:alphabetical-index-mark-start text:id="IMark102231032"/><text:alphabetical-index-mark-start text:id="IMark104701608"/><text:alphabetical-index-mark-start text:id="IMark104711720"/><text:alphabetical-index-mark-start text:id="IMark79644952"/><text:alphabetical-index-mark-start text:id="IMark80303736"/>Data<text:alphabetical-index-mark-start text:id="IMark104795688"/><text:alphabetical-index-mark-start text:id="IMark104364824"/><text:alphabetical-index-mark-start text:id="IMark91429064"/><text:alphabetical-index-mark-start text:id="IMark97386632"/>base<text:alphabetical-index-mark-end text:id="IMark97386632"/><text:alphabetical-index-mark-end text:id="IMark91429064"/><text:alphabetical-index-mark-end text:id="IMark104364824"/><text:alphabetical-index-mark-end text:id="IMark104795688"/><text:alphabetical-index-mark-end text:id="IMark80303736"/><text:alphabetical-index-mark-end text:id="IMark79644952"/><text:alphabetical-index-mark-end text:id="IMark104711720"/><text:alphabetical-index-mark-end text:id="IMark104701608"/><text:alphabetical-index-mark-end text:id="IMark102231032"/> choice<text:bookmark-end text:name="__RefHeading___Toc6774_1483239106"/></text:h>
      <text:p text:style-name="Text_20_body"/>
      <text:p text:style-name="Text_20_body">On a personal note, I consider <text:alphabetical-index-mark-start text:id="IMark96148360"/><text:alphabetical-index-mark-start text:id="IMark104170760"/><text:alphabetical-index-mark-start text:id="IMark91542904"/><text:alphabetical-index-mark-start text:id="IMark95731144"/><text:alphabetical-index-mark-start text:id="IMark92052200"/>Prolog<text:alphabetical-index-mark-end text:id="IMark92052200"/><text:alphabetical-index-mark-end text:id="IMark95731144"/><text:alphabetical-index-mark-end text:id="IMark91542904"/><text:alphabetical-index-mark-end text:id="IMark104170760"/><text:alphabetical-index-mark-end text:id="IMark96148360"/> to be more e<text:alphabetical-index-mark-start text:id="IMark95955112"/>leg<text:alphabetical-index-mark-end text:id="IMark95955112"/>ant and easy to use, but <text:alphabetical-index-mark-start text:id="IMark95879400"/><text:alphabetical-index-mark-start text:id="IMark94335128"/><text:alphabetical-index-mark-start text:id="IMark104590376"/><text:alphabetical-index-mark-start text:id="IMark81408568"/><text:alphabetical-index-mark-start text:id="IMark81287928"/>SQL<text:alphabetical-index-mark-end text:id="IMark81287928"/><text:alphabetical-index-mark-end text:id="IMark81408568"/><text:alphabetical-index-mark-end text:id="IMark104590376"/><text:alphabetical-index-mark-end text:id="IMark94335128"/><text:alphabetical-index-mark-end text:id="IMark95879400"/> and <text:alphabetical-index-mark-start text:id="IMark82081432"/><text:alphabetical-index-mark-start text:id="IMark89936952"/><text:alphabetical-index-mark-start text:id="IMark83996360"/><text:alphabetical-index-mark-start text:id="IMark44082136"/><text:alphabetical-index-mark-start text:id="IMark82426744"/><text:alphabetical-index-mark-start text:id="IMark83547672"/><text:alphabetical-index-mark-start text:id="IMark90743512"/><text:alphabetical-index-mark-start text:id="IMark80836792"/><text:alphabetical-index-mark-start text:id="IMark84010488"/><text:alphabetical-index-mark-start text:id="IMark91023176"/><text:alphabetical-index-mark-start text:id="IMark83580168"/><text:alphabetical-index-mark-start text:id="IMark80283208"/><text:alphabetical-index-mark-start text:id="IMark80646936"/><text:alphabetical-index-mark-start text:id="IMark80698168"/><text:alphabetical-index-mark-start text:id="IMark90007560"/>R<text:alphabetical-index-mark-start text:id="IMark80182424"/><text:alphabetical-index-mark-start text:id="IMark80099512"/><text:alphabetical-index-mark-start text:id="IMark102898744"/><text:alphabetical-index-mark-start text:id="IMark98919464"/><text:alphabetical-index-mark-start text:id="IMark82236280"/>DB<text:alphabetical-index-mark-end text:id="IMark82236280"/><text:alphabetical-index-mark-end text:id="IMark98919464"/><text:alphabetical-index-mark-end text:id="IMark102898744"/><text:alphabetical-index-mark-end text:id="IMark80099512"/><text:alphabetical-index-mark-end text:id="IMark80182424"/><text:alphabetical-index-mark-end text:id="IMark90007560"/><text:alphabetical-index-mark-end text:id="IMark80698168"/><text:alphabetical-index-mark-end text:id="IMark80646936"/><text:alphabetical-index-mark-end text:id="IMark80283208"/><text:alphabetical-index-mark-end text:id="IMark83580168"/><text:alphabetical-index-mark-end text:id="IMark91023176"/><text:alphabetical-index-mark-end text:id="IMark84010488"/><text:alphabetical-index-mark-end text:id="IMark80836792"/><text:alphabetical-index-mark-end text:id="IMark90743512"/><text:alphabetical-index-mark-end text:id="IMark83547672"/>MS<text:alphabetical-index-mark-end text:id="IMark82426744"/><text:alphabetical-index-mark-end text:id="IMark44082136"/><text:alphabetical-index-mark-end text:id="IMark83996360"/><text:alphabetical-index-mark-end text:id="IMark89936952"/><text:alphabetical-index-mark-end text:id="IMark82081432"/> offer a sound <text:alphabetical-index-mark-start text:id="IMark103751432"/><text:alphabetical-index-mark-start text:id="IMark100659832"/>construct<text:alphabetical-index-mark-end text:id="IMark100659832"/><text:alphabetical-index-mark-end text:id="IMark103751432"/>ion <text:alphabetical-index-mark-start text:id="IMark99217592"/><text:alphabetical-index-mark-start text:id="IMark43407288"/><text:alphabetical-index-mark-start text:id="IMark93756776"/><text:alphabetical-index-mark-start text:id="IMark91005832"/>base<text:alphabetical-index-mark-end text:id="IMark91005832"/><text:alphabetical-index-mark-end text:id="IMark93756776"/><text:alphabetical-index-mark-end text:id="IMark43407288"/><text:alphabetical-index-mark-end text:id="IMark99217592"/>d on <text:alphabetical-index-mark-start text:id="IMark100660616"/><text:alphabetical-index-mark-start text:id="IMark97354792"/><text:alphabetical-index-mark-start text:id="IMark103092296"/><text:alphabetical-index-mark-start text:id="IMark91011464"/><text:alphabetical-index-mark-start text:id="IMark90628408"/><text:alphabetical-index-mark-start text:id="IMark67704456"/>re<text:alphabetical-index-mark-start text:id="IMark81870376"/>l<text:alphabetical-index-mark-end text:id="IMark67704456"/>at<text:alphabetical-index-mark-end text:id="IMark81870376"/>ional<text:alphabetical-index-mark-end text:id="IMark90628408"/><text:alphabetical-index-mark-end text:id="IMark91011464"/><text:alphabetical-index-mark-end text:id="IMark103092296"/><text:alphabetical-index-mark-end text:id="IMark97354792"/><text:alphabetical-index-mark-end text:id="IMark100660616"/> <text:alphabetical-index-mark-start text:id="IMark100102712"/><text:alphabetical-index-mark-start text:id="IMark90821960"/><text:alphabetical-index-mark-start text:id="IMark96247928"/><text:alphabetical-index-mark-start text:id="IMark94640200"/><text:alphabetical-index-mark-start text:id="IMark80823768"/>algebra<text:alphabetical-index-mark-end text:id="IMark80823768"/><text:alphabetical-index-mark-end text:id="IMark94640200"/><text:alphabetical-index-mark-end text:id="IMark96247928"/><text:alphabetical-index-mark-end text:id="IMark90821960"/><text:alphabetical-index-mark-end text:id="IMark100102712"/>, meaning that any properly-<text:alphabetical-index-mark-start text:id="IMark94608744"/><text:alphabetical-index-mark-start text:id="IMark102147608"/><text:alphabetical-index-mark-start text:id="IMark101173928"/><text:alphabetical-index-mark-start text:id="IMark95815464"/><text:alphabetical-index-mark-start text:id="IMark96448840"/>design<text:alphabetical-index-mark-end text:id="IMark96448840"/><text:alphabetical-index-mark-end text:id="IMark95815464"/><text:alphabetical-index-mark-end text:id="IMark101173928"/><text:alphabetical-index-mark-end text:id="IMark102147608"/><text:alphabetical-index-mark-end text:id="IMark94608744"/>ed <text:alphabetical-index-mark-start text:id="IMark101186840"/><text:alphabetical-index-mark-start text:id="IMark101487000"/><text:alphabetical-index-mark-start text:id="IMark102081944"/><text:alphabetical-index-mark-start text:id="IMark95761656"/><text:alphabetical-index-mark-start text:id="IMark102216392"/><text:alphabetical-index-mark-start text:id="IMark100859752"/><text:alphabetical-index-mark-start text:id="IMark100757144"/><text:alphabetical-index-mark-start text:id="IMark98156232"/><text:alphabetical-index-mark-start text:id="IMark96155576"/><text:alphabetical-index-mark-start text:id="IMark79987528"/>R<text:alphabetical-index-mark-start text:id="IMark80516104"/><text:alphabetical-index-mark-start text:id="IMark100280088"/><text:alphabetical-index-mark-start text:id="IMark89968392"/><text:alphabetical-index-mark-start text:id="IMark100025880"/><text:alphabetical-index-mark-start text:id="IMark93327016"/>DB<text:alphabetical-index-mark-end text:id="IMark93327016"/><text:alphabetical-index-mark-end text:id="IMark100025880"/><text:alphabetical-index-mark-end text:id="IMark89968392"/><text:alphabetical-index-mark-end text:id="IMark100280088"/><text:alphabetical-index-mark-end text:id="IMark80516104"/><text:alphabetical-index-mark-end text:id="IMark79987528"/><text:alphabetical-index-mark-end text:id="IMark96155576"/><text:alphabetical-index-mark-end text:id="IMark98156232"/><text:alphabetical-index-mark-end text:id="IMark100757144"/><text:alphabetical-index-mark-end text:id="IMark100859752"/><text:alphabetical-index-mark-end text:id="IMark102216392"/><text:alphabetical-index-mark-end text:id="IMark95761656"/><text:alphabetical-index-mark-end text:id="IMark102081944"/><text:alphabetical-index-mark-end text:id="IMark101487000"/><text:alphabetical-index-mark-end text:id="IMark101186840"/> pr<text:alphabetical-index-mark-start text:id="IMark101185528"/>ecl<text:alphabetical-index-mark-end text:id="IMark101185528"/>udes <text:alphabetical-index-mark-start text:id="IMark81726840"/><text:alphabetical-index-mark-start text:id="IMark80170632"/><text:alphabetical-index-mark-start text:id="IMark82204200"/><text:alphabetical-index-mark-start text:id="IMark95024520"/>data<text:alphabetical-index-mark-end text:id="IMark95024520"/><text:alphabetical-index-mark-end text:id="IMark82204200"/><text:alphabetical-index-mark-end text:id="IMark80170632"/><text:alphabetical-index-mark-end text:id="IMark81726840"/> loss and, as <text:alphabetical-index-mark-start text:id="IMark94875464"/><text:alphabetical-index-mark-start text:id="IMark97666040"/><text:alphabetical-index-mark-start text:id="IMark94564040"/><text:alphabetical-index-mark-start text:id="IMark97601144"/><text:alphabetical-index-mark-start text:id="IMark97347560"/>Prolog<text:alphabetical-index-mark-end text:id="IMark97347560"/><text:alphabetical-index-mark-end text:id="IMark97601144"/><text:alphabetical-index-mark-end text:id="IMark94564040"/><text:alphabetical-index-mark-end text:id="IMark97666040"/><text:alphabetical-index-mark-end text:id="IMark94875464"/> does, could be used to <text:alphabetical-index-mark-start text:id="IMark91006648"/><text:alphabetical-index-mark-start text:id="IMark92068856"/><text:alphabetical-index-mark-start text:id="IMark97345992"/><text:alphabetical-index-mark-start text:id="IMark105060824"/><text:alphabetical-index-mark-start text:id="IMark79646744"/>manage<text:alphabetical-index-mark-end text:id="IMark79646744"/><text:alphabetical-index-mark-end text:id="IMark105060824"/><text:alphabetical-index-mark-end text:id="IMark97345992"/><text:alphabetical-index-mark-end text:id="IMark92068856"/><text:alphabetical-index-mark-end text:id="IMark91006648"/> an <text:alphabetical-index-mark-start text:id="IMark52508872"/><text:alphabetical-index-mark-start text:id="IMark101174712"/><text:alphabetical-index-mark-start text:id="IMark96717032"/><text:alphabetical-index-mark-start text:id="IMark102563992"/><text:alphabetical-index-mark-start text:id="IMark101223976"/>AI<text:alphabetical-index-mark-end text:id="IMark101223976"/><text:alphabetical-index-mark-end text:id="IMark102563992"/><text:alphabetical-index-mark-end text:id="IMark96717032"/><text:alphabetical-index-mark-end text:id="IMark101174712"/><text:alphabetical-index-mark-end text:id="IMark52508872"/> <text:alphabetical-index-mark-start text:id="IMark99105928"/><text:alphabetical-index-mark-start text:id="IMark100153864"/><text:alphabetical-index-mark-start text:id="IMark97395144"/><text:alphabetical-index-mark-start text:id="IMark82064168"/><text:alphabetical-index-mark-start text:id="IMark94416504"/>system<text:alphabetical-index-mark-end text:id="IMark94416504"/><text:alphabetical-index-mark-end text:id="IMark82064168"/><text:alphabetical-index-mark-end text:id="IMark97395144"/><text:alphabetical-index-mark-end text:id="IMark100153864"/><text:alphabetical-index-mark-end text:id="IMark99105928"/>.</text:p>
      <text:p text:style-name="Text_20_body"/>
      <text:p text:style-name="Text_20_body">Moreover: since <text:alphabetical-index-mark-start text:id="IMark89995640"/><text:alphabetical-index-mark-start text:id="IMark103702840"/><text:alphabetical-index-mark-start text:id="IMark60672952"/><text:alphabetical-index-mark-start text:id="IMark101991176"/><text:alphabetical-index-mark-start text:id="IMark101930024"/><text:alphabetical-index-mark-start text:id="IMark95534712"/><text:alphabetical-index-mark-start text:id="IMark82980504"/>Orbit<text:alphabetical-index-mark-end text:id="IMark82980504"/><text:alphabetical-index-mark-end text:id="IMark95534712"/>er<text:alphabetical-index-mark-end text:id="IMark101930024"/><text:alphabetical-index-mark-end text:id="IMark101991176"/><text:alphabetical-index-mark-end text:id="IMark60672952"/><text:alphabetical-index-mark-end text:id="IMark103702840"/><text:alphabetical-index-mark-end text:id="IMark89995640"/> has been written in <text:alphabetical-index-mark-start text:id="IMark81252296"/><text:alphabetical-index-mark-start text:id="IMark97043688"/><text:alphabetical-index-mark-start text:id="IMark60651960"/><text:alphabetical-index-mark-start text:id="IMark94447576"/><text:alphabetical-index-mark-start text:id="IMark101666120"/>C++<text:alphabetical-index-mark-end text:id="IMark101666120"/><text:alphabetical-index-mark-end text:id="IMark94447576"/><text:alphabetical-index-mark-end text:id="IMark60651960"/><text:alphabetical-index-mark-end text:id="IMark97043688"/><text:alphabetical-index-mark-end text:id="IMark81252296"/> and there are several <text:alphabetical-index-mark-start text:id="IMark97128296"/><text:alphabetical-index-mark-start text:id="IMark91220712"/><text:alphabetical-index-mark-start text:id="IMark97104584"/><text:alphabetical-index-mark-start text:id="IMark91225288"/><text:alphabetical-index-mark-start text:id="IMark80535640"/>libraries<text:alphabetical-index-mark-end text:id="IMark80535640"/><text:alphabetical-index-mark-end text:id="IMark91225288"/><text:alphabetical-index-mark-end text:id="IMark97104584"/><text:alphabetical-index-mark-end text:id="IMark91220712"/><text:alphabetical-index-mark-end text:id="IMark97128296"/> that can be used to <text:alphabetical-index-mark-start text:id="IMark83534168"/><text:alphabetical-index-mark-start text:id="IMark97467720"/><text:alphabetical-index-mark-start text:id="IMark97362520"/><text:alphabetical-index-mark-start text:id="IMark96198056"/><text:alphabetical-index-mark-start text:id="IMark80828952"/>connect<text:alphabetical-index-mark-end text:id="IMark80828952"/><text:alphabetical-index-mark-end text:id="IMark96198056"/><text:alphabetical-index-mark-end text:id="IMark97362520"/><text:alphabetical-index-mark-end text:id="IMark97467720"/><text:alphabetical-index-mark-end text:id="IMark83534168"/> <text:alphabetical-index-mark-start text:id="IMark84276856"/><text:alphabetical-index-mark-start text:id="IMark83913336"/><text:alphabetical-index-mark-start text:id="IMark82425960"/><text:alphabetical-index-mark-start text:id="IMark67450120"/><text:alphabetical-index-mark-start text:id="IMark97309176"/>C++<text:alphabetical-index-mark-end text:id="IMark97309176"/><text:alphabetical-index-mark-end text:id="IMark67450120"/><text:alphabetical-index-mark-end text:id="IMark82425960"/><text:alphabetical-index-mark-end text:id="IMark83913336"/><text:alphabetical-index-mark-end text:id="IMark84276856"/> <text:alphabetical-index-mark-start text:id="IMark80108808"/><text:alphabetical-index-mark-start text:id="IMark78262200"/><text:alphabetical-index-mark-start text:id="IMark90753672"/><text:alphabetical-index-mark-start text:id="IMark80138280"/><text:alphabetical-index-mark-start text:id="IMark90742728"/>program<text:alphabetical-index-mark-end text:id="IMark90742728"/><text:alphabetical-index-mark-end text:id="IMark80138280"/><text:alphabetical-index-mark-end text:id="IMark90753672"/><text:alphabetical-index-mark-end text:id="IMark78262200"/><text:alphabetical-index-mark-end text:id="IMark80108808"/>s to any major <text:alphabetical-index-mark-start text:id="IMark82206552"/><text:alphabetical-index-mark-start text:id="IMark90949560"/><text:alphabetical-index-mark-start text:id="IMark89843944"/><text:alphabetical-index-mark-start text:id="IMark98127208"/><text:alphabetical-index-mark-start text:id="IMark100052808"/><text:alphabetical-index-mark-start text:id="IMark92200936"/><text:alphabetical-index-mark-start text:id="IMark77370024"/><text:alphabetical-index-mark-start text:id="IMark105094488"/><text:alphabetical-index-mark-start text:id="IMark100887464"/><text:alphabetical-index-mark-start text:id="IMark97319256"/>R<text:alphabetical-index-mark-start text:id="IMark79929768"/><text:alphabetical-index-mark-start text:id="IMark101084392"/><text:alphabetical-index-mark-start text:id="IMark82431000"/><text:alphabetical-index-mark-start text:id="IMark101066728"/><text:alphabetical-index-mark-start text:id="IMark93844136"/>DB<text:alphabetical-index-mark-end text:id="IMark93844136"/><text:alphabetical-index-mark-end text:id="IMark101066728"/><text:alphabetical-index-mark-end text:id="IMark82431000"/><text:alphabetical-index-mark-end text:id="IMark101084392"/><text:alphabetical-index-mark-end text:id="IMark79929768"/><text:alphabetical-index-mark-end text:id="IMark97319256"/><text:alphabetical-index-mark-end text:id="IMark100887464"/><text:alphabetical-index-mark-end text:id="IMark105094488"/><text:alphabetical-index-mark-end text:id="IMark77370024"/><text:alphabetical-index-mark-end text:id="IMark92200936"/><text:alphabetical-index-mark-end text:id="IMark100052808"/><text:alphabetical-index-mark-end text:id="IMark98127208"/><text:alphabetical-index-mark-end text:id="IMark89843944"/><text:alphabetical-index-mark-end text:id="IMark90949560"/><text:alphabetical-index-mark-end text:id="IMark82206552"/> in a much easier way than <text:alphabetical-index-mark-start text:id="IMark94236280"/><text:alphabetical-index-mark-start text:id="IMark95415496"/><text:alphabetical-index-mark-start text:id="IMark92686536"/><text:alphabetical-index-mark-start text:id="IMark94945400"/><text:alphabetical-index-mark-start text:id="IMark90587368"/>Prolog<text:alphabetical-index-mark-end text:id="IMark90587368"/><text:alphabetical-index-mark-end text:id="IMark94945400"/><text:alphabetical-index-mark-end text:id="IMark92686536"/><text:alphabetical-index-mark-end text:id="IMark95415496"/><text:alphabetical-index-mark-end text:id="IMark94236280"/> <text:alphabetical-index-mark-start text:id="IMark98980456"/><text:alphabetical-index-mark-start text:id="IMark90597704"/><text:alphabetical-index-mark-start text:id="IMark97371560"/><text:alphabetical-index-mark-start text:id="IMark103109080"/><text:alphabetical-index-mark-start text:id="IMark92736376"/>system<text:alphabetical-index-mark-end text:id="IMark92736376"/><text:alphabetical-index-mark-end text:id="IMark103109080"/><text:alphabetical-index-mark-end text:id="IMark97371560"/><text:alphabetical-index-mark-end text:id="IMark90597704"/><text:alphabetical-index-mark-end text:id="IMark98980456"/>s, an <text:alphabetical-index-mark-start text:id="IMark89747000"/><text:alphabetical-index-mark-start text:id="IMark81191544"/><text:alphabetical-index-mark-start text:id="IMark100235480"/><text:alphabetical-index-mark-start text:id="IMark93233496"/><text:alphabetical-index-mark-start text:id="IMark93234280"/><text:alphabetical-index-mark-start text:id="IMark96870168"/><text:alphabetical-index-mark-start text:id="IMark100347816"/><text:alphabetical-index-mark-start text:id="IMark94484760"/><text:alphabetical-index-mark-start text:id="IMark101314856"/><text:alphabetical-index-mark-start text:id="IMark80041864"/>R<text:alphabetical-index-mark-start text:id="IMark95023704"/><text:alphabetical-index-mark-start text:id="IMark97102232"/><text:alphabetical-index-mark-start text:id="IMark91121016"/><text:alphabetical-index-mark-start text:id="IMark92644712"/><text:alphabetical-index-mark-start text:id="IMark104936856"/>DB<text:alphabetical-index-mark-end text:id="IMark104936856"/><text:alphabetical-index-mark-end text:id="IMark92644712"/><text:alphabetical-index-mark-end text:id="IMark91121016"/><text:alphabetical-index-mark-end text:id="IMark97102232"/><text:alphabetical-index-mark-end text:id="IMark95023704"/><text:alphabetical-index-mark-end text:id="IMark80041864"/><text:alphabetical-index-mark-end text:id="IMark101314856"/><text:alphabetical-index-mark-end text:id="IMark94484760"/><text:alphabetical-index-mark-end text:id="IMark100347816"/><text:alphabetical-index-mark-end text:id="IMark96870168"/><text:alphabetical-index-mark-end text:id="IMark93234280"/><text:alphabetical-index-mark-end text:id="IMark93233496"/><text:alphabetical-index-mark-end text:id="IMark100235480"/><text:alphabetical-index-mark-end text:id="IMark81191544"/><text:alphabetical-index-mark-end text:id="IMark89747000"/> could be combined with <text:alphabetical-index-mark-start text:id="IMark91153320"/><text:alphabetical-index-mark-start text:id="IMark82693144"/><text:alphabetical-index-mark-start text:id="IMark92175848"/><text:alphabetical-index-mark-start text:id="IMark94523176"/><text:alphabetical-index-mark-start text:id="IMark104894680"/>C++<text:alphabetical-index-mark-end text:id="IMark104894680"/><text:alphabetical-index-mark-end text:id="IMark94523176"/><text:alphabetical-index-mark-end text:id="IMark92175848"/><text:alphabetical-index-mark-end text:id="IMark82693144"/><text:alphabetical-index-mark-end text:id="IMark91153320"/> to provide a new route for expansion of <text:alphabetical-index-mark-start text:id="IMark96893224"/><text:alphabetical-index-mark-start text:id="IMark99029432"/><text:alphabetical-index-mark-start text:id="IMark92517144"/><text:alphabetical-index-mark-start text:id="IMark103279944"/><text:alphabetical-index-mark-start text:id="IMark92641432"/>module<text:alphabetical-index-mark-end text:id="IMark92641432"/><text:alphabetical-index-mark-end text:id="IMark103279944"/><text:alphabetical-index-mark-end text:id="IMark92517144"/><text:alphabetical-index-mark-end text:id="IMark99029432"/><text:alphabetical-index-mark-end text:id="IMark96893224"/>s and capabilities for <text:alphabetical-index-mark-start text:id="IMark100665192"/><text:alphabetical-index-mark-start text:id="IMark99668776"/><text:alphabetical-index-mark-start text:id="IMark93148728"/><text:alphabetical-index-mark-start text:id="IMark94077224"/><text:alphabetical-index-mark-start text:id="IMark94204920"/>OSFS<text:alphabetical-index-mark-end text:id="IMark94204920"/><text:alphabetical-index-mark-end text:id="IMark94077224"/><text:alphabetical-index-mark-end text:id="IMark93148728"/><text:alphabetical-index-mark-end text:id="IMark99668776"/><text:alphabetical-index-mark-end text:id="IMark100665192"/>.</text:p>
      <text:p text:style-name="Text_20_body"/>
      <text:p text:style-name="Text_20_body">On these assumptions <text:span text:style-name="T280">it was </text:span>consider<text:span text:style-name="T280">ed</text:span> how to adapt <text:alphabetical-index-mark-start text:id="IMark103576872"/><text:alphabetical-index-mark-start text:id="IMark79121336"/><text:alphabetical-index-mark-start text:id="IMark80175432"/><text:alphabetical-index-mark-start text:id="IMark52996888"/><text:alphabetical-index-mark-start text:id="IMark82259544"/><text:alphabetical-index-mark-start text:id="IMark99538600"/><text:alphabetical-index-mark-start text:id="IMark101615560"/><text:alphabetical-index-mark-start text:id="IMark96405640"/><text:alphabetical-index-mark-start text:id="IMark104331832"/><text:alphabetical-index-mark-start text:id="IMark94625976"/>R<text:alphabetical-index-mark-start text:id="IMark95284184"/><text:alphabetical-index-mark-start text:id="IMark93771864"/><text:alphabetical-index-mark-start text:id="IMark100611736"/><text:alphabetical-index-mark-start text:id="IMark97309960"/><text:alphabetical-index-mark-start text:id="IMark89868280"/>DB<text:alphabetical-index-mark-end text:id="IMark89868280"/><text:alphabetical-index-mark-end text:id="IMark97309960"/><text:alphabetical-index-mark-end text:id="IMark100611736"/><text:alphabetical-index-mark-end text:id="IMark93771864"/><text:alphabetical-index-mark-end text:id="IMark95284184"/><text:alphabetical-index-mark-end text:id="IMark94625976"/><text:alphabetical-index-mark-end text:id="IMark104331832"/><text:alphabetical-index-mark-end text:id="IMark96405640"/><text:alphabetical-index-mark-end text:id="IMark101615560"/><text:alphabetical-index-mark-end text:id="IMark99538600"/><text:alphabetical-index-mark-end text:id="IMark82259544"/><text:alphabetical-index-mark-end text:id="IMark52996888"/><text:alphabetical-index-mark-end text:id="IMark80175432"/><text:alphabetical-index-mark-end text:id="IMark79121336"/><text:alphabetical-index-mark-end text:id="IMark103576872"/> and <text:alphabetical-index-mark-start text:id="IMark97187368"/><text:alphabetical-index-mark-start text:id="IMark95522040"/><text:alphabetical-index-mark-start text:id="IMark100545560"/><text:alphabetical-index-mark-start text:id="IMark102890328"/><text:alphabetical-index-mark-start text:id="IMark68871944"/>C++<text:alphabetical-index-mark-end text:id="IMark68871944"/><text:alphabetical-index-mark-end text:id="IMark102890328"/><text:alphabetical-index-mark-end text:id="IMark100545560"/><text:alphabetical-index-mark-end text:id="IMark95522040"/><text:alphabetical-index-mark-end text:id="IMark97187368"/> to produce a true <text:alphabetical-index-mark-start text:id="IMark60681992"/><text:alphabetical-index-mark-start text:id="IMark94093608"/><text:alphabetical-index-mark-start text:id="IMark96013352"/><text:alphabetical-index-mark-start text:id="IMark98139016"/><text:alphabetical-index-mark-start text:id="IMark98843432"/>KB<text:alphabetical-index-mark-end text:id="IMark98843432"/><text:alphabetical-index-mark-end text:id="IMark98139016"/><text:alphabetical-index-mark-end text:id="IMark96013352"/><text:alphabetical-index-mark-end text:id="IMark94093608"/><text:alphabetical-index-mark-end text:id="IMark60681992"/> and <text:alphabetical-index-mark-start text:id="IMark101833224"/><text:alphabetical-index-mark-start text:id="IMark104288328"/><text:alphabetical-index-mark-start text:id="IMark101831656"/><text:alphabetical-index-mark-start text:id="IMark100941304"/><text:alphabetical-index-mark-start text:id="IMark102730104"/><text:alphabetical-index-mark-start text:id="IMark94368104"/>AI<text:alphabetical-index-mark-end text:id="IMark94368104"/>E<text:alphabetical-index-mark-end text:id="IMark102730104"/><text:alphabetical-index-mark-end text:id="IMark100941304"/><text:alphabetical-index-mark-end text:id="IMark101831656"/><text:alphabetical-index-mark-end text:id="IMark104288328"/><text:alphabetical-index-mark-end text:id="IMark101833224"/>.</text:p>
      <text:p text:style-name="Text_20_body"/>
      <text:p text:style-name="Text_20_body"><text:span text:style-name="T75">First </text:span><text:alphabetical-index-mark-start text:id="IMark93871304"/><text:alphabetical-index-mark-start text:id="IMark89724776"/><text:alphabetical-index-mark-start text:id="IMark105262296"/><text:alphabetical-index-mark-start text:id="IMark101998888"/><text:alphabetical-index-mark-start text:id="IMark101762424"/>My<text:alphabetical-index-mark-start text:id="IMark104476440"/>SQL<text:alphabetical-index-mark-end text:id="IMark104476440"/><text:alphabetical-index-mark-end text:id="IMark101762424"/><text:alphabetical-index-mark-end text:id="IMark101998888"/><text:alphabetical-index-mark-end text:id="IMark105262296"/><text:alphabetical-index-mark-end text:id="IMark89724776"/><text:alphabetical-index-mark-end text:id="IMark93871304"/> <text:alphabetical-index-mark-start text:id="IMark104548728"/><text:alphabetical-index-mark-start text:id="IMark104722488"/><text:alphabetical-index-mark-start text:id="IMark95889656"/><text:alphabetical-index-mark-start text:id="IMark105051000"/><text:alphabetical-index-mark-start text:id="IMark101242216"/><text:alphabetical-index-mark-start text:id="IMark103234296"/><text:alphabetical-index-mark-start text:id="IMark82681544"/><text:alphabetical-index-mark-start text:id="IMark99534552"/><text:alphabetical-index-mark-start text:id="IMark99532984"/>data<text:alphabetical-index-mark-end text:id="IMark99532984"/><text:alphabetical-index-mark-end text:id="IMark99534552"/><text:alphabetical-index-mark-end text:id="IMark82681544"/><text:alphabetical-index-mark-end text:id="IMark103234296"/><text:alphabetical-index-mark-start text:id="IMark90948776"/><text:alphabetical-index-mark-start text:id="IMark102517656"/><text:alphabetical-index-mark-start text:id="IMark89804520"/><text:alphabetical-index-mark-start text:id="IMark82648056"/>base<text:alphabetical-index-mark-end text:id="IMark82648056"/><text:alphabetical-index-mark-end text:id="IMark89804520"/><text:alphabetical-index-mark-end text:id="IMark102517656"/><text:alphabetical-index-mark-end text:id="IMark90948776"/><text:alphabetical-index-mark-end text:id="IMark101242216"/><text:alphabetical-index-mark-end text:id="IMark105051000"/><text:alphabetical-index-mark-end text:id="IMark95889656"/><text:alphabetical-index-mark-end text:id="IMark104722488"/><text:alphabetical-index-mark-end text:id="IMark104548728"/> <text:span text:style-name="T280">was used as a </text:span><text:alphabetical-index-mark-start text:id="IMark68848872"/><text:alphabetical-index-mark-start text:id="IMark89918088"/><text:alphabetical-index-mark-start text:id="IMark91164920"/><text:alphabetical-index-mark-start text:id="IMark97403656"/><text:span text:style-name="T280">test</text:span><text:alphabetical-index-mark-end text:id="IMark97403656"/><text:alphabetical-index-mark-end text:id="IMark91164920"/><text:alphabetical-index-mark-end text:id="IMark89918088"/><text:alphabetical-index-mark-end text:id="IMark68848872"/><text:span text:style-name="T280"> bed.</text:span> <text:alphabetical-index-mark-start text:id="IMark52530552"/><text:alphabetical-index-mark-start text:id="IMark81549896"/><text:alphabetical-index-mark-start text:id="IMark95162104"/><text:alphabetical-index-mark-start text:id="IMark82799208"/><text:alphabetical-index-mark-start text:id="IMark52906232"/><text:span text:style-name="T76">My</text:span><text:alphabetical-index-mark-start text:id="IMark91255912"/><text:span text:style-name="T76">SQL</text:span><text:alphabetical-index-mark-end text:id="IMark91255912"/><text:alphabetical-index-mark-end text:id="IMark52906232"/><text:alphabetical-index-mark-end text:id="IMark82799208"/><text:alphabetical-index-mark-end text:id="IMark95162104"/><text:alphabetical-index-mark-end text:id="IMark81549896"/><text:alphabetical-index-mark-end text:id="IMark52530552"/> worked well but r<text:alphabetical-index-mark-start text:id="IMark77325336"/>equ<text:alphabetical-index-mark-end text:id="IMark77325336"/>ired a full <text:alphabetical-index-mark-start text:id="IMark53003640"/><text:alphabetical-index-mark-start text:id="IMark68171272"/><text:alphabetical-index-mark-start text:id="IMark90665128"/><text:alphabetical-index-mark-start text:id="IMark101057496"/><text:alphabetical-index-mark-start text:id="IMark44952344"/>server<text:alphabetical-index-mark-end text:id="IMark44952344"/><text:alphabetical-index-mark-end text:id="IMark101057496"/><text:alphabetical-index-mark-end text:id="IMark90665128"/><text:alphabetical-index-mark-end text:id="IMark68171272"/><text:alphabetical-index-mark-end text:id="IMark53003640"/> <text:alphabetical-index-mark-start text:id="IMark78554776"/><text:alphabetical-index-mark-start text:id="IMark79225240"/><text:alphabetical-index-mark-start text:id="IMark77987448"/><text:alphabetical-index-mark-start text:id="IMark102699400"/><text:alphabetical-index-mark-start text:id="IMark83529512"/>instal<text:alphabetical-index-mark-start text:id="IMark99021240"/>l<text:alphabetical-index-mark-end text:id="IMark83529512"/><text:alphabetical-index-mark-end text:id="IMark102699400"/><text:alphabetical-index-mark-end text:id="IMark77987448"/><text:alphabetical-index-mark-end text:id="IMark79225240"/><text:alphabetical-index-mark-end text:id="IMark78554776"/>at<text:alphabetical-index-mark-end text:id="IMark99021240"/>ion <text:span text:style-name="T77">and significant </text:span><text:alphabetical-index-mark-start text:id="IMark97858952"/><text:alphabetical-index-mark-start text:id="IMark93424584"/><text:span text:style-name="T77">optimization</text:span><text:alphabetical-index-mark-end text:id="IMark93424584"/><text:alphabetical-index-mark-end text:id="IMark97858952"/><text:span text:style-name="T77"> to </text:span><text:alphabetical-index-mark-start text:id="IMark100145048"/><text:alphabetical-index-mark-start text:id="IMark102077272"/><text:alphabetical-index-mark-start text:id="IMark104094776"/><text:alphabetical-index-mark-start text:id="IMark99274296"/><text:alphabetical-index-mark-start text:id="IMark95509256"/><text:span text:style-name="T77">manage</text:span><text:alphabetical-index-mark-end text:id="IMark95509256"/><text:alphabetical-index-mark-end text:id="IMark99274296"/><text:alphabetical-index-mark-end text:id="IMark104094776"/><text:alphabetical-index-mark-end text:id="IMark102077272"/><text:alphabetical-index-mark-end text:id="IMark100145048"/><text:span text:style-name="T77"> </text:span><text:alphabetical-index-mark-start text:id="IMark95951320"/><text:alphabetical-index-mark-start text:id="IMark95508472"/><text:span text:style-name="T77">locking</text:span><text:alphabetical-index-mark-end text:id="IMark95508472"/><text:alphabetical-index-mark-end text:id="IMark95951320"/><text:span text:style-name="T77"> of </text:span><text:alphabetical-index-mark-start text:id="IMark98816088"/><text:alphabetical-index-mark-start text:id="IMark101892600"/><text:alphabetical-index-mark-start text:id="IMark97863144"/><text:alphabetical-index-mark-start text:id="IMark80202024"/><text:span text:style-name="T77">data</text:span><text:alphabetical-index-mark-end text:id="IMark80202024"/><text:alphabetical-index-mark-end text:id="IMark97863144"/><text:alphabetical-index-mark-end text:id="IMark101892600"/><text:alphabetical-index-mark-end text:id="IMark98816088"/><text:span text:style-name="T77"> at </text:span><text:alphabetical-index-mark-start text:id="IMark83243544"/><text:alphabetical-index-mark-start text:id="IMark96843848"/><text:alphabetical-index-mark-start text:id="IMark95401352"/><text:alphabetical-index-mark-start text:id="IMark104339384"/><text:alphabetical-index-mark-start text:id="IMark77437240"/><text:span text:style-name="T77">record</text:span><text:alphabetical-index-mark-end text:id="IMark77437240"/><text:alphabetical-index-mark-end text:id="IMark104339384"/><text:alphabetical-index-mark-end text:id="IMark95401352"/><text:alphabetical-index-mark-end text:id="IMark96843848"/><text:alphabetical-index-mark-end text:id="IMark83243544"/><text:span text:style-name="T77"> </text:span><text:alphabetical-index-mark-start text:id="IMark81711288"/><text:alphabetical-index-mark-start text:id="IMark104833240"/><text:alphabetical-index-mark-start text:id="IMark104402216"/><text:alphabetical-index-mark-start text:id="IMark79211752"/><text:alphabetical-index-mark-start text:id="IMark68885864"/><text:span text:style-name="T77">level</text:span><text:alphabetical-index-mark-end text:id="IMark68885864"/><text:alphabetical-index-mark-end text:id="IMark79211752"/><text:alphabetical-index-mark-end text:id="IMark104402216"/><text:alphabetical-index-mark-end text:id="IMark104833240"/><text:alphabetical-index-mark-end text:id="IMark81711288"/>. <text:span text:style-name="T77">On </text:span><text:alphabetical-index-mark-start text:id="IMark98891656"/><text:alphabetical-index-mark-start text:id="IMark104032536"/><text:alphabetical-index-mark-start text:id="IMark80280968"/><text:alphabetical-index-mark-start text:id="IMark102290872"/><text:span text:style-name="T77">test</text:span><text:alphabetical-index-mark-end text:id="IMark102290872"/><text:alphabetical-index-mark-end text:id="IMark80280968"/><text:alphabetical-index-mark-end text:id="IMark104032536"/><text:alphabetical-index-mark-end text:id="IMark98891656"/><text:span text:style-name="T77">s, </text:span><text:alphabetical-index-mark-start text:id="IMark100059784"/><text:alphabetical-index-mark-start text:id="IMark102026664"/><text:alphabetical-index-mark-start text:id="IMark91094952"/><text:alphabetical-index-mark-start text:id="IMark91270936"/><text:alphabetical-index-mark-start text:id="IMark93468984"/><text:alphabetical-index-mark-start text:id="IMark44998664"/><text:span text:style-name="T77">DGIII</text:span><text:alphabetical-index-mark-end text:id="IMark44998664"/><text:alphabetical-index-mark-start text:id="IMark92361160"/><text:span text:style-name="T77">AI</text:span><text:alphabetical-index-mark-end text:id="IMark92361160"/><text:alphabetical-index-mark-end text:id="IMark93468984"/><text:alphabetical-index-mark-end text:id="IMark91270936"/><text:alphabetical-index-mark-end text:id="IMark91094952"/><text:alphabetical-index-mark-end text:id="IMark102026664"/><text:alphabetical-index-mark-end text:id="IMark100059784"/><text:span text:style-name="T77"> reached a </text:span><text:alphabetical-index-mark-start text:id="IMark93452296"/><text:alphabetical-index-mark-start text:id="IMark101524232"/><text:alphabetical-index-mark-start text:id="IMark81458600"/><text:alphabetical-index-mark-start text:id="IMark100572056"/><text:alphabetical-index-mark-start text:id="IMark104319032"/><text:span text:style-name="T77">level</text:span><text:alphabetical-index-mark-end text:id="IMark104319032"/><text:alphabetical-index-mark-end text:id="IMark100572056"/><text:alphabetical-index-mark-end text:id="IMark81458600"/><text:alphabetical-index-mark-end text:id="IMark101524232"/><text:alphabetical-index-mark-end text:id="IMark93452296"/><text:span text:style-name="T77"> of work as intense over the </text:span><text:alphabetical-index-mark-start text:id="IMark93508456"/><text:alphabetical-index-mark-start text:id="IMark81204536"/><text:alphabetical-index-mark-start text:id="IMark103683640"/><text:alphabetical-index-mark-start text:id="IMark93767144"/><text:alphabetical-index-mark-start text:id="IMark83421768"/><text:alphabetical-index-mark-start text:id="IMark81842456"/><text:alphabetical-index-mark-start text:id="IMark45029176"/><text:alphabetical-index-mark-start text:id="IMark93917224"/><text:alphabetical-index-mark-start text:id="IMark94974344"/><text:alphabetical-index-mark-start text:id="IMark83190600"/><text:span text:style-name="T77">R</text:span><text:alphabetical-index-mark-start text:id="IMark99844840"/><text:alphabetical-index-mark-start text:id="IMark95546840"/><text:alphabetical-index-mark-start text:id="IMark81509992"/><text:alphabetical-index-mark-start text:id="IMark94643512"/><text:alphabetical-index-mark-start text:id="IMark91961352"/><text:span text:style-name="T77">DB</text:span><text:alphabetical-index-mark-end text:id="IMark91961352"/><text:alphabetical-index-mark-end text:id="IMark94643512"/><text:alphabetical-index-mark-end text:id="IMark81509992"/><text:alphabetical-index-mark-end text:id="IMark95546840"/><text:alphabetical-index-mark-end text:id="IMark99844840"/><text:alphabetical-index-mark-end text:id="IMark83190600"/><text:alphabetical-index-mark-end text:id="IMark94974344"/><text:alphabetical-index-mark-end text:id="IMark93917224"/><text:alphabetical-index-mark-end text:id="IMark45029176"/><text:alphabetical-index-mark-end text:id="IMark81842456"/><text:alphabetical-index-mark-end text:id="IMark83421768"/><text:alphabetical-index-mark-end text:id="IMark93767144"/><text:alphabetical-index-mark-end text:id="IMark103683640"/><text:alphabetical-index-mark-end text:id="IMark81204536"/><text:alphabetical-index-mark-end text:id="IMark93508456"/><text:span text:style-name="T77"> as in a medium size company </text:span><text:alphabetical-index-mark-start text:id="IMark95342248"/><text:alphabetical-index-mark-start text:id="IMark80790584"/><text:alphabetical-index-mark-start text:id="IMark96107160"/><text:alphabetical-index-mark-start text:id="IMark81292632"/><text:alphabetical-index-mark-start text:id="IMark42765224"/><text:span text:style-name="T77">server</text:span><text:alphabetical-index-mark-end text:id="IMark42765224"/><text:alphabetical-index-mark-end text:id="IMark81292632"/><text:alphabetical-index-mark-end text:id="IMark96107160"/><text:alphabetical-index-mark-end text:id="IMark80790584"/><text:alphabetical-index-mark-end text:id="IMark95342248"/><text:span text:style-name="T77">, and it would get worse as more </text:span><text:alphabetical-index-mark-start text:id="IMark91719592"/><text:alphabetical-index-mark-start text:id="IMark95559832"/><text:alphabetical-index-mark-start text:id="IMark94234312"/><text:alphabetical-index-mark-start text:id="IMark104538616"/><text:alphabetical-index-mark-start text:id="IMark104569608"/><text:span text:style-name="T77">rule</text:span><text:alphabetical-index-mark-end text:id="IMark104569608"/><text:alphabetical-index-mark-end text:id="IMark104538616"/><text:alphabetical-index-mark-end text:id="IMark94234312"/><text:alphabetical-index-mark-end text:id="IMark95559832"/><text:alphabetical-index-mark-end text:id="IMark91719592"/><text:span text:style-name="T77">s would be created on the </text:span><text:alphabetical-index-mark-start text:id="IMark104846664"/><text:alphabetical-index-mark-start text:id="IMark80906632"/><text:alphabetical-index-mark-start text:id="IMark78310136"/><text:alphabetical-index-mark-start text:id="IMark95459784"/><text:alphabetical-index-mark-start text:id="IMark52523672"/><text:span text:style-name="T77">KB</text:span><text:alphabetical-index-mark-end text:id="IMark52523672"/><text:alphabetical-index-mark-end text:id="IMark95459784"/><text:alphabetical-index-mark-end text:id="IMark78310136"/><text:alphabetical-index-mark-end text:id="IMark80906632"/><text:alphabetical-index-mark-end text:id="IMark104846664"/><text:span text:style-name="T77">. C and </text:span><text:alphabetical-index-mark-start text:id="IMark102747640"/><text:alphabetical-index-mark-start text:id="IMark95812840"/><text:alphabetical-index-mark-start text:id="IMark78963960"/><text:alphabetical-index-mark-start text:id="IMark83709144"/><text:alphabetical-index-mark-start text:id="IMark93572760"/><text:span text:style-name="T77">C++</text:span><text:alphabetical-index-mark-end text:id="IMark93572760"/><text:alphabetical-index-mark-end text:id="IMark83709144"/><text:alphabetical-index-mark-end text:id="IMark78963960"/><text:alphabetical-index-mark-end text:id="IMark95812840"/><text:alphabetical-index-mark-end text:id="IMark102747640"/><text:span text:style-name="T77"> </text:span><text:alphabetical-index-mark-start text:id="IMark100927464"/><text:alphabetical-index-mark-start text:id="IMark80922584"/><text:alphabetical-index-mark-start text:id="IMark104452904"/><text:alphabetical-index-mark-start text:id="IMark98421560"/><text:alphabetical-index-mark-start text:id="IMark95995224"/><text:span text:style-name="T77">libraries</text:span><text:alphabetical-index-mark-end text:id="IMark95995224"/><text:alphabetical-index-mark-end text:id="IMark98421560"/><text:alphabetical-index-mark-end text:id="IMark104452904"/><text:alphabetical-index-mark-end text:id="IMark80922584"/><text:alphabetical-index-mark-end text:id="IMark100927464"/><text:span text:style-name="T77"> for </text:span><text:alphabetical-index-mark-start text:id="IMark83524872"/><text:alphabetical-index-mark-start text:id="IMark80479256"/><text:alphabetical-index-mark-start text:id="IMark92440376"/><text:alphabetical-index-mark-start text:id="IMark44786456"/><text:alphabetical-index-mark-start text:id="IMark84374024"/><text:span text:style-name="T77">My</text:span><text:alphabetical-index-mark-start text:id="IMark101657864"/><text:span text:style-name="T77">SQL</text:span><text:alphabetical-index-mark-end text:id="IMark101657864"/><text:alphabetical-index-mark-end text:id="IMark84374024"/><text:alphabetical-index-mark-end text:id="IMark44786456"/><text:alphabetical-index-mark-end text:id="IMark92440376"/><text:alphabetical-index-mark-end text:id="IMark80479256"/><text:alphabetical-index-mark-end text:id="IMark83524872"/><text:span text:style-name="T77"> are excellent.</text:span></text:p>
      <text:p text:style-name="Text_20_body"/>
      <text:p text:style-name="Text_20_body"><text:alphabetical-index-mark-start text:id="IMark84002712"/><text:alphabetical-index-mark-start text:id="IMark80913704"/><text:alphabetical-index-mark-start text:id="IMark91096936"/><text:alphabetical-index-mark-start text:id="IMark95831288"/><text:alphabetical-index-mark-start text:id="IMark103232728"/>Postgr<text:span text:style-name="T77">e</text:span><text:alphabetical-index-mark-start text:id="IMark91930808"/>SQL<text:alphabetical-index-mark-end text:id="IMark91930808"/><text:alphabetical-index-mark-end text:id="IMark103232728"/><text:alphabetical-index-mark-end text:id="IMark95831288"/><text:alphabetical-index-mark-end text:id="IMark91096936"/><text:alphabetical-index-mark-end text:id="IMark80913704"/><text:alphabetical-index-mark-end text:id="IMark84002712"/><text:span text:style-name="T325">[6.15.]</text:span> offered even finer <text:alphabetical-index-mark-start text:id="IMark96182424"/><text:alphabetical-index-mark-start text:id="IMark94415688"/>control<text:alphabetical-index-mark-end text:id="IMark94415688"/><text:alphabetical-index-mark-end text:id="IMark96182424"/> over <text:alphabetical-index-mark-start text:id="IMark104529864"/><text:alphabetical-index-mark-start text:id="IMark97402872"/><text:alphabetical-index-mark-start text:id="IMark100743336"/><text:alphabetical-index-mark-start text:id="IMark79030632"/><text:alphabetical-index-mark-start text:id="IMark93961704"/>record<text:alphabetical-index-mark-end text:id="IMark93961704"/><text:alphabetical-index-mark-end text:id="IMark79030632"/><text:alphabetical-index-mark-end text:id="IMark100743336"/><text:alphabetical-index-mark-end text:id="IMark97402872"/><text:alphabetical-index-mark-end text:id="IMark104529864"/>s but was even slower <text:span text:style-name="T77">than </text:span><text:alphabetical-index-mark-start text:id="IMark77257192"/><text:alphabetical-index-mark-start text:id="IMark99057144"/><text:alphabetical-index-mark-start text:id="IMark93573544"/><text:alphabetical-index-mark-start text:id="IMark101811128"/><text:alphabetical-index-mark-start text:id="IMark92452264"/><text:span text:style-name="T77">My</text:span><text:alphabetical-index-mark-start text:id="IMark82995960"/><text:span text:style-name="T77">SQL</text:span><text:alphabetical-index-mark-end text:id="IMark82995960"/><text:alphabetical-index-mark-end text:id="IMark92452264"/><text:alphabetical-index-mark-end text:id="IMark101811128"/><text:alphabetical-index-mark-end text:id="IMark93573544"/><text:alphabetical-index-mark-end text:id="IMark99057144"/><text:alphabetical-index-mark-end text:id="IMark77257192"/>. <text:span text:style-name="T77">This is an </text:span><text:alphabetical-index-mark-start text:id="IMark35941720"/><text:span text:style-name="T77">ab</text:span><text:alphabetical-index-mark-start text:id="IMark94179480"/><text:span text:style-name="T77">s</text:span><text:alphabetical-index-mark-end text:id="IMark35941720"/><text:span text:style-name="T77">ol</text:span><text:alphabetical-index-mark-end text:id="IMark94179480"/><text:span text:style-name="T77">utely excellent product but on </text:span><text:alphabetical-index-mark-start text:id="IMark91271720"/><text:alphabetical-index-mark-start text:id="IMark90845928"/><text:alphabetical-index-mark-start text:id="IMark104467704"/><text:alphabetical-index-mark-start text:id="IMark93985320"/><text:alphabetical-index-mark-start text:id="IMark105086232"/><text:span text:style-name="T77">average</text:span><text:alphabetical-index-mark-end text:id="IMark105086232"/><text:alphabetical-index-mark-end text:id="IMark93985320"/><text:alphabetical-index-mark-end text:id="IMark104467704"/><text:alphabetical-index-mark-end text:id="IMark90845928"/><text:alphabetical-index-mark-end text:id="IMark91271720"/><text:span text:style-name="T77"> </text:span><text:alphabetical-index-mark-start text:id="IMark90961832"/><text:alphabetical-index-mark-start text:id="IMark67546200"/><text:alphabetical-index-mark-start text:id="IMark91606200"/><text:alphabetical-index-mark-start text:id="IMark44007400"/><text:alphabetical-index-mark-start text:id="IMark77436456"/><text:span text:style-name="T77">machine</text:span><text:alphabetical-index-mark-end text:id="IMark77436456"/><text:alphabetical-index-mark-end text:id="IMark44007400"/><text:alphabetical-index-mark-end text:id="IMark91606200"/><text:alphabetical-index-mark-end text:id="IMark67546200"/><text:alphabetical-index-mark-end text:id="IMark90961832"/><text:span text:style-name="T77">s and in the case of </text:span><text:alphabetical-index-mark-start text:id="IMark102248360"/><text:alphabetical-index-mark-start text:id="IMark44764024"/><text:alphabetical-index-mark-start text:id="IMark102119192"/><text:alphabetical-index-mark-start text:id="IMark90596136"/><text:alphabetical-index-mark-start text:id="IMark103267848"/><text:span text:style-name="T77">average</text:span><text:alphabetical-index-mark-end text:id="IMark103267848"/><text:alphabetical-index-mark-end text:id="IMark90596136"/><text:alphabetical-index-mark-end text:id="IMark102119192"/><text:alphabetical-index-mark-end text:id="IMark44764024"/><text:alphabetical-index-mark-end text:id="IMark102248360"/><text:span text:style-name="T77"> users it would complicate things too much without any real benefit over the other two. C and </text:span><text:alphabetical-index-mark-start text:id="IMark102445928"/><text:alphabetical-index-mark-start text:id="IMark100203176"/><text:alphabetical-index-mark-start text:id="IMark91067880"/><text:alphabetical-index-mark-start text:id="IMark91753864"/><text:alphabetical-index-mark-start text:id="IMark83064520"/><text:span text:style-name="T77">C++</text:span><text:alphabetical-index-mark-end text:id="IMark83064520"/><text:alphabetical-index-mark-end text:id="IMark91753864"/><text:alphabetical-index-mark-end text:id="IMark91067880"/><text:alphabetical-index-mark-end text:id="IMark100203176"/><text:alphabetical-index-mark-end text:id="IMark102445928"/><text:span text:style-name="T77"> </text:span><text:alphabetical-index-mark-start text:id="IMark99550456"/><text:alphabetical-index-mark-start text:id="IMark91071912"/><text:alphabetical-index-mark-start text:id="IMark44941320"/><text:alphabetical-index-mark-start text:id="IMark102154616"/><text:alphabetical-index-mark-start text:id="IMark43382648"/><text:span text:style-name="T77">libraries</text:span><text:alphabetical-index-mark-end text:id="IMark43382648"/><text:alphabetical-index-mark-end text:id="IMark102154616"/><text:alphabetical-index-mark-end text:id="IMark44941320"/><text:alphabetical-index-mark-end text:id="IMark91071912"/><text:alphabetical-index-mark-end text:id="IMark99550456"/><text:span text:style-name="T77"> for </text:span><text:alphabetical-index-mark-start text:id="IMark94712008"/><text:alphabetical-index-mark-start text:id="IMark77384024"/><text:alphabetical-index-mark-start text:id="IMark89893864"/><text:alphabetical-index-mark-start text:id="IMark102320936"/><text:alphabetical-index-mark-start text:id="IMark80199176"/><text:span text:style-name="T77">Postgre</text:span><text:alphabetical-index-mark-start text:id="IMark81646872"/><text:span text:style-name="T77">SQL</text:span><text:alphabetical-index-mark-end text:id="IMark81646872"/><text:alphabetical-index-mark-end text:id="IMark80199176"/><text:alphabetical-index-mark-end text:id="IMark102320936"/><text:alphabetical-index-mark-end text:id="IMark89893864"/><text:alphabetical-index-mark-end text:id="IMark77384024"/><text:alphabetical-index-mark-end text:id="IMark94712008"/><text:span text:style-name="T77"> are a little less flexible than those for </text:span><text:alphabetical-index-mark-start text:id="IMark80280184"/><text:alphabetical-index-mark-start text:id="IMark101135112"/><text:alphabetical-index-mark-start text:id="IMark93796120"/><text:alphabetical-index-mark-start text:id="IMark98146232"/><text:alphabetical-index-mark-start text:id="IMark93916440"/><text:span text:style-name="T77">My</text:span><text:alphabetical-index-mark-start text:id="IMark102015320"/><text:span text:style-name="T77">SQL</text:span><text:alphabetical-index-mark-end text:id="IMark102015320"/><text:alphabetical-index-mark-end text:id="IMark93916440"/><text:alphabetical-index-mark-end text:id="IMark98146232"/><text:alphabetical-index-mark-end text:id="IMark93796120"/><text:alphabetical-index-mark-end text:id="IMark101135112"/><text:alphabetical-index-mark-end text:id="IMark80280184"/><text:span text:style-name="T77"> but nevertheless good.</text:span></text:p>
      <text:p text:style-name="Text_20_body"/>
      <text:p text:style-name="Text_20_body">Lastly, <text:alphabetical-index-mark-start text:id="IMark81636792"/><text:alphabetical-index-mark-start text:id="IMark102307448"/><text:alphabetical-index-mark-start text:id="IMark96157256"/><text:alphabetical-index-mark-start text:id="IMark89927912"/><text:alphabetical-index-mark-start text:id="IMark95494216"/>Sqlite3<text:alphabetical-index-mark-end text:id="IMark95494216"/><text:alphabetical-index-mark-end text:id="IMark89927912"/><text:alphabetical-index-mark-end text:id="IMark96157256"/><text:alphabetical-index-mark-end text:id="IMark102307448"/><text:alphabetical-index-mark-end text:id="IMark81636792"/><text:span text:style-name="T325">[6.18.]</text:span>, while offering less <text:alphabetical-index-mark-start text:id="IMark92886984"/><text:alphabetical-index-mark-start text:id="IMark90707640"/><text:alphabetical-index-mark-start text:id="IMark90204136"/><text:alphabetical-index-mark-start text:id="IMark90436136"/><text:alphabetical-index-mark-start text:id="IMark103931896"/>granular<text:alphabetical-index-mark-end text:id="IMark103931896"/><text:alphabetical-index-mark-end text:id="IMark90436136"/><text:alphabetical-index-mark-end text:id="IMark90204136"/><text:alphabetical-index-mark-end text:id="IMark90707640"/><text:alphabetical-index-mark-end text:id="IMark92886984"/>ity regarding <text:alphabetical-index-mark-start text:id="IMark79860408"/><text:alphabetical-index-mark-start text:id="IMark101582600"/><text:alphabetical-index-mark-start text:id="IMark79931992"/><text:alphabetical-index-mark-start text:id="IMark95680008"/><text:alphabetical-index-mark-start text:id="IMark102586984"/>b<text:alphabetical-index-mark-start text:id="IMark35941016"/><text:alphabetical-index-mark-start text:id="IMark98304664"/>lock<text:alphabetical-index-mark-end text:id="IMark102586984"/><text:alphabetical-index-mark-end text:id="IMark95680008"/><text:alphabetical-index-mark-end text:id="IMark79931992"/><text:alphabetical-index-mark-end text:id="IMark101582600"/><text:alphabetical-index-mark-end text:id="IMark79860408"/>ing<text:alphabetical-index-mark-end text:id="IMark98304664"/><text:alphabetical-index-mark-end text:id="IMark35941016"/> – it cannot <text:alphabetical-index-mark-start text:id="IMark89708008"/><text:alphabetical-index-mark-start text:id="IMark92798568"/><text:alphabetical-index-mark-start text:id="IMark100167928"/><text:alphabetical-index-mark-start text:id="IMark80129768"/><text:alphabetical-index-mark-start text:id="IMark81979400"/>block<text:alphabetical-index-mark-end text:id="IMark81979400"/><text:alphabetical-index-mark-end text:id="IMark80129768"/><text:alphabetical-index-mark-end text:id="IMark100167928"/><text:alphabetical-index-mark-end text:id="IMark92798568"/><text:alphabetical-index-mark-end text:id="IMark89708008"/> <text:alphabetical-index-mark-start text:id="IMark104786232"/><text:alphabetical-index-mark-start text:id="IMark105096056"/><text:alphabetical-index-mark-start text:id="IMark90441464"/><text:alphabetical-index-mark-start text:id="IMark104702392"/><text:alphabetical-index-mark-start text:id="IMark92245144"/>record<text:alphabetical-index-mark-end text:id="IMark92245144"/><text:alphabetical-index-mark-end text:id="IMark104702392"/><text:alphabetical-index-mark-end text:id="IMark90441464"/><text:alphabetical-index-mark-end text:id="IMark105096056"/><text:alphabetical-index-mark-end text:id="IMark104786232"/>s inside a <text:alphabetical-index-mark-start text:id="IMark103226648"/><text:alphabetical-index-mark-start text:id="IMark100888248"/><text:alphabetical-index-mark-start text:id="IMark94691672"/><text:alphabetical-index-mark-start text:id="IMark94473288"/><text:alphabetical-index-mark-start text:id="IMark102573736"/>table<text:alphabetical-index-mark-end text:id="IMark102573736"/><text:alphabetical-index-mark-end text:id="IMark94473288"/><text:alphabetical-index-mark-end text:id="IMark94691672"/><text:alphabetical-index-mark-end text:id="IMark100888248"/><text:alphabetical-index-mark-end text:id="IMark103226648"/> individually – proved much faster <text:span text:style-name="T78">and less re</text:span><text:alphabetical-index-mark-start text:id="IMark99369752"/><text:alphabetical-index-mark-start text:id="IMark98496056"/><text:alphabetical-index-mark-start text:id="IMark102958744"/><text:alphabetical-index-mark-start text:id="IMark90562760"/><text:alphabetical-index-mark-start text:id="IMark90089560"/><text:span text:style-name="T78">source</text:span><text:alphabetical-index-mark-end text:id="IMark90089560"/><text:alphabetical-index-mark-end text:id="IMark90562760"/><text:alphabetical-index-mark-end text:id="IMark102958744"/><text:alphabetical-index-mark-end text:id="IMark98496056"/><text:alphabetical-index-mark-end text:id="IMark99369752"/><text:span text:style-name="T78"> hungry </text:span>that the <text:span text:style-name="T78">other </text:span><text:alphabetical-index-mark-start text:id="IMark92356024"/>alt<text:alphabetical-index-mark-end text:id="IMark92356024"/>ernatives. <text:alphabetical-index-mark-start text:id="IMark101941544"/><text:alphabetical-index-mark-start text:id="IMark99368184"/><text:alphabetical-index-mark-start text:id="IMark92355240"/><text:alphabetical-index-mark-start text:id="IMark92933528"/><text:span text:style-name="T78">Speed</text:span><text:alphabetical-index-mark-end text:id="IMark92933528"/><text:alphabetical-index-mark-end text:id="IMark92355240"/><text:alphabetical-index-mark-end text:id="IMark99368184"/><text:alphabetical-index-mark-end text:id="IMark101941544"/><text:span text:style-name="T78"> up was palpable without the need of </text:span><text:alphabetical-index-mark-start text:id="IMark90084584"/><text:alphabetical-index-mark-start text:id="IMark90088776"/><text:span text:style-name="T78">complex</text:span><text:alphabetical-index-mark-end text:id="IMark90088776"/><text:alphabetical-index-mark-end text:id="IMark90084584"/><text:span text:style-name="T78"> </text:span><text:alphabetical-index-mark-start text:id="IMark93399992"/><text:alphabetical-index-mark-start text:id="IMark102656264"/><text:alphabetical-index-mark-start text:id="IMark90454776"/><text:alphabetical-index-mark-start text:id="IMark101883720"/><text:span text:style-name="T78">test</text:span><text:alphabetical-index-mark-end text:id="IMark101883720"/><text:alphabetical-index-mark-end text:id="IMark90454776"/><text:alphabetical-index-mark-end text:id="IMark102656264"/><text:alphabetical-index-mark-end text:id="IMark93399992"/><text:span text:style-name="T78">s. </text:span></text:p>
      <text:p text:style-name="Text_20_body"><text:soft-page-break/></text:p>
      <text:p text:style-name="Text_20_body">Also, it d<text:span text:style-name="T78">oes</text:span> not r<text:alphabetical-index-mark-start text:id="IMark92354456"/>equ<text:alphabetical-index-mark-end text:id="IMark92354456"/>ire any sort of <text:alphabetical-index-mark-start text:id="IMark100320264"/><text:alphabetical-index-mark-start text:id="IMark103563112"/><text:alphabetical-index-mark-start text:id="IMark90392472"/><text:alphabetical-index-mark-start text:id="IMark51136648"/><text:alphabetical-index-mark-start text:id="IMark98862568"/>instal<text:alphabetical-index-mark-start text:id="IMark98866360"/>l<text:alphabetical-index-mark-end text:id="IMark98862568"/><text:alphabetical-index-mark-end text:id="IMark51136648"/><text:alphabetical-index-mark-end text:id="IMark90392472"/><text:alphabetical-index-mark-end text:id="IMark103563112"/><text:alphabetical-index-mark-end text:id="IMark100320264"/>at<text:alphabetical-index-mark-end text:id="IMark98866360"/>ion or <text:alphabetical-index-mark-start text:id="IMark92386472"/><text:alphabetical-index-mark-start text:id="IMark102673080"/><text:alphabetical-index-mark-start text:id="IMark82994392"/><text:alphabetical-index-mark-start text:id="IMark77296472"/><text:alphabetical-index-mark-start text:id="IMark103563896"/>server<text:alphabetical-index-mark-end text:id="IMark103563896"/><text:alphabetical-index-mark-end text:id="IMark77296472"/><text:alphabetical-index-mark-end text:id="IMark82994392"/><text:alphabetical-index-mark-end text:id="IMark102673080"/><text:alphabetical-index-mark-end text:id="IMark92386472"/> configuration <text:span text:style-name="T78">and copying, compressing and publishing </text:span><text:alphabetical-index-mark-start text:id="IMark90915400"/><text:alphabetical-index-mark-start text:id="IMark100082904"/><text:alphabetical-index-mark-start text:id="IMark79252440"/><text:alphabetical-index-mark-start text:id="IMark93235848"/><text:alphabetical-index-mark-start text:id="IMark90626552"/><text:span text:style-name="T78">system</text:span><text:alphabetical-index-mark-end text:id="IMark90626552"/><text:alphabetical-index-mark-end text:id="IMark93235848"/><text:alphabetical-index-mark-end text:id="IMark79252440"/><text:alphabetical-index-mark-end text:id="IMark100082904"/><text:alphabetical-index-mark-end text:id="IMark90915400"/><text:span text:style-name="T78">s using </text:span><text:alphabetical-index-mark-start text:id="IMark96337464"/><text:alphabetical-index-mark-start text:id="IMark101832440"/><text:alphabetical-index-mark-start text:id="IMark102766792"/><text:alphabetical-index-mark-start text:id="IMark44856968"/><text:alphabetical-index-mark-start text:id="IMark101939976"/><text:span text:style-name="T78">Sqlite3</text:span><text:alphabetical-index-mark-end text:id="IMark101939976"/><text:alphabetical-index-mark-end text:id="IMark44856968"/><text:alphabetical-index-mark-end text:id="IMark102766792"/><text:alphabetical-index-mark-end text:id="IMark101832440"/><text:alphabetical-index-mark-end text:id="IMark96337464"/><text:span text:style-name="T78"> is very simple</text:span>. <text:span text:style-name="T79">Perhaps a </text:span><text:alphabetical-index-mark-start text:id="IMark94924088"/><text:alphabetical-index-mark-start text:id="IMark101940760"/><text:alphabetical-index-mark-start text:id="IMark98890872"/><text:alphabetical-index-mark-start text:id="IMark99479016"/><text:alphabetical-index-mark-start text:id="IMark102672296"/><text:span text:style-name="T79">server</text:span><text:alphabetical-index-mark-end text:id="IMark102672296"/><text:alphabetical-index-mark-end text:id="IMark99479016"/><text:alphabetical-index-mark-end text:id="IMark98890872"/><text:alphabetical-index-mark-end text:id="IMark101940760"/><text:alphabetical-index-mark-end text:id="IMark94924088"/><text:span text:style-name="T79">-</text:span><text:alphabetical-index-mark-start text:id="IMark93764472"/><text:alphabetical-index-mark-start text:id="IMark94922520"/><text:alphabetical-index-mark-start text:id="IMark94584952"/><text:alphabetical-index-mark-start text:id="IMark100444152"/><text:span text:style-name="T79">base</text:span><text:alphabetical-index-mark-end text:id="IMark100444152"/><text:alphabetical-index-mark-end text:id="IMark94584952"/><text:alphabetical-index-mark-end text:id="IMark94922520"/><text:alphabetical-index-mark-end text:id="IMark93764472"/><text:span text:style-name="T79">d </text:span><text:alphabetical-index-mark-start text:id="IMark90682440"/><text:alphabetical-index-mark-start text:id="IMark94923304"/><text:alphabetical-index-mark-start text:id="IMark92451480"/><text:alphabetical-index-mark-start text:id="IMark95731928"/><text:alphabetical-index-mark-start text:id="IMark101212344"/><text:alphabetical-index-mark-start text:id="IMark94924872"/><text:alphabetical-index-mark-start text:id="IMark90807560"/><text:alphabetical-index-mark-start text:id="IMark99501096"/><text:alphabetical-index-mark-start text:id="IMark91299096"/><text:alphabetical-index-mark-start text:id="IMark91229800"/><text:alphabetical-index-mark-start text:id="IMark99416536"/><text:alphabetical-index-mark-start text:id="IMark98256360"/><text:alphabetical-index-mark-start text:id="IMark101268920"/><text:alphabetical-index-mark-start text:id="IMark91613176"/><text:alphabetical-index-mark-start text:id="IMark91041256"/><text:span text:style-name="T79">R</text:span><text:alphabetical-index-mark-start text:id="IMark79101544"/><text:alphabetical-index-mark-start text:id="IMark79892024"/><text:alphabetical-index-mark-start text:id="IMark90435352"/><text:alphabetical-index-mark-start text:id="IMark91652232"/><text:alphabetical-index-mark-start text:id="IMark99906216"/><text:span text:style-name="T79">DB</text:span><text:alphabetical-index-mark-end text:id="IMark99906216"/><text:alphabetical-index-mark-end text:id="IMark91652232"/><text:alphabetical-index-mark-end text:id="IMark90435352"/><text:alphabetical-index-mark-end text:id="IMark79892024"/><text:alphabetical-index-mark-end text:id="IMark79101544"/><text:alphabetical-index-mark-end text:id="IMark91041256"/><text:alphabetical-index-mark-end text:id="IMark91613176"/><text:alphabetical-index-mark-end text:id="IMark101268920"/><text:alphabetical-index-mark-end text:id="IMark98256360"/><text:alphabetical-index-mark-end text:id="IMark99416536"/><text:alphabetical-index-mark-end text:id="IMark91229800"/><text:alphabetical-index-mark-end text:id="IMark91299096"/><text:alphabetical-index-mark-end text:id="IMark99501096"/><text:alphabetical-index-mark-end text:id="IMark90807560"/><text:alphabetical-index-mark-end text:id="IMark94924872"/><text:span text:style-name="T79">MS</text:span><text:alphabetical-index-mark-end text:id="IMark101212344"/><text:alphabetical-index-mark-end text:id="IMark95731928"/><text:alphabetical-index-mark-end text:id="IMark92451480"/><text:alphabetical-index-mark-end text:id="IMark94923304"/><text:alphabetical-index-mark-end text:id="IMark90682440"/><text:span text:style-name="T79"> would prove better in some </text:span><text:alphabetical-index-mark-start text:id="IMark97110216"/><text:alphabetical-index-mark-start text:id="IMark98006072"/><text:alphabetical-index-mark-start text:id="IMark97220120"/><text:alphabetical-index-mark-start text:id="IMark97120568"/><text:alphabetical-index-mark-start text:id="IMark93752392"/><text:span text:style-name="T79">context</text:span><text:alphabetical-index-mark-end text:id="IMark93752392"/><text:alphabetical-index-mark-end text:id="IMark97120568"/><text:alphabetical-index-mark-end text:id="IMark97220120"/><text:alphabetical-index-mark-end text:id="IMark98006072"/><text:alphabetical-index-mark-end text:id="IMark97110216"/><text:span text:style-name="T79">s, but at the present </text:span><text:alphabetical-index-mark-start text:id="IMark92226360"/><text:alphabetical-index-mark-start text:id="IMark103984552"/><text:alphabetical-index-mark-start text:id="IMark93135080"/><text:alphabetical-index-mark-start text:id="IMark98253752"/><text:alphabetical-index-mark-start text:id="IMark102673864"/><text:span text:style-name="T79">time</text:span><text:alphabetical-index-mark-end text:id="IMark102673864"/><text:alphabetical-index-mark-end text:id="IMark98253752"/><text:alphabetical-index-mark-end text:id="IMark93135080"/><text:alphabetical-index-mark-end text:id="IMark103984552"/><text:alphabetical-index-mark-end text:id="IMark92226360"/><text:span text:style-name="T79"> the hassle of </text:span><text:alphabetical-index-mark-start text:id="IMark91098040"/><text:alphabetical-index-mark-start text:id="IMark93018744"/><text:alphabetical-index-mark-start text:id="IMark91299880"/><text:alphabetical-index-mark-start text:id="IMark92087096"/><text:alphabetical-index-mark-start text:id="IMark99665992"/><text:span text:style-name="T79">install</text:span><text:alphabetical-index-mark-end text:id="IMark99665992"/><text:alphabetical-index-mark-end text:id="IMark92087096"/><text:alphabetical-index-mark-end text:id="IMark91299880"/><text:alphabetical-index-mark-end text:id="IMark93018744"/><text:alphabetical-index-mark-end text:id="IMark91098040"/><text:span text:style-name="T79">ing and running such a </text:span><text:alphabetical-index-mark-start text:id="IMark93188728"/><text:alphabetical-index-mark-start text:id="IMark96144472"/><text:alphabetical-index-mark-start text:id="IMark80035048"/><text:alphabetical-index-mark-start text:id="IMark100145832"/><text:alphabetical-index-mark-start text:id="IMark99666776"/><text:span text:style-name="T79">system</text:span><text:alphabetical-index-mark-end text:id="IMark99666776"/><text:alphabetical-index-mark-end text:id="IMark100145832"/><text:alphabetical-index-mark-end text:id="IMark80035048"/><text:alphabetical-index-mark-end text:id="IMark96144472"/><text:alphabetical-index-mark-end text:id="IMark93188728"/><text:span text:style-name="T79"> for </text:span><text:alphabetical-index-mark-start text:id="IMark105136008"/><text:alphabetical-index-mark-start text:id="IMark102706808"/><text:alphabetical-index-mark-start text:id="IMark98218632"/><text:alphabetical-index-mark-start text:id="IMark95439272"/><text:alphabetical-index-mark-start text:id="IMark95997960"/><text:alphabetical-index-mark-start text:id="IMark105123560"/><text:span text:style-name="T79">DGIII</text:span><text:alphabetical-index-mark-end text:id="IMark105123560"/><text:alphabetical-index-mark-start text:id="IMark100350728"/><text:span text:style-name="T79">AI</text:span><text:alphabetical-index-mark-end text:id="IMark100350728"/><text:alphabetical-index-mark-end text:id="IMark95997960"/><text:alphabetical-index-mark-end text:id="IMark95439272"/><text:alphabetical-index-mark-end text:id="IMark98218632"/><text:alphabetical-index-mark-end text:id="IMark102706808"/><text:alphabetical-index-mark-end text:id="IMark105136008"/><text:span text:style-name="T79"> doesn’t seem t be </text:span><text:alphabetical-index-mark-start text:id="IMark95533144"/><text:alphabetical-index-mark-start text:id="IMark94366536"/><text:span text:style-name="T79">advantage</text:span><text:alphabetical-index-mark-end text:id="IMark94366536"/><text:alphabetical-index-mark-end text:id="IMark95533144"/><text:span text:style-name="T79">ous. </text:span></text:p>
      <text:p text:style-name="Text_20_body"/>
      <text:p text:style-name="Text_20_body">Native <text:alphabetical-index-mark-start text:id="IMark93272136"/><text:alphabetical-index-mark-start text:id="IMark80990440"/><text:alphabetical-index-mark-start text:id="IMark81665432"/><text:alphabetical-index-mark-start text:id="IMark80849656"/><text:alphabetical-index-mark-start text:id="IMark94696248"/>libraries<text:alphabetical-index-mark-end text:id="IMark94696248"/><text:alphabetical-index-mark-end text:id="IMark80849656"/><text:alphabetical-index-mark-end text:id="IMark81665432"/><text:alphabetical-index-mark-end text:id="IMark80990440"/><text:alphabetical-index-mark-end text:id="IMark93272136"/> for C and <text:alphabetical-index-mark-start text:id="IMark101581032"/><text:alphabetical-index-mark-start text:id="IMark98716472"/><text:alphabetical-index-mark-start text:id="IMark93955800"/><text:alphabetical-index-mark-start text:id="IMark92931176"/><text:alphabetical-index-mark-start text:id="IMark101951512"/>C++<text:alphabetical-index-mark-end text:id="IMark101951512"/><text:alphabetical-index-mark-end text:id="IMark92931176"/><text:alphabetical-index-mark-end text:id="IMark93955800"/><text:alphabetical-index-mark-end text:id="IMark98716472"/><text:alphabetical-index-mark-end text:id="IMark101581032"/> are, however, inferior to those available for <text:alphabetical-index-mark-start text:id="IMark97982056"/><text:alphabetical-index-mark-start text:id="IMark95189976"/><text:alphabetical-index-mark-start text:id="IMark98495272"/><text:alphabetical-index-mark-start text:id="IMark99742440"/><text:alphabetical-index-mark-start text:id="IMark104925192"/>My<text:alphabetical-index-mark-start text:id="IMark102128376"/>SQL<text:alphabetical-index-mark-end text:id="IMark102128376"/><text:alphabetical-index-mark-end text:id="IMark104925192"/><text:alphabetical-index-mark-end text:id="IMark99742440"/><text:alphabetical-index-mark-end text:id="IMark98495272"/><text:alphabetical-index-mark-end text:id="IMark95189976"/><text:alphabetical-index-mark-end text:id="IMark97982056"/> and <text:alphabetical-index-mark-start text:id="IMark94538920"/><text:alphabetical-index-mark-start text:id="IMark103928760"/><text:alphabetical-index-mark-start text:id="IMark104911320"/><text:alphabetical-index-mark-start text:id="IMark105140728"/><text:alphabetical-index-mark-start text:id="IMark104876472"/>Postgre<text:alphabetical-index-mark-start text:id="IMark60642664"/>SQL<text:alphabetical-index-mark-end text:id="IMark60642664"/><text:alphabetical-index-mark-end text:id="IMark104876472"/><text:alphabetical-index-mark-end text:id="IMark105140728"/><text:alphabetical-index-mark-end text:id="IMark104911320"/><text:alphabetical-index-mark-end text:id="IMark103928760"/><text:alphabetical-index-mark-end text:id="IMark94538920"/>, There are third-party <text:alphabetical-index-mark-start text:id="IMark104952968"/><text:alphabetical-index-mark-start text:id="IMark104884728"/><text:alphabetical-index-mark-start text:id="IMark104920488"/><text:alphabetical-index-mark-start text:id="IMark104938424"/><text:alphabetical-index-mark-start text:id="IMark98313064"/>libraries<text:alphabetical-index-mark-end text:id="IMark98313064"/><text:alphabetical-index-mark-end text:id="IMark104938424"/><text:alphabetical-index-mark-end text:id="IMark104920488"/><text:alphabetical-index-mark-end text:id="IMark104884728"/><text:alphabetical-index-mark-end text:id="IMark104952968"/> available but since in the case of <text:alphabetical-index-mark-start text:id="IMark100804376"/>lon<text:alphabetical-index-mark-end text:id="IMark100804376"/>g - term projects such as this one, such <text:alphabetical-index-mark-start text:id="IMark105076936"/><text:alphabetical-index-mark-start text:id="IMark92356808"/><text:alphabetical-index-mark-start text:id="IMark105040264"/><text:alphabetical-index-mark-start text:id="IMark77922072"/><text:alphabetical-index-mark-start text:id="IMark94177064"/>libraries<text:alphabetical-index-mark-end text:id="IMark94177064"/><text:alphabetical-index-mark-end text:id="IMark77922072"/><text:alphabetical-index-mark-end text:id="IMark105040264"/><text:alphabetical-index-mark-end text:id="IMark92356808"/><text:alphabetical-index-mark-end text:id="IMark105076936"/> might be orphaned, meaning that the whole <text:alphabetical-index-mark-start text:id="IMark95205352"/><text:alphabetical-index-mark-start text:id="IMark93471336"/><text:alphabetical-index-mark-start text:id="IMark105182664"/><text:alphabetical-index-mark-start text:id="IMark105103000"/><text:alphabetical-index-mark-start text:id="IMark103093864"/><text:alphabetical-index-mark-start text:id="IMark105229160"/><text:alphabetical-index-mark-start text:id="IMark105212136"/><text:alphabetical-index-mark-start text:id="IMark103493272"/><text:alphabetical-index-mark-start text:id="IMark105299752"/><text:alphabetical-index-mark-start text:id="IMark105096840"/><text:alphabetical-index-mark-start text:id="IMark105069864"/><text:alphabetical-index-mark-start text:id="IMark105270680"/><text:alphabetical-index-mark-start text:id="IMark96724760"/><text:alphabetical-index-mark-start text:id="IMark96833496"/><text:alphabetical-index-mark-start text:id="IMark96801016"/>R<text:alphabetical-index-mark-start text:id="IMark96823544"/><text:alphabetical-index-mark-start text:id="IMark96988696"/><text:alphabetical-index-mark-start text:id="IMark96811096"/><text:alphabetical-index-mark-start text:id="IMark96808744"/><text:alphabetical-index-mark-start text:id="IMark96987128"/>DB<text:alphabetical-index-mark-end text:id="IMark96987128"/><text:alphabetical-index-mark-end text:id="IMark96808744"/><text:alphabetical-index-mark-end text:id="IMark96811096"/><text:alphabetical-index-mark-end text:id="IMark96988696"/><text:alphabetical-index-mark-end text:id="IMark96823544"/><text:alphabetical-index-mark-end text:id="IMark96801016"/><text:alphabetical-index-mark-end text:id="IMark96833496"/><text:alphabetical-index-mark-end text:id="IMark96724760"/><text:alphabetical-index-mark-end text:id="IMark105270680"/><text:alphabetical-index-mark-end text:id="IMark105069864"/><text:alphabetical-index-mark-end text:id="IMark105096840"/><text:alphabetical-index-mark-end text:id="IMark105299752"/><text:alphabetical-index-mark-end text:id="IMark103493272"/><text:alphabetical-index-mark-end text:id="IMark105212136"/><text:alphabetical-index-mark-end text:id="IMark105229160"/>MS<text:alphabetical-index-mark-end text:id="IMark103093864"/><text:alphabetical-index-mark-end text:id="IMark105103000"/><text:alphabetical-index-mark-end text:id="IMark105182664"/><text:alphabetical-index-mark-end text:id="IMark93471336"/><text:alphabetical-index-mark-end text:id="IMark95205352"/> could become ob<text:alphabetical-index-mark-start text:id="IMark96914168"/>sol<text:alphabetical-index-mark-end text:id="IMark96914168"/>ete and r<text:alphabetical-index-mark-start text:id="IMark96954776"/>equ<text:alphabetical-index-mark-end text:id="IMark96954776"/>ire a complete re<text:alphabetical-index-mark-start text:id="IMark96941288"/><text:alphabetical-index-mark-start text:id="IMark105298968"/><text:alphabetical-index-mark-start text:id="IMark96860088"/><text:alphabetical-index-mark-start text:id="IMark96892440"/><text:alphabetical-index-mark-start text:id="IMark96969576"/>design<text:alphabetical-index-mark-end text:id="IMark96969576"/><text:alphabetical-index-mark-end text:id="IMark96892440"/><text:alphabetical-index-mark-end text:id="IMark96860088"/><text:alphabetical-index-mark-end text:id="IMark105298968"/><text:alphabetical-index-mark-end text:id="IMark96941288"/> using a different <text:alphabetical-index-mark-start text:id="IMark96995768"/><text:alphabetical-index-mark-start text:id="IMark96925832"/><text:alphabetical-index-mark-start text:id="IMark84354984"/><text:alphabetical-index-mark-start text:id="IMark90931224"/><text:alphabetical-index-mark-start text:id="IMark91112136"/>library<text:alphabetical-index-mark-end text:id="IMark91112136"/><text:alphabetical-index-mark-end text:id="IMark90931224"/><text:alphabetical-index-mark-end text:id="IMark84354984"/><text:alphabetical-index-mark-end text:id="IMark96925832"/><text:alphabetical-index-mark-end text:id="IMark96995768"/>; thus it was better to stick with the <text:s/>C <text:alphabetical-index-mark-start text:id="IMark80098728"/><text:alphabetical-index-mark-start text:id="IMark97920360"/><text:alphabetical-index-mark-start text:id="IMark92806440"/><text:alphabetical-index-mark-start text:id="IMark93541064"/><text:alphabetical-index-mark-start text:id="IMark83154456"/>libraries<text:alphabetical-index-mark-end text:id="IMark83154456"/><text:alphabetical-index-mark-end text:id="IMark93541064"/><text:alphabetical-index-mark-end text:id="IMark92806440"/><text:alphabetical-index-mark-end text:id="IMark97920360"/><text:alphabetical-index-mark-end text:id="IMark80098728"/> provided by the authors of <text:alphabetical-index-mark-start text:id="IMark89828488"/><text:alphabetical-index-mark-start text:id="IMark43998728"/><text:alphabetical-index-mark-start text:id="IMark82041928"/><text:alphabetical-index-mark-start text:id="IMark96778488"/><text:alphabetical-index-mark-start text:id="IMark89983848"/>Sqlite3<text:alphabetical-index-mark-end text:id="IMark89983848"/><text:alphabetical-index-mark-end text:id="IMark96778488"/><text:alphabetical-index-mark-end text:id="IMark82041928"/><text:alphabetical-index-mark-end text:id="IMark43998728"/><text:alphabetical-index-mark-end text:id="IMark89828488"/>, which are more low - <text:alphabetical-index-mark-start text:id="IMark81923176"/><text:alphabetical-index-mark-start text:id="IMark105143080"/><text:alphabetical-index-mark-start text:id="IMark97229288"/><text:alphabetical-index-mark-start text:id="IMark97491688"/><text:alphabetical-index-mark-start text:id="IMark105202312"/>level<text:alphabetical-index-mark-end text:id="IMark105202312"/><text:alphabetical-index-mark-end text:id="IMark97491688"/><text:alphabetical-index-mark-end text:id="IMark97229288"/><text:alphabetical-index-mark-end text:id="IMark105143080"/><text:alphabetical-index-mark-end text:id="IMark81923176"/> and cumbersome to use, but are safer in the <text:alphabetical-index-mark-start text:id="IMark104851720"/>lon<text:alphabetical-index-mark-end text:id="IMark104851720"/>g run. <text:span text:style-name="T204">Thus, </text:span><text:alphabetical-index-mark-start text:id="IMark90809912"/><text:alphabetical-index-mark-start text:id="IMark84066504"/><text:alphabetical-index-mark-start text:id="IMark104420200"/><text:alphabetical-index-mark-start text:id="IMark95252776"/><text:alphabetical-index-mark-start text:id="IMark105227592"/><text:span text:style-name="T204">Sqlite3</text:span><text:alphabetical-index-mark-end text:id="IMark105227592"/><text:alphabetical-index-mark-end text:id="IMark95252776"/><text:alphabetical-index-mark-end text:id="IMark104420200"/><text:alphabetical-index-mark-end text:id="IMark84066504"/><text:alphabetical-index-mark-end text:id="IMark90809912"/><text:span text:style-name="T204"> became the final choice for this project.</text:span></text:p>
      <text:p text:style-name="Text_20_body"/>
      <text:p text:style-name="Text_20_body"/>
      <text:h text:style-name="Heading_20_2" text:outline-level="2"><text:bookmark-start text:name="__RefHeading___Toc6776_1483239106"/><text:span text:style-name="T3">3</text:span><text:span text:style-name="T1">.3.</text:span> Multi <text:alphabetical-index-mark-start text:id="IMark103985336"/><text:alphabetical-index-mark-start text:id="IMark97279160"/><text:alphabetical-index-mark-start text:id="IMark89832600"/><text:alphabetical-index-mark-start text:id="IMark103266376"/><text:alphabetical-index-mark-start text:id="IMark97929656"/>thread<text:alphabetical-index-mark-end text:id="IMark97929656"/><text:alphabetical-index-mark-end text:id="IMark103266376"/><text:alphabetical-index-mark-end text:id="IMark89832600"/><text:alphabetical-index-mark-end text:id="IMark97279160"/><text:alphabetical-index-mark-end text:id="IMark103985336"/>ing <text:alphabetical-index-mark-start text:id="IMark96085720"/><text:alphabetical-index-mark-start text:id="IMark93533256"/><text:alphabetical-index-mark-start text:id="IMark92431560"/><text:alphabetical-index-mark-start text:id="IMark77928232"/><text:span text:style-name="T222">paradigm</text:span><text:alphabetical-index-mark-end text:id="IMark77928232"/><text:alphabetical-index-mark-end text:id="IMark92431560"/><text:alphabetical-index-mark-end text:id="IMark93533256"/><text:alphabetical-index-mark-end text:id="IMark96085720"/><text:span text:style-name="T222"> choice</text:span><text:bookmark-end text:name="__RefHeading___Toc6776_1483239106"/></text:h>
      <text:p text:style-name="Text_20_body"/>
      <text:p text:style-name="Text_20_body"><text:alphabetical-index-mark-start text:id="IMark94918632"/><text:alphabetical-index-mark-start text:id="IMark104874120"/><text:alphabetical-index-mark-start text:id="IMark100127384"/><text:alphabetical-index-mark-start text:id="IMark99900968"/><text:alphabetical-index-mark-start text:id="IMark102215576"/><text:alphabetical-index-mark-start text:id="IMark95341464"/>DGIII<text:alphabetical-index-mark-end text:id="IMark95341464"/><text:alphabetical-index-mark-start text:id="IMark97236648"/>AI<text:alphabetical-index-mark-end text:id="IMark97236648"/><text:alphabetical-index-mark-end text:id="IMark102215576"/><text:alphabetical-index-mark-end text:id="IMark99900968"/><text:alphabetical-index-mark-end text:id="IMark100127384"/><text:alphabetical-index-mark-end text:id="IMark104874120"/><text:alphabetical-index-mark-end text:id="IMark94918632"/> is multi <text:alphabetical-index-mark-start text:id="IMark105219864"/><text:alphabetical-index-mark-start text:id="IMark82600440"/><text:alphabetical-index-mark-start text:id="IMark104686440"/><text:alphabetical-index-mark-start text:id="IMark96103880"/><text:alphabetical-index-mark-start text:id="IMark89957912"/>thread<text:alphabetical-index-mark-end text:id="IMark89957912"/><text:alphabetical-index-mark-end text:id="IMark96103880"/><text:alphabetical-index-mark-end text:id="IMark104686440"/><text:alphabetical-index-mark-end text:id="IMark82600440"/><text:alphabetical-index-mark-end text:id="IMark105219864"/>ed following a shared <text:alphabetical-index-mark-start text:id="IMark90029304"/><text:alphabetical-index-mark-start text:id="IMark95563192"/>memory<text:alphabetical-index-mark-end text:id="IMark95563192"/><text:alphabetical-index-mark-end text:id="IMark90029304"/> <text:alphabetical-index-mark-start text:id="IMark105219080"/><text:alphabetical-index-mark-start text:id="IMark105211352"/><text:alphabetical-index-mark-start text:id="IMark105287704"/><text:alphabetical-index-mark-start text:id="IMark105235320"/><text:alphabetical-index-mark-start text:id="IMark105169928"/>mode<text:alphabetical-index-mark-end text:id="IMark105169928"/><text:alphabetical-index-mark-end text:id="IMark105235320"/><text:alphabetical-index-mark-end text:id="IMark105287704"/><text:alphabetical-index-mark-end text:id="IMark105211352"/><text:alphabetical-index-mark-end text:id="IMark105219080"/>l. It needs a CPU with at l<text:alphabetical-index-mark-start text:id="IMark105190264"/><text:alphabetical-index-mark-start text:id="IMark105200744"/>east<text:alphabetical-index-mark-end text:id="IMark105200744"/><text:alphabetical-index-mark-end text:id="IMark105190264"/> two cores to work properly. If you open <text:alphabetical-index-mark-start text:id="IMark105288488"/><text:alphabetical-index-mark-start text:id="IMark105279976"/><text:alphabetical-index-mark-start text:id="IMark93470552"/><text:alphabetical-index-mark-start text:id="IMark96142120"/><text:alphabetical-index-mark-start text:id="IMark96703016"/><text:alphabetical-index-mark-start text:id="IMark96735400"/><text:alphabetical-index-mark-start text:id="IMark103847208"/><text:alphabetical-index-mark-start text:id="IMark95340680"/><text:alphabetical-index-mark-start text:id="IMark81205320"/><text:alphabetical-index-mark-start text:id="IMark105250760"/><text:span text:style-name="T83">Delta</text:span><text:alphabetical-index-mark-end text:id="IMark105250760"/><text:alphabetical-index-mark-end text:id="IMark81205320"/><text:alphabetical-index-mark-end text:id="IMark95340680"/><text:alphabetical-index-mark-end text:id="IMark103847208"/><text:alphabetical-index-mark-end text:id="IMark96735400"/><text:alphabetical-index-mark-end text:id="IMark96703016"/><text:alphabetical-index-mark-end text:id="IMark96142120"/><text:alphabetical-index-mark-end text:id="IMark93470552"/><text:alphabetical-index-mark-end text:id="IMark105279976"/><text:alphabetical-index-mark-end text:id="IMark105288488"/><text:alphabetical-index-mark-start text:id="IMark105316520"/><text:alphabetical-index-mark-start text:id="IMark79111192"/><text:alphabetical-index-mark-start text:id="IMark97204008"/><text:alphabetical-index-mark-start text:id="IMark82240984"/><text:alphabetical-index-mark-start text:id="IMark81401624"/><text:span text:style-name="T83">Glider</text:span><text:alphabetical-index-mark-end text:id="IMark81401624"/><text:alphabetical-index-mark-end text:id="IMark82240984"/><text:alphabetical-index-mark-end text:id="IMark97204008"/><text:alphabetical-index-mark-end text:id="IMark79111192"/><text:alphabetical-index-mark-end text:id="IMark105316520"/><text:span text:style-name="T83">.</text:span><text:alphabetical-index-mark-start text:id="IMark81291064"/><text:alphabetical-index-mark-start text:id="IMark79139624"/><text:alphabetical-index-mark-start text:id="IMark100751544"/><text:alphabetical-index-mark-start text:id="IMark78397816"/><text:alphabetical-index-mark-start text:id="IMark97188936"/><text:span text:style-name="T83">cpp</text:span><text:alphabetical-index-mark-end text:id="IMark97188936"/><text:alphabetical-index-mark-end text:id="IMark78397816"/><text:alphabetical-index-mark-end text:id="IMark100751544"/><text:alphabetical-index-mark-end text:id="IMark79139624"/><text:alphabetical-index-mark-end text:id="IMark81291064"/> on your <text:alphabetical-index-mark-start text:id="IMark105191832"/><text:alphabetical-index-mark-start text:id="IMark97417672"/><text:alphabetical-index-mark-start text:id="IMark97054280"/><text:alphabetical-index-mark-start text:id="IMark97050488"/><text:alphabetical-index-mark-start text:id="IMark105307224"/><text:alphabetical-index-mark-start text:id="IMark96945480"/><text:alphabetical-index-mark-start text:id="IMark97046040"/><text:alphabetical-index-mark-start text:id="IMark97220904"/><text:alphabetical-index-mark-start text:id="IMark97500200"/>edit<text:alphabetical-index-mark-end text:id="IMark97500200"/><text:alphabetical-index-mark-end text:id="IMark97220904"/><text:alphabetical-index-mark-end text:id="IMark97046040"/><text:alphabetical-index-mark-end text:id="IMark96945480"/><text:alphabetical-index-mark-end text:id="IMark105307224"/>or<text:alphabetical-index-mark-end text:id="IMark97050488"/><text:alphabetical-index-mark-end text:id="IMark97054280"/><text:alphabetical-index-mark-end text:id="IMark97417672"/><text:alphabetical-index-mark-end text:id="IMark105191832"/> and take a look at the <text:alphabetical-index-mark-start text:id="IMark79286520"/><text:alphabetical-index-mark-start text:id="IMark98496840"/><text:alphabetical-index-mark-start text:id="IMark68170488"/>code<text:alphabetical-index-mark-end text:id="IMark68170488"/><text:alphabetical-index-mark-end text:id="IMark98496840"/><text:alphabetical-index-mark-end text:id="IMark79286520"/> of <text:alphabetical-index-mark-start text:id="IMark79089480"/><text:alphabetical-index-mark-start text:id="IMark81991064"/><text:alphabetical-index-mark-start text:id="IMark67883272"/><text:alphabetical-index-mark-start text:id="IMark89979000"/><text:alphabetical-index-mark-start text:id="IMark96908536"/><text:alphabetical-index-mark-start text:id="IMark80172200"/><text:alphabetical-index-mark-start text:id="IMark96087032"/><text:alphabetical-index-mark-start text:id="IMark99632504"/><text:alphabetical-index-mark-start text:id="IMark90866712"/><text:alphabetical-index-mark-start text:id="IMark97091496"/><text:span text:style-name="T83">Delta</text:span><text:alphabetical-index-mark-end text:id="IMark97091496"/><text:alphabetical-index-mark-end text:id="IMark90866712"/><text:alphabetical-index-mark-end text:id="IMark99632504"/><text:alphabetical-index-mark-end text:id="IMark96087032"/><text:alphabetical-index-mark-end text:id="IMark80172200"/><text:alphabetical-index-mark-end text:id="IMark96908536"/><text:alphabetical-index-mark-end text:id="IMark89979000"/><text:alphabetical-index-mark-end text:id="IMark67883272"/><text:alphabetical-index-mark-end text:id="IMark81991064"/><text:alphabetical-index-mark-end text:id="IMark79089480"/><text:alphabetical-index-mark-start text:id="IMark96994200"/><text:alphabetical-index-mark-start text:id="IMark97076040"/><text:alphabetical-index-mark-start text:id="IMark97045256"/><text:alphabetical-index-mark-start text:id="IMark97048392"/><text:alphabetical-index-mark-start text:id="IMark97093064"/><text:span text:style-name="T83">Glider</text:span><text:alphabetical-index-mark-end text:id="IMark97093064"/><text:alphabetical-index-mark-end text:id="IMark97048392"/><text:alphabetical-index-mark-end text:id="IMark97045256"/><text:alphabetical-index-mark-end text:id="IMark97076040"/><text:alphabetical-index-mark-end text:id="IMark96994200"/><text:span text:style-name="T83">::</text:span><text:alphabetical-index-mark-start text:id="IMark97052056"/><text:alphabetical-index-mark-start text:id="IMark82079864"/><text:alphabetical-index-mark-start text:id="IMark79104264"/><text:alphabetical-index-mark-start text:id="IMark80833656"/><text:alphabetical-index-mark-start text:id="IMark97100664"/><text:span text:style-name="T83">clbkPostStep</text:span><text:alphabetical-index-mark-end text:id="IMark97100664"/><text:alphabetical-index-mark-end text:id="IMark80833656"/><text:alphabetical-index-mark-end text:id="IMark79104264"/><text:alphabetical-index-mark-end text:id="IMark82079864"/><text:alphabetical-index-mark-end text:id="IMark97052056"/>. You will see:</text:p>
      <text:p text:style-name="Text_20_body"/>
      <text:p text:style-name="Text_20_body">#pragma omp <text:alphabetical-index-mark-start text:id="IMark68761144"/><text:alphabetical-index-mark-start text:id="IMark104049112"/><text:alphabetical-index-mark-start text:id="IMark96242440"/><text:alphabetical-index-mark-start text:id="IMark93112488"/>parallel<text:alphabetical-index-mark-end text:id="IMark93112488"/><text:alphabetical-index-mark-end text:id="IMark96242440"/><text:alphabetical-index-mark-end text:id="IMark104049112"/><text:alphabetical-index-mark-end text:id="IMark68761144"/> sections</text:p>
      <text:p text:style-name="Text_20_body"/>
      <text:p text:style-name="Text_20_body">This is <text:alphabetical-index-mark-start text:id="IMark93545272"/><text:alphabetical-index-mark-start text:id="IMark93996840"/><text:alphabetical-index-mark-start text:id="IMark77623240"/><text:alphabetical-index-mark-start text:id="IMark44823832"/><text:alphabetical-index-mark-start text:id="IMark94883464"/>OpenMP<text:alphabetical-index-mark-end text:id="IMark94883464"/><text:alphabetical-index-mark-end text:id="IMark44823832"/><text:alphabetical-index-mark-end text:id="IMark77623240"/><text:alphabetical-index-mark-end text:id="IMark93996840"/><text:alphabetical-index-mark-end text:id="IMark93545272"/> <text:alphabetical-index-mark-start text:id="IMark98596856"/><text:alphabetical-index-mark-start text:id="IMark90023512"/><text:alphabetical-index-mark-start text:id="IMark104850936"/>code<text:alphabetical-index-mark-end text:id="IMark104850936"/><text:alphabetical-index-mark-end text:id="IMark90023512"/><text:alphabetical-index-mark-end text:id="IMark98596856"/> <text:span text:style-name="T81">and means that <text:s/></text:span><text:alphabetical-index-mark-start text:id="IMark93885736"/><text:alphabetical-index-mark-start text:id="IMark100557464"/><text:alphabetical-index-mark-start text:id="IMark81509208"/><text:alphabetical-index-mark-start text:id="IMark97726632"/><text:alphabetical-index-mark-start text:id="IMark96243224"/><text:span text:style-name="T83">clbkPostStep</text:span><text:alphabetical-index-mark-end text:id="IMark96243224"/><text:alphabetical-index-mark-end text:id="IMark97726632"/><text:alphabetical-index-mark-end text:id="IMark81509208"/><text:alphabetical-index-mark-end text:id="IMark100557464"/><text:alphabetical-index-mark-end text:id="IMark93885736"/> <text:span text:style-name="T81">is multi </text:span><text:alphabetical-index-mark-start text:id="IMark80817512"/><text:alphabetical-index-mark-start text:id="IMark97247096"/><text:alphabetical-index-mark-start text:id="IMark97183576"/><text:alphabetical-index-mark-start text:id="IMark97253256"/><text:alphabetical-index-mark-start text:id="IMark94992456"/><text:span text:style-name="T81">thread</text:span><text:alphabetical-index-mark-end text:id="IMark94992456"/><text:alphabetical-index-mark-end text:id="IMark97253256"/><text:alphabetical-index-mark-end text:id="IMark97183576"/><text:alphabetical-index-mark-end text:id="IMark97247096"/><text:alphabetical-index-mark-end text:id="IMark80817512"/><text:span text:style-name="T81">ed: one </text:span><text:alphabetical-index-mark-start text:id="IMark97047608"/><text:alphabetical-index-mark-start text:id="IMark96860872"/><text:alphabetical-index-mark-start text:id="IMark97395928"/><text:alphabetical-index-mark-start text:id="IMark104210840"/><text:alphabetical-index-mark-start text:id="IMark79089064"/><text:span text:style-name="T81">thread</text:span><text:alphabetical-index-mark-end text:id="IMark79089064"/><text:alphabetical-index-mark-end text:id="IMark104210840"/><text:alphabetical-index-mark-end text:id="IMark97395928"/><text:alphabetical-index-mark-end text:id="IMark96860872"/><text:alphabetical-index-mark-end text:id="IMark97047608"/><text:span text:style-name="T81"> is assigned to all the tasks that the </text:span><text:alphabetical-index-mark-start text:id="IMark104373992"/><text:alphabetical-index-mark-start text:id="IMark104768536"/><text:alphabetical-index-mark-start text:id="IMark99669560"/><text:alphabetical-index-mark-start text:id="IMark96392472"/><text:alphabetical-index-mark-start text:id="IMark92365864"/><text:span text:style-name="T81">function</text:span><text:alphabetical-index-mark-end text:id="IMark92365864"/><text:alphabetical-index-mark-end text:id="IMark96392472"/><text:alphabetical-index-mark-end text:id="IMark99669560"/><text:alphabetical-index-mark-end text:id="IMark104768536"/><text:alphabetical-index-mark-end text:id="IMark104373992"/><text:span text:style-name="T81"> performs in a </text:span><text:alphabetical-index-mark-start text:id="IMark80136712"/><text:alphabetical-index-mark-start text:id="IMark102444328"/><text:alphabetical-index-mark-start text:id="IMark97416888"/><text:alphabetical-index-mark-start text:id="IMark96156440"/><text:alphabetical-index-mark-start text:id="IMark79924344"/><text:span text:style-name="T81">stock</text:span><text:alphabetical-index-mark-end text:id="IMark79924344"/><text:alphabetical-index-mark-end text:id="IMark96156440"/><text:alphabetical-index-mark-end text:id="IMark97416888"/><text:alphabetical-index-mark-end text:id="IMark102444328"/><text:alphabetical-index-mark-end text:id="IMark80136712"/><text:span text:style-name="T81"> </text:span><text:alphabetical-index-mark-start text:id="IMark103005320"/><text:alphabetical-index-mark-start text:id="IMark97182008"/><text:alphabetical-index-mark-start text:id="IMark97211080"/><text:alphabetical-index-mark-start text:id="IMark97044472"/><text:alphabetical-index-mark-start text:id="IMark97228504"/><text:span text:style-name="T81">DGIII</text:span><text:alphabetical-index-mark-end text:id="IMark97228504"/><text:alphabetical-index-mark-end text:id="IMark97044472"/><text:alphabetical-index-mark-end text:id="IMark97211080"/><text:alphabetical-index-mark-end text:id="IMark97182008"/><text:alphabetical-index-mark-end text:id="IMark103005320"/><text:span text:style-name="T81">. The other </text:span><text:alphabetical-index-mark-start text:id="IMark97209512"/><text:alphabetical-index-mark-start text:id="IMark97221688"/><text:alphabetical-index-mark-start text:id="IMark60624584"/><text:alphabetical-index-mark-start text:id="IMark96842280"/><text:alphabetical-index-mark-start text:id="IMark97174152"/><text:span text:style-name="T81">thread</text:span><text:alphabetical-index-mark-end text:id="IMark97174152"/><text:alphabetical-index-mark-end text:id="IMark96842280"/><text:alphabetical-index-mark-end text:id="IMark60624584"/><text:alphabetical-index-mark-end text:id="IMark97221688"/><text:alphabetical-index-mark-end text:id="IMark97209512"/><text:span text:style-name="T81"> is reserved for </text:span><text:alphabetical-index-mark-start text:id="IMark97774232"/><text:alphabetical-index-mark-start text:id="IMark99368968"/><text:alphabetical-index-mark-start text:id="IMark97435480"/><text:alphabetical-index-mark-start text:id="IMark101761640"/><text:alphabetical-index-mark-start text:id="IMark98998136"/><text:span text:style-name="T81">AI</text:span><text:alphabetical-index-mark-end text:id="IMark98998136"/><text:alphabetical-index-mark-end text:id="IMark101761640"/><text:alphabetical-index-mark-end text:id="IMark97435480"/><text:alphabetical-index-mark-end text:id="IMark99368968"/><text:alphabetical-index-mark-end text:id="IMark97774232"/><text:span text:style-name="T81">. In past </text:span><text:alphabetical-index-mark-start text:id="IMark95282616"/><text:alphabetical-index-mark-start text:id="IMark104269640"/><text:alphabetical-index-mark-start text:id="IMark95177848"/><text:alphabetical-index-mark-start text:id="IMark98846216"/><text:alphabetical-index-mark-start text:id="IMark98508024"/><text:span text:style-name="T81">version</text:span><text:alphabetical-index-mark-end text:id="IMark98508024"/><text:alphabetical-index-mark-end text:id="IMark98846216"/><text:alphabetical-index-mark-end text:id="IMark95177848"/><text:alphabetical-index-mark-end text:id="IMark104269640"/><text:alphabetical-index-mark-end text:id="IMark95282616"/><text:span text:style-name="T81">s of this project I experimented with multi </text:span><text:alphabetical-index-mark-start text:id="IMark98863352"/><text:alphabetical-index-mark-start text:id="IMark104624984"/><text:alphabetical-index-mark-start text:id="IMark99551240"/><text:alphabetical-index-mark-start text:id="IMark95093608"/><text:alphabetical-index-mark-start text:id="IMark101979512"/><text:span text:style-name="T81">thread</text:span><text:alphabetical-index-mark-end text:id="IMark101979512"/><text:alphabetical-index-mark-end text:id="IMark95093608"/><text:alphabetical-index-mark-end text:id="IMark99551240"/><text:alphabetical-index-mark-end text:id="IMark104624984"/><text:alphabetical-index-mark-end text:id="IMark98863352"/><text:span text:style-name="T81">ing in other </text:span><text:alphabetical-index-mark-start text:id="IMark104560680"/><text:alphabetical-index-mark-start text:id="IMark80339128"/><text:alphabetical-index-mark-start text:id="IMark95790968"/><text:alphabetical-index-mark-start text:id="IMark104486552"/><text:alphabetical-index-mark-start text:id="IMark96192296"/><text:span text:style-name="T81">function</text:span><text:alphabetical-index-mark-end text:id="IMark96192296"/><text:alphabetical-index-mark-end text:id="IMark104486552"/><text:alphabetical-index-mark-end text:id="IMark95790968"/><text:alphabetical-index-mark-end text:id="IMark80339128"/><text:alphabetical-index-mark-end text:id="IMark104560680"/><text:span text:style-name="T81">s as well, but the </text:span><text:alphabetical-index-mark-start text:id="IMark95315160"/><text:alphabetical-index-mark-start text:id="IMark101728456"/><text:alphabetical-index-mark-start text:id="IMark90291368"/><text:alphabetical-index-mark-start text:id="IMark98271848"/><text:span text:style-name="T81">complex</text:span><text:alphabetical-index-mark-end text:id="IMark98271848"/><text:alphabetical-index-mark-end text:id="IMark90291368"/><text:span text:style-name="T81">ity</text:span><text:alphabetical-index-mark-end text:id="IMark101728456"/><text:alphabetical-index-mark-end text:id="IMark95315160"/><text:span text:style-name="T81"> of the </text:span><text:alphabetical-index-mark-start text:id="IMark81712072"/><text:alphabetical-index-mark-start text:id="IMark82105832"/><text:alphabetical-index-mark-start text:id="IMark90667880"/><text:span text:style-name="T81">code</text:span><text:alphabetical-index-mark-end text:id="IMark90667880"/><text:alphabetical-index-mark-end text:id="IMark82105832"/><text:alphabetical-index-mark-end text:id="IMark81712072"/><text:span text:style-name="T81"> and its </text:span><text:alphabetical-index-mark-start text:id="IMark81630696"/><text:alphabetical-index-mark-start text:id="IMark91903208"/><text:alphabetical-index-mark-start text:id="IMark97366712"/><text:alphabetical-index-mark-start text:id="IMark95565544"/><text:alphabetical-index-mark-start text:id="IMark60623800"/><text:span text:style-name="T81">behavior</text:span><text:alphabetical-index-mark-end text:id="IMark60623800"/><text:alphabetical-index-mark-end text:id="IMark95565544"/><text:alphabetical-index-mark-end text:id="IMark97366712"/><text:alphabetical-index-mark-end text:id="IMark91903208"/><text:alphabetical-index-mark-end text:id="IMark81630696"/><text:span text:style-name="T81"> g</text:span><text:alphabetical-index-mark-start text:id="IMark44793992"/><text:alphabetical-index-mark-start text:id="IMark60609000"/><text:alphabetical-index-mark-start text:id="IMark83928408"/><text:alphabetical-index-mark-start text:id="IMark89854680"/><text:alphabetical-index-mark-start text:id="IMark78562936"/><text:span text:style-name="T81">row</text:span><text:alphabetical-index-mark-end text:id="IMark78562936"/><text:alphabetical-index-mark-end text:id="IMark89854680"/><text:alphabetical-index-mark-end text:id="IMark83928408"/><text:alphabetical-index-mark-end text:id="IMark60609000"/><text:alphabetical-index-mark-end text:id="IMark44793992"/><text:span text:style-name="T81">s exponentially as you add new multi </text:span><text:alphabetical-index-mark-start text:id="IMark80983464"/><text:alphabetical-index-mark-start text:id="IMark91223720"/><text:alphabetical-index-mark-start text:id="IMark92737160"/><text:alphabetical-index-mark-start text:id="IMark89770296"/><text:alphabetical-index-mark-start text:id="IMark99290936"/><text:span text:style-name="T81">thread</text:span><text:alphabetical-index-mark-end text:id="IMark99290936"/><text:alphabetical-index-mark-end text:id="IMark89770296"/><text:alphabetical-index-mark-end text:id="IMark92737160"/><text:alphabetical-index-mark-end text:id="IMark91223720"/><text:alphabetical-index-mark-end text:id="IMark80983464"/><text:span text:style-name="T81">ed sections. So, I decided to just multi </text:span><text:alphabetical-index-mark-start text:id="IMark102918520"/><text:alphabetical-index-mark-start text:id="IMark101523448"/><text:alphabetical-index-mark-start text:id="IMark84003528"/><text:alphabetical-index-mark-start text:id="IMark98097816"/><text:alphabetical-index-mark-start text:id="IMark104230376"/><text:span text:style-name="T81">thread</text:span><text:alphabetical-index-mark-end text:id="IMark104230376"/><text:alphabetical-index-mark-end text:id="IMark98097816"/><text:alphabetical-index-mark-end text:id="IMark84003528"/><text:alphabetical-index-mark-end text:id="IMark101523448"/><text:alphabetical-index-mark-end text:id="IMark102918520"/><text:span text:style-name="T81"> </text:span><text:alphabetical-index-mark-start text:id="IMark90377880"/><text:alphabetical-index-mark-start text:id="IMark95070600"/><text:alphabetical-index-mark-start text:id="IMark90311096"/><text:alphabetical-index-mark-start text:id="IMark92225656"/><text:alphabetical-index-mark-start text:id="IMark67705240"/><text:span text:style-name="T83">clbkPostStep</text:span><text:alphabetical-index-mark-end text:id="IMark67705240"/><text:alphabetical-index-mark-end text:id="IMark92225656"/><text:alphabetical-index-mark-end text:id="IMark90311096"/><text:alphabetical-index-mark-end text:id="IMark95070600"/><text:alphabetical-index-mark-end text:id="IMark90377880"/> <text:span text:style-name="T84">in toto</text:span><text:span text:style-name="T82"> in </text:span><text:alphabetical-index-mark-start text:id="IMark91965400"/><text:alphabetical-index-mark-start text:id="IMark98867928"/><text:alphabetical-index-mark-start text:id="IMark68711848"/><text:alphabetical-index-mark-start text:id="IMark104468488"/><text:alphabetical-index-mark-start text:id="IMark93686520"/><text:span text:style-name="T82">order</text:span><text:alphabetical-index-mark-end text:id="IMark93686520"/><text:alphabetical-index-mark-end text:id="IMark104468488"/><text:alphabetical-index-mark-end text:id="IMark68711848"/><text:alphabetical-index-mark-end text:id="IMark98867928"/><text:alphabetical-index-mark-end text:id="IMark91965400"/><text:span text:style-name="T82"> to find a balance between </text:span><text:alphabetical-index-mark-start text:id="IMark96802584"/><text:alphabetical-index-mark-start text:id="IMark90943928"/><text:alphabetical-index-mark-start text:id="IMark81700136"/><text:alphabetical-index-mark-start text:id="IMark78414264"/><text:span text:style-name="T82">speed</text:span><text:alphabetical-index-mark-end text:id="IMark78414264"/><text:alphabetical-index-mark-end text:id="IMark81700136"/><text:alphabetical-index-mark-end text:id="IMark90943928"/><text:alphabetical-index-mark-end text:id="IMark96802584"/><text:span text:style-name="T82"> and </text:span><text:alphabetical-index-mark-start text:id="IMark90840904"/><text:alphabetical-index-mark-start text:id="IMark104498536"/><text:alphabetical-index-mark-start text:id="IMark105130504"/><text:span text:style-name="T82">code</text:span><text:alphabetical-index-mark-end text:id="IMark105130504"/><text:alphabetical-index-mark-end text:id="IMark104498536"/><text:alphabetical-index-mark-end text:id="IMark90840904"/><text:span text:style-name="T82"> </text:span><text:alphabetical-index-mark-start text:id="IMark79647528"/><text:alphabetical-index-mark-start text:id="IMark104475656"/><text:alphabetical-index-mark-start text:id="IMark97345208"/><text:alphabetical-index-mark-start text:id="IMark105124344"/><text:span text:style-name="T82">complex</text:span><text:alphabetical-index-mark-end text:id="IMark105124344"/><text:alphabetical-index-mark-end text:id="IMark97345208"/><text:span text:style-name="T82">ity</text:span><text:alphabetical-index-mark-end text:id="IMark104475656"/><text:alphabetical-index-mark-end text:id="IMark79647528"/><text:span text:style-name="T82">.</text:span></text:p>
      <text:p text:style-name="Text_20_body"/>
      <text:p text:style-name="P38"><text:alphabetical-index-mark-start text:id="IMark79364088"/><text:alphabetical-index-mark-start text:id="IMark104701608"/><text:alphabetical-index-mark-start text:id="IMark102231032"/><text:alphabetical-index-mark-start text:id="IMark104711720"/><text:alphabetical-index-mark-start text:id="IMark79644952"/>OpenMP<text:alphabetical-index-mark-end text:id="IMark79644952"/><text:alphabetical-index-mark-end text:id="IMark104711720"/><text:alphabetical-index-mark-end text:id="IMark102231032"/><text:alphabetical-index-mark-end text:id="IMark104701608"/><text:alphabetical-index-mark-end text:id="IMark79364088"/> is arguably the most efficient way to achieve <text:alphabetical-index-mark-start text:id="IMark80303736"/><text:alphabetical-index-mark-start text:id="IMark104795688"/><text:alphabetical-index-mark-start text:id="IMark104364824"/><text:alphabetical-index-mark-start text:id="IMark91429064"/><text:alphabetical-index-mark-start text:id="IMark97386632"/>HPC<text:alphabetical-index-mark-end text:id="IMark97386632"/><text:alphabetical-index-mark-end text:id="IMark91429064"/><text:alphabetical-index-mark-end text:id="IMark104364824"/><text:alphabetical-index-mark-end text:id="IMark104795688"/><text:alphabetical-index-mark-end text:id="IMark80303736"/> <text:alphabetical-index-mark-start text:id="IMark92539432"/><text:alphabetical-index-mark-start text:id="IMark80133432"/><text:alphabetical-index-mark-start text:id="IMark91157224"/><text:alphabetical-index-mark-start text:id="IMark103846424"/>operation<text:alphabetical-index-mark-end text:id="IMark103846424"/><text:alphabetical-index-mark-end text:id="IMark91157224"/><text:alphabetical-index-mark-end text:id="IMark80133432"/><text:alphabetical-index-mark-end text:id="IMark92539432"/>s on shared – <text:alphabetical-index-mark-start text:id="IMark99700072"/><text:alphabetical-index-mark-start text:id="IMark99696936"/>memory<text:alphabetical-index-mark-end text:id="IMark99696936"/><text:alphabetical-index-mark-end text:id="IMark99700072"/> <text:alphabetical-index-mark-start text:id="IMark99313080"/><text:alphabetical-index-mark-start text:id="IMark93903448"/><text:alphabetical-index-mark-start text:id="IMark81189112"/><text:alphabetical-index-mark-start text:id="IMark96657176"/><text:alphabetical-index-mark-start text:id="IMark90133416"/>system<text:alphabetical-index-mark-end text:id="IMark90133416"/><text:alphabetical-index-mark-end text:id="IMark96657176"/><text:alphabetical-index-mark-end text:id="IMark81189112"/><text:alphabetical-index-mark-end text:id="IMark93903448"/><text:alphabetical-index-mark-end text:id="IMark99313080"/>s. On the other hand, at l<text:alphabetical-index-mark-start text:id="IMark83674168"/><text:alphabetical-index-mark-start text:id="IMark79813816"/>east<text:alphabetical-index-mark-end text:id="IMark79813816"/><text:alphabetical-index-mark-end text:id="IMark83674168"/> in this project I did not intend to modify the <text:alphabetical-index-mark-start text:id="IMark101828664"/><text:alphabetical-index-mark-start text:id="IMark97325416"/><text:alphabetical-index-mark-start text:id="IMark60725208"/>code<text:alphabetical-index-mark-end text:id="IMark60725208"/><text:alphabetical-index-mark-end text:id="IMark97325416"/><text:alphabetical-index-mark-end text:id="IMark101828664"/> for in<text:alphabetical-index-mark-start text:id="IMark81153816"/>dist<text:alphabetical-index-mark-end text:id="IMark81153816"/>inct <text:alphabetical-index-mark-start text:id="IMark89782392"/>dist<text:alphabetical-index-mark-end text:id="IMark89782392"/>ributed or shared <text:alphabetical-index-mark-start text:id="IMark100376136"/><text:alphabetical-index-mark-start text:id="IMark79988312"/>memory<text:alphabetical-index-mark-end text:id="IMark79988312"/><text:alphabetical-index-mark-end text:id="IMark100376136"/> <text:alphabetical-index-mark-start text:id="IMark97254824"/><text:alphabetical-index-mark-start text:id="IMark68677336"/><text:alphabetical-index-mark-start text:id="IMark80879288"/><text:alphabetical-index-mark-start text:id="IMark98583208"/><text:alphabetical-index-mark-start text:id="IMark94319592"/>system<text:alphabetical-index-mark-end text:id="IMark94319592"/><text:alphabetical-index-mark-end text:id="IMark98583208"/><text:alphabetical-index-mark-end text:id="IMark80879288"/><text:alphabetical-index-mark-end text:id="IMark68677336"/><text:alphabetical-index-mark-end text:id="IMark97254824"/>s <text:span text:style-name="T199">since it wouldn’t create enough benefits considering the cost of attempting to do so, given that the OS on which </text:span><text:alphabetical-index-mark-start text:id="IMark90598488"/><text:alphabetical-index-mark-start text:id="IMark91694008"/><text:alphabetical-index-mark-start text:id="IMark94159832"/><text:alphabetical-index-mark-start text:id="IMark101328296"/><text:alphabetical-index-mark-start text:id="IMark100405976"/><text:span text:style-name="T199">OSFS</text:span><text:alphabetical-index-mark-end text:id="IMark100405976"/><text:alphabetical-index-mark-end text:id="IMark101328296"/><text:alphabetical-index-mark-end text:id="IMark94159832"/><text:alphabetical-index-mark-end text:id="IMark91694008"/><text:alphabetical-index-mark-end text:id="IMark90598488"/><text:span text:style-name="T199"> runs has not been </text:span><text:alphabetical-index-mark-start text:id="IMark94509224"/><text:alphabetical-index-mark-start text:id="IMark102334376"/><text:alphabetical-index-mark-start text:id="IMark100146616"/><text:alphabetical-index-mark-start text:id="IMark104600072"/><text:alphabetical-index-mark-start text:id="IMark104704136"/><text:span text:style-name="T199">design</text:span><text:alphabetical-index-mark-end text:id="IMark104704136"/><text:alphabetical-index-mark-end text:id="IMark104600072"/><text:alphabetical-index-mark-end text:id="IMark100146616"/><text:alphabetical-index-mark-end text:id="IMark102334376"/><text:alphabetical-index-mark-end text:id="IMark94509224"/><text:span text:style-name="T199">ed to run efficiently – or at all possibly – on </text:span><text:alphabetical-index-mark-start text:id="IMark97601928"/><text:alphabetical-index-mark-start text:id="IMark99685832"/><text:span text:style-name="T199">computer</text:span><text:alphabetical-index-mark-end text:id="IMark99685832"/><text:alphabetical-index-mark-end text:id="IMark97601928"/><text:span text:style-name="T199"> </text:span><text:alphabetical-index-mark-start text:id="IMark78104872"/><text:alphabetical-index-mark-start text:id="IMark44856184"/><text:alphabetical-index-mark-start text:id="IMark98801176"/><text:alphabetical-index-mark-start text:id="IMark98634072"/><text:alphabetical-index-mark-start text:id="IMark102245080"/><text:span text:style-name="T199">cluster</text:span><text:alphabetical-index-mark-end text:id="IMark102245080"/><text:alphabetical-index-mark-end text:id="IMark98634072"/><text:alphabetical-index-mark-end text:id="IMark98801176"/><text:alphabetical-index-mark-end text:id="IMark44856184"/><text:alphabetical-index-mark-end text:id="IMark78104872"/><text:span text:style-name="T199">s. </text:span></text:p>
      <text:p text:style-name="P38"/>
      <text:p text:style-name="P38"><text:soft-page-break/></text:p>
      <text:p text:style-name="P38"><text:span text:style-name="T199">That would require not only </text:span><text:alphabetical-index-mark-start text:id="IMark96057144"/><text:alphabetical-index-mark-start text:id="IMark91696360"/><text:span text:style-name="T199">OpenMP</text:span><text:alphabetical-index-mark-end text:id="IMark91696360"/><text:alphabetical-index-mark-end text:id="IMark96057144"/><text:span text:style-name="T199"> </text:span><text:alphabetical-index-mark-start text:id="IMark94201816"/><text:alphabetical-index-mark-start text:id="IMark81542424"/><text:span text:style-name="T199">libraries</text:span><text:alphabetical-index-mark-end text:id="IMark81542424"/><text:alphabetical-index-mark-end text:id="IMark94201816"/><text:span text:style-name="T199"> but also MPICH or </text:span><text:alphabetical-index-mark-start text:id="IMark94555112"/><text:alphabetical-index-mark-start text:id="IMark92838744"/><text:span text:style-name="T199">OpenMP</text:span><text:alphabetical-index-mark-end text:id="IMark92838744"/><text:alphabetical-index-mark-end text:id="IMark94555112"/><text:span text:style-name="T199">I, plus </text:span><text:alphabetical-index-mark-start text:id="IMark98827160"/><text:alphabetical-index-mark-start text:id="IMark103701208"/><text:span text:style-name="T199">OpenMP</text:span><text:alphabetical-index-mark-end text:id="IMark103701208"/><text:alphabetical-index-mark-end text:id="IMark98827160"/><text:span text:style-name="T199">I for improved local </text:span><text:alphabetical-index-mark-start text:id="IMark80090216"/><text:alphabetical-index-mark-start text:id="IMark96354888"/><text:span text:style-name="T199">performance</text:span><text:alphabetical-index-mark-end text:id="IMark96354888"/><text:alphabetical-index-mark-end text:id="IMark80090216"/><text:span text:style-name="T199">, and a Linux family OS.</text:span></text:p>
      <text:p text:style-name="P4"/>
      <text:p text:style-name="P4"><text:span text:style-name="T199">It would be interesting, however, to have one such </text:span><text:alphabetical-index-mark-start text:id="IMark100669368"/><text:alphabetical-index-mark-start text:id="IMark98903160"/><text:alphabetical-index-mark-start text:id="IMark91336952"/><text:alphabetical-index-mark-start text:id="IMark98844248"/><text:alphabetical-index-mark-start text:id="IMark96248712"/><text:span text:style-name="T199">flight</text:span><text:alphabetical-index-mark-end text:id="IMark96248712"/><text:alphabetical-index-mark-end text:id="IMark98844248"/><text:alphabetical-index-mark-end text:id="IMark91336952"/><text:alphabetical-index-mark-end text:id="IMark98903160"/><text:alphabetical-index-mark-end text:id="IMark100669368"/><text:span text:style-name="T199"> </text:span><text:alphabetical-index-mark-start text:id="IMark90018696"/><text:alphabetical-index-mark-start text:id="IMark100563080"/><text:alphabetical-index-mark-start text:id="IMark103324792"/><text:alphabetical-index-mark-start text:id="IMark104519176"/><text:span text:style-name="T199">simu</text:span><text:alphabetical-index-mark-start text:id="IMark104478184"/><text:span text:style-name="T199">lat</text:span><text:alphabetical-index-mark-end text:id="IMark104478184"/><text:span text:style-name="T199">or</text:span><text:alphabetical-index-mark-end text:id="IMark104519176"/><text:alphabetical-index-mark-end text:id="IMark103324792"/><text:alphabetical-index-mark-end text:id="IMark100563080"/><text:alphabetical-index-mark-end text:id="IMark90018696"/><text:span text:style-name="T199"> one day</text:span>.</text:p>
      <text:p text:style-name="Text_20_body"/>
      <text:p text:style-name="Text_20_body"/>
      <text:h text:style-name="Heading_20_2" text:outline-level="2"><text:bookmark-start text:name="__RefHeading___Toc6778_1483239106"/><text:span text:style-name="T1">3.4.</text:span> <text:alphabetical-index-mark-start text:id="IMark104668376"/><text:alphabetical-index-mark-start text:id="IMark78411928"/><text:alphabetical-index-mark-start text:id="IMark84374888"/><text:alphabetical-index-mark-start text:id="IMark80576392"/><text:alphabetical-index-mark-start text:id="IMark102229464"/>Flight<text:alphabetical-index-mark-end text:id="IMark102229464"/><text:alphabetical-index-mark-end text:id="IMark80576392"/><text:alphabetical-index-mark-end text:id="IMark84374888"/><text:alphabetical-index-mark-end text:id="IMark78411928"/><text:alphabetical-index-mark-end text:id="IMark104668376"/> characteristics<text:bookmark-end text:name="__RefHeading___Toc6778_1483239106"/></text:h>
      <text:p text:style-name="P4"/>
      <text:p text:style-name="P4"><text:alphabetical-index-mark-start text:id="IMark100153864"/><text:alphabetical-index-mark-start text:id="IMark99105928"/><text:alphabetical-index-mark-start text:id="IMark97395144"/><text:alphabetical-index-mark-start text:id="IMark82064168"/><text:alphabetical-index-mark-start text:id="IMark94416504"/>Flight<text:alphabetical-index-mark-end text:id="IMark94416504"/><text:alphabetical-index-mark-end text:id="IMark82064168"/><text:alphabetical-index-mark-end text:id="IMark97395144"/><text:alphabetical-index-mark-end text:id="IMark99105928"/><text:alphabetical-index-mark-end text:id="IMark100153864"/> characteristics in <text:alphabetical-index-mark-start text:id="IMark52508872"/><text:alphabetical-index-mark-start text:id="IMark101174712"/><text:alphabetical-index-mark-start text:id="IMark96717032"/><text:alphabetical-index-mark-start text:id="IMark102563992"/><text:alphabetical-index-mark-start text:id="IMark101223976"/><text:alphabetical-index-mark-start text:id="IMark91006648"/>DGIII<text:alphabetical-index-mark-end text:id="IMark91006648"/><text:alphabetical-index-mark-start text:id="IMark92068856"/>AI<text:alphabetical-index-mark-end text:id="IMark92068856"/><text:alphabetical-index-mark-end text:id="IMark101223976"/><text:alphabetical-index-mark-end text:id="IMark102563992"/><text:alphabetical-index-mark-end text:id="IMark96717032"/><text:alphabetical-index-mark-end text:id="IMark101174712"/><text:alphabetical-index-mark-end text:id="IMark52508872"/> are the same as those of <text:alphabetical-index-mark-start text:id="IMark97345992"/><text:alphabetical-index-mark-start text:id="IMark105060824"/><text:alphabetical-index-mark-start text:id="IMark79646744"/><text:alphabetical-index-mark-start text:id="IMark94875464"/><text:alphabetical-index-mark-start text:id="IMark97666040"/>DGIII<text:alphabetical-index-mark-end text:id="IMark97666040"/><text:alphabetical-index-mark-end text:id="IMark94875464"/><text:alphabetical-index-mark-end text:id="IMark79646744"/><text:alphabetical-index-mark-end text:id="IMark105060824"/><text:alphabetical-index-mark-end text:id="IMark97345992"/> except for:</text:p>
      <text:p text:style-name="Text_20_body"/>
      <text:h text:style-name="Heading_20_3" text:outline-level="3"><text:bookmark-start text:name="__RefHeading___Toc6366_1538881673"/><text:span text:style-name="T1">3.4.1. </text:span><text:alphabetical-index-mark-start text:id="IMark81726840"/><text:alphabetical-index-mark-start text:id="IMark82204200"/><text:alphabetical-index-mark-start text:id="IMark95024520"/><text:alphabetical-index-mark-start text:id="IMark101185528"/><text:alphabetical-index-mark-start text:id="IMark101186840"/><text:span text:style-name="T60">Landing</text:span><text:alphabetical-index-mark-end text:id="IMark101186840"/><text:alphabetical-index-mark-end text:id="IMark101185528"/><text:alphabetical-index-mark-end text:id="IMark95024520"/><text:alphabetical-index-mark-end text:id="IMark82204200"/><text:alphabetical-index-mark-end text:id="IMark81726840"/><text:span text:style-name="T60"> </text:span><text:alphabetical-index-mark-start text:id="IMark101487000"/><text:alphabetical-index-mark-start text:id="IMark102081944"/><text:alphabetical-index-mark-start text:id="IMark95761656"/><text:alphabetical-index-mark-start text:id="IMark102216392"/><text:alphabetical-index-mark-start text:id="IMark100859752"/><text:span text:style-name="T60">gear</text:span><text:alphabetical-index-mark-end text:id="IMark100859752"/><text:alphabetical-index-mark-end text:id="IMark102216392"/><text:alphabetical-index-mark-end text:id="IMark95761656"/><text:alphabetical-index-mark-end text:id="IMark102081944"/><text:alphabetical-index-mark-end text:id="IMark101487000"/><text:span text:style-name="T60"> </text:span><text:alphabetical-index-mark-start text:id="IMark100757144"/><text:alphabetical-index-mark-start text:id="IMark98156232"/><text:alphabetical-index-mark-start text:id="IMark96155576"/><text:alphabetical-index-mark-start text:id="IMark79987528"/><text:alphabetical-index-mark-start text:id="IMark80516104"/><text:span text:style-name="T60">retr</text:span><text:alphabetical-index-mark-start text:id="IMark100280088"/><text:alphabetical-index-mark-start text:id="IMark89968392"/><text:alphabetical-index-mark-start text:id="IMark100025880"/><text:alphabetical-index-mark-start text:id="IMark93327016"/><text:alphabetical-index-mark-start text:id="IMark94608744"/><text:span text:style-name="T60">act</text:span><text:alphabetical-index-mark-end text:id="IMark80516104"/><text:alphabetical-index-mark-end text:id="IMark79987528"/><text:alphabetical-index-mark-end text:id="IMark96155576"/><text:alphabetical-index-mark-end text:id="IMark98156232"/><text:alphabetical-index-mark-end text:id="IMark100757144"/><text:span text:style-name="T60">ion</text:span><text:alphabetical-index-mark-end text:id="IMark94608744"/><text:alphabetical-index-mark-end text:id="IMark93327016"/><text:alphabetical-index-mark-end text:id="IMark100025880"/><text:alphabetical-index-mark-end text:id="IMark89968392"/><text:alphabetical-index-mark-end text:id="IMark100280088"/><text:span text:style-name="T60"> </text:span><text:alphabetical-index-mark-start text:id="IMark102147608"/><text:alphabetical-index-mark-start text:id="IMark101173928"/><text:alphabetical-index-mark-start text:id="IMark95815464"/><text:alphabetical-index-mark-start text:id="IMark96448840"/><text:span text:style-name="T60">speed</text:span><text:bookmark-end text:name="__RefHeading___Toc6366_1538881673"/><text:alphabetical-index-mark-end text:id="IMark96448840"/><text:alphabetical-index-mark-end text:id="IMark95815464"/><text:alphabetical-index-mark-end text:id="IMark101173928"/><text:alphabetical-index-mark-end text:id="IMark102147608"/></text:h>
      <text:p text:style-name="P7"/>
      <text:p text:style-name="P7">The <text:alphabetical-index-mark-start text:id="IMark99217592"/><text:alphabetical-index-mark-start text:id="IMark43407288"/><text:alphabetical-index-mark-start text:id="IMark93756776"/><text:alphabetical-index-mark-start text:id="IMark91005832"/><text:alphabetical-index-mark-start text:id="IMark103751432"/>landing<text:alphabetical-index-mark-end text:id="IMark103751432"/><text:alphabetical-index-mark-end text:id="IMark91005832"/><text:alphabetical-index-mark-end text:id="IMark93756776"/><text:alphabetical-index-mark-end text:id="IMark43407288"/><text:alphabetical-index-mark-end text:id="IMark99217592"/> <text:alphabetical-index-mark-start text:id="IMark100659832"/><text:alphabetical-index-mark-start text:id="IMark82081432"/><text:alphabetical-index-mark-start text:id="IMark89936952"/><text:alphabetical-index-mark-start text:id="IMark83996360"/><text:alphabetical-index-mark-start text:id="IMark44082136"/>gear<text:alphabetical-index-mark-end text:id="IMark44082136"/><text:alphabetical-index-mark-end text:id="IMark83996360"/><text:alphabetical-index-mark-end text:id="IMark89936952"/><text:alphabetical-index-mark-end text:id="IMark82081432"/><text:alphabetical-index-mark-end text:id="IMark100659832"/> <text:alphabetical-index-mark-start text:id="IMark82426744"/><text:alphabetical-index-mark-start text:id="IMark83547672"/><text:alphabetical-index-mark-start text:id="IMark90743512"/><text:alphabetical-index-mark-start text:id="IMark80836792"/><text:alphabetical-index-mark-start text:id="IMark84010488"/>retr<text:alphabetical-index-mark-start text:id="IMark91023176"/><text:alphabetical-index-mark-start text:id="IMark83580168"/><text:alphabetical-index-mark-start text:id="IMark80283208"/><text:alphabetical-index-mark-start text:id="IMark80646936"/><text:alphabetical-index-mark-start text:id="IMark80698168"/>act<text:alphabetical-index-mark-end text:id="IMark84010488"/><text:alphabetical-index-mark-end text:id="IMark80836792"/><text:alphabetical-index-mark-end text:id="IMark90743512"/><text:alphabetical-index-mark-end text:id="IMark83547672"/><text:alphabetical-index-mark-end text:id="IMark82426744"/>ion<text:alphabetical-index-mark-end text:id="IMark80698168"/><text:alphabetical-index-mark-end text:id="IMark80646936"/><text:alphabetical-index-mark-end text:id="IMark80283208"/><text:alphabetical-index-mark-end text:id="IMark83580168"/><text:alphabetical-index-mark-end text:id="IMark91023176"/> and extension <text:alphabetical-index-mark-start text:id="IMark90007560"/><text:alphabetical-index-mark-start text:id="IMark80182424"/><text:alphabetical-index-mark-start text:id="IMark80099512"/><text:alphabetical-index-mark-start text:id="IMark102898744"/>speed<text:alphabetical-index-mark-end text:id="IMark102898744"/><text:alphabetical-index-mark-end text:id="IMark80099512"/><text:alphabetical-index-mark-end text:id="IMark80182424"/><text:alphabetical-index-mark-end text:id="IMark90007560"/> is faster in <text:alphabetical-index-mark-start text:id="IMark98919464"/><text:alphabetical-index-mark-start text:id="IMark82236280"/><text:alphabetical-index-mark-start text:id="IMark95879400"/><text:alphabetical-index-mark-start text:id="IMark94335128"/><text:alphabetical-index-mark-start text:id="IMark104590376"/><text:alphabetical-index-mark-start text:id="IMark81408568"/>DGIII<text:alphabetical-index-mark-end text:id="IMark81408568"/><text:alphabetical-index-mark-start text:id="IMark81287928"/>AI<text:alphabetical-index-mark-end text:id="IMark81287928"/><text:alphabetical-index-mark-end text:id="IMark104590376"/><text:alphabetical-index-mark-end text:id="IMark94335128"/><text:alphabetical-index-mark-end text:id="IMark95879400"/><text:alphabetical-index-mark-end text:id="IMark82236280"/><text:alphabetical-index-mark-end text:id="IMark98919464"/>. <text:span text:style-name="T299">This produces less drag in </text:span><text:alphabetical-index-mark-start text:id="IMark95955112"/><text:alphabetical-index-mark-start text:id="IMark96148360"/><text:span text:style-name="T299">approach</text:span><text:alphabetical-index-mark-end text:id="IMark96148360"/><text:alphabetical-index-mark-end text:id="IMark95955112"/><text:span text:style-name="T299">es and </text:span><text:alphabetical-index-mark-start text:id="IMark104170760"/><text:alphabetical-index-mark-start text:id="IMark91542904"/><text:alphabetical-index-mark-start text:id="IMark95731144"/><text:alphabetical-index-mark-start text:id="IMark92052200"/><text:alphabetical-index-mark-start text:id="IMark95785752"/><text:alphabetical-index-mark-start text:id="IMark90667096"/><text:alphabetical-index-mark-start text:id="IMark95694840"/><text:span text:style-name="T299">departure</text:span><text:alphabetical-index-mark-end text:id="IMark95694840"/><text:alphabetical-index-mark-end text:id="IMark90667096"/><text:alphabetical-index-mark-end text:id="IMark95785752"/><text:alphabetical-index-mark-end text:id="IMark92052200"/><text:alphabetical-index-mark-end text:id="IMark95731144"/><text:alphabetical-index-mark-end text:id="IMark91542904"/><text:alphabetical-index-mark-end text:id="IMark104170760"/><text:span text:style-name="T299">s in real aircraft and </text:span><text:alphabetical-index-mark-start text:id="IMark80816728"/><text:alphabetical-index-mark-start text:id="IMark99200296"/><text:alphabetical-index-mark-start text:id="IMark94642728"/><text:alphabetical-index-mark-start text:id="IMark90873432"/><text:alphabetical-index-mark-start text:id="IMark100420824"/><text:span text:style-name="T299">space</text:span><text:alphabetical-index-mark-end text:id="IMark100420824"/><text:alphabetical-index-mark-end text:id="IMark90873432"/><text:alphabetical-index-mark-end text:id="IMark94642728"/><text:alphabetical-index-mark-end text:id="IMark99200296"/><text:alphabetical-index-mark-end text:id="IMark80816728"/><text:span text:style-name="T299">craft because the </text:span><text:alphabetical-index-mark-start text:id="IMark96228216"/><text:alphabetical-index-mark-start text:id="IMark67457928"/><text:alphabetical-index-mark-start text:id="IMark92314680"/><text:alphabetical-index-mark-start text:id="IMark101592472"/><text:alphabetical-index-mark-start text:id="IMark100744152"/><text:span text:style-name="T299">landing</text:span><text:alphabetical-index-mark-end text:id="IMark100744152"/><text:alphabetical-index-mark-end text:id="IMark101592472"/><text:alphabetical-index-mark-end text:id="IMark92314680"/><text:alphabetical-index-mark-end text:id="IMark67457928"/><text:alphabetical-index-mark-end text:id="IMark96228216"/><text:span text:style-name="T299"> </text:span><text:alphabetical-index-mark-start text:id="IMark104048328"/><text:alphabetical-index-mark-start text:id="IMark99938648"/><text:alphabetical-index-mark-start text:id="IMark103091512"/><text:alphabetical-index-mark-start text:id="IMark97928872"/><text:alphabetical-index-mark-start text:id="IMark97921928"/><text:span text:style-name="T299">gear</text:span><text:alphabetical-index-mark-end text:id="IMark97921928"/><text:alphabetical-index-mark-end text:id="IMark97928872"/><text:alphabetical-index-mark-end text:id="IMark103091512"/><text:alphabetical-index-mark-end text:id="IMark99938648"/><text:alphabetical-index-mark-end text:id="IMark104048328"/><text:span text:style-name="T299"> is exposed less </text:span><text:alphabetical-index-mark-start text:id="IMark101870344"/><text:alphabetical-index-mark-start text:id="IMark96261000"/><text:alphabetical-index-mark-start text:id="IMark104128872"/><text:alphabetical-index-mark-start text:id="IMark95095960"/><text:alphabetical-index-mark-start text:id="IMark91932376"/><text:span text:style-name="T299">time</text:span><text:alphabetical-index-mark-end text:id="IMark91932376"/><text:alphabetical-index-mark-end text:id="IMark95095960"/><text:alphabetical-index-mark-end text:id="IMark104128872"/><text:alphabetical-index-mark-end text:id="IMark96261000"/><text:alphabetical-index-mark-end text:id="IMark101870344"/><text:span text:style-name="T299"> to the </text:span><text:alphabetical-index-mark-start text:id="IMark90360696"/><text:alphabetical-index-mark-start text:id="IMark80279400"/><text:alphabetical-index-mark-start text:id="IMark81841672"/><text:alphabetical-index-mark-start text:id="IMark82513208"/><text:alphabetical-index-mark-start text:id="IMark104129656"/><text:span text:style-name="T299">atmospheric</text:span><text:alphabetical-index-mark-end text:id="IMark104129656"/><text:alphabetical-index-mark-end text:id="IMark82513208"/><text:alphabetical-index-mark-end text:id="IMark81841672"/><text:alphabetical-index-mark-end text:id="IMark80279400"/><text:alphabetical-index-mark-end text:id="IMark90360696"/><text:span text:style-name="T299"> flow around the </text:span><text:alphabetical-index-mark-start text:id="IMark82191000"/><text:alphabetical-index-mark-start text:id="IMark101863400"/><text:span text:style-name="T299">ship</text:span><text:alphabetical-index-mark-end text:id="IMark101863400"/><text:alphabetical-index-mark-end text:id="IMark82191000"/><text:span text:style-name="T299"> as it moves.</text:span></text:p>
      <text:p text:style-name="Text_20_body"/>
      <text:p text:style-name="P39">Minimizing the <text:alphabetical-index-mark-start text:id="IMark77919720"/><text:alphabetical-index-mark-start text:id="IMark98192632"/>landing<text:alphabetical-index-mark-end text:id="IMark98192632"/><text:alphabetical-index-mark-end text:id="IMark77919720"/> <text:alphabetical-index-mark-start text:id="IMark77930584"/><text:alphabetical-index-mark-start text:id="IMark82511640"/>gear<text:alphabetical-index-mark-end text:id="IMark82511640"/><text:alphabetical-index-mark-end text:id="IMark77930584"/> <text:alphabetical-index-mark-start text:id="IMark103590520"/><text:alphabetical-index-mark-start text:id="IMark90816072"/>cycle<text:alphabetical-index-mark-end text:id="IMark90816072"/><text:alphabetical-index-mark-end text:id="IMark103590520"/> also helps the <text:alphabetical-index-mark-start text:id="IMark95710088"/><text:alphabetical-index-mark-start text:id="IMark77343896"/>AIE<text:alphabetical-index-mark-end text:id="IMark77343896"/><text:alphabetical-index-mark-end text:id="IMark95710088"/> in the sense that it can make faster <text:alphabetical-index-mark-start text:id="IMark102842024"/><text:alphabetical-index-mark-start text:id="IMark99668776"/>decision<text:alphabetical-index-mark-end text:id="IMark99668776"/><text:alphabetical-index-mark-end text:id="IMark102842024"/>s in <text:alphabetical-index-mark-start text:id="IMark100665192"/><text:alphabetical-index-mark-start text:id="IMark93148728"/>situation<text:alphabetical-index-mark-end text:id="IMark93148728"/><text:alphabetical-index-mark-end text:id="IMark100665192"/>s in which the aerodynamic <text:alphabetical-index-mark-start text:id="IMark94077224"/><text:alphabetical-index-mark-start text:id="IMark94204920"/>behavior<text:alphabetical-index-mark-end text:id="IMark94204920"/><text:alphabetical-index-mark-end text:id="IMark94077224"/> of the craft might vary as the <text:alphabetical-index-mark-start text:id="IMark96893224"/><text:alphabetical-index-mark-start text:id="IMark99029432"/>landing<text:alphabetical-index-mark-end text:id="IMark99029432"/><text:alphabetical-index-mark-end text:id="IMark96893224"/> <text:alphabetical-index-mark-start text:id="IMark92517144"/><text:alphabetical-index-mark-start text:id="IMark103279944"/>gear<text:alphabetical-index-mark-end text:id="IMark103279944"/><text:alphabetical-index-mark-end text:id="IMark92517144"/> goes up or down, and when there is less room for errors than in <text:alphabetical-index-mark-start text:id="IMark92641432"/><text:alphabetical-index-mark-start text:id="IMark91153320"/>cruise<text:alphabetical-index-mark-end text:id="IMark91153320"/><text:alphabetical-index-mark-end text:id="IMark92641432"/> <text:alphabetical-index-mark-start text:id="IMark82693144"/><text:alphabetical-index-mark-start text:id="IMark92175848"/>flight<text:alphabetical-index-mark-end text:id="IMark92175848"/><text:alphabetical-index-mark-end text:id="IMark82693144"/>, since <text:alphabetical-index-mark-start text:id="IMark94523176"/><text:alphabetical-index-mark-start text:id="IMark104894680"/><text:alphabetical-index-mark-start text:id="IMark89747000"/><text:alphabetical-index-mark-start text:id="IMark81191544"/>departure<text:alphabetical-index-mark-end text:id="IMark81191544"/><text:alphabetical-index-mark-end text:id="IMark89747000"/><text:alphabetical-index-mark-end text:id="IMark104894680"/><text:alphabetical-index-mark-end text:id="IMark94523176"/>s and <text:alphabetical-index-mark-start text:id="IMark100235480"/><text:alphabetical-index-mark-start text:id="IMark93233496"/>approach<text:alphabetical-index-mark-end text:id="IMark93233496"/><text:alphabetical-index-mark-end text:id="IMark100235480"/>es are more critical than straight and <text:alphabetical-index-mark-start text:id="IMark93234280"/><text:alphabetical-index-mark-start text:id="IMark96870168"/>level<text:alphabetical-index-mark-end text:id="IMark96870168"/><text:alphabetical-index-mark-end text:id="IMark93234280"/> or <text:alphabetical-index-mark-start text:id="IMark100347816"/><text:alphabetical-index-mark-start text:id="IMark94484760"/>orbit<text:alphabetical-index-mark-end text:id="IMark94484760"/><text:alphabetical-index-mark-end text:id="IMark100347816"/>al <text:alphabetical-index-mark-start text:id="IMark101314856"/><text:alphabetical-index-mark-start text:id="IMark80041864"/>flight<text:alphabetical-index-mark-end text:id="IMark80041864"/><text:alphabetical-index-mark-end text:id="IMark101314856"/>.</text:p>
      <text:p text:style-name="Text_20_body"/>
      <text:h text:style-name="Heading_20_3" text:outline-level="3"><text:bookmark-start text:name="__RefHeading___Toc6368_1538881673"/><text:span text:style-name="T1">3.4.2. </text:span><text:alphabetical-index-mark-start text:id="IMark92644712"/><text:alphabetical-index-mark-start text:id="IMark98980456"/><text:alphabetical-index-mark-start text:id="IMark90597704"/><text:alphabetical-index-mark-start text:id="IMark97371560"/><text:alphabetical-index-mark-start text:id="IMark103109080"/><text:span text:style-name="T60">Art</text:span><text:span text:style-name="T62">i</text:span><text:span text:style-name="T60">ficial</text:span><text:alphabetical-index-mark-end text:id="IMark103109080"/><text:alphabetical-index-mark-end text:id="IMark97371560"/><text:alphabetical-index-mark-end text:id="IMark90597704"/><text:alphabetical-index-mark-end text:id="IMark98980456"/><text:alphabetical-index-mark-end text:id="IMark92644712"/><text:span text:style-name="T60"> </text:span><text:alphabetical-index-mark-start text:id="IMark92736376"/><text:alphabetical-index-mark-start text:id="IMark94236280"/><text:alphabetical-index-mark-start text:id="IMark95415496"/><text:alphabetical-index-mark-start text:id="IMark92686536"/><text:alphabetical-index-mark-start text:id="IMark94945400"/><text:span text:style-name="T60">intelligence</text:span><text:alphabetical-index-mark-end text:id="IMark94945400"/><text:alphabetical-index-mark-end text:id="IMark92686536"/><text:alphabetical-index-mark-end text:id="IMark95415496"/><text:alphabetical-index-mark-end text:id="IMark94236280"/><text:alphabetical-index-mark-end text:id="IMark92736376"/><text:span text:style-name="T60"> engine (</text:span><text:alphabetical-index-mark-start text:id="IMark90587368"/><text:alphabetical-index-mark-start text:id="IMark82206552"/><text:alphabetical-index-mark-start text:id="IMark90949560"/><text:alphabetical-index-mark-start text:id="IMark89843944"/><text:alphabetical-index-mark-start text:id="IMark98127208"/><text:alphabetical-index-mark-start text:id="IMark100052808"/><text:span text:style-name="T60">AI</text:span><text:alphabetical-index-mark-end text:id="IMark100052808"/><text:span text:style-name="T60">E</text:span><text:alphabetical-index-mark-end text:id="IMark98127208"/><text:alphabetical-index-mark-end text:id="IMark89843944"/><text:alphabetical-index-mark-end text:id="IMark90949560"/><text:alphabetical-index-mark-end text:id="IMark82206552"/><text:alphabetical-index-mark-end text:id="IMark90587368"/><text:span text:style-name="T60">)</text:span><text:bookmark-end text:name="__RefHeading___Toc6368_1538881673"/></text:h>
      <text:p text:style-name="P7"/>
      <text:p text:style-name="P7"><text:span text:style-name="T298">The </text:span><text:alphabetical-index-mark-start text:id="IMark80138280"/><text:alphabetical-index-mark-start text:id="IMark90742728"/><text:alphabetical-index-mark-start text:id="IMark84276856"/><text:alphabetical-index-mark-start text:id="IMark83913336"/><text:alphabetical-index-mark-start text:id="IMark82425960"/><text:alphabetical-index-mark-start text:id="IMark67450120"/><text:span text:style-name="T298">AI</text:span><text:alphabetical-index-mark-end text:id="IMark67450120"/><text:span text:style-name="T298">E</text:span><text:alphabetical-index-mark-end text:id="IMark82425960"/><text:alphabetical-index-mark-end text:id="IMark83913336"/><text:alphabetical-index-mark-end text:id="IMark84276856"/><text:alphabetical-index-mark-end text:id="IMark90742728"/><text:alphabetical-index-mark-end text:id="IMark80138280"/><text:span text:style-name="T298"> of </text:span><text:alphabetical-index-mark-start text:id="IMark97309176"/><text:alphabetical-index-mark-start text:id="IMark83534168"/><text:alphabetical-index-mark-start text:id="IMark97467720"/><text:alphabetical-index-mark-start text:id="IMark97362520"/><text:alphabetical-index-mark-start text:id="IMark96198056"/><text:alphabetical-index-mark-start text:id="IMark80828952"/>DGIII<text:alphabetical-index-mark-end text:id="IMark80828952"/><text:alphabetical-index-mark-start text:id="IMark97128296"/>AI<text:alphabetical-index-mark-end text:id="IMark97128296"/><text:alphabetical-index-mark-end text:id="IMark96198056"/><text:alphabetical-index-mark-end text:id="IMark97362520"/><text:alphabetical-index-mark-end text:id="IMark97467720"/><text:alphabetical-index-mark-end text:id="IMark83534168"/><text:alphabetical-index-mark-end text:id="IMark97309176"/> <text:span text:style-name="T298">is essentially constantly </text:span><text:alphabetical-index-mark-start text:id="IMark91220712"/><text:alphabetical-index-mark-start text:id="IMark97104584"/><text:alphabetical-index-mark-start text:id="IMark91225288"/><text:alphabetical-index-mark-start text:id="IMark80535640"/><text:span text:style-name="T298">turn</text:span><text:alphabetical-index-mark-end text:id="IMark80535640"/><text:alphabetical-index-mark-end text:id="IMark91225288"/><text:alphabetical-index-mark-end text:id="IMark97104584"/><text:alphabetical-index-mark-end text:id="IMark91220712"/><text:span text:style-name="T298">ed on, which means that some vegetative </text:span><text:alphabetical-index-mark-start text:id="IMark81252296"/><text:alphabetical-index-mark-start text:id="IMark97043688"/><text:alphabetical-index-mark-start text:id="IMark60651960"/><text:alphabetical-index-mark-start text:id="IMark94447576"/><text:alphabetical-index-mark-start text:id="IMark101666120"/><text:span text:style-name="T298">function</text:span><text:alphabetical-index-mark-end text:id="IMark101666120"/><text:alphabetical-index-mark-end text:id="IMark94447576"/><text:alphabetical-index-mark-end text:id="IMark60651960"/><text:alphabetical-index-mark-end text:id="IMark97043688"/><text:alphabetical-index-mark-end text:id="IMark81252296"/><text:span text:style-name="T298">s such as yaw damping would be always active unless they are specifically </text:span><text:alphabetical-index-mark-start text:id="IMark89995640"/><text:alphabetical-index-mark-start text:id="IMark103702840"/><text:alphabetical-index-mark-start text:id="IMark60672952"/><text:alphabetical-index-mark-start text:id="IMark101991176"/><text:span text:style-name="T298">turn</text:span><text:alphabetical-index-mark-end text:id="IMark101991176"/><text:alphabetical-index-mark-end text:id="IMark60672952"/><text:alphabetical-index-mark-end text:id="IMark103702840"/><text:alphabetical-index-mark-end text:id="IMark89995640"/><text:span text:style-name="T298">ed off by the user or an user – developed </text:span><text:alphabetical-index-mark-start text:id="IMark101930024"/><text:alphabetical-index-mark-start text:id="IMark95534712"/><text:alphabetical-index-mark-start text:id="IMark82980504"/><text:alphabetical-index-mark-start text:id="IMark99351160"/><text:alphabetical-index-mark-start text:id="IMark103107224"/><text:span text:style-name="T298">program</text:span><text:alphabetical-index-mark-end text:id="IMark103107224"/><text:alphabetical-index-mark-end text:id="IMark99351160"/><text:alphabetical-index-mark-end text:id="IMark82980504"/><text:alphabetical-index-mark-end text:id="IMark95534712"/><text:alphabetical-index-mark-end text:id="IMark101930024"/><text:span text:style-name="T298">.</text:span></text:p>
      <text:p text:style-name="Text_20_body"/>
      <text:p text:style-name="P6">Therefore, regarding the <text:alphabetical-index-mark-start text:id="IMark100941304"/><text:alphabetical-index-mark-start text:id="IMark102730104"/><text:alphabetical-index-mark-start text:id="IMark94368104"/><text:alphabetical-index-mark-start text:id="IMark60681992"/><text:alphabetical-index-mark-start text:id="IMark94093608"/>flight<text:alphabetical-index-mark-end text:id="IMark94093608"/><text:alphabetical-index-mark-end text:id="IMark60681992"/><text:alphabetical-index-mark-end text:id="IMark94368104"/><text:alphabetical-index-mark-end text:id="IMark102730104"/><text:alphabetical-index-mark-end text:id="IMark100941304"/> characteristics and aspects of <text:alphabetical-index-mark-start text:id="IMark96013352"/><text:alphabetical-index-mark-start text:id="IMark98139016"/><text:alphabetical-index-mark-start text:id="IMark98843432"/><text:alphabetical-index-mark-start text:id="IMark97187368"/><text:alphabetical-index-mark-start text:id="IMark95522040"/><text:alphabetical-index-mark-start text:id="IMark100545560"/>DGIII<text:alphabetical-index-mark-end text:id="IMark100545560"/><text:alphabetical-index-mark-start text:id="IMark102890328"/>AI<text:alphabetical-index-mark-end text:id="IMark102890328"/><text:alphabetical-index-mark-end text:id="IMark95522040"/><text:alphabetical-index-mark-end text:id="IMark97187368"/><text:alphabetical-index-mark-end text:id="IMark98843432"/><text:alphabetical-index-mark-end text:id="IMark98139016"/><text:alphabetical-index-mark-end text:id="IMark96013352"/> other that the topics described <text:s/>int his text, please refer to the documentation of the original <text:alphabetical-index-mark-start text:id="IMark68871944"/><text:alphabetical-index-mark-start text:id="IMark103576872"/><text:alphabetical-index-mark-start text:id="IMark79121336"/><text:alphabetical-index-mark-start text:id="IMark80175432"/><text:alphabetical-index-mark-start text:id="IMark52996888"/><text:alphabetical-index-mark-start text:id="IMark82259544"/><text:alphabetical-index-mark-start text:id="IMark99538600"/><text:alphabetical-index-mark-start text:id="IMark101615560"/><text:alphabetical-index-mark-start text:id="IMark96405640"/><text:alphabetical-index-mark-start text:id="IMark104331832"/>Delta<text:alphabetical-index-mark-end text:id="IMark104331832"/><text:alphabetical-index-mark-end text:id="IMark96405640"/><text:alphabetical-index-mark-end text:id="IMark101615560"/><text:alphabetical-index-mark-end text:id="IMark99538600"/><text:alphabetical-index-mark-end text:id="IMark82259544"/><text:alphabetical-index-mark-end text:id="IMark52996888"/><text:alphabetical-index-mark-end text:id="IMark80175432"/><text:alphabetical-index-mark-end text:id="IMark79121336"/><text:alphabetical-index-mark-end text:id="IMark103576872"/><text:alphabetical-index-mark-end text:id="IMark68871944"/> <text:alphabetical-index-mark-start text:id="IMark94625976"/><text:alphabetical-index-mark-start text:id="IMark95284184"/><text:alphabetical-index-mark-start text:id="IMark93771864"/><text:alphabetical-index-mark-start text:id="IMark100611736"/><text:alphabetical-index-mark-start text:id="IMark97309960"/>Glider<text:alphabetical-index-mark-end text:id="IMark97309960"/><text:alphabetical-index-mark-end text:id="IMark100611736"/><text:alphabetical-index-mark-end text:id="IMark93771864"/><text:alphabetical-index-mark-end text:id="IMark95284184"/><text:alphabetical-index-mark-end text:id="IMark94625976"/> III, included with the <text:alphabetical-index-mark-start text:id="IMark89868280"/><text:alphabetical-index-mark-start text:id="IMark95521224"/><text:alphabetical-index-mark-start text:id="IMark94367320"/><text:alphabetical-index-mark-start text:id="IMark80660120"/>file<text:alphabetical-index-mark-end text:id="IMark80660120"/><text:alphabetical-index-mark-end text:id="IMark94367320"/><text:alphabetical-index-mark-end text:id="IMark95521224"/><text:alphabetical-index-mark-end text:id="IMark89868280"/>s of this project.</text:p>
      <text:p text:style-name="Text_20_body"/>
      <text:p text:style-name="Text_20_body"><text:soft-page-break/></text:p>
      <text:h text:style-name="Heading_20_2" text:outline-level="2"><text:bookmark-start text:name="__RefHeading___Toc35994_1710679464"/>3.5. Choices left out <text:span text:style-name="T344">at l</text:span><text:alphabetical-index-mark-start text:id="IMark79936136"/><text:alphabetical-index-mark-start text:id="IMark82572504"/><text:span text:style-name="T344">east</text:span><text:alphabetical-index-mark-end text:id="IMark82572504"/><text:alphabetical-index-mark-end text:id="IMark79936136"/><text:span text:style-name="T344"> for now</text:span><text:bookmark-end text:name="__RefHeading___Toc35994_1710679464"/></text:h>
      <text:p text:style-name="P27"/>
      <text:p text:style-name="P27">A couple of things already developed in prior <text:alphabetical-index-mark-start text:id="IMark91247432"/><text:alphabetical-index-mark-start text:id="IMark82972120"/>version<text:alphabetical-index-mark-end text:id="IMark82972120"/><text:alphabetical-index-mark-end text:id="IMark91247432"/> as well as a few new ideas were left out in this project in <text:alphabetical-index-mark-start text:id="IMark91056456"/><text:alphabetical-index-mark-start text:id="IMark77580008"/>order<text:alphabetical-index-mark-end text:id="IMark77580008"/><text:alphabetical-index-mark-end text:id="IMark91056456"/> to produce a coherent prototype. They could, however, be included in the future:</text:p>
      <text:p text:style-name="P27"/>
      <text:h text:style-name="Heading_20_3" text:outline-level="3"><text:bookmark-start text:name="__RefHeading___Toc35996_1710679464"/><text:span text:style-name="T1">3.5.1. </text:span><text:alphabetical-index-mark-start text:id="IMark82119032"/><text:alphabetical-index-mark-start text:id="IMark81194680"/><text:span text:style-name="T70">Server</text:span><text:alphabetical-index-mark-end text:id="IMark81194680"/><text:alphabetical-index-mark-end text:id="IMark82119032"/><text:span text:style-name="T70"> – </text:span><text:alphabetical-index-mark-start text:id="IMark81452984"/><text:alphabetical-index-mark-start text:id="IMark105149896"/><text:span text:style-name="T70">base</text:span><text:alphabetical-index-mark-end text:id="IMark105149896"/><text:alphabetical-index-mark-end text:id="IMark81452984"/><text:span text:style-name="T70">d </text:span><text:alphabetical-index-mark-start text:id="IMark80061400"/><text:alphabetical-index-mark-start text:id="IMark95196408"/><text:alphabetical-index-mark-start text:id="IMark80108024"/><text:alphabetical-index-mark-start text:id="IMark90041096"/><text:alphabetical-index-mark-start text:id="IMark89852328"/><text:alphabetical-index-mark-start text:id="IMark105141512"/><text:span text:style-name="T70">R</text:span><text:alphabetical-index-mark-start text:id="IMark80832088"/><text:alphabetical-index-mark-start text:id="IMark90872648"/><text:span text:style-name="T70">DB</text:span><text:alphabetical-index-mark-end text:id="IMark90872648"/><text:alphabetical-index-mark-end text:id="IMark80832088"/><text:alphabetical-index-mark-end text:id="IMark105141512"/><text:alphabetical-index-mark-end text:id="IMark89852328"/><text:alphabetical-index-mark-end text:id="IMark90041096"/><text:alphabetical-index-mark-end text:id="IMark80108024"/><text:span text:style-name="T70">MS</text:span><text:bookmark-end text:name="__RefHeading___Toc35996_1710679464"/><text:alphabetical-index-mark-end text:id="IMark95196408"/><text:alphabetical-index-mark-end text:id="IMark80061400"/></text:h>
      <text:p text:style-name="P29"/>
      <text:p text:style-name="P29">The use of a true <text:alphabetical-index-mark-start text:id="IMark102917736"/><text:alphabetical-index-mark-start text:id="IMark89990008"/>server<text:alphabetical-index-mark-end text:id="IMark89990008"/><text:alphabetical-index-mark-end text:id="IMark102917736"/> – <text:alphabetical-index-mark-start text:id="IMark90970520"/><text:alphabetical-index-mark-start text:id="IMark90028520"/>base<text:alphabetical-index-mark-end text:id="IMark90028520"/><text:alphabetical-index-mark-end text:id="IMark90970520"/>d <text:alphabetical-index-mark-start text:id="IMark103991512"/><text:alphabetical-index-mark-start text:id="IMark94169336"/><text:alphabetical-index-mark-start text:id="IMark99404088"/><text:alphabetical-index-mark-start text:id="IMark99650088"/><text:alphabetical-index-mark-start text:id="IMark104143048"/><text:alphabetical-index-mark-start text:id="IMark105070648"/>R<text:alphabetical-index-mark-start text:id="IMark95927432"/><text:alphabetical-index-mark-start text:id="IMark94089816"/>DB<text:alphabetical-index-mark-end text:id="IMark94089816"/><text:alphabetical-index-mark-end text:id="IMark95927432"/><text:alphabetical-index-mark-end text:id="IMark105070648"/><text:alphabetical-index-mark-end text:id="IMark104143048"/><text:alphabetical-index-mark-end text:id="IMark99650088"/><text:alphabetical-index-mark-end text:id="IMark99404088"/>MS<text:alphabetical-index-mark-end text:id="IMark94169336"/><text:alphabetical-index-mark-end text:id="IMark103991512"/> like <text:alphabetical-index-mark-start text:id="IMark91335384"/><text:alphabetical-index-mark-start text:id="IMark100558248"/>Mysql<text:alphabetical-index-mark-end text:id="IMark100558248"/><text:alphabetical-index-mark-end text:id="IMark91335384"/>, <text:alphabetical-index-mark-start text:id="IMark95999528"/><text:alphabetical-index-mark-start text:id="IMark100939736"/><text:alphabetical-index-mark-start text:id="IMark92717272"/><text:alphabetical-index-mark-start text:id="IMark98817656"/>Maria<text:alphabetical-index-mark-start text:id="IMark94318024"/><text:alphabetical-index-mark-start text:id="IMark103695752"/>DB<text:alphabetical-index-mark-end text:id="IMark103695752"/><text:alphabetical-index-mark-end text:id="IMark94318024"/><text:alphabetical-index-mark-end text:id="IMark98817656"/><text:alphabetical-index-mark-end text:id="IMark92717272"/><text:alphabetical-index-mark-end text:id="IMark100939736"/><text:alphabetical-index-mark-end text:id="IMark95999528"/> or <text:alphabetical-index-mark-start text:id="IMark94068328"/><text:alphabetical-index-mark-start text:id="IMark100703032"/>PostgreSQL<text:alphabetical-index-mark-end text:id="IMark100703032"/><text:alphabetical-index-mark-end text:id="IMark94068328"/>. Such a <text:alphabetical-index-mark-start text:id="IMark104548728"/><text:alphabetical-index-mark-start text:id="IMark104722488"/>system<text:alphabetical-index-mark-end text:id="IMark104722488"/><text:alphabetical-index-mark-end text:id="IMark104548728"/> increases <text:alphabetical-index-mark-start text:id="IMark95889656"/><text:alphabetical-index-mark-start text:id="IMark105051000"/>install<text:alphabetical-index-mark-end text:id="IMark105051000"/><text:alphabetical-index-mark-end text:id="IMark95889656"/>ation and <text:s/><text:alphabetical-index-mark-start text:id="IMark101242216"/><text:alphabetical-index-mark-start text:id="IMark90948776"/><text:alphabetical-index-mark-start text:id="IMark102517656"/><text:alphabetical-index-mark-start text:id="IMark89804520"/>manage<text:alphabetical-index-mark-end text:id="IMark89804520"/><text:alphabetical-index-mark-end text:id="IMark102517656"/>ment<text:alphabetical-index-mark-end text:id="IMark90948776"/><text:alphabetical-index-mark-end text:id="IMark101242216"/> quite a bit, plus in general offers lower <text:alphabetical-index-mark-start text:id="IMark82648056"/><text:alphabetical-index-mark-start text:id="IMark103234296"/>performance<text:alphabetical-index-mark-end text:id="IMark103234296"/><text:alphabetical-index-mark-end text:id="IMark82648056"/> than <text:alphabetical-index-mark-start text:id="IMark82681544"/><text:alphabetical-index-mark-start text:id="IMark99534552"/>Sqlite3<text:alphabetical-index-mark-end text:id="IMark99534552"/><text:alphabetical-index-mark-end text:id="IMark82681544"/> for the <text:alphabetical-index-mark-start text:id="IMark99532984"/><text:alphabetical-index-mark-start text:id="IMark93871304"/>purpose<text:alphabetical-index-mark-end text:id="IMark93871304"/><text:alphabetical-index-mark-end text:id="IMark99532984"/>s of this project.</text:p>
      <text:p text:style-name="P28"/>
      <text:p text:style-name="P28">But <text:alphabetical-index-mark-start text:id="IMark101762424"/><text:alphabetical-index-mark-start text:id="IMark104476440"/>server<text:alphabetical-index-mark-end text:id="IMark104476440"/><text:alphabetical-index-mark-end text:id="IMark101762424"/> – <text:alphabetical-index-mark-start text:id="IMark68848872"/><text:alphabetical-index-mark-start text:id="IMark89918088"/>base<text:alphabetical-index-mark-end text:id="IMark89918088"/><text:alphabetical-index-mark-end text:id="IMark68848872"/>d <text:alphabetical-index-mark-start text:id="IMark91164920"/><text:alphabetical-index-mark-start text:id="IMark97403656"/>system<text:alphabetical-index-mark-end text:id="IMark97403656"/><text:alphabetical-index-mark-end text:id="IMark91164920"/>s of this kind offer better <text:alphabetical-index-mark-start text:id="IMark99021240"/><text:alphabetical-index-mark-start text:id="IMark78554776"/>file<text:alphabetical-index-mark-end text:id="IMark78554776"/><text:alphabetical-index-mark-end text:id="IMark99021240"/> and <text:alphabetical-index-mark-start text:id="IMark79225240"/><text:alphabetical-index-mark-start text:id="IMark77987448"/>record<text:alphabetical-index-mark-end text:id="IMark77987448"/><text:alphabetical-index-mark-end text:id="IMark79225240"/> lock capabilities, optimized <text:alphabetical-index-mark-start text:id="IMark102699400"/><text:alphabetical-index-mark-start text:id="IMark83529512"/><text:alphabetical-index-mark-start text:id="IMark53003640"/><text:alphabetical-index-mark-start text:id="IMark68171272"/>data<text:alphabetical-index-mark-end text:id="IMark68171272"/><text:alphabetical-index-mark-end text:id="IMark53003640"/><text:alphabetical-index-mark-start text:id="IMark90665128"/><text:alphabetical-index-mark-start text:id="IMark101057496"/>base<text:alphabetical-index-mark-end text:id="IMark101057496"/><text:alphabetical-index-mark-end text:id="IMark90665128"/><text:alphabetical-index-mark-end text:id="IMark83529512"/><text:alphabetical-index-mark-end text:id="IMark102699400"/> engines for individual <text:alphabetical-index-mark-start text:id="IMark44952344"/><text:alphabetical-index-mark-start text:id="IMark77325336"/>table<text:alphabetical-index-mark-end text:id="IMark77325336"/><text:alphabetical-index-mark-end text:id="IMark44952344"/>s, and better <text:alphabetical-index-mark-start text:id="IMark52530552"/><text:alphabetical-index-mark-start text:id="IMark81549896"/>network<text:alphabetical-index-mark-end text:id="IMark81549896"/><text:alphabetical-index-mark-end text:id="IMark52530552"/>ing capabilit<text:span text:style-name="T342">i</text:span>es. <text:span text:style-name="T342">While possible, </text:span><text:alphabetical-index-mark-start text:id="IMark95162104"/><text:alphabetical-index-mark-start text:id="IMark82799208"/><text:span text:style-name="T342">install</text:span><text:alphabetical-index-mark-end text:id="IMark82799208"/><text:alphabetical-index-mark-end text:id="IMark95162104"/><text:span text:style-name="T342">ing such a </text:span><text:alphabetical-index-mark-start text:id="IMark52906232"/><text:alphabetical-index-mark-start text:id="IMark91255912"/><text:span text:style-name="T342">system</text:span><text:alphabetical-index-mark-end text:id="IMark91255912"/><text:alphabetical-index-mark-end text:id="IMark52906232"/><text:span text:style-name="T342"> would require powerful </text:span><text:alphabetical-index-mark-start text:id="IMark97212648"/><text:alphabetical-index-mark-start text:id="IMark97858952"/><text:span text:style-name="T342">computer</text:span><text:alphabetical-index-mark-end text:id="IMark97858952"/><text:alphabetical-index-mark-end text:id="IMark97212648"/><text:span text:style-name="T342">s to run it, considering that the </text:span><text:alphabetical-index-mark-start text:id="IMark93424584"/><text:alphabetical-index-mark-start text:id="IMark100145048"/><text:span text:style-name="T342">KB</text:span><text:alphabetical-index-mark-end text:id="IMark100145048"/><text:alphabetical-index-mark-end text:id="IMark93424584"/><text:span text:style-name="T342"> is queried thousands of </text:span><text:alphabetical-index-mark-start text:id="IMark102077272"/><text:alphabetical-index-mark-start text:id="IMark104094776"/><text:span text:style-name="T342">time</text:span><text:alphabetical-index-mark-end text:id="IMark104094776"/><text:alphabetical-index-mark-end text:id="IMark102077272"/><text:span text:style-name="T342">s per second, and would complicate things unnecessarily for the user.</text:span></text:p>
      <text:p text:style-name="P27"/>
      <text:p text:style-name="P27"/>
      <text:h text:style-name="Heading_20_3" text:outline-level="3"><text:bookmark-start text:name="__RefHeading___Toc35998_1710679464"/><text:span text:style-name="T1">3.5.2. </text:span><text:span text:style-name="T70">Common </text:span><text:alphabetical-index-mark-start text:id="IMark96843848"/><text:alphabetical-index-mark-start text:id="IMark104339384"/><text:alphabetical-index-mark-start text:id="IMark77437240"/><text:alphabetical-index-mark-start text:id="IMark81711288"/><text:span text:style-name="T70">Orbit</text:span><text:alphabetical-index-mark-end text:id="IMark81711288"/><text:alphabetical-index-mark-end text:id="IMark77437240"/><text:span text:style-name="T70">er</text:span><text:alphabetical-index-mark-end text:id="IMark104339384"/><text:alphabetical-index-mark-end text:id="IMark96843848"/><text:span text:style-name="T70"> </text:span><text:alphabetical-index-mark-start text:id="IMark104833240"/><text:alphabetical-index-mark-start text:id="IMark104402216"/><text:span text:style-name="T70">module</text:span><text:alphabetical-index-mark-end text:id="IMark104402216"/><text:alphabetical-index-mark-end text:id="IMark104833240"/><text:span text:style-name="T70">s</text:span><text:bookmark-end text:name="__RefHeading___Toc35998_1710679464"/></text:h>
      <text:p text:style-name="P29"/>
      <text:p text:style-name="P30">The use of UMMU, UCGO, <text:alphabetical-index-mark-start text:id="IMark91270936"/><text:alphabetical-index-mark-start text:id="IMark93468984"/><text:alphabetical-index-mark-start text:id="IMark92361160"/><text:alphabetical-index-mark-start text:id="IMark93452296"/>Orbit<text:alphabetical-index-mark-end text:id="IMark93452296"/><text:alphabetical-index-mark-end text:id="IMark92361160"/>er<text:alphabetical-index-mark-end text:id="IMark93468984"/><text:alphabetical-index-mark-end text:id="IMark91270936"/> Sound and other common <text:alphabetical-index-mark-start text:id="IMark101524232"/><text:alphabetical-index-mark-start text:id="IMark81458600"/>module<text:alphabetical-index-mark-end text:id="IMark81458600"/><text:alphabetical-index-mark-end text:id="IMark101524232"/>s. <text:span text:style-name="T342">In past </text:span><text:alphabetical-index-mark-start text:id="IMark100572056"/><text:alphabetical-index-mark-start text:id="IMark104319032"/><text:span text:style-name="T342">version</text:span><text:alphabetical-index-mark-end text:id="IMark104319032"/><text:alphabetical-index-mark-end text:id="IMark100572056"/><text:span text:style-name="T342">s I used these and with an </text:span><text:alphabetical-index-mark-start text:id="IMark93508456"/><text:alphabetical-index-mark-start text:id="IMark81204536"/><text:span text:style-name="T342">MFD</text:span><text:alphabetical-index-mark-end text:id="IMark81204536"/><text:alphabetical-index-mark-end text:id="IMark93508456"/><text:span text:style-name="T342"> similar in concept to <text:s/></text:span><text:alphabetical-index-mark-start text:id="IMark103683640"/><text:alphabetical-index-mark-start text:id="IMark93767144"/><text:span text:style-name="T342">SQLC</text:span><text:alphabetical-index-mark-end text:id="IMark93767144"/><text:alphabetical-index-mark-end text:id="IMark103683640"/><text:span text:style-name="T342"> it was possible to </text:span><text:alphabetical-index-mark-start text:id="IMark83421768"/><text:alphabetical-index-mark-start text:id="IMark81842456"/><text:span text:style-name="T342">manage</text:span><text:alphabetical-index-mark-end text:id="IMark81842456"/><text:alphabetical-index-mark-end text:id="IMark83421768"/><text:span text:style-name="T342"> </text:span><text:alphabetical-index-mark-start text:id="IMark45029176"/><text:alphabetical-index-mark-start text:id="IMark93917224"/><text:span text:style-name="T342">data</text:span><text:alphabetical-index-mark-end text:id="IMark93917224"/><text:alphabetical-index-mark-end text:id="IMark45029176"/><text:span text:style-name="T342"> related to UMMU and UCGO </text:span><text:alphabetical-index-mark-start text:id="IMark94974344"/><text:alphabetical-index-mark-start text:id="IMark83190600"/><text:span text:style-name="T342">item</text:span><text:alphabetical-index-mark-end text:id="IMark83190600"/><text:alphabetical-index-mark-end text:id="IMark94974344"/><text:span text:style-name="T342">s using the </text:span><text:alphabetical-index-mark-start text:id="IMark99844840"/><text:alphabetical-index-mark-start text:id="IMark95546840"/><text:span text:style-name="T342">KB</text:span><text:alphabetical-index-mark-end text:id="IMark95546840"/><text:alphabetical-index-mark-end text:id="IMark99844840"/><text:span text:style-name="T342">. </text:span></text:p>
      <text:p text:style-name="P30"/>
      <text:p text:style-name="P30"><text:span text:style-name="T342">This should not be difficult to </text:span><text:alphabetical-index-mark-start text:id="IMark81292632"/><text:alphabetical-index-mark-start text:id="IMark42765224"/><text:span text:style-name="T342">implement</text:span><text:alphabetical-index-mark-end text:id="IMark42765224"/><text:alphabetical-index-mark-end text:id="IMark81292632"/><text:span text:style-name="T342"> again in the future once the </text:span><text:alphabetical-index-mark-start text:id="IMark101253160"/><text:alphabetical-index-mark-start text:id="IMark91719592"/><text:span text:style-name="T342">AIE</text:span><text:alphabetical-index-mark-end text:id="IMark91719592"/><text:alphabetical-index-mark-end text:id="IMark101253160"/><text:span text:style-name="T342"> is more mature.</text:span></text:p>
      <text:p text:style-name="P27"/>
      <text:p text:style-name="P27"/>
      <text:h text:style-name="Heading_20_3" text:outline-level="3"><text:bookmark-start text:name="__RefHeading___Toc36000_1710679464"/><text:span text:style-name="T1">3.5.3. </text:span><text:span text:style-name="T70">Non </text:span><text:alphabetical-index-mark-start text:id="IMark52523672"/><text:alphabetical-index-mark-start text:id="IMark95812840"/><text:span text:style-name="T70">Boolean</text:span><text:alphabetical-index-mark-end text:id="IMark95812840"/><text:alphabetical-index-mark-end text:id="IMark52523672"/><text:span text:style-name="T70"> </text:span><text:alphabetical-index-mark-start text:id="IMark78963960"/><text:alphabetical-index-mark-start text:id="IMark83709144"/><text:span text:style-name="T70">logic</text:span><text:bookmark-end text:name="__RefHeading___Toc36000_1710679464"/><text:alphabetical-index-mark-end text:id="IMark83709144"/><text:alphabetical-index-mark-end text:id="IMark78963960"/></text:h>
      <text:p text:style-name="P32"/>
      <text:p text:style-name="P33">Non <text:alphabetical-index-mark-start text:id="IMark80479256"/><text:alphabetical-index-mark-start text:id="IMark92440376"/>binary<text:alphabetical-index-mark-end text:id="IMark92440376"/><text:alphabetical-index-mark-end text:id="IMark80479256"/> and <text:alphabetical-index-mark-start text:id="IMark44786456"/><text:alphabetical-index-mark-start text:id="IMark84374024"/>probabilistic<text:alphabetical-index-mark-end text:id="IMark84374024"/><text:alphabetical-index-mark-end text:id="IMark44786456"/> <text:alphabetical-index-mark-start text:id="IMark101657864"/><text:alphabetical-index-mark-start text:id="IMark90824584"/>logic<text:alphabetical-index-mark-end text:id="IMark90824584"/><text:alphabetical-index-mark-end text:id="IMark101657864"/> <text:alphabetical-index-mark-start text:id="IMark102102472"/><text:alphabetical-index-mark-start text:id="IMark104356296"/>AIE<text:alphabetical-index-mark-end text:id="IMark104356296"/><text:alphabetical-index-mark-end text:id="IMark102102472"/> <text:span text:style-name="T346">might constitute intersting ideas to explore in applied </text:span><text:alphabetical-index-mark-start text:id="IMark80656456"/><text:alphabetical-index-mark-start text:id="IMark90040312"/><text:span text:style-name="T346">artificial</text:span><text:alphabetical-index-mark-end text:id="IMark90040312"/><text:alphabetical-index-mark-end text:id="IMark80656456"/><text:span text:style-name="T346"> </text:span><text:alphabetical-index-mark-start text:id="IMark99792280"/><text:alphabetical-index-mark-start text:id="IMark53006712"/><text:span text:style-name="T346">intelligence</text:span><text:alphabetical-index-mark-end text:id="IMark53006712"/><text:alphabetical-index-mark-end text:id="IMark99792280"/>. On this topic I make more comments elsewhere (See <text:span text:style-name="T1">[4.1.11.]</text:span>, <text:span text:style-name="T1">[4.1.12.]</text:span>) but <text:soft-page-break/>suffice to say that the basis for doing so are already in place but it sees more reasonable to leave that for later. </text:p>
      <text:p text:style-name="P33"/>
      <text:p text:style-name="P33">At this point the <text:alphabetical-index-mark-start text:id="IMark104529864"/><text:alphabetical-index-mark-start text:id="IMark97402872"/>AIE<text:alphabetical-index-mark-end text:id="IMark97402872"/><text:alphabetical-index-mark-end text:id="IMark104529864"/> works in many aspects as a trivial <text:span text:style-name="T83">P = 1</text:span> case within an <text:alphabetical-index-mark-start text:id="IMark100743336"/><text:alphabetical-index-mark-start text:id="IMark79030632"/>nnary<text:alphabetical-index-mark-end text:id="IMark79030632"/><text:alphabetical-index-mark-end text:id="IMark100743336"/> <text:alphabetical-index-mark-start text:id="IMark93961704"/><text:alphabetical-index-mark-start text:id="IMark96182424"/>paradigm<text:alphabetical-index-mark-end text:id="IMark96182424"/><text:alphabetical-index-mark-end text:id="IMark93961704"/>, but in <text:alphabetical-index-mark-start text:id="IMark94415688"/><text:alphabetical-index-mark-start text:id="IMark44873000"/>order<text:alphabetical-index-mark-end text:id="IMark44873000"/><text:alphabetical-index-mark-end text:id="IMark94415688"/> to deal with <text:span text:style-name="T83">P </text:span><text:span text:style-name="T166">&lt;</text:span><text:span text:style-name="T83"> 1</text:span> cases, many <text:alphabetical-index-mark-start text:id="IMark77257192"/><text:alphabetical-index-mark-start text:id="IMark99057144"/>rule<text:alphabetical-index-mark-end text:id="IMark99057144"/><text:alphabetical-index-mark-end text:id="IMark77257192"/>s will have to be rewritten, <text:span text:style-name="T344">or new </text:span><text:alphabetical-index-mark-start text:id="IMark93573544"/><text:alphabetical-index-mark-start text:id="IMark101811128"/><text:span text:style-name="T344">rule</text:span><text:alphabetical-index-mark-end text:id="IMark101811128"/><text:alphabetical-index-mark-end text:id="IMark93573544"/><text:span text:style-name="T344">s would have to be </text:span><text:alphabetical-index-mark-start text:id="IMark92452264"/><text:alphabetical-index-mark-start text:id="IMark82995960"/><text:span text:style-name="T344">implement</text:span><text:alphabetical-index-mark-end text:id="IMark82995960"/><text:alphabetical-index-mark-end text:id="IMark92452264"/><text:span text:style-name="T344">ed to supplement the existing ones</text:span>.</text:p>
      <text:p text:style-name="P31"/>
      <text:p text:style-name="P31"/>
      <text:h text:style-name="Heading_20_3" text:outline-level="3"><text:bookmark-start text:name="__RefHeading___Toc36002_1710679464"/><text:span text:style-name="T1">3.5.4.</text:span> <text:alphabetical-index-mark-start text:id="IMark77436456"/><text:alphabetical-index-mark-start text:id="IMark102248360"/>OSFS<text:alphabetical-index-mark-end text:id="IMark102248360"/><text:alphabetical-index-mark-end text:id="IMark77436456"/> 2016+ <text:alphabetical-index-mark-start text:id="IMark44764024"/><text:alphabetical-index-mark-start text:id="IMark102119192"/>code<text:alphabetical-index-mark-end text:id="IMark102119192"/><text:alphabetical-index-mark-end text:id="IMark44764024"/>.<text:bookmark-end text:name="__RefHeading___Toc36002_1710679464"/></text:h>
      <text:p text:style-name="P35"/>
      <text:p text:style-name="P35">The <text:alphabetical-index-mark-start text:id="IMark100203176"/><text:alphabetical-index-mark-start text:id="IMark91067880"/>DGIIIAI<text:alphabetical-index-mark-end text:id="IMark91067880"/><text:alphabetical-index-mark-end text:id="IMark100203176"/> project was started while we were still running <text:alphabetical-index-mark-start text:id="IMark91753864"/><text:alphabetical-index-mark-start text:id="IMark83064520"/>OSFS<text:alphabetical-index-mark-end text:id="IMark83064520"/><text:alphabetical-index-mark-end text:id="IMark91753864"/> 2010 on <text:alphabetical-index-mark-start text:id="IMark99550456"/><text:alphabetical-index-mark-start text:id="IMark91071912"/>Window<text:alphabetical-index-mark-end text:id="IMark91071912"/><text:alphabetical-index-mark-end text:id="IMark99550456"/>s XP and <text:alphabetical-index-mark-start text:id="IMark44941320"/><text:alphabetical-index-mark-start text:id="IMark102154616"/>Window<text:alphabetical-index-mark-end text:id="IMark102154616"/><text:alphabetical-index-mark-end text:id="IMark44941320"/>s 7 <text:alphabetical-index-mark-start text:id="IMark43382648"/><text:alphabetical-index-mark-start text:id="IMark94712008"/>machine<text:alphabetical-index-mark-end text:id="IMark94712008"/><text:alphabetical-index-mark-end text:id="IMark43382648"/>s. Since then, the <text:alphabetical-index-mark-start text:id="IMark77384024"/><text:alphabetical-index-mark-start text:id="IMark89893864"/>code<text:alphabetical-index-mark-end text:id="IMark89893864"/><text:alphabetical-index-mark-end text:id="IMark77384024"/> for the <text:alphabetical-index-mark-start text:id="IMark102320936"/><text:alphabetical-index-mark-start text:id="IMark80199176"/>stock<text:alphabetical-index-mark-end text:id="IMark80199176"/><text:alphabetical-index-mark-end text:id="IMark102320936"/> <text:alphabetical-index-mark-start text:id="IMark81646872"/><text:alphabetical-index-mark-start text:id="IMark80280184"/><text:alphabetical-index-mark-start text:id="IMark101135112"/><text:alphabetical-index-mark-start text:id="IMark93796120"/>Delta<text:alphabetical-index-mark-end text:id="IMark93796120"/><text:alphabetical-index-mark-end text:id="IMark101135112"/><text:alphabetical-index-mark-end text:id="IMark80280184"/><text:alphabetical-index-mark-end text:id="IMark81646872"/> <text:alphabetical-index-mark-start text:id="IMark98146232"/><text:alphabetical-index-mark-start text:id="IMark93916440"/>Glider<text:alphabetical-index-mark-end text:id="IMark93916440"/><text:alphabetical-index-mark-end text:id="IMark98146232"/> has been changed and so far it made no sense to rewrite <text:alphabetical-index-mark-start text:id="IMark102015320"/><text:alphabetical-index-mark-start text:id="IMark94598792"/>DGIIIAI<text:alphabetical-index-mark-end text:id="IMark94598792"/><text:alphabetical-index-mark-end text:id="IMark102015320"/> entirely to fit the new <text:alphabetical-index-mark-start text:id="IMark90053992"/><text:alphabetical-index-mark-start text:id="IMark81365720"/>standard<text:alphabetical-index-mark-end text:id="IMark81365720"/><text:alphabetical-index-mark-end text:id="IMark90053992"/>.</text:p>
      <text:p text:style-name="P34"/>
      <text:p text:style-name="P34">In <text:alphabetical-index-mark-start text:id="IMark95312808"/><text:alphabetical-index-mark-start text:id="IMark90938296"/>fact<text:alphabetical-index-mark-end text:id="IMark90938296"/><text:alphabetical-index-mark-end text:id="IMark95312808"/>, I continue now <text:alphabetical-index-mark-start text:id="IMark90798520"/><text:alphabetical-index-mark-start text:id="IMark94413720"/>development<text:alphabetical-index-mark-end text:id="IMark94413720"/><text:alphabetical-index-mark-end text:id="IMark90798520"/> of <text:alphabetical-index-mark-start text:id="IMark99044072"/><text:alphabetical-index-mark-start text:id="IMark104412744"/>DGIIIAI<text:alphabetical-index-mark-end text:id="IMark104412744"/><text:alphabetical-index-mark-end text:id="IMark99044072"/> on a Linux <text:alphabetical-index-mark-start text:id="IMark60633752"/><text:alphabetical-index-mark-start text:id="IMark90178072"/>system<text:alphabetical-index-mark-end text:id="IMark90178072"/><text:alphabetical-index-mark-end text:id="IMark60633752"/> running a virtual <text:alphabetical-index-mark-start text:id="IMark81860312"/><text:alphabetical-index-mark-start text:id="IMark101418872"/>machine<text:alphabetical-index-mark-end text:id="IMark101418872"/><text:alphabetical-index-mark-end text:id="IMark81860312"/> with <text:alphabetical-index-mark-start text:id="IMark103419496"/><text:alphabetical-index-mark-start text:id="IMark95816248"/>Window<text:alphabetical-index-mark-end text:id="IMark95816248"/><text:alphabetical-index-mark-end text:id="IMark103419496"/>s XP, which allows me to use <text:alphabetical-index-mark-start text:id="IMark44942104"/><text:alphabetical-index-mark-start text:id="IMark82288040"/>MSVS<text:alphabetical-index-mark-end text:id="IMark82288040"/><text:alphabetical-index-mark-end text:id="IMark44942104"/> and <text:alphabetical-index-mark-start text:id="IMark91822072"/><text:alphabetical-index-mark-start text:id="IMark44904088"/>compile<text:alphabetical-index-mark-end text:id="IMark44904088"/><text:alphabetical-index-mark-end text:id="IMark91822072"/> the corresponding <text:alphabetical-index-mark-start text:id="IMark90738824"/><text:alphabetical-index-mark-start text:id="IMark91903992"/>code<text:alphabetical-index-mark-end text:id="IMark91903992"/><text:alphabetical-index-mark-end text:id="IMark90738824"/>, something that doesn’t work with applications like <text:alphabetical-index-mark-start text:id="IMark104292360"/><text:alphabetical-index-mark-start text:id="IMark93958152"/>Wine<text:alphabetical-index-mark-end text:id="IMark93958152"/><text:alphabetical-index-mark-end text:id="IMark104292360"/>.</text:p>
      <text:p text:style-name="P34"/>
      <text:p text:style-name="P34"><text:span text:style-name="T343">The </text:span><text:alphabetical-index-mark-start text:id="IMark99999320"/><text:alphabetical-index-mark-start text:id="IMark81636792"/><text:span text:style-name="T343">code</text:span><text:alphabetical-index-mark-end text:id="IMark81636792"/><text:alphabetical-index-mark-end text:id="IMark99999320"/><text:span text:style-name="T343"> for the 2016 </text:span><text:alphabetical-index-mark-start text:id="IMark102307448"/><text:alphabetical-index-mark-start text:id="IMark96157256"/><text:span text:style-name="T343">stock</text:span><text:alphabetical-index-mark-end text:id="IMark96157256"/><text:alphabetical-index-mark-end text:id="IMark102307448"/><text:span text:style-name="T343"> </text:span><text:alphabetical-index-mark-start text:id="IMark89927912"/><text:alphabetical-index-mark-start text:id="IMark95494216"/><text:alphabetical-index-mark-start text:id="IMark102432440"/><text:alphabetical-index-mark-start text:id="IMark103226648"/><text:span text:style-name="T343">Delta</text:span><text:alphabetical-index-mark-end text:id="IMark103226648"/><text:alphabetical-index-mark-end text:id="IMark102432440"/><text:alphabetical-index-mark-end text:id="IMark95494216"/><text:alphabetical-index-mark-end text:id="IMark89927912"/><text:span text:style-name="T343"> </text:span><text:alphabetical-index-mark-start text:id="IMark100888248"/><text:alphabetical-index-mark-start text:id="IMark94691672"/><text:span text:style-name="T343">Glider</text:span><text:alphabetical-index-mark-end text:id="IMark94691672"/><text:alphabetical-index-mark-end text:id="IMark100888248"/><text:span text:style-name="T343"> is </text:span><text:alphabetical-index-mark-start text:id="IMark94473288"/><text:alphabetical-index-mark-start text:id="IMark102573736"/><text:span text:style-name="T343">object</text:span><text:alphabetical-index-mark-end text:id="IMark102573736"/><text:alphabetical-index-mark-end text:id="IMark94473288"/><text:span text:style-name="T343"> – </text:span><text:alphabetical-index-mark-start text:id="IMark104786232"/><text:alphabetical-index-mark-start text:id="IMark105096056"/><text:span text:style-name="T343">oriented</text:span><text:alphabetical-index-mark-end text:id="IMark105096056"/><text:alphabetical-index-mark-end text:id="IMark104786232"/><text:span text:style-name="T343"> almost entirely, while the </text:span><text:alphabetical-index-mark-start text:id="IMark90441464"/><text:alphabetical-index-mark-start text:id="IMark104702392"/><text:alphabetical-index-mark-start text:id="IMark92245144"/><text:alphabetical-index-mark-start text:id="IMark89708008"/><text:span text:style-name="T343">Delta</text:span><text:alphabetical-index-mark-end text:id="IMark89708008"/><text:alphabetical-index-mark-end text:id="IMark92245144"/><text:alphabetical-index-mark-end text:id="IMark104702392"/><text:alphabetical-index-mark-end text:id="IMark90441464"/><text:span text:style-name="T343"> </text:span><text:alphabetical-index-mark-start text:id="IMark92798568"/><text:alphabetical-index-mark-start text:id="IMark100167928"/><text:span text:style-name="T343">Glider</text:span><text:alphabetical-index-mark-end text:id="IMark100167928"/><text:alphabetical-index-mark-end text:id="IMark92798568"/><text:span text:style-name="T343"> 2010 has more </text:span><text:alphabetical-index-mark-start text:id="IMark80129768"/><text:alphabetical-index-mark-start text:id="IMark81979400"/><text:span text:style-name="T343">structure</text:span><text:alphabetical-index-mark-end text:id="IMark81979400"/><text:alphabetical-index-mark-end text:id="IMark80129768"/><text:span text:style-name="T343">d </text:span><text:alphabetical-index-mark-start text:id="IMark35941016"/><text:alphabetical-index-mark-start text:id="IMark98304664"/><text:span text:style-name="T343">program</text:span><text:alphabetical-index-mark-end text:id="IMark98304664"/><text:alphabetical-index-mark-end text:id="IMark35941016"/><text:span text:style-name="T343">ming reminiscences which are actually better suited for this project.</text:span></text:p>
      <text:p text:style-name="P34"/>
      <text:p text:style-name="P34"/>
      <text:h text:style-name="Heading_20_3" text:outline-level="3"><text:bookmark-start text:name="__RefHeading___Toc36004_1710679464"/>3.5.5. <text:alphabetical-index-mark-start text:id="IMark90436136"/><text:alphabetical-index-mark-start text:id="IMark99012504"/>Neural<text:alphabetical-index-mark-end text:id="IMark99012504"/><text:alphabetical-index-mark-end text:id="IMark90436136"/> <text:alphabetical-index-mark-start text:id="IMark99369752"/><text:alphabetical-index-mark-start text:id="IMark98496056"/>network<text:alphabetical-index-mark-end text:id="IMark98496056"/><text:alphabetical-index-mark-end text:id="IMark99369752"/>s<text:bookmark-end text:name="__RefHeading___Toc36004_1710679464"/></text:h>
      <text:p text:style-name="P36"/>
      <text:p text:style-name="P36"><text:alphabetical-index-mark-start text:id="IMark90089560"/><text:alphabetical-index-mark-start text:id="IMark92356024"/>Neural<text:alphabetical-index-mark-end text:id="IMark92356024"/><text:alphabetical-index-mark-end text:id="IMark90089560"/> <text:alphabetical-index-mark-start text:id="IMark101941544"/><text:alphabetical-index-mark-start text:id="IMark99368184"/>network<text:alphabetical-index-mark-end text:id="IMark99368184"/><text:alphabetical-index-mark-end text:id="IMark101941544"/>s have become fashionable in recent years and they are indeed effective in the realm of <text:alphabetical-index-mark-start text:id="IMark92355240"/><text:alphabetical-index-mark-start text:id="IMark92933528"/>AI<text:alphabetical-index-mark-end text:id="IMark92933528"/><text:alphabetical-index-mark-end text:id="IMark92355240"/>, However, that does not mean that an <text:alphabetical-index-mark-start text:id="IMark98937784"/><text:alphabetical-index-mark-start text:id="IMark90084584"/>expert<text:alphabetical-index-mark-end text:id="IMark90084584"/><text:alphabetical-index-mark-end text:id="IMark98937784"/> <text:alphabetical-index-mark-start text:id="IMark90088776"/><text:alphabetical-index-mark-start text:id="IMark93399992"/>system<text:alphabetical-index-mark-end text:id="IMark93399992"/><text:alphabetical-index-mark-end text:id="IMark90088776"/> would not do the job, and an <text:alphabetical-index-mark-start text:id="IMark102656264"/><text:alphabetical-index-mark-start text:id="IMark90454776"/>ES<text:alphabetical-index-mark-end text:id="IMark90454776"/><text:alphabetical-index-mark-end text:id="IMark102656264"/> is easier to <text:alphabetical-index-mark-start text:id="IMark101883720"/><text:alphabetical-index-mark-start text:id="IMark92867144"/>implement<text:alphabetical-index-mark-end text:id="IMark92867144"/><text:alphabetical-index-mark-end text:id="IMark101883720"/> than a purely <text:alphabetical-index-mark-start text:id="IMark103303144"/><text:alphabetical-index-mark-start text:id="IMark91901736"/>NN<text:alphabetical-index-mark-end text:id="IMark91901736"/><text:alphabetical-index-mark-end text:id="IMark103303144"/> <text:alphabetical-index-mark-start text:id="IMark92932744"/><text:alphabetical-index-mark-start text:id="IMark93812440"/>base<text:alphabetical-index-mark-end text:id="IMark93812440"/><text:alphabetical-index-mark-end text:id="IMark92932744"/>d <text:alphabetical-index-mark-start text:id="IMark99678568"/><text:alphabetical-index-mark-start text:id="IMark101581816"/>aero<text:alphabetical-index-mark-start text:id="IMark44985624"/><text:alphabetical-index-mark-start text:id="IMark101117064"/>space<text:alphabetical-index-mark-end text:id="IMark101117064"/><text:alphabetical-index-mark-end text:id="IMark44985624"/><text:alphabetical-index-mark-end text:id="IMark101581816"/><text:alphabetical-index-mark-end text:id="IMark99678568"/> <text:alphabetical-index-mark-start text:id="IMark97981272"/><text:alphabetical-index-mark-start text:id="IMark89962760"/>system<text:alphabetical-index-mark-end text:id="IMark89962760"/><text:alphabetical-index-mark-end text:id="IMark97981272"/>, be it real or simulated. This does not mean either that <text:alphabetical-index-mark-start text:id="IMark103302360"/><text:alphabetical-index-mark-start text:id="IMark97522392"/>neural<text:alphabetical-index-mark-end text:id="IMark97522392"/><text:alphabetical-index-mark-end text:id="IMark103302360"/> <text:alphabetical-index-mark-start text:id="IMark99365048"/><text:alphabetical-index-mark-start text:id="IMark94960152"/>network<text:alphabetical-index-mark-end text:id="IMark94960152"/><text:alphabetical-index-mark-end text:id="IMark99365048"/>s could not be <text:alphabetical-index-mark-start text:id="IMark95459000"/><text:alphabetical-index-mark-start text:id="IMark98717256"/>implement<text:alphabetical-index-mark-end text:id="IMark98717256"/><text:alphabetical-index-mark-end text:id="IMark95459000"/>ed <text:span text:style-name="T347">or shouldn’t be tried out</text:span>. </text:p>
      <text:p text:style-name="P36"/>
      <text:p text:style-name="P37">I did use some of them <text:alphabetical-index-mark-start text:id="IMark98009464"/><text:alphabetical-index-mark-start text:id="IMark98269496"/>base<text:alphabetical-index-mark-end text:id="IMark98269496"/><text:alphabetical-index-mark-end text:id="IMark98009464"/>d on the <text:alphabetical-index-mark-start text:id="IMark98014184"/><text:alphabetical-index-mark-start text:id="IMark104724360"/>Dlib<text:alphabetical-index-mark-end text:id="IMark104724360"/><text:alphabetical-index-mark-end text:id="IMark98014184"/> <text:alphabetical-index-mark-start text:id="IMark104214152"/><text:alphabetical-index-mark-start text:id="IMark100429352"/>library<text:alphabetical-index-mark-end text:id="IMark100429352"/><text:alphabetical-index-mark-end text:id="IMark104214152"/>, as well as <text:alphabetical-index-mark-start text:id="IMark83757528"/><text:alphabetical-index-mark-start text:id="IMark103472552"/>Bayes<text:alphabetical-index-mark-end text:id="IMark103472552"/><text:alphabetical-index-mark-end text:id="IMark83757528"/>ian <text:alphabetical-index-mark-start text:id="IMark99500312"/><text:alphabetical-index-mark-start text:id="IMark104226376"/>network<text:alphabetical-index-mark-end text:id="IMark104226376"/><text:alphabetical-index-mark-end text:id="IMark99500312"/>s for failure <text:alphabetical-index-mark-start text:id="IMark103633704"/><text:alphabetical-index-mark-start text:id="IMark92923192"/><text:alphabetical-index-mark-start text:id="IMark77938312"/><text:alphabetical-index-mark-start text:id="IMark83755960"/>manage<text:alphabetical-index-mark-end text:id="IMark83755960"/><text:alphabetical-index-mark-end text:id="IMark77938312"/>ment<text:alphabetical-index-mark-end text:id="IMark92923192"/><text:alphabetical-index-mark-end text:id="IMark103633704"/>. However, the <text:alphabetical-index-mark-start text:id="IMark82643400"/><text:alphabetical-index-mark-start text:id="IMark105279192"/>implement<text:alphabetical-index-mark-end text:id="IMark105279192"/><text:alphabetical-index-mark-end text:id="IMark82643400"/>ation of such <text:s/><text:alphabetical-index-mark-start text:id="IMark82191784"/><text:alphabetical-index-mark-start text:id="IMark94991672"/>technique<text:alphabetical-index-mark-end text:id="IMark94991672"/><text:alphabetical-index-mark-end text:id="IMark82191784"/>s tend to increase the size of the <text:alphabetical-index-mark-start text:id="IMark92149432"/><text:alphabetical-index-mark-start text:id="IMark102062088"/>code<text:alphabetical-index-mark-end text:id="IMark102062088"/><text:alphabetical-index-mark-end text:id="IMark92149432"/> significantly and are re<text:alphabetical-index-mark-start text:id="IMark60650392"/><text:alphabetical-index-mark-start text:id="IMark82052744"/>source<text:alphabetical-index-mark-end text:id="IMark82052744"/><text:alphabetical-index-mark-end text:id="IMark60650392"/> intensive. </text:p>
      <text:p text:style-name="P37"><text:soft-page-break/></text:p>
      <text:p text:style-name="P37">In any future <text:alphabetical-index-mark-start text:id="IMark102920088"/><text:alphabetical-index-mark-start text:id="IMark80654104"/>instance<text:alphabetical-index-mark-end text:id="IMark80654104"/><text:alphabetical-index-mark-end text:id="IMark102920088"/>, in my opinion such <text:alphabetical-index-mark-start text:id="IMark95753432"/><text:alphabetical-index-mark-start text:id="IMark78286696"/>AI<text:alphabetical-index-mark-end text:id="IMark78286696"/><text:alphabetical-index-mark-end text:id="IMark95753432"/> tools should be <text:alphabetical-index-mark-start text:id="IMark97788536"/><text:alphabetical-index-mark-start text:id="IMark60664696"/>implement<text:alphabetical-index-mark-end text:id="IMark60664696"/><text:alphabetical-index-mark-end text:id="IMark97788536"/>ed in separate <text:alphabetical-index-mark-start text:id="IMark103231944"/><text:alphabetical-index-mark-start text:id="IMark82237064"/>module<text:alphabetical-index-mark-end text:id="IMark82237064"/><text:alphabetical-index-mark-end text:id="IMark103231944"/>s capable of <text:alphabetical-index-mark-start text:id="IMark92175064"/><text:alphabetical-index-mark-start text:id="IMark104922840"/>interact<text:alphabetical-index-mark-end text:id="IMark104922840"/><text:alphabetical-index-mark-end text:id="IMark92175064"/>ing with the <text:alphabetical-index-mark-start text:id="IMark104921272"/><text:alphabetical-index-mark-start text:id="IMark104925976"/>AIE<text:alphabetical-index-mark-end text:id="IMark104925976"/><text:alphabetical-index-mark-end text:id="IMark104921272"/> of this <text:alphabetical-index-mark-start text:id="IMark104940776"/><text:alphabetical-index-mark-start text:id="IMark98995784"/>ship<text:alphabetical-index-mark-end text:id="IMark98995784"/><text:alphabetical-index-mark-end text:id="IMark104940776"/> via the <text:alphabetical-index-mark-start text:id="IMark60615160"/><text:alphabetical-index-mark-start text:id="IMark60722200"/>KB<text:alphabetical-index-mark-end text:id="IMark60722200"/><text:alphabetical-index-mark-end text:id="IMark60615160"/>.</text:p>
      <text:p text:style-name="P37"/>
      <text:p text:style-name="P41"><text:alphabetical-index-mark-start text:id="IMark104912104"/>NN<text:alphabetical-index-mark-end text:id="IMark104912104"/> could be used in many different ways and perhaps, could even be better than an <text:alphabetical-index-mark-start text:id="IMark100078760"/>expert<text:alphabetical-index-mark-end text:id="IMark100078760"/> <text:alphabetical-index-mark-start text:id="IMark83911768"/>system<text:alphabetical-index-mark-end text:id="IMark83911768"/> at providing <text:alphabetical-index-mark-start text:id="IMark95563976"/>intelligence<text:alphabetical-index-mark-end text:id="IMark95563976"/>. I make no claims that <text:alphabetical-index-mark-start text:id="IMark92756136"/>DGIIIAI<text:alphabetical-index-mark-end text:id="IMark92756136"/> and its <text:alphabetical-index-mark-start text:id="IMark44782968"/>current<text:alphabetical-index-mark-end text:id="IMark44782968"/> <text:alphabetical-index-mark-start text:id="IMark81550680"/>AIE<text:alphabetical-index-mark-end text:id="IMark81550680"/> are the perfect solution to onboard <text:alphabetical-index-mark-start text:id="IMark92034168"/>AI<text:alphabetical-index-mark-end text:id="IMark92034168"/> for <text:alphabetical-index-mark-start text:id="IMark83156024"/><text:alphabetical-index-mark-start text:id="IMark95055512"/>Orbit<text:alphabetical-index-mark-end text:id="IMark95055512"/>er<text:alphabetical-index-mark-end text:id="IMark83156024"/> <text:alphabetical-index-mark-start text:id="IMark93841912"/>ship<text:alphabetical-index-mark-end text:id="IMark93841912"/>s. It is just an experiment.</text:p>
      <text:p text:style-name="P27"/>
      <text:h text:style-name="P54" text:outline-level="1"><text:bookmark-start text:name="__RefHeading___Toc6471_1483239106"/><text:span text:style-name="T195">4</text:span>. <text:alphabetical-index-mark-start text:id="IMark102775720"/><text:alphabetical-index-mark-start text:id="IMark105087016"/><text:alphabetical-index-mark-start text:id="IMark95404200"/><text:alphabetical-index-mark-start text:id="IMark92386472"/><text:alphabetical-index-mark-start text:id="IMark102673080"/>Ex<text:span text:style-name="T196">pert</text:span><text:alphabetical-index-mark-end text:id="IMark102673080"/><text:alphabetical-index-mark-end text:id="IMark92386472"/><text:alphabetical-index-mark-end text:id="IMark95404200"/><text:alphabetical-index-mark-end text:id="IMark105087016"/><text:alphabetical-index-mark-end text:id="IMark102775720"/><text:span text:style-name="T196"> </text:span><text:alphabetical-index-mark-start text:id="IMark82994392"/><text:alphabetical-index-mark-start text:id="IMark77296472"/><text:alphabetical-index-mark-start text:id="IMark103563896"/><text:alphabetical-index-mark-start text:id="IMark98866360"/><text:alphabetical-index-mark-start text:id="IMark100320264"/><text:span text:style-name="T196">system</text:span><text:bookmark-end text:name="__RefHeading___Toc6471_1483239106"/><text:alphabetical-index-mark-end text:id="IMark100320264"/><text:alphabetical-index-mark-end text:id="IMark98866360"/><text:alphabetical-index-mark-end text:id="IMark103563896"/><text:alphabetical-index-mark-end text:id="IMark77296472"/><text:alphabetical-index-mark-end text:id="IMark82994392"/></text:h>
      <text:p text:style-name="Text_20_body"/>
      <text:h text:style-name="Heading_20_2" text:outline-level="2"><text:bookmark-start text:name="__RefHeading___Toc6780_1483239106"/><text:span text:style-name="T1">4.1.</text:span> Basic concepts<text:bookmark-end text:name="__RefHeading___Toc6780_1483239106"/></text:h>
      <text:p text:style-name="Text_20_body"/>
      <text:p text:style-name="Text_20_body"><text:alphabetical-index-mark-start text:id="IMark90626552"/><text:alphabetical-index-mark-start text:id="IMark96337464"/><text:alphabetical-index-mark-start text:id="IMark101832440"/><text:alphabetical-index-mark-start text:id="IMark102766792"/><text:alphabetical-index-mark-start text:id="IMark44856968"/><text:alphabetical-index-mark-start text:id="IMark101939976"/><text:span text:style-name="T196">DGIII</text:span><text:alphabetical-index-mark-end text:id="IMark101939976"/><text:alphabetical-index-mark-start text:id="IMark91816216"/><text:span text:style-name="T196">AI</text:span><text:alphabetical-index-mark-end text:id="IMark91816216"/><text:alphabetical-index-mark-end text:id="IMark44856968"/><text:alphabetical-index-mark-end text:id="IMark102766792"/><text:alphabetical-index-mark-end text:id="IMark101832440"/><text:alphabetical-index-mark-end text:id="IMark96337464"/><text:alphabetical-index-mark-end text:id="IMark90626552"/><text:span text:style-name="T196"> uses </text:span><text:alphabetical-index-mark-start text:id="IMark94924088"/><text:alphabetical-index-mark-start text:id="IMark101940760"/><text:alphabetical-index-mark-start text:id="IMark98890872"/><text:alphabetical-index-mark-start text:id="IMark99479016"/><text:alphabetical-index-mark-start text:id="IMark102672296"/><text:span text:style-name="T196">artificial</text:span><text:alphabetical-index-mark-end text:id="IMark102672296"/><text:alphabetical-index-mark-end text:id="IMark99479016"/><text:alphabetical-index-mark-end text:id="IMark98890872"/><text:alphabetical-index-mark-end text:id="IMark101940760"/><text:alphabetical-index-mark-end text:id="IMark94924088"/><text:span text:style-name="T196"> </text:span><text:alphabetical-index-mark-start text:id="IMark93764472"/><text:alphabetical-index-mark-start text:id="IMark94922520"/><text:alphabetical-index-mark-start text:id="IMark94584952"/><text:alphabetical-index-mark-start text:id="IMark100444152"/><text:alphabetical-index-mark-start text:id="IMark94924872"/><text:span text:style-name="T196">intelligence</text:span><text:alphabetical-index-mark-end text:id="IMark94924872"/><text:alphabetical-index-mark-end text:id="IMark100444152"/><text:alphabetical-index-mark-end text:id="IMark94584952"/><text:alphabetical-index-mark-end text:id="IMark94922520"/><text:alphabetical-index-mark-end text:id="IMark93764472"/><text:span text:style-name="T196"> </text:span><text:alphabetical-index-mark-start text:id="IMark90807560"/><text:alphabetical-index-mark-start text:id="IMark99501096"/><text:alphabetical-index-mark-start text:id="IMark91299096"/><text:alphabetical-index-mark-start text:id="IMark91229800"/><text:span text:style-name="T196">base</text:span><text:alphabetical-index-mark-end text:id="IMark91229800"/><text:alphabetical-index-mark-end text:id="IMark91299096"/><text:alphabetical-index-mark-end text:id="IMark99501096"/><text:alphabetical-index-mark-end text:id="IMark90807560"/><text:span text:style-name="T196">d on an </text:span><text:alphabetical-index-mark-start text:id="IMark99416536"/><text:alphabetical-index-mark-start text:id="IMark98256360"/><text:alphabetical-index-mark-start text:id="IMark101268920"/><text:alphabetical-index-mark-start text:id="IMark91613176"/><text:alphabetical-index-mark-start text:id="IMark91041256"/><text:span text:style-name="T196">expert</text:span><text:alphabetical-index-mark-end text:id="IMark91041256"/><text:alphabetical-index-mark-end text:id="IMark91613176"/><text:alphabetical-index-mark-end text:id="IMark101268920"/><text:alphabetical-index-mark-end text:id="IMark98256360"/><text:alphabetical-index-mark-end text:id="IMark99416536"/><text:span text:style-name="T196"> </text:span><text:alphabetical-index-mark-start text:id="IMark79101544"/><text:alphabetical-index-mark-start text:id="IMark79892024"/><text:alphabetical-index-mark-start text:id="IMark90435352"/><text:alphabetical-index-mark-start text:id="IMark91652232"/><text:alphabetical-index-mark-start text:id="IMark99906216"/><text:span text:style-name="T196">system</text:span><text:alphabetical-index-mark-end text:id="IMark99906216"/><text:alphabetical-index-mark-end text:id="IMark91652232"/><text:alphabetical-index-mark-end text:id="IMark90435352"/><text:alphabetical-index-mark-end text:id="IMark79892024"/><text:alphabetical-index-mark-end text:id="IMark79101544"/><text:span text:style-name="T196"> </text:span><text:alphabetical-index-mark-start text:id="IMark90682440"/><text:alphabetical-index-mark-start text:id="IMark94923304"/><text:alphabetical-index-mark-start text:id="IMark92451480"/><text:alphabetical-index-mark-start text:id="IMark95731928"/><text:alphabetical-index-mark-start text:id="IMark101212344"/><text:span text:style-name="T196">mode</text:span><text:alphabetical-index-mark-end text:id="IMark101212344"/><text:alphabetical-index-mark-end text:id="IMark95731928"/><text:alphabetical-index-mark-end text:id="IMark92451480"/><text:alphabetical-index-mark-end text:id="IMark94923304"/><text:alphabetical-index-mark-end text:id="IMark90682440"/><text:span text:style-name="T196">l. </text:span><text:alphabetical-index-mark-start text:id="IMark97110216"/><text:alphabetical-index-mark-start text:id="IMark98006072"/><text:alphabetical-index-mark-start text:id="IMark97220120"/><text:alphabetical-index-mark-start text:id="IMark97120568"/><text:alphabetical-index-mark-start text:id="IMark93752392"/>Exsys<text:alphabetical-index-mark-end text:id="IMark93752392"/><text:alphabetical-index-mark-end text:id="IMark97120568"/><text:alphabetical-index-mark-end text:id="IMark97220120"/><text:alphabetical-index-mark-end text:id="IMark98006072"/><text:alphabetical-index-mark-end text:id="IMark97110216"/> is <text:span text:style-name="T196">its</text:span> name of the on-board <text:alphabetical-index-mark-start text:id="IMark79369064"/><text:alphabetical-index-mark-start text:id="IMark92226360"/><text:alphabetical-index-mark-start text:id="IMark103984552"/><text:alphabetical-index-mark-start text:id="IMark93135080"/><text:alphabetical-index-mark-start text:id="IMark98253752"/>expert<text:alphabetical-index-mark-end text:id="IMark98253752"/><text:alphabetical-index-mark-end text:id="IMark93135080"/><text:alphabetical-index-mark-end text:id="IMark103984552"/><text:alphabetical-index-mark-end text:id="IMark92226360"/><text:alphabetical-index-mark-end text:id="IMark79369064"/> <text:alphabetical-index-mark-start text:id="IMark102673864"/><text:alphabetical-index-mark-start text:id="IMark96905400"/><text:alphabetical-index-mark-start text:id="IMark91098040"/><text:alphabetical-index-mark-start text:id="IMark93018744"/><text:alphabetical-index-mark-start text:id="IMark91299880"/>system<text:alphabetical-index-mark-end text:id="IMark91299880"/><text:alphabetical-index-mark-end text:id="IMark93018744"/><text:alphabetical-index-mark-end text:id="IMark91098040"/><text:alphabetical-index-mark-end text:id="IMark96905400"/><text:alphabetical-index-mark-end text:id="IMark102673864"/> that <text:alphabetical-index-mark-start text:id="IMark92087096"/><text:alphabetical-index-mark-start text:id="IMark99665992"/><text:alphabetical-index-mark-start text:id="IMark93188728"/><text:alphabetical-index-mark-start text:id="IMark96144472"/><text:alphabetical-index-mark-start text:id="IMark80035048"/><text:alphabetical-index-mark-start text:id="IMark100145832"/>DGIII<text:alphabetical-index-mark-end text:id="IMark100145832"/><text:alphabetical-index-mark-start text:id="IMark99666776"/>AI<text:alphabetical-index-mark-end text:id="IMark99666776"/><text:alphabetical-index-mark-end text:id="IMark80035048"/><text:alphabetical-index-mark-end text:id="IMark96144472"/><text:alphabetical-index-mark-end text:id="IMark93188728"/><text:alphabetical-index-mark-end text:id="IMark99665992"/><text:alphabetical-index-mark-end text:id="IMark92087096"/> carries; <text:span text:style-name="T217">it is an </text:span><text:alphabetical-index-mark-start text:id="IMark105123560"/><text:alphabetical-index-mark-start text:id="IMark105136008"/><text:alphabetical-index-mark-start text:id="IMark102706808"/><text:alphabetical-index-mark-start text:id="IMark98218632"/><text:span text:style-name="T217">embed</text:span><text:alphabetical-index-mark-end text:id="IMark98218632"/><text:alphabetical-index-mark-end text:id="IMark102706808"/><text:span text:style-name="T217">ded</text:span><text:alphabetical-index-mark-end text:id="IMark105136008"/><text:alphabetical-index-mark-end text:id="IMark105123560"/><text:span text:style-name="T217"> </text:span><text:alphabetical-index-mark-start text:id="IMark95439272"/><text:alphabetical-index-mark-start text:id="IMark95997960"/><text:alphabetical-index-mark-start text:id="IMark100350728"/><text:alphabetical-index-mark-start text:id="IMark100280872"/><text:alphabetical-index-mark-start text:id="IMark95533144"/><text:span text:style-name="T217">version</text:span><text:alphabetical-index-mark-end text:id="IMark95533144"/><text:alphabetical-index-mark-end text:id="IMark100280872"/><text:alphabetical-index-mark-end text:id="IMark100350728"/><text:alphabetical-index-mark-end text:id="IMark95997960"/><text:alphabetical-index-mark-end text:id="IMark95439272"/><text:span text:style-name="T217"> of an </text:span><text:alphabetical-index-mark-start text:id="IMark94366536"/><text:alphabetical-index-mark-start text:id="IMark102148392"/><text:alphabetical-index-mark-start text:id="IMark91937208"/><text:alphabetical-index-mark-start text:id="IMark92669192"/><text:alphabetical-index-mark-start text:id="IMark103471768"/><text:span text:style-name="T217">ES</text:span><text:alphabetical-index-mark-end text:id="IMark103471768"/><text:alphabetical-index-mark-end text:id="IMark92669192"/><text:alphabetical-index-mark-end text:id="IMark91937208"/><text:alphabetical-index-mark-end text:id="IMark102148392"/><text:alphabetical-index-mark-end text:id="IMark94366536"/><text:span text:style-name="T217"> that was originally written in </text:span><text:alphabetical-index-mark-start text:id="IMark91571896"/><text:alphabetical-index-mark-start text:id="IMark94007048"/><text:alphabetical-index-mark-start text:id="IMark96695288"/><text:alphabetical-index-mark-start text:id="IMark104893112"/><text:alphabetical-index-mark-start text:id="IMark100644008"/><text:span text:style-name="T217">Prolog</text:span><text:alphabetical-index-mark-end text:id="IMark100644008"/><text:alphabetical-index-mark-end text:id="IMark104893112"/><text:alphabetical-index-mark-end text:id="IMark96695288"/><text:alphabetical-index-mark-end text:id="IMark94007048"/><text:alphabetical-index-mark-end text:id="IMark91571896"/><text:span text:style-name="T217"> but </text:span><text:alphabetical-index-mark-start text:id="IMark42766008"/><text:span text:style-name="T217">lat</text:span><text:alphabetical-index-mark-end text:id="IMark42766008"/><text:span text:style-name="T217">er rewritten in </text:span><text:alphabetical-index-mark-start text:id="IMark80404584"/><text:alphabetical-index-mark-start text:id="IMark100575672"/><text:alphabetical-index-mark-start text:id="IMark81838680"/><text:alphabetical-index-mark-start text:id="IMark81487688"/><text:alphabetical-index-mark-start text:id="IMark97510184"/><text:span text:style-name="T217">C++</text:span><text:alphabetical-index-mark-end text:id="IMark97510184"/><text:alphabetical-index-mark-end text:id="IMark81487688"/><text:alphabetical-index-mark-end text:id="IMark81838680"/><text:alphabetical-index-mark-end text:id="IMark100575672"/><text:alphabetical-index-mark-end text:id="IMark80404584"/>. It is characterized by:</text:p>
      <text:p text:style-name="Text_20_body"/>
      <text:h text:style-name="Heading_20_3" text:outline-level="3"><text:bookmark-start text:name="__RefHeading___Toc6370_1538881673"/><text:span text:style-name="T3">4</text:span><text:span text:style-name="T1">.</text:span><text:span text:style-name="T6">1.</text:span><text:span text:style-name="T1">1. </text:span><text:alphabetical-index-mark-start text:id="IMark104328488"/><text:alphabetical-index-mark-start text:id="IMark98632360"/><text:alphabetical-index-mark-start text:id="IMark98681848"/><text:alphabetical-index-mark-start text:id="IMark91213992"/><text:alphabetical-index-mark-start text:id="IMark90019480"/><text:span text:style-name="T60">Data</text:span><text:alphabetical-index-mark-start text:id="IMark42764440"/><text:alphabetical-index-mark-start text:id="IMark93280648"/><text:alphabetical-index-mark-start text:id="IMark102823608"/><text:alphabetical-index-mark-start text:id="IMark98433864"/><text:span text:style-name="T60">base</text:span><text:alphabetical-index-mark-end text:id="IMark98433864"/><text:alphabetical-index-mark-end text:id="IMark102823608"/><text:alphabetical-index-mark-end text:id="IMark93280648"/><text:alphabetical-index-mark-end text:id="IMark42764440"/><text:alphabetical-index-mark-end text:id="IMark90019480"/><text:alphabetical-index-mark-end text:id="IMark91213992"/><text:alphabetical-index-mark-end text:id="IMark98681848"/><text:alphabetical-index-mark-end text:id="IMark98632360"/><text:alphabetical-index-mark-end text:id="IMark104328488"/><text:span text:style-name="T60"> </text:span><text:alphabetical-index-mark-start text:id="IMark91200696"/><text:alphabetical-index-mark-start text:id="IMark60720632"/><text:alphabetical-index-mark-start text:id="IMark97884248"/><text:alphabetical-index-mark-start text:id="IMark90065384"/><text:alphabetical-index-mark-start text:id="IMark95164456"/><text:span text:style-name="T60">format</text:span><text:bookmark-end text:name="__RefHeading___Toc6370_1538881673"/><text:alphabetical-index-mark-end text:id="IMark95164456"/><text:alphabetical-index-mark-end text:id="IMark90065384"/><text:alphabetical-index-mark-end text:id="IMark97884248"/><text:alphabetical-index-mark-end text:id="IMark60720632"/><text:alphabetical-index-mark-end text:id="IMark91200696"/></text:h>
      <text:p text:style-name="P7"/>
      <text:p text:style-name="P7"><text:span text:style-name="T300">Instead of using </text:span><text:alphabetical-index-mark-start text:id="IMark89828488"/><text:alphabetical-index-mark-start text:id="IMark43998728"/><text:alphabetical-index-mark-start text:id="IMark82041928"/><text:alphabetical-index-mark-start text:id="IMark96778488"/><text:alphabetical-index-mark-start text:id="IMark89983848"/><text:span text:style-name="T300">f</text:span><text:alphabetical-index-mark-start text:id="IMark80098728"/><text:span text:style-name="T300">lat</text:span><text:alphabetical-index-mark-end text:id="IMark80098728"/><text:alphabetical-index-mark-end text:id="IMark89983848"/><text:alphabetical-index-mark-end text:id="IMark96778488"/><text:alphabetical-index-mark-end text:id="IMark82041928"/><text:alphabetical-index-mark-end text:id="IMark43998728"/><text:alphabetical-index-mark-end text:id="IMark89828488"/><text:span text:style-name="T300"> text </text:span><text:alphabetical-index-mark-start text:id="IMark97920360"/><text:alphabetical-index-mark-start text:id="IMark92806440"/><text:alphabetical-index-mark-start text:id="IMark93541064"/><text:alphabetical-index-mark-start text:id="IMark83154456"/><text:span text:style-name="T300">file</text:span><text:alphabetical-index-mark-end text:id="IMark83154456"/><text:alphabetical-index-mark-end text:id="IMark93541064"/><text:alphabetical-index-mark-end text:id="IMark92806440"/><text:alphabetical-index-mark-end text:id="IMark97920360"/><text:span text:style-name="T300">s, the </text:span><text:alphabetical-index-mark-start text:id="IMark96995768"/><text:alphabetical-index-mark-start text:id="IMark96925832"/><text:alphabetical-index-mark-start text:id="IMark84354984"/><text:alphabetical-index-mark-start text:id="IMark90931224"/><text:span text:style-name="T300">knowledge</text:span><text:alphabetical-index-mark-end text:id="IMark90931224"/><text:alphabetical-index-mark-end text:id="IMark84354984"/><text:alphabetical-index-mark-end text:id="IMark96925832"/><text:alphabetical-index-mark-end text:id="IMark96995768"/><text:span text:style-name="T300"> </text:span><text:alphabetical-index-mark-start text:id="IMark91112136"/><text:alphabetical-index-mark-start text:id="IMark96941288"/><text:alphabetical-index-mark-start text:id="IMark105298968"/><text:alphabetical-index-mark-start text:id="IMark96860088"/><text:span text:style-name="T300">base</text:span><text:alphabetical-index-mark-end text:id="IMark96860088"/><text:alphabetical-index-mark-end text:id="IMark105298968"/><text:alphabetical-index-mark-end text:id="IMark96941288"/><text:alphabetical-index-mark-end text:id="IMark91112136"/><text:span text:style-name="T300"> is written on top of a</text:span> <text:alphabetical-index-mark-start text:id="IMark96892440"/><text:alphabetical-index-mark-start text:id="IMark96969576"/><text:alphabetical-index-mark-start text:id="IMark96954776"/><text:alphabetical-index-mark-start text:id="IMark96914168"/><text:alphabetical-index-mark-start text:id="IMark95205352"/><text:alphabetical-index-mark-start text:id="IMark93471336"/>re<text:alphabetical-index-mark-start text:id="IMark105182664"/>l<text:alphabetical-index-mark-end text:id="IMark93471336"/>at<text:alphabetical-index-mark-end text:id="IMark105182664"/>ional<text:alphabetical-index-mark-end text:id="IMark95205352"/><text:alphabetical-index-mark-end text:id="IMark96914168"/><text:alphabetical-index-mark-end text:id="IMark96954776"/><text:alphabetical-index-mark-end text:id="IMark96969576"/><text:alphabetical-index-mark-end text:id="IMark96892440"/> <text:alphabetical-index-mark-start text:id="IMark105103000"/><text:alphabetical-index-mark-start text:id="IMark103093864"/><text:alphabetical-index-mark-start text:id="IMark105229160"/><text:alphabetical-index-mark-start text:id="IMark105212136"/><text:alphabetical-index-mark-start text:id="IMark103493272"/><text:alphabetical-index-mark-start text:id="IMark105299752"/><text:alphabetical-index-mark-start text:id="IMark105096840"/><text:alphabetical-index-mark-start text:id="IMark105069864"/><text:alphabetical-index-mark-start text:id="IMark105270680"/>data<text:alphabetical-index-mark-end text:id="IMark105270680"/><text:alphabetical-index-mark-end text:id="IMark105069864"/><text:alphabetical-index-mark-end text:id="IMark105096840"/><text:alphabetical-index-mark-end text:id="IMark105299752"/><text:alphabetical-index-mark-start text:id="IMark96724760"/><text:alphabetical-index-mark-start text:id="IMark96833496"/><text:alphabetical-index-mark-start text:id="IMark96801016"/><text:alphabetical-index-mark-start text:id="IMark96823544"/>base<text:alphabetical-index-mark-end text:id="IMark96823544"/><text:alphabetical-index-mark-end text:id="IMark96801016"/><text:alphabetical-index-mark-end text:id="IMark96833496"/><text:alphabetical-index-mark-end text:id="IMark96724760"/><text:alphabetical-index-mark-end text:id="IMark103493272"/><text:alphabetical-index-mark-end text:id="IMark105212136"/><text:alphabetical-index-mark-end text:id="IMark105229160"/><text:alphabetical-index-mark-end text:id="IMark103093864"/><text:alphabetical-index-mark-end text:id="IMark105103000"/>.</text:p>
      <text:p text:style-name="Text_20_body"/>
      <text:p text:style-name="Text_20_body"/>
      <text:h text:style-name="Heading_20_3" text:outline-level="3"><text:bookmark-start text:name="__RefHeading___Toc6372_1538881673"/><text:span text:style-name="T3">4</text:span><text:span text:style-name="T1">.</text:span><text:span text:style-name="T6">1.</text:span><text:span text:style-name="T1">2. </text:span><text:alphabetical-index-mark-start text:id="IMark105040264"/><text:alphabetical-index-mark-start text:id="IMark94177064"/><text:alphabetical-index-mark-start text:id="IMark100804376"/><text:alphabetical-index-mark-start text:id="IMark104952968"/><text:alphabetical-index-mark-start text:id="IMark104884728"/><text:span text:style-name="T60">Query</text:span><text:alphabetical-index-mark-end text:id="IMark104884728"/><text:alphabetical-index-mark-end text:id="IMark104952968"/><text:alphabetical-index-mark-end text:id="IMark100804376"/><text:alphabetical-index-mark-end text:id="IMark94177064"/><text:alphabetical-index-mark-end text:id="IMark105040264"/><text:span text:style-name="T60"> </text:span><text:alphabetical-index-mark-start text:id="IMark104920488"/><text:alphabetical-index-mark-start text:id="IMark104938424"/><text:alphabetical-index-mark-start text:id="IMark98313064"/><text:alphabetical-index-mark-start text:id="IMark94538920"/><text:alphabetical-index-mark-start text:id="IMark103928760"/><text:span text:style-name="T60">language</text:span><text:bookmark-end text:name="__RefHeading___Toc6372_1538881673"/><text:alphabetical-index-mark-end text:id="IMark103928760"/><text:alphabetical-index-mark-end text:id="IMark94538920"/><text:alphabetical-index-mark-end text:id="IMark98313064"/><text:alphabetical-index-mark-end text:id="IMark104938424"/><text:alphabetical-index-mark-end text:id="IMark104920488"/></text:h>
      <text:p text:style-name="P7"/>
      <text:p text:style-name="P7"><text:alphabetical-index-mark-start text:id="IMark102128376"/><text:alphabetical-index-mark-start text:id="IMark101581032"/><text:alphabetical-index-mark-start text:id="IMark98716472"/><text:alphabetical-index-mark-start text:id="IMark93955800"/><text:alphabetical-index-mark-start text:id="IMark92931176"/><text:span text:style-name="T200">Rule</text:span><text:alphabetical-index-mark-end text:id="IMark92931176"/><text:alphabetical-index-mark-end text:id="IMark93955800"/><text:alphabetical-index-mark-end text:id="IMark98716472"/><text:alphabetical-index-mark-end text:id="IMark101581032"/><text:alphabetical-index-mark-end text:id="IMark102128376"/><text:span text:style-name="T200">s are written in</text:span> <text:alphabetical-index-mark-start text:id="IMark101951512"/><text:alphabetical-index-mark-start text:id="IMark93272136"/><text:alphabetical-index-mark-start text:id="IMark80990440"/><text:alphabetical-index-mark-start text:id="IMark81665432"/><text:alphabetical-index-mark-start text:id="IMark80849656"/>SQL<text:alphabetical-index-mark-end text:id="IMark80849656"/><text:alphabetical-index-mark-end text:id="IMark81665432"/><text:alphabetical-index-mark-end text:id="IMark80990440"/><text:alphabetical-index-mark-end text:id="IMark93272136"/><text:alphabetical-index-mark-end text:id="IMark101951512"/> <text:span text:style-name="T200">and </text:span><text:alphabetical-index-mark-start text:id="IMark94696248"/><text:alphabetical-index-mark-start text:id="IMark91045000"/><text:alphabetical-index-mark-start text:id="IMark90809912"/><text:alphabetical-index-mark-start text:id="IMark84066504"/><text:span text:style-name="T200">store</text:span><text:alphabetical-index-mark-end text:id="IMark84066504"/><text:alphabetical-index-mark-end text:id="IMark90809912"/><text:alphabetical-index-mark-end text:id="IMark91045000"/><text:alphabetical-index-mark-end text:id="IMark94696248"/><text:span text:style-name="T200">d as </text:span><text:alphabetical-index-mark-start text:id="IMark104420200"/><text:alphabetical-index-mark-start text:id="IMark95252776"/><text:alphabetical-index-mark-start text:id="IMark105227592"/><text:alphabetical-index-mark-start text:id="IMark89879832"/><text:alphabetical-index-mark-start text:id="IMark102276984"/><text:span text:style-name="T200">string</text:span><text:alphabetical-index-mark-end text:id="IMark102276984"/><text:alphabetical-index-mark-end text:id="IMark89879832"/><text:alphabetical-index-mark-end text:id="IMark105227592"/><text:alphabetical-index-mark-end text:id="IMark95252776"/><text:alphabetical-index-mark-end text:id="IMark104420200"/><text:span text:style-name="T200">s within the </text:span><text:alphabetical-index-mark-start text:id="IMark67384216"/><text:alphabetical-index-mark-start text:id="IMark80621032"/><text:alphabetical-index-mark-start text:id="IMark105298184"/><text:alphabetical-index-mark-start text:id="IMark96365592"/><text:alphabetical-index-mark-start text:id="IMark92398008"/><text:span text:style-name="T200">KB</text:span><text:alphabetical-index-mark-end text:id="IMark92398008"/><text:alphabetical-index-mark-end text:id="IMark96365592"/><text:alphabetical-index-mark-end text:id="IMark105298184"/><text:alphabetical-index-mark-end text:id="IMark80621032"/><text:alphabetical-index-mark-end text:id="IMark67384216"/>. <text:span text:style-name="T205">As described in </text:span><text:span text:style-name="T14">[3.2.]</text:span><text:span text:style-name="T205"> the main reason to </text:span><text:alphabetical-index-mark-start text:id="IMark101993528"/><text:alphabetical-index-mark-start text:id="IMark103985336"/><text:alphabetical-index-mark-start text:id="IMark97279160"/><text:alphabetical-index-mark-start text:id="IMark89832600"/><text:alphabetical-index-mark-start text:id="IMark103266376"/><text:span text:style-name="T205">select</text:span><text:alphabetical-index-mark-end text:id="IMark103266376"/><text:alphabetical-index-mark-end text:id="IMark89832600"/><text:alphabetical-index-mark-end text:id="IMark97279160"/><text:alphabetical-index-mark-end text:id="IMark103985336"/><text:alphabetical-index-mark-end text:id="IMark101993528"/><text:span text:style-name="T205"> </text:span><text:alphabetical-index-mark-start text:id="IMark97929656"/><text:alphabetical-index-mark-start text:id="IMark82522376"/><text:alphabetical-index-mark-start text:id="IMark96085720"/><text:alphabetical-index-mark-start text:id="IMark93533256"/><text:alphabetical-index-mark-start text:id="IMark92431560"/><text:span text:style-name="T205">SQL</text:span><text:alphabetical-index-mark-end text:id="IMark92431560"/><text:alphabetical-index-mark-end text:id="IMark93533256"/><text:alphabetical-index-mark-end text:id="IMark96085720"/><text:alphabetical-index-mark-end text:id="IMark82522376"/><text:alphabetical-index-mark-end text:id="IMark97929656"/><text:span text:style-name="T205"> over </text:span><text:alphabetical-index-mark-start text:id="IMark77928232"/><text:alphabetical-index-mark-start text:id="IMark103042616"/><text:alphabetical-index-mark-start text:id="IMark96200408"/><text:alphabetical-index-mark-start text:id="IMark97181224"/><text:alphabetical-index-mark-start text:id="IMark93210008"/><text:span text:style-name="T205">Prolog</text:span><text:alphabetical-index-mark-end text:id="IMark93210008"/><text:alphabetical-index-mark-end text:id="IMark97181224"/><text:alphabetical-index-mark-end text:id="IMark96200408"/><text:alphabetical-index-mark-end text:id="IMark103042616"/><text:alphabetical-index-mark-end text:id="IMark77928232"/><text:span text:style-name="T205"> and </text:span><text:alphabetical-index-mark-start text:id="IMark103307992"/><text:alphabetical-index-mark-start text:id="IMark105190264"/><text:alphabetical-index-mark-start text:id="IMark105200744"/><text:alphabetical-index-mark-start text:id="IMark105219080"/><text:alphabetical-index-mark-start text:id="IMark105211352"/><text:span text:style-name="T205">Lisp</text:span><text:alphabetical-index-mark-end text:id="IMark105211352"/><text:alphabetical-index-mark-end text:id="IMark105219080"/><text:alphabetical-index-mark-end text:id="IMark105200744"/><text:alphabetical-index-mark-end text:id="IMark105190264"/><text:alphabetical-index-mark-end text:id="IMark103307992"/><text:span text:style-name="T205"> was that </text:span><text:alphabetical-index-mark-start text:id="IMark105287704"/><text:alphabetical-index-mark-start text:id="IMark105235320"/><text:alphabetical-index-mark-start text:id="IMark105169928"/><text:alphabetical-index-mark-start text:id="IMark90029304"/><text:alphabetical-index-mark-start text:id="IMark95563192"/><text:span text:style-name="T205">f</text:span><text:alphabetical-index-mark-start text:id="IMark105219864"/><text:span text:style-name="T205">lat</text:span><text:alphabetical-index-mark-end text:id="IMark105219864"/><text:alphabetical-index-mark-end text:id="IMark95563192"/><text:alphabetical-index-mark-end text:id="IMark90029304"/><text:alphabetical-index-mark-end text:id="IMark105169928"/><text:alphabetical-index-mark-end text:id="IMark105235320"/><text:alphabetical-index-mark-end text:id="IMark105287704"/><text:span text:style-name="T205"> </text:span><text:alphabetical-index-mark-start text:id="IMark82600440"/><text:alphabetical-index-mark-start text:id="IMark104686440"/><text:alphabetical-index-mark-start text:id="IMark96103880"/><text:alphabetical-index-mark-start text:id="IMark89957912"/><text:span text:style-name="T205">file</text:span><text:alphabetical-index-mark-end text:id="IMark89957912"/><text:alphabetical-index-mark-end text:id="IMark96103880"/><text:alphabetical-index-mark-end text:id="IMark104686440"/><text:alphabetical-index-mark-end text:id="IMark82600440"/><text:span text:style-name="T205">s such as those used by the two </text:span><text:alphabetical-index-mark-start text:id="IMark94918632"/><text:span text:style-name="T205">lat</text:span><text:alphabetical-index-mark-end text:id="IMark94918632"/><text:span text:style-name="T205">ter </text:span><text:alphabetical-index-mark-start text:id="IMark104874120"/><text:alphabetical-index-mark-start text:id="IMark100127384"/><text:alphabetical-index-mark-start text:id="IMark99900968"/><text:alphabetical-index-mark-start text:id="IMark102215576"/><text:alphabetical-index-mark-start text:id="IMark97236648"/><text:span text:style-name="T205">language</text:span><text:alphabetical-index-mark-end text:id="IMark97236648"/><text:alphabetical-index-mark-end text:id="IMark102215576"/><text:alphabetical-index-mark-end text:id="IMark99900968"/><text:alphabetical-index-mark-end text:id="IMark100127384"/><text:alphabetical-index-mark-end text:id="IMark104874120"/><text:span text:style-name="T205">s to </text:span><text:alphabetical-index-mark-start text:id="IMark95341464"/><text:alphabetical-index-mark-start text:id="IMark96710488"/><text:alphabetical-index-mark-start text:id="IMark105288488"/><text:alphabetical-index-mark-start text:id="IMark105279976"/><text:span text:style-name="T205">store</text:span><text:alphabetical-index-mark-end text:id="IMark105279976"/><text:alphabetical-index-mark-end text:id="IMark105288488"/><text:alphabetical-index-mark-end text:id="IMark96710488"/><text:alphabetical-index-mark-end text:id="IMark95341464"/><text:span text:style-name="T205"> </text:span><text:alphabetical-index-mark-start text:id="IMark93470552"/><text:alphabetical-index-mark-start text:id="IMark96142120"/><text:alphabetical-index-mark-start text:id="IMark96703016"/><text:alphabetical-index-mark-start text:id="IMark96735400"/><text:span text:style-name="T205">data</text:span><text:alphabetical-index-mark-end text:id="IMark96735400"/><text:alphabetical-index-mark-end text:id="IMark96703016"/><text:alphabetical-index-mark-end text:id="IMark96142120"/><text:alphabetical-index-mark-end text:id="IMark93470552"/><text:span text:style-name="T205"> are unsui</text:span><text:alphabetical-index-mark-start text:id="IMark103847208"/><text:alphabetical-index-mark-start text:id="IMark95340680"/><text:alphabetical-index-mark-start text:id="IMark81205320"/><text:alphabetical-index-mark-start text:id="IMark105250760"/><text:alphabetical-index-mark-start text:id="IMark97188152"/><text:span text:style-name="T205">table</text:span><text:alphabetical-index-mark-end text:id="IMark97188152"/><text:alphabetical-index-mark-end text:id="IMark105250760"/><text:alphabetical-index-mark-end text:id="IMark81205320"/><text:alphabetical-index-mark-end text:id="IMark95340680"/><text:alphabetical-index-mark-end text:id="IMark103847208"/><text:span text:style-name="T205"> for intensive and </text:span><text:alphabetical-index-mark-start text:id="IMark105316520"/><text:alphabetical-index-mark-start text:id="IMark79111192"/><text:alphabetical-index-mark-start text:id="IMark97204008"/><text:span text:style-name="T205">con</text:span><text:alphabetical-index-mark-start text:id="IMark82240984"/><text:alphabetical-index-mark-start text:id="IMark81401624"/><text:span text:style-name="T205">current</text:span><text:alphabetical-index-mark-end text:id="IMark81401624"/><text:alphabetical-index-mark-end text:id="IMark82240984"/><text:alphabetical-index-mark-end text:id="IMark97204008"/><text:alphabetical-index-mark-end text:id="IMark79111192"/><text:alphabetical-index-mark-end text:id="IMark105316520"/><text:span text:style-name="T205"> access, while </text:span><text:alphabetical-index-mark-start text:id="IMark105289272"/><text:alphabetical-index-mark-start text:id="IMark96923736"/><text:alphabetical-index-mark-start text:id="IMark79286520"/><text:alphabetical-index-mark-start text:id="IMark98496840"/><text:alphabetical-index-mark-start text:id="IMark68170488"/><text:alphabetical-index-mark-start text:id="IMark105191832"/><text:span text:style-name="T205">re</text:span><text:alphabetical-index-mark-start text:id="IMark97417672"/><text:span text:style-name="T205">l</text:span><text:alphabetical-index-mark-end text:id="IMark105191832"/><text:span text:style-name="T205">at</text:span><text:alphabetical-index-mark-end text:id="IMark97417672"/><text:span text:style-name="T205">ional</text:span><text:alphabetical-index-mark-end text:id="IMark68170488"/><text:alphabetical-index-mark-end text:id="IMark98496840"/><text:alphabetical-index-mark-end text:id="IMark79286520"/><text:alphabetical-index-mark-end text:id="IMark96923736"/><text:alphabetical-index-mark-end text:id="IMark105289272"/><text:span text:style-name="T205"> </text:span><text:alphabetical-index-mark-start text:id="IMark97054280"/><text:alphabetical-index-mark-start text:id="IMark97050488"/><text:alphabetical-index-mark-start text:id="IMark105307224"/><text:alphabetical-index-mark-start text:id="IMark96945480"/><text:alphabetical-index-mark-start text:id="IMark97046040"/><text:alphabetical-index-mark-start text:id="IMark97220904"/><text:alphabetical-index-mark-start text:id="IMark97500200"/><text:alphabetical-index-mark-start text:id="IMark81291064"/><text:alphabetical-index-mark-start text:id="IMark79139624"/><text:span text:style-name="T205">data</text:span><text:alphabetical-index-mark-end text:id="IMark79139624"/><text:alphabetical-index-mark-end text:id="IMark81291064"/><text:alphabetical-index-mark-end text:id="IMark97500200"/><text:alphabetical-index-mark-end text:id="IMark97220904"/><text:alphabetical-index-mark-start text:id="IMark100751544"/><text:alphabetical-index-mark-start text:id="IMark78397816"/><text:alphabetical-index-mark-start text:id="IMark97188936"/><text:alphabetical-index-mark-start text:id="IMark77936744"/><text:span text:style-name="T205">base</text:span><text:alphabetical-index-mark-end text:id="IMark77936744"/><text:alphabetical-index-mark-end text:id="IMark97188936"/><text:alphabetical-index-mark-end text:id="IMark78397816"/><text:alphabetical-index-mark-end text:id="IMark100751544"/><text:alphabetical-index-mark-end text:id="IMark97046040"/><text:alphabetical-index-mark-end text:id="IMark96945480"/><text:alphabetical-index-mark-end text:id="IMark105307224"/><text:alphabetical-index-mark-end text:id="IMark97050488"/><text:alphabetical-index-mark-end text:id="IMark97054280"/><text:span text:style-name="T205">s are precisely made for that. </text:span><text:alphabetical-index-mark-start text:id="IMark79089480"/><text:alphabetical-index-mark-start text:id="IMark81991064"/><text:alphabetical-index-mark-start text:id="IMark67883272"/><text:alphabetical-index-mark-start text:id="IMark89979000"/><text:alphabetical-index-mark-start text:id="IMark96908536"/><text:span text:style-name="T205">SQL</text:span><text:alphabetical-index-mark-end text:id="IMark96908536"/><text:alphabetical-index-mark-end text:id="IMark89979000"/><text:alphabetical-index-mark-end text:id="IMark67883272"/><text:alphabetical-index-mark-end text:id="IMark81991064"/><text:alphabetical-index-mark-end text:id="IMark79089480"/><text:span text:style-name="T205"> is the </text:span><text:alphabetical-index-mark-start text:id="IMark80172200"/><text:alphabetical-index-mark-start text:id="IMark96087032"/><text:alphabetical-index-mark-start text:id="IMark99632504"/><text:alphabetical-index-mark-start text:id="IMark90866712"/><text:alphabetical-index-mark-start text:id="IMark97091496"/><text:span text:style-name="T205">language</text:span><text:alphabetical-index-mark-end text:id="IMark97091496"/><text:alphabetical-index-mark-end text:id="IMark90866712"/><text:alphabetical-index-mark-end text:id="IMark99632504"/><text:alphabetical-index-mark-end text:id="IMark96087032"/><text:alphabetical-index-mark-end text:id="IMark80172200"/><text:span text:style-name="T205"> used to access the in</text:span><text:alphabetical-index-mark-start text:id="IMark104883944"/><text:alphabetical-index-mark-start text:id="IMark96994200"/><text:alphabetical-index-mark-start text:id="IMark97076040"/><text:alphabetical-index-mark-start text:id="IMark97045256"/><text:alphabetical-index-mark-start text:id="IMark97048392"/><text:span text:style-name="T205">format</text:span><text:alphabetical-index-mark-end text:id="IMark97048392"/><text:alphabetical-index-mark-end text:id="IMark97045256"/><text:alphabetical-index-mark-end text:id="IMark97076040"/><text:alphabetical-index-mark-end text:id="IMark96994200"/><text:alphabetical-index-mark-end text:id="IMark104883944"/><text:span text:style-name="T205">ion, and it is the </text:span><text:alphabetical-index-mark-start text:id="IMark97093064"/><text:alphabetical-index-mark-start text:id="IMark104900184"/><text:alphabetical-index-mark-start text:id="IMark60690376"/><text:alphabetical-index-mark-start text:id="IMark82079864"/><text:alphabetical-index-mark-start text:id="IMark97052056"/><text:span text:style-name="T205">language</text:span><text:alphabetical-index-mark-end text:id="IMark97052056"/><text:alphabetical-index-mark-end text:id="IMark82079864"/><text:alphabetical-index-mark-end text:id="IMark60690376"/><text:alphabetical-index-mark-end text:id="IMark104900184"/><text:alphabetical-index-mark-end text:id="IMark97093064"/><text:span text:style-name="T205"> in which the in</text:span><text:alphabetical-index-mark-start text:id="IMark79104264"/><text:alphabetical-index-mark-start text:id="IMark80833656"/><text:alphabetical-index-mark-start text:id="IMark97100664"/><text:alphabetical-index-mark-start text:id="IMark102812712"/><text:alphabetical-index-mark-start text:id="IMark80996360"/><text:span text:style-name="T205">format</text:span><text:alphabetical-index-mark-end text:id="IMark80996360"/><text:alphabetical-index-mark-end text:id="IMark102812712"/><text:alphabetical-index-mark-end text:id="IMark97100664"/><text:alphabetical-index-mark-end text:id="IMark80833656"/><text:alphabetical-index-mark-end text:id="IMark79104264"/><text:span text:style-name="T205">ion itself is described. Since </text:span><text:alphabetical-index-mark-start text:id="IMark94999672"/><text:alphabetical-index-mark-start text:id="IMark104049112"/><text:alphabetical-index-mark-start text:id="IMark68761144"/><text:alphabetical-index-mark-start text:id="IMark96242440"/><text:alphabetical-index-mark-start text:id="IMark93112488"/><text:span text:style-name="T205">SQL</text:span><text:alphabetical-index-mark-end text:id="IMark93112488"/><text:alphabetical-index-mark-end text:id="IMark96242440"/><text:alphabetical-index-mark-end text:id="IMark68761144"/><text:alphabetical-index-mark-end text:id="IMark104049112"/><text:alphabetical-index-mark-end text:id="IMark94999672"/><text:span text:style-name="T205"> be</text:span><text:alphabetical-index-mark-start text:id="IMark96047800"/><text:span text:style-name="T205">lon</text:span><text:alphabetical-index-mark-end text:id="IMark96047800"/><text:span text:style-name="T205">gs essentially to the same </text:span><text:alphabetical-index-mark-start text:id="IMark80646152"/><text:alphabetical-index-mark-start text:id="IMark97886520"/><text:alphabetical-index-mark-start text:id="IMark98596856"/><text:alphabetical-index-mark-start text:id="IMark90023512"/><text:alphabetical-index-mark-start text:id="IMark104850936"/><text:span text:style-name="T205">program</text:span><text:alphabetical-index-mark-end text:id="IMark104850936"/><text:alphabetical-index-mark-end text:id="IMark90023512"/><text:alphabetical-index-mark-end text:id="IMark98596856"/><text:alphabetical-index-mark-end text:id="IMark97886520"/><text:alphabetical-index-mark-end text:id="IMark80646152"/><text:alphabetical-index-mark-start text:id="IMark93545272"/><text:span text:style-name="T205">min</text:span><text:alphabetical-index-mark-end text:id="IMark93545272"/><text:span text:style-name="T205">g </text:span><text:alphabetical-index-mark-start text:id="IMark93996840"/><text:alphabetical-index-mark-start text:id="IMark77623240"/><text:alphabetical-index-mark-start text:id="IMark44823832"/><text:alphabetical-index-mark-start text:id="IMark94883464"/><text:span text:style-name="T205">paradigm</text:span><text:alphabetical-index-mark-end text:id="IMark94883464"/><text:alphabetical-index-mark-end text:id="IMark44823832"/><text:alphabetical-index-mark-end text:id="IMark77623240"/><text:alphabetical-index-mark-end text:id="IMark93996840"/><text:span text:style-name="T205"> as </text:span><text:alphabetical-index-mark-start text:id="IMark97317688"/><text:alphabetical-index-mark-start text:id="IMark94334312"/><text:alphabetical-index-mark-start text:id="IMark93885736"/><text:alphabetical-index-mark-start text:id="IMark100557464"/><text:alphabetical-index-mark-start text:id="IMark81509208"/><text:span text:style-name="T205">Prolog</text:span><text:alphabetical-index-mark-end text:id="IMark81509208"/><text:alphabetical-index-mark-end text:id="IMark100557464"/><text:alphabetical-index-mark-end text:id="IMark93885736"/><text:alphabetical-index-mark-end text:id="IMark94334312"/><text:alphabetical-index-mark-end text:id="IMark97317688"/><text:span text:style-name="T205">, choosing the former over the </text:span><text:alphabetical-index-mark-start text:id="IMark97726632"/><text:span text:style-name="T205">lat</text:span><text:alphabetical-index-mark-end text:id="IMark97726632"/><text:span text:style-name="T205">ter was not problematic.</text:span></text:p>
      <text:p text:style-name="Text_20_body"/>
      <text:p text:style-name="Text_20_body"/>
      <text:h text:style-name="Heading_20_3" text:outline-level="3"><text:bookmark-start text:name="__RefHeading___Toc6374_1538881673"/><text:span text:style-name="T3">4</text:span><text:span text:style-name="T1">.</text:span><text:span text:style-name="T6">1.</text:span><text:span text:style-name="T1">3. </text:span><text:alphabetical-index-mark-start text:id="IMark97416888"/><text:alphabetical-index-mark-start text:id="IMark79924344"/><text:alphabetical-index-mark-start text:id="IMark103005320"/><text:alphabetical-index-mark-start text:id="IMark97182008"/><text:alphabetical-index-mark-start text:id="IMark97211080"/><text:span text:style-name="T60">Homoiconic</text:span><text:alphabetical-index-mark-end text:id="IMark97211080"/><text:alphabetical-index-mark-end text:id="IMark97182008"/><text:alphabetical-index-mark-end text:id="IMark103005320"/><text:alphabetical-index-mark-end text:id="IMark79924344"/><text:alphabetical-index-mark-end text:id="IMark97416888"/><text:span text:style-name="T60">ity of </text:span><text:alphabetical-index-mark-start text:id="IMark97044472"/><text:alphabetical-index-mark-start text:id="IMark97228504"/><text:alphabetical-index-mark-start text:id="IMark97209512"/><text:alphabetical-index-mark-start text:id="IMark97221688"/><text:alphabetical-index-mark-start text:id="IMark60624584"/><text:span text:style-name="T60">rule</text:span><text:alphabetical-index-mark-end text:id="IMark60624584"/><text:alphabetical-index-mark-end text:id="IMark97221688"/><text:alphabetical-index-mark-end text:id="IMark97209512"/><text:alphabetical-index-mark-end text:id="IMark97228504"/><text:alphabetical-index-mark-end text:id="IMark97044472"/><text:span text:style-name="T60">s</text:span><text:bookmark-end text:name="__RefHeading___Toc6374_1538881673"/></text:h>
      <text:p text:style-name="P7"/>
      <text:p text:style-name="P7">Having its <text:alphabetical-index-mark-start text:id="IMark98846216"/><text:alphabetical-index-mark-start text:id="IMark98508024"/><text:alphabetical-index-mark-start text:id="IMark98863352"/><text:alphabetical-index-mark-start text:id="IMark104624984"/><text:alphabetical-index-mark-start text:id="IMark99551240"/><text:span text:style-name="T200">rule</text:span><text:alphabetical-index-mark-end text:id="IMark99551240"/><text:alphabetical-index-mark-end text:id="IMark104624984"/><text:alphabetical-index-mark-end text:id="IMark98863352"/><text:alphabetical-index-mark-end text:id="IMark98508024"/><text:alphabetical-index-mark-end text:id="IMark98846216"/><text:span text:style-name="T200">s</text:span> grouped in sets or <text:alphabetical-index-mark-start text:id="IMark95093608"/><text:alphabetical-index-mark-start text:id="IMark101979512"/><text:alphabetical-index-mark-start text:id="IMark104560680"/><text:alphabetical-index-mark-start text:id="IMark80339128"/><text:alphabetical-index-mark-start text:id="IMark95790968"/>program<text:alphabetical-index-mark-end text:id="IMark95790968"/><text:alphabetical-index-mark-end text:id="IMark80339128"/><text:alphabetical-index-mark-end text:id="IMark104560680"/><text:alphabetical-index-mark-end text:id="IMark101979512"/><text:alphabetical-index-mark-end text:id="IMark95093608"/>s that are dynamically <text:alphabetical-index-mark-start text:id="IMark104486552"/><text:alphabetical-index-mark-start text:id="IMark96192296"/><text:alphabetical-index-mark-start text:id="IMark93383800"/><text:alphabetical-index-mark-start text:id="IMark90291368"/><text:alphabetical-index-mark-start text:id="IMark98271848"/>load<text:alphabetical-index-mark-end text:id="IMark98271848"/><text:alphabetical-index-mark-end text:id="IMark90291368"/><text:alphabetical-index-mark-end text:id="IMark93383800"/><text:alphabetical-index-mark-end text:id="IMark96192296"/><text:alphabetical-index-mark-end text:id="IMark104486552"/>ed and <text:alphabetical-index-mark-start text:id="IMark95315160"/><text:alphabetical-index-mark-start text:id="IMark101728456"/><text:alphabetical-index-mark-start text:id="IMark81712072"/><text:alphabetical-index-mark-start text:id="IMark82105832"/><text:alphabetical-index-mark-start text:id="IMark90667880"/>un<text:alphabetical-index-mark-start text:id="IMark81630696"/><text:alphabetical-index-mark-start text:id="IMark91903208"/><text:alphabetical-index-mark-start text:id="IMark97366712"/><text:alphabetical-index-mark-start text:id="IMark95565544"/><text:alphabetical-index-mark-start text:id="IMark60623800"/>load<text:alphabetical-index-mark-end text:id="IMark60623800"/><text:alphabetical-index-mark-end text:id="IMark95565544"/><text:alphabetical-index-mark-end text:id="IMark97366712"/><text:alphabetical-index-mark-end text:id="IMark91903208"/><text:alphabetical-index-mark-end text:id="IMark81630696"/><text:alphabetical-index-mark-end text:id="IMark90667880"/><text:alphabetical-index-mark-end text:id="IMark82105832"/><text:alphabetical-index-mark-end text:id="IMark81712072"/><text:alphabetical-index-mark-end text:id="IMark101728456"/><text:alphabetical-index-mark-end text:id="IMark95315160"/>ed as r<text:alphabetical-index-mark-start text:id="IMark44793992"/>equ<text:alphabetical-index-mark-end text:id="IMark44793992"/>ired. These <text:alphabetical-index-mark-start text:id="IMark60609000"/><text:alphabetical-index-mark-start text:id="IMark83928408"/><text:alphabetical-index-mark-start text:id="IMark89854680"/><text:alphabetical-index-mark-start text:id="IMark78562936"/><text:alphabetical-index-mark-start text:id="IMark96867816"/>program<text:alphabetical-index-mark-end text:id="IMark96867816"/><text:alphabetical-index-mark-end text:id="IMark78562936"/><text:alphabetical-index-mark-end text:id="IMark89854680"/><text:alphabetical-index-mark-end text:id="IMark83928408"/><text:alphabetical-index-mark-end text:id="IMark60609000"/>s, in <text:alphabetical-index-mark-start text:id="IMark80983464"/><text:alphabetical-index-mark-start text:id="IMark91223720"/><text:alphabetical-index-mark-start text:id="IMark92737160"/><text:alphabetical-index-mark-start text:id="IMark89770296"/>turn<text:alphabetical-index-mark-end text:id="IMark89770296"/><text:alphabetical-index-mark-end text:id="IMark92737160"/><text:alphabetical-index-mark-end text:id="IMark91223720"/><text:alphabetical-index-mark-end text:id="IMark80983464"/> can be grouped into <text:alphabetical-index-mark-start text:id="IMark99290936"/><text:alphabetical-index-mark-start text:id="IMark102918520"/>chunk<text:alphabetical-index-mark-end text:id="IMark102918520"/><text:alphabetical-index-mark-end text:id="IMark99290936"/>s or <text:alphabetical-index-mark-start text:id="IMark101523448"/><text:alphabetical-index-mark-start text:id="IMark84003528"/><text:alphabetical-index-mark-start text:id="IMark98097816"/><text:alphabetical-index-mark-start text:id="IMark104230376"/><text:alphabetical-index-mark-start text:id="IMark90377880"/>program<text:alphabetical-index-mark-end text:id="IMark90377880"/><text:alphabetical-index-mark-end text:id="IMark104230376"/><text:alphabetical-index-mark-end text:id="IMark98097816"/><text:alphabetical-index-mark-end text:id="IMark84003528"/><text:alphabetical-index-mark-end text:id="IMark101523448"/>s of yet higher <text:alphabetical-index-mark-start text:id="IMark95070600"/><text:alphabetical-index-mark-start text:id="IMark90311096"/><text:alphabetical-index-mark-start text:id="IMark92225656"/><text:alphabetical-index-mark-start text:id="IMark67705240"/><text:alphabetical-index-mark-start text:id="IMark96188776"/>level<text:alphabetical-index-mark-end text:id="IMark96188776"/><text:alphabetical-index-mark-end text:id="IMark67705240"/><text:alphabetical-index-mark-end text:id="IMark92225656"/><text:alphabetical-index-mark-end text:id="IMark90311096"/><text:alphabetical-index-mark-end text:id="IMark95070600"/> of <text:alphabetical-index-mark-start text:id="IMark104584904"/><text:alphabetical-index-mark-start text:id="IMark91965400"/><text:alphabetical-index-mark-start text:id="IMark98867928"/><text:alphabetical-index-mark-start text:id="IMark68711848"/><text:alphabetical-index-mark-start text:id="IMark104468488"/><text:alphabetical-index-mark-start text:id="IMark93686520"/>abs<text:alphabetical-index-mark-end text:id="IMark93686520"/>tr<text:alphabetical-index-mark-start text:id="IMark96802584"/><text:alphabetical-index-mark-start text:id="IMark90943928"/><text:alphabetical-index-mark-start text:id="IMark81700136"/><text:alphabetical-index-mark-start text:id="IMark78414264"/><text:alphabetical-index-mark-start text:id="IMark90840904"/>act<text:alphabetical-index-mark-end text:id="IMark104468488"/><text:alphabetical-index-mark-end text:id="IMark68711848"/><text:alphabetical-index-mark-end text:id="IMark98867928"/><text:alphabetical-index-mark-end text:id="IMark91965400"/><text:alphabetical-index-mark-end text:id="IMark104584904"/>ion<text:alphabetical-index-mark-end text:id="IMark90840904"/><text:alphabetical-index-mark-end text:id="IMark78414264"/><text:alphabetical-index-mark-end text:id="IMark81700136"/><text:alphabetical-index-mark-end text:id="IMark90943928"/><text:alphabetical-index-mark-end text:id="IMark96802584"/>. <text:span text:style-name="T203">The set of </text:span><text:alphabetical-index-mark-start text:id="IMark104498536"/><text:alphabetical-index-mark-start text:id="IMark105130504"/><text:alphabetical-index-mark-start text:id="IMark97345208"/><text:alphabetical-index-mark-start text:id="IMark105124344"/><text:alphabetical-index-mark-start text:id="IMark79647528"/><text:span text:style-name="T203">rule</text:span><text:alphabetical-index-mark-end text:id="IMark79647528"/><text:alphabetical-index-mark-end text:id="IMark105124344"/><text:alphabetical-index-mark-end text:id="IMark97345208"/><text:alphabetical-index-mark-end text:id="IMark105130504"/><text:alphabetical-index-mark-end text:id="IMark104498536"/><text:span text:style-name="T203">s is </text:span><text:alphabetical-index-mark-start text:id="IMark104475656"/><text:alphabetical-index-mark-start text:id="IMark80682712"/><text:alphabetical-index-mark-start text:id="IMark93466744"/><text:alphabetical-index-mark-start text:id="IMark97262552"/><text:alphabetical-index-mark-start text:id="IMark83136648"/><text:span text:style-name="T203">homoiconic</text:span><text:alphabetical-index-mark-end text:id="IMark83136648"/><text:alphabetical-index-mark-end text:id="IMark97262552"/><text:alphabetical-index-mark-end text:id="IMark93466744"/><text:alphabetical-index-mark-end text:id="IMark80682712"/><text:alphabetical-index-mark-end text:id="IMark104475656"/><text:span text:style-name="T326">[6.5.]</text:span><text:span text:style-name="T203">, meaning that there is no </text:span><text:alphabetical-index-mark-start text:id="IMark97254824"/><text:alphabetical-index-mark-start text:id="IMark68677336"/><text:alphabetical-index-mark-start text:id="IMark80879288"/><text:alphabetical-index-mark-start text:id="IMark98583208"/><text:span text:style-name="T203">difference</text:span><text:alphabetical-index-mark-end text:id="IMark98583208"/><text:alphabetical-index-mark-end text:id="IMark80879288"/><text:alphabetical-index-mark-end text:id="IMark68677336"/><text:alphabetical-index-mark-end text:id="IMark97254824"/><text:span text:style-name="T203"> between </text:span><text:alphabetical-index-mark-start text:id="IMark94319592"/><text:alphabetical-index-mark-start text:id="IMark100376136"/><text:alphabetical-index-mark-start text:id="IMark79988312"/><text:alphabetical-index-mark-start text:id="IMark89782392"/><text:span text:style-name="T203">data</text:span><text:alphabetical-index-mark-end text:id="IMark89782392"/><text:alphabetical-index-mark-end text:id="IMark79988312"/><text:alphabetical-index-mark-end text:id="IMark100376136"/><text:alphabetical-index-mark-end text:id="IMark94319592"/><text:span text:style-name="T203"> and </text:span><text:alphabetical-index-mark-start text:id="IMark81153816"/><text:alphabetical-index-mark-start text:id="IMark101828664"/><text:alphabetical-index-mark-start text:id="IMark97325416"/><text:span text:style-name="T203">code</text:span><text:alphabetical-index-mark-end text:id="IMark97325416"/><text:alphabetical-index-mark-end text:id="IMark101828664"/><text:alphabetical-index-mark-end text:id="IMark81153816"/><text:span text:style-name="T203"> or in other words, that </text:span><text:alphabetical-index-mark-start text:id="IMark60725208"/><text:alphabetical-index-mark-start text:id="IMark83674168"/><text:alphabetical-index-mark-start text:id="IMark79813816"/><text:span text:style-name="T203">code</text:span><text:alphabetical-index-mark-end text:id="IMark79813816"/><text:alphabetical-index-mark-end text:id="IMark83674168"/><text:alphabetical-index-mark-end text:id="IMark60725208"/><text:span text:style-name="T203"> is </text:span><text:alphabetical-index-mark-start text:id="IMark99313080"/><text:alphabetical-index-mark-start text:id="IMark93903448"/><text:alphabetical-index-mark-start text:id="IMark81189112"/><text:alphabetical-index-mark-start text:id="IMark96657176"/><text:span text:style-name="T203">data</text:span><text:alphabetical-index-mark-end text:id="IMark96657176"/><text:alphabetical-index-mark-end text:id="IMark81189112"/><text:alphabetical-index-mark-end text:id="IMark93903448"/><text:alphabetical-index-mark-end text:id="IMark99313080"/><text:span text:style-name="T203"> and </text:span><text:alphabetical-index-mark-start text:id="IMark90133416"/><text:alphabetical-index-mark-start text:id="IMark99700072"/><text:alphabetical-index-mark-start text:id="IMark99696936"/><text:alphabetical-index-mark-start text:id="IMark92539432"/><text:span text:style-name="T203">data</text:span><text:alphabetical-index-mark-end text:id="IMark92539432"/><text:alphabetical-index-mark-end text:id="IMark99696936"/><text:alphabetical-index-mark-end text:id="IMark99700072"/><text:alphabetical-index-mark-end text:id="IMark90133416"/><text:span text:style-name="T203"> is </text:span><text:alphabetical-index-mark-start text:id="IMark80133432"/><text:alphabetical-index-mark-start text:id="IMark91157224"/><text:alphabetical-index-mark-start text:id="IMark103846424"/><text:span text:style-name="T203">code</text:span><text:alphabetical-index-mark-end text:id="IMark103846424"/><text:alphabetical-index-mark-end text:id="IMark91157224"/><text:alphabetical-index-mark-end text:id="IMark80133432"/><text:span text:style-name="T203"> at the same </text:span><text:alphabetical-index-mark-start text:id="IMark80303736"/><text:alphabetical-index-mark-start text:id="IMark104795688"/><text:alphabetical-index-mark-start text:id="IMark104364824"/><text:alphabetical-index-mark-start text:id="IMark91429064"/><text:alphabetical-index-mark-start text:id="IMark97386632"/><text:span text:style-name="T203">time</text:span><text:alphabetical-index-mark-end text:id="IMark97386632"/><text:alphabetical-index-mark-end text:id="IMark91429064"/><text:alphabetical-index-mark-end text:id="IMark104364824"/><text:alphabetical-index-mark-end text:id="IMark104795688"/><text:alphabetical-index-mark-end text:id="IMark80303736"/><text:span text:style-name="T203">. Also, </text:span><text:alphabetical-index-mark-start text:id="IMark79364088"/><text:alphabetical-index-mark-start text:id="IMark104701608"/><text:alphabetical-index-mark-start text:id="IMark102231032"/><text:alphabetical-index-mark-start text:id="IMark104711720"/><text:alphabetical-index-mark-start text:id="IMark79644952"/><text:span text:style-name="T203">rule</text:span><text:alphabetical-index-mark-end text:id="IMark79644952"/><text:alphabetical-index-mark-end text:id="IMark104711720"/><text:alphabetical-index-mark-end text:id="IMark102231032"/><text:alphabetical-index-mark-end text:id="IMark104701608"/><text:alphabetical-index-mark-end text:id="IMark79364088"/><text:span text:style-name="T203">s can be used to </text:span><text:alphabetical-index-mark-start text:id="IMark90045944"/><text:alphabetical-index-mark-start text:id="IMark90598488"/><text:span text:style-name="T203">generate</text:span><text:alphabetical-index-mark-end text:id="IMark90598488"/><text:alphabetical-index-mark-end text:id="IMark90045944"/><text:span text:style-name="T203"> new </text:span><text:alphabetical-index-mark-start text:id="IMark91694008"/><text:alphabetical-index-mark-start text:id="IMark94159832"/><text:alphabetical-index-mark-start text:id="IMark101328296"/><text:alphabetical-index-mark-start text:id="IMark100405976"/><text:alphabetical-index-mark-start text:id="IMark101462984"/><text:span text:style-name="T203">rule</text:span><text:alphabetical-index-mark-end text:id="IMark101462984"/><text:alphabetical-index-mark-end text:id="IMark100405976"/><text:alphabetical-index-mark-end text:id="IMark101328296"/><text:alphabetical-index-mark-end text:id="IMark94159832"/><text:alphabetical-index-mark-end text:id="IMark91694008"/><text:span text:style-name="T203">s or </text:span><text:alphabetical-index-mark-start text:id="IMark94509224"/><text:span text:style-name="T203">alt</text:span><text:alphabetical-index-mark-end text:id="IMark94509224"/><text:span text:style-name="T203">er existing ones. I have experimented a bit with </text:span><text:alphabetical-index-mark-start text:id="IMark102334376"/><text:alphabetical-index-mark-start text:id="IMark100146616"/><text:span text:style-name="T203">evolution</text:span><text:alphabetical-index-mark-end text:id="IMark100146616"/><text:alphabetical-index-mark-end text:id="IMark102334376"/><text:span text:style-name="T203">ary </text:span><text:alphabetical-index-mark-start text:id="IMark104600072"/><text:alphabetical-index-mark-start text:id="IMark104704136"/><text:alphabetical-index-mark-start text:id="IMark97601928"/><text:alphabetical-index-mark-start text:id="IMark99685832"/><text:span text:style-name="T203">algorithm</text:span><text:alphabetical-index-mark-end text:id="IMark99685832"/><text:alphabetical-index-mark-end text:id="IMark97601928"/><text:alphabetical-index-mark-end text:id="IMark104704136"/><text:alphabetical-index-mark-end text:id="IMark104600072"/><text:span text:style-name="T203">s to achieve that, but decided not to include that </text:span><text:alphabetical-index-mark-start text:id="IMark78104872"/><text:alphabetical-index-mark-start text:id="IMark44856184"/><text:alphabetical-index-mark-start text:id="IMark98801176"/><text:span text:style-name="T203">code</text:span><text:alphabetical-index-mark-end text:id="IMark98801176"/><text:alphabetical-index-mark-end text:id="IMark44856184"/><text:alphabetical-index-mark-end text:id="IMark78104872"/><text:span text:style-name="T203"> in </text:span><text:alphabetical-index-mark-start text:id="IMark98634072"/><text:alphabetical-index-mark-start text:id="IMark102245080"/><text:alphabetical-index-mark-start text:id="IMark101702168"/><text:alphabetical-index-mark-start text:id="IMark95061256"/><text:alphabetical-index-mark-start text:id="IMark95454136"/><text:alphabetical-index-mark-start text:id="IMark97775016"/><text:span text:style-name="T203">DGIII</text:span><text:alphabetical-index-mark-end text:id="IMark97775016"/><text:alphabetical-index-mark-start text:id="IMark82143032"/><text:span text:style-name="T203">AI</text:span><text:alphabetical-index-mark-end text:id="IMark82143032"/><text:alphabetical-index-mark-end text:id="IMark95454136"/><text:alphabetical-index-mark-end text:id="IMark95061256"/><text:alphabetical-index-mark-end text:id="IMark101702168"/><text:alphabetical-index-mark-end text:id="IMark102245080"/><text:alphabetical-index-mark-end text:id="IMark98634072"/><text:span text:style-name="T203"> to retain </text:span><text:alphabetical-index-mark-start text:id="IMark102509752"/><text:alphabetical-index-mark-start text:id="IMark96962632"/><text:span text:style-name="T203">focus</text:span><text:alphabetical-index-mark-end text:id="IMark96962632"/><text:alphabetical-index-mark-end text:id="IMark102509752"/><text:span text:style-name="T203"> at l</text:span><text:alphabetical-index-mark-start text:id="IMark96057144"/><text:alphabetical-index-mark-start text:id="IMark91696360"/><text:span text:style-name="T203">east</text:span><text:alphabetical-index-mark-end text:id="IMark91696360"/><text:alphabetical-index-mark-end text:id="IMark96057144"/><text:span text:style-name="T203"> until </text:span><text:alphabetical-index-mark-start text:id="IMark94201816"/><text:alphabetical-index-mark-start text:id="IMark81542424"/><text:alphabetical-index-mark-start text:id="IMark96947832"/><text:alphabetical-index-mark-start text:id="IMark94555112"/><text:alphabetical-index-mark-start text:id="IMark92838744"/><text:span text:style-name="T203">rule</text:span><text:alphabetical-index-mark-end text:id="IMark92838744"/><text:alphabetical-index-mark-end text:id="IMark94555112"/><text:alphabetical-index-mark-end text:id="IMark96947832"/><text:alphabetical-index-mark-end text:id="IMark81542424"/><text:alphabetical-index-mark-end text:id="IMark94201816"/><text:span text:style-name="T203">s for all </text:span><text:alphabetical-index-mark-start text:id="IMark98827160"/><text:alphabetical-index-mark-start text:id="IMark103701208"/><text:alphabetical-index-mark-start text:id="IMark79096008"/><text:alphabetical-index-mark-start text:id="IMark80090216"/><text:alphabetical-index-mark-start text:id="IMark96354888"/><text:span text:style-name="T203">flight</text:span><text:alphabetical-index-mark-end text:id="IMark96354888"/><text:alphabetical-index-mark-end text:id="IMark80090216"/><text:alphabetical-index-mark-end text:id="IMark79096008"/><text:alphabetical-index-mark-end text:id="IMark103701208"/><text:alphabetical-index-mark-end text:id="IMark98827160"/><text:span text:style-name="T203"> regimes could be developed.</text:span></text:p>
      <text:p text:style-name="P7"><text:soft-page-break/></text:p>
      <text:p text:style-name="Text_20_body"/>
      <text:h text:style-name="Heading_20_3" text:outline-level="3"><text:bookmark-start text:name="__RefHeading___Toc6376_1538881673"/><text:span text:style-name="T3">4</text:span><text:span text:style-name="T1">.</text:span><text:span text:style-name="T6">1.</text:span><text:span text:style-name="T1">4. </text:span><text:span text:style-name="T60">Learning capabilities</text:span><text:bookmark-end text:name="__RefHeading___Toc6376_1538881673"/></text:h>
      <text:p text:style-name="P7"/>
      <text:p text:style-name="P7">The <text:alphabetical-index-mark-start text:id="IMark104428408"/><text:alphabetical-index-mark-start text:id="IMark78411928"/><text:alphabetical-index-mark-start text:id="IMark104668376"/><text:alphabetical-index-mark-start text:id="IMark84374888"/><text:alphabetical-index-mark-start text:id="IMark80576392"/>expert<text:alphabetical-index-mark-end text:id="IMark80576392"/><text:alphabetical-index-mark-end text:id="IMark84374888"/><text:alphabetical-index-mark-end text:id="IMark104668376"/><text:alphabetical-index-mark-end text:id="IMark78411928"/><text:alphabetical-index-mark-end text:id="IMark104428408"/> <text:alphabetical-index-mark-start text:id="IMark102229464"/><text:alphabetical-index-mark-start text:id="IMark44958072"/><text:alphabetical-index-mark-start text:id="IMark79425480"/><text:alphabetical-index-mark-start text:id="IMark97557944"/><text:alphabetical-index-mark-start text:id="IMark105060824"/>system<text:alphabetical-index-mark-end text:id="IMark105060824"/><text:alphabetical-index-mark-end text:id="IMark97557944"/><text:alphabetical-index-mark-end text:id="IMark79425480"/><text:alphabetical-index-mark-end text:id="IMark44958072"/><text:alphabetical-index-mark-end text:id="IMark102229464"/> has some <text:alphabetical-index-mark-start text:id="IMark97345992"/><text:alphabetical-index-mark-start text:id="IMark79646744"/><text:alphabetical-index-mark-start text:id="IMark94875464"/><text:alphabetical-index-mark-start text:id="IMark97666040"/><text:alphabetical-index-mark-start text:id="IMark52508872"/>machine<text:alphabetical-index-mark-end text:id="IMark52508872"/><text:alphabetical-index-mark-end text:id="IMark97666040"/><text:alphabetical-index-mark-end text:id="IMark94875464"/><text:alphabetical-index-mark-end text:id="IMark79646744"/><text:alphabetical-index-mark-end text:id="IMark97345992"/> <text:alphabetical-index-mark-start text:id="IMark101174712"/><text:alphabetical-index-mark-start text:id="IMark96717032"/><text:alphabetical-index-mark-start text:id="IMark102563992"/><text:alphabetical-index-mark-start text:id="IMark101223976"/>learn<text:alphabetical-index-mark-end text:id="IMark101223976"/><text:alphabetical-index-mark-end text:id="IMark102563992"/><text:alphabetical-index-mark-end text:id="IMark96717032"/><text:alphabetical-index-mark-end text:id="IMark101174712"/>ing capabilities already integrated, and there is no <text:alphabetical-index-mark-start text:id="IMark92068856"/><text:alphabetical-index-mark-start text:id="IMark91006648"/><text:alphabetical-index-mark-start text:id="IMark100153864"/><text:alphabetical-index-mark-start text:id="IMark99105928"/>limit<text:alphabetical-index-mark-end text:id="IMark99105928"/><text:alphabetical-index-mark-end text:id="IMark100153864"/><text:alphabetical-index-mark-end text:id="IMark91006648"/><text:alphabetical-index-mark-end text:id="IMark92068856"/> as to what it can <text:alphabetical-index-mark-start text:id="IMark97395144"/><text:alphabetical-index-mark-start text:id="IMark82064168"/><text:alphabetical-index-mark-start text:id="IMark94416504"/><text:alphabetical-index-mark-start text:id="IMark94564040"/>learn<text:alphabetical-index-mark-end text:id="IMark94564040"/><text:alphabetical-index-mark-end text:id="IMark94416504"/><text:alphabetical-index-mark-end text:id="IMark82064168"/><text:alphabetical-index-mark-end text:id="IMark97395144"/>, <text:span text:style-name="T203">and given the stated in </text:span><text:span text:style-name="T5">[4.</text:span><text:span text:style-name="T6">1.</text:span><text:span text:style-name="T5">3.]</text:span><text:span text:style-name="T203"> </text:span><text:alphabetical-index-mark-start text:id="IMark97347560"/><text:alphabetical-index-mark-start text:id="IMark97601144"/><text:alphabetical-index-mark-start text:id="IMark80170632"/><text:alphabetical-index-mark-start text:id="IMark100102712"/><text:alphabetical-index-mark-start text:id="IMark81726840"/><text:span text:style-name="T203">rule</text:span><text:alphabetical-index-mark-end text:id="IMark81726840"/><text:alphabetical-index-mark-end text:id="IMark100102712"/><text:alphabetical-index-mark-end text:id="IMark80170632"/><text:alphabetical-index-mark-end text:id="IMark97601144"/><text:alphabetical-index-mark-end text:id="IMark97347560"/><text:span text:style-name="T203">s can create new </text:span><text:alphabetical-index-mark-start text:id="IMark82204200"/><text:alphabetical-index-mark-start text:id="IMark95024520"/><text:alphabetical-index-mark-start text:id="IMark101185528"/><text:alphabetical-index-mark-start text:id="IMark101186840"/><text:alphabetical-index-mark-start text:id="IMark90821960"/><text:span text:style-name="T203">rule</text:span><text:alphabetical-index-mark-end text:id="IMark90821960"/><text:alphabetical-index-mark-end text:id="IMark101186840"/><text:alphabetical-index-mark-end text:id="IMark101185528"/><text:alphabetical-index-mark-end text:id="IMark95024520"/><text:alphabetical-index-mark-end text:id="IMark82204200"/><text:span text:style-name="T203">s, and these can use any </text:span><text:alphabetical-index-mark-start text:id="IMark96247928"/><text:alphabetical-index-mark-start text:id="IMark101487000"/><text:span text:style-name="T203">ML</text:span><text:alphabetical-index-mark-end text:id="IMark101487000"/><text:alphabetical-index-mark-end text:id="IMark96247928"/><text:span text:style-name="T203"> method, </text:span><text:alphabetical-index-mark-start text:id="IMark102081944"/><text:alphabetical-index-mark-start text:id="IMark95761656"/><text:alphabetical-index-mark-start text:id="IMark102216392"/><text:alphabetical-index-mark-start text:id="IMark100859752"/><text:alphabetical-index-mark-start text:id="IMark94640200"/><text:span text:style-name="T203">neural</text:span><text:alphabetical-index-mark-end text:id="IMark94640200"/><text:alphabetical-index-mark-end text:id="IMark100859752"/><text:alphabetical-index-mark-end text:id="IMark102216392"/><text:alphabetical-index-mark-end text:id="IMark95761656"/><text:alphabetical-index-mark-end text:id="IMark102081944"/><text:span text:style-name="T203"> </text:span><text:alphabetical-index-mark-start text:id="IMark80823768"/><text:alphabetical-index-mark-start text:id="IMark100660616"/><text:alphabetical-index-mark-start text:id="IMark100757144"/><text:alphabetical-index-mark-start text:id="IMark98156232"/><text:alphabetical-index-mark-start text:id="IMark96155576"/><text:span text:style-name="T203">network</text:span><text:alphabetical-index-mark-end text:id="IMark96155576"/><text:alphabetical-index-mark-end text:id="IMark98156232"/><text:alphabetical-index-mark-end text:id="IMark100757144"/><text:alphabetical-index-mark-end text:id="IMark100660616"/><text:alphabetical-index-mark-end text:id="IMark80823768"/><text:span text:style-name="T203">s, etc</text:span>. <text:span text:style-name="T280">to conform a true </text:span><text:alphabetical-index-mark-start text:id="IMark79987528"/><text:alphabetical-index-mark-start text:id="IMark80516104"/><text:alphabetical-index-mark-start text:id="IMark97354792"/><text:alphabetical-index-mark-start text:id="IMark100280088"/><text:alphabetical-index-mark-start text:id="IMark89968392"/><text:span text:style-name="T280">RB</text:span><text:alphabetical-index-mark-start text:id="IMark100025880"/><text:alphabetical-index-mark-start text:id="IMark93327016"/><text:span text:style-name="T280">ML</text:span><text:alphabetical-index-mark-end text:id="IMark93327016"/><text:alphabetical-index-mark-end text:id="IMark100025880"/><text:alphabetical-index-mark-end text:id="IMark89968392"/><text:alphabetical-index-mark-end text:id="IMark100280088"/><text:alphabetical-index-mark-end text:id="IMark97354792"/><text:alphabetical-index-mark-end text:id="IMark80516104"/><text:alphabetical-index-mark-end text:id="IMark79987528"/><text:span text:style-name="T280"> </text:span><text:alphabetical-index-mark-start text:id="IMark94608744"/><text:alphabetical-index-mark-start text:id="IMark103092296"/><text:alphabetical-index-mark-start text:id="IMark91011464"/><text:alphabetical-index-mark-start text:id="IMark101173928"/><text:alphabetical-index-mark-start text:id="IMark102147608"/><text:span text:style-name="T280">system</text:span><text:alphabetical-index-mark-end text:id="IMark102147608"/><text:alphabetical-index-mark-end text:id="IMark101173928"/><text:alphabetical-index-mark-end text:id="IMark91011464"/><text:alphabetical-index-mark-end text:id="IMark103092296"/><text:alphabetical-index-mark-end text:id="IMark94608744"/><text:span text:style-name="T327">[6.6.][6.19.]</text:span><text:span text:style-name="T280">. </text:span><text:alphabetical-index-mark-start text:id="IMark95815464"/><text:alphabetical-index-mark-start text:id="IMark96448840"/><text:alphabetical-index-mark-start text:id="IMark90628408"/><text:alphabetical-index-mark-start text:id="IMark67704456"/><text:alphabetical-index-mark-start text:id="IMark81870376"/><text:span text:style-name="T280">Exsys</text:span><text:alphabetical-index-mark-end text:id="IMark81870376"/><text:alphabetical-index-mark-end text:id="IMark67704456"/><text:alphabetical-index-mark-end text:id="IMark90628408"/><text:alphabetical-index-mark-end text:id="IMark96448840"/><text:alphabetical-index-mark-end text:id="IMark95815464"/><text:span text:style-name="T280"> </text:span><text:alphabetical-index-mark-start text:id="IMark98919464"/><text:alphabetical-index-mark-start text:id="IMark82236280"/><text:alphabetical-index-mark-start text:id="IMark95879400"/><text:alphabetical-index-mark-start text:id="IMark94335128"/><text:alphabetical-index-mark-start text:id="IMark104590376"/><text:span text:style-name="T280">manage</text:span><text:alphabetical-index-mark-end text:id="IMark104590376"/><text:alphabetical-index-mark-end text:id="IMark94335128"/><text:alphabetical-index-mark-end text:id="IMark95879400"/><text:alphabetical-index-mark-end text:id="IMark82236280"/><text:alphabetical-index-mark-end text:id="IMark98919464"/><text:span text:style-name="T280">s </text:span><text:alphabetical-index-mark-start text:id="IMark81287928"/><text:alphabetical-index-mark-start text:id="IMark81408568"/><text:alphabetical-index-mark-start text:id="IMark90007560"/><text:alphabetical-index-mark-start text:id="IMark80182424"/><text:alphabetical-index-mark-start text:id="IMark80099512"/><text:span text:style-name="T280">rule</text:span><text:alphabetical-index-mark-end text:id="IMark80099512"/><text:alphabetical-index-mark-end text:id="IMark80182424"/><text:alphabetical-index-mark-end text:id="IMark90007560"/><text:alphabetical-index-mark-end text:id="IMark81408568"/><text:alphabetical-index-mark-end text:id="IMark81287928"/><text:span text:style-name="T280">s; how these </text:span><text:alphabetical-index-mark-start text:id="IMark102898744"/><text:alphabetical-index-mark-start text:id="IMark91023176"/><text:alphabetical-index-mark-start text:id="IMark83580168"/><text:alphabetical-index-mark-start text:id="IMark80283208"/><text:alphabetical-index-mark-start text:id="IMark80646936"/><text:span text:style-name="T280">rule</text:span><text:alphabetical-index-mark-end text:id="IMark80646936"/><text:alphabetical-index-mark-end text:id="IMark80283208"/><text:alphabetical-index-mark-end text:id="IMark83580168"/><text:alphabetical-index-mark-end text:id="IMark91023176"/><text:alphabetical-index-mark-end text:id="IMark102898744"/><text:span text:style-name="T280">s come into existence is an independent issue.</text:span></text:p>
      <text:p text:style-name="Text_20_body"/>
      <text:p text:style-name="Text_20_body"/>
      <text:h text:style-name="Heading_20_3" text:outline-level="3"><text:bookmark-start text:name="__RefHeading___Toc6378_1538881673"/><text:span text:style-name="T3">4</text:span><text:span text:style-name="T1">.</text:span><text:span text:style-name="T6">1.</text:span><text:span text:style-name="T1">5. </text:span><text:alphabetical-index-mark-start text:id="IMark93756776"/><text:alphabetical-index-mark-start text:id="IMark103751432"/><text:alphabetical-index-mark-start text:id="IMark68731736"/><text:alphabetical-index-mark-start text:id="IMark95955112"/><text:alphabetical-index-mark-start text:id="IMark96148360"/><text:span text:style-name="T60">Heuristic</text:span><text:alphabetical-index-mark-end text:id="IMark96148360"/><text:alphabetical-index-mark-end text:id="IMark95955112"/><text:alphabetical-index-mark-end text:id="IMark68731736"/><text:alphabetical-index-mark-end text:id="IMark103751432"/><text:alphabetical-index-mark-end text:id="IMark93756776"/><text:span text:style-name="T60">s</text:span><text:bookmark-end text:name="__RefHeading___Toc6378_1538881673"/></text:h>
      <text:p text:style-name="P7"/>
      <text:p text:style-name="P7">The <text:alphabetical-index-mark-start text:id="IMark94642728"/><text:alphabetical-index-mark-start text:id="IMark90873432"/><text:alphabetical-index-mark-start text:id="IMark100420824"/><text:alphabetical-index-mark-start text:id="IMark60632968"/><text:alphabetical-index-mark-start text:id="IMark96228216"/><text:span text:style-name="T203">ES</text:span><text:alphabetical-index-mark-end text:id="IMark96228216"/><text:alphabetical-index-mark-end text:id="IMark60632968"/><text:alphabetical-index-mark-end text:id="IMark100420824"/><text:alphabetical-index-mark-end text:id="IMark90873432"/><text:alphabetical-index-mark-end text:id="IMark94642728"/> operates <text:alphabetical-index-mark-start text:id="IMark67457928"/><text:alphabetical-index-mark-start text:id="IMark92314680"/><text:alphabetical-index-mark-start text:id="IMark101592472"/><text:alphabetical-index-mark-start text:id="IMark100744152"/><text:alphabetical-index-mark-start text:id="IMark104048328"/>heuristic<text:alphabetical-index-mark-end text:id="IMark104048328"/><text:alphabetical-index-mark-end text:id="IMark100744152"/><text:alphabetical-index-mark-end text:id="IMark101592472"/><text:alphabetical-index-mark-end text:id="IMark92314680"/><text:alphabetical-index-mark-end text:id="IMark67457928"/>ally.</text:p>
      <text:p text:style-name="Text_20_body"/>
      <text:p text:style-name="Text_20_body"/>
      <text:h text:style-name="Heading_20_3" text:outline-level="3"><text:bookmark-start text:name="__RefHeading___Toc6380_1538881673"/><text:span text:style-name="T3">4</text:span><text:span text:style-name="T1">.</text:span><text:span text:style-name="T6">1.</text:span><text:span text:style-name="T1">6. </text:span><text:span text:style-name="T61">Data input</text:span><text:bookmark-end text:name="__RefHeading___Toc6380_1538881673"/></text:h>
      <text:p text:style-name="P8"/>
      <text:p text:style-name="P8"><text:alphabetical-index-mark-start text:id="IMark82191000"/><text:alphabetical-index-mark-start text:id="IMark101863400"/><text:span text:style-name="T200">Parameter</text:span><text:alphabetical-index-mark-end text:id="IMark101863400"/><text:alphabetical-index-mark-end text:id="IMark82191000"/><text:span text:style-name="T200">s and </text:span><text:alphabetical-index-mark-start text:id="IMark80643720"/><text:alphabetical-index-mark-start text:id="IMark82534296"/><text:alphabetical-index-mark-start text:id="IMark60651176"/><text:alphabetical-index-mark-start text:id="IMark60616728"/><text:span text:style-name="T200">data</text:span><text:alphabetical-index-mark-end text:id="IMark60616728"/><text:alphabetical-index-mark-end text:id="IMark60651176"/><text:alphabetical-index-mark-end text:id="IMark82534296"/><text:alphabetical-index-mark-end text:id="IMark80643720"/><text:span text:style-name="T200"> co</text:span><text:alphabetical-index-mark-start text:id="IMark80041864"/><text:span text:style-name="T200">min</text:span><text:alphabetical-index-mark-end text:id="IMark80041864"/><text:span text:style-name="T200">g from the </text:span><text:alphabetical-index-mark-start text:id="IMark101314856"/><text:alphabetical-index-mark-start text:id="IMark100347816"/><text:span text:style-name="T200">ship</text:span><text:alphabetical-index-mark-end text:id="IMark100347816"/><text:alphabetical-index-mark-end text:id="IMark101314856"/><text:span text:style-name="T200"> are </text:span><text:alphabetical-index-mark-start text:id="IMark94484760"/><text:alphabetical-index-mark-start text:id="IMark93234280"/><text:alphabetical-index-mark-start text:id="IMark96870168"/><text:alphabetical-index-mark-start text:id="IMark100235480"/><text:span text:style-name="T200">store</text:span><text:alphabetical-index-mark-end text:id="IMark100235480"/><text:alphabetical-index-mark-end text:id="IMark96870168"/><text:alphabetical-index-mark-end text:id="IMark93234280"/><text:alphabetical-index-mark-end text:id="IMark94484760"/><text:span text:style-name="T200">d in the </text:span><text:alphabetical-index-mark-start text:id="IMark93233496"/><text:alphabetical-index-mark-start text:id="IMark94523176"/><text:alphabetical-index-mark-start text:id="IMark104894680"/><text:alphabetical-index-mark-start text:id="IMark89747000"/><text:alphabetical-index-mark-start text:id="IMark81191544"/><text:span text:style-name="T200">KB</text:span><text:alphabetical-index-mark-end text:id="IMark81191544"/><text:alphabetical-index-mark-end text:id="IMark89747000"/><text:alphabetical-index-mark-end text:id="IMark104894680"/><text:alphabetical-index-mark-end text:id="IMark94523176"/><text:alphabetical-index-mark-end text:id="IMark93233496"/><text:span text:style-name="T200"> as </text:span><text:alphabetical-index-mark-start text:id="IMark82693144"/><text:alphabetical-index-mark-start text:id="IMark92175848"/><text:alphabetical-index-mark-start text:id="IMark92641432"/><text:alphabetical-index-mark-start text:id="IMark91153320"/><text:alphabetical-index-mark-start text:id="IMark92517144"/><text:span text:style-name="T200">fact</text:span><text:alphabetical-index-mark-end text:id="IMark92517144"/><text:alphabetical-index-mark-end text:id="IMark91153320"/><text:alphabetical-index-mark-end text:id="IMark92641432"/><text:alphabetical-index-mark-end text:id="IMark92175848"/><text:alphabetical-index-mark-end text:id="IMark82693144"/><text:span text:style-name="T200">s. </text:span><text:alphabetical-index-mark-start text:id="IMark103279944"/><text:alphabetical-index-mark-start text:id="IMark96893224"/><text:alphabetical-index-mark-start text:id="IMark99029432"/><text:alphabetical-index-mark-start text:id="IMark94077224"/><text:alphabetical-index-mark-start text:id="IMark94204920"/><text:span text:style-name="T200">Rule</text:span><text:alphabetical-index-mark-end text:id="IMark94204920"/><text:alphabetical-index-mark-end text:id="IMark94077224"/><text:alphabetical-index-mark-end text:id="IMark99029432"/><text:alphabetical-index-mark-end text:id="IMark96893224"/><text:alphabetical-index-mark-end text:id="IMark103279944"/><text:span text:style-name="T200">s operate over those </text:span><text:alphabetical-index-mark-start text:id="IMark100665192"/><text:alphabetical-index-mark-start text:id="IMark93148728"/><text:alphabetical-index-mark-start text:id="IMark102842024"/><text:alphabetical-index-mark-start text:id="IMark99668776"/><text:alphabetical-index-mark-start text:id="IMark95710088"/><text:span text:style-name="T200">fact</text:span><text:alphabetical-index-mark-end text:id="IMark95710088"/><text:alphabetical-index-mark-end text:id="IMark99668776"/><text:alphabetical-index-mark-end text:id="IMark102842024"/><text:alphabetical-index-mark-end text:id="IMark93148728"/><text:alphabetical-index-mark-end text:id="IMark100665192"/><text:span text:style-name="T200">s, make </text:span><text:alphabetical-index-mark-start text:id="IMark77343896"/><text:alphabetical-index-mark-start text:id="IMark103590520"/><text:span text:style-name="T200">decision</text:span><text:alphabetical-index-mark-end text:id="IMark103590520"/><text:alphabetical-index-mark-end text:id="IMark77343896"/><text:span text:style-name="T200"> </text:span><text:alphabetical-index-mark-start text:id="IMark90816072"/><text:alphabetical-index-mark-start text:id="IMark77930584"/><text:alphabetical-index-mark-start text:id="IMark82511640"/><text:alphabetical-index-mark-start text:id="IMark77919720"/><text:span text:style-name="T200">base</text:span><text:alphabetical-index-mark-end text:id="IMark77919720"/><text:alphabetical-index-mark-end text:id="IMark82511640"/><text:alphabetical-index-mark-end text:id="IMark77930584"/><text:alphabetical-index-mark-end text:id="IMark90816072"/><text:span text:style-name="T200">d on them and according to the applicable </text:span><text:alphabetical-index-mark-start text:id="IMark98192632"/><text:alphabetical-index-mark-start text:id="IMark95023704"/><text:alphabetical-index-mark-start text:id="IMark91121016"/><text:alphabetical-index-mark-start text:id="IMark97102232"/><text:alphabetical-index-mark-start text:id="IMark104936856"/><text:span text:style-name="T200">rule</text:span><text:alphabetical-index-mark-end text:id="IMark104936856"/><text:alphabetical-index-mark-end text:id="IMark97102232"/><text:alphabetical-index-mark-end text:id="IMark91121016"/><text:alphabetical-index-mark-end text:id="IMark95023704"/><text:alphabetical-index-mark-end text:id="IMark98192632"/><text:span text:style-name="T200">s and in some cases, change the </text:span><text:alphabetical-index-mark-start text:id="IMark92200936"/><text:alphabetical-index-mark-start text:id="IMark77370024"/><text:alphabetical-index-mark-start text:id="IMark105094488"/><text:alphabetical-index-mark-start text:id="IMark92644712"/><text:alphabetical-index-mark-start text:id="IMark98980456"/><text:span text:style-name="T200">value</text:span><text:alphabetical-index-mark-end text:id="IMark98980456"/><text:alphabetical-index-mark-end text:id="IMark92644712"/><text:alphabetical-index-mark-end text:id="IMark105094488"/><text:alphabetical-index-mark-end text:id="IMark77370024"/><text:alphabetical-index-mark-end text:id="IMark92200936"/><text:span text:style-name="T200">s of those </text:span><text:alphabetical-index-mark-start text:id="IMark90597704"/><text:alphabetical-index-mark-start text:id="IMark97371560"/><text:alphabetical-index-mark-start text:id="IMark103109080"/><text:alphabetical-index-mark-start text:id="IMark100887464"/><text:alphabetical-index-mark-start text:id="IMark97319256"/><text:span text:style-name="T200">fact</text:span><text:alphabetical-index-mark-end text:id="IMark97319256"/><text:alphabetical-index-mark-end text:id="IMark100887464"/><text:alphabetical-index-mark-end text:id="IMark103109080"/><text:alphabetical-index-mark-end text:id="IMark97371560"/><text:alphabetical-index-mark-end text:id="IMark90597704"/><text:span text:style-name="T200">s that in </text:span><text:alphabetical-index-mark-start text:id="IMark92736376"/><text:alphabetical-index-mark-start text:id="IMark94236280"/><text:alphabetical-index-mark-start text:id="IMark95415496"/><text:alphabetical-index-mark-start text:id="IMark92686536"/><text:span text:style-name="T200">turn</text:span><text:alphabetical-index-mark-end text:id="IMark92686536"/><text:alphabetical-index-mark-end text:id="IMark95415496"/><text:alphabetical-index-mark-end text:id="IMark94236280"/><text:alphabetical-index-mark-end text:id="IMark92736376"/><text:span text:style-name="T200">, are sent back to the </text:span><text:alphabetical-index-mark-start text:id="IMark94945400"/><text:alphabetical-index-mark-start text:id="IMark79929768"/><text:span text:style-name="T200">ship</text:span><text:alphabetical-index-mark-end text:id="IMark79929768"/><text:alphabetical-index-mark-end text:id="IMark94945400"/><text:span text:style-name="T200"> converted into </text:span><text:alphabetical-index-mark-start text:id="IMark101084392"/><text:alphabetical-index-mark-start text:id="IMark100052808"/><text:alphabetical-index-mark-start text:id="IMark82431000"/><text:alphabetical-index-mark-start text:id="IMark90587368"/><text:alphabetical-index-mark-start text:id="IMark82206552"/><text:span text:style-name="T200">C++</text:span><text:alphabetical-index-mark-end text:id="IMark82206552"/><text:alphabetical-index-mark-end text:id="IMark90587368"/><text:alphabetical-index-mark-end text:id="IMark82431000"/><text:alphabetical-index-mark-end text:id="IMark100052808"/><text:alphabetical-index-mark-end text:id="IMark101084392"/><text:span text:style-name="T200"> </text:span><text:alphabetical-index-mark-start text:id="IMark90949560"/><text:alphabetical-index-mark-start text:id="IMark89843944"/><text:alphabetical-index-mark-start text:id="IMark98127208"/><text:alphabetical-index-mark-start text:id="IMark101066728"/><text:alphabetical-index-mark-start text:id="IMark80108808"/><text:span text:style-name="T200">value</text:span><text:alphabetical-index-mark-end text:id="IMark80108808"/><text:alphabetical-index-mark-end text:id="IMark101066728"/><text:alphabetical-index-mark-end text:id="IMark98127208"/><text:alphabetical-index-mark-end text:id="IMark89843944"/><text:alphabetical-index-mark-end text:id="IMark90949560"/><text:span text:style-name="T200">s.</text:span></text:p>
      <text:p text:style-name="Text_20_body"/>
      <text:p text:style-name="Text_20_body"/>
      <text:h text:style-name="Heading_20_3" text:outline-level="3"><text:bookmark-start text:name="__RefHeading___Toc6382_1538881673"/><text:span text:style-name="T1">4.</text:span><text:span text:style-name="T6">1.</text:span><text:span text:style-name="T1">7. </text:span><text:alphabetical-index-mark-start text:id="IMark97309176"/><text:alphabetical-index-mark-start text:id="IMark97467720"/><text:alphabetical-index-mark-start text:id="IMark97362520"/><text:alphabetical-index-mark-start text:id="IMark96198056"/><text:alphabetical-index-mark-start text:id="IMark97128296"/><text:span text:style-name="T61">Communication</text:span><text:alphabetical-index-mark-end text:id="IMark97128296"/><text:alphabetical-index-mark-end text:id="IMark96198056"/><text:alphabetical-index-mark-end text:id="IMark97362520"/><text:alphabetical-index-mark-end text:id="IMark97467720"/><text:alphabetical-index-mark-end text:id="IMark97309176"/><text:span text:style-name="T61"> with other </text:span><text:alphabetical-index-mark-start text:id="IMark80828952"/><text:alphabetical-index-mark-start text:id="IMark91220712"/><text:alphabetical-index-mark-start text:id="IMark97104584"/><text:alphabetical-index-mark-start text:id="IMark91225288"/><text:alphabetical-index-mark-start text:id="IMark80535640"/><text:span text:style-name="T61">module</text:span><text:alphabetical-index-mark-end text:id="IMark80535640"/><text:alphabetical-index-mark-end text:id="IMark91225288"/><text:alphabetical-index-mark-end text:id="IMark97104584"/><text:alphabetical-index-mark-end text:id="IMark91220712"/><text:alphabetical-index-mark-end text:id="IMark80828952"/><text:span text:style-name="T61">s</text:span><text:bookmark-end text:name="__RefHeading___Toc6382_1538881673"/></text:h>
      <text:p text:style-name="P8"/>
      <text:p text:style-name="P8">The capabilities described at <text:span text:style-name="T1">[4.</text:span><text:span text:style-name="T6">1.</text:span><text:span text:style-name="T1">6.]</text:span> mean that the <text:alphabetical-index-mark-start text:id="IMark95534712"/><text:alphabetical-index-mark-start text:id="IMark82980504"/><text:alphabetical-index-mark-start text:id="IMark99351160"/><text:alphabetical-index-mark-start text:id="IMark103107224"/><text:alphabetical-index-mark-start text:id="IMark104288328"/>KB<text:alphabetical-index-mark-end text:id="IMark104288328"/><text:alphabetical-index-mark-end text:id="IMark103107224"/><text:alphabetical-index-mark-end text:id="IMark99351160"/><text:alphabetical-index-mark-end text:id="IMark82980504"/><text:alphabetical-index-mark-end text:id="IMark95534712"/> can also be used for inter <text:alphabetical-index-mark-start text:id="IMark93770296"/><text:alphabetical-index-mark-start text:id="IMark101831656"/>process<text:alphabetical-index-mark-end text:id="IMark101831656"/><text:alphabetical-index-mark-end text:id="IMark93770296"/> and inter <text:alphabetical-index-mark-start text:id="IMark101833224"/><text:alphabetical-index-mark-start text:id="IMark95521224"/><text:alphabetical-index-mark-start text:id="IMark89868280"/><text:alphabetical-index-mark-start text:id="IMark94367320"/><text:alphabetical-index-mark-start text:id="IMark80660120"/>module<text:alphabetical-index-mark-end text:id="IMark80660120"/><text:alphabetical-index-mark-end text:id="IMark94367320"/><text:alphabetical-index-mark-end text:id="IMark89868280"/><text:alphabetical-index-mark-end text:id="IMark95521224"/><text:alphabetical-index-mark-end text:id="IMark101833224"/> <text:alphabetical-index-mark-start text:id="IMark94625976"/><text:alphabetical-index-mark-start text:id="IMark95284184"/><text:alphabetical-index-mark-start text:id="IMark93771864"/><text:alphabetical-index-mark-start text:id="IMark100611736"/><text:alphabetical-index-mark-start text:id="IMark97309960"/>communication<text:alphabetical-index-mark-end text:id="IMark97309960"/><text:alphabetical-index-mark-end text:id="IMark100611736"/><text:alphabetical-index-mark-end text:id="IMark93771864"/><text:alphabetical-index-mark-end text:id="IMark95284184"/><text:alphabetical-index-mark-end text:id="IMark94625976"/>. For <text:alphabetical-index-mark-start text:id="IMark68871944"/><text:alphabetical-index-mark-start text:id="IMark103576872"/><text:alphabetical-index-mark-start text:id="IMark79121336"/><text:alphabetical-index-mark-start text:id="IMark80175432"/><text:alphabetical-index-mark-start text:id="IMark52996888"/>example<text:alphabetical-index-mark-end text:id="IMark52996888"/><text:alphabetical-index-mark-end text:id="IMark80175432"/><text:alphabetical-index-mark-end text:id="IMark79121336"/><text:alphabetical-index-mark-end text:id="IMark103576872"/><text:alphabetical-index-mark-end text:id="IMark68871944"/>, two or more <text:alphabetical-index-mark-start text:id="IMark82259544"/><text:alphabetical-index-mark-start text:id="IMark99538600"/><text:alphabetical-index-mark-start text:id="IMark101615560"/><text:alphabetical-index-mark-start text:id="IMark96405640"/><text:alphabetical-index-mark-start text:id="IMark104331832"/>MFD<text:alphabetical-index-mark-end text:id="IMark104331832"/><text:alphabetical-index-mark-end text:id="IMark96405640"/><text:alphabetical-index-mark-end text:id="IMark101615560"/><text:alphabetical-index-mark-end text:id="IMark99538600"/><text:alphabetical-index-mark-end text:id="IMark82259544"/> <text:alphabetical-index-mark-start text:id="IMark96013352"/><text:alphabetical-index-mark-start text:id="IMark98139016"/><text:alphabetical-index-mark-start text:id="IMark98843432"/><text:alphabetical-index-mark-start text:id="IMark97187368"/><text:alphabetical-index-mark-start text:id="IMark95522040"/>module<text:alphabetical-index-mark-end text:id="IMark95522040"/><text:alphabetical-index-mark-end text:id="IMark97187368"/><text:alphabetical-index-mark-end text:id="IMark98843432"/><text:alphabetical-index-mark-end text:id="IMark98139016"/><text:alphabetical-index-mark-end text:id="IMark96013352"/>s can exchange <text:alphabetical-index-mark-start text:id="IMark102890328"/><text:alphabetical-index-mark-start text:id="IMark100545560"/><text:alphabetical-index-mark-start text:id="IMark100941304"/><text:alphabetical-index-mark-start text:id="IMark102730104"/>data<text:alphabetical-index-mark-end text:id="IMark102730104"/><text:alphabetical-index-mark-end text:id="IMark100941304"/><text:alphabetical-index-mark-end text:id="IMark100545560"/><text:alphabetical-index-mark-end text:id="IMark102890328"/> between each other using the <text:alphabetical-index-mark-start text:id="IMark94368104"/><text:alphabetical-index-mark-start text:id="IMark60681992"/><text:alphabetical-index-mark-start text:id="IMark94093608"/><text:alphabetical-index-mark-start text:id="IMark92898104"/><text:alphabetical-index-mark-start text:id="IMark82113560"/>KB<text:alphabetical-index-mark-end text:id="IMark82113560"/><text:alphabetical-index-mark-end text:id="IMark92898104"/><text:alphabetical-index-mark-end text:id="IMark94093608"/><text:alphabetical-index-mark-end text:id="IMark60681992"/><text:alphabetical-index-mark-end text:id="IMark94368104"/> by accessing via <text:alphabetical-index-mark-start text:id="IMark89957128"/><text:alphabetical-index-mark-start text:id="IMark84091576"/><text:alphabetical-index-mark-start text:id="IMark90902648"/><text:alphabetical-index-mark-start text:id="IMark90846712"/><text:alphabetical-index-mark-start text:id="IMark79936136"/>SQL<text:alphabetical-index-mark-end text:id="IMark79936136"/><text:alphabetical-index-mark-end text:id="IMark90846712"/><text:alphabetical-index-mark-end text:id="IMark90902648"/><text:alphabetical-index-mark-end text:id="IMark84091576"/><text:alphabetical-index-mark-end text:id="IMark89957128"/> <text:alphabetical-index-mark-start text:id="IMark82572504"/><text:alphabetical-index-mark-start text:id="IMark105103784"/>command<text:alphabetical-index-mark-end text:id="IMark105103784"/><text:alphabetical-index-mark-end text:id="IMark82572504"/>s like <text:alphabetical-index-mark-start text:id="IMark91799000"/><text:alphabetical-index-mark-start text:id="IMark82427528"/><text:alphabetical-index-mark-start text:id="IMark82540456"/><text:alphabetical-index-mark-start text:id="IMark77580008"/><text:alphabetical-index-mark-start text:id="IMark91056456"/>SELECT<text:alphabetical-index-mark-end text:id="IMark91056456"/><text:alphabetical-index-mark-end text:id="IMark77580008"/><text:alphabetical-index-mark-end text:id="IMark82540456"/><text:alphabetical-index-mark-end text:id="IMark82427528"/><text:alphabetical-index-mark-end text:id="IMark91799000"/>, <text:alphabetical-index-mark-start text:id="IMark91247432"/><text:alphabetical-index-mark-start text:id="IMark82972120"/><text:alphabetical-index-mark-start text:id="IMark95386104"/><text:alphabetical-index-mark-start text:id="IMark104901752"/><text:alphabetical-index-mark-start text:id="IMark94448360"/>INSERT<text:alphabetical-index-mark-end text:id="IMark94448360"/><text:alphabetical-index-mark-end text:id="IMark104901752"/><text:alphabetical-index-mark-end text:id="IMark95386104"/><text:alphabetical-index-mark-end text:id="IMark82972120"/><text:alphabetical-index-mark-end text:id="IMark91247432"/> and <text:alphabetical-index-mark-start text:id="IMark90964104"/><text:alphabetical-index-mark-start text:id="IMark89697672"/><text:alphabetical-index-mark-start text:id="IMark82119032"/><text:alphabetical-index-mark-start text:id="IMark81194680"/><text:alphabetical-index-mark-start text:id="IMark96198840"/>UPDATE<text:alphabetical-index-mark-end text:id="IMark96198840"/><text:alphabetical-index-mark-end text:id="IMark81194680"/><text:alphabetical-index-mark-end text:id="IMark82119032"/><text:alphabetical-index-mark-end text:id="IMark89697672"/><text:alphabetical-index-mark-end text:id="IMark90964104"/>. This makes it theoretically possible to <text:alphabetical-index-mark-start text:id="IMark81823256"/><text:alphabetical-index-mark-start text:id="IMark81452984"/>construct<text:alphabetical-index-mark-end text:id="IMark81452984"/><text:alphabetical-index-mark-end text:id="IMark81823256"/> simu<text:alphabetical-index-mark-start text:id="IMark105149896"/>lat<text:alphabetical-index-mark-end text:id="IMark105149896"/>ions that are more <text:alphabetical-index-mark-start text:id="IMark96786216"/><text:alphabetical-index-mark-start text:id="IMark96852360"/>complex<text:alphabetical-index-mark-end text:id="IMark96852360"/><text:alphabetical-index-mark-end text:id="IMark96786216"/> than one <text:alphabetical-index-mark-start text:id="IMark105095272"/><text:alphabetical-index-mark-start text:id="IMark80108024"/><text:alphabetical-index-mark-start text:id="IMark90041096"/><text:alphabetical-index-mark-start text:id="IMark89852328"/><text:alphabetical-index-mark-start text:id="IMark105141512"/>OSFS<text:alphabetical-index-mark-end text:id="IMark105141512"/><text:alphabetical-index-mark-end text:id="IMark89852328"/><text:alphabetical-index-mark-end text:id="IMark90041096"/><text:alphabetical-index-mark-end text:id="IMark80108024"/><text:alphabetical-index-mark-end text:id="IMark105095272"/> <text:alphabetical-index-mark-start text:id="IMark80832088"/><text:alphabetical-index-mark-start text:id="IMark90872648"/><text:alphabetical-index-mark-start text:id="IMark98271064"/><text:alphabetical-index-mark-start text:id="IMark95196408"/><text:alphabetical-index-mark-start text:id="IMark80061400"/>session<text:alphabetical-index-mark-end text:id="IMark80061400"/><text:alphabetical-index-mark-end text:id="IMark95196408"/><text:alphabetical-index-mark-end text:id="IMark98271064"/><text:alphabetical-index-mark-end text:id="IMark90872648"/><text:alphabetical-index-mark-end text:id="IMark80832088"/> running one <text:alphabetical-index-mark-start text:id="IMark95583448"/><text:alphabetical-index-mark-start text:id="IMark89826136"/>ship<text:alphabetical-index-mark-end text:id="IMark89826136"/><text:alphabetical-index-mark-end text:id="IMark95583448"/>. Instead, a simu<text:alphabetical-index-mark-start text:id="IMark90551608"/>lat<text:alphabetical-index-mark-end text:id="IMark90551608"/>ion could be performed on various <text:alphabetical-index-mark-start text:id="IMark93871304"/><text:alphabetical-index-mark-start text:id="IMark99532984"/><text:alphabetical-index-mark-start text:id="IMark82681544"/><text:alphabetical-index-mark-start text:id="IMark99534552"/><text:alphabetical-index-mark-start text:id="IMark82648056"/>machine<text:alphabetical-index-mark-end text:id="IMark82648056"/><text:alphabetical-index-mark-end text:id="IMark99534552"/><text:alphabetical-index-mark-end text:id="IMark82681544"/><text:alphabetical-index-mark-end text:id="IMark99532984"/><text:alphabetical-index-mark-end text:id="IMark93871304"/>s running each one a specific, more <text:alphabetical-index-mark-start text:id="IMark103234296"/><text:alphabetical-index-mark-start text:id="IMark101242216"/>complex<text:alphabetical-index-mark-end text:id="IMark101242216"/><text:alphabetical-index-mark-end text:id="IMark103234296"/> <text:alphabetical-index-mark-start text:id="IMark90948776"/><text:alphabetical-index-mark-start text:id="IMark102517656"/><text:alphabetical-index-mark-start text:id="IMark89804520"/><text:alphabetical-index-mark-start text:id="IMark95889656"/><text:alphabetical-index-mark-start text:id="IMark105051000"/>module<text:alphabetical-index-mark-end text:id="IMark105051000"/><text:alphabetical-index-mark-end text:id="IMark95889656"/><text:alphabetical-index-mark-end text:id="IMark89804520"/><text:alphabetical-index-mark-end text:id="IMark102517656"/><text:alphabetical-index-mark-end text:id="IMark90948776"/> that could exchange <text:alphabetical-index-mark-start text:id="IMark104548728"/><text:alphabetical-index-mark-start text:id="IMark104722488"/><text:alphabetical-index-mark-start text:id="IMark94068328"/><text:alphabetical-index-mark-start text:id="IMark100703032"/>data<text:alphabetical-index-mark-end text:id="IMark100703032"/><text:alphabetical-index-mark-end text:id="IMark94068328"/><text:alphabetical-index-mark-end text:id="IMark104722488"/><text:alphabetical-index-mark-end text:id="IMark104548728"/> with the <text:alphabetical-index-mark-start text:id="IMark95999528"/><text:alphabetical-index-mark-start text:id="IMark100939736"/>ship<text:alphabetical-index-mark-end text:id="IMark100939736"/><text:alphabetical-index-mark-end text:id="IMark95999528"/> running on the main <text:alphabetical-index-mark-start text:id="IMark92717272"/><text:alphabetical-index-mark-start text:id="IMark98817656"/><text:alphabetical-index-mark-start text:id="IMark94318024"/><text:alphabetical-index-mark-start text:id="IMark103695752"/><text:alphabetical-index-mark-start text:id="IMark91335384"/>server<text:alphabetical-index-mark-end text:id="IMark91335384"/><text:alphabetical-index-mark-end text:id="IMark103695752"/><text:alphabetical-index-mark-end text:id="IMark94318024"/><text:alphabetical-index-mark-end text:id="IMark98817656"/><text:alphabetical-index-mark-end text:id="IMark92717272"/> of the simu<text:alphabetical-index-mark-start text:id="IMark100558248"/>lat<text:alphabetical-index-mark-end text:id="IMark100558248"/>ion <text:alphabetical-index-mark-start text:id="IMark103991512"/><text:alphabetical-index-mark-start text:id="IMark94169336"/><text:alphabetical-index-mark-start text:id="IMark99404088"/><text:alphabetical-index-mark-start text:id="IMark99650088"/><text:alphabetical-index-mark-start text:id="IMark104143048"/>network<text:alphabetical-index-mark-end text:id="IMark104143048"/><text:alphabetical-index-mark-end text:id="IMark99650088"/><text:alphabetical-index-mark-end text:id="IMark99404088"/><text:alphabetical-index-mark-end text:id="IMark94169336"/><text:alphabetical-index-mark-end text:id="IMark103991512"/>.</text:p>
      <text:p text:style-name="Text_20_body"/>
      <text:p text:style-name="Text_20_body"><text:soft-page-break/></text:p>
      <text:h text:style-name="Heading_20_3" text:outline-level="3"><text:bookmark-start text:name="__RefHeading___Toc6384_1538881673"/><text:span text:style-name="T1">4.</text:span><text:span text:style-name="T6">1.</text:span><text:span text:style-name="T1">8. </text:span><text:alphabetical-index-mark-start text:id="IMark101998888"/><text:alphabetical-index-mark-start text:id="IMark52530552"/><text:alphabetical-index-mark-start text:id="IMark81549896"/><text:alphabetical-index-mark-start text:id="IMark44952344"/><text:span text:style-name="T61">Knowledge</text:span><text:alphabetical-index-mark-end text:id="IMark44952344"/><text:alphabetical-index-mark-end text:id="IMark81549896"/><text:alphabetical-index-mark-end text:id="IMark52530552"/><text:alphabetical-index-mark-end text:id="IMark101998888"/><text:span text:style-name="T61"> </text:span><text:alphabetical-index-mark-start text:id="IMark77325336"/><text:alphabetical-index-mark-start text:id="IMark102699400"/><text:alphabetical-index-mark-start text:id="IMark83529512"/><text:alphabetical-index-mark-start text:id="IMark90665128"/><text:span text:style-name="T61">base</text:span><text:alphabetical-index-mark-end text:id="IMark90665128"/><text:alphabetical-index-mark-end text:id="IMark83529512"/><text:alphabetical-index-mark-end text:id="IMark102699400"/><text:alphabetical-index-mark-end text:id="IMark77325336"/><text:span text:style-name="T61"> </text:span><text:alphabetical-index-mark-start text:id="IMark101057496"/><text:alphabetical-index-mark-start text:id="IMark53003640"/><text:span text:style-name="T61">modular</text:span><text:alphabetical-index-mark-end text:id="IMark53003640"/><text:alphabetical-index-mark-end text:id="IMark101057496"/><text:span text:style-name="T61">ity</text:span><text:bookmark-end text:name="__RefHeading___Toc6384_1538881673"/></text:h>
      <text:p text:style-name="P8"/>
      <text:p text:style-name="P8">The whole <text:alphabetical-index-mark-start text:id="IMark95509256"/><text:alphabetical-index-mark-start text:id="IMark95162104"/><text:alphabetical-index-mark-start text:id="IMark82799208"/><text:alphabetical-index-mark-start text:id="IMark52906232"/><text:alphabetical-index-mark-start text:id="IMark91255912"/>KB<text:alphabetical-index-mark-end text:id="IMark91255912"/><text:alphabetical-index-mark-end text:id="IMark52906232"/><text:alphabetical-index-mark-end text:id="IMark82799208"/><text:alphabetical-index-mark-end text:id="IMark95162104"/><text:alphabetical-index-mark-end text:id="IMark95509256"/> is contained in one <text:alphabetical-index-mark-start text:id="IMark97212648"/><text:alphabetical-index-mark-start text:id="IMark97858952"/><text:alphabetical-index-mark-start text:id="IMark95951320"/><text:alphabetical-index-mark-start text:id="IMark93424584"/>file<text:alphabetical-index-mark-end text:id="IMark93424584"/><text:alphabetical-index-mark-end text:id="IMark95951320"/><text:alphabetical-index-mark-end text:id="IMark97858952"/><text:alphabetical-index-mark-end text:id="IMark97212648"/>, as is the case with every <text:alphabetical-index-mark-start text:id="IMark100145048"/><text:alphabetical-index-mark-start text:id="IMark102077272"/><text:alphabetical-index-mark-start text:id="IMark104094776"/><text:alphabetical-index-mark-start text:id="IMark98816088"/><text:alphabetical-index-mark-start text:id="IMark95508472"/>Sqlite3<text:alphabetical-index-mark-end text:id="IMark95508472"/><text:alphabetical-index-mark-end text:id="IMark98816088"/><text:alphabetical-index-mark-end text:id="IMark104094776"/><text:alphabetical-index-mark-end text:id="IMark102077272"/><text:alphabetical-index-mark-end text:id="IMark100145048"/> <text:alphabetical-index-mark-start text:id="IMark97863144"/><text:alphabetical-index-mark-start text:id="IMark101892600"/><text:alphabetical-index-mark-start text:id="IMark83243544"/><text:alphabetical-index-mark-start text:id="IMark80202024"/><text:alphabetical-index-mark-start text:id="IMark95401352"/><text:alphabetical-index-mark-start text:id="IMark79211752"/><text:alphabetical-index-mark-start text:id="IMark68885864"/><text:alphabetical-index-mark-start text:id="IMark77437240"/><text:alphabetical-index-mark-start text:id="IMark81711288"/>data<text:alphabetical-index-mark-end text:id="IMark81711288"/><text:alphabetical-index-mark-end text:id="IMark77437240"/><text:alphabetical-index-mark-end text:id="IMark68885864"/><text:alphabetical-index-mark-end text:id="IMark79211752"/><text:alphabetical-index-mark-start text:id="IMark98891656"/><text:alphabetical-index-mark-start text:id="IMark96843848"/><text:alphabetical-index-mark-start text:id="IMark104339384"/><text:alphabetical-index-mark-start text:id="IMark104032536"/>base<text:alphabetical-index-mark-end text:id="IMark104032536"/><text:alphabetical-index-mark-end text:id="IMark104339384"/><text:alphabetical-index-mark-end text:id="IMark96843848"/><text:alphabetical-index-mark-end text:id="IMark98891656"/><text:alphabetical-index-mark-end text:id="IMark95401352"/><text:alphabetical-index-mark-end text:id="IMark80202024"/><text:alphabetical-index-mark-end text:id="IMark83243544"/><text:alphabetical-index-mark-end text:id="IMark101892600"/><text:alphabetical-index-mark-end text:id="IMark97863144"/>. You can exchange any <text:alphabetical-index-mark-start text:id="IMark80280968"/><text:alphabetical-index-mark-start text:id="IMark104833240"/><text:alphabetical-index-mark-start text:id="IMark104402216"/><text:alphabetical-index-mark-start text:id="IMark102290872"/><text:alphabetical-index-mark-start text:id="IMark100059784"/>KB<text:alphabetical-index-mark-end text:id="IMark100059784"/><text:alphabetical-index-mark-end text:id="IMark102290872"/><text:alphabetical-index-mark-end text:id="IMark104402216"/><text:alphabetical-index-mark-end text:id="IMark104833240"/><text:alphabetical-index-mark-end text:id="IMark80280968"/> completely just by replacing the <text:alphabetical-index-mark-start text:id="IMark44998664"/><text:alphabetical-index-mark-start text:id="IMark91094952"/><text:alphabetical-index-mark-start text:id="IMark102026664"/><text:alphabetical-index-mark-start text:id="IMark101524232"/><text:alphabetical-index-mark-start text:id="IMark81458600"/><text:alphabetical-index-mark-start text:id="IMark91270936"/><text:alphabetical-index-mark-start text:id="IMark93468984"/><text:alphabetical-index-mark-start text:id="IMark92361160"/><text:alphabetical-index-mark-start text:id="IMark93452296"/>data<text:alphabetical-index-mark-end text:id="IMark93452296"/><text:alphabetical-index-mark-end text:id="IMark92361160"/><text:alphabetical-index-mark-end text:id="IMark93468984"/><text:alphabetical-index-mark-end text:id="IMark91270936"/><text:alphabetical-index-mark-start text:id="IMark81509992"/><text:alphabetical-index-mark-start text:id="IMark100572056"/><text:alphabetical-index-mark-start text:id="IMark104319032"/><text:alphabetical-index-mark-start text:id="IMark93508456"/>base<text:alphabetical-index-mark-end text:id="IMark93508456"/><text:alphabetical-index-mark-end text:id="IMark104319032"/><text:alphabetical-index-mark-end text:id="IMark100572056"/><text:alphabetical-index-mark-end text:id="IMark81509992"/><text:alphabetical-index-mark-end text:id="IMark81458600"/><text:alphabetical-index-mark-end text:id="IMark101524232"/><text:alphabetical-index-mark-end text:id="IMark102026664"/><text:alphabetical-index-mark-end text:id="IMark91094952"/><text:alphabetical-index-mark-end text:id="IMark44998664"/> <text:alphabetical-index-mark-start text:id="IMark81204536"/><text:alphabetical-index-mark-start text:id="IMark103683640"/><text:alphabetical-index-mark-start text:id="IMark93767144"/><text:alphabetical-index-mark-start text:id="IMark94643512"/>file<text:alphabetical-index-mark-end text:id="IMark94643512"/><text:alphabetical-index-mark-end text:id="IMark93767144"/><text:alphabetical-index-mark-end text:id="IMark103683640"/><text:alphabetical-index-mark-end text:id="IMark81204536"/> by another one <text:alphabetical-index-mark-start text:id="IMark83421768"/><text:alphabetical-index-mark-start text:id="IMark81842456"/><text:alphabetical-index-mark-start text:id="IMark45029176"/><text:alphabetical-index-mark-start text:id="IMark93917224"/><text:alphabetical-index-mark-start text:id="IMark94974344"/>bearing<text:alphabetical-index-mark-end text:id="IMark94974344"/><text:alphabetical-index-mark-end text:id="IMark93917224"/><text:alphabetical-index-mark-end text:id="IMark45029176"/><text:alphabetical-index-mark-end text:id="IMark81842456"/><text:alphabetical-index-mark-end text:id="IMark83421768"/> the same name.</text:p>
      <text:p text:style-name="Text_20_body"/>
      <text:p text:style-name="Text_20_body"/>
      <text:h text:style-name="Heading_20_3" text:outline-level="3"><text:bookmark-start text:name="__RefHeading___Toc6386_1538881673"/><text:span text:style-name="T1">4.</text:span><text:span text:style-name="T6">1.</text:span><text:span text:style-name="T1">9. <text:s/></text:span><text:span text:style-name="T61">Accessing the </text:span><text:alphabetical-index-mark-start text:id="IMark96107160"/><text:alphabetical-index-mark-start text:id="IMark95559832"/><text:alphabetical-index-mark-start text:id="IMark94234312"/><text:alphabetical-index-mark-start text:id="IMark81292632"/><text:span text:style-name="T61">knowledge</text:span><text:alphabetical-index-mark-end text:id="IMark81292632"/><text:alphabetical-index-mark-end text:id="IMark94234312"/><text:alphabetical-index-mark-end text:id="IMark95559832"/><text:alphabetical-index-mark-end text:id="IMark96107160"/><text:span text:style-name="T61"> </text:span><text:alphabetical-index-mark-start text:id="IMark42765224"/><text:alphabetical-index-mark-start text:id="IMark101253160"/><text:alphabetical-index-mark-start text:id="IMark91719592"/><text:alphabetical-index-mark-start text:id="IMark104569608"/><text:span text:style-name="T61">base</text:span><text:bookmark-end text:name="__RefHeading___Toc6386_1538881673"/><text:alphabetical-index-mark-end text:id="IMark104569608"/><text:alphabetical-index-mark-end text:id="IMark91719592"/><text:alphabetical-index-mark-end text:id="IMark101253160"/><text:alphabetical-index-mark-end text:id="IMark42765224"/></text:h>
      <text:p text:style-name="P8"/>
      <text:p text:style-name="P8">You can access the <text:alphabetical-index-mark-start text:id="IMark95812840"/><text:alphabetical-index-mark-start text:id="IMark80922584"/><text:alphabetical-index-mark-start text:id="IMark104452904"/><text:alphabetical-index-mark-start text:id="IMark83709144"/>data<text:alphabetical-index-mark-end text:id="IMark83709144"/><text:alphabetical-index-mark-end text:id="IMark104452904"/><text:alphabetical-index-mark-end text:id="IMark80922584"/><text:alphabetical-index-mark-end text:id="IMark95812840"/> within the <text:alphabetical-index-mark-start text:id="IMark78963960"/><text:alphabetical-index-mark-start text:id="IMark98421560"/><text:alphabetical-index-mark-start text:id="IMark83524872"/><text:alphabetical-index-mark-start text:id="IMark95995224"/><text:alphabetical-index-mark-start text:id="IMark102102472"/>KB<text:alphabetical-index-mark-end text:id="IMark102102472"/><text:alphabetical-index-mark-end text:id="IMark95995224"/><text:alphabetical-index-mark-end text:id="IMark83524872"/><text:alphabetical-index-mark-end text:id="IMark98421560"/><text:alphabetical-index-mark-end text:id="IMark78963960"/> by using <text:alphabetical-index-mark-start text:id="IMark104356296"/><text:alphabetical-index-mark-start text:id="IMark101657864"/><text:alphabetical-index-mark-start text:id="IMark90824584"/><text:alphabetical-index-mark-start text:id="IMark44786456"/><text:alphabetical-index-mark-start text:id="IMark84374024"/>Sqlite3<text:alphabetical-index-mark-end text:id="IMark84374024"/><text:alphabetical-index-mark-end text:id="IMark44786456"/><text:alphabetical-index-mark-end text:id="IMark90824584"/><text:alphabetical-index-mark-end text:id="IMark101657864"/><text:alphabetical-index-mark-end text:id="IMark104356296"/> from the <text:alphabetical-index-mark-start text:id="IMark80479256"/><text:alphabetical-index-mark-start text:id="IMark92440376"/><text:alphabetical-index-mark-start text:id="IMark84002712"/><text:alphabetical-index-mark-start text:id="IMark80656456"/><text:alphabetical-index-mark-start text:id="IMark90040312"/>shell<text:alphabetical-index-mark-end text:id="IMark90040312"/><text:alphabetical-index-mark-end text:id="IMark80656456"/><text:alphabetical-index-mark-end text:id="IMark84002712"/><text:alphabetical-index-mark-end text:id="IMark92440376"/><text:alphabetical-index-mark-end text:id="IMark80479256"/> or <text:alphabetical-index-mark-start text:id="IMark99792280"/><text:alphabetical-index-mark-start text:id="IMark53006712"/>command<text:alphabetical-index-mark-end text:id="IMark53006712"/><text:alphabetical-index-mark-end text:id="IMark99792280"/> <text:alphabetical-index-mark-start text:id="IMark80913704"/><text:alphabetical-index-mark-start text:id="IMark95831288"/><text:alphabetical-index-mark-start text:id="IMark91096936"/><text:alphabetical-index-mark-start text:id="IMark91930808"/>window<text:alphabetical-index-mark-end text:id="IMark91930808"/><text:alphabetical-index-mark-end text:id="IMark91096936"/><text:alphabetical-index-mark-end text:id="IMark95831288"/><text:alphabetical-index-mark-end text:id="IMark80913704"/> of your OS, by means of a <text:alphabetical-index-mark-start text:id="IMark103232728"/><text:alphabetical-index-mark-start text:id="IMark104529864"/><text:alphabetical-index-mark-start text:id="IMark97402872"/><text:alphabetical-index-mark-start text:id="IMark35941720"/><text:alphabetical-index-mark-start text:id="IMark94415688"/><text:alphabetical-index-mark-start text:id="IMark44873000"/><text:alphabetical-index-mark-start text:id="IMark93961704"/><text:alphabetical-index-mark-start text:id="IMark96182424"/><text:alphabetical-index-mark-start text:id="IMark100743336"/>data<text:alphabetical-index-mark-end text:id="IMark100743336"/><text:alphabetical-index-mark-end text:id="IMark96182424"/><text:alphabetical-index-mark-end text:id="IMark93961704"/><text:alphabetical-index-mark-end text:id="IMark44873000"/><text:alphabetical-index-mark-start text:id="IMark79030632"/><text:alphabetical-index-mark-start text:id="IMark94179480"/><text:alphabetical-index-mark-start text:id="IMark81650888"/><text:alphabetical-index-mark-start text:id="IMark91271720"/>base<text:alphabetical-index-mark-end text:id="IMark91271720"/><text:alphabetical-index-mark-end text:id="IMark81650888"/><text:alphabetical-index-mark-end text:id="IMark94179480"/><text:alphabetical-index-mark-end text:id="IMark79030632"/><text:alphabetical-index-mark-end text:id="IMark94415688"/><text:alphabetical-index-mark-end text:id="IMark35941720"/><text:alphabetical-index-mark-end text:id="IMark97402872"/><text:alphabetical-index-mark-end text:id="IMark104529864"/><text:alphabetical-index-mark-end text:id="IMark103232728"/> <text:alphabetical-index-mark-start text:id="IMark77257192"/><text:alphabetical-index-mark-start text:id="IMark99057144"/><text:alphabetical-index-mark-start text:id="IMark90845928"/><text:alphabetical-index-mark-start text:id="IMark93573544"/><text:alphabetical-index-mark-start text:id="IMark101811128"/><text:alphabetical-index-mark-start text:id="IMark104467704"/><text:alphabetical-index-mark-start text:id="IMark92452264"/><text:alphabetical-index-mark-start text:id="IMark82995960"/><text:alphabetical-index-mark-start text:id="IMark105086232"/>edit<text:alphabetical-index-mark-end text:id="IMark105086232"/><text:alphabetical-index-mark-end text:id="IMark82995960"/><text:alphabetical-index-mark-end text:id="IMark92452264"/><text:alphabetical-index-mark-end text:id="IMark104467704"/><text:alphabetical-index-mark-end text:id="IMark101811128"/>or<text:alphabetical-index-mark-end text:id="IMark93573544"/><text:alphabetical-index-mark-end text:id="IMark90845928"/><text:alphabetical-index-mark-end text:id="IMark99057144"/><text:alphabetical-index-mark-end text:id="IMark77257192"/>, or directly from within an <text:alphabetical-index-mark-start text:id="IMark93985320"/><text:alphabetical-index-mark-start text:id="IMark67546200"/><text:alphabetical-index-mark-start text:id="IMark90961832"/><text:alphabetical-index-mark-start text:id="IMark44007400"/><text:alphabetical-index-mark-start text:id="IMark91606200"/>OSFS<text:alphabetical-index-mark-end text:id="IMark91606200"/><text:alphabetical-index-mark-end text:id="IMark44007400"/><text:alphabetical-index-mark-end text:id="IMark90961832"/><text:alphabetical-index-mark-end text:id="IMark67546200"/><text:alphabetical-index-mark-end text:id="IMark93985320"/> <text:alphabetical-index-mark-start text:id="IMark92482088"/><text:alphabetical-index-mark-start text:id="IMark102119192"/><text:alphabetical-index-mark-start text:id="IMark44764024"/><text:alphabetical-index-mark-start text:id="IMark77436456"/><text:alphabetical-index-mark-start text:id="IMark102248360"/>session<text:alphabetical-index-mark-end text:id="IMark102248360"/><text:alphabetical-index-mark-end text:id="IMark77436456"/><text:alphabetical-index-mark-end text:id="IMark44764024"/><text:alphabetical-index-mark-end text:id="IMark102119192"/><text:alphabetical-index-mark-end text:id="IMark92482088"/> by using <text:alphabetical-index-mark-start text:id="IMark90596136"/><text:alphabetical-index-mark-start text:id="IMark102445928"/><text:alphabetical-index-mark-start text:id="IMark103267848"/><text:alphabetical-index-mark-start text:id="IMark77135400"/><text:alphabetical-index-mark-start text:id="IMark82402552"/><text:alphabetical-index-mark-start text:id="IMark83790264"/>SQL<text:alphabetical-index-mark-end text:id="IMark83790264"/>C<text:alphabetical-index-mark-end text:id="IMark82402552"/><text:alphabetical-index-mark-end text:id="IMark77135400"/><text:alphabetical-index-mark-end text:id="IMark103267848"/><text:alphabetical-index-mark-end text:id="IMark102445928"/><text:alphabetical-index-mark-end text:id="IMark90596136"/>, which is an <text:alphabetical-index-mark-start text:id="IMark68394472"/><text:alphabetical-index-mark-start text:id="IMark81365720"/><text:alphabetical-index-mark-start text:id="IMark90053992"/><text:alphabetical-index-mark-start text:id="IMark102015320"/><text:alphabetical-index-mark-start text:id="IMark94598792"/>MFD<text:alphabetical-index-mark-end text:id="IMark94598792"/><text:alphabetical-index-mark-end text:id="IMark102015320"/><text:alphabetical-index-mark-end text:id="IMark90053992"/><text:alphabetical-index-mark-end text:id="IMark81365720"/><text:alphabetical-index-mark-end text:id="IMark68394472"/> <text:alphabetical-index-mark-start text:id="IMark98146232"/><text:alphabetical-index-mark-start text:id="IMark93916440"/><text:alphabetical-index-mark-start text:id="IMark81646872"/><text:alphabetical-index-mark-start text:id="IMark80280184"/><text:alphabetical-index-mark-start text:id="IMark101135112"/>design<text:alphabetical-index-mark-end text:id="IMark101135112"/><text:alphabetical-index-mark-end text:id="IMark80280184"/><text:alphabetical-index-mark-end text:id="IMark81646872"/><text:alphabetical-index-mark-end text:id="IMark93916440"/><text:alphabetical-index-mark-end text:id="IMark98146232"/>ed especially for that <text:alphabetical-index-mark-start text:id="IMark93796120"/><text:alphabetical-index-mark-start text:id="IMark102320936"/>purpose<text:alphabetical-index-mark-end text:id="IMark102320936"/><text:alphabetical-index-mark-end text:id="IMark93796120"/>. <text:alphabetical-index-mark-start text:id="IMark80199176"/><text:alphabetical-index-mark-start text:id="IMark77384024"/><text:alphabetical-index-mark-start text:id="IMark89893864"/><text:alphabetical-index-mark-start text:id="IMark43382648"/><text:alphabetical-index-mark-start text:id="IMark94712008"/><text:alphabetical-index-mark-start text:id="IMark44941320"/>SQL<text:alphabetical-index-mark-end text:id="IMark44941320"/>C<text:alphabetical-index-mark-end text:id="IMark94712008"/><text:alphabetical-index-mark-end text:id="IMark43382648"/><text:alphabetical-index-mark-end text:id="IMark89893864"/><text:alphabetical-index-mark-end text:id="IMark77384024"/><text:alphabetical-index-mark-end text:id="IMark80199176"/> is available as a separate <text:alphabetical-index-mark-start text:id="IMark102154616"/><text:alphabetical-index-mark-start text:id="IMark99550456"/><text:alphabetical-index-mark-start text:id="IMark91071912"/><text:alphabetical-index-mark-start text:id="IMark91753864"/>down<text:alphabetical-index-mark-start text:id="IMark83064520"/><text:alphabetical-index-mark-start text:id="IMark100203176"/><text:alphabetical-index-mark-start text:id="IMark91067880"/><text:alphabetical-index-mark-start text:id="IMark90817640"/><text:alphabetical-index-mark-start text:id="IMark91080296"/>load<text:alphabetical-index-mark-end text:id="IMark91080296"/><text:alphabetical-index-mark-end text:id="IMark90817640"/><text:alphabetical-index-mark-end text:id="IMark91067880"/><text:alphabetical-index-mark-end text:id="IMark100203176"/><text:alphabetical-index-mark-end text:id="IMark83064520"/><text:alphabetical-index-mark-end text:id="IMark91753864"/><text:alphabetical-index-mark-end text:id="IMark91071912"/><text:alphabetical-index-mark-end text:id="IMark99550456"/><text:alphabetical-index-mark-end text:id="IMark102154616"/>.</text:p>
      <text:p text:style-name="Text_20_body"/>
      <text:p text:style-name="Text_20_body"/>
      <text:h text:style-name="Heading_20_3" text:outline-level="3"><text:bookmark-start text:name="__RefHeading___Toc6388_1538881673"/><text:span text:style-name="T1">4.1.10. </text:span><text:span text:style-name="T61">Im</text:span><text:alphabetical-index-mark-start text:id="IMark91903992"/><text:alphabetical-index-mark-start text:id="IMark44904088"/><text:span text:style-name="T61">port</text:span><text:alphabetical-index-mark-end text:id="IMark44904088"/><text:alphabetical-index-mark-end text:id="IMark91903992"/><text:span text:style-name="T61">ing </text:span><text:alphabetical-index-mark-start text:id="IMark44942104"/><text:alphabetical-index-mark-start text:id="IMark82288040"/><text:alphabetical-index-mark-start text:id="IMark103419496"/><text:alphabetical-index-mark-start text:id="IMark95816248"/><text:span text:style-name="T61">data</text:span><text:bookmark-end text:name="__RefHeading___Toc6388_1538881673"/><text:alphabetical-index-mark-end text:id="IMark95816248"/><text:alphabetical-index-mark-end text:id="IMark103419496"/><text:alphabetical-index-mark-end text:id="IMark82288040"/><text:alphabetical-index-mark-end text:id="IMark44942104"/></text:h>
      <text:p text:style-name="P8"/>
      <text:p text:style-name="P8">The <text:alphabetical-index-mark-start text:id="IMark94413720"/><text:alphabetical-index-mark-start text:id="IMark95312808"/><text:alphabetical-index-mark-start text:id="IMark90938296"/><text:alphabetical-index-mark-start text:id="IMark91817000"/><text:alphabetical-index-mark-start text:id="IMark91199128"/>KB<text:alphabetical-index-mark-end text:id="IMark91199128"/><text:alphabetical-index-mark-end text:id="IMark91817000"/><text:alphabetical-index-mark-end text:id="IMark90938296"/><text:alphabetical-index-mark-end text:id="IMark95312808"/><text:alphabetical-index-mark-end text:id="IMark94413720"/> can be used in conjunction with <text:alphabetical-index-mark-start text:id="IMark90912728"/><text:alphabetical-index-mark-start text:id="IMark79860408"/>external<text:alphabetical-index-mark-end text:id="IMark79860408"/><text:alphabetical-index-mark-end text:id="IMark90912728"/> <text:alphabetical-index-mark-start text:id="IMark99999320"/><text:alphabetical-index-mark-start text:id="IMark81636792"/><text:alphabetical-index-mark-start text:id="IMark102307448"/><text:alphabetical-index-mark-start text:id="IMark96157256"/><text:alphabetical-index-mark-start text:id="IMark89927912"/>source<text:alphabetical-index-mark-end text:id="IMark89927912"/><text:alphabetical-index-mark-end text:id="IMark96157256"/><text:alphabetical-index-mark-end text:id="IMark102307448"/><text:alphabetical-index-mark-end text:id="IMark81636792"/><text:alphabetical-index-mark-end text:id="IMark99999320"/>s such as the <text:alphabetical-index-mark-start text:id="IMark95494216"/><text:alphabetical-index-mark-start text:id="IMark102432440"/><text:alphabetical-index-mark-start text:id="IMark103226648"/><text:alphabetical-index-mark-start text:id="IMark100888248"/><text:alphabetical-index-mark-start text:id="IMark94691672"/>Hipparcos<text:alphabetical-index-mark-end text:id="IMark94691672"/><text:alphabetical-index-mark-end text:id="IMark100888248"/><text:alphabetical-index-mark-end text:id="IMark103226648"/><text:alphabetical-index-mark-end text:id="IMark102432440"/><text:alphabetical-index-mark-end text:id="IMark95494216"/> <text:alphabetical-index-mark-start text:id="IMark94473288"/><text:alphabetical-index-mark-start text:id="IMark102573736"/><text:alphabetical-index-mark-start text:id="IMark104786232"/><text:alphabetical-index-mark-start text:id="IMark105096056"/><text:alphabetical-index-mark-start text:id="IMark90441464"/>catalog<text:alphabetical-index-mark-end text:id="IMark90441464"/><text:alphabetical-index-mark-end text:id="IMark105096056"/><text:alphabetical-index-mark-end text:id="IMark104786232"/><text:alphabetical-index-mark-end text:id="IMark102573736"/><text:alphabetical-index-mark-end text:id="IMark94473288"/><text:span text:style-name="T328">[6.11.]</text:span> or <text:alphabetical-index-mark-start text:id="IMark104702392"/><text:alphabetical-index-mark-start text:id="IMark92245144"/><text:alphabetical-index-mark-start text:id="IMark89708008"/><text:alphabetical-index-mark-start text:id="IMark92798568"/><text:alphabetical-index-mark-start text:id="IMark100167928"/><text:alphabetical-index-mark-start text:id="IMark101582600"/><text:alphabetical-index-mark-start text:id="IMark80129768"/><text:alphabetical-index-mark-start text:id="IMark81979400"/><text:alphabetical-index-mark-start text:id="IMark35941016"/><text:alphabetical-index-mark-start text:id="IMark98304664"/>Celestia<text:alphabetical-index-mark-end text:id="IMark98304664"/><text:alphabetical-index-mark-end text:id="IMark35941016"/><text:alphabetical-index-mark-end text:id="IMark81979400"/><text:alphabetical-index-mark-end text:id="IMark80129768"/><text:alphabetical-index-mark-end text:id="IMark101582600"/><text:alphabetical-index-mark-end text:id="IMark100167928"/><text:alphabetical-index-mark-end text:id="IMark92798568"/><text:alphabetical-index-mark-end text:id="IMark89708008"/><text:alphabetical-index-mark-end text:id="IMark92245144"/><text:alphabetical-index-mark-end text:id="IMark104702392"/> <text:alphabetical-index-mark-start text:id="IMark95680008"/><text:alphabetical-index-mark-start text:id="IMark79931992"/><text:alphabetical-index-mark-start text:id="IMark92886984"/><text:alphabetical-index-mark-start text:id="IMark102586984"/>file<text:alphabetical-index-mark-end text:id="IMark102586984"/><text:alphabetical-index-mark-end text:id="IMark92886984"/><text:alphabetical-index-mark-end text:id="IMark79931992"/><text:alphabetical-index-mark-end text:id="IMark95680008"/>s<text:span text:style-name="T328">[6.10.]</text:span> in <text:alphabetical-index-mark-start text:id="IMark90204136"/><text:alphabetical-index-mark-start text:id="IMark90707640"/><text:alphabetical-index-mark-start text:id="IMark98496056"/><text:alphabetical-index-mark-start text:id="IMark99369752"/><text:alphabetical-index-mark-start text:id="IMark90436136"/>order<text:alphabetical-index-mark-end text:id="IMark90436136"/><text:alphabetical-index-mark-end text:id="IMark99369752"/><text:alphabetical-index-mark-end text:id="IMark98496056"/><text:alphabetical-index-mark-end text:id="IMark90707640"/><text:alphabetical-index-mark-end text:id="IMark90204136"/> to produce new simu<text:alphabetical-index-mark-start text:id="IMark99012504"/>lat<text:alphabetical-index-mark-end text:id="IMark99012504"/>ion <text:alphabetical-index-mark-start text:id="IMark103931896"/><text:alphabetical-index-mark-start text:id="IMark90562760"/><text:alphabetical-index-mark-start text:id="IMark102958744"/><text:alphabetical-index-mark-start text:id="IMark95459000"/><text:alphabetical-index-mark-start text:id="IMark98717256"/>scenario<text:alphabetical-index-mark-end text:id="IMark98717256"/><text:alphabetical-index-mark-end text:id="IMark95459000"/><text:alphabetical-index-mark-end text:id="IMark102958744"/><text:alphabetical-index-mark-end text:id="IMark90562760"/><text:alphabetical-index-mark-end text:id="IMark103931896"/>s on the fly, <text:alphabetical-index-mark-start text:id="IMark99365048"/><text:alphabetical-index-mark-start text:id="IMark94960152"/><text:alphabetical-index-mark-start text:id="IMark103302360"/><text:alphabetical-index-mark-start text:id="IMark97522392"/>base<text:alphabetical-index-mark-end text:id="IMark97522392"/><text:alphabetical-index-mark-end text:id="IMark103302360"/><text:alphabetical-index-mark-end text:id="IMark94960152"/><text:alphabetical-index-mark-end text:id="IMark99365048"/>d on any sort of existing start <text:alphabetical-index-mark-start text:id="IMark97981272"/><text:alphabetical-index-mark-start text:id="IMark89962760"/><text:alphabetical-index-mark-start text:id="IMark99678568"/><text:alphabetical-index-mark-start text:id="IMark101581816"/><text:alphabetical-index-mark-start text:id="IMark44985624"/>system<text:alphabetical-index-mark-end text:id="IMark44985624"/><text:alphabetical-index-mark-end text:id="IMark101581816"/><text:alphabetical-index-mark-end text:id="IMark99678568"/><text:alphabetical-index-mark-end text:id="IMark89962760"/><text:alphabetical-index-mark-end text:id="IMark97981272"/>. Reading and storing <text:alphabetical-index-mark-start text:id="IMark101117064"/><text:alphabetical-index-mark-start text:id="IMark92932744"/><text:alphabetical-index-mark-start text:id="IMark93812440"/><text:alphabetical-index-mark-start text:id="IMark103303144"/>data<text:alphabetical-index-mark-end text:id="IMark103303144"/><text:alphabetical-index-mark-end text:id="IMark93812440"/><text:alphabetical-index-mark-end text:id="IMark92932744"/><text:alphabetical-index-mark-end text:id="IMark101117064"/> into a <text:alphabetical-index-mark-start text:id="IMark91901736"/><text:alphabetical-index-mark-start text:id="IMark101883720"/><text:alphabetical-index-mark-start text:id="IMark92867144"/><text:alphabetical-index-mark-start text:id="IMark102656264"/><text:alphabetical-index-mark-start text:id="IMark90454776"/><text:alphabetical-index-mark-start text:id="IMark90088776"/>re<text:alphabetical-index-mark-start text:id="IMark93399992"/>l<text:alphabetical-index-mark-end text:id="IMark90088776"/>at<text:alphabetical-index-mark-end text:id="IMark93399992"/>ional<text:alphabetical-index-mark-end text:id="IMark90454776"/><text:alphabetical-index-mark-end text:id="IMark102656264"/><text:alphabetical-index-mark-end text:id="IMark92867144"/><text:alphabetical-index-mark-end text:id="IMark101883720"/><text:alphabetical-index-mark-end text:id="IMark91901736"/> <text:alphabetical-index-mark-start text:id="IMark98937784"/><text:alphabetical-index-mark-start text:id="IMark90084584"/><text:alphabetical-index-mark-start text:id="IMark92355240"/><text:alphabetical-index-mark-start text:id="IMark92933528"/><text:alphabetical-index-mark-start text:id="IMark101941544"/><text:alphabetical-index-mark-start text:id="IMark99368184"/><text:alphabetical-index-mark-start text:id="IMark90089560"/><text:alphabetical-index-mark-start text:id="IMark92356024"/><text:alphabetical-index-mark-start text:id="IMark90568264"/>data<text:alphabetical-index-mark-end text:id="IMark90568264"/><text:alphabetical-index-mark-end text:id="IMark92356024"/><text:alphabetical-index-mark-end text:id="IMark90089560"/><text:alphabetical-index-mark-end text:id="IMark99368184"/><text:alphabetical-index-mark-start text:id="IMark99403304"/><text:alphabetical-index-mark-start text:id="IMark80096616"/><text:alphabetical-index-mark-start text:id="IMark98051400"/><text:alphabetical-index-mark-start text:id="IMark101405752"/>base<text:alphabetical-index-mark-end text:id="IMark101405752"/><text:alphabetical-index-mark-end text:id="IMark98051400"/><text:alphabetical-index-mark-end text:id="IMark80096616"/><text:alphabetical-index-mark-end text:id="IMark99403304"/><text:alphabetical-index-mark-end text:id="IMark101941544"/><text:alphabetical-index-mark-end text:id="IMark92933528"/><text:alphabetical-index-mark-end text:id="IMark92355240"/><text:alphabetical-index-mark-end text:id="IMark90084584"/><text:alphabetical-index-mark-end text:id="IMark98937784"/> from such <text:alphabetical-index-mark-start text:id="IMark82052744"/><text:alphabetical-index-mark-start text:id="IMark60650392"/><text:alphabetical-index-mark-start text:id="IMark92149432"/><text:alphabetical-index-mark-start text:id="IMark102062088"/><text:alphabetical-index-mark-start text:id="IMark82191784"/>source<text:alphabetical-index-mark-end text:id="IMark82191784"/><text:alphabetical-index-mark-end text:id="IMark102062088"/><text:alphabetical-index-mark-end text:id="IMark92149432"/><text:alphabetical-index-mark-end text:id="IMark60650392"/><text:alphabetical-index-mark-end text:id="IMark82052744"/>s is not problematic. Also ran some experiments in this regard using <text:alphabetical-index-mark-start text:id="IMark94991672"/><text:alphabetical-index-mark-start text:id="IMark82643400"/><text:alphabetical-index-mark-start text:id="IMark105279192"/><text:alphabetical-index-mark-start text:id="IMark103633704"/><text:alphabetical-index-mark-start text:id="IMark92923192"/><text:alphabetical-index-mark-start text:id="IMark77938312"/><text:alphabetical-index-mark-start text:id="IMark83755960"/><text:alphabetical-index-mark-start text:id="IMark99500312"/><text:alphabetical-index-mark-start text:id="IMark104226376"/><text:alphabetical-index-mark-start text:id="IMark83757528"/>Celestia<text:alphabetical-index-mark-end text:id="IMark83757528"/><text:alphabetical-index-mark-end text:id="IMark104226376"/><text:alphabetical-index-mark-end text:id="IMark99500312"/><text:alphabetical-index-mark-end text:id="IMark83755960"/><text:alphabetical-index-mark-end text:id="IMark77938312"/><text:alphabetical-index-mark-end text:id="IMark92923192"/><text:alphabetical-index-mark-end text:id="IMark103633704"/><text:alphabetical-index-mark-end text:id="IMark105279192"/><text:alphabetical-index-mark-end text:id="IMark82643400"/><text:alphabetical-index-mark-end text:id="IMark94991672"/>’s <text:alphabetical-index-mark-start text:id="IMark103472552"/><text:alphabetical-index-mark-start text:id="IMark104214152"/><text:alphabetical-index-mark-start text:id="IMark100429352"/><text:alphabetical-index-mark-start text:id="IMark98014184"/><text:alphabetical-index-mark-start text:id="IMark104724360"/>f<text:alphabetical-index-mark-start text:id="IMark98009464"/>lat<text:alphabetical-index-mark-end text:id="IMark98009464"/><text:alphabetical-index-mark-end text:id="IMark104724360"/><text:alphabetical-index-mark-end text:id="IMark98014184"/><text:alphabetical-index-mark-end text:id="IMark100429352"/><text:alphabetical-index-mark-end text:id="IMark104214152"/><text:alphabetical-index-mark-end text:id="IMark103472552"/> <text:alphabetical-index-mark-start text:id="IMark98269496"/><text:alphabetical-index-mark-start text:id="IMark77937528"/><text:alphabetical-index-mark-start text:id="IMark102635432"/><text:alphabetical-index-mark-start text:id="IMark77920504"/>file<text:alphabetical-index-mark-end text:id="IMark77920504"/><text:alphabetical-index-mark-end text:id="IMark102635432"/><text:alphabetical-index-mark-end text:id="IMark77937528"/><text:alphabetical-index-mark-end text:id="IMark98269496"/>s. Im<text:alphabetical-index-mark-start text:id="IMark60722200"/><text:alphabetical-index-mark-start text:id="IMark60615160"/>port<text:alphabetical-index-mark-end text:id="IMark60615160"/><text:alphabetical-index-mark-end text:id="IMark60722200"/>ing such <text:alphabetical-index-mark-start text:id="IMark104940776"/><text:alphabetical-index-mark-start text:id="IMark98995784"/><text:alphabetical-index-mark-start text:id="IMark104921272"/><text:alphabetical-index-mark-start text:id="IMark104925976"/>data<text:alphabetical-index-mark-end text:id="IMark104925976"/><text:alphabetical-index-mark-end text:id="IMark104921272"/><text:alphabetical-index-mark-end text:id="IMark98995784"/><text:alphabetical-index-mark-end text:id="IMark104940776"/> worked very well, but again, in <text:alphabetical-index-mark-start text:id="IMark92175064"/><text:alphabetical-index-mark-start text:id="IMark104922840"/><text:alphabetical-index-mark-start text:id="IMark103231944"/><text:alphabetical-index-mark-start text:id="IMark82237064"/><text:alphabetical-index-mark-start text:id="IMark97788536"/>order<text:alphabetical-index-mark-end text:id="IMark97788536"/><text:alphabetical-index-mark-end text:id="IMark82237064"/><text:alphabetical-index-mark-end text:id="IMark103231944"/><text:alphabetical-index-mark-end text:id="IMark104922840"/><text:alphabetical-index-mark-end text:id="IMark92175064"/> to <text:alphabetical-index-mark-start text:id="IMark60664696"/><text:alphabetical-index-mark-start text:id="IMark95753432"/>focus<text:alphabetical-index-mark-end text:id="IMark95753432"/><text:alphabetical-index-mark-end text:id="IMark60664696"/> and simplify the project I decided not to include such capabilities in this <text:alphabetical-index-mark-start text:id="IMark78286696"/><text:alphabetical-index-mark-start text:id="IMark102920088"/><text:alphabetical-index-mark-start text:id="IMark80654104"/><text:alphabetical-index-mark-start text:id="IMark90809128"/><text:alphabetical-index-mark-start text:id="IMark94639416"/>version<text:alphabetical-index-mark-end text:id="IMark94639416"/><text:alphabetical-index-mark-end text:id="IMark90809128"/><text:alphabetical-index-mark-end text:id="IMark80654104"/><text:alphabetical-index-mark-end text:id="IMark102920088"/><text:alphabetical-index-mark-end text:id="IMark78286696"/> of <text:alphabetical-index-mark-start text:id="IMark80109592"/><text:alphabetical-index-mark-start text:id="IMark83156024"/><text:alphabetical-index-mark-start text:id="IMark93841912"/><text:alphabetical-index-mark-start text:id="IMark95055512"/><text:alphabetical-index-mark-start text:id="IMark92034168"/><text:alphabetical-index-mark-start text:id="IMark81550680"/>DGIII<text:alphabetical-index-mark-end text:id="IMark81550680"/><text:alphabetical-index-mark-start text:id="IMark44782968"/>AI<text:alphabetical-index-mark-end text:id="IMark44782968"/><text:alphabetical-index-mark-end text:id="IMark92034168"/><text:alphabetical-index-mark-end text:id="IMark95055512"/><text:alphabetical-index-mark-end text:id="IMark93841912"/><text:alphabetical-index-mark-end text:id="IMark83156024"/><text:alphabetical-index-mark-end text:id="IMark80109592"/></text:p>
      <text:p text:style-name="Text_20_body"/>
      <text:p text:style-name="Text_20_body"><text:alphabetical-index-mark-start text:id="IMark104953752"/><text:alphabetical-index-mark-start text:id="IMark80403800"/><text:alphabetical-index-mark-start text:id="IMark81931384"/><text:alphabetical-index-mark-start text:id="IMark60641880"/><text:alphabetical-index-mark-start text:id="IMark102775720"/><text:span text:style-name="T203">Exsys</text:span><text:alphabetical-index-mark-end text:id="IMark102775720"/><text:alphabetical-index-mark-end text:id="IMark60641880"/><text:alphabetical-index-mark-end text:id="IMark81931384"/><text:alphabetical-index-mark-end text:id="IMark80403800"/><text:alphabetical-index-mark-end text:id="IMark104953752"/> essentially runs once on each <text:alphabetical-index-mark-start text:id="IMark105087016"/><text:alphabetical-index-mark-start text:id="IMark95404200"/><text:alphabetical-index-mark-start text:id="IMark92386472"/><text:alphabetical-index-mark-start text:id="IMark102673080"/><text:alphabetical-index-mark-start text:id="IMark77296472"/><text:span text:style-name="T124">clbkPostStep</text:span><text:alphabetical-index-mark-end text:id="IMark77296472"/><text:alphabetical-index-mark-end text:id="IMark102673080"/><text:alphabetical-index-mark-end text:id="IMark92386472"/><text:alphabetical-index-mark-end text:id="IMark95404200"/><text:alphabetical-index-mark-end text:id="IMark105087016"/><text:span text:style-name="T80"> </text:span>call. Since this <text:alphabetical-index-mark-start text:id="IMark82994392"/><text:alphabetical-index-mark-start text:id="IMark103563896"/><text:alphabetical-index-mark-start text:id="IMark98866360"/><text:alphabetical-index-mark-start text:id="IMark100320264"/><text:alphabetical-index-mark-start text:id="IMark90392472"/>function<text:alphabetical-index-mark-end text:id="IMark90392472"/><text:alphabetical-index-mark-end text:id="IMark100320264"/><text:alphabetical-index-mark-end text:id="IMark98866360"/><text:alphabetical-index-mark-end text:id="IMark103563896"/><text:alphabetical-index-mark-end text:id="IMark82994392"/> is called repeatedly during the simu<text:alphabetical-index-mark-start text:id="IMark103563112"/>lat<text:alphabetical-index-mark-end text:id="IMark103563112"/>ion, <text:span text:style-name="T201">so does the </text:span><text:alphabetical-index-mark-start text:id="IMark98862568"/><text:alphabetical-index-mark-start text:id="IMark51136648"/><text:alphabetical-index-mark-start text:id="IMark92354456"/><text:alphabetical-index-mark-start text:id="IMark100082904"/><text:alphabetical-index-mark-start text:id="IMark90915400"/><text:span text:style-name="T201">ES</text:span><text:alphabetical-index-mark-end text:id="IMark90915400"/><text:alphabetical-index-mark-end text:id="IMark100082904"/><text:alphabetical-index-mark-end text:id="IMark92354456"/><text:alphabetical-index-mark-end text:id="IMark51136648"/><text:alphabetical-index-mark-end text:id="IMark98862568"/><text:span text:style-name="T201">. On each </text:span><text:alphabetical-index-mark-start text:id="IMark93235848"/><text:alphabetical-index-mark-start text:id="IMark79252440"/><text:alphabetical-index-mark-start text:id="IMark92799352"/><text:alphabetical-index-mark-start text:id="IMark101939976"/><text:alphabetical-index-mark-start text:id="IMark90626552"/><text:span text:style-name="T201">iteration</text:span><text:alphabetical-index-mark-end text:id="IMark90626552"/><text:alphabetical-index-mark-end text:id="IMark101939976"/><text:alphabetical-index-mark-end text:id="IMark92799352"/><text:alphabetical-index-mark-end text:id="IMark79252440"/><text:alphabetical-index-mark-end text:id="IMark93235848"/><text:span text:style-name="T201">, the </text:span><text:alphabetical-index-mark-start text:id="IMark96337464"/><text:alphabetical-index-mark-start text:id="IMark101832440"/><text:alphabetical-index-mark-start text:id="IMark102766792"/><text:alphabetical-index-mark-start text:id="IMark44856968"/><text:alphabetical-index-mark-start text:id="IMark91816216"/><text:span text:style-name="T201">ES</text:span><text:alphabetical-index-mark-end text:id="IMark91816216"/><text:alphabetical-index-mark-end text:id="IMark44856968"/><text:alphabetical-index-mark-end text:id="IMark102766792"/><text:alphabetical-index-mark-end text:id="IMark101832440"/><text:alphabetical-index-mark-end text:id="IMark96337464"/><text:span text:style-name="T201"> reads each </text:span><text:alphabetical-index-mark-start text:id="IMark94924088"/><text:alphabetical-index-mark-start text:id="IMark101940760"/><text:alphabetical-index-mark-start text:id="IMark98890872"/><text:alphabetical-index-mark-start text:id="IMark99479016"/><text:alphabetical-index-mark-start text:id="IMark102672296"/><text:span text:style-name="T201">rule</text:span><text:alphabetical-index-mark-end text:id="IMark102672296"/><text:alphabetical-index-mark-end text:id="IMark99479016"/><text:alphabetical-index-mark-end text:id="IMark98890872"/><text:alphabetical-index-mark-end text:id="IMark101940760"/><text:alphabetical-index-mark-end text:id="IMark94924088"/><text:span text:style-name="T201"> contained in the </text:span><text:alphabetical-index-mark-start text:id="IMark93764472"/><text:alphabetical-index-mark-start text:id="IMark94922520"/><text:alphabetical-index-mark-start text:id="IMark94584952"/><text:alphabetical-index-mark-start text:id="IMark100444152"/><text:alphabetical-index-mark-start text:id="IMark94924872"/><text:span text:style-name="T201">table</text:span><text:alphabetical-index-mark-end text:id="IMark94924872"/><text:alphabetical-index-mark-end text:id="IMark100444152"/><text:alphabetical-index-mark-end text:id="IMark94584952"/><text:alphabetical-index-mark-end text:id="IMark94922520"/><text:alphabetical-index-mark-end text:id="IMark93764472"/><text:span text:style-name="T201"> </text:span><text:alphabetical-index-mark-start text:id="IMark90807560"/><text:alphabetical-index-mark-start text:id="IMark99501096"/><text:alphabetical-index-mark-start text:id="IMark91299096"/><text:alphabetical-index-mark-start text:id="IMark91229800"/><text:alphabetical-index-mark-start text:id="IMark99416536"/><text:span text:style-name="T93">sde_</text:span><text:alphabetical-index-mark-start text:id="IMark98256360"/><text:alphabetical-index-mark-start text:id="IMark101268920"/><text:alphabetical-index-mark-start text:id="IMark91613176"/><text:alphabetical-index-mark-start text:id="IMark91041256"/><text:alphabetical-index-mark-start text:id="IMark79101544"/><text:span text:style-name="T93">rule</text:span><text:alphabetical-index-mark-end text:id="IMark79101544"/><text:alphabetical-index-mark-end text:id="IMark91041256"/><text:alphabetical-index-mark-end text:id="IMark91613176"/><text:alphabetical-index-mark-end text:id="IMark101268920"/><text:alphabetical-index-mark-end text:id="IMark98256360"/><text:span text:style-name="T93">s</text:span><text:alphabetical-index-mark-end text:id="IMark99416536"/><text:alphabetical-index-mark-end text:id="IMark91229800"/><text:alphabetical-index-mark-end text:id="IMark91299096"/><text:alphabetical-index-mark-end text:id="IMark99501096"/><text:alphabetical-index-mark-end text:id="IMark90807560"/><text:span text:style-name="T201">, sees if the </text:span><text:alphabetical-index-mark-start text:id="IMark79892024"/><text:alphabetical-index-mark-start text:id="IMark90435352"/><text:alphabetical-index-mark-start text:id="IMark91652232"/><text:alphabetical-index-mark-start text:id="IMark99906216"/><text:alphabetical-index-mark-start text:id="IMark90682440"/><text:span text:style-name="T201">rule</text:span><text:alphabetical-index-mark-end text:id="IMark90682440"/><text:alphabetical-index-mark-end text:id="IMark99906216"/><text:alphabetical-index-mark-end text:id="IMark91652232"/><text:alphabetical-index-mark-end text:id="IMark90435352"/><text:alphabetical-index-mark-end text:id="IMark79892024"/><text:span text:style-name="T201">s apply to the </text:span><text:alphabetical-index-mark-start text:id="IMark94923304"/><text:alphabetical-index-mark-start text:id="IMark92451480"/><text:alphabetical-index-mark-start text:id="IMark95731928"/><text:alphabetical-index-mark-start text:id="IMark101212344"/><text:span text:style-name="T201">data</text:span><text:alphabetical-index-mark-end text:id="IMark101212344"/><text:alphabetical-index-mark-end text:id="IMark95731928"/><text:alphabetical-index-mark-end text:id="IMark92451480"/><text:alphabetical-index-mark-end text:id="IMark94923304"/><text:span text:style-name="T201"> contained in the </text:span><text:alphabetical-index-mark-start text:id="IMark97110216"/><text:alphabetical-index-mark-start text:id="IMark98006072"/><text:alphabetical-index-mark-start text:id="IMark97220120"/><text:alphabetical-index-mark-start text:id="IMark97120568"/><text:alphabetical-index-mark-start text:id="IMark93752392"/><text:span text:style-name="T201">table</text:span><text:alphabetical-index-mark-end text:id="IMark93752392"/><text:alphabetical-index-mark-end text:id="IMark97120568"/><text:alphabetical-index-mark-end text:id="IMark97220120"/><text:alphabetical-index-mark-end text:id="IMark98006072"/><text:alphabetical-index-mark-end text:id="IMark97110216"/><text:span text:style-name="T201"> </text:span><text:span text:style-name="T93">sde_</text:span><text:alphabetical-index-mark-start text:id="IMark92087096"/><text:alphabetical-index-mark-start text:id="IMark99665992"/><text:alphabetical-index-mark-start text:id="IMark93188728"/><text:alphabetical-index-mark-start text:id="IMark96144472"/><text:alphabetical-index-mark-start text:id="IMark80035048"/><text:span text:style-name="T93">fact</text:span><text:alphabetical-index-mark-end text:id="IMark80035048"/><text:alphabetical-index-mark-end text:id="IMark96144472"/><text:alphabetical-index-mark-end text:id="IMark93188728"/><text:alphabetical-index-mark-end text:id="IMark99665992"/><text:alphabetical-index-mark-end text:id="IMark92087096"/><text:span text:style-name="T93">s</text:span><text:span text:style-name="T201">, and modifies some of those </text:span><text:alphabetical-index-mark-start text:id="IMark99666776"/><text:alphabetical-index-mark-start text:id="IMark100145832"/><text:alphabetical-index-mark-start text:id="IMark102673864"/><text:alphabetical-index-mark-start text:id="IMark96905400"/><text:alphabetical-index-mark-start text:id="IMark91098040"/><text:span text:style-name="T201">fact</text:span><text:alphabetical-index-mark-end text:id="IMark91098040"/><text:alphabetical-index-mark-end text:id="IMark96905400"/><text:alphabetical-index-mark-end text:id="IMark102673864"/><text:alphabetical-index-mark-end text:id="IMark100145832"/><text:alphabetical-index-mark-end text:id="IMark99666776"/><text:span text:style-name="T201">s or </text:span><text:alphabetical-index-mark-start text:id="IMark93018744"/><text:alphabetical-index-mark-start text:id="IMark91299880"/><text:alphabetical-index-mark-start text:id="IMark79369064"/><text:alphabetical-index-mark-start text:id="IMark92226360"/><text:alphabetical-index-mark-start text:id="IMark103984552"/><text:span text:style-name="T201">rule</text:span><text:alphabetical-index-mark-end text:id="IMark103984552"/><text:alphabetical-index-mark-end text:id="IMark92226360"/><text:alphabetical-index-mark-end text:id="IMark79369064"/><text:alphabetical-index-mark-end text:id="IMark91299880"/><text:alphabetical-index-mark-end text:id="IMark93018744"/><text:span text:style-name="T201">s, </text:span><text:alphabetical-index-mark-start text:id="IMark93135080"/><text:alphabetical-index-mark-start text:id="IMark98253752"/><text:alphabetical-index-mark-start text:id="IMark99998536"/><text:alphabetical-index-mark-start text:id="IMark102706808"/><text:alphabetical-index-mark-start text:id="IMark98218632"/><text:alphabetical-index-mark-start text:id="IMark105123560"/><text:alphabetical-index-mark-start text:id="IMark105136008"/><text:alphabetical-index-mark-start text:id="IMark95439272"/><text:alphabetical-index-mark-start text:id="IMark95997960"/><text:alphabetical-index-mark-start text:id="IMark100350728"/><text:span text:style-name="T201">delete</text:span><text:alphabetical-index-mark-end text:id="IMark100350728"/><text:alphabetical-index-mark-end text:id="IMark95997960"/><text:alphabetical-index-mark-end text:id="IMark95439272"/><text:alphabetical-index-mark-end text:id="IMark105136008"/><text:alphabetical-index-mark-end text:id="IMark105123560"/><text:alphabetical-index-mark-end text:id="IMark98218632"/><text:alphabetical-index-mark-end text:id="IMark102706808"/><text:alphabetical-index-mark-end text:id="IMark99998536"/><text:alphabetical-index-mark-end text:id="IMark98253752"/><text:alphabetical-index-mark-end text:id="IMark93135080"/><text:span text:style-name="T201">s them or add new ones,so that in the next </text:span><text:alphabetical-index-mark-start text:id="IMark100280872"/><text:alphabetical-index-mark-start text:id="IMark95533144"/><text:alphabetical-index-mark-start text:id="IMark94366536"/><text:alphabetical-index-mark-start text:id="IMark102148392"/><text:alphabetical-index-mark-start text:id="IMark91937208"/><text:span text:style-name="T201">iteration</text:span><text:alphabetical-index-mark-end text:id="IMark91937208"/><text:alphabetical-index-mark-end text:id="IMark102148392"/><text:alphabetical-index-mark-end text:id="IMark94366536"/><text:alphabetical-index-mark-end text:id="IMark95533144"/><text:alphabetical-index-mark-end text:id="IMark100280872"/><text:span text:style-name="T201"> the </text:span><text:alphabetical-index-mark-start text:id="IMark92669192"/><text:alphabetical-index-mark-start text:id="IMark103471768"/><text:alphabetical-index-mark-start text:id="IMark91300664"/><text:alphabetical-index-mark-start text:id="IMark91571896"/><text:alphabetical-index-mark-start text:id="IMark94007048"/><text:span text:style-name="T201">behavior</text:span><text:alphabetical-index-mark-end text:id="IMark94007048"/><text:alphabetical-index-mark-end text:id="IMark91571896"/><text:alphabetical-index-mark-end text:id="IMark91300664"/><text:alphabetical-index-mark-end text:id="IMark103471768"/><text:alphabetical-index-mark-end text:id="IMark92669192"/><text:span text:style-name="T201"> of the </text:span><text:alphabetical-index-mark-start text:id="IMark96695288"/><text:alphabetical-index-mark-start text:id="IMark104893112"/><text:alphabetical-index-mark-start text:id="IMark100644008"/><text:alphabetical-index-mark-start text:id="IMark42766008"/><text:alphabetical-index-mark-start text:id="IMark81235784"/><text:span text:style-name="T201">system</text:span><text:alphabetical-index-mark-end text:id="IMark81235784"/><text:alphabetical-index-mark-end text:id="IMark42766008"/><text:alphabetical-index-mark-end text:id="IMark100644008"/><text:alphabetical-index-mark-end text:id="IMark104893112"/><text:alphabetical-index-mark-end text:id="IMark96695288"/><text:span text:style-name="T201"> will be different.</text:span></text:p>
      <text:p text:style-name="Text_20_body"/>
      <text:p text:style-name="Text_20_body">It is im<text:alphabetical-index-mark-start text:id="IMark91213992"/><text:alphabetical-index-mark-start text:id="IMark90019480"/>port<text:alphabetical-index-mark-end text:id="IMark90019480"/><text:alphabetical-index-mark-end text:id="IMark91213992"/>ant to stress that <text:alphabetical-index-mark-start text:id="IMark42764440"/><text:alphabetical-index-mark-start text:id="IMark93280648"/><text:alphabetical-index-mark-start text:id="IMark102823608"/><text:alphabetical-index-mark-start text:id="IMark98433864"/><text:alphabetical-index-mark-start text:id="IMark81923176"/>rule<text:alphabetical-index-mark-end text:id="IMark81923176"/><text:alphabetical-index-mark-end text:id="IMark98433864"/><text:alphabetical-index-mark-end text:id="IMark102823608"/><text:alphabetical-index-mark-end text:id="IMark93280648"/><text:alphabetical-index-mark-end text:id="IMark42764440"/>s are <text:alphabetical-index-mark-start text:id="IMark105143080"/><text:alphabetical-index-mark-start text:id="IMark60720632"/><text:alphabetical-index-mark-start text:id="IMark91200696"/><text:alphabetical-index-mark-start text:id="IMark97884248"/><text:alphabetical-index-mark-start text:id="IMark90065384"/>load<text:alphabetical-index-mark-end text:id="IMark90065384"/><text:alphabetical-index-mark-end text:id="IMark97884248"/><text:alphabetical-index-mark-end text:id="IMark91200696"/><text:alphabetical-index-mark-end text:id="IMark60720632"/><text:alphabetical-index-mark-end text:id="IMark105143080"/>ed ad <text:alphabetical-index-mark-start text:id="IMark95164456"/><text:alphabetical-index-mark-start text:id="IMark97229288"/><text:alphabetical-index-mark-start text:id="IMark105202312"/><text:alphabetical-index-mark-start text:id="IMark97491688"/><text:alphabetical-index-mark-start text:id="IMark96988696"/>un<text:alphabetical-index-mark-start text:id="IMark96811096"/><text:alphabetical-index-mark-start text:id="IMark89828488"/><text:alphabetical-index-mark-start text:id="IMark43998728"/><text:alphabetical-index-mark-start text:id="IMark82041928"/><text:alphabetical-index-mark-start text:id="IMark96778488"/>load<text:alphabetical-index-mark-end text:id="IMark96778488"/><text:alphabetical-index-mark-end text:id="IMark82041928"/><text:alphabetical-index-mark-end text:id="IMark43998728"/><text:alphabetical-index-mark-end text:id="IMark89828488"/><text:alphabetical-index-mark-end text:id="IMark96811096"/><text:alphabetical-index-mark-end text:id="IMark96988696"/><text:alphabetical-index-mark-end text:id="IMark97491688"/><text:alphabetical-index-mark-end text:id="IMark105202312"/><text:alphabetical-index-mark-end text:id="IMark97229288"/><text:alphabetical-index-mark-end text:id="IMark95164456"/>ed into <text:span text:style-name="T83">sde_</text:span><text:alphabetical-index-mark-start text:id="IMark89983848"/><text:alphabetical-index-mark-start text:id="IMark80098728"/><text:alphabetical-index-mark-start text:id="IMark97920360"/><text:alphabetical-index-mark-start text:id="IMark92806440"/><text:alphabetical-index-mark-start text:id="IMark93541064"/><text:span text:style-name="T83">fact</text:span><text:alphabetical-index-mark-end text:id="IMark93541064"/><text:alphabetical-index-mark-end text:id="IMark92806440"/><text:alphabetical-index-mark-end text:id="IMark97920360"/><text:alphabetical-index-mark-end text:id="IMark80098728"/><text:alphabetical-index-mark-end text:id="IMark89983848"/><text:span text:style-name="T83">s</text:span> dynamically, but that doesn’t mean that they are <text:alphabetical-index-mark-start text:id="IMark83154456"/><text:alphabetical-index-mark-start text:id="IMark96995768"/><text:alphabetical-index-mark-start text:id="IMark96925832"/><text:alphabetical-index-mark-start text:id="IMark84354984"/><text:alphabetical-index-mark-start text:id="IMark90931224"/><text:alphabetical-index-mark-start text:id="IMark91112136"/><text:alphabetical-index-mark-start text:id="IMark96941288"/><text:alphabetical-index-mark-start text:id="IMark105298968"/><text:alphabetical-index-mark-start text:id="IMark96860088"/><text:alphabetical-index-mark-start text:id="IMark103093864"/>delete<text:alphabetical-index-mark-end text:id="IMark103093864"/><text:alphabetical-index-mark-end text:id="IMark96860088"/><text:alphabetical-index-mark-end text:id="IMark105298968"/><text:alphabetical-index-mark-end text:id="IMark96941288"/><text:alphabetical-index-mark-end text:id="IMark91112136"/><text:alphabetical-index-mark-end text:id="IMark90931224"/><text:alphabetical-index-mark-end text:id="IMark84354984"/><text:alphabetical-index-mark-end text:id="IMark96925832"/><text:alphabetical-index-mark-end text:id="IMark96995768"/><text:alphabetical-index-mark-end text:id="IMark83154456"/>d from the <text:alphabetical-index-mark-start text:id="IMark105103000"/><text:alphabetical-index-mark-start text:id="IMark105229160"/><text:alphabetical-index-mark-start text:id="IMark105212136"/><text:alphabetical-index-mark-start text:id="IMark103493272"/><text:alphabetical-index-mark-start text:id="IMark96724760"/>system<text:alphabetical-index-mark-end text:id="IMark96724760"/><text:alphabetical-index-mark-end text:id="IMark103493272"/><text:alphabetical-index-mark-end text:id="IMark105212136"/><text:alphabetical-index-mark-end text:id="IMark105229160"/><text:alphabetical-index-mark-end text:id="IMark105103000"/>. <text:alphabetical-index-mark-start text:id="IMark96833496"/><text:alphabetical-index-mark-start text:id="IMark96801016"/><text:alphabetical-index-mark-start text:id="IMark96823544"/><text:alphabetical-index-mark-start text:id="IMark105299752"/><text:alphabetical-index-mark-start text:id="IMark105096840"/>Rule<text:alphabetical-index-mark-end text:id="IMark105096840"/><text:alphabetical-index-mark-end text:id="IMark105299752"/><text:alphabetical-index-mark-end text:id="IMark96823544"/><text:alphabetical-index-mark-end text:id="IMark96801016"/><text:alphabetical-index-mark-end text:id="IMark96833496"/>s are kept in a <text:alphabetical-index-mark-start text:id="IMark105069864"/>lon<text:alphabetical-index-mark-end text:id="IMark105069864"/>g term <text:alphabetical-index-mark-start text:id="IMark105270680"/><text:alphabetical-index-mark-start text:id="IMark96892440"/><text:alphabetical-index-mark-start text:id="IMark96969576"/><text:alphabetical-index-mark-start text:id="IMark96954776"/><text:alphabetical-index-mark-start text:id="IMark96914168"/>storage<text:alphabetical-index-mark-end text:id="IMark96914168"/><text:alphabetical-index-mark-end text:id="IMark96954776"/><text:alphabetical-index-mark-end text:id="IMark96969576"/><text:alphabetical-index-mark-end text:id="IMark96892440"/><text:alphabetical-index-mark-end text:id="IMark105270680"/> <text:alphabetical-index-mark-start text:id="IMark95205352"/><text:alphabetical-index-mark-start text:id="IMark105182664"/><text:alphabetical-index-mark-start text:id="IMark93471336"/><text:alphabetical-index-mark-start text:id="IMark96987128"/><text:alphabetical-index-mark-start text:id="IMark96808744"/>table<text:alphabetical-index-mark-end text:id="IMark96808744"/><text:alphabetical-index-mark-end text:id="IMark96987128"/><text:alphabetical-index-mark-end text:id="IMark93471336"/><text:alphabetical-index-mark-end text:id="IMark105182664"/><text:alphabetical-index-mark-end text:id="IMark95205352"/>.</text:p>
      <text:p text:style-name="Text_20_body"/>
      <text:p text:style-name="Text_20_body"><text:soft-page-break/><text:alphabetical-index-mark-start text:id="IMark60642664"/><text:alphabetical-index-mark-start text:id="IMark105040264"/><text:alphabetical-index-mark-start text:id="IMark94177064"/><text:alphabetical-index-mark-start text:id="IMark100804376"/><text:alphabetical-index-mark-start text:id="IMark104952968"/>Table<text:alphabetical-index-mark-end text:id="IMark104952968"/><text:alphabetical-index-mark-end text:id="IMark100804376"/><text:alphabetical-index-mark-end text:id="IMark94177064"/><text:alphabetical-index-mark-end text:id="IMark105040264"/><text:alphabetical-index-mark-end text:id="IMark60642664"/> <text:alphabetical-index-mark-start text:id="IMark104884728"/><text:alphabetical-index-mark-start text:id="IMark97982056"/><text:alphabetical-index-mark-start text:id="IMark95189976"/><text:alphabetical-index-mark-start text:id="IMark104938424"/><text:alphabetical-index-mark-start text:id="IMark104920488"/><text:span text:style-name="T83">sde_</text:span><text:alphabetical-index-mark-start text:id="IMark98313064"/><text:alphabetical-index-mark-start text:id="IMark94538920"/><text:alphabetical-index-mark-start text:id="IMark103928760"/><text:alphabetical-index-mark-start text:id="IMark98495272"/><text:alphabetical-index-mark-start text:id="IMark104925192"/><text:span text:style-name="T83">rule</text:span><text:alphabetical-index-mark-end text:id="IMark104925192"/><text:alphabetical-index-mark-end text:id="IMark98495272"/><text:alphabetical-index-mark-end text:id="IMark103928760"/><text:alphabetical-index-mark-end text:id="IMark94538920"/><text:alphabetical-index-mark-end text:id="IMark98313064"/><text:span text:style-name="T83">s</text:span><text:alphabetical-index-mark-end text:id="IMark104920488"/><text:alphabetical-index-mark-end text:id="IMark104938424"/><text:alphabetical-index-mark-end text:id="IMark95189976"/><text:alphabetical-index-mark-end text:id="IMark97982056"/><text:alphabetical-index-mark-end text:id="IMark104884728"/> only contains during any given <text:alphabetical-index-mark-start text:id="IMark99742440"/><text:alphabetical-index-mark-start text:id="IMark80229352"/><text:alphabetical-index-mark-start text:id="IMark91412040"/><text:alphabetical-index-mark-start text:id="IMark83989560"/><text:alphabetical-index-mark-start text:id="IMark90461832"/>iteration<text:alphabetical-index-mark-end text:id="IMark90461832"/><text:alphabetical-index-mark-end text:id="IMark83989560"/><text:alphabetical-index-mark-end text:id="IMark91412040"/><text:alphabetical-index-mark-end text:id="IMark80229352"/><text:alphabetical-index-mark-end text:id="IMark99742440"/> the <text:alphabetical-index-mark-start text:id="IMark90374840"/><text:alphabetical-index-mark-start text:id="IMark82618344"/><text:alphabetical-index-mark-start text:id="IMark96243224"/><text:alphabetical-index-mark-start text:id="IMark102128376"/><text:alphabetical-index-mark-start text:id="IMark101581032"/>rule<text:alphabetical-index-mark-end text:id="IMark101581032"/><text:alphabetical-index-mark-end text:id="IMark102128376"/><text:alphabetical-index-mark-end text:id="IMark96243224"/><text:alphabetical-index-mark-end text:id="IMark82618344"/><text:alphabetical-index-mark-end text:id="IMark90374840"/>s applicable to those specific circumstances in <text:alphabetical-index-mark-start text:id="IMark98716472"/><text:alphabetical-index-mark-start text:id="IMark93955800"/><text:alphabetical-index-mark-start text:id="IMark92931176"/><text:alphabetical-index-mark-start text:id="IMark101951512"/><text:alphabetical-index-mark-start text:id="IMark93272136"/>order<text:alphabetical-index-mark-end text:id="IMark93272136"/><text:alphabetical-index-mark-end text:id="IMark101951512"/><text:alphabetical-index-mark-end text:id="IMark92931176"/><text:alphabetical-index-mark-end text:id="IMark93955800"/><text:alphabetical-index-mark-end text:id="IMark98716472"/> to increase <text:alphabetical-index-mark-start text:id="IMark80990440"/><text:alphabetical-index-mark-start text:id="IMark81665432"/><text:alphabetical-index-mark-start text:id="IMark80849656"/><text:alphabetical-index-mark-start text:id="IMark105048648"/><text:alphabetical-index-mark-start text:id="IMark94696248"/>performance<text:alphabetical-index-mark-end text:id="IMark94696248"/><text:alphabetical-index-mark-end text:id="IMark105048648"/><text:alphabetical-index-mark-end text:id="IMark80849656"/><text:alphabetical-index-mark-end text:id="IMark81665432"/><text:alphabetical-index-mark-end text:id="IMark80990440"/>. Each <text:alphabetical-index-mark-start text:id="IMark91045000"/><text:alphabetical-index-mark-start text:id="IMark90809912"/><text:alphabetical-index-mark-start text:id="IMark84066504"/><text:alphabetical-index-mark-start text:id="IMark90210584"/><text:alphabetical-index-mark-start text:id="IMark104420200"/>rule<text:alphabetical-index-mark-end text:id="IMark104420200"/><text:alphabetical-index-mark-end text:id="IMark90210584"/><text:alphabetical-index-mark-end text:id="IMark84066504"/><text:alphabetical-index-mark-end text:id="IMark90809912"/><text:alphabetical-index-mark-end text:id="IMark91045000"/> is comprised essentially of a <text:alphabetical-index-mark-start text:id="IMark95252776"/><text:alphabetical-index-mark-start text:id="IMark105227592"/><text:alphabetical-index-mark-start text:id="IMark89879832"/><text:alphabetical-index-mark-start text:id="IMark102276984"/><text:alphabetical-index-mark-start text:id="IMark67384216"/>condition<text:alphabetical-index-mark-end text:id="IMark67384216"/><text:alphabetical-index-mark-end text:id="IMark102276984"/><text:alphabetical-index-mark-end text:id="IMark89879832"/><text:alphabetical-index-mark-end text:id="IMark105227592"/><text:alphabetical-index-mark-end text:id="IMark95252776"/> and an <text:alphabetical-index-mark-start text:id="IMark80621032"/><text:alphabetical-index-mark-start text:id="IMark105298184"/><text:alphabetical-index-mark-start text:id="IMark96365592"/><text:alphabetical-index-mark-start text:id="IMark92398008"/><text:alphabetical-index-mark-start text:id="IMark80817512"/>action<text:alphabetical-index-mark-end text:id="IMark80817512"/><text:alphabetical-index-mark-end text:id="IMark92398008"/><text:alphabetical-index-mark-end text:id="IMark96365592"/><text:alphabetical-index-mark-end text:id="IMark105298184"/><text:alphabetical-index-mark-end text:id="IMark80621032"/>. If the <text:alphabetical-index-mark-start text:id="IMark97247096"/><text:alphabetical-index-mark-start text:id="IMark97183576"/><text:alphabetical-index-mark-start text:id="IMark101993528"/><text:alphabetical-index-mark-start text:id="IMark103985336"/><text:alphabetical-index-mark-start text:id="IMark97279160"/>condition<text:alphabetical-index-mark-end text:id="IMark97279160"/><text:alphabetical-index-mark-end text:id="IMark103985336"/><text:alphabetical-index-mark-end text:id="IMark101993528"/><text:alphabetical-index-mark-end text:id="IMark97183576"/><text:alphabetical-index-mark-end text:id="IMark97247096"/> is met, then the <text:alphabetical-index-mark-start text:id="IMark89832600"/><text:alphabetical-index-mark-start text:id="IMark103266376"/><text:alphabetical-index-mark-start text:id="IMark97929656"/><text:alphabetical-index-mark-start text:id="IMark82522376"/><text:alphabetical-index-mark-start text:id="IMark96085720"/>action<text:alphabetical-index-mark-end text:id="IMark96085720"/><text:alphabetical-index-mark-end text:id="IMark82522376"/><text:alphabetical-index-mark-end text:id="IMark97929656"/><text:alphabetical-index-mark-end text:id="IMark103266376"/><text:alphabetical-index-mark-end text:id="IMark89832600"/> is <text:alphabetical-index-mark-start text:id="IMark93533256"/><text:alphabetical-index-mark-start text:id="IMark92431560"/><text:alphabetical-index-mark-start text:id="IMark77928232"/><text:alphabetical-index-mark-start text:id="IMark103042616"/>execute<text:alphabetical-index-mark-end text:id="IMark103042616"/><text:alphabetical-index-mark-end text:id="IMark77928232"/><text:alphabetical-index-mark-end text:id="IMark92431560"/><text:alphabetical-index-mark-end text:id="IMark93533256"/>d. </text:p>
      <text:p text:style-name="Text_20_body"/>
      <text:p text:style-name="Text_20_body">For <text:alphabetical-index-mark-start text:id="IMark105219080"/><text:alphabetical-index-mark-start text:id="IMark105211352"/><text:alphabetical-index-mark-start text:id="IMark105287704"/><text:alphabetical-index-mark-start text:id="IMark105235320"/><text:alphabetical-index-mark-start text:id="IMark105169928"/>example<text:alphabetical-index-mark-end text:id="IMark105169928"/><text:alphabetical-index-mark-end text:id="IMark105235320"/><text:alphabetical-index-mark-end text:id="IMark105287704"/><text:alphabetical-index-mark-end text:id="IMark105211352"/><text:alphabetical-index-mark-end text:id="IMark105219080"/>, if given a <text:span text:style-name="T202">certain </text:span><text:alphabetical-index-mark-start text:id="IMark90029304"/><text:alphabetical-index-mark-start text:id="IMark95563192"/><text:alphabetical-index-mark-start text:id="IMark105219864"/><text:alphabetical-index-mark-start text:id="IMark82600440"/><text:span text:style-name="T202">speed</text:span><text:alphabetical-index-mark-end text:id="IMark82600440"/><text:alphabetical-index-mark-end text:id="IMark105219864"/><text:alphabetical-index-mark-end text:id="IMark95563192"/><text:alphabetical-index-mark-end text:id="IMark90029304"/><text:span text:style-name="T202"> an over</text:span><text:alphabetical-index-mark-start text:id="IMark104686440"/><text:alphabetical-index-mark-start text:id="IMark96103880"/><text:alphabetical-index-mark-start text:id="IMark89957912"/><text:alphabetical-index-mark-start text:id="IMark97253256"/><text:span text:style-name="T202">speed</text:span><text:alphabetical-index-mark-end text:id="IMark97253256"/><text:alphabetical-index-mark-end text:id="IMark89957912"/><text:alphabetical-index-mark-end text:id="IMark96103880"/><text:alphabetical-index-mark-end text:id="IMark104686440"/><text:span text:style-name="T202"> </text:span><text:alphabetical-index-mark-start text:id="IMark94918632"/><text:alphabetical-index-mark-start text:id="IMark104874120"/><text:alphabetical-index-mark-start text:id="IMark100127384"/><text:alphabetical-index-mark-start text:id="IMark99900968"/><text:alphabetical-index-mark-start text:id="IMark102215576"/><text:span text:style-name="T202">condition</text:span><text:alphabetical-index-mark-end text:id="IMark102215576"/><text:alphabetical-index-mark-end text:id="IMark99900968"/><text:alphabetical-index-mark-end text:id="IMark100127384"/><text:alphabetical-index-mark-end text:id="IMark104874120"/><text:alphabetical-index-mark-end text:id="IMark94918632"/><text:span text:style-name="T202"> is met, </text:span><text:alphabetical-index-mark-start text:id="IMark97236648"/><text:alphabetical-index-mark-start text:id="IMark95341464"/><text:alphabetical-index-mark-start text:id="IMark96710488"/><text:alphabetical-index-mark-start text:id="IMark105288488"/><text:span text:style-name="T202">base</text:span><text:alphabetical-index-mark-end text:id="IMark105288488"/><text:alphabetical-index-mark-end text:id="IMark96710488"/><text:alphabetical-index-mark-end text:id="IMark95341464"/><text:alphabetical-index-mark-end text:id="IMark97236648"/><text:span text:style-name="T202">d on the </text:span><text:alphabetical-index-mark-start text:id="IMark105279976"/><text:alphabetical-index-mark-start text:id="IMark93470552"/><text:alphabetical-index-mark-start text:id="IMark96142120"/><text:alphabetical-index-mark-start text:id="IMark96703016"/><text:span text:style-name="T202">speed</text:span><text:alphabetical-index-mark-end text:id="IMark96703016"/><text:alphabetical-index-mark-end text:id="IMark96142120"/><text:alphabetical-index-mark-end text:id="IMark93470552"/><text:alphabetical-index-mark-end text:id="IMark105279976"/><text:span text:style-name="T202"> </text:span><text:alphabetical-index-mark-start text:id="IMark96735400"/><text:alphabetical-index-mark-start text:id="IMark103847208"/><text:alphabetical-index-mark-start text:id="IMark95340680"/><text:alphabetical-index-mark-start text:id="IMark81205320"/><text:span text:style-name="T202">data</text:span><text:alphabetical-index-mark-end text:id="IMark81205320"/><text:alphabetical-index-mark-end text:id="IMark95340680"/><text:alphabetical-index-mark-end text:id="IMark103847208"/><text:alphabetical-index-mark-end text:id="IMark96735400"/><text:span text:style-name="T202"> contained in </text:span><text:alphabetical-index-mark-start text:id="IMark105250760"/><text:alphabetical-index-mark-start text:id="IMark97188152"/><text:alphabetical-index-mark-start text:id="IMark94992456"/><text:alphabetical-index-mark-start text:id="IMark105316520"/><text:alphabetical-index-mark-start text:id="IMark79111192"/><text:span text:style-name="T92">sde_</text:span><text:alphabetical-index-mark-start text:id="IMark97204008"/><text:alphabetical-index-mark-start text:id="IMark82240984"/><text:alphabetical-index-mark-start text:id="IMark81401624"/><text:alphabetical-index-mark-start text:id="IMark97047608"/><text:alphabetical-index-mark-start text:id="IMark105191832"/><text:span text:style-name="T92">rule</text:span><text:alphabetical-index-mark-end text:id="IMark105191832"/><text:alphabetical-index-mark-end text:id="IMark97047608"/><text:alphabetical-index-mark-end text:id="IMark81401624"/><text:alphabetical-index-mark-end text:id="IMark82240984"/><text:alphabetical-index-mark-end text:id="IMark97204008"/><text:span text:style-name="T92">s</text:span><text:alphabetical-index-mark-end text:id="IMark79111192"/><text:alphabetical-index-mark-end text:id="IMark105316520"/><text:alphabetical-index-mark-end text:id="IMark94992456"/><text:alphabetical-index-mark-end text:id="IMark97188152"/><text:alphabetical-index-mark-end text:id="IMark105250760"/><text:span text:style-name="T202">, plus the </text:span><text:alphabetical-index-mark-start text:id="IMark97417672"/><text:span text:style-name="T202">max</text:span><text:alphabetical-index-mark-end text:id="IMark97417672"/><text:span text:style-name="T202">imum </text:span><text:alphabetical-index-mark-start text:id="IMark105289272"/><text:alphabetical-index-mark-start text:id="IMark96923736"/><text:alphabetical-index-mark-start text:id="IMark79286520"/><text:alphabetical-index-mark-start text:id="IMark98496840"/><text:span text:style-name="T202">speed</text:span><text:alphabetical-index-mark-end text:id="IMark98496840"/><text:alphabetical-index-mark-end text:id="IMark79286520"/><text:alphabetical-index-mark-end text:id="IMark96923736"/><text:alphabetical-index-mark-end text:id="IMark105289272"/><text:span text:style-name="T202"> allowed for the </text:span><text:alphabetical-index-mark-start text:id="IMark68170488"/><text:alphabetical-index-mark-start text:id="IMark97220904"/><text:alphabetical-index-mark-start text:id="IMark97500200"/><text:alphabetical-index-mark-start text:id="IMark81291064"/><text:alphabetical-index-mark-start text:id="IMark79139624"/><text:span text:style-name="T202">flight</text:span><text:alphabetical-index-mark-end text:id="IMark79139624"/><text:alphabetical-index-mark-end text:id="IMark81291064"/><text:alphabetical-index-mark-end text:id="IMark97500200"/><text:alphabetical-index-mark-end text:id="IMark97220904"/><text:alphabetical-index-mark-end text:id="IMark68170488"/><text:span text:style-name="T202"> </text:span><text:alphabetical-index-mark-start text:id="IMark97054280"/><text:alphabetical-index-mark-start text:id="IMark97050488"/><text:alphabetical-index-mark-start text:id="IMark105307224"/><text:alphabetical-index-mark-start text:id="IMark96945480"/><text:alphabetical-index-mark-start text:id="IMark97046040"/><text:span text:style-name="T202">condition</text:span><text:alphabetical-index-mark-end text:id="IMark97046040"/><text:alphabetical-index-mark-end text:id="IMark96945480"/><text:alphabetical-index-mark-end text:id="IMark105307224"/><text:alphabetical-index-mark-end text:id="IMark97050488"/><text:alphabetical-index-mark-end text:id="IMark97054280"/><text:span text:style-name="T202"> in which the </text:span><text:alphabetical-index-mark-start text:id="IMark100751544"/><text:alphabetical-index-mark-start text:id="IMark78397816"/><text:span text:style-name="T202">ship</text:span><text:alphabetical-index-mark-end text:id="IMark78397816"/><text:alphabetical-index-mark-end text:id="IMark100751544"/><text:span text:style-name="T202"> is in, then an </text:span><text:alphabetical-index-mark-start text:id="IMark97188936"/><text:alphabetical-index-mark-start text:id="IMark77936744"/><text:alphabetical-index-mark-start text:id="IMark96860872"/><text:alphabetical-index-mark-start text:id="IMark79089480"/><text:alphabetical-index-mark-start text:id="IMark81991064"/><text:span text:style-name="T202">action</text:span><text:alphabetical-index-mark-end text:id="IMark81991064"/><text:alphabetical-index-mark-end text:id="IMark79089480"/><text:alphabetical-index-mark-end text:id="IMark96860872"/><text:alphabetical-index-mark-end text:id="IMark77936744"/><text:alphabetical-index-mark-end text:id="IMark97188936"/><text:span text:style-name="T202"> implying a reduction of thrust </text:span><text:alphabetical-index-mark-start text:id="IMark67883272"/><text:alphabetical-index-mark-start text:id="IMark89979000"/><text:alphabetical-index-mark-start text:id="IMark96908536"/><text:alphabetical-index-mark-start text:id="IMark80172200"/><text:alphabetical-index-mark-start text:id="IMark96087032"/><text:span text:style-name="T202">level</text:span><text:alphabetical-index-mark-end text:id="IMark96087032"/><text:alphabetical-index-mark-end text:id="IMark80172200"/><text:alphabetical-index-mark-end text:id="IMark96908536"/><text:alphabetical-index-mark-end text:id="IMark89979000"/><text:alphabetical-index-mark-end text:id="IMark67883272"/><text:span text:style-name="T202"> might be applied and the corresponding </text:span><text:alphabetical-index-mark-start text:id="IMark99632504"/><text:alphabetical-index-mark-start text:id="IMark90866712"/><text:alphabetical-index-mark-start text:id="IMark97091496"/><text:alphabetical-index-mark-start text:id="IMark97395928"/><text:alphabetical-index-mark-start text:id="IMark104883944"/><text:span text:style-name="T202">value</text:span><text:alphabetical-index-mark-end text:id="IMark104883944"/><text:alphabetical-index-mark-end text:id="IMark97395928"/><text:alphabetical-index-mark-end text:id="IMark97091496"/><text:alphabetical-index-mark-end text:id="IMark90866712"/><text:alphabetical-index-mark-end text:id="IMark99632504"/><text:span text:style-name="T202"> in </text:span><text:span text:style-name="T92">sde_</text:span><text:alphabetical-index-mark-start text:id="IMark96994200"/><text:alphabetical-index-mark-start text:id="IMark97076040"/><text:alphabetical-index-mark-start text:id="IMark97045256"/><text:alphabetical-index-mark-start text:id="IMark97048392"/><text:alphabetical-index-mark-start text:id="IMark104210840"/><text:span text:style-name="T92">fact</text:span><text:alphabetical-index-mark-end text:id="IMark104210840"/><text:alphabetical-index-mark-end text:id="IMark97048392"/><text:alphabetical-index-mark-end text:id="IMark97045256"/><text:alphabetical-index-mark-end text:id="IMark97076040"/><text:alphabetical-index-mark-end text:id="IMark96994200"/><text:span text:style-name="T92">s</text:span><text:span text:style-name="T202"> is modified. On the final part of the </text:span><text:alphabetical-index-mark-start text:id="IMark97093064"/><text:alphabetical-index-mark-start text:id="IMark104900184"/><text:alphabetical-index-mark-start text:id="IMark60690376"/><text:alphabetical-index-mark-start text:id="IMark82079864"/><text:alphabetical-index-mark-start text:id="IMark97052056"/><text:span text:style-name="T202">iteration</text:span><text:alphabetical-index-mark-end text:id="IMark97052056"/><text:alphabetical-index-mark-end text:id="IMark82079864"/><text:alphabetical-index-mark-end text:id="IMark60690376"/><text:alphabetical-index-mark-end text:id="IMark104900184"/><text:alphabetical-index-mark-end text:id="IMark97093064"/><text:span text:style-name="T202">, the new </text:span><text:alphabetical-index-mark-start text:id="IMark79089064"/><text:alphabetical-index-mark-start text:id="IMark79104264"/><text:alphabetical-index-mark-start text:id="IMark80833656"/><text:alphabetical-index-mark-start text:id="IMark97100664"/><text:alphabetical-index-mark-start text:id="IMark102812712"/><text:span text:style-name="T202">value</text:span><text:alphabetical-index-mark-end text:id="IMark102812712"/><text:alphabetical-index-mark-end text:id="IMark97100664"/><text:alphabetical-index-mark-end text:id="IMark80833656"/><text:alphabetical-index-mark-end text:id="IMark79104264"/><text:alphabetical-index-mark-end text:id="IMark79089064"/><text:span text:style-name="T202">s are passed to the applicable </text:span><text:alphabetical-index-mark-start text:id="IMark80996360"/><text:alphabetical-index-mark-start text:id="IMark104373992"/><text:alphabetical-index-mark-start text:id="IMark94999672"/><text:alphabetical-index-mark-start text:id="IMark104049112"/><text:alphabetical-index-mark-start text:id="IMark68761144"/><text:span text:style-name="T202">OAPI</text:span><text:alphabetical-index-mark-end text:id="IMark68761144"/><text:alphabetical-index-mark-end text:id="IMark104049112"/><text:alphabetical-index-mark-end text:id="IMark94999672"/><text:alphabetical-index-mark-end text:id="IMark104373992"/><text:alphabetical-index-mark-end text:id="IMark80996360"/><text:span text:style-name="T202"> </text:span><text:alphabetical-index-mark-start text:id="IMark96242440"/><text:alphabetical-index-mark-start text:id="IMark93112488"/><text:alphabetical-index-mark-start text:id="IMark96047800"/><text:alphabetical-index-mark-start text:id="IMark80646152"/><text:alphabetical-index-mark-start text:id="IMark97886520"/><text:span text:style-name="T202">function</text:span><text:alphabetical-index-mark-end text:id="IMark97886520"/><text:alphabetical-index-mark-end text:id="IMark80646152"/><text:alphabetical-index-mark-end text:id="IMark96047800"/><text:alphabetical-index-mark-end text:id="IMark93112488"/><text:alphabetical-index-mark-end text:id="IMark96242440"/><text:span text:style-name="T202">s as </text:span><text:alphabetical-index-mark-start text:id="IMark98596856"/><text:alphabetical-index-mark-start text:id="IMark90023512"/><text:alphabetical-index-mark-start text:id="IMark104850936"/><text:alphabetical-index-mark-start text:id="IMark93545272"/><text:alphabetical-index-mark-start text:id="IMark93996840"/><text:span text:style-name="T202">argument</text:span><text:alphabetical-index-mark-end text:id="IMark93996840"/><text:alphabetical-index-mark-end text:id="IMark93545272"/><text:alphabetical-index-mark-end text:id="IMark104850936"/><text:alphabetical-index-mark-end text:id="IMark90023512"/><text:alphabetical-index-mark-end text:id="IMark98596856"/><text:span text:style-name="T202">s and hence, thrust is reduced.</text:span></text:p>
      <text:p text:style-name="Text_20_body"/>
      <text:p text:style-name="Text_20_body"/>
      <text:h text:style-name="P56" text:outline-level="3"><text:bookmark-start text:name="__RefHeading___Toc28678_1089028576"/><text:span text:style-name="T1">4.1.1</text:span><text:span text:style-name="T66">1</text:span><text:span text:style-name="T1">. </text:span><text:alphabetical-index-mark-start text:id="IMark96842280"/><text:alphabetical-index-mark-start text:id="IMark95464344"/><text:alphabetical-index-mark-start text:id="IMark97774232"/><text:span text:style-name="T66">Logic</text:span><text:bookmark-end text:name="__RefHeading___Toc28678_1089028576"/><text:alphabetical-index-mark-end text:id="IMark97774232"/><text:alphabetical-index-mark-end text:id="IMark95464344"/><text:alphabetical-index-mark-end text:id="IMark96842280"/></text:h>
      <text:p text:style-name="P22"/>
      <text:p text:style-name="P23">So far the <text:alphabetical-index-mark-start text:id="IMark97435480"/><text:alphabetical-index-mark-start text:id="IMark97044472"/><text:alphabetical-index-mark-start text:id="IMark97228504"/>AIE<text:alphabetical-index-mark-end text:id="IMark97228504"/><text:alphabetical-index-mark-end text:id="IMark97044472"/><text:alphabetical-index-mark-end text:id="IMark97435480"/> works <text:alphabetical-index-mark-start text:id="IMark97209512"/><text:alphabetical-index-mark-start text:id="IMark97221688"/><text:alphabetical-index-mark-start text:id="IMark60624584"/>base<text:alphabetical-index-mark-end text:id="IMark60624584"/><text:alphabetical-index-mark-end text:id="IMark97221688"/><text:alphabetical-index-mark-end text:id="IMark97209512"/>d on <text:alphabetical-index-mark-start text:id="IMark101761640"/><text:alphabetical-index-mark-start text:id="IMark95282616"/><text:alphabetical-index-mark-start text:id="IMark98998136"/>Boolean<text:alphabetical-index-mark-end text:id="IMark98998136"/><text:alphabetical-index-mark-end text:id="IMark95282616"/><text:alphabetical-index-mark-end text:id="IMark101761640"/> <text:alphabetical-index-mark-start text:id="IMark95177848"/><text:alphabetical-index-mark-start text:id="IMark104269640"/><text:alphabetical-index-mark-start text:id="IMark93423800"/>logic<text:alphabetical-index-mark-end text:id="IMark93423800"/><text:alphabetical-index-mark-end text:id="IMark104269640"/><text:alphabetical-index-mark-end text:id="IMark95177848"/>, both <text:alphabetical-index-mark-start text:id="IMark98846216"/><text:alphabetical-index-mark-start text:id="IMark98508024"/>implicit<text:alphabetical-index-mark-end text:id="IMark98508024"/><text:alphabetical-index-mark-end text:id="IMark98846216"/>ly and <text:alphabetical-index-mark-start text:id="IMark98863352"/><text:alphabetical-index-mark-start text:id="IMark104624984"/>explicit<text:alphabetical-index-mark-end text:id="IMark104624984"/><text:alphabetical-index-mark-end text:id="IMark98863352"/>ly. However, since <text:alphabetical-index-mark-start text:id="IMark99551240"/><text:alphabetical-index-mark-start text:id="IMark96802584"/><text:alphabetical-index-mark-start text:id="IMark90943928"/>binary<text:alphabetical-index-mark-end text:id="IMark90943928"/><text:alphabetical-index-mark-end text:id="IMark96802584"/><text:alphabetical-index-mark-end text:id="IMark99551240"/> truth or falsehood is expressed by <text:alphabetical-index-mark-start text:id="IMark81700136"/><text:alphabetical-index-mark-start text:id="IMark78414264"/><text:alphabetical-index-mark-start text:id="IMark90840904"/><text:span text:style-name="T83">Value</text:span><text:alphabetical-index-mark-end text:id="IMark90840904"/><text:alphabetical-index-mark-end text:id="IMark78414264"/><text:alphabetical-index-mark-end text:id="IMark81700136"/><text:span text:style-name="T83"> = 1</text:span> and <text:alphabetical-index-mark-start text:id="IMark104584904"/><text:alphabetical-index-mark-start text:id="IMark91965400"/><text:alphabetical-index-mark-start text:id="IMark98867928"/><text:span text:style-name="T83">Value</text:span><text:alphabetical-index-mark-end text:id="IMark98867928"/><text:alphabetical-index-mark-end text:id="IMark91965400"/><text:alphabetical-index-mark-end text:id="IMark104584904"/><text:span text:style-name="T83"> = 0</text:span>, and being the <text:alphabetical-index-mark-start text:id="IMark68711848"/><text:alphabetical-index-mark-start text:id="IMark104468488"/><text:alphabetical-index-mark-start text:id="IMark93686520"/><text:span text:style-name="T83">Value</text:span><text:alphabetical-index-mark-end text:id="IMark93686520"/><text:alphabetical-index-mark-end text:id="IMark104468488"/><text:alphabetical-index-mark-end text:id="IMark68711848"/> <text:alphabetical-index-mark-start text:id="IMark95070600"/><text:alphabetical-index-mark-start text:id="IMark90311096"/>field<text:alphabetical-index-mark-end text:id="IMark90311096"/><text:alphabetical-index-mark-end text:id="IMark95070600"/> not <text:alphabetical-index-mark-start text:id="IMark92225656"/><text:alphabetical-index-mark-start text:id="IMark67705240"/><text:alphabetical-index-mark-start text:id="IMark96188776"/>limit<text:alphabetical-index-mark-end text:id="IMark96188776"/><text:alphabetical-index-mark-end text:id="IMark67705240"/><text:alphabetical-index-mark-end text:id="IMark92225656"/>ed to <text:alphabetical-index-mark-start text:id="IMark101523448"/><text:alphabetical-index-mark-start text:id="IMark84003528"/><text:alphabetical-index-mark-start text:id="IMark98097816"/>integer<text:alphabetical-index-mark-end text:id="IMark98097816"/><text:alphabetical-index-mark-end text:id="IMark84003528"/><text:alphabetical-index-mark-end text:id="IMark101523448"/> <text:alphabetical-index-mark-start text:id="IMark104230376"/><text:alphabetical-index-mark-start text:id="IMark90377880"/><text:alphabetical-index-mark-start text:id="IMark99290936"/>number<text:alphabetical-index-mark-end text:id="IMark99290936"/><text:alphabetical-index-mark-end text:id="IMark90377880"/><text:alphabetical-index-mark-end text:id="IMark104230376"/>s, it is possible to develop <text:alphabetical-index-mark-start text:id="IMark102918520"/><text:alphabetical-index-mark-start text:id="IMark80983464"/><text:alphabetical-index-mark-start text:id="IMark91223720"/>nnary<text:alphabetical-index-mark-end text:id="IMark91223720"/><text:alphabetical-index-mark-end text:id="IMark80983464"/><text:alphabetical-index-mark-end text:id="IMark102918520"/> <text:alphabetical-index-mark-start text:id="IMark92737160"/><text:alphabetical-index-mark-start text:id="IMark89770296"/><text:alphabetical-index-mark-start text:id="IMark60609000"/>logic<text:alphabetical-index-mark-end text:id="IMark60609000"/><text:alphabetical-index-mark-end text:id="IMark89770296"/><text:alphabetical-index-mark-end text:id="IMark92737160"/> <text:alphabetical-index-mark-start text:id="IMark83928408"/><text:alphabetical-index-mark-start text:id="IMark89854680"/><text:alphabetical-index-mark-start text:id="IMark78562936"/>system<text:alphabetical-index-mark-end text:id="IMark78562936"/><text:alphabetical-index-mark-end text:id="IMark89854680"/><text:alphabetical-index-mark-end text:id="IMark83928408"/>s on top of a <text:alphabetical-index-mark-start text:id="IMark96867816"/><text:alphabetical-index-mark-start text:id="IMark44793992"/><text:alphabetical-index-mark-start text:id="IMark95315160"/>layer<text:alphabetical-index-mark-end text:id="IMark95315160"/><text:alphabetical-index-mark-end text:id="IMark44793992"/><text:alphabetical-index-mark-end text:id="IMark96867816"/> of the <text:alphabetical-index-mark-start text:id="IMark101728456"/><text:alphabetical-index-mark-start text:id="IMark81712072"/>current<text:alphabetical-index-mark-end text:id="IMark81712072"/><text:alphabetical-index-mark-end text:id="IMark101728456"/> <text:alphabetical-index-mark-start text:id="IMark82105832"/><text:alphabetical-index-mark-start text:id="IMark90667880"/><text:alphabetical-index-mark-start text:id="IMark81630696"/>Boolean<text:alphabetical-index-mark-end text:id="IMark81630696"/><text:alphabetical-index-mark-end text:id="IMark90667880"/><text:alphabetical-index-mark-end text:id="IMark82105832"/> framework, and treating it as a trivial case of a more <text:alphabetical-index-mark-start text:id="IMark91903208"/><text:alphabetical-index-mark-start text:id="IMark97366712"/>complex<text:alphabetical-index-mark-end text:id="IMark97366712"/><text:alphabetical-index-mark-end text:id="IMark91903208"/> <text:alphabetical-index-mark-start text:id="IMark95565544"/><text:alphabetical-index-mark-start text:id="IMark60623800"/><text:alphabetical-index-mark-start text:id="IMark104486552"/>logic<text:alphabetical-index-mark-end text:id="IMark104486552"/><text:alphabetical-index-mark-end text:id="IMark60623800"/><text:alphabetical-index-mark-end text:id="IMark95565544"/> <text:alphabetical-index-mark-start text:id="IMark96192296"/><text:alphabetical-index-mark-start text:id="IMark93383800"/>construct<text:alphabetical-index-mark-end text:id="IMark93383800"/><text:alphabetical-index-mark-end text:id="IMark96192296"/>ion.</text:p>
      <text:p text:style-name="Text_20_body"/>
      <text:p text:style-name="Text_20_body"/>
      <text:h text:style-name="P56" text:outline-level="3"><text:bookmark-start text:name="__RefHeading___Toc28680_1089028576"/><text:span text:style-name="T1">4.1.1</text:span><text:span text:style-name="T66">2</text:span><text:span text:style-name="T1">. </text:span><text:alphabetical-index-mark-start text:id="IMark97345208"/><text:alphabetical-index-mark-start text:id="IMark79647528"/><text:alphabetical-index-mark-start text:id="IMark104475656"/><text:alphabetical-index-mark-start text:id="IMark80682712"/><text:alphabetical-index-mark-start text:id="IMark93466744"/><text:span text:style-name="T66">Prob</text:span><text:alphabetical-index-mark-end text:id="IMark93466744"/><text:alphabetical-index-mark-end text:id="IMark80682712"/><text:span text:style-name="T66">ability</text:span><text:bookmark-end text:name="__RefHeading___Toc28680_1089028576"/><text:alphabetical-index-mark-end text:id="IMark104475656"/><text:alphabetical-index-mark-end text:id="IMark79647528"/><text:alphabetical-index-mark-end text:id="IMark97345208"/></text:h>
      <text:p text:style-name="P22"/>
      <text:p text:style-name="P22">The <text:alphabetical-index-mark-start text:id="IMark94319592"/><text:alphabetical-index-mark-start text:id="IMark100376136"/><text:alphabetical-index-mark-start text:id="IMark79988312"/><text:span text:style-name="T338">AIE</text:span><text:alphabetical-index-mark-end text:id="IMark79988312"/><text:alphabetical-index-mark-end text:id="IMark100376136"/><text:alphabetical-index-mark-end text:id="IMark94319592"/><text:span text:style-name="T338"> works at this point as a trivial case of a </text:span><text:alphabetical-index-mark-start text:id="IMark89782392"/><text:alphabetical-index-mark-start text:id="IMark81153816"/><text:alphabetical-index-mark-start text:id="IMark101828664"/><text:span text:style-name="T338">probability</text:span><text:alphabetical-index-mark-end text:id="IMark101828664"/><text:alphabetical-index-mark-end text:id="IMark81153816"/><text:alphabetical-index-mark-end text:id="IMark89782392"/><text:span text:style-name="T338"> </text:span><text:alphabetical-index-mark-start text:id="IMark97325416"/><text:alphabetical-index-mark-start text:id="IMark60725208"/><text:alphabetical-index-mark-start text:id="IMark83674168"/><text:span text:style-name="T338">system</text:span><text:alphabetical-index-mark-end text:id="IMark83674168"/><text:alphabetical-index-mark-end text:id="IMark60725208"/><text:alphabetical-index-mark-end text:id="IMark97325416"/><text:span text:style-name="T338">, meaning that all </text:span><text:alphabetical-index-mark-start text:id="IMark79813816"/><text:alphabetical-index-mark-start text:id="IMark99313080"/><text:alphabetical-index-mark-start text:id="IMark93903448"/><text:span text:style-name="T338">probabilities</text:span><text:alphabetical-index-mark-end text:id="IMark93903448"/><text:alphabetical-index-mark-end text:id="IMark99313080"/><text:alphabetical-index-mark-end text:id="IMark79813816"/><text:span text:style-name="T338"> associated to </text:span><text:alphabetical-index-mark-start text:id="IMark81189112"/><text:alphabetical-index-mark-start text:id="IMark96657176"/><text:alphabetical-index-mark-start text:id="IMark90133416"/><text:span text:style-name="T338">fact</text:span><text:alphabetical-index-mark-end text:id="IMark90133416"/><text:alphabetical-index-mark-end text:id="IMark96657176"/><text:alphabetical-index-mark-end text:id="IMark81189112"/><text:span text:style-name="T338">s and </text:span><text:alphabetical-index-mark-start text:id="IMark99700072"/><text:alphabetical-index-mark-start text:id="IMark99696936"/><text:alphabetical-index-mark-start text:id="IMark92539432"/><text:span text:style-name="T338">rule</text:span><text:alphabetical-index-mark-end text:id="IMark92539432"/><text:alphabetical-index-mark-end text:id="IMark99696936"/><text:alphabetical-index-mark-end text:id="IMark99700072"/><text:span text:style-name="T338">s are </text:span><text:alphabetical-index-mark-start text:id="IMark80133432"/><text:alphabetical-index-mark-start text:id="IMark91157224"/><text:span text:style-name="T165">Prob</text:span><text:alphabetical-index-mark-end text:id="IMark91157224"/><text:alphabetical-index-mark-end text:id="IMark80133432"/><text:span text:style-name="T165"> = 1</text:span><text:span text:style-name="T338">, but on top of this </text:span><text:alphabetical-index-mark-start text:id="IMark103846424"/><text:alphabetical-index-mark-start text:id="IMark80303736"/><text:alphabetical-index-mark-start text:id="IMark104795688"/><text:span text:style-name="T338">layer</text:span><text:alphabetical-index-mark-end text:id="IMark104795688"/><text:alphabetical-index-mark-end text:id="IMark80303736"/><text:alphabetical-index-mark-end text:id="IMark103846424"/><text:span text:style-name="T338"> of certainty it is possible – and </text:span><text:alphabetical-index-mark-start text:id="IMark104364824"/><text:alphabetical-index-mark-start text:id="IMark91429064"/><text:alphabetical-index-mark-start text:id="IMark97386632"/><text:span text:style-name="T338">plan</text:span><text:alphabetical-index-mark-end text:id="IMark97386632"/><text:alphabetical-index-mark-end text:id="IMark91429064"/><text:alphabetical-index-mark-end text:id="IMark104364824"/><text:span text:style-name="T338">ned – to develop </text:span><text:alphabetical-index-mark-start text:id="IMark79364088"/><text:alphabetical-index-mark-start text:id="IMark104701608"/><text:alphabetical-index-mark-start text:id="IMark102231032"/><text:span text:style-name="T338">probabilistic</text:span><text:alphabetical-index-mark-end text:id="IMark102231032"/><text:alphabetical-index-mark-end text:id="IMark104701608"/><text:alphabetical-index-mark-end text:id="IMark79364088"/><text:span text:style-name="T338"> </text:span><text:alphabetical-index-mark-start text:id="IMark104711720"/><text:alphabetical-index-mark-start text:id="IMark79644952"/><text:alphabetical-index-mark-start text:id="IMark104062520"/><text:span text:style-name="T338">fact</text:span><text:alphabetical-index-mark-end text:id="IMark104062520"/><text:alphabetical-index-mark-end text:id="IMark79644952"/><text:alphabetical-index-mark-end text:id="IMark104711720"/><text:span text:style-name="T338">s that could be queried or </text:span><text:alphabetical-index-mark-start text:id="IMark90045944"/><text:alphabetical-index-mark-start text:id="IMark90598488"/><text:alphabetical-index-mark-start text:id="IMark91694008"/><text:span text:style-name="T338">update</text:span><text:alphabetical-index-mark-end text:id="IMark91694008"/><text:alphabetical-index-mark-end text:id="IMark90598488"/><text:alphabetical-index-mark-end text:id="IMark90045944"/><text:span text:style-name="T338">d </text:span><text:alphabetical-index-mark-start text:id="IMark94159832"/><text:alphabetical-index-mark-start text:id="IMark101328296"/><text:alphabetical-index-mark-start text:id="IMark100405976"/><text:span text:style-name="T338">base</text:span><text:alphabetical-index-mark-end text:id="IMark100405976"/><text:alphabetical-index-mark-end text:id="IMark101328296"/><text:alphabetical-index-mark-end text:id="IMark94159832"/><text:span text:style-name="T338">d on a </text:span><text:alphabetical-index-mark-start text:id="IMark101462984"/><text:alphabetical-index-mark-start text:id="IMark94509224"/><text:span text:style-name="T165">Prob</text:span><text:alphabetical-index-mark-end text:id="IMark94509224"/><text:alphabetical-index-mark-end text:id="IMark101462984"/><text:span text:style-name="T338"> </text:span><text:alphabetical-index-mark-start text:id="IMark102334376"/><text:alphabetical-index-mark-start text:id="IMark100146616"/><text:alphabetical-index-mark-start text:id="IMark104600072"/><text:span text:style-name="T338">value</text:span><text:alphabetical-index-mark-end text:id="IMark104600072"/><text:alphabetical-index-mark-end text:id="IMark100146616"/><text:alphabetical-index-mark-end text:id="IMark102334376"/><text:span text:style-name="T338"> associated to each one of them, by means of </text:span><text:alphabetical-index-mark-start text:id="IMark104704136"/><text:alphabetical-index-mark-start text:id="IMark97601928"/><text:alphabetical-index-mark-start text:id="IMark99685832"/><text:span text:style-name="T338">rule</text:span><text:alphabetical-index-mark-end text:id="IMark99685832"/><text:alphabetical-index-mark-end text:id="IMark97601928"/><text:alphabetical-index-mark-end text:id="IMark104704136"/><text:span text:style-name="T338">s that would be applied not only </text:span><text:alphabetical-index-mark-start text:id="IMark78104872"/><text:alphabetical-index-mark-start text:id="IMark44856184"/><text:alphabetical-index-mark-start text:id="IMark98801176"/><text:span text:style-name="T338">base</text:span><text:alphabetical-index-mark-end text:id="IMark98801176"/><text:alphabetical-index-mark-end text:id="IMark44856184"/><text:alphabetical-index-mark-end text:id="IMark78104872"/><text:span text:style-name="T338">d on the truthfulness of their </text:span><text:alphabetical-index-mark-start text:id="IMark97775016"/><text:alphabetical-index-mark-start text:id="IMark98634072"/><text:alphabetical-index-mark-start text:id="IMark102245080"/><text:span text:style-name="T165">Condition</text:span><text:alphabetical-index-mark-end text:id="IMark102245080"/><text:alphabetical-index-mark-end text:id="IMark98634072"/><text:alphabetical-index-mark-end text:id="IMark97775016"/><text:span text:style-name="T338">, but also on their </text:span><text:alphabetical-index-mark-start text:id="IMark101702168"/><text:alphabetical-index-mark-start text:id="IMark95061256"/><text:span text:style-name="T165">Prob</text:span><text:alphabetical-index-mark-end text:id="IMark95061256"/><text:alphabetical-index-mark-end text:id="IMark101702168"/><text:span text:style-name="T338"> </text:span><text:alphabetical-index-mark-start text:id="IMark95454136"/><text:alphabetical-index-mark-start text:id="IMark82143032"/><text:alphabetical-index-mark-start text:id="IMark102509752"/><text:span text:style-name="T338">value</text:span><text:alphabetical-index-mark-end text:id="IMark102509752"/><text:alphabetical-index-mark-end text:id="IMark82143032"/><text:alphabetical-index-mark-end text:id="IMark95454136"/><text:span text:style-name="T338">.</text:span></text:p>
      <text:p text:style-name="Text_20_body"/>
      <text:p text:style-name="P23">Since <text:alphabetical-index-mark-start text:id="IMark98844248"/><text:alphabetical-index-mark-start text:id="IMark90018696"/><text:span text:style-name="T83">Prob</text:span><text:alphabetical-index-mark-end text:id="IMark90018696"/><text:alphabetical-index-mark-end text:id="IMark98844248"/> can be changed either before or during a <text:alphabetical-index-mark-start text:id="IMark104478184"/><text:alphabetical-index-mark-start text:id="IMark100563080"/><text:alphabetical-index-mark-start text:id="IMark103324792"/>flight<text:alphabetical-index-mark-end text:id="IMark103324792"/><text:alphabetical-index-mark-end text:id="IMark100563080"/><text:alphabetical-index-mark-end text:id="IMark104478184"/> <text:alphabetical-index-mark-start text:id="IMark104519176"/><text:alphabetical-index-mark-start text:id="IMark97084552"/><text:alphabetical-index-mark-start text:id="IMark104183400"/>session<text:alphabetical-index-mark-end text:id="IMark104183400"/><text:alphabetical-index-mark-end text:id="IMark97084552"/><text:alphabetical-index-mark-end text:id="IMark104519176"/> <text:alphabetical-index-mark-start text:id="IMark67513416"/><text:alphabetical-index-mark-start text:id="IMark99985864"/><text:alphabetical-index-mark-start text:id="IMark91605416"/>base<text:alphabetical-index-mark-end text:id="IMark91605416"/><text:alphabetical-index-mark-end text:id="IMark99985864"/><text:alphabetical-index-mark-end text:id="IMark67513416"/>d on any <text:alphabetical-index-mark-start text:id="IMark83071112"/><text:alphabetical-index-mark-start text:id="IMark97395144"/><text:alphabetical-index-mark-start text:id="IMark82064168"/>number<text:alphabetical-index-mark-end text:id="IMark82064168"/><text:alphabetical-index-mark-end text:id="IMark97395144"/><text:alphabetical-index-mark-end text:id="IMark83071112"/> of <text:alphabetical-index-mark-start text:id="IMark94416504"/><text:alphabetical-index-mark-start text:id="IMark94564040"/><text:alphabetical-index-mark-start text:id="IMark92068856"/><text:alphabetical-index-mark-start text:id="IMark91006648"/><text:alphabetical-index-mark-start text:id="IMark100153864"/><text:alphabetical-index-mark-start text:id="IMark99105928"/>fact<text:alphabetical-index-mark-end text:id="IMark99105928"/><text:alphabetical-index-mark-end text:id="IMark100153864"/><text:alphabetical-index-mark-end text:id="IMark91006648"/>or<text:alphabetical-index-mark-end text:id="IMark92068856"/><text:alphabetical-index-mark-end text:id="IMark94564040"/><text:alphabetical-index-mark-end text:id="IMark94416504"/>s like <text:alphabetical-index-mark-start text:id="IMark101174712"/><text:alphabetical-index-mark-start text:id="IMark96717032"/><text:alphabetical-index-mark-start text:id="IMark102563992"/>probability<text:alphabetical-index-mark-end text:id="IMark102563992"/><text:alphabetical-index-mark-end text:id="IMark96717032"/><text:alphabetical-index-mark-end text:id="IMark101174712"/> of damage under certain <text:alphabetical-index-mark-start text:id="IMark101223976"/><text:alphabetical-index-mark-start text:id="IMark97345992"/><text:alphabetical-index-mark-start text:id="IMark79646744"/>flight<text:alphabetical-index-mark-end text:id="IMark79646744"/><text:alphabetical-index-mark-end text:id="IMark97345992"/><text:alphabetical-index-mark-end text:id="IMark101223976"/> <text:alphabetical-index-mark-start text:id="IMark94875464"/><text:alphabetical-index-mark-start text:id="IMark97666040"/><text:alphabetical-index-mark-start text:id="IMark52508872"/>condition<text:alphabetical-index-mark-end text:id="IMark52508872"/><text:alphabetical-index-mark-end text:id="IMark97666040"/><text:alphabetical-index-mark-end text:id="IMark94875464"/>s or events, the <text:alphabetical-index-mark-start text:id="IMark102229464"/><text:alphabetical-index-mark-start text:id="IMark44958072"/><text:alphabetical-index-mark-start text:id="IMark79425480"/>AIE<text:alphabetical-index-mark-end text:id="IMark79425480"/><text:alphabetical-index-mark-end text:id="IMark44958072"/><text:alphabetical-index-mark-end text:id="IMark102229464"/> could become dynamically <text:alphabetical-index-mark-start text:id="IMark97557944"/><text:alphabetical-index-mark-start text:id="IMark105060824"/><text:alphabetical-index-mark-start text:id="IMark104428408"/>probabilistic<text:alphabetical-index-mark-end text:id="IMark104428408"/><text:alphabetical-index-mark-end text:id="IMark105060824"/><text:alphabetical-index-mark-end text:id="IMark97557944"/>.</text:p>
      <text:p text:style-name="Text_20_body"/>
      <text:p text:style-name="P24"><text:alphabetical-index-mark-start text:id="IMark80698168"/><text:alphabetical-index-mark-start text:id="IMark82426744"/><text:span text:style-name="T83">Prob</text:span><text:alphabetical-index-mark-end text:id="IMark82426744"/><text:alphabetical-index-mark-end text:id="IMark80698168"/> <text:alphabetical-index-mark-start text:id="IMark83547672"/><text:alphabetical-index-mark-start text:id="IMark90743512"/><text:alphabetical-index-mark-start text:id="IMark97347560"/>value<text:alphabetical-index-mark-end text:id="IMark97347560"/><text:alphabetical-index-mark-end text:id="IMark90743512"/><text:alphabetical-index-mark-end text:id="IMark83547672"/>s can be changed either deterministically, by mean of <text:alphabetical-index-mark-start text:id="IMark97601144"/><text:alphabetical-index-mark-start text:id="IMark80170632"/><text:alphabetical-index-mark-start text:id="IMark100102712"/>algorithm<text:alphabetical-index-mark-end text:id="IMark100102712"/><text:alphabetical-index-mark-end text:id="IMark80170632"/><text:alphabetical-index-mark-end text:id="IMark97601144"/>s, pseudo – <text:alphabetical-index-mark-start text:id="IMark81726840"/><text:alphabetical-index-mark-start text:id="IMark80836792"/><text:alphabetical-index-mark-start text:id="IMark82204200"/>random<text:alphabetical-index-mark-end text:id="IMark82204200"/><text:alphabetical-index-mark-end text:id="IMark80836792"/><text:alphabetical-index-mark-end text:id="IMark81726840"/> <text:alphabetical-index-mark-start text:id="IMark95024520"/><text:alphabetical-index-mark-start text:id="IMark101185528"/><text:alphabetical-index-mark-start text:id="IMark101186840"/>number<text:alphabetical-index-mark-end text:id="IMark101186840"/><text:alphabetical-index-mark-end text:id="IMark101185528"/><text:alphabetical-index-mark-end text:id="IMark95024520"/>s, or even truly <text:alphabetical-index-mark-start text:id="IMark90821960"/><text:alphabetical-index-mark-start text:id="IMark96247928"/><text:alphabetical-index-mark-start text:id="IMark101487000"/>random<text:alphabetical-index-mark-end text:id="IMark101487000"/><text:alphabetical-index-mark-end text:id="IMark96247928"/><text:alphabetical-index-mark-end text:id="IMark90821960"/> <text:alphabetical-index-mark-start text:id="IMark102081944"/><text:alphabetical-index-mark-start text:id="IMark95761656"/><text:alphabetical-index-mark-start text:id="IMark102216392"/>number<text:alphabetical-index-mark-end text:id="IMark102216392"/><text:alphabetical-index-mark-end text:id="IMark95761656"/><text:alphabetical-index-mark-end text:id="IMark102081944"/>s from an adequate <text:alphabetical-index-mark-start text:id="IMark100859752"/><text:alphabetical-index-mark-start text:id="IMark94640200"/>external<text:alphabetical-index-mark-end text:id="IMark94640200"/><text:alphabetical-index-mark-end text:id="IMark100859752"/> <text:alphabetical-index-mark-start text:id="IMark80823768"/><text:alphabetical-index-mark-start text:id="IMark100660616"/><text:alphabetical-index-mark-start text:id="IMark100757144"/>source<text:alphabetical-index-mark-end text:id="IMark100757144"/><text:alphabetical-index-mark-end text:id="IMark100660616"/><text:alphabetical-index-mark-end text:id="IMark80823768"/>, such as a <text:alphabetical-index-mark-start text:id="IMark98156232"/><text:alphabetical-index-mark-start text:id="IMark96155576"/><text:alphabetical-index-mark-start text:id="IMark84010488"/>QPU<text:alphabetical-index-mark-end text:id="IMark84010488"/><text:alphabetical-index-mark-end text:id="IMark96155576"/><text:alphabetical-index-mark-end text:id="IMark98156232"/>, as <text:alphabetical-index-mark-start text:id="IMark79987528"/><text:alphabetical-index-mark-start text:id="IMark80516104"/><text:alphabetical-index-mark-start text:id="IMark97354792"/>test<text:alphabetical-index-mark-end text:id="IMark97354792"/><text:alphabetical-index-mark-end text:id="IMark80516104"/><text:alphabetical-index-mark-end text:id="IMark79987528"/>ed using the <text:alphabetical-index-mark-start text:id="IMark100280088"/><text:alphabetical-index-mark-start text:id="IMark89968392"/><text:alphabetical-index-mark-start text:id="IMark100025880"/>fact<text:alphabetical-index-mark-end text:id="IMark100025880"/><text:alphabetical-index-mark-end text:id="IMark89968392"/><text:alphabetical-index-mark-end text:id="IMark100280088"/> <text:alphabetical-index-mark-start text:id="IMark93327016"/><text:alphabetical-index-mark-start text:id="IMark94608744"/>field<text:alphabetical-index-mark-end text:id="IMark94608744"/><text:alphabetical-index-mark-end text:id="IMark93327016"/>s described by <text:alphabetical-index-mark-start text:id="IMark103092296"/><text:alphabetical-index-mark-start text:id="IMark91011464"/><text:alphabetical-index-mark-start text:id="IMark101173928"/><text:span text:style-name="T83">Fact</text:span><text:alphabetical-index-mark-end text:id="IMark101173928"/><text:alphabetical-index-mark-end text:id="IMark91011464"/><text:alphabetical-index-mark-end text:id="IMark103092296"/><text:span text:style-name="T83"> LIKE ‘%</text:span><text:alphabetical-index-mark-start text:id="IMark102147608"/><text:alphabetical-index-mark-start text:id="IMark100659832"/><text:alphabetical-index-mark-start text:id="IMark95815464"/><text:span text:style-name="T83">quantum</text:span><text:alphabetical-index-mark-end text:id="IMark95815464"/><text:alphabetical-index-mark-end text:id="IMark100659832"/><text:alphabetical-index-mark-end text:id="IMark102147608"/><text:span text:style-name="T83">%’</text:span>. So far I have done this <text:span text:style-name="T340">(See </text:span><text:span text:style-name="T68">[4.3.4.]</text:span><text:span text:style-name="T340">)</text:span> by obtaining <text:alphabetical-index-mark-start text:id="IMark96448840"/><text:alphabetical-index-mark-start text:id="IMark90628408"/><text:alphabetical-index-mark-start text:id="IMark67704456"/>random<text:alphabetical-index-mark-end text:id="IMark67704456"/><text:alphabetical-index-mark-end text:id="IMark90628408"/><text:alphabetical-index-mark-end text:id="IMark96448840"/> <text:alphabetical-index-mark-start text:id="IMark81870376"/><text:alphabetical-index-mark-start text:id="IMark98919464"/><text:alphabetical-index-mark-start text:id="IMark82236280"/>value<text:alphabetical-index-mark-end text:id="IMark82236280"/><text:alphabetical-index-mark-end text:id="IMark98919464"/><text:alphabetical-index-mark-end text:id="IMark81870376"/>s from real <text:alphabetical-index-mark-start text:id="IMark95879400"/><text:alphabetical-index-mark-start text:id="IMark94335128"/><text:alphabetical-index-mark-start text:id="IMark104590376"/>QPU<text:alphabetical-index-mark-end text:id="IMark104590376"/><text:alphabetical-index-mark-end text:id="IMark94335128"/><text:alphabetical-index-mark-end text:id="IMark95879400"/> <text:alphabetical-index-mark-start text:id="IMark81287928"/><text:alphabetical-index-mark-start text:id="IMark81408568"/><text:alphabetical-index-mark-start text:id="IMark90007560"/>system<text:alphabetical-index-mark-end text:id="IMark90007560"/><text:alphabetical-index-mark-end text:id="IMark81408568"/><text:alphabetical-index-mark-end text:id="IMark81287928"/>s<text:span text:style-name="T322">[6.1]</text:span> and updating the corresponding <text:alphabetical-index-mark-start text:id="IMark80182424"/><text:alphabetical-index-mark-start text:id="IMark80099512"/><text:alphabetical-index-mark-start text:id="IMark102898744"/>fact<text:alphabetical-index-mark-end text:id="IMark102898744"/><text:alphabetical-index-mark-end text:id="IMark80099512"/><text:alphabetical-index-mark-end text:id="IMark80182424"/> <text:alphabetical-index-mark-start text:id="IMark91023176"/><text:alphabetical-index-mark-start text:id="IMark83580168"/><text:alphabetical-index-mark-start text:id="IMark80283208"/>record<text:alphabetical-index-mark-end text:id="IMark80283208"/><text:alphabetical-index-mark-end text:id="IMark83580168"/><text:alphabetical-index-mark-end text:id="IMark91023176"/>s <text:soft-page-break/>before each <text:alphabetical-index-mark-start text:id="IMark80646936"/><text:alphabetical-index-mark-start text:id="IMark89936952"/><text:alphabetical-index-mark-start text:id="IMark82081432"/>session<text:alphabetical-index-mark-end text:id="IMark82081432"/><text:alphabetical-index-mark-end text:id="IMark89936952"/><text:alphabetical-index-mark-end text:id="IMark80646936"/>. If the <text:alphabetical-index-mark-start text:id="IMark44082136"/><text:alphabetical-index-mark-start text:id="IMark83996360"/><text:alphabetical-index-mark-start text:id="IMark43407288"/>Value<text:alphabetical-index-mark-end text:id="IMark43407288"/><text:alphabetical-index-mark-end text:id="IMark83996360"/><text:alphabetical-index-mark-end text:id="IMark44082136"/> <text:alphabetical-index-mark-start text:id="IMark99217592"/><text:alphabetical-index-mark-start text:id="IMark91005832"/>field<text:alphabetical-index-mark-end text:id="IMark91005832"/><text:alphabetical-index-mark-end text:id="IMark99217592"/> of hence contains a <text:alphabetical-index-mark-start text:id="IMark104170760"/><text:alphabetical-index-mark-start text:id="IMark91542904"/><text:alphabetical-index-mark-start text:id="IMark95731144"/>number<text:alphabetical-index-mark-end text:id="IMark95731144"/><text:alphabetical-index-mark-end text:id="IMark91542904"/><text:alphabetical-index-mark-end text:id="IMark104170760"/> obtained by truly <text:alphabetical-index-mark-start text:id="IMark92052200"/><text:alphabetical-index-mark-start text:id="IMark93756776"/><text:alphabetical-index-mark-start text:id="IMark103751432"/>random<text:alphabetical-index-mark-end text:id="IMark103751432"/><text:alphabetical-index-mark-end text:id="IMark93756776"/><text:alphabetical-index-mark-end text:id="IMark92052200"/> means, and you use that <text:alphabetical-index-mark-start text:id="IMark68731736"/><text:alphabetical-index-mark-start text:id="IMark95955112"/><text:alphabetical-index-mark-start text:id="IMark96148360"/>value<text:alphabetical-index-mark-end text:id="IMark96148360"/><text:alphabetical-index-mark-end text:id="IMark95955112"/><text:alphabetical-index-mark-end text:id="IMark68731736"/> as a <text:alphabetical-index-mark-start text:id="IMark95785752"/><text:alphabetical-index-mark-start text:id="IMark95694840"/><text:alphabetical-index-mark-start text:id="IMark90667096"/><text:alphabetical-index-mark-start text:id="IMark99200296"/><text:alphabetical-index-mark-start text:id="IMark80816728"/><text:alphabetical-index-mark-start text:id="IMark99938648"/>fact<text:alphabetical-index-mark-end text:id="IMark99938648"/><text:alphabetical-index-mark-end text:id="IMark80816728"/><text:alphabetical-index-mark-end text:id="IMark99200296"/>or<text:alphabetical-index-mark-end text:id="IMark90667096"/><text:alphabetical-index-mark-end text:id="IMark95694840"/><text:alphabetical-index-mark-end text:id="IMark95785752"/> of some sort on your <text:alphabetical-index-mark-start text:id="IMark92314680"/><text:alphabetical-index-mark-start text:id="IMark67457928"/><text:alphabetical-index-mark-start text:id="IMark101592472"/>rule<text:alphabetical-index-mark-end text:id="IMark101592472"/><text:alphabetical-index-mark-end text:id="IMark67457928"/><text:alphabetical-index-mark-end text:id="IMark92314680"/>s, you get a <text:alphabetical-index-mark-start text:id="IMark100744152"/><text:alphabetical-index-mark-start text:id="IMark104048328"/><text:alphabetical-index-mark-start text:id="IMark94642728"/>simulator<text:alphabetical-index-mark-end text:id="IMark94642728"/><text:alphabetical-index-mark-end text:id="IMark104048328"/><text:alphabetical-index-mark-end text:id="IMark100744152"/> <text:alphabetical-index-mark-start text:id="IMark90873432"/><text:alphabetical-index-mark-start text:id="IMark100420824"/><text:alphabetical-index-mark-start text:id="IMark60632968"/>session<text:alphabetical-index-mark-end text:id="IMark60632968"/><text:alphabetical-index-mark-end text:id="IMark100420824"/><text:alphabetical-index-mark-end text:id="IMark90873432"/> with non - deterministic <text:alphabetical-index-mark-start text:id="IMark96228216"/><text:alphabetical-index-mark-start text:id="IMark97928872"/><text:alphabetical-index-mark-start text:id="IMark103091512"/>behavior<text:alphabetical-index-mark-end text:id="IMark103091512"/><text:alphabetical-index-mark-end text:id="IMark97928872"/><text:alphabetical-index-mark-end text:id="IMark96228216"/>. In general, <text:alphabetical-index-mark-start text:id="IMark79489528"/><text:alphabetical-index-mark-start text:id="IMark97921928"/><text:alphabetical-index-mark-start text:id="IMark96261000"/>flight<text:alphabetical-index-mark-end text:id="IMark96261000"/><text:alphabetical-index-mark-end text:id="IMark97921928"/><text:alphabetical-index-mark-end text:id="IMark79489528"/> simulations do not follow such a path, but this means that the choice does exist.</text:p>
      <text:p text:style-name="P24"/>
      <text:p text:style-name="P24">The use of real <text:alphabetical-index-mark-start text:id="IMark93844136"/><text:alphabetical-index-mark-start text:id="IMark82191000"/><text:alphabetical-index-mark-start text:id="IMark101863400"/>QPU<text:alphabetical-index-mark-end text:id="IMark101863400"/><text:alphabetical-index-mark-end text:id="IMark82191000"/><text:alphabetical-index-mark-end text:id="IMark93844136"/> <text:alphabetical-index-mark-start text:id="IMark80643720"/><text:alphabetical-index-mark-start text:id="IMark82534296"/><text:alphabetical-index-mark-start text:id="IMark60651176"/>system<text:alphabetical-index-mark-end text:id="IMark60651176"/><text:alphabetical-index-mark-end text:id="IMark82534296"/><text:alphabetical-index-mark-end text:id="IMark80643720"/>s is nowadays <text:alphabetical-index-mark-start text:id="IMark60616728"/><text:alphabetical-index-mark-start text:id="IMark80041864"/><text:alphabetical-index-mark-start text:id="IMark101314856"/>limit<text:alphabetical-index-mark-end text:id="IMark101314856"/><text:alphabetical-index-mark-end text:id="IMark80041864"/><text:alphabetical-index-mark-end text:id="IMark60616728"/>ed, so it is not possible to perform constant <text:alphabetical-index-mark-start text:id="IMark100347816"/><text:alphabetical-index-mark-start text:id="IMark94484760"/>online<text:alphabetical-index-mark-end text:id="IMark94484760"/><text:alphabetical-index-mark-end text:id="IMark100347816"/> <text:alphabetical-index-mark-start text:id="IMark93234280"/><text:alphabetical-index-mark-start text:id="IMark96870168"/><text:alphabetical-index-mark-start text:id="IMark100235480"/>queries<text:alphabetical-index-mark-end text:id="IMark100235480"/><text:alphabetical-index-mark-end text:id="IMark96870168"/><text:alphabetical-index-mark-end text:id="IMark93234280"/> to such <text:alphabetical-index-mark-start text:id="IMark93233496"/><text:alphabetical-index-mark-start text:id="IMark94523176"/>computer<text:alphabetical-index-mark-end text:id="IMark94523176"/><text:alphabetical-index-mark-end text:id="IMark93233496"/>s to obtain a <text:alphabetical-index-mark-start text:id="IMark104894680"/><text:alphabetical-index-mark-start text:id="IMark89747000"/>stream<text:alphabetical-index-mark-end text:id="IMark89747000"/><text:alphabetical-index-mark-end text:id="IMark104894680"/> of <text:alphabetical-index-mark-start text:id="IMark81191544"/><text:alphabetical-index-mark-start text:id="IMark82693144"/><text:alphabetical-index-mark-start text:id="IMark92175848"/>quantum<text:alphabetical-index-mark-end text:id="IMark92175848"/><text:alphabetical-index-mark-end text:id="IMark82693144"/><text:alphabetical-index-mark-end text:id="IMark81191544"/> mechanical quality <text:alphabetical-index-mark-start text:id="IMark92641432"/><text:alphabetical-index-mark-start text:id="IMark91153320"/><text:alphabetical-index-mark-start text:id="IMark92517144"/>random<text:alphabetical-index-mark-end text:id="IMark92517144"/><text:alphabetical-index-mark-end text:id="IMark91153320"/><text:alphabetical-index-mark-end text:id="IMark92641432"/> <text:alphabetical-index-mark-start text:id="IMark103279944"/><text:alphabetical-index-mark-start text:id="IMark96893224"/><text:alphabetical-index-mark-start text:id="IMark99029432"/>number<text:alphabetical-index-mark-end text:id="IMark99029432"/><text:alphabetical-index-mark-end text:id="IMark96893224"/><text:alphabetical-index-mark-end text:id="IMark103279944"/>s, but batches forming <text:alphabetical-index-mark-start text:id="IMark94077224"/><text:alphabetical-index-mark-start text:id="IMark94204920"/><text:alphabetical-index-mark-start text:id="IMark90753672"/>data<text:alphabetical-index-mark-end text:id="IMark90753672"/><text:alphabetical-index-mark-end text:id="IMark94204920"/><text:alphabetical-index-mark-end text:id="IMark94077224"/>sets or individual <text:alphabetical-index-mark-start text:id="IMark100665192"/><text:alphabetical-index-mark-start text:id="IMark93148728"/><text:alphabetical-index-mark-start text:id="IMark102842024"/>number<text:alphabetical-index-mark-end text:id="IMark102842024"/><text:alphabetical-index-mark-end text:id="IMark93148728"/><text:alphabetical-index-mark-end text:id="IMark100665192"/>s as I did, is feasible.</text:p>
      <text:p text:style-name="Text_20_body"/>
      <text:p text:style-name="Text_20_body"/>
      <text:h text:style-name="Heading_20_2" text:outline-level="2"><text:bookmark-start text:name="__RefHeading___Toc6782_1483239106"/><text:span text:style-name="T1">4.2.</text:span> <text:alphabetical-index-mark-start text:id="IMark77930584"/><text:alphabetical-index-mark-start text:id="IMark77919720"/><text:alphabetical-index-mark-start text:id="IMark98192632"/><text:alphabetical-index-mark-start text:id="IMark95023704"/><text:alphabetical-index-mark-start text:id="IMark91121016"/><text:alphabetical-index-mark-start text:id="IMark97102232"/>AI<text:alphabetical-index-mark-end text:id="IMark97102232"/>E<text:bookmark-end text:name="__RefHeading___Toc6782_1483239106"/><text:alphabetical-index-mark-end text:id="IMark91121016"/><text:alphabetical-index-mark-end text:id="IMark95023704"/><text:alphabetical-index-mark-end text:id="IMark98192632"/><text:alphabetical-index-mark-end text:id="IMark77919720"/><text:alphabetical-index-mark-end text:id="IMark77930584"/></text:h>
      <text:p text:style-name="Text_20_body"/>
      <text:p text:style-name="Text_20_body"><text:span text:style-name="T215">The </text:span><text:alphabetical-index-mark-start text:id="IMark77370024"/><text:alphabetical-index-mark-start text:id="IMark105094488"/><text:alphabetical-index-mark-start text:id="IMark92644712"/><text:alphabetical-index-mark-start text:id="IMark98980456"/><text:alphabetical-index-mark-start text:id="IMark98378904"/><text:alphabetical-index-mark-start text:id="IMark90597704"/><text:span text:style-name="T215">AI</text:span><text:alphabetical-index-mark-end text:id="IMark90597704"/><text:span text:style-name="T215">E</text:span><text:alphabetical-index-mark-end text:id="IMark98378904"/><text:alphabetical-index-mark-end text:id="IMark98980456"/><text:alphabetical-index-mark-end text:id="IMark92644712"/><text:alphabetical-index-mark-end text:id="IMark105094488"/><text:alphabetical-index-mark-end text:id="IMark77370024"/> is essentially divided in tw<text:span text:style-name="T341">o</text:span> parts, which are the <text:alphabetical-index-mark-start text:id="IMark97371560"/><text:alphabetical-index-mark-start text:id="IMark103109080"/><text:alphabetical-index-mark-start text:id="IMark100887464"/><text:alphabetical-index-mark-start text:id="IMark97319256"/>knowledge<text:alphabetical-index-mark-end text:id="IMark97319256"/><text:alphabetical-index-mark-end text:id="IMark100887464"/><text:alphabetical-index-mark-end text:id="IMark103109080"/><text:alphabetical-index-mark-end text:id="IMark97371560"/> <text:alphabetical-index-mark-start text:id="IMark92736376"/><text:alphabetical-index-mark-start text:id="IMark94236280"/><text:alphabetical-index-mark-start text:id="IMark95415496"/><text:alphabetical-index-mark-start text:id="IMark92686536"/>base<text:alphabetical-index-mark-end text:id="IMark92686536"/><text:alphabetical-index-mark-end text:id="IMark95415496"/><text:alphabetical-index-mark-end text:id="IMark94236280"/><text:alphabetical-index-mark-end text:id="IMark92736376"/> and the <text:alphabetical-index-mark-start text:id="IMark94945400"/><text:alphabetical-index-mark-start text:id="IMark79929768"/><text:alphabetical-index-mark-start text:id="IMark103522920"/><text:alphabetical-index-mark-start text:id="IMark101084392"/><text:alphabetical-index-mark-start text:id="IMark100052808"/><text:span text:style-name="T215">ES</text:span><text:alphabetical-index-mark-end text:id="IMark100052808"/><text:alphabetical-index-mark-end text:id="IMark101084392"/><text:alphabetical-index-mark-end text:id="IMark103522920"/><text:alphabetical-index-mark-end text:id="IMark79929768"/><text:alphabetical-index-mark-end text:id="IMark94945400"/><text:span text:style-name="T215">; this </text:span><text:alphabetical-index-mark-start text:id="IMark82431000"/><text:alphabetical-index-mark-start text:id="IMark90587368"/><text:alphabetical-index-mark-start text:id="IMark82206552"/><text:alphabetical-index-mark-start text:id="IMark90949560"/><text:alphabetical-index-mark-start text:id="IMark89843944"/><text:span text:style-name="T215">ES</text:span><text:alphabetical-index-mark-end text:id="IMark89843944"/><text:alphabetical-index-mark-end text:id="IMark90949560"/><text:alphabetical-index-mark-end text:id="IMark82206552"/><text:alphabetical-index-mark-end text:id="IMark90587368"/><text:alphabetical-index-mark-end text:id="IMark82431000"/><text:span text:style-name="T215"> started as an experimental, independent </text:span><text:alphabetical-index-mark-start text:id="IMark98127208"/><text:alphabetical-index-mark-start text:id="IMark101066728"/><text:span text:style-name="T215">development</text:span><text:alphabetical-index-mark-end text:id="IMark101066728"/><text:alphabetical-index-mark-end text:id="IMark98127208"/><text:span text:style-name="T215"> written originally in </text:span><text:alphabetical-index-mark-start text:id="IMark80108808"/><text:alphabetical-index-mark-start text:id="IMark80138280"/><text:alphabetical-index-mark-start text:id="IMark67450120"/><text:alphabetical-index-mark-start text:id="IMark84276856"/><text:alphabetical-index-mark-start text:id="IMark90742728"/><text:span text:style-name="T215">Prolog</text:span><text:alphabetical-index-mark-end text:id="IMark90742728"/><text:alphabetical-index-mark-end text:id="IMark84276856"/><text:alphabetical-index-mark-end text:id="IMark67450120"/><text:alphabetical-index-mark-end text:id="IMark80138280"/><text:alphabetical-index-mark-end text:id="IMark80108808"/><text:span text:style-name="T215"> and was called </text:span><text:alphabetical-index-mark-start text:id="IMark82425960"/><text:alphabetical-index-mark-start text:id="IMark83913336"/><text:alphabetical-index-mark-start text:id="IMark83534168"/><text:alphabetical-index-mark-start text:id="IMark81252296"/><text:alphabetical-index-mark-start text:id="IMark97043688"/><text:span text:style-name="T215">Exsys</text:span><text:alphabetical-index-mark-end text:id="IMark97043688"/><text:alphabetical-index-mark-end text:id="IMark81252296"/><text:alphabetical-index-mark-end text:id="IMark83534168"/><text:alphabetical-index-mark-end text:id="IMark83913336"/><text:alphabetical-index-mark-end text:id="IMark82425960"/><text:span text:style-name="T215">; </text:span><text:alphabetical-index-mark-start text:id="IMark60651960"/><text:span text:style-name="T215">lat</text:span><text:alphabetical-index-mark-end text:id="IMark60651960"/><text:span text:style-name="T215">er I wrote variants in </text:span><text:alphabetical-index-mark-start text:id="IMark97309176"/><text:alphabetical-index-mark-start text:id="IMark97467720"/><text:alphabetical-index-mark-start text:id="IMark97362520"/><text:alphabetical-index-mark-start text:id="IMark96198056"/><text:alphabetical-index-mark-start text:id="IMark97128296"/><text:span text:style-name="T215">C++</text:span><text:alphabetical-index-mark-end text:id="IMark97128296"/><text:alphabetical-index-mark-end text:id="IMark96198056"/><text:alphabetical-index-mark-end text:id="IMark97362520"/><text:alphabetical-index-mark-end text:id="IMark97467720"/><text:alphabetical-index-mark-end text:id="IMark97309176"/><text:span text:style-name="T215">, and this is the one </text:span><text:alphabetical-index-mark-start text:id="IMark94447576"/><text:alphabetical-index-mark-start text:id="IMark101666120"/><text:alphabetical-index-mark-start text:id="IMark80828952"/><text:alphabetical-index-mark-start text:id="IMark91220712"/><text:span text:style-name="T215">embed</text:span><text:alphabetical-index-mark-end text:id="IMark91220712"/><text:alphabetical-index-mark-end text:id="IMark80828952"/><text:span text:style-name="T215">ded</text:span><text:alphabetical-index-mark-end text:id="IMark101666120"/><text:alphabetical-index-mark-end text:id="IMark94447576"/><text:span text:style-name="T215"> in </text:span><text:alphabetical-index-mark-start text:id="IMark97104584"/><text:alphabetical-index-mark-start text:id="IMark91225288"/><text:alphabetical-index-mark-start text:id="IMark80535640"/><text:alphabetical-index-mark-start text:id="IMark89995640"/><text:alphabetical-index-mark-start text:id="IMark60672952"/><text:alphabetical-index-mark-start text:id="IMark103702840"/><text:span text:style-name="T215">DGIII</text:span><text:alphabetical-index-mark-end text:id="IMark103702840"/><text:alphabetical-index-mark-start text:id="IMark101930024"/><text:span text:style-name="T215">AI</text:span><text:alphabetical-index-mark-end text:id="IMark101930024"/><text:alphabetical-index-mark-end text:id="IMark60672952"/><text:alphabetical-index-mark-end text:id="IMark89995640"/><text:alphabetical-index-mark-end text:id="IMark80535640"/><text:alphabetical-index-mark-end text:id="IMark91225288"/><text:alphabetical-index-mark-end text:id="IMark97104584"/><text:span text:style-name="T215">, another in R and more recently, in </text:span><text:alphabetical-index-mark-start text:id="IMark101991176"/><text:alphabetical-index-mark-start text:id="IMark91635672"/><text:alphabetical-index-mark-start text:id="IMark105070648"/><text:alphabetical-index-mark-start text:id="IMark95927432"/><text:alphabetical-index-mark-start text:id="IMark94089816"/><text:span text:style-name="T215">Scheme</text:span><text:alphabetical-index-mark-end text:id="IMark94089816"/><text:alphabetical-index-mark-end text:id="IMark95927432"/><text:alphabetical-index-mark-end text:id="IMark105070648"/><text:alphabetical-index-mark-end text:id="IMark91635672"/><text:alphabetical-index-mark-end text:id="IMark101991176"/>. </text:p>
      <text:p text:style-name="Text_20_body"/>
      <text:p text:style-name="Text_20_body">The <text:alphabetical-index-mark-start text:id="IMark98817656"/><text:alphabetical-index-mark-start text:id="IMark94318024"/><text:alphabetical-index-mark-start text:id="IMark103695752"/><text:alphabetical-index-mark-start text:id="IMark91335384"/>knowledge<text:alphabetical-index-mark-end text:id="IMark91335384"/><text:alphabetical-index-mark-end text:id="IMark103695752"/><text:alphabetical-index-mark-end text:id="IMark94318024"/><text:alphabetical-index-mark-end text:id="IMark98817656"/> <text:alphabetical-index-mark-start text:id="IMark95999528"/><text:alphabetical-index-mark-start text:id="IMark100939736"/><text:alphabetical-index-mark-start text:id="IMark104548728"/><text:alphabetical-index-mark-start text:id="IMark104722488"/>base<text:alphabetical-index-mark-end text:id="IMark104722488"/><text:alphabetical-index-mark-end text:id="IMark104548728"/><text:alphabetical-index-mark-end text:id="IMark100939736"/><text:alphabetical-index-mark-end text:id="IMark95999528"/> is a regular, <text:alphabetical-index-mark-start text:id="IMark94068328"/><text:alphabetical-index-mark-start text:id="IMark100703032"/><text:alphabetical-index-mark-start text:id="IMark90948776"/><text:alphabetical-index-mark-start text:id="IMark102517656"/><text:alphabetical-index-mark-start text:id="IMark89804520"/><text:alphabetical-index-mark-start text:id="IMark95889656"/>re<text:alphabetical-index-mark-start text:id="IMark105051000"/>l<text:alphabetical-index-mark-end text:id="IMark95889656"/>at<text:alphabetical-index-mark-end text:id="IMark105051000"/>ional<text:alphabetical-index-mark-end text:id="IMark89804520"/><text:alphabetical-index-mark-end text:id="IMark102517656"/><text:alphabetical-index-mark-end text:id="IMark90948776"/><text:alphabetical-index-mark-end text:id="IMark100703032"/><text:alphabetical-index-mark-end text:id="IMark94068328"/> <text:alphabetical-index-mark-start text:id="IMark103234296"/><text:alphabetical-index-mark-start text:id="IMark101242216"/><text:alphabetical-index-mark-start text:id="IMark93871304"/><text:alphabetical-index-mark-start text:id="IMark99532984"/><text:alphabetical-index-mark-start text:id="IMark82681544"/><text:alphabetical-index-mark-start text:id="IMark99534552"/><text:alphabetical-index-mark-start text:id="IMark82648056"/><text:alphabetical-index-mark-start text:id="IMark90551608"/><text:alphabetical-index-mark-start text:id="IMark95583448"/>data<text:alphabetical-index-mark-end text:id="IMark95583448"/><text:alphabetical-index-mark-end text:id="IMark90551608"/><text:alphabetical-index-mark-end text:id="IMark82648056"/><text:alphabetical-index-mark-end text:id="IMark99534552"/><text:alphabetical-index-mark-start text:id="IMark89826136"/><text:alphabetical-index-mark-start text:id="IMark80832088"/><text:alphabetical-index-mark-start text:id="IMark90872648"/><text:alphabetical-index-mark-start text:id="IMark98271064"/>base<text:alphabetical-index-mark-end text:id="IMark98271064"/><text:alphabetical-index-mark-end text:id="IMark90872648"/><text:alphabetical-index-mark-end text:id="IMark80832088"/><text:alphabetical-index-mark-end text:id="IMark89826136"/><text:alphabetical-index-mark-end text:id="IMark82681544"/><text:alphabetical-index-mark-end text:id="IMark99532984"/><text:alphabetical-index-mark-end text:id="IMark93871304"/><text:alphabetical-index-mark-end text:id="IMark101242216"/><text:alphabetical-index-mark-end text:id="IMark103234296"/> whose <text:alphabetical-index-mark-start text:id="IMark95196408"/><text:alphabetical-index-mark-start text:id="IMark80061400"/><text:alphabetical-index-mark-start text:id="IMark105095272"/><text:alphabetical-index-mark-start text:id="IMark80108024"/><text:alphabetical-index-mark-start text:id="IMark90041096"/>table<text:alphabetical-index-mark-end text:id="IMark90041096"/><text:alphabetical-index-mark-end text:id="IMark80108024"/><text:alphabetical-index-mark-end text:id="IMark105095272"/><text:alphabetical-index-mark-end text:id="IMark80061400"/><text:alphabetical-index-mark-end text:id="IMark95196408"/>s and <text:alphabetical-index-mark-start text:id="IMark89852328"/><text:alphabetical-index-mark-start text:id="IMark105141512"/>field<text:alphabetical-index-mark-end text:id="IMark105141512"/><text:alphabetical-index-mark-end text:id="IMark89852328"/>s within those <text:alphabetical-index-mark-start text:id="IMark96786216"/><text:alphabetical-index-mark-start text:id="IMark96852360"/><text:alphabetical-index-mark-start text:id="IMark105149896"/><text:alphabetical-index-mark-start text:id="IMark81823256"/><text:alphabetical-index-mark-start text:id="IMark81452984"/>table<text:alphabetical-index-mark-end text:id="IMark81452984"/><text:alphabetical-index-mark-end text:id="IMark81823256"/><text:alphabetical-index-mark-end text:id="IMark105149896"/><text:alphabetical-index-mark-end text:id="IMark96852360"/><text:alphabetical-index-mark-end text:id="IMark96786216"/>s are organized to <text:alphabetical-index-mark-start text:id="IMark90964104"/><text:alphabetical-index-mark-start text:id="IMark89697672"/><text:alphabetical-index-mark-start text:id="IMark82119032"/><text:alphabetical-index-mark-start text:id="IMark81194680"/>store<text:alphabetical-index-mark-end text:id="IMark81194680"/><text:alphabetical-index-mark-end text:id="IMark82119032"/><text:alphabetical-index-mark-end text:id="IMark89697672"/><text:alphabetical-index-mark-end text:id="IMark90964104"/> in<text:alphabetical-index-mark-start text:id="IMark96198840"/><text:alphabetical-index-mark-start text:id="IMark91247432"/><text:alphabetical-index-mark-start text:id="IMark82972120"/><text:alphabetical-index-mark-start text:id="IMark95386104"/><text:alphabetical-index-mark-start text:id="IMark104901752"/>format<text:alphabetical-index-mark-end text:id="IMark104901752"/><text:alphabetical-index-mark-end text:id="IMark95386104"/><text:alphabetical-index-mark-end text:id="IMark82972120"/><text:alphabetical-index-mark-end text:id="IMark91247432"/><text:alphabetical-index-mark-end text:id="IMark96198840"/>ion in form of <text:alphabetical-index-mark-start text:id="IMark94448360"/><text:alphabetical-index-mark-start text:id="IMark91799000"/><text:alphabetical-index-mark-start text:id="IMark82427528"/><text:alphabetical-index-mark-start text:id="IMark82540456"/><text:alphabetical-index-mark-start text:id="IMark77580008"/>rule<text:alphabetical-index-mark-end text:id="IMark77580008"/><text:alphabetical-index-mark-end text:id="IMark82540456"/><text:alphabetical-index-mark-end text:id="IMark82427528"/><text:alphabetical-index-mark-end text:id="IMark91799000"/><text:alphabetical-index-mark-end text:id="IMark94448360"/>s and <text:alphabetical-index-mark-start text:id="IMark91056456"/><text:alphabetical-index-mark-start text:id="IMark82572504"/><text:alphabetical-index-mark-start text:id="IMark105103784"/><text:alphabetical-index-mark-start text:id="IMark89957128"/><text:alphabetical-index-mark-start text:id="IMark84091576"/>fact<text:alphabetical-index-mark-end text:id="IMark84091576"/><text:alphabetical-index-mark-end text:id="IMark89957128"/><text:alphabetical-index-mark-end text:id="IMark105103784"/><text:alphabetical-index-mark-end text:id="IMark82572504"/><text:alphabetical-index-mark-end text:id="IMark91056456"/>s. The <text:alphabetical-index-mark-start text:id="IMark90902648"/><text:alphabetical-index-mark-start text:id="IMark90846712"/><text:alphabetical-index-mark-start text:id="IMark79936136"/><text:alphabetical-index-mark-start text:id="IMark94368104"/><text:alphabetical-index-mark-start text:id="IMark60681992"/><text:span text:style-name="T216">ES</text:span><text:alphabetical-index-mark-end text:id="IMark60681992"/><text:alphabetical-index-mark-end text:id="IMark94368104"/><text:alphabetical-index-mark-end text:id="IMark79936136"/><text:alphabetical-index-mark-end text:id="IMark90846712"/><text:alphabetical-index-mark-end text:id="IMark90902648"/> provides those <text:alphabetical-index-mark-start text:id="IMark94093608"/><text:alphabetical-index-mark-start text:id="IMark92898104"/><text:alphabetical-index-mark-start text:id="IMark82113560"/><text:alphabetical-index-mark-start text:id="IMark102890328"/><text:alphabetical-index-mark-start text:id="IMark100545560"/>fact<text:alphabetical-index-mark-end text:id="IMark100545560"/><text:alphabetical-index-mark-end text:id="IMark102890328"/><text:alphabetical-index-mark-end text:id="IMark82113560"/><text:alphabetical-index-mark-end text:id="IMark92898104"/><text:alphabetical-index-mark-end text:id="IMark94093608"/>s as <text:alphabetical-index-mark-start text:id="IMark100941304"/><text:alphabetical-index-mark-start text:id="IMark102730104"/><text:alphabetical-index-mark-start text:id="IMark96013352"/><text:alphabetical-index-mark-start text:id="IMark98139016"/><text:alphabetical-index-mark-start text:id="IMark98843432"/>value<text:alphabetical-index-mark-end text:id="IMark98843432"/><text:alphabetical-index-mark-end text:id="IMark98139016"/><text:alphabetical-index-mark-end text:id="IMark96013352"/><text:alphabetical-index-mark-end text:id="IMark102730104"/><text:alphabetical-index-mark-end text:id="IMark100941304"/>s that are <text:alphabetical-index-mark-start text:id="IMark97187368"/><text:alphabetical-index-mark-start text:id="IMark95522040"/><text:alphabetical-index-mark-start text:id="IMark82259544"/><text:alphabetical-index-mark-start text:id="IMark99538600"/>store<text:alphabetical-index-mark-end text:id="IMark99538600"/><text:alphabetical-index-mark-end text:id="IMark82259544"/><text:alphabetical-index-mark-end text:id="IMark95522040"/><text:alphabetical-index-mark-end text:id="IMark97187368"/>d in the <text:alphabetical-index-mark-start text:id="IMark101615560"/><text:alphabetical-index-mark-start text:id="IMark96405640"/><text:alphabetical-index-mark-start text:id="IMark104331832"/><text:alphabetical-index-mark-start text:id="IMark68871944"/><text:alphabetical-index-mark-start text:id="IMark103576872"/>KB<text:alphabetical-index-mark-end text:id="IMark103576872"/><text:alphabetical-index-mark-end text:id="IMark68871944"/><text:alphabetical-index-mark-end text:id="IMark104331832"/><text:alphabetical-index-mark-end text:id="IMark96405640"/><text:alphabetical-index-mark-end text:id="IMark101615560"/>, reads the <text:alphabetical-index-mark-start text:id="IMark79121336"/><text:alphabetical-index-mark-start text:id="IMark80175432"/><text:alphabetical-index-mark-start text:id="IMark52996888"/><text:alphabetical-index-mark-start text:id="IMark94625976"/><text:alphabetical-index-mark-start text:id="IMark95284184"/>rule<text:alphabetical-index-mark-end text:id="IMark95284184"/><text:alphabetical-index-mark-end text:id="IMark94625976"/><text:alphabetical-index-mark-end text:id="IMark52996888"/><text:alphabetical-index-mark-end text:id="IMark80175432"/><text:alphabetical-index-mark-end text:id="IMark79121336"/>s, decides whether each <text:alphabetical-index-mark-start text:id="IMark93771864"/><text:alphabetical-index-mark-start text:id="IMark100611736"/><text:alphabetical-index-mark-start text:id="IMark97309960"/><text:alphabetical-index-mark-start text:id="IMark101833224"/><text:alphabetical-index-mark-start text:id="IMark95521224"/>rule<text:alphabetical-index-mark-end text:id="IMark95521224"/><text:alphabetical-index-mark-end text:id="IMark101833224"/><text:alphabetical-index-mark-end text:id="IMark97309960"/><text:alphabetical-index-mark-end text:id="IMark100611736"/><text:alphabetical-index-mark-end text:id="IMark93771864"/> is applicable at any given moment, applies those <text:alphabetical-index-mark-start text:id="IMark89868280"/><text:alphabetical-index-mark-start text:id="IMark94367320"/><text:alphabetical-index-mark-start text:id="IMark80660120"/><text:alphabetical-index-mark-start text:id="IMark93770296"/><text:alphabetical-index-mark-start text:id="IMark101831656"/>rule<text:alphabetical-index-mark-end text:id="IMark101831656"/><text:alphabetical-index-mark-end text:id="IMark93770296"/><text:alphabetical-index-mark-end text:id="IMark80660120"/><text:alphabetical-index-mark-end text:id="IMark94367320"/><text:alphabetical-index-mark-end text:id="IMark89868280"/>s an then sends the <text:alphabetical-index-mark-start text:id="IMark95534712"/><text:alphabetical-index-mark-start text:id="IMark82980504"/><text:alphabetical-index-mark-start text:id="IMark99351160"/><text:alphabetical-index-mark-start text:id="IMark103107224"/><text:alphabetical-index-mark-start text:id="IMark104288328"/>value<text:alphabetical-index-mark-end text:id="IMark104288328"/><text:alphabetical-index-mark-end text:id="IMark103107224"/><text:alphabetical-index-mark-end text:id="IMark99351160"/><text:alphabetical-index-mark-end text:id="IMark82980504"/><text:alphabetical-index-mark-end text:id="IMark95534712"/>s corresponding to <text:alphabetical-index-mark-start text:id="IMark90970520"/><text:alphabetical-index-mark-start text:id="IMark102917736"/><text:alphabetical-index-mark-start text:id="IMark90028520"/><text:alphabetical-index-mark-start text:id="IMark89724776"/><text:alphabetical-index-mark-start text:id="IMark89990008"/>fact<text:alphabetical-index-mark-end text:id="IMark89990008"/><text:alphabetical-index-mark-end text:id="IMark89724776"/><text:alphabetical-index-mark-end text:id="IMark90028520"/><text:alphabetical-index-mark-end text:id="IMark102917736"/><text:alphabetical-index-mark-end text:id="IMark90970520"/>s back to the <text:alphabetical-index-mark-start text:id="IMark105262296"/><text:alphabetical-index-mark-start text:id="IMark68171272"/><text:alphabetical-index-mark-start text:id="IMark79225240"/><text:alphabetical-index-mark-start text:id="IMark77987448"/><text:alphabetical-index-mark-start text:id="IMark101998888"/>OAPI<text:alphabetical-index-mark-end text:id="IMark101998888"/><text:alphabetical-index-mark-end text:id="IMark77987448"/><text:alphabetical-index-mark-end text:id="IMark79225240"/><text:alphabetical-index-mark-end text:id="IMark68171272"/><text:alphabetical-index-mark-end text:id="IMark105262296"/>.</text:p>
      <text:p text:style-name="Text_20_body"/>
      <text:p text:style-name="Text_20_body">To a great extent, the <text:alphabetical-index-mark-start text:id="IMark99021240"/><text:alphabetical-index-mark-start text:id="IMark78554776"/><text:alphabetical-index-mark-start text:id="IMark77325336"/><text:alphabetical-index-mark-start text:id="IMark102699400"/><text:alphabetical-index-mark-start text:id="IMark83529512"/><text:span text:style-name="T215">ES</text:span><text:alphabetical-index-mark-end text:id="IMark83529512"/><text:alphabetical-index-mark-end text:id="IMark102699400"/><text:alphabetical-index-mark-end text:id="IMark77325336"/><text:alphabetical-index-mark-end text:id="IMark78554776"/><text:alphabetical-index-mark-end text:id="IMark99021240"/> has been <text:alphabetical-index-mark-start text:id="IMark90665128"/><text:alphabetical-index-mark-start text:id="IMark91164920"/><text:alphabetical-index-mark-start text:id="IMark97403656"/>code<text:alphabetical-index-mark-end text:id="IMark97403656"/><text:alphabetical-index-mark-end text:id="IMark91164920"/><text:alphabetical-index-mark-end text:id="IMark90665128"/>d within <text:alphabetical-index-mark-start text:id="IMark101057496"/><text:alphabetical-index-mark-start text:id="IMark53003640"/><text:alphabetical-index-mark-start text:id="IMark68848872"/><text:alphabetical-index-mark-start text:id="IMark101762424"/><text:alphabetical-index-mark-start text:id="IMark89918088"/><text:alphabetical-index-mark-start text:id="IMark99274296"/><text:alphabetical-index-mark-start text:id="IMark104476440"/><text:alphabetical-index-mark-start text:id="IMark81842456"/><text:alphabetical-index-mark-start text:id="IMark83421768"/><text:alphabetical-index-mark-start text:id="IMark45029176"/><text:span text:style-name="T83">Delta</text:span><text:alphabetical-index-mark-end text:id="IMark45029176"/><text:alphabetical-index-mark-end text:id="IMark83421768"/><text:alphabetical-index-mark-end text:id="IMark81842456"/><text:alphabetical-index-mark-end text:id="IMark104476440"/><text:alphabetical-index-mark-end text:id="IMark99274296"/><text:alphabetical-index-mark-end text:id="IMark89918088"/><text:alphabetical-index-mark-end text:id="IMark101762424"/><text:alphabetical-index-mark-end text:id="IMark68848872"/><text:alphabetical-index-mark-end text:id="IMark53003640"/><text:alphabetical-index-mark-end text:id="IMark101057496"/><text:alphabetical-index-mark-start text:id="IMark93917224"/><text:alphabetical-index-mark-start text:id="IMark94974344"/><text:alphabetical-index-mark-start text:id="IMark81204536"/><text:alphabetical-index-mark-start text:id="IMark103683640"/><text:alphabetical-index-mark-start text:id="IMark93767144"/><text:span text:style-name="T83">Glider</text:span><text:alphabetical-index-mark-end text:id="IMark93767144"/><text:alphabetical-index-mark-end text:id="IMark103683640"/><text:alphabetical-index-mark-end text:id="IMark81204536"/><text:alphabetical-index-mark-end text:id="IMark94974344"/><text:alphabetical-index-mark-end text:id="IMark93917224"/><text:span text:style-name="T83">.</text:span><text:alphabetical-index-mark-start text:id="IMark94643512"/><text:alphabetical-index-mark-start text:id="IMark44998664"/><text:alphabetical-index-mark-start text:id="IMark91094952"/><text:alphabetical-index-mark-start text:id="IMark102026664"/><text:alphabetical-index-mark-start text:id="IMark101524232"/><text:span text:style-name="T83">cpp</text:span><text:alphabetical-index-mark-end text:id="IMark101524232"/><text:alphabetical-index-mark-end text:id="IMark102026664"/><text:alphabetical-index-mark-end text:id="IMark91094952"/><text:alphabetical-index-mark-end text:id="IMark44998664"/><text:alphabetical-index-mark-end text:id="IMark94643512"/> and <text:alphabetical-index-mark-start text:id="IMark81458600"/><text:alphabetical-index-mark-start text:id="IMark81509992"/><text:alphabetical-index-mark-start text:id="IMark100572056"/><text:alphabetical-index-mark-start text:id="IMark104319032"/><text:alphabetical-index-mark-start text:id="IMark93508456"/><text:alphabetical-index-mark-start text:id="IMark91270936"/><text:alphabetical-index-mark-start text:id="IMark93468984"/><text:alphabetical-index-mark-start text:id="IMark92361160"/><text:alphabetical-index-mark-start text:id="IMark93452296"/><text:alphabetical-index-mark-start text:id="IMark80280968"/><text:span text:style-name="T83">Delta</text:span><text:alphabetical-index-mark-end text:id="IMark80280968"/><text:alphabetical-index-mark-end text:id="IMark93452296"/><text:alphabetical-index-mark-end text:id="IMark92361160"/><text:alphabetical-index-mark-end text:id="IMark93468984"/><text:alphabetical-index-mark-end text:id="IMark91270936"/><text:alphabetical-index-mark-end text:id="IMark93508456"/><text:alphabetical-index-mark-end text:id="IMark104319032"/><text:alphabetical-index-mark-end text:id="IMark100572056"/><text:alphabetical-index-mark-end text:id="IMark81509992"/><text:alphabetical-index-mark-end text:id="IMark81458600"/><text:alphabetical-index-mark-start text:id="IMark104833240"/><text:alphabetical-index-mark-start text:id="IMark104402216"/><text:alphabetical-index-mark-start text:id="IMark102290872"/><text:alphabetical-index-mark-start text:id="IMark100059784"/><text:alphabetical-index-mark-start text:id="IMark97863144"/><text:span text:style-name="T83">Glider</text:span><text:alphabetical-index-mark-end text:id="IMark97863144"/><text:alphabetical-index-mark-end text:id="IMark100059784"/><text:alphabetical-index-mark-end text:id="IMark102290872"/><text:alphabetical-index-mark-end text:id="IMark104402216"/><text:alphabetical-index-mark-end text:id="IMark104833240"/><text:span text:style-name="T83">.h</text:span>. You will find a couple of additional <text:alphabetical-index-mark-start text:id="IMark101892600"/><text:alphabetical-index-mark-start text:id="IMark83243544"/><text:alphabetical-index-mark-start text:id="IMark80202024"/><text:alphabetical-index-mark-start text:id="IMark95401352"/><text:alphabetical-index-mark-start text:id="IMark98891656"/>cpp<text:alphabetical-index-mark-end text:id="IMark98891656"/><text:alphabetical-index-mark-end text:id="IMark95401352"/><text:alphabetical-index-mark-end text:id="IMark80202024"/><text:alphabetical-index-mark-end text:id="IMark83243544"/><text:alphabetical-index-mark-end text:id="IMark101892600"/> and h <text:alphabetical-index-mark-start text:id="IMark96843848"/><text:alphabetical-index-mark-start text:id="IMark104339384"/><text:alphabetical-index-mark-start text:id="IMark104032536"/><text:alphabetical-index-mark-start text:id="IMark79211752"/>file<text:alphabetical-index-mark-end text:id="IMark79211752"/><text:alphabetical-index-mark-end text:id="IMark104032536"/><text:alphabetical-index-mark-end text:id="IMark104339384"/><text:alphabetical-index-mark-end text:id="IMark96843848"/>s, which contain <text:alphabetical-index-mark-start text:id="IMark68885864"/><text:alphabetical-index-mark-start text:id="IMark77437240"/><text:alphabetical-index-mark-start text:id="IMark81711288"/><text:alphabetical-index-mark-start text:id="IMark100145048"/><text:alphabetical-index-mark-start text:id="IMark102077272"/>sup<text:alphabetical-index-mark-start text:id="IMark104094776"/><text:alphabetical-index-mark-start text:id="IMark98816088"/>port<text:alphabetical-index-mark-end text:id="IMark98816088"/><text:alphabetical-index-mark-end text:id="IMark104094776"/><text:alphabetical-index-mark-end text:id="IMark102077272"/><text:alphabetical-index-mark-end text:id="IMark100145048"/><text:alphabetical-index-mark-end text:id="IMark81711288"/><text:alphabetical-index-mark-end text:id="IMark77437240"/><text:alphabetical-index-mark-end text:id="IMark68885864"/> and <text:alphabetical-index-mark-start text:id="IMark95508472"/><text:alphabetical-index-mark-start text:id="IMark97212648"/><text:alphabetical-index-mark-start text:id="IMark97858952"/><text:alphabetical-index-mark-start text:id="IMark95951320"/><text:alphabetical-index-mark-start text:id="IMark93424584"/>Sqlite3<text:alphabetical-index-mark-end text:id="IMark93424584"/><text:alphabetical-index-mark-end text:id="IMark95951320"/><text:alphabetical-index-mark-end text:id="IMark97858952"/><text:alphabetical-index-mark-end text:id="IMark97212648"/><text:alphabetical-index-mark-end text:id="IMark95508472"/> – <text:alphabetical-index-mark-start text:id="IMark95509256"/>re<text:alphabetical-index-mark-start text:id="IMark95162104"/>l<text:alphabetical-index-mark-end text:id="IMark95509256"/>at<text:alphabetical-index-mark-end text:id="IMark95162104"/>ed <text:alphabetical-index-mark-start text:id="IMark82799208"/><text:alphabetical-index-mark-start text:id="IMark52906232"/><text:alphabetical-index-mark-start text:id="IMark91255912"/><text:alphabetical-index-mark-start text:id="IMark83190600"/><text:alphabetical-index-mark-start text:id="IMark95546840"/>function<text:alphabetical-index-mark-end text:id="IMark95546840"/><text:alphabetical-index-mark-end text:id="IMark83190600"/><text:alphabetical-index-mark-end text:id="IMark91255912"/><text:alphabetical-index-mark-end text:id="IMark52906232"/><text:alphabetical-index-mark-end text:id="IMark82799208"/>s. Aside from that, the <text:alphabetical-index-mark-start text:id="IMark99844840"/><text:alphabetical-index-mark-start text:id="IMark91961352"/><text:alphabetical-index-mark-start text:id="IMark95342248"/>code<text:alphabetical-index-mark-end text:id="IMark95342248"/><text:alphabetical-index-mark-end text:id="IMark91961352"/><text:alphabetical-index-mark-end text:id="IMark99844840"/> of the original <text:alphabetical-index-mark-start text:id="IMark80790584"/><text:alphabetical-index-mark-start text:id="IMark104538616"/><text:alphabetical-index-mark-start text:id="IMark80906632"/><text:alphabetical-index-mark-start text:id="IMark104846664"/><text:alphabetical-index-mark-start text:id="IMark95459784"/><text:alphabetical-index-mark-start text:id="IMark96107160"/><text:alphabetical-index-mark-start text:id="IMark95559832"/><text:alphabetical-index-mark-start text:id="IMark94234312"/><text:alphabetical-index-mark-start text:id="IMark81292632"/><text:alphabetical-index-mark-start text:id="IMark78310136"/>Delta<text:alphabetical-index-mark-end text:id="IMark78310136"/><text:alphabetical-index-mark-end text:id="IMark81292632"/><text:alphabetical-index-mark-end text:id="IMark94234312"/><text:alphabetical-index-mark-end text:id="IMark95559832"/><text:alphabetical-index-mark-end text:id="IMark96107160"/><text:alphabetical-index-mark-end text:id="IMark95459784"/><text:alphabetical-index-mark-end text:id="IMark104846664"/><text:alphabetical-index-mark-end text:id="IMark80906632"/><text:alphabetical-index-mark-end text:id="IMark104538616"/><text:alphabetical-index-mark-end text:id="IMark80790584"/> <text:alphabetical-index-mark-start text:id="IMark102747640"/><text:alphabetical-index-mark-start text:id="IMark101253160"/><text:alphabetical-index-mark-start text:id="IMark42765224"/><text:alphabetical-index-mark-start text:id="IMark91719592"/><text:alphabetical-index-mark-start text:id="IMark104569608"/>Glider<text:alphabetical-index-mark-end text:id="IMark104569608"/><text:alphabetical-index-mark-end text:id="IMark91719592"/><text:alphabetical-index-mark-end text:id="IMark42765224"/><text:alphabetical-index-mark-end text:id="IMark101253160"/><text:alphabetical-index-mark-end text:id="IMark102747640"/> has been left as it was.</text:p>
      <text:p text:style-name="Text_20_body"/>
      <text:p text:style-name="Text_20_body"/>
      <text:h text:style-name="Heading_20_2" text:outline-level="2"><text:bookmark-start text:name="__RefHeading___Toc6784_1483239106"/><text:span text:style-name="T1">4.3.</text:span> <text:alphabetical-index-mark-start text:id="IMark91080296"/><text:alphabetical-index-mark-start text:id="IMark77384024"/><text:alphabetical-index-mark-start text:id="IMark89893864"/><text:alphabetical-index-mark-start text:id="IMark43382648"/>Knowledge<text:alphabetical-index-mark-end text:id="IMark43382648"/><text:alphabetical-index-mark-end text:id="IMark89893864"/><text:alphabetical-index-mark-end text:id="IMark77384024"/><text:alphabetical-index-mark-end text:id="IMark91080296"/> <text:alphabetical-index-mark-start text:id="IMark94712008"/><text:alphabetical-index-mark-start text:id="IMark44941320"/><text:alphabetical-index-mark-start text:id="IMark93796120"/><text:alphabetical-index-mark-start text:id="IMark102320936"/>base<text:bookmark-end text:name="__RefHeading___Toc6784_1483239106"/><text:alphabetical-index-mark-end text:id="IMark102320936"/><text:alphabetical-index-mark-end text:id="IMark93796120"/><text:alphabetical-index-mark-end text:id="IMark44941320"/><text:alphabetical-index-mark-end text:id="IMark94712008"/></text:h>
      <text:p text:style-name="Text_20_body"/>
      <text:p text:style-name="Text_20_body">The <text:alphabetical-index-mark-start text:id="IMark80280184"/><text:alphabetical-index-mark-start text:id="IMark101135112"/><text:alphabetical-index-mark-start text:id="IMark68394472"/><text:alphabetical-index-mark-start text:id="IMark81365720"/><text:alphabetical-index-mark-start text:id="IMark90053992"/>KB<text:alphabetical-index-mark-end text:id="IMark90053992"/><text:alphabetical-index-mark-end text:id="IMark81365720"/><text:alphabetical-index-mark-end text:id="IMark68394472"/><text:alphabetical-index-mark-end text:id="IMark101135112"/><text:alphabetical-index-mark-end text:id="IMark80280184"/> <text:span text:style-name="T207">is contained in one </text:span><text:alphabetical-index-mark-start text:id="IMark102015320"/><text:alphabetical-index-mark-start text:id="IMark94598792"/><text:alphabetical-index-mark-start text:id="IMark90596136"/><text:alphabetical-index-mark-start text:id="IMark102445928"/><text:alphabetical-index-mark-start text:id="IMark103267848"/><text:span text:style-name="T207">Sqlite3</text:span><text:alphabetical-index-mark-end text:id="IMark103267848"/><text:alphabetical-index-mark-end text:id="IMark102445928"/><text:alphabetical-index-mark-end text:id="IMark90596136"/><text:alphabetical-index-mark-end text:id="IMark94598792"/><text:alphabetical-index-mark-end text:id="IMark102015320"/><text:span text:style-name="T207"> </text:span><text:alphabetical-index-mark-start text:id="IMark77135400"/><text:alphabetical-index-mark-start text:id="IMark82402552"/><text:alphabetical-index-mark-start text:id="IMark83790264"/><text:alphabetical-index-mark-start text:id="IMark92482088"/><text:span text:style-name="T207">file</text:span><text:alphabetical-index-mark-end text:id="IMark92482088"/><text:alphabetical-index-mark-end text:id="IMark83790264"/><text:alphabetical-index-mark-end text:id="IMark82402552"/><text:alphabetical-index-mark-end text:id="IMark77135400"/><text:span text:style-name="T207"> called </text:span><text:alphabetical-index-mark-start text:id="IMark102119192"/><text:alphabetical-index-mark-start text:id="IMark44764024"/><text:alphabetical-index-mark-start text:id="IMark77436456"/><text:alphabetical-index-mark-start text:id="IMark102248360"/><text:alphabetical-index-mark-start text:id="IMark93985320"/><text:alphabetical-index-mark-start text:id="IMark67546200"/><text:span text:style-name="T136">DGIII</text:span><text:alphabetical-index-mark-end text:id="IMark67546200"/><text:alphabetical-index-mark-start text:id="IMark90961832"/><text:span text:style-name="T136">AI</text:span><text:alphabetical-index-mark-end text:id="IMark90961832"/><text:alphabetical-index-mark-end text:id="IMark93985320"/><text:alphabetical-index-mark-end text:id="IMark102248360"/><text:alphabetical-index-mark-end text:id="IMark77436456"/><text:alphabetical-index-mark-end text:id="IMark44764024"/><text:alphabetical-index-mark-end text:id="IMark102119192"/><text:span text:style-name="T136">.db</text:span><text:span text:style-name="T207">. Other </text:span><text:alphabetical-index-mark-start text:id="IMark44007400"/><text:alphabetical-index-mark-start text:id="IMark91606200"/><text:alphabetical-index-mark-start text:id="IMark77257192"/><text:alphabetical-index-mark-start text:id="IMark99057144"/><text:alphabetical-index-mark-start text:id="IMark90845928"/><text:alphabetical-index-mark-start text:id="IMark93573544"/><text:alphabetical-index-mark-start text:id="IMark101811128"/><text:alphabetical-index-mark-start text:id="IMark104467704"/><text:alphabetical-index-mark-start text:id="IMark92452264"/><text:alphabetical-index-mark-start text:id="IMark82995960"/><text:alphabetical-index-mark-start text:id="IMark105086232"/><text:alphabetical-index-mark-start text:id="IMark103232728"/><text:alphabetical-index-mark-start text:id="IMark104529864"/><text:alphabetical-index-mark-start text:id="IMark97402872"/><text:alphabetical-index-mark-start text:id="IMark35941720"/><text:span text:style-name="T207">R</text:span><text:alphabetical-index-mark-start text:id="IMark94415688"/><text:alphabetical-index-mark-start text:id="IMark79030632"/><text:alphabetical-index-mark-start text:id="IMark94179480"/><text:alphabetical-index-mark-start text:id="IMark81650888"/><text:alphabetical-index-mark-start text:id="IMark91271720"/><text:span text:style-name="T207">DB</text:span><text:alphabetical-index-mark-end text:id="IMark91271720"/><text:alphabetical-index-mark-end text:id="IMark81650888"/><text:alphabetical-index-mark-end text:id="IMark94179480"/><text:alphabetical-index-mark-end text:id="IMark79030632"/><text:alphabetical-index-mark-end text:id="IMark94415688"/><text:alphabetical-index-mark-end text:id="IMark35941720"/><text:alphabetical-index-mark-end text:id="IMark97402872"/><text:alphabetical-index-mark-end text:id="IMark104529864"/><text:alphabetical-index-mark-end text:id="IMark103232728"/><text:alphabetical-index-mark-end text:id="IMark105086232"/><text:alphabetical-index-mark-end text:id="IMark82995960"/><text:alphabetical-index-mark-end text:id="IMark92452264"/><text:alphabetical-index-mark-end text:id="IMark104467704"/><text:alphabetical-index-mark-end text:id="IMark101811128"/><text:alphabetical-index-mark-end text:id="IMark93573544"/><text:span text:style-name="T207">MS</text:span><text:alphabetical-index-mark-end text:id="IMark90845928"/><text:alphabetical-index-mark-end text:id="IMark99057144"/><text:alphabetical-index-mark-end text:id="IMark77257192"/><text:alphabetical-index-mark-end text:id="IMark91606200"/><text:alphabetical-index-mark-end text:id="IMark44007400"/><text:span text:style-name="T207"> use different </text:span><text:alphabetical-index-mark-start text:id="IMark44873000"/><text:alphabetical-index-mark-start text:id="IMark93961704"/><text:alphabetical-index-mark-start text:id="IMark96182424"/><text:alphabetical-index-mark-start text:id="IMark100743336"/><text:alphabetical-index-mark-start text:id="IMark80913704"/><text:span text:style-name="T207">structure</text:span><text:alphabetical-index-mark-end text:id="IMark80913704"/><text:alphabetical-index-mark-end text:id="IMark100743336"/><text:alphabetical-index-mark-end text:id="IMark96182424"/><text:alphabetical-index-mark-end text:id="IMark93961704"/><text:alphabetical-index-mark-end text:id="IMark44873000"/><text:span text:style-name="T207">s, </text:span><text:alphabetical-index-mark-start text:id="IMark95831288"/><text:alphabetical-index-mark-start text:id="IMark91096936"/><text:alphabetical-index-mark-start text:id="IMark91930808"/><text:alphabetical-index-mark-start text:id="IMark99792280"/><text:span text:style-name="T207">file</text:span><text:alphabetical-index-mark-end text:id="IMark99792280"/><text:alphabetical-index-mark-end text:id="IMark91930808"/><text:alphabetical-index-mark-end text:id="IMark91096936"/><text:alphabetical-index-mark-end text:id="IMark95831288"/><text:span text:style-name="T207">s and locations depending on several </text:span><text:alphabetical-index-mark-start text:id="IMark53006712"/><text:alphabetical-index-mark-start text:id="IMark80479256"/><text:alphabetical-index-mark-start text:id="IMark92440376"/><text:alphabetical-index-mark-start text:id="IMark84002712"/><text:alphabetical-index-mark-start text:id="IMark80656456"/><text:alphabetical-index-mark-start text:id="IMark90040312"/><text:alphabetical-index-mark-start text:id="IMark104356296"/><text:alphabetical-index-mark-start text:id="IMark101657864"/><text:alphabetical-index-mark-start text:id="IMark90824584"/><text:alphabetical-index-mark-start text:id="IMark44786456"/><text:span text:style-name="T207">fact</text:span><text:alphabetical-index-mark-end text:id="IMark44786456"/><text:alphabetical-index-mark-end text:id="IMark90824584"/><text:alphabetical-index-mark-end text:id="IMark101657864"/><text:alphabetical-index-mark-end text:id="IMark104356296"/><text:alphabetical-index-mark-end text:id="IMark90040312"/><text:span text:style-name="T207">or</text:span><text:alphabetical-index-mark-end text:id="IMark80656456"/><text:alphabetical-index-mark-end text:id="IMark84002712"/><text:alphabetical-index-mark-end text:id="IMark92440376"/><text:alphabetical-index-mark-end text:id="IMark80479256"/><text:alphabetical-index-mark-end text:id="IMark53006712"/><text:span text:style-name="T207">s. One of the </text:span><text:alphabetical-index-mark-start text:id="IMark84374024"/><text:alphabetical-index-mark-start text:id="IMark78963960"/><text:span text:style-name="T207">advantage</text:span><text:alphabetical-index-mark-end text:id="IMark78963960"/><text:alphabetical-index-mark-end text:id="IMark84374024"/><text:span text:style-name="T207">s of </text:span><text:alphabetical-index-mark-start text:id="IMark98421560"/><text:alphabetical-index-mark-start text:id="IMark83524872"/><text:alphabetical-index-mark-start text:id="IMark95995224"/><text:alphabetical-index-mark-start text:id="IMark102102472"/><text:alphabetical-index-mark-start text:id="IMark95812840"/><text:span text:style-name="T207">Sqlite3</text:span><text:alphabetical-index-mark-end text:id="IMark95812840"/><text:alphabetical-index-mark-end text:id="IMark102102472"/><text:alphabetical-index-mark-end text:id="IMark95995224"/><text:alphabetical-index-mark-end text:id="IMark83524872"/><text:alphabetical-index-mark-end text:id="IMark98421560"/><text:span text:style-name="T207"> is that each </text:span><text:alphabetical-index-mark-start text:id="IMark80922584"/><text:alphabetical-index-mark-start text:id="IMark104452904"/><text:alphabetical-index-mark-start text:id="IMark83709144"/><text:alphabetical-index-mark-start text:id="IMark94320376"/><text:alphabetical-index-mark-start text:id="IMark93958152"/><text:alphabetical-index-mark-start text:id="IMark68430264"/><text:alphabetical-index-mark-start text:id="IMark90738824"/><text:alphabetical-index-mark-start text:id="IMark104292360"/><text:alphabetical-index-mark-start text:id="IMark91822072"/><text:span text:style-name="T207">data</text:span><text:alphabetical-index-mark-end text:id="IMark91822072"/><text:alphabetical-index-mark-end text:id="IMark104292360"/><text:alphabetical-index-mark-end text:id="IMark90738824"/><text:alphabetical-index-mark-end text:id="IMark68430264"/><text:alphabetical-index-mark-start text:id="IMark81860312"/><text:alphabetical-index-mark-start text:id="IMark101418872"/><text:alphabetical-index-mark-start text:id="IMark91903992"/><text:alphabetical-index-mark-start text:id="IMark44904088"/><text:span text:style-name="T207">base</text:span><text:alphabetical-index-mark-end text:id="IMark44904088"/><text:alphabetical-index-mark-end text:id="IMark91903992"/><text:alphabetical-index-mark-end text:id="IMark101418872"/><text:alphabetical-index-mark-end text:id="IMark81860312"/><text:alphabetical-index-mark-end text:id="IMark93958152"/><text:alphabetical-index-mark-end text:id="IMark94320376"/><text:alphabetical-index-mark-end text:id="IMark83709144"/><text:alphabetical-index-mark-end text:id="IMark104452904"/><text:alphabetical-index-mark-end text:id="IMark80922584"/><text:span text:style-name="T207"> can be self - contained, but still can access other </text:span><text:alphabetical-index-mark-start text:id="IMark60633752"/><text:alphabetical-index-mark-start text:id="IMark90178072"/><text:alphabetical-index-mark-start text:id="IMark82288040"/><text:alphabetical-index-mark-start text:id="IMark44942104"/><text:alphabetical-index-mark-start text:id="IMark103419496"/><text:alphabetical-index-mark-start text:id="IMark95816248"/><text:alphabetical-index-mark-start text:id="IMark99044072"/><text:alphabetical-index-mark-start text:id="IMark90798520"/><text:alphabetical-index-mark-start text:id="IMark104412744"/><text:span text:style-name="T207">data</text:span><text:alphabetical-index-mark-end text:id="IMark104412744"/><text:alphabetical-index-mark-end text:id="IMark90798520"/><text:alphabetical-index-mark-end text:id="IMark99044072"/><text:alphabetical-index-mark-end text:id="IMark95816248"/><text:alphabetical-index-mark-start text:id="IMark99199144"/><text:alphabetical-index-mark-start text:id="IMark94473288"/><text:alphabetical-index-mark-start text:id="IMark102573736"/><text:alphabetical-index-mark-start text:id="IMark104786232"/><text:span text:style-name="T207">base</text:span><text:alphabetical-index-mark-end text:id="IMark104786232"/><text:alphabetical-index-mark-end text:id="IMark102573736"/><text:alphabetical-index-mark-end text:id="IMark94473288"/><text:alphabetical-index-mark-end text:id="IMark99199144"/><text:alphabetical-index-mark-end text:id="IMark103419496"/><text:alphabetical-index-mark-end text:id="IMark44942104"/><text:alphabetical-index-mark-end text:id="IMark82288040"/><text:alphabetical-index-mark-end text:id="IMark90178072"/><text:alphabetical-index-mark-end text:id="IMark60633752"/><text:span text:style-name="T207">s. This is the case of </text:span><text:alphabetical-index-mark-start text:id="IMark105096056"/><text:alphabetical-index-mark-start text:id="IMark90441464"/><text:alphabetical-index-mark-start text:id="IMark95494216"/><text:alphabetical-index-mark-start text:id="IMark102432440"/><text:alphabetical-index-mark-start text:id="IMark103226648"/><text:alphabetical-index-mark-start text:id="IMark100888248"/><text:span text:style-name="T207">DGIII</text:span><text:alphabetical-index-mark-end text:id="IMark100888248"/><text:alphabetical-index-mark-start text:id="IMark94691672"/><text:span text:style-name="T207">AI</text:span><text:alphabetical-index-mark-end text:id="IMark94691672"/><text:alphabetical-index-mark-end text:id="IMark103226648"/><text:alphabetical-index-mark-end text:id="IMark102432440"/><text:alphabetical-index-mark-end text:id="IMark95494216"/><text:alphabetical-index-mark-end text:id="IMark90441464"/><text:alphabetical-index-mark-end text:id="IMark105096056"/><text:span text:style-name="T207">: it uses primarily the </text:span><text:alphabetical-index-mark-start text:id="IMark99999320"/><text:alphabetical-index-mark-start text:id="IMark81636792"/><text:alphabetical-index-mark-start text:id="IMark102307448"/><text:alphabetical-index-mark-start text:id="IMark96157256"/><text:alphabetical-index-mark-start text:id="IMark89927912"/><text:alphabetical-index-mark-start text:id="IMark90912728"/><text:alphabetical-index-mark-start text:id="IMark79860408"/><text:alphabetical-index-mark-start text:id="IMark94413720"/><text:alphabetical-index-mark-start text:id="IMark95312808"/><text:span text:style-name="T207">data</text:span><text:alphabetical-index-mark-end text:id="IMark95312808"/><text:alphabetical-index-mark-end text:id="IMark94413720"/><text:alphabetical-index-mark-end text:id="IMark79860408"/><text:alphabetical-index-mark-end text:id="IMark90912728"/><text:alphabetical-index-mark-start text:id="IMark90938296"/><text:alphabetical-index-mark-start text:id="IMark91817000"/><text:alphabetical-index-mark-start text:id="IMark91199128"/><text:alphabetical-index-mark-start text:id="IMark92756136"/><text:span text:style-name="T207">base</text:span><text:alphabetical-index-mark-end text:id="IMark92756136"/><text:alphabetical-index-mark-end text:id="IMark91199128"/><text:alphabetical-index-mark-end text:id="IMark91817000"/><text:alphabetical-index-mark-end text:id="IMark90938296"/><text:alphabetical-index-mark-end text:id="IMark89927912"/><text:alphabetical-index-mark-end text:id="IMark96157256"/><text:alphabetical-index-mark-end text:id="IMark102307448"/><text:alphabetical-index-mark-end text:id="IMark81636792"/><text:alphabetical-index-mark-end text:id="IMark99999320"/><text:span text:style-name="T207"> </text:span><text:alphabetical-index-mark-start text:id="IMark95680008"/><text:alphabetical-index-mark-start text:id="IMark79931992"/><text:alphabetical-index-mark-start text:id="IMark92886984"/><text:alphabetical-index-mark-start text:id="IMark102586984"/><text:alphabetical-index-mark-start text:id="IMark104702392"/><text:alphabetical-index-mark-start text:id="IMark92245144"/><text:span text:style-name="T136">DGIII</text:span><text:alphabetical-index-mark-end text:id="IMark92245144"/><text:alphabetical-index-mark-start text:id="IMark89708008"/><text:span text:style-name="T136">AI</text:span><text:alphabetical-index-mark-end text:id="IMark89708008"/><text:alphabetical-index-mark-end text:id="IMark104702392"/><text:alphabetical-index-mark-end text:id="IMark102586984"/><text:alphabetical-index-mark-end text:id="IMark92886984"/><text:alphabetical-index-mark-end text:id="IMark79931992"/><text:alphabetical-index-mark-end text:id="IMark95680008"/><text:span text:style-name="T136">.db</text:span><text:span text:style-name="T207">, but can use other </text:span><text:alphabetical-index-mark-start text:id="IMark92798568"/><text:alphabetical-index-mark-start text:id="IMark100167928"/><text:alphabetical-index-mark-start text:id="IMark101582600"/><text:alphabetical-index-mark-start text:id="IMark80129768"/><text:alphabetical-index-mark-start text:id="IMark81979400"/><text:alphabetical-index-mark-start text:id="IMark35941016"/><text:alphabetical-index-mark-start text:id="IMark98304664"/><text:alphabetical-index-mark-start text:id="IMark95563976"/><text:alphabetical-index-mark-start text:id="IMark83156024"/><text:span text:style-name="T207">data</text:span><text:alphabetical-index-mark-end text:id="IMark83156024"/><text:alphabetical-index-mark-end text:id="IMark95563976"/><text:alphabetical-index-mark-end text:id="IMark98304664"/><text:alphabetical-index-mark-end text:id="IMark35941016"/><text:alphabetical-index-mark-start text:id="IMark80109592"/><text:alphabetical-index-mark-start text:id="IMark93841912"/><text:alphabetical-index-mark-start text:id="IMark95055512"/><text:alphabetical-index-mark-start text:id="IMark92034168"/><text:span text:style-name="T207">base</text:span><text:alphabetical-index-mark-end text:id="IMark92034168"/><text:alphabetical-index-mark-end text:id="IMark95055512"/><text:alphabetical-index-mark-end text:id="IMark93841912"/><text:alphabetical-index-mark-end text:id="IMark80109592"/><text:alphabetical-index-mark-end text:id="IMark81979400"/><text:alphabetical-index-mark-end text:id="IMark80129768"/><text:alphabetical-index-mark-end text:id="IMark101582600"/><text:alphabetical-index-mark-end text:id="IMark100167928"/><text:alphabetical-index-mark-end text:id="IMark92798568"/><text:span text:style-name="T207">s as well. Indeed, using the </text:span><text:alphabetical-index-mark-start text:id="IMark44782968"/><text:alphabetical-index-mark-start text:id="IMark81550680"/><text:alphabetical-index-mark-start text:id="IMark78286696"/><text:alphabetical-index-mark-start text:id="IMark102920088"/><text:alphabetical-index-mark-start text:id="IMark80654104"/><text:alphabetical-index-mark-start text:id="IMark90809128"/><text:span text:style-name="T207">SQL</text:span><text:alphabetical-index-mark-end text:id="IMark90809128"/><text:span text:style-name="T207">C</text:span><text:alphabetical-index-mark-end text:id="IMark80654104"/><text:alphabetical-index-mark-end text:id="IMark102920088"/><text:alphabetical-index-mark-end text:id="IMark78286696"/><text:alphabetical-index-mark-end text:id="IMark81550680"/><text:alphabetical-index-mark-end text:id="IMark44782968"/><text:span text:style-name="T207"> </text:span><text:alphabetical-index-mark-start text:id="IMark94639416"/><text:alphabetical-index-mark-start text:id="IMark60664696"/><text:alphabetical-index-mark-start text:id="IMark95753432"/><text:alphabetical-index-mark-start text:id="IMark92175064"/><text:alphabetical-index-mark-start text:id="IMark104922840"/><text:span text:style-name="T207">MFD</text:span><text:alphabetical-index-mark-end text:id="IMark104922840"/><text:alphabetical-index-mark-end text:id="IMark92175064"/><text:alphabetical-index-mark-end text:id="IMark95753432"/><text:alphabetical-index-mark-end text:id="IMark60664696"/><text:alphabetical-index-mark-end text:id="IMark94639416"/><text:span text:style-name="T207">, </text:span><text:alphabetical-index-mark-start text:id="IMark103231944"/><text:alphabetical-index-mark-start text:id="IMark82237064"/><text:alphabetical-index-mark-start text:id="IMark97788536"/><text:alphabetical-index-mark-start text:id="IMark104940776"/><text:alphabetical-index-mark-start text:id="IMark98995784"/><text:alphabetical-index-mark-start text:id="IMark104921272"/><text:span text:style-name="T207">DGIII</text:span><text:alphabetical-index-mark-end text:id="IMark104921272"/><text:alphabetical-index-mark-start text:id="IMark104925976"/><text:span text:style-name="T207">AI</text:span><text:alphabetical-index-mark-end text:id="IMark104925976"/><text:alphabetical-index-mark-end text:id="IMark98995784"/><text:alphabetical-index-mark-end text:id="IMark104940776"/><text:alphabetical-index-mark-end text:id="IMark97788536"/><text:alphabetical-index-mark-end text:id="IMark82237064"/><text:alphabetical-index-mark-end text:id="IMark103231944"/><text:span text:style-name="T207"> also accesses the </text:span><text:alphabetical-index-mark-start text:id="IMark60722200"/><text:alphabetical-index-mark-start text:id="IMark60615160"/><text:alphabetical-index-mark-start text:id="IMark98269496"/><text:alphabetical-index-mark-start text:id="IMark77937528"/><text:alphabetical-index-mark-start text:id="IMark102635432"/><text:span text:style-name="T207">MFD</text:span><text:alphabetical-index-mark-end text:id="IMark102635432"/><text:alphabetical-index-mark-end text:id="IMark77937528"/><text:alphabetical-index-mark-end text:id="IMark98269496"/><text:alphabetical-index-mark-end text:id="IMark60615160"/><text:alphabetical-index-mark-end text:id="IMark60722200"/><text:span text:style-name="T207">’s own </text:span><text:alphabetical-index-mark-start text:id="IMark77920504"/><text:alphabetical-index-mark-start text:id="IMark103472552"/><text:alphabetical-index-mark-start text:id="IMark104214152"/><text:alphabetical-index-mark-start text:id="IMark100429352"/><text:alphabetical-index-mark-start text:id="IMark98014184"/><text:alphabetical-index-mark-start text:id="IMark104724360"/><text:alphabetical-index-mark-start text:id="IMark98009464"/><text:alphabetical-index-mark-start text:id="IMark94991672"/><text:alphabetical-index-mark-start text:id="IMark82643400"/><text:span text:style-name="T207">data</text:span><text:alphabetical-index-mark-end text:id="IMark82643400"/><text:alphabetical-index-mark-end text:id="IMark94991672"/><text:alphabetical-index-mark-end text:id="IMark98009464"/><text:alphabetical-index-mark-end text:id="IMark104724360"/><text:alphabetical-index-mark-start text:id="IMark105279192"/><text:alphabetical-index-mark-start text:id="IMark103633704"/><text:alphabetical-index-mark-start text:id="IMark92923192"/><text:alphabetical-index-mark-start text:id="IMark77938312"/><text:span text:style-name="T207">base</text:span><text:alphabetical-index-mark-end text:id="IMark77938312"/><text:alphabetical-index-mark-end text:id="IMark92923192"/><text:alphabetical-index-mark-end text:id="IMark103633704"/><text:alphabetical-index-mark-end text:id="IMark105279192"/><text:alphabetical-index-mark-end text:id="IMark98014184"/><text:alphabetical-index-mark-end text:id="IMark100429352"/><text:alphabetical-index-mark-end text:id="IMark104214152"/><text:alphabetical-index-mark-end text:id="IMark103472552"/><text:alphabetical-index-mark-end text:id="IMark77920504"/><text:span text:style-name="T207"> called </text:span><text:alphabetical-index-mark-start text:id="IMark83755960"/><text:alphabetical-index-mark-start text:id="IMark99500312"/><text:alphabetical-index-mark-start text:id="IMark104226376"/><text:alphabetical-index-mark-start text:id="IMark83757528"/><text:alphabetical-index-mark-start text:id="IMark82052744"/><text:alphabetical-index-mark-start text:id="IMark60650392"/><text:span text:style-name="T207">SQL</text:span><text:alphabetical-index-mark-end text:id="IMark60650392"/><text:span text:style-name="T207">C</text:span><text:alphabetical-index-mark-end text:id="IMark82052744"/><text:alphabetical-index-mark-end text:id="IMark83757528"/><text:alphabetical-index-mark-end text:id="IMark104226376"/><text:alphabetical-index-mark-end text:id="IMark99500312"/><text:alphabetical-index-mark-end text:id="IMark83755960"/><text:span text:style-name="T207">.</text:span></text:p>
      <text:p text:style-name="Text_20_body"><text:soft-page-break/></text:p>
      <text:p text:style-name="Text_20_body">In this text we will not deal with <text:alphabetical-index-mark-start text:id="IMark91901736"/><text:alphabetical-index-mark-start text:id="IMark101883720"/><text:alphabetical-index-mark-start text:id="IMark92867144"/><text:alphabetical-index-mark-start text:id="IMark102656264"/>SQL<text:alphabetical-index-mark-end text:id="IMark102656264"/><text:span text:style-name="T337">C</text:span><text:alphabetical-index-mark-end text:id="IMark92867144"/><text:alphabetical-index-mark-end text:id="IMark101883720"/><text:alphabetical-index-mark-end text:id="IMark91901736"/> and its <text:alphabetical-index-mark-start text:id="IMark90454776"/><text:alphabetical-index-mark-start text:id="IMark93399992"/><text:alphabetical-index-mark-start text:id="IMark90088776"/><text:alphabetical-index-mark-start text:id="IMark101117064"/><text:alphabetical-index-mark-start text:id="IMark92932744"/><text:alphabetical-index-mark-start text:id="IMark93812440"/><text:alphabetical-index-mark-start text:id="IMark103303144"/><text:alphabetical-index-mark-start text:id="IMark97981272"/><text:alphabetical-index-mark-start text:id="IMark89962760"/>data<text:alphabetical-index-mark-end text:id="IMark89962760"/><text:alphabetical-index-mark-end text:id="IMark97981272"/><text:alphabetical-index-mark-end text:id="IMark103303144"/><text:alphabetical-index-mark-end text:id="IMark93812440"/><text:alphabetical-index-mark-start text:id="IMark99678568"/><text:alphabetical-index-mark-start text:id="IMark101581816"/><text:alphabetical-index-mark-start text:id="IMark44985624"/><text:alphabetical-index-mark-start text:id="IMark99365048"/>base<text:alphabetical-index-mark-end text:id="IMark99365048"/><text:alphabetical-index-mark-end text:id="IMark44985624"/><text:alphabetical-index-mark-end text:id="IMark101581816"/><text:alphabetical-index-mark-end text:id="IMark99678568"/><text:alphabetical-index-mark-end text:id="IMark92932744"/><text:alphabetical-index-mark-end text:id="IMark101117064"/><text:alphabetical-index-mark-end text:id="IMark90088776"/><text:alphabetical-index-mark-end text:id="IMark93399992"/><text:alphabetical-index-mark-end text:id="IMark90454776"/>. For that you should review the documentation of that <text:alphabetical-index-mark-start text:id="IMark94960152"/>re<text:alphabetical-index-mark-start text:id="IMark103302360"/>l<text:alphabetical-index-mark-end text:id="IMark94960152"/>at<text:alphabetical-index-mark-end text:id="IMark103302360"/>ed but <text:alphabetical-index-mark-start text:id="IMark97522392"/>dist<text:alphabetical-index-mark-end text:id="IMark97522392"/>inct project. In this case we well see how <text:alphabetical-index-mark-start text:id="IMark103931896"/><text:alphabetical-index-mark-start text:id="IMark90562760"/><text:alphabetical-index-mark-start text:id="IMark102958744"/><text:alphabetical-index-mark-start text:id="IMark95459000"/><text:alphabetical-index-mark-start text:id="IMark98717256"/><text:alphabetical-index-mark-start text:id="IMark99012504"/><text:span text:style-name="T83">DGIII</text:span><text:alphabetical-index-mark-end text:id="IMark99012504"/><text:alphabetical-index-mark-start text:id="IMark90204136"/><text:span text:style-name="T83">AI</text:span><text:alphabetical-index-mark-end text:id="IMark90204136"/><text:alphabetical-index-mark-end text:id="IMark98717256"/><text:alphabetical-index-mark-end text:id="IMark95459000"/><text:alphabetical-index-mark-end text:id="IMark102958744"/><text:alphabetical-index-mark-end text:id="IMark90562760"/><text:alphabetical-index-mark-end text:id="IMark103931896"/><text:span text:style-name="T83">.db</text:span> is organized, beginning with the <text:alphabetical-index-mark-start text:id="IMark90707640"/><text:alphabetical-index-mark-start text:id="IMark98496056"/><text:alphabetical-index-mark-start text:id="IMark99369752"/><text:alphabetical-index-mark-start text:id="IMark90436136"/><text:alphabetical-index-mark-start text:id="IMark83911768"/>fact<text:alphabetical-index-mark-end text:id="IMark83911768"/><text:alphabetical-index-mark-end text:id="IMark90436136"/><text:alphabetical-index-mark-end text:id="IMark99369752"/><text:alphabetical-index-mark-end text:id="IMark98496056"/><text:alphabetical-index-mark-end text:id="IMark90707640"/> that it has several <text:alphabetical-index-mark-start text:id="IMark104912104"/><text:alphabetical-index-mark-start text:id="IMark100078760"/><text:alphabetical-index-mark-start text:id="IMark100575672"/><text:alphabetical-index-mark-start text:id="IMark104953752"/><text:alphabetical-index-mark-start text:id="IMark80403800"/>table<text:alphabetical-index-mark-end text:id="IMark80403800"/><text:alphabetical-index-mark-end text:id="IMark104953752"/><text:alphabetical-index-mark-end text:id="IMark100575672"/><text:alphabetical-index-mark-end text:id="IMark100078760"/><text:alphabetical-index-mark-end text:id="IMark104912104"/>s:</text:p>
      <text:p text:style-name="Text_20_body"/>
      <text:p text:style-name="Text_20_body"/>
      <text:h text:style-name="Heading_20_3" text:outline-level="3"><text:bookmark-start text:name="__RefHeading___Toc6390_1538881673"/><text:span text:style-name="T7">4.3.1.</text:span><text:span text:style-name="T206"> </text:span><text:alphabetical-index-mark-start text:id="IMark80404584"/><text:alphabetical-index-mark-start text:id="IMark82994392"/><text:alphabetical-index-mark-start text:id="IMark103563896"/><text:alphabetical-index-mark-start text:id="IMark98866360"/><text:alphabetical-index-mark-start text:id="IMark100320264"/><text:span text:style-name="T83">sde_</text:span><text:alphabetical-index-mark-start text:id="IMark90392472"/><text:span text:style-name="T83">asoc</text:span><text:alphabetical-index-mark-end text:id="IMark90392472"/><text:span text:style-name="T83">_</text:span><text:alphabetical-index-mark-start text:id="IMark81838680"/><text:alphabetical-index-mark-start text:id="IMark98862568"/><text:alphabetical-index-mark-start text:id="IMark51136648"/><text:alphabetical-index-mark-start text:id="IMark92354456"/><text:alphabetical-index-mark-start text:id="IMark100082904"/><text:span text:style-name="T83">fact</text:span><text:alphabetical-index-mark-end text:id="IMark100082904"/><text:alphabetical-index-mark-end text:id="IMark92354456"/><text:alphabetical-index-mark-end text:id="IMark51136648"/><text:alphabetical-index-mark-end text:id="IMark98862568"/><text:alphabetical-index-mark-end text:id="IMark81838680"/><text:span text:style-name="T83">s</text:span><text:bookmark-end text:name="__RefHeading___Toc6390_1538881673"/><text:alphabetical-index-mark-end text:id="IMark100320264"/><text:alphabetical-index-mark-end text:id="IMark98866360"/><text:alphabetical-index-mark-end text:id="IMark103563896"/><text:alphabetical-index-mark-end text:id="IMark82994392"/><text:alphabetical-index-mark-end text:id="IMark80404584"/></text:h>
      <text:p text:style-name="P9"/>
      <text:p text:style-name="P9"><text:span text:style-name="T208">Useful for </text:span><text:alphabetical-index-mark-start text:id="IMark102766792"/><text:alphabetical-index-mark-start text:id="IMark44856968"/><text:alphabetical-index-mark-start text:id="IMark91816216"/><text:alphabetical-index-mark-start text:id="IMark94924088"/><text:alphabetical-index-mark-start text:id="IMark101940760"/><text:span text:style-name="T208">statistic</text:span><text:alphabetical-index-mark-end text:id="IMark101940760"/><text:alphabetical-index-mark-end text:id="IMark94924088"/><text:alphabetical-index-mark-end text:id="IMark91816216"/><text:alphabetical-index-mark-end text:id="IMark44856968"/><text:alphabetical-index-mark-end text:id="IMark102766792"/><text:span text:style-name="T208">al </text:span><text:alphabetical-index-mark-start text:id="IMark98890872"/><text:alphabetical-index-mark-start text:id="IMark99479016"/><text:span text:style-name="T208">analysis</text:span><text:alphabetical-index-mark-end text:id="IMark99479016"/><text:alphabetical-index-mark-end text:id="IMark98890872"/><text:span text:style-name="T208"> of </text:span><text:alphabetical-index-mark-start text:id="IMark102672296"/><text:alphabetical-index-mark-start text:id="IMark81487688"/><text:alphabetical-index-mark-start text:id="IMark93764472"/><text:alphabetical-index-mark-start text:id="IMark94922520"/><text:alphabetical-index-mark-start text:id="IMark94584952"/><text:span text:style-name="T208">select</text:span><text:alphabetical-index-mark-end text:id="IMark94584952"/><text:alphabetical-index-mark-end text:id="IMark94922520"/><text:alphabetical-index-mark-end text:id="IMark93764472"/><text:alphabetical-index-mark-end text:id="IMark81487688"/><text:alphabetical-index-mark-end text:id="IMark102672296"/><text:span text:style-name="T208">ed </text:span><text:alphabetical-index-mark-start text:id="IMark100444152"/><text:alphabetical-index-mark-start text:id="IMark94924872"/><text:alphabetical-index-mark-start text:id="IMark97510184"/><text:alphabetical-index-mark-start text:id="IMark98256360"/><text:alphabetical-index-mark-start text:id="IMark101268920"/><text:span text:style-name="T208">fact</text:span><text:alphabetical-index-mark-end text:id="IMark101268920"/><text:alphabetical-index-mark-end text:id="IMark98256360"/><text:alphabetical-index-mark-end text:id="IMark97510184"/><text:alphabetical-index-mark-end text:id="IMark94924872"/><text:alphabetical-index-mark-end text:id="IMark100444152"/><text:span text:style-name="T208">s and their </text:span><text:alphabetical-index-mark-start text:id="IMark91613176"/><text:alphabetical-index-mark-start text:id="IMark91041256"/><text:alphabetical-index-mark-start text:id="IMark79101544"/><text:alphabetical-index-mark-start text:id="IMark78301624"/><text:alphabetical-index-mark-start text:id="IMark90807560"/><text:span text:style-name="T208">value</text:span><text:alphabetical-index-mark-end text:id="IMark90807560"/><text:alphabetical-index-mark-end text:id="IMark78301624"/><text:alphabetical-index-mark-end text:id="IMark79101544"/><text:alphabetical-index-mark-end text:id="IMark91041256"/><text:alphabetical-index-mark-end text:id="IMark91613176"/><text:span text:style-name="T208">s.</text:span></text:p>
      <text:p text:style-name="Text_20_body"/>
      <text:p text:style-name="Text_20_body"/>
      <text:h text:style-name="Heading_20_3" text:outline-level="3"><text:bookmark-start text:name="__RefHeading___Toc6392_1538881673"/><text:span text:style-name="T7">4.3.2.</text:span><text:span text:style-name="T206"> </text:span><text:alphabetical-index-mark-start text:id="IMark91652232"/><text:alphabetical-index-mark-start text:id="IMark90682440"/><text:alphabetical-index-mark-start text:id="IMark80107240"/><text:alphabetical-index-mark-start text:id="IMark94923304"/><text:alphabetical-index-mark-start text:id="IMark92451480"/><text:span text:style-name="T83">sde_a</text:span><text:span text:style-name="T91">s</text:span><text:span text:style-name="T83">tro_cat</text:span><text:bookmark-end text:name="__RefHeading___Toc6392_1538881673"/><text:alphabetical-index-mark-end text:id="IMark92451480"/><text:alphabetical-index-mark-end text:id="IMark94923304"/><text:alphabetical-index-mark-end text:id="IMark80107240"/><text:alphabetical-index-mark-end text:id="IMark90682440"/><text:alphabetical-index-mark-end text:id="IMark91652232"/></text:h>
      <text:p text:style-name="P9"/>
      <text:p text:style-name="P9"><text:span text:style-name="T208">Astronomic </text:span><text:alphabetical-index-mark-start text:id="IMark97120568"/><text:alphabetical-index-mark-start text:id="IMark93752392"/><text:alphabetical-index-mark-start text:id="IMark97442424"/><text:alphabetical-index-mark-start text:id="IMark92087096"/><text:alphabetical-index-mark-start text:id="IMark99665992"/><text:span text:style-name="T208">catalog</text:span><text:alphabetical-index-mark-end text:id="IMark99665992"/><text:alphabetical-index-mark-end text:id="IMark92087096"/><text:alphabetical-index-mark-end text:id="IMark97442424"/><text:alphabetical-index-mark-end text:id="IMark93752392"/><text:alphabetical-index-mark-end text:id="IMark97120568"/><text:span text:style-name="T208">.</text:span></text:p>
      <text:p text:style-name="Text_20_body"/>
      <text:p text:style-name="Text_20_body"/>
      <text:h text:style-name="Heading_20_3" text:outline-level="3"><text:bookmark-start text:name="__RefHeading___Toc6394_1538881673"/><text:span text:style-name="T7">4.3.3.</text:span><text:span text:style-name="T206"> </text:span><text:alphabetical-index-mark-start text:id="IMark102673864"/><text:alphabetical-index-mark-start text:id="IMark91098040"/><text:alphabetical-index-mark-start text:id="IMark93018744"/><text:alphabetical-index-mark-start text:id="IMark91299880"/><text:alphabetical-index-mark-start text:id="IMark79369064"/><text:span text:style-name="T83">sde_</text:span><text:alphabetical-index-mark-start text:id="IMark92226360"/><text:alphabetical-index-mark-start text:id="IMark103984552"/><text:alphabetical-index-mark-start text:id="IMark93135080"/><text:alphabetical-index-mark-start text:id="IMark98253752"/><text:span text:style-name="T83">data</text:span><text:alphabetical-index-mark-end text:id="IMark98253752"/><text:alphabetical-index-mark-end text:id="IMark93135080"/><text:alphabetical-index-mark-end text:id="IMark103984552"/><text:alphabetical-index-mark-end text:id="IMark92226360"/><text:span text:style-name="T83">_dictionary</text:span><text:bookmark-end text:name="__RefHeading___Toc6394_1538881673"/><text:alphabetical-index-mark-end text:id="IMark79369064"/><text:alphabetical-index-mark-end text:id="IMark91299880"/><text:alphabetical-index-mark-end text:id="IMark93018744"/><text:alphabetical-index-mark-end text:id="IMark91098040"/><text:alphabetical-index-mark-end text:id="IMark102673864"/></text:h>
      <text:p text:style-name="P9"/>
      <text:p text:style-name="P9"><text:span text:style-name="T208">Data dictionary for </text:span><text:alphabetical-index-mark-start text:id="IMark95997960"/><text:alphabetical-index-mark-start text:id="IMark100350728"/><text:alphabetical-index-mark-start text:id="IMark100280872"/><text:alphabetical-index-mark-start text:id="IMark95533144"/><text:alphabetical-index-mark-start text:id="IMark94366536"/><text:alphabetical-index-mark-start text:id="IMark102148392"/><text:alphabetical-index-mark-start text:id="IMark91937208"/><text:alphabetical-index-mark-start text:id="IMark92669192"/><text:alphabetical-index-mark-start text:id="IMark103471768"/><text:span text:style-name="T208">data</text:span><text:alphabetical-index-mark-end text:id="IMark103471768"/><text:alphabetical-index-mark-end text:id="IMark92669192"/><text:alphabetical-index-mark-end text:id="IMark91937208"/><text:alphabetical-index-mark-end text:id="IMark102148392"/><text:alphabetical-index-mark-start text:id="IMark91300664"/><text:alphabetical-index-mark-start text:id="IMark91571896"/><text:alphabetical-index-mark-start text:id="IMark94007048"/><text:alphabetical-index-mark-start text:id="IMark96695288"/><text:span text:style-name="T208">base</text:span><text:alphabetical-index-mark-end text:id="IMark96695288"/><text:alphabetical-index-mark-end text:id="IMark94007048"/><text:alphabetical-index-mark-end text:id="IMark91571896"/><text:alphabetical-index-mark-end text:id="IMark91300664"/><text:alphabetical-index-mark-end text:id="IMark94366536"/><text:alphabetical-index-mark-end text:id="IMark95533144"/><text:alphabetical-index-mark-end text:id="IMark100280872"/><text:alphabetical-index-mark-end text:id="IMark100350728"/><text:alphabetical-index-mark-end text:id="IMark95997960"/><text:span text:style-name="T208"> </text:span><text:alphabetical-index-mark-start text:id="IMark104893112"/><text:alphabetical-index-mark-start text:id="IMark100644008"/><text:alphabetical-index-mark-start text:id="IMark42766008"/><text:alphabetical-index-mark-start text:id="IMark81235784"/><text:alphabetical-index-mark-start text:id="IMark104328488"/><text:alphabetical-index-mark-start text:id="IMark104851720"/><text:span text:style-name="T208">DGIII</text:span><text:alphabetical-index-mark-end text:id="IMark104851720"/><text:alphabetical-index-mark-start text:id="IMark98681848"/><text:span text:style-name="T208">AI</text:span><text:alphabetical-index-mark-end text:id="IMark98681848"/><text:alphabetical-index-mark-end text:id="IMark104328488"/><text:alphabetical-index-mark-end text:id="IMark81235784"/><text:alphabetical-index-mark-end text:id="IMark42766008"/><text:alphabetical-index-mark-end text:id="IMark100644008"/><text:alphabetical-index-mark-end text:id="IMark104893112"/><text:span text:style-name="T208">. It contains brief </text:span><text:alphabetical-index-mark-start text:id="IMark98632360"/><text:alphabetical-index-mark-start text:id="IMark95164456"/><text:alphabetical-index-mark-start text:id="IMark97229288"/><text:alphabetical-index-mark-start text:id="IMark105202312"/><text:span text:style-name="T208">description</text:span><text:alphabetical-index-mark-end text:id="IMark105202312"/><text:alphabetical-index-mark-end text:id="IMark97229288"/><text:alphabetical-index-mark-end text:id="IMark95164456"/><text:alphabetical-index-mark-end text:id="IMark98632360"/><text:span text:style-name="T208">s of all </text:span><text:alphabetical-index-mark-start text:id="IMark97491688"/><text:alphabetical-index-mark-start text:id="IMark96988696"/><text:alphabetical-index-mark-start text:id="IMark96811096"/><text:alphabetical-index-mark-start text:id="IMark89828488"/><text:alphabetical-index-mark-start text:id="IMark43998728"/><text:span text:style-name="T208">table</text:span><text:alphabetical-index-mark-end text:id="IMark43998728"/><text:alphabetical-index-mark-end text:id="IMark89828488"/><text:alphabetical-index-mark-end text:id="IMark96811096"/><text:alphabetical-index-mark-end text:id="IMark96988696"/><text:alphabetical-index-mark-end text:id="IMark97491688"/><text:span text:style-name="T208">s, </text:span><text:alphabetical-index-mark-start text:id="IMark82041928"/><text:alphabetical-index-mark-start text:id="IMark96778488"/><text:alphabetical-index-mark-start text:id="IMark105143080"/><text:alphabetical-index-mark-start text:id="IMark60720632"/><text:alphabetical-index-mark-start text:id="IMark91200696"/><text:span text:style-name="T208">program</text:span><text:alphabetical-index-mark-end text:id="IMark91200696"/><text:alphabetical-index-mark-end text:id="IMark60720632"/><text:alphabetical-index-mark-end text:id="IMark105143080"/><text:alphabetical-index-mark-end text:id="IMark96778488"/><text:alphabetical-index-mark-end text:id="IMark82041928"/><text:span text:style-name="T208">s and </text:span><text:alphabetical-index-mark-start text:id="IMark97884248"/><text:alphabetical-index-mark-start text:id="IMark90065384"/><text:alphabetical-index-mark-start text:id="IMark42764440"/><text:alphabetical-index-mark-start text:id="IMark93280648"/><text:alphabetical-index-mark-start text:id="IMark102823608"/><text:span text:style-name="T208">flight</text:span><text:alphabetical-index-mark-end text:id="IMark102823608"/><text:alphabetical-index-mark-end text:id="IMark93280648"/><text:alphabetical-index-mark-end text:id="IMark42764440"/><text:alphabetical-index-mark-end text:id="IMark90065384"/><text:alphabetical-index-mark-end text:id="IMark97884248"/><text:span text:style-name="T208"> </text:span><text:alphabetical-index-mark-start text:id="IMark98433864"/><text:alphabetical-index-mark-start text:id="IMark81923176"/><text:alphabetical-index-mark-start text:id="IMark91213992"/><text:alphabetical-index-mark-start text:id="IMark90019480"/><text:alphabetical-index-mark-start text:id="IMark92356808"/><text:span text:style-name="T208">plan</text:span><text:alphabetical-index-mark-end text:id="IMark92356808"/><text:alphabetical-index-mark-end text:id="IMark90019480"/><text:alphabetical-index-mark-end text:id="IMark91213992"/><text:alphabetical-index-mark-end text:id="IMark81923176"/><text:alphabetical-index-mark-end text:id="IMark98433864"/><text:span text:style-name="T208">s </text:span><text:alphabetical-index-mark-start text:id="IMark105076936"/><text:alphabetical-index-mark-start text:id="IMark89983848"/><text:alphabetical-index-mark-start text:id="IMark80098728"/><text:alphabetical-index-mark-start text:id="IMark97920360"/><text:span text:style-name="T208">store</text:span><text:alphabetical-index-mark-end text:id="IMark97920360"/><text:alphabetical-index-mark-end text:id="IMark80098728"/><text:alphabetical-index-mark-end text:id="IMark89983848"/><text:alphabetical-index-mark-end text:id="IMark105076936"/><text:span text:style-name="T208">d in the </text:span><text:alphabetical-index-mark-start text:id="IMark92806440"/><text:alphabetical-index-mark-start text:id="IMark93541064"/><text:alphabetical-index-mark-start text:id="IMark77922072"/><text:alphabetical-index-mark-start text:id="IMark105182664"/><text:alphabetical-index-mark-start text:id="IMark95205352"/><text:alphabetical-index-mark-start text:id="IMark93471336"/><text:alphabetical-index-mark-start text:id="IMark96987128"/><text:alphabetical-index-mark-start text:id="IMark96808744"/><text:alphabetical-index-mark-start text:id="IMark105270680"/><text:span text:style-name="T208">data</text:span><text:alphabetical-index-mark-end text:id="IMark105270680"/><text:alphabetical-index-mark-end text:id="IMark96808744"/><text:alphabetical-index-mark-end text:id="IMark96987128"/><text:alphabetical-index-mark-end text:id="IMark93471336"/><text:alphabetical-index-mark-start text:id="IMark96892440"/><text:alphabetical-index-mark-start text:id="IMark96969576"/><text:alphabetical-index-mark-start text:id="IMark96954776"/><text:alphabetical-index-mark-start text:id="IMark96914168"/><text:span text:style-name="T208">base</text:span><text:alphabetical-index-mark-end text:id="IMark96914168"/><text:alphabetical-index-mark-end text:id="IMark96954776"/><text:alphabetical-index-mark-end text:id="IMark96969576"/><text:alphabetical-index-mark-end text:id="IMark96892440"/><text:alphabetical-index-mark-end text:id="IMark95205352"/><text:alphabetical-index-mark-end text:id="IMark105182664"/><text:alphabetical-index-mark-end text:id="IMark77922072"/><text:alphabetical-index-mark-end text:id="IMark93541064"/><text:alphabetical-index-mark-end text:id="IMark92806440"/><text:span text:style-name="T208">.</text:span></text:p>
      <text:p text:style-name="Text_20_body"/>
      <text:p text:style-name="Text_20_body"/>
      <text:h text:style-name="Heading_20_3" text:outline-level="3"><text:bookmark-start text:name="__RefHeading___Toc6396_1538881673"/><text:span text:style-name="T7">4.3.4.</text:span><text:span text:style-name="T206"> </text:span><text:alphabetical-index-mark-start text:id="IMark103493272"/><text:alphabetical-index-mark-start text:id="IMark83154456"/><text:alphabetical-index-mark-start text:id="IMark96995768"/><text:alphabetical-index-mark-start text:id="IMark96925832"/><text:alphabetical-index-mark-start text:id="IMark84354984"/><text:span text:style-name="T83">sde_experiments</text:span><text:bookmark-end text:name="__RefHeading___Toc6396_1538881673"/><text:alphabetical-index-mark-end text:id="IMark84354984"/><text:alphabetical-index-mark-end text:id="IMark96925832"/><text:alphabetical-index-mark-end text:id="IMark96995768"/><text:alphabetical-index-mark-end text:id="IMark83154456"/><text:alphabetical-index-mark-end text:id="IMark103493272"/></text:h>
      <text:p text:style-name="P15"/>
      <text:p text:style-name="P9"><text:span text:style-name="T208">For experimentation </text:span><text:alphabetical-index-mark-start text:id="IMark96860088"/><text:alphabetical-index-mark-start text:id="IMark103093864"/><text:span text:style-name="T208">purpose</text:span><text:alphabetical-index-mark-end text:id="IMark103093864"/><text:alphabetical-index-mark-end text:id="IMark96860088"/><text:span text:style-name="T208">s, </text:span><text:alphabetical-index-mark-start text:id="IMark104911320"/><text:alphabetical-index-mark-start text:id="IMark104876472"/><text:span text:style-name="T208">current</text:span><text:alphabetical-index-mark-end text:id="IMark104876472"/><text:alphabetical-index-mark-end text:id="IMark104911320"/><text:span text:style-name="T208">ly concerning with the </text:span><text:alphabetical-index-mark-start text:id="IMark105140728"/><text:alphabetical-index-mark-start text:id="IMark60642664"/><text:alphabetical-index-mark-start text:id="IMark105040264"/><text:alphabetical-index-mark-start text:id="IMark94177064"/><text:alphabetical-index-mark-start text:id="IMark100804376"/><text:span text:style-name="T208">connect</text:span><text:alphabetical-index-mark-end text:id="IMark100804376"/><text:alphabetical-index-mark-end text:id="IMark94177064"/><text:alphabetical-index-mark-end text:id="IMark105040264"/><text:alphabetical-index-mark-end text:id="IMark60642664"/><text:alphabetical-index-mark-end text:id="IMark105140728"/><text:span text:style-name="T208">ion of </text:span><text:alphabetical-index-mark-start text:id="IMark104952968"/><text:alphabetical-index-mark-start text:id="IMark96200408"/><text:alphabetical-index-mark-start text:id="IMark97181224"/><text:alphabetical-index-mark-start text:id="IMark98313064"/><text:alphabetical-index-mark-start text:id="IMark94538920"/><text:alphabetical-index-mark-start text:id="IMark103928760"/><text:span text:style-name="T208">DGIII</text:span><text:alphabetical-index-mark-end text:id="IMark103928760"/><text:alphabetical-index-mark-start text:id="IMark98495272"/><text:span text:style-name="T208">AI</text:span><text:alphabetical-index-mark-end text:id="IMark98495272"/><text:alphabetical-index-mark-end text:id="IMark94538920"/><text:alphabetical-index-mark-end text:id="IMark98313064"/><text:alphabetical-index-mark-end text:id="IMark97181224"/><text:alphabetical-index-mark-end text:id="IMark96200408"/><text:alphabetical-index-mark-end text:id="IMark104952968"/><text:span text:style-name="T208"> with a </text:span><text:alphabetical-index-mark-start text:id="IMark104925192"/><text:alphabetical-index-mark-start text:id="IMark93210008"/><text:alphabetical-index-mark-start text:id="IMark92431560"/><text:alphabetical-index-mark-start text:id="IMark93533256"/><text:alphabetical-index-mark-start text:id="IMark77928232"/><text:span text:style-name="T208">QPU</text:span><text:alphabetical-index-mark-end text:id="IMark77928232"/><text:alphabetical-index-mark-end text:id="IMark93533256"/><text:alphabetical-index-mark-end text:id="IMark92431560"/><text:alphabetical-index-mark-end text:id="IMark93210008"/><text:alphabetical-index-mark-end text:id="IMark104925192"/><text:span text:style-name="T208"> in </text:span><text:alphabetical-index-mark-start text:id="IMark103042616"/><text:alphabetical-index-mark-start text:id="IMark89832600"/><text:alphabetical-index-mark-start text:id="IMark103266376"/><text:alphabetical-index-mark-start text:id="IMark97929656"/><text:alphabetical-index-mark-start text:id="IMark82522376"/><text:span text:style-name="T208">order</text:span><text:alphabetical-index-mark-end text:id="IMark82522376"/><text:alphabetical-index-mark-end text:id="IMark97929656"/><text:alphabetical-index-mark-end text:id="IMark103266376"/><text:alphabetical-index-mark-end text:id="IMark89832600"/><text:alphabetical-index-mark-end text:id="IMark103042616"/><text:span text:style-name="T208"> to obtain true </text:span><text:alphabetical-index-mark-start text:id="IMark96085720"/><text:alphabetical-index-mark-start text:id="IMark97247096"/><text:alphabetical-index-mark-start text:id="IMark97183576"/><text:alphabetical-index-mark-start text:id="IMark101993528"/><text:span text:style-name="T208">random</text:span><text:alphabetical-index-mark-end text:id="IMark101993528"/><text:alphabetical-index-mark-end text:id="IMark97183576"/><text:alphabetical-index-mark-end text:id="IMark97247096"/><text:alphabetical-index-mark-end text:id="IMark96085720"/><text:span text:style-name="T208"> </text:span><text:alphabetical-index-mark-start text:id="IMark103985336"/><text:alphabetical-index-mark-start text:id="IMark97279160"/><text:alphabetical-index-mark-start text:id="IMark80621032"/><text:alphabetical-index-mark-start text:id="IMark105298184"/><text:span text:style-name="T208">number</text:span><text:alphabetical-index-mark-end text:id="IMark105298184"/><text:alphabetical-index-mark-end text:id="IMark80621032"/><text:alphabetical-index-mark-end text:id="IMark97279160"/><text:alphabetical-index-mark-end text:id="IMark103985336"/><text:span text:style-name="T208">s for simu</text:span><text:alphabetical-index-mark-start text:id="IMark96365592"/><text:span text:style-name="T208">lat</text:span><text:alphabetical-index-mark-end text:id="IMark96365592"/><text:span text:style-name="T208">ion as opposed to the common pseudo - </text:span><text:alphabetical-index-mark-start text:id="IMark92398008"/><text:alphabetical-index-mark-start text:id="IMark80817512"/><text:alphabetical-index-mark-start text:id="IMark95252776"/><text:alphabetical-index-mark-start text:id="IMark105227592"/><text:span text:style-name="T208">random</text:span><text:alphabetical-index-mark-end text:id="IMark105227592"/><text:alphabetical-index-mark-end text:id="IMark95252776"/><text:alphabetical-index-mark-end text:id="IMark80817512"/><text:alphabetical-index-mark-end text:id="IMark92398008"/><text:span text:style-name="T208"> </text:span><text:alphabetical-index-mark-start text:id="IMark89879832"/><text:alphabetical-index-mark-start text:id="IMark102276984"/><text:alphabetical-index-mark-start text:id="IMark67384216"/><text:alphabetical-index-mark-start text:id="IMark91045000"/><text:span text:style-name="T208">number</text:span><text:alphabetical-index-mark-end text:id="IMark91045000"/><text:alphabetical-index-mark-end text:id="IMark67384216"/><text:alphabetical-index-mark-end text:id="IMark102276984"/><text:alphabetical-index-mark-end text:id="IMark89879832"/><text:span text:style-name="T208"> </text:span><text:alphabetical-index-mark-start text:id="IMark90809912"/><text:alphabetical-index-mark-start text:id="IMark84066504"/><text:alphabetical-index-mark-start text:id="IMark90210584"/><text:alphabetical-index-mark-start text:id="IMark104420200"/><text:span text:style-name="T208">generator</text:span><text:alphabetical-index-mark-end text:id="IMark104420200"/><text:alphabetical-index-mark-end text:id="IMark90210584"/><text:alphabetical-index-mark-end text:id="IMark84066504"/><text:alphabetical-index-mark-end text:id="IMark90809912"/><text:span text:style-name="T208">s (See </text:span><text:span text:style-name="T69">[4.1.12.]</text:span><text:span text:style-name="T208">).</text:span></text:p>
      <text:p text:style-name="Text_20_body"/>
      <text:p text:style-name="Text_20_body"/>
      <text:h text:style-name="Heading_20_3" text:outline-level="3"><text:bookmark-start text:name="__RefHeading___Toc6398_1538881673"/><text:soft-page-break/><text:span text:style-name="T7">4.3.5.</text:span><text:span text:style-name="T206"> </text:span><text:span text:style-name="T83">sde_</text:span><text:alphabetical-index-mark-start text:id="IMark82618344"/><text:alphabetical-index-mark-start text:id="IMark102128376"/><text:alphabetical-index-mark-start text:id="IMark101581032"/><text:alphabetical-index-mark-start text:id="IMark99742440"/><text:alphabetical-index-mark-start text:id="IMark80229352"/><text:span text:style-name="T83">fact</text:span><text:alphabetical-index-mark-end text:id="IMark80229352"/><text:alphabetical-index-mark-end text:id="IMark99742440"/><text:alphabetical-index-mark-end text:id="IMark101581032"/><text:alphabetical-index-mark-end text:id="IMark102128376"/><text:alphabetical-index-mark-end text:id="IMark82618344"/><text:span text:style-name="T83">s</text:span><text:bookmark-end text:name="__RefHeading___Toc6398_1538881673"/></text:h>
      <text:p text:style-name="P15"/>
      <text:p text:style-name="P9"><text:span text:style-name="T208">Contains </text:span><text:alphabetical-index-mark-start text:id="IMark104920488"/><text:alphabetical-index-mark-start text:id="IMark103307992"/><text:alphabetical-index-mark-start text:id="IMark105200744"/><text:alphabetical-index-mark-start text:id="IMark105190264"/><text:alphabetical-index-mark-start text:id="IMark92775400"/><text:span text:style-name="T208">fact</text:span><text:alphabetical-index-mark-end text:id="IMark92775400"/><text:alphabetical-index-mark-end text:id="IMark105190264"/><text:alphabetical-index-mark-end text:id="IMark105200744"/><text:alphabetical-index-mark-end text:id="IMark103307992"/><text:alphabetical-index-mark-end text:id="IMark104920488"/><text:span text:style-name="T208">s of the </text:span><text:alphabetical-index-mark-start text:id="IMark105219080"/><text:alphabetical-index-mark-start text:id="IMark105211352"/><text:alphabetical-index-mark-start text:id="IMark105287704"/><text:alphabetical-index-mark-start text:id="IMark105235320"/><text:alphabetical-index-mark-start text:id="IMark105169928"/><text:span text:style-name="T208">expert</text:span><text:alphabetical-index-mark-end text:id="IMark105169928"/><text:alphabetical-index-mark-end text:id="IMark105235320"/><text:alphabetical-index-mark-end text:id="IMark105287704"/><text:alphabetical-index-mark-end text:id="IMark105211352"/><text:alphabetical-index-mark-end text:id="IMark105219080"/><text:span text:style-name="T208"> </text:span><text:alphabetical-index-mark-start text:id="IMark77623240"/><text:alphabetical-index-mark-start text:id="IMark90029304"/><text:alphabetical-index-mark-start text:id="IMark95563192"/><text:alphabetical-index-mark-start text:id="IMark105219864"/><text:alphabetical-index-mark-start text:id="IMark82600440"/><text:span text:style-name="T208">system</text:span><text:alphabetical-index-mark-end text:id="IMark82600440"/><text:alphabetical-index-mark-end text:id="IMark105219864"/><text:alphabetical-index-mark-end text:id="IMark95563192"/><text:alphabetical-index-mark-end text:id="IMark90029304"/><text:alphabetical-index-mark-end text:id="IMark77623240"/><text:span text:style-name="T208">.</text:span></text:p>
      <text:p text:style-name="Text_20_body"/>
      <text:p text:style-name="Text_20_body"/>
      <text:h text:style-name="Heading_20_3" text:outline-level="3"><text:bookmark-start text:name="__RefHeading___Toc6400_1538881673"/><text:span text:style-name="T7">4.3.6.</text:span><text:span text:style-name="T206"> </text:span><text:alphabetical-index-mark-start text:id="IMark99900968"/><text:alphabetical-index-mark-start text:id="IMark97236648"/><text:alphabetical-index-mark-start text:id="IMark95341464"/><text:alphabetical-index-mark-start text:id="IMark96710488"/><text:alphabetical-index-mark-start text:id="IMark105288488"/><text:span text:style-name="T83">sde_mem_</text:span><text:alphabetical-index-mark-start text:id="IMark105279976"/><text:alphabetical-index-mark-start text:id="IMark93470552"/><text:alphabetical-index-mark-start text:id="IMark96142120"/><text:alphabetical-index-mark-start text:id="IMark96703016"/><text:alphabetical-index-mark-start text:id="IMark96735400"/><text:span text:style-name="T83">fact</text:span><text:alphabetical-index-mark-end text:id="IMark96735400"/><text:alphabetical-index-mark-end text:id="IMark96703016"/><text:alphabetical-index-mark-end text:id="IMark96142120"/><text:alphabetical-index-mark-end text:id="IMark93470552"/><text:alphabetical-index-mark-end text:id="IMark105279976"/><text:span text:style-name="T83">s</text:span><text:bookmark-end text:name="__RefHeading___Toc6400_1538881673"/><text:alphabetical-index-mark-end text:id="IMark105288488"/><text:alphabetical-index-mark-end text:id="IMark96710488"/><text:alphabetical-index-mark-end text:id="IMark95341464"/><text:alphabetical-index-mark-end text:id="IMark97236648"/><text:alphabetical-index-mark-end text:id="IMark99900968"/></text:h>
      <text:p text:style-name="P15"/>
      <text:p text:style-name="P9"><text:alphabetical-index-mark-start text:id="IMark82240984"/><text:alphabetical-index-mark-start text:id="IMark81401624"/><text:alphabetical-index-mark-start text:id="IMark97047608"/><text:alphabetical-index-mark-start text:id="IMark105191832"/><text:alphabetical-index-mark-start text:id="IMark94883464"/><text:span text:style-name="T208">Default</text:span><text:alphabetical-index-mark-end text:id="IMark94883464"/><text:alphabetical-index-mark-end text:id="IMark105191832"/><text:alphabetical-index-mark-end text:id="IMark97047608"/><text:alphabetical-index-mark-end text:id="IMark81401624"/><text:alphabetical-index-mark-end text:id="IMark82240984"/><text:span text:style-name="T208"> </text:span><text:alphabetical-index-mark-start text:id="IMark105250760"/><text:alphabetical-index-mark-start text:id="IMark97188152"/><text:alphabetical-index-mark-start text:id="IMark94992456"/><text:alphabetical-index-mark-start text:id="IMark105316520"/><text:alphabetical-index-mark-start text:id="IMark79111192"/><text:span text:style-name="T208">fact</text:span><text:alphabetical-index-mark-end text:id="IMark79111192"/><text:alphabetical-index-mark-end text:id="IMark105316520"/><text:alphabetical-index-mark-end text:id="IMark94992456"/><text:alphabetical-index-mark-end text:id="IMark97188152"/><text:alphabetical-index-mark-end text:id="IMark105250760"/><text:span text:style-name="T208">s and their </text:span><text:alphabetical-index-mark-start text:id="IMark97317688"/><text:alphabetical-index-mark-start text:id="IMark97417672"/><text:alphabetical-index-mark-start text:id="IMark105289272"/><text:alphabetical-index-mark-start text:id="IMark96923736"/><text:alphabetical-index-mark-start text:id="IMark79286520"/><text:span text:style-name="T208">value</text:span><text:alphabetical-index-mark-end text:id="IMark79286520"/><text:alphabetical-index-mark-end text:id="IMark96923736"/><text:alphabetical-index-mark-end text:id="IMark105289272"/><text:alphabetical-index-mark-end text:id="IMark97417672"/><text:alphabetical-index-mark-end text:id="IMark97317688"/><text:span text:style-name="T208">s.</text:span></text:p>
      <text:p text:style-name="Text_20_body"/>
      <text:p text:style-name="Text_20_body"/>
      <text:h text:style-name="Heading_20_3" text:outline-level="3"><text:bookmark-start text:name="__RefHeading___Toc6402_1538881673"/><text:span text:style-name="T7">4.3.7.</text:span><text:span text:style-name="T206"> </text:span><text:alphabetical-index-mark-start text:id="IMark97054280"/><text:alphabetical-index-mark-start text:id="IMark105307224"/><text:alphabetical-index-mark-start text:id="IMark96945480"/><text:alphabetical-index-mark-start text:id="IMark97046040"/><text:alphabetical-index-mark-start text:id="IMark100751544"/><text:span text:style-name="T83">sde_</text:span><text:alphabetical-index-mark-start text:id="IMark78397816"/><text:alphabetical-index-mark-start text:id="IMark93885736"/><text:alphabetical-index-mark-start text:id="IMark97188936"/><text:alphabetical-index-mark-start text:id="IMark77936744"/><text:alphabetical-index-mark-start text:id="IMark96860872"/><text:span text:style-name="T83">prg</text:span><text:alphabetical-index-mark-end text:id="IMark96860872"/><text:alphabetical-index-mark-end text:id="IMark77936744"/><text:alphabetical-index-mark-end text:id="IMark97188936"/><text:alphabetical-index-mark-end text:id="IMark93885736"/><text:alphabetical-index-mark-end text:id="IMark78397816"/><text:span text:style-name="T83">_</text:span><text:alphabetical-index-mark-start text:id="IMark79089480"/><text:alphabetical-index-mark-start text:id="IMark81991064"/><text:alphabetical-index-mark-start text:id="IMark100557464"/><text:alphabetical-index-mark-start text:id="IMark67883272"/><text:alphabetical-index-mark-start text:id="IMark89979000"/><text:span text:style-name="T83">rule</text:span><text:alphabetical-index-mark-end text:id="IMark89979000"/><text:alphabetical-index-mark-end text:id="IMark67883272"/><text:alphabetical-index-mark-end text:id="IMark100557464"/><text:alphabetical-index-mark-end text:id="IMark81991064"/><text:alphabetical-index-mark-end text:id="IMark79089480"/><text:span text:style-name="T83">s</text:span><text:bookmark-end text:name="__RefHeading___Toc6402_1538881673"/><text:alphabetical-index-mark-end text:id="IMark100751544"/><text:alphabetical-index-mark-end text:id="IMark97046040"/><text:alphabetical-index-mark-end text:id="IMark96945480"/><text:alphabetical-index-mark-end text:id="IMark105307224"/><text:alphabetical-index-mark-end text:id="IMark97054280"/></text:h>
      <text:p text:style-name="P15"/>
      <text:p text:style-name="P9"><text:span text:style-name="T209">Sets of </text:span><text:alphabetical-index-mark-start text:id="IMark81509208"/><text:alphabetical-index-mark-start text:id="IMark96994200"/><text:alphabetical-index-mark-start text:id="IMark97076040"/><text:alphabetical-index-mark-start text:id="IMark97045256"/><text:alphabetical-index-mark-start text:id="IMark97048392"/><text:span text:style-name="T209">rule</text:span><text:alphabetical-index-mark-end text:id="IMark97048392"/><text:alphabetical-index-mark-end text:id="IMark97045256"/><text:alphabetical-index-mark-end text:id="IMark97076040"/><text:alphabetical-index-mark-end text:id="IMark96994200"/><text:alphabetical-index-mark-end text:id="IMark81509208"/><text:span text:style-name="T209">s (</text:span><text:alphabetical-index-mark-start text:id="IMark104210840"/><text:alphabetical-index-mark-start text:id="IMark104768536"/><text:alphabetical-index-mark-start text:id="IMark97726632"/><text:alphabetical-index-mark-start text:id="IMark97093064"/><text:alphabetical-index-mark-start text:id="IMark104900184"/><text:span text:style-name="T209">program</text:span><text:alphabetical-index-mark-end text:id="IMark104900184"/><text:alphabetical-index-mark-end text:id="IMark97093064"/><text:alphabetical-index-mark-end text:id="IMark97726632"/><text:alphabetical-index-mark-end text:id="IMark104768536"/><text:alphabetical-index-mark-end text:id="IMark104210840"/><text:span text:style-name="T209">s) that are </text:span><text:alphabetical-index-mark-start text:id="IMark60690376"/><text:alphabetical-index-mark-start text:id="IMark82079864"/><text:alphabetical-index-mark-start text:id="IMark97052056"/><text:alphabetical-index-mark-start text:id="IMark79089064"/><text:alphabetical-index-mark-start text:id="IMark79104264"/><text:span text:style-name="T209">load</text:span><text:alphabetical-index-mark-end text:id="IMark79104264"/><text:alphabetical-index-mark-end text:id="IMark79089064"/><text:alphabetical-index-mark-end text:id="IMark97052056"/><text:alphabetical-index-mark-end text:id="IMark82079864"/><text:alphabetical-index-mark-end text:id="IMark60690376"/><text:span text:style-name="T209">ed into </text:span><text:alphabetical-index-mark-start text:id="IMark80833656"/><text:alphabetical-index-mark-start text:id="IMark97100664"/><text:alphabetical-index-mark-start text:id="IMark102812712"/><text:alphabetical-index-mark-start text:id="IMark96392472"/><text:alphabetical-index-mark-start text:id="IMark80996360"/><text:span text:style-name="T90">sde_</text:span><text:alphabetical-index-mark-start text:id="IMark104373992"/><text:alphabetical-index-mark-start text:id="IMark94999672"/><text:alphabetical-index-mark-start text:id="IMark104049112"/><text:alphabetical-index-mark-start text:id="IMark68761144"/><text:alphabetical-index-mark-start text:id="IMark96242440"/><text:span text:style-name="T90">rule</text:span><text:alphabetical-index-mark-end text:id="IMark96242440"/><text:alphabetical-index-mark-end text:id="IMark68761144"/><text:alphabetical-index-mark-end text:id="IMark104049112"/><text:alphabetical-index-mark-end text:id="IMark94999672"/><text:alphabetical-index-mark-end text:id="IMark104373992"/><text:span text:style-name="T90">s</text:span><text:alphabetical-index-mark-end text:id="IMark80996360"/><text:alphabetical-index-mark-end text:id="IMark96392472"/><text:alphabetical-index-mark-end text:id="IMark102812712"/><text:alphabetical-index-mark-end text:id="IMark97100664"/><text:alphabetical-index-mark-end text:id="IMark80833656"/><text:span text:style-name="T209"> on demand.</text:span></text:p>
      <text:p text:style-name="Text_20_body"/>
      <text:p text:style-name="Text_20_body"/>
      <text:h text:style-name="Heading_20_3" text:outline-level="3"><text:bookmark-start text:name="__RefHeading___Toc6404_1538881673"/><text:span text:style-name="T7">4.3.8.</text:span><text:span text:style-name="T206"> </text:span><text:alphabetical-index-mark-start text:id="IMark99669560"/><text:alphabetical-index-mark-start text:id="IMark92365864"/><text:alphabetical-index-mark-start text:id="IMark96156440"/><text:alphabetical-index-mark-start text:id="IMark80136712"/><text:alphabetical-index-mark-start text:id="IMark97174152"/><text:span text:style-name="T83">sde_</text:span><text:alphabetical-index-mark-start text:id="IMark97416888"/><text:alphabetical-index-mark-start text:id="IMark79924344"/><text:alphabetical-index-mark-start text:id="IMark103005320"/><text:alphabetical-index-mark-start text:id="IMark95464344"/><text:alphabetical-index-mark-start text:id="IMark96842280"/><text:span text:style-name="T83">prg</text:span><text:alphabetical-index-mark-end text:id="IMark96842280"/><text:alphabetical-index-mark-end text:id="IMark95464344"/><text:alphabetical-index-mark-end text:id="IMark103005320"/><text:alphabetical-index-mark-end text:id="IMark79924344"/><text:alphabetical-index-mark-end text:id="IMark97416888"/><text:span text:style-name="T83">_</text:span><text:alphabetical-index-mark-start text:id="IMark97774232"/><text:alphabetical-index-mark-start text:id="IMark97182008"/><text:alphabetical-index-mark-start text:id="IMark99368968"/><text:alphabetical-index-mark-start text:id="IMark97211080"/><text:alphabetical-index-mark-start text:id="IMark99551240"/><text:span text:style-name="T83">wpt</text:span><text:bookmark-end text:name="__RefHeading___Toc6404_1538881673"/><text:alphabetical-index-mark-end text:id="IMark99551240"/><text:alphabetical-index-mark-end text:id="IMark97211080"/><text:alphabetical-index-mark-end text:id="IMark99368968"/><text:alphabetical-index-mark-end text:id="IMark97182008"/><text:alphabetical-index-mark-end text:id="IMark97774232"/><text:alphabetical-index-mark-end text:id="IMark97174152"/><text:alphabetical-index-mark-end text:id="IMark80136712"/><text:alphabetical-index-mark-end text:id="IMark96156440"/><text:alphabetical-index-mark-end text:id="IMark92365864"/><text:alphabetical-index-mark-end text:id="IMark99669560"/></text:h>
      <text:p text:style-name="P15"/>
      <text:p text:style-name="P9"><text:span text:style-name="T209">Sets </text:span><text:alphabetical-index-mark-start text:id="IMark104269640"/><text:alphabetical-index-mark-start text:id="IMark93423800"/><text:alphabetical-index-mark-start text:id="IMark101761640"/><text:alphabetical-index-mark-start text:id="IMark95282616"/><text:alphabetical-index-mark-start text:id="IMark98998136"/><text:span text:style-name="T209">AI</text:span><text:alphabetical-index-mark-end text:id="IMark98998136"/><text:alphabetical-index-mark-end text:id="IMark95282616"/><text:alphabetical-index-mark-end text:id="IMark101761640"/><text:alphabetical-index-mark-end text:id="IMark93423800"/><text:alphabetical-index-mark-end text:id="IMark104269640"/><text:span text:style-name="T209"> </text:span><text:alphabetical-index-mark-start text:id="IMark97209512"/><text:alphabetical-index-mark-start text:id="IMark97221688"/><text:alphabetical-index-mark-start text:id="IMark60624584"/><text:alphabetical-index-mark-start text:id="IMark97435480"/><text:alphabetical-index-mark-start text:id="IMark97044472"/><text:span text:style-name="T209">plan</text:span><text:alphabetical-index-mark-end text:id="IMark97044472"/><text:alphabetical-index-mark-end text:id="IMark97435480"/><text:alphabetical-index-mark-end text:id="IMark60624584"/><text:alphabetical-index-mark-end text:id="IMark97221688"/><text:alphabetical-index-mark-end text:id="IMark97209512"/><text:span text:style-name="T209">s that are </text:span><text:alphabetical-index-mark-start text:id="IMark97228504"/><text:alphabetical-index-mark-start text:id="IMark90291368"/><text:alphabetical-index-mark-start text:id="IMark81700136"/><text:alphabetical-index-mark-start text:id="IMark78414264"/><text:alphabetical-index-mark-start text:id="IMark90840904"/><text:span text:style-name="T209">load</text:span><text:alphabetical-index-mark-end text:id="IMark90840904"/><text:alphabetical-index-mark-end text:id="IMark78414264"/><text:alphabetical-index-mark-end text:id="IMark81700136"/><text:alphabetical-index-mark-end text:id="IMark90291368"/><text:alphabetical-index-mark-end text:id="IMark97228504"/><text:span text:style-name="T209">ed into </text:span><text:alphabetical-index-mark-start text:id="IMark98271848"/><text:alphabetical-index-mark-start text:id="IMark95093608"/><text:alphabetical-index-mark-start text:id="IMark104584904"/><text:alphabetical-index-mark-start text:id="IMark91965400"/><text:alphabetical-index-mark-start text:id="IMark98867928"/><text:span text:style-name="T209">sde_</text:span><text:alphabetical-index-mark-start text:id="IMark101979512"/><text:alphabetical-index-mark-start text:id="IMark104560680"/><text:alphabetical-index-mark-start text:id="IMark93383800"/><text:alphabetical-index-mark-start text:id="IMark96192296"/><text:alphabetical-index-mark-start text:id="IMark95565544"/><text:span text:style-name="T209">wpt</text:span><text:alphabetical-index-mark-end text:id="IMark95565544"/><text:alphabetical-index-mark-end text:id="IMark96192296"/><text:alphabetical-index-mark-end text:id="IMark93383800"/><text:alphabetical-index-mark-end text:id="IMark104560680"/><text:alphabetical-index-mark-end text:id="IMark101979512"/><text:alphabetical-index-mark-end text:id="IMark98867928"/><text:alphabetical-index-mark-end text:id="IMark91965400"/><text:alphabetical-index-mark-end text:id="IMark104584904"/><text:alphabetical-index-mark-end text:id="IMark95093608"/><text:alphabetical-index-mark-end text:id="IMark98271848"/><text:span text:style-name="T209"> on demand.</text:span></text:p>
      <text:p text:style-name="Text_20_body"/>
      <text:p text:style-name="Text_20_body"/>
      <text:h text:style-name="Heading_20_3" text:outline-level="3"><text:bookmark-start text:name="__RefHeading___Toc6406_1538881673"/><text:span text:style-name="T7">4.3.9.</text:span><text:span text:style-name="T206"> </text:span><text:alphabetical-index-mark-start text:id="IMark101728456"/><text:alphabetical-index-mark-start text:id="IMark96867816"/><text:alphabetical-index-mark-start text:id="IMark44793992"/><text:alphabetical-index-mark-start text:id="IMark95315160"/><text:alphabetical-index-mark-start text:id="IMark83928408"/><text:span text:style-name="T83">sde_</text:span><text:alphabetical-index-mark-start text:id="IMark89854680"/><text:alphabetical-index-mark-start text:id="IMark78562936"/><text:alphabetical-index-mark-start text:id="IMark92737160"/><text:alphabetical-index-mark-start text:id="IMark89770296"/><text:alphabetical-index-mark-start text:id="IMark60609000"/><text:span text:style-name="T83">rule</text:span><text:alphabetical-index-mark-end text:id="IMark60609000"/><text:alphabetical-index-mark-end text:id="IMark89770296"/><text:alphabetical-index-mark-end text:id="IMark92737160"/><text:alphabetical-index-mark-end text:id="IMark78562936"/><text:alphabetical-index-mark-end text:id="IMark89854680"/><text:span text:style-name="T83">s</text:span><text:bookmark-end text:name="__RefHeading___Toc6406_1538881673"/><text:alphabetical-index-mark-end text:id="IMark83928408"/><text:alphabetical-index-mark-end text:id="IMark95315160"/><text:alphabetical-index-mark-end text:id="IMark44793992"/><text:alphabetical-index-mark-end text:id="IMark96867816"/><text:alphabetical-index-mark-end text:id="IMark101728456"/></text:h>
      <text:p text:style-name="P15"/>
      <text:p text:style-name="P9"><text:span text:style-name="T209">Contains the </text:span><text:alphabetical-index-mark-start text:id="IMark101523448"/><text:alphabetical-index-mark-start text:id="IMark84003528"/><text:alphabetical-index-mark-start text:id="IMark98097816"/><text:alphabetical-index-mark-start text:id="IMark92225656"/><text:alphabetical-index-mark-start text:id="IMark67705240"/><text:span text:style-name="T209">rule</text:span><text:alphabetical-index-mark-end text:id="IMark67705240"/><text:alphabetical-index-mark-end text:id="IMark92225656"/><text:alphabetical-index-mark-end text:id="IMark98097816"/><text:alphabetical-index-mark-end text:id="IMark84003528"/><text:alphabetical-index-mark-end text:id="IMark101523448"/><text:span text:style-name="T209">s in use at any given </text:span><text:alphabetical-index-mark-start text:id="IMark96188776"/><text:alphabetical-index-mark-start text:id="IMark95070600"/><text:alphabetical-index-mark-start text:id="IMark90311096"/><text:alphabetical-index-mark-start text:id="IMark68711848"/><text:alphabetical-index-mark-start text:id="IMark104468488"/><text:span text:style-name="T209">time</text:span><text:alphabetical-index-mark-end text:id="IMark104468488"/><text:alphabetical-index-mark-end text:id="IMark68711848"/><text:alphabetical-index-mark-end text:id="IMark90311096"/><text:alphabetical-index-mark-end text:id="IMark95070600"/><text:alphabetical-index-mark-end text:id="IMark96188776"/><text:span text:style-name="T209">.</text:span></text:p>
      <text:p text:style-name="Text_20_body"/>
      <text:p text:style-name="Text_20_body"/>
      <text:h text:style-name="Heading_20_3" text:outline-level="3"><text:bookmark-start text:name="__RefHeading___Toc6408_1538881673"/><text:span text:style-name="T7">4.3.10.</text:span><text:span text:style-name="T206"> </text:span><text:alphabetical-index-mark-start text:id="IMark83136648"/><text:alphabetical-index-mark-start text:id="IMark80682712"/><text:alphabetical-index-mark-start text:id="IMark93466744"/><text:alphabetical-index-mark-start text:id="IMark97254824"/><text:alphabetical-index-mark-start text:id="IMark79647528"/><text:span text:style-name="T83">sde_</text:span><text:alphabetical-index-mark-start text:id="IMark97345208"/><text:alphabetical-index-mark-start text:id="IMark104475656"/><text:alphabetical-index-mark-start text:id="IMark68677336"/><text:alphabetical-index-mark-start text:id="IMark98583208"/><text:alphabetical-index-mark-start text:id="IMark80879288"/><text:span text:style-name="T83">wpt</text:span><text:bookmark-end text:name="__RefHeading___Toc6408_1538881673"/><text:alphabetical-index-mark-end text:id="IMark80879288"/><text:alphabetical-index-mark-end text:id="IMark98583208"/><text:alphabetical-index-mark-end text:id="IMark68677336"/><text:alphabetical-index-mark-end text:id="IMark104475656"/><text:alphabetical-index-mark-end text:id="IMark97345208"/><text:alphabetical-index-mark-end text:id="IMark79647528"/><text:alphabetical-index-mark-end text:id="IMark97254824"/><text:alphabetical-index-mark-end text:id="IMark93466744"/><text:alphabetical-index-mark-end text:id="IMark80682712"/><text:alphabetical-index-mark-end text:id="IMark83136648"/></text:h>
      <text:p text:style-name="P15"/>
      <text:p text:style-name="P9"><text:span text:style-name="T209">Contains the </text:span><text:alphabetical-index-mark-start text:id="IMark81153816"/><text:alphabetical-index-mark-start text:id="IMark101828664"/><text:alphabetical-index-mark-start text:id="IMark97325416"/><text:alphabetical-index-mark-start text:id="IMark60725208"/><text:alphabetical-index-mark-start text:id="IMark83674168"/><text:span text:style-name="T209">AI</text:span><text:alphabetical-index-mark-end text:id="IMark83674168"/><text:alphabetical-index-mark-end text:id="IMark60725208"/><text:alphabetical-index-mark-end text:id="IMark97325416"/><text:alphabetical-index-mark-end text:id="IMark101828664"/><text:alphabetical-index-mark-end text:id="IMark81153816"/><text:span text:style-name="T209"> </text:span><text:alphabetical-index-mark-start text:id="IMark96057144"/><text:alphabetical-index-mark-start text:id="IMark79813816"/><text:alphabetical-index-mark-start text:id="IMark99313080"/><text:alphabetical-index-mark-start text:id="IMark93903448"/><text:alphabetical-index-mark-start text:id="IMark91696360"/><text:span text:style-name="T209">plan</text:span><text:alphabetical-index-mark-end text:id="IMark91696360"/><text:alphabetical-index-mark-end text:id="IMark93903448"/><text:alphabetical-index-mark-end text:id="IMark99313080"/><text:alphabetical-index-mark-end text:id="IMark79813816"/><text:alphabetical-index-mark-end text:id="IMark96057144"/><text:span text:style-name="T209">s in use at any given </text:span><text:alphabetical-index-mark-start text:id="IMark81189112"/><text:alphabetical-index-mark-start text:id="IMark96657176"/><text:alphabetical-index-mark-start text:id="IMark90133416"/><text:alphabetical-index-mark-start text:id="IMark99700072"/><text:alphabetical-index-mark-start text:id="IMark99696936"/><text:span text:style-name="T209">time</text:span><text:alphabetical-index-mark-end text:id="IMark99696936"/><text:alphabetical-index-mark-end text:id="IMark99700072"/><text:alphabetical-index-mark-end text:id="IMark90133416"/><text:alphabetical-index-mark-end text:id="IMark96657176"/><text:alphabetical-index-mark-end text:id="IMark81189112"/><text:span text:style-name="T209">.</text:span></text:p>
      <text:p text:style-name="Text_20_body"/>
      <text:p text:style-name="Text_20_body"><text:soft-page-break/></text:p>
      <text:p text:style-name="Text_20_body">All these <text:alphabetical-index-mark-start text:id="IMark104795688"/><text:alphabetical-index-mark-start text:id="IMark94555112"/><text:alphabetical-index-mark-start text:id="IMark104364824"/><text:alphabetical-index-mark-start text:id="IMark91429064"/><text:alphabetical-index-mark-start text:id="IMark97386632"/>table<text:alphabetical-index-mark-end text:id="IMark97386632"/><text:alphabetical-index-mark-end text:id="IMark91429064"/><text:alphabetical-index-mark-end text:id="IMark104364824"/><text:alphabetical-index-mark-end text:id="IMark94555112"/><text:alphabetical-index-mark-end text:id="IMark104795688"/>s are im<text:alphabetical-index-mark-start text:id="IMark92838744"/><text:alphabetical-index-mark-start text:id="IMark79364088"/>port<text:alphabetical-index-mark-end text:id="IMark79364088"/><text:alphabetical-index-mark-end text:id="IMark92838744"/>ant, but the most im<text:alphabetical-index-mark-start text:id="IMark104701608"/><text:alphabetical-index-mark-start text:id="IMark102231032"/>port<text:alphabetical-index-mark-end text:id="IMark102231032"/><text:alphabetical-index-mark-end text:id="IMark104701608"/>ant ones are <text:span text:style-name="T83">sde_</text:span><text:alphabetical-index-mark-start text:id="IMark104711720"/><text:alphabetical-index-mark-start text:id="IMark79644952"/><text:alphabetical-index-mark-start text:id="IMark104062520"/><text:alphabetical-index-mark-start text:id="IMark90045944"/><text:alphabetical-index-mark-start text:id="IMark90598488"/><text:span text:style-name="T83">fact</text:span><text:alphabetical-index-mark-end text:id="IMark90598488"/><text:alphabetical-index-mark-end text:id="IMark90045944"/><text:alphabetical-index-mark-end text:id="IMark104062520"/><text:alphabetical-index-mark-end text:id="IMark79644952"/><text:alphabetical-index-mark-end text:id="IMark104711720"/><text:span text:style-name="T83">s</text:span> and <text:alphabetical-index-mark-start text:id="IMark91694008"/><text:alphabetical-index-mark-start text:id="IMark95773128"/><text:alphabetical-index-mark-start text:id="IMark94159832"/><text:alphabetical-index-mark-start text:id="IMark101328296"/><text:alphabetical-index-mark-start text:id="IMark100405976"/><text:span text:style-name="T83">sde_</text:span><text:alphabetical-index-mark-start text:id="IMark101462984"/><text:alphabetical-index-mark-start text:id="IMark94509224"/><text:alphabetical-index-mark-start text:id="IMark98827160"/><text:alphabetical-index-mark-start text:id="IMark102334376"/><text:alphabetical-index-mark-start text:id="IMark100146616"/><text:span text:style-name="T83">rule</text:span><text:alphabetical-index-mark-end text:id="IMark100146616"/><text:alphabetical-index-mark-end text:id="IMark102334376"/><text:alphabetical-index-mark-end text:id="IMark98827160"/><text:alphabetical-index-mark-end text:id="IMark94509224"/><text:alphabetical-index-mark-end text:id="IMark101462984"/><text:span text:style-name="T83">s</text:span><text:alphabetical-index-mark-end text:id="IMark100405976"/><text:alphabetical-index-mark-end text:id="IMark101328296"/><text:alphabetical-index-mark-end text:id="IMark94159832"/><text:alphabetical-index-mark-end text:id="IMark95773128"/><text:alphabetical-index-mark-end text:id="IMark91694008"/>. Most other <text:alphabetical-index-mark-start text:id="IMark104600072"/><text:alphabetical-index-mark-start text:id="IMark104704136"/><text:alphabetical-index-mark-start text:id="IMark97601928"/><text:alphabetical-index-mark-start text:id="IMark99685832"/><text:alphabetical-index-mark-start text:id="IMark103701208"/>table<text:alphabetical-index-mark-end text:id="IMark103701208"/><text:alphabetical-index-mark-end text:id="IMark99685832"/><text:alphabetical-index-mark-end text:id="IMark97601928"/><text:alphabetical-index-mark-end text:id="IMark104704136"/><text:alphabetical-index-mark-end text:id="IMark104600072"/>s are <text:alphabetical-index-mark-start text:id="IMark78104872"/><text:alphabetical-index-mark-start text:id="IMark44856184"/><text:alphabetical-index-mark-start text:id="IMark98801176"/><text:alphabetical-index-mark-start text:id="IMark79096008"/>derivative<text:alphabetical-index-mark-end text:id="IMark79096008"/><text:alphabetical-index-mark-end text:id="IMark98801176"/><text:alphabetical-index-mark-end text:id="IMark44856184"/><text:alphabetical-index-mark-end text:id="IMark78104872"/>s of these for special <text:alphabetical-index-mark-start text:id="IMark97775016"/><text:alphabetical-index-mark-start text:id="IMark98634072"/>purpose<text:alphabetical-index-mark-end text:id="IMark98634072"/><text:alphabetical-index-mark-end text:id="IMark97775016"/>s.</text:p>
      <text:p text:style-name="Text_20_body"/>
      <text:p text:style-name="Text_20_body">When the <text:alphabetical-index-mark-start text:id="IMark91336952"/><text:alphabetical-index-mark-start text:id="IMark104257416"/>ship<text:alphabetical-index-mark-end text:id="IMark104257416"/><text:alphabetical-index-mark-end text:id="IMark91336952"/> starts up, <text:alphabetical-index-mark-start text:id="IMark96248712"/><text:alphabetical-index-mark-start text:id="IMark98903160"/><text:alphabetical-index-mark-start text:id="IMark78411928"/><text:alphabetical-index-mark-start text:id="IMark105060824"/><text:alphabetical-index-mark-start text:id="IMark97557944"/>Exsys<text:alphabetical-index-mark-end text:id="IMark97557944"/><text:alphabetical-index-mark-end text:id="IMark105060824"/><text:alphabetical-index-mark-end text:id="IMark78411928"/><text:alphabetical-index-mark-end text:id="IMark98903160"/><text:alphabetical-index-mark-end text:id="IMark96248712"/> purges the <text:alphabetical-index-mark-start text:id="IMark104428408"/><text:alphabetical-index-mark-start text:id="IMark102229464"/><text:alphabetical-index-mark-start text:id="IMark44958072"/><text:alphabetical-index-mark-start text:id="IMark79425480"/>data<text:alphabetical-index-mark-end text:id="IMark79425480"/><text:alphabetical-index-mark-end text:id="IMark44958072"/><text:alphabetical-index-mark-end text:id="IMark102229464"/><text:alphabetical-index-mark-end text:id="IMark104428408"/> contained in <text:span text:style-name="T83">sde_</text:span><text:alphabetical-index-mark-start text:id="IMark94875464"/><text:alphabetical-index-mark-start text:id="IMark97666040"/><text:alphabetical-index-mark-start text:id="IMark52508872"/><text:alphabetical-index-mark-start text:id="IMark101223976"/><text:alphabetical-index-mark-start text:id="IMark97345992"/><text:span text:style-name="T83">fact</text:span><text:alphabetical-index-mark-end text:id="IMark97345992"/><text:alphabetical-index-mark-end text:id="IMark101223976"/><text:alphabetical-index-mark-end text:id="IMark52508872"/><text:alphabetical-index-mark-end text:id="IMark97666040"/><text:alphabetical-index-mark-end text:id="IMark94875464"/><text:span text:style-name="T83">s</text:span> and <text:alphabetical-index-mark-start text:id="IMark79646744"/><text:alphabetical-index-mark-start text:id="IMark101174712"/><text:alphabetical-index-mark-start text:id="IMark96717032"/><text:alphabetical-index-mark-start text:id="IMark102563992"/><text:alphabetical-index-mark-start text:id="IMark94416504"/>load<text:alphabetical-index-mark-end text:id="IMark94416504"/><text:alphabetical-index-mark-end text:id="IMark102563992"/><text:alphabetical-index-mark-end text:id="IMark96717032"/><text:alphabetical-index-mark-end text:id="IMark101174712"/><text:alphabetical-index-mark-end text:id="IMark79646744"/>s the <text:alphabetical-index-mark-start text:id="IMark94564040"/><text:alphabetical-index-mark-start text:id="IMark92068856"/><text:alphabetical-index-mark-start text:id="IMark91006648"/><text:alphabetical-index-mark-start text:id="IMark100153864"/><text:alphabetical-index-mark-start text:id="IMark99105928"/>default<text:alphabetical-index-mark-end text:id="IMark99105928"/><text:alphabetical-index-mark-end text:id="IMark100153864"/><text:alphabetical-index-mark-end text:id="IMark91006648"/><text:alphabetical-index-mark-end text:id="IMark92068856"/><text:alphabetical-index-mark-end text:id="IMark94564040"/> <text:alphabetical-index-mark-start text:id="IMark83071112"/><text:alphabetical-index-mark-start text:id="IMark97395144"/><text:alphabetical-index-mark-start text:id="IMark82064168"/><text:alphabetical-index-mark-start text:id="IMark67513416"/><text:alphabetical-index-mark-start text:id="IMark99985864"/>value<text:alphabetical-index-mark-end text:id="IMark99985864"/><text:alphabetical-index-mark-end text:id="IMark67513416"/><text:alphabetical-index-mark-end text:id="IMark82064168"/><text:alphabetical-index-mark-end text:id="IMark97395144"/><text:alphabetical-index-mark-end text:id="IMark83071112"/>s <text:alphabetical-index-mark-start text:id="IMark91605416"/><text:alphabetical-index-mark-start text:id="IMark104519176"/><text:alphabetical-index-mark-start text:id="IMark97084552"/><text:alphabetical-index-mark-start text:id="IMark104183400"/>store<text:alphabetical-index-mark-end text:id="IMark104183400"/><text:alphabetical-index-mark-end text:id="IMark97084552"/><text:alphabetical-index-mark-end text:id="IMark104519176"/><text:alphabetical-index-mark-end text:id="IMark91605416"/>d in <text:alphabetical-index-mark-start text:id="IMark104478184"/><text:alphabetical-index-mark-start text:id="IMark100563080"/><text:alphabetical-index-mark-start text:id="IMark103324792"/><text:alphabetical-index-mark-start text:id="IMark98844248"/><text:alphabetical-index-mark-start text:id="IMark90018696"/><text:span text:style-name="T83">sde_mem_</text:span><text:alphabetical-index-mark-start text:id="IMark104668376"/><text:alphabetical-index-mark-start text:id="IMark80576392"/><text:alphabetical-index-mark-start text:id="IMark84374888"/><text:alphabetical-index-mark-start text:id="IMark94502504"/><text:alphabetical-index-mark-start text:id="IMark101870344"/><text:span text:style-name="T83">fact</text:span><text:alphabetical-index-mark-end text:id="IMark101870344"/><text:alphabetical-index-mark-end text:id="IMark94502504"/><text:alphabetical-index-mark-end text:id="IMark84374888"/><text:alphabetical-index-mark-end text:id="IMark80576392"/><text:alphabetical-index-mark-end text:id="IMark104668376"/><text:span text:style-name="T83">s</text:span><text:alphabetical-index-mark-end text:id="IMark90018696"/><text:alphabetical-index-mark-end text:id="IMark98844248"/><text:alphabetical-index-mark-end text:id="IMark103324792"/><text:alphabetical-index-mark-end text:id="IMark100563080"/><text:alphabetical-index-mark-end text:id="IMark104478184"/>. Then, as <text:alphabetical-index-mark-start text:id="IMark93327016"/><text:alphabetical-index-mark-start text:id="IMark94608744"/><text:alphabetical-index-mark-start text:id="IMark100280088"/><text:alphabetical-index-mark-start text:id="IMark89968392"/><text:alphabetical-index-mark-start text:id="IMark100025880"/>rule<text:alphabetical-index-mark-end text:id="IMark100025880"/><text:alphabetical-index-mark-end text:id="IMark89968392"/><text:alphabetical-index-mark-end text:id="IMark100280088"/><text:alphabetical-index-mark-end text:id="IMark94608744"/><text:alphabetical-index-mark-end text:id="IMark93327016"/>s start to be <text:alphabetical-index-mark-start text:id="IMark79987528"/><text:alphabetical-index-mark-start text:id="IMark80516104"/><text:alphabetical-index-mark-start text:id="IMark97354792"/><text:alphabetical-index-mark-start text:id="IMark98156232"/><text:alphabetical-index-mark-start text:id="IMark96155576"/>load<text:alphabetical-index-mark-end text:id="IMark96155576"/><text:alphabetical-index-mark-end text:id="IMark98156232"/><text:alphabetical-index-mark-end text:id="IMark97354792"/><text:alphabetical-index-mark-end text:id="IMark80516104"/><text:alphabetical-index-mark-end text:id="IMark79987528"/>ed and <text:alphabetical-index-mark-start text:id="IMark84010488"/><text:alphabetical-index-mark-start text:id="IMark80823768"/>enforce<text:alphabetical-index-mark-end text:id="IMark80823768"/><text:alphabetical-index-mark-end text:id="IMark84010488"/>d, it modifies those <text:alphabetical-index-mark-start text:id="IMark100660616"/><text:alphabetical-index-mark-start text:id="IMark100757144"/><text:alphabetical-index-mark-start text:id="IMark100859752"/><text:alphabetical-index-mark-start text:id="IMark94640200"/><text:alphabetical-index-mark-start text:id="IMark102081944"/>value<text:alphabetical-index-mark-end text:id="IMark102081944"/><text:alphabetical-index-mark-end text:id="IMark94640200"/><text:alphabetical-index-mark-end text:id="IMark100859752"/><text:alphabetical-index-mark-end text:id="IMark100757144"/><text:alphabetical-index-mark-end text:id="IMark100660616"/>s in <text:span text:style-name="T83">sde_</text:span><text:alphabetical-index-mark-start text:id="IMark95761656"/><text:alphabetical-index-mark-start text:id="IMark102216392"/><text:alphabetical-index-mark-start text:id="IMark90821960"/><text:alphabetical-index-mark-start text:id="IMark96247928"/><text:alphabetical-index-mark-start text:id="IMark101487000"/><text:span text:style-name="T83">fact</text:span><text:alphabetical-index-mark-end text:id="IMark101487000"/><text:alphabetical-index-mark-end text:id="IMark96247928"/><text:alphabetical-index-mark-end text:id="IMark90821960"/><text:alphabetical-index-mark-end text:id="IMark102216392"/><text:alphabetical-index-mark-end text:id="IMark95761656"/><text:span text:style-name="T83">s</text:span> in real <text:alphabetical-index-mark-start text:id="IMark95024520"/><text:alphabetical-index-mark-start text:id="IMark101185528"/><text:alphabetical-index-mark-start text:id="IMark101186840"/><text:alphabetical-index-mark-start text:id="IMark81726840"/><text:alphabetical-index-mark-start text:id="IMark80836792"/>time<text:alphabetical-index-mark-end text:id="IMark80836792"/><text:alphabetical-index-mark-end text:id="IMark81726840"/><text:alphabetical-index-mark-end text:id="IMark101186840"/><text:alphabetical-index-mark-end text:id="IMark101185528"/><text:alphabetical-index-mark-end text:id="IMark95024520"/>.</text:p>
      <text:p text:style-name="Text_20_body"/>
      <text:p text:style-name="Text_20_body">A certain <text:alphabetical-index-mark-start text:id="IMark101173928"/><text:alphabetical-index-mark-start text:id="IMark95095960"/><text:alphabetical-index-mark-start text:id="IMark91932376"/><text:alphabetical-index-mark-start text:id="IMark102147608"/>number<text:alphabetical-index-mark-end text:id="IMark102147608"/><text:alphabetical-index-mark-end text:id="IMark91932376"/><text:alphabetical-index-mark-end text:id="IMark95095960"/><text:alphabetical-index-mark-end text:id="IMark101173928"/> of <text:alphabetical-index-mark-start text:id="IMark100659832"/><text:alphabetical-index-mark-start text:id="IMark95815464"/><text:alphabetical-index-mark-start text:id="IMark90360696"/><text:alphabetical-index-mark-start text:id="IMark80279400"/><text:alphabetical-index-mark-start text:id="IMark82513208"/>rule<text:alphabetical-index-mark-end text:id="IMark82513208"/><text:alphabetical-index-mark-end text:id="IMark80279400"/><text:alphabetical-index-mark-end text:id="IMark90360696"/><text:alphabetical-index-mark-end text:id="IMark95815464"/><text:alphabetical-index-mark-end text:id="IMark100659832"/>s, identified by a <text:alphabetical-index-mark-start text:id="IMark81287928"/><text:alphabetical-index-mark-start text:id="IMark81408568"/>field<text:alphabetical-index-mark-end text:id="IMark81408568"/><text:alphabetical-index-mark-end text:id="IMark81287928"/> <text:alphabetical-index-mark-start text:id="IMark90007560"/><text:alphabetical-index-mark-start text:id="IMark95879400"/><text:alphabetical-index-mark-start text:id="IMark94335128"/><text:alphabetical-index-mark-start text:id="IMark104590376"/><text:alphabetical-index-mark-start text:id="IMark81870376"/><text:span text:style-name="T83">Context</text:span><text:alphabetical-index-mark-end text:id="IMark81870376"/><text:alphabetical-index-mark-end text:id="IMark104590376"/><text:alphabetical-index-mark-end text:id="IMark94335128"/><text:alphabetical-index-mark-end text:id="IMark95879400"/><text:alphabetical-index-mark-end text:id="IMark90007560"/><text:span text:style-name="T83"> = ‘</text:span><text:alphabetical-index-mark-start text:id="IMark98919464"/><text:alphabetical-index-mark-start text:id="IMark82236280"/><text:span text:style-name="T83">ship</text:span><text:alphabetical-index-mark-end text:id="IMark82236280"/><text:alphabetical-index-mark-end text:id="IMark98919464"/><text:span text:style-name="T83">’</text:span> are always kept in <text:alphabetical-index-mark-start text:id="IMark96448840"/><text:alphabetical-index-mark-start text:id="IMark90628408"/><text:alphabetical-index-mark-start text:id="IMark67704456"/><text:alphabetical-index-mark-start text:id="IMark97921928"/><text:alphabetical-index-mark-start text:id="IMark79489528"/><text:span text:style-name="T83">sde_</text:span><text:alphabetical-index-mark-start text:id="IMark96261000"/><text:alphabetical-index-mark-start text:id="IMark96228216"/><text:alphabetical-index-mark-start text:id="IMark97928872"/><text:alphabetical-index-mark-start text:id="IMark103091512"/><text:alphabetical-index-mark-start text:id="IMark90873432"/><text:span text:style-name="T83">rule</text:span><text:alphabetical-index-mark-end text:id="IMark90873432"/><text:alphabetical-index-mark-end text:id="IMark103091512"/><text:alphabetical-index-mark-end text:id="IMark97928872"/><text:alphabetical-index-mark-end text:id="IMark96228216"/><text:alphabetical-index-mark-end text:id="IMark96261000"/><text:span text:style-name="T83">s</text:span><text:alphabetical-index-mark-end text:id="IMark79489528"/><text:alphabetical-index-mark-end text:id="IMark97921928"/><text:alphabetical-index-mark-end text:id="IMark67704456"/><text:alphabetical-index-mark-end text:id="IMark90628408"/><text:alphabetical-index-mark-end text:id="IMark96448840"/>, no matter what. These <text:alphabetical-index-mark-start text:id="IMark100420824"/><text:alphabetical-index-mark-start text:id="IMark60632968"/><text:alphabetical-index-mark-start text:id="IMark100744152"/><text:alphabetical-index-mark-start text:id="IMark104048328"/><text:alphabetical-index-mark-start text:id="IMark94642728"/>rule<text:alphabetical-index-mark-end text:id="IMark94642728"/><text:alphabetical-index-mark-end text:id="IMark104048328"/><text:alphabetical-index-mark-end text:id="IMark100744152"/><text:alphabetical-index-mark-end text:id="IMark60632968"/><text:alphabetical-index-mark-end text:id="IMark100420824"/>s are the most essential ones and include <text:alphabetical-index-mark-start text:id="IMark92314680"/><text:alphabetical-index-mark-start text:id="IMark67457928"/><text:alphabetical-index-mark-start text:id="IMark101592472"/><text:alphabetical-index-mark-start text:id="IMark95785752"/><text:alphabetical-index-mark-start text:id="IMark95694840"/>rule<text:alphabetical-index-mark-end text:id="IMark95694840"/><text:alphabetical-index-mark-end text:id="IMark95785752"/><text:alphabetical-index-mark-end text:id="IMark101592472"/><text:alphabetical-index-mark-end text:id="IMark67457928"/><text:alphabetical-index-mark-end text:id="IMark92314680"/>s that <text:alphabetical-index-mark-start text:id="IMark90667096"/><text:alphabetical-index-mark-start text:id="IMark99200296"/><text:alphabetical-index-mark-start text:id="IMark80816728"/><text:alphabetical-index-mark-start text:id="IMark99938648"/><text:alphabetical-index-mark-start text:id="IMark68731736"/>load<text:alphabetical-index-mark-end text:id="IMark68731736"/><text:alphabetical-index-mark-end text:id="IMark99938648"/><text:alphabetical-index-mark-end text:id="IMark80816728"/><text:alphabetical-index-mark-end text:id="IMark99200296"/><text:alphabetical-index-mark-end text:id="IMark90667096"/> other sets of <text:alphabetical-index-mark-start text:id="IMark95955112"/><text:alphabetical-index-mark-start text:id="IMark96148360"/><text:alphabetical-index-mark-start text:id="IMark92052200"/><text:alphabetical-index-mark-start text:id="IMark93756776"/><text:alphabetical-index-mark-start text:id="IMark103751432"/>rule<text:alphabetical-index-mark-end text:id="IMark103751432"/><text:alphabetical-index-mark-end text:id="IMark93756776"/><text:alphabetical-index-mark-end text:id="IMark92052200"/><text:alphabetical-index-mark-end text:id="IMark96148360"/><text:alphabetical-index-mark-end text:id="IMark95955112"/>s or <text:alphabetical-index-mark-start text:id="IMark104170760"/><text:alphabetical-index-mark-start text:id="IMark91542904"/><text:alphabetical-index-mark-start text:id="IMark95731144"/><text:alphabetical-index-mark-start text:id="IMark99217592"/><text:alphabetical-index-mark-start text:id="IMark91005832"/>program<text:alphabetical-index-mark-end text:id="IMark91005832"/><text:alphabetical-index-mark-end text:id="IMark99217592"/><text:alphabetical-index-mark-end text:id="IMark95731144"/><text:alphabetical-index-mark-end text:id="IMark91542904"/><text:alphabetical-index-mark-end text:id="IMark104170760"/>s, ident<text:span text:style-name="T220">i</text:span>fied by a common <text:alphabetical-index-mark-start text:id="IMark44082136"/><text:alphabetical-index-mark-start text:id="IMark83996360"/><text:alphabetical-index-mark-start text:id="IMark43407288"/><text:alphabetical-index-mark-start text:id="IMark80646936"/><text:alphabetical-index-mark-start text:id="IMark89936952"/><text:span text:style-name="T83">Context</text:span><text:alphabetical-index-mark-end text:id="IMark89936952"/><text:alphabetical-index-mark-end text:id="IMark80646936"/><text:alphabetical-index-mark-end text:id="IMark43407288"/><text:alphabetical-index-mark-end text:id="IMark83996360"/><text:alphabetical-index-mark-end text:id="IMark44082136"/> <text:alphabetical-index-mark-start text:id="IMark82081432"/><text:alphabetical-index-mark-start text:id="IMark91023176"/><text:alphabetical-index-mark-start text:id="IMark83580168"/><text:alphabetical-index-mark-start text:id="IMark80283208"/><text:alphabetical-index-mark-start text:id="IMark80182424"/>value<text:alphabetical-index-mark-end text:id="IMark80182424"/><text:alphabetical-index-mark-end text:id="IMark80283208"/><text:alphabetical-index-mark-end text:id="IMark83580168"/><text:alphabetical-index-mark-end text:id="IMark91023176"/><text:alphabetical-index-mark-end text:id="IMark82081432"/>.</text:p>
      <text:p text:style-name="Text_20_body"/>
      <text:p text:style-name="Text_20_body"/>
      <text:h text:style-name="Heading_20_3" text:outline-level="3"><text:bookmark-start text:name="__RefHeading___Toc6410_1538881673"/><text:span text:style-name="T1">4.3.11.</text:span> <text:alphabetical-index-mark-start text:id="IMark92641432"/><text:alphabetical-index-mark-start text:id="IMark92517144"/><text:alphabetical-index-mark-start text:id="IMark81191544"/><text:alphabetical-index-mark-start text:id="IMark82693144"/><text:alphabetical-index-mark-start text:id="IMark92175848"/>Structure<text:alphabetical-index-mark-end text:id="IMark92175848"/><text:alphabetical-index-mark-end text:id="IMark82693144"/><text:alphabetical-index-mark-end text:id="IMark81191544"/><text:alphabetical-index-mark-end text:id="IMark92517144"/><text:alphabetical-index-mark-end text:id="IMark92641432"/> of <text:span text:style-name="T83">sde_</text:span><text:alphabetical-index-mark-start text:id="IMark104894680"/><text:alphabetical-index-mark-start text:id="IMark89747000"/><text:alphabetical-index-mark-start text:id="IMark93233496"/><text:alphabetical-index-mark-start text:id="IMark94523176"/><text:alphabetical-index-mark-start text:id="IMark93234280"/><text:span text:style-name="T89">fact</text:span><text:alphabetical-index-mark-end text:id="IMark93234280"/><text:alphabetical-index-mark-end text:id="IMark94523176"/><text:alphabetical-index-mark-end text:id="IMark93233496"/><text:alphabetical-index-mark-end text:id="IMark89747000"/><text:alphabetical-index-mark-end text:id="IMark104894680"/><text:span text:style-name="T89">s</text:span><text:bookmark-end text:name="__RefHeading___Toc6410_1538881673"/></text:h>
      <text:p text:style-name="Text_20_body"/>
      <text:p text:style-name="Text_20_body"><text:span text:style-name="T1">4.3.11.</text:span><text:span text:style-name="T8">1.</text:span><text:span text:style-name="T1"> </text:span><text:alphabetical-index-mark-start text:id="IMark80643720"/><text:alphabetical-index-mark-start text:id="IMark82534296"/><text:span text:style-name="T83">Id</text:span><text:alphabetical-index-mark-end text:id="IMark82534296"/><text:alphabetical-index-mark-end text:id="IMark80643720"/>: <text:alphabetical-index-mark-start text:id="IMark60651176"/><text:alphabetical-index-mark-start text:id="IMark93844136"/><text:alphabetical-index-mark-start text:id="IMark82191000"/><text:alphabetical-index-mark-start text:id="IMark101863400"/><text:alphabetical-index-mark-start text:id="IMark99668776"/>primary<text:alphabetical-index-mark-end text:id="IMark99668776"/><text:alphabetical-index-mark-end text:id="IMark101863400"/><text:alphabetical-index-mark-end text:id="IMark82191000"/><text:alphabetical-index-mark-end text:id="IMark93844136"/><text:alphabetical-index-mark-end text:id="IMark60651176"/> <text:alphabetical-index-mark-start text:id="IMark77343896"/><text:alphabetical-index-mark-start text:id="IMark95710088"/><text:alphabetical-index-mark-start text:id="IMark90816072"/><text:alphabetical-index-mark-start text:id="IMark103590520"/><text:alphabetical-index-mark-start text:id="IMark82511640"/>key<text:alphabetical-index-mark-end text:id="IMark82511640"/><text:alphabetical-index-mark-end text:id="IMark103590520"/><text:alphabetical-index-mark-end text:id="IMark90816072"/><text:alphabetical-index-mark-end text:id="IMark95710088"/><text:alphabetical-index-mark-end text:id="IMark77343896"/>. This is an unique <text:alphabetical-index-mark-start text:id="IMark77919720"/><text:alphabetical-index-mark-start text:id="IMark77930584"/><text:alphabetical-index-mark-start text:id="IMark98192632"/><text:alphabetical-index-mark-start text:id="IMark95023704"/>number<text:alphabetical-index-mark-end text:id="IMark95023704"/><text:alphabetical-index-mark-end text:id="IMark98192632"/><text:alphabetical-index-mark-end text:id="IMark77930584"/><text:alphabetical-index-mark-end text:id="IMark77919720"/> that un<text:alphabetical-index-mark-start text:id="IMark91121016"/>equ<text:alphabetical-index-mark-end text:id="IMark91121016"/>ivocally identifies each <text:alphabetical-index-mark-start text:id="IMark97102232"/><text:alphabetical-index-mark-start text:id="IMark104936856"/><text:alphabetical-index-mark-start text:id="IMark92200936"/><text:alphabetical-index-mark-start text:id="IMark78262200"/><text:alphabetical-index-mark-start text:id="IMark94169336"/>record<text:alphabetical-index-mark-end text:id="IMark94169336"/><text:alphabetical-index-mark-end text:id="IMark78262200"/><text:alphabetical-index-mark-end text:id="IMark92200936"/><text:alphabetical-index-mark-end text:id="IMark104936856"/><text:alphabetical-index-mark-end text:id="IMark97102232"/> corresponding to a <text:alphabetical-index-mark-start text:id="IMark90597704"/><text:alphabetical-index-mark-start text:id="IMark77370024"/><text:alphabetical-index-mark-start text:id="IMark105094488"/><text:alphabetical-index-mark-start text:id="IMark92644712"/><text:alphabetical-index-mark-start text:id="IMark98980456"/>fact<text:alphabetical-index-mark-end text:id="IMark98980456"/><text:alphabetical-index-mark-end text:id="IMark92644712"/><text:alphabetical-index-mark-end text:id="IMark105094488"/><text:alphabetical-index-mark-end text:id="IMark77370024"/><text:alphabetical-index-mark-end text:id="IMark90597704"/>.</text:p>
      <text:p text:style-name="Text_20_body"/>
      <text:p text:style-name="Text_20_body"/>
      <text:p text:style-name="Text_20_body"><text:span text:style-name="T1">4.3.11.</text:span><text:span text:style-name="T8">2.</text:span><text:span text:style-name="T1"> </text:span><text:alphabetical-index-mark-start text:id="IMark103991512"/><text:alphabetical-index-mark-start text:id="IMark94945400"/><text:alphabetical-index-mark-start text:id="IMark79929768"/><text:alphabetical-index-mark-start text:id="IMark103522920"/><text:alphabetical-index-mark-start text:id="IMark101084392"/><text:span text:style-name="T83">Context</text:span><text:alphabetical-index-mark-end text:id="IMark101084392"/><text:alphabetical-index-mark-end text:id="IMark103522920"/><text:alphabetical-index-mark-end text:id="IMark79929768"/><text:alphabetical-index-mark-end text:id="IMark94945400"/><text:alphabetical-index-mark-end text:id="IMark103991512"/>: identifies sets of <text:alphabetical-index-mark-start text:id="IMark100052808"/><text:alphabetical-index-mark-start text:id="IMark82431000"/><text:alphabetical-index-mark-start text:id="IMark90587368"/><text:alphabetical-index-mark-start text:id="IMark82206552"/><text:alphabetical-index-mark-start text:id="IMark90949560"/>fact<text:alphabetical-index-mark-end text:id="IMark90949560"/><text:alphabetical-index-mark-end text:id="IMark82206552"/><text:alphabetical-index-mark-end text:id="IMark90587368"/><text:alphabetical-index-mark-end text:id="IMark82431000"/><text:alphabetical-index-mark-end text:id="IMark100052808"/>s. All <text:alphabetical-index-mark-start text:id="IMark89843944"/><text:alphabetical-index-mark-start text:id="IMark98127208"/><text:alphabetical-index-mark-start text:id="IMark101066728"/><text:alphabetical-index-mark-start text:id="IMark80108808"/><text:alphabetical-index-mark-start text:id="IMark80138280"/>fact<text:alphabetical-index-mark-end text:id="IMark80138280"/><text:alphabetical-index-mark-end text:id="IMark80108808"/><text:alphabetical-index-mark-end text:id="IMark101066728"/><text:alphabetical-index-mark-end text:id="IMark98127208"/><text:alphabetical-index-mark-end text:id="IMark89843944"/>s with <text:alphabetical-index-mark-start text:id="IMark67450120"/><text:alphabetical-index-mark-start text:id="IMark84276856"/><text:alphabetical-index-mark-start text:id="IMark90742728"/><text:alphabetical-index-mark-start text:id="IMark99404088"/><text:alphabetical-index-mark-start text:id="IMark82425960"/><text:span text:style-name="T83">Context</text:span><text:alphabetical-index-mark-end text:id="IMark82425960"/><text:alphabetical-index-mark-end text:id="IMark99404088"/><text:alphabetical-index-mark-end text:id="IMark90742728"/><text:alphabetical-index-mark-end text:id="IMark84276856"/><text:alphabetical-index-mark-end text:id="IMark67450120"/><text:span text:style-name="T83"> = ‘</text:span><text:alphabetical-index-mark-start text:id="IMark83913336"/><text:alphabetical-index-mark-start text:id="IMark83534168"/><text:span text:style-name="T83">ship</text:span><text:alphabetical-index-mark-end text:id="IMark83534168"/><text:alphabetical-index-mark-end text:id="IMark83913336"/><text:span text:style-name="T83">’</text:span> are permanently <text:alphabetical-index-mark-start text:id="IMark81252296"/><text:alphabetical-index-mark-start text:id="IMark97043688"/><text:alphabetical-index-mark-start text:id="IMark60651960"/><text:alphabetical-index-mark-start text:id="IMark97309176"/>store<text:alphabetical-index-mark-end text:id="IMark97309176"/><text:alphabetical-index-mark-end text:id="IMark60651960"/><text:alphabetical-index-mark-end text:id="IMark97043688"/><text:alphabetical-index-mark-end text:id="IMark81252296"/>d in this <text:alphabetical-index-mark-start text:id="IMark97467720"/><text:alphabetical-index-mark-start text:id="IMark97362520"/><text:alphabetical-index-mark-start text:id="IMark96198056"/><text:alphabetical-index-mark-start text:id="IMark97128296"/><text:alphabetical-index-mark-start text:id="IMark99650088"/>table<text:alphabetical-index-mark-end text:id="IMark99650088"/><text:alphabetical-index-mark-end text:id="IMark97128296"/><text:alphabetical-index-mark-end text:id="IMark96198056"/><text:alphabetical-index-mark-end text:id="IMark97362520"/><text:alphabetical-index-mark-end text:id="IMark97467720"/>.</text:p>
      <text:p text:style-name="Text_20_body"/>
      <text:p text:style-name="Text_20_body"/>
      <text:p text:style-name="Text_20_body"><text:span text:style-name="T1">4.3.11.</text:span><text:span text:style-name="T8">3.</text:span><text:span text:style-name="T1"> </text:span><text:alphabetical-index-mark-start text:id="IMark101991176"/><text:alphabetical-index-mark-start text:id="IMark105070648"/><text:alphabetical-index-mark-start text:id="IMark95927432"/><text:alphabetical-index-mark-start text:id="IMark94089816"/><text:alphabetical-index-mark-start text:id="IMark92717272"/><text:span text:style-name="T83">Status</text:span><text:alphabetical-index-mark-end text:id="IMark92717272"/><text:alphabetical-index-mark-end text:id="IMark94089816"/><text:alphabetical-index-mark-end text:id="IMark95927432"/><text:alphabetical-index-mark-end text:id="IMark105070648"/><text:alphabetical-index-mark-end text:id="IMark101991176"/>: this <text:alphabetical-index-mark-start text:id="IMark100558248"/><text:alphabetical-index-mark-start text:id="IMark100974408"/>field<text:alphabetical-index-mark-end text:id="IMark100974408"/><text:alphabetical-index-mark-end text:id="IMark100558248"/>, in the case of this <text:alphabetical-index-mark-start text:id="IMark91056456"/><text:alphabetical-index-mark-start text:id="IMark82572504"/><text:alphabetical-index-mark-start text:id="IMark105103784"/><text:alphabetical-index-mark-start text:id="IMark89957128"/><text:alphabetical-index-mark-start text:id="IMark84091576"/>table<text:alphabetical-index-mark-end text:id="IMark84091576"/><text:alphabetical-index-mark-end text:id="IMark89957128"/><text:alphabetical-index-mark-end text:id="IMark105103784"/><text:alphabetical-index-mark-end text:id="IMark82572504"/><text:alphabetical-index-mark-end text:id="IMark91056456"/> indicates <text:alphabetical-index-mark-start text:id="IMark94448360"/><text:alphabetical-index-mark-start text:id="IMark91799000"/><text:alphabetical-index-mark-start text:id="IMark82427528"/><text:alphabetical-index-mark-start text:id="IMark82540456"/><text:alphabetical-index-mark-start text:id="IMark77580008"/>Exsys<text:alphabetical-index-mark-end text:id="IMark77580008"/><text:alphabetical-index-mark-end text:id="IMark82540456"/><text:alphabetical-index-mark-end text:id="IMark82427528"/><text:alphabetical-index-mark-end text:id="IMark91799000"/><text:alphabetical-index-mark-end text:id="IMark94448360"/> how it should handle each <text:alphabetical-index-mark-start text:id="IMark96198840"/><text:alphabetical-index-mark-start text:id="IMark91247432"/><text:alphabetical-index-mark-start text:id="IMark82972120"/><text:alphabetical-index-mark-start text:id="IMark95386104"/><text:alphabetical-index-mark-start text:id="IMark104901752"/>fact<text:alphabetical-index-mark-end text:id="IMark104901752"/><text:alphabetical-index-mark-end text:id="IMark95386104"/><text:alphabetical-index-mark-end text:id="IMark82972120"/><text:alphabetical-index-mark-end text:id="IMark91247432"/><text:alphabetical-index-mark-end text:id="IMark96198840"/> depending on the stage of each <text:alphabetical-index-mark-start text:id="IMark90964104"/><text:alphabetical-index-mark-start text:id="IMark89697672"/><text:alphabetical-index-mark-start text:id="IMark82119032"/><text:alphabetical-index-mark-start text:id="IMark81194680"/><text:alphabetical-index-mark-start text:id="IMark96786216"/>inference<text:alphabetical-index-mark-end text:id="IMark96786216"/><text:alphabetical-index-mark-end text:id="IMark81194680"/><text:alphabetical-index-mark-end text:id="IMark82119032"/><text:alphabetical-index-mark-end text:id="IMark89697672"/><text:alphabetical-index-mark-end text:id="IMark90964104"/> <text:alphabetical-index-mark-start text:id="IMark96852360"/><text:alphabetical-index-mark-start text:id="IMark105149896"/><text:alphabetical-index-mark-start text:id="IMark81823256"/><text:alphabetical-index-mark-start text:id="IMark81452984"/><text:alphabetical-index-mark-start text:id="IMark89852328"/>iteration<text:alphabetical-index-mark-end text:id="IMark89852328"/><text:alphabetical-index-mark-end text:id="IMark81452984"/><text:alphabetical-index-mark-end text:id="IMark81823256"/><text:alphabetical-index-mark-end text:id="IMark105149896"/><text:alphabetical-index-mark-end text:id="IMark96852360"/>.</text:p>
      <text:p text:style-name="Text_20_body"/>
      <text:p text:style-name="Text_20_body"/>
      <text:p text:style-name="Text_20_body"><text:span text:style-name="T1">4.3.11.</text:span><text:span text:style-name="T8">4.</text:span><text:span text:style-name="T1"> </text:span><text:alphabetical-index-mark-start text:id="IMark99532984"/><text:alphabetical-index-mark-start text:id="IMark82681544"/><text:alphabetical-index-mark-start text:id="IMark89826136"/><text:alphabetical-index-mark-start text:id="IMark80832088"/><text:alphabetical-index-mark-start text:id="IMark90872648"/><text:span text:style-name="T83">Item</text:span><text:alphabetical-index-mark-end text:id="IMark90872648"/><text:alphabetical-index-mark-end text:id="IMark80832088"/><text:alphabetical-index-mark-end text:id="IMark89826136"/><text:alphabetical-index-mark-end text:id="IMark82681544"/><text:alphabetical-index-mark-end text:id="IMark99532984"/>: the name of the <text:alphabetical-index-mark-start text:id="IMark98271064"/><text:alphabetical-index-mark-start text:id="IMark99534552"/><text:alphabetical-index-mark-start text:id="IMark82648056"/><text:alphabetical-index-mark-start text:id="IMark90551608"/><text:alphabetical-index-mark-start text:id="IMark95583448"/>fact<text:alphabetical-index-mark-end text:id="IMark95583448"/><text:alphabetical-index-mark-end text:id="IMark90551608"/><text:alphabetical-index-mark-end text:id="IMark82648056"/><text:alphabetical-index-mark-end text:id="IMark99534552"/><text:alphabetical-index-mark-end text:id="IMark98271064"/> in question. Many <text:alphabetical-index-mark-start text:id="IMark94068328"/><text:alphabetical-index-mark-start text:id="IMark100703032"/><text:alphabetical-index-mark-start text:id="IMark90948776"/><text:alphabetical-index-mark-start text:id="IMark102517656"/><text:alphabetical-index-mark-start text:id="IMark89804520"/>fact<text:alphabetical-index-mark-end text:id="IMark89804520"/><text:alphabetical-index-mark-end text:id="IMark102517656"/><text:alphabetical-index-mark-end text:id="IMark90948776"/><text:alphabetical-index-mark-end text:id="IMark100703032"/><text:alphabetical-index-mark-end text:id="IMark94068328"/>s have the same or very similar name as the <text:alphabetical-index-mark-start text:id="IMark105051000"/><text:alphabetical-index-mark-start text:id="IMark95889656"/><text:alphabetical-index-mark-start text:id="IMark95999528"/><text:alphabetical-index-mark-start text:id="IMark100939736"/><text:alphabetical-index-mark-start text:id="IMark104548728"/>argument<text:alphabetical-index-mark-end text:id="IMark104548728"/><text:alphabetical-index-mark-end text:id="IMark100939736"/><text:alphabetical-index-mark-end text:id="IMark95999528"/><text:alphabetical-index-mark-end text:id="IMark95889656"/><text:alphabetical-index-mark-end text:id="IMark105051000"/>s of <text:alphabetical-index-mark-start text:id="IMark104722488"/><text:alphabetical-index-mark-start text:id="IMark98817656"/><text:alphabetical-index-mark-start text:id="IMark94318024"/><text:alphabetical-index-mark-start text:id="IMark103695752"/><text:alphabetical-index-mark-start text:id="IMark91335384"/>OAPI<text:alphabetical-index-mark-end text:id="IMark91335384"/><text:alphabetical-index-mark-end text:id="IMark103695752"/><text:alphabetical-index-mark-end text:id="IMark94318024"/><text:alphabetical-index-mark-end text:id="IMark98817656"/><text:alphabetical-index-mark-end text:id="IMark104722488"/> because are internal <text:alphabetical-index-mark-start text:id="IMark52530552"/><text:alphabetical-index-mark-start text:id="IMark68171272"/><text:alphabetical-index-mark-start text:id="IMark105262296"/><text:alphabetical-index-mark-start text:id="IMark79225240"/><text:alphabetical-index-mark-start text:id="IMark77987448"/>KB<text:alphabetical-index-mark-end text:id="IMark77987448"/><text:alphabetical-index-mark-end text:id="IMark79225240"/><text:alphabetical-index-mark-end text:id="IMark105262296"/><text:alphabetical-index-mark-end text:id="IMark68171272"/><text:alphabetical-index-mark-end text:id="IMark52530552"/> <text:alphabetical-index-mark-start text:id="IMark101998888"/><text:alphabetical-index-mark-start text:id="IMark90970520"/><text:alphabetical-index-mark-start text:id="IMark102917736"/><text:alphabetical-index-mark-start text:id="IMark90028520"/><text:alphabetical-index-mark-start text:id="IMark89724776"/>representation<text:alphabetical-index-mark-end text:id="IMark89724776"/><text:alphabetical-index-mark-end text:id="IMark90028520"/><text:alphabetical-index-mark-end text:id="IMark102917736"/><text:alphabetical-index-mark-end text:id="IMark90970520"/><text:alphabetical-index-mark-end text:id="IMark101998888"/>s of those <text:alphabetical-index-mark-start text:id="IMark89990008"/><text:alphabetical-index-mark-start text:id="IMark95534712"/><text:alphabetical-index-mark-start text:id="IMark82980504"/><text:alphabetical-index-mark-start text:id="IMark99351160"/><text:alphabetical-index-mark-start text:id="IMark103107224"/>argument<text:alphabetical-index-mark-end text:id="IMark103107224"/><text:alphabetical-index-mark-end text:id="IMark99351160"/><text:alphabetical-index-mark-end text:id="IMark82980504"/><text:alphabetical-index-mark-end text:id="IMark95534712"/><text:alphabetical-index-mark-end text:id="IMark89990008"/>s.</text:p>
      <text:p text:style-name="Text_20_body"/>
      <text:p text:style-name="Text_20_body"/>
      <text:p text:style-name="Text_20_body"><text:span text:style-name="T1">4.3.11.</text:span><text:span text:style-name="T8">5.</text:span><text:span text:style-name="T1"> </text:span><text:alphabetical-index-mark-start text:id="IMark101833224"/><text:alphabetical-index-mark-start text:id="IMark95521224"/><text:alphabetical-index-mark-start text:id="IMark79121336"/><text:alphabetical-index-mark-start text:id="IMark80175432"/><text:alphabetical-index-mark-start text:id="IMark52996888"/><text:span text:style-name="T83">Value</text:span><text:alphabetical-index-mark-end text:id="IMark52996888"/><text:alphabetical-index-mark-end text:id="IMark80175432"/><text:alphabetical-index-mark-end text:id="IMark79121336"/><text:alphabetical-index-mark-end text:id="IMark95521224"/><text:alphabetical-index-mark-end text:id="IMark101833224"/>: the numeric <text:alphabetical-index-mark-start text:id="IMark94625976"/><text:alphabetical-index-mark-start text:id="IMark95284184"/><text:alphabetical-index-mark-start text:id="IMark101615560"/><text:alphabetical-index-mark-start text:id="IMark96405640"/><text:alphabetical-index-mark-start text:id="IMark104331832"/>value<text:alphabetical-index-mark-end text:id="IMark104331832"/><text:alphabetical-index-mark-end text:id="IMark96405640"/><text:alphabetical-index-mark-end text:id="IMark101615560"/><text:alphabetical-index-mark-end text:id="IMark95284184"/><text:alphabetical-index-mark-end text:id="IMark94625976"/> of the <text:alphabetical-index-mark-start text:id="IMark68871944"/><text:alphabetical-index-mark-start text:id="IMark103576872"/><text:alphabetical-index-mark-start text:id="IMark97187368"/><text:alphabetical-index-mark-start text:id="IMark95522040"/><text:alphabetical-index-mark-start text:id="IMark82259544"/>fact<text:alphabetical-index-mark-end text:id="IMark82259544"/><text:alphabetical-index-mark-end text:id="IMark95522040"/><text:alphabetical-index-mark-end text:id="IMark97187368"/><text:alphabetical-index-mark-end text:id="IMark103576872"/><text:alphabetical-index-mark-end text:id="IMark68871944"/> that corresponds to a given <text:alphabetical-index-mark-start text:id="IMark99538600"/><text:alphabetical-index-mark-start text:id="IMark100941304"/><text:alphabetical-index-mark-start text:id="IMark102730104"/><text:alphabetical-index-mark-start text:id="IMark96013352"/><text:alphabetical-index-mark-start text:id="IMark98139016"/>record<text:alphabetical-index-mark-end text:id="IMark98139016"/><text:alphabetical-index-mark-end text:id="IMark96013352"/><text:alphabetical-index-mark-end text:id="IMark102730104"/><text:alphabetical-index-mark-end text:id="IMark100941304"/><text:alphabetical-index-mark-end text:id="IMark99538600"/>.</text:p>
      <text:p text:style-name="Text_20_body"><text:soft-page-break/></text:p>
      <text:p text:style-name="Text_20_body"/>
      <text:p text:style-name="Text_20_body"><text:span text:style-name="T1">4.3.11.</text:span><text:span text:style-name="T8">6.</text:span><text:span text:style-name="T1"> </text:span><text:alphabetical-index-mark-start text:id="IMark94368104"/><text:alphabetical-index-mark-start text:id="IMark60681992"/><text:alphabetical-index-mark-start text:id="IMark44952344"/><text:span text:style-name="T83">Prob</text:span><text:alphabetical-index-mark-end text:id="IMark44952344"/><text:alphabetical-index-mark-end text:id="IMark60681992"/><text:alphabetical-index-mark-end text:id="IMark94368104"/>: the <text:alphabetical-index-mark-start text:id="IMark81549896"/><text:alphabetical-index-mark-start text:id="IMark93572760"/><text:alphabetical-index-mark-start text:id="IMark90665128"/><text:alphabetical-index-mark-start text:id="IMark91164920"/><text:alphabetical-index-mark-start text:id="IMark97403656"/>probability<text:alphabetical-index-mark-end text:id="IMark97403656"/><text:alphabetical-index-mark-end text:id="IMark91164920"/><text:alphabetical-index-mark-end text:id="IMark90665128"/><text:alphabetical-index-mark-end text:id="IMark93572760"/><text:alphabetical-index-mark-end text:id="IMark81549896"/> associated with the <text:alphabetical-index-mark-start text:id="IMark99021240"/><text:alphabetical-index-mark-start text:id="IMark78554776"/><text:alphabetical-index-mark-start text:id="IMark77325336"/><text:alphabetical-index-mark-start text:id="IMark102699400"/>interpret<text:alphabetical-index-mark-end text:id="IMark102699400"/><text:alphabetical-index-mark-end text:id="IMark77325336"/><text:alphabetical-index-mark-end text:id="IMark78554776"/><text:alphabetical-index-mark-end text:id="IMark99021240"/>ation of a given <text:alphabetical-index-mark-start text:id="IMark83529512"/><text:alphabetical-index-mark-start text:id="IMark101057496"/><text:alphabetical-index-mark-start text:id="IMark53003640"/><text:alphabetical-index-mark-start text:id="IMark68848872"/><text:alphabetical-index-mark-start text:id="IMark101762424"/>fact<text:alphabetical-index-mark-end text:id="IMark101762424"/><text:alphabetical-index-mark-end text:id="IMark68848872"/><text:alphabetical-index-mark-end text:id="IMark53003640"/><text:alphabetical-index-mark-end text:id="IMark101057496"/><text:alphabetical-index-mark-end text:id="IMark83529512"/>. Normally this <text:alphabetical-index-mark-start text:id="IMark89918088"/><text:alphabetical-index-mark-start text:id="IMark99274296"/><text:alphabetical-index-mark-start text:id="IMark104476440"/><text:alphabetical-index-mark-start text:id="IMark81842456"/><text:alphabetical-index-mark-start text:id="IMark83421768"/>value<text:alphabetical-index-mark-end text:id="IMark83421768"/><text:alphabetical-index-mark-end text:id="IMark81842456"/><text:alphabetical-index-mark-end text:id="IMark104476440"/><text:alphabetical-index-mark-end text:id="IMark99274296"/><text:alphabetical-index-mark-end text:id="IMark89918088"/> is 1 (one), which means that the <text:alphabetical-index-mark-start text:id="IMark45029176"/><text:alphabetical-index-mark-start text:id="IMark52523672"/><text:alphabetical-index-mark-start text:id="IMark93917224"/><text:alphabetical-index-mark-start text:id="IMark94974344"/><text:alphabetical-index-mark-start text:id="IMark81204536"/>fact<text:alphabetical-index-mark-end text:id="IMark81204536"/><text:alphabetical-index-mark-end text:id="IMark94974344"/><text:alphabetical-index-mark-end text:id="IMark93917224"/><text:alphabetical-index-mark-end text:id="IMark52523672"/><text:alphabetical-index-mark-end text:id="IMark45029176"/> will be taken into consideration by the <text:alphabetical-index-mark-start text:id="IMark103683640"/><text:alphabetical-index-mark-start text:id="IMark93767144"/><text:alphabetical-index-mark-start text:id="IMark100927464"/><text:alphabetical-index-mark-start text:id="IMark93676312"/><text:alphabetical-index-mark-start text:id="IMark94643512"/><text:alphabetical-index-mark-start text:id="IMark44998664"/>AI<text:alphabetical-index-mark-end text:id="IMark44998664"/>E<text:alphabetical-index-mark-end text:id="IMark94643512"/><text:alphabetical-index-mark-end text:id="IMark93676312"/><text:alphabetical-index-mark-end text:id="IMark100927464"/><text:alphabetical-index-mark-end text:id="IMark93767144"/><text:alphabetical-index-mark-end text:id="IMark103683640"/> every <text:alphabetical-index-mark-start text:id="IMark91094952"/><text:alphabetical-index-mark-start text:id="IMark102026664"/><text:alphabetical-index-mark-start text:id="IMark101524232"/><text:alphabetical-index-mark-start text:id="IMark99550456"/><text:alphabetical-index-mark-start text:id="IMark81458600"/>time<text:alphabetical-index-mark-end text:id="IMark81458600"/><text:alphabetical-index-mark-end text:id="IMark99550456"/><text:alphabetical-index-mark-end text:id="IMark101524232"/><text:alphabetical-index-mark-end text:id="IMark102026664"/><text:alphabetical-index-mark-end text:id="IMark91094952"/>.</text:p>
      <text:p text:style-name="Text_20_body"/>
      <text:p text:style-name="Text_20_body"/>
      <text:p text:style-name="Text_20_body"><text:span text:style-name="T1">4.3.11.</text:span><text:span text:style-name="T8">7.</text:span><text:span text:style-name="T1"> </text:span><text:alphabetical-index-mark-start text:id="IMark102154616"/><text:span text:style-name="T83">Asoc</text:span><text:alphabetical-index-mark-end text:id="IMark102154616"/>: if this <text:alphabetical-index-mark-start text:id="IMark104833240"/><text:alphabetical-index-mark-start text:id="IMark104402216"/><text:alphabetical-index-mark-start text:id="IMark102290872"/><text:alphabetical-index-mark-start text:id="IMark100059784"/><text:alphabetical-index-mark-start text:id="IMark97863144"/>value<text:alphabetical-index-mark-end text:id="IMark97863144"/><text:alphabetical-index-mark-end text:id="IMark100059784"/><text:alphabetical-index-mark-end text:id="IMark102290872"/><text:alphabetical-index-mark-end text:id="IMark104402216"/><text:alphabetical-index-mark-end text:id="IMark104833240"/> <text:alphabetical-index-mark-start text:id="IMark91071912"/>equ<text:alphabetical-index-mark-end text:id="IMark91071912"/>als 1, <text:alphabetical-index-mark-start text:id="IMark100526200"/><text:alphabetical-index-mark-start text:id="IMark101253160"/><text:alphabetical-index-mark-start text:id="IMark102747640"/><text:alphabetical-index-mark-start text:id="IMark42765224"/><text:alphabetical-index-mark-start text:id="IMark91719592"/>statistic<text:alphabetical-index-mark-end text:id="IMark91719592"/><text:alphabetical-index-mark-end text:id="IMark42765224"/><text:alphabetical-index-mark-end text:id="IMark102747640"/><text:alphabetical-index-mark-end text:id="IMark101253160"/><text:alphabetical-index-mark-end text:id="IMark100526200"/>al <text:alphabetical-index-mark-start text:id="IMark104569608"/><text:alphabetical-index-mark-start text:id="IMark80790584"/>analysis<text:alphabetical-index-mark-end text:id="IMark80790584"/><text:alphabetical-index-mark-end text:id="IMark104569608"/> regarding the associated <text:alphabetical-index-mark-start text:id="IMark104538616"/><text:alphabetical-index-mark-start text:id="IMark80906632"/><text:alphabetical-index-mark-start text:id="IMark104846664"/><text:alphabetical-index-mark-start text:id="IMark95459784"/><text:alphabetical-index-mark-start text:id="IMark96107160"/>fact<text:alphabetical-index-mark-end text:id="IMark96107160"/><text:alphabetical-index-mark-end text:id="IMark95459784"/><text:alphabetical-index-mark-end text:id="IMark104846664"/><text:alphabetical-index-mark-end text:id="IMark80906632"/><text:alphabetical-index-mark-end text:id="IMark104538616"/> could be performed.</text:p>
      <text:p text:style-name="Text_20_body"/>
      <text:p text:style-name="Text_20_body"/>
      <text:p text:style-name="Text_20_body"><text:span text:style-name="T9">4.3.11.</text:span><text:span text:style-name="T12">8</text:span><text:span text:style-name="T8">.</text:span><text:span text:style-name="T9"> </text:span><text:span text:style-name="T88">sde_</text:span><text:alphabetical-index-mark-start text:id="IMark91255912"/><text:alphabetical-index-mark-start text:id="IMark83190600"/><text:alphabetical-index-mark-start text:id="IMark95546840"/><text:alphabetical-index-mark-start text:id="IMark95162104"/><text:alphabetical-index-mark-start text:id="IMark95509256"/><text:span text:style-name="T88">fact</text:span><text:alphabetical-index-mark-end text:id="IMark95509256"/><text:alphabetical-index-mark-end text:id="IMark95162104"/><text:alphabetical-index-mark-end text:id="IMark95546840"/><text:alphabetical-index-mark-end text:id="IMark83190600"/><text:alphabetical-index-mark-end text:id="IMark91255912"/><text:span text:style-name="T88">s</text:span><text:span text:style-name="T210"> </text:span><text:alphabetical-index-mark-start text:id="IMark95508472"/><text:alphabetical-index-mark-start text:id="IMark97212648"/><text:alphabetical-index-mark-start text:id="IMark97858952"/><text:alphabetical-index-mark-start text:id="IMark95951320"/><text:alphabetical-index-mark-start text:id="IMark93424584"/><text:span text:style-name="T210">record</text:span><text:alphabetical-index-mark-end text:id="IMark93424584"/><text:alphabetical-index-mark-end text:id="IMark95951320"/><text:alphabetical-index-mark-end text:id="IMark97858952"/><text:alphabetical-index-mark-end text:id="IMark97212648"/><text:alphabetical-index-mark-end text:id="IMark95508472"/><text:span text:style-name="T210"> </text:span><text:alphabetical-index-mark-start text:id="IMark68885864"/><text:alphabetical-index-mark-start text:id="IMark77437240"/><text:alphabetical-index-mark-start text:id="IMark81711288"/><text:alphabetical-index-mark-start text:id="IMark100145048"/><text:alphabetical-index-mark-start text:id="IMark102077272"/><text:span text:style-name="T210">example</text:span><text:alphabetical-index-mark-end text:id="IMark102077272"/><text:alphabetical-index-mark-end text:id="IMark100145048"/><text:alphabetical-index-mark-end text:id="IMark81711288"/><text:alphabetical-index-mark-end text:id="IMark77437240"/><text:alphabetical-index-mark-end text:id="IMark68885864"/><text:span text:style-name="T210">: t</text:span>his is an actual <text:alphabetical-index-mark-start text:id="IMark104094776"/><text:alphabetical-index-mark-start text:id="IMark98816088"/><text:alphabetical-index-mark-start text:id="IMark96843848"/><text:alphabetical-index-mark-start text:id="IMark104339384"/><text:alphabetical-index-mark-start text:id="IMark104032536"/>example<text:alphabetical-index-mark-end text:id="IMark104032536"/><text:alphabetical-index-mark-end text:id="IMark104339384"/><text:alphabetical-index-mark-end text:id="IMark96843848"/><text:alphabetical-index-mark-end text:id="IMark98816088"/><text:alphabetical-index-mark-end text:id="IMark104094776"/> of the contents of one <text:alphabetical-index-mark-start text:id="IMark79211752"/><text:alphabetical-index-mark-start text:id="IMark101892600"/>field<text:alphabetical-index-mark-end text:id="IMark101892600"/><text:alphabetical-index-mark-end text:id="IMark79211752"/> in <text:span text:style-name="T83">sde_</text:span><text:alphabetical-index-mark-start text:id="IMark83243544"/><text:alphabetical-index-mark-start text:id="IMark80202024"/><text:alphabetical-index-mark-start text:id="IMark95401352"/><text:alphabetical-index-mark-start text:id="IMark98891656"/><text:alphabetical-index-mark-start text:id="IMark91753864"/><text:span text:style-name="T83">fact</text:span><text:alphabetical-index-mark-end text:id="IMark91753864"/><text:alphabetical-index-mark-end text:id="IMark98891656"/><text:alphabetical-index-mark-end text:id="IMark95401352"/><text:alphabetical-index-mark-end text:id="IMark80202024"/><text:alphabetical-index-mark-end text:id="IMark83243544"/><text:span text:style-name="T83">s</text:span> <text:span text:style-name="T219">(see also [</text:span><text:span text:style-name="T13">4.3.12.8.</text:span><text:span text:style-name="T57">]</text:span><text:span text:style-name="T219">)</text:span>:</text:p>
      <text:p text:style-name="Text_20_body"/>
      <text:list xml:id="list6327306527810176113" text:style-name="L4">
        <text:list-item>
          <text:p text:style-name="P46"><text:alphabetical-index-mark-start text:id="IMark68394472"/><text:alphabetical-index-mark-start text:id="IMark81365720"/>Id<text:alphabetical-index-mark-end text:id="IMark81365720"/><text:alphabetical-index-mark-end text:id="IMark68394472"/> = 1</text:p>
          <text:p text:style-name="P46"/>
        </text:list-item>
        <text:list-item>
          <text:p text:style-name="P46"><text:alphabetical-index-mark-start text:id="IMark102015320"/><text:alphabetical-index-mark-start text:id="IMark94598792"/><text:alphabetical-index-mark-start text:id="IMark90596136"/><text:alphabetical-index-mark-start text:id="IMark102445928"/><text:alphabetical-index-mark-start text:id="IMark103267848"/>Context<text:alphabetical-index-mark-end text:id="IMark103267848"/><text:alphabetical-index-mark-end text:id="IMark102445928"/><text:alphabetical-index-mark-end text:id="IMark90596136"/><text:alphabetical-index-mark-end text:id="IMark94598792"/><text:alphabetical-index-mark-end text:id="IMark102015320"/> = ‘<text:alphabetical-index-mark-start text:id="IMark77135400"/><text:alphabetical-index-mark-start text:id="IMark82402552"/>ship<text:alphabetical-index-mark-end text:id="IMark82402552"/><text:alphabetical-index-mark-end text:id="IMark77135400"/>’</text:p>
          <text:p text:style-name="P46"/>
        </text:list-item>
        <text:list-item>
          <text:p text:style-name="P46"><text:alphabetical-index-mark-start text:id="IMark82191784"/><text:alphabetical-index-mark-start text:id="IMark102119192"/><text:alphabetical-index-mark-start text:id="IMark44764024"/><text:alphabetical-index-mark-start text:id="IMark77436456"/><text:alphabetical-index-mark-start text:id="IMark102248360"/>Status<text:alphabetical-index-mark-end text:id="IMark102248360"/><text:alphabetical-index-mark-end text:id="IMark77436456"/><text:alphabetical-index-mark-end text:id="IMark44764024"/><text:alphabetical-index-mark-end text:id="IMark102119192"/><text:alphabetical-index-mark-end text:id="IMark82191784"/> = ‘<text:alphabetical-index-mark-start text:id="IMark93985320"/><text:alphabetical-index-mark-start text:id="IMark90961832"/><text:alphabetical-index-mark-start text:id="IMark98937784"/><text:alphabetical-index-mark-start text:id="IMark90084584"/><text:alphabetical-index-mark-start text:id="IMark93573544"/>sentodb<text:alphabetical-index-mark-end text:id="IMark93573544"/><text:alphabetical-index-mark-end text:id="IMark90084584"/><text:alphabetical-index-mark-end text:id="IMark98937784"/><text:alphabetical-index-mark-end text:id="IMark90961832"/><text:alphabetical-index-mark-end text:id="IMark93985320"/>’</text:p>
          <text:p text:style-name="P46"/>
        </text:list-item>
        <text:list-item>
          <text:p text:style-name="P46"><text:alphabetical-index-mark-start text:id="IMark82995960"/><text:alphabetical-index-mark-start text:id="IMark105086232"/><text:alphabetical-index-mark-start text:id="IMark103232728"/><text:alphabetical-index-mark-start text:id="IMark104529864"/><text:alphabetical-index-mark-start text:id="IMark97402872"/>Item<text:alphabetical-index-mark-end text:id="IMark97402872"/><text:alphabetical-index-mark-end text:id="IMark104529864"/><text:alphabetical-index-mark-end text:id="IMark103232728"/><text:alphabetical-index-mark-end text:id="IMark105086232"/><text:alphabetical-index-mark-end text:id="IMark82995960"/> = ‘<text:alphabetical-index-mark-start text:id="IMark35941720"/><text:alphabetical-index-mark-start text:id="IMark94415688"/>is_first_<text:alphabetical-index-mark-start text:id="IMark79030632"/><text:alphabetical-index-mark-start text:id="IMark94179480"/><text:alphabetical-index-mark-start text:id="IMark81650888"/><text:alphabetical-index-mark-start text:id="IMark91271720"/><text:alphabetical-index-mark-start text:id="IMark44007400"/>iteration<text:alphabetical-index-mark-end text:id="IMark44007400"/><text:alphabetical-index-mark-end text:id="IMark91271720"/><text:alphabetical-index-mark-end text:id="IMark81650888"/><text:alphabetical-index-mark-end text:id="IMark94179480"/><text:alphabetical-index-mark-end text:id="IMark79030632"/><text:alphabetical-index-mark-end text:id="IMark94415688"/><text:alphabetical-index-mark-end text:id="IMark35941720"/>’</text:p>
          <text:p text:style-name="P46"/>
        </text:list-item>
        <text:list-item>
          <text:p text:style-name="P46"><text:alphabetical-index-mark-start text:id="IMark90845928"/><text:alphabetical-index-mark-start text:id="IMark92355240"/><text:alphabetical-index-mark-start text:id="IMark44873000"/><text:alphabetical-index-mark-start text:id="IMark93961704"/><text:alphabetical-index-mark-start text:id="IMark96182424"/>Value<text:alphabetical-index-mark-end text:id="IMark96182424"/><text:alphabetical-index-mark-end text:id="IMark93961704"/><text:alphabetical-index-mark-end text:id="IMark44873000"/><text:alphabetical-index-mark-end text:id="IMark92355240"/><text:alphabetical-index-mark-end text:id="IMark90845928"/> = 582</text:p>
          <text:p text:style-name="P46"/>
        </text:list-item>
        <text:list-item>
          <text:p text:style-name="P46"><text:alphabetical-index-mark-start text:id="IMark95831288"/><text:alphabetical-index-mark-start text:id="IMark91096936"/><text:alphabetical-index-mark-start text:id="IMark91930808"/>Prob<text:alphabetical-index-mark-end text:id="IMark91930808"/><text:alphabetical-index-mark-end text:id="IMark91096936"/><text:alphabetical-index-mark-end text:id="IMark95831288"/> = 1</text:p>
          <text:p text:style-name="P46"/>
        </text:list-item>
        <text:list-item>
          <text:p text:style-name="P46"><text:alphabetical-index-mark-start text:id="IMark104356296"/>Asoc<text:alphabetical-index-mark-end text:id="IMark104356296"/> = 0</text:p>
        </text:list-item>
      </text:list>
      <text:p text:style-name="Text_20_body"/>
      <text:p text:style-name="Text_20_body"><text:alphabetical-index-mark-start text:id="IMark53006712"/><text:alphabetical-index-mark-start text:id="IMark80479256"/><text:span text:style-name="T83">Id</text:span><text:alphabetical-index-mark-end text:id="IMark80479256"/><text:alphabetical-index-mark-end text:id="IMark53006712"/><text:span text:style-name="T83"> = 1</text:span> means that this is the first <text:alphabetical-index-mark-start text:id="IMark92440376"/><text:alphabetical-index-mark-start text:id="IMark84002712"/><text:alphabetical-index-mark-start text:id="IMark80656456"/><text:alphabetical-index-mark-start text:id="IMark84374024"/><text:alphabetical-index-mark-start text:id="IMark78963960"/>record<text:alphabetical-index-mark-end text:id="IMark78963960"/><text:alphabetical-index-mark-end text:id="IMark84374024"/><text:alphabetical-index-mark-end text:id="IMark80656456"/><text:alphabetical-index-mark-end text:id="IMark84002712"/><text:alphabetical-index-mark-end text:id="IMark92440376"/> contained in the <text:alphabetical-index-mark-start text:id="IMark98421560"/><text:alphabetical-index-mark-start text:id="IMark83524872"/><text:alphabetical-index-mark-start text:id="IMark95995224"/><text:alphabetical-index-mark-start text:id="IMark102102472"/>data<text:alphabetical-index-mark-end text:id="IMark102102472"/><text:alphabetical-index-mark-end text:id="IMark95995224"/><text:alphabetical-index-mark-end text:id="IMark83524872"/><text:alphabetical-index-mark-end text:id="IMark98421560"/> <text:alphabetical-index-mark-start text:id="IMark95812840"/><text:alphabetical-index-mark-start text:id="IMark68430264"/><text:alphabetical-index-mark-start text:id="IMark90738824"/><text:alphabetical-index-mark-start text:id="IMark104292360"/><text:alphabetical-index-mark-start text:id="IMark91822072"/>table<text:alphabetical-index-mark-end text:id="IMark91822072"/><text:alphabetical-index-mark-end text:id="IMark104292360"/><text:alphabetical-index-mark-end text:id="IMark90738824"/><text:alphabetical-index-mark-end text:id="IMark68430264"/><text:alphabetical-index-mark-end text:id="IMark95812840"/>. <text:alphabetical-index-mark-start text:id="IMark80922584"/><text:alphabetical-index-mark-start text:id="IMark104452904"/><text:span text:style-name="T83">Id</text:span><text:alphabetical-index-mark-end text:id="IMark104452904"/><text:alphabetical-index-mark-end text:id="IMark80922584"/> is always the <text:alphabetical-index-mark-start text:id="IMark83709144"/><text:alphabetical-index-mark-start text:id="IMark94320376"/><text:alphabetical-index-mark-start text:id="IMark93958152"/><text:alphabetical-index-mark-start text:id="IMark81860312"/><text:alphabetical-index-mark-start text:id="IMark101418872"/>primary<text:alphabetical-index-mark-end text:id="IMark101418872"/><text:alphabetical-index-mark-end text:id="IMark81860312"/><text:alphabetical-index-mark-end text:id="IMark93958152"/><text:alphabetical-index-mark-end text:id="IMark94320376"/><text:alphabetical-index-mark-end text:id="IMark83709144"/> <text:alphabetical-index-mark-start text:id="IMark91903992"/><text:alphabetical-index-mark-start text:id="IMark44904088"/><text:alphabetical-index-mark-start text:id="IMark95816248"/><text:alphabetical-index-mark-start text:id="IMark99044072"/><text:alphabetical-index-mark-start text:id="IMark90798520"/>key<text:alphabetical-index-mark-end text:id="IMark90798520"/><text:alphabetical-index-mark-end text:id="IMark99044072"/><text:alphabetical-index-mark-end text:id="IMark95816248"/><text:alphabetical-index-mark-end text:id="IMark44904088"/><text:alphabetical-index-mark-end text:id="IMark91903992"/> in the <text:alphabetical-index-mark-start text:id="IMark104412744"/><text:alphabetical-index-mark-start text:id="IMark60633752"/><text:alphabetical-index-mark-start text:id="IMark90178072"/><text:alphabetical-index-mark-start text:id="IMark82288040"/><text:alphabetical-index-mark-start text:id="IMark44942104"/>table<text:alphabetical-index-mark-end text:id="IMark44942104"/><text:alphabetical-index-mark-end text:id="IMark82288040"/><text:alphabetical-index-mark-end text:id="IMark90178072"/><text:alphabetical-index-mark-end text:id="IMark60633752"/><text:alphabetical-index-mark-end text:id="IMark104412744"/>s of this <text:alphabetical-index-mark-start text:id="IMark103419496"/><text:alphabetical-index-mark-start text:id="IMark99199144"/><text:alphabetical-index-mark-start text:id="IMark94473288"/><text:alphabetical-index-mark-start text:id="IMark102573736"/><text:alphabetical-index-mark-start text:id="IMark104786232"/>KB<text:alphabetical-index-mark-end text:id="IMark104786232"/><text:alphabetical-index-mark-end text:id="IMark102573736"/><text:alphabetical-index-mark-end text:id="IMark94473288"/><text:alphabetical-index-mark-end text:id="IMark99199144"/><text:alphabetical-index-mark-end text:id="IMark103419496"/>.</text:p>
      <text:p text:style-name="Text_20_body"/>
      <text:p text:style-name="Text_20_body"><text:soft-page-break/><text:alphabetical-index-mark-start text:id="IMark94691672"/><text:alphabetical-index-mark-start text:id="IMark90912728"/><text:alphabetical-index-mark-start text:id="IMark79860408"/><text:alphabetical-index-mark-start text:id="IMark94413720"/><text:alphabetical-index-mark-start text:id="IMark95312808"/><text:span text:style-name="T83">Context</text:span><text:alphabetical-index-mark-end text:id="IMark95312808"/><text:alphabetical-index-mark-end text:id="IMark94413720"/><text:alphabetical-index-mark-end text:id="IMark79860408"/><text:alphabetical-index-mark-end text:id="IMark90912728"/><text:alphabetical-index-mark-end text:id="IMark94691672"/><text:span text:style-name="T83"> = ‘</text:span><text:alphabetical-index-mark-start text:id="IMark99999320"/><text:alphabetical-index-mark-start text:id="IMark81636792"/><text:span text:style-name="T83">ship</text:span><text:alphabetical-index-mark-end text:id="IMark81636792"/><text:alphabetical-index-mark-end text:id="IMark99999320"/><text:span text:style-name="T83">’</text:span> means that it is a <text:alphabetical-index-mark-start text:id="IMark102307448"/><text:alphabetical-index-mark-start text:id="IMark96157256"/><text:alphabetical-index-mark-start text:id="IMark89927912"/><text:alphabetical-index-mark-start text:id="IMark90938296"/><text:alphabetical-index-mark-start text:id="IMark91817000"/>fact<text:alphabetical-index-mark-end text:id="IMark91817000"/><text:alphabetical-index-mark-end text:id="IMark90938296"/><text:alphabetical-index-mark-end text:id="IMark89927912"/><text:alphabetical-index-mark-end text:id="IMark96157256"/><text:alphabetical-index-mark-end text:id="IMark102307448"/> – i.e. a <text:alphabetical-index-mark-start text:id="IMark91199128"/><text:alphabetical-index-mark-start text:id="IMark92756136"/><text:alphabetical-index-mark-start text:id="IMark92245144"/><text:alphabetical-index-mark-start text:id="IMark101941544"/><text:alphabetical-index-mark-start text:id="IMark95680008"/>record<text:alphabetical-index-mark-end text:id="IMark95680008"/><text:alphabetical-index-mark-end text:id="IMark101941544"/><text:alphabetical-index-mark-end text:id="IMark92245144"/><text:alphabetical-index-mark-end text:id="IMark92756136"/><text:alphabetical-index-mark-end text:id="IMark91199128"/> – that will not be <text:alphabetical-index-mark-start text:id="IMark79931992"/><text:alphabetical-index-mark-start text:id="IMark92886984"/><text:alphabetical-index-mark-start text:id="IMark102586984"/><text:alphabetical-index-mark-start text:id="IMark104702392"/><text:alphabetical-index-mark-start text:id="IMark89708008"/><text:alphabetical-index-mark-start text:id="IMark99403304"/><text:alphabetical-index-mark-start text:id="IMark80096616"/><text:alphabetical-index-mark-start text:id="IMark98051400"/><text:alphabetical-index-mark-start text:id="IMark35941016"/><text:alphabetical-index-mark-start text:id="IMark98304664"/>delete<text:alphabetical-index-mark-end text:id="IMark98304664"/><text:alphabetical-index-mark-end text:id="IMark35941016"/><text:alphabetical-index-mark-end text:id="IMark98051400"/><text:alphabetical-index-mark-end text:id="IMark80096616"/><text:alphabetical-index-mark-end text:id="IMark99403304"/><text:alphabetical-index-mark-end text:id="IMark89708008"/><text:alphabetical-index-mark-end text:id="IMark104702392"/><text:alphabetical-index-mark-end text:id="IMark102586984"/><text:alphabetical-index-mark-end text:id="IMark92886984"/><text:alphabetical-index-mark-end text:id="IMark79931992"/>d from the <text:alphabetical-index-mark-start text:id="IMark95563976"/><text:alphabetical-index-mark-start text:id="IMark83156024"/><text:alphabetical-index-mark-start text:id="IMark92798568"/><text:alphabetical-index-mark-start text:id="IMark100167928"/><text:alphabetical-index-mark-start text:id="IMark101582600"/>table<text:alphabetical-index-mark-end text:id="IMark101582600"/><text:alphabetical-index-mark-end text:id="IMark100167928"/><text:alphabetical-index-mark-end text:id="IMark92798568"/><text:alphabetical-index-mark-end text:id="IMark83156024"/><text:alphabetical-index-mark-end text:id="IMark95563976"/>, no matter what. Its <text:alphabetical-index-mark-start text:id="IMark80129768"/><text:alphabetical-index-mark-start text:id="IMark81979400"/><text:alphabetical-index-mark-start text:id="IMark80109592"/><text:alphabetical-index-mark-start text:id="IMark93841912"/><text:alphabetical-index-mark-start text:id="IMark95055512"/><text:span text:style-name="T83">Value</text:span><text:alphabetical-index-mark-end text:id="IMark95055512"/><text:alphabetical-index-mark-end text:id="IMark93841912"/><text:alphabetical-index-mark-end text:id="IMark80109592"/><text:alphabetical-index-mark-end text:id="IMark81979400"/><text:alphabetical-index-mark-end text:id="IMark80129768"/> <text:alphabetical-index-mark-start text:id="IMark92034168"/><text:alphabetical-index-mark-start text:id="IMark90809128"/>field<text:alphabetical-index-mark-end text:id="IMark90809128"/><text:alphabetical-index-mark-end text:id="IMark92034168"/> may change, but the <text:alphabetical-index-mark-start text:id="IMark44782968"/><text:alphabetical-index-mark-start text:id="IMark81550680"/><text:alphabetical-index-mark-start text:id="IMark78286696"/><text:alphabetical-index-mark-start text:id="IMark102920088"/><text:alphabetical-index-mark-start text:id="IMark80654104"/>record<text:alphabetical-index-mark-end text:id="IMark80654104"/><text:alphabetical-index-mark-end text:id="IMark102920088"/><text:alphabetical-index-mark-end text:id="IMark78286696"/><text:alphabetical-index-mark-end text:id="IMark81550680"/><text:alphabetical-index-mark-end text:id="IMark44782968"/> will stay.</text:p>
      <text:p text:style-name="Text_20_body"/>
      <text:p text:style-name="Text_20_body"><text:alphabetical-index-mark-start text:id="IMark97788536"/><text:alphabetical-index-mark-start text:id="IMark104940776"/><text:alphabetical-index-mark-start text:id="IMark98995784"/><text:alphabetical-index-mark-start text:id="IMark104925976"/><text:alphabetical-index-mark-start text:id="IMark101405752"/><text:span text:style-name="T83">Status</text:span><text:alphabetical-index-mark-end text:id="IMark101405752"/><text:alphabetical-index-mark-end text:id="IMark104925976"/><text:alphabetical-index-mark-end text:id="IMark98995784"/><text:alphabetical-index-mark-end text:id="IMark104940776"/><text:alphabetical-index-mark-end text:id="IMark97788536"/><text:span text:style-name="T83"> = ‘</text:span><text:alphabetical-index-mark-start text:id="IMark60722200"/><text:alphabetical-index-mark-start text:id="IMark60615160"/><text:alphabetical-index-mark-start text:id="IMark98269496"/><text:alphabetical-index-mark-start text:id="IMark77937528"/><text:alphabetical-index-mark-start text:id="IMark102635432"/><text:span text:style-name="T83">sentodb</text:span><text:alphabetical-index-mark-end text:id="IMark102635432"/><text:alphabetical-index-mark-end text:id="IMark77937528"/><text:alphabetical-index-mark-end text:id="IMark98269496"/><text:alphabetical-index-mark-end text:id="IMark60615160"/><text:alphabetical-index-mark-end text:id="IMark60722200"/><text:span text:style-name="T83">’</text:span> means that the first step of the <text:alphabetical-index-mark-start text:id="IMark104724360"/><text:alphabetical-index-mark-start text:id="IMark98009464"/><text:alphabetical-index-mark-start text:id="IMark94991672"/><text:alphabetical-index-mark-start text:id="IMark82643400"/>data<text:alphabetical-index-mark-end text:id="IMark82643400"/><text:alphabetical-index-mark-end text:id="IMark94991672"/><text:alphabetical-index-mark-end text:id="IMark98009464"/><text:alphabetical-index-mark-end text:id="IMark104724360"/> gathering from the <text:alphabetical-index-mark-start text:id="IMark77920504"/><text:alphabetical-index-mark-start text:id="IMark103472552"/><text:alphabetical-index-mark-start text:id="IMark104214152"/><text:alphabetical-index-mark-start text:id="IMark100429352"/><text:alphabetical-index-mark-start text:id="IMark98014184"/>OAPI<text:alphabetical-index-mark-end text:id="IMark98014184"/><text:alphabetical-index-mark-end text:id="IMark100429352"/><text:alphabetical-index-mark-end text:id="IMark104214152"/><text:alphabetical-index-mark-end text:id="IMark103472552"/><text:alphabetical-index-mark-end text:id="IMark77920504"/> has been completed and this <text:alphabetical-index-mark-start text:id="IMark105279192"/><text:alphabetical-index-mark-start text:id="IMark103633704"/><text:alphabetical-index-mark-start text:id="IMark92923192"/><text:alphabetical-index-mark-start text:id="IMark77938312"/><text:alphabetical-index-mark-start text:id="IMark60650392"/>value<text:alphabetical-index-mark-end text:id="IMark60650392"/><text:alphabetical-index-mark-end text:id="IMark77938312"/><text:alphabetical-index-mark-end text:id="IMark92923192"/><text:alphabetical-index-mark-end text:id="IMark103633704"/><text:alphabetical-index-mark-end text:id="IMark105279192"/> is ready for <text:alphabetical-index-mark-start text:id="IMark83755960"/><text:alphabetical-index-mark-start text:id="IMark99500312"/><text:alphabetical-index-mark-start text:id="IMark104226376"/><text:alphabetical-index-mark-start text:id="IMark83757528"/>interpret<text:alphabetical-index-mark-end text:id="IMark83757528"/><text:alphabetical-index-mark-end text:id="IMark104226376"/><text:alphabetical-index-mark-end text:id="IMark99500312"/><text:alphabetical-index-mark-end text:id="IMark83755960"/>ation.</text:p>
      <text:p text:style-name="Text_20_body"/>
      <text:p text:style-name="Text_20_body"><text:alphabetical-index-mark-start text:id="IMark97522392"/><text:alphabetical-index-mark-start text:id="IMark103302360"/><text:alphabetical-index-mark-start text:id="IMark94960152"/><text:alphabetical-index-mark-start text:id="IMark90454776"/><text:alphabetical-index-mark-start text:id="IMark93399992"/><text:span text:style-name="T83">Item</text:span><text:alphabetical-index-mark-end text:id="IMark93399992"/><text:alphabetical-index-mark-end text:id="IMark90454776"/><text:alphabetical-index-mark-end text:id="IMark94960152"/><text:alphabetical-index-mark-end text:id="IMark103302360"/><text:alphabetical-index-mark-end text:id="IMark97522392"/><text:span text:style-name="T83"> = ‘</text:span><text:alphabetical-index-mark-start text:id="IMark90088776"/><text:alphabetical-index-mark-start text:id="IMark101117064"/><text:span text:style-name="T83">is_first_</text:span><text:alphabetical-index-mark-start text:id="IMark92932744"/><text:alphabetical-index-mark-start text:id="IMark99678568"/><text:alphabetical-index-mark-start text:id="IMark101581816"/><text:alphabetical-index-mark-start text:id="IMark44985624"/><text:alphabetical-index-mark-start text:id="IMark99365048"/><text:span text:style-name="T83">iteration</text:span><text:alphabetical-index-mark-end text:id="IMark99365048"/><text:alphabetical-index-mark-end text:id="IMark44985624"/><text:alphabetical-index-mark-end text:id="IMark101581816"/><text:alphabetical-index-mark-end text:id="IMark99678568"/><text:alphabetical-index-mark-end text:id="IMark92932744"/><text:alphabetical-index-mark-end text:id="IMark101117064"/><text:alphabetical-index-mark-end text:id="IMark90088776"/><text:span text:style-name="T83">’</text:span>. This is one of the <text:alphabetical-index-mark-start text:id="IMark93812440"/><text:alphabetical-index-mark-start text:id="IMark103303144"/><text:alphabetical-index-mark-start text:id="IMark97981272"/><text:alphabetical-index-mark-start text:id="IMark89962760"/><text:alphabetical-index-mark-start text:id="IMark91901736"/>counter<text:alphabetical-index-mark-end text:id="IMark91901736"/><text:alphabetical-index-mark-end text:id="IMark89962760"/><text:alphabetical-index-mark-end text:id="IMark97981272"/><text:alphabetical-index-mark-end text:id="IMark103303144"/><text:alphabetical-index-mark-end text:id="IMark93812440"/>s that is <text:alphabetical-index-mark-start text:id="IMark101883720"/><text:alphabetical-index-mark-start text:id="IMark92867144"/><text:alphabetical-index-mark-start text:id="IMark99012504"/><text:alphabetical-index-mark-start text:id="IMark60641880"/><text:alphabetical-index-mark-start text:id="IMark103931896"/>increment<text:alphabetical-index-mark-end text:id="IMark103931896"/><text:alphabetical-index-mark-end text:id="IMark60641880"/><text:alphabetical-index-mark-end text:id="IMark99012504"/><text:alphabetical-index-mark-end text:id="IMark92867144"/><text:alphabetical-index-mark-end text:id="IMark101883720"/>ed on each <text:alphabetical-index-mark-start text:id="IMark90562760"/><text:alphabetical-index-mark-start text:id="IMark102958744"/><text:alphabetical-index-mark-start text:id="IMark95459000"/><text:alphabetical-index-mark-start text:id="IMark98717256"/>interpret<text:alphabetical-index-mark-end text:id="IMark98717256"/><text:alphabetical-index-mark-end text:id="IMark95459000"/><text:alphabetical-index-mark-end text:id="IMark102958744"/><text:alphabetical-index-mark-end text:id="IMark90562760"/>ation <text:alphabetical-index-mark-start text:id="IMark90204136"/><text:alphabetical-index-mark-start text:id="IMark102775720"/><text:alphabetical-index-mark-start text:id="IMark100078760"/><text:alphabetical-index-mark-start text:id="IMark104912104"/><text:alphabetical-index-mark-start text:id="IMark100575672"/>iteration<text:alphabetical-index-mark-end text:id="IMark100575672"/><text:alphabetical-index-mark-end text:id="IMark104912104"/><text:alphabetical-index-mark-end text:id="IMark100078760"/><text:alphabetical-index-mark-end text:id="IMark102775720"/><text:alphabetical-index-mark-end text:id="IMark90204136"/> made by the <text:alphabetical-index-mark-start text:id="IMark104953752"/><text:alphabetical-index-mark-start text:id="IMark80403800"/><text:alphabetical-index-mark-start text:id="IMark90707640"/><text:alphabetical-index-mark-start text:id="IMark98496056"/><text:alphabetical-index-mark-start text:id="IMark99369752"/><text:alphabetical-index-mark-start text:id="IMark90436136"/>AI<text:alphabetical-index-mark-end text:id="IMark90436136"/>E<text:alphabetical-index-mark-end text:id="IMark99369752"/><text:alphabetical-index-mark-end text:id="IMark98496056"/><text:alphabetical-index-mark-end text:id="IMark90707640"/><text:alphabetical-index-mark-end text:id="IMark80403800"/><text:alphabetical-index-mark-end text:id="IMark104953752"/>. Once each <text:alphabetical-index-mark-start text:id="IMark83911768"/><text:alphabetical-index-mark-start text:id="IMark105087016"/><text:alphabetical-index-mark-start text:id="IMark92386472"/><text:alphabetical-index-mark-start text:id="IMark95404200"/><text:alphabetical-index-mark-start text:id="IMark77296472"/>iteration<text:alphabetical-index-mark-end text:id="IMark77296472"/><text:alphabetical-index-mark-end text:id="IMark95404200"/><text:alphabetical-index-mark-end text:id="IMark92386472"/><text:alphabetical-index-mark-end text:id="IMark105087016"/><text:alphabetical-index-mark-end text:id="IMark83911768"/> is completed, the <text:alphabetical-index-mark-start text:id="IMark102673080"/><text:alphabetical-index-mark-start text:id="IMark103563112"/><text:alphabetical-index-mark-start text:id="IMark90915400"/><text:alphabetical-index-mark-start text:id="IMark93235848"/><text:alphabetical-index-mark-start text:id="IMark90392472"/><text:span text:style-name="T83">Value</text:span><text:alphabetical-index-mark-end text:id="IMark90392472"/><text:alphabetical-index-mark-end text:id="IMark93235848"/><text:alphabetical-index-mark-end text:id="IMark90915400"/><text:alphabetical-index-mark-end text:id="IMark103563112"/><text:alphabetical-index-mark-end text:id="IMark102673080"/> associated to the <text:alphabetical-index-mark-start text:id="IMark79252440"/><text:alphabetical-index-mark-start text:id="IMark92799352"/><text:alphabetical-index-mark-start text:id="IMark81838680"/><text:alphabetical-index-mark-start text:id="IMark98862568"/><text:alphabetical-index-mark-start text:id="IMark51136648"/>fact<text:alphabetical-index-mark-end text:id="IMark51136648"/><text:alphabetical-index-mark-end text:id="IMark98862568"/><text:alphabetical-index-mark-end text:id="IMark81838680"/><text:alphabetical-index-mark-end text:id="IMark92799352"/><text:alphabetical-index-mark-end text:id="IMark79252440"/> identified by this <text:alphabetical-index-mark-start text:id="IMark92354456"/><text:alphabetical-index-mark-start text:id="IMark100082904"/><text:alphabetical-index-mark-start text:id="IMark101939976"/><text:alphabetical-index-mark-start text:id="IMark82994392"/><text:alphabetical-index-mark-start text:id="IMark80404584"/>Item<text:alphabetical-index-mark-end text:id="IMark80404584"/><text:alphabetical-index-mark-end text:id="IMark82994392"/><text:alphabetical-index-mark-end text:id="IMark101939976"/><text:alphabetical-index-mark-end text:id="IMark100082904"/><text:alphabetical-index-mark-end text:id="IMark92354456"/> name will be <text:alphabetical-index-mark-start text:id="IMark103563896"/><text:alphabetical-index-mark-start text:id="IMark98866360"/><text:alphabetical-index-mark-start text:id="IMark100320264"/><text:alphabetical-index-mark-start text:id="IMark90626552"/><text:alphabetical-index-mark-start text:id="IMark101832440"/>increment<text:alphabetical-index-mark-end text:id="IMark101832440"/><text:alphabetical-index-mark-end text:id="IMark90626552"/><text:alphabetical-index-mark-end text:id="IMark100320264"/><text:alphabetical-index-mark-end text:id="IMark98866360"/><text:alphabetical-index-mark-end text:id="IMark103563896"/>ed.</text:p>
      <text:p text:style-name="Text_20_body"/>
      <text:p text:style-name="Text_20_body"><text:alphabetical-index-mark-start text:id="IMark102672296"/><text:alphabetical-index-mark-start text:id="IMark81487688"/><text:alphabetical-index-mark-start text:id="IMark93764472"/><text:alphabetical-index-mark-start text:id="IMark94922520"/><text:alphabetical-index-mark-start text:id="IMark94584952"/><text:span text:style-name="T83">Value</text:span><text:alphabetical-index-mark-end text:id="IMark94584952"/><text:alphabetical-index-mark-end text:id="IMark94922520"/><text:alphabetical-index-mark-end text:id="IMark93764472"/><text:alphabetical-index-mark-end text:id="IMark81487688"/><text:alphabetical-index-mark-end text:id="IMark102672296"/><text:span text:style-name="T83"> = 582</text:span>, means that 581 <text:alphabetical-index-mark-start text:id="IMark100444152"/><text:alphabetical-index-mark-start text:id="IMark94924872"/><text:alphabetical-index-mark-start text:id="IMark97510184"/><text:alphabetical-index-mark-start text:id="IMark98256360"/><text:alphabetical-index-mark-start text:id="IMark101268920"/>iteration<text:alphabetical-index-mark-end text:id="IMark101268920"/><text:alphabetical-index-mark-end text:id="IMark98256360"/><text:alphabetical-index-mark-end text:id="IMark97510184"/><text:alphabetical-index-mark-end text:id="IMark94924872"/><text:alphabetical-index-mark-end text:id="IMark100444152"/>s have been performed and the <text:alphabetical-index-mark-start text:id="IMark91613176"/><text:alphabetical-index-mark-start text:id="IMark91041256"/>current<text:alphabetical-index-mark-end text:id="IMark91041256"/><text:alphabetical-index-mark-end text:id="IMark91613176"/> one is <text:alphabetical-index-mark-start text:id="IMark79101544"/><text:alphabetical-index-mark-start text:id="IMark78301624"/><text:alphabetical-index-mark-start text:id="IMark90807560"/><text:alphabetical-index-mark-start text:id="IMark91229800"/>number<text:alphabetical-index-mark-end text:id="IMark91229800"/><text:alphabetical-index-mark-end text:id="IMark90807560"/><text:alphabetical-index-mark-end text:id="IMark78301624"/><text:alphabetical-index-mark-end text:id="IMark79101544"/> 582. This is im<text:alphabetical-index-mark-start text:id="IMark91299096"/><text:alphabetical-index-mark-start text:id="IMark99698504"/>port<text:alphabetical-index-mark-end text:id="IMark99698504"/><text:alphabetical-index-mark-end text:id="IMark91299096"/>ant because the <text:alphabetical-index-mark-start text:id="IMark99416536"/><text:alphabetical-index-mark-start text:id="IMark90435352"/><text:alphabetical-index-mark-start text:id="IMark79892024"/><text:alphabetical-index-mark-start text:id="IMark99906216"/><text:alphabetical-index-mark-start text:id="IMark95731928"/>value<text:alphabetical-index-mark-end text:id="IMark95731928"/><text:alphabetical-index-mark-end text:id="IMark99906216"/><text:alphabetical-index-mark-end text:id="IMark79892024"/><text:alphabetical-index-mark-end text:id="IMark90435352"/><text:alphabetical-index-mark-end text:id="IMark99416536"/> associated to the <text:alphabetical-index-mark-start text:id="IMark101212344"/><text:alphabetical-index-mark-start text:id="IMark102671512"/><text:span text:style-name="T83">is_first_</text:span><text:alphabetical-index-mark-start text:id="IMark90682440"/><text:alphabetical-index-mark-start text:id="IMark91652232"/><text:alphabetical-index-mark-start text:id="IMark80107240"/><text:alphabetical-index-mark-start text:id="IMark94923304"/><text:alphabetical-index-mark-start text:id="IMark92451480"/><text:span text:style-name="T83">iteration</text:span><text:alphabetical-index-mark-end text:id="IMark92451480"/><text:alphabetical-index-mark-end text:id="IMark94923304"/><text:alphabetical-index-mark-end text:id="IMark80107240"/><text:alphabetical-index-mark-end text:id="IMark91652232"/><text:alphabetical-index-mark-end text:id="IMark90682440"/><text:alphabetical-index-mark-end text:id="IMark102671512"/><text:alphabetical-index-mark-end text:id="IMark101212344"/> <text:alphabetical-index-mark-start text:id="IMark97110216"/><text:alphabetical-index-mark-start text:id="IMark97220120"/><text:alphabetical-index-mark-start text:id="IMark98006072"/><text:alphabetical-index-mark-start text:id="IMark93188728"/><text:alphabetical-index-mark-start text:id="IMark97120568"/>fact<text:alphabetical-index-mark-end text:id="IMark97120568"/><text:alphabetical-index-mark-end text:id="IMark93188728"/><text:alphabetical-index-mark-end text:id="IMark98006072"/><text:alphabetical-index-mark-end text:id="IMark97220120"/><text:alphabetical-index-mark-end text:id="IMark97110216"/> is used to <text:alphabetical-index-mark-start text:id="IMark93752392"/><text:alphabetical-index-mark-start text:id="IMark97442424"/><text:alphabetical-index-mark-start text:id="IMark92087096"/><text:alphabetical-index-mark-start text:id="IMark99665992"/><text:alphabetical-index-mark-start text:id="IMark80035048"/>load<text:alphabetical-index-mark-end text:id="IMark80035048"/><text:alphabetical-index-mark-end text:id="IMark99665992"/><text:alphabetical-index-mark-end text:id="IMark92087096"/><text:alphabetical-index-mark-end text:id="IMark97442424"/><text:alphabetical-index-mark-end text:id="IMark93752392"/> in <text:alphabetical-index-mark-start text:id="IMark96144472"/><text:alphabetical-index-mark-start text:id="IMark93956584"/><text:alphabetical-index-mark-start text:id="IMark100071464"/><text:alphabetical-index-mark-start text:id="IMark100145832"/><text:alphabetical-index-mark-start text:id="IMark99666776"/>s<text:alphabetical-index-mark-start text:id="IMark96905400"/>equ<text:alphabetical-index-mark-end text:id="IMark96905400"/>ence<text:alphabetical-index-mark-end text:id="IMark99666776"/><text:alphabetical-index-mark-end text:id="IMark100145832"/><text:alphabetical-index-mark-end text:id="IMark100071464"/><text:alphabetical-index-mark-end text:id="IMark93956584"/><text:alphabetical-index-mark-end text:id="IMark96144472"/> various sets or <text:alphabetical-index-mark-start text:id="IMark99998536"/><text:alphabetical-index-mark-start text:id="IMark102706808"/><text:alphabetical-index-mark-start text:id="IMark92226360"/><text:alphabetical-index-mark-start text:id="IMark103984552"/><text:alphabetical-index-mark-start text:id="IMark93135080"/>program<text:alphabetical-index-mark-end text:id="IMark93135080"/><text:alphabetical-index-mark-end text:id="IMark103984552"/><text:alphabetical-index-mark-end text:id="IMark92226360"/><text:alphabetical-index-mark-end text:id="IMark102706808"/><text:alphabetical-index-mark-end text:id="IMark99998536"/>s of <text:alphabetical-index-mark-start text:id="IMark98253752"/><text:alphabetical-index-mark-start text:id="IMark98218632"/><text:alphabetical-index-mark-start text:id="IMark91098040"/><text:alphabetical-index-mark-start text:id="IMark102673864"/><text:alphabetical-index-mark-start text:id="IMark93018744"/>rule<text:alphabetical-index-mark-end text:id="IMark93018744"/><text:alphabetical-index-mark-end text:id="IMark102673864"/><text:alphabetical-index-mark-end text:id="IMark91098040"/><text:alphabetical-index-mark-end text:id="IMark98218632"/><text:alphabetical-index-mark-end text:id="IMark98253752"/>s r<text:alphabetical-index-mark-start text:id="IMark91299880"/>equ<text:alphabetical-index-mark-end text:id="IMark91299880"/>ired, among other things.</text:p>
      <text:p text:style-name="Text_20_body"/>
      <text:p text:style-name="Text_20_body"><text:alphabetical-index-mark-start text:id="IMark91937208"/><text:alphabetical-index-mark-start text:id="IMark92669192"/><text:alphabetical-index-mark-start text:id="IMark103471768"/><text:span text:style-name="T83">Prob</text:span><text:alphabetical-index-mark-end text:id="IMark103471768"/><text:alphabetical-index-mark-end text:id="IMark92669192"/><text:alphabetical-index-mark-end text:id="IMark91937208"/><text:span text:style-name="T83"> = 1</text:span> means that this <text:alphabetical-index-mark-start text:id="IMark95997960"/><text:alphabetical-index-mark-start text:id="IMark100350728"/><text:alphabetical-index-mark-start text:id="IMark100280872"/><text:alphabetical-index-mark-start text:id="IMark95533144"/><text:alphabetical-index-mark-start text:id="IMark94366536"/>fact<text:alphabetical-index-mark-end text:id="IMark94366536"/><text:alphabetical-index-mark-end text:id="IMark95533144"/><text:alphabetical-index-mark-end text:id="IMark100280872"/><text:alphabetical-index-mark-end text:id="IMark100350728"/><text:alphabetical-index-mark-end text:id="IMark95997960"/> will always be taken into account.</text:p>
      <text:p text:style-name="Text_20_body"/>
      <text:p text:style-name="Text_20_body"><text:alphabetical-index-mark-start text:id="IMark104893112"/><text:span text:style-name="T83">Asoc</text:span><text:alphabetical-index-mark-end text:id="IMark104893112"/><text:span text:style-name="T83"> = 0</text:span> means that no stats will be <text:alphabetical-index-mark-start text:id="IMark100644008"/><text:alphabetical-index-mark-start text:id="IMark42766008"/><text:alphabetical-index-mark-start text:id="IMark81235784"/><text:alphabetical-index-mark-start text:id="IMark104328488"/><text:alphabetical-index-mark-start text:id="IMark98681848"/>calcu<text:alphabetical-index-mark-start text:id="IMark96801016"/>lat<text:alphabetical-index-mark-end text:id="IMark96801016"/>e<text:alphabetical-index-mark-end text:id="IMark98681848"/><text:alphabetical-index-mark-end text:id="IMark104328488"/><text:alphabetical-index-mark-end text:id="IMark81235784"/><text:alphabetical-index-mark-end text:id="IMark42766008"/><text:alphabetical-index-mark-end text:id="IMark100644008"/>d <text:alphabetical-index-mark-start text:id="IMark98632360"/><text:alphabetical-index-mark-start text:id="IMark95164456"/><text:alphabetical-index-mark-start text:id="IMark97229288"/><text:alphabetical-index-mark-start text:id="IMark105202312"/>base<text:alphabetical-index-mark-end text:id="IMark105202312"/><text:alphabetical-index-mark-end text:id="IMark97229288"/><text:alphabetical-index-mark-end text:id="IMark95164456"/><text:alphabetical-index-mark-end text:id="IMark98632360"/>d on this particular <text:alphabetical-index-mark-start text:id="IMark97491688"/><text:alphabetical-index-mark-start text:id="IMark96988696"/><text:alphabetical-index-mark-start text:id="IMark96811096"/><text:alphabetical-index-mark-start text:id="IMark89828488"/><text:alphabetical-index-mark-start text:id="IMark43998728"/>fact<text:alphabetical-index-mark-end text:id="IMark43998728"/><text:alphabetical-index-mark-end text:id="IMark89828488"/><text:alphabetical-index-mark-end text:id="IMark96811096"/><text:alphabetical-index-mark-end text:id="IMark96988696"/><text:alphabetical-index-mark-end text:id="IMark97491688"/>.</text:p>
      <text:p text:style-name="Text_20_body"/>
      <text:p text:style-name="Text_20_body"/>
      <text:h text:style-name="Heading_20_3" text:outline-level="3"><text:bookmark-start text:name="__RefHeading___Toc6412_1538881673"/><text:span text:style-name="T1">4.3.1</text:span><text:span text:style-name="T8">2</text:span><text:span text:style-name="T1">.</text:span> <text:alphabetical-index-mark-start text:id="IMark42764440"/><text:alphabetical-index-mark-start text:id="IMark102823608"/><text:alphabetical-index-mark-start text:id="IMark98433864"/><text:alphabetical-index-mark-start text:id="IMark81923176"/><text:alphabetical-index-mark-start text:id="IMark91213992"/>Structure<text:alphabetical-index-mark-end text:id="IMark91213992"/><text:alphabetical-index-mark-end text:id="IMark81923176"/><text:alphabetical-index-mark-end text:id="IMark98433864"/><text:alphabetical-index-mark-end text:id="IMark102823608"/><text:alphabetical-index-mark-end text:id="IMark42764440"/> of <text:alphabetical-index-mark-start text:id="IMark90019480"/><text:alphabetical-index-mark-start text:id="IMark92356808"/><text:alphabetical-index-mark-start text:id="IMark105076936"/><text:alphabetical-index-mark-start text:id="IMark89983848"/><text:alphabetical-index-mark-start text:id="IMark80098728"/><text:span text:style-name="T83">sde_</text:span><text:alphabetical-index-mark-start text:id="IMark97920360"/><text:alphabetical-index-mark-start text:id="IMark98454264"/><text:alphabetical-index-mark-start text:id="IMark93471336"/><text:alphabetical-index-mark-start text:id="IMark96987128"/><text:alphabetical-index-mark-start text:id="IMark96808744"/><text:span text:style-name="T83">rule</text:span><text:alphabetical-index-mark-end text:id="IMark96808744"/><text:alphabetical-index-mark-end text:id="IMark96987128"/><text:alphabetical-index-mark-end text:id="IMark93471336"/><text:alphabetical-index-mark-end text:id="IMark98454264"/><text:alphabetical-index-mark-end text:id="IMark97920360"/><text:span text:style-name="T83">s</text:span><text:bookmark-end text:name="__RefHeading___Toc6412_1538881673"/><text:alphabetical-index-mark-end text:id="IMark80098728"/><text:alphabetical-index-mark-end text:id="IMark89983848"/><text:alphabetical-index-mark-end text:id="IMark105076936"/><text:alphabetical-index-mark-end text:id="IMark92356808"/><text:alphabetical-index-mark-end text:id="IMark90019480"/></text:h>
      <text:p text:style-name="Text_20_body"/>
      <text:p text:style-name="Text_20_body"><text:span text:style-name="T9">4.3.1</text:span><text:span text:style-name="T1">2</text:span><text:span text:style-name="T9">.</text:span><text:span text:style-name="T8">1.</text:span> <text:alphabetical-index-mark-start text:id="IMark96954776"/><text:alphabetical-index-mark-start text:id="IMark96914168"/><text:span text:style-name="T83">Id</text:span><text:alphabetical-index-mark-end text:id="IMark96914168"/><text:alphabetical-index-mark-end text:id="IMark96954776"/>: <text:alphabetical-index-mark-start text:id="IMark105299752"/><text:alphabetical-index-mark-start text:id="IMark96823544"/><text:alphabetical-index-mark-start text:id="IMark105103000"/><text:alphabetical-index-mark-start text:id="IMark105096840"/><text:alphabetical-index-mark-start text:id="IMark105212136"/>primary<text:alphabetical-index-mark-end text:id="IMark105212136"/><text:alphabetical-index-mark-end text:id="IMark105096840"/><text:alphabetical-index-mark-end text:id="IMark105103000"/><text:alphabetical-index-mark-end text:id="IMark96823544"/><text:alphabetical-index-mark-end text:id="IMark105299752"/> <text:alphabetical-index-mark-start text:id="IMark105229160"/><text:alphabetical-index-mark-start text:id="IMark96724760"/><text:alphabetical-index-mark-start text:id="IMark90931224"/><text:alphabetical-index-mark-start text:id="IMark83154456"/><text:alphabetical-index-mark-start text:id="IMark103493272"/>key<text:alphabetical-index-mark-end text:id="IMark103493272"/><text:alphabetical-index-mark-end text:id="IMark83154456"/><text:alphabetical-index-mark-end text:id="IMark90931224"/><text:alphabetical-index-mark-end text:id="IMark96724760"/><text:alphabetical-index-mark-end text:id="IMark105229160"/> of the <text:alphabetical-index-mark-start text:id="IMark96995768"/><text:alphabetical-index-mark-start text:id="IMark96925832"/><text:alphabetical-index-mark-start text:id="IMark84354984"/><text:alphabetical-index-mark-start text:id="IMark91112136"/><text:alphabetical-index-mark-start text:id="IMark105298968"/>table<text:alphabetical-index-mark-end text:id="IMark105298968"/><text:alphabetical-index-mark-end text:id="IMark91112136"/><text:alphabetical-index-mark-end text:id="IMark84354984"/><text:alphabetical-index-mark-end text:id="IMark96925832"/><text:alphabetical-index-mark-end text:id="IMark96995768"/>.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2</text:span><text:span text:style-name="T8">.</text:span><text:span text:style-name="T211"> </text:span><text:alphabetical-index-mark-start text:id="IMark94177064"/><text:alphabetical-index-mark-start text:id="IMark100804376"/><text:alphabetical-index-mark-start text:id="IMark103928760"/><text:alphabetical-index-mark-start text:id="IMark104952968"/><text:alphabetical-index-mark-start text:id="IMark96200408"/><text:span text:style-name="T86">Context</text:span><text:alphabetical-index-mark-end text:id="IMark96200408"/><text:alphabetical-index-mark-end text:id="IMark104952968"/><text:alphabetical-index-mark-end text:id="IMark103928760"/><text:alphabetical-index-mark-end text:id="IMark100804376"/><text:alphabetical-index-mark-end text:id="IMark94177064"/><text:span text:style-name="T211">: identifies sets of </text:span><text:alphabetical-index-mark-start text:id="IMark97181224"/><text:alphabetical-index-mark-start text:id="IMark98313064"/><text:alphabetical-index-mark-start text:id="IMark94538920"/><text:alphabetical-index-mark-start text:id="IMark98495272"/><text:alphabetical-index-mark-start text:id="IMark104925192"/><text:span text:style-name="T211">rule</text:span><text:alphabetical-index-mark-end text:id="IMark104925192"/><text:alphabetical-index-mark-end text:id="IMark98495272"/><text:alphabetical-index-mark-end text:id="IMark94538920"/><text:alphabetical-index-mark-end text:id="IMark98313064"/><text:alphabetical-index-mark-end text:id="IMark97181224"/><text:span text:style-name="T211">s grouped into </text:span><text:alphabetical-index-mark-start text:id="IMark93210008"/><text:alphabetical-index-mark-start text:id="IMark92431560"/><text:alphabetical-index-mark-start text:id="IMark93533256"/><text:alphabetical-index-mark-start text:id="IMark77928232"/><text:alphabetical-index-mark-start text:id="IMark103042616"/><text:span text:style-name="T211">program</text:span><text:alphabetical-index-mark-end text:id="IMark103042616"/><text:alphabetical-index-mark-end text:id="IMark77928232"/><text:alphabetical-index-mark-end text:id="IMark93533256"/><text:alphabetical-index-mark-end text:id="IMark92431560"/><text:alphabetical-index-mark-end text:id="IMark93210008"/><text:span text:style-name="T211">s. If </text:span><text:alphabetical-index-mark-start text:id="IMark89832600"/><text:alphabetical-index-mark-start text:id="IMark103266376"/><text:alphabetical-index-mark-start text:id="IMark97929656"/><text:alphabetical-index-mark-start text:id="IMark82522376"/><text:alphabetical-index-mark-start text:id="IMark80849656"/><text:span text:style-name="T86">Context</text:span><text:alphabetical-index-mark-end text:id="IMark80849656"/><text:alphabetical-index-mark-end text:id="IMark82522376"/><text:alphabetical-index-mark-end text:id="IMark97929656"/><text:alphabetical-index-mark-end text:id="IMark103266376"/><text:alphabetical-index-mark-end text:id="IMark89832600"/><text:span text:style-name="T86"> = ‘</text:span><text:alphabetical-index-mark-start text:id="IMark96085720"/><text:alphabetical-index-mark-start text:id="IMark97247096"/><text:span text:style-name="T86">ship</text:span><text:alphabetical-index-mark-end text:id="IMark97247096"/><text:alphabetical-index-mark-end text:id="IMark96085720"/><text:span text:style-name="T86">’</text:span><text:span text:style-name="T211"> it means that the </text:span><text:alphabetical-index-mark-start text:id="IMark97183576"/><text:alphabetical-index-mark-start text:id="IMark101993528"/><text:alphabetical-index-mark-start text:id="IMark103985336"/><text:alphabetical-index-mark-start text:id="IMark97279160"/><text:alphabetical-index-mark-start text:id="IMark80621032"/><text:span text:style-name="T211">rule</text:span><text:alphabetical-index-mark-end text:id="IMark80621032"/><text:alphabetical-index-mark-end text:id="IMark97279160"/><text:alphabetical-index-mark-end text:id="IMark103985336"/><text:alphabetical-index-mark-end text:id="IMark101993528"/><text:alphabetical-index-mark-end text:id="IMark97183576"/><text:span text:style-name="T211"> is permanently </text:span><text:alphabetical-index-mark-start text:id="IMark105298184"/><text:alphabetical-index-mark-start text:id="IMark96365592"/><text:alphabetical-index-mark-start text:id="IMark105048648"/><text:alphabetical-index-mark-start text:id="IMark92398008"/><text:span text:style-name="T211">store</text:span><text:alphabetical-index-mark-end text:id="IMark92398008"/><text:alphabetical-index-mark-end text:id="IMark105048648"/><text:alphabetical-index-mark-end text:id="IMark96365592"/><text:alphabetical-index-mark-end text:id="IMark105298184"/><text:span text:style-name="T211">d in </text:span><text:alphabetical-index-mark-start text:id="IMark80817512"/><text:alphabetical-index-mark-start text:id="IMark95252776"/><text:alphabetical-index-mark-start text:id="IMark105227592"/><text:alphabetical-index-mark-start text:id="IMark89879832"/><text:alphabetical-index-mark-start text:id="IMark102276984"/><text:span text:style-name="T168">sde_</text:span><text:alphabetical-index-mark-start text:id="IMark67384216"/><text:alphabetical-index-mark-start text:id="IMark91045000"/><text:alphabetical-index-mark-start text:id="IMark90809912"/><text:alphabetical-index-mark-start text:id="IMark84066504"/><text:alphabetical-index-mark-start text:id="IMark90210584"/><text:span text:style-name="T168">rule</text:span><text:alphabetical-index-mark-end text:id="IMark90210584"/><text:alphabetical-index-mark-end text:id="IMark84066504"/><text:alphabetical-index-mark-end text:id="IMark90809912"/><text:alphabetical-index-mark-end text:id="IMark91045000"/><text:alphabetical-index-mark-end text:id="IMark67384216"/><text:span text:style-name="T168">s</text:span><text:alphabetical-index-mark-end text:id="IMark102276984"/><text:alphabetical-index-mark-end text:id="IMark89879832"/><text:alphabetical-index-mark-end text:id="IMark105227592"/><text:alphabetical-index-mark-end text:id="IMark95252776"/><text:alphabetical-index-mark-end text:id="IMark80817512"/><text:span text:style-name="T211">. </text:span><text:alphabetical-index-mark-start text:id="IMark104420200"/><text:alphabetical-index-mark-start text:id="IMark94696248"/><text:alphabetical-index-mark-start text:id="IMark93955800"/><text:alphabetical-index-mark-start text:id="IMark98716472"/><text:alphabetical-index-mark-start text:id="IMark101951512"/><text:span text:style-name="T211">Rule</text:span><text:alphabetical-index-mark-end text:id="IMark101951512"/><text:alphabetical-index-mark-end text:id="IMark98716472"/><text:alphabetical-index-mark-end text:id="IMark93955800"/><text:alphabetical-index-mark-end text:id="IMark94696248"/><text:alphabetical-index-mark-end text:id="IMark104420200"/><text:span text:style-name="T211">s with on the </text:span><text:alphabetical-index-mark-start text:id="IMark92931176"/><text:alphabetical-index-mark-start text:id="IMark90374840"/><text:alphabetical-index-mark-start text:id="IMark93272136"/><text:alphabetical-index-mark-start text:id="IMark96243224"/><text:alphabetical-index-mark-start text:id="IMark91412040"/><text:span text:style-name="T86">Context</text:span><text:alphabetical-index-mark-end text:id="IMark91412040"/><text:alphabetical-index-mark-end text:id="IMark96243224"/><text:alphabetical-index-mark-end text:id="IMark93272136"/><text:alphabetical-index-mark-end text:id="IMark90374840"/><text:alphabetical-index-mark-end text:id="IMark92931176"/><text:span text:style-name="T211"> </text:span><text:alphabetical-index-mark-start text:id="IMark83989560"/><text:alphabetical-index-mark-start text:id="IMark82618344"/><text:alphabetical-index-mark-start text:id="IMark102128376"/><text:alphabetical-index-mark-start text:id="IMark101581032"/><text:alphabetical-index-mark-start text:id="IMark99742440"/><text:span text:style-name="T211">value</text:span><text:alphabetical-index-mark-end text:id="IMark99742440"/><text:alphabetical-index-mark-end text:id="IMark101581032"/><text:alphabetical-index-mark-end text:id="IMark102128376"/><text:alphabetical-index-mark-end text:id="IMark82618344"/><text:alphabetical-index-mark-end text:id="IMark83989560"/><text:span text:style-name="T211">s will be permanently </text:span><text:alphabetical-index-mark-start text:id="IMark80229352"/><text:alphabetical-index-mark-start text:id="IMark90461832"/><text:alphabetical-index-mark-start text:id="IMark97982056"/><text:alphabetical-index-mark-start text:id="IMark104884728"/><text:span text:style-name="T211">store</text:span><text:alphabetical-index-mark-end text:id="IMark104884728"/><text:alphabetical-index-mark-end text:id="IMark97982056"/><text:alphabetical-index-mark-end text:id="IMark90461832"/><text:alphabetical-index-mark-end text:id="IMark80229352"/><text:span text:style-name="T211">d in </text:span><text:alphabetical-index-mark-start text:id="IMark104938424"/><text:alphabetical-index-mark-start text:id="IMark95189976"/><text:alphabetical-index-mark-start text:id="IMark104686440"/><text:alphabetical-index-mark-start text:id="IMark104920488"/><text:alphabetical-index-mark-start text:id="IMark103307992"/><text:span text:style-name="T86">sde_</text:span><text:alphabetical-index-mark-start text:id="IMark105200744"/><text:alphabetical-index-mark-start text:id="IMark105190264"/><text:alphabetical-index-mark-start text:id="IMark92775400"/><text:alphabetical-index-mark-start text:id="IMark105219080"/><text:alphabetical-index-mark-start text:id="IMark105211352"/><text:span text:style-name="T86">prg</text:span><text:alphabetical-index-mark-end text:id="IMark105211352"/><text:alphabetical-index-mark-end text:id="IMark105219080"/><text:alphabetical-index-mark-end text:id="IMark92775400"/><text:alphabetical-index-mark-end text:id="IMark105190264"/><text:alphabetical-index-mark-end text:id="IMark105200744"/><text:span text:style-name="T86">_</text:span><text:alphabetical-index-mark-start text:id="IMark105287704"/><text:alphabetical-index-mark-start text:id="IMark105235320"/><text:alphabetical-index-mark-start text:id="IMark105169928"/><text:alphabetical-index-mark-start text:id="IMark77623240"/><text:alphabetical-index-mark-start text:id="IMark90029304"/><text:span text:style-name="T86">rule</text:span><text:alphabetical-index-mark-end text:id="IMark90029304"/><text:alphabetical-index-mark-end text:id="IMark77623240"/><text:alphabetical-index-mark-end text:id="IMark105169928"/><text:alphabetical-index-mark-end text:id="IMark105235320"/><text:alphabetical-index-mark-end text:id="IMark105287704"/><text:span text:style-name="T86">s</text:span><text:alphabetical-index-mark-end text:id="IMark103307992"/><text:alphabetical-index-mark-end text:id="IMark104920488"/><text:alphabetical-index-mark-end text:id="IMark104686440"/><text:alphabetical-index-mark-end text:id="IMark95189976"/><text:alphabetical-index-mark-end text:id="IMark104938424"/><text:span text:style-name="T211"> and </text:span><text:alphabetical-index-mark-start text:id="IMark95563192"/><text:alphabetical-index-mark-start text:id="IMark105219864"/><text:alphabetical-index-mark-start text:id="IMark82600440"/><text:alphabetical-index-mark-start text:id="IMark89957912"/><text:alphabetical-index-mark-start text:id="IMark96103880"/><text:span text:style-name="T211">insert</text:span><text:alphabetical-index-mark-end text:id="IMark96103880"/><text:alphabetical-index-mark-end text:id="IMark89957912"/><text:alphabetical-index-mark-end text:id="IMark82600440"/><text:alphabetical-index-mark-end text:id="IMark105219864"/><text:alphabetical-index-mark-end text:id="IMark95563192"/><text:span text:style-name="T211">ed or </text:span><text:alphabetical-index-mark-start text:id="IMark94918632"/><text:alphabetical-index-mark-start text:id="IMark97253256"/><text:alphabetical-index-mark-start text:id="IMark100127384"/><text:alphabetical-index-mark-start text:id="IMark104874120"/><text:alphabetical-index-mark-start text:id="IMark102215576"/><text:alphabetical-index-mark-start text:id="IMark103847208"/><text:alphabetical-index-mark-start text:id="IMark95340680"/><text:alphabetical-index-mark-start text:id="IMark105279976"/><text:alphabetical-index-mark-start text:id="IMark93470552"/><text:alphabetical-index-mark-start text:id="IMark96142120"/><text:span text:style-name="T211">delete</text:span><text:alphabetical-index-mark-end text:id="IMark96142120"/><text:alphabetical-index-mark-end text:id="IMark93470552"/><text:alphabetical-index-mark-end text:id="IMark105279976"/><text:alphabetical-index-mark-end text:id="IMark95340680"/><text:alphabetical-index-mark-end text:id="IMark103847208"/><text:alphabetical-index-mark-end text:id="IMark102215576"/><text:alphabetical-index-mark-end text:id="IMark104874120"/><text:alphabetical-index-mark-end text:id="IMark100127384"/><text:alphabetical-index-mark-end text:id="IMark97253256"/><text:alphabetical-index-mark-end text:id="IMark94918632"/><text:span text:style-name="T211">d from </text:span><text:alphabetical-index-mark-start text:id="IMark96703016"/><text:alphabetical-index-mark-start text:id="IMark96735400"/><text:alphabetical-index-mark-start text:id="IMark81205320"/><text:alphabetical-index-mark-start text:id="IMark97236648"/><text:alphabetical-index-mark-start text:id="IMark99900968"/><text:span text:style-name="T86">sde_</text:span><text:alphabetical-index-mark-start text:id="IMark95341464"/><text:alphabetical-index-mark-start text:id="IMark96710488"/><text:alphabetical-index-mark-start text:id="IMark105288488"/><text:alphabetical-index-mark-start text:id="IMark44823832"/><text:alphabetical-index-mark-start text:id="IMark97204008"/><text:span text:style-name="T86">rule</text:span><text:alphabetical-index-mark-end text:id="IMark97204008"/><text:alphabetical-index-mark-end text:id="IMark44823832"/><text:alphabetical-index-mark-end text:id="IMark105288488"/><text:alphabetical-index-mark-end text:id="IMark96710488"/><text:alphabetical-index-mark-end text:id="IMark95341464"/><text:span text:style-name="T86">s</text:span><text:alphabetical-index-mark-end text:id="IMark99900968"/><text:alphabetical-index-mark-end text:id="IMark97236648"/><text:alphabetical-index-mark-end text:id="IMark81205320"/><text:alphabetical-index-mark-end text:id="IMark96735400"/><text:alphabetical-index-mark-end text:id="IMark96703016"/><text:span text:style-name="T211"> according to the </text:span><text:alphabetical-index-mark-start text:id="IMark101200696"/><text:alphabetical-index-mark-start text:id="IMark98496840"/><text:span text:style-name="T211">decision</text:span><text:alphabetical-index-mark-end text:id="IMark98496840"/><text:alphabetical-index-mark-end text:id="IMark101200696"/><text:span text:style-name="T211">s of the </text:span><text:alphabetical-index-mark-start text:id="IMark82240984"/><text:alphabetical-index-mark-start text:id="IMark81401624"/><text:alphabetical-index-mark-start text:id="IMark97047608"/><text:alphabetical-index-mark-start text:id="IMark105191832"/><text:alphabetical-index-mark-start text:id="IMark94883464"/><text:alphabetical-index-mark-start text:id="IMark105250760"/><text:span text:style-name="T211">AI</text:span><text:alphabetical-index-mark-end text:id="IMark105250760"/><text:span text:style-name="T211">E</text:span><text:alphabetical-index-mark-end text:id="IMark94883464"/><text:alphabetical-index-mark-end text:id="IMark105191832"/><text:alphabetical-index-mark-end text:id="IMark97047608"/><text:alphabetical-index-mark-end text:id="IMark81401624"/><text:alphabetical-index-mark-end text:id="IMark82240984"/><text:span text:style-name="T211">. This lowers significantly the </text:span><text:alphabetical-index-mark-start text:id="IMark97188152"/><text:alphabetical-index-mark-start text:id="IMark94992456"/><text:alphabetical-index-mark-start text:id="IMark105316520"/><text:alphabetical-index-mark-start text:id="IMark79111192"/><text:alphabetical-index-mark-start text:id="IMark97317688"/><text:span text:style-name="T211">work</text:span><text:alphabetical-index-mark-start text:id="IMark97417672"/><text:alphabetical-index-mark-start text:id="IMark105289272"/><text:alphabetical-index-mark-start text:id="IMark96923736"/><text:alphabetical-index-mark-start text:id="IMark79286520"/><text:alphabetical-index-mark-start text:id="IMark68170488"/><text:span text:style-name="T211">load</text:span><text:alphabetical-index-mark-end text:id="IMark68170488"/><text:alphabetical-index-mark-end text:id="IMark79286520"/><text:alphabetical-index-mark-end text:id="IMark96923736"/><text:alphabetical-index-mark-end text:id="IMark105289272"/><text:alphabetical-index-mark-end text:id="IMark97417672"/><text:alphabetical-index-mark-end text:id="IMark97317688"/><text:alphabetical-index-mark-end text:id="IMark79111192"/><text:alphabetical-index-mark-end text:id="IMark105316520"/><text:alphabetical-index-mark-end text:id="IMark94992456"/><text:alphabetical-index-mark-end text:id="IMark97188152"/><text:span text:style-name="T211"> of the </text:span><text:alphabetical-index-mark-start text:id="IMark94334312"/><text:alphabetical-index-mark-start text:id="IMark97500200"/><text:alphabetical-index-mark-start text:id="IMark97220904"/><text:alphabetical-index-mark-start text:id="IMark79139624"/><text:alphabetical-index-mark-start text:id="IMark81291064"/><text:span text:style-name="T211">system</text:span><text:alphabetical-index-mark-end text:id="IMark81291064"/><text:alphabetical-index-mark-end text:id="IMark79139624"/><text:alphabetical-index-mark-end text:id="IMark97220904"/><text:alphabetical-index-mark-end text:id="IMark97500200"/><text:alphabetical-index-mark-end text:id="IMark94334312"/><text:span text:style-name="T211">, given that many </text:span><text:alphabetical-index-mark-start text:id="IMark97050488"/><text:alphabetical-index-mark-start text:id="IMark96908536"/><text:alphabetical-index-mark-start text:id="IMark80172200"/><text:alphabetical-index-mark-start text:id="IMark78397816"/><text:alphabetical-index-mark-start text:id="IMark93885736"/><text:span text:style-name="T211">rule</text:span><text:alphabetical-index-mark-end text:id="IMark93885736"/><text:alphabetical-index-mark-end text:id="IMark78397816"/><text:alphabetical-index-mark-end text:id="IMark80172200"/><text:alphabetical-index-mark-end text:id="IMark96908536"/><text:alphabetical-index-mark-end text:id="IMark97050488"/><text:span text:style-name="T211">s include fairly </text:span><text:alphabetical-index-mark-start text:id="IMark97188936"/><text:alphabetical-index-mark-start text:id="IMark77936744"/><text:span text:style-name="T211">complex</text:span><text:alphabetical-index-mark-end text:id="IMark77936744"/><text:alphabetical-index-mark-end text:id="IMark97188936"/><text:span text:style-name="T211"> </text:span><text:alphabetical-index-mark-start text:id="IMark96860872"/><text:alphabetical-index-mark-start text:id="IMark96087032"/><text:alphabetical-index-mark-start text:id="IMark99632504"/><text:alphabetical-index-mark-start text:id="IMark79089480"/><text:alphabetical-index-mark-start text:id="IMark81991064"/><text:span text:style-name="T211">SQL</text:span><text:alphabetical-index-mark-end text:id="IMark81991064"/><text:alphabetical-index-mark-end text:id="IMark79089480"/><text:alphabetical-index-mark-end text:id="IMark99632504"/><text:alphabetical-index-mark-end text:id="IMark96087032"/><text:alphabetical-index-mark-end text:id="IMark96860872"/><text:span text:style-name="T211"> </text:span><text:alphabetical-index-mark-start text:id="IMark100557464"/><text:alphabetical-index-mark-start text:id="IMark67883272"/><text:alphabetical-index-mark-start text:id="IMark89979000"/><text:span text:style-name="T211">code</text:span><text:alphabetical-index-mark-end text:id="IMark89979000"/><text:alphabetical-index-mark-end text:id="IMark67883272"/><text:alphabetical-index-mark-end text:id="IMark100557464"/><text:span text:style-name="T211"> in some cases, and that takes quite a toll on the re</text:span><text:alphabetical-index-mark-start text:id="IMark90866712"/><text:alphabetical-index-mark-start text:id="IMark105307224"/><text:alphabetical-index-mark-start text:id="IMark97054280"/><text:alphabetical-index-mark-start text:id="IMark96945480"/><text:alphabetical-index-mark-start text:id="IMark97046040"/><text:span text:style-name="T211">source</text:span><text:alphabetical-index-mark-end text:id="IMark97046040"/><text:alphabetical-index-mark-end text:id="IMark96945480"/><text:alphabetical-index-mark-end text:id="IMark97054280"/><text:alphabetical-index-mark-end text:id="IMark105307224"/><text:alphabetical-index-mark-end text:id="IMark90866712"/><text:span text:style-name="T211">s of the </text:span><text:alphabetical-index-mark-start text:id="IMark100751544"/><text:alphabetical-index-mark-start text:id="IMark97091496"/><text:alphabetical-index-mark-start text:id="IMark104883944"/><text:alphabetical-index-mark-start text:id="IMark97395928"/><text:alphabetical-index-mark-start text:id="IMark93112488"/><text:span text:style-name="T211">system</text:span><text:alphabetical-index-mark-end text:id="IMark93112488"/><text:alphabetical-index-mark-end text:id="IMark97395928"/><text:alphabetical-index-mark-end text:id="IMark104883944"/><text:alphabetical-index-mark-end text:id="IMark97091496"/><text:alphabetical-index-mark-end text:id="IMark100751544"/><text:span text:style-name="T211">.</text:span></text:p>
      <text:p text:style-name="Text_20_body"/>
      <text:p text:style-name="Text_20_body"><text:span text:style-name="T9">4.3.1</text:span><text:span text:style-name="T1">2</text:span><text:span text:style-name="T9">.</text:span><text:span text:style-name="T11">3</text:span><text:span text:style-name="T8">.</text:span> <text:alphabetical-index-mark-start text:id="IMark90943928"/><text:alphabetical-index-mark-start text:id="IMark97416888"/><text:alphabetical-index-mark-start text:id="IMark79924344"/><text:alphabetical-index-mark-start text:id="IMark103005320"/><text:alphabetical-index-mark-start text:id="IMark95464344"/><text:span text:style-name="T83">Status</text:span><text:alphabetical-index-mark-end text:id="IMark95464344"/><text:alphabetical-index-mark-end text:id="IMark103005320"/><text:alphabetical-index-mark-end text:id="IMark79924344"/><text:alphabetical-index-mark-end text:id="IMark97416888"/><text:alphabetical-index-mark-end text:id="IMark90943928"/>: <text:span text:style-name="T212">this </text:span><text:alphabetical-index-mark-start text:id="IMark96842280"/><text:alphabetical-index-mark-start text:id="IMark98863352"/><text:span text:style-name="T212">field</text:span><text:alphabetical-index-mark-end text:id="IMark98863352"/><text:alphabetical-index-mark-end text:id="IMark96842280"/><text:span text:style-name="T212"> indicates to the </text:span><text:alphabetical-index-mark-start text:id="IMark104624984"/><text:alphabetical-index-mark-start text:id="IMark92365864"/><text:alphabetical-index-mark-start text:id="IMark99669560"/><text:alphabetical-index-mark-start text:id="IMark96156440"/><text:alphabetical-index-mark-start text:id="IMark80136712"/><text:alphabetical-index-mark-start text:id="IMark97174152"/><text:span text:style-name="T212">AI</text:span><text:alphabetical-index-mark-end text:id="IMark97174152"/><text:span text:style-name="T212">E</text:span><text:alphabetical-index-mark-end text:id="IMark80136712"/><text:alphabetical-index-mark-end text:id="IMark96156440"/><text:alphabetical-index-mark-end text:id="IMark99669560"/><text:alphabetical-index-mark-end text:id="IMark92365864"/><text:alphabetical-index-mark-end text:id="IMark104624984"/><text:span text:style-name="T212"> what to do with each </text:span><text:alphabetical-index-mark-start text:id="IMark97774232"/><text:alphabetical-index-mark-start text:id="IMark97182008"/><text:alphabetical-index-mark-start text:id="IMark99368968"/><text:alphabetical-index-mark-start text:id="IMark97211080"/><text:alphabetical-index-mark-start text:id="IMark99551240"/><text:span text:style-name="T212">rule</text:span><text:alphabetical-index-mark-end text:id="IMark99551240"/><text:alphabetical-index-mark-end text:id="IMark97211080"/><text:alphabetical-index-mark-end text:id="IMark99368968"/><text:alphabetical-index-mark-end text:id="IMark97182008"/><text:alphabetical-index-mark-end text:id="IMark97774232"/><text:span text:style-name="T212">. If </text:span><text:alphabetical-index-mark-start text:id="IMark98846216"/><text:alphabetical-index-mark-start text:id="IMark95177848"/><text:alphabetical-index-mark-start text:id="IMark98508024"/><text:alphabetical-index-mark-start text:id="IMark60623800"/><text:alphabetical-index-mark-start text:id="IMark104269640"/><text:span text:style-name="T87">Status</text:span><text:alphabetical-index-mark-end text:id="IMark104269640"/><text:alphabetical-index-mark-end text:id="IMark60623800"/><text:alphabetical-index-mark-end text:id="IMark98508024"/><text:alphabetical-index-mark-end text:id="IMark95177848"/><text:alphabetical-index-mark-end text:id="IMark98846216"/><text:span text:style-name="T87"> = ‘</text:span><text:alphabetical-index-mark-start text:id="IMark93423800"/><text:alphabetical-index-mark-start text:id="IMark101761640"/><text:alphabetical-index-mark-start text:id="IMark95282616"/><text:alphabetical-index-mark-start text:id="IMark98998136"/><text:alphabetical-index-mark-start text:id="IMark97209512"/><text:span text:style-name="T87">enabled</text:span><text:alphabetical-index-mark-end text:id="IMark97209512"/><text:alphabetical-index-mark-end text:id="IMark98998136"/><text:alphabetical-index-mark-end text:id="IMark95282616"/><text:alphabetical-index-mark-end text:id="IMark101761640"/><text:alphabetical-index-mark-end text:id="IMark93423800"/><text:span text:style-name="T87">’</text:span><text:span text:style-name="T212"> the the </text:span><text:alphabetical-index-mark-start text:id="IMark97221688"/><text:alphabetical-index-mark-start text:id="IMark60624584"/><text:alphabetical-index-mark-start text:id="IMark97435480"/><text:alphabetical-index-mark-start text:id="IMark97044472"/><text:alphabetical-index-mark-start text:id="IMark97228504"/><text:alphabetical-index-mark-start text:id="IMark90291368"/><text:span text:style-name="T212">AI</text:span><text:alphabetical-index-mark-end text:id="IMark90291368"/><text:span text:style-name="T212">E</text:span><text:alphabetical-index-mark-end text:id="IMark97228504"/><text:alphabetical-index-mark-end text:id="IMark97044472"/><text:alphabetical-index-mark-end text:id="IMark97435480"/><text:alphabetical-index-mark-end text:id="IMark60624584"/><text:alphabetical-index-mark-end text:id="IMark97221688"/><text:span text:style-name="T212"> will read the </text:span><text:alphabetical-index-mark-start text:id="IMark81700136"/><text:alphabetical-index-mark-start text:id="IMark78414264"/><text:alphabetical-index-mark-start text:id="IMark90840904"/><text:alphabetical-index-mark-start text:id="IMark98271848"/><text:alphabetical-index-mark-start text:id="IMark95093608"/><text:span text:style-name="T212">rule</text:span><text:alphabetical-index-mark-end text:id="IMark95093608"/><text:alphabetical-index-mark-end text:id="IMark98271848"/><text:alphabetical-index-mark-end text:id="IMark90840904"/><text:alphabetical-index-mark-end text:id="IMark78414264"/><text:alphabetical-index-mark-end text:id="IMark81700136"/><text:span text:style-name="T212"> and attempt to </text:span><text:alphabetical-index-mark-start text:id="IMark104584904"/><text:alphabetical-index-mark-start text:id="IMark91965400"/><text:span text:style-name="T212">enforce</text:span><text:alphabetical-index-mark-end text:id="IMark91965400"/><text:alphabetical-index-mark-end text:id="IMark104584904"/><text:span text:style-name="T212"> it.</text:span></text:p>
      <text:p text:style-name="Text_20_body"/>
      <text:p text:style-name="Text_20_body"><text:soft-page-break/></text:p>
      <text:p text:style-name="Text_20_body"><text:span text:style-name="T9">4.3.1</text:span><text:span text:style-name="T1">2</text:span><text:span text:style-name="T9">.</text:span><text:span text:style-name="T11">4</text:span><text:span text:style-name="T8">.</text:span> <text:alphabetical-index-mark-start text:id="IMark96867816"/><text:alphabetical-index-mark-start text:id="IMark101728456"/><text:alphabetical-index-mark-start text:id="IMark44793992"/><text:alphabetical-index-mark-start text:id="IMark95315160"/><text:alphabetical-index-mark-start text:id="IMark83928408"/><text:span text:style-name="T83">Condition</text:span><text:alphabetical-index-mark-end text:id="IMark83928408"/><text:alphabetical-index-mark-end text:id="IMark95315160"/><text:alphabetical-index-mark-end text:id="IMark44793992"/><text:alphabetical-index-mark-end text:id="IMark101728456"/><text:alphabetical-index-mark-end text:id="IMark96867816"/>: <text:span text:style-name="T212">states the </text:span><text:alphabetical-index-mark-start text:id="IMark104230376"/><text:alphabetical-index-mark-start text:id="IMark99290936"/><text:alphabetical-index-mark-start text:id="IMark90377880"/><text:alphabetical-index-mark-start text:id="IMark93686520"/><text:alphabetical-index-mark-start text:id="IMark101523448"/><text:span text:style-name="T212">condition</text:span><text:alphabetical-index-mark-end text:id="IMark101523448"/><text:alphabetical-index-mark-end text:id="IMark93686520"/><text:alphabetical-index-mark-end text:id="IMark90377880"/><text:alphabetical-index-mark-end text:id="IMark99290936"/><text:alphabetical-index-mark-end text:id="IMark104230376"/><text:span text:style-name="T212"> that needs to be met. The </text:span><text:alphabetical-index-mark-start text:id="IMark84003528"/><text:alphabetical-index-mark-start text:id="IMark98097816"/><text:alphabetical-index-mark-start text:id="IMark92225656"/><text:alphabetical-index-mark-start text:id="IMark67705240"/><text:alphabetical-index-mark-start text:id="IMark80339128"/><text:span text:style-name="T212">SQL</text:span><text:alphabetical-index-mark-end text:id="IMark80339128"/><text:alphabetical-index-mark-end text:id="IMark67705240"/><text:alphabetical-index-mark-end text:id="IMark92225656"/><text:alphabetical-index-mark-end text:id="IMark98097816"/><text:alphabetical-index-mark-end text:id="IMark84003528"/><text:span text:style-name="T212"> </text:span><text:alphabetical-index-mark-start text:id="IMark96188776"/><text:alphabetical-index-mark-start text:id="IMark95070600"/><text:alphabetical-index-mark-start text:id="IMark90311096"/><text:span text:style-name="T212">code</text:span><text:alphabetical-index-mark-end text:id="IMark90311096"/><text:alphabetical-index-mark-end text:id="IMark95070600"/><text:alphabetical-index-mark-end text:id="IMark96188776"/><text:span text:style-name="T212"> </text:span><text:alphabetical-index-mark-start text:id="IMark68711848"/><text:alphabetical-index-mark-start text:id="IMark104468488"/><text:span text:style-name="T212">snippet</text:span><text:alphabetical-index-mark-end text:id="IMark104468488"/><text:alphabetical-index-mark-end text:id="IMark68711848"/><text:span text:style-name="T212">s </text:span><text:alphabetical-index-mark-start text:id="IMark95790968"/><text:alphabetical-index-mark-start text:id="IMark83558280"/><text:alphabetical-index-mark-start text:id="IMark104498536"/><text:alphabetical-index-mark-start text:id="IMark105130504"/><text:span text:style-name="T212">store</text:span><text:alphabetical-index-mark-end text:id="IMark105130504"/><text:alphabetical-index-mark-end text:id="IMark104498536"/><text:alphabetical-index-mark-end text:id="IMark83558280"/><text:alphabetical-index-mark-end text:id="IMark95790968"/><text:span text:style-name="T212">d in this </text:span><text:alphabetical-index-mark-start text:id="IMark97262552"/><text:alphabetical-index-mark-start text:id="IMark105124344"/><text:span text:style-name="T212">field</text:span><text:alphabetical-index-mark-end text:id="IMark105124344"/><text:alphabetical-index-mark-end text:id="IMark97262552"/><text:span text:style-name="T212"> should re</text:span><text:alphabetical-index-mark-start text:id="IMark82473064"/><text:alphabetical-index-mark-start text:id="IMark96962632"/><text:alphabetical-index-mark-start text:id="IMark94319592"/><text:alphabetical-index-mark-start text:id="IMark80682712"/><text:span text:style-name="T212">turn</text:span><text:alphabetical-index-mark-end text:id="IMark80682712"/><text:alphabetical-index-mark-end text:id="IMark94319592"/><text:alphabetical-index-mark-end text:id="IMark96962632"/><text:alphabetical-index-mark-end text:id="IMark82473064"/><text:span text:style-name="T212"> 1 if the </text:span><text:alphabetical-index-mark-start text:id="IMark83136648"/><text:alphabetical-index-mark-start text:id="IMark93466744"/><text:alphabetical-index-mark-start text:id="IMark97254824"/><text:alphabetical-index-mark-start text:id="IMark79647528"/><text:alphabetical-index-mark-start text:id="IMark97345208"/><text:span text:style-name="T212">rule</text:span><text:alphabetical-index-mark-end text:id="IMark97345208"/><text:alphabetical-index-mark-end text:id="IMark79647528"/><text:alphabetical-index-mark-end text:id="IMark97254824"/><text:alphabetical-index-mark-end text:id="IMark93466744"/><text:alphabetical-index-mark-end text:id="IMark83136648"/><text:span text:style-name="T212"> is to be applied.</text:span>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5</text:span><text:span text:style-name="T8">.</text:span><text:span text:style-name="T211"> </text:span><text:alphabetical-index-mark-start text:id="IMark96057144"/><text:alphabetical-index-mark-start text:id="IMark79813816"/><text:alphabetical-index-mark-start text:id="IMark99313080"/><text:alphabetical-index-mark-start text:id="IMark93903448"/><text:alphabetical-index-mark-start text:id="IMark91696360"/><text:span text:style-name="T83">Action</text:span><text:alphabetical-index-mark-end text:id="IMark91696360"/><text:alphabetical-index-mark-end text:id="IMark93903448"/><text:alphabetical-index-mark-end text:id="IMark99313080"/><text:alphabetical-index-mark-end text:id="IMark79813816"/><text:alphabetical-index-mark-end text:id="IMark96057144"/>: <text:span text:style-name="T212">if the result of the </text:span><text:alphabetical-index-mark-start text:id="IMark80133432"/><text:alphabetical-index-mark-start text:id="IMark81189112"/><text:alphabetical-index-mark-start text:id="IMark96657176"/><text:alphabetical-index-mark-start text:id="IMark90133416"/><text:alphabetical-index-mark-start text:id="IMark99700072"/><text:span text:style-name="T212">query</text:span><text:alphabetical-index-mark-end text:id="IMark99700072"/><text:alphabetical-index-mark-end text:id="IMark90133416"/><text:alphabetical-index-mark-end text:id="IMark96657176"/><text:alphabetical-index-mark-end text:id="IMark81189112"/><text:alphabetical-index-mark-end text:id="IMark80133432"/><text:span text:style-name="T212"> stated in the </text:span><text:alphabetical-index-mark-start text:id="IMark99696936"/><text:alphabetical-index-mark-start text:id="IMark94201816"/><text:span text:style-name="T212">field</text:span><text:alphabetical-index-mark-end text:id="IMark94201816"/><text:alphabetical-index-mark-end text:id="IMark99696936"/><text:span text:style-name="T212"> </text:span><text:alphabetical-index-mark-start text:id="IMark91157224"/><text:alphabetical-index-mark-start text:id="IMark96947832"/><text:alphabetical-index-mark-start text:id="IMark81542424"/><text:alphabetical-index-mark-start text:id="IMark80303736"/><text:alphabetical-index-mark-start text:id="IMark103846424"/><text:span text:style-name="T87">Condition</text:span><text:alphabetical-index-mark-end text:id="IMark103846424"/><text:alphabetical-index-mark-end text:id="IMark80303736"/><text:alphabetical-index-mark-end text:id="IMark81542424"/><text:alphabetical-index-mark-end text:id="IMark96947832"/><text:alphabetical-index-mark-end text:id="IMark91157224"/><text:span text:style-name="T212"> is 1 (one), then the </text:span><text:alphabetical-index-mark-start text:id="IMark104701608"/><text:alphabetical-index-mark-start text:id="IMark102231032"/><text:alphabetical-index-mark-start text:id="IMark92838744"/><text:span text:style-name="T212">code</text:span><text:alphabetical-index-mark-end text:id="IMark92838744"/><text:alphabetical-index-mark-end text:id="IMark102231032"/><text:alphabetical-index-mark-end text:id="IMark104701608"/><text:span text:style-name="T212"> snipped contained in the </text:span><text:alphabetical-index-mark-start text:id="IMark79364088"/><text:alphabetical-index-mark-start text:id="IMark104795688"/><text:span text:style-name="T212">field</text:span><text:alphabetical-index-mark-end text:id="IMark104795688"/><text:alphabetical-index-mark-end text:id="IMark79364088"/><text:span text:style-name="T212"> </text:span><text:alphabetical-index-mark-start text:id="IMark94555112"/><text:alphabetical-index-mark-start text:id="IMark104364824"/><text:alphabetical-index-mark-start text:id="IMark91429064"/><text:alphabetical-index-mark-start text:id="IMark97386632"/><text:alphabetical-index-mark-start text:id="IMark102245080"/><text:span text:style-name="T87">Action</text:span><text:alphabetical-index-mark-end text:id="IMark102245080"/><text:alphabetical-index-mark-end text:id="IMark97386632"/><text:alphabetical-index-mark-end text:id="IMark91429064"/><text:alphabetical-index-mark-end text:id="IMark104364824"/><text:alphabetical-index-mark-end text:id="IMark94555112"/><text:span text:style-name="T212"> will be </text:span><text:alphabetical-index-mark-start text:id="IMark80090216"/><text:alphabetical-index-mark-start text:id="IMark104711720"/><text:alphabetical-index-mark-start text:id="IMark79644952"/><text:alphabetical-index-mark-start text:id="IMark104062520"/><text:span text:style-name="T212">execute</text:span><text:alphabetical-index-mark-end text:id="IMark104062520"/><text:alphabetical-index-mark-end text:id="IMark79644952"/><text:alphabetical-index-mark-end text:id="IMark104711720"/><text:alphabetical-index-mark-end text:id="IMark80090216"/><text:span text:style-name="T212">d.</text:span>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6</text:span><text:span text:style-name="T8">.</text:span><text:span text:style-name="T211"> </text:span><text:alphabetical-index-mark-start text:id="IMark104704136"/><text:alphabetical-index-mark-start text:id="IMark97601928"/><text:alphabetical-index-mark-start text:id="IMark99685832"/><text:alphabetical-index-mark-start text:id="IMark103701208"/><text:span text:style-name="T83">Description</text:span><text:alphabetical-index-mark-end text:id="IMark103701208"/><text:alphabetical-index-mark-end text:id="IMark99685832"/><text:alphabetical-index-mark-end text:id="IMark97601928"/><text:alphabetical-index-mark-end text:id="IMark104704136"/>: <text:span text:style-name="T212">a verbal, brief </text:span><text:alphabetical-index-mark-start text:id="IMark91694008"/><text:alphabetical-index-mark-start text:id="IMark95773128"/><text:alphabetical-index-mark-start text:id="IMark94159832"/><text:alphabetical-index-mark-start text:id="IMark101328296"/><text:span text:style-name="T212">description</text:span><text:alphabetical-index-mark-end text:id="IMark101328296"/><text:alphabetical-index-mark-end text:id="IMark94159832"/><text:alphabetical-index-mark-end text:id="IMark95773128"/><text:alphabetical-index-mark-end text:id="IMark91694008"/><text:span text:style-name="T212"> of each </text:span><text:alphabetical-index-mark-start text:id="IMark100405976"/><text:alphabetical-index-mark-start text:id="IMark95454136"/><text:alphabetical-index-mark-start text:id="IMark102509752"/><text:alphabetical-index-mark-start text:id="IMark82143032"/><text:alphabetical-index-mark-start text:id="IMark104428408"/><text:span text:style-name="T212">rule</text:span><text:alphabetical-index-mark-end text:id="IMark104428408"/><text:alphabetical-index-mark-end text:id="IMark82143032"/><text:alphabetical-index-mark-end text:id="IMark102509752"/><text:alphabetical-index-mark-end text:id="IMark95454136"/><text:alphabetical-index-mark-end text:id="IMark100405976"/><text:span text:style-name="T212">. This makes it easy to understand what each </text:span><text:alphabetical-index-mark-start text:id="IMark102229464"/><text:alphabetical-index-mark-start text:id="IMark44958072"/><text:alphabetical-index-mark-start text:id="IMark79425480"/><text:alphabetical-index-mark-start text:id="IMark96248712"/><text:alphabetical-index-mark-start text:id="IMark98903160"/><text:span text:style-name="T212">rule</text:span><text:alphabetical-index-mark-end text:id="IMark98903160"/><text:alphabetical-index-mark-end text:id="IMark96248712"/><text:alphabetical-index-mark-end text:id="IMark79425480"/><text:alphabetical-index-mark-end text:id="IMark44958072"/><text:alphabetical-index-mark-end text:id="IMark102229464"/><text:span text:style-name="T212"> is about, without having to </text:span><text:alphabetical-index-mark-start text:id="IMark78411928"/><text:alphabetical-index-mark-start text:id="IMark105060824"/><text:span text:style-name="T212">decipher</text:span><text:alphabetical-index-mark-end text:id="IMark105060824"/><text:alphabetical-index-mark-end text:id="IMark78411928"/><text:span text:style-name="T212"> what the </text:span><text:alphabetical-index-mark-start text:id="IMark97557944"/><text:alphabetical-index-mark-start text:id="IMark91336952"/><text:alphabetical-index-mark-start text:id="IMark104257416"/><text:alphabetical-index-mark-start text:id="IMark82204200"/><text:alphabetical-index-mark-start text:id="IMark97601144"/><text:span text:style-name="T212">SQL</text:span><text:alphabetical-index-mark-end text:id="IMark97601144"/><text:alphabetical-index-mark-end text:id="IMark82204200"/><text:alphabetical-index-mark-end text:id="IMark104257416"/><text:alphabetical-index-mark-end text:id="IMark91336952"/><text:alphabetical-index-mark-end text:id="IMark97557944"/><text:span text:style-name="T212"> </text:span><text:alphabetical-index-mark-start text:id="IMark94875464"/><text:alphabetical-index-mark-start text:id="IMark97666040"/><text:alphabetical-index-mark-start text:id="IMark52508872"/><text:span text:style-name="T212">code</text:span><text:alphabetical-index-mark-end text:id="IMark52508872"/><text:alphabetical-index-mark-end text:id="IMark97666040"/><text:alphabetical-index-mark-end text:id="IMark94875464"/><text:span text:style-name="T212"> does.</text:span>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7</text:span><text:span text:style-name="T8">.</text:span><text:span text:style-name="T211"> </text:span><text:alphabetical-index-mark-start text:id="IMark91006648"/><text:alphabetical-index-mark-start text:id="IMark100153864"/><text:alphabetical-index-mark-start text:id="IMark99105928"/><text:span text:style-name="T83">Prob</text:span><text:alphabetical-index-mark-end text:id="IMark99105928"/><text:alphabetical-index-mark-end text:id="IMark100153864"/><text:alphabetical-index-mark-end text:id="IMark91006648"/>: <text:span text:style-name="T212">a </text:span><text:alphabetical-index-mark-start text:id="IMark79646744"/><text:alphabetical-index-mark-start text:id="IMark101174712"/><text:alphabetical-index-mark-start text:id="IMark96717032"/><text:alphabetical-index-mark-start text:id="IMark102563992"/><text:alphabetical-index-mark-start text:id="IMark94416504"/><text:span text:style-name="T212">value</text:span><text:alphabetical-index-mark-end text:id="IMark94416504"/><text:alphabetical-index-mark-end text:id="IMark102563992"/><text:alphabetical-index-mark-end text:id="IMark96717032"/><text:alphabetical-index-mark-end text:id="IMark101174712"/><text:alphabetical-index-mark-end text:id="IMark79646744"/><text:span text:style-name="T212"> of 1 (one) means that the </text:span><text:alphabetical-index-mark-start text:id="IMark100102712"/><text:alphabetical-index-mark-start text:id="IMark83547672"/><text:alphabetical-index-mark-start text:id="IMark104668376"/><text:alphabetical-index-mark-start text:id="IMark80576392"/><text:alphabetical-index-mark-start text:id="IMark84374888"/><text:span text:style-name="T212">rule</text:span><text:alphabetical-index-mark-end text:id="IMark84374888"/><text:alphabetical-index-mark-end text:id="IMark80576392"/><text:alphabetical-index-mark-end text:id="IMark104668376"/><text:alphabetical-index-mark-end text:id="IMark83547672"/><text:alphabetical-index-mark-end text:id="IMark100102712"/><text:span text:style-name="T212"> will be applied with certainty.</text:span></text:p>
      <text:p text:style-name="Text_20_body"/>
      <text:p text:style-name="Text_20_body"/>
      <text:p text:style-name="Text_20_body"><text:span text:style-name="T1">4.3.12.8.</text:span> <text:alphabetical-index-mark-start text:id="IMark98156232"/><text:alphabetical-index-mark-start text:id="IMark96155576"/><text:alphabetical-index-mark-start text:id="IMark93327016"/><text:alphabetical-index-mark-start text:id="IMark94608744"/><text:alphabetical-index-mark-start text:id="IMark100280088"/><text:span text:style-name="T83">sde_</text:span><text:alphabetical-index-mark-start text:id="IMark89968392"/><text:alphabetical-index-mark-start text:id="IMark100025880"/><text:alphabetical-index-mark-start text:id="IMark104478184"/><text:alphabetical-index-mark-start text:id="IMark100563080"/><text:alphabetical-index-mark-start text:id="IMark103324792"/><text:span text:style-name="T83">rule</text:span><text:alphabetical-index-mark-end text:id="IMark103324792"/><text:alphabetical-index-mark-end text:id="IMark100563080"/><text:alphabetical-index-mark-end text:id="IMark104478184"/><text:alphabetical-index-mark-end text:id="IMark100025880"/><text:alphabetical-index-mark-end text:id="IMark89968392"/><text:span text:style-name="T83">s</text:span><text:alphabetical-index-mark-end text:id="IMark100280088"/><text:alphabetical-index-mark-end text:id="IMark94608744"/><text:alphabetical-index-mark-end text:id="IMark93327016"/><text:alphabetical-index-mark-end text:id="IMark96155576"/><text:alphabetical-index-mark-end text:id="IMark98156232"/> <text:alphabetical-index-mark-start text:id="IMark98844248"/><text:alphabetical-index-mark-start text:id="IMark90018696"/><text:alphabetical-index-mark-start text:id="IMark97347560"/><text:alphabetical-index-mark-start text:id="IMark80698168"/><text:alphabetical-index-mark-start text:id="IMark95761656"/>record<text:alphabetical-index-mark-end text:id="IMark95761656"/><text:alphabetical-index-mark-end text:id="IMark80698168"/><text:alphabetical-index-mark-end text:id="IMark97347560"/><text:alphabetical-index-mark-end text:id="IMark90018696"/><text:alphabetical-index-mark-end text:id="IMark98844248"/> <text:alphabetical-index-mark-start text:id="IMark102216392"/><text:alphabetical-index-mark-start text:id="IMark90821960"/><text:alphabetical-index-mark-start text:id="IMark96247928"/><text:alphabetical-index-mark-start text:id="IMark101487000"/><text:alphabetical-index-mark-start text:id="IMark82426744"/>example<text:alphabetical-index-mark-end text:id="IMark82426744"/><text:alphabetical-index-mark-end text:id="IMark101487000"/><text:alphabetical-index-mark-end text:id="IMark96247928"/><text:alphabetical-index-mark-end text:id="IMark90821960"/><text:alphabetical-index-mark-end text:id="IMark102216392"/>:</text:p>
      <text:p text:style-name="Text_20_body"/>
      <text:list xml:id="list6210016496973162419" text:style-name="L5">
        <text:list-item>
          <text:p text:style-name="P47"><text:alphabetical-index-mark-start text:id="IMark91011464"/><text:alphabetical-index-mark-start text:id="IMark103092296"/>Id<text:alphabetical-index-mark-end text:id="IMark103092296"/><text:alphabetical-index-mark-end text:id="IMark91011464"/> = 1</text:p>
          <text:p text:style-name="P47"/>
        </text:list-item>
        <text:list-item>
          <text:p text:style-name="P47"><text:alphabetical-index-mark-start text:id="IMark95815464"/><text:alphabetical-index-mark-start text:id="IMark90360696"/><text:alphabetical-index-mark-start text:id="IMark80279400"/><text:alphabetical-index-mark-start text:id="IMark82513208"/><text:alphabetical-index-mark-start text:id="IMark101173928"/>Context<text:alphabetical-index-mark-end text:id="IMark101173928"/><text:alphabetical-index-mark-end text:id="IMark82513208"/><text:alphabetical-index-mark-end text:id="IMark80279400"/><text:alphabetical-index-mark-end text:id="IMark90360696"/><text:alphabetical-index-mark-end text:id="IMark95815464"/> = ‘<text:alphabetical-index-mark-start text:id="IMark95095960"/><text:alphabetical-index-mark-start text:id="IMark91932376"/>ship<text:alphabetical-index-mark-end text:id="IMark91932376"/><text:alphabetical-index-mark-end text:id="IMark95095960"/>’</text:p>
          <text:p text:style-name="P47"/>
        </text:list-item>
        <text:list-item>
          <text:p text:style-name="P47"><text:alphabetical-index-mark-start text:id="IMark95879400"/><text:alphabetical-index-mark-start text:id="IMark94335128"/><text:alphabetical-index-mark-start text:id="IMark104590376"/><text:alphabetical-index-mark-start text:id="IMark81870376"/><text:alphabetical-index-mark-start text:id="IMark102898744"/>Status<text:alphabetical-index-mark-end text:id="IMark102898744"/><text:alphabetical-index-mark-end text:id="IMark81870376"/><text:alphabetical-index-mark-end text:id="IMark104590376"/><text:alphabetical-index-mark-end text:id="IMark94335128"/><text:alphabetical-index-mark-end text:id="IMark95879400"/> = ‘<text:alphabetical-index-mark-start text:id="IMark81841672"/><text:alphabetical-index-mark-start text:id="IMark98919464"/><text:alphabetical-index-mark-start text:id="IMark82236280"/><text:alphabetical-index-mark-start text:id="IMark104129656"/><text:alphabetical-index-mark-start text:id="IMark93212232"/>enabled<text:alphabetical-index-mark-end text:id="IMark93212232"/><text:alphabetical-index-mark-end text:id="IMark104129656"/><text:alphabetical-index-mark-end text:id="IMark82236280"/><text:alphabetical-index-mark-end text:id="IMark98919464"/><text:alphabetical-index-mark-end text:id="IMark81841672"/>’</text:p>
          <text:p text:style-name="P47"/>
        </text:list-item>
        <text:list-item>
          <text:p text:style-name="P47"><text:alphabetical-index-mark-start text:id="IMark97928872"/><text:alphabetical-index-mark-start text:id="IMark103091512"/><text:alphabetical-index-mark-start text:id="IMark90873432"/><text:alphabetical-index-mark-start text:id="IMark100665192"/><text:alphabetical-index-mark-start text:id="IMark104170760"/>Condition<text:alphabetical-index-mark-end text:id="IMark104170760"/><text:alphabetical-index-mark-end text:id="IMark100665192"/><text:alphabetical-index-mark-end text:id="IMark90873432"/><text:alphabetical-index-mark-end text:id="IMark103091512"/><text:alphabetical-index-mark-end text:id="IMark97928872"/> = “<text:alphabetical-index-mark-start text:id="IMark91542904"/><text:alphabetical-index-mark-start text:id="IMark95731144"/><text:alphabetical-index-mark-start text:id="IMark99217592"/><text:alphabetical-index-mark-start text:id="IMark91005832"/><text:alphabetical-index-mark-start text:id="IMark95955112"/>SELECT<text:alphabetical-index-mark-end text:id="IMark95955112"/><text:alphabetical-index-mark-end text:id="IMark91005832"/><text:alphabetical-index-mark-end text:id="IMark99217592"/><text:alphabetical-index-mark-end text:id="IMark95731144"/><text:alphabetical-index-mark-end text:id="IMark91542904"/> <text:alphabetical-index-mark-start text:id="IMark96148360"/><text:alphabetical-index-mark-start text:id="IMark92052200"/><text:alphabetical-index-mark-start text:id="IMark93756776"/><text:alphabetical-index-mark-start text:id="IMark103751432"/><text:alphabetical-index-mark-start text:id="IMark90667096"/>Value<text:alphabetical-index-mark-end text:id="IMark90667096"/><text:alphabetical-index-mark-end text:id="IMark103751432"/><text:alphabetical-index-mark-end text:id="IMark93756776"/><text:alphabetical-index-mark-end text:id="IMark92052200"/><text:alphabetical-index-mark-end text:id="IMark96148360"/> FROM sde_<text:alphabetical-index-mark-start text:id="IMark99200296"/><text:alphabetical-index-mark-start text:id="IMark80816728"/><text:alphabetical-index-mark-start text:id="IMark99938648"/><text:alphabetical-index-mark-start text:id="IMark68731736"/><text:alphabetical-index-mark-start text:id="IMark92314680"/>fact<text:alphabetical-index-mark-end text:id="IMark92314680"/><text:alphabetical-index-mark-end text:id="IMark68731736"/><text:alphabetical-index-mark-end text:id="IMark99938648"/><text:alphabetical-index-mark-end text:id="IMark80816728"/><text:alphabetical-index-mark-end text:id="IMark99200296"/>s WHERE <text:alphabetical-index-mark-start text:id="IMark67457928"/><text:alphabetical-index-mark-start text:id="IMark101592472"/><text:alphabetical-index-mark-start text:id="IMark95785752"/><text:alphabetical-index-mark-start text:id="IMark95694840"/><text:alphabetical-index-mark-start text:id="IMark100420824"/>Item<text:alphabetical-index-mark-end text:id="IMark100420824"/><text:alphabetical-index-mark-end text:id="IMark95694840"/><text:alphabetical-index-mark-end text:id="IMark95785752"/><text:alphabetical-index-mark-end text:id="IMark101592472"/><text:alphabetical-index-mark-end text:id="IMark67457928"/> = '<text:alphabetical-index-mark-start text:id="IMark60632968"/><text:alphabetical-index-mark-start text:id="IMark100744152"/>is_first_<text:alphabetical-index-mark-start text:id="IMark104048328"/><text:alphabetical-index-mark-start text:id="IMark94642728"/><text:alphabetical-index-mark-start text:id="IMark96448840"/><text:alphabetical-index-mark-start text:id="IMark90628408"/><text:alphabetical-index-mark-start text:id="IMark67704456"/>iteration<text:alphabetical-index-mark-end text:id="IMark67704456"/><text:alphabetical-index-mark-end text:id="IMark90628408"/><text:alphabetical-index-mark-end text:id="IMark96448840"/><text:alphabetical-index-mark-end text:id="IMark94642728"/><text:alphabetical-index-mark-end text:id="IMark104048328"/><text:alphabetical-index-mark-end text:id="IMark100744152"/><text:alphabetical-index-mark-end text:id="IMark60632968"/>'”</text:p>
          <text:p text:style-name="P47"/>
        </text:list-item>
        <text:list-item>
          <text:p text:style-name="P47"><text:alphabetical-index-mark-start text:id="IMark94077224"/><text:alphabetical-index-mark-start text:id="IMark91023176"/><text:alphabetical-index-mark-start text:id="IMark82081432"/><text:alphabetical-index-mark-start text:id="IMark83580168"/><text:alphabetical-index-mark-start text:id="IMark80283208"/>Action<text:alphabetical-index-mark-end text:id="IMark80283208"/><text:alphabetical-index-mark-end text:id="IMark83580168"/><text:alphabetical-index-mark-end text:id="IMark82081432"/><text:alphabetical-index-mark-end text:id="IMark91023176"/><text:alphabetical-index-mark-end text:id="IMark94077224"/> = “<text:alphabetical-index-mark-start text:id="IMark80182424"/><text:alphabetical-index-mark-start text:id="IMark44082136"/><text:alphabetical-index-mark-start text:id="IMark83996360"/><text:alphabetical-index-mark-start text:id="IMark43407288"/><text:alphabetical-index-mark-start text:id="IMark80646936"/>UPDATE<text:alphabetical-index-mark-end text:id="IMark80646936"/><text:alphabetical-index-mark-end text:id="IMark43407288"/><text:alphabetical-index-mark-end text:id="IMark83996360"/><text:alphabetical-index-mark-end text:id="IMark44082136"/><text:alphabetical-index-mark-end text:id="IMark80182424"/> sde_<text:alphabetical-index-mark-start text:id="IMark89936952"/><text:alphabetical-index-mark-start text:id="IMark94204920"/><text:alphabetical-index-mark-start text:id="IMark103279944"/><text:alphabetical-index-mark-start text:id="IMark90753672"/><text:alphabetical-index-mark-start text:id="IMark99029432"/>fact<text:alphabetical-index-mark-end text:id="IMark99029432"/><text:alphabetical-index-mark-end text:id="IMark90753672"/><text:alphabetical-index-mark-end text:id="IMark103279944"/><text:alphabetical-index-mark-end text:id="IMark94204920"/><text:alphabetical-index-mark-end text:id="IMark89936952"/>s SET <text:alphabetical-index-mark-start text:id="IMark96893224"/><text:alphabetical-index-mark-start text:id="IMark91153320"/><text:alphabetical-index-mark-start text:id="IMark92641432"/><text:alphabetical-index-mark-start text:id="IMark92517144"/><text:alphabetical-index-mark-start text:id="IMark81191544"/>Value<text:alphabetical-index-mark-end text:id="IMark81191544"/><text:alphabetical-index-mark-end text:id="IMark92517144"/><text:alphabetical-index-mark-end text:id="IMark92641432"/><text:alphabetical-index-mark-end text:id="IMark91153320"/><text:alphabetical-index-mark-end text:id="IMark96893224"/> = ( ( <text:alphabetical-index-mark-start text:id="IMark82693144"/><text:alphabetical-index-mark-start text:id="IMark92175848"/><text:alphabetical-index-mark-start text:id="IMark96870168"/><text:alphabetical-index-mark-start text:id="IMark100235480"/><text:alphabetical-index-mark-start text:id="IMark104894680"/>SELECT<text:alphabetical-index-mark-end text:id="IMark104894680"/><text:alphabetical-index-mark-end text:id="IMark100235480"/><text:alphabetical-index-mark-end text:id="IMark96870168"/><text:alphabetical-index-mark-end text:id="IMark92175848"/><text:alphabetical-index-mark-end text:id="IMark82693144"/> <text:alphabetical-index-mark-start text:id="IMark89747000"/><text:alphabetical-index-mark-start text:id="IMark93233496"/><text:alphabetical-index-mark-start text:id="IMark94523176"/><text:alphabetical-index-mark-start text:id="IMark93234280"/><text:alphabetical-index-mark-start text:id="IMark100347816"/>Value<text:alphabetical-index-mark-end text:id="IMark100347816"/><text:alphabetical-index-mark-end text:id="IMark93234280"/><text:alphabetical-index-mark-end text:id="IMark94523176"/><text:alphabetical-index-mark-end text:id="IMark93233496"/><text:alphabetical-index-mark-end text:id="IMark89747000"/> FROM sde_<text:alphabetical-index-mark-start text:id="IMark60616728"/><text:alphabetical-index-mark-start text:id="IMark94484760"/><text:alphabetical-index-mark-start text:id="IMark101314856"/><text:alphabetical-index-mark-start text:id="IMark80041864"/><text:alphabetical-index-mark-start text:id="IMark98378904"/>fact<text:alphabetical-index-mark-end text:id="IMark98378904"/><text:alphabetical-index-mark-end text:id="IMark80041864"/><text:alphabetical-index-mark-end text:id="IMark101314856"/><text:alphabetical-index-mark-end text:id="IMark94484760"/><text:alphabetical-index-mark-end text:id="IMark60616728"/>s WHERE <text:alphabetical-index-mark-start text:id="IMark92736376"/><text:alphabetical-index-mark-start text:id="IMark94236280"/><text:alphabetical-index-mark-start text:id="IMark95415496"/><text:alphabetical-index-mark-start text:id="IMark77370024"/><text:alphabetical-index-mark-start text:id="IMark90597704"/>Item<text:alphabetical-index-mark-end text:id="IMark90597704"/><text:alphabetical-index-mark-end text:id="IMark77370024"/><text:alphabetical-index-mark-end text:id="IMark95415496"/><text:alphabetical-index-mark-end text:id="IMark94236280"/><text:alphabetical-index-mark-end text:id="IMark92736376"/> = '<text:alphabetical-index-mark-start text:id="IMark105094488"/><text:alphabetical-index-mark-start text:id="IMark92644712"/>is_first_<text:alphabetical-index-mark-start text:id="IMark98980456"/><text:alphabetical-index-mark-start text:id="IMark97102232"/><text:alphabetical-index-mark-start text:id="IMark104936856"/><text:alphabetical-index-mark-start text:id="IMark92200936"/><text:alphabetical-index-mark-start text:id="IMark78262200"/>iteration<text:alphabetical-index-mark-end text:id="IMark78262200"/><text:alphabetical-index-mark-end text:id="IMark92200936"/><text:alphabetical-index-mark-end text:id="IMark104936856"/><text:alphabetical-index-mark-end text:id="IMark97102232"/><text:alphabetical-index-mark-end text:id="IMark98980456"/><text:alphabetical-index-mark-end text:id="IMark92644712"/><text:alphabetical-index-mark-end text:id="IMark105094488"/>' ) + 1 ) WHERE <text:alphabetical-index-mark-start text:id="IMark94169336"/><text:alphabetical-index-mark-start text:id="IMark91121016"/><text:alphabetical-index-mark-start text:id="IMark77919720"/><text:alphabetical-index-mark-start text:id="IMark77930584"/><text:alphabetical-index-mark-start text:id="IMark98192632"/>Status<text:alphabetical-index-mark-end text:id="IMark98192632"/><text:alphabetical-index-mark-end text:id="IMark77930584"/><text:alphabetical-index-mark-end text:id="IMark77919720"/><text:alphabetical-index-mark-end text:id="IMark91121016"/><text:alphabetical-index-mark-end text:id="IMark94169336"/> = '<text:alphabetical-index-mark-start text:id="IMark95023704"/><text:alphabetical-index-mark-start text:id="IMark77343896"/><text:alphabetical-index-mark-start text:id="IMark95710088"/><text:alphabetical-index-mark-start text:id="IMark90816072"/><text:alphabetical-index-mark-start text:id="IMark103590520"/>applykb<text:alphabetical-index-mark-start text:id="IMark82511640"/><text:alphabetical-index-mark-start text:id="IMark60651176"/><text:alphabetical-index-mark-start text:id="IMark93844136"/><text:alphabetical-index-mark-start text:id="IMark82191000"/><text:alphabetical-index-mark-start text:id="IMark101863400"/>rule<text:alphabetical-index-mark-end text:id="IMark101863400"/><text:alphabetical-index-mark-end text:id="IMark82191000"/><text:alphabetical-index-mark-end text:id="IMark93844136"/><text:alphabetical-index-mark-end text:id="IMark60651176"/><text:alphabetical-index-mark-end text:id="IMark82511640"/>s<text:alphabetical-index-mark-end text:id="IMark103590520"/><text:alphabetical-index-mark-end text:id="IMark90816072"/><text:alphabetical-index-mark-end text:id="IMark95710088"/><text:alphabetical-index-mark-end text:id="IMark77343896"/><text:alphabetical-index-mark-end text:id="IMark95023704"/>' AND <text:alphabetical-index-mark-start text:id="IMark99668776"/><text:alphabetical-index-mark-start text:id="IMark80643720"/><text:alphabetical-index-mark-start text:id="IMark82534296"/><text:alphabetical-index-mark-start text:id="IMark92686536"/><text:alphabetical-index-mark-start text:id="IMark103109080"/>Item<text:alphabetical-index-mark-end text:id="IMark103109080"/><text:alphabetical-index-mark-end text:id="IMark92686536"/><text:alphabetical-index-mark-end text:id="IMark82534296"/><text:alphabetical-index-mark-end text:id="IMark80643720"/><text:alphabetical-index-mark-end text:id="IMark99668776"/> = '<text:alphabetical-index-mark-start text:id="IMark97371560"/><text:alphabetical-index-mark-start text:id="IMark97319256"/>is_first_<text:alphabetical-index-mark-start text:id="IMark100887464"/><text:alphabetical-index-mark-start text:id="IMark80828952"/><text:alphabetical-index-mark-start text:id="IMark91220712"/><text:alphabetical-index-mark-start text:id="IMark94447576"/><text:alphabetical-index-mark-start text:id="IMark101666120"/>iteration<text:alphabetical-index-mark-end text:id="IMark101666120"/><text:alphabetical-index-mark-end text:id="IMark94447576"/><text:alphabetical-index-mark-end text:id="IMark91220712"/><text:alphabetical-index-mark-end text:id="IMark80828952"/><text:alphabetical-index-mark-end text:id="IMark100887464"/><text:alphabetical-index-mark-end text:id="IMark97319256"/><text:alphabetical-index-mark-end text:id="IMark97371560"/>'”</text:p>
          <text:p text:style-name="P47"/>
        </text:list-item>
        <text:list-item>
          <text:p text:style-name="P47"><text:alphabetical-index-mark-start text:id="IMark80108808"/><text:alphabetical-index-mark-start text:id="IMark80138280"/><text:alphabetical-index-mark-start text:id="IMark100052808"/><text:alphabetical-index-mark-start text:id="IMark82431000"/>Description<text:alphabetical-index-mark-end text:id="IMark82431000"/><text:alphabetical-index-mark-end text:id="IMark100052808"/><text:alphabetical-index-mark-end text:id="IMark80138280"/><text:alphabetical-index-mark-end text:id="IMark80108808"/> = “<text:alphabetical-index-mark-start text:id="IMark90587368"/><text:alphabetical-index-mark-start text:id="IMark82206552"/><text:alphabetical-index-mark-start text:id="IMark90949560"/><text:alphabetical-index-mark-start text:id="IMark103991512"/><text:alphabetical-index-mark-start text:id="IMark94945400"/>Prg<text:alphabetical-index-mark-end text:id="IMark94945400"/><text:alphabetical-index-mark-end text:id="IMark103991512"/><text:alphabetical-index-mark-end text:id="IMark90949560"/><text:alphabetical-index-mark-end text:id="IMark82206552"/><text:alphabetical-index-mark-end text:id="IMark90587368"/>0.0. <text:alphabetical-index-mark-start text:id="IMark79929768"/><text:alphabetical-index-mark-start text:id="IMark103522920"/>Ship<text:alphabetical-index-mark-end text:id="IMark103522920"/><text:alphabetical-index-mark-end text:id="IMark79929768"/> <text:alphabetical-index-mark-start text:id="IMark101084392"/><text:alphabetical-index-mark-start text:id="IMark103702840"/><text:alphabetical-index-mark-start text:id="IMark67450120"/><text:alphabetical-index-mark-start text:id="IMark84276856"/><text:alphabetical-index-mark-start text:id="IMark90742728"/>level<text:alphabetical-index-mark-end text:id="IMark90742728"/><text:alphabetical-index-mark-end text:id="IMark84276856"/><text:alphabetical-index-mark-end text:id="IMark67450120"/><text:alphabetical-index-mark-end text:id="IMark103702840"/><text:alphabetical-index-mark-end text:id="IMark101084392"/> <text:alphabetical-index-mark-start text:id="IMark99404088"/><text:alphabetical-index-mark-start text:id="IMark82425960"/>definition<text:alphabetical-index-mark-end text:id="IMark82425960"/><text:alphabetical-index-mark-end text:id="IMark99404088"/>. <text:alphabetical-index-mark-start text:id="IMark97104584"/><text:alphabetical-index-mark-start text:id="IMark91225288"/><text:alphabetical-index-mark-start text:id="IMark83913336"/><text:alphabetical-index-mark-start text:id="IMark83534168"/><text:alphabetical-index-mark-start text:id="IMark80535640"/>Update<text:alphabetical-index-mark-end text:id="IMark80535640"/><text:alphabetical-index-mark-end text:id="IMark83534168"/><text:alphabetical-index-mark-end text:id="IMark83913336"/><text:alphabetical-index-mark-end text:id="IMark91225288"/><text:alphabetical-index-mark-end text:id="IMark97104584"/> <text:alphabetical-index-mark-start text:id="IMark97362520"/><text:alphabetical-index-mark-start text:id="IMark97467720"/><text:alphabetical-index-mark-start text:id="IMark96198056"/><text:alphabetical-index-mark-start text:id="IMark97128296"/><text:alphabetical-index-mark-start text:id="IMark99650088"/>iteration<text:alphabetical-index-mark-end text:id="IMark99650088"/><text:alphabetical-index-mark-end text:id="IMark97128296"/><text:alphabetical-index-mark-end text:id="IMark96198056"/><text:alphabetical-index-mark-end text:id="IMark97467720"/><text:alphabetical-index-mark-end text:id="IMark97362520"/> <text:alphabetical-index-mark-start text:id="IMark81252296"/><text:alphabetical-index-mark-start text:id="IMark97043688"/><text:alphabetical-index-mark-start text:id="IMark60651960"/><text:alphabetical-index-mark-start text:id="IMark97309176"/><text:alphabetical-index-mark-start text:id="IMark89995640"/>counter<text:alphabetical-index-mark-end text:id="IMark89995640"/><text:alphabetical-index-mark-end text:id="IMark97309176"/><text:alphabetical-index-mark-end text:id="IMark60651960"/><text:alphabetical-index-mark-end text:id="IMark97043688"/><text:alphabetical-index-mark-end text:id="IMark81252296"/>.”</text:p>
          <text:p text:style-name="P47"><text:soft-page-break/></text:p>
        </text:list-item>
        <text:list-item>
          <text:p text:style-name="P47"><text:alphabetical-index-mark-start text:id="IMark104143048"/><text:alphabetical-index-mark-start text:id="IMark105141512"/><text:alphabetical-index-mark-start text:id="IMark95196408"/>Prob<text:alphabetical-index-mark-end text:id="IMark95196408"/><text:alphabetical-index-mark-end text:id="IMark105141512"/><text:alphabetical-index-mark-end text:id="IMark104143048"/> = 1</text:p>
        </text:list-item>
      </text:list>
      <text:p text:style-name="Text_20_body"/>
      <text:p text:style-name="Text_20_body"><text:alphabetical-index-mark-start text:id="IMark96852360"/><text:alphabetical-index-mark-start text:id="IMark81823256"/><text:span text:style-name="T83">Id</text:span><text:alphabetical-index-mark-end text:id="IMark81823256"/><text:alphabetical-index-mark-end text:id="IMark96852360"/><text:span text:style-name="T83"> = 1</text:span> means that this is the first <text:alphabetical-index-mark-start text:id="IMark81452984"/><text:alphabetical-index-mark-start text:id="IMark89852328"/><text:alphabetical-index-mark-start text:id="IMark90964104"/><text:alphabetical-index-mark-start text:id="IMark89697672"/><text:alphabetical-index-mark-start text:id="IMark82119032"/>record<text:alphabetical-index-mark-end text:id="IMark82119032"/><text:alphabetical-index-mark-end text:id="IMark89697672"/><text:alphabetical-index-mark-end text:id="IMark90964104"/><text:alphabetical-index-mark-end text:id="IMark89852328"/><text:alphabetical-index-mark-end text:id="IMark81452984"/> contained in the <text:alphabetical-index-mark-start text:id="IMark81194680"/><text:alphabetical-index-mark-start text:id="IMark96786216"/><text:alphabetical-index-mark-start text:id="IMark96198840"/><text:alphabetical-index-mark-start text:id="IMark91247432"/>data<text:alphabetical-index-mark-end text:id="IMark91247432"/><text:alphabetical-index-mark-end text:id="IMark96198840"/><text:alphabetical-index-mark-end text:id="IMark96786216"/><text:alphabetical-index-mark-end text:id="IMark81194680"/> <text:alphabetical-index-mark-start text:id="IMark82972120"/><text:alphabetical-index-mark-start text:id="IMark95386104"/><text:alphabetical-index-mark-start text:id="IMark104901752"/><text:alphabetical-index-mark-start text:id="IMark94448360"/><text:alphabetical-index-mark-start text:id="IMark91799000"/>table<text:alphabetical-index-mark-end text:id="IMark91799000"/><text:alphabetical-index-mark-end text:id="IMark94448360"/><text:alphabetical-index-mark-end text:id="IMark104901752"/><text:alphabetical-index-mark-end text:id="IMark95386104"/><text:alphabetical-index-mark-end text:id="IMark82972120"/>. <text:alphabetical-index-mark-start text:id="IMark82427528"/><text:alphabetical-index-mark-start text:id="IMark82540456"/>Id<text:alphabetical-index-mark-end text:id="IMark82540456"/><text:alphabetical-index-mark-end text:id="IMark82427528"/> is always the <text:alphabetical-index-mark-start text:id="IMark77580008"/><text:alphabetical-index-mark-start text:id="IMark91056456"/><text:alphabetical-index-mark-start text:id="IMark82572504"/><text:alphabetical-index-mark-start text:id="IMark105103784"/><text:alphabetical-index-mark-start text:id="IMark89957128"/>primary<text:alphabetical-index-mark-end text:id="IMark89957128"/><text:alphabetical-index-mark-end text:id="IMark105103784"/><text:alphabetical-index-mark-end text:id="IMark82572504"/><text:alphabetical-index-mark-end text:id="IMark91056456"/><text:alphabetical-index-mark-end text:id="IMark77580008"/> <text:alphabetical-index-mark-start text:id="IMark84091576"/><text:alphabetical-index-mark-start text:id="IMark100558248"/><text:alphabetical-index-mark-start text:id="IMark100974408"/><text:alphabetical-index-mark-start text:id="IMark101991176"/><text:alphabetical-index-mark-start text:id="IMark105070648"/>key<text:alphabetical-index-mark-end text:id="IMark105070648"/><text:alphabetical-index-mark-end text:id="IMark101991176"/><text:alphabetical-index-mark-end text:id="IMark100974408"/><text:alphabetical-index-mark-end text:id="IMark100558248"/><text:alphabetical-index-mark-end text:id="IMark84091576"/> in the <text:alphabetical-index-mark-start text:id="IMark95927432"/><text:alphabetical-index-mark-start text:id="IMark94089816"/><text:alphabetical-index-mark-start text:id="IMark92717272"/><text:alphabetical-index-mark-start text:id="IMark80108024"/><text:alphabetical-index-mark-start text:id="IMark103234296"/>table<text:alphabetical-index-mark-end text:id="IMark103234296"/><text:alphabetical-index-mark-end text:id="IMark80108024"/><text:alphabetical-index-mark-end text:id="IMark92717272"/><text:alphabetical-index-mark-end text:id="IMark94089816"/><text:alphabetical-index-mark-end text:id="IMark95927432"/>s of this <text:alphabetical-index-mark-start text:id="IMark90041096"/><text:alphabetical-index-mark-start text:id="IMark93871304"/><text:alphabetical-index-mark-start text:id="IMark101242216"/><text:alphabetical-index-mark-start text:id="IMark104288328"/><text:alphabetical-index-mark-start text:id="IMark89868280"/>KB<text:alphabetical-index-mark-end text:id="IMark89868280"/><text:alphabetical-index-mark-end text:id="IMark104288328"/><text:alphabetical-index-mark-end text:id="IMark101242216"/><text:alphabetical-index-mark-end text:id="IMark93871304"/><text:alphabetical-index-mark-end text:id="IMark90041096"/>.</text:p>
      <text:p text:style-name="Text_20_body"/>
      <text:p text:style-name="Text_20_body"><text:alphabetical-index-mark-start text:id="IMark99351160"/><text:alphabetical-index-mark-start text:id="IMark103107224"/><text:alphabetical-index-mark-start text:id="IMark101998888"/><text:alphabetical-index-mark-start text:id="IMark90970520"/><text:alphabetical-index-mark-start text:id="IMark102917736"/><text:span text:style-name="T83">Context</text:span><text:alphabetical-index-mark-end text:id="IMark102917736"/><text:alphabetical-index-mark-end text:id="IMark90970520"/><text:alphabetical-index-mark-end text:id="IMark101998888"/><text:alphabetical-index-mark-end text:id="IMark103107224"/><text:alphabetical-index-mark-end text:id="IMark99351160"/><text:span text:style-name="T83"> = ‘</text:span><text:alphabetical-index-mark-start text:id="IMark90028520"/><text:alphabetical-index-mark-start text:id="IMark89724776"/><text:span text:style-name="T83">ship</text:span><text:alphabetical-index-mark-end text:id="IMark89724776"/><text:alphabetical-index-mark-end text:id="IMark90028520"/><text:span text:style-name="T83">’</text:span> means that it is a <text:alphabetical-index-mark-start text:id="IMark52530552"/><text:alphabetical-index-mark-start text:id="IMark68171272"/><text:alphabetical-index-mark-start text:id="IMark105262296"/><text:alphabetical-index-mark-start text:id="IMark79225240"/><text:alphabetical-index-mark-start text:id="IMark77987448"/>fact<text:alphabetical-index-mark-end text:id="IMark77987448"/><text:alphabetical-index-mark-end text:id="IMark79225240"/><text:alphabetical-index-mark-end text:id="IMark105262296"/><text:alphabetical-index-mark-end text:id="IMark68171272"/><text:alphabetical-index-mark-end text:id="IMark52530552"/> – i.e. a <text:alphabetical-index-mark-start text:id="IMark104722488"/><text:alphabetical-index-mark-start text:id="IMark98817656"/><text:alphabetical-index-mark-start text:id="IMark94318024"/><text:alphabetical-index-mark-start text:id="IMark103695752"/><text:alphabetical-index-mark-start text:id="IMark91335384"/>record<text:alphabetical-index-mark-end text:id="IMark91335384"/><text:alphabetical-index-mark-end text:id="IMark103695752"/><text:alphabetical-index-mark-end text:id="IMark94318024"/><text:alphabetical-index-mark-end text:id="IMark98817656"/><text:alphabetical-index-mark-end text:id="IMark104722488"/> – that will not be <text:alphabetical-index-mark-start text:id="IMark105051000"/><text:alphabetical-index-mark-start text:id="IMark95889656"/><text:alphabetical-index-mark-start text:id="IMark95999528"/><text:alphabetical-index-mark-start text:id="IMark100939736"/><text:alphabetical-index-mark-start text:id="IMark104548728"/><text:alphabetical-index-mark-start text:id="IMark94068328"/><text:alphabetical-index-mark-start text:id="IMark100703032"/><text:alphabetical-index-mark-start text:id="IMark90948776"/><text:alphabetical-index-mark-start text:id="IMark102517656"/><text:alphabetical-index-mark-start text:id="IMark89804520"/>delete<text:alphabetical-index-mark-end text:id="IMark89804520"/><text:alphabetical-index-mark-end text:id="IMark102517656"/><text:alphabetical-index-mark-end text:id="IMark90948776"/><text:alphabetical-index-mark-end text:id="IMark100703032"/><text:alphabetical-index-mark-end text:id="IMark94068328"/><text:alphabetical-index-mark-end text:id="IMark104548728"/><text:alphabetical-index-mark-end text:id="IMark100939736"/><text:alphabetical-index-mark-end text:id="IMark95999528"/><text:alphabetical-index-mark-end text:id="IMark95889656"/><text:alphabetical-index-mark-end text:id="IMark105051000"/>d from the <text:alphabetical-index-mark-start text:id="IMark98271064"/><text:alphabetical-index-mark-start text:id="IMark99534552"/><text:alphabetical-index-mark-start text:id="IMark82648056"/><text:alphabetical-index-mark-start text:id="IMark90551608"/><text:alphabetical-index-mark-start text:id="IMark95583448"/>table<text:alphabetical-index-mark-end text:id="IMark95583448"/><text:alphabetical-index-mark-end text:id="IMark90551608"/><text:alphabetical-index-mark-end text:id="IMark82648056"/><text:alphabetical-index-mark-end text:id="IMark99534552"/><text:alphabetical-index-mark-end text:id="IMark98271064"/>, no matter what. Its <text:alphabetical-index-mark-start text:id="IMark99532984"/><text:alphabetical-index-mark-start text:id="IMark82681544"/><text:alphabetical-index-mark-start text:id="IMark89826136"/><text:alphabetical-index-mark-start text:id="IMark80832088"/><text:alphabetical-index-mark-start text:id="IMark90872648"/><text:span text:style-name="T83">Value</text:span><text:alphabetical-index-mark-end text:id="IMark90872648"/><text:alphabetical-index-mark-end text:id="IMark80832088"/><text:alphabetical-index-mark-end text:id="IMark89826136"/><text:alphabetical-index-mark-end text:id="IMark82681544"/><text:alphabetical-index-mark-end text:id="IMark99532984"/> <text:alphabetical-index-mark-start text:id="IMark93770296"/><text:alphabetical-index-mark-start text:id="IMark93771864"/>field<text:alphabetical-index-mark-end text:id="IMark93771864"/><text:alphabetical-index-mark-end text:id="IMark93770296"/> may change, but the <text:alphabetical-index-mark-start text:id="IMark101831656"/><text:alphabetical-index-mark-start text:id="IMark97309960"/><text:alphabetical-index-mark-start text:id="IMark100611736"/><text:alphabetical-index-mark-start text:id="IMark98843432"/><text:alphabetical-index-mark-start text:id="IMark94093608"/>record<text:alphabetical-index-mark-end text:id="IMark94093608"/><text:alphabetical-index-mark-end text:id="IMark98843432"/><text:alphabetical-index-mark-end text:id="IMark100611736"/><text:alphabetical-index-mark-end text:id="IMark97309960"/><text:alphabetical-index-mark-end text:id="IMark101831656"/> will stay.</text:p>
      <text:p text:style-name="Text_20_body"/>
      <text:p text:style-name="Text_20_body"><text:alphabetical-index-mark-start text:id="IMark103576872"/><text:alphabetical-index-mark-start text:id="IMark97187368"/><text:alphabetical-index-mark-start text:id="IMark95522040"/><text:alphabetical-index-mark-start text:id="IMark82259544"/><text:alphabetical-index-mark-start text:id="IMark94625976"/><text:span text:style-name="T83">Status</text:span><text:alphabetical-index-mark-end text:id="IMark94625976"/><text:alphabetical-index-mark-end text:id="IMark82259544"/><text:alphabetical-index-mark-end text:id="IMark95522040"/><text:alphabetical-index-mark-end text:id="IMark97187368"/><text:alphabetical-index-mark-end text:id="IMark103576872"/><text:span text:style-name="T83"> = ‘</text:span><text:alphabetical-index-mark-start text:id="IMark95284184"/><text:alphabetical-index-mark-start text:id="IMark101615560"/><text:alphabetical-index-mark-start text:id="IMark96405640"/><text:alphabetical-index-mark-start text:id="IMark104331832"/><text:alphabetical-index-mark-start text:id="IMark101833224"/><text:span text:style-name="T83">enabled</text:span><text:alphabetical-index-mark-end text:id="IMark101833224"/><text:alphabetical-index-mark-end text:id="IMark104331832"/><text:alphabetical-index-mark-end text:id="IMark96405640"/><text:alphabetical-index-mark-end text:id="IMark101615560"/><text:alphabetical-index-mark-end text:id="IMark95284184"/><text:span text:style-name="T83">’</text:span> means that this <text:alphabetical-index-mark-start text:id="IMark95521224"/><text:alphabetical-index-mark-start text:id="IMark79121336"/><text:alphabetical-index-mark-start text:id="IMark80175432"/><text:alphabetical-index-mark-start text:id="IMark52996888"/><text:alphabetical-index-mark-start text:id="IMark102890328"/>rule<text:alphabetical-index-mark-end text:id="IMark102890328"/><text:alphabetical-index-mark-end text:id="IMark52996888"/><text:alphabetical-index-mark-end text:id="IMark80175432"/><text:alphabetical-index-mark-end text:id="IMark79121336"/><text:alphabetical-index-mark-end text:id="IMark95521224"/> is active.</text:p>
      <text:p text:style-name="Text_20_body"/>
      <text:p text:style-name="Text_20_body"><text:alphabetical-index-mark-start text:id="IMark104319032"/><text:alphabetical-index-mark-start text:id="IMark93508456"/><text:alphabetical-index-mark-start text:id="IMark102026664"/><text:alphabetical-index-mark-start text:id="IMark91094952"/><text:alphabetical-index-mark-start text:id="IMark101524232"/><text:span text:style-name="T83">Condition</text:span><text:alphabetical-index-mark-end text:id="IMark101524232"/><text:alphabetical-index-mark-end text:id="IMark91094952"/><text:alphabetical-index-mark-end text:id="IMark102026664"/><text:alphabetical-index-mark-end text:id="IMark93508456"/><text:alphabetical-index-mark-end text:id="IMark104319032"/><text:span text:style-name="T83"> = “</text:span><text:alphabetical-index-mark-start text:id="IMark99550456"/><text:alphabetical-index-mark-start text:id="IMark81458600"/><text:alphabetical-index-mark-start text:id="IMark103683640"/><text:alphabetical-index-mark-start text:id="IMark93767144"/><text:alphabetical-index-mark-start text:id="IMark100927464"/><text:span text:style-name="T83">SELECT</text:span><text:alphabetical-index-mark-end text:id="IMark100927464"/><text:alphabetical-index-mark-end text:id="IMark93767144"/><text:alphabetical-index-mark-end text:id="IMark103683640"/><text:alphabetical-index-mark-end text:id="IMark81458600"/><text:alphabetical-index-mark-end text:id="IMark99550456"/><text:span text:style-name="T83"> </text:span><text:alphabetical-index-mark-start text:id="IMark93676312"/><text:alphabetical-index-mark-start text:id="IMark94643512"/><text:alphabetical-index-mark-start text:id="IMark44998664"/><text:alphabetical-index-mark-start text:id="IMark45029176"/><text:alphabetical-index-mark-start text:id="IMark52523672"/><text:span text:style-name="T83">Value</text:span><text:alphabetical-index-mark-end text:id="IMark52523672"/><text:alphabetical-index-mark-end text:id="IMark45029176"/><text:alphabetical-index-mark-end text:id="IMark44998664"/><text:alphabetical-index-mark-end text:id="IMark94643512"/><text:alphabetical-index-mark-end text:id="IMark93676312"/><text:span text:style-name="T83"> FROM sde_</text:span><text:alphabetical-index-mark-start text:id="IMark93917224"/><text:alphabetical-index-mark-start text:id="IMark94974344"/><text:alphabetical-index-mark-start text:id="IMark81204536"/><text:alphabetical-index-mark-start text:id="IMark89918088"/><text:alphabetical-index-mark-start text:id="IMark99274296"/><text:span text:style-name="T83">fact</text:span><text:alphabetical-index-mark-end text:id="IMark99274296"/><text:alphabetical-index-mark-end text:id="IMark89918088"/><text:alphabetical-index-mark-end text:id="IMark81204536"/><text:alphabetical-index-mark-end text:id="IMark94974344"/><text:alphabetical-index-mark-end text:id="IMark93917224"/><text:span text:style-name="T83">s WHERE </text:span><text:alphabetical-index-mark-start text:id="IMark104476440"/><text:alphabetical-index-mark-start text:id="IMark81842456"/><text:alphabetical-index-mark-start text:id="IMark83421768"/><text:alphabetical-index-mark-start text:id="IMark83529512"/><text:alphabetical-index-mark-start text:id="IMark101057496"/><text:span text:style-name="T83">Item</text:span><text:alphabetical-index-mark-end text:id="IMark101057496"/><text:alphabetical-index-mark-end text:id="IMark83529512"/><text:alphabetical-index-mark-end text:id="IMark83421768"/><text:alphabetical-index-mark-end text:id="IMark81842456"/><text:alphabetical-index-mark-end text:id="IMark104476440"/><text:span text:style-name="T83"> = '</text:span><text:alphabetical-index-mark-start text:id="IMark53003640"/><text:alphabetical-index-mark-start text:id="IMark68848872"/><text:span text:style-name="T83">is_first_</text:span><text:alphabetical-index-mark-start text:id="IMark101762424"/><text:alphabetical-index-mark-start text:id="IMark99021240"/><text:alphabetical-index-mark-start text:id="IMark78554776"/><text:alphabetical-index-mark-start text:id="IMark77325336"/><text:alphabetical-index-mark-start text:id="IMark102699400"/><text:span text:style-name="T83">iteration</text:span><text:alphabetical-index-mark-end text:id="IMark102699400"/><text:alphabetical-index-mark-end text:id="IMark77325336"/><text:alphabetical-index-mark-end text:id="IMark78554776"/><text:alphabetical-index-mark-end text:id="IMark99021240"/><text:alphabetical-index-mark-end text:id="IMark101762424"/><text:alphabetical-index-mark-end text:id="IMark68848872"/><text:alphabetical-index-mark-end text:id="IMark53003640"/><text:span text:style-name="T83">'” </text:span><text:span text:style-name="T85">will look for the </text:span><text:alphabetical-index-mark-start text:id="IMark81549896"/><text:alphabetical-index-mark-start text:id="IMark93572760"/><text:alphabetical-index-mark-start text:id="IMark90665128"/><text:alphabetical-index-mark-start text:id="IMark91164920"/><text:alphabetical-index-mark-start text:id="IMark97403656"/><text:span text:style-name="T85">value</text:span><text:alphabetical-index-mark-end text:id="IMark97403656"/><text:alphabetical-index-mark-end text:id="IMark91164920"/><text:alphabetical-index-mark-end text:id="IMark90665128"/><text:alphabetical-index-mark-end text:id="IMark93572760"/><text:alphabetical-index-mark-end text:id="IMark81549896"/><text:span text:style-name="T85"> of the </text:span><text:alphabetical-index-mark-start text:id="IMark94368104"/><text:alphabetical-index-mark-start text:id="IMark60681992"/><text:alphabetical-index-mark-start text:id="IMark44952344"/><text:alphabetical-index-mark-start text:id="IMark91270936"/><text:alphabetical-index-mark-start text:id="IMark92361160"/><text:span text:style-name="T85">Value</text:span><text:alphabetical-index-mark-end text:id="IMark92361160"/><text:alphabetical-index-mark-end text:id="IMark91270936"/><text:alphabetical-index-mark-end text:id="IMark44952344"/><text:alphabetical-index-mark-end text:id="IMark60681992"/><text:alphabetical-index-mark-end text:id="IMark94368104"/><text:span text:style-name="T85"> </text:span><text:alphabetical-index-mark-start text:id="IMark93468984"/><text:alphabetical-index-mark-start text:id="IMark80280968"/><text:span text:style-name="T85">field</text:span><text:alphabetical-index-mark-end text:id="IMark80280968"/><text:alphabetical-index-mark-end text:id="IMark93468984"/><text:span text:style-name="T85"> in the </text:span><text:alphabetical-index-mark-start text:id="IMark93452296"/><text:alphabetical-index-mark-start text:id="IMark95559832"/><text:alphabetical-index-mark-start text:id="IMark94234312"/><text:alphabetical-index-mark-start text:id="IMark81292632"/><text:alphabetical-index-mark-start text:id="IMark78310136"/><text:span text:style-name="T85">record</text:span><text:alphabetical-index-mark-end text:id="IMark78310136"/><text:alphabetical-index-mark-end text:id="IMark81292632"/><text:alphabetical-index-mark-end text:id="IMark94234312"/><text:alphabetical-index-mark-end text:id="IMark95559832"/><text:alphabetical-index-mark-end text:id="IMark93452296"/><text:span text:style-name="T85"> of sde_</text:span><text:alphabetical-index-mark-start text:id="IMark80906632"/><text:alphabetical-index-mark-start text:id="IMark104538616"/><text:alphabetical-index-mark-start text:id="IMark104846664"/><text:alphabetical-index-mark-start text:id="IMark95459784"/><text:alphabetical-index-mark-start text:id="IMark96107160"/><text:span text:style-name="T85">fact</text:span><text:alphabetical-index-mark-end text:id="IMark96107160"/><text:alphabetical-index-mark-end text:id="IMark95459784"/><text:alphabetical-index-mark-end text:id="IMark104846664"/><text:alphabetical-index-mark-end text:id="IMark104538616"/><text:alphabetical-index-mark-end text:id="IMark80906632"/><text:span text:style-name="T85">s that corresponds to </text:span><text:alphabetical-index-mark-start text:id="IMark104569608"/><text:alphabetical-index-mark-start text:id="IMark80790584"/><text:alphabetical-index-mark-start text:id="IMark100526200"/><text:alphabetical-index-mark-start text:id="IMark101253160"/><text:alphabetical-index-mark-start text:id="IMark102747640"/><text:span text:style-name="T85">Item</text:span><text:alphabetical-index-mark-end text:id="IMark102747640"/><text:alphabetical-index-mark-end text:id="IMark101253160"/><text:alphabetical-index-mark-end text:id="IMark100526200"/><text:alphabetical-index-mark-end text:id="IMark80790584"/><text:alphabetical-index-mark-end text:id="IMark104569608"/><text:span text:style-name="T85"> = “</text:span><text:alphabetical-index-mark-start text:id="IMark42765224"/><text:alphabetical-index-mark-start text:id="IMark91719592"/><text:span text:style-name="T85">is_first_</text:span><text:alphabetical-index-mark-start text:id="IMark91071912"/><text:alphabetical-index-mark-start text:id="IMark104833240"/><text:alphabetical-index-mark-start text:id="IMark104402216"/><text:alphabetical-index-mark-start text:id="IMark102290872"/><text:alphabetical-index-mark-start text:id="IMark100059784"/><text:span text:style-name="T85">iteration</text:span><text:alphabetical-index-mark-end text:id="IMark100059784"/><text:alphabetical-index-mark-end text:id="IMark102290872"/><text:alphabetical-index-mark-end text:id="IMark104402216"/><text:alphabetical-index-mark-end text:id="IMark104833240"/><text:alphabetical-index-mark-end text:id="IMark91071912"/><text:alphabetical-index-mark-end text:id="IMark91719592"/><text:alphabetical-index-mark-end text:id="IMark42765224"/><text:span text:style-name="T85">”</text:span><text:span text:style-name="T213">. In other words, it will extract the </text:span><text:alphabetical-index-mark-start text:id="IMark97863144"/><text:alphabetical-index-mark-start text:id="IMark102154616"/><text:alphabetical-index-mark-start text:id="IMark99844840"/><text:alphabetical-index-mark-start text:id="IMark95342248"/><text:alphabetical-index-mark-start text:id="IMark91961352"/><text:span text:style-name="T213">value</text:span><text:alphabetical-index-mark-end text:id="IMark91961352"/><text:alphabetical-index-mark-end text:id="IMark95342248"/><text:alphabetical-index-mark-end text:id="IMark99844840"/><text:alphabetical-index-mark-end text:id="IMark102154616"/><text:alphabetical-index-mark-end text:id="IMark97863144"/><text:span text:style-name="T213"> of a </text:span><text:alphabetical-index-mark-start text:id="IMark52906232"/><text:alphabetical-index-mark-start text:id="IMark82799208"/><text:alphabetical-index-mark-start text:id="IMark100203176"/><text:alphabetical-index-mark-start text:id="IMark83064520"/><text:alphabetical-index-mark-start text:id="IMark90817640"/><text:span text:style-name="T213">counter</text:span><text:alphabetical-index-mark-end text:id="IMark90817640"/><text:alphabetical-index-mark-end text:id="IMark83064520"/><text:alphabetical-index-mark-end text:id="IMark100203176"/><text:alphabetical-index-mark-end text:id="IMark82799208"/><text:alphabetical-index-mark-end text:id="IMark52906232"/><text:span text:style-name="T213">. Since this particular one is a </text:span><text:alphabetical-index-mark-start text:id="IMark91067880"/><text:alphabetical-index-mark-start text:id="IMark80199176"/><text:alphabetical-index-mark-start text:id="IMark44941320"/><text:alphabetical-index-mark-start text:id="IMark91255912"/><text:alphabetical-index-mark-start text:id="IMark83190600"/><text:span text:style-name="T213">tautology</text:span><text:alphabetical-index-mark-end text:id="IMark83190600"/><text:alphabetical-index-mark-end text:id="IMark91255912"/><text:alphabetical-index-mark-end text:id="IMark44941320"/><text:alphabetical-index-mark-end text:id="IMark80199176"/><text:alphabetical-index-mark-end text:id="IMark91067880"/><text:span text:style-name="T213">, it will always be </text:span><text:alphabetical-index-mark-start text:id="IMark95546840"/><text:alphabetical-index-mark-start text:id="IMark95162104"/><text:alphabetical-index-mark-start text:id="IMark95509256"/><text:alphabetical-index-mark-start text:id="IMark94712008"/><text:span text:style-name="T213">execute</text:span><text:alphabetical-index-mark-end text:id="IMark94712008"/><text:alphabetical-index-mark-end text:id="IMark95509256"/><text:alphabetical-index-mark-end text:id="IMark95162104"/><text:alphabetical-index-mark-end text:id="IMark95546840"/><text:span text:style-name="T213">d. In the cases of other </text:span><text:alphabetical-index-mark-start text:id="IMark93796120"/><text:alphabetical-index-mark-start text:id="IMark95508472"/><text:alphabetical-index-mark-start text:id="IMark97212648"/><text:alphabetical-index-mark-start text:id="IMark97858952"/><text:alphabetical-index-mark-start text:id="IMark95951320"/><text:span text:style-name="T213">rule</text:span><text:alphabetical-index-mark-end text:id="IMark95951320"/><text:alphabetical-index-mark-end text:id="IMark97858952"/><text:alphabetical-index-mark-end text:id="IMark97212648"/><text:alphabetical-index-mark-end text:id="IMark95508472"/><text:alphabetical-index-mark-end text:id="IMark93796120"/><text:span text:style-name="T213">s, that might not be the case. </text:span></text:p>
      <text:p text:style-name="Text_20_body"/>
      <text:p text:style-name="Text_20_body"><text:alphabetical-index-mark-start text:id="IMark90596136"/><text:alphabetical-index-mark-start text:id="IMark102445928"/><text:alphabetical-index-mark-start text:id="IMark103267848"/><text:alphabetical-index-mark-start text:id="IMark83790264"/><text:alphabetical-index-mark-start text:id="IMark67546200"/><text:span text:style-name="T83">Action</text:span><text:alphabetical-index-mark-end text:id="IMark67546200"/><text:alphabetical-index-mark-end text:id="IMark83790264"/><text:alphabetical-index-mark-end text:id="IMark103267848"/><text:alphabetical-index-mark-end text:id="IMark102445928"/><text:alphabetical-index-mark-end text:id="IMark90596136"/><text:span text:style-name="T83"> = “</text:span><text:alphabetical-index-mark-start text:id="IMark92482088"/><text:alphabetical-index-mark-start text:id="IMark90961832"/><text:alphabetical-index-mark-start text:id="IMark93985320"/><text:alphabetical-index-mark-start text:id="IMark98937784"/><text:alphabetical-index-mark-start text:id="IMark90084584"/><text:span text:style-name="T83">UPDATE</text:span><text:alphabetical-index-mark-end text:id="IMark90084584"/><text:alphabetical-index-mark-end text:id="IMark98937784"/><text:alphabetical-index-mark-end text:id="IMark93985320"/><text:alphabetical-index-mark-end text:id="IMark90961832"/><text:alphabetical-index-mark-end text:id="IMark92482088"/><text:span text:style-name="T83"> sde_</text:span><text:alphabetical-index-mark-start text:id="IMark93573544"/><text:alphabetical-index-mark-start text:id="IMark82191784"/><text:alphabetical-index-mark-start text:id="IMark102119192"/><text:alphabetical-index-mark-start text:id="IMark44764024"/><text:alphabetical-index-mark-start text:id="IMark77436456"/><text:span text:style-name="T83">fact</text:span><text:alphabetical-index-mark-end text:id="IMark77436456"/><text:alphabetical-index-mark-end text:id="IMark44764024"/><text:alphabetical-index-mark-end text:id="IMark102119192"/><text:alphabetical-index-mark-end text:id="IMark82191784"/><text:alphabetical-index-mark-end text:id="IMark93573544"/><text:span text:style-name="T83">s SET </text:span><text:alphabetical-index-mark-start text:id="IMark102248360"/><text:alphabetical-index-mark-start text:id="IMark101811128"/><text:alphabetical-index-mark-start text:id="IMark92452264"/><text:alphabetical-index-mark-start text:id="IMark104467704"/><text:alphabetical-index-mark-start text:id="IMark94415688"/><text:span text:style-name="T83">Value</text:span><text:alphabetical-index-mark-end text:id="IMark94415688"/><text:alphabetical-index-mark-end text:id="IMark104467704"/><text:alphabetical-index-mark-end text:id="IMark92452264"/><text:alphabetical-index-mark-end text:id="IMark101811128"/><text:alphabetical-index-mark-end text:id="IMark102248360"/><text:span text:style-name="T83"> = ( ( </text:span><text:alphabetical-index-mark-start text:id="IMark35941720"/><text:alphabetical-index-mark-start text:id="IMark79030632"/><text:alphabetical-index-mark-start text:id="IMark94179480"/><text:alphabetical-index-mark-start text:id="IMark81650888"/><text:alphabetical-index-mark-start text:id="IMark91271720"/><text:span text:style-name="T83">SELECT</text:span><text:alphabetical-index-mark-end text:id="IMark91271720"/><text:alphabetical-index-mark-end text:id="IMark81650888"/><text:alphabetical-index-mark-end text:id="IMark94179480"/><text:alphabetical-index-mark-end text:id="IMark79030632"/><text:alphabetical-index-mark-end text:id="IMark35941720"/><text:span text:style-name="T83"> </text:span><text:alphabetical-index-mark-start text:id="IMark44007400"/><text:alphabetical-index-mark-start text:id="IMark82995960"/><text:alphabetical-index-mark-start text:id="IMark105086232"/><text:alphabetical-index-mark-start text:id="IMark103232728"/><text:alphabetical-index-mark-start text:id="IMark104529864"/><text:span text:style-name="T83">Value</text:span><text:alphabetical-index-mark-end text:id="IMark104529864"/><text:alphabetical-index-mark-end text:id="IMark103232728"/><text:alphabetical-index-mark-end text:id="IMark105086232"/><text:alphabetical-index-mark-end text:id="IMark82995960"/><text:alphabetical-index-mark-end text:id="IMark44007400"/><text:span text:style-name="T83"> FROM sde_</text:span><text:alphabetical-index-mark-start text:id="IMark97402872"/><text:alphabetical-index-mark-start text:id="IMark91606200"/><text:alphabetical-index-mark-start text:id="IMark99057144"/><text:alphabetical-index-mark-start text:id="IMark77257192"/><text:alphabetical-index-mark-start text:id="IMark92355240"/><text:span text:style-name="T83">fact</text:span><text:alphabetical-index-mark-end text:id="IMark92355240"/><text:alphabetical-index-mark-end text:id="IMark77257192"/><text:alphabetical-index-mark-end text:id="IMark99057144"/><text:alphabetical-index-mark-end text:id="IMark91606200"/><text:alphabetical-index-mark-end text:id="IMark97402872"/><text:span text:style-name="T83">s WHERE </text:span><text:alphabetical-index-mark-start text:id="IMark90845928"/><text:alphabetical-index-mark-start text:id="IMark44873000"/><text:alphabetical-index-mark-start text:id="IMark93961704"/><text:alphabetical-index-mark-start text:id="IMark96182424"/><text:alphabetical-index-mark-start text:id="IMark100743336"/><text:span text:style-name="T83">Item</text:span><text:alphabetical-index-mark-end text:id="IMark100743336"/><text:alphabetical-index-mark-end text:id="IMark96182424"/><text:alphabetical-index-mark-end text:id="IMark93961704"/><text:alphabetical-index-mark-end text:id="IMark44873000"/><text:alphabetical-index-mark-end text:id="IMark90845928"/><text:span text:style-name="T83"> = '</text:span><text:alphabetical-index-mark-start text:id="IMark93926248"/><text:alphabetical-index-mark-start text:id="IMark80913704"/><text:span text:style-name="T83">is_first_</text:span><text:alphabetical-index-mark-start text:id="IMark91096936"/><text:alphabetical-index-mark-start text:id="IMark95831288"/><text:alphabetical-index-mark-start text:id="IMark91930808"/><text:alphabetical-index-mark-start text:id="IMark99792280"/><text:alphabetical-index-mark-start text:id="IMark90040312"/><text:span text:style-name="T83">iteration</text:span><text:alphabetical-index-mark-end text:id="IMark90040312"/><text:alphabetical-index-mark-end text:id="IMark99792280"/><text:alphabetical-index-mark-end text:id="IMark91930808"/><text:alphabetical-index-mark-end text:id="IMark95831288"/><text:alphabetical-index-mark-end text:id="IMark91096936"/><text:alphabetical-index-mark-end text:id="IMark80913704"/><text:alphabetical-index-mark-end text:id="IMark93926248"/><text:span text:style-name="T83">' ) + 1 ) WHERE </text:span><text:alphabetical-index-mark-start text:id="IMark92933528"/><text:alphabetical-index-mark-start text:id="IMark101657864"/><text:alphabetical-index-mark-start text:id="IMark104356296"/><text:alphabetical-index-mark-start text:id="IMark44786456"/><text:alphabetical-index-mark-start text:id="IMark90824584"/><text:span text:style-name="T83">Status</text:span><text:alphabetical-index-mark-end text:id="IMark90824584"/><text:alphabetical-index-mark-end text:id="IMark44786456"/><text:alphabetical-index-mark-end text:id="IMark104356296"/><text:alphabetical-index-mark-end text:id="IMark101657864"/><text:alphabetical-index-mark-end text:id="IMark92933528"/><text:span text:style-name="T83"> = '</text:span><text:alphabetical-index-mark-start text:id="IMark100888248"/><text:alphabetical-index-mark-start text:id="IMark53006712"/><text:alphabetical-index-mark-start text:id="IMark80479256"/><text:alphabetical-index-mark-start text:id="IMark105096056"/><text:alphabetical-index-mark-start text:id="IMark95812840"/><text:span text:style-name="T83">applykb</text:span><text:alphabetical-index-mark-start text:id="IMark68430264"/><text:alphabetical-index-mark-start text:id="IMark90738824"/><text:alphabetical-index-mark-start text:id="IMark104292360"/><text:alphabetical-index-mark-start text:id="IMark91822072"/><text:alphabetical-index-mark-start text:id="IMark98421560"/><text:span text:style-name="T83">rule</text:span><text:alphabetical-index-mark-end text:id="IMark98421560"/><text:alphabetical-index-mark-end text:id="IMark91822072"/><text:alphabetical-index-mark-end text:id="IMark104292360"/><text:alphabetical-index-mark-end text:id="IMark90738824"/><text:alphabetical-index-mark-end text:id="IMark68430264"/><text:span text:style-name="T83">s</text:span><text:alphabetical-index-mark-end text:id="IMark95812840"/><text:alphabetical-index-mark-end text:id="IMark105096056"/><text:alphabetical-index-mark-end text:id="IMark80479256"/><text:alphabetical-index-mark-end text:id="IMark53006712"/><text:alphabetical-index-mark-end text:id="IMark100888248"/><text:span text:style-name="T83">' AND </text:span><text:alphabetical-index-mark-start text:id="IMark83524872"/><text:alphabetical-index-mark-start text:id="IMark95995224"/><text:alphabetical-index-mark-start text:id="IMark102102472"/><text:alphabetical-index-mark-start text:id="IMark92440376"/><text:alphabetical-index-mark-start text:id="IMark84002712"/><text:span text:style-name="T83">Item</text:span><text:alphabetical-index-mark-end text:id="IMark84002712"/><text:alphabetical-index-mark-end text:id="IMark92440376"/><text:alphabetical-index-mark-end text:id="IMark102102472"/><text:alphabetical-index-mark-end text:id="IMark95995224"/><text:alphabetical-index-mark-end text:id="IMark83524872"/><text:span text:style-name="T83"> = '</text:span><text:alphabetical-index-mark-start text:id="IMark80656456"/><text:alphabetical-index-mark-start text:id="IMark84374024"/><text:span text:style-name="T83">is_first_</text:span><text:alphabetical-index-mark-start text:id="IMark78963960"/><text:alphabetical-index-mark-start text:id="IMark90441464"/><text:alphabetical-index-mark-start text:id="IMark99199144"/><text:alphabetical-index-mark-start text:id="IMark103419496"/><text:alphabetical-index-mark-start text:id="IMark94473288"/><text:span text:style-name="T83">iteration</text:span><text:alphabetical-index-mark-end text:id="IMark94473288"/><text:alphabetical-index-mark-end text:id="IMark103419496"/><text:alphabetical-index-mark-end text:id="IMark99199144"/><text:alphabetical-index-mark-end text:id="IMark90441464"/><text:alphabetical-index-mark-end text:id="IMark78963960"/><text:alphabetical-index-mark-end text:id="IMark84374024"/><text:alphabetical-index-mark-end text:id="IMark80656456"/><text:span text:style-name="T83">'”</text:span> <text:span text:style-name="T213">is the </text:span><text:alphabetical-index-mark-start text:id="IMark102573736"/><text:alphabetical-index-mark-start text:id="IMark104786232"/><text:alphabetical-index-mark-start text:id="IMark104412744"/><text:alphabetical-index-mark-start text:id="IMark60633752"/><text:alphabetical-index-mark-start text:id="IMark90178072"/><text:span text:style-name="T213">query</text:span><text:alphabetical-index-mark-end text:id="IMark90178072"/><text:alphabetical-index-mark-end text:id="IMark60633752"/><text:alphabetical-index-mark-end text:id="IMark104412744"/><text:alphabetical-index-mark-end text:id="IMark104786232"/><text:alphabetical-index-mark-end text:id="IMark102573736"/><text:span text:style-name="T213"> that will be performed if the </text:span><text:alphabetical-index-mark-start text:id="IMark82288040"/><text:alphabetical-index-mark-start text:id="IMark44942104"/><text:alphabetical-index-mark-start text:id="IMark91903992"/><text:alphabetical-index-mark-start text:id="IMark44904088"/><text:alphabetical-index-mark-start text:id="IMark95816248"/><text:span text:style-name="T85">Condition</text:span><text:alphabetical-index-mark-end text:id="IMark95816248"/><text:alphabetical-index-mark-end text:id="IMark44904088"/><text:alphabetical-index-mark-end text:id="IMark91903992"/><text:alphabetical-index-mark-end text:id="IMark44942104"/><text:alphabetical-index-mark-end text:id="IMark82288040"/><text:span text:style-name="T213"> </text:span><text:alphabetical-index-mark-start text:id="IMark99044072"/><text:alphabetical-index-mark-start text:id="IMark90798520"/><text:alphabetical-index-mark-start text:id="IMark83709144"/><text:alphabetical-index-mark-start text:id="IMark94320376"/><text:alphabetical-index-mark-start text:id="IMark93958152"/><text:span text:style-name="T213">query</text:span><text:alphabetical-index-mark-end text:id="IMark93958152"/><text:alphabetical-index-mark-end text:id="IMark94320376"/><text:alphabetical-index-mark-end text:id="IMark83709144"/><text:alphabetical-index-mark-end text:id="IMark90798520"/><text:alphabetical-index-mark-end text:id="IMark99044072"/><text:span text:style-name="T213"> is satisfied. As the </text:span><text:alphabetical-index-mark-start text:id="IMark81860312"/><text:alphabetical-index-mark-start text:id="IMark101418872"/><text:alphabetical-index-mark-start text:id="IMark80922584"/><text:alphabetical-index-mark-start text:id="IMark104452904"/><text:alphabetical-index-mark-start text:id="IMark95494216"/><text:span text:style-name="T85">Condition</text:span><text:alphabetical-index-mark-end text:id="IMark95494216"/><text:alphabetical-index-mark-end text:id="IMark104452904"/><text:alphabetical-index-mark-end text:id="IMark80922584"/><text:alphabetical-index-mark-end text:id="IMark101418872"/><text:alphabetical-index-mark-end text:id="IMark81860312"/><text:span text:style-name="T213"> </text:span><text:alphabetical-index-mark-start text:id="IMark103226648"/><text:alphabetical-index-mark-start text:id="IMark102432440"/><text:alphabetical-index-mark-start text:id="IMark94639416"/><text:span text:style-name="T213">code</text:span><text:alphabetical-index-mark-end text:id="IMark94639416"/><text:alphabetical-index-mark-end text:id="IMark102432440"/><text:alphabetical-index-mark-end text:id="IMark103226648"/><text:span text:style-name="T213"> is a </text:span><text:alphabetical-index-mark-start text:id="IMark94691672"/><text:alphabetical-index-mark-start text:id="IMark90912728"/><text:alphabetical-index-mark-start text:id="IMark79860408"/><text:alphabetical-index-mark-start text:id="IMark94413720"/><text:alphabetical-index-mark-start text:id="IMark95312808"/><text:span text:style-name="T213">tautology</text:span><text:alphabetical-index-mark-end text:id="IMark95312808"/><text:alphabetical-index-mark-end text:id="IMark94413720"/><text:alphabetical-index-mark-end text:id="IMark79860408"/><text:alphabetical-index-mark-end text:id="IMark90912728"/><text:alphabetical-index-mark-end text:id="IMark94691672"/><text:span text:style-name="T213">, the initial </text:span><text:alphabetical-index-mark-start text:id="IMark60664696"/><text:alphabetical-index-mark-start text:id="IMark95753432"/><text:alphabetical-index-mark-start text:id="IMark99999320"/><text:alphabetical-index-mark-start text:id="IMark81636792"/><text:alphabetical-index-mark-start text:id="IMark92175064"/><text:span text:style-name="T213">condition</text:span><text:alphabetical-index-mark-end text:id="IMark92175064"/><text:alphabetical-index-mark-end text:id="IMark81636792"/><text:alphabetical-index-mark-end text:id="IMark99999320"/><text:alphabetical-index-mark-end text:id="IMark95753432"/><text:alphabetical-index-mark-end text:id="IMark60664696"/><text:span text:style-name="T213"> will always be satisfied and hence the </text:span><text:alphabetical-index-mark-start text:id="IMark95563976"/><text:alphabetical-index-mark-start text:id="IMark83156024"/><text:alphabetical-index-mark-start text:id="IMark92798568"/><text:alphabetical-index-mark-start text:id="IMark100167928"/><text:alphabetical-index-mark-start text:id="IMark101582600"/><text:span text:style-name="T213">action</text:span><text:alphabetical-index-mark-end text:id="IMark101582600"/><text:alphabetical-index-mark-end text:id="IMark100167928"/><text:alphabetical-index-mark-end text:id="IMark92798568"/><text:alphabetical-index-mark-end text:id="IMark83156024"/><text:alphabetical-index-mark-end text:id="IMark95563976"/><text:span text:style-name="T213"> will be </text:span><text:alphabetical-index-mark-start text:id="IMark79931992"/><text:alphabetical-index-mark-start text:id="IMark92886984"/><text:alphabetical-index-mark-start text:id="IMark102586984"/><text:alphabetical-index-mark-start text:id="IMark104702392"/><text:span text:style-name="T213">execute</text:span><text:alphabetical-index-mark-end text:id="IMark104702392"/><text:alphabetical-index-mark-end text:id="IMark102586984"/><text:alphabetical-index-mark-end text:id="IMark92886984"/><text:alphabetical-index-mark-end text:id="IMark79931992"/><text:span text:style-name="T213">d. The </text:span><text:alphabetical-index-mark-start text:id="IMark89708008"/><text:alphabetical-index-mark-start text:id="IMark99403304"/><text:alphabetical-index-mark-start text:id="IMark80096616"/><text:alphabetical-index-mark-start text:id="IMark98051400"/><text:alphabetical-index-mark-start text:id="IMark35941016"/><text:span text:style-name="T85">Action</text:span><text:alphabetical-index-mark-end text:id="IMark35941016"/><text:alphabetical-index-mark-end text:id="IMark98051400"/><text:alphabetical-index-mark-end text:id="IMark80096616"/><text:alphabetical-index-mark-end text:id="IMark99403304"/><text:alphabetical-index-mark-end text:id="IMark89708008"/><text:span text:style-name="T213"> </text:span><text:alphabetical-index-mark-start text:id="IMark98304664"/><text:alphabetical-index-mark-start text:id="IMark91199128"/><text:alphabetical-index-mark-start text:id="IMark92756136"/><text:alphabetical-index-mark-start text:id="IMark92245144"/><text:alphabetical-index-mark-start text:id="IMark101941544"/><text:span text:style-name="T213">query</text:span><text:alphabetical-index-mark-end text:id="IMark101941544"/><text:alphabetical-index-mark-end text:id="IMark92245144"/><text:alphabetical-index-mark-end text:id="IMark92756136"/><text:alphabetical-index-mark-end text:id="IMark91199128"/><text:alphabetical-index-mark-end text:id="IMark98304664"/><text:span text:style-name="T213">, in this case, will increase the </text:span><text:alphabetical-index-mark-start text:id="IMark95680008"/><text:alphabetical-index-mark-start text:id="IMark102307448"/><text:alphabetical-index-mark-start text:id="IMark96157256"/><text:alphabetical-index-mark-start text:id="IMark89927912"/><text:alphabetical-index-mark-start text:id="IMark90938296"/><text:span text:style-name="T213">value</text:span><text:alphabetical-index-mark-end text:id="IMark90938296"/><text:alphabetical-index-mark-end text:id="IMark89927912"/><text:alphabetical-index-mark-end text:id="IMark96157256"/><text:alphabetical-index-mark-end text:id="IMark102307448"/><text:alphabetical-index-mark-end text:id="IMark95680008"/><text:span text:style-name="T213"> of </text:span><text:alphabetical-index-mark-start text:id="IMark91817000"/><text:alphabetical-index-mark-start text:id="IMark104922840"/><text:alphabetical-index-mark-start text:id="IMark81550680"/><text:alphabetical-index-mark-start text:id="IMark44782968"/><text:alphabetical-index-mark-start text:id="IMark78286696"/><text:span text:style-name="T213">fact</text:span><text:alphabetical-index-mark-end text:id="IMark78286696"/><text:alphabetical-index-mark-end text:id="IMark44782968"/><text:alphabetical-index-mark-end text:id="IMark81550680"/><text:alphabetical-index-mark-end text:id="IMark104922840"/><text:alphabetical-index-mark-end text:id="IMark91817000"/><text:span text:style-name="T213"> </text:span><text:span text:style-name="T85">“</text:span><text:alphabetical-index-mark-start text:id="IMark102920088"/><text:alphabetical-index-mark-start text:id="IMark80654104"/><text:span text:style-name="T85">is_first_</text:span><text:alphabetical-index-mark-start text:id="IMark92034168"/><text:alphabetical-index-mark-start text:id="IMark90809128"/><text:alphabetical-index-mark-start text:id="IMark80129768"/><text:alphabetical-index-mark-start text:id="IMark81979400"/><text:alphabetical-index-mark-start text:id="IMark80109592"/><text:span text:style-name="T85">iteration</text:span><text:alphabetical-index-mark-end text:id="IMark80109592"/><text:alphabetical-index-mark-end text:id="IMark81979400"/><text:alphabetical-index-mark-end text:id="IMark80129768"/><text:alphabetical-index-mark-end text:id="IMark90809128"/><text:alphabetical-index-mark-end text:id="IMark92034168"/><text:alphabetical-index-mark-end text:id="IMark80654104"/><text:alphabetical-index-mark-end text:id="IMark102920088"/><text:span text:style-name="T85">”</text:span><text:span text:style-name="T213"> by one unit. In other words, this </text:span><text:alphabetical-index-mark-start text:id="IMark93841912"/><text:alphabetical-index-mark-start text:id="IMark95055512"/><text:alphabetical-index-mark-start text:id="IMark104921272"/><text:alphabetical-index-mark-start text:id="IMark82237064"/><text:alphabetical-index-mark-start text:id="IMark103231944"/><text:span text:style-name="T213">rule</text:span><text:alphabetical-index-mark-end text:id="IMark103231944"/><text:alphabetical-index-mark-end text:id="IMark82237064"/><text:alphabetical-index-mark-end text:id="IMark104921272"/><text:alphabetical-index-mark-end text:id="IMark95055512"/><text:alphabetical-index-mark-end text:id="IMark93841912"/><text:span text:style-name="T213"> is a simple </text:span><text:alphabetical-index-mark-start text:id="IMark82052744"/><text:alphabetical-index-mark-start text:id="IMark97788536"/><text:alphabetical-index-mark-start text:id="IMark104940776"/><text:alphabetical-index-mark-start text:id="IMark98995784"/><text:alphabetical-index-mark-start text:id="IMark104925976"/><text:span text:style-name="T213">counter</text:span><text:alphabetical-index-mark-end text:id="IMark104925976"/><text:alphabetical-index-mark-end text:id="IMark98995784"/><text:alphabetical-index-mark-end text:id="IMark104940776"/><text:alphabetical-index-mark-end text:id="IMark97788536"/><text:alphabetical-index-mark-end text:id="IMark82052744"/><text:span text:style-name="T213">.</text:span></text:p>
      <text:p text:style-name="Text_20_body"/>
      <text:p text:style-name="Text_20_body">Be extra careful when attempting to modify any <text:alphabetical-index-mark-start text:id="IMark99365048"/><text:alphabetical-index-mark-start text:id="IMark91816216"/><text:alphabetical-index-mark-start text:id="IMark83911768"/><text:alphabetical-index-mark-start text:id="IMark105087016"/><text:alphabetical-index-mark-start text:id="IMark92386472"/>rule<text:alphabetical-index-mark-end text:id="IMark92386472"/><text:alphabetical-index-mark-end text:id="IMark105087016"/><text:alphabetical-index-mark-end text:id="IMark83911768"/><text:alphabetical-index-mark-end text:id="IMark91816216"/><text:alphabetical-index-mark-end text:id="IMark99365048"/> because even see<text:alphabetical-index-mark-start text:id="IMark95404200"/>min<text:alphabetical-index-mark-end text:id="IMark95404200"/>gly <text:alphabetical-index-mark-start text:id="IMark77296472"/>min<text:alphabetical-index-mark-end text:id="IMark77296472"/>or changes can cause significant changes in the <text:alphabetical-index-mark-start text:id="IMark104953752"/><text:alphabetical-index-mark-start text:id="IMark80403800"/><text:alphabetical-index-mark-start text:id="IMark90707640"/><text:alphabetical-index-mark-start text:id="IMark98496056"/><text:alphabetical-index-mark-start text:id="IMark99369752"/>behavior<text:alphabetical-index-mark-end text:id="IMark99369752"/><text:alphabetical-index-mark-end text:id="IMark98496056"/><text:alphabetical-index-mark-end text:id="IMark90707640"/><text:alphabetical-index-mark-end text:id="IMark80403800"/><text:alphabetical-index-mark-end text:id="IMark104953752"/> of the <text:alphabetical-index-mark-start text:id="IMark90436136"/><text:alphabetical-index-mark-start text:id="IMark90204136"/>ship<text:alphabetical-index-mark-end text:id="IMark90204136"/><text:alphabetical-index-mark-end text:id="IMark90436136"/>. The <text:alphabetical-index-mark-start text:id="IMark102775720"/><text:alphabetical-index-mark-start text:id="IMark100078760"/><text:alphabetical-index-mark-start text:id="IMark104912104"/><text:alphabetical-index-mark-start text:id="IMark100575672"/><text:alphabetical-index-mark-start text:id="IMark90562760"/>rule<text:alphabetical-index-mark-end text:id="IMark90562760"/><text:alphabetical-index-mark-end text:id="IMark100575672"/><text:alphabetical-index-mark-end text:id="IMark104912104"/><text:alphabetical-index-mark-end text:id="IMark100078760"/><text:alphabetical-index-mark-end text:id="IMark102775720"/> shown as an <text:alphabetical-index-mark-start text:id="IMark102958744"/><text:alphabetical-index-mark-start text:id="IMark95459000"/><text:alphabetical-index-mark-start text:id="IMark98717256"/><text:alphabetical-index-mark-start text:id="IMark101883720"/><text:alphabetical-index-mark-start text:id="IMark92867144"/>example<text:alphabetical-index-mark-end text:id="IMark92867144"/><text:alphabetical-index-mark-end text:id="IMark101883720"/><text:alphabetical-index-mark-end text:id="IMark98717256"/><text:alphabetical-index-mark-end text:id="IMark95459000"/><text:alphabetical-index-mark-end text:id="IMark102958744"/> is a simple one and can be easily understood, but some <text:alphabetical-index-mark-start text:id="IMark99012504"/><text:alphabetical-index-mark-start text:id="IMark60641880"/><text:alphabetical-index-mark-start text:id="IMark103931896"/><text:alphabetical-index-mark-start text:id="IMark93812440"/><text:alphabetical-index-mark-start text:id="IMark103303144"/>rule<text:alphabetical-index-mark-end text:id="IMark103303144"/><text:alphabetical-index-mark-end text:id="IMark93812440"/><text:alphabetical-index-mark-end text:id="IMark103931896"/><text:alphabetical-index-mark-end text:id="IMark60641880"/><text:alphabetical-index-mark-end text:id="IMark99012504"/>s can <text:span text:style-name="T221">get more complicated and their implications much less apparent.</text:span></text:p>
      <text:p text:style-name="Text_20_body"/>
      <text:p text:style-name="Text_20_body">To illustrate this point and others, please take a look at this particular <text:alphabetical-index-mark-start text:id="IMark103563896"/><text:alphabetical-index-mark-start text:id="IMark100320264"/><text:alphabetical-index-mark-start text:id="IMark90626552"/><text:alphabetical-index-mark-start text:id="IMark101832440"/><text:alphabetical-index-mark-start text:id="IMark92354456"/>rule<text:alphabetical-index-mark-end text:id="IMark92354456"/><text:alphabetical-index-mark-end text:id="IMark101832440"/><text:alphabetical-index-mark-end text:id="IMark90626552"/><text:alphabetical-index-mark-end text:id="IMark100320264"/><text:alphabetical-index-mark-end text:id="IMark103563896"/> (only <text:alphabetical-index-mark-start text:id="IMark100082904"/>rel<text:alphabetical-index-mark-end text:id="IMark100082904"/>evant <text:alphabetical-index-mark-start text:id="IMark101939976"/><text:alphabetical-index-mark-start text:id="IMark82994392"/>field<text:alphabetical-index-mark-end text:id="IMark82994392"/><text:alphabetical-index-mark-end text:id="IMark101939976"/>s are shown in this case.</text:p>
      <text:p text:style-name="Text_20_body"/>
      <text:list xml:id="list7322203209687408322" text:style-name="L6">
        <text:list-header>
          <text:p text:style-name="P48">...</text:p>
          <text:p text:style-name="P48"/>
        </text:list-header>
        <text:list-item>
          <text:p text:style-name="P48"><text:soft-page-break/><text:alphabetical-index-mark-start text:id="IMark103563112"/><text:alphabetical-index-mark-start text:id="IMark90915400"/><text:alphabetical-index-mark-start text:id="IMark93235848"/><text:alphabetical-index-mark-start text:id="IMark90392472"/><text:alphabetical-index-mark-start text:id="IMark101940760"/>SELECT<text:alphabetical-index-mark-end text:id="IMark101940760"/><text:alphabetical-index-mark-end text:id="IMark90392472"/><text:alphabetical-index-mark-end text:id="IMark93235848"/><text:alphabetical-index-mark-end text:id="IMark90915400"/><text:alphabetical-index-mark-end text:id="IMark103563112"/> D.<text:alphabetical-index-mark-start text:id="IMark99479016"/><text:alphabetical-index-mark-start text:id="IMark98890872"/><text:alphabetical-index-mark-start text:id="IMark79369064"/><text:alphabetical-index-mark-start text:id="IMark102672296"/><text:alphabetical-index-mark-start text:id="IMark81487688"/>Value<text:alphabetical-index-mark-end text:id="IMark81487688"/><text:alphabetical-index-mark-end text:id="IMark102672296"/><text:alphabetical-index-mark-end text:id="IMark79369064"/><text:alphabetical-index-mark-end text:id="IMark98890872"/><text:alphabetical-index-mark-end text:id="IMark99479016"/> FROM ( ( ( <text:alphabetical-index-mark-start text:id="IMark93764472"/><text:alphabetical-index-mark-start text:id="IMark94922520"/><text:alphabetical-index-mark-start text:id="IMark94584952"/><text:alphabetical-index-mark-start text:id="IMark105123560"/><text:alphabetical-index-mark-start text:id="IMark99416536"/>SELECT<text:alphabetical-index-mark-end text:id="IMark99416536"/><text:alphabetical-index-mark-end text:id="IMark105123560"/><text:alphabetical-index-mark-end text:id="IMark94584952"/><text:alphabetical-index-mark-end text:id="IMark94922520"/><text:alphabetical-index-mark-end text:id="IMark93764472"/> A.<text:alphabetical-index-mark-start text:id="IMark90435352"/><text:alphabetical-index-mark-start text:id="IMark79892024"/><text:alphabetical-index-mark-start text:id="IMark99906216"/><text:alphabetical-index-mark-start text:id="IMark95731928"/><text:alphabetical-index-mark-start text:id="IMark91299096"/>Value<text:alphabetical-index-mark-end text:id="IMark91299096"/><text:alphabetical-index-mark-end text:id="IMark95731928"/><text:alphabetical-index-mark-end text:id="IMark99906216"/><text:alphabetical-index-mark-end text:id="IMark79892024"/><text:alphabetical-index-mark-end text:id="IMark90435352"/> FROM ( ( <text:alphabetical-index-mark-start text:id="IMark99698504"/><text:alphabetical-index-mark-start text:id="IMark79101544"/><text:alphabetical-index-mark-start text:id="IMark78301624"/><text:alphabetical-index-mark-start text:id="IMark90807560"/><text:alphabetical-index-mark-start text:id="IMark91229800"/>SELECT<text:alphabetical-index-mark-end text:id="IMark91229800"/><text:alphabetical-index-mark-end text:id="IMark90807560"/><text:alphabetical-index-mark-end text:id="IMark78301624"/><text:alphabetical-index-mark-end text:id="IMark79101544"/><text:alphabetical-index-mark-end text:id="IMark99698504"/> <text:alphabetical-index-mark-start text:id="IMark91613176"/><text:alphabetical-index-mark-start text:id="IMark91041256"/><text:alphabetical-index-mark-start text:id="IMark100444152"/><text:alphabetical-index-mark-start text:id="IMark94924872"/><text:alphabetical-index-mark-start text:id="IMark97510184"/>Value<text:alphabetical-index-mark-end text:id="IMark97510184"/><text:alphabetical-index-mark-end text:id="IMark94924872"/><text:alphabetical-index-mark-end text:id="IMark100444152"/><text:alphabetical-index-mark-end text:id="IMark91041256"/><text:alphabetical-index-mark-end text:id="IMark91613176"/> FROM sde_<text:alphabetical-index-mark-start text:id="IMark98256360"/><text:alphabetical-index-mark-start text:id="IMark101268920"/><text:alphabetical-index-mark-start text:id="IMark95439272"/><text:alphabetical-index-mark-start text:id="IMark105136008"/><text:alphabetical-index-mark-start text:id="IMark89907336"/>fact<text:alphabetical-index-mark-end text:id="IMark89907336"/><text:alphabetical-index-mark-end text:id="IMark105136008"/><text:alphabetical-index-mark-end text:id="IMark95439272"/><text:alphabetical-index-mark-end text:id="IMark101268920"/><text:alphabetical-index-mark-end text:id="IMark98256360"/>s WHERE <text:alphabetical-index-mark-start text:id="IMark98253752"/><text:alphabetical-index-mark-start text:id="IMark91299880"/><text:alphabetical-index-mark-start text:id="IMark98218632"/><text:alphabetical-index-mark-start text:id="IMark91098040"/><text:alphabetical-index-mark-start text:id="IMark102673864"/>Item<text:alphabetical-index-mark-end text:id="IMark102673864"/><text:alphabetical-index-mark-end text:id="IMark91098040"/><text:alphabetical-index-mark-end text:id="IMark98218632"/><text:alphabetical-index-mark-end text:id="IMark91299880"/><text:alphabetical-index-mark-end text:id="IMark98253752"/> = '<text:alphabetical-index-mark-start text:id="IMark93018744"/><text:alphabetical-index-mark-start text:id="IMark99998536"/><text:alphabetical-index-mark-start text:id="IMark102706808"/><text:alphabetical-index-mark-start text:id="IMark92226360"/><text:alphabetical-index-mark-start text:id="IMark103984552"/>thgroup<text:alphabetical-index-mark-end text:id="IMark103984552"/><text:alphabetical-index-mark-end text:id="IMark92226360"/><text:alphabetical-index-mark-end text:id="IMark102706808"/><text:alphabetical-index-mark-end text:id="IMark99998536"/><text:alphabetical-index-mark-end text:id="IMark93018744"/>_<text:alphabetical-index-mark-start text:id="IMark93135080"/>att<text:alphabetical-index-mark-end text:id="IMark93135080"/>_pitchup' ) AS A <text:alphabetical-index-mark-start text:id="IMark96144472"/><text:alphabetical-index-mark-start text:id="IMark93956584"/><text:alphabetical-index-mark-start text:id="IMark100071464"/><text:alphabetical-index-mark-start text:id="IMark100145832"/><text:alphabetical-index-mark-start text:id="IMark99666776"/>JOIN<text:alphabetical-index-mark-end text:id="IMark99666776"/><text:alphabetical-index-mark-end text:id="IMark100145832"/><text:alphabetical-index-mark-end text:id="IMark100071464"/><text:alphabetical-index-mark-end text:id="IMark93956584"/><text:alphabetical-index-mark-end text:id="IMark96144472"/> (<text:alphabetical-index-mark-start text:id="IMark96905400"/><text:alphabetical-index-mark-start text:id="IMark93752392"/><text:alphabetical-index-mark-start text:id="IMark97442424"/><text:alphabetical-index-mark-start text:id="IMark92087096"/><text:alphabetical-index-mark-start text:id="IMark99665992"/>SELECT<text:alphabetical-index-mark-end text:id="IMark99665992"/><text:alphabetical-index-mark-end text:id="IMark92087096"/><text:alphabetical-index-mark-end text:id="IMark97442424"/><text:alphabetical-index-mark-end text:id="IMark93752392"/><text:alphabetical-index-mark-end text:id="IMark96905400"/> <text:alphabetical-index-mark-start text:id="IMark80035048"/><text:alphabetical-index-mark-start text:id="IMark97110216"/><text:alphabetical-index-mark-start text:id="IMark97220120"/><text:alphabetical-index-mark-start text:id="IMark98006072"/><text:alphabetical-index-mark-start text:id="IMark93188728"/>Value<text:alphabetical-index-mark-end text:id="IMark93188728"/><text:alphabetical-index-mark-end text:id="IMark98006072"/><text:alphabetical-index-mark-end text:id="IMark97220120"/><text:alphabetical-index-mark-end text:id="IMark97110216"/><text:alphabetical-index-mark-end text:id="IMark80035048"/> FROM sde_<text:alphabetical-index-mark-start text:id="IMark97120568"/><text:alphabetical-index-mark-start text:id="IMark101212344"/><text:alphabetical-index-mark-start text:id="IMark102671512"/><text:alphabetical-index-mark-start text:id="IMark90682440"/><text:alphabetical-index-mark-start text:id="IMark91652232"/>fact<text:alphabetical-index-mark-end text:id="IMark91652232"/><text:alphabetical-index-mark-end text:id="IMark90682440"/><text:alphabetical-index-mark-end text:id="IMark102671512"/><text:alphabetical-index-mark-end text:id="IMark101212344"/><text:alphabetical-index-mark-end text:id="IMark97120568"/>s <text:tab/>WHERE <text:alphabetical-index-mark-start text:id="IMark80107240"/><text:alphabetical-index-mark-start text:id="IMark94923304"/><text:alphabetical-index-mark-start text:id="IMark92451480"/><text:alphabetical-index-mark-start text:id="IMark105069864"/><text:alphabetical-index-mark-start text:id="IMark102148392"/>Item<text:alphabetical-index-mark-end text:id="IMark102148392"/><text:alphabetical-index-mark-end text:id="IMark105069864"/><text:alphabetical-index-mark-end text:id="IMark92451480"/><text:alphabetical-index-mark-end text:id="IMark94923304"/><text:alphabetical-index-mark-end text:id="IMark80107240"/> = '<text:alphabetical-index-mark-start text:id="IMark96833496"/><text:alphabetical-index-mark-start text:id="IMark91300664"/><text:alphabetical-index-mark-start text:id="IMark91937208"/><text:alphabetical-index-mark-start text:id="IMark92669192"/><text:alphabetical-index-mark-start text:id="IMark103471768"/>thgroup<text:alphabetical-index-mark-end text:id="IMark103471768"/><text:alphabetical-index-mark-end text:id="IMark92669192"/><text:alphabetical-index-mark-end text:id="IMark91937208"/><text:alphabetical-index-mark-end text:id="IMark91300664"/><text:alphabetical-index-mark-end text:id="IMark96833496"/>_<text:alphabetical-index-mark-start text:id="IMark91571896"/>att<text:alphabetical-index-mark-end text:id="IMark91571896"/>_pitchdown' ) AS B ) WHERE ( ( B.<text:alphabetical-index-mark-start text:id="IMark100350728"/><text:alphabetical-index-mark-start text:id="IMark95997960"/><text:alphabetical-index-mark-start text:id="IMark100280872"/><text:alphabetical-index-mark-start text:id="IMark95533144"/><text:alphabetical-index-mark-start text:id="IMark94366536"/>Value<text:alphabetical-index-mark-end text:id="IMark94366536"/><text:alphabetical-index-mark-end text:id="IMark95533144"/><text:alphabetical-index-mark-end text:id="IMark100280872"/><text:alphabetical-index-mark-end text:id="IMark95997960"/><text:alphabetical-index-mark-end text:id="IMark100350728"/> = A.<text:alphabetical-index-mark-start text:id="IMark94007048"/><text:alphabetical-index-mark-start text:id="IMark104851720"/><text:alphabetical-index-mark-start text:id="IMark96695288"/><text:alphabetical-index-mark-start text:id="IMark82041928"/><text:alphabetical-index-mark-start text:id="IMark104893112"/>Value<text:alphabetical-index-mark-end text:id="IMark104893112"/><text:alphabetical-index-mark-end text:id="IMark82041928"/><text:alphabetical-index-mark-end text:id="IMark96695288"/><text:alphabetical-index-mark-end text:id="IMark104851720"/><text:alphabetical-index-mark-end text:id="IMark94007048"/> ) AND <text:tab/>( A.<text:alphabetical-index-mark-start text:id="IMark96778488"/><text:alphabetical-index-mark-start text:id="IMark96988696"/><text:alphabetical-index-mark-start text:id="IMark97491688"/><text:alphabetical-index-mark-start text:id="IMark96811096"/><text:alphabetical-index-mark-start text:id="IMark89828488"/>Value<text:alphabetical-index-mark-end text:id="IMark89828488"/><text:alphabetical-index-mark-end text:id="IMark96811096"/><text:alphabetical-index-mark-end text:id="IMark97491688"/><text:alphabetical-index-mark-end text:id="IMark96988696"/><text:alphabetical-index-mark-end text:id="IMark96778488"/> != 0.00 ) ) ) AS C <text:alphabetical-index-mark-start text:id="IMark43998728"/><text:alphabetical-index-mark-start text:id="IMark98632360"/><text:alphabetical-index-mark-start text:id="IMark95164456"/><text:alphabetical-index-mark-start text:id="IMark97229288"/><text:alphabetical-index-mark-start text:id="IMark105202312"/>JOIN<text:alphabetical-index-mark-end text:id="IMark105202312"/><text:alphabetical-index-mark-end text:id="IMark97229288"/><text:alphabetical-index-mark-end text:id="IMark95164456"/><text:alphabetical-index-mark-end text:id="IMark98632360"/><text:alphabetical-index-mark-end text:id="IMark43998728"/> ( <text:alphabetical-index-mark-start text:id="IMark100644008"/><text:alphabetical-index-mark-start text:id="IMark42766008"/><text:alphabetical-index-mark-start text:id="IMark81235784"/><text:alphabetical-index-mark-start text:id="IMark104328488"/><text:alphabetical-index-mark-start text:id="IMark98681848"/>SELECT<text:alphabetical-index-mark-end text:id="IMark98681848"/><text:alphabetical-index-mark-end text:id="IMark104328488"/><text:alphabetical-index-mark-end text:id="IMark81235784"/><text:alphabetical-index-mark-end text:id="IMark42766008"/><text:alphabetical-index-mark-end text:id="IMark100644008"/> <text:alphabetical-index-mark-start text:id="IMark96801016"/><text:alphabetical-index-mark-start text:id="IMark105143080"/><text:alphabetical-index-mark-start text:id="IMark91200696"/><text:alphabetical-index-mark-start text:id="IMark60720632"/><text:alphabetical-index-mark-start text:id="IMark90065384"/>Value<text:alphabetical-index-mark-end text:id="IMark90065384"/><text:alphabetical-index-mark-end text:id="IMark60720632"/><text:alphabetical-index-mark-end text:id="IMark91200696"/><text:alphabetical-index-mark-end text:id="IMark105143080"/><text:alphabetical-index-mark-end text:id="IMark96801016"/> FROM sde_<text:alphabetical-index-mark-start text:id="IMark97884248"/><text:alphabetical-index-mark-start text:id="IMark104217256"/><text:alphabetical-index-mark-start text:id="IMark93280648"/><text:alphabetical-index-mark-start text:id="IMark105270680"/><text:alphabetical-index-mark-start text:id="IMark92806440"/>fact<text:alphabetical-index-mark-end text:id="IMark92806440"/><text:alphabetical-index-mark-end text:id="IMark105270680"/><text:alphabetical-index-mark-end text:id="IMark93280648"/><text:alphabetical-index-mark-end text:id="IMark104217256"/><text:alphabetical-index-mark-end text:id="IMark97884248"/>s WHERE <text:alphabetical-index-mark-start text:id="IMark42764440"/><text:alphabetical-index-mark-start text:id="IMark102823608"/><text:alphabetical-index-mark-start text:id="IMark98433864"/><text:alphabetical-index-mark-start text:id="IMark81923176"/><text:alphabetical-index-mark-start text:id="IMark91213992"/>Item<text:alphabetical-index-mark-end text:id="IMark91213992"/><text:alphabetical-index-mark-end text:id="IMark81923176"/><text:alphabetical-index-mark-end text:id="IMark98433864"/><text:alphabetical-index-mark-end text:id="IMark102823608"/><text:alphabetical-index-mark-end text:id="IMark42764440"/> = <text:tab/>'<text:alphabetical-index-mark-start text:id="IMark93541064"/><text:alphabetical-index-mark-start text:id="IMark77922072"/><text:alphabetical-index-mark-start text:id="IMark97920360"/><text:alphabetical-index-mark-start text:id="IMark98454264"/><text:alphabetical-index-mark-start text:id="IMark93471336"/>mode<text:alphabetical-index-mark-end text:id="IMark93471336"/><text:alphabetical-index-mark-end text:id="IMark98454264"/><text:alphabetical-index-mark-end text:id="IMark97920360"/><text:alphabetical-index-mark-end text:id="IMark77922072"/><text:alphabetical-index-mark-end text:id="IMark93541064"/>_crs' AND <text:alphabetical-index-mark-start text:id="IMark96987128"/><text:alphabetical-index-mark-start text:id="IMark96808744"/><text:alphabetical-index-mark-start text:id="IMark105182664"/><text:alphabetical-index-mark-start text:id="IMark92356808"/><text:alphabetical-index-mark-start text:id="IMark90019480"/>Value<text:alphabetical-index-mark-end text:id="IMark90019480"/><text:alphabetical-index-mark-end text:id="IMark92356808"/><text:alphabetical-index-mark-end text:id="IMark105182664"/><text:alphabetical-index-mark-end text:id="IMark96808744"/><text:alphabetical-index-mark-end text:id="IMark96987128"/> = 1 ) AS D ) <text:alphabetical-index-mark-start text:id="IMark105076936"/><text:alphabetical-index-mark-start text:id="IMark89983848"/><text:alphabetical-index-mark-start text:id="IMark80098728"/><text:alphabetical-index-mark-start text:id="IMark95205352"/><text:alphabetical-index-mark-start text:id="IMark96969576"/>JOIN<text:alphabetical-index-mark-end text:id="IMark96969576"/><text:alphabetical-index-mark-end text:id="IMark95205352"/><text:alphabetical-index-mark-end text:id="IMark80098728"/><text:alphabetical-index-mark-end text:id="IMark89983848"/><text:alphabetical-index-mark-end text:id="IMark105076936"/> ( <text:alphabetical-index-mark-start text:id="IMark96892440"/><text:alphabetical-index-mark-start text:id="IMark83919112"/><text:alphabetical-index-mark-start text:id="IMark96941288"/><text:alphabetical-index-mark-start text:id="IMark80990440"/><text:alphabetical-index-mark-start text:id="IMark81665432"/>SELECT<text:alphabetical-index-mark-end text:id="IMark81665432"/><text:alphabetical-index-mark-end text:id="IMark80990440"/><text:alphabetical-index-mark-end text:id="IMark96941288"/><text:alphabetical-index-mark-end text:id="IMark83919112"/><text:alphabetical-index-mark-end text:id="IMark96892440"/> <text:alphabetical-index-mark-start text:id="IMark96860088"/><text:alphabetical-index-mark-start text:id="IMark103093864"/><text:alphabetical-index-mark-start text:id="IMark96925832"/><text:alphabetical-index-mark-start text:id="IMark96995768"/><text:alphabetical-index-mark-start text:id="IMark84354984"/>Value<text:alphabetical-index-mark-end text:id="IMark84354984"/><text:alphabetical-index-mark-end text:id="IMark96995768"/><text:alphabetical-index-mark-end text:id="IMark96925832"/><text:alphabetical-index-mark-end text:id="IMark103093864"/><text:alphabetical-index-mark-end text:id="IMark96860088"/> FROM sde_<text:alphabetical-index-mark-start text:id="IMark91112136"/><text:alphabetical-index-mark-start text:id="IMark105298968"/><text:alphabetical-index-mark-start text:id="IMark105229160"/><text:alphabetical-index-mark-start text:id="IMark96724760"/><text:alphabetical-index-mark-start text:id="IMark90931224"/>fact<text:alphabetical-index-mark-end text:id="IMark90931224"/><text:alphabetical-index-mark-end text:id="IMark96724760"/><text:alphabetical-index-mark-end text:id="IMark105229160"/><text:alphabetical-index-mark-end text:id="IMark105298968"/><text:alphabetical-index-mark-end text:id="IMark91112136"/>s WHERE <text:alphabetical-index-mark-start text:id="IMark83154456"/><text:alphabetical-index-mark-start text:id="IMark103493272"/><text:alphabetical-index-mark-start text:id="IMark105299752"/><text:alphabetical-index-mark-start text:id="IMark96823544"/><text:alphabetical-index-mark-start text:id="IMark105103000"/>Item<text:alphabetical-index-mark-end text:id="IMark105103000"/><text:alphabetical-index-mark-end text:id="IMark96823544"/><text:alphabetical-index-mark-end text:id="IMark105299752"/><text:alphabetical-index-mark-end text:id="IMark103493272"/><text:alphabetical-index-mark-end text:id="IMark83154456"/> = '<text:alphabetical-index-mark-start text:id="IMark105096840"/><text:alphabetical-index-mark-start text:id="IMark105212136"/><text:alphabetical-index-mark-start text:id="IMark96954776"/><text:alphabetical-index-mark-start text:id="IMark96914168"/><text:alphabetical-index-mark-start text:id="IMark104911320"/>nav<text:alphabetical-index-mark-start text:id="IMark105140728"/><text:alphabetical-index-mark-start text:id="IMark104876472"/><text:alphabetical-index-mark-start text:id="IMark105040264"/><text:alphabetical-index-mark-start text:id="IMark60642664"/><text:alphabetical-index-mark-start text:id="IMark93668488"/>mode<text:alphabetical-index-mark-end text:id="IMark93668488"/><text:alphabetical-index-mark-end text:id="IMark60642664"/><text:alphabetical-index-mark-end text:id="IMark105040264"/><text:alphabetical-index-mark-end text:id="IMark104876472"/><text:alphabetical-index-mark-end text:id="IMark105140728"/><text:alphabetical-index-mark-end text:id="IMark104911320"/><text:alphabetical-index-mark-end text:id="IMark96914168"/><text:alphabetical-index-mark-end text:id="IMark96954776"/><text:alphabetical-index-mark-end text:id="IMark105212136"/><text:alphabetical-index-mark-end text:id="IMark105096840"/>_h<text:alphabetical-index-mark-start text:id="IMark95422744"/><text:alphabetical-index-mark-start text:id="IMark78784472"/><text:alphabetical-index-mark-start text:id="IMark67903928"/><text:alphabetical-index-mark-start text:id="IMark83876792"/><text:alphabetical-index-mark-start text:id="IMark82683688"/>level<text:alphabetical-index-mark-end text:id="IMark82683688"/><text:alphabetical-index-mark-end text:id="IMark83876792"/><text:alphabetical-index-mark-end text:id="IMark67903928"/><text:alphabetical-index-mark-end text:id="IMark78784472"/><text:alphabetical-index-mark-end text:id="IMark95422744"/>' AND <text:alphabetical-index-mark-start text:id="IMark79825496"/><text:alphabetical-index-mark-start text:id="IMark91064184"/><text:alphabetical-index-mark-start text:id="IMark95631096"/><text:alphabetical-index-mark-start text:id="IMark84029960"/><text:alphabetical-index-mark-start text:id="IMark93328456"/>Value<text:alphabetical-index-mark-end text:id="IMark93328456"/><text:alphabetical-index-mark-end text:id="IMark84029960"/><text:alphabetical-index-mark-end text:id="IMark95631096"/><text:alphabetical-index-mark-end text:id="IMark91064184"/><text:alphabetical-index-mark-end text:id="IMark79825496"/> = 0 ) AS E )</text:p>
          <text:p text:style-name="P48"/>
        </text:list-item>
        <text:list-item>
          <text:p text:style-name="P48"><text:alphabetical-index-mark-start text:id="IMark79353400"/><text:alphabetical-index-mark-start text:id="IMark99244984"/><text:alphabetical-index-mark-start text:id="IMark81652328"/><text:alphabetical-index-mark-start text:id="IMark94248840"/><text:alphabetical-index-mark-start text:id="IMark95254216"/>UPDATE<text:alphabetical-index-mark-end text:id="IMark95254216"/><text:alphabetical-index-mark-end text:id="IMark94248840"/><text:alphabetical-index-mark-end text:id="IMark81652328"/><text:alphabetical-index-mark-end text:id="IMark99244984"/><text:alphabetical-index-mark-end text:id="IMark79353400"/> sde_<text:alphabetical-index-mark-start text:id="IMark92177288"/><text:alphabetical-index-mark-start text:id="IMark89892296"/><text:alphabetical-index-mark-start text:id="IMark79931208"/><text:alphabetical-index-mark-start text:id="IMark90599928"/><text:alphabetical-index-mark-start text:id="IMark82194792"/>fact<text:alphabetical-index-mark-end text:id="IMark82194792"/><text:alphabetical-index-mark-end text:id="IMark90599928"/><text:alphabetical-index-mark-end text:id="IMark79931208"/><text:alphabetical-index-mark-end text:id="IMark89892296"/><text:alphabetical-index-mark-end text:id="IMark92177288"/>s SET <text:alphabetical-index-mark-start text:id="IMark96424136"/><text:alphabetical-index-mark-start text:id="IMark90555400"/><text:alphabetical-index-mark-start text:id="IMark90680872"/><text:alphabetical-index-mark-start text:id="IMark94693896"/><text:alphabetical-index-mark-start text:id="IMark90497048"/>Value<text:alphabetical-index-mark-end text:id="IMark90497048"/><text:alphabetical-index-mark-end text:id="IMark94693896"/><text:alphabetical-index-mark-end text:id="IMark90680872"/><text:alphabetical-index-mark-end text:id="IMark90555400"/><text:alphabetical-index-mark-end text:id="IMark96424136"/> = 0.00 WHERE <text:alphabetical-index-mark-start text:id="IMark95954328"/><text:alphabetical-index-mark-start text:id="IMark98870152"/><text:alphabetical-index-mark-start text:id="IMark101270360"/><text:alphabetical-index-mark-start text:id="IMark81509208"/><text:alphabetical-index-mark-start text:id="IMark96994200"/>Status<text:alphabetical-index-mark-end text:id="IMark96994200"/><text:alphabetical-index-mark-end text:id="IMark81509208"/><text:alphabetical-index-mark-end text:id="IMark101270360"/><text:alphabetical-index-mark-end text:id="IMark98870152"/><text:alphabetical-index-mark-end text:id="IMark95954328"/> = '<text:alphabetical-index-mark-start text:id="IMark97076040"/><text:alphabetical-index-mark-start text:id="IMark97045256"/><text:alphabetical-index-mark-start text:id="IMark97048392"/><text:alphabetical-index-mark-start text:id="IMark104210840"/><text:alphabetical-index-mark-start text:id="IMark94177064"/>applykb<text:alphabetical-index-mark-start text:id="IMark100804376"/><text:alphabetical-index-mark-start text:id="IMark103928760"/><text:alphabetical-index-mark-start text:id="IMark104952968"/><text:alphabetical-index-mark-start text:id="IMark96200408"/><text:alphabetical-index-mark-start text:id="IMark104768536"/>rule<text:alphabetical-index-mark-end text:id="IMark104768536"/><text:alphabetical-index-mark-end text:id="IMark96200408"/><text:alphabetical-index-mark-end text:id="IMark104952968"/><text:alphabetical-index-mark-end text:id="IMark103928760"/><text:alphabetical-index-mark-end text:id="IMark100804376"/>s<text:alphabetical-index-mark-end text:id="IMark94177064"/><text:alphabetical-index-mark-end text:id="IMark104210840"/><text:alphabetical-index-mark-end text:id="IMark97048392"/><text:alphabetical-index-mark-end text:id="IMark97045256"/><text:alphabetical-index-mark-end text:id="IMark97076040"/>' AND ( <text:alphabetical-index-mark-start text:id="IMark97726632"/><text:alphabetical-index-mark-start text:id="IMark97181224"/><text:alphabetical-index-mark-start text:id="IMark98313064"/><text:alphabetical-index-mark-start text:id="IMark94538920"/><text:alphabetical-index-mark-start text:id="IMark98495272"/>Item<text:alphabetical-index-mark-end text:id="IMark98495272"/><text:alphabetical-index-mark-end text:id="IMark94538920"/><text:alphabetical-index-mark-end text:id="IMark98313064"/><text:alphabetical-index-mark-end text:id="IMark97181224"/><text:alphabetical-index-mark-end text:id="IMark97726632"/> = '<text:alphabetical-index-mark-start text:id="IMark104925192"/><text:alphabetical-index-mark-start text:id="IMark97093064"/><text:alphabetical-index-mark-start text:id="IMark93210008"/><text:alphabetical-index-mark-start text:id="IMark92431560"/><text:alphabetical-index-mark-start text:id="IMark93533256"/>thgroup<text:alphabetical-index-mark-end text:id="IMark93533256"/><text:alphabetical-index-mark-end text:id="IMark92431560"/><text:alphabetical-index-mark-end text:id="IMark93210008"/><text:alphabetical-index-mark-end text:id="IMark97093064"/><text:alphabetical-index-mark-end text:id="IMark104925192"/>_<text:alphabetical-index-mark-start text:id="IMark77928232"/>att<text:alphabetical-index-mark-end text:id="IMark77928232"/>_pitchup' OR <text:alphabetical-index-mark-start text:id="IMark103042616"/><text:alphabetical-index-mark-start text:id="IMark89832600"/><text:alphabetical-index-mark-start text:id="IMark103266376"/><text:alphabetical-index-mark-start text:id="IMark97929656"/><text:alphabetical-index-mark-start text:id="IMark82522376"/>Item<text:alphabetical-index-mark-end text:id="IMark82522376"/><text:alphabetical-index-mark-end text:id="IMark97929656"/><text:alphabetical-index-mark-end text:id="IMark103266376"/><text:alphabetical-index-mark-end text:id="IMark89832600"/><text:alphabetical-index-mark-end text:id="IMark103042616"/> = '<text:alphabetical-index-mark-start text:id="IMark80849656"/><text:alphabetical-index-mark-start text:id="IMark104900184"/><text:alphabetical-index-mark-start text:id="IMark60690376"/><text:alphabetical-index-mark-start text:id="IMark96085720"/><text:alphabetical-index-mark-start text:id="IMark97247096"/>thgroup<text:alphabetical-index-mark-end text:id="IMark97247096"/><text:alphabetical-index-mark-end text:id="IMark96085720"/><text:alphabetical-index-mark-end text:id="IMark60690376"/><text:alphabetical-index-mark-end text:id="IMark104900184"/><text:alphabetical-index-mark-end text:id="IMark80849656"/>_<text:alphabetical-index-mark-start text:id="IMark82079864"/>att<text:alphabetical-index-mark-end text:id="IMark82079864"/>_pitchdown' )</text:p>
          <text:p text:style-name="P48"/>
        </text:list-item>
        <text:list-item>
          <text:p text:style-name="P48"><text:alphabetical-index-mark-start text:id="IMark101993528"/><text:alphabetical-index-mark-start text:id="IMark103985336"/><text:alphabetical-index-mark-start text:id="IMark97279160"/><text:alphabetical-index-mark-start text:id="IMark80621032"/><text:alphabetical-index-mark-start text:id="IMark79104264"/>Prg<text:alphabetical-index-mark-end text:id="IMark79104264"/><text:alphabetical-index-mark-end text:id="IMark80621032"/><text:alphabetical-index-mark-end text:id="IMark97279160"/><text:alphabetical-index-mark-end text:id="IMark103985336"/><text:alphabetical-index-mark-end text:id="IMark101993528"/>31.4 <text:alphabetical-index-mark-start text:id="IMark105298184"/><text:alphabetical-index-mark-start text:id="IMark96365592"/>definition<text:alphabetical-index-mark-end text:id="IMark96365592"/><text:alphabetical-index-mark-end text:id="IMark105298184"/>. <text:alphabetical-index-mark-start text:id="IMark105048648"/><text:alphabetical-index-mark-start text:id="IMark92398008"/><text:alphabetical-index-mark-start text:id="IMark96047800"/><text:alphabetical-index-mark-start text:id="IMark67384216"/><text:alphabetical-index-mark-start text:id="IMark91045000"/>Mode<text:alphabetical-index-mark-end text:id="IMark91045000"/><text:alphabetical-index-mark-end text:id="IMark67384216"/><text:alphabetical-index-mark-end text:id="IMark96047800"/><text:alphabetical-index-mark-end text:id="IMark92398008"/><text:alphabetical-index-mark-end text:id="IMark105048648"/> crs. Cut off *<text:alphabetical-index-mark-start text:id="IMark90809912"/>att<text:alphabetical-index-mark-end text:id="IMark90809912"/>_pitchup and *<text:alphabetical-index-mark-start text:id="IMark84066504"/>att<text:alphabetical-index-mark-end text:id="IMark84066504"/>_pitchdown when their <text:alphabetical-index-mark-start text:id="IMark90210584"/><text:alphabetical-index-mark-start text:id="IMark104373992"/><text:alphabetical-index-mark-start text:id="IMark80817512"/><text:alphabetical-index-mark-start text:id="IMark95252776"/><text:alphabetical-index-mark-start text:id="IMark105227592"/>value<text:alphabetical-index-mark-end text:id="IMark105227592"/><text:alphabetical-index-mark-end text:id="IMark95252776"/><text:alphabetical-index-mark-end text:id="IMark80817512"/><text:alphabetical-index-mark-end text:id="IMark104373992"/><text:alphabetical-index-mark-end text:id="IMark90210584"/>s <text:tab/>are <text:alphabetical-index-mark-start text:id="IMark89879832"/>equ<text:alphabetical-index-mark-end text:id="IMark89879832"/>al, <text:alphabetical-index-mark-start text:id="IMark102276984"/><text:alphabetical-index-mark-start text:id="IMark94999672"/><text:alphabetical-index-mark-start text:id="IMark104420200"/><text:alphabetical-index-mark-start text:id="IMark94696248"/><text:alphabetical-index-mark-start text:id="IMark93955800"/>mode<text:alphabetical-index-mark-end text:id="IMark93955800"/><text:alphabetical-index-mark-end text:id="IMark94696248"/><text:alphabetical-index-mark-end text:id="IMark104420200"/><text:alphabetical-index-mark-end text:id="IMark94999672"/><text:alphabetical-index-mark-end text:id="IMark102276984"/> crs is on and <text:alphabetical-index-mark-start text:id="IMark98716472"/><text:alphabetical-index-mark-start text:id="IMark101951512"/><text:alphabetical-index-mark-start text:id="IMark92931176"/><text:alphabetical-index-mark-start text:id="IMark90374840"/><text:alphabetical-index-mark-start text:id="IMark93272136"/>nav<text:alphabetical-index-mark-start text:id="IMark96243224"/><text:alphabetical-index-mark-start text:id="IMark91412040"/><text:alphabetical-index-mark-start text:id="IMark104049112"/><text:alphabetical-index-mark-start text:id="IMark83989560"/><text:alphabetical-index-mark-start text:id="IMark82618344"/>mode<text:alphabetical-index-mark-end text:id="IMark82618344"/><text:alphabetical-index-mark-end text:id="IMark83989560"/><text:alphabetical-index-mark-end text:id="IMark104049112"/><text:alphabetical-index-mark-end text:id="IMark91412040"/><text:alphabetical-index-mark-end text:id="IMark96243224"/><text:alphabetical-index-mark-end text:id="IMark93272136"/><text:alphabetical-index-mark-end text:id="IMark90374840"/><text:alphabetical-index-mark-end text:id="IMark92931176"/><text:alphabetical-index-mark-end text:id="IMark101951512"/><text:alphabetical-index-mark-end text:id="IMark98716472"/> h<text:alphabetical-index-mark-start text:id="IMark102128376"/><text:alphabetical-index-mark-start text:id="IMark101581032"/><text:alphabetical-index-mark-start text:id="IMark99742440"/><text:alphabetical-index-mark-start text:id="IMark68761144"/><text:alphabetical-index-mark-start text:id="IMark80229352"/>level<text:alphabetical-index-mark-end text:id="IMark80229352"/><text:alphabetical-index-mark-end text:id="IMark68761144"/><text:alphabetical-index-mark-end text:id="IMark99742440"/><text:alphabetical-index-mark-end text:id="IMark101581032"/><text:alphabetical-index-mark-end text:id="IMark102128376"/> is off.</text:p>
          <text:p text:style-name="P48"/>
          <text:p text:style-name="P48">...</text:p>
        </text:list-item>
      </text:list>
      <text:p text:style-name="Text_20_body"/>
      <text:p text:style-name="Text_20_body">As you can see, the <text:alphabetical-index-mark-start text:id="IMark105219080"/><text:alphabetical-index-mark-start text:id="IMark105211352"/><text:alphabetical-index-mark-start text:id="IMark80646152"/><text:alphabetical-index-mark-start text:id="IMark80833656"/><text:alphabetical-index-mark-start text:id="IMark105287704"/>condition<text:alphabetical-index-mark-end text:id="IMark105287704"/><text:alphabetical-index-mark-end text:id="IMark80833656"/><text:alphabetical-index-mark-end text:id="IMark80646152"/><text:alphabetical-index-mark-end text:id="IMark105211352"/><text:alphabetical-index-mark-end text:id="IMark105219080"/> of this <text:alphabetical-index-mark-start text:id="IMark105235320"/><text:alphabetical-index-mark-start text:id="IMark105169928"/><text:alphabetical-index-mark-start text:id="IMark77623240"/><text:alphabetical-index-mark-start text:id="IMark90029304"/><text:alphabetical-index-mark-start text:id="IMark97100664"/>rule<text:alphabetical-index-mark-end text:id="IMark97100664"/><text:alphabetical-index-mark-end text:id="IMark90029304"/><text:alphabetical-index-mark-end text:id="IMark77623240"/><text:alphabetical-index-mark-end text:id="IMark105169928"/><text:alphabetical-index-mark-end text:id="IMark105235320"/> involves <text:alphabetical-index-mark-start text:id="IMark104938424"/><text:alphabetical-index-mark-start text:id="IMark95189976"/><text:alphabetical-index-mark-start text:id="IMark104686440"/><text:alphabetical-index-mark-start text:id="IMark104920488"/><text:alphabetical-index-mark-start text:id="IMark103307992"/>nested<text:alphabetical-index-mark-end text:id="IMark103307992"/><text:alphabetical-index-mark-end text:id="IMark104920488"/><text:alphabetical-index-mark-end text:id="IMark104686440"/><text:alphabetical-index-mark-end text:id="IMark95189976"/><text:alphabetical-index-mark-end text:id="IMark104938424"/> <text:alphabetical-index-mark-start text:id="IMark102812712"/><text:alphabetical-index-mark-start text:id="IMark95563192"/><text:alphabetical-index-mark-start text:id="IMark105219864"/><text:alphabetical-index-mark-start text:id="IMark82600440"/><text:alphabetical-index-mark-start text:id="IMark89957912"/>JOIN<text:alphabetical-index-mark-end text:id="IMark89957912"/><text:alphabetical-index-mark-end text:id="IMark82600440"/><text:alphabetical-index-mark-end text:id="IMark105219864"/><text:alphabetical-index-mark-end text:id="IMark95563192"/><text:alphabetical-index-mark-end text:id="IMark102812712"/> <text:alphabetical-index-mark-start text:id="IMark96103880"/><text:alphabetical-index-mark-start text:id="IMark81390696"/><text:alphabetical-index-mark-start text:id="IMark94918632"/><text:alphabetical-index-mark-start text:id="IMark97253256"/>operation<text:alphabetical-index-mark-end text:id="IMark97253256"/><text:alphabetical-index-mark-end text:id="IMark94918632"/><text:alphabetical-index-mark-end text:id="IMark81390696"/><text:alphabetical-index-mark-end text:id="IMark96103880"/>s a<text:alphabetical-index-mark-start text:id="IMark100127384"/>lon<text:alphabetical-index-mark-end text:id="IMark100127384"/>g with the use of virtual <text:alphabetical-index-mark-start text:id="IMark104874120"/><text:alphabetical-index-mark-start text:id="IMark102215576"/><text:alphabetical-index-mark-start text:id="IMark103847208"/><text:alphabetical-index-mark-start text:id="IMark95340680"/><text:alphabetical-index-mark-start text:id="IMark105279976"/>table<text:alphabetical-index-mark-end text:id="IMark105279976"/><text:alphabetical-index-mark-end text:id="IMark95340680"/><text:alphabetical-index-mark-end text:id="IMark103847208"/><text:alphabetical-index-mark-end text:id="IMark102215576"/><text:alphabetical-index-mark-end text:id="IMark104874120"/>s. Reading this kind of <text:alphabetical-index-mark-start text:id="IMark93470552"/><text:alphabetical-index-mark-start text:id="IMark96142120"/><text:alphabetical-index-mark-start text:id="IMark96392472"/>code<text:alphabetical-index-mark-end text:id="IMark96392472"/><text:alphabetical-index-mark-end text:id="IMark96142120"/><text:alphabetical-index-mark-end text:id="IMark93470552"/> can be difficult, but <text:alphabetical-index-mark-start text:id="IMark81382184"/><text:alphabetical-index-mark-start text:id="IMark95341464"/><text:alphabetical-index-mark-start text:id="IMark96710488"/><text:alphabetical-index-mark-start text:id="IMark105288488"/><text:alphabetical-index-mark-start text:id="IMark44823832"/>SQL<text:alphabetical-index-mark-end text:id="IMark44823832"/><text:alphabetical-index-mark-end text:id="IMark105288488"/><text:alphabetical-index-mark-end text:id="IMark96710488"/><text:alphabetical-index-mark-end text:id="IMark95341464"/><text:alphabetical-index-mark-end text:id="IMark81382184"/> <text:alphabetical-index-mark-start text:id="IMark97204008"/><text:alphabetical-index-mark-start text:id="IMark80996360"/>snippet<text:alphabetical-index-mark-end text:id="IMark80996360"/><text:alphabetical-index-mark-end text:id="IMark97204008"/>s can and get even more complicated.</text:p>
      <text:p text:style-name="Text_20_body"/>
      <text:p text:style-name="Text_20_body">This is why <text:alphabetical-index-mark-start text:id="IMark97236648"/><text:alphabetical-index-mark-start text:id="IMark99900968"/><text:alphabetical-index-mark-start text:id="IMark97886520"/><text:alphabetical-index-mark-start text:id="IMark90023512"/><text:alphabetical-index-mark-start text:id="IMark101200696"/><text:span text:style-name="T83">sde_</text:span><text:alphabetical-index-mark-start text:id="IMark98496840"/><text:alphabetical-index-mark-start text:id="IMark105250760"/><text:alphabetical-index-mark-start text:id="IMark82240984"/><text:alphabetical-index-mark-start text:id="IMark81401624"/><text:alphabetical-index-mark-start text:id="IMark97047608"/><text:span text:style-name="T83">rule</text:span><text:alphabetical-index-mark-end text:id="IMark97047608"/><text:alphabetical-index-mark-end text:id="IMark81401624"/><text:alphabetical-index-mark-end text:id="IMark82240984"/><text:alphabetical-index-mark-end text:id="IMark105250760"/><text:alphabetical-index-mark-end text:id="IMark98496840"/><text:span text:style-name="T83">s</text:span><text:alphabetical-index-mark-end text:id="IMark101200696"/><text:alphabetical-index-mark-end text:id="IMark90023512"/><text:alphabetical-index-mark-end text:id="IMark97886520"/><text:alphabetical-index-mark-end text:id="IMark99900968"/><text:alphabetical-index-mark-end text:id="IMark97236648"/> should not be filled with all sort of <text:alphabetical-index-mark-start text:id="IMark105191832"/><text:alphabetical-index-mark-start text:id="IMark94883464"/><text:alphabetical-index-mark-start text:id="IMark98596856"/><text:alphabetical-index-mark-start text:id="IMark97188152"/><text:alphabetical-index-mark-start text:id="IMark94992456"/>rule<text:alphabetical-index-mark-end text:id="IMark94992456"/><text:alphabetical-index-mark-end text:id="IMark97188152"/><text:alphabetical-index-mark-end text:id="IMark98596856"/><text:alphabetical-index-mark-end text:id="IMark94883464"/><text:alphabetical-index-mark-end text:id="IMark105191832"/>s at once but only those that are r<text:alphabetical-index-mark-start text:id="IMark105316520"/>equ<text:alphabetical-index-mark-end text:id="IMark105316520"/>ired at any given <text:alphabetical-index-mark-start text:id="IMark79111192"/><text:alphabetical-index-mark-start text:id="IMark97317688"/><text:alphabetical-index-mark-start text:id="IMark97417672"/><text:alphabetical-index-mark-start text:id="IMark105289272"/><text:alphabetical-index-mark-start text:id="IMark96923736"/>time<text:alphabetical-index-mark-end text:id="IMark96923736"/><text:alphabetical-index-mark-end text:id="IMark105289272"/><text:alphabetical-index-mark-end text:id="IMark97417672"/><text:alphabetical-index-mark-end text:id="IMark97317688"/><text:alphabetical-index-mark-end text:id="IMark79111192"/>. <text:alphabetical-index-mark-start text:id="IMark79286520"/><text:alphabetical-index-mark-start text:id="IMark68170488"/><text:alphabetical-index-mark-start text:id="IMark94334312"/><text:alphabetical-index-mark-start text:id="IMark97500200"/><text:alphabetical-index-mark-start text:id="IMark97220904"/>JOIN<text:alphabetical-index-mark-end text:id="IMark97220904"/><text:alphabetical-index-mark-end text:id="IMark97500200"/><text:alphabetical-index-mark-end text:id="IMark94334312"/><text:alphabetical-index-mark-end text:id="IMark68170488"/><text:alphabetical-index-mark-end text:id="IMark79286520"/> <text:alphabetical-index-mark-start text:id="IMark79139624"/><text:alphabetical-index-mark-start text:id="IMark81291064"/><text:alphabetical-index-mark-start text:id="IMark93545272"/><text:alphabetical-index-mark-start text:id="IMark97050488"/>operation<text:alphabetical-index-mark-end text:id="IMark97050488"/><text:alphabetical-index-mark-end text:id="IMark93545272"/><text:alphabetical-index-mark-end text:id="IMark81291064"/><text:alphabetical-index-mark-end text:id="IMark79139624"/>s are re<text:alphabetical-index-mark-start text:id="IMark96908536"/><text:alphabetical-index-mark-start text:id="IMark80172200"/><text:alphabetical-index-mark-start text:id="IMark78397816"/><text:alphabetical-index-mark-start text:id="IMark93885736"/><text:alphabetical-index-mark-start text:id="IMark104850936"/>source<text:alphabetical-index-mark-end text:id="IMark104850936"/><text:alphabetical-index-mark-end text:id="IMark93885736"/><text:alphabetical-index-mark-end text:id="IMark78397816"/><text:alphabetical-index-mark-end text:id="IMark80172200"/><text:alphabetical-index-mark-end text:id="IMark96908536"/> – intensive but are very fr<text:alphabetical-index-mark-start text:id="IMark97188936"/>equ<text:alphabetical-index-mark-end text:id="IMark97188936"/>ently used in <text:alphabetical-index-mark-start text:id="IMark77936744"/><text:alphabetical-index-mark-start text:id="IMark96860872"/><text:alphabetical-index-mark-start text:id="IMark96087032"/><text:alphabetical-index-mark-start text:id="IMark99632504"/><text:alphabetical-index-mark-start text:id="IMark79089480"/><text:alphabetical-index-mark-start text:id="IMark81991064"/>re<text:alphabetical-index-mark-start text:id="IMark100557464"/>l<text:alphabetical-index-mark-end text:id="IMark81991064"/>at<text:alphabetical-index-mark-end text:id="IMark100557464"/>ional<text:alphabetical-index-mark-end text:id="IMark79089480"/><text:alphabetical-index-mark-end text:id="IMark99632504"/><text:alphabetical-index-mark-end text:id="IMark96087032"/><text:alphabetical-index-mark-end text:id="IMark96860872"/><text:alphabetical-index-mark-end text:id="IMark77936744"/> <text:alphabetical-index-mark-start text:id="IMark67883272"/><text:alphabetical-index-mark-start text:id="IMark89979000"/><text:alphabetical-index-mark-start text:id="IMark90866712"/><text:alphabetical-index-mark-start text:id="IMark105307224"/><text:alphabetical-index-mark-start text:id="IMark97054280"/><text:alphabetical-index-mark-start text:id="IMark96945480"/><text:alphabetical-index-mark-start text:id="IMark97046040"/><text:alphabetical-index-mark-start text:id="IMark100751544"/><text:alphabetical-index-mark-start text:id="IMark97091496"/>data<text:alphabetical-index-mark-end text:id="IMark97091496"/><text:alphabetical-index-mark-end text:id="IMark100751544"/><text:alphabetical-index-mark-end text:id="IMark97046040"/><text:alphabetical-index-mark-end text:id="IMark96945480"/><text:alphabetical-index-mark-start text:id="IMark104883944"/><text:alphabetical-index-mark-start text:id="IMark97395928"/><text:alphabetical-index-mark-start text:id="IMark93112488"/><text:alphabetical-index-mark-start text:id="IMark93996840"/>base<text:alphabetical-index-mark-end text:id="IMark93996840"/><text:alphabetical-index-mark-end text:id="IMark93112488"/><text:alphabetical-index-mark-end text:id="IMark97395928"/><text:alphabetical-index-mark-end text:id="IMark104883944"/><text:alphabetical-index-mark-end text:id="IMark97054280"/><text:alphabetical-index-mark-end text:id="IMark105307224"/><text:alphabetical-index-mark-end text:id="IMark90866712"/><text:alphabetical-index-mark-end text:id="IMark89979000"/><text:alphabetical-index-mark-end text:id="IMark67883272"/> <text:alphabetical-index-mark-start text:id="IMark81507864"/><text:alphabetical-index-mark-start text:id="IMark96802584"/><text:alphabetical-index-mark-start text:id="IMark102444328"/><text:alphabetical-index-mark-start text:id="IMark98867928"/><text:alphabetical-index-mark-start text:id="IMark101979512"/>system<text:alphabetical-index-mark-end text:id="IMark101979512"/><text:alphabetical-index-mark-end text:id="IMark98867928"/><text:alphabetical-index-mark-end text:id="IMark102444328"/><text:alphabetical-index-mark-end text:id="IMark96802584"/><text:alphabetical-index-mark-end text:id="IMark81507864"/>s. Consider <text:alphabetical-index-mark-start text:id="IMark104560680"/><text:alphabetical-index-mark-start text:id="IMark93383800"/><text:alphabetical-index-mark-start text:id="IMark96192296"/><text:alphabetical-index-mark-start text:id="IMark95565544"/><text:alphabetical-index-mark-start text:id="IMark90943928"/><text:span text:style-name="T83">sde_</text:span><text:alphabetical-index-mark-start text:id="IMark97416888"/><text:alphabetical-index-mark-start text:id="IMark79924344"/><text:alphabetical-index-mark-start text:id="IMark103005320"/><text:alphabetical-index-mark-start text:id="IMark95464344"/><text:alphabetical-index-mark-start text:id="IMark91903208"/><text:span text:style-name="T83">rule</text:span><text:alphabetical-index-mark-end text:id="IMark91903208"/><text:alphabetical-index-mark-end text:id="IMark95464344"/><text:alphabetical-index-mark-end text:id="IMark103005320"/><text:alphabetical-index-mark-end text:id="IMark79924344"/><text:alphabetical-index-mark-end text:id="IMark97416888"/><text:span text:style-name="T83">s</text:span><text:alphabetical-index-mark-end text:id="IMark90943928"/><text:alphabetical-index-mark-end text:id="IMark95565544"/><text:alphabetical-index-mark-end text:id="IMark96192296"/><text:alphabetical-index-mark-end text:id="IMark93383800"/><text:alphabetical-index-mark-end text:id="IMark104560680"/> as a working or short – term <text:alphabetical-index-mark-start text:id="IMark96842280"/><text:alphabetical-index-mark-start text:id="IMark98863352"/>memory<text:alphabetical-index-mark-end text:id="IMark98863352"/><text:alphabetical-index-mark-end text:id="IMark96842280"/> device, and <text:alphabetical-index-mark-start text:id="IMark104486552"/><text:alphabetical-index-mark-start text:id="IMark97174152"/><text:alphabetical-index-mark-start text:id="IMark104624984"/><text:alphabetical-index-mark-start text:id="IMark92365864"/><text:alphabetical-index-mark-start text:id="IMark99669560"/><text:span text:style-name="T83">sde_</text:span><text:alphabetical-index-mark-start text:id="IMark96156440"/><text:alphabetical-index-mark-start text:id="IMark80136712"/><text:alphabetical-index-mark-start text:id="IMark82105832"/><text:alphabetical-index-mark-start text:id="IMark97774232"/><text:alphabetical-index-mark-start text:id="IMark97182008"/><text:span text:style-name="T83">prg</text:span><text:alphabetical-index-mark-end text:id="IMark97182008"/><text:alphabetical-index-mark-end text:id="IMark97774232"/><text:alphabetical-index-mark-end text:id="IMark82105832"/><text:alphabetical-index-mark-end text:id="IMark80136712"/><text:alphabetical-index-mark-end text:id="IMark96156440"/><text:span text:style-name="T83">_</text:span><text:alphabetical-index-mark-start text:id="IMark99368968"/><text:alphabetical-index-mark-start text:id="IMark97211080"/><text:alphabetical-index-mark-start text:id="IMark99551240"/><text:alphabetical-index-mark-start text:id="IMark98846216"/><text:alphabetical-index-mark-start text:id="IMark95177848"/><text:span text:style-name="T83">rule</text:span><text:alphabetical-index-mark-end text:id="IMark95177848"/><text:alphabetical-index-mark-end text:id="IMark98846216"/><text:alphabetical-index-mark-end text:id="IMark99551240"/><text:alphabetical-index-mark-end text:id="IMark97211080"/><text:alphabetical-index-mark-end text:id="IMark99368968"/><text:span text:style-name="T83">s</text:span><text:alphabetical-index-mark-end text:id="IMark99669560"/><text:alphabetical-index-mark-end text:id="IMark92365864"/><text:alphabetical-index-mark-end text:id="IMark104624984"/><text:alphabetical-index-mark-end text:id="IMark97174152"/><text:alphabetical-index-mark-end text:id="IMark104486552"/> as a log – term <text:alphabetical-index-mark-start text:id="IMark98508024"/><text:alphabetical-index-mark-start text:id="IMark60623800"/><text:alphabetical-index-mark-start text:id="IMark104269640"/><text:alphabetical-index-mark-start text:id="IMark97366712"/><text:alphabetical-index-mark-start text:id="IMark81630696"/>storage<text:alphabetical-index-mark-end text:id="IMark81630696"/><text:alphabetical-index-mark-end text:id="IMark97366712"/><text:alphabetical-index-mark-end text:id="IMark104269640"/><text:alphabetical-index-mark-end text:id="IMark60623800"/><text:alphabetical-index-mark-end text:id="IMark98508024"/>, like our brains has: we held a few things on our <text:alphabetical-index-mark-start text:id="IMark93423800"/>min<text:alphabetical-index-mark-end text:id="IMark93423800"/>ds conscio<text:span text:style-name="T218">u</text:span>sly while we are doing any task but indeed, <text:alphabetical-index-mark-start text:id="IMark101761640"/><text:alphabetical-index-mark-start text:id="IMark95282616"/><text:alphabetical-index-mark-start text:id="IMark98998136"/>keep<text:alphabetical-index-mark-end text:id="IMark98998136"/><text:alphabetical-index-mark-end text:id="IMark95282616"/><text:alphabetical-index-mark-end text:id="IMark101761640"/> in our deep <text:alphabetical-index-mark-start text:id="IMark97209512"/><text:alphabetical-index-mark-start text:id="IMark90667880"/>memory<text:alphabetical-index-mark-end text:id="IMark90667880"/><text:alphabetical-index-mark-end text:id="IMark97209512"/> much more.</text:p>
      <text:p text:style-name="Text_20_body"/>
      <text:p text:style-name="Text_20_body">Also you can see that in the <text:alphabetical-index-mark-start text:id="IMark104584904"/><text:alphabetical-index-mark-start text:id="IMark91965400"/><text:alphabetical-index-mark-start text:id="IMark78562936"/><text:alphabetical-index-mark-start text:id="IMark89854680"/><text:alphabetical-index-mark-start text:id="IMark89770296"/><text:span text:style-name="T83">Action</text:span><text:alphabetical-index-mark-end text:id="IMark89770296"/><text:alphabetical-index-mark-end text:id="IMark89854680"/><text:alphabetical-index-mark-end text:id="IMark78562936"/><text:alphabetical-index-mark-end text:id="IMark91965400"/><text:alphabetical-index-mark-end text:id="IMark104584904"/> <text:alphabetical-index-mark-start text:id="IMark92737160"/><text:alphabetical-index-mark-start text:id="IMark91223720"/>field<text:alphabetical-index-mark-end text:id="IMark91223720"/><text:alphabetical-index-mark-end text:id="IMark92737160"/> that <text:alphabetical-index-mark-start text:id="IMark60609000"/><text:alphabetical-index-mark-start text:id="IMark80986680"/><text:alphabetical-index-mark-start text:id="IMark95447416"/><text:alphabetical-index-mark-start text:id="IMark46005128"/><text:alphabetical-index-mark-start text:id="IMark104475656"/><text:span text:style-name="T83">Status</text:span><text:alphabetical-index-mark-end text:id="IMark104475656"/><text:alphabetical-index-mark-end text:id="IMark46005128"/><text:alphabetical-index-mark-end text:id="IMark95447416"/><text:alphabetical-index-mark-end text:id="IMark80986680"/><text:alphabetical-index-mark-end text:id="IMark60609000"/><text:span text:style-name="T83">=’</text:span><text:alphabetical-index-mark-start text:id="IMark68677336"/><text:alphabetical-index-mark-start text:id="IMark98583208"/><text:alphabetical-index-mark-start text:id="IMark80879288"/><text:alphabetical-index-mark-start text:id="IMark100376136"/><text:alphabetical-index-mark-start text:id="IMark89782392"/><text:span text:style-name="T83">applykb</text:span><text:alphabetical-index-mark-start text:id="IMark96867816"/><text:alphabetical-index-mark-start text:id="IMark101728456"/><text:alphabetical-index-mark-start text:id="IMark44793992"/><text:alphabetical-index-mark-start text:id="IMark95315160"/><text:alphabetical-index-mark-start text:id="IMark83928408"/><text:span text:style-name="T83">rule</text:span><text:alphabetical-index-mark-end text:id="IMark83928408"/><text:alphabetical-index-mark-end text:id="IMark95315160"/><text:alphabetical-index-mark-end text:id="IMark44793992"/><text:alphabetical-index-mark-end text:id="IMark101728456"/><text:alphabetical-index-mark-end text:id="IMark96867816"/><text:span text:style-name="T83">s</text:span><text:alphabetical-index-mark-end text:id="IMark89782392"/><text:alphabetical-index-mark-end text:id="IMark100376136"/><text:alphabetical-index-mark-end text:id="IMark80879288"/><text:alphabetical-index-mark-end text:id="IMark98583208"/><text:alphabetical-index-mark-end text:id="IMark68677336"/><text:span text:style-name="T83">’</text:span> is mentioned. This means that the <text:alphabetical-index-mark-start text:id="IMark79988312"/><text:alphabetical-index-mark-start text:id="IMark104230376"/><text:alphabetical-index-mark-start text:id="IMark99290936"/><text:alphabetical-index-mark-start text:id="IMark90377880"/><text:alphabetical-index-mark-start text:id="IMark93686520"/>rule<text:alphabetical-index-mark-end text:id="IMark93686520"/><text:alphabetical-index-mark-end text:id="IMark90377880"/><text:alphabetical-index-mark-end text:id="IMark99290936"/><text:alphabetical-index-mark-end text:id="IMark104230376"/><text:alphabetical-index-mark-end text:id="IMark79988312"/> will only be <text:alphabetical-index-mark-start text:id="IMark101523448"/><text:alphabetical-index-mark-start text:id="IMark84003528"/><text:alphabetical-index-mark-start text:id="IMark98097816"/><text:alphabetical-index-mark-start text:id="IMark92225656"/>execute<text:alphabetical-index-mark-end text:id="IMark92225656"/><text:alphabetical-index-mark-end text:id="IMark98097816"/><text:alphabetical-index-mark-end text:id="IMark84003528"/><text:alphabetical-index-mark-end text:id="IMark101523448"/>d when the <text:alphabetical-index-mark-start text:id="IMark67705240"/><text:alphabetical-index-mark-start text:id="IMark80339128"/><text:alphabetical-index-mark-start text:id="IMark96188776"/><text:alphabetical-index-mark-start text:id="IMark95070600"/><text:alphabetical-index-mark-start text:id="IMark90311096"/>fact<text:alphabetical-index-mark-end text:id="IMark90311096"/><text:alphabetical-index-mark-end text:id="IMark95070600"/><text:alphabetical-index-mark-end text:id="IMark96188776"/><text:alphabetical-index-mark-end text:id="IMark80339128"/><text:alphabetical-index-mark-end text:id="IMark67705240"/>s with the r<text:alphabetical-index-mark-start text:id="IMark68711848"/>equ<text:alphabetical-index-mark-end text:id="IMark68711848"/>ired <text:alphabetical-index-mark-start text:id="IMark104468488"/><text:alphabetical-index-mark-start text:id="IMark95790968"/><text:alphabetical-index-mark-start text:id="IMark83558280"/><text:alphabetical-index-mark-start text:id="IMark104498536"/><text:alphabetical-index-mark-start text:id="IMark105130504"/>Item<text:alphabetical-index-mark-end text:id="IMark105130504"/><text:alphabetical-index-mark-end text:id="IMark104498536"/><text:alphabetical-index-mark-end text:id="IMark83558280"/><text:alphabetical-index-mark-end text:id="IMark95790968"/><text:alphabetical-index-mark-end text:id="IMark104468488"/> names have that <text:alphabetical-index-mark-start text:id="IMark97262552"/><text:alphabetical-index-mark-start text:id="IMark105124344"/><text:alphabetical-index-mark-start text:id="IMark94801304"/><text:alphabetical-index-mark-start text:id="IMark90963272"/><text:alphabetical-index-mark-start text:id="IMark82473064"/>status<text:alphabetical-index-mark-end text:id="IMark82473064"/><text:alphabetical-index-mark-end text:id="IMark90963272"/><text:alphabetical-index-mark-end text:id="IMark94801304"/><text:alphabetical-index-mark-end text:id="IMark105124344"/><text:alphabetical-index-mark-end text:id="IMark97262552"/>, which corresponds to the step in which the <text:alphabetical-index-mark-start text:id="IMark96962632"/><text:alphabetical-index-mark-start text:id="IMark94319592"/><text:alphabetical-index-mark-start text:id="IMark80682712"/><text:alphabetical-index-mark-start text:id="IMark91183384"/><text:alphabetical-index-mark-start text:id="IMark80374728"/>system<text:alphabetical-index-mark-end text:id="IMark80374728"/><text:alphabetical-index-mark-end text:id="IMark91183384"/><text:alphabetical-index-mark-end text:id="IMark80682712"/><text:alphabetical-index-mark-end text:id="IMark94319592"/><text:alphabetical-index-mark-end text:id="IMark96962632"/> applies the <text:alphabetical-index-mark-start text:id="IMark83136648"/><text:alphabetical-index-mark-start text:id="IMark93466744"/><text:alphabetical-index-mark-start text:id="IMark97254824"/><text:alphabetical-index-mark-start text:id="IMark79647528"/><text:alphabetical-index-mark-start text:id="IMark97345208"/>rule<text:alphabetical-index-mark-end text:id="IMark97345208"/><text:alphabetical-index-mark-end text:id="IMark79647528"/><text:alphabetical-index-mark-end text:id="IMark97254824"/><text:alphabetical-index-mark-end text:id="IMark93466744"/><text:alphabetical-index-mark-end text:id="IMark83136648"/>s. The <text:alphabetical-index-mark-start text:id="IMark81153816"/><text:alphabetical-index-mark-start text:id="IMark92539432"/><text:alphabetical-index-mark-start text:id="IMark97325416"/><text:alphabetical-index-mark-start text:id="IMark101828664"/><text:alphabetical-index-mark-start text:id="IMark83674168"/>rule<text:alphabetical-index-mark-end text:id="IMark83674168"/><text:alphabetical-index-mark-end text:id="IMark101828664"/><text:alphabetical-index-mark-end text:id="IMark97325416"/><text:alphabetical-index-mark-end text:id="IMark92539432"/><text:alphabetical-index-mark-end text:id="IMark81153816"/> cannot be <text:alphabetical-index-mark-start text:id="IMark60725208"/><text:alphabetical-index-mark-start text:id="IMark67098248"/>enforce<text:alphabetical-index-mark-end text:id="IMark67098248"/><text:alphabetical-index-mark-end text:id="IMark60725208"/>d at any other <text:alphabetical-index-mark-start text:id="IMark67176216"/><text:alphabetical-index-mark-start text:id="IMark91748424"/><text:alphabetical-index-mark-start text:id="IMark81769576"/><text:alphabetical-index-mark-start text:id="IMark90045944"/><text:alphabetical-index-mark-start text:id="IMark90598488"/>time<text:alphabetical-index-mark-end text:id="IMark90598488"/><text:alphabetical-index-mark-end text:id="IMark90045944"/><text:alphabetical-index-mark-end text:id="IMark81769576"/><text:alphabetical-index-mark-end text:id="IMark91748424"/><text:alphabetical-index-mark-end text:id="IMark67176216"/>. This is a <text:alphabetical-index-mark-start text:id="IMark96354888"/><text:alphabetical-index-mark-start text:id="IMark101702168"/>safety<text:alphabetical-index-mark-end text:id="IMark101702168"/><text:alphabetical-index-mark-end text:id="IMark96354888"/> <text:alphabetical-index-mark-start text:id="IMark95061256"/><text:alphabetical-index-mark-start text:id="IMark101462984"/>measure<text:alphabetical-index-mark-end text:id="IMark101462984"/><text:alphabetical-index-mark-end text:id="IMark95061256"/> to make sure that <text:alphabetical-index-mark-start text:id="IMark96057144"/><text:alphabetical-index-mark-start text:id="IMark79813816"/><text:alphabetical-index-mark-start text:id="IMark99313080"/><text:alphabetical-index-mark-start text:id="IMark93903448"/>data<text:alphabetical-index-mark-end text:id="IMark93903448"/><text:alphabetical-index-mark-end text:id="IMark99313080"/><text:alphabetical-index-mark-end text:id="IMark79813816"/><text:alphabetical-index-mark-end text:id="IMark96057144"/> has been gathered from the <text:alphabetical-index-mark-start text:id="IMark91696360"/><text:alphabetical-index-mark-start text:id="IMark94509224"/><text:alphabetical-index-mark-start text:id="IMark98827160"/><text:alphabetical-index-mark-start text:id="IMark80133432"/><text:alphabetical-index-mark-start text:id="IMark81189112"/>OAPI<text:alphabetical-index-mark-end text:id="IMark81189112"/><text:alphabetical-index-mark-end text:id="IMark80133432"/><text:alphabetical-index-mark-end text:id="IMark98827160"/><text:alphabetical-index-mark-end text:id="IMark94509224"/><text:alphabetical-index-mark-end text:id="IMark91696360"/> and <text:alphabetical-index-mark-start text:id="IMark96657176"/><text:alphabetical-index-mark-start text:id="IMark90133416"/>external<text:alphabetical-index-mark-end text:id="IMark90133416"/><text:alphabetical-index-mark-end text:id="IMark96657176"/> <text:alphabetical-index-mark-start text:id="IMark99700072"/><text:alphabetical-index-mark-start text:id="IMark102334376"/><text:alphabetical-index-mark-start text:id="IMark99696936"/><text:alphabetical-index-mark-start text:id="IMark94201816"/><text:alphabetical-index-mark-start text:id="IMark91157224"/>module<text:alphabetical-index-mark-end text:id="IMark91157224"/><text:alphabetical-index-mark-end text:id="IMark94201816"/><text:alphabetical-index-mark-end text:id="IMark99696936"/><text:alphabetical-index-mark-end text:id="IMark102334376"/><text:alphabetical-index-mark-end text:id="IMark99700072"/>s such as <text:alphabetical-index-mark-start text:id="IMark96947832"/><text:alphabetical-index-mark-start text:id="IMark81542424"/><text:alphabetical-index-mark-start text:id="IMark80303736"/><text:alphabetical-index-mark-start text:id="IMark103846424"/><text:alphabetical-index-mark-start text:id="IMark100146616"/><text:alphabetical-index-mark-start text:id="IMark100669368"/>SQL<text:alphabetical-index-mark-end text:id="IMark100669368"/>C<text:alphabetical-index-mark-end text:id="IMark100146616"/><text:alphabetical-index-mark-end text:id="IMark103846424"/><text:alphabetical-index-mark-end text:id="IMark80303736"/><text:alphabetical-index-mark-end text:id="IMark81542424"/><text:alphabetical-index-mark-end text:id="IMark96947832"/> first.</text:p>
      <text:p text:style-name="Text_20_body"/>
      <text:p text:style-name="Text_20_body">And lastly, you will see that the <text:alphabetical-index-mark-start text:id="IMark98634072"/><text:alphabetical-index-mark-start text:id="IMark80090216"/><text:alphabetical-index-mark-start text:id="IMark104711720"/><text:alphabetical-index-mark-start text:id="IMark79644952"/><text:alphabetical-index-mark-start text:id="IMark104062520"/>string<text:alphabetical-index-mark-end text:id="IMark104062520"/><text:alphabetical-index-mark-end text:id="IMark79644952"/><text:alphabetical-index-mark-end text:id="IMark104711720"/><text:alphabetical-index-mark-end text:id="IMark80090216"/><text:alphabetical-index-mark-end text:id="IMark98634072"/> of the <text:alphabetical-index-mark-start text:id="IMark78104872"/><text:alphabetical-index-mark-start text:id="IMark97775016"/><text:alphabetical-index-mark-start text:id="IMark98801176"/><text:alphabetical-index-mark-start text:id="IMark44856184"/><text:span text:style-name="T83">Description</text:span><text:alphabetical-index-mark-end text:id="IMark44856184"/><text:alphabetical-index-mark-end text:id="IMark98801176"/><text:alphabetical-index-mark-end text:id="IMark97775016"/><text:alphabetical-index-mark-end text:id="IMark78104872"/> <text:alphabetical-index-mark-start text:id="IMark104600072"/><text:alphabetical-index-mark-start text:id="IMark79096008"/>field<text:alphabetical-index-mark-end text:id="IMark79096008"/><text:alphabetical-index-mark-end text:id="IMark104600072"/> starts with “<text:alphabetical-index-mark-start text:id="IMark83854472"/><text:alphabetical-index-mark-start text:id="IMark91639528"/><text:alphabetical-index-mark-start text:id="IMark80173640"/><text:alphabetical-index-mark-start text:id="IMark83937960"/><text:alphabetical-index-mark-start text:id="IMark43981464"/><text:span text:style-name="T94">Prg</text:span><text:alphabetical-index-mark-end text:id="IMark43981464"/><text:alphabetical-index-mark-end text:id="IMark83937960"/><text:alphabetical-index-mark-end text:id="IMark80173640"/><text:alphabetical-index-mark-end text:id="IMark91639528"/><text:alphabetical-index-mark-end text:id="IMark83854472"/><text:span text:style-name="T94">31.4 </text:span><text:alphabetical-index-mark-start text:id="IMark81450440"/><text:alphabetical-index-mark-start text:id="IMark97505048"/><text:span text:style-name="T94">definition</text:span><text:alphabetical-index-mark-end text:id="IMark97505048"/><text:alphabetical-index-mark-end text:id="IMark81450440"/><text:span text:style-name="T94">. </text:span><text:alphabetical-index-mark-start text:id="IMark93830280"/><text:alphabetical-index-mark-start text:id="IMark98100040"/><text:alphabetical-index-mark-start text:id="IMark43724120"/><text:alphabetical-index-mark-start text:id="IMark103326232"/><text:alphabetical-index-mark-start text:id="IMark99612056"/><text:span text:style-name="T94">Mode</text:span><text:alphabetical-index-mark-end text:id="IMark99612056"/><text:alphabetical-index-mark-end text:id="IMark103326232"/><text:alphabetical-index-mark-end text:id="IMark43724120"/><text:alphabetical-index-mark-end text:id="IMark98100040"/><text:alphabetical-index-mark-end text:id="IMark93830280"/><text:span text:style-name="T94"> crs...” </text:span><text:span text:style-name="T178">and something called </text:span><text:alphabetical-index-mark-start text:id="IMark102448936"/><text:alphabetical-index-mark-start text:id="IMark92313112"/><text:alphabetical-index-mark-start text:id="IMark90182872"/><text:alphabetical-index-mark-start text:id="IMark96340472"/><text:alphabetical-index-mark-start text:id="IMark94321816"/><text:span text:style-name="T178">mode</text:span><text:alphabetical-index-mark-end text:id="IMark94321816"/><text:alphabetical-index-mark-end text:id="IMark96340472"/><text:alphabetical-index-mark-end text:id="IMark90182872"/><text:alphabetical-index-mark-end text:id="IMark92313112"/><text:alphabetical-index-mark-end text:id="IMark102448936"/><text:span text:style-name="T178">s is mentioned.</text:span></text:p>
      <text:p text:style-name="Text_20_body"/>
      <text:p text:style-name="Text_20_body"><text:soft-page-break/><text:alphabetical-index-mark-start text:id="IMark91694008"/><text:alphabetical-index-mark-start text:id="IMark95773128"/><text:alphabetical-index-mark-start text:id="IMark94159832"/><text:alphabetical-index-mark-start text:id="IMark101328296"/><text:alphabetical-index-mark-start text:id="IMark100405976"/><text:span text:style-name="T83">Prg</text:span><text:alphabetical-index-mark-end text:id="IMark100405976"/><text:alphabetical-index-mark-end text:id="IMark101328296"/><text:alphabetical-index-mark-end text:id="IMark94159832"/><text:alphabetical-index-mark-end text:id="IMark95773128"/><text:alphabetical-index-mark-end text:id="IMark91694008"/><text:span text:style-name="T83">31.4</text:span><text:span text:style-name="T178"> stands for </text:span><text:alphabetical-index-mark-start text:id="IMark95454136"/><text:alphabetical-index-mark-start text:id="IMark102509752"/><text:alphabetical-index-mark-start text:id="IMark82143032"/><text:alphabetical-index-mark-start text:id="IMark104428408"/><text:alphabetical-index-mark-start text:id="IMark102229464"/><text:span text:style-name="T178">program</text:span><text:alphabetical-index-mark-end text:id="IMark102229464"/><text:alphabetical-index-mark-end text:id="IMark104428408"/><text:alphabetical-index-mark-end text:id="IMark82143032"/><text:alphabetical-index-mark-end text:id="IMark102509752"/><text:alphabetical-index-mark-end text:id="IMark95454136"/><text:span text:style-name="T178"> 31, </text:span><text:alphabetical-index-mark-start text:id="IMark44958072"/><text:alphabetical-index-mark-start text:id="IMark79425480"/><text:alphabetical-index-mark-start text:id="IMark96248712"/><text:alphabetical-index-mark-start text:id="IMark98903160"/><text:alphabetical-index-mark-start text:id="IMark78411928"/><text:span text:style-name="T178">version</text:span><text:alphabetical-index-mark-end text:id="IMark78411928"/><text:alphabetical-index-mark-end text:id="IMark98903160"/><text:alphabetical-index-mark-end text:id="IMark96248712"/><text:alphabetical-index-mark-end text:id="IMark79425480"/><text:alphabetical-index-mark-end text:id="IMark44958072"/><text:span text:style-name="T178"> 4. In the same </text:span><text:alphabetical-index-mark-start text:id="IMark105060824"/><text:alphabetical-index-mark-start text:id="IMark97557944"/><text:span text:style-name="T178">folder</text:span><text:alphabetical-index-mark-end text:id="IMark97557944"/><text:alphabetical-index-mark-end text:id="IMark105060824"/><text:span text:style-name="T178"> as </text:span><text:alphabetical-index-mark-start text:id="IMark91336952"/><text:alphabetical-index-mark-start text:id="IMark104257416"/><text:alphabetical-index-mark-start text:id="IMark82204200"/><text:alphabetical-index-mark-start text:id="IMark97601144"/><text:alphabetical-index-mark-start text:id="IMark94875464"/><text:alphabetical-index-mark-start text:id="IMark97666040"/><text:span text:style-name="T83">DGIII</text:span><text:alphabetical-index-mark-end text:id="IMark97666040"/><text:alphabetical-index-mark-start text:id="IMark52508872"/><text:span text:style-name="T83">AI</text:span><text:alphabetical-index-mark-end text:id="IMark52508872"/><text:alphabetical-index-mark-end text:id="IMark94875464"/><text:alphabetical-index-mark-end text:id="IMark97601144"/><text:alphabetical-index-mark-end text:id="IMark82204200"/><text:alphabetical-index-mark-end text:id="IMark104257416"/><text:alphabetical-index-mark-end text:id="IMark91336952"/><text:span text:style-name="T83">.db</text:span><text:span text:style-name="T178"> you will find a </text:span><text:alphabetical-index-mark-start text:id="IMark82064168"/><text:alphabetical-index-mark-start text:id="IMark97395144"/><text:alphabetical-index-mark-start text:id="IMark99985864"/><text:alphabetical-index-mark-start text:id="IMark67513416"/><text:span text:style-name="T178">number</text:span><text:alphabetical-index-mark-end text:id="IMark67513416"/><text:alphabetical-index-mark-end text:id="IMark99985864"/><text:alphabetical-index-mark-end text:id="IMark97395144"/><text:alphabetical-index-mark-end text:id="IMark82064168"/><text:span text:style-name="T178"> of .sql </text:span><text:alphabetical-index-mark-start text:id="IMark92068856"/><text:alphabetical-index-mark-start text:id="IMark94564040"/><text:alphabetical-index-mark-start text:id="IMark93463496"/><text:alphabetical-index-mark-start text:id="IMark94502504"/><text:span text:style-name="T178">file</text:span><text:alphabetical-index-mark-end text:id="IMark94502504"/><text:alphabetical-index-mark-end text:id="IMark93463496"/><text:alphabetical-index-mark-end text:id="IMark94564040"/><text:alphabetical-index-mark-end text:id="IMark92068856"/><text:span text:style-name="T178">s. You can open those with a simple text </text:span><text:alphabetical-index-mark-start text:id="IMark101870344"/><text:alphabetical-index-mark-start text:id="IMark90743512"/><text:alphabetical-index-mark-start text:id="IMark100660616"/><text:alphabetical-index-mark-start text:id="IMark100757144"/><text:alphabetical-index-mark-start text:id="IMark100859752"/><text:alphabetical-index-mark-start text:id="IMark91006648"/><text:alphabetical-index-mark-start text:id="IMark100153864"/><text:alphabetical-index-mark-start text:id="IMark99105928"/><text:alphabetical-index-mark-start text:id="IMark94640200"/><text:span text:style-name="T178">edit</text:span><text:alphabetical-index-mark-end text:id="IMark94640200"/><text:alphabetical-index-mark-end text:id="IMark99105928"/><text:alphabetical-index-mark-end text:id="IMark100153864"/><text:alphabetical-index-mark-end text:id="IMark91006648"/><text:alphabetical-index-mark-end text:id="IMark100859752"/><text:span text:style-name="T178">or</text:span><text:alphabetical-index-mark-end text:id="IMark100757144"/><text:alphabetical-index-mark-end text:id="IMark100660616"/><text:alphabetical-index-mark-end text:id="IMark90743512"/><text:alphabetical-index-mark-end text:id="IMark101870344"/><text:span text:style-name="T178">. These contain the </text:span><text:alphabetical-index-mark-start text:id="IMark79646744"/><text:alphabetical-index-mark-start text:id="IMark101174712"/><text:alphabetical-index-mark-start text:id="IMark96717032"/><text:alphabetical-index-mark-start text:id="IMark102563992"/><text:alphabetical-index-mark-start text:id="IMark94416504"/><text:span text:style-name="T178">source</text:span><text:alphabetical-index-mark-end text:id="IMark94416504"/><text:alphabetical-index-mark-end text:id="IMark102563992"/><text:alphabetical-index-mark-end text:id="IMark96717032"/><text:alphabetical-index-mark-end text:id="IMark101174712"/><text:alphabetical-index-mark-end text:id="IMark79646744"/><text:span text:style-name="T178"> </text:span><text:alphabetical-index-mark-start text:id="IMark100102712"/><text:alphabetical-index-mark-start text:id="IMark83547672"/><text:alphabetical-index-mark-start text:id="IMark104668376"/><text:span text:style-name="T178">code</text:span><text:alphabetical-index-mark-end text:id="IMark104668376"/><text:alphabetical-index-mark-end text:id="IMark83547672"/><text:alphabetical-index-mark-end text:id="IMark100102712"/><text:span text:style-name="T178"> of each </text:span><text:alphabetical-index-mark-start text:id="IMark80576392"/><text:alphabetical-index-mark-start text:id="IMark84374888"/><text:alphabetical-index-mark-start text:id="IMark84010488"/><text:alphabetical-index-mark-start text:id="IMark102081944"/><text:alphabetical-index-mark-start text:id="IMark79987528"/><text:span text:style-name="T178">rule</text:span><text:alphabetical-index-mark-end text:id="IMark79987528"/><text:alphabetical-index-mark-end text:id="IMark102081944"/><text:alphabetical-index-mark-end text:id="IMark84010488"/><text:alphabetical-index-mark-end text:id="IMark84374888"/><text:alphabetical-index-mark-end text:id="IMark80576392"/><text:span text:style-name="T178"> corresponding to each </text:span><text:alphabetical-index-mark-start text:id="IMark80823768"/><text:alphabetical-index-mark-start text:id="IMark97354792"/><text:alphabetical-index-mark-start text:id="IMark80516104"/><text:alphabetical-index-mark-start text:id="IMark93442584"/><text:alphabetical-index-mark-start text:id="IMark105247624"/><text:span text:style-name="T178">program</text:span><text:alphabetical-index-mark-end text:id="IMark105247624"/><text:alphabetical-index-mark-end text:id="IMark93442584"/><text:alphabetical-index-mark-end text:id="IMark80516104"/><text:alphabetical-index-mark-end text:id="IMark97354792"/><text:alphabetical-index-mark-end text:id="IMark80823768"/><text:span text:style-name="T178"> and its different </text:span><text:alphabetical-index-mark-start text:id="IMark107152664"/><text:alphabetical-index-mark-start text:id="IMark96896232"/><text:alphabetical-index-mark-start text:id="IMark98865576"/><text:alphabetical-index-mark-start text:id="IMark99549672"/><text:alphabetical-index-mark-start text:id="IMark97053496"/><text:span text:style-name="T178">version</text:span><text:alphabetical-index-mark-end text:id="IMark97053496"/><text:alphabetical-index-mark-end text:id="IMark99549672"/><text:alphabetical-index-mark-end text:id="IMark98865576"/><text:alphabetical-index-mark-end text:id="IMark96896232"/><text:alphabetical-index-mark-end text:id="IMark107152664"/><text:span text:style-name="T178">s. </text:span></text:p>
      <text:p text:style-name="Text_20_body"/>
      <text:p text:style-name="Text_20_body"><text:span text:style-name="T182">T</text:span><text:span text:style-name="T178">hose </text:span><text:alphabetical-index-mark-start text:id="IMark103092296"/><text:alphabetical-index-mark-start text:id="IMark91011464"/><text:alphabetical-index-mark-start text:id="IMark81287928"/><text:alphabetical-index-mark-start text:id="IMark100659832"/><text:span text:style-name="T178">file</text:span><text:alphabetical-index-mark-end text:id="IMark100659832"/><text:alphabetical-index-mark-end text:id="IMark81287928"/><text:alphabetical-index-mark-end text:id="IMark91011464"/><text:alphabetical-index-mark-end text:id="IMark103092296"/><text:span text:style-name="T178">s </text:span><text:span text:style-name="T182">are </text:span><text:span text:style-name="T178">to write the </text:span><text:alphabetical-index-mark-start text:id="IMark81408568"/><text:alphabetical-index-mark-start text:id="IMark44975032"/><text:alphabetical-index-mark-start text:id="IMark91932376"/><text:alphabetical-index-mark-start text:id="IMark95095960"/><text:alphabetical-index-mark-start text:id="IMark95815464"/><text:span text:style-name="T178">rule</text:span><text:alphabetical-index-mark-end text:id="IMark95815464"/><text:alphabetical-index-mark-end text:id="IMark95095960"/><text:alphabetical-index-mark-end text:id="IMark91932376"/><text:alphabetical-index-mark-end text:id="IMark44975032"/><text:alphabetical-index-mark-end text:id="IMark81408568"/><text:span text:style-name="T178">s grouped on each </text:span><text:alphabetical-index-mark-start text:id="IMark90360696"/><text:alphabetical-index-mark-start text:id="IMark80279400"/><text:alphabetical-index-mark-start text:id="IMark82513208"/><text:alphabetical-index-mark-start text:id="IMark101173928"/><text:alphabetical-index-mark-start text:id="IMark102147608"/><text:span text:style-name="T178">program</text:span><text:alphabetical-index-mark-end text:id="IMark102147608"/><text:alphabetical-index-mark-end text:id="IMark101173928"/><text:alphabetical-index-mark-end text:id="IMark82513208"/><text:alphabetical-index-mark-end text:id="IMark80279400"/><text:alphabetical-index-mark-end text:id="IMark90360696"/><text:span text:style-name="T178">, and then copy them to </text:span><text:alphabetical-index-mark-start text:id="IMark90007560"/><text:alphabetical-index-mark-start text:id="IMark80099512"/><text:alphabetical-index-mark-start text:id="IMark98919464"/><text:alphabetical-index-mark-start text:id="IMark81841672"/><text:alphabetical-index-mark-start text:id="IMark82236280"/><text:span text:style-name="T83">sde_</text:span><text:alphabetical-index-mark-start text:id="IMark104129656"/><text:alphabetical-index-mark-start text:id="IMark93212232"/><text:alphabetical-index-mark-start text:id="IMark95879400"/><text:alphabetical-index-mark-start text:id="IMark94335128"/><text:alphabetical-index-mark-start text:id="IMark104590376"/><text:span text:style-name="T83">prg</text:span><text:alphabetical-index-mark-end text:id="IMark104590376"/><text:alphabetical-index-mark-end text:id="IMark94335128"/><text:alphabetical-index-mark-end text:id="IMark95879400"/><text:alphabetical-index-mark-end text:id="IMark93212232"/><text:alphabetical-index-mark-end text:id="IMark104129656"/><text:span text:style-name="T83">_</text:span><text:alphabetical-index-mark-start text:id="IMark81870376"/><text:alphabetical-index-mark-start text:id="IMark102898744"/><text:alphabetical-index-mark-start text:id="IMark93148728"/><text:alphabetical-index-mark-start text:id="IMark96228216"/><text:alphabetical-index-mark-start text:id="IMark96261000"/><text:span text:style-name="T83">rule</text:span><text:alphabetical-index-mark-end text:id="IMark96261000"/><text:alphabetical-index-mark-end text:id="IMark96228216"/><text:alphabetical-index-mark-end text:id="IMark93148728"/><text:alphabetical-index-mark-end text:id="IMark102898744"/><text:alphabetical-index-mark-end text:id="IMark81870376"/><text:span text:style-name="T83">s</text:span><text:alphabetical-index-mark-end text:id="IMark82236280"/><text:alphabetical-index-mark-end text:id="IMark81841672"/><text:alphabetical-index-mark-end text:id="IMark98919464"/><text:alphabetical-index-mark-end text:id="IMark80099512"/><text:alphabetical-index-mark-end text:id="IMark90007560"/><text:span text:style-name="T178">. There are different </text:span><text:alphabetical-index-mark-start text:id="IMark100744152"/><text:alphabetical-index-mark-start text:id="IMark60632968"/><text:alphabetical-index-mark-start text:id="IMark104048328"/><text:alphabetical-index-mark-start text:id="IMark94642728"/><text:alphabetical-index-mark-start text:id="IMark96448840"/><text:span text:style-name="T178">version</text:span><text:alphabetical-index-mark-end text:id="IMark96448840"/><text:alphabetical-index-mark-end text:id="IMark94642728"/><text:alphabetical-index-mark-end text:id="IMark104048328"/><text:alphabetical-index-mark-end text:id="IMark60632968"/><text:alphabetical-index-mark-end text:id="IMark100744152"/><text:span text:style-name="T178">s for almost every </text:span><text:alphabetical-index-mark-start text:id="IMark90628408"/><text:alphabetical-index-mark-start text:id="IMark67704456"/><text:alphabetical-index-mark-start text:id="IMark67457928"/><text:alphabetical-index-mark-start text:id="IMark101592472"/><text:alphabetical-index-mark-start text:id="IMark95785752"/><text:span text:style-name="T178">program</text:span><text:alphabetical-index-mark-end text:id="IMark95785752"/><text:alphabetical-index-mark-end text:id="IMark101592472"/><text:alphabetical-index-mark-end text:id="IMark67457928"/><text:alphabetical-index-mark-end text:id="IMark67704456"/><text:alphabetical-index-mark-end text:id="IMark90628408"/><text:span text:style-name="T178">, and all of them are kept in the </text:span><text:alphabetical-index-mark-start text:id="IMark95694840"/><text:span text:style-name="T178">lon</text:span><text:alphabetical-index-mark-end text:id="IMark95694840"/><text:span text:style-name="T178">g – term </text:span><text:alphabetical-index-mark-start text:id="IMark100420824"/><text:alphabetical-index-mark-start text:id="IMark99200296"/><text:alphabetical-index-mark-start text:id="IMark80816728"/><text:alphabetical-index-mark-start text:id="IMark99938648"/><text:alphabetical-index-mark-start text:id="IMark68731736"/><text:span text:style-name="T178">storage</text:span><text:alphabetical-index-mark-end text:id="IMark68731736"/><text:alphabetical-index-mark-end text:id="IMark99938648"/><text:alphabetical-index-mark-end text:id="IMark80816728"/><text:alphabetical-index-mark-end text:id="IMark99200296"/><text:alphabetical-index-mark-end text:id="IMark100420824"/><text:span text:style-name="T178">. Since even small c</text:span><text:span text:style-name="T179">h</text:span><text:span text:style-name="T178">anges can have very large effects, this practice helps roll back <text:s/>to a previous, well – behaved </text:span><text:alphabetical-index-mark-start text:id="IMark92314680"/><text:alphabetical-index-mark-start text:id="IMark96148360"/><text:alphabetical-index-mark-start text:id="IMark92052200"/><text:alphabetical-index-mark-start text:id="IMark93756776"/><text:alphabetical-index-mark-start text:id="IMark103751432"/><text:span text:style-name="T178">version</text:span><text:alphabetical-index-mark-end text:id="IMark103751432"/><text:alphabetical-index-mark-end text:id="IMark93756776"/><text:alphabetical-index-mark-end text:id="IMark92052200"/><text:alphabetical-index-mark-end text:id="IMark96148360"/><text:alphabetical-index-mark-end text:id="IMark92314680"/><text:span text:style-name="T178"> of a </text:span><text:alphabetical-index-mark-start text:id="IMark90667096"/><text:alphabetical-index-mark-start text:id="IMark91542904"/><text:alphabetical-index-mark-start text:id="IMark95731144"/><text:alphabetical-index-mark-start text:id="IMark99217592"/><text:alphabetical-index-mark-start text:id="IMark91005832"/><text:span text:style-name="T178">program</text:span><text:alphabetical-index-mark-end text:id="IMark91005832"/><text:alphabetical-index-mark-end text:id="IMark99217592"/><text:alphabetical-index-mark-end text:id="IMark95731144"/><text:alphabetical-index-mark-end text:id="IMark91542904"/><text:alphabetical-index-mark-end text:id="IMark90667096"/><text:span text:style-name="T178"> in the event on an error in the </text:span><text:alphabetical-index-mark-start text:id="IMark95955112"/><text:alphabetical-index-mark-start text:id="IMark97928872"/><text:alphabetical-index-mark-start text:id="IMark103091512"/><text:span text:style-name="T178">code</text:span><text:alphabetical-index-mark-end text:id="IMark103091512"/><text:alphabetical-index-mark-end text:id="IMark97928872"/><text:alphabetical-index-mark-end text:id="IMark95955112"/><text:span text:style-name="T178">.</text:span></text:p>
      <text:p text:style-name="Text_20_body"/>
      <text:p text:style-name="Text_20_body"><text:span text:style-name="T178">If you try to make changes or add </text:span><text:alphabetical-index-mark-start text:id="IMark94169336"/><text:alphabetical-index-mark-start text:id="IMark91121016"/><text:alphabetical-index-mark-start text:id="IMark77919720"/><text:alphabetical-index-mark-start text:id="IMark77930584"/><text:alphabetical-index-mark-start text:id="IMark98192632"/><text:span text:style-name="T178">rule</text:span><text:alphabetical-index-mark-end text:id="IMark98192632"/><text:alphabetical-index-mark-end text:id="IMark77930584"/><text:alphabetical-index-mark-end text:id="IMark77919720"/><text:alphabetical-index-mark-end text:id="IMark91121016"/><text:alphabetical-index-mark-end text:id="IMark94169336"/><text:span text:style-name="T178">s, it is better to do so using a new </text:span><text:alphabetical-index-mark-start text:id="IMark105094488"/><text:alphabetical-index-mark-start text:id="IMark92644712"/><text:alphabetical-index-mark-start text:id="IMark98980456"/><text:alphabetical-index-mark-start text:id="IMark97102232"/><text:alphabetical-index-mark-start text:id="IMark104936856"/><text:span text:style-name="T178">version</text:span><text:alphabetical-index-mark-end text:id="IMark104936856"/><text:alphabetical-index-mark-end text:id="IMark97102232"/><text:alphabetical-index-mark-end text:id="IMark98980456"/><text:alphabetical-index-mark-end text:id="IMark92644712"/><text:alphabetical-index-mark-end text:id="IMark105094488"/><text:span text:style-name="T178"> of the applicable </text:span><text:alphabetical-index-mark-start text:id="IMark92200936"/><text:alphabetical-index-mark-start text:id="IMark78262200"/><text:alphabetical-index-mark-start text:id="IMark92736376"/><text:alphabetical-index-mark-start text:id="IMark94236280"/><text:alphabetical-index-mark-start text:id="IMark95415496"/><text:span text:style-name="T178">program</text:span><text:alphabetical-index-mark-end text:id="IMark95415496"/><text:alphabetical-index-mark-end text:id="IMark94236280"/><text:alphabetical-index-mark-end text:id="IMark92736376"/><text:alphabetical-index-mark-end text:id="IMark78262200"/><text:alphabetical-index-mark-end text:id="IMark92200936"/><text:span text:style-name="T178">(s). You can configure what </text:span><text:alphabetical-index-mark-start text:id="IMark77370024"/><text:alphabetical-index-mark-start text:id="IMark90597704"/><text:alphabetical-index-mark-start text:id="IMark60616728"/><text:alphabetical-index-mark-start text:id="IMark94484760"/><text:alphabetical-index-mark-start text:id="IMark101314856"/><text:span text:style-name="T178">program</text:span><text:alphabetical-index-mark-end text:id="IMark101314856"/><text:alphabetical-index-mark-end text:id="IMark94484760"/><text:alphabetical-index-mark-end text:id="IMark60616728"/><text:alphabetical-index-mark-end text:id="IMark90597704"/><text:alphabetical-index-mark-end text:id="IMark77370024"/><text:span text:style-name="T178">s are active by creating or modifying the </text:span><text:alphabetical-index-mark-start text:id="IMark80041864"/><text:alphabetical-index-mark-start text:id="IMark98378904"/><text:alphabetical-index-mark-start text:id="IMark89747000"/><text:alphabetical-index-mark-start text:id="IMark93233496"/><text:alphabetical-index-mark-start text:id="IMark94523176"/><text:span text:style-name="T83">Value</text:span><text:alphabetical-index-mark-end text:id="IMark94523176"/><text:alphabetical-index-mark-end text:id="IMark93233496"/><text:alphabetical-index-mark-end text:id="IMark89747000"/><text:alphabetical-index-mark-end text:id="IMark98378904"/><text:alphabetical-index-mark-end text:id="IMark80041864"/><text:span text:style-name="T178"> </text:span><text:alphabetical-index-mark-start text:id="IMark93234280"/><text:alphabetical-index-mark-start text:id="IMark100347816"/><text:span text:style-name="T178">field</text:span><text:alphabetical-index-mark-end text:id="IMark100347816"/><text:alphabetical-index-mark-end text:id="IMark93234280"/><text:span text:style-name="T178"> of the corresponding </text:span><text:alphabetical-index-mark-start text:id="IMark82693144"/><text:alphabetical-index-mark-start text:id="IMark92175848"/><text:alphabetical-index-mark-start text:id="IMark96870168"/><text:alphabetical-index-mark-start text:id="IMark100235480"/><text:alphabetical-index-mark-start text:id="IMark104894680"/><text:span text:style-name="T178">fact</text:span><text:alphabetical-index-mark-end text:id="IMark104894680"/><text:alphabetical-index-mark-end text:id="IMark100235480"/><text:alphabetical-index-mark-end text:id="IMark96870168"/><text:alphabetical-index-mark-end text:id="IMark92175848"/><text:alphabetical-index-mark-end text:id="IMark82693144"/><text:span text:style-name="T178"> </text:span><text:alphabetical-index-mark-start text:id="IMark96893224"/><text:alphabetical-index-mark-start text:id="IMark91153320"/><text:alphabetical-index-mark-start text:id="IMark92641432"/><text:alphabetical-index-mark-start text:id="IMark92517144"/><text:alphabetical-index-mark-start text:id="IMark81191544"/><text:span text:style-name="T178">record</text:span><text:alphabetical-index-mark-end text:id="IMark81191544"/><text:alphabetical-index-mark-end text:id="IMark92517144"/><text:alphabetical-index-mark-end text:id="IMark92641432"/><text:alphabetical-index-mark-end text:id="IMark91153320"/><text:alphabetical-index-mark-end text:id="IMark96893224"/><text:span text:style-name="T178"> in </text:span><text:alphabetical-index-mark-start text:id="IMark89936952"/><text:alphabetical-index-mark-start text:id="IMark94204920"/><text:alphabetical-index-mark-start text:id="IMark103279944"/><text:alphabetical-index-mark-start text:id="IMark90753672"/><text:alphabetical-index-mark-start text:id="IMark99029432"/><text:span text:style-name="T83">sde_mem_</text:span><text:alphabetical-index-mark-start text:id="IMark80182424"/><text:alphabetical-index-mark-start text:id="IMark44082136"/><text:alphabetical-index-mark-start text:id="IMark83996360"/><text:alphabetical-index-mark-start text:id="IMark43407288"/><text:alphabetical-index-mark-start text:id="IMark80646936"/><text:span text:style-name="T83">fact</text:span><text:alphabetical-index-mark-end text:id="IMark80646936"/><text:alphabetical-index-mark-end text:id="IMark43407288"/><text:alphabetical-index-mark-end text:id="IMark83996360"/><text:alphabetical-index-mark-end text:id="IMark44082136"/><text:alphabetical-index-mark-end text:id="IMark80182424"/><text:span text:style-name="T83">s</text:span><text:alphabetical-index-mark-end text:id="IMark99029432"/><text:alphabetical-index-mark-end text:id="IMark90753672"/><text:alphabetical-index-mark-end text:id="IMark103279944"/><text:alphabetical-index-mark-end text:id="IMark94204920"/><text:alphabetical-index-mark-end text:id="IMark89936952"/><text:span text:style-name="T178">. </text:span></text:p>
      <text:p text:style-name="Text_20_body"/>
      <text:p text:style-name="Text_20_body"><text:span text:style-name="T178">For </text:span><text:alphabetical-index-mark-start text:id="IMark101084392"/><text:alphabetical-index-mark-start text:id="IMark103702840"/><text:alphabetical-index-mark-start text:id="IMark67450120"/><text:alphabetical-index-mark-start text:id="IMark84276856"/><text:alphabetical-index-mark-start text:id="IMark90742728"/><text:span text:style-name="T178">example</text:span><text:alphabetical-index-mark-end text:id="IMark90742728"/><text:alphabetical-index-mark-end text:id="IMark84276856"/><text:alphabetical-index-mark-end text:id="IMark67450120"/><text:alphabetical-index-mark-end text:id="IMark103702840"/><text:alphabetical-index-mark-end text:id="IMark101084392"/><text:span text:style-name="T178">, in the case of </text:span><text:alphabetical-index-mark-start text:id="IMark79929768"/><text:alphabetical-index-mark-start text:id="IMark103522920"/><text:alphabetical-index-mark-start text:id="IMark90587368"/><text:alphabetical-index-mark-start text:id="IMark82206552"/><text:alphabetical-index-mark-start text:id="IMark90949560"/><text:span text:style-name="T178">program</text:span><text:alphabetical-index-mark-end text:id="IMark90949560"/><text:alphabetical-index-mark-end text:id="IMark82206552"/><text:alphabetical-index-mark-end text:id="IMark90587368"/><text:alphabetical-index-mark-end text:id="IMark103522920"/><text:alphabetical-index-mark-end text:id="IMark79929768"/><text:span text:style-name="T178"> 31, you should look for (</text:span><text:alphabetical-index-mark-start text:id="IMark103991512"/><text:alphabetical-index-mark-start text:id="IMark94945400"/><text:alphabetical-index-mark-start text:id="IMark80108808"/><text:alphabetical-index-mark-start text:id="IMark80138280"/><text:alphabetical-index-mark-start text:id="IMark100052808"/><text:span text:style-name="T178">SELECT</text:span><text:alphabetical-index-mark-end text:id="IMark100052808"/><text:alphabetical-index-mark-end text:id="IMark80138280"/><text:alphabetical-index-mark-end text:id="IMark80108808"/><text:alphabetical-index-mark-end text:id="IMark94945400"/><text:alphabetical-index-mark-end text:id="IMark103991512"/><text:span text:style-name="T178">) the </text:span><text:alphabetical-index-mark-start text:id="IMark82431000"/><text:alphabetical-index-mark-start text:id="IMark101930024"/><text:alphabetical-index-mark-start text:id="IMark91635672"/><text:alphabetical-index-mark-start text:id="IMark60672952"/><text:alphabetical-index-mark-start text:id="IMark105141512"/><text:span text:style-name="T178">record</text:span><text:alphabetical-index-mark-end text:id="IMark105141512"/><text:alphabetical-index-mark-end text:id="IMark60672952"/><text:alphabetical-index-mark-end text:id="IMark91635672"/><text:alphabetical-index-mark-end text:id="IMark101930024"/><text:alphabetical-index-mark-end text:id="IMark82431000"/><text:span text:style-name="T178"> that contains </text:span><text:alphabetical-index-mark-start text:id="IMark104143048"/><text:alphabetical-index-mark-start text:id="IMark95196408"/><text:alphabetical-index-mark-start text:id="IMark80061400"/><text:alphabetical-index-mark-start text:id="IMark105149896"/><text:alphabetical-index-mark-start text:id="IMark105095272"/><text:span text:style-name="T83">Item</text:span><text:alphabetical-index-mark-end text:id="IMark105095272"/><text:alphabetical-index-mark-end text:id="IMark105149896"/><text:alphabetical-index-mark-end text:id="IMark80061400"/><text:alphabetical-index-mark-end text:id="IMark95196408"/><text:alphabetical-index-mark-end text:id="IMark104143048"/><text:span text:style-name="T83"> = ‘</text:span><text:alphabetical-index-mark-start text:id="IMark94367320"/><text:alphabetical-index-mark-start text:id="IMark96852360"/><text:alphabetical-index-mark-start text:id="IMark81823256"/><text:alphabetical-index-mark-start text:id="IMark80660120"/><text:alphabetical-index-mark-start text:id="IMark43960280"/><text:span text:style-name="T83">cur</text:span><text:alphabetical-index-mark-end text:id="IMark43960280"/><text:span text:style-name="T83">_</text:span><text:alphabetical-index-mark-start text:id="IMark93871304"/><text:span text:style-name="T83">ver</text:span><text:alphabetical-index-mark-end text:id="IMark93871304"/><text:alphabetical-index-mark-end text:id="IMark80660120"/><text:alphabetical-index-mark-end text:id="IMark81823256"/><text:alphabetical-index-mark-end text:id="IMark96852360"/><text:alphabetical-index-mark-end text:id="IMark94367320"/><text:span text:style-name="T83">_</text:span><text:alphabetical-index-mark-start text:id="IMark90041096"/><text:alphabetical-index-mark-start text:id="IMark101242216"/><text:alphabetical-index-mark-start text:id="IMark104288328"/><text:alphabetical-index-mark-start text:id="IMark89868280"/><text:alphabetical-index-mark-start text:id="IMark95927432"/><text:span text:style-name="T83">prg</text:span><text:alphabetical-index-mark-end text:id="IMark95927432"/><text:alphabetical-index-mark-end text:id="IMark89868280"/><text:alphabetical-index-mark-end text:id="IMark104288328"/><text:alphabetical-index-mark-end text:id="IMark101242216"/><text:alphabetical-index-mark-end text:id="IMark90041096"/><text:span text:style-name="T83">31’</text:span><text:span text:style-name="T178">. </text:span><text:span text:style-name="T180">If you change the </text:span><text:alphabetical-index-mark-start text:id="IMark94089816"/><text:alphabetical-index-mark-start text:id="IMark92717272"/><text:alphabetical-index-mark-start text:id="IMark80108024"/><text:alphabetical-index-mark-start text:id="IMark103234296"/><text:alphabetical-index-mark-start text:id="IMark84091576"/><text:span text:style-name="T96">Value</text:span><text:alphabetical-index-mark-end text:id="IMark84091576"/><text:alphabetical-index-mark-end text:id="IMark103234296"/><text:alphabetical-index-mark-end text:id="IMark80108024"/><text:alphabetical-index-mark-end text:id="IMark92717272"/><text:alphabetical-index-mark-end text:id="IMark94089816"/><text:span text:style-name="T180"> </text:span><text:alphabetical-index-mark-start text:id="IMark100558248"/><text:alphabetical-index-mark-start text:id="IMark100974408"/><text:span text:style-name="T180">field</text:span><text:alphabetical-index-mark-end text:id="IMark100974408"/><text:alphabetical-index-mark-end text:id="IMark100558248"/><text:span text:style-name="T180"> from – say – 31.4 to 31.5, you will change the </text:span><text:alphabetical-index-mark-start text:id="IMark101991176"/><text:alphabetical-index-mark-start text:id="IMark105070648"/><text:alphabetical-index-mark-start text:id="IMark77580008"/><text:alphabetical-index-mark-start text:id="IMark91056456"/><text:alphabetical-index-mark-start text:id="IMark82572504"/><text:span text:style-name="T180">enabled</text:span><text:alphabetical-index-mark-end text:id="IMark82572504"/><text:alphabetical-index-mark-end text:id="IMark91056456"/><text:alphabetical-index-mark-end text:id="IMark77580008"/><text:alphabetical-index-mark-end text:id="IMark105070648"/><text:alphabetical-index-mark-end text:id="IMark101991176"/><text:span text:style-name="T180"> </text:span><text:alphabetical-index-mark-start text:id="IMark105103784"/><text:alphabetical-index-mark-start text:id="IMark89957128"/><text:alphabetical-index-mark-start text:id="IMark82427528"/><text:alphabetical-index-mark-start text:id="IMark82540456"/><text:alphabetical-index-mark-start text:id="IMark82972120"/><text:span text:style-name="T180">version</text:span><text:alphabetical-index-mark-end text:id="IMark82972120"/><text:alphabetical-index-mark-end text:id="IMark82540456"/><text:alphabetical-index-mark-end text:id="IMark82427528"/><text:alphabetical-index-mark-end text:id="IMark89957128"/><text:alphabetical-index-mark-end text:id="IMark105103784"/><text:span text:style-name="T180"> of </text:span><text:alphabetical-index-mark-start text:id="IMark95386104"/><text:alphabetical-index-mark-start text:id="IMark104901752"/><text:alphabetical-index-mark-start text:id="IMark94448360"/><text:alphabetical-index-mark-start text:id="IMark91799000"/><text:alphabetical-index-mark-start text:id="IMark81194680"/><text:span text:style-name="T180">prg</text:span><text:alphabetical-index-mark-end text:id="IMark81194680"/><text:alphabetical-index-mark-end text:id="IMark91799000"/><text:alphabetical-index-mark-end text:id="IMark94448360"/><text:alphabetical-index-mark-end text:id="IMark104901752"/><text:alphabetical-index-mark-end text:id="IMark95386104"/><text:span text:style-name="T180">3</text:span><text:span text:style-name="T188">1</text:span><text:span text:style-name="T180"> from 31.4 to 31.5 and the </text:span><text:alphabetical-index-mark-start text:id="IMark96786216"/><text:alphabetical-index-mark-start text:id="IMark96198840"/><text:alphabetical-index-mark-start text:id="IMark91247432"/><text:alphabetical-index-mark-start text:id="IMark81452984"/><text:alphabetical-index-mark-start text:id="IMark89852328"/><text:alphabetical-index-mark-start text:id="IMark90964104"/><text:span text:style-name="T180">AI</text:span><text:alphabetical-index-mark-end text:id="IMark90964104"/><text:span text:style-name="T180">E</text:span><text:alphabetical-index-mark-end text:id="IMark89852328"/><text:alphabetical-index-mark-end text:id="IMark81452984"/><text:alphabetical-index-mark-end text:id="IMark91247432"/><text:alphabetical-index-mark-end text:id="IMark96198840"/><text:alphabetical-index-mark-end text:id="IMark96786216"/><text:span text:style-name="T180"> will </text:span><text:alphabetical-index-mark-start text:id="IMark89697672"/><text:alphabetical-index-mark-start text:id="IMark82119032"/><text:alphabetical-index-mark-start text:id="IMark95534712"/><text:alphabetical-index-mark-start text:id="IMark82980504"/><text:alphabetical-index-mark-start text:id="IMark89990008"/><text:span text:style-name="T180">load</text:span><text:alphabetical-index-mark-end text:id="IMark89990008"/><text:alphabetical-index-mark-end text:id="IMark82980504"/><text:alphabetical-index-mark-end text:id="IMark95534712"/><text:alphabetical-index-mark-end text:id="IMark82119032"/><text:alphabetical-index-mark-end text:id="IMark89697672"/><text:span text:style-name="T180"> </text:span><text:alphabetical-index-mark-start text:id="IMark92898104"/><text:alphabetical-index-mark-start text:id="IMark99351160"/><text:alphabetical-index-mark-start text:id="IMark103107224"/><text:alphabetical-index-mark-start text:id="IMark101998888"/><text:alphabetical-index-mark-start text:id="IMark90970520"/><text:span text:style-name="T96">prg</text:span><text:alphabetical-index-mark-end text:id="IMark90970520"/><text:alphabetical-index-mark-end text:id="IMark101998888"/><text:alphabetical-index-mark-end text:id="IMark103107224"/><text:alphabetical-index-mark-end text:id="IMark99351160"/><text:alphabetical-index-mark-end text:id="IMark92898104"/><text:span text:style-name="T96">31.5</text:span><text:span text:style-name="T180"> instead of </text:span><text:alphabetical-index-mark-start text:id="IMark102917736"/><text:alphabetical-index-mark-start text:id="IMark82113560"/><text:alphabetical-index-mark-start text:id="IMark100941304"/><text:alphabetical-index-mark-start text:id="IMark90028520"/><text:alphabetical-index-mark-start text:id="IMark89724776"/><text:span text:style-name="T96">prg</text:span><text:alphabetical-index-mark-end text:id="IMark89724776"/><text:alphabetical-index-mark-end text:id="IMark90028520"/><text:alphabetical-index-mark-end text:id="IMark100941304"/><text:alphabetical-index-mark-end text:id="IMark82113560"/><text:alphabetical-index-mark-end text:id="IMark102917736"/><text:span text:style-name="T96">31.4</text:span><text:span text:style-name="T180"> when </text:span><text:alphabetical-index-mark-start text:id="IMark99538600"/><text:alphabetical-index-mark-start text:id="IMark97624648"/><text:alphabetical-index-mark-start text:id="IMark98271064"/><text:alphabetical-index-mark-start text:id="IMark99534552"/><text:alphabetical-index-mark-start text:id="IMark82648056"/><text:span text:style-name="T180">prg</text:span><text:alphabetical-index-mark-end text:id="IMark82648056"/><text:alphabetical-index-mark-end text:id="IMark99534552"/><text:alphabetical-index-mark-end text:id="IMark98271064"/><text:alphabetical-index-mark-end text:id="IMark97624648"/><text:alphabetical-index-mark-end text:id="IMark99538600"/><text:span text:style-name="T180">31 is r</text:span><text:alphabetical-index-mark-start text:id="IMark90551608"/><text:span text:style-name="T180">equ</text:span><text:alphabetical-index-mark-end text:id="IMark90551608"/><text:span text:style-name="T180">ired. </text:span></text:p>
      <text:p text:style-name="Text_20_body"/>
      <text:p text:style-name="P40"><text:span text:style-name="T181">If you take a look at another </text:span><text:alphabetical-index-mark-start text:id="IMark101833224"/><text:alphabetical-index-mark-start text:id="IMark90846712"/><text:alphabetical-index-mark-start text:id="IMark79121336"/><text:alphabetical-index-mark-start text:id="IMark95521224"/><text:alphabetical-index-mark-start text:id="IMark80175432"/><text:span text:style-name="T181">fact</text:span><text:alphabetical-index-mark-end text:id="IMark80175432"/><text:alphabetical-index-mark-end text:id="IMark95521224"/><text:alphabetical-index-mark-end text:id="IMark79121336"/><text:alphabetical-index-mark-end text:id="IMark90846712"/><text:alphabetical-index-mark-end text:id="IMark101833224"/><text:span text:style-name="T181"> </text:span><text:alphabetical-index-mark-start text:id="IMark52996888"/><text:alphabetical-index-mark-start text:id="IMark102890328"/><text:alphabetical-index-mark-start text:id="IMark84351080"/><text:alphabetical-index-mark-start text:id="IMark100572056"/><text:alphabetical-index-mark-start text:id="IMark81509992"/><text:span text:style-name="T181">record</text:span><text:alphabetical-index-mark-end text:id="IMark81509992"/><text:alphabetical-index-mark-end text:id="IMark100572056"/><text:alphabetical-index-mark-end text:id="IMark84351080"/><text:alphabetical-index-mark-end text:id="IMark102890328"/><text:alphabetical-index-mark-end text:id="IMark52996888"/><text:span text:style-name="T181"> from </text:span><text:alphabetical-index-mark-start text:id="IMark93424584"/><text:alphabetical-index-mark-start text:id="IMark104319032"/><text:alphabetical-index-mark-start text:id="IMark93508456"/><text:alphabetical-index-mark-start text:id="IMark102026664"/><text:alphabetical-index-mark-start text:id="IMark91094952"/><text:span text:style-name="T95">sde_mem_</text:span><text:alphabetical-index-mark-start text:id="IMark101524232"/><text:alphabetical-index-mark-start text:id="IMark68885864"/><text:alphabetical-index-mark-start text:id="IMark77437240"/><text:alphabetical-index-mark-start text:id="IMark99550456"/><text:alphabetical-index-mark-start text:id="IMark81458600"/><text:span text:style-name="T95">fact</text:span><text:alphabetical-index-mark-end text:id="IMark81458600"/><text:alphabetical-index-mark-end text:id="IMark99550456"/><text:alphabetical-index-mark-end text:id="IMark77437240"/><text:alphabetical-index-mark-end text:id="IMark68885864"/><text:alphabetical-index-mark-end text:id="IMark101524232"/><text:span text:style-name="T95">s</text:span><text:alphabetical-index-mark-end text:id="IMark91094952"/><text:alphabetical-index-mark-end text:id="IMark102026664"/><text:alphabetical-index-mark-end text:id="IMark93508456"/><text:alphabetical-index-mark-end text:id="IMark104319032"/><text:alphabetical-index-mark-end text:id="IMark93424584"/><text:span text:style-name="T181"> with </text:span><text:alphabetical-index-mark-start text:id="IMark103683640"/><text:alphabetical-index-mark-start text:id="IMark93767144"/><text:alphabetical-index-mark-start text:id="IMark100927464"/><text:alphabetical-index-mark-start text:id="IMark81711288"/><text:alphabetical-index-mark-start text:id="IMark100145048"/><text:span text:style-name="T95">Item</text:span><text:alphabetical-index-mark-end text:id="IMark100145048"/><text:alphabetical-index-mark-end text:id="IMark81711288"/><text:alphabetical-index-mark-end text:id="IMark100927464"/><text:alphabetical-index-mark-end text:id="IMark93767144"/><text:alphabetical-index-mark-end text:id="IMark103683640"/><text:span text:style-name="T95">=’</text:span><text:alphabetical-index-mark-start text:id="IMark93676312"/><text:alphabetical-index-mark-start text:id="IMark94643512"/><text:alphabetical-index-mark-start text:id="IMark44998664"/><text:alphabetical-index-mark-start text:id="IMark45029176"/><text:alphabetical-index-mark-start text:id="IMark52523672"/><text:alphabetical-index-mark-start text:id="IMark102077272"/><text:alphabetical-index-mark-start text:id="IMark79211752"/><text:alphabetical-index-mark-start text:id="IMark93917224"/><text:alphabetical-index-mark-start text:id="IMark94974344"/><text:span text:style-name="T95">load</text:span><text:alphabetical-index-mark-end text:id="IMark94974344"/><text:alphabetical-index-mark-end text:id="IMark93917224"/><text:alphabetical-index-mark-end text:id="IMark79211752"/><text:alphabetical-index-mark-end text:id="IMark102077272"/><text:alphabetical-index-mark-end text:id="IMark52523672"/><text:span text:style-name="T95">_</text:span><text:alphabetical-index-mark-start text:id="IMark81204536"/><text:alphabetical-index-mark-start text:id="IMark89918088"/><text:alphabetical-index-mark-start text:id="IMark99274296"/><text:alphabetical-index-mark-start text:id="IMark101892600"/><text:alphabetical-index-mark-start text:id="IMark104094776"/><text:span text:style-name="T95">order</text:span><text:alphabetical-index-mark-end text:id="IMark104094776"/><text:alphabetical-index-mark-end text:id="IMark101892600"/><text:alphabetical-index-mark-end text:id="IMark99274296"/><text:alphabetical-index-mark-end text:id="IMark89918088"/><text:alphabetical-index-mark-end text:id="IMark81204536"/><text:alphabetical-index-mark-end text:id="IMark45029176"/><text:alphabetical-index-mark-end text:id="IMark44998664"/><text:alphabetical-index-mark-end text:id="IMark94643512"/><text:alphabetical-index-mark-end text:id="IMark93676312"/><text:span text:style-name="T95">31’</text:span><text:span text:style-name="T181">, you will see that </text:span><text:alphabetical-index-mark-start text:id="IMark104476440"/><text:alphabetical-index-mark-start text:id="IMark81842456"/><text:alphabetical-index-mark-start text:id="IMark83421768"/><text:alphabetical-index-mark-start text:id="IMark83529512"/><text:alphabetical-index-mark-start text:id="IMark101057496"/><text:span text:style-name="T95">Value</text:span><text:alphabetical-index-mark-end text:id="IMark101057496"/><text:alphabetical-index-mark-end text:id="IMark83529512"/><text:alphabetical-index-mark-end text:id="IMark83421768"/><text:alphabetical-index-mark-end text:id="IMark81842456"/><text:alphabetical-index-mark-end text:id="IMark104476440"/><text:span text:style-name="T95"> </text:span><text:span text:style-name="T97">=</text:span><text:span text:style-name="T95"> 0</text:span><text:span text:style-name="T181">. This means that the </text:span><text:alphabetical-index-mark-start text:id="IMark98816088"/><text:alphabetical-index-mark-start text:id="IMark96843848"/><text:alphabetical-index-mark-start text:id="IMark104339384"/><text:alphabetical-index-mark-start text:id="IMark53003640"/><text:alphabetical-index-mark-start text:id="IMark68848872"/><text:span text:style-name="T181">program</text:span><text:alphabetical-index-mark-end text:id="IMark68848872"/><text:alphabetical-index-mark-end text:id="IMark53003640"/><text:alphabetical-index-mark-end text:id="IMark104339384"/><text:alphabetical-index-mark-end text:id="IMark96843848"/><text:alphabetical-index-mark-end text:id="IMark98816088"/><text:span text:style-name="T181"> or </text:span><text:alphabetical-index-mark-start text:id="IMark101762424"/><text:alphabetical-index-mark-start text:id="IMark99021240"/><text:span text:style-name="T181">chunk</text:span><text:alphabetical-index-mark-end text:id="IMark99021240"/><text:alphabetical-index-mark-end text:id="IMark101762424"/><text:span text:style-name="T181"> of </text:span><text:alphabetical-index-mark-start text:id="IMark78554776"/><text:alphabetical-index-mark-start text:id="IMark77325336"/><text:alphabetical-index-mark-start text:id="IMark102699400"/><text:alphabetical-index-mark-start text:id="IMark104032536"/><text:alphabetical-index-mark-start text:id="IMark102320936"/><text:span text:style-name="T181">rule</text:span><text:alphabetical-index-mark-end text:id="IMark102320936"/><text:alphabetical-index-mark-end text:id="IMark104032536"/><text:alphabetical-index-mark-end text:id="IMark102699400"/><text:alphabetical-index-mark-end text:id="IMark77325336"/><text:alphabetical-index-mark-end text:id="IMark78554776"/><text:span text:style-name="T181">s has no </text:span><text:alphabetical-index-mark-start text:id="IMark91080296"/><text:alphabetical-index-mark-start text:id="IMark81549896"/><text:alphabetical-index-mark-start text:id="IMark93572760"/><text:alphabetical-index-mark-start text:id="IMark90665128"/><text:span text:style-name="T181">sync</text:span><text:alphabetical-index-mark-end text:id="IMark90665128"/><text:alphabetical-index-mark-end text:id="IMark93572760"/><text:alphabetical-index-mark-end text:id="IMark81549896"/><text:alphabetical-index-mark-end text:id="IMark91080296"/><text:span text:style-name="T181">hronized </text:span><text:alphabetical-index-mark-start text:id="IMark91164920"/><text:alphabetical-index-mark-start text:id="IMark97403656"/><text:alphabetical-index-mark-start text:id="IMark83243544"/><text:alphabetical-index-mark-start text:id="IMark79307496"/><text:alphabetical-index-mark-start text:id="IMark80202024"/><text:span text:style-name="T181">load</text:span><text:alphabetical-index-mark-end text:id="IMark80202024"/><text:alphabetical-index-mark-end text:id="IMark79307496"/><text:alphabetical-index-mark-end text:id="IMark83243544"/><text:alphabetical-index-mark-end text:id="IMark97403656"/><text:alphabetical-index-mark-end text:id="IMark91164920"/><text:span text:style-name="T181">ing r</text:span><text:alphabetical-index-mark-start text:id="IMark94368104"/><text:span text:style-name="T181">equ</text:span><text:alphabetical-index-mark-end text:id="IMark94368104"/><text:span text:style-name="T181">irement. It will be </text:span><text:alphabetical-index-mark-start text:id="IMark60681992"/><text:alphabetical-index-mark-start text:id="IMark44952344"/><text:alphabetical-index-mark-start text:id="IMark91270936"/><text:alphabetical-index-mark-start text:id="IMark92361160"/><text:alphabetical-index-mark-start text:id="IMark95401352"/><text:span text:style-name="T181">load</text:span><text:alphabetical-index-mark-end text:id="IMark95401352"/><text:alphabetical-index-mark-end text:id="IMark92361160"/><text:alphabetical-index-mark-end text:id="IMark91270936"/><text:alphabetical-index-mark-end text:id="IMark44952344"/><text:alphabetical-index-mark-end text:id="IMark60681992"/><text:span text:style-name="T181">ed orn </text:span><text:alphabetical-index-mark-start text:id="IMark98891656"/><text:alphabetical-index-mark-start text:id="IMark93468984"/><text:alphabetical-index-mark-start text:id="IMark80280968"/><text:alphabetical-index-mark-start text:id="IMark91753864"/><text:alphabetical-index-mark-start text:id="IMark77384024"/><text:span text:style-name="T181">un</text:span><text:alphabetical-index-mark-start text:id="IMark93452296"/><text:alphabetical-index-mark-start text:id="IMark95559832"/><text:alphabetical-index-mark-start text:id="IMark94234312"/><text:alphabetical-index-mark-start text:id="IMark81292632"/><text:alphabetical-index-mark-start text:id="IMark78310136"/><text:span text:style-name="T181">load</text:span><text:alphabetical-index-mark-end text:id="IMark78310136"/><text:alphabetical-index-mark-end text:id="IMark81292632"/><text:alphabetical-index-mark-end text:id="IMark94234312"/><text:alphabetical-index-mark-end text:id="IMark95559832"/><text:alphabetical-index-mark-end text:id="IMark93452296"/><text:alphabetical-index-mark-end text:id="IMark77384024"/><text:alphabetical-index-mark-end text:id="IMark91753864"/><text:alphabetical-index-mark-end text:id="IMark80280968"/><text:alphabetical-index-mark-end text:id="IMark93468984"/><text:alphabetical-index-mark-end text:id="IMark98891656"/><text:span text:style-name="T181">ed to </text:span><text:alphabetical-index-mark-start text:id="IMark89893864"/><text:alphabetical-index-mark-start text:id="IMark43382648"/><text:alphabetical-index-mark-start text:id="IMark80906632"/><text:alphabetical-index-mark-start text:id="IMark104538616"/><text:alphabetical-index-mark-start text:id="IMark104846664"/><text:span text:style-name="T95">sde_</text:span><text:alphabetical-index-mark-start text:id="IMark95459784"/><text:alphabetical-index-mark-start text:id="IMark96107160"/><text:alphabetical-index-mark-start text:id="IMark98146232"/><text:alphabetical-index-mark-start text:id="IMark93916440"/><text:alphabetical-index-mark-start text:id="IMark104569608"/><text:span text:style-name="T95">rule</text:span><text:alphabetical-index-mark-end text:id="IMark104569608"/><text:alphabetical-index-mark-end text:id="IMark93916440"/><text:alphabetical-index-mark-end text:id="IMark98146232"/><text:alphabetical-index-mark-end text:id="IMark96107160"/><text:alphabetical-index-mark-end text:id="IMark95459784"/><text:span text:style-name="T95">s</text:span><text:alphabetical-index-mark-end text:id="IMark104846664"/><text:alphabetical-index-mark-end text:id="IMark104538616"/><text:alphabetical-index-mark-end text:id="IMark80906632"/><text:alphabetical-index-mark-end text:id="IMark43382648"/><text:alphabetical-index-mark-end text:id="IMark89893864"/><text:span text:style-name="T181"> as r</text:span><text:alphabetical-index-mark-start text:id="IMark80790584"/><text:span text:style-name="T181">equ</text:span><text:alphabetical-index-mark-end text:id="IMark80790584"/><text:span text:style-name="T181">ested by other </text:span><text:alphabetical-index-mark-start text:id="IMark100526200"/><text:alphabetical-index-mark-start text:id="IMark101253160"/><text:alphabetical-index-mark-start text:id="IMark102747640"/><text:alphabetical-index-mark-start text:id="IMark81646872"/><text:alphabetical-index-mark-start text:id="IMark101135112"/><text:span text:style-name="T181">rule</text:span><text:alphabetical-index-mark-end text:id="IMark101135112"/><text:alphabetical-index-mark-end text:id="IMark81646872"/><text:alphabetical-index-mark-end text:id="IMark102747640"/><text:alphabetical-index-mark-end text:id="IMark101253160"/><text:alphabetical-index-mark-end text:id="IMark100526200"/><text:span text:style-name="T181">s or by the user, by means of the </text:span><text:alphabetical-index-mark-start text:id="IMark80280184"/><text:alphabetical-index-mark-start text:id="IMark42765224"/><text:alphabetical-index-mark-start text:id="IMark91719592"/><text:alphabetical-index-mark-start text:id="IMark91071912"/><text:alphabetical-index-mark-start text:id="IMark104833240"/><text:alphabetical-index-mark-start text:id="IMark104402216"/><text:span text:style-name="T181">SQL</text:span><text:alphabetical-index-mark-end text:id="IMark104402216"/><text:span text:style-name="T181">C</text:span><text:alphabetical-index-mark-end text:id="IMark104833240"/><text:alphabetical-index-mark-end text:id="IMark91071912"/><text:alphabetical-index-mark-end text:id="IMark91719592"/><text:alphabetical-index-mark-end text:id="IMark42765224"/><text:alphabetical-index-mark-end text:id="IMark80280184"/><text:span text:style-name="T181"> </text:span><text:alphabetical-index-mark-start text:id="IMark102290872"/><text:alphabetical-index-mark-start text:id="IMark100059784"/><text:alphabetical-index-mark-start text:id="IMark81365720"/><text:alphabetical-index-mark-start text:id="IMark68394472"/><text:alphabetical-index-mark-start text:id="IMark90053992"/><text:span text:style-name="T181">MFD</text:span><text:alphabetical-index-mark-end text:id="IMark90053992"/><text:alphabetical-index-mark-end text:id="IMark68394472"/><text:alphabetical-index-mark-end text:id="IMark81365720"/><text:alphabetical-index-mark-end text:id="IMark100059784"/><text:alphabetical-index-mark-end text:id="IMark102290872"/><text:span text:style-name="T181">. </text:span></text:p>
      <text:p text:style-name="P51"/>
      <text:p text:style-name="P40"><text:span text:style-name="T181">If you find any </text:span><text:alphabetical-index-mark-start text:id="IMark104467704"/><text:alphabetical-index-mark-start text:id="IMark94415688"/><text:alphabetical-index-mark-start text:id="IMark102635432"/><text:alphabetical-index-mark-start text:id="IMark90568264"/><text:alphabetical-index-mark-start text:id="IMark35941720"/><text:span text:style-name="T181">load</text:span><text:alphabetical-index-mark-end text:id="IMark35941720"/><text:alphabetical-index-mark-end text:id="IMark90568264"/><text:alphabetical-index-mark-end text:id="IMark102635432"/><text:alphabetical-index-mark-end text:id="IMark94415688"/><text:alphabetical-index-mark-end text:id="IMark104467704"/><text:span text:style-name="T181"> </text:span><text:alphabetical-index-mark-start text:id="IMark79030632"/><text:alphabetical-index-mark-start text:id="IMark94179480"/><text:alphabetical-index-mark-start text:id="IMark81650888"/><text:alphabetical-index-mark-start text:id="IMark91271720"/><text:alphabetical-index-mark-start text:id="IMark99500312"/><text:span text:style-name="T181">order</text:span><text:alphabetical-index-mark-end text:id="IMark99500312"/><text:alphabetical-index-mark-end text:id="IMark91271720"/><text:alphabetical-index-mark-end text:id="IMark81650888"/><text:alphabetical-index-mark-end text:id="IMark94179480"/><text:alphabetical-index-mark-end text:id="IMark79030632"/><text:span text:style-name="T181"> </text:span><text:alphabetical-index-mark-start text:id="IMark83755960"/><text:alphabetical-index-mark-start text:id="IMark44007400"/><text:alphabetical-index-mark-start text:id="IMark82995960"/><text:alphabetical-index-mark-start text:id="IMark105086232"/><text:alphabetical-index-mark-start text:id="IMark103232728"/><text:span text:style-name="T181">fact</text:span><text:alphabetical-index-mark-end text:id="IMark103232728"/><text:alphabetical-index-mark-end text:id="IMark105086232"/><text:alphabetical-index-mark-end text:id="IMark82995960"/><text:alphabetical-index-mark-end text:id="IMark44007400"/><text:alphabetical-index-mark-end text:id="IMark83755960"/><text:span text:style-name="T181"> with a </text:span><text:alphabetical-index-mark-start text:id="IMark104529864"/><text:alphabetical-index-mark-start text:id="IMark104226376"/><text:alphabetical-index-mark-start text:id="IMark83757528"/><text:alphabetical-index-mark-start text:id="IMark97402872"/><text:alphabetical-index-mark-start text:id="IMark91606200"/><text:span text:style-name="T181">value</text:span><text:alphabetical-index-mark-end text:id="IMark91606200"/><text:alphabetical-index-mark-end text:id="IMark97402872"/><text:alphabetical-index-mark-end text:id="IMark83757528"/><text:alphabetical-index-mark-end text:id="IMark104226376"/><text:alphabetical-index-mark-end text:id="IMark104529864"/><text:span text:style-name="T181"> not </text:span><text:alphabetical-index-mark-start text:id="IMark99057144"/><text:span text:style-name="T181">equ</text:span><text:alphabetical-index-mark-end text:id="IMark99057144"/><text:span text:style-name="T181">al to zero, that means that the associated </text:span><text:alphabetical-index-mark-start text:id="IMark77257192"/><text:alphabetical-index-mark-start text:id="IMark92355240"/><text:alphabetical-index-mark-start text:id="IMark105279192"/><text:alphabetical-index-mark-start text:id="IMark103633704"/><text:alphabetical-index-mark-start text:id="IMark90845928"/><text:span text:style-name="T181">program</text:span><text:alphabetical-index-mark-end text:id="IMark90845928"/><text:alphabetical-index-mark-end text:id="IMark103633704"/><text:alphabetical-index-mark-end text:id="IMark105279192"/><text:alphabetical-index-mark-end text:id="IMark92355240"/><text:alphabetical-index-mark-end text:id="IMark77257192"/><text:span text:style-name="T181"> will be </text:span><text:alphabetical-index-mark-start text:id="IMark44873000"/><text:alphabetical-index-mark-start text:id="IMark93961704"/><text:alphabetical-index-mark-start text:id="IMark96182424"/><text:alphabetical-index-mark-start text:id="IMark100743336"/><text:alphabetical-index-mark-start text:id="IMark92923192"/><text:span text:style-name="T181">load</text:span><text:alphabetical-index-mark-end text:id="IMark92923192"/><text:alphabetical-index-mark-end text:id="IMark100743336"/><text:alphabetical-index-mark-end text:id="IMark96182424"/><text:alphabetical-index-mark-end text:id="IMark93961704"/><text:alphabetical-index-mark-end text:id="IMark44873000"/><text:span text:style-name="T181">ed on the </text:span><text:alphabetical-index-mark-start text:id="IMark77938312"/><text:alphabetical-index-mark-start text:id="IMark60650392"/><text:alphabetical-index-mark-start text:id="IMark80635592"/><text:alphabetical-index-mark-start text:id="IMark93926248"/><text:alphabetical-index-mark-start text:id="IMark80913704"/><text:span text:style-name="T181">inference</text:span><text:alphabetical-index-mark-end text:id="IMark80913704"/><text:alphabetical-index-mark-end text:id="IMark93926248"/><text:alphabetical-index-mark-end text:id="IMark80635592"/><text:alphabetical-index-mark-end text:id="IMark60650392"/><text:alphabetical-index-mark-end text:id="IMark77938312"/><text:span text:style-name="T181"> </text:span><text:alphabetical-index-mark-start text:id="IMark91096936"/><text:alphabetical-index-mark-start text:id="IMark95831288"/><text:alphabetical-index-mark-start text:id="IMark91930808"/><text:alphabetical-index-mark-start text:id="IMark99792280"/><text:alphabetical-index-mark-start text:id="IMark90040312"/><text:span text:style-name="T181">iteration</text:span><text:alphabetical-index-mark-end text:id="IMark90040312"/><text:alphabetical-index-mark-end text:id="IMark99792280"/><text:alphabetical-index-mark-end text:id="IMark91930808"/><text:alphabetical-index-mark-end text:id="IMark95831288"/><text:alphabetical-index-mark-end text:id="IMark91096936"/><text:span text:style-name="T181"> of the </text:span><text:alphabetical-index-mark-start text:id="IMark77920504"/><text:alphabetical-index-mark-start text:id="IMark103472552"/><text:alphabetical-index-mark-start text:id="IMark92933528"/><text:alphabetical-index-mark-start text:id="IMark101657864"/><text:alphabetical-index-mark-start text:id="IMark104356296"/><text:span text:style-name="T181">ES</text:span><text:alphabetical-index-mark-end text:id="IMark104356296"/><text:alphabetical-index-mark-end text:id="IMark101657864"/><text:alphabetical-index-mark-end text:id="IMark92933528"/><text:alphabetical-index-mark-end text:id="IMark103472552"/><text:alphabetical-index-mark-end text:id="IMark77920504"/><text:span text:style-name="T181"> </text:span><text:alphabetical-index-mark-start text:id="IMark44786456"/><text:span text:style-name="T181">equ</text:span><text:alphabetical-index-mark-end text:id="IMark44786456"/><text:span text:style-name="T181">al to that </text:span><text:alphabetical-index-mark-start text:id="IMark90824584"/><text:alphabetical-index-mark-start text:id="IMark104214152"/><text:alphabetical-index-mark-start text:id="IMark100429352"/><text:alphabetical-index-mark-start text:id="IMark98014184"/><text:span text:style-name="T181">number</text:span><text:alphabetical-index-mark-end text:id="IMark98014184"/><text:alphabetical-index-mark-end text:id="IMark100429352"/><text:alphabetical-index-mark-end text:id="IMark104214152"/><text:alphabetical-index-mark-end text:id="IMark90824584"/><text:span text:style-name="T181">. The </text:span><text:alphabetical-index-mark-start text:id="IMark68430264"/><text:alphabetical-index-mark-start text:id="IMark90738824"/><text:alphabetical-index-mark-start text:id="IMark104292360"/><text:alphabetical-index-mark-start text:id="IMark91822072"/><text:alphabetical-index-mark-start text:id="IMark98421560"/><text:span text:style-name="T181">inference</text:span><text:alphabetical-index-mark-end text:id="IMark98421560"/><text:alphabetical-index-mark-end text:id="IMark91822072"/><text:alphabetical-index-mark-end text:id="IMark104292360"/><text:alphabetical-index-mark-end text:id="IMark90738824"/><text:alphabetical-index-mark-end text:id="IMark68430264"/><text:span text:style-name="T181"> </text:span><text:alphabetical-index-mark-start text:id="IMark104724360"/><text:alphabetical-index-mark-start text:id="IMark100888248"/><text:alphabetical-index-mark-start text:id="IMark53006712"/><text:alphabetical-index-mark-start text:id="IMark80479256"/><text:alphabetical-index-mark-start text:id="IMark105096056"/><text:span text:style-name="T181">iteration</text:span><text:alphabetical-index-mark-end text:id="IMark105096056"/><text:alphabetical-index-mark-end text:id="IMark80479256"/><text:alphabetical-index-mark-end text:id="IMark53006712"/><text:alphabetical-index-mark-end text:id="IMark100888248"/><text:alphabetical-index-mark-end text:id="IMark104724360"/><text:span text:style-name="T181"> </text:span><text:alphabetical-index-mark-start text:id="IMark95812840"/><text:alphabetical-index-mark-start text:id="IMark98009464"/><text:alphabetical-index-mark-start text:id="IMark94991672"/><text:alphabetical-index-mark-start text:id="IMark83524872"/><text:span text:style-name="T181">number</text:span><text:alphabetical-index-mark-end text:id="IMark83524872"/><text:alphabetical-index-mark-end text:id="IMark94991672"/><text:alphabetical-index-mark-end text:id="IMark98009464"/><text:alphabetical-index-mark-end text:id="IMark95812840"/><text:span text:style-name="T181"> is the </text:span><text:alphabetical-index-mark-start text:id="IMark95995224"/><text:alphabetical-index-mark-start text:id="IMark102102472"/><text:alphabetical-index-mark-start text:id="IMark92440376"/><text:alphabetical-index-mark-start text:id="IMark84002712"/><text:alphabetical-index-mark-start text:id="IMark82643400"/><text:span text:style-name="T181">value</text:span><text:alphabetical-index-mark-end text:id="IMark82643400"/><text:alphabetical-index-mark-end text:id="IMark84002712"/><text:alphabetical-index-mark-end text:id="IMark92440376"/><text:alphabetical-index-mark-end text:id="IMark102102472"/><text:alphabetical-index-mark-end text:id="IMark95995224"/><text:span text:style-name="T181"> of </text:span><text:alphabetical-index-mark-start text:id="IMark92356024"/><text:alphabetical-index-mark-start text:id="IMark90381816"/><text:alphabetical-index-mark-start text:id="IMark80656456"/><text:alphabetical-index-mark-start text:id="IMark84374024"/><text:alphabetical-index-mark-start text:id="IMark78963960"/><text:span text:style-name="T181">fact</text:span><text:alphabetical-index-mark-end text:id="IMark78963960"/><text:alphabetical-index-mark-end text:id="IMark84374024"/><text:alphabetical-index-mark-end text:id="IMark80656456"/><text:alphabetical-index-mark-end text:id="IMark90381816"/><text:alphabetical-index-mark-end text:id="IMark92356024"/><text:span text:style-name="T181"> </text:span><text:alphabetical-index-mark-start text:id="IMark90441464"/><text:alphabetical-index-mark-start text:id="IMark99199144"/><text:span text:style-name="T181">is_first_</text:span><text:alphabetical-index-mark-start text:id="IMark103419496"/><text:alphabetical-index-mark-start text:id="IMark94473288"/><text:alphabetical-index-mark-start text:id="IMark81931384"/><text:alphabetical-index-mark-start text:id="IMark102656264"/><text:alphabetical-index-mark-start text:id="IMark102573736"/><text:span text:style-name="T181">iteration</text:span><text:alphabetical-index-mark-end text:id="IMark102573736"/><text:alphabetical-index-mark-end text:id="IMark102656264"/><text:alphabetical-index-mark-end text:id="IMark81931384"/><text:alphabetical-index-mark-end text:id="IMark94473288"/><text:alphabetical-index-mark-end text:id="IMark103419496"/><text:alphabetical-index-mark-end text:id="IMark99199144"/><text:alphabetical-index-mark-end text:id="IMark90441464"/><text:span text:style-name="T181">, which </text:span><text:span text:style-name="T182">was</text:span><text:span text:style-name="T181"> als</text:span><text:span text:style-name="T182">o</text:span><text:span text:style-name="T181"> mentioned in an </text:span><text:alphabetical-index-mark-start text:id="IMark104786232"/><text:alphabetical-index-mark-start text:id="IMark104412744"/><text:alphabetical-index-mark-start text:id="IMark60633752"/><text:alphabetical-index-mark-start text:id="IMark90178072"/><text:alphabetical-index-mark-start text:id="IMark96337464"/><text:span text:style-name="T181">example</text:span><text:alphabetical-index-mark-end text:id="IMark96337464"/><text:alphabetical-index-mark-end text:id="IMark90178072"/><text:alphabetical-index-mark-end text:id="IMark60633752"/><text:alphabetical-index-mark-end text:id="IMark104412744"/><text:alphabetical-index-mark-end text:id="IMark104786232"/><text:span text:style-name="T181"> (see </text:span><text:span text:style-name="T194">[</text:span><text:span text:style-name="T192">4.3.1</text:span><text:span text:style-name="T193">1</text:span><text:span text:style-name="T192">.8.</text:span><text:span text:style-name="T194">]</text:span><text:span text:style-name="T181">).</text:span></text:p>
      <text:p text:style-name="Text_20_body"/>
      <text:p text:style-name="Text_20_body">As you can probably see, this particular <text:alphabetical-index-mark-start text:id="IMark96157256"/><text:alphabetical-index-mark-start text:id="IMark89927912"/><text:alphabetical-index-mark-start text:id="IMark90938296"/><text:alphabetical-index-mark-start text:id="IMark91817000"/><text:alphabetical-index-mark-start text:id="IMark104922840"/>rule<text:alphabetical-index-mark-end text:id="IMark104922840"/><text:alphabetical-index-mark-end text:id="IMark91817000"/><text:alphabetical-index-mark-end text:id="IMark90938296"/><text:alphabetical-index-mark-end text:id="IMark89927912"/><text:alphabetical-index-mark-end text:id="IMark96157256"/> sets to zero <text:alphabetical-index-mark-start text:id="IMark81550680"/><text:alphabetical-index-mark-start text:id="IMark44782968"/><text:alphabetical-index-mark-start text:id="IMark78286696"/><text:alphabetical-index-mark-start text:id="IMark99501096"/><text:alphabetical-index-mark-start text:id="IMark102766792"/>value<text:alphabetical-index-mark-end text:id="IMark102766792"/><text:alphabetical-index-mark-end text:id="IMark99501096"/><text:alphabetical-index-mark-end text:id="IMark78286696"/><text:alphabetical-index-mark-end text:id="IMark44782968"/><text:alphabetical-index-mark-end text:id="IMark81550680"/>s <text:alphabetical-index-mark-start text:id="IMark102920088"/>re<text:alphabetical-index-mark-start text:id="IMark80654104"/>l<text:alphabetical-index-mark-end text:id="IMark102920088"/>at<text:alphabetical-index-mark-end text:id="IMark80654104"/>ed to the pitch of the craft in <text:alphabetical-index-mark-start text:id="IMark92034168"/>re<text:alphabetical-index-mark-start text:id="IMark90809128"/>l<text:alphabetical-index-mark-end text:id="IMark92034168"/>at<text:alphabetical-index-mark-end text:id="IMark90809128"/>ion to something called <text:alphabetical-index-mark-start text:id="IMark80129768"/><text:alphabetical-index-mark-start text:id="IMark81979400"/><text:alphabetical-index-mark-start text:id="IMark80109592"/><text:alphabetical-index-mark-start text:id="IMark44856968"/><text:alphabetical-index-mark-start text:id="IMark90088776"/>mode<text:alphabetical-index-mark-end text:id="IMark90088776"/><text:alphabetical-index-mark-end text:id="IMark44856968"/><text:alphabetical-index-mark-end text:id="IMark80109592"/><text:alphabetical-index-mark-end text:id="IMark81979400"/><text:alphabetical-index-mark-end text:id="IMark80129768"/> crs. This is a <text:alphabetical-index-mark-start text:id="IMark101117064"/><text:alphabetical-index-mark-start text:id="IMark93841912"/><text:alphabetical-index-mark-start text:id="IMark95055512"/><text:alphabetical-index-mark-start text:id="IMark104921272"/><text:alphabetical-index-mark-start text:id="IMark82237064"/>mode<text:alphabetical-index-mark-end text:id="IMark82237064"/><text:alphabetical-index-mark-end text:id="IMark104921272"/><text:alphabetical-index-mark-end text:id="IMark95055512"/><text:alphabetical-index-mark-end text:id="IMark93841912"/><text:alphabetical-index-mark-end text:id="IMark101117064"/> that <text:alphabetical-index-mark-start text:id="IMark103231944"/><text:alphabetical-index-mark-start text:id="IMark82052744"/><text:alphabetical-index-mark-start text:id="IMark97788536"/><text:alphabetical-index-mark-start text:id="IMark104940776"/><text:alphabetical-index-mark-start text:id="IMark98995784"/>manage<text:alphabetical-index-mark-end text:id="IMark98995784"/><text:alphabetical-index-mark-end text:id="IMark104940776"/><text:alphabetical-index-mark-end text:id="IMark97788536"/><text:alphabetical-index-mark-end text:id="IMark82052744"/><text:alphabetical-index-mark-end text:id="IMark103231944"/>s <text:alphabetical-index-mark-start text:id="IMark104925976"/><text:alphabetical-index-mark-start text:id="IMark99678568"/><text:alphabetical-index-mark-start text:id="IMark92932744"/><text:alphabetical-index-mark-start text:id="IMark44985624"/><text:alphabetical-index-mark-start text:id="IMark101581816"/>cruise<text:alphabetical-index-mark-end text:id="IMark101581816"/><text:alphabetical-index-mark-end text:id="IMark44985624"/><text:alphabetical-index-mark-end text:id="IMark92932744"/><text:alphabetical-index-mark-end text:id="IMark99678568"/><text:alphabetical-index-mark-end text:id="IMark104925976"/> <text:alphabetical-index-mark-start text:id="IMark99012504"/><text:alphabetical-index-mark-start text:id="IMark60641880"/><text:alphabetical-index-mark-start text:id="IMark103931896"/><text:alphabetical-index-mark-start text:id="IMark93812440"/><text:alphabetical-index-mark-start text:id="IMark103303144"/>flight<text:alphabetical-index-mark-end text:id="IMark103303144"/><text:alphabetical-index-mark-end text:id="IMark93812440"/><text:alphabetical-index-mark-end text:id="IMark103931896"/><text:alphabetical-index-mark-end text:id="IMark60641880"/><text:alphabetical-index-mark-end text:id="IMark99012504"/> in an <text:alphabetical-index-mark-start text:id="IMark102958744"/><text:alphabetical-index-mark-start text:id="IMark95459000"/><text:alphabetical-index-mark-start text:id="IMark98717256"/><text:alphabetical-index-mark-start text:id="IMark101883720"/><text:alphabetical-index-mark-start text:id="IMark92867144"/>atmo<text:alphabetical-index-mark-start text:id="IMark102775720"/><text:alphabetical-index-mark-start text:id="IMark100078760"/>sphere<text:alphabetical-index-mark-end text:id="IMark100078760"/><text:alphabetical-index-mark-end text:id="IMark102775720"/><text:alphabetical-index-mark-end text:id="IMark92867144"/><text:alphabetical-index-mark-end text:id="IMark101883720"/><text:alphabetical-index-mark-end text:id="IMark98717256"/><text:alphabetical-index-mark-end text:id="IMark95459000"/><text:alphabetical-index-mark-end text:id="IMark102958744"/>. <text:alphabetical-index-mark-start text:id="IMark104912104"/><text:alphabetical-index-mark-start text:id="IMark100575672"/><text:alphabetical-index-mark-start text:id="IMark90562760"/><text:alphabetical-index-mark-start text:id="IMark90436136"/>Setting<text:alphabetical-index-mark-end text:id="IMark90436136"/><text:alphabetical-index-mark-end text:id="IMark90562760"/><text:alphabetical-index-mark-end text:id="IMark100575672"/><text:alphabetical-index-mark-end text:id="IMark104912104"/> on an off various <text:alphabetical-index-mark-start text:id="IMark90204136"/><text:alphabetical-index-mark-start text:id="IMark104953752"/><text:alphabetical-index-mark-start text:id="IMark80403800"/><text:alphabetical-index-mark-start text:id="IMark90707640"/><text:alphabetical-index-mark-start text:id="IMark98496056"/>mode<text:alphabetical-index-mark-end text:id="IMark98496056"/><text:alphabetical-index-mark-end text:id="IMark90707640"/><text:alphabetical-index-mark-end text:id="IMark80403800"/><text:alphabetical-index-mark-end text:id="IMark104953752"/><text:alphabetical-index-mark-end text:id="IMark90204136"/>s <text:alphabetical-index-mark-start text:id="IMark99369752"/><text:alphabetical-index-mark-start text:id="IMark77296472"/><text:alphabetical-index-mark-start text:id="IMark95404200"/><text:alphabetical-index-mark-start text:id="IMark99365048"/><text:alphabetical-index-mark-start text:id="IMark91816216"/>load<text:alphabetical-index-mark-end text:id="IMark91816216"/><text:alphabetical-index-mark-end text:id="IMark99365048"/><text:alphabetical-index-mark-end text:id="IMark95404200"/><text:alphabetical-index-mark-end text:id="IMark77296472"/><text:alphabetical-index-mark-end text:id="IMark99369752"/>s and <text:alphabetical-index-mark-start text:id="IMark83911768"/><text:alphabetical-index-mark-start text:id="IMark105087016"/><text:alphabetical-index-mark-start text:id="IMark92386472"/><text:alphabetical-index-mark-start text:id="IMark97981272"/><text:alphabetical-index-mark-start text:id="IMark91901736"/>un<text:alphabetical-index-mark-start text:id="IMark89962760"/><text:alphabetical-index-mark-start text:id="IMark98866360"/><text:alphabetical-index-mark-start text:id="IMark94924088"/><text:alphabetical-index-mark-start text:id="IMark82994392"/><text:alphabetical-index-mark-start text:id="IMark101939976"/>load<text:alphabetical-index-mark-end text:id="IMark101939976"/><text:alphabetical-index-mark-end text:id="IMark82994392"/><text:alphabetical-index-mark-end text:id="IMark94924088"/><text:alphabetical-index-mark-end text:id="IMark98866360"/><text:alphabetical-index-mark-end text:id="IMark89962760"/><text:alphabetical-index-mark-end text:id="IMark91901736"/><text:alphabetical-index-mark-end text:id="IMark97981272"/><text:alphabetical-index-mark-end text:id="IMark92386472"/><text:alphabetical-index-mark-end text:id="IMark105087016"/><text:alphabetical-index-mark-end text:id="IMark83911768"/>s several <text:alphabetical-index-mark-start text:id="IMark100082904"/><text:alphabetical-index-mark-start text:id="IMark103563896"/><text:alphabetical-index-mark-start text:id="IMark100320264"/><text:alphabetical-index-mark-start text:id="IMark90626552"/><text:alphabetical-index-mark-start text:id="IMark101832440"/>program<text:alphabetical-index-mark-end text:id="IMark101832440"/><text:alphabetical-index-mark-end text:id="IMark90626552"/><text:alphabetical-index-mark-end text:id="IMark100320264"/><text:alphabetical-index-mark-end text:id="IMark103563896"/><text:alphabetical-index-mark-end text:id="IMark100082904"/>s. A <text:alphabetical-index-mark-start text:id="IMark92354456"/><text:alphabetical-index-mark-start text:id="IMark80404584"/><text:alphabetical-index-mark-start text:id="IMark92799352"/><text:alphabetical-index-mark-start text:id="IMark79252440"/><text:alphabetical-index-mark-start text:id="IMark98862568"/>mode<text:alphabetical-index-mark-end text:id="IMark98862568"/><text:alphabetical-index-mark-end text:id="IMark79252440"/><text:alphabetical-index-mark-end text:id="IMark92799352"/><text:alphabetical-index-mark-end text:id="IMark80404584"/><text:alphabetical-index-mark-end text:id="IMark92354456"/> is an <text:alphabetical-index-mark-start text:id="IMark81838680"/><text:alphabetical-index-mark-start text:id="IMark102673080"/><text:alphabetical-index-mark-start text:id="IMark51136648"/><text:alphabetical-index-mark-start text:id="IMark90849224"/><text:alphabetical-index-mark-start text:id="IMark91119496"/><text:alphabetical-index-mark-start text:id="IMark84069096"/>abs<text:alphabetical-index-mark-end text:id="IMark84069096"/>tr<text:alphabetical-index-mark-start text:id="IMark52502744"/><text:alphabetical-index-mark-start text:id="IMark83168952"/><text:alphabetical-index-mark-start text:id="IMark79227640"/><text:alphabetical-index-mark-start text:id="IMark100300744"/><text:alphabetical-index-mark-start text:id="IMark104179368"/>act<text:alphabetical-index-mark-end text:id="IMark91119496"/><text:alphabetical-index-mark-end text:id="IMark90849224"/><text:alphabetical-index-mark-end text:id="IMark51136648"/><text:alphabetical-index-mark-end text:id="IMark102673080"/><text:alphabetical-index-mark-end text:id="IMark81838680"/>ion<text:alphabetical-index-mark-end text:id="IMark104179368"/><text:alphabetical-index-mark-end text:id="IMark100300744"/><text:alphabetical-index-mark-end text:id="IMark79227640"/><text:alphabetical-index-mark-end text:id="IMark83168952"/><text:alphabetical-index-mark-end text:id="IMark52502744"/> <text:alphabetical-index-mark-start text:id="IMark104715272"/><text:alphabetical-index-mark-start text:id="IMark83546856"/><text:alphabetical-index-mark-start text:id="IMark83613048"/><text:alphabetical-index-mark-start text:id="IMark44795864"/><text:alphabetical-index-mark-start text:id="IMark90086312"/>layer<text:alphabetical-index-mark-end text:id="IMark90086312"/><text:alphabetical-index-mark-end text:id="IMark44795864"/><text:alphabetical-index-mark-end text:id="IMark83613048"/><text:alphabetical-index-mark-end text:id="IMark83546856"/><text:alphabetical-index-mark-end text:id="IMark104715272"/> on top of <text:alphabetical-index-mark-start text:id="IMark103753976"/><text:alphabetical-index-mark-start text:id="IMark91064184"/><text:alphabetical-index-mark-start text:id="IMark79825496"/><text:alphabetical-index-mark-start text:id="IMark95631096"/><text:alphabetical-index-mark-start text:id="IMark84029960"/>program<text:alphabetical-index-mark-end text:id="IMark84029960"/><text:alphabetical-index-mark-end text:id="IMark95631096"/><text:alphabetical-index-mark-end text:id="IMark79825496"/><text:alphabetical-index-mark-end text:id="IMark91064184"/><text:alphabetical-index-mark-end text:id="IMark103753976"/>s, which in <text:alphabetical-index-mark-start text:id="IMark93328456"/><text:alphabetical-index-mark-start text:id="IMark95422744"/><text:alphabetical-index-mark-start text:id="IMark78784472"/><text:alphabetical-index-mark-start text:id="IMark67903928"/>turn<text:alphabetical-index-mark-end text:id="IMark67903928"/><text:alphabetical-index-mark-end text:id="IMark78784472"/><text:alphabetical-index-mark-end text:id="IMark95422744"/><text:alphabetical-index-mark-end text:id="IMark93328456"/> are on top of individual <text:alphabetical-index-mark-start text:id="IMark83876792"/><text:alphabetical-index-mark-start text:id="IMark82683688"/><text:alphabetical-index-mark-start text:id="IMark105096840"/><text:alphabetical-index-mark-start text:id="IMark105212136"/><text:alphabetical-index-mark-start text:id="IMark96954776"/>rule<text:alphabetical-index-mark-end text:id="IMark96954776"/><text:alphabetical-index-mark-end text:id="IMark105212136"/><text:alphabetical-index-mark-end text:id="IMark105096840"/><text:alphabetical-index-mark-end text:id="IMark82683688"/><text:alphabetical-index-mark-end text:id="IMark83876792"/>s, conceptually speaking.</text:p>
      <text:p text:style-name="Text_20_body"/>
      <text:p text:style-name="Text_20_body"/>
      <text:h text:style-name="Heading_20_3" text:outline-level="3"><text:bookmark-start text:name="__RefHeading___Toc6414_1538881673"/><text:soft-page-break/><text:span text:style-name="T9">4.3.1</text:span><text:span text:style-name="T1">3</text:span><text:span text:style-name="T9">.</text:span><text:span text:style-name="T210"> General </text:span><text:alphabetical-index-mark-start text:id="IMark60642664"/><text:alphabetical-index-mark-start text:id="IMark83154456"/><text:alphabetical-index-mark-start text:id="IMark103493272"/><text:alphabetical-index-mark-start text:id="IMark105299752"/><text:span text:style-name="T210">description</text:span><text:alphabetical-index-mark-end text:id="IMark105299752"/><text:alphabetical-index-mark-end text:id="IMark103493272"/><text:alphabetical-index-mark-end text:id="IMark83154456"/><text:alphabetical-index-mark-end text:id="IMark60642664"/> of <text:alphabetical-index-mark-start text:id="IMark96823544"/><text:alphabetical-index-mark-start text:id="IMark105103000"/><text:alphabetical-index-mark-start text:id="IMark91112136"/><text:alphabetical-index-mark-start text:id="IMark105298968"/><text:alphabetical-index-mark-start text:id="IMark105229160"/>fact<text:alphabetical-index-mark-end text:id="IMark105229160"/><text:alphabetical-index-mark-end text:id="IMark105298968"/><text:alphabetical-index-mark-end text:id="IMark91112136"/><text:alphabetical-index-mark-end text:id="IMark105103000"/><text:alphabetical-index-mark-end text:id="IMark96823544"/>s<text:bookmark-end text:name="__RefHeading___Toc6414_1538881673"/></text:h>
      <text:p text:style-name="Text_20_body"/>
      <text:p text:style-name="Text_20_body"><text:alphabetical-index-mark-start text:id="IMark96995768"/><text:alphabetical-index-mark-start text:id="IMark84354984"/><text:alphabetical-index-mark-start text:id="IMark96892440"/><text:alphabetical-index-mark-start text:id="IMark83919112"/><text:alphabetical-index-mark-start text:id="IMark96941288"/>Fact<text:alphabetical-index-mark-end text:id="IMark96941288"/><text:alphabetical-index-mark-end text:id="IMark83919112"/><text:alphabetical-index-mark-end text:id="IMark96892440"/><text:alphabetical-index-mark-end text:id="IMark84354984"/><text:alphabetical-index-mark-end text:id="IMark96995768"/>s are <text:alphabetical-index-mark-start text:id="IMark80990440"/><text:alphabetical-index-mark-start text:id="IMark81665432"/><text:alphabetical-index-mark-start text:id="IMark105076936"/><text:alphabetical-index-mark-start text:id="IMark89983848"/><text:alphabetical-index-mark-start text:id="IMark80098728"/>representation<text:alphabetical-index-mark-end text:id="IMark80098728"/><text:alphabetical-index-mark-end text:id="IMark89983848"/><text:alphabetical-index-mark-end text:id="IMark105076936"/><text:alphabetical-index-mark-end text:id="IMark81665432"/><text:alphabetical-index-mark-end text:id="IMark80990440"/>s of <text:alphabetical-index-mark-start text:id="IMark95205352"/><text:alphabetical-index-mark-start text:id="IMark96969576"/><text:alphabetical-index-mark-start text:id="IMark96987128"/><text:alphabetical-index-mark-start text:id="IMark96808744"/><text:alphabetical-index-mark-start text:id="IMark105182664"/>OAPI<text:alphabetical-index-mark-end text:id="IMark105182664"/><text:alphabetical-index-mark-end text:id="IMark96808744"/><text:alphabetical-index-mark-end text:id="IMark96987128"/><text:alphabetical-index-mark-end text:id="IMark96969576"/><text:alphabetical-index-mark-end text:id="IMark95205352"/> <text:alphabetical-index-mark-start text:id="IMark92356808"/><text:alphabetical-index-mark-start text:id="IMark90019480"/><text:alphabetical-index-mark-start text:id="IMark93541064"/><text:alphabetical-index-mark-start text:id="IMark77922072"/><text:alphabetical-index-mark-start text:id="IMark97920360"/>argument<text:alphabetical-index-mark-end text:id="IMark97920360"/><text:alphabetical-index-mark-end text:id="IMark77922072"/><text:alphabetical-index-mark-end text:id="IMark93541064"/><text:alphabetical-index-mark-end text:id="IMark90019480"/><text:alphabetical-index-mark-end text:id="IMark92356808"/>s as well as internal <text:alphabetical-index-mark-start text:id="IMark98454264"/><text:alphabetical-index-mark-start text:id="IMark93471336"/>parameter<text:alphabetical-index-mark-end text:id="IMark93471336"/><text:alphabetical-index-mark-end text:id="IMark98454264"/>s of the <text:alphabetical-index-mark-start text:id="IMark42764440"/><text:alphabetical-index-mark-start text:id="IMark102823608"/><text:alphabetical-index-mark-start text:id="IMark98433864"/><text:alphabetical-index-mark-start text:id="IMark81923176"/><text:alphabetical-index-mark-start text:id="IMark91213992"/><text:alphabetical-index-mark-start text:id="IMark97884248"/>AI<text:alphabetical-index-mark-end text:id="IMark97884248"/>E<text:alphabetical-index-mark-end text:id="IMark91213992"/><text:alphabetical-index-mark-end text:id="IMark81923176"/><text:alphabetical-index-mark-end text:id="IMark98433864"/><text:alphabetical-index-mark-end text:id="IMark102823608"/><text:alphabetical-index-mark-end text:id="IMark42764440"/> within the <text:alphabetical-index-mark-start text:id="IMark104217256"/><text:alphabetical-index-mark-start text:id="IMark93280648"/><text:alphabetical-index-mark-start text:id="IMark105270680"/><text:alphabetical-index-mark-start text:id="IMark92806440"/><text:alphabetical-index-mark-start text:id="IMark96801016"/>KB<text:alphabetical-index-mark-end text:id="IMark96801016"/><text:alphabetical-index-mark-end text:id="IMark92806440"/><text:alphabetical-index-mark-end text:id="IMark105270680"/><text:alphabetical-index-mark-end text:id="IMark93280648"/><text:alphabetical-index-mark-end text:id="IMark104217256"/>. Think of them as variables <text:alphabetical-index-mark-start text:id="IMark105143080"/><text:alphabetical-index-mark-start text:id="IMark91200696"/><text:alphabetical-index-mark-start text:id="IMark60720632"/><text:alphabetical-index-mark-start text:id="IMark90065384"/>store<text:alphabetical-index-mark-end text:id="IMark90065384"/><text:alphabetical-index-mark-end text:id="IMark60720632"/><text:alphabetical-index-mark-end text:id="IMark91200696"/><text:alphabetical-index-mark-end text:id="IMark105143080"/>d in a <text:alphabetical-index-mark-start text:id="IMark100644008"/><text:alphabetical-index-mark-start text:id="IMark42766008"/><text:alphabetical-index-mark-start text:id="IMark81235784"/><text:alphabetical-index-mark-start text:id="IMark104328488"/><text:alphabetical-index-mark-start text:id="IMark98681848"/><text:alphabetical-index-mark-start text:id="IMark43998728"/><text:alphabetical-index-mark-start text:id="IMark98632360"/><text:alphabetical-index-mark-start text:id="IMark95164456"/><text:alphabetical-index-mark-start text:id="IMark97229288"/>data<text:alphabetical-index-mark-end text:id="IMark97229288"/><text:alphabetical-index-mark-end text:id="IMark95164456"/><text:alphabetical-index-mark-end text:id="IMark98632360"/><text:alphabetical-index-mark-end text:id="IMark43998728"/><text:alphabetical-index-mark-start text:id="IMark105202312"/><text:alphabetical-index-mark-start text:id="IMark96778488"/><text:alphabetical-index-mark-start text:id="IMark96988696"/><text:alphabetical-index-mark-start text:id="IMark97491688"/>base<text:alphabetical-index-mark-end text:id="IMark97491688"/><text:alphabetical-index-mark-end text:id="IMark96988696"/><text:alphabetical-index-mark-end text:id="IMark96778488"/><text:alphabetical-index-mark-end text:id="IMark105202312"/><text:alphabetical-index-mark-end text:id="IMark98681848"/><text:alphabetical-index-mark-end text:id="IMark104328488"/><text:alphabetical-index-mark-end text:id="IMark81235784"/><text:alphabetical-index-mark-end text:id="IMark42766008"/><text:alphabetical-index-mark-end text:id="IMark100644008"/>. Most of them can be classified in groups <text:span text:style-name="T251">and understood in their meaning and </text:span><text:alphabetical-index-mark-start text:id="IMark96811096"/><text:alphabetical-index-mark-start text:id="IMark89828488"/><text:alphabetical-index-mark-start text:id="IMark94007048"/><text:alphabetical-index-mark-start text:id="IMark104851720"/><text:alphabetical-index-mark-start text:id="IMark96695288"/><text:span text:style-name="T251">function</text:span><text:alphabetical-index-mark-end text:id="IMark96695288"/><text:alphabetical-index-mark-end text:id="IMark104851720"/><text:alphabetical-index-mark-end text:id="IMark94007048"/><text:alphabetical-index-mark-end text:id="IMark89828488"/><text:alphabetical-index-mark-end text:id="IMark96811096"/><text:span text:style-name="T251"> </text:span><text:alphabetical-index-mark-start text:id="IMark82041928"/><text:alphabetical-index-mark-start text:id="IMark104893112"/><text:alphabetical-index-mark-start text:id="IMark100350728"/><text:alphabetical-index-mark-start text:id="IMark95997960"/><text:span text:style-name="T251">base</text:span><text:alphabetical-index-mark-end text:id="IMark95997960"/><text:alphabetical-index-mark-end text:id="IMark100350728"/><text:alphabetical-index-mark-end text:id="IMark104893112"/><text:alphabetical-index-mark-end text:id="IMark82041928"/><text:span text:style-name="T251">d on the nature of those groups</text:span>. </text:p>
      <text:p text:style-name="Text_20_body"/>
      <text:p text:style-name="P21"><text:alphabetical-index-mark-start text:id="IMark91937208"/><text:alphabetical-index-mark-start text:id="IMark92669192"/><text:alphabetical-index-mark-start text:id="IMark103471768"/>Fact<text:alphabetical-index-mark-end text:id="IMark103471768"/><text:alphabetical-index-mark-end text:id="IMark92669192"/><text:alphabetical-index-mark-end text:id="IMark91937208"/>s that belong to the original <text:alphabetical-index-mark-start text:id="IMark80107240"/><text:alphabetical-index-mark-start text:id="IMark94923304"/>setup<text:alphabetical-index-mark-end text:id="IMark94923304"/><text:alphabetical-index-mark-end text:id="IMark80107240"/> of <text:alphabetical-index-mark-start text:id="IMark92451480"/><text:alphabetical-index-mark-start text:id="IMark105069864"/><text:alphabetical-index-mark-start text:id="IMark102148392"/>DGIIIAI<text:alphabetical-index-mark-end text:id="IMark102148392"/><text:alphabetical-index-mark-end text:id="IMark105069864"/><text:alphabetical-index-mark-end text:id="IMark92451480"/> <text:s/>have <text:alphabetical-index-mark-start text:id="IMark97120568"/><text:alphabetical-index-mark-start text:id="IMark101212344"/><text:alphabetical-index-mark-start text:id="IMark102671512"/><text:span text:style-name="T83">Context</text:span><text:alphabetical-index-mark-end text:id="IMark102671512"/><text:alphabetical-index-mark-end text:id="IMark101212344"/><text:alphabetical-index-mark-end text:id="IMark97120568"/><text:span text:style-name="T83"> = ‘</text:span><text:alphabetical-index-mark-start text:id="IMark90682440"/><text:alphabetical-index-mark-start text:id="IMark91652232"/><text:span text:style-name="T83">ship</text:span><text:alphabetical-index-mark-end text:id="IMark91652232"/><text:alphabetical-index-mark-end text:id="IMark90682440"/><text:span text:style-name="T83">’</text:span>; it is possible to <text:alphabetical-index-mark-start text:id="IMark80035048"/><text:alphabetical-index-mark-start text:id="IMark97110216"/>generate<text:alphabetical-index-mark-end text:id="IMark97110216"/><text:alphabetical-index-mark-end text:id="IMark80035048"/> and <text:alphabetical-index-mark-start text:id="IMark97220120"/><text:alphabetical-index-mark-start text:id="IMark98006072"/><text:alphabetical-index-mark-start text:id="IMark93188728"/><text:alphabetical-index-mark-start text:id="IMark96905400"/><text:alphabetical-index-mark-start text:id="IMark93752392"/><text:alphabetical-index-mark-start text:id="IMark97442424"/>delete<text:alphabetical-index-mark-end text:id="IMark97442424"/><text:alphabetical-index-mark-end text:id="IMark93752392"/><text:alphabetical-index-mark-end text:id="IMark96905400"/><text:alphabetical-index-mark-end text:id="IMark93188728"/><text:alphabetical-index-mark-end text:id="IMark98006072"/><text:alphabetical-index-mark-end text:id="IMark97220120"/> <text:alphabetical-index-mark-start text:id="IMark92087096"/><text:alphabetical-index-mark-start text:id="IMark99665992"/><text:alphabetical-index-mark-start text:id="IMark96144472"/>fact<text:alphabetical-index-mark-end text:id="IMark96144472"/><text:alphabetical-index-mark-end text:id="IMark99665992"/><text:alphabetical-index-mark-end text:id="IMark92087096"/>s on the fly. Just make sure that their <text:alphabetical-index-mark-start text:id="IMark93956584"/><text:alphabetical-index-mark-start text:id="IMark100071464"/><text:alphabetical-index-mark-start text:id="IMark100145832"/><text:span text:style-name="T83">Context</text:span><text:alphabetical-index-mark-end text:id="IMark100145832"/><text:alphabetical-index-mark-end text:id="IMark100071464"/><text:alphabetical-index-mark-end text:id="IMark93956584"/> <text:alphabetical-index-mark-start text:id="IMark99666776"/><text:alphabetical-index-mark-start text:id="IMark93135080"/><text:alphabetical-index-mark-start text:id="IMark93018744"/>value<text:alphabetical-index-mark-end text:id="IMark93018744"/><text:alphabetical-index-mark-end text:id="IMark93135080"/><text:alphabetical-index-mark-end text:id="IMark99666776"/> is different – for <text:alphabetical-index-mark-start text:id="IMark99998536"/><text:alphabetical-index-mark-start text:id="IMark102706808"/><text:alphabetical-index-mark-start text:id="IMark92226360"/>example<text:alphabetical-index-mark-end text:id="IMark92226360"/><text:alphabetical-index-mark-end text:id="IMark102706808"/><text:alphabetical-index-mark-end text:id="IMark99998536"/>, the <text:alphabetical-index-mark-start text:id="IMark103984552"/><text:alphabetical-index-mark-start text:id="IMark98253752"/><text:alphabetical-index-mark-start text:id="IMark91299880"/>context<text:alphabetical-index-mark-end text:id="IMark91299880"/><text:alphabetical-index-mark-end text:id="IMark98253752"/><text:alphabetical-index-mark-end text:id="IMark103984552"/> of a new <text:alphabetical-index-mark-start text:id="IMark98218632"/><text:alphabetical-index-mark-start text:id="IMark91098040"/><text:alphabetical-index-mark-start text:id="IMark102673864"/>fact<text:alphabetical-index-mark-end text:id="IMark102673864"/><text:alphabetical-index-mark-end text:id="IMark91098040"/><text:alphabetical-index-mark-end text:id="IMark98218632"/> could be the same as the <text:alphabetical-index-mark-start text:id="IMark98256360"/><text:alphabetical-index-mark-start text:id="IMark101268920"/><text:alphabetical-index-mark-start text:id="IMark95439272"/><text:span text:style-name="T83">Context</text:span><text:alphabetical-index-mark-end text:id="IMark95439272"/><text:alphabetical-index-mark-end text:id="IMark101268920"/><text:alphabetical-index-mark-end text:id="IMark98256360"/> of the <text:alphabetical-index-mark-start text:id="IMark105136008"/><text:alphabetical-index-mark-start text:id="IMark89907336"/><text:alphabetical-index-mark-start text:id="IMark91613176"/>program<text:alphabetical-index-mark-end text:id="IMark91613176"/><text:alphabetical-index-mark-end text:id="IMark89907336"/><text:alphabetical-index-mark-end text:id="IMark105136008"/> in question for the sake of clarity.</text:p>
      <text:p text:style-name="Text_20_body"/>
      <text:p text:style-name="Text_20_body">We will use <text:alphabetical-index-mark-start text:id="IMark90435352"/><text:alphabetical-index-mark-start text:id="IMark79892024"/><text:alphabetical-index-mark-start text:id="IMark99906216"/><text:alphabetical-index-mark-start text:id="IMark95731928"/><text:alphabetical-index-mark-start text:id="IMark91299096"/>SQL<text:alphabetical-index-mark-end text:id="IMark91299096"/><text:alphabetical-index-mark-end text:id="IMark95731928"/><text:alphabetical-index-mark-end text:id="IMark99906216"/><text:alphabetical-index-mark-end text:id="IMark79892024"/><text:alphabetical-index-mark-end text:id="IMark90435352"/> <text:alphabetical-index-mark-start text:id="IMark93764472"/><text:alphabetical-index-mark-start text:id="IMark94922520"/>snippet<text:alphabetical-index-mark-end text:id="IMark94922520"/><text:alphabetical-index-mark-end text:id="IMark93764472"/>s here for identification of <text:alphabetical-index-mark-start text:id="IMark94584952"/><text:alphabetical-index-mark-start text:id="IMark105123560"/><text:alphabetical-index-mark-start text:id="IMark99416536"/><text:alphabetical-index-mark-start text:id="IMark99479016"/><text:alphabetical-index-mark-start text:id="IMark98890872"/>fact<text:alphabetical-index-mark-end text:id="IMark98890872"/><text:alphabetical-index-mark-end text:id="IMark99479016"/><text:alphabetical-index-mark-end text:id="IMark99416536"/><text:alphabetical-index-mark-end text:id="IMark105123560"/><text:alphabetical-index-mark-end text:id="IMark94584952"/> groups.</text:p>
      <text:p text:style-name="Text_20_body"/>
      <text:p text:style-name="Text_20_body"><text:span text:style-name="T1">4.3.13.1.</text:span> In general, <text:alphabetical-index-mark-start text:id="IMark103563112"/><text:alphabetical-index-mark-start text:id="IMark90915400"/><text:alphabetical-index-mark-start text:id="IMark93235848"/><text:alphabetical-index-mark-start text:id="IMark90392472"/><text:alphabetical-index-mark-start text:id="IMark101940760"/>fact<text:alphabetical-index-mark-end text:id="IMark101940760"/><text:alphabetical-index-mark-end text:id="IMark90392472"/><text:alphabetical-index-mark-end text:id="IMark93235848"/><text:alphabetical-index-mark-end text:id="IMark90915400"/><text:alphabetical-index-mark-end text:id="IMark103563112"/>s representing actual <text:alphabetical-index-mark-start text:id="IMark80674232"/><text:alphabetical-index-mark-start text:id="IMark93375224"/><text:alphabetical-index-mark-start text:id="IMark80789800"/><text:alphabetical-index-mark-start text:id="IMark80849656"/><text:alphabetical-index-mark-start text:id="IMark82079864"/>OAPI<text:alphabetical-index-mark-end text:id="IMark82079864"/><text:alphabetical-index-mark-end text:id="IMark80849656"/><text:alphabetical-index-mark-end text:id="IMark80789800"/><text:alphabetical-index-mark-end text:id="IMark93375224"/><text:alphabetical-index-mark-end text:id="IMark80674232"/> <text:alphabetical-index-mark-start text:id="IMark104900184"/><text:alphabetical-index-mark-start text:id="IMark60690376"/><text:alphabetical-index-mark-start text:id="IMark96085720"/><text:alphabetical-index-mark-start text:id="IMark97247096"/><text:alphabetical-index-mark-start text:id="IMark103042616"/>argument<text:alphabetical-index-mark-end text:id="IMark103042616"/><text:alphabetical-index-mark-end text:id="IMark97247096"/><text:alphabetical-index-mark-end text:id="IMark96085720"/><text:alphabetical-index-mark-end text:id="IMark60690376"/><text:alphabetical-index-mark-end text:id="IMark104900184"/>s carry names that are the same or almost the same as the names of those <text:alphabetical-index-mark-start text:id="IMark89832600"/><text:alphabetical-index-mark-start text:id="IMark103266376"/><text:alphabetical-index-mark-start text:id="IMark97929656"/><text:alphabetical-index-mark-start text:id="IMark82522376"/><text:alphabetical-index-mark-start text:id="IMark77928232"/>argument<text:alphabetical-index-mark-end text:id="IMark77928232"/><text:alphabetical-index-mark-end text:id="IMark82522376"/><text:alphabetical-index-mark-end text:id="IMark97929656"/><text:alphabetical-index-mark-end text:id="IMark103266376"/><text:alphabetical-index-mark-end text:id="IMark89832600"/>s. This has b<text:span text:style-name="T296">e</text:span>en done in <text:alphabetical-index-mark-start text:id="IMark104925192"/><text:alphabetical-index-mark-start text:id="IMark97093064"/><text:alphabetical-index-mark-start text:id="IMark93210008"/><text:alphabetical-index-mark-start text:id="IMark92431560"/><text:alphabetical-index-mark-start text:id="IMark93533256"/>order<text:alphabetical-index-mark-end text:id="IMark93533256"/><text:alphabetical-index-mark-end text:id="IMark92431560"/><text:alphabetical-index-mark-end text:id="IMark93210008"/><text:alphabetical-index-mark-end text:id="IMark97093064"/><text:alphabetical-index-mark-end text:id="IMark104925192"/> to ease <text:alphabetical-index-mark-start text:id="IMark97726632"/><text:alphabetical-index-mark-start text:id="IMark97181224"/>recognition<text:alphabetical-index-mark-end text:id="IMark97181224"/><text:alphabetical-index-mark-end text:id="IMark97726632"/> of the <text:alphabetical-index-mark-start text:id="IMark98313064"/><text:alphabetical-index-mark-start text:id="IMark94538920"/><text:alphabetical-index-mark-start text:id="IMark98495272"/><text:alphabetical-index-mark-start text:id="IMark97076040"/><text:alphabetical-index-mark-start text:id="IMark97045256"/>function<text:alphabetical-index-mark-end text:id="IMark97045256"/><text:alphabetical-index-mark-end text:id="IMark97076040"/><text:alphabetical-index-mark-end text:id="IMark98495272"/><text:alphabetical-index-mark-end text:id="IMark94538920"/><text:alphabetical-index-mark-end text:id="IMark98313064"/> of as many <text:alphabetical-index-mark-start text:id="IMark97048392"/><text:alphabetical-index-mark-start text:id="IMark104210840"/><text:alphabetical-index-mark-start text:id="IMark94177064"/><text:alphabetical-index-mark-start text:id="IMark100804376"/><text:alphabetical-index-mark-start text:id="IMark103928760"/>fact<text:alphabetical-index-mark-end text:id="IMark103928760"/><text:alphabetical-index-mark-end text:id="IMark100804376"/><text:alphabetical-index-mark-end text:id="IMark94177064"/><text:alphabetical-index-mark-end text:id="IMark104210840"/><text:alphabetical-index-mark-end text:id="IMark97048392"/>s as possible.</text:p>
      <text:p text:style-name="Text_20_body"/>
      <text:p text:style-name="Text_20_body"/>
      <text:p text:style-name="Text_20_body"><text:span text:style-name="T1">4.3.13.2.</text:span> <text:alphabetical-index-mark-start text:id="IMark81509208"/><text:alphabetical-index-mark-start text:id="IMark96994200"/><text:alphabetical-index-mark-start text:id="IMark96424136"/><text:alphabetical-index-mark-start text:id="IMark90555400"/><text:alphabetical-index-mark-start text:id="IMark90680872"/><text:span text:style-name="T83">Fact</text:span><text:alphabetical-index-mark-end text:id="IMark90680872"/><text:alphabetical-index-mark-end text:id="IMark90555400"/><text:alphabetical-index-mark-end text:id="IMark96424136"/><text:alphabetical-index-mark-end text:id="IMark96994200"/><text:alphabetical-index-mark-end text:id="IMark81509208"/><text:span text:style-name="T83"> LIKE ‘</text:span><text:alphabetical-index-mark-start text:id="IMark94693896"/><text:alphabetical-index-mark-start text:id="IMark90497048"/><text:alphabetical-index-mark-start text:id="IMark92177288"/><text:span text:style-name="T83">%</text:span><text:alphabetical-index-mark-start text:id="IMark89892296"/><text:alphabetical-index-mark-start text:id="IMark79931208"/><text:alphabetical-index-mark-start text:id="IMark90599928"/><text:alphabetical-index-mark-start text:id="IMark82194792"/><text:alphabetical-index-mark-start text:id="IMark79353400"/><text:span text:style-name="T83">mode</text:span><text:alphabetical-index-mark-end text:id="IMark79353400"/><text:alphabetical-index-mark-end text:id="IMark82194792"/><text:alphabetical-index-mark-end text:id="IMark90599928"/><text:alphabetical-index-mark-end text:id="IMark79931208"/><text:alphabetical-index-mark-end text:id="IMark89892296"/><text:span text:style-name="T83">%</text:span><text:alphabetical-index-mark-end text:id="IMark92177288"/><text:alphabetical-index-mark-end text:id="IMark90497048"/><text:alphabetical-index-mark-end text:id="IMark94693896"/><text:span text:style-name="T83">’</text:span> - These <text:alphabetical-index-mark-start text:id="IMark99244984"/><text:alphabetical-index-mark-start text:id="IMark81652328"/><text:alphabetical-index-mark-start text:id="IMark94248840"/><text:alphabetical-index-mark-start text:id="IMark95254216"/><text:alphabetical-index-mark-start text:id="IMark97052056"/>fact<text:alphabetical-index-mark-end text:id="IMark97052056"/><text:alphabetical-index-mark-end text:id="IMark95254216"/><text:alphabetical-index-mark-end text:id="IMark94248840"/><text:alphabetical-index-mark-end text:id="IMark81652328"/><text:alphabetical-index-mark-end text:id="IMark99244984"/>s <text:alphabetical-index-mark-start text:id="IMark97183576"/><text:alphabetical-index-mark-start text:id="IMark79089064"/><text:alphabetical-index-mark-start text:id="IMark81694136"/><text:alphabetical-index-mark-start text:id="IMark79810696"/><text:alphabetical-index-mark-start text:id="IMark77557928"/>manage<text:alphabetical-index-mark-end text:id="IMark77557928"/><text:alphabetical-index-mark-end text:id="IMark79810696"/><text:alphabetical-index-mark-end text:id="IMark81694136"/><text:alphabetical-index-mark-end text:id="IMark79089064"/><text:alphabetical-index-mark-end text:id="IMark97183576"/> various <text:alphabetical-index-mark-start text:id="IMark79928296"/><text:alphabetical-index-mark-start text:id="IMark100501464"/><text:alphabetical-index-mark-start text:id="IMark101581032"/><text:alphabetical-index-mark-start text:id="IMark102128376"/><text:alphabetical-index-mark-start text:id="IMark99742440"/>mode<text:alphabetical-index-mark-end text:id="IMark99742440"/><text:alphabetical-index-mark-end text:id="IMark102128376"/><text:alphabetical-index-mark-end text:id="IMark101581032"/><text:alphabetical-index-mark-end text:id="IMark100501464"/><text:alphabetical-index-mark-end text:id="IMark79928296"/>s. If <text:alphabetical-index-mark-start text:id="IMark68761144"/><text:alphabetical-index-mark-start text:id="IMark80229352"/><text:alphabetical-index-mark-start text:id="IMark98716472"/><text:alphabetical-index-mark-start text:id="IMark101951512"/><text:alphabetical-index-mark-start text:id="IMark92931176"/><text:span text:style-name="T83">Value</text:span><text:alphabetical-index-mark-end text:id="IMark92931176"/><text:alphabetical-index-mark-end text:id="IMark101951512"/><text:alphabetical-index-mark-end text:id="IMark98716472"/><text:alphabetical-index-mark-end text:id="IMark80229352"/><text:alphabetical-index-mark-end text:id="IMark68761144"/><text:span text:style-name="T83"> = 1</text:span> then the <text:alphabetical-index-mark-start text:id="IMark90374840"/><text:alphabetical-index-mark-start text:id="IMark93272136"/><text:alphabetical-index-mark-start text:id="IMark96243224"/><text:alphabetical-index-mark-start text:id="IMark91412040"/><text:alphabetical-index-mark-start text:id="IMark104049112"/>mode<text:alphabetical-index-mark-end text:id="IMark104049112"/><text:alphabetical-index-mark-end text:id="IMark91412040"/><text:alphabetical-index-mark-end text:id="IMark96243224"/><text:alphabetical-index-mark-end text:id="IMark93272136"/><text:alphabetical-index-mark-end text:id="IMark90374840"/> is on, otherwise is off.</text:p>
      <text:p text:style-name="Text_20_body"/>
      <text:p text:style-name="Text_20_body"/>
      <text:p text:style-name="Text_20_body"><text:span text:style-name="T1">4.3.13.</text:span><text:span text:style-name="T16">3</text:span><text:span text:style-name="T1">.</text:span> <text:alphabetical-index-mark-start text:id="IMark90809912"/><text:alphabetical-index-mark-start text:id="IMark105048648"/><text:alphabetical-index-mark-start text:id="IMark92398008"/><text:alphabetical-index-mark-start text:id="IMark96047800"/><text:alphabetical-index-mark-start text:id="IMark67384216"/><text:span text:style-name="T83">Fact</text:span><text:alphabetical-index-mark-end text:id="IMark67384216"/><text:alphabetical-index-mark-end text:id="IMark96047800"/><text:alphabetical-index-mark-end text:id="IMark92398008"/><text:alphabetical-index-mark-end text:id="IMark105048648"/><text:alphabetical-index-mark-end text:id="IMark90809912"/><text:span text:style-name="T83"> LIKE ‘%</text:span><text:alphabetical-index-mark-start text:id="IMark91045000"/><text:alphabetical-index-mark-start text:id="IMark105298184"/><text:alphabetical-index-mark-start text:id="IMark96365592"/><text:alphabetical-index-mark-start text:id="IMark101993528"/><text:alphabetical-index-mark-start text:id="IMark103985336"/><text:span text:style-name="T101">thgroup</text:span><text:alphabetical-index-mark-end text:id="IMark103985336"/><text:alphabetical-index-mark-end text:id="IMark101993528"/><text:alphabetical-index-mark-end text:id="IMark96365592"/><text:alphabetical-index-mark-end text:id="IMark105298184"/><text:alphabetical-index-mark-end text:id="IMark91045000"/><text:span text:style-name="T83">%’</text:span> - <text:span text:style-name="T241">Corresponds to the </text:span><text:alphabetical-index-mark-start text:id="IMark97279160"/><text:alphabetical-index-mark-start text:id="IMark80621032"/><text:alphabetical-index-mark-start text:id="IMark79104264"/><text:alphabetical-index-mark-start text:id="IMark90461832"/><text:alphabetical-index-mark-start text:id="IMark104884728"/><text:span text:style-name="T241">thgroup</text:span><text:alphabetical-index-mark-end text:id="IMark104884728"/><text:alphabetical-index-mark-end text:id="IMark90461832"/><text:alphabetical-index-mark-end text:id="IMark79104264"/><text:alphabetical-index-mark-end text:id="IMark80621032"/><text:alphabetical-index-mark-end text:id="IMark97279160"/><text:span text:style-name="T241">s of </text:span><text:alphabetical-index-mark-start text:id="IMark97982056"/><text:alphabetical-index-mark-start text:id="IMark105200744"/><text:alphabetical-index-mark-start text:id="IMark96242440"/><text:alphabetical-index-mark-start text:id="IMark92775400"/><text:alphabetical-index-mark-start text:id="IMark105190264"/><text:span text:style-name="T241">OAPI</text:span><text:alphabetical-index-mark-end text:id="IMark105190264"/><text:alphabetical-index-mark-end text:id="IMark92775400"/><text:alphabetical-index-mark-end text:id="IMark96242440"/><text:alphabetical-index-mark-end text:id="IMark105200744"/><text:alphabetical-index-mark-end text:id="IMark97982056"/><text:span text:style-name="T241">.</text:span></text:p>
      <text:p text:style-name="Text_20_body"/>
      <text:p text:style-name="Text_20_body"/>
      <text:p text:style-name="Text_20_body"><text:span text:style-name="T1">4.3.13.</text:span><text:span text:style-name="T16">4</text:span><text:span text:style-name="T1">.</text:span> <text:alphabetical-index-mark-start text:id="IMark102215576"/><text:alphabetical-index-mark-start text:id="IMark103847208"/><text:alphabetical-index-mark-start text:id="IMark95340680"/><text:alphabetical-index-mark-start text:id="IMark105279976"/><text:alphabetical-index-mark-start text:id="IMark100127384"/><text:span text:style-name="T83">Fact</text:span><text:alphabetical-index-mark-end text:id="IMark100127384"/><text:alphabetical-index-mark-end text:id="IMark105279976"/><text:alphabetical-index-mark-end text:id="IMark95340680"/><text:alphabetical-index-mark-end text:id="IMark103847208"/><text:alphabetical-index-mark-end text:id="IMark102215576"/><text:span text:style-name="T83"> LIKE ‘%</text:span><text:alphabetical-index-mark-start text:id="IMark96103880"/><text:alphabetical-index-mark-start text:id="IMark81390696"/><text:alphabetical-index-mark-start text:id="IMark94918632"/><text:alphabetical-index-mark-start text:id="IMark97253256"/><text:alphabetical-index-mark-start text:id="IMark102812712"/><text:span text:style-name="T101">tgt</text:span><text:alphabetical-index-mark-end text:id="IMark102812712"/><text:alphabetical-index-mark-end text:id="IMark97253256"/><text:span text:style-name="T83">%</text:span><text:alphabetical-index-mark-end text:id="IMark94918632"/><text:alphabetical-index-mark-end text:id="IMark81390696"/><text:alphabetical-index-mark-end text:id="IMark96103880"/><text:span text:style-name="T83">’</text:span> - These <text:alphabetical-index-mark-start text:id="IMark95563192"/><text:alphabetical-index-mark-start text:id="IMark105219864"/><text:alphabetical-index-mark-start text:id="IMark82600440"/><text:alphabetical-index-mark-start text:id="IMark89957912"/><text:alphabetical-index-mark-start text:id="IMark104938424"/><text:span text:style-name="T241">fact</text:span><text:alphabetical-index-mark-end text:id="IMark104938424"/><text:alphabetical-index-mark-end text:id="IMark89957912"/><text:alphabetical-index-mark-end text:id="IMark82600440"/><text:alphabetical-index-mark-end text:id="IMark105219864"/><text:alphabetical-index-mark-end text:id="IMark95563192"/><text:span text:style-name="T241">s represent </text:span><text:alphabetical-index-mark-start text:id="IMark95189976"/><text:alphabetical-index-mark-start text:id="IMark104686440"/><text:alphabetical-index-mark-start text:id="IMark104920488"/><text:alphabetical-index-mark-start text:id="IMark103307992"/><text:alphabetical-index-mark-start text:id="IMark105235320"/><text:span text:style-name="T241">target</text:span><text:alphabetical-index-mark-end text:id="IMark105235320"/><text:alphabetical-index-mark-end text:id="IMark103307992"/><text:alphabetical-index-mark-end text:id="IMark104920488"/><text:alphabetical-index-mark-end text:id="IMark104686440"/><text:alphabetical-index-mark-end text:id="IMark95189976"/><text:span text:style-name="T241">s to be achieved or </text:span><text:alphabetical-index-mark-start text:id="IMark105169928"/><text:alphabetical-index-mark-start text:id="IMark77623240"/><text:alphabetical-index-mark-start text:id="IMark90029304"/><text:alphabetical-index-mark-start text:id="IMark97100664"/><text:alphabetical-index-mark-start text:id="IMark105219080"/><text:span text:style-name="T241">value</text:span><text:alphabetical-index-mark-end text:id="IMark105219080"/><text:alphabetical-index-mark-end text:id="IMark97100664"/><text:alphabetical-index-mark-end text:id="IMark90029304"/><text:alphabetical-index-mark-end text:id="IMark77623240"/><text:alphabetical-index-mark-end text:id="IMark105169928"/><text:span text:style-name="T241">s to be set as attributes of other </text:span><text:alphabetical-index-mark-start text:id="IMark105211352"/><text:alphabetical-index-mark-start text:id="IMark80646152"/><text:alphabetical-index-mark-start text:id="IMark80833656"/><text:alphabetical-index-mark-start text:id="IMark105287704"/><text:alphabetical-index-mark-start text:id="IMark96703016"/><text:span text:style-name="T241">fact</text:span><text:alphabetical-index-mark-end text:id="IMark96703016"/><text:alphabetical-index-mark-end text:id="IMark105287704"/><text:alphabetical-index-mark-end text:id="IMark80833656"/><text:alphabetical-index-mark-end text:id="IMark80646152"/><text:alphabetical-index-mark-end text:id="IMark105211352"/><text:span text:style-name="T241">s. For </text:span><text:alphabetical-index-mark-start text:id="IMark81205320"/><text:alphabetical-index-mark-start text:id="IMark96735400"/><text:alphabetical-index-mark-start text:id="IMark91341256"/><text:alphabetical-index-mark-start text:id="IMark92620360"/><text:alphabetical-index-mark-start text:id="IMark103734280"/><text:span text:style-name="T241">example</text:span><text:alphabetical-index-mark-end text:id="IMark103734280"/><text:alphabetical-index-mark-end text:id="IMark92620360"/><text:alphabetical-index-mark-end text:id="IMark91341256"/><text:alphabetical-index-mark-end text:id="IMark96735400"/><text:alphabetical-index-mark-end text:id="IMark81205320"/><text:span text:style-name="T241"> </text:span><text:alphabetical-index-mark-start text:id="IMark81712072"/><text:alphabetical-index-mark-start text:id="IMark90291368"/><text:alphabetical-index-mark-start text:id="IMark98496840"/><text:alphabetical-index-mark-start text:id="IMark105250760"/><text:span text:style-name="T101">tgt</text:span><text:alphabetical-index-mark-end text:id="IMark105250760"/><text:alphabetical-index-mark-end text:id="IMark98496840"/><text:span text:style-name="T101">_hdg</text:span><text:alphabetical-index-mark-end text:id="IMark90291368"/><text:alphabetical-index-mark-end text:id="IMark81712072"/><text:span text:style-name="T241"> is a </text:span><text:alphabetical-index-mark-start text:id="IMark82240984"/><text:alphabetical-index-mark-start text:id="IMark81401624"/><text:alphabetical-index-mark-start text:id="IMark97047608"/><text:alphabetical-index-mark-start text:id="IMark97221688"/><text:alphabetical-index-mark-start text:id="IMark91906264"/><text:span text:style-name="T241">value</text:span><text:alphabetical-index-mark-end text:id="IMark91906264"/><text:alphabetical-index-mark-end text:id="IMark97221688"/><text:alphabetical-index-mark-end text:id="IMark97047608"/><text:alphabetical-index-mark-end text:id="IMark81401624"/><text:alphabetical-index-mark-end text:id="IMark82240984"/><text:span text:style-name="T241"> to be passed to </text:span><text:alphabetical-index-mark-start text:id="IMark98351608"/><text:alphabetical-index-mark-start text:id="IMark98163912"/><text:alphabetical-index-mark-start text:id="IMark83035080"/><text:alphabetical-index-mark-start text:id="IMark81507864"/><text:alphabetical-index-mark-start text:id="IMark96802584"/><text:span text:style-name="T241">fact</text:span><text:alphabetical-index-mark-end text:id="IMark96802584"/><text:alphabetical-index-mark-end text:id="IMark81507864"/><text:alphabetical-index-mark-end text:id="IMark83035080"/><text:alphabetical-index-mark-end text:id="IMark98163912"/><text:alphabetical-index-mark-end text:id="IMark98351608"/><text:span text:style-name="T241"> </text:span><text:span text:style-name="T101">hdg</text:span><text:span text:style-name="T241">.</text:span></text:p>
      <text:p text:style-name="Text_20_body"/>
      <text:p text:style-name="Text_20_body"/>
      <text:p text:style-name="Text_20_body"><text:span text:style-name="T1">4.3.13.</text:span><text:span text:style-name="T17">5</text:span><text:span text:style-name="T1">.</text:span> <text:alphabetical-index-mark-start text:id="IMark100557464"/><text:alphabetical-index-mark-start text:id="IMark81991064"/><text:alphabetical-index-mark-start text:id="IMark97188936"/><text:alphabetical-index-mark-start text:id="IMark96908536"/><text:alphabetical-index-mark-start text:id="IMark80172200"/><text:span text:style-name="T83">Fact</text:span><text:alphabetical-index-mark-end text:id="IMark80172200"/><text:alphabetical-index-mark-end text:id="IMark96908536"/><text:alphabetical-index-mark-end text:id="IMark97188936"/><text:alphabetical-index-mark-end text:id="IMark81991064"/><text:alphabetical-index-mark-end text:id="IMark100557464"/><text:span text:style-name="T83"> LIKE ‘%</text:span><text:alphabetical-index-mark-start text:id="IMark78397816"/><text:alphabetical-index-mark-start text:id="IMark93885736"/><text:alphabetical-index-mark-start text:id="IMark104850936"/><text:alphabetical-index-mark-start text:id="IMark79139624"/><text:alphabetical-index-mark-start text:id="IMark81291064"/><text:alphabetical-index-mark-start text:id="IMark93545272"/><text:alphabetical-index-mark-start text:id="IMark97050488"/><text:alphabetical-index-mark-start text:id="IMark79286520"/><text:alphabetical-index-mark-start text:id="IMark68170488"/><text:alphabetical-index-mark-start text:id="IMark94334312"/><text:span text:style-name="T102">fact</text:span><text:alphabetical-index-mark-end text:id="IMark94334312"/><text:alphabetical-index-mark-end text:id="IMark68170488"/><text:alphabetical-index-mark-end text:id="IMark79286520"/><text:alphabetical-index-mark-end text:id="IMark97050488"/><text:alphabetical-index-mark-end text:id="IMark93545272"/><text:span text:style-name="T102">or</text:span><text:alphabetical-index-mark-end text:id="IMark81291064"/><text:alphabetical-index-mark-end text:id="IMark79139624"/><text:alphabetical-index-mark-end text:id="IMark104850936"/><text:alphabetical-index-mark-end text:id="IMark93885736"/><text:alphabetical-index-mark-end text:id="IMark78397816"/><text:span text:style-name="T83">%’</text:span> - <text:span text:style-name="T242">These contain </text:span><text:alphabetical-index-mark-start text:id="IMark97500200"/><text:alphabetical-index-mark-start text:id="IMark97220904"/><text:alphabetical-index-mark-start text:id="IMark79111192"/><text:alphabetical-index-mark-start text:id="IMark97317688"/><text:alphabetical-index-mark-start text:id="IMark97417672"/><text:span text:style-name="T242">value</text:span><text:alphabetical-index-mark-end text:id="IMark97417672"/><text:alphabetical-index-mark-end text:id="IMark97317688"/><text:alphabetical-index-mark-end text:id="IMark79111192"/><text:alphabetical-index-mark-end text:id="IMark97220904"/><text:alphabetical-index-mark-end text:id="IMark97500200"/><text:span text:style-name="T242">s that are used as operands in conjunction with other </text:span><text:alphabetical-index-mark-start text:id="IMark105289272"/><text:alphabetical-index-mark-start text:id="IMark96923736"/><text:alphabetical-index-mark-start text:id="IMark105316520"/><text:alphabetical-index-mark-start text:id="IMark105191832"/><text:alphabetical-index-mark-start text:id="IMark94883464"/><text:span text:style-name="T242">value</text:span><text:alphabetical-index-mark-end text:id="IMark94883464"/><text:alphabetical-index-mark-end text:id="IMark105191832"/><text:alphabetical-index-mark-end text:id="IMark105316520"/><text:alphabetical-index-mark-end text:id="IMark96923736"/><text:alphabetical-index-mark-end text:id="IMark105289272"/><text:span text:style-name="T242">s. They are generally used to improve results of </text:span><text:alphabetical-index-mark-start text:id="IMark98596856"/><text:alphabetical-index-mark-start text:id="IMark97188152"/><text:span text:style-name="T242">calcu</text:span><text:alphabetical-index-mark-start text:id="IMark94992456"/><text:span text:style-name="T242">lat</text:span><text:alphabetical-index-mark-end text:id="IMark94992456"/><text:span text:style-name="T242">ion</text:span><text:alphabetical-index-mark-end text:id="IMark97188152"/><text:alphabetical-index-mark-end text:id="IMark98596856"/><text:span text:style-name="T242">s by using </text:span><text:alphabetical-index-mark-start text:id="IMark97236648"/><text:alphabetical-index-mark-start text:id="IMark99900968"/><text:alphabetical-index-mark-start text:id="IMark97886520"/><text:alphabetical-index-mark-start text:id="IMark90023512"/><text:alphabetical-index-mark-start text:id="IMark101200696"/><text:span text:style-name="T242">machine</text:span><text:alphabetical-index-mark-end text:id="IMark101200696"/><text:alphabetical-index-mark-end text:id="IMark90023512"/><text:alphabetical-index-mark-end text:id="IMark97886520"/><text:alphabetical-index-mark-end text:id="IMark99900968"/><text:alphabetical-index-mark-end text:id="IMark97236648"/><text:span text:style-name="T242"> </text:span><text:alphabetical-index-mark-start text:id="IMark60624584"/><text:alphabetical-index-mark-start text:id="IMark97435480"/><text:alphabetical-index-mark-start text:id="IMark97416888"/><text:alphabetical-index-mark-start text:id="IMark79924344"/><text:span text:style-name="T242">learn</text:span><text:alphabetical-index-mark-end text:id="IMark79924344"/><text:alphabetical-index-mark-end text:id="IMark97416888"/><text:alphabetical-index-mark-end text:id="IMark97435480"/><text:alphabetical-index-mark-end text:id="IMark60624584"/><text:span text:style-name="T242">ing </text:span><text:alphabetical-index-mark-start text:id="IMark103005320"/><text:alphabetical-index-mark-start text:id="IMark95464344"/><text:alphabetical-index-mark-start text:id="IMark91903208"/><text:alphabetical-index-mark-start text:id="IMark97044472"/><text:span text:style-name="T242">algorithm</text:span><text:alphabetical-index-mark-end text:id="IMark97044472"/><text:alphabetical-index-mark-end text:id="IMark91903208"/><text:alphabetical-index-mark-end text:id="IMark95464344"/><text:alphabetical-index-mark-end text:id="IMark103005320"/><text:span text:style-name="T242">s. For </text:span><text:alphabetical-index-mark-start text:id="IMark96842280"/><text:alphabetical-index-mark-start text:id="IMark98863352"/><text:alphabetical-index-mark-start text:id="IMark104560680"/><text:alphabetical-index-mark-start text:id="IMark93383800"/><text:alphabetical-index-mark-start text:id="IMark96192296"/><text:span text:style-name="T242">example</text:span><text:alphabetical-index-mark-end text:id="IMark96192296"/><text:alphabetical-index-mark-end text:id="IMark93383800"/><text:alphabetical-index-mark-end text:id="IMark104560680"/><text:alphabetical-index-mark-end text:id="IMark98863352"/><text:alphabetical-index-mark-end text:id="IMark96842280"/><text:span text:style-name="T242">, a </text:span><text:alphabetical-index-mark-start text:id="IMark95565544"/><text:alphabetical-index-mark-start text:id="IMark90943928"/><text:alphabetical-index-mark-start text:id="IMark97228504"/><text:alphabetical-index-mark-start text:id="IMark102918520"/><text:alphabetical-index-mark-start text:id="IMark100688760"/><text:alphabetical-index-mark-start text:id="IMark96156440"/><text:alphabetical-index-mark-start text:id="IMark80136712"/><text:alphabetical-index-mark-start text:id="IMark82105832"/><text:alphabetical-index-mark-start text:id="IMark97774232"/><text:alphabetical-index-mark-start text:id="IMark97182008"/><text:span text:style-name="T242">fact</text:span><text:alphabetical-index-mark-end text:id="IMark97182008"/><text:alphabetical-index-mark-end text:id="IMark97774232"/><text:alphabetical-index-mark-end text:id="IMark82105832"/><text:alphabetical-index-mark-end text:id="IMark80136712"/><text:alphabetical-index-mark-end text:id="IMark96156440"/><text:span text:style-name="T242">or</text:span><text:alphabetical-index-mark-end text:id="IMark100688760"/><text:alphabetical-index-mark-end text:id="IMark102918520"/><text:alphabetical-index-mark-end text:id="IMark97228504"/><text:alphabetical-index-mark-end text:id="IMark90943928"/><text:alphabetical-index-mark-end text:id="IMark95565544"/><text:span text:style-name="T242"> can be used to </text:span><text:alphabetical-index-mark-start text:id="IMark81700136"/><text:alphabetical-index-mark-start text:id="IMark78414264"/><text:alphabetical-index-mark-start text:id="IMark99368968"/><text:alphabetical-index-mark-start text:id="IMark97211080"/><text:alphabetical-index-mark-start text:id="IMark99551240"/><text:span text:style-name="T242">counter</text:span><text:alphabetical-index-mark-end text:id="IMark99551240"/><text:alphabetical-index-mark-end text:id="IMark97211080"/><text:alphabetical-index-mark-end text:id="IMark99368968"/><text:alphabetical-index-mark-end text:id="IMark78414264"/><text:alphabetical-index-mark-end text:id="IMark81700136"/><text:span text:style-name="T242"> small </text:span><text:alphabetical-index-mark-start text:id="IMark98846216"/><text:alphabetical-index-mark-start text:id="IMark95177848"/><text:span text:style-name="T242">defect</text:span><text:alphabetical-index-mark-end text:id="IMark95177848"/><text:alphabetical-index-mark-end text:id="IMark98846216"/><text:span text:style-name="T242">s in </text:span><text:alphabetical-index-mark-start text:id="IMark90840904"/><text:alphabetical-index-mark-start text:id="IMark93423800"/><text:alphabetical-index-mark-start text:id="IMark98508024"/><text:alphabetical-index-mark-start text:id="IMark60623800"/><text:alphabetical-index-mark-start text:id="IMark104269640"/><text:span text:style-name="T242">calibration</text:span><text:alphabetical-index-mark-end text:id="IMark104269640"/><text:alphabetical-index-mark-end text:id="IMark60623800"/><text:alphabetical-index-mark-end text:id="IMark98508024"/><text:alphabetical-index-mark-end text:id="IMark93423800"/><text:alphabetical-index-mark-end text:id="IMark90840904"/><text:span text:style-name="T242"> for </text:span><text:alphabetical-index-mark-start text:id="IMark97366712"/><text:alphabetical-index-mark-start text:id="IMark81630696"/><text:alphabetical-index-mark-start text:id="IMark104486552"/><text:alphabetical-index-mark-start text:id="IMark97174152"/><text:alphabetical-index-mark-start text:id="IMark104624984"/><text:span text:style-name="T242">trim</text:span><text:alphabetical-index-mark-end text:id="IMark104624984"/><text:alphabetical-index-mark-end text:id="IMark97174152"/><text:alphabetical-index-mark-end text:id="IMark104486552"/><text:alphabetical-index-mark-end text:id="IMark81630696"/><text:alphabetical-index-mark-end text:id="IMark97366712"/><text:span text:style-name="T242"> </text:span><text:alphabetical-index-mark-start text:id="IMark92365864"/><text:alphabetical-index-mark-start text:id="IMark99669560"/><text:alphabetical-index-mark-start text:id="IMark98271848"/><text:alphabetical-index-mark-start text:id="IMark90667880"/><text:alphabetical-index-mark-start text:id="IMark97209512"/><text:span text:style-name="T242">surface</text:span><text:alphabetical-index-mark-end text:id="IMark97209512"/><text:alphabetical-index-mark-end text:id="IMark90667880"/><text:alphabetical-index-mark-end text:id="IMark98271848"/><text:alphabetical-index-mark-end text:id="IMark99669560"/><text:alphabetical-index-mark-end text:id="IMark92365864"/><text:span text:style-name="T242">s, something that could change from </text:span><text:alphabetical-index-mark-start text:id="IMark101761640"/><text:alphabetical-index-mark-start text:id="IMark95282616"/><text:alphabetical-index-mark-start text:id="IMark98998136"/><text:alphabetical-index-mark-start text:id="IMark80983464"/><text:alphabetical-index-mark-start text:id="IMark95093608"/><text:span text:style-name="T242">flight</text:span><text:alphabetical-index-mark-end text:id="IMark95093608"/><text:alphabetical-index-mark-end text:id="IMark80983464"/><text:alphabetical-index-mark-end text:id="IMark98998136"/><text:alphabetical-index-mark-end text:id="IMark95282616"/><text:alphabetical-index-mark-end text:id="IMark101761640"/><text:span text:style-name="T242"> to </text:span><text:alphabetical-index-mark-start text:id="IMark104701608"/><text:alphabetical-index-mark-start text:id="IMark92737160"/><text:alphabetical-index-mark-start text:id="IMark91223720"/><text:alphabetical-index-mark-start text:id="IMark104584904"/><text:alphabetical-index-mark-start text:id="IMark91965400"/><text:span text:style-name="T242">flight</text:span><text:alphabetical-index-mark-end text:id="IMark91965400"/><text:alphabetical-index-mark-end text:id="IMark104584904"/><text:alphabetical-index-mark-end text:id="IMark91223720"/><text:alphabetical-index-mark-end text:id="IMark92737160"/><text:alphabetical-index-mark-end text:id="IMark104701608"/><text:span text:style-name="T242">. In such cases, the </text:span><text:alphabetical-index-mark-start text:id="IMark78562936"/><text:alphabetical-index-mark-start text:id="IMark89854680"/><text:alphabetical-index-mark-start text:id="IMark89770296"/><text:alphabetical-index-mark-start text:id="IMark102231032"/><text:alphabetical-index-mark-start text:id="IMark60609000"/><text:alphabetical-index-mark-start text:id="IMark80986680"/><text:span text:style-name="T242">AI</text:span><text:alphabetical-index-mark-end text:id="IMark80986680"/><text:span text:style-name="T242">E</text:span><text:alphabetical-index-mark-end text:id="IMark60609000"/><text:alphabetical-index-mark-end text:id="IMark102231032"/><text:alphabetical-index-mark-end text:id="IMark89770296"/><text:alphabetical-index-mark-end text:id="IMark89854680"/><text:alphabetical-index-mark-end text:id="IMark78562936"/><text:span text:style-name="T242"> first reads </text:span><text:soft-page-break/><text:span text:style-name="T242">raw </text:span><text:alphabetical-index-mark-start text:id="IMark95447416"/><text:alphabetical-index-mark-start text:id="IMark46005128"/><text:alphabetical-index-mark-start text:id="IMark104475656"/><text:alphabetical-index-mark-start text:id="IMark92838744"/><text:span text:style-name="T242">data</text:span><text:alphabetical-index-mark-end text:id="IMark92838744"/><text:alphabetical-index-mark-end text:id="IMark104475656"/><text:alphabetical-index-mark-end text:id="IMark46005128"/><text:alphabetical-index-mark-end text:id="IMark95447416"/><text:span text:style-name="T242"> for a while, compares it to what should be expected and then </text:span><text:alphabetical-index-mark-start text:id="IMark79364088"/><text:alphabetical-index-mark-start text:id="IMark104795688"/><text:alphabetical-index-mark-start text:id="IMark96867816"/><text:alphabetical-index-mark-start text:id="IMark101728456"/><text:alphabetical-index-mark-start text:id="IMark44793992"/><text:span text:style-name="T242">calcu</text:span><text:alphabetical-index-mark-start text:id="IMark95315160"/><text:span text:style-name="T242">lat</text:span><text:alphabetical-index-mark-end text:id="IMark95315160"/><text:span text:style-name="T242">e</text:span><text:alphabetical-index-mark-end text:id="IMark44793992"/><text:alphabetical-index-mark-end text:id="IMark101728456"/><text:alphabetical-index-mark-end text:id="IMark96867816"/><text:alphabetical-index-mark-end text:id="IMark104795688"/><text:alphabetical-index-mark-end text:id="IMark79364088"/><text:span text:style-name="T242">s an applicable </text:span><text:alphabetical-index-mark-start text:id="IMark83928408"/><text:alphabetical-index-mark-start text:id="IMark94555112"/><text:alphabetical-index-mark-start text:id="IMark68677336"/><text:alphabetical-index-mark-start text:id="IMark98583208"/><text:alphabetical-index-mark-start text:id="IMark80879288"/><text:alphabetical-index-mark-start text:id="IMark100376136"/><text:alphabetical-index-mark-start text:id="IMark89782392"/><text:alphabetical-index-mark-start text:id="IMark104364824"/><text:alphabetical-index-mark-start text:id="IMark81542424"/><text:alphabetical-index-mark-start text:id="IMark96947832"/><text:span text:style-name="T102">fact</text:span><text:alphabetical-index-mark-end text:id="IMark96947832"/><text:alphabetical-index-mark-end text:id="IMark81542424"/><text:alphabetical-index-mark-end text:id="IMark104364824"/><text:alphabetical-index-mark-end text:id="IMark89782392"/><text:alphabetical-index-mark-end text:id="IMark100376136"/><text:span text:style-name="T102">or</text:span><text:alphabetical-index-mark-end text:id="IMark80879288"/><text:alphabetical-index-mark-end text:id="IMark98583208"/><text:alphabetical-index-mark-end text:id="IMark68677336"/><text:alphabetical-index-mark-end text:id="IMark94555112"/><text:alphabetical-index-mark-end text:id="IMark83928408"/><text:span text:style-name="T242">.</text:span></text:p>
      <text:p text:style-name="Text_20_body"/>
      <text:p text:style-name="Text_20_body"/>
      <text:p text:style-name="Text_20_body"><text:span text:style-name="T1">4.3.13.</text:span><text:span text:style-name="T17">6</text:span><text:span text:style-name="T1">.</text:span> <text:alphabetical-index-mark-start text:id="IMark101462984"/><text:alphabetical-index-mark-start text:id="IMark96354888"/><text:alphabetical-index-mark-start text:id="IMark101702168"/><text:alphabetical-index-mark-start text:id="IMark67176216"/><text:alphabetical-index-mark-start text:id="IMark91748424"/><text:span text:style-name="T83">Fact</text:span><text:alphabetical-index-mark-end text:id="IMark91748424"/><text:alphabetical-index-mark-end text:id="IMark67176216"/><text:alphabetical-index-mark-end text:id="IMark101702168"/><text:alphabetical-index-mark-end text:id="IMark96354888"/><text:alphabetical-index-mark-end text:id="IMark101462984"/><text:span text:style-name="T83"> LIKE ‘%</text:span><text:alphabetical-index-mark-start text:id="IMark81769576"/><text:alphabetical-index-mark-start text:id="IMark90045944"/><text:alphabetical-index-mark-start text:id="IMark90598488"/><text:alphabetical-index-mark-start text:id="IMark60725208"/><text:alphabetical-index-mark-start text:id="IMark67098248"/><text:alphabetical-index-mark-start text:id="IMark81153816"/><text:alphabetical-index-mark-start text:id="IMark92539432"/><text:alphabetical-index-mark-start text:id="IMark97325416"/><text:alphabetical-index-mark-start text:id="IMark101828664"/><text:span text:style-name="T103">load</text:span><text:alphabetical-index-mark-end text:id="IMark101828664"/><text:alphabetical-index-mark-end text:id="IMark97325416"/><text:alphabetical-index-mark-end text:id="IMark92539432"/><text:alphabetical-index-mark-end text:id="IMark81153816"/><text:alphabetical-index-mark-end text:id="IMark67098248"/><text:span text:style-name="T103">_</text:span><text:alphabetical-index-mark-start text:id="IMark83674168"/><text:alphabetical-index-mark-start text:id="IMark83136648"/><text:alphabetical-index-mark-start text:id="IMark93466744"/><text:alphabetical-index-mark-start text:id="IMark97254824"/><text:alphabetical-index-mark-start text:id="IMark79647528"/><text:span text:style-name="T103">order</text:span><text:alphabetical-index-mark-end text:id="IMark79647528"/><text:alphabetical-index-mark-end text:id="IMark97254824"/><text:alphabetical-index-mark-end text:id="IMark93466744"/><text:alphabetical-index-mark-end text:id="IMark83136648"/><text:alphabetical-index-mark-end text:id="IMark83674168"/><text:alphabetical-index-mark-end text:id="IMark60725208"/><text:alphabetical-index-mark-end text:id="IMark90598488"/><text:alphabetical-index-mark-end text:id="IMark90045944"/><text:alphabetical-index-mark-end text:id="IMark81769576"/><text:span text:style-name="T83">%’</text:span> - <text:alphabetical-index-mark-start text:id="IMark97345208"/><text:alphabetical-index-mark-start text:id="IMark96962632"/><text:alphabetical-index-mark-start text:id="IMark94319592"/><text:alphabetical-index-mark-start text:id="IMark80682712"/><text:alphabetical-index-mark-start text:id="IMark91183384"/><text:alphabetical-index-mark-start text:id="IMark80374728"/><text:alphabetical-index-mark-start text:id="IMark97262552"/><text:alphabetical-index-mark-start text:id="IMark105124344"/><text:alphabetical-index-mark-start text:id="IMark94801304"/><text:span text:style-name="T103">load</text:span><text:alphabetical-index-mark-end text:id="IMark94801304"/><text:alphabetical-index-mark-end text:id="IMark105124344"/><text:alphabetical-index-mark-end text:id="IMark97262552"/><text:alphabetical-index-mark-end text:id="IMark80374728"/><text:alphabetical-index-mark-end text:id="IMark91183384"/><text:span text:style-name="T103">_</text:span><text:alphabetical-index-mark-start text:id="IMark90963272"/><text:alphabetical-index-mark-start text:id="IMark82473064"/><text:alphabetical-index-mark-start text:id="IMark104468488"/><text:alphabetical-index-mark-start text:id="IMark95790968"/><text:alphabetical-index-mark-start text:id="IMark83558280"/><text:span text:style-name="T103">order</text:span><text:alphabetical-index-mark-end text:id="IMark83558280"/><text:alphabetical-index-mark-end text:id="IMark95790968"/><text:alphabetical-index-mark-end text:id="IMark104468488"/><text:alphabetical-index-mark-end text:id="IMark82473064"/><text:alphabetical-index-mark-end text:id="IMark90963272"/><text:alphabetical-index-mark-end text:id="IMark80682712"/><text:alphabetical-index-mark-end text:id="IMark94319592"/><text:alphabetical-index-mark-end text:id="IMark96962632"/><text:alphabetical-index-mark-end text:id="IMark97345208"/><text:span text:style-name="T243"> </text:span><text:alphabetical-index-mark-start text:id="IMark104498536"/><text:alphabetical-index-mark-start text:id="IMark105130504"/><text:alphabetical-index-mark-start text:id="IMark68711848"/><text:alphabetical-index-mark-start text:id="IMark67705240"/><text:alphabetical-index-mark-start text:id="IMark80339128"/><text:span text:style-name="T243">fact</text:span><text:alphabetical-index-mark-end text:id="IMark80339128"/><text:alphabetical-index-mark-end text:id="IMark67705240"/><text:alphabetical-index-mark-end text:id="IMark68711848"/><text:alphabetical-index-mark-end text:id="IMark105130504"/><text:alphabetical-index-mark-end text:id="IMark104498536"/><text:span text:style-name="T243">s deter</text:span><text:alphabetical-index-mark-start text:id="IMark96188776"/><text:span text:style-name="T243">min</text:span><text:alphabetical-index-mark-end text:id="IMark96188776"/><text:span text:style-name="T243">e on which </text:span><text:alphabetical-index-mark-start text:id="IMark95070600"/><text:alphabetical-index-mark-start text:id="IMark90311096"/><text:alphabetical-index-mark-start text:id="IMark101523448"/><text:alphabetical-index-mark-start text:id="IMark84003528"/><text:alphabetical-index-mark-start text:id="IMark98097816"/><text:span text:style-name="T243">iteration</text:span><text:alphabetical-index-mark-end text:id="IMark98097816"/><text:alphabetical-index-mark-end text:id="IMark84003528"/><text:alphabetical-index-mark-end text:id="IMark101523448"/><text:alphabetical-index-mark-end text:id="IMark90311096"/><text:alphabetical-index-mark-end text:id="IMark95070600"/><text:span text:style-name="T243"> of the </text:span><text:alphabetical-index-mark-start text:id="IMark92225656"/><text:alphabetical-index-mark-start text:id="IMark79988312"/><text:alphabetical-index-mark-start text:id="IMark104230376"/><text:alphabetical-index-mark-start text:id="IMark99290936"/><text:alphabetical-index-mark-start text:id="IMark90377880"/><text:alphabetical-index-mark-start text:id="IMark93686520"/><text:span text:style-name="T243">AI</text:span><text:alphabetical-index-mark-end text:id="IMark93686520"/><text:span text:style-name="T243">E</text:span><text:alphabetical-index-mark-end text:id="IMark90377880"/><text:alphabetical-index-mark-end text:id="IMark99290936"/><text:alphabetical-index-mark-end text:id="IMark104230376"/><text:alphabetical-index-mark-end text:id="IMark79988312"/><text:alphabetical-index-mark-end text:id="IMark92225656"/><text:span text:style-name="T243"> </text:span><text:alphabetical-index-mark-start text:id="IMark91429064"/><text:alphabetical-index-mark-start text:id="IMark102245080"/><text:alphabetical-index-mark-start text:id="IMark97386632"/><text:alphabetical-index-mark-start text:id="IMark91010760"/><text:alphabetical-index-mark-start text:id="IMark98634072"/><text:span text:style-name="T243">inference</text:span><text:alphabetical-index-mark-end text:id="IMark98634072"/><text:alphabetical-index-mark-end text:id="IMark91010760"/><text:alphabetical-index-mark-end text:id="IMark97386632"/><text:alphabetical-index-mark-end text:id="IMark102245080"/><text:alphabetical-index-mark-end text:id="IMark91429064"/><text:span text:style-name="T243">, as defined by </text:span><text:alphabetical-index-mark-start text:id="IMark80090216"/><text:alphabetical-index-mark-start text:id="IMark104711720"/><text:alphabetical-index-mark-start text:id="IMark79644952"/><text:alphabetical-index-mark-start text:id="IMark104062520"/><text:alphabetical-index-mark-start text:id="IMark91697800"/><text:span text:style-name="T243">fact</text:span><text:alphabetical-index-mark-end text:id="IMark91697800"/><text:alphabetical-index-mark-end text:id="IMark104062520"/><text:alphabetical-index-mark-end text:id="IMark79644952"/><text:alphabetical-index-mark-end text:id="IMark104711720"/><text:alphabetical-index-mark-end text:id="IMark80090216"/><text:span text:style-name="T243"> </text:span><text:alphabetical-index-mark-start text:id="IMark104600072"/><text:alphabetical-index-mark-start text:id="IMark79096008"/><text:span text:style-name="T103">is_first_</text:span><text:alphabetical-index-mark-start text:id="IMark78104872"/><text:alphabetical-index-mark-start text:id="IMark97775016"/><text:alphabetical-index-mark-start text:id="IMark98801176"/><text:alphabetical-index-mark-start text:id="IMark44856184"/><text:alphabetical-index-mark-start text:id="IMark103046488"/><text:span text:style-name="T103">iteration</text:span><text:alphabetical-index-mark-end text:id="IMark103046488"/><text:alphabetical-index-mark-end text:id="IMark44856184"/><text:alphabetical-index-mark-end text:id="IMark98801176"/><text:alphabetical-index-mark-end text:id="IMark97775016"/><text:alphabetical-index-mark-end text:id="IMark78104872"/><text:alphabetical-index-mark-end text:id="IMark79096008"/><text:alphabetical-index-mark-end text:id="IMark104600072"/><text:span text:style-name="T243">, a </text:span><text:alphabetical-index-mark-start text:id="IMark83854472"/><text:alphabetical-index-mark-start text:id="IMark91639528"/><text:alphabetical-index-mark-start text:id="IMark80173640"/><text:alphabetical-index-mark-start text:id="IMark83937960"/><text:alphabetical-index-mark-start text:id="IMark43981464"/><text:span text:style-name="T243">program</text:span><text:alphabetical-index-mark-end text:id="IMark43981464"/><text:alphabetical-index-mark-end text:id="IMark83937960"/><text:alphabetical-index-mark-end text:id="IMark80173640"/><text:alphabetical-index-mark-end text:id="IMark91639528"/><text:alphabetical-index-mark-end text:id="IMark83854472"/><text:span text:style-name="T243"> is </text:span><text:alphabetical-index-mark-start text:id="IMark101223976"/><text:alphabetical-index-mark-start text:id="IMark97345992"/><text:alphabetical-index-mark-start text:id="IMark81450440"/><text:alphabetical-index-mark-start text:id="IMark97505048"/><text:alphabetical-index-mark-start text:id="IMark80170632"/><text:span text:style-name="T243">load</text:span><text:alphabetical-index-mark-end text:id="IMark80170632"/><text:alphabetical-index-mark-end text:id="IMark97505048"/><text:alphabetical-index-mark-end text:id="IMark81450440"/><text:alphabetical-index-mark-end text:id="IMark97345992"/><text:alphabetical-index-mark-end text:id="IMark101223976"/><text:span text:style-name="T243">ed. If a </text:span><text:alphabetical-index-mark-start text:id="IMark91605416"/><text:alphabetical-index-mark-start text:id="IMark93830280"/><text:alphabetical-index-mark-start text:id="IMark98100040"/><text:alphabetical-index-mark-start text:id="IMark43724120"/><text:alphabetical-index-mark-start text:id="IMark103326232"/><text:alphabetical-index-mark-start text:id="IMark99612056"/><text:alphabetical-index-mark-start text:id="IMark104519176"/><text:alphabetical-index-mark-start text:id="IMark97084552"/><text:alphabetical-index-mark-start text:id="IMark104704136"/><text:span text:style-name="T103">load</text:span><text:alphabetical-index-mark-end text:id="IMark104704136"/><text:alphabetical-index-mark-end text:id="IMark97084552"/><text:alphabetical-index-mark-end text:id="IMark104519176"/><text:alphabetical-index-mark-end text:id="IMark99612056"/><text:alphabetical-index-mark-end text:id="IMark103326232"/><text:span text:style-name="T103">_</text:span><text:alphabetical-index-mark-start text:id="IMark102448936"/><text:alphabetical-index-mark-start text:id="IMark92313112"/><text:alphabetical-index-mark-start text:id="IMark90182872"/><text:alphabetical-index-mark-start text:id="IMark96340472"/><text:alphabetical-index-mark-start text:id="IMark94321816"/><text:span text:style-name="T103">order</text:span><text:alphabetical-index-mark-end text:id="IMark94321816"/><text:alphabetical-index-mark-end text:id="IMark96340472"/><text:alphabetical-index-mark-end text:id="IMark90182872"/><text:alphabetical-index-mark-end text:id="IMark92313112"/><text:alphabetical-index-mark-end text:id="IMark102448936"/><text:alphabetical-index-mark-end text:id="IMark43724120"/><text:alphabetical-index-mark-end text:id="IMark98100040"/><text:alphabetical-index-mark-end text:id="IMark93830280"/><text:alphabetical-index-mark-end text:id="IMark91605416"/><text:span text:style-name="T243"> </text:span><text:alphabetical-index-mark-start text:id="IMark97601928"/><text:alphabetical-index-mark-start text:id="IMark103701208"/><text:alphabetical-index-mark-start text:id="IMark99685832"/><text:alphabetical-index-mark-start text:id="IMark83071112"/><text:alphabetical-index-mark-start text:id="IMark104183400"/><text:alphabetical-index-mark-start text:id="IMark97674072"/><text:alphabetical-index-mark-start text:id="IMark92672984"/><text:alphabetical-index-mark-start text:id="IMark91694008"/><text:alphabetical-index-mark-start text:id="IMark95773128"/><text:alphabetical-index-mark-start text:id="IMark94159832"/><text:span text:style-name="T243">fact</text:span><text:alphabetical-index-mark-end text:id="IMark94159832"/><text:alphabetical-index-mark-end text:id="IMark95773128"/><text:alphabetical-index-mark-end text:id="IMark91694008"/><text:alphabetical-index-mark-end text:id="IMark92672984"/><text:alphabetical-index-mark-end text:id="IMark97674072"/><text:span text:style-name="T243">or</text:span><text:alphabetical-index-mark-end text:id="IMark104183400"/><text:alphabetical-index-mark-end text:id="IMark83071112"/><text:alphabetical-index-mark-end text:id="IMark99685832"/><text:alphabetical-index-mark-end text:id="IMark103701208"/><text:alphabetical-index-mark-end text:id="IMark97601928"/><text:span text:style-name="T243"> for a given </text:span><text:alphabetical-index-mark-start text:id="IMark101328296"/><text:alphabetical-index-mark-start text:id="IMark100405976"/><text:alphabetical-index-mark-start text:id="IMark95562408"/><text:alphabetical-index-mark-start text:id="IMark91735912"/><text:alphabetical-index-mark-start text:id="IMark102003736"/><text:span text:style-name="T243">program</text:span><text:alphabetical-index-mark-end text:id="IMark102003736"/><text:alphabetical-index-mark-end text:id="IMark91735912"/><text:alphabetical-index-mark-end text:id="IMark95562408"/><text:alphabetical-index-mark-end text:id="IMark100405976"/><text:alphabetical-index-mark-end text:id="IMark101328296"/><text:span text:style-name="T243"> </text:span><text:alphabetical-index-mark-start text:id="IMark95454136"/><text:alphabetical-index-mark-start text:id="IMark102509752"/><text:alphabetical-index-mark-start text:id="IMark82143032"/><text:alphabetical-index-mark-start text:id="IMark104428408"/><text:span text:style-name="T243">number</text:span><text:alphabetical-index-mark-end text:id="IMark104428408"/><text:alphabetical-index-mark-end text:id="IMark82143032"/><text:alphabetical-index-mark-end text:id="IMark102509752"/><text:alphabetical-index-mark-end text:id="IMark95454136"/><text:span text:style-name="T243"> has </text:span><text:alphabetical-index-mark-start text:id="IMark102229464"/><text:alphabetical-index-mark-start text:id="IMark97186584"/><text:alphabetical-index-mark-start text:id="IMark60724424"/><text:alphabetical-index-mark-start text:id="IMark44958072"/><text:alphabetical-index-mark-start text:id="IMark79425480"/><text:span text:style-name="T103">Value</text:span><text:alphabetical-index-mark-end text:id="IMark79425480"/><text:alphabetical-index-mark-end text:id="IMark44958072"/><text:alphabetical-index-mark-end text:id="IMark60724424"/><text:alphabetical-index-mark-end text:id="IMark97186584"/><text:alphabetical-index-mark-end text:id="IMark102229464"/><text:span text:style-name="T103"> = 0</text:span><text:span text:style-name="T243">, then it is not automatically </text:span><text:alphabetical-index-mark-start text:id="IMark96248712"/><text:alphabetical-index-mark-start text:id="IMark98903160"/><text:alphabetical-index-mark-start text:id="IMark78411928"/><text:alphabetical-index-mark-start text:id="IMark81996696"/><text:alphabetical-index-mark-start text:id="IMark100848312"/><text:span text:style-name="T243">load</text:span><text:alphabetical-index-mark-end text:id="IMark100848312"/><text:alphabetical-index-mark-end text:id="IMark81996696"/><text:alphabetical-index-mark-end text:id="IMark78411928"/><text:alphabetical-index-mark-end text:id="IMark98903160"/><text:alphabetical-index-mark-end text:id="IMark96248712"/><text:span text:style-name="T243">ed </text:span><text:alphabetical-index-mark-start text:id="IMark105060824"/><text:alphabetical-index-mark-start text:id="IMark97557944"/><text:alphabetical-index-mark-start text:id="IMark101185528"/><text:alphabetical-index-mark-start text:id="IMark95024520"/><text:span text:style-name="T243">base</text:span><text:alphabetical-index-mark-end text:id="IMark95024520"/><text:alphabetical-index-mark-end text:id="IMark101185528"/><text:alphabetical-index-mark-end text:id="IMark97557944"/><text:alphabetical-index-mark-end text:id="IMark105060824"/><text:span text:style-name="T243">d on the </text:span><text:alphabetical-index-mark-start text:id="IMark97666040"/><text:alphabetical-index-mark-start text:id="IMark89968392"/><text:span text:style-name="T103">is_first_</text:span><text:alphabetical-index-mark-start text:id="IMark91336952"/><text:alphabetical-index-mark-start text:id="IMark104257416"/><text:alphabetical-index-mark-start text:id="IMark82204200"/><text:alphabetical-index-mark-start text:id="IMark97601144"/><text:alphabetical-index-mark-start text:id="IMark94875464"/><text:span text:style-name="T103">iteration</text:span><text:alphabetical-index-mark-end text:id="IMark94875464"/><text:alphabetical-index-mark-end text:id="IMark97601144"/><text:alphabetical-index-mark-end text:id="IMark82204200"/><text:alphabetical-index-mark-end text:id="IMark104257416"/><text:alphabetical-index-mark-end text:id="IMark91336952"/><text:alphabetical-index-mark-end text:id="IMark89968392"/><text:alphabetical-index-mark-end text:id="IMark97666040"/><text:span text:style-name="T243"> </text:span><text:alphabetical-index-mark-start text:id="IMark52508872"/><text:alphabetical-index-mark-start text:id="IMark100025880"/><text:alphabetical-index-mark-start text:id="IMark104478184"/><text:alphabetical-index-mark-start text:id="IMark100563080"/><text:alphabetical-index-mark-start text:id="IMark82064168"/><text:span text:style-name="T243">fact</text:span><text:alphabetical-index-mark-end text:id="IMark82064168"/><text:alphabetical-index-mark-end text:id="IMark100563080"/><text:alphabetical-index-mark-end text:id="IMark104478184"/><text:alphabetical-index-mark-end text:id="IMark100025880"/><text:alphabetical-index-mark-end text:id="IMark52508872"/><text:span text:style-name="T243">.</text:span></text:p>
      <text:p text:style-name="Text_20_body"/>
      <text:p text:style-name="Text_20_body"/>
      <text:p text:style-name="Text_20_body"><text:span text:style-name="T1">4.3.13.</text:span><text:span text:style-name="T18">7</text:span><text:span text:style-name="T1">.</text:span> <text:alphabetical-index-mark-start text:id="IMark100102712"/><text:alphabetical-index-mark-start text:id="IMark83547672"/><text:alphabetical-index-mark-start text:id="IMark104668376"/><text:alphabetical-index-mark-start text:id="IMark97347560"/><text:alphabetical-index-mark-start text:id="IMark80698168"/><text:span text:style-name="T83">Fact</text:span><text:alphabetical-index-mark-end text:id="IMark80698168"/><text:alphabetical-index-mark-end text:id="IMark97347560"/><text:alphabetical-index-mark-end text:id="IMark104668376"/><text:alphabetical-index-mark-end text:id="IMark83547672"/><text:alphabetical-index-mark-end text:id="IMark100102712"/><text:span text:style-name="T83"> LIKE ‘%</text:span><text:alphabetical-index-mark-start text:id="IMark80576392"/><text:alphabetical-index-mark-start text:id="IMark84374888"/><text:alphabetical-index-mark-start text:id="IMark84010488"/><text:alphabetical-index-mark-start text:id="IMark102081944"/><text:alphabetical-index-mark-start text:id="IMark79987528"/><text:alphabetical-index-mark-start text:id="IMark95761656"/><text:alphabetical-index-mark-start text:id="IMark98156232"/><text:alphabetical-index-mark-start text:id="IMark80823768"/><text:alphabetical-index-mark-start text:id="IMark97354792"/><text:alphabetical-index-mark-start text:id="IMark80516104"/><text:span text:style-name="T104">delete</text:span><text:alphabetical-index-mark-end text:id="IMark80516104"/><text:alphabetical-index-mark-end text:id="IMark97354792"/><text:alphabetical-index-mark-end text:id="IMark80823768"/><text:alphabetical-index-mark-end text:id="IMark98156232"/><text:alphabetical-index-mark-end text:id="IMark95761656"/><text:alphabetical-index-mark-end text:id="IMark79987528"/><text:alphabetical-index-mark-end text:id="IMark102081944"/><text:alphabetical-index-mark-end text:id="IMark84010488"/><text:alphabetical-index-mark-end text:id="IMark84374888"/><text:alphabetical-index-mark-end text:id="IMark80576392"/><text:span text:style-name="T103">_</text:span><text:alphabetical-index-mark-start text:id="IMark93442584"/><text:alphabetical-index-mark-start text:id="IMark105247624"/><text:alphabetical-index-mark-start text:id="IMark96155576"/><text:alphabetical-index-mark-start text:id="IMark93327016"/><text:alphabetical-index-mark-start text:id="IMark107152664"/><text:span text:style-name="T103">order</text:span><text:alphabetical-index-mark-end text:id="IMark107152664"/><text:alphabetical-index-mark-end text:id="IMark93327016"/><text:alphabetical-index-mark-end text:id="IMark96155576"/><text:alphabetical-index-mark-end text:id="IMark105247624"/><text:alphabetical-index-mark-end text:id="IMark93442584"/><text:span text:style-name="T83">%’</text:span> - <text:alphabetical-index-mark-start text:id="IMark96896232"/><text:alphabetical-index-mark-start text:id="IMark98865576"/><text:alphabetical-index-mark-start text:id="IMark99549672"/><text:alphabetical-index-mark-start text:id="IMark97053496"/><text:alphabetical-index-mark-start text:id="IMark94608744"/><text:alphabetical-index-mark-start text:id="IMark81726840"/><text:alphabetical-index-mark-start text:id="IMark100280088"/><text:alphabetical-index-mark-start text:id="IMark80836792"/><text:alphabetical-index-mark-start text:id="IMark104128872"/><text:alphabetical-index-mark-start text:id="IMark90873432"/><text:span text:style-name="T244">delete</text:span><text:alphabetical-index-mark-end text:id="IMark90873432"/><text:alphabetical-index-mark-end text:id="IMark104128872"/><text:alphabetical-index-mark-end text:id="IMark80836792"/><text:alphabetical-index-mark-end text:id="IMark100280088"/><text:alphabetical-index-mark-end text:id="IMark81726840"/><text:alphabetical-index-mark-end text:id="IMark94608744"/><text:alphabetical-index-mark-end text:id="IMark97053496"/><text:alphabetical-index-mark-end text:id="IMark99549672"/><text:alphabetical-index-mark-end text:id="IMark98865576"/><text:alphabetical-index-mark-end text:id="IMark96896232"/><text:span text:style-name="T103">_</text:span><text:alphabetical-index-mark-start text:id="IMark100665192"/><text:alphabetical-index-mark-start text:id="IMark104170760"/><text:alphabetical-index-mark-start text:id="IMark103092296"/><text:alphabetical-index-mark-start text:id="IMark91011464"/><text:alphabetical-index-mark-start text:id="IMark81287928"/><text:span text:style-name="T103">order</text:span><text:alphabetical-index-mark-end text:id="IMark81287928"/><text:alphabetical-index-mark-end text:id="IMark91011464"/><text:alphabetical-index-mark-end text:id="IMark103092296"/><text:alphabetical-index-mark-end text:id="IMark104170760"/><text:alphabetical-index-mark-end text:id="IMark100665192"/><text:span text:style-name="T243"> </text:span><text:alphabetical-index-mark-start text:id="IMark100659832"/><text:alphabetical-index-mark-start text:id="IMark97921928"/><text:alphabetical-index-mark-start text:id="IMark102842024"/><text:alphabetical-index-mark-start text:id="IMark79489528"/><text:alphabetical-index-mark-start text:id="IMark100991992"/><text:span text:style-name="T243">fact</text:span><text:alphabetical-index-mark-end text:id="IMark100991992"/><text:alphabetical-index-mark-end text:id="IMark79489528"/><text:alphabetical-index-mark-end text:id="IMark102842024"/><text:alphabetical-index-mark-end text:id="IMark97921928"/><text:alphabetical-index-mark-end text:id="IMark100659832"/><text:span text:style-name="T243">s act similarly to </text:span><text:alphabetical-index-mark-start text:id="IMark81408568"/><text:alphabetical-index-mark-start text:id="IMark44975032"/><text:alphabetical-index-mark-start text:id="IMark91932376"/><text:alphabetical-index-mark-start text:id="IMark95095960"/><text:alphabetical-index-mark-start text:id="IMark95815464"/><text:alphabetical-index-mark-start text:id="IMark81907944"/><text:alphabetical-index-mark-start text:id="IMark102892888"/><text:alphabetical-index-mark-start text:id="IMark90360696"/><text:alphabetical-index-mark-start text:id="IMark80279400"/><text:span text:style-name="T103">load</text:span><text:alphabetical-index-mark-end text:id="IMark80279400"/><text:alphabetical-index-mark-end text:id="IMark90360696"/><text:alphabetical-index-mark-end text:id="IMark102892888"/><text:alphabetical-index-mark-end text:id="IMark81907944"/><text:alphabetical-index-mark-end text:id="IMark95815464"/><text:span text:style-name="T103">_</text:span><text:alphabetical-index-mark-start text:id="IMark82513208"/><text:alphabetical-index-mark-start text:id="IMark101173928"/><text:alphabetical-index-mark-start text:id="IMark102147608"/><text:alphabetical-index-mark-start text:id="IMark92229272"/><text:alphabetical-index-mark-start text:id="IMark93735400"/><text:span text:style-name="T103">order</text:span><text:alphabetical-index-mark-end text:id="IMark93735400"/><text:alphabetical-index-mark-end text:id="IMark92229272"/><text:alphabetical-index-mark-end text:id="IMark102147608"/><text:alphabetical-index-mark-end text:id="IMark101173928"/><text:alphabetical-index-mark-end text:id="IMark82513208"/><text:alphabetical-index-mark-end text:id="IMark95095960"/><text:alphabetical-index-mark-end text:id="IMark91932376"/><text:alphabetical-index-mark-end text:id="IMark44975032"/><text:alphabetical-index-mark-end text:id="IMark81408568"/><text:span text:style-name="T243"> </text:span><text:alphabetical-index-mark-start text:id="IMark98735720"/><text:alphabetical-index-mark-start text:id="IMark104129656"/><text:alphabetical-index-mark-start text:id="IMark93212232"/><text:alphabetical-index-mark-start text:id="IMark95879400"/><text:alphabetical-index-mark-start text:id="IMark94335128"/><text:span text:style-name="T243">fact</text:span><text:alphabetical-index-mark-end text:id="IMark94335128"/><text:alphabetical-index-mark-end text:id="IMark95879400"/><text:alphabetical-index-mark-end text:id="IMark93212232"/><text:alphabetical-index-mark-end text:id="IMark104129656"/><text:alphabetical-index-mark-end text:id="IMark98735720"/><text:span text:style-name="T243">s, but instead of meaning when a </text:span><text:alphabetical-index-mark-start text:id="IMark104590376"/><text:alphabetical-index-mark-start text:id="IMark91790296"/><text:alphabetical-index-mark-start text:id="IMark82919896"/><text:alphabetical-index-mark-start text:id="IMark81870376"/><text:alphabetical-index-mark-start text:id="IMark102898744"/><text:span text:style-name="T243">program</text:span><text:alphabetical-index-mark-end text:id="IMark102898744"/><text:alphabetical-index-mark-end text:id="IMark81870376"/><text:alphabetical-index-mark-end text:id="IMark82919896"/><text:alphabetical-index-mark-end text:id="IMark91790296"/><text:alphabetical-index-mark-end text:id="IMark104590376"/><text:span text:style-name="T243"> is </text:span><text:alphabetical-index-mark-start text:id="IMark93148728"/><text:alphabetical-index-mark-start text:id="IMark96228216"/><text:alphabetical-index-mark-start text:id="IMark96261000"/><text:alphabetical-index-mark-start text:id="IMark97319256"/><text:alphabetical-index-mark-start text:id="IMark90007560"/><text:span text:style-name="T243">load</text:span><text:alphabetical-index-mark-end text:id="IMark90007560"/><text:alphabetical-index-mark-end text:id="IMark97319256"/><text:alphabetical-index-mark-end text:id="IMark96261000"/><text:alphabetical-index-mark-end text:id="IMark96228216"/><text:alphabetical-index-mark-end text:id="IMark93148728"/><text:span text:style-name="T243">ed, they ensure that a </text:span><text:alphabetical-index-mark-start text:id="IMark80099512"/><text:alphabetical-index-mark-start text:id="IMark98919464"/><text:alphabetical-index-mark-start text:id="IMark81841672"/><text:alphabetical-index-mark-start text:id="IMark82236280"/><text:alphabetical-index-mark-start text:id="IMark97371560"/><text:span text:style-name="T243">program</text:span><text:alphabetical-index-mark-end text:id="IMark97371560"/><text:alphabetical-index-mark-end text:id="IMark82236280"/><text:alphabetical-index-mark-end text:id="IMark81841672"/><text:alphabetical-index-mark-end text:id="IMark98919464"/><text:alphabetical-index-mark-end text:id="IMark80099512"/><text:span text:style-name="T243"> will be </text:span><text:alphabetical-index-mark-start text:id="IMark100887464"/><text:alphabetical-index-mark-start text:id="IMark100744152"/><text:alphabetical-index-mark-start text:id="IMark60632968"/><text:alphabetical-index-mark-start text:id="IMark104048328"/><text:alphabetical-index-mark-start text:id="IMark94642728"/><text:alphabetical-index-mark-start text:id="IMark96448840"/><text:alphabetical-index-mark-start text:id="IMark80828952"/><text:alphabetical-index-mark-start text:id="IMark91220712"/><text:alphabetical-index-mark-start text:id="IMark90628408"/><text:alphabetical-index-mark-start text:id="IMark67704456"/><text:span text:style-name="T243">delete</text:span><text:alphabetical-index-mark-end text:id="IMark67704456"/><text:alphabetical-index-mark-end text:id="IMark90628408"/><text:alphabetical-index-mark-end text:id="IMark91220712"/><text:alphabetical-index-mark-end text:id="IMark80828952"/><text:alphabetical-index-mark-end text:id="IMark96448840"/><text:alphabetical-index-mark-end text:id="IMark94642728"/><text:alphabetical-index-mark-end text:id="IMark104048328"/><text:alphabetical-index-mark-end text:id="IMark60632968"/><text:alphabetical-index-mark-end text:id="IMark100744152"/><text:alphabetical-index-mark-end text:id="IMark100887464"/><text:span text:style-name="T243">d from </text:span><text:alphabetical-index-mark-start text:id="IMark67457928"/><text:alphabetical-index-mark-start text:id="IMark101592472"/><text:alphabetical-index-mark-start text:id="IMark95785752"/><text:alphabetical-index-mark-start text:id="IMark94447576"/><text:alphabetical-index-mark-start text:id="IMark101666120"/><text:span text:style-name="T103">sde_</text:span><text:alphabetical-index-mark-start text:id="IMark95694840"/><text:alphabetical-index-mark-start text:id="IMark99668776"/><text:alphabetical-index-mark-start text:id="IMark80643720"/><text:alphabetical-index-mark-start text:id="IMark100420824"/><text:alphabetical-index-mark-start text:id="IMark99200296"/><text:span text:style-name="T103">rule</text:span><text:alphabetical-index-mark-end text:id="IMark99200296"/><text:alphabetical-index-mark-end text:id="IMark100420824"/><text:alphabetical-index-mark-end text:id="IMark80643720"/><text:alphabetical-index-mark-end text:id="IMark99668776"/><text:alphabetical-index-mark-end text:id="IMark95694840"/><text:span text:style-name="T103">s</text:span><text:alphabetical-index-mark-end text:id="IMark101666120"/><text:alphabetical-index-mark-end text:id="IMark94447576"/><text:alphabetical-index-mark-end text:id="IMark95785752"/><text:alphabetical-index-mark-end text:id="IMark101592472"/><text:alphabetical-index-mark-end text:id="IMark67457928"/><text:span text:style-name="T243"> at the corresponding </text:span><text:alphabetical-index-mark-start text:id="IMark80816728"/><text:alphabetical-index-mark-start text:id="IMark99938648"/><text:alphabetical-index-mark-start text:id="IMark68731736"/><text:alphabetical-index-mark-start text:id="IMark82534296"/><text:alphabetical-index-mark-start text:id="IMark92686536"/><text:span text:style-name="T243">iteration</text:span><text:alphabetical-index-mark-end text:id="IMark92686536"/><text:alphabetical-index-mark-end text:id="IMark82534296"/><text:alphabetical-index-mark-end text:id="IMark68731736"/><text:alphabetical-index-mark-end text:id="IMark99938648"/><text:alphabetical-index-mark-end text:id="IMark80816728"/><text:span text:style-name="T243">.</text:span></text:p>
      <text:p text:style-name="Text_20_body"/>
      <text:p text:style-name="Text_20_body"/>
      <text:p text:style-name="Text_20_body"><text:span text:style-name="T1">4.3.13.</text:span><text:span text:style-name="T19">8</text:span><text:span text:style-name="T1">.</text:span> <text:alphabetical-index-mark-start text:id="IMark91121016"/><text:alphabetical-index-mark-start text:id="IMark77919720"/><text:alphabetical-index-mark-start text:id="IMark77930584"/><text:alphabetical-index-mark-start text:id="IMark98192632"/><text:alphabetical-index-mark-start text:id="IMark82081432"/><text:span text:style-name="T83">Fact</text:span><text:alphabetical-index-mark-end text:id="IMark82081432"/><text:alphabetical-index-mark-end text:id="IMark98192632"/><text:alphabetical-index-mark-end text:id="IMark77930584"/><text:alphabetical-index-mark-end text:id="IMark77919720"/><text:alphabetical-index-mark-end text:id="IMark91121016"/><text:span text:style-name="T83"> LIKE ‘%</text:span><text:alphabetical-index-mark-start text:id="IMark83580168"/><text:alphabetical-index-mark-start text:id="IMark105094488"/><text:alphabetical-index-mark-start text:id="IMark92644712"/><text:alphabetical-index-mark-start text:id="IMark98980456"/><text:alphabetical-index-mark-start text:id="IMark97102232"/><text:span text:style-name="T105">cur</text:span><text:alphabetical-index-mark-end text:id="IMark97102232"/><text:span text:style-name="T103">_</text:span><text:alphabetical-index-mark-start text:id="IMark104936856"/><text:alphabetical-index-mark-start text:id="IMark80283208"/><text:alphabetical-index-mark-start text:id="IMark89843944"/><text:alphabetical-index-mark-start text:id="IMark92200936"/><text:span text:style-name="T105">ver</text:span><text:alphabetical-index-mark-end text:id="IMark92200936"/><text:alphabetical-index-mark-end text:id="IMark98980456"/><text:alphabetical-index-mark-end text:id="IMark92644712"/><text:alphabetical-index-mark-end text:id="IMark105094488"/><text:alphabetical-index-mark-end text:id="IMark83580168"/><text:span text:style-name="T83">%</text:span><text:alphabetical-index-mark-end text:id="IMark89843944"/><text:alphabetical-index-mark-end text:id="IMark80283208"/><text:alphabetical-index-mark-end text:id="IMark104936856"/><text:span text:style-name="T83">’</text:span> - <text:alphabetical-index-mark-start text:id="IMark78262200"/><text:alphabetical-index-mark-start text:id="IMark92736376"/><text:alphabetical-index-mark-start text:id="IMark94236280"/><text:alphabetical-index-mark-start text:id="IMark95415496"/><text:alphabetical-index-mark-start text:id="IMark101066728"/><text:span text:style-name="T105">cur</text:span><text:alphabetical-index-mark-end text:id="IMark101066728"/><text:span text:style-name="T103">_</text:span><text:alphabetical-index-mark-start text:id="IMark98127208"/><text:span text:style-name="T105">ver</text:span><text:alphabetical-index-mark-end text:id="IMark98127208"/><text:alphabetical-index-mark-end text:id="IMark95415496"/><text:alphabetical-index-mark-end text:id="IMark94236280"/><text:alphabetical-index-mark-end text:id="IMark92736376"/><text:alphabetical-index-mark-end text:id="IMark78262200"/><text:span text:style-name="T243"> </text:span><text:alphabetical-index-mark-start text:id="IMark77370024"/><text:alphabetical-index-mark-start text:id="IMark90597704"/><text:alphabetical-index-mark-start text:id="IMark60616728"/><text:alphabetical-index-mark-start text:id="IMark94484760"/><text:alphabetical-index-mark-start text:id="IMark101314856"/><text:span text:style-name="T243">fact</text:span><text:alphabetical-index-mark-end text:id="IMark101314856"/><text:alphabetical-index-mark-end text:id="IMark94484760"/><text:alphabetical-index-mark-end text:id="IMark60616728"/><text:alphabetical-index-mark-end text:id="IMark90597704"/><text:alphabetical-index-mark-end text:id="IMark77370024"/><text:span text:style-name="T243">s deter</text:span><text:alphabetical-index-mark-start text:id="IMark97043688"/><text:span text:style-name="T243">min</text:span><text:alphabetical-index-mark-end text:id="IMark97043688"/><text:span text:style-name="T243">e the </text:span><text:alphabetical-index-mark-start text:id="IMark81252296"/><text:alphabetical-index-mark-start text:id="IMark80041864"/><text:span text:style-name="T243">current</text:span><text:alphabetical-index-mark-end text:id="IMark80041864"/><text:alphabetical-index-mark-end text:id="IMark81252296"/><text:span text:style-name="T243"> </text:span><text:alphabetical-index-mark-start text:id="IMark98378904"/><text:alphabetical-index-mark-start text:id="IMark89747000"/><text:alphabetical-index-mark-start text:id="IMark93233496"/><text:alphabetical-index-mark-start text:id="IMark94523176"/><text:alphabetical-index-mark-start text:id="IMark60651960"/><text:span text:style-name="T243">version</text:span><text:alphabetical-index-mark-end text:id="IMark60651960"/><text:alphabetical-index-mark-end text:id="IMark94523176"/><text:alphabetical-index-mark-end text:id="IMark93233496"/><text:alphabetical-index-mark-end text:id="IMark89747000"/><text:alphabetical-index-mark-end text:id="IMark98378904"/><text:span text:style-name="T243"> of a </text:span><text:alphabetical-index-mark-start text:id="IMark97309176"/><text:alphabetical-index-mark-start text:id="IMark93234280"/><text:alphabetical-index-mark-start text:id="IMark100347816"/><text:alphabetical-index-mark-start text:id="IMark89995640"/><text:alphabetical-index-mark-start text:id="IMark97362520"/><text:span text:style-name="T243">program</text:span><text:alphabetical-index-mark-end text:id="IMark97362520"/><text:alphabetical-index-mark-end text:id="IMark89995640"/><text:alphabetical-index-mark-end text:id="IMark100347816"/><text:alphabetical-index-mark-end text:id="IMark93234280"/><text:alphabetical-index-mark-end text:id="IMark97309176"/><text:span text:style-name="T243">. As a </text:span><text:alphabetical-index-mark-start text:id="IMark82693144"/><text:alphabetical-index-mark-start text:id="IMark92175848"/><text:alphabetical-index-mark-start text:id="IMark96870168"/><text:alphabetical-index-mark-start text:id="IMark100235480"/><text:alphabetical-index-mark-start text:id="IMark104894680"/><text:span text:style-name="T243">program</text:span><text:alphabetical-index-mark-end text:id="IMark104894680"/><text:alphabetical-index-mark-end text:id="IMark100235480"/><text:alphabetical-index-mark-end text:id="IMark96870168"/><text:alphabetical-index-mark-end text:id="IMark92175848"/><text:alphabetical-index-mark-end text:id="IMark82693144"/><text:span text:style-name="T243"> is </text:span><text:alphabetical-index-mark-start text:id="IMark97467720"/><text:alphabetical-index-mark-start text:id="IMark96198056"/><text:alphabetical-index-mark-start text:id="IMark96893224"/><text:alphabetical-index-mark-start text:id="IMark91153320"/><text:alphabetical-index-mark-start text:id="IMark92641432"/><text:span text:style-name="T243">update</text:span><text:alphabetical-index-mark-end text:id="IMark92641432"/><text:alphabetical-index-mark-end text:id="IMark91153320"/><text:alphabetical-index-mark-end text:id="IMark96893224"/><text:alphabetical-index-mark-end text:id="IMark96198056"/><text:alphabetical-index-mark-end text:id="IMark97467720"/><text:span text:style-name="T243">d, all </text:span><text:alphabetical-index-mark-start text:id="IMark92517144"/><text:alphabetical-index-mark-start text:id="IMark81191544"/><text:alphabetical-index-mark-start text:id="IMark97128296"/><text:alphabetical-index-mark-start text:id="IMark99650088"/><text:alphabetical-index-mark-start text:id="IMark97104584"/><text:span text:style-name="T243">version</text:span><text:alphabetical-index-mark-end text:id="IMark97104584"/><text:alphabetical-index-mark-end text:id="IMark99650088"/><text:alphabetical-index-mark-end text:id="IMark97128296"/><text:alphabetical-index-mark-end text:id="IMark81191544"/><text:alphabetical-index-mark-end text:id="IMark92517144"/><text:span text:style-name="T243">s are kept in </text:span><text:alphabetical-index-mark-start text:id="IMark80182424"/><text:alphabetical-index-mark-start text:id="IMark44082136"/><text:alphabetical-index-mark-start text:id="IMark83996360"/><text:alphabetical-index-mark-start text:id="IMark43407288"/><text:alphabetical-index-mark-start text:id="IMark80646936"/><text:span text:style-name="T103">sde_</text:span><text:alphabetical-index-mark-start text:id="IMark91225288"/><text:alphabetical-index-mark-start text:id="IMark89936952"/><text:alphabetical-index-mark-start text:id="IMark94204920"/><text:alphabetical-index-mark-start text:id="IMark103279944"/><text:alphabetical-index-mark-start text:id="IMark90753672"/><text:span text:style-name="T103">prg</text:span><text:alphabetical-index-mark-end text:id="IMark90753672"/><text:alphabetical-index-mark-end text:id="IMark103279944"/><text:alphabetical-index-mark-end text:id="IMark94204920"/><text:alphabetical-index-mark-end text:id="IMark89936952"/><text:alphabetical-index-mark-end text:id="IMark91225288"/><text:span text:style-name="T103">_</text:span><text:alphabetical-index-mark-start text:id="IMark99029432"/><text:alphabetical-index-mark-start text:id="IMark83913336"/><text:alphabetical-index-mark-start text:id="IMark80535640"/><text:alphabetical-index-mark-start text:id="IMark83534168"/><text:alphabetical-index-mark-start text:id="IMark82425960"/><text:span text:style-name="T103">rule</text:span><text:alphabetical-index-mark-end text:id="IMark82425960"/><text:alphabetical-index-mark-end text:id="IMark83534168"/><text:alphabetical-index-mark-end text:id="IMark80535640"/><text:alphabetical-index-mark-end text:id="IMark83913336"/><text:alphabetical-index-mark-end text:id="IMark99029432"/><text:span text:style-name="T103">s</text:span><text:alphabetical-index-mark-end text:id="IMark80646936"/><text:alphabetical-index-mark-end text:id="IMark43407288"/><text:alphabetical-index-mark-end text:id="IMark83996360"/><text:alphabetical-index-mark-end text:id="IMark44082136"/><text:alphabetical-index-mark-end text:id="IMark80182424"/><text:span text:style-name="T243"> but only the </text:span><text:alphabetical-index-mark-start text:id="IMark99404088"/><text:alphabetical-index-mark-start text:id="IMark101700696"/><text:span text:style-name="T243">current</text:span><text:alphabetical-index-mark-end text:id="IMark101700696"/><text:alphabetical-index-mark-end text:id="IMark99404088"/><text:span text:style-name="T243"> </text:span><text:alphabetical-index-mark-start text:id="IMark95583448"/><text:alphabetical-index-mark-start text:id="IMark105051000"/><text:alphabetical-index-mark-start text:id="IMark101084392"/><text:alphabetical-index-mark-start text:id="IMark103702840"/><text:alphabetical-index-mark-start text:id="IMark67450120"/><text:span text:style-name="T243">version</text:span><text:alphabetical-index-mark-end text:id="IMark67450120"/><text:alphabetical-index-mark-end text:id="IMark103702840"/><text:alphabetical-index-mark-end text:id="IMark101084392"/><text:alphabetical-index-mark-end text:id="IMark105051000"/><text:alphabetical-index-mark-end text:id="IMark95583448"/><text:span text:style-name="T243"> of each </text:span><text:alphabetical-index-mark-start text:id="IMark84276856"/><text:alphabetical-index-mark-start text:id="IMark90742728"/><text:alphabetical-index-mark-start text:id="IMark95889656"/><text:alphabetical-index-mark-start text:id="IMark95999528"/><text:alphabetical-index-mark-start text:id="IMark79929768"/><text:span text:style-name="T243">program</text:span><text:alphabetical-index-mark-end text:id="IMark79929768"/><text:alphabetical-index-mark-end text:id="IMark95999528"/><text:alphabetical-index-mark-end text:id="IMark95889656"/><text:alphabetical-index-mark-end text:id="IMark90742728"/><text:alphabetical-index-mark-end text:id="IMark84276856"/><text:span text:style-name="T243"> can be </text:span><text:alphabetical-index-mark-start text:id="IMark103522920"/><text:alphabetical-index-mark-start text:id="IMark90587368"/><text:alphabetical-index-mark-start text:id="IMark82206552"/><text:alphabetical-index-mark-start text:id="IMark90949560"/><text:alphabetical-index-mark-start text:id="IMark100939736"/><text:span text:style-name="T243">load</text:span><text:alphabetical-index-mark-end text:id="IMark100939736"/><text:alphabetical-index-mark-end text:id="IMark90949560"/><text:alphabetical-index-mark-end text:id="IMark82206552"/><text:alphabetical-index-mark-end text:id="IMark90587368"/><text:alphabetical-index-mark-end text:id="IMark103522920"/><text:span text:style-name="T243">ed into </text:span><text:alphabetical-index-mark-start text:id="IMark104548728"/><text:alphabetical-index-mark-start text:id="IMark103991512"/><text:alphabetical-index-mark-start text:id="IMark94945400"/><text:alphabetical-index-mark-start text:id="IMark80108808"/><text:alphabetical-index-mark-start text:id="IMark80138280"/><text:span text:style-name="T103">sde_</text:span><text:alphabetical-index-mark-start text:id="IMark100052808"/><text:alphabetical-index-mark-start text:id="IMark94068328"/><text:alphabetical-index-mark-start text:id="IMark100703032"/><text:alphabetical-index-mark-start text:id="IMark82431000"/><text:alphabetical-index-mark-start text:id="IMark101930024"/><text:span text:style-name="T103">rule</text:span><text:alphabetical-index-mark-end text:id="IMark101930024"/><text:alphabetical-index-mark-end text:id="IMark82431000"/><text:alphabetical-index-mark-end text:id="IMark100703032"/><text:alphabetical-index-mark-end text:id="IMark94068328"/><text:alphabetical-index-mark-end text:id="IMark100052808"/><text:span text:style-name="T103">s</text:span><text:alphabetical-index-mark-end text:id="IMark80138280"/><text:alphabetical-index-mark-end text:id="IMark80108808"/><text:alphabetical-index-mark-end text:id="IMark94945400"/><text:alphabetical-index-mark-end text:id="IMark103991512"/><text:alphabetical-index-mark-end text:id="IMark104548728"/><text:span text:style-name="T103">.</text:span><text:span text:style-name="T243"> Changing the </text:span><text:alphabetical-index-mark-start text:id="IMark91635672"/><text:alphabetical-index-mark-start text:id="IMark60672952"/><text:alphabetical-index-mark-start text:id="IMark105141512"/><text:alphabetical-index-mark-start text:id="IMark90948776"/><text:alphabetical-index-mark-start text:id="IMark102517656"/><text:span text:style-name="T243">cur</text:span><text:alphabetical-index-mark-end text:id="IMark102517656"/><text:span text:style-name="T243">_</text:span><text:alphabetical-index-mark-start text:id="IMark104143048"/><text:span text:style-name="T243">ver</text:span><text:alphabetical-index-mark-end text:id="IMark104143048"/><text:alphabetical-index-mark-end text:id="IMark90948776"/><text:alphabetical-index-mark-end text:id="IMark105141512"/><text:alphabetical-index-mark-end text:id="IMark60672952"/><text:alphabetical-index-mark-end text:id="IMark91635672"/><text:span text:style-name="T243"> </text:span><text:alphabetical-index-mark-start text:id="IMark95196408"/><text:alphabetical-index-mark-start text:id="IMark80061400"/><text:alphabetical-index-mark-start text:id="IMark105149896"/><text:alphabetical-index-mark-start text:id="IMark105095272"/><text:alphabetical-index-mark-start text:id="IMark89804520"/><text:span text:style-name="T243">fact</text:span><text:alphabetical-index-mark-end text:id="IMark89804520"/><text:alphabetical-index-mark-end text:id="IMark105095272"/><text:alphabetical-index-mark-end text:id="IMark105149896"/><text:alphabetical-index-mark-end text:id="IMark80061400"/><text:alphabetical-index-mark-end text:id="IMark95196408"/><text:span text:style-name="T243"> </text:span><text:alphabetical-index-mark-start text:id="IMark104722488"/><text:alphabetical-index-mark-start text:id="IMark43960280"/><text:alphabetical-index-mark-start text:id="IMark98817656"/><text:alphabetical-index-mark-start text:id="IMark94318024"/><text:alphabetical-index-mark-start text:id="IMark94367320"/><text:span text:style-name="T243">value</text:span><text:alphabetical-index-mark-end text:id="IMark94367320"/><text:alphabetical-index-mark-end text:id="IMark94318024"/><text:alphabetical-index-mark-end text:id="IMark98817656"/><text:alphabetical-index-mark-end text:id="IMark43960280"/><text:alphabetical-index-mark-end text:id="IMark104722488"/><text:span text:style-name="T243"> of a given </text:span><text:alphabetical-index-mark-start text:id="IMark96852360"/><text:alphabetical-index-mark-start text:id="IMark81823256"/><text:alphabetical-index-mark-start text:id="IMark80660120"/><text:alphabetical-index-mark-start text:id="IMark93871304"/><text:alphabetical-index-mark-start text:id="IMark103695752"/><text:span text:style-name="T243">program</text:span><text:alphabetical-index-mark-end text:id="IMark103695752"/><text:alphabetical-index-mark-end text:id="IMark93871304"/><text:alphabetical-index-mark-end text:id="IMark80660120"/><text:alphabetical-index-mark-end text:id="IMark81823256"/><text:alphabetical-index-mark-end text:id="IMark96852360"/><text:span text:style-name="T243"> implies that another </text:span><text:alphabetical-index-mark-start text:id="IMark91335384"/><text:alphabetical-index-mark-start text:id="IMark90041096"/><text:alphabetical-index-mark-start text:id="IMark101242216"/><text:alphabetical-index-mark-start text:id="IMark104288328"/><text:alphabetical-index-mark-start text:id="IMark89868280"/><text:span text:style-name="T243">version</text:span><text:alphabetical-index-mark-end text:id="IMark89868280"/><text:alphabetical-index-mark-end text:id="IMark104288328"/><text:alphabetical-index-mark-end text:id="IMark101242216"/><text:alphabetical-index-mark-end text:id="IMark90041096"/><text:alphabetical-index-mark-end text:id="IMark91335384"/><text:span text:style-name="T243"> of the said </text:span><text:alphabetical-index-mark-start text:id="IMark95927432"/><text:alphabetical-index-mark-start text:id="IMark52530552"/><text:alphabetical-index-mark-start text:id="IMark68171272"/><text:alphabetical-index-mark-start text:id="IMark105262296"/><text:alphabetical-index-mark-start text:id="IMark79225240"/><text:span text:style-name="T243">program</text:span><text:alphabetical-index-mark-end text:id="IMark79225240"/><text:alphabetical-index-mark-end text:id="IMark105262296"/><text:alphabetical-index-mark-end text:id="IMark68171272"/><text:alphabetical-index-mark-end text:id="IMark52530552"/><text:alphabetical-index-mark-end text:id="IMark95927432"/><text:span text:style-name="T243"> will be </text:span><text:alphabetical-index-mark-start text:id="IMark94089816"/><text:alphabetical-index-mark-start text:id="IMark92717272"/><text:alphabetical-index-mark-start text:id="IMark80108024"/><text:alphabetical-index-mark-start text:id="IMark103234296"/><text:alphabetical-index-mark-start text:id="IMark84091576"/><text:span text:style-name="T243">load</text:span><text:alphabetical-index-mark-end text:id="IMark84091576"/><text:alphabetical-index-mark-end text:id="IMark103234296"/><text:alphabetical-index-mark-end text:id="IMark80108024"/><text:alphabetical-index-mark-end text:id="IMark92717272"/><text:alphabetical-index-mark-end text:id="IMark94089816"/><text:span text:style-name="T243">ed into </text:span><text:alphabetical-index-mark-start text:id="IMark77987448"/><text:alphabetical-index-mark-start text:id="IMark102730104"/><text:alphabetical-index-mark-start text:id="IMark100558248"/><text:alphabetical-index-mark-start text:id="IMark100974408"/><text:alphabetical-index-mark-start text:id="IMark101320952"/><text:span text:style-name="T103">sde_</text:span><text:alphabetical-index-mark-start text:id="IMark97309960"/><text:alphabetical-index-mark-start text:id="IMark101991176"/><text:alphabetical-index-mark-start text:id="IMark105070648"/><text:alphabetical-index-mark-start text:id="IMark77580008"/><text:alphabetical-index-mark-start text:id="IMark91056456"/><text:span text:style-name="T103">rule</text:span><text:alphabetical-index-mark-end text:id="IMark91056456"/><text:alphabetical-index-mark-end text:id="IMark77580008"/><text:alphabetical-index-mark-end text:id="IMark105070648"/><text:alphabetical-index-mark-end text:id="IMark101991176"/><text:alphabetical-index-mark-end text:id="IMark97309960"/><text:span text:style-name="T103">s</text:span><text:alphabetical-index-mark-end text:id="IMark101320952"/><text:alphabetical-index-mark-end text:id="IMark100974408"/><text:alphabetical-index-mark-end text:id="IMark100558248"/><text:alphabetical-index-mark-end text:id="IMark102730104"/><text:alphabetical-index-mark-end text:id="IMark77987448"/><text:span text:style-name="T243">.</text:span></text:p>
      <text:p text:style-name="Text_20_body"/>
      <text:p text:style-name="Text_20_body"/>
      <text:p text:style-name="Text_20_body"><text:span text:style-name="T1">4.3.13.</text:span><text:span text:style-name="T20">9</text:span><text:span text:style-name="T1">.</text:span> <text:alphabetical-index-mark-start text:id="IMark96013352"/><text:alphabetical-index-mark-start text:id="IMark68871944"/><text:alphabetical-index-mark-start text:id="IMark92898104"/><text:alphabetical-index-mark-start text:id="IMark99351160"/><text:alphabetical-index-mark-start text:id="IMark103107224"/><text:span text:style-name="T83">Fact</text:span><text:alphabetical-index-mark-end text:id="IMark103107224"/><text:alphabetical-index-mark-end text:id="IMark99351160"/><text:alphabetical-index-mark-end text:id="IMark92898104"/><text:alphabetical-index-mark-end text:id="IMark68871944"/><text:alphabetical-index-mark-end text:id="IMark96013352"/><text:span text:style-name="T83"> LIKE ‘%</text:span><text:alphabetical-index-mark-start text:id="IMark101998888"/><text:alphabetical-index-mark-start text:id="IMark90970520"/><text:alphabetical-index-mark-start text:id="IMark98139016"/><text:alphabetical-index-mark-start text:id="IMark90902648"/><text:alphabetical-index-mark-start text:id="IMark103576872"/><text:span text:style-name="T106">nav</text:span><text:alphabetical-index-mark-start text:id="IMark102917736"/><text:alphabetical-index-mark-start text:id="IMark82113560"/><text:alphabetical-index-mark-start text:id="IMark100941304"/><text:alphabetical-index-mark-start text:id="IMark90028520"/><text:alphabetical-index-mark-start text:id="IMark89724776"/><text:span text:style-name="T106">mode</text:span><text:alphabetical-index-mark-end text:id="IMark89724776"/><text:alphabetical-index-mark-end text:id="IMark90028520"/><text:alphabetical-index-mark-end text:id="IMark100941304"/><text:alphabetical-index-mark-end text:id="IMark82113560"/><text:alphabetical-index-mark-end text:id="IMark102917736"/><text:alphabetical-index-mark-end text:id="IMark103576872"/><text:alphabetical-index-mark-end text:id="IMark90902648"/><text:alphabetical-index-mark-end text:id="IMark98139016"/><text:alphabetical-index-mark-end text:id="IMark90970520"/><text:alphabetical-index-mark-end text:id="IMark101998888"/><text:span text:style-name="T83">%’</text:span> - <text:span text:style-name="T245">These are associated to the </text:span><text:alphabetical-index-mark-start text:id="IMark97187368"/><text:alphabetical-index-mark-start text:id="IMark95522040"/><text:alphabetical-index-mark-start text:id="IMark82259544"/><text:alphabetical-index-mark-start text:id="IMark99538600"/><text:alphabetical-index-mark-start text:id="IMark97624648"/><text:span text:style-name="T245">OAPI</text:span><text:alphabetical-index-mark-end text:id="IMark97624648"/><text:alphabetical-index-mark-end text:id="IMark99538600"/><text:alphabetical-index-mark-end text:id="IMark82259544"/><text:alphabetical-index-mark-end text:id="IMark95522040"/><text:alphabetical-index-mark-end text:id="IMark97187368"/><text:span text:style-name="T245"> </text:span><text:alphabetical-index-mark-start text:id="IMark98271064"/><text:alphabetical-index-mark-start text:id="IMark99534552"/><text:alphabetical-index-mark-start text:id="IMark82648056"/><text:alphabetical-index-mark-start text:id="IMark94625976"/><text:alphabetical-index-mark-start text:id="IMark100545560"/><text:span text:style-name="T245">nav</text:span><text:alphabetical-index-mark-start text:id="IMark90551608"/><text:alphabetical-index-mark-start text:id="IMark79936136"/><text:alphabetical-index-mark-start text:id="IMark101615560"/><text:alphabetical-index-mark-start text:id="IMark95284184"/><text:alphabetical-index-mark-start text:id="IMark104331832"/><text:span text:style-name="T245">mode</text:span><text:alphabetical-index-mark-end text:id="IMark104331832"/><text:alphabetical-index-mark-end text:id="IMark95284184"/><text:alphabetical-index-mark-end text:id="IMark101615560"/><text:alphabetical-index-mark-end text:id="IMark79936136"/><text:alphabetical-index-mark-end text:id="IMark90551608"/><text:alphabetical-index-mark-end text:id="IMark100545560"/><text:alphabetical-index-mark-end text:id="IMark94625976"/><text:alphabetical-index-mark-end text:id="IMark82648056"/><text:alphabetical-index-mark-end text:id="IMark99534552"/><text:alphabetical-index-mark-end text:id="IMark98271064"/><text:span text:style-name="T245">s. If the user or </text:span><text:alphabetical-index-mark-start text:id="IMark96405640"/><text:alphabetical-index-mark-start text:id="IMark93402648"/><text:alphabetical-index-mark-start text:id="IMark97863144"/><text:alphabetical-index-mark-start text:id="IMark102154616"/><text:alphabetical-index-mark-start text:id="IMark101833224"/><text:alphabetical-index-mark-start text:id="IMark90846712"/><text:span text:style-name="T245">AI</text:span><text:alphabetical-index-mark-end text:id="IMark90846712"/><text:span text:style-name="T245">E</text:span><text:alphabetical-index-mark-end text:id="IMark101833224"/><text:alphabetical-index-mark-end text:id="IMark102154616"/><text:alphabetical-index-mark-end text:id="IMark97863144"/><text:alphabetical-index-mark-end text:id="IMark93402648"/><text:alphabetical-index-mark-end text:id="IMark96405640"/><text:span text:style-name="T245"> sets the </text:span><text:alphabetical-index-mark-start text:id="IMark79121336"/><text:alphabetical-index-mark-start text:id="IMark95521224"/><text:alphabetical-index-mark-start text:id="IMark80175432"/><text:alphabetical-index-mark-start text:id="IMark99844840"/><text:alphabetical-index-mark-start text:id="IMark95342248"/><text:span text:style-name="T245">value</text:span><text:alphabetical-index-mark-end text:id="IMark95342248"/><text:alphabetical-index-mark-end text:id="IMark99844840"/><text:alphabetical-index-mark-end text:id="IMark80175432"/><text:alphabetical-index-mark-end text:id="IMark95521224"/><text:alphabetical-index-mark-end text:id="IMark79121336"/><text:span text:style-name="T245"> of a given </text:span><text:alphabetical-index-mark-start text:id="IMark52996888"/><text:alphabetical-index-mark-start text:id="IMark102890328"/><text:alphabetical-index-mark-start text:id="IMark84351080"/><text:alphabetical-index-mark-start text:id="IMark100572056"/><text:alphabetical-index-mark-start text:id="IMark81509992"/><text:span text:style-name="T106">nav</text:span><text:alphabetical-index-mark-start text:id="IMark91961352"/><text:alphabetical-index-mark-start text:id="IMark52906232"/><text:alphabetical-index-mark-start text:id="IMark82799208"/><text:alphabetical-index-mark-start text:id="IMark101524232"/><text:alphabetical-index-mark-start text:id="IMark68885864"/><text:span text:style-name="T106">mode</text:span><text:alphabetical-index-mark-end text:id="IMark68885864"/><text:alphabetical-index-mark-end text:id="IMark101524232"/><text:alphabetical-index-mark-end text:id="IMark82799208"/><text:alphabetical-index-mark-end text:id="IMark52906232"/><text:alphabetical-index-mark-end text:id="IMark91961352"/><text:alphabetical-index-mark-end text:id="IMark81509992"/><text:alphabetical-index-mark-end text:id="IMark100572056"/><text:alphabetical-index-mark-end text:id="IMark84351080"/><text:alphabetical-index-mark-end text:id="IMark102890328"/><text:alphabetical-index-mark-end text:id="IMark52996888"/><text:span text:style-name="T245"> </text:span><text:alphabetical-index-mark-start text:id="IMark77437240"/><text:alphabetical-index-mark-start text:id="IMark99550456"/><text:alphabetical-index-mark-start text:id="IMark81458600"/><text:alphabetical-index-mark-start text:id="IMark100203176"/><text:alphabetical-index-mark-start text:id="IMark93424584"/><text:span text:style-name="T245">fact</text:span><text:alphabetical-index-mark-end text:id="IMark93424584"/><text:alphabetical-index-mark-end text:id="IMark100203176"/><text:alphabetical-index-mark-end text:id="IMark81458600"/><text:alphabetical-index-mark-end text:id="IMark99550456"/><text:alphabetical-index-mark-end text:id="IMark77437240"/><text:span text:style-name="T245"> to 1, the corresponding </text:span><text:alphabetical-index-mark-start text:id="IMark104319032"/><text:alphabetical-index-mark-start text:id="IMark93508456"/><text:alphabetical-index-mark-start text:id="IMark102026664"/><text:alphabetical-index-mark-start text:id="IMark91094952"/><text:alphabetical-index-mark-start text:id="IMark83064520"/><text:span text:style-name="T245">navigation</text:span><text:alphabetical-index-mark-end text:id="IMark83064520"/><text:alphabetical-index-mark-end text:id="IMark91094952"/><text:alphabetical-index-mark-end text:id="IMark102026664"/><text:alphabetical-index-mark-end text:id="IMark93508456"/><text:alphabetical-index-mark-end text:id="IMark104319032"/><text:span text:style-name="T245"> </text:span><text:alphabetical-index-mark-start text:id="IMark90817640"/><text:alphabetical-index-mark-start text:id="IMark103683640"/><text:alphabetical-index-mark-start text:id="IMark93767144"/><text:alphabetical-index-mark-start text:id="IMark100927464"/><text:alphabetical-index-mark-start text:id="IMark81711288"/><text:span text:style-name="T245">mode</text:span><text:alphabetical-index-mark-end text:id="IMark81711288"/><text:alphabetical-index-mark-end text:id="IMark100927464"/><text:alphabetical-index-mark-end text:id="IMark93767144"/><text:alphabetical-index-mark-end text:id="IMark103683640"/><text:alphabetical-index-mark-end text:id="IMark90817640"/><text:span text:style-name="T245"> in the </text:span><text:alphabetical-index-mark-start text:id="IMark100145048"/><text:alphabetical-index-mark-start text:id="IMark102062088"/><text:span text:style-name="T245">ship</text:span><text:alphabetical-index-mark-end text:id="IMark102062088"/><text:alphabetical-index-mark-end text:id="IMark100145048"/><text:span text:style-name="T245"> is </text:span><text:alphabetical-index-mark-start text:id="IMark91067880"/><text:alphabetical-index-mark-start text:id="IMark52523672"/><text:span text:style-name="T245">activate</text:span><text:alphabetical-index-mark-end text:id="IMark52523672"/><text:alphabetical-index-mark-end text:id="IMark91067880"/><text:span text:style-name="T245">d.</text:span></text:p>
      <text:p text:style-name="Text_20_body"/>
      <text:p text:style-name="Text_20_body"/>
      <text:p text:style-name="P9"><text:span text:style-name="T1">4.3.13.</text:span><text:span text:style-name="T21">10</text:span><text:span text:style-name="T1">.</text:span> <text:alphabetical-index-mark-start text:id="IMark104476440"/><text:alphabetical-index-mark-start text:id="IMark81842456"/><text:alphabetical-index-mark-start text:id="IMark83421768"/><text:alphabetical-index-mark-start text:id="IMark83529512"/><text:alphabetical-index-mark-start text:id="IMark101057496"/><text:span text:style-name="T83">Fact</text:span><text:alphabetical-index-mark-end text:id="IMark101057496"/><text:alphabetical-index-mark-end text:id="IMark83529512"/><text:alphabetical-index-mark-end text:id="IMark83421768"/><text:alphabetical-index-mark-end text:id="IMark81842456"/><text:alphabetical-index-mark-end text:id="IMark104476440"/><text:span text:style-name="T83"> LIKE ‘%</text:span><text:alphabetical-index-mark-start text:id="IMark95546840"/><text:alphabetical-index-mark-start text:id="IMark95162104"/><text:alphabetical-index-mark-start text:id="IMark95509256"/><text:alphabetical-index-mark-start text:id="IMark94712008"/><text:span text:style-name="T107">go_</text:span><text:alphabetical-index-mark-end text:id="IMark94712008"/><text:alphabetical-index-mark-end text:id="IMark95509256"/><text:alphabetical-index-mark-end text:id="IMark95162104"/><text:alphabetical-index-mark-end text:id="IMark95546840"/><text:span text:style-name="T83">%’</text:span> - <text:span text:style-name="T246">Used for </text:span><text:alphabetical-index-mark-start text:id="IMark93796120"/><text:alphabetical-index-mark-start text:id="IMark98816088"/><text:alphabetical-index-mark-start text:id="IMark96843848"/><text:alphabetical-index-mark-start text:id="IMark104339384"/><text:alphabetical-index-mark-start text:id="IMark53003640"/><text:span text:style-name="T246">plan</text:span><text:alphabetical-index-mark-end text:id="IMark53003640"/><text:alphabetical-index-mark-end text:id="IMark104339384"/><text:alphabetical-index-mark-end text:id="IMark96843848"/><text:alphabetical-index-mark-end text:id="IMark98816088"/><text:alphabetical-index-mark-end text:id="IMark93796120"/><text:span text:style-name="T246">ning. Each one of these </text:span><text:alphabetical-index-mark-start text:id="IMark68848872"/><text:alphabetical-index-mark-start text:id="IMark95508472"/><text:alphabetical-index-mark-start text:id="IMark97212648"/><text:alphabetical-index-mark-start text:id="IMark101762424"/><text:alphabetical-index-mark-start text:id="IMark99021240"/><text:span text:style-name="T246">fact</text:span><text:alphabetical-index-mark-end text:id="IMark99021240"/><text:alphabetical-index-mark-end text:id="IMark101762424"/><text:alphabetical-index-mark-end text:id="IMark97212648"/><text:alphabetical-index-mark-end text:id="IMark95508472"/><text:alphabetical-index-mark-end text:id="IMark68848872"/><text:span text:style-name="T246">s, when </text:span><text:alphabetical-index-mark-start text:id="IMark97858952"/><text:alphabetical-index-mark-start text:id="IMark95951320"/><text:alphabetical-index-mark-start text:id="IMark78554776"/><text:alphabetical-index-mark-start text:id="IMark77325336"/><text:alphabetical-index-mark-start text:id="IMark102699400"/><text:span text:style-name="T107">Value</text:span><text:alphabetical-index-mark-end text:id="IMark102699400"/><text:alphabetical-index-mark-end text:id="IMark77325336"/><text:alphabetical-index-mark-end text:id="IMark78554776"/><text:alphabetical-index-mark-end text:id="IMark95951320"/><text:alphabetical-index-mark-end text:id="IMark97858952"/><text:span text:style-name="T107"> = 1</text:span><text:span text:style-name="T246"> tell the </text:span><text:alphabetical-index-mark-start text:id="IMark104032536"/><text:alphabetical-index-mark-start text:id="IMark102320936"/><text:alphabetical-index-mark-start text:id="IMark77135400"/><text:alphabetical-index-mark-start text:id="IMark82402552"/><text:alphabetical-index-mark-start text:id="IMark91080296"/><text:alphabetical-index-mark-start text:id="IMark81549896"/><text:span text:style-name="T246">AI</text:span><text:alphabetical-index-mark-end text:id="IMark81549896"/><text:span text:style-name="T246">E</text:span><text:alphabetical-index-mark-end text:id="IMark91080296"/><text:alphabetical-index-mark-end text:id="IMark82402552"/><text:alphabetical-index-mark-end text:id="IMark77135400"/><text:alphabetical-index-mark-end text:id="IMark102320936"/><text:alphabetical-index-mark-end text:id="IMark104032536"/><text:span text:style-name="T246"> that </text:span><text:alphabetical-index-mark-start text:id="IMark93572760"/><text:alphabetical-index-mark-start text:id="IMark90665128"/><text:alphabetical-index-mark-start text:id="IMark94598792"/><text:alphabetical-index-mark-start text:id="IMark102015320"/><text:alphabetical-index-mark-start text:id="IMark91164920"/><text:span text:style-name="T246">condition</text:span><text:alphabetical-index-mark-end text:id="IMark91164920"/><text:alphabetical-index-mark-end text:id="IMark102015320"/><text:alphabetical-index-mark-end text:id="IMark94598792"/><text:alphabetical-index-mark-end text:id="IMark90665128"/><text:alphabetical-index-mark-end text:id="IMark93572760"/><text:span text:style-name="T246">s are met for a specific step in an </text:span><text:alphabetical-index-mark-start text:id="IMark97403656"/><text:alphabetical-index-mark-start text:id="IMark83243544"/><text:alphabetical-index-mark-start text:id="IMark79307496"/><text:alphabetical-index-mark-start text:id="IMark80202024"/><text:alphabetical-index-mark-start text:id="IMark101405752"/><text:span text:style-name="T246">ai</text:span><text:alphabetical-index-mark-start text:id="IMark90596136"/><text:alphabetical-index-mark-start text:id="IMark94368104"/><text:alphabetical-index-mark-start text:id="IMark102445928"/><text:alphabetical-index-mark-start text:id="IMark103267848"/><text:alphabetical-index-mark-start text:id="IMark60681992"/><text:span text:style-name="T246">plan</text:span><text:alphabetical-index-mark-end text:id="IMark60681992"/><text:alphabetical-index-mark-end text:id="IMark103267848"/><text:alphabetical-index-mark-end text:id="IMark102445928"/><text:alphabetical-index-mark-end text:id="IMark94368104"/><text:alphabetical-index-mark-end text:id="IMark90596136"/><text:alphabetical-index-mark-end text:id="IMark101405752"/><text:alphabetical-index-mark-end text:id="IMark80202024"/><text:alphabetical-index-mark-end text:id="IMark79307496"/><text:alphabetical-index-mark-end text:id="IMark83243544"/><text:alphabetical-index-mark-end text:id="IMark97403656"/><text:span text:style-name="T246">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2">1</text:span><text:span text:style-name="T1">.</text:span> <text:alphabetical-index-mark-start text:id="IMark99368184"/><text:alphabetical-index-mark-start text:id="IMark92482088"/><text:alphabetical-index-mark-start text:id="IMark90961832"/><text:alphabetical-index-mark-start text:id="IMark95459784"/><text:alphabetical-index-mark-start text:id="IMark96107160"/><text:span text:style-name="T83">Fact</text:span><text:alphabetical-index-mark-end text:id="IMark96107160"/><text:alphabetical-index-mark-end text:id="IMark95459784"/><text:alphabetical-index-mark-end text:id="IMark90961832"/><text:alphabetical-index-mark-end text:id="IMark92482088"/><text:alphabetical-index-mark-end text:id="IMark99368184"/><text:span text:style-name="T83"> LIKE ‘%</text:span><text:alphabetical-index-mark-start text:id="IMark98146232"/><text:alphabetical-index-mark-start text:id="IMark93916440"/><text:alphabetical-index-mark-start text:id="IMark104569608"/><text:alphabetical-index-mark-start text:id="IMark93985320"/><text:alphabetical-index-mark-start text:id="IMark89893864"/><text:span text:style-name="T108">crew</text:span><text:alphabetical-index-mark-end text:id="IMark89893864"/><text:alphabetical-index-mark-end text:id="IMark93985320"/><text:alphabetical-index-mark-end text:id="IMark104569608"/><text:alphabetical-index-mark-end text:id="IMark93916440"/><text:alphabetical-index-mark-end text:id="IMark98146232"/><text:span text:style-name="T83">%’</text:span> - <text:alphabetical-index-mark-start text:id="IMark43382648"/><text:span text:style-name="T247">Re</text:span><text:alphabetical-index-mark-start text:id="IMark80906632"/><text:span text:style-name="T247">l</text:span><text:alphabetical-index-mark-end text:id="IMark43382648"/><text:span text:style-name="T247">at</text:span><text:alphabetical-index-mark-end text:id="IMark80906632"/><text:span text:style-name="T247">ed to </text:span><text:alphabetical-index-mark-start text:id="IMark104538616"/><text:alphabetical-index-mark-start text:id="IMark104846664"/><text:alphabetical-index-mark-start text:id="IMark98937784"/><text:alphabetical-index-mark-start text:id="IMark90084584"/><text:alphabetical-index-mark-start text:id="IMark80790584"/><text:span text:style-name="T247">crew</text:span><text:alphabetical-index-mark-end text:id="IMark80790584"/><text:alphabetical-index-mark-end text:id="IMark90084584"/><text:alphabetical-index-mark-end text:id="IMark98937784"/><text:alphabetical-index-mark-end text:id="IMark104846664"/><text:alphabetical-index-mark-end text:id="IMark104538616"/><text:span text:style-name="T247"> </text:span><text:alphabetical-index-mark-start text:id="IMark60722200"/><text:alphabetical-index-mark-start text:id="IMark60615160"/><text:alphabetical-index-mark-start text:id="IMark100526200"/><text:alphabetical-index-mark-start text:id="IMark101253160"/><text:alphabetical-index-mark-start text:id="IMark102747640"/><text:alphabetical-index-mark-start text:id="IMark81646872"/><text:alphabetical-index-mark-start text:id="IMark101135112"/><text:alphabetical-index-mark-start text:id="IMark93573544"/><text:alphabetical-index-mark-start text:id="IMark82191784"/><text:span text:style-name="T247">manage</text:span><text:alphabetical-index-mark-end text:id="IMark82191784"/><text:alphabetical-index-mark-end text:id="IMark93573544"/><text:alphabetical-index-mark-end text:id="IMark101135112"/><text:alphabetical-index-mark-end text:id="IMark81646872"/><text:alphabetical-index-mark-end text:id="IMark102747640"/><text:span text:style-name="T247">ment</text:span><text:alphabetical-index-mark-end text:id="IMark101253160"/><text:alphabetical-index-mark-end text:id="IMark100526200"/><text:alphabetical-index-mark-end text:id="IMark60615160"/><text:alphabetical-index-mark-end text:id="IMark60722200"/><text:span text:style-name="T247">.</text:span></text:p>
      <text:p text:style-name="Text_20_body"/>
      <text:p text:style-name="Text_20_body"/>
      <text:p text:style-name="Text_20_body"><text:soft-page-break/><text:span text:style-name="T1">4.3.13.</text:span><text:span text:style-name="T21">1</text:span><text:span text:style-name="T22">2</text:span><text:span text:style-name="T1">.</text:span> <text:alphabetical-index-mark-start text:id="IMark102248360"/><text:alphabetical-index-mark-start text:id="IMark77937528"/><text:alphabetical-index-mark-start text:id="IMark92452264"/><text:alphabetical-index-mark-start text:id="IMark101811128"/><text:alphabetical-index-mark-start text:id="IMark82288040"/><text:span text:style-name="T83">Fact</text:span><text:alphabetical-index-mark-end text:id="IMark82288040"/><text:alphabetical-index-mark-end text:id="IMark101811128"/><text:alphabetical-index-mark-end text:id="IMark92452264"/><text:alphabetical-index-mark-end text:id="IMark77937528"/><text:alphabetical-index-mark-end text:id="IMark102248360"/><text:span text:style-name="T83"> LIKE ‘</text:span><text:span text:style-name="T107">%</text:span><text:alphabetical-index-mark-start text:id="IMark44942104"/><text:alphabetical-index-mark-start text:id="IMark104467704"/><text:alphabetical-index-mark-start text:id="IMark94415688"/><text:alphabetical-index-mark-start text:id="IMark102635432"/><text:alphabetical-index-mark-start text:id="IMark90568264"/><text:span text:style-name="T108">max</text:span><text:alphabetical-index-mark-end text:id="IMark90568264"/><text:alphabetical-index-mark-end text:id="IMark102635432"/><text:span text:style-name="T83">%</text:span><text:alphabetical-index-mark-end text:id="IMark94415688"/><text:alphabetical-index-mark-end text:id="IMark104467704"/><text:alphabetical-index-mark-end text:id="IMark44942104"/><text:span text:style-name="T83">’</text:span> - <text:span text:style-name="T247">A </text:span><text:alphabetical-index-mark-start text:id="IMark35941720"/><text:span text:style-name="T247">max</text:span><text:alphabetical-index-mark-end text:id="IMark35941720"/><text:span text:style-name="T247">imum or highest </text:span><text:alphabetical-index-mark-start text:id="IMark91903992"/><text:alphabetical-index-mark-start text:id="IMark44904088"/><text:alphabetical-index-mark-start text:id="IMark79030632"/><text:alphabetical-index-mark-start text:id="IMark94179480"/><text:alphabetical-index-mark-start text:id="IMark81650888"/><text:span text:style-name="T247">value</text:span><text:alphabetical-index-mark-end text:id="IMark81650888"/><text:alphabetical-index-mark-end text:id="IMark94179480"/><text:alphabetical-index-mark-end text:id="IMark79030632"/><text:alphabetical-index-mark-end text:id="IMark44904088"/><text:alphabetical-index-mark-end text:id="IMark91903992"/><text:span text:style-name="T247"> allowed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2">3</text:span><text:span text:style-name="T1">.</text:span> <text:alphabetical-index-mark-start text:id="IMark99057144"/><text:alphabetical-index-mark-start text:id="IMark93958152"/><text:alphabetical-index-mark-start text:id="IMark103302360"/><text:alphabetical-index-mark-start text:id="IMark77257192"/><text:alphabetical-index-mark-start text:id="IMark92355240"/><text:span text:style-name="T83">Fact</text:span><text:alphabetical-index-mark-end text:id="IMark92355240"/><text:alphabetical-index-mark-end text:id="IMark77257192"/><text:alphabetical-index-mark-end text:id="IMark103302360"/><text:alphabetical-index-mark-end text:id="IMark93958152"/><text:alphabetical-index-mark-end text:id="IMark99057144"/><text:span text:style-name="T83"> LIKE ‘</text:span><text:span text:style-name="T107">%</text:span><text:alphabetical-index-mark-start text:id="IMark105279192"/><text:alphabetical-index-mark-start text:id="IMark103633704"/><text:alphabetical-index-mark-start text:id="IMark90845928"/><text:alphabetical-index-mark-start text:id="IMark81860312"/><text:alphabetical-index-mark-start text:id="IMark101418872"/><text:span text:style-name="T108">min</text:span><text:alphabetical-index-mark-end text:id="IMark101418872"/><text:alphabetical-index-mark-end text:id="IMark81860312"/><text:span text:style-name="T83">%</text:span><text:alphabetical-index-mark-end text:id="IMark90845928"/><text:alphabetical-index-mark-end text:id="IMark103633704"/><text:alphabetical-index-mark-end text:id="IMark105279192"/><text:span text:style-name="T83">’</text:span> - <text:span text:style-name="T247">A </text:span><text:alphabetical-index-mark-start text:id="IMark44873000"/><text:span text:style-name="T247">min</text:span><text:alphabetical-index-mark-end text:id="IMark44873000"/><text:span text:style-name="T247">imum or lo</text:span><text:alphabetical-index-mark-start text:id="IMark93961704"/><text:alphabetical-index-mark-start text:id="IMark96182424"/><text:span text:style-name="T247">west</text:span><text:alphabetical-index-mark-end text:id="IMark96182424"/><text:alphabetical-index-mark-end text:id="IMark93961704"/><text:span text:style-name="T247"> </text:span><text:alphabetical-index-mark-start text:id="IMark100743336"/><text:alphabetical-index-mark-start text:id="IMark92923192"/><text:alphabetical-index-mark-start text:id="IMark80922584"/><text:alphabetical-index-mark-start text:id="IMark104452904"/><text:alphabetical-index-mark-start text:id="IMark77938312"/><text:span text:style-name="T247">value</text:span><text:alphabetical-index-mark-end text:id="IMark77938312"/><text:alphabetical-index-mark-end text:id="IMark104452904"/><text:alphabetical-index-mark-end text:id="IMark80922584"/><text:alphabetical-index-mark-end text:id="IMark92923192"/><text:alphabetical-index-mark-end text:id="IMark100743336"/><text:span text:style-name="T247"> allowed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3">4</text:span><text:span text:style-name="T1">.</text:span> <text:alphabetical-index-mark-start text:id="IMark104356296"/><text:alphabetical-index-mark-start text:id="IMark94639416"/><text:alphabetical-index-mark-start text:id="IMark94691672"/><text:alphabetical-index-mark-start text:id="IMark44786456"/><text:alphabetical-index-mark-start text:id="IMark90912728"/><text:span text:style-name="T83">Fact</text:span><text:alphabetical-index-mark-end text:id="IMark90912728"/><text:alphabetical-index-mark-end text:id="IMark44786456"/><text:alphabetical-index-mark-end text:id="IMark94691672"/><text:alphabetical-index-mark-end text:id="IMark94639416"/><text:alphabetical-index-mark-end text:id="IMark104356296"/><text:span text:style-name="T83"> LIKE ‘%</text:span><text:alphabetical-index-mark-start text:id="IMark79860408"/><text:alphabetical-index-mark-start text:id="IMark90824584"/><text:alphabetical-index-mark-start text:id="IMark104214152"/><text:alphabetical-index-mark-start text:id="IMark100429352"/><text:alphabetical-index-mark-start text:id="IMark98014184"/><text:alphabetical-index-mark-start text:id="IMark94413720"/><text:alphabetical-index-mark-start text:id="IMark95312808"/><text:alphabetical-index-mark-start text:id="IMark68430264"/><text:alphabetical-index-mark-start text:id="IMark90738824"/><text:alphabetical-index-mark-start text:id="IMark104292360"/><text:span text:style-name="T109">delta</text:span><text:alphabetical-index-mark-end text:id="IMark104292360"/><text:alphabetical-index-mark-end text:id="IMark90738824"/><text:alphabetical-index-mark-end text:id="IMark68430264"/><text:alphabetical-index-mark-end text:id="IMark95312808"/><text:alphabetical-index-mark-end text:id="IMark94413720"/><text:alphabetical-index-mark-end text:id="IMark98014184"/><text:alphabetical-index-mark-end text:id="IMark100429352"/><text:alphabetical-index-mark-end text:id="IMark104214152"/><text:alphabetical-index-mark-end text:id="IMark90824584"/><text:alphabetical-index-mark-end text:id="IMark79860408"/><text:span text:style-name="T83">%’</text:span> - <text:alphabetical-index-mark-start text:id="IMark91822072"/><text:alphabetical-index-mark-start text:id="IMark98421560"/><text:alphabetical-index-mark-start text:id="IMark60664696"/><text:alphabetical-index-mark-start text:id="IMark95753432"/><text:alphabetical-index-mark-start text:id="IMark104724360"/><text:alphabetical-index-mark-start text:id="IMark100888248"/><text:alphabetical-index-mark-start text:id="IMark53006712"/><text:alphabetical-index-mark-start text:id="IMark80479256"/><text:alphabetical-index-mark-start text:id="IMark105096056"/><text:alphabetical-index-mark-start text:id="IMark99999320"/><text:span text:style-name="T248">Delta</text:span><text:alphabetical-index-mark-end text:id="IMark99999320"/><text:alphabetical-index-mark-end text:id="IMark105096056"/><text:alphabetical-index-mark-end text:id="IMark80479256"/><text:alphabetical-index-mark-end text:id="IMark53006712"/><text:alphabetical-index-mark-end text:id="IMark100888248"/><text:alphabetical-index-mark-end text:id="IMark104724360"/><text:alphabetical-index-mark-end text:id="IMark95753432"/><text:alphabetical-index-mark-end text:id="IMark60664696"/><text:alphabetical-index-mark-end text:id="IMark98421560"/><text:alphabetical-index-mark-end text:id="IMark91822072"/><text:span text:style-name="T248"> </text:span><text:alphabetical-index-mark-start text:id="IMark81636792"/><text:alphabetical-index-mark-start text:id="IMark93987448"/><text:alphabetical-index-mark-start text:id="IMark95812840"/><text:alphabetical-index-mark-start text:id="IMark98009464"/><text:alphabetical-index-mark-start text:id="IMark94991672"/><text:span text:style-name="T248">fact</text:span><text:alphabetical-index-mark-end text:id="IMark94991672"/><text:alphabetical-index-mark-end text:id="IMark98009464"/><text:alphabetical-index-mark-end text:id="IMark95812840"/><text:alphabetical-index-mark-end text:id="IMark93987448"/><text:alphabetical-index-mark-end text:id="IMark81636792"/><text:span text:style-name="T248">s contain the results of a </text:span><text:alphabetical-index-mark-start text:id="IMark83524872"/><text:alphabetical-index-mark-start text:id="IMark92175064"/><text:alphabetical-index-mark-start text:id="IMark95563976"/><text:alphabetical-index-mark-start text:id="IMark95995224"/><text:span text:style-name="T248">difference</text:span><text:alphabetical-index-mark-end text:id="IMark95995224"/><text:alphabetical-index-mark-end text:id="IMark95563976"/><text:alphabetical-index-mark-end text:id="IMark92175064"/><text:alphabetical-index-mark-end text:id="IMark83524872"/><text:span text:style-name="T248"> between the </text:span><text:alphabetical-index-mark-start text:id="IMark102102472"/><text:alphabetical-index-mark-start text:id="IMark92440376"/><text:alphabetical-index-mark-start text:id="IMark84002712"/><text:alphabetical-index-mark-start text:id="IMark82643400"/><text:alphabetical-index-mark-start text:id="IMark83156024"/><text:span text:style-name="T248">value</text:span><text:alphabetical-index-mark-end text:id="IMark83156024"/><text:alphabetical-index-mark-end text:id="IMark82643400"/><text:alphabetical-index-mark-end text:id="IMark84002712"/><text:alphabetical-index-mark-end text:id="IMark92440376"/><text:alphabetical-index-mark-end text:id="IMark102102472"/><text:span text:style-name="T248">s of other </text:span><text:alphabetical-index-mark-start text:id="IMark92798568"/><text:alphabetical-index-mark-start text:id="IMark92356024"/><text:alphabetical-index-mark-start text:id="IMark90381816"/><text:alphabetical-index-mark-start text:id="IMark80656456"/><text:alphabetical-index-mark-start text:id="IMark84374024"/><text:span text:style-name="T248">fact</text:span><text:alphabetical-index-mark-end text:id="IMark84374024"/><text:alphabetical-index-mark-end text:id="IMark80656456"/><text:alphabetical-index-mark-end text:id="IMark90381816"/><text:alphabetical-index-mark-end text:id="IMark92356024"/><text:alphabetical-index-mark-end text:id="IMark92798568"/><text:span text:style-name="T248">s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4">5</text:span><text:span text:style-name="T1">.</text:span> <text:alphabetical-index-mark-start text:id="IMark99403304"/><text:alphabetical-index-mark-start text:id="IMark80096616"/><text:alphabetical-index-mark-start text:id="IMark104786232"/><text:alphabetical-index-mark-start text:id="IMark104412744"/><text:alphabetical-index-mark-start text:id="IMark60633752"/><text:span text:style-name="T83">Fact</text:span><text:alphabetical-index-mark-end text:id="IMark60633752"/><text:alphabetical-index-mark-end text:id="IMark104412744"/><text:alphabetical-index-mark-end text:id="IMark104786232"/><text:alphabetical-index-mark-end text:id="IMark80096616"/><text:alphabetical-index-mark-end text:id="IMark99403304"/><text:span text:style-name="T83"> LIKE ‘</text:span><text:span text:style-name="T107">%</text:span><text:alphabetical-index-mark-start text:id="IMark90178072"/><text:alphabetical-index-mark-start text:id="IMark96337464"/><text:alphabetical-index-mark-start text:id="IMark98051400"/><text:alphabetical-index-mark-start text:id="IMark35941016"/><text:alphabetical-index-mark-start text:id="IMark90454776"/><text:span text:style-name="T110">quantum</text:span><text:alphabetical-index-mark-end text:id="IMark90454776"/><text:alphabetical-index-mark-end text:id="IMark35941016"/><text:alphabetical-index-mark-end text:id="IMark98051400"/><text:alphabetical-index-mark-end text:id="IMark96337464"/><text:alphabetical-index-mark-end text:id="IMark90178072"/><text:span text:style-name="T83">%’</text:span> - <text:alphabetical-index-mark-start text:id="IMark98304664"/><text:span text:style-name="T249">Re</text:span><text:alphabetical-index-mark-start text:id="IMark91199128"/><text:span text:style-name="T249">l</text:span><text:alphabetical-index-mark-end text:id="IMark98304664"/><text:span text:style-name="T249">at</text:span><text:alphabetical-index-mark-end text:id="IMark91199128"/><text:span text:style-name="T249">ed to </text:span><text:alphabetical-index-mark-start text:id="IMark92756136"/><text:alphabetical-index-mark-start text:id="IMark92245144"/><text:alphabetical-index-mark-start text:id="IMark93399992"/><text:alphabetical-index-mark-start text:id="IMark101941544"/><text:alphabetical-index-mark-start text:id="IMark102307448"/><text:span text:style-name="T249">value</text:span><text:alphabetical-index-mark-end text:id="IMark102307448"/><text:alphabetical-index-mark-end text:id="IMark101941544"/><text:alphabetical-index-mark-end text:id="IMark93399992"/><text:alphabetical-index-mark-end text:id="IMark92245144"/><text:alphabetical-index-mark-end text:id="IMark92756136"/><text:span text:style-name="T249">s obtained from real or simu</text:span><text:alphabetical-index-mark-start text:id="IMark95680008"/><text:span text:style-name="T249">lat</text:span><text:alphabetical-index-mark-end text:id="IMark95680008"/><text:span text:style-name="T249">ed </text:span><text:alphabetical-index-mark-start text:id="IMark82683688"/><text:alphabetical-index-mark-start text:id="IMark83876792"/><text:alphabetical-index-mark-start text:id="IMark105096840"/><text:alphabetical-index-mark-start text:id="IMark105212136"/><text:alphabetical-index-mark-start text:id="IMark96954776"/><text:span text:style-name="T249">QPU</text:span><text:alphabetical-index-mark-end text:id="IMark96954776"/><text:alphabetical-index-mark-end text:id="IMark105212136"/><text:alphabetical-index-mark-end text:id="IMark105096840"/><text:alphabetical-index-mark-end text:id="IMark83876792"/><text:alphabetical-index-mark-end text:id="IMark82683688"/><text:span text:style-name="T249">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5">6</text:span><text:span text:style-name="T1">.</text:span> <text:alphabetical-index-mark-start text:id="IMark79227640"/><text:alphabetical-index-mark-start text:id="IMark100300744"/><text:alphabetical-index-mark-start text:id="IMark104179368"/><text:alphabetical-index-mark-start text:id="IMark81838680"/><text:alphabetical-index-mark-start text:id="IMark102673080"/><text:span text:style-name="T83">Fact</text:span><text:alphabetical-index-mark-end text:id="IMark102673080"/><text:alphabetical-index-mark-end text:id="IMark81838680"/><text:alphabetical-index-mark-end text:id="IMark104179368"/><text:alphabetical-index-mark-end text:id="IMark100300744"/><text:alphabetical-index-mark-end text:id="IMark79227640"/><text:span text:style-name="T83"> LIKE ‘</text:span><text:span text:style-name="T107">%</text:span><text:alphabetical-index-mark-start text:id="IMark51136648"/><text:alphabetical-index-mark-start text:id="IMark90849224"/><text:alphabetical-index-mark-start text:id="IMark91119496"/><text:alphabetical-index-mark-start text:id="IMark84069096"/><text:span text:style-name="T111">rst</text:span><text:alphabetical-index-mark-end text:id="IMark84069096"/><text:span text:style-name="T83">%</text:span><text:alphabetical-index-mark-end text:id="IMark91119496"/><text:alphabetical-index-mark-end text:id="IMark90849224"/><text:alphabetical-index-mark-end text:id="IMark51136648"/><text:span text:style-name="T83">’</text:span> - <text:span text:style-name="T249">Resets </text:span><text:alphabetical-index-mark-start text:id="IMark92354456"/><text:alphabetical-index-mark-start text:id="IMark80404584"/><text:alphabetical-index-mark-start text:id="IMark92799352"/><text:alphabetical-index-mark-start text:id="IMark79252440"/><text:alphabetical-index-mark-start text:id="IMark98862568"/><text:span text:style-name="T249">value</text:span><text:alphabetical-index-mark-end text:id="IMark98862568"/><text:alphabetical-index-mark-end text:id="IMark79252440"/><text:alphabetical-index-mark-end text:id="IMark92799352"/><text:alphabetical-index-mark-end text:id="IMark80404584"/><text:alphabetical-index-mark-end text:id="IMark92354456"/><text:span text:style-name="T249">s from associated </text:span><text:alphabetical-index-mark-start text:id="IMark100082904"/><text:alphabetical-index-mark-start text:id="IMark103563896"/><text:alphabetical-index-mark-start text:id="IMark100320264"/><text:alphabetical-index-mark-start text:id="IMark90626552"/><text:alphabetical-index-mark-start text:id="IMark101832440"/><text:span text:style-name="T249">fact</text:span><text:alphabetical-index-mark-end text:id="IMark101832440"/><text:alphabetical-index-mark-end text:id="IMark90626552"/><text:alphabetical-index-mark-end text:id="IMark100320264"/><text:alphabetical-index-mark-end text:id="IMark103563896"/><text:alphabetical-index-mark-end text:id="IMark100082904"/><text:span text:style-name="T249">s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6">7</text:span><text:span text:style-name="T1">.</text:span> <text:alphabetical-index-mark-start text:id="IMark90707640"/><text:alphabetical-index-mark-start text:id="IMark98496056"/><text:alphabetical-index-mark-start text:id="IMark104912104"/><text:alphabetical-index-mark-start text:id="IMark100575672"/><text:alphabetical-index-mark-start text:id="IMark90562760"/><text:span text:style-name="T83">Fact</text:span><text:alphabetical-index-mark-end text:id="IMark90562760"/><text:alphabetical-index-mark-end text:id="IMark100575672"/><text:alphabetical-index-mark-end text:id="IMark104912104"/><text:alphabetical-index-mark-end text:id="IMark98496056"/><text:alphabetical-index-mark-end text:id="IMark90707640"/><text:span text:style-name="T83"> LIKE ‘</text:span><text:span text:style-name="T107">%</text:span><text:alphabetical-index-mark-start text:id="IMark90436136"/><text:alphabetical-index-mark-start text:id="IMark102958744"/><text:alphabetical-index-mark-start text:id="IMark95459000"/><text:alphabetical-index-mark-start text:id="IMark98717256"/><text:alphabetical-index-mark-start text:id="IMark101883720"/><text:span text:style-name="T112">prg</text:span><text:alphabetical-index-mark-end text:id="IMark101883720"/><text:alphabetical-index-mark-end text:id="IMark98717256"/><text:alphabetical-index-mark-end text:id="IMark95459000"/><text:alphabetical-index-mark-end text:id="IMark102958744"/><text:alphabetical-index-mark-end text:id="IMark90436136"/><text:span text:style-name="T83">%’</text:span> - <text:alphabetical-index-mark-start text:id="IMark92867144"/><text:span text:style-name="T249">Re</text:span><text:alphabetical-index-mark-start text:id="IMark102775720"/><text:span text:style-name="T249">l</text:span><text:alphabetical-index-mark-end text:id="IMark92867144"/><text:span text:style-name="T249">at</text:span><text:alphabetical-index-mark-end text:id="IMark102775720"/><text:span text:style-name="T249">ed to </text:span><text:alphabetical-index-mark-start text:id="IMark100078760"/><text:alphabetical-index-mark-start text:id="IMark99012504"/><text:alphabetical-index-mark-start text:id="IMark60641880"/><text:alphabetical-index-mark-start text:id="IMark103931896"/><text:alphabetical-index-mark-start text:id="IMark93812440"/><text:span text:style-name="T249">program</text:span><text:alphabetical-index-mark-end text:id="IMark93812440"/><text:alphabetical-index-mark-end text:id="IMark103931896"/><text:alphabetical-index-mark-end text:id="IMark60641880"/><text:alphabetical-index-mark-end text:id="IMark99012504"/><text:alphabetical-index-mark-end text:id="IMark100078760"/><text:span text:style-name="T249"> </text:span><text:alphabetical-index-mark-start text:id="IMark103303144"/><text:alphabetical-index-mark-start text:id="IMark104925976"/><text:alphabetical-index-mark-start text:id="IMark99678568"/><text:alphabetical-index-mark-start text:id="IMark92932744"/><text:alphabetical-index-mark-start text:id="IMark44985624"/><text:alphabetical-index-mark-start text:id="IMark101581816"/><text:alphabetical-index-mark-start text:id="IMark103231944"/><text:alphabetical-index-mark-start text:id="IMark82052744"/><text:alphabetical-index-mark-start text:id="IMark97788536"/><text:span text:style-name="T249">manage</text:span><text:alphabetical-index-mark-end text:id="IMark97788536"/><text:alphabetical-index-mark-end text:id="IMark82052744"/><text:alphabetical-index-mark-end text:id="IMark103231944"/><text:alphabetical-index-mark-end text:id="IMark101581816"/><text:alphabetical-index-mark-end text:id="IMark44985624"/><text:span text:style-name="T249">ment</text:span><text:alphabetical-index-mark-end text:id="IMark92932744"/><text:alphabetical-index-mark-end text:id="IMark99678568"/><text:alphabetical-index-mark-end text:id="IMark104925976"/><text:alphabetical-index-mark-end text:id="IMark103303144"/><text:span text:style-name="T249">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7">8</text:span><text:span text:style-name="T1">.</text:span> <text:alphabetical-index-mark-start text:id="IMark81550680"/><text:alphabetical-index-mark-start text:id="IMark44782968"/><text:alphabetical-index-mark-start text:id="IMark78286696"/><text:alphabetical-index-mark-start text:id="IMark99501096"/><text:alphabetical-index-mark-start text:id="IMark102766792"/><text:span text:style-name="T83">Fact</text:span><text:alphabetical-index-mark-end text:id="IMark102766792"/><text:alphabetical-index-mark-end text:id="IMark99501096"/><text:alphabetical-index-mark-end text:id="IMark78286696"/><text:alphabetical-index-mark-end text:id="IMark44782968"/><text:alphabetical-index-mark-end text:id="IMark81550680"/><text:span text:style-name="T83"> LIKE ‘%</text:span><text:alphabetical-index-mark-start text:id="IMark96157256"/><text:alphabetical-index-mark-start text:id="IMark89927912"/><text:alphabetical-index-mark-start text:id="IMark90938296"/><text:alphabetical-index-mark-start text:id="IMark91817000"/><text:alphabetical-index-mark-start text:id="IMark104922840"/><text:span text:style-name="T113">sub</text:span><text:alphabetical-index-mark-start text:id="IMark96914168"/><text:alphabetical-index-mark-start text:id="IMark105140728"/><text:alphabetical-index-mark-start text:id="IMark104911320"/><text:alphabetical-index-mark-start text:id="IMark105040264"/><text:alphabetical-index-mark-start text:id="IMark104876472"/><text:span text:style-name="T113">mode</text:span><text:alphabetical-index-mark-end text:id="IMark104876472"/><text:alphabetical-index-mark-end text:id="IMark105040264"/><text:alphabetical-index-mark-end text:id="IMark104911320"/><text:alphabetical-index-mark-end text:id="IMark105140728"/><text:alphabetical-index-mark-end text:id="IMark96914168"/><text:alphabetical-index-mark-end text:id="IMark104922840"/><text:alphabetical-index-mark-end text:id="IMark91817000"/><text:alphabetical-index-mark-end text:id="IMark90938296"/><text:alphabetical-index-mark-end text:id="IMark89927912"/><text:alphabetical-index-mark-end text:id="IMark96157256"/><text:span text:style-name="T83">%’</text:span> - <text:alphabetical-index-mark-start text:id="IMark93668488"/><text:alphabetical-index-mark-start text:id="IMark96724760"/><text:alphabetical-index-mark-start text:id="IMark90931224"/><text:alphabetical-index-mark-start text:id="IMark96860088"/><text:alphabetical-index-mark-start text:id="IMark105103000"/><text:span text:style-name="T250">Sub</text:span><text:alphabetical-index-mark-start text:id="IMark96823544"/><text:alphabetical-index-mark-start text:id="IMark91112136"/><text:alphabetical-index-mark-start text:id="IMark105298968"/><text:alphabetical-index-mark-start text:id="IMark105229160"/><text:alphabetical-index-mark-start text:id="IMark60642664"/><text:span text:style-name="T250">mode</text:span><text:alphabetical-index-mark-end text:id="IMark60642664"/><text:alphabetical-index-mark-end text:id="IMark105229160"/><text:alphabetical-index-mark-end text:id="IMark105298968"/><text:alphabetical-index-mark-end text:id="IMark91112136"/><text:alphabetical-index-mark-end text:id="IMark96823544"/><text:alphabetical-index-mark-end text:id="IMark105103000"/><text:alphabetical-index-mark-end text:id="IMark96860088"/><text:alphabetical-index-mark-end text:id="IMark90931224"/><text:alphabetical-index-mark-end text:id="IMark96724760"/><text:alphabetical-index-mark-end text:id="IMark93668488"/><text:span text:style-name="T250">s (see </text:span><text:span text:style-name="T27">[4.4]</text:span><text:span text:style-name="T250">)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8">9</text:span><text:span text:style-name="T1">.</text:span><text:span text:style-name="T191"> </text:span><text:alphabetical-index-mark-start text:id="IMark97229288"/><text:alphabetical-index-mark-start text:id="IMark105143080"/><text:alphabetical-index-mark-start text:id="IMark91200696"/><text:alphabetical-index-mark-start text:id="IMark60720632"/><text:alphabetical-index-mark-start text:id="IMark90065384"/><text:span text:style-name="T167">Fact</text:span><text:alphabetical-index-mark-end text:id="IMark90065384"/><text:alphabetical-index-mark-end text:id="IMark60720632"/><text:alphabetical-index-mark-end text:id="IMark91200696"/><text:alphabetical-index-mark-end text:id="IMark105143080"/><text:alphabetical-index-mark-end text:id="IMark97229288"/><text:span text:style-name="T167"> LIKE ‘</text:span><text:span text:style-name="T169">%</text:span><text:alphabetical-index-mark-start text:id="IMark104217256"/><text:alphabetical-index-mark-start text:id="IMark93280648"/><text:alphabetical-index-mark-start text:id="IMark105270680"/><text:alphabetical-index-mark-start text:id="IMark92806440"/><text:alphabetical-index-mark-start text:id="IMark96801016"/><text:span text:style-name="T171">alt</text:span><text:alphabetical-index-mark-end text:id="IMark96801016"/><text:alphabetical-index-mark-end text:id="IMark92806440"/><text:span text:style-name="T167">%</text:span><text:alphabetical-index-mark-end text:id="IMark105270680"/><text:alphabetical-index-mark-end text:id="IMark93280648"/><text:alphabetical-index-mark-end text:id="IMark104217256"/><text:span text:style-name="T167">’</text:span><text:span text:style-name="T227"> - </text:span><text:alphabetical-index-mark-start text:id="IMark42764440"/><text:span text:style-name="T228">Re</text:span><text:alphabetical-index-mark-start text:id="IMark102823608"/><text:span text:style-name="T228">l</text:span><text:alphabetical-index-mark-end text:id="IMark42764440"/><text:span text:style-name="T228">at</text:span><text:alphabetical-index-mark-end text:id="IMark102823608"/><text:span text:style-name="T228">ed to </text:span><text:alphabetical-index-mark-start text:id="IMark98433864"/><text:alphabetical-index-mark-start text:id="IMark81923176"/><text:alphabetical-index-mark-start text:id="IMark91213992"/><text:alphabetical-index-mark-start text:id="IMark97884248"/><text:alphabetical-index-mark-start text:id="IMark98454264"/><text:alphabetical-index-mark-start text:id="IMark93471336"/><text:span text:style-name="T229">alt</text:span><text:alphabetical-index-mark-end text:id="IMark93471336"/><text:span text:style-name="T229">itude</text:span><text:alphabetical-index-mark-end text:id="IMark98454264"/><text:alphabetical-index-mark-end text:id="IMark97884248"/><text:alphabetical-index-mark-end text:id="IMark91213992"/><text:alphabetical-index-mark-end text:id="IMark81923176"/><text:alphabetical-index-mark-end text:id="IMark98433864"/><text:span text:style-name="T228">.</text:span></text:p>
      <text:p text:style-name="Text_20_body"/>
      <text:p text:style-name="Text_20_body"/>
      <text:p text:style-name="Text_20_body"><text:span text:style-name="T1">4.3.13.</text:span><text:span text:style-name="T28">20</text:span><text:span text:style-name="T1">. </text:span><text:alphabetical-index-mark-start text:id="IMark104851720"/><text:alphabetical-index-mark-start text:id="IMark96695288"/><text:alphabetical-index-mark-start text:id="IMark82041928"/><text:alphabetical-index-mark-start text:id="IMark104893112"/><text:alphabetical-index-mark-start text:id="IMark100350728"/><text:span text:style-name="T167">Fact</text:span><text:alphabetical-index-mark-end text:id="IMark100350728"/><text:alphabetical-index-mark-end text:id="IMark104893112"/><text:alphabetical-index-mark-end text:id="IMark82041928"/><text:alphabetical-index-mark-end text:id="IMark96695288"/><text:alphabetical-index-mark-end text:id="IMark104851720"/><text:span text:style-name="T167"> LIKE ‘</text:span><text:span text:style-name="T169">%</text:span><text:alphabetical-index-mark-start text:id="IMark95997960"/><text:alphabetical-index-mark-start text:id="IMark91571896"/><text:alphabetical-index-mark-start text:id="IMark94366536"/><text:alphabetical-index-mark-start text:id="IMark91300664"/><text:alphabetical-index-mark-start text:id="IMark96833496"/><text:span text:style-name="T171">abs</text:span><text:alphabetical-index-mark-end text:id="IMark96833496"/><text:alphabetical-index-mark-end text:id="IMark91300664"/><text:span text:style-name="T167">%</text:span><text:alphabetical-index-mark-end text:id="IMark94366536"/><text:alphabetical-index-mark-end text:id="IMark91571896"/><text:alphabetical-index-mark-end text:id="IMark95997960"/><text:span text:style-name="T167">’</text:span><text:span text:style-name="T227"> - </text:span><text:span text:style-name="T229">Contains an </text:span><text:alphabetical-index-mark-start text:id="IMark92451480"/><text:span text:style-name="T229">ab</text:span><text:alphabetical-index-mark-start text:id="IMark105069864"/><text:span text:style-name="T229">s</text:span><text:alphabetical-index-mark-end text:id="IMark92451480"/><text:span text:style-name="T229">ol</text:span><text:alphabetical-index-mark-end text:id="IMark105069864"/><text:span text:style-name="T229">ute </text:span><text:alphabetical-index-mark-start text:id="IMark102148392"/><text:alphabetical-index-mark-start text:id="IMark80107240"/><text:alphabetical-index-mark-start text:id="IMark94923304"/><text:alphabetical-index-mark-start text:id="IMark91937208"/><text:alphabetical-index-mark-start text:id="IMark92669192"/><text:span text:style-name="T229">value</text:span><text:alphabetical-index-mark-end text:id="IMark92669192"/><text:alphabetical-index-mark-end text:id="IMark91937208"/><text:alphabetical-index-mark-end text:id="IMark94923304"/><text:alphabetical-index-mark-end text:id="IMark80107240"/><text:alphabetical-index-mark-end text:id="IMark102148392"/><text:span text:style-name="T229">, i.e</text:span><text:span text:style-name="T228">. </text:span><text:span text:style-name="T229">given a real </text:span><text:alphabetical-index-mark-start text:id="IMark103471768"/><text:alphabetical-index-mark-start text:id="IMark91041256"/><text:alphabetical-index-mark-start text:id="IMark97120568"/><text:alphabetical-index-mark-start text:id="IMark101212344"/><text:span text:style-name="T229">number</text:span><text:alphabetical-index-mark-end text:id="IMark101212344"/><text:alphabetical-index-mark-end text:id="IMark97120568"/><text:alphabetical-index-mark-end text:id="IMark91041256"/><text:alphabetical-index-mark-end text:id="IMark103471768"/><text:span text:style-name="T229"> r, </text:span><text:alphabetical-index-mark-start text:id="IMark102671512"/><text:alphabetical-index-mark-start text:id="IMark100444152"/><text:alphabetical-index-mark-start text:id="IMark94924872"/><text:alphabetical-index-mark-start text:id="IMark90682440"/><text:alphabetical-index-mark-start text:id="IMark91652232"/><text:span text:style-name="T171">Value</text:span><text:alphabetical-index-mark-end text:id="IMark91652232"/><text:alphabetical-index-mark-end text:id="IMark90682440"/><text:alphabetical-index-mark-end text:id="IMark94924872"/><text:alphabetical-index-mark-end text:id="IMark100444152"/><text:alphabetical-index-mark-end text:id="IMark102671512"/><text:span text:style-name="T171"> = |r|</text:span><text:span text:style-name="T229">.</text:span></text:p>
      <text:p text:style-name="Text_20_body"/>
      <text:p text:style-name="Text_20_body"/>
      <text:p text:style-name="Text_20_body"><text:span text:style-name="T1">4.3.13.</text:span><text:span text:style-name="T29">21</text:span><text:span text:style-name="T1">. </text:span><text:alphabetical-index-mark-start text:id="IMark105136008"/><text:alphabetical-index-mark-start text:id="IMark91613176"/><text:alphabetical-index-mark-start text:id="IMark98256360"/><text:alphabetical-index-mark-start text:id="IMark101268920"/><text:alphabetical-index-mark-start text:id="IMark95439272"/><text:span text:style-name="T167">Fact</text:span><text:alphabetical-index-mark-end text:id="IMark95439272"/><text:alphabetical-index-mark-end text:id="IMark101268920"/><text:alphabetical-index-mark-end text:id="IMark98256360"/><text:alphabetical-index-mark-end text:id="IMark91613176"/><text:alphabetical-index-mark-end text:id="IMark105136008"/><text:span text:style-name="T167"> LIKE ‘</text:span><text:span text:style-name="T169">%</text:span><text:alphabetical-index-mark-start text:id="IMark78301624"/><text:alphabetical-index-mark-start text:id="IMark91229800"/><text:alphabetical-index-mark-start text:id="IMark90807560"/><text:alphabetical-index-mark-start text:id="IMark105123560"/><text:alphabetical-index-mark-start text:id="IMark94584952"/><text:span text:style-name="T172">avg</text:span><text:alphabetical-index-mark-end text:id="IMark94584952"/><text:alphabetical-index-mark-end text:id="IMark105123560"/><text:span text:style-name="T167">%</text:span><text:alphabetical-index-mark-end text:id="IMark90807560"/><text:alphabetical-index-mark-end text:id="IMark91229800"/><text:alphabetical-index-mark-end text:id="IMark78301624"/><text:span text:style-name="T167">’</text:span><text:span text:style-name="T227"> - </text:span><text:span text:style-name="T230">Contains a mean </text:span><text:alphabetical-index-mark-start text:id="IMark99416536"/><text:alphabetical-index-mark-start text:id="IMark99479016"/><text:alphabetical-index-mark-start text:id="IMark98890872"/><text:alphabetical-index-mark-start text:id="IMark93764472"/><text:alphabetical-index-mark-start text:id="IMark94922520"/><text:span text:style-name="T230">average</text:span><text:alphabetical-index-mark-end text:id="IMark94922520"/><text:alphabetical-index-mark-end text:id="IMark93764472"/><text:alphabetical-index-mark-end text:id="IMark98890872"/><text:alphabetical-index-mark-end text:id="IMark99479016"/><text:alphabetical-index-mark-end text:id="IMark99416536"/><text:span text:style-name="T230">d from the </text:span><text:alphabetical-index-mark-start text:id="IMark90435352"/><text:alphabetical-index-mark-start text:id="IMark79892024"/><text:alphabetical-index-mark-start text:id="IMark99906216"/><text:alphabetical-index-mark-start text:id="IMark95731928"/><text:alphabetical-index-mark-start text:id="IMark91299096"/><text:span text:style-name="T172">Value</text:span><text:alphabetical-index-mark-end text:id="IMark91299096"/><text:alphabetical-index-mark-end text:id="IMark95731928"/><text:alphabetical-index-mark-end text:id="IMark99906216"/><text:alphabetical-index-mark-end text:id="IMark79892024"/><text:alphabetical-index-mark-end text:id="IMark90435352"/><text:span text:style-name="T230"> of another </text:span><text:alphabetical-index-mark-start text:id="IMark79369064"/><text:alphabetical-index-mark-start text:id="IMark81487688"/><text:alphabetical-index-mark-start text:id="IMark102672296"/><text:alphabetical-index-mark-start text:id="IMark104952968"/><text:alphabetical-index-mark-start text:id="IMark89832600"/><text:span text:style-name="T230">fact</text:span><text:alphabetical-index-mark-end text:id="IMark89832600"/><text:alphabetical-index-mark-end text:id="IMark104952968"/><text:alphabetical-index-mark-end text:id="IMark102672296"/><text:alphabetical-index-mark-end text:id="IMark81487688"/><text:alphabetical-index-mark-end text:id="IMark79369064"/><text:span text:style-name="T230"> </text:span><text:alphabetical-index-mark-start text:id="IMark103266376"/><text:alphabetical-index-mark-start text:id="IMark97929656"/><text:alphabetical-index-mark-start text:id="IMark82522376"/><text:alphabetical-index-mark-start text:id="IMark77928232"/><text:alphabetical-index-mark-start text:id="IMark104900184"/><text:span text:style-name="T230">record</text:span><text:alphabetical-index-mark-end text:id="IMark104900184"/><text:alphabetical-index-mark-end text:id="IMark77928232"/><text:alphabetical-index-mark-end text:id="IMark82522376"/><text:alphabetical-index-mark-end text:id="IMark97929656"/><text:alphabetical-index-mark-end text:id="IMark103266376"/><text:span text:style-name="T228">.</text:span></text:p>
      <text:p text:style-name="Text_20_body"/>
      <text:p text:style-name="Text_20_body"><text:soft-page-break/></text:p>
      <text:p text:style-name="Text_20_body"><text:span text:style-name="T1">4.3.13.</text:span><text:span text:style-name="T30">22</text:span><text:span text:style-name="T1">. </text:span><text:alphabetical-index-mark-start text:id="IMark97726632"/><text:alphabetical-index-mark-start text:id="IMark97181224"/><text:alphabetical-index-mark-start text:id="IMark104925192"/><text:alphabetical-index-mark-start text:id="IMark97093064"/><text:alphabetical-index-mark-start text:id="IMark93210008"/><text:span text:style-name="T167">Fact</text:span><text:alphabetical-index-mark-end text:id="IMark93210008"/><text:alphabetical-index-mark-end text:id="IMark97093064"/><text:alphabetical-index-mark-end text:id="IMark104925192"/><text:alphabetical-index-mark-end text:id="IMark97181224"/><text:alphabetical-index-mark-end text:id="IMark97726632"/><text:span text:style-name="T167"> LIKE ‘</text:span><text:span text:style-name="T169">%</text:span><text:alphabetical-index-mark-start text:id="IMark92431560"/><text:alphabetical-index-mark-start text:id="IMark93533256"/><text:alphabetical-index-mark-start text:id="IMark95954328"/><text:alphabetical-index-mark-start text:id="IMark104768536"/><text:span text:style-name="T173">err</text:span><text:alphabetical-index-mark-end text:id="IMark104768536"/><text:span text:style-name="T167">%</text:span><text:alphabetical-index-mark-end text:id="IMark95954328"/><text:alphabetical-index-mark-end text:id="IMark93533256"/><text:alphabetical-index-mark-end text:id="IMark92431560"/><text:span text:style-name="T167">’</text:span><text:span text:style-name="T227"> - </text:span><text:alphabetical-index-mark-start text:id="IMark101270360"/><text:span text:style-name="T228">Re</text:span><text:alphabetical-index-mark-start text:id="IMark98870152"/><text:span text:style-name="T228">l</text:span><text:alphabetical-index-mark-end text:id="IMark101270360"/><text:span text:style-name="T228">at</text:span><text:alphabetical-index-mark-end text:id="IMark98870152"/><text:span text:style-name="T228">ed to </text:span><text:span text:style-name="T231">error or </text:span><text:alphabetical-index-mark-start text:id="IMark99514280"/><text:alphabetical-index-mark-start text:id="IMark83989560"/><text:span text:style-name="T231">deviation</text:span><text:alphabetical-index-mark-end text:id="IMark83989560"/><text:alphabetical-index-mark-end text:id="IMark99514280"/><text:span text:style-name="T231"> </text:span><text:alphabetical-index-mark-start text:id="IMark82618344"/><text:alphabetical-index-mark-start text:id="IMark81509208"/><text:span text:style-name="T231">calcu</text:span><text:alphabetical-index-mark-start text:id="IMark96994200"/><text:span text:style-name="T231">lat</text:span><text:alphabetical-index-mark-end text:id="IMark96994200"/><text:span text:style-name="T231">ion</text:span><text:alphabetical-index-mark-end text:id="IMark81509208"/><text:alphabetical-index-mark-end text:id="IMark82618344"/><text:span text:style-name="T231">s, </text:span><text:span text:style-name="T232">generally in association with </text:span><text:alphabetical-index-mark-start text:id="IMark96424136"/><text:alphabetical-index-mark-start text:id="IMark90555400"/><text:span text:style-name="T232">ML</text:span><text:alphabetical-index-mark-end text:id="IMark90555400"/><text:alphabetical-index-mark-end text:id="IMark96424136"/><text:span text:style-name="T232"> to </text:span><text:alphabetical-index-mark-start text:id="IMark90680872"/><text:alphabetical-index-mark-start text:id="IMark102276984"/><text:alphabetical-index-mark-start text:id="IMark94999672"/><text:alphabetical-index-mark-start text:id="IMark104420200"/><text:alphabetical-index-mark-start text:id="IMark89892296"/><text:span text:style-name="T232">calibration</text:span><text:alphabetical-index-mark-end text:id="IMark89892296"/><text:alphabetical-index-mark-end text:id="IMark104420200"/><text:alphabetical-index-mark-end text:id="IMark94999672"/><text:alphabetical-index-mark-end text:id="IMark102276984"/><text:alphabetical-index-mark-end text:id="IMark90680872"/><text:span text:style-name="T232"> of </text:span><text:alphabetical-index-mark-start text:id="IMark79931208"/><text:alphabetical-index-mark-start text:id="IMark90599928"/><text:alphabetical-index-mark-start text:id="IMark82194792"/><text:alphabetical-index-mark-start text:id="IMark79353400"/><text:alphabetical-index-mark-start text:id="IMark94696248"/><text:span text:style-name="T232">value</text:span><text:alphabetical-index-mark-end text:id="IMark94696248"/><text:alphabetical-index-mark-end text:id="IMark79353400"/><text:alphabetical-index-mark-end text:id="IMark82194792"/><text:alphabetical-index-mark-end text:id="IMark90599928"/><text:alphabetical-index-mark-end text:id="IMark79931208"/><text:span text:style-name="T232">s</text:span><text:span text:style-name="T228">.</text:span></text:p>
      <text:p text:style-name="Text_20_body"/>
      <text:p text:style-name="Text_20_body"/>
      <text:p text:style-name="Text_20_body"><text:span text:style-name="T1">4.3.13.</text:span><text:span text:style-name="T31">23</text:span><text:span text:style-name="T1">. </text:span><text:alphabetical-index-mark-start text:id="IMark105227592"/><text:alphabetical-index-mark-start text:id="IMark90206152"/><text:alphabetical-index-mark-start text:id="IMark79145544"/><text:alphabetical-index-mark-start text:id="IMark82701608"/><text:alphabetical-index-mark-start text:id="IMark100386376"/><text:span text:style-name="T167">Fact</text:span><text:alphabetical-index-mark-end text:id="IMark100386376"/><text:alphabetical-index-mark-end text:id="IMark82701608"/><text:alphabetical-index-mark-end text:id="IMark79145544"/><text:alphabetical-index-mark-end text:id="IMark90206152"/><text:alphabetical-index-mark-end text:id="IMark105227592"/><text:span text:style-name="T167"> LIKE ‘</text:span><text:alphabetical-index-mark-start text:id="IMark77412088"/><text:alphabetical-index-mark-start text:id="IMark90809912"/><text:alphabetical-index-mark-start text:id="IMark105048648"/><text:alphabetical-index-mark-start text:id="IMark92398008"/><text:span text:style-name="T169">%</text:span><text:span text:style-name="T171">_</text:span><text:span text:style-name="T174">t</text:span><text:alphabetical-index-mark-end text:id="IMark92398008"/><text:alphabetical-index-mark-end text:id="IMark105048648"/><text:alphabetical-index-mark-end text:id="IMark90809912"/><text:alphabetical-index-mark-end text:id="IMark77412088"/><text:span text:style-name="T167">’</text:span><text:span text:style-name="T227"> - </text:span><text:alphabetical-index-mark-start text:id="IMark96047800"/><text:span text:style-name="T228">Re</text:span><text:alphabetical-index-mark-start text:id="IMark67384216"/><text:span text:style-name="T228">l</text:span><text:alphabetical-index-mark-end text:id="IMark96047800"/><text:span text:style-name="T228">at</text:span><text:alphabetical-index-mark-end text:id="IMark67384216"/><text:span text:style-name="T228">ed to </text:span><text:alphabetical-index-mark-start text:id="IMark80996360"/><text:alphabetical-index-mark-start text:id="IMark97204008"/><text:alphabetical-index-mark-start text:id="IMark91045000"/><text:alphabetical-index-mark-start text:id="IMark105298184"/><text:alphabetical-index-mark-start text:id="IMark96365592"/><text:span text:style-name="T233">trim</text:span><text:alphabetical-index-mark-end text:id="IMark96365592"/><text:alphabetical-index-mark-end text:id="IMark105298184"/><text:alphabetical-index-mark-end text:id="IMark91045000"/><text:alphabetical-index-mark-end text:id="IMark97204008"/><text:alphabetical-index-mark-end text:id="IMark80996360"/><text:span text:style-name="T228">.</text:span></text:p>
      <text:p text:style-name="Text_20_body"/>
      <text:p text:style-name="Text_20_body"/>
      <text:p text:style-name="Text_20_body"><text:span text:style-name="T1">4.3.13.</text:span><text:span text:style-name="T31">24</text:span><text:span text:style-name="T1">. </text:span><text:alphabetical-index-mark-start text:id="IMark98867928"/><text:alphabetical-index-mark-start text:id="IMark101979512"/><text:alphabetical-index-mark-start text:id="IMark67883272"/><text:alphabetical-index-mark-start text:id="IMark102215576"/><text:alphabetical-index-mark-start text:id="IMark103847208"/><text:span text:style-name="T167">Fact</text:span><text:alphabetical-index-mark-end text:id="IMark103847208"/><text:alphabetical-index-mark-end text:id="IMark102215576"/><text:alphabetical-index-mark-end text:id="IMark67883272"/><text:alphabetical-index-mark-end text:id="IMark101979512"/><text:alphabetical-index-mark-end text:id="IMark98867928"/><text:span text:style-name="T167"> LIKE ‘</text:span><text:alphabetical-index-mark-start text:id="IMark95340680"/><text:alphabetical-index-mark-start text:id="IMark105279976"/><text:alphabetical-index-mark-start text:id="IMark100127384"/><text:alphabetical-index-mark-start text:id="IMark89979000"/><text:span text:style-name="T169">%</text:span><text:span text:style-name="T171">_</text:span><text:span text:style-name="T174">l</text:span><text:alphabetical-index-mark-end text:id="IMark89979000"/><text:alphabetical-index-mark-end text:id="IMark100127384"/><text:alphabetical-index-mark-end text:id="IMark105279976"/><text:alphabetical-index-mark-end text:id="IMark95340680"/><text:span text:style-name="T167">’</text:span><text:span text:style-name="T227"> - </text:span><text:alphabetical-index-mark-start text:id="IMark90866712"/><text:span text:style-name="T228">Re</text:span><text:alphabetical-index-mark-start text:id="IMark97253256"/><text:span text:style-name="T228">l</text:span><text:alphabetical-index-mark-end text:id="IMark90866712"/><text:span text:style-name="T228">at</text:span><text:alphabetical-index-mark-end text:id="IMark97253256"/><text:span text:style-name="T228">ed to </text:span><text:span text:style-name="T233">left or </text:span><text:alphabetical-index-mark-start text:id="IMark102812712"/><text:alphabetical-index-mark-start text:id="IMark105307224"/><text:span text:style-name="T233">port</text:span><text:alphabetical-index-mark-end text:id="IMark105307224"/><text:alphabetical-index-mark-end text:id="IMark102812712"/><text:span text:style-name="T233"> side</text:span><text:span text:style-name="T228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2">5</text:span><text:span text:style-name="T1">. </text:span><text:alphabetical-index-mark-start text:id="IMark80833656"/><text:alphabetical-index-mark-start text:id="IMark105287704"/><text:alphabetical-index-mark-start text:id="IMark96703016"/><text:alphabetical-index-mark-start text:id="IMark103456568"/><text:alphabetical-index-mark-start text:id="IMark81205320"/><text:span text:style-name="T167">Fact</text:span><text:alphabetical-index-mark-end text:id="IMark81205320"/><text:alphabetical-index-mark-end text:id="IMark103456568"/><text:alphabetical-index-mark-end text:id="IMark96703016"/><text:alphabetical-index-mark-end text:id="IMark105287704"/><text:alphabetical-index-mark-end text:id="IMark80833656"/><text:span text:style-name="T167"> LIKE ‘</text:span><text:alphabetical-index-mark-start text:id="IMark96735400"/><text:alphabetical-index-mark-start text:id="IMark91341256"/><text:alphabetical-index-mark-start text:id="IMark92620360"/><text:alphabetical-index-mark-start text:id="IMark103734280"/><text:span text:style-name="T169">%</text:span><text:span text:style-name="T171">_</text:span><text:span text:style-name="T174">r</text:span><text:alphabetical-index-mark-end text:id="IMark103734280"/><text:alphabetical-index-mark-end text:id="IMark92620360"/><text:alphabetical-index-mark-end text:id="IMark91341256"/><text:alphabetical-index-mark-end text:id="IMark96735400"/><text:span text:style-name="T167">’</text:span><text:span text:style-name="T227"> - </text:span><text:alphabetical-index-mark-start text:id="IMark98496840"/><text:span text:style-name="T228">Re</text:span><text:alphabetical-index-mark-start text:id="IMark105250760"/><text:span text:style-name="T228">l</text:span><text:alphabetical-index-mark-end text:id="IMark98496840"/><text:span text:style-name="T228">at</text:span><text:alphabetical-index-mark-end text:id="IMark105250760"/><text:span text:style-name="T228">ed to </text:span><text:span text:style-name="T233">right or </text:span><text:alphabetical-index-mark-start text:id="IMark93996840"/><text:alphabetical-index-mark-start text:id="IMark81712072"/><text:span text:style-name="T233">starboard</text:span><text:alphabetical-index-mark-end text:id="IMark81712072"/><text:alphabetical-index-mark-end text:id="IMark93996840"/><text:span text:style-name="T233"> side</text:span><text:span text:style-name="T228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3">6</text:span><text:span text:style-name="T1">. </text:span><text:alphabetical-index-mark-start text:id="IMark100669368"/><text:alphabetical-index-mark-start text:id="IMark100557464"/><text:alphabetical-index-mark-start text:id="IMark81991064"/><text:alphabetical-index-mark-start text:id="IMark97188936"/><text:alphabetical-index-mark-start text:id="IMark96908536"/><text:span text:style-name="T167">Fact</text:span><text:alphabetical-index-mark-end text:id="IMark96908536"/><text:alphabetical-index-mark-end text:id="IMark97188936"/><text:alphabetical-index-mark-end text:id="IMark81991064"/><text:alphabetical-index-mark-end text:id="IMark100557464"/><text:alphabetical-index-mark-end text:id="IMark100669368"/><text:span text:style-name="T167"> LIKE ‘</text:span><text:alphabetical-index-mark-start text:id="IMark80172200"/><text:alphabetical-index-mark-start text:id="IMark99700072"/><text:alphabetical-index-mark-start text:id="IMark102334376"/><text:alphabetical-index-mark-start text:id="IMark93545272"/><text:span text:style-name="T174">l_%</text:span><text:alphabetical-index-mark-end text:id="IMark93545272"/><text:alphabetical-index-mark-end text:id="IMark102334376"/><text:alphabetical-index-mark-end text:id="IMark99700072"/><text:alphabetical-index-mark-end text:id="IMark80172200"/><text:span text:style-name="T167">’</text:span><text:span text:style-name="T227"> - </text:span><text:span text:style-name="T234">Lights or illu</text:span><text:alphabetical-index-mark-start text:id="IMark97050488"/><text:span text:style-name="T234">min</text:span><text:alphabetical-index-mark-end text:id="IMark97050488"/><text:span text:style-name="T234">ation</text:span><text:span text:style-name="T228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4">7</text:span><text:span text:style-name="T1">. </text:span><text:alphabetical-index-mark-start text:id="IMark105191832"/><text:alphabetical-index-mark-start text:id="IMark94883464"/><text:alphabetical-index-mark-start text:id="IMark94992456"/><text:alphabetical-index-mark-start text:id="IMark98596856"/><text:alphabetical-index-mark-start text:id="IMark97188152"/><text:span text:style-name="T167">Fact</text:span><text:alphabetical-index-mark-end text:id="IMark97188152"/><text:alphabetical-index-mark-end text:id="IMark98596856"/><text:alphabetical-index-mark-end text:id="IMark94992456"/><text:alphabetical-index-mark-end text:id="IMark94883464"/><text:alphabetical-index-mark-end text:id="IMark105191832"/><text:span text:style-name="T167"> LIKE ‘</text:span><text:alphabetical-index-mark-start text:id="IMark97236648"/><text:alphabetical-index-mark-start text:id="IMark99900968"/><text:alphabetical-index-mark-start text:id="IMark97886520"/><text:alphabetical-index-mark-start text:id="IMark90023512"/><text:span text:style-name="T175">v%</text:span><text:alphabetical-index-mark-end text:id="IMark90023512"/><text:alphabetical-index-mark-end text:id="IMark97886520"/><text:alphabetical-index-mark-end text:id="IMark99900968"/><text:alphabetical-index-mark-end text:id="IMark97236648"/><text:span text:style-name="T167">’</text:span><text:span text:style-name="T227"> - </text:span><text:span text:style-name="T235">Generally </text:span><text:alphabetical-index-mark-start text:id="IMark101200696"/><text:span text:style-name="T235">re</text:span><text:alphabetical-index-mark-start text:id="IMark98806408"/><text:span text:style-name="T235">l</text:span><text:alphabetical-index-mark-end text:id="IMark101200696"/><text:span text:style-name="T235">at</text:span><text:alphabetical-index-mark-end text:id="IMark98806408"/><text:span text:style-name="T235">ed to </text:span><text:alphabetical-index-mark-start text:id="IMark60624584"/><text:alphabetical-index-mark-start text:id="IMark97435480"/><text:alphabetical-index-mark-start text:id="IMark97416888"/><text:alphabetical-index-mark-start text:id="IMark79924344"/><text:alphabetical-index-mark-start text:id="IMark81643816"/><text:span text:style-name="T236">standard</text:span><text:alphabetical-index-mark-end text:id="IMark81643816"/><text:alphabetical-index-mark-end text:id="IMark79924344"/><text:alphabetical-index-mark-end text:id="IMark97416888"/><text:alphabetical-index-mark-end text:id="IMark97435480"/><text:alphabetical-index-mark-end text:id="IMark60624584"/><text:span text:style-name="T236"> </text:span><text:alphabetical-index-mark-start text:id="IMark103005320"/><text:alphabetical-index-mark-start text:id="IMark95464344"/><text:alphabetical-index-mark-start text:id="IMark91903208"/><text:alphabetical-index-mark-start text:id="IMark97044472"/><text:alphabetical-index-mark-start text:id="IMark96842280"/><text:span text:style-name="T236">aero</text:span><text:alphabetical-index-mark-start text:id="IMark98863352"/><text:alphabetical-index-mark-start text:id="IMark104560680"/><text:alphabetical-index-mark-start text:id="IMark93383800"/><text:alphabetical-index-mark-start text:id="IMark96192296"/><text:alphabetical-index-mark-start text:id="IMark104575480"/><text:span text:style-name="T236">space</text:span><text:alphabetical-index-mark-end text:id="IMark104575480"/><text:alphabetical-index-mark-end text:id="IMark96192296"/><text:alphabetical-index-mark-end text:id="IMark93383800"/><text:alphabetical-index-mark-end text:id="IMark104560680"/><text:alphabetical-index-mark-end text:id="IMark98863352"/><text:alphabetical-index-mark-end text:id="IMark96842280"/><text:alphabetical-index-mark-end text:id="IMark97044472"/><text:alphabetical-index-mark-end text:id="IMark91903208"/><text:alphabetical-index-mark-end text:id="IMark95464344"/><text:alphabetical-index-mark-end text:id="IMark103005320"/><text:span text:style-name="T236"> v </text:span><text:alphabetical-index-mark-start text:id="IMark96156440"/><text:alphabetical-index-mark-start text:id="IMark80136712"/><text:alphabetical-index-mark-start text:id="IMark82105832"/><text:alphabetical-index-mark-start text:id="IMark97774232"/><text:span text:style-name="T236">speed</text:span><text:alphabetical-index-mark-end text:id="IMark97774232"/><text:alphabetical-index-mark-end text:id="IMark82105832"/><text:alphabetical-index-mark-end text:id="IMark80136712"/><text:alphabetical-index-mark-end text:id="IMark96156440"/><text:span text:style-name="T236">s</text:span><text:span text:style-name="T228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5">8</text:span><text:span text:style-name="T1">. </text:span><text:alphabetical-index-mark-start text:id="IMark91473896"/><text:alphabetical-index-mark-start text:id="IMark92365864"/><text:alphabetical-index-mark-start text:id="IMark99669560"/><text:alphabetical-index-mark-start text:id="IMark98271848"/><text:alphabetical-index-mark-start text:id="IMark90667880"/><text:span text:style-name="T167">Fact</text:span><text:alphabetical-index-mark-end text:id="IMark90667880"/><text:alphabetical-index-mark-end text:id="IMark98271848"/><text:alphabetical-index-mark-end text:id="IMark99669560"/><text:alphabetical-index-mark-end text:id="IMark92365864"/><text:alphabetical-index-mark-end text:id="IMark91473896"/><text:span text:style-name="T167"> LIKE ‘%</text:span><text:alphabetical-index-mark-start text:id="IMark97209512"/><text:alphabetical-index-mark-start text:id="IMark90133416"/><text:alphabetical-index-mark-start text:id="IMark100960296"/><text:alphabetical-index-mark-start text:id="IMark101761640"/><text:span text:style-name="T176">att</text:span><text:alphabetical-index-mark-end text:id="IMark101761640"/><text:span text:style-name="T174">%</text:span><text:alphabetical-index-mark-end text:id="IMark100960296"/><text:alphabetical-index-mark-end text:id="IMark90133416"/><text:alphabetical-index-mark-end text:id="IMark97209512"/><text:span text:style-name="T167">’</text:span><text:span text:style-name="T227"> - </text:span><text:alphabetical-index-mark-start text:id="IMark95282616"/><text:span text:style-name="T237">Re</text:span><text:alphabetical-index-mark-start text:id="IMark98998136"/><text:span text:style-name="T237">l</text:span><text:alphabetical-index-mark-end text:id="IMark95282616"/><text:span text:style-name="T237">at</text:span><text:alphabetical-index-mark-end text:id="IMark98998136"/><text:span text:style-name="T237">ed to </text:span><text:alphabetical-index-mark-start text:id="IMark80983464"/><text:alphabetical-index-mark-start text:id="IMark95093608"/><text:span text:style-name="T237">attitude</text:span><text:alphabetical-index-mark-end text:id="IMark95093608"/><text:alphabetical-index-mark-end text:id="IMark80983464"/><text:span text:style-name="T237"> </text:span><text:alphabetical-index-mark-start text:id="IMark100875768"/><text:alphabetical-index-mark-start text:id="IMark104701608"/><text:span text:style-name="T237">control</text:span><text:alphabetical-index-mark-end text:id="IMark104701608"/><text:alphabetical-index-mark-end text:id="IMark100875768"/><text:span text:style-name="T228">.</text:span></text:p>
      <text:p text:style-name="Text_20_body"/>
      <text:p text:style-name="Text_20_body"/>
      <text:p text:style-name="Text_20_body"><text:span text:style-name="T24">4.3.13.</text:span><text:span text:style-name="T31">2</text:span><text:span text:style-name="T35">9</text:span><text:span text:style-name="T24">. </text:span><text:alphabetical-index-mark-start text:id="IMark100376136"/><text:alphabetical-index-mark-start text:id="IMark89782392"/><text:alphabetical-index-mark-start text:id="IMark104364824"/><text:alphabetical-index-mark-start text:id="IMark81542424"/><text:alphabetical-index-mark-start text:id="IMark96947832"/><text:span text:style-name="T170">Fact</text:span><text:alphabetical-index-mark-end text:id="IMark96947832"/><text:alphabetical-index-mark-end text:id="IMark81542424"/><text:alphabetical-index-mark-end text:id="IMark104364824"/><text:alphabetical-index-mark-end text:id="IMark89782392"/><text:alphabetical-index-mark-end text:id="IMark100376136"/><text:span text:style-name="T170"> LIKE ‘</text:span><text:alphabetical-index-mark-start text:id="IMark98827160"/><text:alphabetical-index-mark-start text:id="IMark81141192"/><text:alphabetical-index-mark-start text:id="IMark83928408"/><text:alphabetical-index-mark-start text:id="IMark94555112"/><text:span text:style-name="T170">%</text:span><text:span text:style-name="T176">_x</text:span><text:alphabetical-index-mark-end text:id="IMark94555112"/><text:alphabetical-index-mark-end text:id="IMark83928408"/><text:alphabetical-index-mark-end text:id="IMark81141192"/><text:alphabetical-index-mark-end text:id="IMark98827160"/><text:span text:style-name="T170">’</text:span><text:span text:style-name="T228"> - </text:span><text:alphabetical-index-mark-start text:id="IMark68677336"/><text:span text:style-name="T237">Re</text:span><text:alphabetical-index-mark-start text:id="IMark98583208"/><text:span text:style-name="T237">l</text:span><text:alphabetical-index-mark-end text:id="IMark68677336"/><text:span text:style-name="T237">at</text:span><text:alphabetical-index-mark-end text:id="IMark98583208"/><text:span text:style-name="T237">ed to x </text:span><text:alphabetical-index-mark-start text:id="IMark80879288"/><text:alphabetical-index-mark-start text:id="IMark80133432"/><text:alphabetical-index-mark-start text:id="IMark96057144"/><text:alphabetical-index-mark-start text:id="IMark81189112"/><text:alphabetical-index-mark-start text:id="IMark99313080"/><text:span text:style-name="T237">axis</text:span><text:alphabetical-index-mark-end text:id="IMark99313080"/><text:alphabetical-index-mark-end text:id="IMark81189112"/><text:alphabetical-index-mark-end text:id="IMark96057144"/><text:alphabetical-index-mark-end text:id="IMark80133432"/><text:alphabetical-index-mark-end text:id="IMark80879288"/><text:span text:style-name="T228">.</text:span></text:p>
      <text:p text:style-name="Text_20_body"/>
      <text:p text:style-name="Text_20_body"/>
      <text:p text:style-name="Text_20_body"><text:span text:style-name="T24">4.3.13.</text:span><text:span text:style-name="T35">30</text:span><text:span text:style-name="T24">. </text:span><text:alphabetical-index-mark-start text:id="IMark90045944"/><text:alphabetical-index-mark-start text:id="IMark90598488"/><text:alphabetical-index-mark-start text:id="IMark60725208"/><text:alphabetical-index-mark-start text:id="IMark83674168"/><text:alphabetical-index-mark-start text:id="IMark83136648"/><text:span text:style-name="T170">Fact</text:span><text:alphabetical-index-mark-end text:id="IMark83136648"/><text:alphabetical-index-mark-end text:id="IMark83674168"/><text:alphabetical-index-mark-end text:id="IMark60725208"/><text:alphabetical-index-mark-end text:id="IMark90598488"/><text:alphabetical-index-mark-end text:id="IMark90045944"/><text:span text:style-name="T170"> LIKE ‘</text:span><text:alphabetical-index-mark-start text:id="IMark93466744"/><text:alphabetical-index-mark-start text:id="IMark97254824"/><text:alphabetical-index-mark-start text:id="IMark79647528"/><text:alphabetical-index-mark-start text:id="IMark94502504"/><text:span text:style-name="T170">%</text:span><text:span text:style-name="T176">_y</text:span><text:alphabetical-index-mark-end text:id="IMark94502504"/><text:alphabetical-index-mark-end text:id="IMark79647528"/><text:alphabetical-index-mark-end text:id="IMark97254824"/><text:alphabetical-index-mark-end text:id="IMark93466744"/><text:span text:style-name="T170">’</text:span><text:span text:style-name="T228"> - </text:span><text:alphabetical-index-mark-start text:id="IMark90821960"/><text:span text:style-name="T237">Re</text:span><text:alphabetical-index-mark-start text:id="IMark91183384"/><text:span text:style-name="T237">l</text:span><text:alphabetical-index-mark-end text:id="IMark90821960"/><text:span text:style-name="T237">at</text:span><text:alphabetical-index-mark-end text:id="IMark91183384"/><text:span text:style-name="T237">ed to y </text:span><text:alphabetical-index-mark-start text:id="IMark80374728"/><text:alphabetical-index-mark-start text:id="IMark97262552"/><text:alphabetical-index-mark-start text:id="IMark105124344"/><text:alphabetical-index-mark-start text:id="IMark94801304"/><text:alphabetical-index-mark-start text:id="IMark102216392"/><text:span text:style-name="T237">axis</text:span><text:alphabetical-index-mark-end text:id="IMark102216392"/><text:alphabetical-index-mark-end text:id="IMark94801304"/><text:alphabetical-index-mark-end text:id="IMark105124344"/><text:alphabetical-index-mark-end text:id="IMark97262552"/><text:alphabetical-index-mark-end text:id="IMark80374728"/><text:span text:style-name="T228">.</text:span></text:p>
      <text:p text:style-name="Text_20_body"/>
      <text:p text:style-name="Text_20_body"/>
      <text:p text:style-name="Text_20_body"><text:span text:style-name="T24">4.3.13.</text:span><text:span text:style-name="T35">31</text:span><text:span text:style-name="T24">. </text:span><text:alphabetical-index-mark-start text:id="IMark98097816"/><text:alphabetical-index-mark-start text:id="IMark93686520"/><text:alphabetical-index-mark-start text:id="IMark92225656"/><text:alphabetical-index-mark-start text:id="IMark79988312"/><text:alphabetical-index-mark-start text:id="IMark104230376"/><text:span text:style-name="T170">Fact</text:span><text:alphabetical-index-mark-end text:id="IMark104230376"/><text:alphabetical-index-mark-end text:id="IMark79988312"/><text:alphabetical-index-mark-end text:id="IMark92225656"/><text:alphabetical-index-mark-end text:id="IMark93686520"/><text:alphabetical-index-mark-end text:id="IMark98097816"/><text:span text:style-name="T170"> LIKE ‘</text:span><text:alphabetical-index-mark-start text:id="IMark99290936"/><text:alphabetical-index-mark-start text:id="IMark90377880"/><text:alphabetical-index-mark-start text:id="IMark91429064"/><text:alphabetical-index-mark-start text:id="IMark102245080"/><text:span text:style-name="T170">%</text:span><text:span text:style-name="T176">_z</text:span><text:alphabetical-index-mark-end text:id="IMark102245080"/><text:alphabetical-index-mark-end text:id="IMark91429064"/><text:alphabetical-index-mark-end text:id="IMark90377880"/><text:alphabetical-index-mark-end text:id="IMark99290936"/><text:span text:style-name="T170">’</text:span><text:span text:style-name="T228"> - </text:span><text:alphabetical-index-mark-start text:id="IMark97386632"/><text:span text:style-name="T237">Re</text:span><text:alphabetical-index-mark-start text:id="IMark91010760"/><text:span text:style-name="T237">l</text:span><text:alphabetical-index-mark-end text:id="IMark97386632"/><text:span text:style-name="T237">at</text:span><text:alphabetical-index-mark-end text:id="IMark91010760"/><text:span text:style-name="T237">ed to z </text:span><text:alphabetical-index-mark-start text:id="IMark98634072"/><text:alphabetical-index-mark-start text:id="IMark100153864"/><text:alphabetical-index-mark-start text:id="IMark80090216"/><text:alphabetical-index-mark-start text:id="IMark104711720"/><text:alphabetical-index-mark-start text:id="IMark79644952"/><text:span text:style-name="T237">axis</text:span><text:alphabetical-index-mark-end text:id="IMark79644952"/><text:alphabetical-index-mark-end text:id="IMark104711720"/><text:alphabetical-index-mark-end text:id="IMark80090216"/><text:alphabetical-index-mark-end text:id="IMark100153864"/><text:alphabetical-index-mark-end text:id="IMark98634072"/><text:span text:style-name="T228">.</text:span></text:p>
      <text:p text:style-name="Text_20_body"><text:soft-page-break/></text:p>
      <text:p text:style-name="Text_20_body"/>
      <text:p text:style-name="Text_20_body"><text:span text:style-name="T24">4.3.13.</text:span><text:span text:style-name="T35">32</text:span><text:span text:style-name="T24">. </text:span><text:alphabetical-index-mark-start text:id="IMark97505048"/><text:alphabetical-index-mark-start text:id="IMark80170632"/><text:alphabetical-index-mark-start text:id="IMark103326232"/><text:alphabetical-index-mark-start text:id="IMark99612056"/><text:alphabetical-index-mark-start text:id="IMark104519176"/><text:span text:style-name="T170">Fact</text:span><text:alphabetical-index-mark-end text:id="IMark104519176"/><text:alphabetical-index-mark-end text:id="IMark99612056"/><text:alphabetical-index-mark-end text:id="IMark103326232"/><text:alphabetical-index-mark-end text:id="IMark80170632"/><text:alphabetical-index-mark-end text:id="IMark97505048"/><text:span text:style-name="T170"> LIKE ‘</text:span><text:alphabetical-index-mark-start text:id="IMark97084552"/><text:alphabetical-index-mark-start text:id="IMark104704136"/><text:alphabetical-index-mark-start text:id="IMark96247928"/><text:alphabetical-index-mark-start text:id="IMark101870344"/><text:span text:style-name="T170">%</text:span><text:span text:style-name="T176">_t</text:span><text:alphabetical-index-mark-end text:id="IMark101870344"/><text:alphabetical-index-mark-end text:id="IMark96247928"/><text:alphabetical-index-mark-end text:id="IMark104704136"/><text:alphabetical-index-mark-end text:id="IMark97084552"/><text:span text:style-name="T170">’</text:span><text:span text:style-name="T228"> - </text:span><text:alphabetical-index-mark-start text:id="IMark91605416"/><text:span text:style-name="T237">Re</text:span><text:alphabetical-index-mark-start text:id="IMark93830280"/><text:span text:style-name="T237">l</text:span><text:alphabetical-index-mark-end text:id="IMark91605416"/><text:span text:style-name="T237">at</text:span><text:alphabetical-index-mark-end text:id="IMark93830280"/><text:span text:style-name="T237">ed to t </text:span><text:alphabetical-index-mark-start text:id="IMark98100040"/><text:alphabetical-index-mark-start text:id="IMark43724120"/><text:alphabetical-index-mark-start text:id="IMark102448936"/><text:alphabetical-index-mark-start text:id="IMark92313112"/><text:alphabetical-index-mark-start text:id="IMark90182872"/><text:span text:style-name="T237">axis</text:span><text:alphabetical-index-mark-end text:id="IMark90182872"/><text:alphabetical-index-mark-end text:id="IMark92313112"/><text:alphabetical-index-mark-end text:id="IMark102448936"/><text:alphabetical-index-mark-end text:id="IMark43724120"/><text:alphabetical-index-mark-end text:id="IMark98100040"/><text:span text:style-name="T237"> or </text:span><text:alphabetical-index-mark-start text:id="IMark96340472"/><text:alphabetical-index-mark-start text:id="IMark94321816"/><text:alphabetical-index-mark-start text:id="IMark90743512"/><text:alphabetical-index-mark-start text:id="IMark99890088"/><text:alphabetical-index-mark-start text:id="IMark97674072"/><text:span text:style-name="T237">time</text:span><text:alphabetical-index-mark-end text:id="IMark97674072"/><text:alphabetical-index-mark-end text:id="IMark99890088"/><text:alphabetical-index-mark-end text:id="IMark90743512"/><text:alphabetical-index-mark-end text:id="IMark94321816"/><text:alphabetical-index-mark-end text:id="IMark96340472"/><text:span text:style-name="T228">.</text:span></text:p>
      <text:p text:style-name="P16"/>
      <text:p text:style-name="Text_20_body"/>
      <text:p text:style-name="Text_20_body"><text:span text:style-name="T24">4.3.13.</text:span><text:span text:style-name="T40">33</text:span><text:span text:style-name="T24">. </text:span><text:alphabetical-index-mark-start text:id="IMark79425480"/><text:alphabetical-index-mark-start text:id="IMark100660616"/><text:alphabetical-index-mark-start text:id="IMark100757144"/><text:alphabetical-index-mark-start text:id="IMark101487000"/><text:alphabetical-index-mark-start text:id="IMark96248712"/><text:span text:style-name="T110">Fact</text:span><text:alphabetical-index-mark-end text:id="IMark96248712"/><text:alphabetical-index-mark-end text:id="IMark101487000"/><text:alphabetical-index-mark-end text:id="IMark100757144"/><text:alphabetical-index-mark-end text:id="IMark100660616"/><text:alphabetical-index-mark-end text:id="IMark79425480"/><text:span text:style-name="T110"> LIKE ‘</text:span><text:alphabetical-index-mark-start text:id="IMark98903160"/><text:alphabetical-index-mark-start text:id="IMark78411928"/><text:alphabetical-index-mark-start text:id="IMark81996696"/><text:alphabetical-index-mark-start text:id="IMark100848312"/><text:span text:style-name="T110">%</text:span><text:span text:style-name="T129">_</text:span><text:span text:style-name="T131">d</text:span><text:alphabetical-index-mark-end text:id="IMark100848312"/><text:alphabetical-index-mark-end text:id="IMark81996696"/><text:alphabetical-index-mark-end text:id="IMark78411928"/><text:alphabetical-index-mark-end text:id="IMark98903160"/><text:span text:style-name="T131">%</text:span><text:span text:style-name="T110">’</text:span><text:span text:style-name="T249"> - </text:span><text:alphabetical-index-mark-start text:id="IMark105060824"/><text:span text:style-name="T249">Re</text:span><text:alphabetical-index-mark-start text:id="IMark97557944"/><text:span text:style-name="T249">l</text:span><text:alphabetical-index-mark-end text:id="IMark105060824"/><text:span text:style-name="T249">at</text:span><text:alphabetical-index-mark-end text:id="IMark97557944"/><text:span text:style-name="T249">ed to </text:span><text:alphabetical-index-mark-start text:id="IMark101185528"/><text:alphabetical-index-mark-start text:id="IMark95024520"/><text:alphabetical-index-mark-start text:id="IMark82426744"/><text:alphabetical-index-mark-start text:id="IMark97666040"/><text:alphabetical-index-mark-start text:id="IMark89968392"/><text:span text:style-name="T249">axis</text:span><text:alphabetical-index-mark-end text:id="IMark89968392"/><text:alphabetical-index-mark-end text:id="IMark97666040"/><text:alphabetical-index-mark-end text:id="IMark82426744"/><text:alphabetical-index-mark-end text:id="IMark95024520"/><text:alphabetical-index-mark-end text:id="IMark101185528"/><text:span text:style-name="T249"> corresponding to </text:span><text:alphabetical-index-mark-start text:id="IMark91336952"/><text:alphabetical-index-mark-start text:id="IMark104257416"/><text:alphabetical-index-mark-start text:id="IMark82204200"/><text:alphabetical-index-mark-start text:id="IMark97601144"/><text:span text:style-name="T249">dimension</text:span><text:alphabetical-index-mark-end text:id="IMark97601144"/><text:alphabetical-index-mark-end text:id="IMark82204200"/><text:alphabetical-index-mark-end text:id="IMark104257416"/><text:alphabetical-index-mark-end text:id="IMark91336952"/><text:span text:style-name="T249">s higher than four. </text:span><text:span text:style-name="T110">_d</text:span><text:span text:style-name="T249"> should be followed by a </text:span><text:alphabetical-index-mark-start text:id="IMark94875464"/><text:alphabetical-index-mark-start text:id="IMark79646744"/><text:alphabetical-index-mark-start text:id="IMark52508872"/><text:alphabetical-index-mark-start text:id="IMark100025880"/><text:span text:style-name="T249">number</text:span><text:alphabetical-index-mark-end text:id="IMark100025880"/><text:alphabetical-index-mark-end text:id="IMark52508872"/><text:alphabetical-index-mark-end text:id="IMark79646744"/><text:alphabetical-index-mark-end text:id="IMark94875464"/><text:span text:style-name="T249"> indicating the </text:span><text:alphabetical-index-mark-start text:id="IMark104478184"/><text:alphabetical-index-mark-start text:id="IMark100563080"/><text:alphabetical-index-mark-start text:id="IMark82064168"/><text:alphabetical-index-mark-start text:id="IMark96717032"/><text:span text:style-name="T249">dimension</text:span><text:alphabetical-index-mark-end text:id="IMark96717032"/><text:alphabetical-index-mark-end text:id="IMark82064168"/><text:alphabetical-index-mark-end text:id="IMark100563080"/><text:alphabetical-index-mark-end text:id="IMark104478184"/><text:span text:style-name="T249"> in question (</text:span><text:alphabetical-index-mark-start text:id="IMark101174712"/><text:alphabetical-index-mark-start text:id="IMark94416504"/><text:alphabetical-index-mark-start text:id="IMark102563992"/><text:alphabetical-index-mark-start text:id="IMark90018696"/><text:alphabetical-index-mark-start text:id="IMark98844248"/><text:span text:style-name="T249">example</text:span><text:alphabetical-index-mark-end text:id="IMark98844248"/><text:alphabetical-index-mark-end text:id="IMark90018696"/><text:alphabetical-index-mark-end text:id="IMark102563992"/><text:alphabetical-index-mark-end text:id="IMark94416504"/><text:alphabetical-index-mark-end text:id="IMark101174712"/><text:span text:style-name="T249"> </text:span><text:span text:style-name="T110">_d5</text:span><text:span text:style-name="T249">)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4</text:span><text:span text:style-name="T24">. </text:span><text:alphabetical-index-mark-start text:id="IMark77343896"/><text:alphabetical-index-mark-start text:id="IMark93442584"/><text:alphabetical-index-mark-start text:id="IMark105247624"/><text:alphabetical-index-mark-start text:id="IMark96155576"/><text:alphabetical-index-mark-start text:id="IMark93327016"/><text:span text:style-name="T170">Fact</text:span><text:alphabetical-index-mark-end text:id="IMark93327016"/><text:alphabetical-index-mark-end text:id="IMark96155576"/><text:alphabetical-index-mark-end text:id="IMark105247624"/><text:alphabetical-index-mark-end text:id="IMark93442584"/><text:alphabetical-index-mark-end text:id="IMark77343896"/><text:span text:style-name="T170"> LIKE ‘%</text:span><text:alphabetical-index-mark-start text:id="IMark107152664"/><text:alphabetical-index-mark-start text:id="IMark95710088"/><text:alphabetical-index-mark-start text:id="IMark90667096"/><text:alphabetical-index-mark-start text:id="IMark96896232"/><text:alphabetical-index-mark-start text:id="IMark98865576"/><text:span text:style-name="T177">counter</text:span><text:alphabetical-index-mark-end text:id="IMark98865576"/><text:alphabetical-index-mark-end text:id="IMark96896232"/><text:alphabetical-index-mark-end text:id="IMark90667096"/><text:alphabetical-index-mark-end text:id="IMark95710088"/><text:alphabetical-index-mark-end text:id="IMark107152664"/><text:span text:style-name="T177">%</text:span><text:span text:style-name="T170">’</text:span><text:span text:style-name="T228"> - </text:span><text:alphabetical-index-mark-start text:id="IMark99549672"/><text:alphabetical-index-mark-start text:id="IMark97053496"/><text:alphabetical-index-mark-start text:id="IMark94608744"/><text:alphabetical-index-mark-start text:id="IMark81726840"/><text:alphabetical-index-mark-start text:id="IMark100280088"/><text:span text:style-name="T238">Counter</text:span><text:alphabetical-index-mark-end text:id="IMark100280088"/><text:alphabetical-index-mark-end text:id="IMark81726840"/><text:alphabetical-index-mark-end text:id="IMark94608744"/><text:alphabetical-index-mark-end text:id="IMark97053496"/><text:alphabetical-index-mark-end text:id="IMark99549672"/><text:span text:style-name="T228">. </text:span><text:span text:style-name="T239">Can be </text:span><text:alphabetical-index-mark-start text:id="IMark80836792"/><text:alphabetical-index-mark-start text:id="IMark104128872"/><text:alphabetical-index-mark-start text:id="IMark90873432"/><text:alphabetical-index-mark-start text:id="IMark91542904"/><text:alphabetical-index-mark-start text:id="IMark100665192"/><text:span text:style-name="T239">increment</text:span><text:alphabetical-index-mark-end text:id="IMark100665192"/><text:alphabetical-index-mark-end text:id="IMark91542904"/><text:alphabetical-index-mark-end text:id="IMark90873432"/><text:alphabetical-index-mark-end text:id="IMark104128872"/><text:alphabetical-index-mark-end text:id="IMark80836792"/><text:span text:style-name="T239">al or </text:span><text:alphabetical-index-mark-start text:id="IMark104170760"/><text:alphabetical-index-mark-start text:id="IMark103092296"/><text:alphabetical-index-mark-start text:id="IMark91011464"/><text:alphabetical-index-mark-start text:id="IMark81287928"/><text:alphabetical-index-mark-start text:id="IMark95731144"/><text:span text:style-name="T239">decrement</text:span><text:alphabetical-index-mark-end text:id="IMark95731144"/><text:alphabetical-index-mark-end text:id="IMark81287928"/><text:alphabetical-index-mark-end text:id="IMark91011464"/><text:alphabetical-index-mark-end text:id="IMark103092296"/><text:alphabetical-index-mark-end text:id="IMark104170760"/><text:span text:style-name="T239">al. </text:span><text:alphabetical-index-mark-start text:id="IMark100659832"/><text:alphabetical-index-mark-start text:id="IMark97921928"/><text:alphabetical-index-mark-start text:id="IMark102842024"/><text:alphabetical-index-mark-start text:id="IMark79489528"/><text:alphabetical-index-mark-start text:id="IMark100991992"/><text:span text:style-name="T240">Counter</text:span><text:alphabetical-index-mark-end text:id="IMark100991992"/><text:alphabetical-index-mark-end text:id="IMark79489528"/><text:alphabetical-index-mark-end text:id="IMark102842024"/><text:alphabetical-index-mark-end text:id="IMark97921928"/><text:alphabetical-index-mark-end text:id="IMark100659832"/><text:span text:style-name="T240">s usually are used in the </text:span><text:alphabetical-index-mark-start text:id="IMark99217592"/><text:alphabetical-index-mark-start text:id="IMark95815464"/><text:alphabetical-index-mark-start text:id="IMark81907944"/><text:alphabetical-index-mark-start text:id="IMark102892888"/><text:alphabetical-index-mark-start text:id="IMark90360696"/><text:alphabetical-index-mark-start text:id="IMark80279400"/><text:span text:style-name="T240">AI</text:span><text:alphabetical-index-mark-end text:id="IMark80279400"/><text:span text:style-name="T240">E</text:span><text:alphabetical-index-mark-end text:id="IMark90360696"/><text:alphabetical-index-mark-end text:id="IMark102892888"/><text:alphabetical-index-mark-end text:id="IMark81907944"/><text:alphabetical-index-mark-end text:id="IMark95815464"/><text:alphabetical-index-mark-end text:id="IMark99217592"/><text:span text:style-name="T240"> to </text:span><text:alphabetical-index-mark-start text:id="IMark91005832"/><text:alphabetical-index-mark-start text:id="IMark90816072"/><text:alphabetical-index-mark-start text:id="IMark81408568"/><text:alphabetical-index-mark-start text:id="IMark44975032"/><text:span text:style-name="T240">sync</text:span><text:alphabetical-index-mark-end text:id="IMark44975032"/><text:alphabetical-index-mark-end text:id="IMark81408568"/><text:alphabetical-index-mark-end text:id="IMark90816072"/><text:alphabetical-index-mark-end text:id="IMark91005832"/><text:span text:style-name="T240">hronize </text:span><text:alphabetical-index-mark-start text:id="IMark91932376"/><text:alphabetical-index-mark-start text:id="IMark95095960"/><text:alphabetical-index-mark-start text:id="IMark82513208"/><text:alphabetical-index-mark-start text:id="IMark101173928"/><text:alphabetical-index-mark-start text:id="IMark102147608"/><text:span text:style-name="T240">program</text:span><text:alphabetical-index-mark-end text:id="IMark102147608"/><text:alphabetical-index-mark-end text:id="IMark101173928"/><text:alphabetical-index-mark-end text:id="IMark82513208"/><text:alphabetical-index-mark-end text:id="IMark95095960"/><text:alphabetical-index-mark-end text:id="IMark91932376"/><text:span text:style-name="T240">s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5</text:span><text:span text:style-name="T24">. </text:span><text:alphabetical-index-mark-start text:id="IMark90628408"/><text:alphabetical-index-mark-start text:id="IMark67704456"/><text:alphabetical-index-mark-start text:id="IMark97928872"/><text:alphabetical-index-mark-start text:id="IMark95694840"/><text:alphabetical-index-mark-start text:id="IMark99668776"/><text:span text:style-name="T110">Fact</text:span><text:alphabetical-index-mark-end text:id="IMark99668776"/><text:alphabetical-index-mark-end text:id="IMark95694840"/><text:alphabetical-index-mark-end text:id="IMark97928872"/><text:alphabetical-index-mark-end text:id="IMark67704456"/><text:alphabetical-index-mark-end text:id="IMark90628408"/><text:span text:style-name="T110"> LIKE ‘%</text:span><text:alphabetical-index-mark-start text:id="IMark80643720"/><text:alphabetical-index-mark-start text:id="IMark100420824"/><text:alphabetical-index-mark-start text:id="IMark99200296"/><text:alphabetical-index-mark-start text:id="IMark103091512"/><text:alphabetical-index-mark-start text:id="IMark67457928"/><text:span text:style-name="T115">hato</text:span><text:alphabetical-index-mark-end text:id="IMark67457928"/><text:alphabetical-index-mark-end text:id="IMark103091512"/><text:alphabetical-index-mark-end text:id="IMark99200296"/><text:alphabetical-index-mark-end text:id="IMark100420824"/><text:alphabetical-index-mark-end text:id="IMark80643720"/><text:span text:style-name="T114">%</text:span><text:span text:style-name="T110">’</text:span><text:span text:style-name="T249"> - </text:span><text:alphabetical-index-mark-start text:id="IMark101592472"/><text:alphabetical-index-mark-start text:id="IMark95785752"/><text:alphabetical-index-mark-start text:id="IMark94447576"/><text:alphabetical-index-mark-start text:id="IMark101666120"/><text:alphabetical-index-mark-start text:id="IMark82511640"/><text:span text:style-name="T249">Horizontal</text:span><text:alphabetical-index-mark-end text:id="IMark82511640"/><text:alphabetical-index-mark-end text:id="IMark101666120"/><text:alphabetical-index-mark-end text:id="IMark94447576"/><text:alphabetical-index-mark-end text:id="IMark95785752"/><text:alphabetical-index-mark-end text:id="IMark101592472"/><text:span text:style-name="T249"> </text:span><text:alphabetical-index-mark-start text:id="IMark93844136"/><text:alphabetical-index-mark-start text:id="IMark80816728"/><text:alphabetical-index-mark-start text:id="IMark99938648"/><text:alphabetical-index-mark-start text:id="IMark68731736"/><text:alphabetical-index-mark-start text:id="IMark82534296"/><text:span text:style-name="T249">atmospheric</text:span><text:alphabetical-index-mark-end text:id="IMark82534296"/><text:alphabetical-index-mark-end text:id="IMark68731736"/><text:alphabetical-index-mark-end text:id="IMark99938648"/><text:alphabetical-index-mark-end text:id="IMark80816728"/><text:alphabetical-index-mark-end text:id="IMark93844136"/><text:span text:style-name="T249"> </text:span><text:alphabetical-index-mark-start text:id="IMark92686536"/><text:alphabetical-index-mark-start text:id="IMark101863400"/><text:alphabetical-index-mark-start text:id="IMark60651176"/><text:alphabetical-index-mark-start text:id="IMark94077224"/><text:span text:style-name="T249">takeoff</text:span><text:alphabetical-index-mark-end text:id="IMark94077224"/><text:alphabetical-index-mark-end text:id="IMark60651176"/><text:alphabetical-index-mark-end text:id="IMark101863400"/><text:alphabetical-index-mark-end text:id="IMark92686536"/><text:span text:style-name="T249"> </text:span><text:alphabetical-index-mark-start text:id="IMark82191000"/><text:alphabetical-index-mark-start text:id="IMark94169336"/><text:alphabetical-index-mark-start text:id="IMark91023176"/><text:alphabetical-index-mark-start text:id="IMark95699144"/><text:span text:style-name="T249">operation</text:span><text:alphabetical-index-mark-end text:id="IMark95699144"/><text:alphabetical-index-mark-end text:id="IMark91023176"/><text:alphabetical-index-mark-end text:id="IMark94169336"/><text:alphabetical-index-mark-end text:id="IMark82191000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6</text:span><text:span text:style-name="T24">. </text:span><text:alphabetical-index-mark-start text:id="IMark82540456"/><text:alphabetical-index-mark-start text:id="IMark82972120"/><text:alphabetical-index-mark-start text:id="IMark83580168"/><text:alphabetical-index-mark-start text:id="IMark105094488"/><text:alphabetical-index-mark-start text:id="IMark92644712"/><text:span text:style-name="T110">Fact</text:span><text:alphabetical-index-mark-end text:id="IMark92644712"/><text:alphabetical-index-mark-end text:id="IMark105094488"/><text:alphabetical-index-mark-end text:id="IMark83580168"/><text:alphabetical-index-mark-end text:id="IMark82972120"/><text:alphabetical-index-mark-end text:id="IMark82540456"/><text:span text:style-name="T110"> LIKE ‘%</text:span><text:alphabetical-index-mark-start text:id="IMark98980456"/><text:alphabetical-index-mark-start text:id="IMark92200936"/><text:alphabetical-index-mark-start text:id="IMark98843432"/><text:alphabetical-index-mark-start text:id="IMark104936856"/><text:alphabetical-index-mark-start text:id="IMark80283208"/><text:span text:style-name="T115">ha</text:span><text:span text:style-name="T116">l</text:span><text:span text:style-name="T115">o</text:span><text:alphabetical-index-mark-end text:id="IMark80283208"/><text:alphabetical-index-mark-end text:id="IMark104936856"/><text:alphabetical-index-mark-end text:id="IMark98843432"/><text:alphabetical-index-mark-end text:id="IMark92200936"/><text:alphabetical-index-mark-end text:id="IMark98980456"/><text:span text:style-name="T114">%</text:span><text:span text:style-name="T110">’</text:span><text:span text:style-name="T249"> - </text:span><text:alphabetical-index-mark-start text:id="IMark89843944"/><text:alphabetical-index-mark-start text:id="IMark94093608"/><text:alphabetical-index-mark-start text:id="IMark95386104"/><text:alphabetical-index-mark-start text:id="IMark101066728"/><text:alphabetical-index-mark-start text:id="IMark104901752"/><text:span text:style-name="T249">Horizontal</text:span><text:alphabetical-index-mark-end text:id="IMark104901752"/><text:alphabetical-index-mark-end text:id="IMark101066728"/><text:alphabetical-index-mark-end text:id="IMark95386104"/><text:alphabetical-index-mark-end text:id="IMark94093608"/><text:alphabetical-index-mark-end text:id="IMark89843944"/><text:span text:style-name="T249"> </text:span><text:alphabetical-index-mark-start text:id="IMark94448360"/><text:alphabetical-index-mark-start text:id="IMark78262200"/><text:alphabetical-index-mark-start text:id="IMark92736376"/><text:alphabetical-index-mark-start text:id="IMark94236280"/><text:alphabetical-index-mark-start text:id="IMark95415496"/><text:span text:style-name="T249">atmospheric</text:span><text:alphabetical-index-mark-end text:id="IMark95415496"/><text:alphabetical-index-mark-end text:id="IMark94236280"/><text:alphabetical-index-mark-end text:id="IMark92736376"/><text:alphabetical-index-mark-end text:id="IMark78262200"/><text:alphabetical-index-mark-end text:id="IMark94448360"/><text:span text:style-name="T249"> </text:span><text:alphabetical-index-mark-start text:id="IMark98127208"/><text:alphabetical-index-mark-start text:id="IMark91799000"/><text:span text:style-name="T249">launch</text:span><text:alphabetical-index-mark-end text:id="IMark91799000"/><text:alphabetical-index-mark-end text:id="IMark98127208"/><text:span text:style-name="T249"> </text:span><text:alphabetical-index-mark-start text:id="IMark77370024"/><text:alphabetical-index-mark-start text:id="IMark90597704"/><text:alphabetical-index-mark-start text:id="IMark60616728"/><text:alphabetical-index-mark-start text:id="IMark94484760"/><text:span text:style-name="T249">operation</text:span><text:alphabetical-index-mark-end text:id="IMark94484760"/><text:alphabetical-index-mark-end text:id="IMark60616728"/><text:alphabetical-index-mark-end text:id="IMark90597704"/><text:alphabetical-index-mark-end text:id="IMark77370024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7</text:span><text:span text:style-name="T24">. </text:span><text:alphabetical-index-mark-start text:id="IMark104894680"/><text:alphabetical-index-mark-start text:id="IMark97467720"/><text:alphabetical-index-mark-start text:id="IMark96198056"/><text:alphabetical-index-mark-start text:id="IMark96893224"/><text:alphabetical-index-mark-start text:id="IMark91153320"/><text:span text:style-name="T110">Fact</text:span><text:alphabetical-index-mark-end text:id="IMark91153320"/><text:alphabetical-index-mark-end text:id="IMark96893224"/><text:alphabetical-index-mark-end text:id="IMark96198056"/><text:alphabetical-index-mark-end text:id="IMark97467720"/><text:alphabetical-index-mark-end text:id="IMark104894680"/><text:span text:style-name="T110"> LIKE ‘%</text:span><text:alphabetical-index-mark-start text:id="IMark92641432"/><text:alphabetical-index-mark-start text:id="IMark92517144"/><text:alphabetical-index-mark-start text:id="IMark81191544"/><text:alphabetical-index-mark-start text:id="IMark97128296"/><text:alphabetical-index-mark-start text:id="IMark99650088"/><text:span text:style-name="T115">h</text:span><text:span text:style-name="T116">v</text:span><text:span text:style-name="T115">to</text:span><text:alphabetical-index-mark-end text:id="IMark99650088"/><text:alphabetical-index-mark-end text:id="IMark97128296"/><text:alphabetical-index-mark-end text:id="IMark81191544"/><text:alphabetical-index-mark-end text:id="IMark92517144"/><text:alphabetical-index-mark-end text:id="IMark92641432"/><text:span text:style-name="T114">%</text:span><text:span text:style-name="T110">’</text:span><text:span text:style-name="T249"> - </text:span><text:alphabetical-index-mark-start text:id="IMark97104584"/><text:alphabetical-index-mark-start text:id="IMark81194680"/><text:alphabetical-index-mark-start text:id="IMark91225288"/><text:alphabetical-index-mark-start text:id="IMark89936952"/><text:alphabetical-index-mark-start text:id="IMark94204920"/><text:span text:style-name="T249">Horizontal</text:span><text:alphabetical-index-mark-end text:id="IMark94204920"/><text:alphabetical-index-mark-end text:id="IMark89936952"/><text:alphabetical-index-mark-end text:id="IMark91225288"/><text:alphabetical-index-mark-end text:id="IMark81194680"/><text:alphabetical-index-mark-end text:id="IMark97104584"/><text:span text:style-name="T249"> </text:span><text:alphabetical-index-mark-start text:id="IMark103279944"/><text:alphabetical-index-mark-start text:id="IMark90753672"/><text:alphabetical-index-mark-start text:id="IMark93770296"/><text:alphabetical-index-mark-start text:id="IMark93771864"/><text:span text:style-name="T249">vacuum</text:span><text:alphabetical-index-mark-end text:id="IMark93771864"/><text:alphabetical-index-mark-end text:id="IMark93770296"/><text:alphabetical-index-mark-end text:id="IMark90753672"/><text:alphabetical-index-mark-end text:id="IMark103279944"/><text:span text:style-name="T249"> </text:span><text:alphabetical-index-mark-start text:id="IMark99029432"/><text:alphabetical-index-mark-start text:id="IMark83913336"/><text:alphabetical-index-mark-start text:id="IMark80535640"/><text:alphabetical-index-mark-start text:id="IMark83534168"/><text:span text:style-name="T249">takeoff</text:span><text:alphabetical-index-mark-end text:id="IMark83534168"/><text:alphabetical-index-mark-end text:id="IMark80535640"/><text:alphabetical-index-mark-end text:id="IMark83913336"/><text:alphabetical-index-mark-end text:id="IMark99029432"/><text:span text:style-name="T249"> </text:span><text:alphabetical-index-mark-start text:id="IMark82425960"/><text:alphabetical-index-mark-start text:id="IMark99532984"/><text:alphabetical-index-mark-start text:id="IMark80182424"/><text:alphabetical-index-mark-start text:id="IMark44082136"/><text:span text:style-name="T249">operation</text:span><text:alphabetical-index-mark-end text:id="IMark44082136"/><text:alphabetical-index-mark-end text:id="IMark80182424"/><text:alphabetical-index-mark-end text:id="IMark99532984"/><text:alphabetical-index-mark-end text:id="IMark82425960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8</text:span><text:span text:style-name="T24">. </text:span><text:alphabetical-index-mark-start text:id="IMark82206552"/><text:alphabetical-index-mark-start text:id="IMark90949560"/><text:alphabetical-index-mark-start text:id="IMark100939736"/><text:alphabetical-index-mark-start text:id="IMark90964104"/><text:alphabetical-index-mark-start text:id="IMark100052808"/><text:span text:style-name="T110">Fact</text:span><text:alphabetical-index-mark-end text:id="IMark100052808"/><text:alphabetical-index-mark-end text:id="IMark90964104"/><text:alphabetical-index-mark-end text:id="IMark100939736"/><text:alphabetical-index-mark-end text:id="IMark90949560"/><text:alphabetical-index-mark-end text:id="IMark82206552"/><text:span text:style-name="T110"> LIKE ‘%</text:span><text:alphabetical-index-mark-start text:id="IMark94068328"/><text:alphabetical-index-mark-start text:id="IMark100703032"/><text:alphabetical-index-mark-start text:id="IMark82431000"/><text:alphabetical-index-mark-start text:id="IMark101930024"/><text:alphabetical-index-mark-start text:id="IMark89826136"/><text:span text:style-name="T115">h</text:span><text:span text:style-name="T116">vl</text:span><text:span text:style-name="T115">o</text:span><text:alphabetical-index-mark-end text:id="IMark89826136"/><text:alphabetical-index-mark-end text:id="IMark101930024"/><text:alphabetical-index-mark-end text:id="IMark82431000"/><text:alphabetical-index-mark-end text:id="IMark100703032"/><text:alphabetical-index-mark-end text:id="IMark94068328"/><text:span text:style-name="T114">%</text:span><text:span text:style-name="T110">’</text:span><text:span text:style-name="T249"> - </text:span><text:alphabetical-index-mark-start text:id="IMark104548728"/><text:alphabetical-index-mark-start text:id="IMark103991512"/><text:alphabetical-index-mark-start text:id="IMark94945400"/><text:alphabetical-index-mark-start text:id="IMark80108808"/><text:alphabetical-index-mark-start text:id="IMark80138280"/><text:span text:style-name="T249">Horizontal</text:span><text:alphabetical-index-mark-end text:id="IMark80138280"/><text:alphabetical-index-mark-end text:id="IMark80108808"/><text:alphabetical-index-mark-end text:id="IMark94945400"/><text:alphabetical-index-mark-end text:id="IMark103991512"/><text:alphabetical-index-mark-end text:id="IMark104548728"/><text:span text:style-name="T249"> </text:span><text:alphabetical-index-mark-start text:id="IMark96786216"/><text:alphabetical-index-mark-start text:id="IMark96198840"/><text:alphabetical-index-mark-start text:id="IMark90929080"/><text:alphabetical-index-mark-start text:id="IMark102517656"/><text:span text:style-name="T249">vacuum</text:span><text:alphabetical-index-mark-end text:id="IMark102517656"/><text:alphabetical-index-mark-end text:id="IMark90929080"/><text:alphabetical-index-mark-end text:id="IMark96198840"/><text:alphabetical-index-mark-end text:id="IMark96786216"/><text:span text:style-name="T249"> </text:span><text:alphabetical-index-mark-start text:id="IMark91635672"/><text:alphabetical-index-mark-start text:id="IMark60672952"/><text:span text:style-name="T249">launch</text:span><text:alphabetical-index-mark-end text:id="IMark60672952"/><text:alphabetical-index-mark-end text:id="IMark91635672"/><text:span text:style-name="T249"> </text:span><text:alphabetical-index-mark-start text:id="IMark105141512"/><text:alphabetical-index-mark-start text:id="IMark90948776"/><text:alphabetical-index-mark-start text:id="IMark104143048"/><text:alphabetical-index-mark-start text:id="IMark95196408"/><text:span text:style-name="T249">operation</text:span><text:alphabetical-index-mark-end text:id="IMark95196408"/><text:alphabetical-index-mark-end text:id="IMark104143048"/><text:alphabetical-index-mark-end text:id="IMark90948776"/><text:alphabetical-index-mark-end text:id="IMark105141512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9</text:span><text:span text:style-name="T24">. </text:span><text:alphabetical-index-mark-start text:id="IMark104288328"/><text:alphabetical-index-mark-start text:id="IMark89868280"/><text:alphabetical-index-mark-start text:id="IMark95927432"/><text:alphabetical-index-mark-start text:id="IMark52530552"/><text:alphabetical-index-mark-start text:id="IMark68171272"/><text:span text:style-name="T110">Fact</text:span><text:alphabetical-index-mark-end text:id="IMark68171272"/><text:alphabetical-index-mark-end text:id="IMark52530552"/><text:alphabetical-index-mark-end text:id="IMark95927432"/><text:alphabetical-index-mark-end text:id="IMark89868280"/><text:alphabetical-index-mark-end text:id="IMark104288328"/><text:span text:style-name="T110"> LIKE ‘%</text:span><text:alphabetical-index-mark-start text:id="IMark105262296"/><text:alphabetical-index-mark-start text:id="IMark79225240"/><text:alphabetical-index-mark-start text:id="IMark94089816"/><text:alphabetical-index-mark-start text:id="IMark92717272"/><text:alphabetical-index-mark-start text:id="IMark80108024"/><text:span text:style-name="T116">v</text:span><text:span text:style-name="T115">ato</text:span><text:alphabetical-index-mark-end text:id="IMark80108024"/><text:alphabetical-index-mark-end text:id="IMark92717272"/><text:alphabetical-index-mark-end text:id="IMark94089816"/><text:alphabetical-index-mark-end text:id="IMark79225240"/><text:alphabetical-index-mark-end text:id="IMark105262296"/><text:span text:style-name="T114">%</text:span><text:span text:style-name="T110">’</text:span><text:span text:style-name="T249"> - </text:span><text:alphabetical-index-mark-start text:id="IMark103234296"/><text:alphabetical-index-mark-start text:id="IMark84091576"/><text:alphabetical-index-mark-start text:id="IMark81452984"/><text:alphabetical-index-mark-start text:id="IMark101977944"/><text:span text:style-name="T249">Vertical</text:span><text:alphabetical-index-mark-end text:id="IMark101977944"/><text:alphabetical-index-mark-end text:id="IMark81452984"/><text:alphabetical-index-mark-end text:id="IMark84091576"/><text:alphabetical-index-mark-end text:id="IMark103234296"/><text:span text:style-name="T249"> </text:span><text:alphabetical-index-mark-start text:id="IMark97309960"/><text:alphabetical-index-mark-start text:id="IMark101991176"/><text:alphabetical-index-mark-start text:id="IMark105070648"/><text:alphabetical-index-mark-start text:id="IMark77580008"/><text:alphabetical-index-mark-start text:id="IMark91056456"/><text:span text:style-name="T249">atmospheric</text:span><text:alphabetical-index-mark-end text:id="IMark91056456"/><text:alphabetical-index-mark-end text:id="IMark77580008"/><text:alphabetical-index-mark-end text:id="IMark105070648"/><text:alphabetical-index-mark-end text:id="IMark101991176"/><text:alphabetical-index-mark-end text:id="IMark97309960"/><text:span text:style-name="T249"> </text:span><text:alphabetical-index-mark-start text:id="IMark89852328"/><text:alphabetical-index-mark-start text:id="IMark77987448"/><text:alphabetical-index-mark-start text:id="IMark102730104"/><text:alphabetical-index-mark-start text:id="IMark100558248"/><text:span text:style-name="T249">takeoff</text:span><text:alphabetical-index-mark-end text:id="IMark100558248"/><text:alphabetical-index-mark-end text:id="IMark102730104"/><text:alphabetical-index-mark-end text:id="IMark77987448"/><text:alphabetical-index-mark-end text:id="IMark89852328"/><text:span text:style-name="T249"> </text:span><text:alphabetical-index-mark-start text:id="IMark100974408"/><text:alphabetical-index-mark-start text:id="IMark101320952"/><text:alphabetical-index-mark-start text:id="IMark80832088"/><text:alphabetical-index-mark-start text:id="IMark89697672"/><text:span text:style-name="T249">operation</text:span><text:alphabetical-index-mark-end text:id="IMark89697672"/><text:alphabetical-index-mark-end text:id="IMark80832088"/><text:alphabetical-index-mark-end text:id="IMark101320952"/><text:alphabetical-index-mark-end text:id="IMark100974408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40">40</text:span><text:span text:style-name="T24">. </text:span><text:alphabetical-index-mark-start text:id="IMark93676312"/><text:alphabetical-index-mark-start text:id="IMark101998888"/><text:alphabetical-index-mark-start text:id="IMark90970520"/><text:alphabetical-index-mark-start text:id="IMark98139016"/><text:alphabetical-index-mark-start text:id="IMark90902648"/><text:span text:style-name="T110">Fact</text:span><text:alphabetical-index-mark-end text:id="IMark90902648"/><text:alphabetical-index-mark-end text:id="IMark98139016"/><text:alphabetical-index-mark-end text:id="IMark90970520"/><text:alphabetical-index-mark-end text:id="IMark101998888"/><text:alphabetical-index-mark-end text:id="IMark93676312"/><text:span text:style-name="T110"> LIKE ‘%</text:span><text:alphabetical-index-mark-start text:id="IMark103576872"/><text:alphabetical-index-mark-start text:id="IMark102917736"/><text:alphabetical-index-mark-start text:id="IMark82113560"/><text:alphabetical-index-mark-start text:id="IMark100941304"/><text:alphabetical-index-mark-start text:id="IMark90028520"/><text:span text:style-name="T116">v</text:span><text:span text:style-name="T115">a</text:span><text:span text:style-name="T116">l</text:span><text:span text:style-name="T115">o</text:span><text:alphabetical-index-mark-end text:id="IMark90028520"/><text:alphabetical-index-mark-end text:id="IMark100941304"/><text:alphabetical-index-mark-end text:id="IMark82113560"/><text:alphabetical-index-mark-end text:id="IMark102917736"/><text:alphabetical-index-mark-end text:id="IMark103576872"/><text:span text:style-name="T114">%</text:span><text:span text:style-name="T110">’</text:span><text:span text:style-name="T249"> - </text:span><text:alphabetical-index-mark-start text:id="IMark89724776"/><text:alphabetical-index-mark-start text:id="IMark94643512"/><text:alphabetical-index-mark-start text:id="IMark44998664"/><text:alphabetical-index-mark-start text:id="IMark97187368"/><text:span text:style-name="T249">Vertical</text:span><text:alphabetical-index-mark-end text:id="IMark97187368"/><text:alphabetical-index-mark-end text:id="IMark44998664"/><text:alphabetical-index-mark-end text:id="IMark94643512"/><text:alphabetical-index-mark-end text:id="IMark89724776"/><text:span text:style-name="T249"> </text:span><text:alphabetical-index-mark-start text:id="IMark95522040"/><text:alphabetical-index-mark-start text:id="IMark82259544"/><text:alphabetical-index-mark-start text:id="IMark99538600"/><text:alphabetical-index-mark-start text:id="IMark97624648"/><text:alphabetical-index-mark-start text:id="IMark98271064"/><text:span text:style-name="T249">atmospheric</text:span><text:alphabetical-index-mark-end text:id="IMark98271064"/><text:alphabetical-index-mark-end text:id="IMark97624648"/><text:alphabetical-index-mark-end text:id="IMark99538600"/><text:alphabetical-index-mark-end text:id="IMark82259544"/><text:alphabetical-index-mark-end text:id="IMark95522040"/><text:span text:style-name="T249"> </text:span><text:alphabetical-index-mark-start text:id="IMark99534552"/><text:alphabetical-index-mark-start text:id="IMark82648056"/><text:span text:style-name="T249">launch</text:span><text:alphabetical-index-mark-end text:id="IMark82648056"/><text:alphabetical-index-mark-end text:id="IMark99534552"/><text:span text:style-name="T249"> </text:span><text:alphabetical-index-mark-start text:id="IMark94625976"/><text:alphabetical-index-mark-start text:id="IMark100545560"/><text:alphabetical-index-mark-start text:id="IMark90551608"/><text:alphabetical-index-mark-start text:id="IMark79936136"/><text:span text:style-name="T249">operation</text:span><text:alphabetical-index-mark-end text:id="IMark79936136"/><text:alphabetical-index-mark-end text:id="IMark90551608"/><text:alphabetical-index-mark-end text:id="IMark100545560"/><text:alphabetical-index-mark-end text:id="IMark94625976"/><text:span text:style-name="T249">.</text:span></text:p>
      <text:p text:style-name="Text_20_body"/>
      <text:p text:style-name="Text_20_body"><text:soft-page-break/></text:p>
      <text:p text:style-name="Text_20_body"><text:span text:style-name="T24">4.3.13.</text:span><text:span text:style-name="T36">4</text:span><text:span text:style-name="T40">1</text:span><text:span text:style-name="T24">. </text:span><text:alphabetical-index-mark-start text:id="IMark102890328"/><text:alphabetical-index-mark-start text:id="IMark84351080"/><text:alphabetical-index-mark-start text:id="IMark100572056"/><text:alphabetical-index-mark-start text:id="IMark81509992"/><text:alphabetical-index-mark-start text:id="IMark91961352"/><text:span text:style-name="T110">Fact</text:span><text:alphabetical-index-mark-end text:id="IMark91961352"/><text:alphabetical-index-mark-end text:id="IMark81509992"/><text:alphabetical-index-mark-end text:id="IMark100572056"/><text:alphabetical-index-mark-end text:id="IMark84351080"/><text:alphabetical-index-mark-end text:id="IMark102890328"/><text:span text:style-name="T110"> LIKE ‘%</text:span><text:alphabetical-index-mark-start text:id="IMark52906232"/><text:alphabetical-index-mark-start text:id="IMark82799208"/><text:alphabetical-index-mark-start text:id="IMark101524232"/><text:alphabetical-index-mark-start text:id="IMark68885864"/><text:alphabetical-index-mark-start text:id="IMark89918088"/><text:span text:style-name="T116">vv</text:span><text:span text:style-name="T115">to</text:span><text:alphabetical-index-mark-end text:id="IMark89918088"/><text:alphabetical-index-mark-end text:id="IMark68885864"/><text:alphabetical-index-mark-end text:id="IMark101524232"/><text:alphabetical-index-mark-end text:id="IMark82799208"/><text:alphabetical-index-mark-end text:id="IMark52906232"/><text:span text:style-name="T114">%</text:span><text:span text:style-name="T110">’</text:span><text:span text:style-name="T249"> - </text:span><text:alphabetical-index-mark-start text:id="IMark77437240"/><text:alphabetical-index-mark-start text:id="IMark99550456"/><text:alphabetical-index-mark-start text:id="IMark81458600"/><text:alphabetical-index-mark-start text:id="IMark100203176"/><text:span text:style-name="T249">Vertical</text:span><text:alphabetical-index-mark-end text:id="IMark100203176"/><text:alphabetical-index-mark-end text:id="IMark81458600"/><text:alphabetical-index-mark-end text:id="IMark99550456"/><text:alphabetical-index-mark-end text:id="IMark77437240"/><text:span text:style-name="T249"> </text:span><text:alphabetical-index-mark-start text:id="IMark93424584"/><text:alphabetical-index-mark-start text:id="IMark104319032"/><text:alphabetical-index-mark-start text:id="IMark93508456"/><text:alphabetical-index-mark-start text:id="IMark102026664"/><text:span text:style-name="T249">vacuum</text:span><text:alphabetical-index-mark-end text:id="IMark102026664"/><text:alphabetical-index-mark-end text:id="IMark93508456"/><text:alphabetical-index-mark-end text:id="IMark104319032"/><text:alphabetical-index-mark-end text:id="IMark93424584"/><text:span text:style-name="T249"> </text:span><text:alphabetical-index-mark-start text:id="IMark91094952"/><text:alphabetical-index-mark-start text:id="IMark83064520"/><text:alphabetical-index-mark-start text:id="IMark90817640"/><text:alphabetical-index-mark-start text:id="IMark103683640"/><text:span text:style-name="T249">takeoff</text:span><text:alphabetical-index-mark-end text:id="IMark103683640"/><text:alphabetical-index-mark-end text:id="IMark90817640"/><text:alphabetical-index-mark-end text:id="IMark83064520"/><text:alphabetical-index-mark-end text:id="IMark91094952"/><text:span text:style-name="T249"> </text:span><text:alphabetical-index-mark-start text:id="IMark93767144"/><text:alphabetical-index-mark-start text:id="IMark100927464"/><text:alphabetical-index-mark-start text:id="IMark81711288"/><text:alphabetical-index-mark-start text:id="IMark100145048"/><text:span text:style-name="T249">operation</text:span><text:alphabetical-index-mark-end text:id="IMark100145048"/><text:alphabetical-index-mark-end text:id="IMark81711288"/><text:alphabetical-index-mark-end text:id="IMark100927464"/><text:alphabetical-index-mark-end text:id="IMark93767144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6">4</text:span><text:span text:style-name="T40">2</text:span><text:span text:style-name="T24">. </text:span><text:alphabetical-index-mark-start text:id="IMark83529512"/><text:alphabetical-index-mark-start text:id="IMark101057496"/><text:alphabetical-index-mark-start text:id="IMark83790264"/><text:alphabetical-index-mark-start text:id="IMark67546200"/><text:alphabetical-index-mark-start text:id="IMark95546840"/><text:span text:style-name="T110">Fact</text:span><text:alphabetical-index-mark-end text:id="IMark95546840"/><text:alphabetical-index-mark-end text:id="IMark67546200"/><text:alphabetical-index-mark-end text:id="IMark83790264"/><text:alphabetical-index-mark-end text:id="IMark101057496"/><text:alphabetical-index-mark-end text:id="IMark83529512"/><text:span text:style-name="T110"> LIKE ‘%</text:span><text:alphabetical-index-mark-start text:id="IMark95162104"/><text:alphabetical-index-mark-start text:id="IMark95509256"/><text:alphabetical-index-mark-start text:id="IMark94712008"/><text:alphabetical-index-mark-start text:id="IMark90089560"/><text:alphabetical-index-mark-start text:id="IMark98891656"/><text:span text:style-name="T116">vvl</text:span><text:span text:style-name="T115">o</text:span><text:alphabetical-index-mark-end text:id="IMark98891656"/><text:alphabetical-index-mark-end text:id="IMark90089560"/><text:alphabetical-index-mark-end text:id="IMark94712008"/><text:alphabetical-index-mark-end text:id="IMark95509256"/><text:alphabetical-index-mark-end text:id="IMark95162104"/><text:span text:style-name="T114">%</text:span><text:span text:style-name="T110">’</text:span><text:span text:style-name="T249"> - </text:span><text:alphabetical-index-mark-start text:id="IMark93796120"/><text:alphabetical-index-mark-start text:id="IMark98816088"/><text:alphabetical-index-mark-start text:id="IMark96843848"/><text:alphabetical-index-mark-start text:id="IMark104339384"/><text:span text:style-name="T249">Vertical</text:span><text:alphabetical-index-mark-end text:id="IMark104339384"/><text:alphabetical-index-mark-end text:id="IMark96843848"/><text:alphabetical-index-mark-end text:id="IMark98816088"/><text:alphabetical-index-mark-end text:id="IMark93796120"/><text:span text:style-name="T249"> </text:span><text:alphabetical-index-mark-start text:id="IMark53003640"/><text:alphabetical-index-mark-start text:id="IMark68848872"/><text:alphabetical-index-mark-start text:id="IMark95508472"/><text:alphabetical-index-mark-start text:id="IMark97212648"/><text:span text:style-name="T249">vacuum</text:span><text:alphabetical-index-mark-end text:id="IMark97212648"/><text:alphabetical-index-mark-end text:id="IMark95508472"/><text:alphabetical-index-mark-end text:id="IMark68848872"/><text:alphabetical-index-mark-end text:id="IMark53003640"/><text:span text:style-name="T249"> </text:span><text:alphabetical-index-mark-start text:id="IMark101762424"/><text:alphabetical-index-mark-start text:id="IMark99021240"/><text:span text:style-name="T249">launch</text:span><text:alphabetical-index-mark-end text:id="IMark99021240"/><text:alphabetical-index-mark-end text:id="IMark101762424"/><text:span text:style-name="T249"> </text:span><text:alphabetical-index-mark-start text:id="IMark97858952"/><text:alphabetical-index-mark-start text:id="IMark95951320"/><text:alphabetical-index-mark-start text:id="IMark78554776"/><text:alphabetical-index-mark-start text:id="IMark77325336"/><text:span text:style-name="T249">operation</text:span><text:alphabetical-index-mark-end text:id="IMark77325336"/><text:alphabetical-index-mark-end text:id="IMark78554776"/><text:alphabetical-index-mark-end text:id="IMark95951320"/><text:alphabetical-index-mark-end text:id="IMark97858952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3</text:span><text:span text:style-name="T24">. </text:span><text:alphabetical-index-mark-start text:id="IMark79307496"/><text:alphabetical-index-mark-start text:id="IMark80202024"/><text:alphabetical-index-mark-start text:id="IMark101405752"/><text:alphabetical-index-mark-start text:id="IMark90596136"/><text:alphabetical-index-mark-start text:id="IMark94368104"/><text:span text:style-name="T110">Fact</text:span><text:alphabetical-index-mark-end text:id="IMark94368104"/><text:alphabetical-index-mark-end text:id="IMark90596136"/><text:alphabetical-index-mark-end text:id="IMark101405752"/><text:alphabetical-index-mark-end text:id="IMark80202024"/><text:alphabetical-index-mark-end text:id="IMark79307496"/><text:span text:style-name="T110"> LIKE ‘%</text:span><text:alphabetical-index-mark-start text:id="IMark102445928"/><text:alphabetical-index-mark-start text:id="IMark103267848"/><text:alphabetical-index-mark-start text:id="IMark60681992"/><text:alphabetical-index-mark-start text:id="IMark93452296"/><text:alphabetical-index-mark-start text:id="IMark77384024"/><text:span text:style-name="T117">wpt</text:span><text:alphabetical-index-mark-end text:id="IMark77384024"/><text:alphabetical-index-mark-end text:id="IMark93452296"/><text:alphabetical-index-mark-end text:id="IMark60681992"/><text:alphabetical-index-mark-end text:id="IMark103267848"/><text:alphabetical-index-mark-end text:id="IMark102445928"/><text:span text:style-name="T114">%</text:span><text:span text:style-name="T110">’</text:span><text:span text:style-name="T249"> - </text:span><text:alphabetical-index-mark-start text:id="IMark94234312"/><text:alphabetical-index-mark-start text:id="IMark95559832"/><text:alphabetical-index-mark-start text:id="IMark99100776"/><text:alphabetical-index-mark-start text:id="IMark78310136"/><text:alphabetical-index-mark-start text:id="IMark81292632"/><text:span text:style-name="T249">Waypoint</text:span><text:alphabetical-index-mark-end text:id="IMark81292632"/><text:alphabetical-index-mark-end text:id="IMark78310136"/><text:alphabetical-index-mark-end text:id="IMark99100776"/><text:alphabetical-index-mark-end text:id="IMark95559832"/><text:alphabetical-index-mark-end text:id="IMark94234312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4</text:span><text:span text:style-name="T24">. </text:span><text:alphabetical-index-mark-start text:id="IMark89893864"/><text:alphabetical-index-mark-start text:id="IMark44764024"/><text:alphabetical-index-mark-start text:id="IMark77436456"/><text:alphabetical-index-mark-start text:id="IMark43382648"/><text:alphabetical-index-mark-start text:id="IMark80906632"/><text:span text:style-name="T110">Fact</text:span><text:alphabetical-index-mark-end text:id="IMark80906632"/><text:alphabetical-index-mark-end text:id="IMark43382648"/><text:alphabetical-index-mark-end text:id="IMark77436456"/><text:alphabetical-index-mark-end text:id="IMark44764024"/><text:alphabetical-index-mark-end text:id="IMark89893864"/><text:span text:style-name="T110"> LIKE ‘%</text:span><text:alphabetical-index-mark-start text:id="IMark104538616"/><text:alphabetical-index-mark-start text:id="IMark104846664"/><text:alphabetical-index-mark-start text:id="IMark98937784"/><text:alphabetical-index-mark-start text:id="IMark90084584"/><text:span text:style-name="T117">upd</text:span><text:alphabetical-index-mark-end text:id="IMark90084584"/><text:span text:style-name="T114">%</text:span><text:alphabetical-index-mark-end text:id="IMark98937784"/><text:alphabetical-index-mark-end text:id="IMark104846664"/><text:alphabetical-index-mark-end text:id="IMark104538616"/><text:span text:style-name="T110">’</text:span><text:span text:style-name="T249"> - </text:span><text:alphabetical-index-mark-start text:id="IMark80790584"/><text:alphabetical-index-mark-start text:id="IMark102747640"/><text:alphabetical-index-mark-start text:id="IMark81646872"/><text:alphabetical-index-mark-start text:id="IMark101135112"/><text:alphabetical-index-mark-start text:id="IMark93573544"/><text:span text:style-name="T249">Update</text:span><text:alphabetical-index-mark-end text:id="IMark93573544"/><text:alphabetical-index-mark-end text:id="IMark101135112"/><text:alphabetical-index-mark-end text:id="IMark81646872"/><text:alphabetical-index-mark-end text:id="IMark102747640"/><text:alphabetical-index-mark-end text:id="IMark80790584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5</text:span><text:span text:style-name="T24">. </text:span><text:alphabetical-index-mark-start text:id="IMark102248360"/><text:alphabetical-index-mark-start text:id="IMark77937528"/><text:alphabetical-index-mark-start text:id="IMark92452264"/><text:alphabetical-index-mark-start text:id="IMark101811128"/><text:alphabetical-index-mark-start text:id="IMark82288040"/><text:span text:style-name="T110">Fact</text:span><text:alphabetical-index-mark-end text:id="IMark82288040"/><text:alphabetical-index-mark-end text:id="IMark101811128"/><text:alphabetical-index-mark-end text:id="IMark92452264"/><text:alphabetical-index-mark-end text:id="IMark77937528"/><text:alphabetical-index-mark-end text:id="IMark102248360"/><text:span text:style-name="T110"> LIKE ‘%</text:span><text:alphabetical-index-mark-start text:id="IMark44007400"/><text:alphabetical-index-mark-start text:id="IMark82995960"/><text:alphabetical-index-mark-start text:id="IMark105086232"/><text:alphabetical-index-mark-start text:id="IMark102635432"/><text:alphabetical-index-mark-start text:id="IMark90568264"/><text:span text:style-name="T117">plan</text:span><text:alphabetical-index-mark-end text:id="IMark90568264"/><text:alphabetical-index-mark-end text:id="IMark102635432"/><text:alphabetical-index-mark-end text:id="IMark105086232"/><text:alphabetical-index-mark-end text:id="IMark82995960"/><text:alphabetical-index-mark-end text:id="IMark44007400"/><text:span text:style-name="T114">%</text:span><text:span text:style-name="T110">’</text:span><text:span text:style-name="T249"> - </text:span><text:alphabetical-index-mark-start text:id="IMark103232728"/><text:alphabetical-index-mark-start text:id="IMark44942104"/><text:alphabetical-index-mark-start text:id="IMark104467704"/><text:alphabetical-index-mark-start text:id="IMark94415688"/><text:alphabetical-index-mark-start text:id="IMark99044072"/><text:span text:style-name="T249">AI</text:span><text:alphabetical-index-mark-end text:id="IMark99044072"/><text:alphabetical-index-mark-end text:id="IMark94415688"/><text:alphabetical-index-mark-end text:id="IMark104467704"/><text:alphabetical-index-mark-end text:id="IMark44942104"/><text:alphabetical-index-mark-end text:id="IMark103232728"/><text:span text:style-name="T249"> </text:span><text:alphabetical-index-mark-start text:id="IMark90798520"/><text:alphabetical-index-mark-start text:id="IMark35941720"/><text:alphabetical-index-mark-start text:id="IMark104529864"/><text:alphabetical-index-mark-start text:id="IMark91903992"/><text:alphabetical-index-mark-start text:id="IMark44904088"/><text:span text:style-name="T249">plan</text:span><text:alphabetical-index-mark-end text:id="IMark44904088"/><text:alphabetical-index-mark-end text:id="IMark91903992"/><text:alphabetical-index-mark-end text:id="IMark104529864"/><text:alphabetical-index-mark-end text:id="IMark35941720"/><text:alphabetical-index-mark-end text:id="IMark90798520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6</text:span><text:span text:style-name="T24">. </text:span><text:alphabetical-index-mark-start text:id="IMark93958152"/><text:alphabetical-index-mark-start text:id="IMark103302360"/><text:alphabetical-index-mark-start text:id="IMark77257192"/><text:alphabetical-index-mark-start text:id="IMark92355240"/><text:alphabetical-index-mark-start text:id="IMark94960152"/><text:span text:style-name="T110">Fact</text:span><text:alphabetical-index-mark-end text:id="IMark94960152"/><text:alphabetical-index-mark-end text:id="IMark92355240"/><text:alphabetical-index-mark-end text:id="IMark77257192"/><text:alphabetical-index-mark-end text:id="IMark103302360"/><text:alphabetical-index-mark-end text:id="IMark93958152"/><text:span text:style-name="T110"> LIKE ‘%</text:span><text:alphabetical-index-mark-start text:id="IMark91096936"/><text:alphabetical-index-mark-start text:id="IMark95831288"/><text:alphabetical-index-mark-start text:id="IMark81860312"/><text:alphabetical-index-mark-start text:id="IMark101418872"/><text:span text:style-name="T118">learn</text:span><text:alphabetical-index-mark-end text:id="IMark101418872"/><text:alphabetical-index-mark-end text:id="IMark81860312"/><text:alphabetical-index-mark-end text:id="IMark95831288"/><text:alphabetical-index-mark-end text:id="IMark91096936"/><text:span text:style-name="T114">%</text:span><text:span text:style-name="T110">’</text:span><text:span text:style-name="T249"> - </text:span><text:alphabetical-index-mark-start text:id="IMark91930808"/><text:span text:style-name="T249">Re</text:span><text:alphabetical-index-mark-start text:id="IMark105279192"/><text:span text:style-name="T249">l</text:span><text:alphabetical-index-mark-end text:id="IMark91930808"/><text:span text:style-name="T249">at</text:span><text:alphabetical-index-mark-end text:id="IMark105279192"/><text:span text:style-name="T249">ed to </text:span><text:alphabetical-index-mark-start text:id="IMark103633704"/><text:alphabetical-index-mark-start text:id="IMark90845928"/><text:alphabetical-index-mark-start text:id="IMark99792280"/><text:alphabetical-index-mark-start text:id="IMark90040312"/><text:alphabetical-index-mark-start text:id="IMark44873000"/><text:span text:style-name="T249">machine</text:span><text:alphabetical-index-mark-end text:id="IMark44873000"/><text:alphabetical-index-mark-end text:id="IMark90040312"/><text:alphabetical-index-mark-end text:id="IMark99792280"/><text:alphabetical-index-mark-end text:id="IMark90845928"/><text:alphabetical-index-mark-end text:id="IMark103633704"/><text:span text:style-name="T249"> </text:span><text:alphabetical-index-mark-start text:id="IMark93961704"/><text:alphabetical-index-mark-start text:id="IMark96182424"/><text:alphabetical-index-mark-start text:id="IMark100743336"/><text:alphabetical-index-mark-start text:id="IMark92923192"/><text:span text:style-name="T249">learn</text:span><text:alphabetical-index-mark-end text:id="IMark92923192"/><text:alphabetical-index-mark-end text:id="IMark100743336"/><text:alphabetical-index-mark-end text:id="IMark96182424"/><text:alphabetical-index-mark-end text:id="IMark93961704"/><text:span text:style-name="T249">ing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7</text:span><text:span text:style-name="T24">. </text:span><text:alphabetical-index-mark-start text:id="IMark94691672"/><text:alphabetical-index-mark-start text:id="IMark44786456"/><text:alphabetical-index-mark-start text:id="IMark90912728"/><text:alphabetical-index-mark-start text:id="IMark99199144"/><text:alphabetical-index-mark-start text:id="IMark103419496"/><text:span text:style-name="T110">Fact</text:span><text:alphabetical-index-mark-end text:id="IMark103419496"/><text:alphabetical-index-mark-end text:id="IMark99199144"/><text:alphabetical-index-mark-end text:id="IMark90912728"/><text:alphabetical-index-mark-end text:id="IMark44786456"/><text:alphabetical-index-mark-end text:id="IMark94691672"/><text:span text:style-name="T110"> LIKE ‘%</text:span><text:alphabetical-index-mark-start text:id="IMark79860408"/><text:alphabetical-index-mark-start text:id="IMark90824584"/><text:alphabetical-index-mark-start text:id="IMark104214152"/><text:alphabetical-index-mark-start text:id="IMark100429352"/><text:span text:style-name="T118">onb</text:span><text:alphabetical-index-mark-end text:id="IMark100429352"/><text:span text:style-name="T114">%</text:span><text:alphabetical-index-mark-end text:id="IMark104214152"/><text:alphabetical-index-mark-end text:id="IMark90824584"/><text:alphabetical-index-mark-end text:id="IMark79860408"/><text:span text:style-name="T110">’</text:span><text:span text:style-name="T249"> - On board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8</text:span><text:span text:style-name="T24">. </text:span><text:alphabetical-index-mark-start text:id="IMark105096056"/><text:alphabetical-index-mark-start text:id="IMark99999320"/><text:alphabetical-index-mark-start text:id="IMark81636792"/><text:alphabetical-index-mark-start text:id="IMark93987448"/><text:alphabetical-index-mark-start text:id="IMark95812840"/><text:span text:style-name="T110">Fact</text:span><text:alphabetical-index-mark-end text:id="IMark95812840"/><text:alphabetical-index-mark-end text:id="IMark93987448"/><text:alphabetical-index-mark-end text:id="IMark81636792"/><text:alphabetical-index-mark-end text:id="IMark99999320"/><text:alphabetical-index-mark-end text:id="IMark105096056"/><text:span text:style-name="T110"> LIKE ‘%</text:span><text:alphabetical-index-mark-start text:id="IMark98009464"/><text:alphabetical-index-mark-start text:id="IMark94991672"/><text:alphabetical-index-mark-start text:id="IMark83524872"/><text:alphabetical-index-mark-start text:id="IMark92175064"/><text:alphabetical-index-mark-start text:id="IMark95563976"/><text:span text:style-name="T119">proviso</text:span><text:alphabetical-index-mark-end text:id="IMark95563976"/><text:alphabetical-index-mark-end text:id="IMark92175064"/><text:alphabetical-index-mark-end text:id="IMark83524872"/><text:alphabetical-index-mark-end text:id="IMark94991672"/><text:alphabetical-index-mark-end text:id="IMark98009464"/><text:span text:style-name="T114">%</text:span><text:span text:style-name="T110">’</text:span><text:span text:style-name="T249"> - </text:span><text:alphabetical-index-mark-start text:id="IMark95995224"/><text:alphabetical-index-mark-start text:id="IMark102102472"/><text:span text:style-name="T249">Transient</text:span><text:alphabetical-index-mark-end text:id="IMark102102472"/><text:alphabetical-index-mark-end text:id="IMark95995224"/><text:span text:style-name="T249">, used momentarily for </text:span><text:alphabetical-index-mark-start text:id="IMark92440376"/><text:alphabetical-index-mark-start text:id="IMark84002712"/><text:span text:style-name="T249">development</text:span><text:alphabetical-index-mark-end text:id="IMark84002712"/><text:alphabetical-index-mark-end text:id="IMark92440376"/><text:span text:style-name="T249"> </text:span><text:alphabetical-index-mark-start text:id="IMark82643400"/><text:alphabetical-index-mark-start text:id="IMark83156024"/><text:span text:style-name="T249">purpose</text:span><text:alphabetical-index-mark-end text:id="IMark83156024"/><text:alphabetical-index-mark-end text:id="IMark82643400"/><text:span text:style-name="T249">s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9</text:span><text:span text:style-name="T24">. </text:span><text:alphabetical-index-mark-start text:id="IMark99403304"/><text:alphabetical-index-mark-start text:id="IMark80096616"/><text:alphabetical-index-mark-start text:id="IMark104786232"/><text:alphabetical-index-mark-start text:id="IMark104412744"/><text:alphabetical-index-mark-start text:id="IMark60633752"/><text:span text:style-name="T110">Fact</text:span><text:alphabetical-index-mark-end text:id="IMark60633752"/><text:alphabetical-index-mark-end text:id="IMark104412744"/><text:alphabetical-index-mark-end text:id="IMark104786232"/><text:alphabetical-index-mark-end text:id="IMark80096616"/><text:alphabetical-index-mark-end text:id="IMark99403304"/><text:span text:style-name="T110"> LIKE ‘%</text:span><text:alphabetical-index-mark-start text:id="IMark91064184"/><text:alphabetical-index-mark-start text:id="IMark79825496"/><text:alphabetical-index-mark-start text:id="IMark95631096"/><text:alphabetical-index-mark-start text:id="IMark90178072"/><text:span text:style-name="T119">limit</text:span><text:alphabetical-index-mark-end text:id="IMark90178072"/><text:alphabetical-index-mark-end text:id="IMark95631096"/><text:alphabetical-index-mark-end text:id="IMark79825496"/><text:alphabetical-index-mark-end text:id="IMark91064184"/><text:span text:style-name="T114">%</text:span><text:span text:style-name="T110">’</text:span><text:span text:style-name="T249"> - </text:span><text:alphabetical-index-mark-start text:id="IMark96337464"/><text:alphabetical-index-mark-start text:id="IMark98051400"/><text:alphabetical-index-mark-start text:id="IMark35941016"/><text:alphabetical-index-mark-start text:id="IMark90454776"/><text:alphabetical-index-mark-start text:id="IMark84029960"/><text:span text:style-name="T249">Value</text:span><text:alphabetical-index-mark-end text:id="IMark84029960"/><text:alphabetical-index-mark-end text:id="IMark90454776"/><text:alphabetical-index-mark-end text:id="IMark35941016"/><text:alphabetical-index-mark-end text:id="IMark98051400"/><text:alphabetical-index-mark-end text:id="IMark96337464"/><text:span text:style-name="T249"> of the </text:span><text:alphabetical-index-mark-start text:id="IMark104715272"/><text:span text:style-name="T249">max</text:span><text:alphabetical-index-mark-end text:id="IMark104715272"/><text:span text:style-name="T249">imum </text:span><text:alphabetical-index-mark-start text:id="IMark98304664"/><text:alphabetical-index-mark-start text:id="IMark91199128"/><text:span text:style-name="T249">deviation</text:span><text:alphabetical-index-mark-end text:id="IMark91199128"/><text:alphabetical-index-mark-end text:id="IMark98304664"/><text:span text:style-name="T249"> accep</text:span><text:alphabetical-index-mark-start text:id="IMark92756136"/><text:alphabetical-index-mark-start text:id="IMark92245144"/><text:alphabetical-index-mark-start text:id="IMark93399992"/><text:alphabetical-index-mark-start text:id="IMark101941544"/><text:alphabetical-index-mark-start text:id="IMark102307448"/><text:span text:style-name="T249">table</text:span><text:alphabetical-index-mark-end text:id="IMark102307448"/><text:alphabetical-index-mark-end text:id="IMark101941544"/><text:alphabetical-index-mark-end text:id="IMark93399992"/><text:alphabetical-index-mark-end text:id="IMark92245144"/><text:alphabetical-index-mark-end text:id="IMark92756136"/><text:span text:style-name="T249"> from a </text:span><text:alphabetical-index-mark-start text:id="IMark95680008"/><text:alphabetical-index-mark-start text:id="IMark82683688"/><text:alphabetical-index-mark-start text:id="IMark83876792"/><text:alphabetical-index-mark-start text:id="IMark105096840"/><text:span text:style-name="T249">reference</text:span><text:alphabetical-index-mark-end text:id="IMark105096840"/><text:alphabetical-index-mark-end text:id="IMark83876792"/><text:alphabetical-index-mark-end text:id="IMark82683688"/><text:alphabetical-index-mark-end text:id="IMark95680008"/><text:span text:style-name="T249"> </text:span><text:alphabetical-index-mark-start text:id="IMark105212136"/><text:alphabetical-index-mark-start text:id="IMark96954776"/><text:alphabetical-index-mark-start text:id="IMark83613048"/><text:alphabetical-index-mark-start text:id="IMark83546856"/><text:alphabetical-index-mark-start text:id="IMark90086312"/><text:span text:style-name="T249">fact</text:span><text:alphabetical-index-mark-end text:id="IMark90086312"/><text:alphabetical-index-mark-end text:id="IMark83546856"/><text:alphabetical-index-mark-end text:id="IMark83613048"/><text:alphabetical-index-mark-end text:id="IMark96954776"/><text:alphabetical-index-mark-end text:id="IMark105212136"/><text:span text:style-name="T249">. Given a </text:span><text:alphabetical-index-mark-start text:id="IMark44795864"/><text:alphabetical-index-mark-start text:id="IMark83168952"/><text:alphabetical-index-mark-start text:id="IMark52502744"/><text:alphabetical-index-mark-start text:id="IMark83911768"/><text:alphabetical-index-mark-start text:id="IMark105087016"/><text:span text:style-name="T249">fact</text:span><text:alphabetical-index-mark-end text:id="IMark105087016"/><text:alphabetical-index-mark-end text:id="IMark83911768"/><text:alphabetical-index-mark-end text:id="IMark52502744"/><text:alphabetical-index-mark-end text:id="IMark83168952"/><text:alphabetical-index-mark-end text:id="IMark44795864"/><text:span text:style-name="T249"> </text:span><text:span text:style-name="T110">f</text:span><text:span text:style-name="T249">, </text:span><text:span text:style-name="T110">f_</text:span><text:alphabetical-index-mark-start text:id="IMark92386472"/><text:alphabetical-index-mark-start text:id="IMark97981272"/><text:span text:style-name="T110">min</text:span><text:alphabetical-index-mark-end text:id="IMark97981272"/><text:alphabetical-index-mark-end text:id="IMark92386472"/><text:span text:style-name="T110">_</text:span><text:alphabetical-index-mark-start text:id="IMark91901736"/><text:alphabetical-index-mark-start text:id="IMark79227640"/><text:alphabetical-index-mark-start text:id="IMark100300744"/><text:alphabetical-index-mark-start text:id="IMark104179368"/><text:span text:style-name="T110">limit</text:span><text:alphabetical-index-mark-end text:id="IMark104179368"/><text:alphabetical-index-mark-end text:id="IMark100300744"/><text:alphabetical-index-mark-end text:id="IMark79227640"/><text:alphabetical-index-mark-end text:id="IMark91901736"/><text:span text:style-name="T249"> would be </text:span><text:span text:style-name="T110">f – </text:span><text:alphabetical-index-mark-start text:id="IMark81838680"/><text:alphabetical-index-mark-start text:id="IMark102673080"/><text:alphabetical-index-mark-start text:id="IMark89962760"/><text:alphabetical-index-mark-start text:id="IMark98866360"/><text:span text:style-name="T110">limit</text:span><text:alphabetical-index-mark-end text:id="IMark98866360"/><text:alphabetical-index-mark-end text:id="IMark89962760"/><text:alphabetical-index-mark-end text:id="IMark102673080"/><text:alphabetical-index-mark-end text:id="IMark81838680"/><text:span text:style-name="T249"> and </text:span><text:span text:style-name="T110">f_</text:span><text:alphabetical-index-mark-start text:id="IMark94924088"/><text:alphabetical-index-mark-start text:id="IMark84069096"/><text:span text:style-name="T110">max</text:span><text:alphabetical-index-mark-end text:id="IMark84069096"/><text:alphabetical-index-mark-end text:id="IMark94924088"/><text:span text:style-name="T110">_</text:span><text:alphabetical-index-mark-start text:id="IMark82994392"/><text:alphabetical-index-mark-start text:id="IMark51136648"/><text:alphabetical-index-mark-start text:id="IMark90849224"/><text:alphabetical-index-mark-start text:id="IMark91119496"/><text:span text:style-name="T110">limit</text:span><text:alphabetical-index-mark-end text:id="IMark91119496"/><text:alphabetical-index-mark-end text:id="IMark90849224"/><text:alphabetical-index-mark-end text:id="IMark51136648"/><text:alphabetical-index-mark-end text:id="IMark82994392"/><text:span text:style-name="T249"> would be </text:span><text:span text:style-name="T110">f + </text:span><text:alphabetical-index-mark-start text:id="IMark101939976"/><text:alphabetical-index-mark-start text:id="IMark99369752"/><text:alphabetical-index-mark-start text:id="IMark92354456"/><text:alphabetical-index-mark-start text:id="IMark80404584"/><text:span text:style-name="T110">limit</text:span><text:alphabetical-index-mark-end text:id="IMark80404584"/><text:alphabetical-index-mark-end text:id="IMark92354456"/><text:alphabetical-index-mark-end text:id="IMark99369752"/><text:alphabetical-index-mark-end text:id="IMark101939976"/><text:span text:style-name="T249">. </text:span><text:span text:style-name="T110">f_</text:span><text:alphabetical-index-mark-start text:id="IMark92799352"/><text:alphabetical-index-mark-start text:id="IMark79252440"/><text:span text:style-name="T110">min</text:span><text:alphabetical-index-mark-end text:id="IMark79252440"/><text:alphabetical-index-mark-end text:id="IMark92799352"/><text:span text:style-name="T110">_</text:span><text:alphabetical-index-mark-start text:id="IMark98862568"/><text:alphabetical-index-mark-start text:id="IMark77296472"/><text:alphabetical-index-mark-start text:id="IMark100082904"/><text:alphabetical-index-mark-start text:id="IMark103563896"/><text:span text:style-name="T110">limit</text:span><text:alphabetical-index-mark-end text:id="IMark103563896"/><text:alphabetical-index-mark-end text:id="IMark100082904"/><text:alphabetical-index-mark-end text:id="IMark77296472"/><text:alphabetical-index-mark-end text:id="IMark98862568"/><text:span text:style-name="T249"> and </text:span><text:span text:style-name="T110">f_</text:span><text:alphabetical-index-mark-start text:id="IMark100320264"/><text:alphabetical-index-mark-start text:id="IMark90626552"/><text:span text:style-name="T110">max</text:span><text:alphabetical-index-mark-end text:id="IMark90626552"/><text:alphabetical-index-mark-end text:id="IMark100320264"/><text:span text:style-name="T110">_</text:span><text:alphabetical-index-mark-start text:id="IMark101832440"/><text:alphabetical-index-mark-start text:id="IMark99365048"/><text:alphabetical-index-mark-start text:id="IMark95404200"/><text:alphabetical-index-mark-start text:id="IMark90204136"/><text:span text:style-name="T110">limit</text:span><text:alphabetical-index-mark-end text:id="IMark90204136"/><text:alphabetical-index-mark-end text:id="IMark95404200"/><text:alphabetical-index-mark-end text:id="IMark99365048"/><text:alphabetical-index-mark-end text:id="IMark101832440"/><text:span text:style-name="T249"> could be </text:span><text:alphabetical-index-mark-start text:id="IMark91816216"/><text:alphabetical-index-mark-start text:id="IMark80403800"/><text:span text:style-name="T249">implicit</text:span><text:alphabetical-index-mark-end text:id="IMark80403800"/><text:alphabetical-index-mark-end text:id="IMark91816216"/><text:span text:style-name="T249"> or </text:span><text:alphabetical-index-mark-start text:id="IMark104953752"/><text:alphabetical-index-mark-start text:id="IMark104940776"/><text:span text:style-name="T249">explicit</text:span><text:alphabetical-index-mark-end text:id="IMark104940776"/><text:alphabetical-index-mark-end text:id="IMark104953752"/><text:span text:style-name="T249"> </text:span><text:alphabetical-index-mark-start text:id="IMark98995784"/><text:alphabetical-index-mark-start text:id="IMark101117064"/><text:alphabetical-index-mark-start text:id="IMark93841912"/><text:alphabetical-index-mark-start text:id="IMark95055512"/><text:alphabetical-index-mark-start text:id="IMark90707640"/><text:span text:style-name="T249">fact</text:span><text:alphabetical-index-mark-end text:id="IMark90707640"/><text:alphabetical-index-mark-end text:id="IMark95055512"/><text:alphabetical-index-mark-end text:id="IMark93841912"/><text:alphabetical-index-mark-end text:id="IMark101117064"/><text:alphabetical-index-mark-end text:id="IMark98995784"/><text:span text:style-name="T249">s.</text:span></text:p>
      <text:p text:style-name="Text_20_body"/>
      <text:p text:style-name="Text_20_body"/>
      <text:p text:style-name="Text_20_body"><text:soft-page-break/><text:span text:style-name="T24">4.3.13.</text:span><text:span text:style-name="T40">50</text:span><text:span text:style-name="T24">. </text:span><text:alphabetical-index-mark-start text:id="IMark103493272"/><text:alphabetical-index-mark-start text:id="IMark105299752"/><text:alphabetical-index-mark-start text:id="IMark96925832"/><text:alphabetical-index-mark-start text:id="IMark103093864"/><text:alphabetical-index-mark-start text:id="IMark81550680"/><text:span text:style-name="T110">Fact</text:span><text:alphabetical-index-mark-end text:id="IMark81550680"/><text:alphabetical-index-mark-end text:id="IMark103093864"/><text:alphabetical-index-mark-end text:id="IMark96925832"/><text:alphabetical-index-mark-end text:id="IMark105299752"/><text:alphabetical-index-mark-end text:id="IMark103493272"/><text:span text:style-name="T110"> LIKE ‘</text:span><text:alphabetical-index-mark-start text:id="IMark44782968"/><text:alphabetical-index-mark-start text:id="IMark78286696"/><text:alphabetical-index-mark-start text:id="IMark99501096"/><text:span text:style-name="T110">%</text:span><text:alphabetical-index-mark-start text:id="IMark102766792"/><text:alphabetical-index-mark-start text:id="IMark100644008"/><text:alphabetical-index-mark-start text:id="IMark42766008"/><text:span text:style-name="T120">keep</text:span><text:alphabetical-index-mark-end text:id="IMark42766008"/><text:alphabetical-index-mark-end text:id="IMark100644008"/><text:alphabetical-index-mark-end text:id="IMark102766792"/><text:span text:style-name="T114">%</text:span><text:alphabetical-index-mark-end text:id="IMark99501096"/><text:alphabetical-index-mark-end text:id="IMark78286696"/><text:alphabetical-index-mark-end text:id="IMark44782968"/><text:span text:style-name="T110">’</text:span><text:span text:style-name="T249"> - Describes </text:span><text:alphabetical-index-mark-start text:id="IMark81235784"/><text:alphabetical-index-mark-start text:id="IMark96157256"/><text:alphabetical-index-mark-start text:id="IMark89927912"/><text:alphabetical-index-mark-start text:id="IMark90938296"/><text:alphabetical-index-mark-start text:id="IMark91817000"/><text:span text:style-name="T249">fact</text:span><text:alphabetical-index-mark-end text:id="IMark91817000"/><text:alphabetical-index-mark-end text:id="IMark90938296"/><text:alphabetical-index-mark-end text:id="IMark89927912"/><text:alphabetical-index-mark-end text:id="IMark96157256"/><text:alphabetical-index-mark-end text:id="IMark81235784"/><text:span text:style-name="T249">s, </text:span><text:alphabetical-index-mark-start text:id="IMark104922840"/><text:alphabetical-index-mark-start text:id="IMark96914168"/><text:alphabetical-index-mark-start text:id="IMark105140728"/><text:alphabetical-index-mark-start text:id="IMark104911320"/><text:alphabetical-index-mark-start text:id="IMark105040264"/><text:span text:style-name="T249">program</text:span><text:alphabetical-index-mark-end text:id="IMark105040264"/><text:alphabetical-index-mark-end text:id="IMark104911320"/><text:alphabetical-index-mark-end text:id="IMark105140728"/><text:alphabetical-index-mark-end text:id="IMark96914168"/><text:alphabetical-index-mark-end text:id="IMark104922840"/><text:span text:style-name="T249">s, etc. whose </text:span><text:alphabetical-index-mark-start text:id="IMark104876472"/><text:alphabetical-index-mark-start text:id="IMark104328488"/><text:alphabetical-index-mark-start text:id="IMark98681848"/><text:alphabetical-index-mark-start text:id="IMark93668488"/><text:alphabetical-index-mark-start text:id="IMark96724760"/><text:span text:style-name="T249">value</text:span><text:alphabetical-index-mark-end text:id="IMark96724760"/><text:alphabetical-index-mark-end text:id="IMark93668488"/><text:alphabetical-index-mark-end text:id="IMark98681848"/><text:alphabetical-index-mark-end text:id="IMark104328488"/><text:alphabetical-index-mark-end text:id="IMark104876472"/><text:span text:style-name="T249">s should be kept as they are. </text:span><text:alphabetical-index-mark-start text:id="IMark90931224"/><text:alphabetical-index-mark-start text:id="IMark96860088"/><text:alphabetical-index-mark-start text:id="IMark105103000"/><text:alphabetical-index-mark-start text:id="IMark96823544"/><text:alphabetical-index-mark-start text:id="IMark91112136"/><text:span text:style-name="T249">Program</text:span><text:alphabetical-index-mark-end text:id="IMark91112136"/><text:alphabetical-index-mark-end text:id="IMark96823544"/><text:alphabetical-index-mark-end text:id="IMark105103000"/><text:alphabetical-index-mark-end text:id="IMark96860088"/><text:alphabetical-index-mark-end text:id="IMark90931224"/><text:span text:style-name="T249">s with an associated, </text:span><text:alphabetical-index-mark-start text:id="IMark105298968"/><text:alphabetical-index-mark-start text:id="IMark105229160"/><text:span text:style-name="T249">explicit</text:span><text:alphabetical-index-mark-end text:id="IMark105229160"/><text:alphabetical-index-mark-end text:id="IMark105298968"/><text:span text:style-name="T249"> </text:span><text:alphabetical-index-mark-start text:id="IMark60642664"/><text:alphabetical-index-mark-start text:id="IMark105202312"/><text:alphabetical-index-mark-start text:id="IMark96988696"/><text:span text:style-name="T110">keep</text:span><text:alphabetical-index-mark-end text:id="IMark96988696"/><text:alphabetical-index-mark-end text:id="IMark105202312"/><text:alphabetical-index-mark-end text:id="IMark60642664"/><text:span text:style-name="T249"> </text:span><text:alphabetical-index-mark-start text:id="IMark96778488"/><text:alphabetical-index-mark-start text:id="IMark43998728"/><text:alphabetical-index-mark-start text:id="IMark97491688"/><text:alphabetical-index-mark-start text:id="IMark95164456"/><text:alphabetical-index-mark-start text:id="IMark98632360"/><text:span text:style-name="T249">fact</text:span><text:alphabetical-index-mark-end text:id="IMark98632360"/><text:alphabetical-index-mark-end text:id="IMark95164456"/><text:alphabetical-index-mark-end text:id="IMark97491688"/><text:alphabetical-index-mark-end text:id="IMark43998728"/><text:alphabetical-index-mark-end text:id="IMark96778488"/><text:span text:style-name="T249"> should be left </text:span><text:alphabetical-index-mark-start text:id="IMark92356808"/><text:alphabetical-index-mark-start text:id="IMark90019480"/><text:alphabetical-index-mark-start text:id="IMark93541064"/><text:alphabetical-index-mark-start text:id="IMark77922072"/><text:alphabetical-index-mark-start text:id="IMark97920360"/><text:span text:style-name="T249">load</text:span><text:alphabetical-index-mark-end text:id="IMark97920360"/><text:alphabetical-index-mark-end text:id="IMark77922072"/><text:alphabetical-index-mark-end text:id="IMark93541064"/><text:alphabetical-index-mark-end text:id="IMark90019480"/><text:alphabetical-index-mark-end text:id="IMark92356808"/><text:span text:style-name="T249">ed on </text:span><text:alphabetical-index-mark-start text:id="IMark95205352"/><text:alphabetical-index-mark-start text:id="IMark97229288"/><text:alphabetical-index-mark-start text:id="IMark105143080"/><text:alphabetical-index-mark-start text:id="IMark91200696"/><text:alphabetical-index-mark-start text:id="IMark60720632"/><text:span text:style-name="T110">sde_</text:span><text:alphabetical-index-mark-start text:id="IMark90065384"/><text:alphabetical-index-mark-start text:id="IMark96969576"/><text:alphabetical-index-mark-start text:id="IMark96987128"/><text:alphabetical-index-mark-start text:id="IMark96808744"/><text:alphabetical-index-mark-start text:id="IMark92806440"/><text:span text:style-name="T110">rule</text:span><text:alphabetical-index-mark-end text:id="IMark92806440"/><text:alphabetical-index-mark-end text:id="IMark96808744"/><text:alphabetical-index-mark-end text:id="IMark96987128"/><text:alphabetical-index-mark-end text:id="IMark96969576"/><text:alphabetical-index-mark-end text:id="IMark90065384"/><text:span text:style-name="T110">s</text:span><text:alphabetical-index-mark-end text:id="IMark60720632"/><text:alphabetical-index-mark-end text:id="IMark91200696"/><text:alphabetical-index-mark-end text:id="IMark105143080"/><text:alphabetical-index-mark-end text:id="IMark97229288"/><text:alphabetical-index-mark-end text:id="IMark95205352"/><text:span text:style-name="T249"> as </text:span><text:alphabetical-index-mark-start text:id="IMark96801016"/><text:span text:style-name="T249">lon</text:span><text:alphabetical-index-mark-end text:id="IMark96801016"/><text:span text:style-name="T249">g as </text:span><text:alphabetical-index-mark-start text:id="IMark105182664"/><text:alphabetical-index-mark-start text:id="IMark104217256"/><text:alphabetical-index-mark-start text:id="IMark93280648"/><text:alphabetical-index-mark-start text:id="IMark105270680"/><text:alphabetical-index-mark-start text:id="IMark80990440"/><text:span text:style-name="T110">Value</text:span><text:alphabetical-index-mark-end text:id="IMark80990440"/><text:alphabetical-index-mark-end text:id="IMark105270680"/><text:alphabetical-index-mark-end text:id="IMark93280648"/><text:alphabetical-index-mark-end text:id="IMark104217256"/><text:alphabetical-index-mark-end text:id="IMark105182664"/><text:span text:style-name="T110"> = 1</text:span><text:span text:style-name="T249"> for the said </text:span><text:alphabetical-index-mark-start text:id="IMark81665432"/><text:alphabetical-index-mark-start text:id="IMark105076936"/><text:alphabetical-index-mark-start text:id="IMark89983848"/><text:span text:style-name="T110">keep</text:span><text:alphabetical-index-mark-end text:id="IMark89983848"/><text:alphabetical-index-mark-end text:id="IMark105076936"/><text:alphabetical-index-mark-end text:id="IMark81665432"/><text:span text:style-name="T249"> </text:span><text:alphabetical-index-mark-start text:id="IMark42764440"/><text:alphabetical-index-mark-start text:id="IMark80098728"/><text:alphabetical-index-mark-start text:id="IMark102823608"/><text:alphabetical-index-mark-start text:id="IMark96995768"/><text:alphabetical-index-mark-start text:id="IMark84354984"/><text:span text:style-name="T249">fact</text:span><text:alphabetical-index-mark-end text:id="IMark84354984"/><text:alphabetical-index-mark-end text:id="IMark96995768"/><text:alphabetical-index-mark-end text:id="IMark102823608"/><text:alphabetical-index-mark-end text:id="IMark80098728"/><text:alphabetical-index-mark-end text:id="IMark42764440"/><text:span text:style-name="T249"> </text:span><text:alphabetical-index-mark-start text:id="IMark93471336"/><text:alphabetical-index-mark-start text:id="IMark96892440"/><text:alphabetical-index-mark-start text:id="IMark98433864"/><text:alphabetical-index-mark-start text:id="IMark81923176"/><text:alphabetical-index-mark-start text:id="IMark91213992"/><text:span text:style-name="T249">record</text:span><text:alphabetical-index-mark-end text:id="IMark91213992"/><text:alphabetical-index-mark-end text:id="IMark81923176"/><text:alphabetical-index-mark-end text:id="IMark98433864"/><text:alphabetical-index-mark-end text:id="IMark96892440"/><text:alphabetical-index-mark-end text:id="IMark93471336"/><text:span text:style-name="T249">. It can be said that </text:span><text:alphabetical-index-mark-start text:id="IMark97884248"/><text:alphabetical-index-mark-start text:id="IMark98454264"/><text:alphabetical-index-mark-start text:id="IMark83919112"/><text:alphabetical-index-mark-start text:id="IMark100280872"/><text:alphabetical-index-mark-start text:id="IMark96941288"/><text:span text:style-name="T249">rule</text:span><text:alphabetical-index-mark-end text:id="IMark96941288"/><text:alphabetical-index-mark-end text:id="IMark100280872"/><text:alphabetical-index-mark-end text:id="IMark83919112"/><text:alphabetical-index-mark-end text:id="IMark98454264"/><text:alphabetical-index-mark-end text:id="IMark97884248"/><text:span text:style-name="T249">s with </text:span><text:alphabetical-index-mark-start text:id="IMark96811096"/><text:alphabetical-index-mark-start text:id="IMark95533144"/><text:alphabetical-index-mark-start text:id="IMark94007048"/><text:alphabetical-index-mark-start text:id="IMark89828488"/><text:alphabetical-index-mark-start text:id="IMark97510184"/><text:span text:style-name="T110">Context</text:span><text:alphabetical-index-mark-end text:id="IMark97510184"/><text:alphabetical-index-mark-end text:id="IMark89828488"/><text:alphabetical-index-mark-end text:id="IMark94007048"/><text:alphabetical-index-mark-end text:id="IMark95533144"/><text:alphabetical-index-mark-end text:id="IMark96811096"/><text:span text:style-name="T110"> = ‘</text:span><text:alphabetical-index-mark-start text:id="IMark92087096"/><text:alphabetical-index-mark-start text:id="IMark99665992"/><text:span text:style-name="T110">ship</text:span><text:alphabetical-index-mark-end text:id="IMark99665992"/><text:alphabetical-index-mark-end text:id="IMark92087096"/><text:span text:style-name="T110">’</text:span><text:span text:style-name="T249"> have </text:span><text:alphabetical-index-mark-start text:id="IMark96144472"/><text:alphabetical-index-mark-start text:id="IMark104851720"/><text:span text:style-name="T249">implicit</text:span><text:alphabetical-index-mark-end text:id="IMark104851720"/><text:alphabetical-index-mark-end text:id="IMark96144472"/><text:span text:style-name="T249"> </text:span><text:alphabetical-index-mark-start text:id="IMark96695288"/><text:alphabetical-index-mark-start text:id="IMark82041928"/><text:alphabetical-index-mark-start text:id="IMark104893112"/><text:span text:style-name="T249">keep</text:span><text:alphabetical-index-mark-end text:id="IMark104893112"/><text:alphabetical-index-mark-end text:id="IMark82041928"/><text:alphabetical-index-mark-end text:id="IMark96695288"/><text:span text:style-name="T249"> </text:span><text:alphabetical-index-mark-start text:id="IMark100350728"/><text:alphabetical-index-mark-start text:id="IMark97220120"/><text:alphabetical-index-mark-start text:id="IMark98006072"/><text:alphabetical-index-mark-start text:id="IMark93188728"/><text:alphabetical-index-mark-start text:id="IMark91300664"/><text:span text:style-name="T249">fact</text:span><text:alphabetical-index-mark-end text:id="IMark91300664"/><text:alphabetical-index-mark-end text:id="IMark93188728"/><text:alphabetical-index-mark-end text:id="IMark98006072"/><text:alphabetical-index-mark-end text:id="IMark97220120"/><text:alphabetical-index-mark-end text:id="IMark100350728"/><text:span text:style-name="T249">s associated to them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1</text:span><text:span text:style-name="T24">. </text:span><text:alphabetical-index-mark-start text:id="IMark102671512"/><text:alphabetical-index-mark-start text:id="IMark100444152"/><text:alphabetical-index-mark-start text:id="IMark94924872"/><text:alphabetical-index-mark-start text:id="IMark90682440"/><text:alphabetical-index-mark-start text:id="IMark91652232"/><text:span text:style-name="T110">Fact</text:span><text:alphabetical-index-mark-end text:id="IMark91652232"/><text:alphabetical-index-mark-end text:id="IMark90682440"/><text:alphabetical-index-mark-end text:id="IMark94924872"/><text:alphabetical-index-mark-end text:id="IMark100444152"/><text:alphabetical-index-mark-end text:id="IMark102671512"/><text:span text:style-name="T110"> LIKE ‘</text:span><text:alphabetical-index-mark-start text:id="IMark99666776"/><text:alphabetical-index-mark-start text:id="IMark93135080"/><text:alphabetical-index-mark-start text:id="IMark93956584"/><text:span text:style-name="T110">%</text:span><text:span text:style-name="T121">make</text:span><text:span text:style-name="T114">%</text:span><text:alphabetical-index-mark-end text:id="IMark93956584"/><text:alphabetical-index-mark-end text:id="IMark93135080"/><text:alphabetical-index-mark-end text:id="IMark99666776"/><text:span text:style-name="T110">’</text:span><text:span text:style-name="T249"> - Create. These </text:span><text:alphabetical-index-mark-start text:id="IMark93018744"/><text:alphabetical-index-mark-start text:id="IMark100145832"/><text:alphabetical-index-mark-start text:id="IMark100071464"/><text:alphabetical-index-mark-start text:id="IMark89907336"/><text:alphabetical-index-mark-start text:id="IMark79101544"/><text:span text:style-name="T249">mode</text:span><text:alphabetical-index-mark-end text:id="IMark79101544"/><text:alphabetical-index-mark-end text:id="IMark89907336"/><text:alphabetical-index-mark-end text:id="IMark100071464"/><text:alphabetical-index-mark-end text:id="IMark100145832"/><text:alphabetical-index-mark-end text:id="IMark93018744"/><text:span text:style-name="T249">s are used to create new </text:span><text:alphabetical-index-mark-start text:id="IMark98514296"/><text:alphabetical-index-mark-start text:id="IMark90967928"/><text:alphabetical-index-mark-start text:id="IMark89848552"/><text:alphabetical-index-mark-start text:id="IMark82581816"/><text:alphabetical-index-mark-start text:id="IMark60690376"/><text:span text:style-name="T249">program</text:span><text:alphabetical-index-mark-end text:id="IMark60690376"/><text:alphabetical-index-mark-end text:id="IMark82581816"/><text:alphabetical-index-mark-end text:id="IMark89848552"/><text:alphabetical-index-mark-end text:id="IMark90967928"/><text:alphabetical-index-mark-end text:id="IMark98514296"/><text:span text:style-name="T249">s.</text:span></text:p>
      <text:p text:style-name="Text_20_body"/>
      <text:p text:style-name="Text_20_body"/>
      <text:p text:style-name="Text_20_body"><text:span text:style-name="T24">4.3.13.</text:span><text:span text:style-name="T39">5</text:span><text:span text:style-name="T40">2</text:span><text:span text:style-name="T24">. </text:span><text:alphabetical-index-mark-start text:id="IMark103563112"/><text:alphabetical-index-mark-start text:id="IMark90915400"/><text:alphabetical-index-mark-start text:id="IMark93235848"/><text:alphabetical-index-mark-start text:id="IMark99416536"/><text:alphabetical-index-mark-start text:id="IMark99479016"/><text:span text:style-name="T110">Fact</text:span><text:alphabetical-index-mark-end text:id="IMark99479016"/><text:alphabetical-index-mark-end text:id="IMark99416536"/><text:alphabetical-index-mark-end text:id="IMark93235848"/><text:alphabetical-index-mark-end text:id="IMark90915400"/><text:alphabetical-index-mark-end text:id="IMark103563112"/><text:span text:style-name="T110"> LIKE ‘%</text:span><text:alphabetical-index-mark-start text:id="IMark98890872"/><text:alphabetical-index-mark-start text:id="IMark93764472"/><text:alphabetical-index-mark-start text:id="IMark94922520"/><text:alphabetical-index-mark-start text:id="IMark90392472"/><text:span text:style-name="T122">quadrant</text:span><text:alphabetical-index-mark-end text:id="IMark90392472"/><text:alphabetical-index-mark-end text:id="IMark94922520"/><text:alphabetical-index-mark-end text:id="IMark93764472"/><text:alphabetical-index-mark-end text:id="IMark98890872"/><text:span text:style-name="T114">%</text:span><text:span text:style-name="T110">’</text:span><text:span text:style-name="T249"> - Refers to the four </text:span><text:alphabetical-index-mark-start text:id="IMark101940760"/><text:alphabetical-index-mark-start text:id="IMark90435352"/><text:alphabetical-index-mark-start text:id="IMark79892024"/><text:alphabetical-index-mark-start text:id="IMark99906216"/><text:span text:style-name="T249">quadrant</text:span><text:alphabetical-index-mark-end text:id="IMark99906216"/><text:alphabetical-index-mark-end text:id="IMark79892024"/><text:alphabetical-index-mark-end text:id="IMark90435352"/><text:alphabetical-index-mark-end text:id="IMark101940760"/><text:span text:style-name="T249">s defined around the </text:span><text:alphabetical-index-mark-start text:id="IMark95731928"/><text:alphabetical-index-mark-start text:id="IMark91299096"/><text:span text:style-name="T249">ship</text:span><text:alphabetical-index-mark-end text:id="IMark91299096"/><text:alphabetical-index-mark-end text:id="IMark95731928"/><text:span text:style-name="T249"> </text:span><text:alphabetical-index-mark-start text:id="IMark96200408"/><text:span text:style-name="T249">re</text:span><text:alphabetical-index-mark-start text:id="IMark104210840"/><text:span text:style-name="T249">l</text:span><text:alphabetical-index-mark-end text:id="IMark96200408"/><text:span text:style-name="T249">at</text:span><text:alphabetical-index-mark-end text:id="IMark104210840"/><text:span text:style-name="T249">ively from its </text:span><text:alphabetical-index-mark-start text:id="IMark79369064"/><text:alphabetical-index-mark-start text:id="IMark81487688"/><text:span text:style-name="T249">geometric</text:span><text:alphabetical-index-mark-end text:id="IMark81487688"/><text:alphabetical-index-mark-end text:id="IMark79369064"/><text:span text:style-name="T249"> center, each one of them defined by a square </text:span><text:alphabetical-index-mark-start text:id="IMark102672296"/><text:alphabetical-index-mark-start text:id="IMark104952968"/><text:alphabetical-index-mark-start text:id="IMark89832600"/><text:alphabetical-index-mark-start text:id="IMark97048392"/><text:alphabetical-index-mark-start text:id="IMark94177064"/><text:span text:style-name="T249">angle</text:span><text:alphabetical-index-mark-end text:id="IMark94177064"/><text:alphabetical-index-mark-end text:id="IMark97048392"/><text:alphabetical-index-mark-end text:id="IMark89832600"/><text:alphabetical-index-mark-end text:id="IMark104952968"/><text:alphabetical-index-mark-end text:id="IMark102672296"/><text:span text:style-name="T249">. </text:span><text:alphabetical-index-mark-start text:id="IMark103266376"/><text:alphabetical-index-mark-start text:id="IMark97929656"/><text:alphabetical-index-mark-start text:id="IMark82522376"/><text:alphabetical-index-mark-start text:id="IMark77928232"/><text:span text:style-name="T249">Quadrant</text:span><text:alphabetical-index-mark-end text:id="IMark77928232"/><text:alphabetical-index-mark-end text:id="IMark82522376"/><text:alphabetical-index-mark-end text:id="IMark97929656"/><text:alphabetical-index-mark-end text:id="IMark103266376"/><text:span text:style-name="T249"> 1 is defined as the </text:span><text:alphabetical-index-mark-start text:id="IMark104900184"/><text:alphabetical-index-mark-start text:id="IMark100804376"/><text:alphabetical-index-mark-start text:id="IMark98313064"/><text:alphabetical-index-mark-start text:id="IMark103928760"/><text:alphabetical-index-mark-start text:id="IMark98495272"/><text:span text:style-name="T249">angle</text:span><text:alphabetical-index-mark-end text:id="IMark98495272"/><text:alphabetical-index-mark-end text:id="IMark103928760"/><text:alphabetical-index-mark-end text:id="IMark98313064"/><text:alphabetical-index-mark-end text:id="IMark100804376"/><text:alphabetical-index-mark-end text:id="IMark104900184"/><text:span text:style-name="T249"> interval [0:90), </text:span><text:alphabetical-index-mark-start text:id="IMark94538920"/><text:alphabetical-index-mark-start text:id="IMark97045256"/><text:alphabetical-index-mark-start text:id="IMark97076040"/><text:alphabetical-index-mark-start text:id="IMark81530760"/><text:span text:style-name="T249">quadrant</text:span><text:alphabetical-index-mark-end text:id="IMark81530760"/><text:alphabetical-index-mark-end text:id="IMark97076040"/><text:alphabetical-index-mark-end text:id="IMark97045256"/><text:alphabetical-index-mark-end text:id="IMark94538920"/><text:span text:style-name="T249"> 2 is [90:180), </text:span><text:alphabetical-index-mark-start text:id="IMark96375096"/><text:alphabetical-index-mark-start text:id="IMark81413960"/><text:alphabetical-index-mark-start text:id="IMark94693896"/><text:alphabetical-index-mark-start text:id="IMark90497048"/><text:span text:style-name="T249">quadrant</text:span><text:alphabetical-index-mark-end text:id="IMark90497048"/><text:alphabetical-index-mark-end text:id="IMark94693896"/><text:alphabetical-index-mark-end text:id="IMark81413960"/><text:alphabetical-index-mark-end text:id="IMark96375096"/><text:span text:style-name="T249"> 3 is [180:270) and </text:span><text:alphabetical-index-mark-start text:id="IMark92177288"/><text:alphabetical-index-mark-start text:id="IMark93955800"/><text:alphabetical-index-mark-start text:id="IMark97726632"/><text:alphabetical-index-mark-start text:id="IMark97181224"/><text:span text:style-name="T249">quadrant</text:span><text:alphabetical-index-mark-end text:id="IMark97181224"/><text:alphabetical-index-mark-end text:id="IMark97726632"/><text:alphabetical-index-mark-end text:id="IMark93955800"/><text:alphabetical-index-mark-end text:id="IMark92177288"/><text:span text:style-name="T249"> 4 is [270:360). 360 is always converted to 0 </text:span><text:alphabetical-index-mark-start text:id="IMark104925192"/><text:alphabetical-index-mark-start text:id="IMark97093064"/><text:alphabetical-index-mark-start text:id="IMark93210008"/><text:alphabetical-index-mark-start text:id="IMark79928296"/><text:alphabetical-index-mark-start text:id="IMark100501464"/><text:alphabetical-index-mark-start text:id="IMark101581032"/><text:alphabetical-index-mark-start text:id="IMark104768536"/><text:alphabetical-index-mark-start text:id="IMark102128376"/><text:alphabetical-index-mark-start text:id="IMark92431560"/><text:alphabetical-index-mark-start text:id="IMark93533256"/><text:span text:style-name="T249">degree</text:span><text:alphabetical-index-mark-end text:id="IMark93533256"/><text:alphabetical-index-mark-end text:id="IMark92431560"/><text:alphabetical-index-mark-end text:id="IMark102128376"/><text:alphabetical-index-mark-end text:id="IMark104768536"/><text:alphabetical-index-mark-end text:id="IMark101581032"/><text:alphabetical-index-mark-end text:id="IMark100501464"/><text:alphabetical-index-mark-end text:id="IMark79928296"/><text:alphabetical-index-mark-end text:id="IMark93210008"/><text:alphabetical-index-mark-end text:id="IMark97093064"/><text:alphabetical-index-mark-end text:id="IMark104925192"/><text:span text:style-name="T249">s. Since the </text:span><text:alphabetical-index-mark-start text:id="IMark95954328"/><text:alphabetical-index-mark-start text:id="IMark99742440"/><text:alphabetical-index-mark-start text:id="IMark97183576"/><text:span text:style-name="T249">AI</text:span><text:alphabetical-index-mark-end text:id="IMark97183576"/><text:span text:style-name="T249">E</text:span><text:alphabetical-index-mark-end text:id="IMark99742440"/><text:alphabetical-index-mark-end text:id="IMark95954328"/><text:span text:style-name="T249"> works </text:span><text:alphabetical-index-mark-start text:id="IMark79089064"/><text:alphabetical-index-mark-start text:id="IMark81694136"/><text:alphabetical-index-mark-start text:id="IMark101270360"/><text:alphabetical-index-mark-start text:id="IMark79810696"/><text:alphabetical-index-mark-start text:id="IMark98870152"/><text:span text:style-name="T249">heuristic</text:span><text:alphabetical-index-mark-end text:id="IMark98870152"/><text:alphabetical-index-mark-end text:id="IMark79810696"/><text:alphabetical-index-mark-end text:id="IMark101270360"/><text:alphabetical-index-mark-end text:id="IMark81694136"/><text:alphabetical-index-mark-end text:id="IMark79089064"/><text:span text:style-name="T249">ally, any </text:span><text:alphabetical-index-mark-start text:id="IMark77557928"/><text:alphabetical-index-mark-start text:id="IMark99244984"/><text:alphabetical-index-mark-start text:id="IMark81652328"/><text:alphabetical-index-mark-start text:id="IMark99514280"/><text:alphabetical-index-mark-start text:id="IMark83989560"/><text:span text:style-name="T249">value</text:span><text:alphabetical-index-mark-end text:id="IMark83989560"/><text:alphabetical-index-mark-end text:id="IMark99514280"/><text:alphabetical-index-mark-end text:id="IMark81652328"/><text:alphabetical-index-mark-end text:id="IMark99244984"/><text:alphabetical-index-mark-end text:id="IMark77557928"/><text:span text:style-name="T249"> corresponding to </text:span><text:alphabetical-index-mark-start text:id="IMark94248840"/><text:alphabetical-index-mark-start text:id="IMark95254216"/><text:alphabetical-index-mark-start text:id="IMark97052056"/><text:alphabetical-index-mark-start text:id="IMark96994200"/><text:span text:style-name="T110">tgt</text:span><text:alphabetical-index-mark-end text:id="IMark96994200"/><text:alphabetical-index-mark-end text:id="IMark97052056"/><text:span text:style-name="T110">_hdg</text:span><text:alphabetical-index-mark-end text:id="IMark95254216"/><text:alphabetical-index-mark-end text:id="IMark94248840"/><text:span text:style-name="T249"> is </text:span><text:alphabetical-index-mark-start text:id="IMark89879832"/><text:alphabetical-index-mark-start text:id="IMark82618344"/><text:alphabetical-index-mark-start text:id="IMark81509208"/><text:alphabetical-index-mark-start text:id="IMark68761144"/><text:span text:style-name="T249">interpret</text:span><text:alphabetical-index-mark-end text:id="IMark68761144"/><text:alphabetical-index-mark-end text:id="IMark81509208"/><text:alphabetical-index-mark-end text:id="IMark82618344"/><text:alphabetical-index-mark-end text:id="IMark89879832"/><text:span text:style-name="T249">ed as being located in any of the four </text:span><text:alphabetical-index-mark-start text:id="IMark80229352"/><text:alphabetical-index-mark-start text:id="IMark98716472"/><text:alphabetical-index-mark-start text:id="IMark96424136"/><text:alphabetical-index-mark-start text:id="IMark90555400"/><text:span text:style-name="T249">quadrant</text:span><text:alphabetical-index-mark-end text:id="IMark90555400"/><text:alphabetical-index-mark-end text:id="IMark96424136"/><text:alphabetical-index-mark-end text:id="IMark98716472"/><text:alphabetical-index-mark-end text:id="IMark80229352"/><text:span text:style-name="T249">s, and the </text:span><text:alphabetical-index-mark-start text:id="IMark101951512"/><text:alphabetical-index-mark-start text:id="IMark92931176"/><text:span text:style-name="T249">decision</text:span><text:alphabetical-index-mark-end text:id="IMark92931176"/><text:alphabetical-index-mark-end text:id="IMark101951512"/><text:span text:style-name="T249"> to </text:span><text:alphabetical-index-mark-start text:id="IMark90680872"/><text:alphabetical-index-mark-start text:id="IMark102276984"/><text:alphabetical-index-mark-start text:id="IMark94999672"/><text:alphabetical-index-mark-start text:id="IMark104420200"/><text:span text:style-name="T249">turn</text:span><text:alphabetical-index-mark-end text:id="IMark104420200"/><text:alphabetical-index-mark-end text:id="IMark94999672"/><text:alphabetical-index-mark-end text:id="IMark102276984"/><text:alphabetical-index-mark-end text:id="IMark90680872"/><text:span text:style-name="T249"> and appropriate </text:span><text:alphabetical-index-mark-start text:id="IMark89892296"/><text:alphabetical-index-mark-start text:id="IMark90210584"/><text:alphabetical-index-mark-start text:id="IMark93272136"/><text:alphabetical-index-mark-start text:id="IMark79931208"/><text:alphabetical-index-mark-start text:id="IMark90599928"/><text:span text:style-name="T249">rule</text:span><text:alphabetical-index-mark-end text:id="IMark90599928"/><text:alphabetical-index-mark-end text:id="IMark79931208"/><text:alphabetical-index-mark-end text:id="IMark93272136"/><text:alphabetical-index-mark-end text:id="IMark90210584"/><text:alphabetical-index-mark-end text:id="IMark89892296"/><text:span text:style-name="T249">s depend on that. For </text:span><text:alphabetical-index-mark-start text:id="IMark82194792"/><text:alphabetical-index-mark-start text:id="IMark79353400"/><text:alphabetical-index-mark-start text:id="IMark94696248"/><text:alphabetical-index-mark-start text:id="IMark90374840"/><text:alphabetical-index-mark-start text:id="IMark96243224"/><text:span text:style-name="T249">example</text:span><text:alphabetical-index-mark-end text:id="IMark96243224"/><text:alphabetical-index-mark-end text:id="IMark90374840"/><text:alphabetical-index-mark-end text:id="IMark94696248"/><text:alphabetical-index-mark-end text:id="IMark79353400"/><text:alphabetical-index-mark-end text:id="IMark82194792"/><text:span text:style-name="T249">, if the </text:span><text:alphabetical-index-mark-start text:id="IMark104049112"/><text:alphabetical-index-mark-start text:id="IMark91412040"/><text:span text:style-name="T249">ship</text:span><text:alphabetical-index-mark-end text:id="IMark91412040"/><text:alphabetical-index-mark-end text:id="IMark104049112"/><text:span text:style-name="T249"> has </text:span><text:span text:style-name="T110">hdg </text:span><text:alphabetical-index-mark-start text:id="IMark95252776"/><text:alphabetical-index-mark-start text:id="IMark104373992"/><text:alphabetical-index-mark-start text:id="IMark84066504"/><text:alphabetical-index-mark-start text:id="IMark80817512"/><text:alphabetical-index-mark-start text:id="IMark102619368"/><text:span text:style-name="T110">Value</text:span><text:alphabetical-index-mark-end text:id="IMark102619368"/><text:alphabetical-index-mark-end text:id="IMark80817512"/><text:alphabetical-index-mark-end text:id="IMark84066504"/><text:alphabetical-index-mark-end text:id="IMark104373992"/><text:alphabetical-index-mark-end text:id="IMark95252776"/><text:span text:style-name="T110"> = 0</text:span><text:span text:style-name="T249"> and </text:span><text:alphabetical-index-mark-start text:id="IMark105292312"/><text:alphabetical-index-mark-start text:id="IMark101993528"/><text:alphabetical-index-mark-start text:id="IMark103985336"/><text:alphabetical-index-mark-start text:id="IMark81382184"/><text:span text:style-name="T110">tgt</text:span><text:alphabetical-index-mark-end text:id="IMark81382184"/><text:alphabetical-index-mark-end text:id="IMark103985336"/><text:span text:style-name="T110">_hdg</text:span><text:alphabetical-index-mark-end text:id="IMark101993528"/><text:alphabetical-index-mark-end text:id="IMark105292312"/><text:span text:style-name="T110"> </text:span><text:alphabetical-index-mark-start text:id="IMark95341464"/><text:alphabetical-index-mark-start text:id="IMark105227592"/><text:alphabetical-index-mark-start text:id="IMark90206152"/><text:alphabetical-index-mark-start text:id="IMark79145544"/><text:alphabetical-index-mark-start text:id="IMark82701608"/><text:span text:style-name="T110">Value</text:span><text:alphabetical-index-mark-end text:id="IMark82701608"/><text:alphabetical-index-mark-end text:id="IMark79145544"/><text:alphabetical-index-mark-end text:id="IMark90206152"/><text:alphabetical-index-mark-end text:id="IMark105227592"/><text:alphabetical-index-mark-end text:id="IMark95341464"/><text:span text:style-name="T110"> = 120</text:span><text:span text:style-name="T249">, it will </text:span><text:alphabetical-index-mark-start text:id="IMark100386376"/><text:alphabetical-index-mark-start text:id="IMark96710488"/><text:alphabetical-index-mark-start text:id="IMark97279160"/><text:alphabetical-index-mark-start text:id="IMark80621032"/><text:span text:style-name="T249">turn</text:span><text:alphabetical-index-mark-end text:id="IMark80621032"/><text:alphabetical-index-mark-end text:id="IMark97279160"/><text:alphabetical-index-mark-end text:id="IMark96710488"/><text:alphabetical-index-mark-end text:id="IMark100386376"/><text:span text:style-name="T249"> to </text:span><text:alphabetical-index-mark-start text:id="IMark79104264"/><text:alphabetical-index-mark-start text:id="IMark77412088"/><text:span text:style-name="T249">starboard</text:span><text:alphabetical-index-mark-end text:id="IMark77412088"/><text:alphabetical-index-mark-end text:id="IMark79104264"/><text:span text:style-name="T249">, since the </text:span><text:alphabetical-index-mark-start text:id="IMark90809912"/><text:alphabetical-index-mark-start text:id="IMark105048648"/><text:alphabetical-index-mark-start text:id="IMark92398008"/><text:alphabetical-index-mark-start text:id="IMark90461832"/><text:span text:style-name="T249">turn</text:span><text:alphabetical-index-mark-end text:id="IMark90461832"/><text:alphabetical-index-mark-end text:id="IMark92398008"/><text:alphabetical-index-mark-end text:id="IMark105048648"/><text:alphabetical-index-mark-end text:id="IMark90809912"/><text:span text:style-name="T249"> will be smaller (120 </text:span><text:alphabetical-index-mark-start text:id="IMark104884728"/><text:alphabetical-index-mark-start text:id="IMark97982056"/><text:alphabetical-index-mark-start text:id="IMark105200744"/><text:alphabetical-index-mark-start text:id="IMark96047800"/><text:alphabetical-index-mark-start text:id="IMark96242440"/><text:alphabetical-index-mark-start text:id="IMark67384216"/><text:alphabetical-index-mark-start text:id="IMark92775400"/><text:alphabetical-index-mark-start text:id="IMark105190264"/><text:alphabetical-index-mark-start text:id="IMark80996360"/><text:alphabetical-index-mark-start text:id="IMark97204008"/><text:span text:style-name="T249">degree</text:span><text:alphabetical-index-mark-end text:id="IMark97204008"/><text:alphabetical-index-mark-end text:id="IMark80996360"/><text:alphabetical-index-mark-end text:id="IMark105190264"/><text:alphabetical-index-mark-end text:id="IMark92775400"/><text:alphabetical-index-mark-end text:id="IMark67384216"/><text:alphabetical-index-mark-end text:id="IMark96242440"/><text:alphabetical-index-mark-end text:id="IMark96047800"/><text:alphabetical-index-mark-end text:id="IMark105200744"/><text:alphabetical-index-mark-end text:id="IMark97982056"/><text:alphabetical-index-mark-end text:id="IMark104884728"/><text:span text:style-name="T249">s) as opposed to </text:span><text:alphabetical-index-mark-start text:id="IMark91045000"/><text:alphabetical-index-mark-start text:id="IMark105298184"/><text:alphabetical-index-mark-start text:id="IMark96365592"/><text:alphabetical-index-mark-start text:id="IMark44823832"/><text:span text:style-name="T249">turn</text:span><text:alphabetical-index-mark-end text:id="IMark44823832"/><text:alphabetical-index-mark-end text:id="IMark96365592"/><text:alphabetical-index-mark-end text:id="IMark105298184"/><text:alphabetical-index-mark-end text:id="IMark91045000"/><text:span text:style-name="T249">ing left (180 + 60 </text:span><text:alphabetical-index-mark-start text:id="IMark96142120"/><text:alphabetical-index-mark-start text:id="IMark105288488"/><text:alphabetical-index-mark-start text:id="IMark104874120"/><text:alphabetical-index-mark-start text:id="IMark93470552"/><text:alphabetical-index-mark-start text:id="IMark102444328"/><text:alphabetical-index-mark-start text:id="IMark96392472"/><text:alphabetical-index-mark-start text:id="IMark100706072"/><text:alphabetical-index-mark-start text:id="IMark96103880"/><text:alphabetical-index-mark-start text:id="IMark81390696"/><text:alphabetical-index-mark-start text:id="IMark94918632"/><text:span text:style-name="T249">degree</text:span><text:alphabetical-index-mark-end text:id="IMark94918632"/><text:alphabetical-index-mark-end text:id="IMark81390696"/><text:alphabetical-index-mark-end text:id="IMark96103880"/><text:alphabetical-index-mark-end text:id="IMark100706072"/><text:alphabetical-index-mark-end text:id="IMark96392472"/><text:alphabetical-index-mark-end text:id="IMark102444328"/><text:alphabetical-index-mark-end text:id="IMark93470552"/><text:alphabetical-index-mark-end text:id="IMark104874120"/><text:alphabetical-index-mark-end text:id="IMark105288488"/><text:alphabetical-index-mark-end text:id="IMark96142120"/><text:span text:style-name="T249">s)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3</text:span><text:span text:style-name="T24">. </text:span><text:alphabetical-index-mark-start text:id="IMark80833656"/><text:alphabetical-index-mark-start text:id="IMark105287704"/><text:alphabetical-index-mark-start text:id="IMark96703016"/><text:alphabetical-index-mark-start text:id="IMark103456568"/><text:alphabetical-index-mark-start text:id="IMark81205320"/><text:span text:style-name="T110">Fact</text:span><text:alphabetical-index-mark-end text:id="IMark81205320"/><text:alphabetical-index-mark-end text:id="IMark103456568"/><text:alphabetical-index-mark-end text:id="IMark96703016"/><text:alphabetical-index-mark-end text:id="IMark105287704"/><text:alphabetical-index-mark-end text:id="IMark80833656"/><text:span text:style-name="T110"> LIKE ‘%</text:span><text:alphabetical-index-mark-start text:id="IMark97221688"/><text:alphabetical-index-mark-start text:id="IMark91906264"/><text:alphabetical-index-mark-start text:id="IMark97046040"/><text:alphabetical-index-mark-start text:id="IMark98351608"/><text:alphabetical-index-mark-start text:id="IMark96735400"/><text:span text:style-name="T123">debug</text:span><text:alphabetical-index-mark-end text:id="IMark96735400"/><text:alphabetical-index-mark-end text:id="IMark98351608"/><text:alphabetical-index-mark-end text:id="IMark97046040"/><text:alphabetical-index-mark-end text:id="IMark91906264"/><text:alphabetical-index-mark-end text:id="IMark97221688"/><text:span text:style-name="T114">%</text:span><text:span text:style-name="T110">’</text:span><text:span text:style-name="T249"> - Used for </text:span><text:alphabetical-index-mark-start text:id="IMark91341256"/><text:alphabetical-index-mark-start text:id="IMark92620360"/><text:alphabetical-index-mark-start text:id="IMark103734280"/><text:alphabetical-index-mark-start text:id="IMark98163912"/><text:alphabetical-index-mark-start text:id="IMark83035080"/><text:span text:style-name="T249">debug</text:span><text:alphabetical-index-mark-end text:id="IMark83035080"/><text:alphabetical-index-mark-end text:id="IMark98163912"/><text:alphabetical-index-mark-end text:id="IMark103734280"/><text:alphabetical-index-mark-end text:id="IMark92620360"/><text:alphabetical-index-mark-end text:id="IMark91341256"/><text:span text:style-name="T249">ging </text:span><text:alphabetical-index-mark-start text:id="IMark81507864"/><text:alphabetical-index-mark-start text:id="IMark96802584"/><text:span text:style-name="T249">purpose</text:span><text:alphabetical-index-mark-end text:id="IMark96802584"/><text:alphabetical-index-mark-end text:id="IMark81507864"/><text:span text:style-name="T249">s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4</text:span><text:span text:style-name="T24">. </text:span><text:alphabetical-index-mark-start text:id="IMark79286520"/><text:alphabetical-index-mark-start text:id="IMark68170488"/><text:alphabetical-index-mark-start text:id="IMark94334312"/><text:alphabetical-index-mark-start text:id="IMark99696936"/><text:alphabetical-index-mark-start text:id="IMark78397816"/><text:span text:style-name="T110">Fact</text:span><text:alphabetical-index-mark-end text:id="IMark78397816"/><text:alphabetical-index-mark-end text:id="IMark99696936"/><text:alphabetical-index-mark-end text:id="IMark94334312"/><text:alphabetical-index-mark-end text:id="IMark68170488"/><text:alphabetical-index-mark-end text:id="IMark79286520"/><text:span text:style-name="T110"> LIKE ‘%</text:span><text:alphabetical-index-mark-start text:id="IMark100669368"/><text:alphabetical-index-mark-start text:id="IMark100557464"/><text:alphabetical-index-mark-start text:id="IMark81991064"/><text:alphabetical-index-mark-start text:id="IMark97188936"/><text:span text:style-name="T123">test</text:span><text:alphabetical-index-mark-end text:id="IMark97188936"/><text:alphabetical-index-mark-end text:id="IMark81991064"/><text:alphabetical-index-mark-end text:id="IMark100557464"/><text:alphabetical-index-mark-end text:id="IMark100669368"/><text:span text:style-name="T114">%</text:span><text:span text:style-name="T110">’</text:span><text:span text:style-name="T249"> - Used for </text:span><text:alphabetical-index-mark-start text:id="IMark96908536"/><text:alphabetical-index-mark-start text:id="IMark93885736"/><text:alphabetical-index-mark-start text:id="IMark104850936"/><text:alphabetical-index-mark-start text:id="IMark80172200"/><text:span text:style-name="T249">test</text:span><text:alphabetical-index-mark-end text:id="IMark80172200"/><text:alphabetical-index-mark-end text:id="IMark104850936"/><text:alphabetical-index-mark-end text:id="IMark93885736"/><text:alphabetical-index-mark-end text:id="IMark96908536"/><text:span text:style-name="T249"> </text:span><text:alphabetical-index-mark-start text:id="IMark99700072"/><text:alphabetical-index-mark-start text:id="IMark102334376"/><text:span text:style-name="T249">purpose</text:span><text:alphabetical-index-mark-end text:id="IMark102334376"/><text:alphabetical-index-mark-end text:id="IMark99700072"/><text:span text:style-name="T249">s; bear in </text:span><text:alphabetical-index-mark-start text:id="IMark93545272"/><text:span text:style-name="T249">min</text:span><text:alphabetical-index-mark-end text:id="IMark93545272"/><text:span text:style-name="T249">d that a </text:span><text:alphabetical-index-mark-start text:id="IMark79139624"/><text:alphabetical-index-mark-start text:id="IMark81291064"/><text:alphabetical-index-mark-start text:id="IMark94201816"/><text:alphabetical-index-mark-start text:id="IMark91157224"/><text:span text:style-name="T249">test</text:span><text:alphabetical-index-mark-end text:id="IMark91157224"/><text:alphabetical-index-mark-end text:id="IMark94201816"/><text:alphabetical-index-mark-end text:id="IMark81291064"/><text:alphabetical-index-mark-end text:id="IMark79139624"/><text:span text:style-name="T249"> not necessarily implies </text:span><text:alphabetical-index-mark-start text:id="IMark97050488"/><text:alphabetical-index-mark-start text:id="IMark97500200"/><text:alphabetical-index-mark-start text:id="IMark97220904"/><text:alphabetical-index-mark-start text:id="IMark97317688"/><text:alphabetical-index-mark-start text:id="IMark79111192"/><text:span text:style-name="T249">debug</text:span><text:alphabetical-index-mark-end text:id="IMark79111192"/><text:alphabetical-index-mark-end text:id="IMark97317688"/><text:alphabetical-index-mark-end text:id="IMark97220904"/><text:alphabetical-index-mark-end text:id="IMark97500200"/><text:alphabetical-index-mark-end text:id="IMark97050488"/><text:span text:style-name="T249">ging (see </text:span><text:span text:style-name="T24">[4.3.13.</text:span><text:span text:style-name="T38">5</text:span><text:span text:style-name="T40">3</text:span><text:span text:style-name="T24">.</text:span><text:span text:style-name="T57">]</text:span><text:span text:style-name="T249">), but all </text:span><text:alphabetical-index-mark-start text:id="IMark105289272"/><text:alphabetical-index-mark-start text:id="IMark97417672"/><text:span text:style-name="T249">instance</text:span><text:alphabetical-index-mark-end text:id="IMark97417672"/><text:alphabetical-index-mark-end text:id="IMark105289272"/><text:span text:style-name="T249">s of </text:span><text:alphabetical-index-mark-start text:id="IMark105316520"/><text:alphabetical-index-mark-start text:id="IMark96923736"/><text:alphabetical-index-mark-start text:id="IMark97182008"/><text:alphabetical-index-mark-start text:id="IMark92857496"/><text:alphabetical-index-mark-start text:id="IMark90515160"/><text:span text:style-name="T249">debug</text:span><text:alphabetical-index-mark-end text:id="IMark90515160"/><text:alphabetical-index-mark-end text:id="IMark92857496"/><text:alphabetical-index-mark-end text:id="IMark97182008"/><text:alphabetical-index-mark-end text:id="IMark96923736"/><text:alphabetical-index-mark-end text:id="IMark105316520"/><text:span text:style-name="T249">ging constitute </text:span><text:alphabetical-index-mark-start text:id="IMark95565544"/><text:alphabetical-index-mark-start text:id="IMark90943928"/><text:alphabetical-index-mark-start text:id="IMark105191832"/><text:alphabetical-index-mark-start text:id="IMark94883464"/><text:span text:style-name="T249">test</text:span><text:alphabetical-index-mark-end text:id="IMark94883464"/><text:alphabetical-index-mark-end text:id="IMark105191832"/><text:alphabetical-index-mark-end text:id="IMark90943928"/><text:alphabetical-index-mark-end text:id="IMark95565544"/><text:span text:style-name="T249">s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5</text:span><text:span text:style-name="T24">. </text:span><text:alphabetical-index-mark-start text:id="IMark79924344"/><text:alphabetical-index-mark-start text:id="IMark81643816"/><text:alphabetical-index-mark-start text:id="IMark98846216"/><text:alphabetical-index-mark-start text:id="IMark95177848"/><text:alphabetical-index-mark-start text:id="IMark104014504"/><text:span text:style-name="T110">Fact</text:span><text:alphabetical-index-mark-end text:id="IMark104014504"/><text:alphabetical-index-mark-end text:id="IMark95177848"/><text:alphabetical-index-mark-end text:id="IMark98846216"/><text:alphabetical-index-mark-end text:id="IMark81643816"/><text:alphabetical-index-mark-end text:id="IMark79924344"/><text:span text:style-name="T110"> LIKE ‘%</text:span><text:alphabetical-index-mark-start text:id="IMark103005320"/><text:alphabetical-index-mark-start text:id="IMark95464344"/><text:alphabetical-index-mark-start text:id="IMark91903208"/><text:alphabetical-index-mark-start text:id="IMark97044472"/><text:span text:style-name="T123">t</text:span><text:span text:style-name="T125">urn</text:span><text:alphabetical-index-mark-end text:id="IMark97044472"/><text:alphabetical-index-mark-end text:id="IMark91903208"/><text:alphabetical-index-mark-end text:id="IMark95464344"/><text:alphabetical-index-mark-end text:id="IMark103005320"/><text:span text:style-name="T114">%</text:span><text:span text:style-name="T110">’</text:span><text:span text:style-name="T249"> - </text:span><text:alphabetical-index-mark-start text:id="IMark96842280"/><text:span text:style-name="T249">Re</text:span><text:alphabetical-index-mark-start text:id="IMark98863352"/><text:span text:style-name="T249">l</text:span><text:alphabetical-index-mark-end text:id="IMark96842280"/><text:span text:style-name="T249">at</text:span><text:alphabetical-index-mark-end text:id="IMark98863352"/><text:span text:style-name="T249">ed to </text:span><text:alphabetical-index-mark-start text:id="IMark104560680"/><text:alphabetical-index-mark-start text:id="IMark93383800"/><text:alphabetical-index-mark-start text:id="IMark96192296"/><text:alphabetical-index-mark-start text:id="IMark104575480"/><text:alphabetical-index-mark-start text:id="IMark90840904"/><text:span text:style-name="T249">navigation</text:span><text:alphabetical-index-mark-end text:id="IMark90840904"/><text:alphabetical-index-mark-end text:id="IMark104575480"/><text:alphabetical-index-mark-end text:id="IMark96192296"/><text:alphabetical-index-mark-end text:id="IMark93383800"/><text:alphabetical-index-mark-end text:id="IMark104560680"/><text:span text:style-name="T249">, </text:span><text:alphabetical-index-mark-start text:id="IMark93423800"/><text:alphabetical-index-mark-start text:id="IMark96156440"/><text:alphabetical-index-mark-start text:id="IMark80136712"/><text:alphabetical-index-mark-start text:id="IMark82105832"/><text:span text:style-name="T249">turn</text:span><text:alphabetical-index-mark-end text:id="IMark82105832"/><text:alphabetical-index-mark-end text:id="IMark80136712"/><text:alphabetical-index-mark-end text:id="IMark96156440"/><text:alphabetical-index-mark-end text:id="IMark93423800"/><text:span text:style-name="T249">s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6</text:span><text:span text:style-name="T24">. </text:span><text:alphabetical-index-mark-start text:id="IMark98271848"/><text:alphabetical-index-mark-start text:id="IMark90667880"/><text:alphabetical-index-mark-start text:id="IMark80986680"/><text:alphabetical-index-mark-start text:id="IMark78562936"/><text:alphabetical-index-mark-start text:id="IMark101761640"/><text:span text:style-name="T110">Fact</text:span><text:alphabetical-index-mark-end text:id="IMark101761640"/><text:alphabetical-index-mark-end text:id="IMark78562936"/><text:alphabetical-index-mark-end text:id="IMark80986680"/><text:alphabetical-index-mark-end text:id="IMark90667880"/><text:alphabetical-index-mark-end text:id="IMark98271848"/><text:span text:style-name="T110"> LIKE ‘%</text:span><text:alphabetical-index-mark-start text:id="IMark89854680"/><text:alphabetical-index-mark-start text:id="IMark97209512"/><text:alphabetical-index-mark-start text:id="IMark90133416"/><text:alphabetical-index-mark-start text:id="IMark100960296"/><text:alphabetical-index-mark-start text:id="IMark89770296"/><text:span text:style-name="T125">equ</text:span><text:alphabetical-index-mark-end text:id="IMark89770296"/><text:alphabetical-index-mark-end text:id="IMark100960296"/><text:span text:style-name="T114">%</text:span><text:alphabetical-index-mark-end text:id="IMark90133416"/><text:alphabetical-index-mark-end text:id="IMark97209512"/><text:alphabetical-index-mark-end text:id="IMark89854680"/><text:span text:style-name="T110">’</text:span><text:span text:style-name="T249"> - </text:span><text:alphabetical-index-mark-start text:id="IMark102231032"/><text:alphabetical-index-mark-start text:id="IMark60609000"/><text:alphabetical-index-mark-start text:id="IMark95447416"/><text:alphabetical-index-mark-start text:id="IMark95282616"/><text:alphabetical-index-mark-start text:id="IMark46005128"/><text:alphabetical-index-mark-start text:id="IMark98998136"/><text:span text:style-name="T249">Equ</text:span><text:alphabetical-index-mark-end text:id="IMark98998136"/><text:span text:style-name="T249">atorial</text:span><text:alphabetical-index-mark-end text:id="IMark46005128"/><text:alphabetical-index-mark-end text:id="IMark95282616"/><text:alphabetical-index-mark-end text:id="IMark95447416"/><text:alphabetical-index-mark-end text:id="IMark60609000"/><text:alphabetical-index-mark-end text:id="IMark102231032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7</text:span><text:span text:style-name="T24">. </text:span><text:alphabetical-index-mark-start text:id="IMark95061256"/><text:alphabetical-index-mark-start text:id="IMark93903448"/><text:alphabetical-index-mark-start text:id="IMark97395144"/><text:alphabetical-index-mark-start text:id="IMark99985864"/><text:alphabetical-index-mark-start text:id="IMark100376136"/><text:span text:style-name="T110">Fact</text:span><text:alphabetical-index-mark-end text:id="IMark100376136"/><text:alphabetical-index-mark-end text:id="IMark99985864"/><text:alphabetical-index-mark-end text:id="IMark97395144"/><text:alphabetical-index-mark-end text:id="IMark93903448"/><text:alphabetical-index-mark-end text:id="IMark95061256"/><text:span text:style-name="T110"> LIKE ‘%</text:span><text:alphabetical-index-mark-start text:id="IMark89782392"/><text:alphabetical-index-mark-start text:id="IMark104364824"/><text:alphabetical-index-mark-start text:id="IMark81542424"/><text:alphabetical-index-mark-start text:id="IMark96947832"/><text:alphabetical-index-mark-start text:id="IMark67513416"/><text:span text:style-name="T126">rel</text:span><text:alphabetical-index-mark-end text:id="IMark67513416"/><text:alphabetical-index-mark-end text:id="IMark96947832"/><text:span text:style-name="T114">%</text:span><text:alphabetical-index-mark-end text:id="IMark81542424"/><text:alphabetical-index-mark-end text:id="IMark104364824"/><text:alphabetical-index-mark-end text:id="IMark89782392"/><text:span text:style-name="T110">’</text:span><text:span text:style-name="T249"> - </text:span><text:alphabetical-index-mark-start text:id="IMark103324792"/><text:span text:style-name="T249">Re</text:span><text:alphabetical-index-mark-start text:id="IMark101462984"/><text:span text:style-name="T249">l</text:span><text:alphabetical-index-mark-end text:id="IMark103324792"/><text:span text:style-name="T249">at</text:span><text:alphabetical-index-mark-end text:id="IMark101462984"/><text:span text:style-name="T249">ive.</text:span></text:p>
      <text:p text:style-name="Text_20_body"><text:soft-page-break/></text:p>
      <text:p text:style-name="Text_20_body"/>
      <text:p text:style-name="P10"><text:span text:style-name="T24">4.3.13.</text:span><text:span text:style-name="T38">5</text:span><text:span text:style-name="T40">8</text:span><text:span text:style-name="T24">. </text:span><text:alphabetical-index-mark-start text:id="IMark96057144"/><text:alphabetical-index-mark-start text:id="IMark81189112"/><text:alphabetical-index-mark-start text:id="IMark99313080"/><text:alphabetical-index-mark-start text:id="IMark81153816"/><text:alphabetical-index-mark-start text:id="IMark97325416"/><text:span text:style-name="T110">Fact</text:span><text:alphabetical-index-mark-end text:id="IMark97325416"/><text:alphabetical-index-mark-end text:id="IMark81153816"/><text:alphabetical-index-mark-end text:id="IMark99313080"/><text:alphabetical-index-mark-end text:id="IMark81189112"/><text:alphabetical-index-mark-end text:id="IMark96057144"/><text:span text:style-name="T110"> LIKE ‘%</text:span><text:alphabetical-index-mark-start text:id="IMark92539432"/><text:alphabetical-index-mark-start text:id="IMark94564040"/><text:alphabetical-index-mark-start text:id="IMark101828664"/><text:alphabetical-index-mark-start text:id="IMark81769576"/><text:alphabetical-index-mark-start text:id="IMark93463496"/><text:span text:style-name="T125">e</text:span><text:span text:style-name="T127">cl</text:span><text:alphabetical-index-mark-end text:id="IMark93463496"/><text:alphabetical-index-mark-end text:id="IMark81769576"/><text:span text:style-name="T114">%</text:span><text:alphabetical-index-mark-end text:id="IMark101828664"/><text:alphabetical-index-mark-end text:id="IMark94564040"/><text:alphabetical-index-mark-end text:id="IMark92539432"/><text:span text:style-name="T110">’</text:span><text:span text:style-name="T249"> - </text:span><text:alphabetical-index-mark-start text:id="IMark100859752"/><text:alphabetical-index-mark-start text:id="IMark97345208"/><text:alphabetical-index-mark-start text:id="IMark96962632"/><text:alphabetical-index-mark-start text:id="IMark94319592"/><text:alphabetical-index-mark-start text:id="IMark90045944"/><text:alphabetical-index-mark-start text:id="IMark90598488"/><text:span text:style-name="T249">Ecl</text:span><text:alphabetical-index-mark-end text:id="IMark90598488"/><text:span text:style-name="T249">iptic</text:span><text:alphabetical-index-mark-end text:id="IMark90045944"/><text:alphabetical-index-mark-end text:id="IMark94319592"/><text:alphabetical-index-mark-end text:id="IMark96962632"/><text:alphabetical-index-mark-end text:id="IMark97345208"/><text:alphabetical-index-mark-end text:id="IMark100859752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9</text:span><text:span text:style-name="T24">. </text:span><text:alphabetical-index-mark-start text:id="IMark105130504"/><text:alphabetical-index-mark-start text:id="IMark68711848"/><text:alphabetical-index-mark-start text:id="IMark80374728"/><text:alphabetical-index-mark-start text:id="IMark97262552"/><text:alphabetical-index-mark-start text:id="IMark105124344"/><text:span text:style-name="T110">Fact</text:span><text:alphabetical-index-mark-end text:id="IMark105124344"/><text:alphabetical-index-mark-end text:id="IMark97262552"/><text:alphabetical-index-mark-end text:id="IMark80374728"/><text:alphabetical-index-mark-end text:id="IMark68711848"/><text:alphabetical-index-mark-end text:id="IMark105130504"/><text:span text:style-name="T110"> LIKE ‘%</text:span><text:span text:style-name="T128">def</text:span><text:span text:style-name="T114">%</text:span><text:span text:style-name="T110">’</text:span><text:span text:style-name="T249"> - Defined. </text:span><text:alphabetical-index-mark-start text:id="IMark94801304"/><text:alphabetical-index-mark-start text:id="IMark102216392"/><text:alphabetical-index-mark-start text:id="IMark67705240"/><text:alphabetical-index-mark-start text:id="IMark96188776"/><text:alphabetical-index-mark-start text:id="IMark80339128"/><text:span text:style-name="T249">Fact</text:span><text:alphabetical-index-mark-end text:id="IMark80339128"/><text:alphabetical-index-mark-end text:id="IMark96188776"/><text:alphabetical-index-mark-end text:id="IMark67705240"/><text:alphabetical-index-mark-end text:id="IMark102216392"/><text:alphabetical-index-mark-end text:id="IMark94801304"/><text:span text:style-name="T249">s with this characteristic have </text:span><text:alphabetical-index-mark-start text:id="IMark90311096"/><text:alphabetical-index-mark-start text:id="IMark95070600"/><text:span text:style-name="T249">configurable</text:span><text:alphabetical-index-mark-end text:id="IMark95070600"/><text:alphabetical-index-mark-end text:id="IMark90311096"/><text:span text:style-name="T249"> </text:span><text:alphabetical-index-mark-start text:id="IMark84003528"/><text:alphabetical-index-mark-start text:id="IMark101523448"/><text:alphabetical-index-mark-start text:id="IMark104062520"/><text:alphabetical-index-mark-start text:id="IMark91697800"/><text:alphabetical-index-mark-start text:id="IMark99105928"/><text:span text:style-name="T249">value</text:span><text:alphabetical-index-mark-end text:id="IMark99105928"/><text:alphabetical-index-mark-end text:id="IMark91697800"/><text:alphabetical-index-mark-end text:id="IMark104062520"/><text:alphabetical-index-mark-end text:id="IMark101523448"/><text:alphabetical-index-mark-end text:id="IMark84003528"/><text:span text:style-name="T249">s.</text:span></text:p>
      <text:p text:style-name="Text_20_body"/>
      <text:p text:style-name="Text_20_body"/>
      <text:p text:style-name="Text_20_body"><text:span text:style-name="T24">4.3.13.</text:span><text:span text:style-name="T40">60</text:span><text:span text:style-name="T24">. </text:span><text:alphabetical-index-mark-start text:id="IMark97386632"/><text:alphabetical-index-mark-start text:id="IMark94640200"/><text:alphabetical-index-mark-start text:id="IMark91010760"/><text:alphabetical-index-mark-start text:id="IMark95257016"/><text:alphabetical-index-mark-start text:id="IMark83854472"/><text:span text:style-name="T110">Fact</text:span><text:alphabetical-index-mark-end text:id="IMark83854472"/><text:alphabetical-index-mark-end text:id="IMark95257016"/><text:alphabetical-index-mark-end text:id="IMark91010760"/><text:alphabetical-index-mark-end text:id="IMark94640200"/><text:alphabetical-index-mark-end text:id="IMark97386632"/><text:span text:style-name="T110"> LIKE ‘</text:span><text:alphabetical-index-mark-start text:id="IMark98634072"/><text:alphabetical-index-mark-start text:id="IMark100153864"/><text:alphabetical-index-mark-start text:id="IMark80090216"/><text:span text:style-name="T110">%</text:span><text:span text:style-name="T130">hdg</text:span><text:span text:style-name="T114">%</text:span><text:alphabetical-index-mark-end text:id="IMark80090216"/><text:alphabetical-index-mark-end text:id="IMark100153864"/><text:alphabetical-index-mark-end text:id="IMark98634072"/><text:span text:style-name="T110">’</text:span><text:span text:style-name="T249"> - </text:span><text:alphabetical-index-mark-start text:id="IMark104711720"/><text:span text:style-name="T249">Re</text:span><text:alphabetical-index-mark-start text:id="IMark79644952"/><text:span text:style-name="T249">l</text:span><text:alphabetical-index-mark-end text:id="IMark104711720"/><text:span text:style-name="T249">at</text:span><text:alphabetical-index-mark-end text:id="IMark79644952"/><text:span text:style-name="T249">ed to </text:span><text:alphabetical-index-mark-start text:id="IMark91639528"/><text:alphabetical-index-mark-start text:id="IMark83937960"/><text:alphabetical-index-mark-start text:id="IMark80173640"/><text:alphabetical-index-mark-start text:id="IMark101223976"/><text:alphabetical-index-mark-start text:id="IMark43981464"/><text:span text:style-name="T249">heading</text:span><text:alphabetical-index-mark-end text:id="IMark43981464"/><text:alphabetical-index-mark-end text:id="IMark101223976"/><text:alphabetical-index-mark-end text:id="IMark80173640"/><text:alphabetical-index-mark-end text:id="IMark83937960"/><text:alphabetical-index-mark-end text:id="IMark91639528"/><text:span text:style-name="T249">. </text:span><text:alphabetical-index-mark-start text:id="IMark82250840"/><text:alphabetical-index-mark-start text:id="IMark81450440"/><text:alphabetical-index-mark-start text:id="IMark97345992"/><text:alphabetical-index-mark-start text:id="IMark92672984"/><text:span text:style-name="T110">tgt</text:span><text:alphabetical-index-mark-end text:id="IMark92672984"/><text:alphabetical-index-mark-end text:id="IMark97345992"/><text:span text:style-name="T110">_hdg</text:span><text:alphabetical-index-mark-end text:id="IMark81450440"/><text:alphabetical-index-mark-end text:id="IMark82250840"/><text:span text:style-name="T249">, for </text:span><text:alphabetical-index-mark-start text:id="IMark91694008"/><text:alphabetical-index-mark-start text:id="IMark95773128"/><text:alphabetical-index-mark-start text:id="IMark94159832"/><text:alphabetical-index-mark-start text:id="IMark97505048"/><text:alphabetical-index-mark-start text:id="IMark80170632"/><text:span text:style-name="T249">example</text:span><text:alphabetical-index-mark-end text:id="IMark80170632"/><text:alphabetical-index-mark-end text:id="IMark97505048"/><text:alphabetical-index-mark-end text:id="IMark94159832"/><text:alphabetical-index-mark-end text:id="IMark95773128"/><text:alphabetical-index-mark-end text:id="IMark91694008"/><text:span text:style-name="T249">, is a </text:span><text:alphabetical-index-mark-start text:id="IMark103326232"/><text:alphabetical-index-mark-start text:id="IMark99612056"/><text:alphabetical-index-mark-start text:id="IMark104519176"/><text:alphabetical-index-mark-start text:id="IMark97601928"/><text:alphabetical-index-mark-start text:id="IMark103701208"/><text:span text:style-name="T249">fact</text:span><text:alphabetical-index-mark-end text:id="IMark103701208"/><text:alphabetical-index-mark-end text:id="IMark97601928"/><text:alphabetical-index-mark-end text:id="IMark104519176"/><text:alphabetical-index-mark-end text:id="IMark99612056"/><text:alphabetical-index-mark-end text:id="IMark103326232"/><text:span text:style-name="T249"> that contains the </text:span><text:alphabetical-index-mark-start text:id="IMark99685832"/><text:alphabetical-index-mark-start text:id="IMark97084552"/><text:alphabetical-index-mark-start text:id="IMark104704136"/><text:alphabetical-index-mark-start text:id="IMark96247928"/><text:alphabetical-index-mark-start text:id="IMark101870344"/><text:span text:style-name="T249">value</text:span><text:alphabetical-index-mark-end text:id="IMark101870344"/><text:alphabetical-index-mark-end text:id="IMark96247928"/><text:alphabetical-index-mark-end text:id="IMark104704136"/><text:alphabetical-index-mark-end text:id="IMark97084552"/><text:alphabetical-index-mark-end text:id="IMark99685832"/><text:span text:style-name="T249"> of an intended or desired </text:span><text:alphabetical-index-mark-start text:id="IMark83071112"/><text:alphabetical-index-mark-start text:id="IMark104183400"/><text:alphabetical-index-mark-start text:id="IMark91459464"/><text:alphabetical-index-mark-start text:id="IMark101328296"/><text:alphabetical-index-mark-start text:id="IMark91605416"/><text:span text:style-name="T249">heading</text:span><text:alphabetical-index-mark-end text:id="IMark91605416"/><text:alphabetical-index-mark-end text:id="IMark101328296"/><text:alphabetical-index-mark-end text:id="IMark91459464"/><text:alphabetical-index-mark-end text:id="IMark104183400"/><text:alphabetical-index-mark-end text:id="IMark83071112"/><text:span text:style-name="T249">. Either the user, via an </text:span><text:alphabetical-index-mark-start text:id="IMark100405976"/><text:alphabetical-index-mark-start text:id="IMark93830280"/><text:alphabetical-index-mark-start text:id="IMark95562408"/><text:alphabetical-index-mark-start text:id="IMark91735912"/><text:span text:style-name="T249">interface</text:span><text:alphabetical-index-mark-end text:id="IMark91735912"/><text:alphabetical-index-mark-end text:id="IMark95562408"/><text:alphabetical-index-mark-end text:id="IMark93830280"/><text:alphabetical-index-mark-end text:id="IMark100405976"/><text:span text:style-name="T249"> such as </text:span><text:alphabetical-index-mark-start text:id="IMark98100040"/><text:alphabetical-index-mark-start text:id="IMark43724120"/><text:span text:style-name="T249">SQLC</text:span><text:alphabetical-index-mark-end text:id="IMark43724120"/><text:alphabetical-index-mark-end text:id="IMark98100040"/><text:span text:style-name="T249">, or the </text:span><text:alphabetical-index-mark-start text:id="IMark102448936"/><text:alphabetical-index-mark-start text:id="IMark92313112"/><text:alphabetical-index-mark-start text:id="IMark90182872"/><text:alphabetical-index-mark-start text:id="IMark102003736"/><text:alphabetical-index-mark-start text:id="IMark95454136"/><text:alphabetical-index-mark-start text:id="IMark96340472"/><text:span text:style-name="T249">AI</text:span><text:alphabetical-index-mark-end text:id="IMark96340472"/><text:span text:style-name="T249">E</text:span><text:alphabetical-index-mark-end text:id="IMark95454136"/><text:alphabetical-index-mark-end text:id="IMark102003736"/><text:alphabetical-index-mark-end text:id="IMark90182872"/><text:alphabetical-index-mark-end text:id="IMark92313112"/><text:alphabetical-index-mark-end text:id="IMark102448936"/><text:span text:style-name="T249">, by </text:span><text:alphabetical-index-mark-start text:id="IMark94321816"/><text:alphabetical-index-mark-start text:id="IMark90743512"/><text:alphabetical-index-mark-start text:id="IMark99890088"/><text:alphabetical-index-mark-start text:id="IMark97674072"/><text:span text:style-name="T249">setting</text:span><text:alphabetical-index-mark-end text:id="IMark97674072"/><text:alphabetical-index-mark-end text:id="IMark99890088"/><text:alphabetical-index-mark-end text:id="IMark90743512"/><text:alphabetical-index-mark-end text:id="IMark94321816"/><text:span text:style-name="T249"> this </text:span><text:alphabetical-index-mark-start text:id="IMark102509752"/><text:alphabetical-index-mark-start text:id="IMark104428408"/><text:alphabetical-index-mark-start text:id="IMark82143032"/><text:alphabetical-index-mark-start text:id="IMark97186584"/><text:alphabetical-index-mark-start text:id="IMark102229464"/><text:span text:style-name="T249">fact</text:span><text:alphabetical-index-mark-end text:id="IMark102229464"/><text:alphabetical-index-mark-end text:id="IMark97186584"/><text:alphabetical-index-mark-end text:id="IMark82143032"/><text:alphabetical-index-mark-end text:id="IMark104428408"/><text:alphabetical-index-mark-end text:id="IMark102509752"/><text:span text:style-name="T249">’s </text:span><text:alphabetical-index-mark-start text:id="IMark44958072"/><text:alphabetical-index-mark-start text:id="IMark60724424"/><text:alphabetical-index-mark-start text:id="IMark103109080"/><text:alphabetical-index-mark-start text:id="IMark95023704"/><text:alphabetical-index-mark-start text:id="IMark92314680"/><text:span text:style-name="T249">value</text:span><text:alphabetical-index-mark-end text:id="IMark92314680"/><text:alphabetical-index-mark-end text:id="IMark95023704"/><text:alphabetical-index-mark-end text:id="IMark103109080"/><text:alphabetical-index-mark-end text:id="IMark60724424"/><text:alphabetical-index-mark-end text:id="IMark44958072"/><text:span text:style-name="T249"> to a given </text:span><text:alphabetical-index-mark-start text:id="IMark96148360"/><text:alphabetical-index-mark-start text:id="IMark79425480"/><text:alphabetical-index-mark-start text:id="IMark100660616"/><text:alphabetical-index-mark-start text:id="IMark100757144"/><text:span text:style-name="T249">number</text:span><text:alphabetical-index-mark-end text:id="IMark100757144"/><text:alphabetical-index-mark-end text:id="IMark100660616"/><text:alphabetical-index-mark-end text:id="IMark79425480"/><text:alphabetical-index-mark-end text:id="IMark96148360"/><text:span text:style-name="T249">, will cause the </text:span><text:alphabetical-index-mark-start text:id="IMark101487000"/><text:alphabetical-index-mark-start text:id="IMark96248712"/><text:span text:style-name="T249">ship</text:span><text:alphabetical-index-mark-end text:id="IMark96248712"/><text:alphabetical-index-mark-end text:id="IMark101487000"/><text:span text:style-name="T249"> to </text:span><text:alphabetical-index-mark-start text:id="IMark100102712"/><text:alphabetical-index-mark-start text:id="IMark83547672"/><text:alphabetical-index-mark-start text:id="IMark104668376"/><text:alphabetical-index-mark-start text:id="IMark97347560"/><text:span text:style-name="T249">turn</text:span><text:alphabetical-index-mark-end text:id="IMark97347560"/><text:alphabetical-index-mark-end text:id="IMark104668376"/><text:alphabetical-index-mark-end text:id="IMark83547672"/><text:alphabetical-index-mark-end text:id="IMark100102712"/><text:span text:style-name="T249"> and </text:span><text:alphabetical-index-mark-start text:id="IMark98903160"/><text:alphabetical-index-mark-start text:id="IMark78411928"/><text:span text:style-name="T249">acquire</text:span><text:alphabetical-index-mark-end text:id="IMark78411928"/><text:alphabetical-index-mark-end text:id="IMark98903160"/><text:span text:style-name="T249"> the </text:span><text:alphabetical-index-mark-start text:id="IMark81996696"/><text:alphabetical-index-mark-start text:id="IMark100848312"/><text:alphabetical-index-mark-start text:id="IMark80698168"/><text:alphabetical-index-mark-start text:id="IMark92052200"/><text:alphabetical-index-mark-start text:id="IMark93756776"/><text:span text:style-name="T249">target</text:span><text:alphabetical-index-mark-end text:id="IMark93756776"/><text:alphabetical-index-mark-end text:id="IMark92052200"/><text:alphabetical-index-mark-end text:id="IMark80698168"/><text:alphabetical-index-mark-end text:id="IMark100848312"/><text:alphabetical-index-mark-end text:id="IMark81996696"/><text:span text:style-name="T249"> </text:span><text:alphabetical-index-mark-start text:id="IMark105060824"/><text:alphabetical-index-mark-start text:id="IMark97557944"/><text:alphabetical-index-mark-start text:id="IMark101185528"/><text:alphabetical-index-mark-start text:id="IMark95024520"/><text:alphabetical-index-mark-start text:id="IMark82426744"/><text:span text:style-name="T249">heading</text:span><text:alphabetical-index-mark-end text:id="IMark82426744"/><text:alphabetical-index-mark-end text:id="IMark95024520"/><text:alphabetical-index-mark-end text:id="IMark101185528"/><text:alphabetical-index-mark-end text:id="IMark97557944"/><text:alphabetical-index-mark-end text:id="IMark105060824"/><text:span text:style-name="T249">.</text:span></text:p>
      <text:p text:style-name="Text_20_body"/>
      <text:p text:style-name="Text_20_body"/>
      <text:p text:style-name="Text_20_body"><text:span text:style-name="T24">4.3.13.</text:span><text:span text:style-name="T41">61</text:span><text:span text:style-name="T24">. </text:span><text:alphabetical-index-mark-start text:id="IMark102563992"/><text:alphabetical-index-mark-start text:id="IMark90018696"/><text:alphabetical-index-mark-start text:id="IMark98844248"/><text:alphabetical-index-mark-start text:id="IMark79987528"/><text:alphabetical-index-mark-start text:id="IMark98156232"/><text:span text:style-name="T110">Fact</text:span><text:alphabetical-index-mark-end text:id="IMark98156232"/><text:alphabetical-index-mark-end text:id="IMark79987528"/><text:alphabetical-index-mark-end text:id="IMark98844248"/><text:alphabetical-index-mark-end text:id="IMark90018696"/><text:alphabetical-index-mark-end text:id="IMark102563992"/><text:span text:style-name="T110"> LIKE ‘%</text:span><text:alphabetical-index-mark-start text:id="IMark95761656"/><text:alphabetical-index-mark-start text:id="IMark97354792"/><text:alphabetical-index-mark-start text:id="IMark80823768"/><text:alphabetical-index-mark-start text:id="IMark103751432"/><text:span text:style-name="T132">turn</text:span><text:alphabetical-index-mark-end text:id="IMark103751432"/><text:alphabetical-index-mark-end text:id="IMark80823768"/><text:alphabetical-index-mark-end text:id="IMark97354792"/><text:alphabetical-index-mark-end text:id="IMark95761656"/><text:span text:style-name="T114">%</text:span><text:span text:style-name="T110">’</text:span><text:span text:style-name="T249"> - </text:span><text:alphabetical-index-mark-start text:id="IMark80516104"/><text:span text:style-name="T249">Re</text:span><text:alphabetical-index-mark-start text:id="IMark92229272"/><text:span text:style-name="T249">l</text:span><text:alphabetical-index-mark-end text:id="IMark80516104"/><text:span text:style-name="T249">at</text:span><text:alphabetical-index-mark-end text:id="IMark92229272"/><text:span text:style-name="T249">ed to </text:span><text:alphabetical-index-mark-start text:id="IMark93735400"/><text:alphabetical-index-mark-start text:id="IMark103590520"/><text:alphabetical-index-mark-start text:id="IMark98735720"/><text:alphabetical-index-mark-start text:id="IMark104129656"/><text:span text:style-name="T249">turn</text:span><text:alphabetical-index-mark-end text:id="IMark104129656"/><text:alphabetical-index-mark-end text:id="IMark98735720"/><text:alphabetical-index-mark-end text:id="IMark103590520"/><text:alphabetical-index-mark-end text:id="IMark93735400"/><text:span text:style-name="T249">s and </text:span><text:alphabetical-index-mark-start text:id="IMark77343896"/><text:alphabetical-index-mark-start text:id="IMark93442584"/><text:alphabetical-index-mark-start text:id="IMark105247624"/><text:alphabetical-index-mark-start text:id="IMark96155576"/><text:alphabetical-index-mark-start text:id="IMark93327016"/><text:span text:style-name="T249">course</text:span><text:alphabetical-index-mark-end text:id="IMark93327016"/><text:alphabetical-index-mark-end text:id="IMark96155576"/><text:alphabetical-index-mark-end text:id="IMark105247624"/><text:alphabetical-index-mark-end text:id="IMark93442584"/><text:alphabetical-index-mark-end text:id="IMark77343896"/><text:span text:style-name="T249"> changes.</text:span></text:p>
      <text:p text:style-name="Text_20_body"/>
      <text:p text:style-name="Text_20_body"/>
      <text:p text:style-name="P18"><text:span text:style-name="T24">4.3.13.</text:span><text:span text:style-name="T41">6</text:span><text:span text:style-name="T63">2</text:span><text:span text:style-name="T24">. </text:span><text:alphabetical-index-mark-start text:id="IMark100280088"/><text:alphabetical-index-mark-start text:id="IMark82919896"/><text:alphabetical-index-mark-start text:id="IMark81870376"/><text:alphabetical-index-mark-start text:id="IMark102898744"/><text:alphabetical-index-mark-start text:id="IMark80836792"/><text:span text:style-name="T110">Fact</text:span><text:alphabetical-index-mark-end text:id="IMark80836792"/><text:alphabetical-index-mark-end text:id="IMark102898744"/><text:alphabetical-index-mark-end text:id="IMark81870376"/><text:alphabetical-index-mark-end text:id="IMark82919896"/><text:alphabetical-index-mark-end text:id="IMark100280088"/><text:span text:style-name="T110"> LIKE ‘</text:span><text:alphabetical-index-mark-start text:id="IMark104128872"/><text:alphabetical-index-mark-start text:id="IMark90873432"/><text:span text:style-name="T110">%</text:span><text:span text:style-name="T160">is_</text:span><text:span text:style-name="T114">%</text:span><text:alphabetical-index-mark-end text:id="IMark90873432"/><text:alphabetical-index-mark-end text:id="IMark104128872"/><text:span text:style-name="T110">’</text:span><text:span text:style-name="T249"> - </text:span><text:alphabetical-index-mark-start text:id="IMark91542904"/><text:alphabetical-index-mark-start text:id="IMark100665192"/><text:alphabetical-index-mark-start text:id="IMark93148728"/><text:span text:style-name="T249">Fact</text:span><text:alphabetical-index-mark-end text:id="IMark93148728"/><text:alphabetical-index-mark-end text:id="IMark100665192"/><text:alphabetical-index-mark-end text:id="IMark91542904"/><text:span text:style-name="T249">s with </text:span><text:alphabetical-index-mark-start text:id="IMark96228216"/><text:alphabetical-index-mark-start text:id="IMark104170760"/><text:alphabetical-index-mark-start text:id="IMark103092296"/><text:span text:style-name="T249">Item</text:span><text:alphabetical-index-mark-end text:id="IMark103092296"/><text:alphabetical-index-mark-end text:id="IMark104170760"/><text:alphabetical-index-mark-end text:id="IMark96228216"/><text:span text:style-name="T249"> </text:span><text:alphabetical-index-mark-start text:id="IMark91011464"/><text:alphabetical-index-mark-start text:id="IMark81287928"/><text:span text:style-name="T249">field</text:span><text:alphabetical-index-mark-end text:id="IMark81287928"/><text:alphabetical-index-mark-end text:id="IMark91011464"/><text:span text:style-name="T249">s that start with </text:span><text:span text:style-name="T110">‘is_’</text:span><text:span text:style-name="T249"> are </text:span><text:alphabetical-index-mark-start text:id="IMark95731144"/><text:alphabetical-index-mark-start text:id="IMark96261000"/><text:span text:style-name="T249">implicit</text:span><text:alphabetical-index-mark-end text:id="IMark96261000"/><text:alphabetical-index-mark-end text:id="IMark95731144"/><text:span text:style-name="T249">ly or </text:span><text:alphabetical-index-mark-start text:id="IMark97319256"/><text:alphabetical-index-mark-start text:id="IMark100659832"/><text:span text:style-name="T249">explicit</text:span><text:alphabetical-index-mark-end text:id="IMark100659832"/><text:alphabetical-index-mark-end text:id="IMark97319256"/><text:span text:style-name="T249">ly </text:span><text:alphabetical-index-mark-start text:id="IMark97921928"/><text:alphabetical-index-mark-start text:id="IMark102842024"/><text:alphabetical-index-mark-start text:id="IMark79489528"/><text:span text:style-name="T249">boolean</text:span><text:alphabetical-index-mark-end text:id="IMark79489528"/><text:alphabetical-index-mark-end text:id="IMark102842024"/><text:alphabetical-index-mark-end text:id="IMark97921928"/><text:span text:style-name="T249">. </text:span><text:alphabetical-index-mark-start text:id="IMark100991992"/><text:alphabetical-index-mark-start text:id="IMark90007560"/><text:alphabetical-index-mark-start text:id="IMark80099512"/><text:span text:style-name="T110">Value</text:span><text:alphabetical-index-mark-end text:id="IMark80099512"/><text:alphabetical-index-mark-end text:id="IMark90007560"/><text:alphabetical-index-mark-end text:id="IMark100991992"/><text:span text:style-name="T110"> = 1</text:span><text:span text:style-name="T249"> equates to a true </text:span><text:alphabetical-index-mark-start text:id="IMark80279400"/><text:alphabetical-index-mark-start text:id="IMark98919464"/><text:alphabetical-index-mark-start text:id="IMark99217592"/><text:span text:style-name="T249">logic</text:span><text:alphabetical-index-mark-end text:id="IMark99217592"/><text:alphabetical-index-mark-end text:id="IMark98919464"/><text:alphabetical-index-mark-end text:id="IMark80279400"/><text:span text:style-name="T249">al </text:span><text:alphabetical-index-mark-start text:id="IMark95815464"/><text:alphabetical-index-mark-start text:id="IMark81907944"/><text:alphabetical-index-mark-start text:id="IMark102892888"/><text:span text:style-name="T249">value</text:span><text:alphabetical-index-mark-end text:id="IMark102892888"/><text:alphabetical-index-mark-end text:id="IMark81907944"/><text:alphabetical-index-mark-end text:id="IMark95815464"/><text:span text:style-name="T249">, and </text:span><text:alphabetical-index-mark-start text:id="IMark90360696"/><text:alphabetical-index-mark-start text:id="IMark81841672"/><text:alphabetical-index-mark-start text:id="IMark82236280"/><text:span text:style-name="T110">Value</text:span><text:alphabetical-index-mark-end text:id="IMark82236280"/><text:alphabetical-index-mark-end text:id="IMark81841672"/><text:alphabetical-index-mark-end text:id="IMark90360696"/><text:span text:style-name="T110"> = 0</text:span><text:span text:style-name="T249"> is false. Note that </text:span><text:alphabetical-index-mark-start text:id="IMark91005832"/><text:alphabetical-index-mark-start text:id="IMark90816072"/><text:alphabetical-index-mark-start text:id="IMark81408568"/><text:span text:style-name="T249">fact</text:span><text:alphabetical-index-mark-end text:id="IMark81408568"/><text:alphabetical-index-mark-end text:id="IMark90816072"/><text:alphabetical-index-mark-end text:id="IMark91005832"/><text:span text:style-name="T249"> </text:span><text:alphabetical-index-mark-start text:id="IMark44975032"/><text:alphabetical-index-mark-start text:id="IMark97371560"/><text:alphabetical-index-mark-start text:id="IMark100887464"/><text:span text:style-name="T249">record</text:span><text:alphabetical-index-mark-end text:id="IMark100887464"/><text:alphabetical-index-mark-end text:id="IMark97371560"/><text:alphabetical-index-mark-end text:id="IMark44975032"/><text:span text:style-name="T249">s and related procedures can be created to </text:span><text:alphabetical-index-mark-start text:id="IMark91932376"/><text:alphabetical-index-mark-start text:id="IMark95095960"/><text:alphabetical-index-mark-start text:id="IMark82513208"/><text:span text:style-name="T249">sup</text:span><text:alphabetical-index-mark-start text:id="IMark101173928"/><text:alphabetical-index-mark-start text:id="IMark102147608"/><text:span text:style-name="T249">port</text:span><text:alphabetical-index-mark-end text:id="IMark102147608"/><text:alphabetical-index-mark-end text:id="IMark101173928"/><text:alphabetical-index-mark-end text:id="IMark82513208"/><text:alphabetical-index-mark-end text:id="IMark95095960"/><text:alphabetical-index-mark-end text:id="IMark91932376"/><text:span text:style-name="T249"> </text:span><text:alphabetical-index-mark-start text:id="IMark100744152"/><text:alphabetical-index-mark-start text:id="IMark104048328"/><text:alphabetical-index-mark-start text:id="IMark60632968"/><text:span text:style-name="T249">nnary</text:span><text:alphabetical-index-mark-end text:id="IMark60632968"/><text:alphabetical-index-mark-end text:id="IMark104048328"/><text:alphabetical-index-mark-end text:id="IMark100744152"/><text:span text:style-name="T249"> </text:span><text:alphabetical-index-mark-start text:id="IMark96448840"/><text:alphabetical-index-mark-start text:id="IMark94642728"/><text:alphabetical-index-mark-start text:id="IMark91220712"/><text:span text:style-name="T249">logic</text:span><text:alphabetical-index-mark-end text:id="IMark91220712"/><text:alphabetical-index-mark-end text:id="IMark94642728"/><text:alphabetical-index-mark-end text:id="IMark96448840"/><text:span text:style-name="T249"> </text:span><text:alphabetical-index-mark-start text:id="IMark80828952"/><text:alphabetical-index-mark-start text:id="IMark82235496"/><text:alphabetical-index-mark-start text:id="IMark93380264"/><text:span text:style-name="T249">system</text:span><text:alphabetical-index-mark-end text:id="IMark93380264"/><text:alphabetical-index-mark-end text:id="IMark82235496"/><text:alphabetical-index-mark-end text:id="IMark80828952"/><text:span text:style-name="T249">s of </text:span><text:alphabetical-index-mark-start text:id="IMark93341240"/><text:alphabetical-index-mark-start text:id="IMark96683640"/><text:alphabetical-index-mark-start text:id="IMark82572504"/><text:span text:style-name="T249">fact</text:span><text:alphabetical-index-mark-end text:id="IMark82572504"/><text:alphabetical-index-mark-end text:id="IMark96683640"/><text:alphabetical-index-mark-end text:id="IMark93341240"/><text:span text:style-name="T249">s and </text:span><text:alphabetical-index-mark-start text:id="IMark90628408"/><text:alphabetical-index-mark-start text:id="IMark67704456"/><text:alphabetical-index-mark-start text:id="IMark97928872"/><text:span text:style-name="T249">rule</text:span><text:alphabetical-index-mark-end text:id="IMark97928872"/><text:alphabetical-index-mark-end text:id="IMark67704456"/><text:alphabetical-index-mark-end text:id="IMark90628408"/><text:span text:style-name="T249">s instead of a simple </text:span><text:alphabetical-index-mark-start text:id="IMark95694840"/><text:alphabetical-index-mark-start text:id="IMark99668776"/><text:alphabetical-index-mark-start text:id="IMark101831656"/><text:span text:style-name="T249">binary</text:span><text:alphabetical-index-mark-end text:id="IMark101831656"/><text:alphabetical-index-mark-end text:id="IMark99668776"/><text:alphabetical-index-mark-end text:id="IMark95694840"/><text:span text:style-name="T249"> one as defined by </text:span><text:alphabetical-index-mark-start text:id="IMark100611736"/><text:alphabetical-index-mark-start text:id="IMark80643720"/><text:alphabetical-index-mark-start text:id="IMark100420824"/><text:span text:style-name="T249">Boole</text:span><text:alphabetical-index-mark-end text:id="IMark100420824"/><text:alphabetical-index-mark-end text:id="IMark80643720"/><text:alphabetical-index-mark-end text:id="IMark100611736"/><text:span text:style-name="T249">’s </text:span><text:alphabetical-index-mark-start text:id="IMark99200296"/><text:alphabetical-index-mark-start text:id="IMark103091512"/><text:alphabetical-index-mark-start text:id="IMark67457928"/><text:span text:style-name="T249">algebra</text:span><text:alphabetical-index-mark-end text:id="IMark67457928"/><text:alphabetical-index-mark-end text:id="IMark103091512"/><text:alphabetical-index-mark-end text:id="IMark99200296"/><text:span text:style-name="T249">. An </text:span><text:alphabetical-index-mark-start text:id="IMark105103784"/><text:alphabetical-index-mark-start text:id="IMark91121016"/><text:span text:style-name="T249">implicit</text:span><text:alphabetical-index-mark-end text:id="IMark91121016"/><text:alphabetical-index-mark-end text:id="IMark105103784"/><text:span text:style-name="T249"> case of a </text:span><text:alphabetical-index-mark-start text:id="IMark77919720"/><text:alphabetical-index-mark-start text:id="IMark101592472"/><text:alphabetical-index-mark-start text:id="IMark95785752"/><text:span text:style-name="T249">boolean</text:span><text:alphabetical-index-mark-end text:id="IMark95785752"/><text:alphabetical-index-mark-end text:id="IMark101592472"/><text:alphabetical-index-mark-end text:id="IMark77919720"/><text:span text:style-name="T249"> </text:span><text:alphabetical-index-mark-start text:id="IMark94447576"/><text:alphabetical-index-mark-start text:id="IMark101666120"/><text:alphabetical-index-mark-start text:id="IMark82511640"/><text:span text:style-name="T249">fact</text:span><text:alphabetical-index-mark-end text:id="IMark82511640"/><text:alphabetical-index-mark-end text:id="IMark101666120"/><text:alphabetical-index-mark-end text:id="IMark94447576"/><text:span text:style-name="T249"> is </text:span><text:span text:style-name="T110">‘</text:span><text:alphabetical-index-mark-start text:id="IMark93844136"/><text:alphabetical-index-mark-start text:id="IMark80816728"/><text:span text:style-name="T110">is_first_</text:span><text:alphabetical-index-mark-start text:id="IMark99938648"/><text:alphabetical-index-mark-start text:id="IMark68731736"/><text:alphabetical-index-mark-start text:id="IMark82534296"/><text:span text:style-name="T110">iteration</text:span><text:alphabetical-index-mark-end text:id="IMark82534296"/><text:alphabetical-index-mark-end text:id="IMark68731736"/><text:alphabetical-index-mark-end text:id="IMark99938648"/><text:alphabetical-index-mark-end text:id="IMark80816728"/><text:alphabetical-index-mark-end text:id="IMark93844136"/><text:span text:style-name="T110">’</text:span><text:span text:style-name="T249">, since only if </text:span><text:alphabetical-index-mark-start text:id="IMark92686536"/><text:alphabetical-index-mark-start text:id="IMark101863400"/><text:alphabetical-index-mark-start text:id="IMark60651176"/><text:span text:style-name="T110">Value</text:span><text:alphabetical-index-mark-end text:id="IMark60651176"/><text:alphabetical-index-mark-end text:id="IMark101863400"/><text:alphabetical-index-mark-end text:id="IMark92686536"/><text:span text:style-name="T110"> = 1</text:span><text:span text:style-name="T249"> the </text:span><text:alphabetical-index-mark-start text:id="IMark94077224"/><text:alphabetical-index-mark-start text:id="IMark100655928"/><text:span text:style-name="T249">implicit</text:span><text:alphabetical-index-mark-end text:id="IMark100655928"/><text:alphabetical-index-mark-end text:id="IMark94077224"/><text:span text:style-name="T249"> </text:span><text:alphabetical-index-mark-start text:id="IMark82191000"/><text:alphabetical-index-mark-start text:id="IMark94169336"/><text:alphabetical-index-mark-start text:id="IMark91023176"/><text:span text:style-name="T249">logic</text:span><text:alphabetical-index-mark-end text:id="IMark91023176"/><text:alphabetical-index-mark-end text:id="IMark94169336"/><text:alphabetical-index-mark-end text:id="IMark82191000"/><text:span text:style-name="T249">al truth is achieved. An </text:span><text:alphabetical-index-mark-start text:id="IMark95699144"/><text:alphabetical-index-mark-start text:id="IMark98192632"/><text:span text:style-name="T249">explicit</text:span><text:alphabetical-index-mark-end text:id="IMark98192632"/><text:alphabetical-index-mark-end text:id="IMark95699144"/><text:span text:style-name="T249"> </text:span><text:alphabetical-index-mark-start text:id="IMark77930584"/><text:alphabetical-index-mark-start text:id="IMark89957128"/><text:alphabetical-index-mark-start text:id="IMark82081432"/><text:span text:style-name="T249">boolean</text:span><text:alphabetical-index-mark-end text:id="IMark82081432"/><text:alphabetical-index-mark-end text:id="IMark89957128"/><text:alphabetical-index-mark-end text:id="IMark77930584"/><text:span text:style-name="T249"> </text:span><text:alphabetical-index-mark-start text:id="IMark97102232"/><text:alphabetical-index-mark-start text:id="IMark82427528"/><text:alphabetical-index-mark-start text:id="IMark101314856"/><text:span text:style-name="T249">fact</text:span><text:alphabetical-index-mark-end text:id="IMark101314856"/><text:alphabetical-index-mark-end text:id="IMark82427528"/><text:alphabetical-index-mark-end text:id="IMark97102232"/><text:span text:style-name="T249"> is </text:span><text:span text:style-name="T110">‘</text:span><text:alphabetical-index-mark-start text:id="IMark97043688"/><text:alphabetical-index-mark-start text:id="IMark81252296"/><text:span text:style-name="T110">is_</text:span><text:alphabetical-index-mark-start text:id="IMark80041864"/><text:alphabetical-index-mark-start text:id="IMark98378904"/><text:alphabetical-index-mark-start text:id="IMark82540456"/><text:span text:style-name="T110">se</text:span><text:span text:style-name="T161">s</text:span><text:span text:style-name="T110">sion</text:span><text:alphabetical-index-mark-end text:id="IMark82540456"/><text:alphabetical-index-mark-end text:id="IMark98378904"/><text:alphabetical-index-mark-end text:id="IMark80041864"/><text:span text:style-name="T110">_dev_</text:span><text:alphabetical-index-mark-start text:id="IMark82972120"/><text:alphabetical-index-mark-start text:id="IMark83580168"/><text:alphabetical-index-mark-start text:id="IMark105094488"/><text:span text:style-name="T110">test</text:span><text:alphabetical-index-mark-end text:id="IMark105094488"/><text:alphabetical-index-mark-end text:id="IMark83580168"/><text:alphabetical-index-mark-end text:id="IMark82972120"/><text:alphabetical-index-mark-end text:id="IMark81252296"/><text:alphabetical-index-mark-end text:id="IMark97043688"/><text:span text:style-name="T110">’</text:span><text:span text:style-name="T249"> because it is true – </text:span><text:alphabetical-index-mark-start text:id="IMark92644712"/><text:alphabetical-index-mark-start text:id="IMark89747000"/><text:alphabetical-index-mark-start text:id="IMark93233496"/><text:span text:style-name="T110">Value</text:span><text:alphabetical-index-mark-end text:id="IMark93233496"/><text:alphabetical-index-mark-end text:id="IMark89747000"/><text:alphabetical-index-mark-end text:id="IMark92644712"/><text:span text:style-name="T110"> = 1</text:span><text:span text:style-name="T249"> – if the </text:span><text:alphabetical-index-mark-start text:id="IMark94523176"/><text:alphabetical-index-mark-start text:id="IMark60651960"/><text:alphabetical-index-mark-start text:id="IMark98980456"/><text:span text:style-name="T249">session</text:span><text:alphabetical-index-mark-end text:id="IMark98980456"/><text:alphabetical-index-mark-end text:id="IMark60651960"/><text:alphabetical-index-mark-end text:id="IMark94523176"/><text:span text:style-name="T249"> is a </text:span><text:alphabetical-index-mark-start text:id="IMark92200936"/><text:alphabetical-index-mark-start text:id="IMark98843432"/><text:span text:style-name="T249">development</text:span><text:alphabetical-index-mark-end text:id="IMark98843432"/><text:alphabetical-index-mark-end text:id="IMark92200936"/><text:span text:style-name="T249"> </text:span><text:alphabetical-index-mark-start text:id="IMark104936856"/><text:alphabetical-index-mark-start text:id="IMark80283208"/><text:alphabetical-index-mark-start text:id="IMark97309176"/><text:span text:style-name="T249">test</text:span><text:alphabetical-index-mark-end text:id="IMark97309176"/><text:alphabetical-index-mark-end text:id="IMark80283208"/><text:alphabetical-index-mark-end text:id="IMark104936856"/><text:span text:style-name="T249">, and </text:span><text:alphabetical-index-mark-start text:id="IMark93234280"/><text:alphabetical-index-mark-start text:id="IMark100347816"/><text:alphabetical-index-mark-start text:id="IMark89843944"/><text:span text:style-name="T110">Value</text:span><text:alphabetical-index-mark-end text:id="IMark89843944"/><text:alphabetical-index-mark-end text:id="IMark100347816"/><text:alphabetical-index-mark-end text:id="IMark93234280"/><text:span text:style-name="T110"> = 0</text:span><text:span text:style-name="T249"> meaning false, if not.</text:span></text:p>
      <text:p text:style-name="P18"/>
      <text:p text:style-name="P18"/>
      <text:p text:style-name="P19"><text:span text:style-name="T24">4.3.13.</text:span><text:span text:style-name="T41">6</text:span><text:span text:style-name="T64">3</text:span><text:span text:style-name="T24">. </text:span><text:alphabetical-index-mark-start text:id="IMark89936952"/><text:alphabetical-index-mark-start text:id="IMark94204920"/><text:alphabetical-index-mark-start text:id="IMark103279944"/><text:alphabetical-index-mark-start text:id="IMark90753672"/><text:alphabetical-index-mark-start text:id="IMark93770296"/><text:span text:style-name="T110">Fact</text:span><text:alphabetical-index-mark-end text:id="IMark93770296"/><text:alphabetical-index-mark-end text:id="IMark90753672"/><text:alphabetical-index-mark-end text:id="IMark103279944"/><text:alphabetical-index-mark-end text:id="IMark94204920"/><text:alphabetical-index-mark-end text:id="IMark89936952"/><text:span text:style-name="T110"> LIKE ‘%</text:span><text:alphabetical-index-mark-start text:id="IMark93771864"/><text:alphabetical-index-mark-start text:id="IMark99029432"/><text:alphabetical-index-mark-start text:id="IMark83913336"/><text:span text:style-name="T162">session</text:span><text:alphabetical-index-mark-end text:id="IMark83913336"/><text:alphabetical-index-mark-end text:id="IMark99029432"/><text:alphabetical-index-mark-end text:id="IMark93771864"/><text:span text:style-name="T160">_</text:span><text:alphabetical-index-mark-start text:id="IMark80535640"/><text:alphabetical-index-mark-start text:id="IMark83534168"/><text:alphabetical-index-mark-start text:id="IMark82425960"/><text:span text:style-name="T162">id</text:span><text:alphabetical-index-mark-end text:id="IMark82425960"/><text:alphabetical-index-mark-end text:id="IMark83534168"/><text:alphabetical-index-mark-end text:id="IMark80535640"/><text:span text:style-name="T114">%</text:span><text:span text:style-name="T110">’</text:span><text:span text:style-name="T249"> - This </text:span><text:alphabetical-index-mark-start text:id="IMark99532984"/><text:alphabetical-index-mark-start text:id="IMark80182424"/><text:alphabetical-index-mark-start text:id="IMark44082136"/><text:span text:style-name="T249">fact</text:span><text:alphabetical-index-mark-end text:id="IMark44082136"/><text:alphabetical-index-mark-end text:id="IMark80182424"/><text:alphabetical-index-mark-end text:id="IMark99532984"/><text:span text:style-name="T249"> carries a </text:span><text:alphabetical-index-mark-start text:id="IMark95889656"/><text:alphabetical-index-mark-start text:id="IMark90742728"/><text:alphabetical-index-mark-start text:id="IMark79929768"/><text:span text:style-name="T110">Value</text:span><text:alphabetical-index-mark-end text:id="IMark79929768"/><text:alphabetical-index-mark-end text:id="IMark90742728"/><text:alphabetical-index-mark-end text:id="IMark95889656"/><text:span text:style-name="T249"> unique to each </text:span><text:alphabetical-index-mark-start text:id="IMark95999528"/><text:alphabetical-index-mark-start text:id="IMark90587368"/><text:alphabetical-index-mark-start text:id="IMark103522920"/><text:span text:style-name="T249">session</text:span><text:alphabetical-index-mark-end text:id="IMark103522920"/><text:alphabetical-index-mark-end text:id="IMark90587368"/><text:alphabetical-index-mark-end text:id="IMark95999528"/><text:span text:style-name="T249"> – that, is, each </text:span><text:alphabetical-index-mark-start text:id="IMark95273720"/><text:alphabetical-index-mark-start text:id="IMark80061400"/><text:alphabetical-index-mark-start text:id="IMark105149896"/><text:span text:style-name="T249">time</text:span><text:alphabetical-index-mark-end text:id="IMark105149896"/><text:alphabetical-index-mark-end text:id="IMark80061400"/><text:alphabetical-index-mark-end text:id="IMark95273720"/><text:span text:style-name="T249"> you </text:span><text:alphabetical-index-mark-start text:id="IMark105095272"/><text:alphabetical-index-mark-start text:id="IMark89804520"/><text:alphabetical-index-mark-start text:id="IMark104722488"/><text:span text:style-name="T249">load</text:span><text:alphabetical-index-mark-end text:id="IMark104722488"/><text:alphabetical-index-mark-end text:id="IMark89804520"/><text:alphabetical-index-mark-end text:id="IMark105095272"/><text:span text:style-name="T249"> a </text:span><text:alphabetical-index-mark-start text:id="IMark82206552"/><text:alphabetical-index-mark-start text:id="IMark90949560"/><text:alphabetical-index-mark-start text:id="IMark100939736"/><text:span text:style-name="T249">scenario</text:span><text:alphabetical-index-mark-end text:id="IMark100939736"/><text:alphabetical-index-mark-end text:id="IMark90949560"/><text:alphabetical-index-mark-end text:id="IMark82206552"/><text:span text:style-name="T249"> with this </text:span><text:alphabetical-index-mark-start text:id="IMark90964104"/><text:alphabetical-index-mark-start text:id="IMark100052808"/><text:alphabetical-index-mark-start text:id="IMark43960280"/><text:span text:style-name="T249">file</text:span><text:alphabetical-index-mark-end text:id="IMark43960280"/><text:alphabetical-index-mark-end text:id="IMark100052808"/><text:alphabetical-index-mark-end text:id="IMark90964104"/><text:span text:style-name="T249">, the </text:span><text:alphabetical-index-mark-start text:id="IMark98817656"/><text:alphabetical-index-mark-start text:id="IMark94318024"/><text:alphabetical-index-mark-start text:id="IMark94367320"/><text:span text:style-name="T110">Value</text:span><text:alphabetical-index-mark-end text:id="IMark94367320"/><text:alphabetical-index-mark-end text:id="IMark94318024"/><text:alphabetical-index-mark-end text:id="IMark98817656"/><text:span text:style-name="T249"> </text:span><text:alphabetical-index-mark-start text:id="IMark94068328"/><text:alphabetical-index-mark-start text:id="IMark100703032"/><text:span text:style-name="T249">field</text:span><text:alphabetical-index-mark-end text:id="IMark100703032"/><text:alphabetical-index-mark-end text:id="IMark94068328"/><text:span text:style-name="T249"> is </text:span><text:alphabetical-index-mark-start text:id="IMark82431000"/><text:alphabetical-index-mark-start text:id="IMark101930024"/><text:alphabetical-index-mark-start text:id="IMark89826136"/><text:span text:style-name="T249">increment</text:span><text:alphabetical-index-mark-end text:id="IMark89826136"/><text:alphabetical-index-mark-end text:id="IMark101930024"/><text:alphabetical-index-mark-end text:id="IMark82431000"/><text:span text:style-name="T249">ed. This allows for </text:span><text:alphabetical-index-mark-start text:id="IMark96852360"/><text:alphabetical-index-mark-start text:id="IMark81823256"/><text:alphabetical-index-mark-start text:id="IMark80660120"/><text:span text:style-name="T249">storage</text:span><text:alphabetical-index-mark-end text:id="IMark80660120"/><text:alphabetical-index-mark-end text:id="IMark81823256"/><text:alphabetical-index-mark-end text:id="IMark96852360"/><text:span text:style-name="T249"> of </text:span><text:alphabetical-index-mark-start text:id="IMark104548728"/><text:alphabetical-index-mark-start text:id="IMark103991512"/><text:alphabetical-index-mark-start text:id="IMark94945400"/><text:span text:style-name="T249">session</text:span><text:alphabetical-index-mark-end text:id="IMark94945400"/><text:alphabetical-index-mark-end text:id="IMark103991512"/><text:alphabetical-index-mark-end text:id="IMark104548728"/><text:span text:style-name="T249"> </text:span><text:alphabetical-index-mark-start text:id="IMark80108808"/><text:alphabetical-index-mark-start text:id="IMark80138280"/><text:alphabetical-index-mark-start text:id="IMark96786216"/><text:span text:style-name="T249">data</text:span><text:alphabetical-index-mark-end text:id="IMark96786216"/><text:alphabetical-index-mark-end text:id="IMark80138280"/><text:alphabetical-index-mark-end text:id="IMark80108808"/><text:span text:style-name="T249"> in bulk, with an unique </text:span><text:alphabetical-index-mark-start text:id="IMark96198840"/><text:alphabetical-index-mark-start text:id="IMark90929080"/><text:alphabetical-index-mark-start text:id="IMark102517656"/><text:span text:style-name="T249">key</text:span><text:alphabetical-index-mark-end text:id="IMark102517656"/><text:alphabetical-index-mark-end text:id="IMark90929080"/><text:alphabetical-index-mark-end text:id="IMark96198840"/><text:span text:style-name="T249"> to identify each </text:span><text:alphabetical-index-mark-start text:id="IMark91635672"/><text:alphabetical-index-mark-start text:id="IMark60672952"/><text:alphabetical-index-mark-start text:id="IMark105141512"/><text:span text:style-name="T249">session</text:span><text:alphabetical-index-mark-end text:id="IMark105141512"/><text:alphabetical-index-mark-end text:id="IMark60672952"/><text:alphabetical-index-mark-end text:id="IMark91635672"/><text:span text:style-name="T249"> </text:span><text:alphabetical-index-mark-start text:id="IMark90948776"/><text:alphabetical-index-mark-start text:id="IMark104143048"/><text:alphabetical-index-mark-start text:id="IMark95196408"/><text:span text:style-name="T249">data</text:span><text:alphabetical-index-mark-end text:id="IMark95196408"/><text:alphabetical-index-mark-end text:id="IMark104143048"/><text:alphabetical-index-mark-end text:id="IMark90948776"/><text:span text:style-name="T249">set. You can reset the </text:span><text:alphabetical-index-mark-start text:id="IMark103695752"/><text:alphabetical-index-mark-start text:id="IMark93871304"/><text:alphabetical-index-mark-start text:id="IMark91335384"/><text:span text:style-name="T110">Value</text:span><text:alphabetical-index-mark-end text:id="IMark91335384"/><text:alphabetical-index-mark-end text:id="IMark93871304"/><text:alphabetical-index-mark-end text:id="IMark103695752"/><text:span text:style-name="T249"> </text:span><text:alphabetical-index-mark-start text:id="IMark91247432"/><text:alphabetical-index-mark-start text:id="IMark101242216"/><text:span text:style-name="T249">field</text:span><text:alphabetical-index-mark-end text:id="IMark101242216"/><text:alphabetical-index-mark-end text:id="IMark91247432"/><text:span text:style-name="T249"> of this </text:span><text:alphabetical-index-mark-start text:id="IMark90041096"/><text:alphabetical-index-mark-start text:id="IMark90872648"/><text:alphabetical-index-mark-start text:id="IMark95534712"/><text:span text:style-name="T249">fact</text:span><text:alphabetical-index-mark-end text:id="IMark95534712"/><text:alphabetical-index-mark-end text:id="IMark90872648"/><text:alphabetical-index-mark-end text:id="IMark90041096"/><text:span text:style-name="T249"> </text:span><text:alphabetical-index-mark-start text:id="IMark82119032"/><text:alphabetical-index-mark-start text:id="IMark89990008"/><text:alphabetical-index-mark-start text:id="IMark82980504"/><text:span text:style-name="T249">record</text:span><text:alphabetical-index-mark-end text:id="IMark82980504"/><text:alphabetical-index-mark-end text:id="IMark89990008"/><text:alphabetical-index-mark-end text:id="IMark82119032"/><text:span text:style-name="T249"> </text:span><text:alphabetical-index-mark-start text:id="IMark104288328"/><text:alphabetical-index-mark-start text:id="IMark89868280"/><text:span text:style-name="T249">manual</text:span><text:alphabetical-index-mark-end text:id="IMark89868280"/><text:alphabetical-index-mark-end text:id="IMark104288328"/><text:span text:style-name="T249">ly, but it is not recommendable if you want to </text:span><text:alphabetical-index-mark-start text:id="IMark95927432"/><text:alphabetical-index-mark-start text:id="IMark52530552"/><text:alphabetical-index-mark-start text:id="IMark68171272"/><text:span text:style-name="T249">keep</text:span><text:alphabetical-index-mark-end text:id="IMark68171272"/><text:alphabetical-index-mark-end text:id="IMark52530552"/><text:alphabetical-index-mark-end text:id="IMark95927432"/><text:span text:style-name="T249"> track of your </text:span><text:alphabetical-index-mark-start text:id="IMark92954024"/><text:alphabetical-index-mark-start text:id="IMark102077272"/><text:alphabetical-index-mark-start text:id="IMark79211752"/><text:span text:style-name="T249">session</text:span><text:alphabetical-index-mark-end text:id="IMark79211752"/><text:alphabetical-index-mark-end text:id="IMark102077272"/><text:alphabetical-index-mark-end text:id="IMark92954024"/><text:span text:style-name="T249">s.</text:span></text:p>
      <text:p text:style-name="P18"/>
      <text:p text:style-name="P18"/>
      <text:p text:style-name="P20"><text:soft-page-break/><text:span text:style-name="T24">4.3.13.</text:span><text:span text:style-name="T41">6</text:span><text:span text:style-name="T65">4</text:span><text:span text:style-name="T24">. </text:span><text:alphabetical-index-mark-start text:id="IMark68871944"/><text:alphabetical-index-mark-start text:id="IMark103107224"/><text:alphabetical-index-mark-start text:id="IMark99351160"/><text:alphabetical-index-mark-start text:id="IMark44941320"/><text:alphabetical-index-mark-start text:id="IMark80199176"/><text:span text:style-name="T110">Fact</text:span><text:alphabetical-index-mark-end text:id="IMark80199176"/><text:alphabetical-index-mark-end text:id="IMark44941320"/><text:alphabetical-index-mark-end text:id="IMark99351160"/><text:alphabetical-index-mark-end text:id="IMark103107224"/><text:alphabetical-index-mark-end text:id="IMark68871944"/><text:span text:style-name="T110"> LIKE ‘</text:span><text:alphabetical-index-mark-start text:id="IMark101615560"/><text:alphabetical-index-mark-start text:id="IMark95284184"/><text:span text:style-name="T110">%</text:span><text:span text:style-name="T163">dec_</text:span><text:span text:style-name="T114">%</text:span><text:alphabetical-index-mark-end text:id="IMark95284184"/><text:alphabetical-index-mark-end text:id="IMark101615560"/><text:span text:style-name="T110">’</text:span><text:span text:style-name="T249"> - Refers to a </text:span><text:alphabetical-index-mark-start text:id="IMark104331832"/><text:alphabetical-index-mark-start text:id="IMark45029176"/><text:span text:style-name="T249">decision</text:span><text:alphabetical-index-mark-end text:id="IMark45029176"/><text:alphabetical-index-mark-end text:id="IMark104331832"/><text:span text:style-name="T249"> </text:span><text:alphabetical-index-mark-start text:id="IMark93676312"/><text:alphabetical-index-mark-start text:id="IMark101998888"/><text:span text:style-name="T249">parameter</text:span><text:alphabetical-index-mark-end text:id="IMark101998888"/><text:alphabetical-index-mark-end text:id="IMark93676312"/><text:span text:style-name="T249">, like a </text:span><text:alphabetical-index-mark-start text:id="IMark90970520"/><text:alphabetical-index-mark-start text:id="IMark98139016"/><text:span text:style-name="T249">decision</text:span><text:alphabetical-index-mark-end text:id="IMark98139016"/><text:alphabetical-index-mark-end text:id="IMark90970520"/><text:span text:style-name="T249"> </text:span><text:alphabetical-index-mark-start text:id="IMark90902648"/><text:alphabetical-index-mark-start text:id="IMark90846712"/><text:alphabetical-index-mark-start text:id="IMark96405640"/><text:span text:style-name="T249">altitude</text:span><text:alphabetical-index-mark-end text:id="IMark96405640"/><text:alphabetical-index-mark-end text:id="IMark90846712"/><text:alphabetical-index-mark-end text:id="IMark90902648"/><text:span text:style-name="T249"> in which the </text:span><text:alphabetical-index-mark-start text:id="IMark93402648"/><text:alphabetical-index-mark-start text:id="IMark97863144"/><text:alphabetical-index-mark-start text:id="IMark102154616"/><text:span text:style-name="T249">AIE</text:span><text:alphabetical-index-mark-end text:id="IMark102154616"/><text:alphabetical-index-mark-end text:id="IMark97863144"/><text:alphabetical-index-mark-end text:id="IMark93402648"/><text:span text:style-name="T249"> must decide whether to continue an </text:span><text:alphabetical-index-mark-start text:id="IMark103576872"/><text:alphabetical-index-mark-start text:id="IMark102917736"/><text:span text:style-name="T249">approach</text:span><text:alphabetical-index-mark-end text:id="IMark102917736"/><text:alphabetical-index-mark-end text:id="IMark103576872"/><text:span text:style-name="T249"> for </text:span><text:alphabetical-index-mark-start text:id="IMark82113560"/><text:alphabetical-index-mark-start text:id="IMark100941304"/><text:alphabetical-index-mark-start text:id="IMark90028520"/><text:span text:style-name="T249">landing</text:span><text:alphabetical-index-mark-end text:id="IMark90028520"/><text:alphabetical-index-mark-end text:id="IMark100941304"/><text:alphabetical-index-mark-end text:id="IMark82113560"/><text:span text:style-name="T249"> , for </text:span><text:alphabetical-index-mark-start text:id="IMark101833224"/><text:alphabetical-index-mark-start text:id="IMark79121336"/><text:alphabetical-index-mark-start text:id="IMark95521224"/><text:span text:style-name="T249">example</text:span><text:alphabetical-index-mark-end text:id="IMark95521224"/><text:alphabetical-index-mark-end text:id="IMark79121336"/><text:alphabetical-index-mark-end text:id="IMark101833224"/><text:span text:style-name="T249">.</text:span></text:p>
      <text:p text:style-name="P18"/>
      <text:p text:style-name="P18"/>
      <text:p text:style-name="P17"><text:span text:style-name="T24">4.3.13.65.</text:span><text:span text:style-name="T249"> </text:span><text:alphabetical-index-mark-start text:id="IMark52996888"/><text:alphabetical-index-mark-start text:id="IMark80820184"/><text:alphabetical-index-mark-start text:id="IMark101144488"/><text:alphabetical-index-mark-start text:id="IMark102062088"/><text:alphabetical-index-mark-start text:id="IMark91067880"/><text:span text:style-name="T110">Fact</text:span><text:alphabetical-index-mark-end text:id="IMark91067880"/><text:alphabetical-index-mark-end text:id="IMark102062088"/><text:alphabetical-index-mark-end text:id="IMark101144488"/><text:alphabetical-index-mark-end text:id="IMark80820184"/><text:alphabetical-index-mark-end text:id="IMark52996888"/><text:span text:style-name="T110"> LIKE ‘</text:span><text:alphabetical-index-mark-start text:id="IMark52523672"/><text:alphabetical-index-mark-start text:id="IMark101892600"/><text:span text:style-name="T110">%</text:span><text:span text:style-name="T164">h</text:span><text:alphabetical-index-mark-start text:id="IMark99274296"/><text:alphabetical-index-mark-start text:id="IMark102890328"/><text:alphabetical-index-mark-start text:id="IMark84351080"/><text:span text:style-name="T164">level</text:span><text:alphabetical-index-mark-end text:id="IMark84351080"/><text:alphabetical-index-mark-end text:id="IMark102890328"/><text:alphabetical-index-mark-end text:id="IMark99274296"/><text:span text:style-name="T114">%</text:span><text:alphabetical-index-mark-end text:id="IMark101892600"/><text:alphabetical-index-mark-end text:id="IMark52523672"/><text:span text:style-name="T110">’</text:span><text:span text:style-name="T249"> - Refer to </text:span><text:alphabetical-index-mark-start text:id="IMark100572056"/><text:alphabetical-index-mark-start text:id="IMark81509992"/><text:alphabetical-index-mark-start text:id="IMark91961352"/><text:span text:style-name="T249">horizontal</text:span><text:alphabetical-index-mark-end text:id="IMark91961352"/><text:alphabetical-index-mark-end text:id="IMark81509992"/><text:alphabetical-index-mark-end text:id="IMark100572056"/><text:span text:style-name="T249"> </text:span><text:alphabetical-index-mark-start text:id="IMark91255912"/><text:alphabetical-index-mark-start text:id="IMark104094776"/><text:alphabetical-index-mark-start text:id="IMark92149432"/><text:span text:style-name="T249">level</text:span><text:alphabetical-index-mark-end text:id="IMark92149432"/><text:alphabetical-index-mark-end text:id="IMark104094776"/><text:alphabetical-index-mark-end text:id="IMark91255912"/><text:span text:style-name="T249">, or the </text:span><text:alphabetical-index-mark-start text:id="IMark52906232"/><text:alphabetical-index-mark-start text:id="IMark82799208"/><text:span text:style-name="T249">tangent</text:span><text:alphabetical-index-mark-end text:id="IMark82799208"/><text:alphabetical-index-mark-end text:id="IMark52906232"/><text:span text:style-name="T249"> to the </text:span><text:alphabetical-index-mark-start text:id="IMark101524232"/><text:alphabetical-index-mark-start text:id="IMark68885864"/><text:span text:style-name="T249">orbit</text:span><text:alphabetical-index-mark-end text:id="IMark68885864"/><text:alphabetical-index-mark-end text:id="IMark101524232"/><text:span text:style-name="T249"> </text:span><text:alphabetical-index-mark-start text:id="IMark89918088"/><text:alphabetical-index-mark-start text:id="IMark83190600"/><text:span text:style-name="T249">curve</text:span><text:alphabetical-index-mark-end text:id="IMark83190600"/><text:alphabetical-index-mark-end text:id="IMark89918088"/><text:span text:style-name="T249"> at a specific point.</text:span></text:p>
      <text:h text:style-name="P58" text:outline-level="3"/>
      <text:p text:style-name="P26"/>
      <text:h text:style-name="Heading_20_3" text:outline-level="3"><text:bookmark-start text:name="__RefHeading___Toc6416_1538881673"/><text:span text:style-name="T24">4.3.1</text:span><text:span text:style-name="T1">4</text:span><text:span text:style-name="T24">.</text:span> General <text:alphabetical-index-mark-start text:id="IMark100927464"/><text:alphabetical-index-mark-start text:id="IMark100145048"/><text:alphabetical-index-mark-start text:id="IMark92361160"/><text:alphabetical-index-mark-start text:id="IMark91270936"/>description<text:alphabetical-index-mark-end text:id="IMark91270936"/><text:alphabetical-index-mark-end text:id="IMark92361160"/><text:alphabetical-index-mark-end text:id="IMark100145048"/><text:alphabetical-index-mark-end text:id="IMark100927464"/> of <text:alphabetical-index-mark-start text:id="IMark104476440"/><text:alphabetical-index-mark-start text:id="IMark95401352"/><text:alphabetical-index-mark-start text:id="IMark83421768"/><text:alphabetical-index-mark-start text:id="IMark81842456"/><text:alphabetical-index-mark-start text:id="IMark102699400"/>rule<text:alphabetical-index-mark-end text:id="IMark102699400"/><text:alphabetical-index-mark-end text:id="IMark81842456"/><text:alphabetical-index-mark-end text:id="IMark83421768"/><text:alphabetical-index-mark-end text:id="IMark95401352"/><text:alphabetical-index-mark-end text:id="IMark104476440"/>s<text:bookmark-end text:name="__RefHeading___Toc6416_1538881673"/></text:h>
      <text:p text:style-name="Text_20_body"/>
      <text:p text:style-name="Text_20_body">Much like in the case of <text:alphabetical-index-mark-start text:id="IMark101057496"/><text:alphabetical-index-mark-start text:id="IMark83790264"/><text:alphabetical-index-mark-start text:id="IMark67546200"/><text:alphabetical-index-mark-start text:id="IMark95546840"/><text:alphabetical-index-mark-start text:id="IMark102320936"/>fact<text:alphabetical-index-mark-end text:id="IMark102320936"/><text:alphabetical-index-mark-end text:id="IMark95546840"/><text:alphabetical-index-mark-end text:id="IMark67546200"/><text:alphabetical-index-mark-end text:id="IMark83790264"/><text:alphabetical-index-mark-end text:id="IMark101057496"/>s, <text:alphabetical-index-mark-start text:id="IMark77135400"/><text:alphabetical-index-mark-start text:id="IMark82402552"/><text:alphabetical-index-mark-start text:id="IMark95162104"/><text:alphabetical-index-mark-start text:id="IMark95509256"/><text:alphabetical-index-mark-start text:id="IMark94712008"/>rule<text:alphabetical-index-mark-end text:id="IMark94712008"/><text:alphabetical-index-mark-end text:id="IMark95509256"/><text:alphabetical-index-mark-end text:id="IMark95162104"/><text:alphabetical-index-mark-end text:id="IMark82402552"/><text:alphabetical-index-mark-end text:id="IMark77135400"/>s can be understood <text:alphabetical-index-mark-start text:id="IMark90089560"/><text:alphabetical-index-mark-start text:id="IMark98891656"/><text:alphabetical-index-mark-start text:id="IMark91080296"/><text:alphabetical-index-mark-start text:id="IMark93572760"/>base<text:alphabetical-index-mark-end text:id="IMark93572760"/><text:alphabetical-index-mark-end text:id="IMark91080296"/><text:alphabetical-index-mark-end text:id="IMark98891656"/><text:alphabetical-index-mark-end text:id="IMark90089560"/>d in the way that they are <text:alphabetical-index-mark-start text:id="IMark90665128"/><text:alphabetical-index-mark-start text:id="IMark93796120"/>construct<text:alphabetical-index-mark-end text:id="IMark93796120"/><text:alphabetical-index-mark-end text:id="IMark90665128"/>ed.</text:p>
      <text:p text:style-name="Text_20_body"/>
      <text:p text:style-name="Text_20_body"><text:span text:style-name="T1">4.3.14.1.</text:span> <text:alphabetical-index-mark-start text:id="IMark53003640"/><text:alphabetical-index-mark-start text:id="IMark68848872"/><text:alphabetical-index-mark-start text:id="IMark95508472"/><text:alphabetical-index-mark-start text:id="IMark97212648"/><text:alphabetical-index-mark-start text:id="IMark101762424"/>Rule<text:alphabetical-index-mark-end text:id="IMark101762424"/><text:alphabetical-index-mark-end text:id="IMark97212648"/><text:alphabetical-index-mark-end text:id="IMark95508472"/><text:alphabetical-index-mark-end text:id="IMark68848872"/><text:alphabetical-index-mark-end text:id="IMark53003640"/>s have a <text:alphabetical-index-mark-start text:id="IMark99021240"/>lon<text:alphabetical-index-mark-end text:id="IMark99021240"/>g term <text:alphabetical-index-mark-start text:id="IMark97858952"/><text:alphabetical-index-mark-start text:id="IMark95951320"/><text:alphabetical-index-mark-start text:id="IMark78554776"/><text:alphabetical-index-mark-start text:id="IMark77325336"/><text:alphabetical-index-mark-start text:id="IMark102015320"/>storage<text:alphabetical-index-mark-end text:id="IMark102015320"/><text:alphabetical-index-mark-end text:id="IMark77325336"/><text:alphabetical-index-mark-end text:id="IMark78554776"/><text:alphabetical-index-mark-end text:id="IMark95951320"/><text:alphabetical-index-mark-end text:id="IMark97858952"/> – <text:alphabetical-index-mark-start text:id="IMark94598792"/><text:alphabetical-index-mark-start text:id="IMark91753864"/><text:alphabetical-index-mark-start text:id="IMark91164920"/><text:alphabetical-index-mark-start text:id="IMark83243544"/><text:alphabetical-index-mark-start text:id="IMark97403656"/>table<text:alphabetical-index-mark-end text:id="IMark97403656"/><text:alphabetical-index-mark-end text:id="IMark83243544"/><text:alphabetical-index-mark-end text:id="IMark91164920"/><text:alphabetical-index-mark-end text:id="IMark91753864"/><text:alphabetical-index-mark-end text:id="IMark94598792"/> <text:alphabetical-index-mark-start text:id="IMark104402216"/><text:alphabetical-index-mark-start text:id="IMark102119192"/><text:alphabetical-index-mark-start text:id="IMark80280184"/><text:alphabetical-index-mark-start text:id="IMark42765224"/><text:alphabetical-index-mark-start text:id="IMark91719592"/><text:span text:style-name="T83">sde_</text:span><text:alphabetical-index-mark-start text:id="IMark79307496"/><text:alphabetical-index-mark-start text:id="IMark80202024"/><text:alphabetical-index-mark-start text:id="IMark101405752"/><text:alphabetical-index-mark-start text:id="IMark90596136"/><text:alphabetical-index-mark-start text:id="IMark94368104"/><text:span text:style-name="T83">prg</text:span><text:alphabetical-index-mark-end text:id="IMark94368104"/><text:alphabetical-index-mark-end text:id="IMark90596136"/><text:alphabetical-index-mark-end text:id="IMark101405752"/><text:alphabetical-index-mark-end text:id="IMark80202024"/><text:alphabetical-index-mark-end text:id="IMark79307496"/><text:span text:style-name="T83">_</text:span><text:alphabetical-index-mark-start text:id="IMark99368184"/><text:alphabetical-index-mark-start text:id="IMark92482088"/><text:alphabetical-index-mark-start text:id="IMark102445928"/><text:alphabetical-index-mark-start text:id="IMark103267848"/><text:alphabetical-index-mark-start text:id="IMark60681992"/><text:span text:style-name="T83">rule</text:span><text:alphabetical-index-mark-end text:id="IMark60681992"/><text:alphabetical-index-mark-end text:id="IMark103267848"/><text:alphabetical-index-mark-end text:id="IMark102445928"/><text:alphabetical-index-mark-end text:id="IMark92482088"/><text:alphabetical-index-mark-end text:id="IMark99368184"/><text:span text:style-name="T83">s</text:span><text:alphabetical-index-mark-end text:id="IMark91719592"/><text:alphabetical-index-mark-end text:id="IMark42765224"/><text:alphabetical-index-mark-end text:id="IMark80280184"/><text:alphabetical-index-mark-end text:id="IMark102119192"/><text:alphabetical-index-mark-end text:id="IMark104402216"/> – and a <text:alphabetical-index-mark-start text:id="IMark93452296"/><text:alphabetical-index-mark-start text:id="IMark77384024"/>process<text:alphabetical-index-mark-end text:id="IMark77384024"/><text:alphabetical-index-mark-end text:id="IMark93452296"/> or short term <text:alphabetical-index-mark-start text:id="IMark90961832"/><text:alphabetical-index-mark-start text:id="IMark95459784"/><text:alphabetical-index-mark-start text:id="IMark96107160"/><text:alphabetical-index-mark-start text:id="IMark94234312"/><text:alphabetical-index-mark-start text:id="IMark95559832"/>storage<text:alphabetical-index-mark-end text:id="IMark95559832"/><text:alphabetical-index-mark-end text:id="IMark94234312"/><text:alphabetical-index-mark-end text:id="IMark96107160"/><text:alphabetical-index-mark-end text:id="IMark95459784"/><text:alphabetical-index-mark-end text:id="IMark90961832"/> – <text:alphabetical-index-mark-start text:id="IMark99100776"/><text:alphabetical-index-mark-start text:id="IMark78310136"/><text:alphabetical-index-mark-start text:id="IMark81292632"/><text:alphabetical-index-mark-start text:id="IMark104833240"/><text:alphabetical-index-mark-start text:id="IMark91071912"/><text:span text:style-name="T83">sde_</text:span><text:alphabetical-index-mark-start text:id="IMark93916440"/><text:alphabetical-index-mark-start text:id="IMark98146232"/><text:alphabetical-index-mark-start text:id="IMark93985320"/><text:alphabetical-index-mark-start text:id="IMark104569608"/><text:alphabetical-index-mark-start text:id="IMark82191784"/><text:span text:style-name="T83">rule</text:span><text:alphabetical-index-mark-end text:id="IMark82191784"/><text:alphabetical-index-mark-end text:id="IMark104569608"/><text:alphabetical-index-mark-end text:id="IMark93985320"/><text:alphabetical-index-mark-end text:id="IMark98146232"/><text:alphabetical-index-mark-end text:id="IMark93916440"/><text:span text:style-name="T83">s</text:span><text:alphabetical-index-mark-end text:id="IMark91071912"/><text:alphabetical-index-mark-end text:id="IMark104833240"/><text:alphabetical-index-mark-end text:id="IMark81292632"/><text:alphabetical-index-mark-end text:id="IMark78310136"/><text:alphabetical-index-mark-end text:id="IMark99100776"/>. <text:span text:style-name="T254">Only a few </text:span><text:alphabetical-index-mark-start text:id="IMark60722200"/><text:alphabetical-index-mark-start text:id="IMark60615160"/><text:alphabetical-index-mark-start text:id="IMark100526200"/><text:alphabetical-index-mark-start text:id="IMark101253160"/><text:alphabetical-index-mark-start text:id="IMark89893864"/><text:span text:style-name="T254">rule</text:span><text:alphabetical-index-mark-end text:id="IMark89893864"/><text:alphabetical-index-mark-end text:id="IMark101253160"/><text:alphabetical-index-mark-end text:id="IMark100526200"/><text:alphabetical-index-mark-end text:id="IMark60615160"/><text:alphabetical-index-mark-end text:id="IMark60722200"/><text:span text:style-name="T254">s are held permanently on </text:span><text:alphabetical-index-mark-start text:id="IMark44764024"/><text:alphabetical-index-mark-start text:id="IMark77436456"/><text:alphabetical-index-mark-start text:id="IMark43382648"/><text:alphabetical-index-mark-start text:id="IMark80906632"/><text:alphabetical-index-mark-start text:id="IMark100059784"/><text:span text:style-name="T133">sde_</text:span><text:alphabetical-index-mark-start text:id="IMark102290872"/><text:alphabetical-index-mark-start text:id="IMark90084584"/><text:alphabetical-index-mark-start text:id="IMark68394472"/><text:alphabetical-index-mark-start text:id="IMark104538616"/><text:alphabetical-index-mark-start text:id="IMark104846664"/><text:span text:style-name="T133">rule</text:span><text:alphabetical-index-mark-end text:id="IMark104846664"/><text:alphabetical-index-mark-end text:id="IMark104538616"/><text:alphabetical-index-mark-end text:id="IMark68394472"/><text:alphabetical-index-mark-end text:id="IMark90084584"/><text:alphabetical-index-mark-end text:id="IMark102290872"/><text:span text:style-name="T133">s</text:span><text:alphabetical-index-mark-end text:id="IMark100059784"/><text:alphabetical-index-mark-end text:id="IMark80906632"/><text:alphabetical-index-mark-end text:id="IMark43382648"/><text:alphabetical-index-mark-end text:id="IMark77436456"/><text:alphabetical-index-mark-end text:id="IMark44764024"/><text:span text:style-name="T254">. These are identified by </text:span><text:alphabetical-index-mark-start text:id="IMark98937784"/><text:alphabetical-index-mark-start text:id="IMark81365720"/><text:alphabetical-index-mark-start text:id="IMark98269496"/><text:alphabetical-index-mark-start text:id="IMark80790584"/><text:alphabetical-index-mark-start text:id="IMark102747640"/><text:span text:style-name="T133">Context</text:span><text:alphabetical-index-mark-end text:id="IMark102747640"/><text:alphabetical-index-mark-end text:id="IMark80790584"/><text:alphabetical-index-mark-end text:id="IMark98269496"/><text:alphabetical-index-mark-end text:id="IMark81365720"/><text:alphabetical-index-mark-end text:id="IMark98937784"/><text:span text:style-name="T133"> = ‘</text:span><text:alphabetical-index-mark-start text:id="IMark81646872"/><text:alphabetical-index-mark-start text:id="IMark101135112"/><text:span text:style-name="T133">ship</text:span><text:alphabetical-index-mark-end text:id="IMark101135112"/><text:alphabetical-index-mark-end text:id="IMark81646872"/><text:span text:style-name="T133">’</text:span><text:span text:style-name="T254">. These </text:span><text:alphabetical-index-mark-start text:id="IMark93573544"/><text:alphabetical-index-mark-start text:id="IMark91271720"/><text:alphabetical-index-mark-start text:id="IMark90053992"/><text:alphabetical-index-mark-start text:id="IMark95816248"/><text:alphabetical-index-mark-start text:id="IMark99500312"/><text:span text:style-name="T254">rule</text:span><text:alphabetical-index-mark-end text:id="IMark99500312"/><text:alphabetical-index-mark-end text:id="IMark95816248"/><text:alphabetical-index-mark-end text:id="IMark90053992"/><text:alphabetical-index-mark-end text:id="IMark91271720"/><text:alphabetical-index-mark-end text:id="IMark93573544"/><text:span text:style-name="T254">s are the ones r</text:span><text:alphabetical-index-mark-start text:id="IMark83755960"/><text:span text:style-name="T254">equ</text:span><text:alphabetical-index-mark-end text:id="IMark83755960"/><text:span text:style-name="T254">ired to </text:span><text:alphabetical-index-mark-start text:id="IMark97522392"/><text:alphabetical-index-mark-start text:id="IMark79030632"/><text:alphabetical-index-mark-start text:id="IMark94179480"/><text:alphabetical-index-mark-start text:id="IMark81650888"/><text:alphabetical-index-mark-start text:id="IMark83757528"/><text:span text:style-name="T254">manage</text:span><text:alphabetical-index-mark-end text:id="IMark83757528"/><text:alphabetical-index-mark-end text:id="IMark81650888"/><text:alphabetical-index-mark-end text:id="IMark94179480"/><text:alphabetical-index-mark-end text:id="IMark79030632"/><text:alphabetical-index-mark-end text:id="IMark97522392"/><text:span text:style-name="T254"> the </text:span><text:alphabetical-index-mark-start text:id="IMark104226376"/><text:alphabetical-index-mark-start text:id="IMark102248360"/><text:alphabetical-index-mark-start text:id="IMark77937528"/><text:alphabetical-index-mark-start text:id="IMark92452264"/><text:alphabetical-index-mark-start text:id="IMark101811128"/><text:span text:style-name="T254">expert</text:span><text:alphabetical-index-mark-end text:id="IMark101811128"/><text:alphabetical-index-mark-end text:id="IMark92452264"/><text:alphabetical-index-mark-end text:id="IMark77937528"/><text:alphabetical-index-mark-end text:id="IMark102248360"/><text:alphabetical-index-mark-end text:id="IMark104226376"/><text:span text:style-name="T254"> </text:span><text:alphabetical-index-mark-start text:id="IMark82288040"/><text:alphabetical-index-mark-start text:id="IMark91606200"/><text:alphabetical-index-mark-start text:id="IMark97402872"/><text:alphabetical-index-mark-start text:id="IMark44007400"/><text:alphabetical-index-mark-start text:id="IMark82995960"/><text:span text:style-name="T254">system</text:span><text:alphabetical-index-mark-end text:id="IMark82995960"/><text:alphabetical-index-mark-end text:id="IMark44007400"/><text:alphabetical-index-mark-end text:id="IMark97402872"/><text:alphabetical-index-mark-end text:id="IMark91606200"/><text:alphabetical-index-mark-end text:id="IMark82288040"/><text:span text:style-name="T254"> itself, aside from the </text:span><text:alphabetical-index-mark-start text:id="IMark105086232"/><text:alphabetical-index-mark-start text:id="IMark102635432"/><text:alphabetical-index-mark-start text:id="IMark90568264"/><text:alphabetical-index-mark-start text:id="IMark94320376"/><text:alphabetical-index-mark-start text:id="IMark83709144"/><text:alphabetical-index-mark-start text:id="IMark95147224"/><text:alphabetical-index-mark-start text:id="IMark103232728"/><text:alphabetical-index-mark-start text:id="IMark44942104"/><text:alphabetical-index-mark-start text:id="IMark104467704"/><text:span text:style-name="T254">manage</text:span><text:alphabetical-index-mark-end text:id="IMark104467704"/><text:alphabetical-index-mark-end text:id="IMark44942104"/><text:alphabetical-index-mark-end text:id="IMark103232728"/><text:alphabetical-index-mark-end text:id="IMark95147224"/><text:alphabetical-index-mark-end text:id="IMark83709144"/><text:span text:style-name="T254">ment</text:span><text:alphabetical-index-mark-end text:id="IMark94320376"/><text:alphabetical-index-mark-end text:id="IMark90568264"/><text:alphabetical-index-mark-end text:id="IMark102635432"/><text:alphabetical-index-mark-end text:id="IMark105086232"/><text:span text:style-name="T254"> of the </text:span><text:alphabetical-index-mark-start text:id="IMark94415688"/><text:alphabetical-index-mark-start text:id="IMark99044072"/><text:span text:style-name="T254">ship</text:span><text:alphabetical-index-mark-end text:id="IMark99044072"/><text:alphabetical-index-mark-end text:id="IMark94415688"/><text:span text:style-name="T254">’s </text:span><text:alphabetical-index-mark-start text:id="IMark90798520"/><text:alphabetical-index-mark-start text:id="IMark35941720"/><text:alphabetical-index-mark-start text:id="IMark104529864"/><text:alphabetical-index-mark-start text:id="IMark91903992"/><text:alphabetical-index-mark-start text:id="IMark44904088"/><text:span text:style-name="T254">system</text:span><text:alphabetical-index-mark-end text:id="IMark44904088"/><text:alphabetical-index-mark-end text:id="IMark91903992"/><text:alphabetical-index-mark-end text:id="IMark104529864"/><text:alphabetical-index-mark-end text:id="IMark35941720"/><text:alphabetical-index-mark-end text:id="IMark90798520"/><text:span text:style-name="T254">s, and they should not be </text:span><text:alphabetical-index-mark-start text:id="IMark80635592"/><text:alphabetical-index-mark-start text:id="IMark60650392"/><text:alphabetical-index-mark-start text:id="IMark80913704"/><text:alphabetical-index-mark-start text:id="IMark93926248"/><text:alphabetical-index-mark-start text:id="IMark99057144"/><text:alphabetical-index-mark-start text:id="IMark95494216"/><text:alphabetical-index-mark-start text:id="IMark80922584"/><text:alphabetical-index-mark-start text:id="IMark104452904"/><text:alphabetical-index-mark-start text:id="IMark77938312"/><text:alphabetical-index-mark-start text:id="IMark102432440"/><text:span text:style-name="T254">delete</text:span><text:alphabetical-index-mark-end text:id="IMark102432440"/><text:alphabetical-index-mark-end text:id="IMark77938312"/><text:alphabetical-index-mark-end text:id="IMark104452904"/><text:alphabetical-index-mark-end text:id="IMark80922584"/><text:alphabetical-index-mark-end text:id="IMark95494216"/><text:alphabetical-index-mark-end text:id="IMark99057144"/><text:alphabetical-index-mark-end text:id="IMark93926248"/><text:alphabetical-index-mark-end text:id="IMark80913704"/><text:alphabetical-index-mark-end text:id="IMark60650392"/><text:alphabetical-index-mark-end text:id="IMark80635592"/><text:span text:style-name="T254">d. Copies of these </text:span><text:alphabetical-index-mark-start text:id="IMark103226648"/><text:alphabetical-index-mark-start text:id="IMark93958152"/><text:alphabetical-index-mark-start text:id="IMark103302360"/><text:alphabetical-index-mark-start text:id="IMark77257192"/><text:alphabetical-index-mark-start text:id="IMark92355240"/><text:span text:style-name="T254">rule</text:span><text:alphabetical-index-mark-end text:id="IMark92355240"/><text:alphabetical-index-mark-end text:id="IMark77257192"/><text:alphabetical-index-mark-end text:id="IMark103302360"/><text:alphabetical-index-mark-end text:id="IMark93958152"/><text:alphabetical-index-mark-end text:id="IMark103226648"/><text:span text:style-name="T254">s are written also in the </text:span><text:alphabetical-index-mark-start text:id="IMark94960152"/><text:alphabetical-index-mark-start text:id="IMark103472552"/><text:alphabetical-index-mark-start text:id="IMark77920504"/><text:alphabetical-index-mark-start text:id="IMark91096936"/><text:span text:style-name="T254">file</text:span><text:alphabetical-index-mark-end text:id="IMark91096936"/><text:alphabetical-index-mark-end text:id="IMark77920504"/><text:alphabetical-index-mark-end text:id="IMark103472552"/><text:alphabetical-index-mark-end text:id="IMark94960152"/><text:span text:style-name="T254"> </text:span><text:alphabetical-index-mark-start text:id="IMark95831288"/><text:alphabetical-index-mark-start text:id="IMark81860312"/><text:alphabetical-index-mark-start text:id="IMark101418872"/><text:alphabetical-index-mark-start text:id="IMark101657864"/><text:alphabetical-index-mark-start text:id="IMark92933528"/><text:alphabetical-index-mark-start text:id="IMark78963960"/><text:alphabetical-index-mark-start text:id="IMark91930808"/><text:span text:style-name="T133">Prg</text:span><text:alphabetical-index-mark-end text:id="IMark91930808"/><text:alphabetical-index-mark-end text:id="IMark78963960"/><text:alphabetical-index-mark-end text:id="IMark92933528"/><text:alphabetical-index-mark-end text:id="IMark101657864"/><text:alphabetical-index-mark-end text:id="IMark101418872"/><text:span text:style-name="T133">0_0</text:span><text:alphabetical-index-mark-end text:id="IMark81860312"/><text:alphabetical-index-mark-end text:id="IMark95831288"/><text:span text:style-name="T133">.sql</text:span><text:span text:style-name="T254">.</text:span></text:p>
      <text:p text:style-name="Text_20_body"/>
      <text:p text:style-name="Text_20_body"/>
      <text:p text:style-name="Text_20_body"><text:span text:style-name="T1">4.3.14.</text:span><text:span text:style-name="T42">2</text:span><text:span text:style-name="T1">.</text:span> <text:span text:style-name="T259">Essentially, each </text:span><text:alphabetical-index-mark-start text:id="IMark100429352"/><text:alphabetical-index-mark-start text:id="IMark81931384"/><text:alphabetical-index-mark-start text:id="IMark79860408"/><text:alphabetical-index-mark-start text:id="IMark90824584"/><text:alphabetical-index-mark-start text:id="IMark104214152"/><text:span text:style-name="T259">rule</text:span><text:alphabetical-index-mark-end text:id="IMark104214152"/><text:alphabetical-index-mark-end text:id="IMark90824584"/><text:alphabetical-index-mark-end text:id="IMark79860408"/><text:alphabetical-index-mark-end text:id="IMark81931384"/><text:alphabetical-index-mark-end text:id="IMark100429352"/><text:span text:style-name="T259"> has a </text:span><text:alphabetical-index-mark-start text:id="IMark91822072"/><text:alphabetical-index-mark-start text:id="IMark98421560"/><text:alphabetical-index-mark-start text:id="IMark95753432"/><text:alphabetical-index-mark-start text:id="IMark60664696"/><text:alphabetical-index-mark-start text:id="IMark100888248"/><text:span text:style-name="T259">condition</text:span><text:alphabetical-index-mark-end text:id="IMark100888248"/><text:alphabetical-index-mark-end text:id="IMark60664696"/><text:alphabetical-index-mark-end text:id="IMark95753432"/><text:alphabetical-index-mark-end text:id="IMark98421560"/><text:alphabetical-index-mark-end text:id="IMark91822072"/><text:span text:style-name="T259"> and an </text:span><text:alphabetical-index-mark-start text:id="IMark104724360"/><text:alphabetical-index-mark-start text:id="IMark80479256"/><text:alphabetical-index-mark-start text:id="IMark53006712"/><text:alphabetical-index-mark-start text:id="IMark92798568"/><text:alphabetical-index-mark-start text:id="IMark92356024"/><text:span text:style-name="T259">action</text:span><text:alphabetical-index-mark-end text:id="IMark92356024"/><text:alphabetical-index-mark-end text:id="IMark92798568"/><text:alphabetical-index-mark-end text:id="IMark53006712"/><text:alphabetical-index-mark-end text:id="IMark80479256"/><text:alphabetical-index-mark-end text:id="IMark104724360"/><text:span text:style-name="T259"> </text:span><text:alphabetical-index-mark-start text:id="IMark90381816"/><text:alphabetical-index-mark-start text:id="IMark80656456"/><text:alphabetical-index-mark-start text:id="IMark84374024"/><text:alphabetical-index-mark-start text:id="IMark105096056"/><text:span text:style-name="T259">store</text:span><text:alphabetical-index-mark-end text:id="IMark105096056"/><text:alphabetical-index-mark-end text:id="IMark84374024"/><text:alphabetical-index-mark-end text:id="IMark80656456"/><text:alphabetical-index-mark-end text:id="IMark90381816"/><text:span text:style-name="T259">d in </text:span><text:alphabetical-index-mark-start text:id="IMark99999320"/><text:alphabetical-index-mark-start text:id="IMark81636792"/><text:span text:style-name="T259">field</text:span><text:alphabetical-index-mark-end text:id="IMark81636792"/><text:alphabetical-index-mark-end text:id="IMark99999320"/><text:span text:style-name="T259">s </text:span><text:alphabetical-index-mark-start text:id="IMark93987448"/><text:alphabetical-index-mark-start text:id="IMark95812840"/><text:alphabetical-index-mark-start text:id="IMark102573736"/><text:alphabetical-index-mark-start text:id="IMark102656264"/><text:alphabetical-index-mark-start text:id="IMark98009464"/><text:span text:style-name="T259">Condition</text:span><text:alphabetical-index-mark-end text:id="IMark98009464"/><text:alphabetical-index-mark-end text:id="IMark102656264"/><text:alphabetical-index-mark-end text:id="IMark102573736"/><text:alphabetical-index-mark-end text:id="IMark95812840"/><text:alphabetical-index-mark-end text:id="IMark93987448"/><text:span text:style-name="T259"> and </text:span><text:alphabetical-index-mark-start text:id="IMark94991672"/><text:alphabetical-index-mark-start text:id="IMark83524872"/><text:alphabetical-index-mark-start text:id="IMark92175064"/><text:alphabetical-index-mark-start text:id="IMark95563976"/><text:alphabetical-index-mark-start text:id="IMark102586984"/><text:span text:style-name="T259">Action</text:span><text:alphabetical-index-mark-end text:id="IMark102586984"/><text:alphabetical-index-mark-end text:id="IMark95563976"/><text:alphabetical-index-mark-end text:id="IMark92175064"/><text:alphabetical-index-mark-end text:id="IMark83524872"/><text:alphabetical-index-mark-end text:id="IMark94991672"/><text:span text:style-name="T259"> respectively in </text:span><text:alphabetical-index-mark-start text:id="IMark92886984"/><text:alphabetical-index-mark-start text:id="IMark89708008"/><text:alphabetical-index-mark-start text:id="IMark95995224"/><text:alphabetical-index-mark-start text:id="IMark102102472"/><text:alphabetical-index-mark-start text:id="IMark92440376"/><text:span text:style-name="T259">sde_</text:span><text:alphabetical-index-mark-start text:id="IMark84002712"/><text:alphabetical-index-mark-start text:id="IMark82643400"/><text:alphabetical-index-mark-start text:id="IMark83156024"/><text:alphabetical-index-mark-start text:id="IMark93328456"/><text:alphabetical-index-mark-start text:id="IMark104702392"/><text:span text:style-name="T259">prg</text:span><text:alphabetical-index-mark-end text:id="IMark104702392"/><text:alphabetical-index-mark-end text:id="IMark93328456"/><text:alphabetical-index-mark-end text:id="IMark83156024"/><text:alphabetical-index-mark-end text:id="IMark82643400"/><text:alphabetical-index-mark-end text:id="IMark84002712"/><text:span text:style-name="T259">_</text:span><text:alphabetical-index-mark-start text:id="IMark78784472"/><text:alphabetical-index-mark-start text:id="IMark95422744"/><text:alphabetical-index-mark-start text:id="IMark103753976"/><text:alphabetical-index-mark-start text:id="IMark67903928"/><text:alphabetical-index-mark-start text:id="IMark98496056"/><text:span text:style-name="T259">rule</text:span><text:alphabetical-index-mark-end text:id="IMark98496056"/><text:alphabetical-index-mark-end text:id="IMark67903928"/><text:alphabetical-index-mark-end text:id="IMark103753976"/><text:alphabetical-index-mark-end text:id="IMark95422744"/><text:alphabetical-index-mark-end text:id="IMark78784472"/><text:span text:style-name="T259">s</text:span><text:alphabetical-index-mark-end text:id="IMark92440376"/><text:alphabetical-index-mark-end text:id="IMark102102472"/><text:alphabetical-index-mark-end text:id="IMark95995224"/><text:alphabetical-index-mark-end text:id="IMark89708008"/><text:alphabetical-index-mark-end text:id="IMark92886984"/><text:span text:style-name="T259"> and </text:span><text:alphabetical-index-mark-start text:id="IMark104912104"/><text:alphabetical-index-mark-start text:id="IMark100575672"/><text:alphabetical-index-mark-start text:id="IMark90562760"/><text:alphabetical-index-mark-start text:id="IMark104921272"/><text:alphabetical-index-mark-start text:id="IMark99403304"/><text:span text:style-name="T259">sde_</text:span><text:alphabetical-index-mark-start text:id="IMark80096616"/><text:alphabetical-index-mark-start text:id="IMark104786232"/><text:alphabetical-index-mark-start text:id="IMark104412744"/><text:alphabetical-index-mark-start text:id="IMark60633752"/><text:alphabetical-index-mark-start text:id="IMark82237064"/><text:span text:style-name="T259">rule</text:span><text:alphabetical-index-mark-end text:id="IMark82237064"/><text:alphabetical-index-mark-end text:id="IMark60633752"/><text:alphabetical-index-mark-end text:id="IMark104412744"/><text:alphabetical-index-mark-end text:id="IMark104786232"/><text:alphabetical-index-mark-end text:id="IMark80096616"/><text:span text:style-name="T259">s</text:span><text:alphabetical-index-mark-end text:id="IMark99403304"/><text:alphabetical-index-mark-end text:id="IMark104921272"/><text:alphabetical-index-mark-end text:id="IMark90562760"/><text:alphabetical-index-mark-end text:id="IMark100575672"/><text:alphabetical-index-mark-end text:id="IMark104912104"/><text:span text:style-name="T259"> according to </text:span><text:span text:style-name="T42">[</text:span><text:span text:style-name="T1">4.3.14.1.</text:span><text:span text:style-name="T42">]</text:span><text:span text:style-name="T259">.</text:span></text:p>
      <text:p text:style-name="Text_20_body"/>
      <text:p text:style-name="Text_20_body"/>
      <text:p text:style-name="Text_20_body"><text:span text:style-name="T1">4.3.14.</text:span><text:span text:style-name="T42">3</text:span><text:span text:style-name="T1">.</text:span> <text:span text:style-name="T255">For each </text:span><text:alphabetical-index-mark-start text:id="IMark91199128"/><text:alphabetical-index-mark-start text:id="IMark92756136"/><text:alphabetical-index-mark-start text:id="IMark92245144"/><text:alphabetical-index-mark-start text:id="IMark93399992"/><text:alphabetical-index-mark-start text:id="IMark101941544"/><text:span text:style-name="T255">program</text:span><text:alphabetical-index-mark-end text:id="IMark101941544"/><text:alphabetical-index-mark-end text:id="IMark93399992"/><text:alphabetical-index-mark-end text:id="IMark92245144"/><text:alphabetical-index-mark-end text:id="IMark92756136"/><text:alphabetical-index-mark-end text:id="IMark91199128"/><text:span text:style-name="T255"> </text:span><text:alphabetical-index-mark-start text:id="IMark102307448"/><text:alphabetical-index-mark-start text:id="IMark95680008"/><text:alphabetical-index-mark-start text:id="IMark82683688"/><text:alphabetical-index-mark-start text:id="IMark83876792"/><text:span text:style-name="T255">store</text:span><text:alphabetical-index-mark-end text:id="IMark83876792"/><text:alphabetical-index-mark-end text:id="IMark82683688"/><text:alphabetical-index-mark-end text:id="IMark95680008"/><text:alphabetical-index-mark-end text:id="IMark102307448"/><text:span text:style-name="T255">d in </text:span><text:alphabetical-index-mark-start text:id="IMark105096840"/><text:alphabetical-index-mark-start text:id="IMark105212136"/><text:alphabetical-index-mark-start text:id="IMark96954776"/><text:alphabetical-index-mark-start text:id="IMark83613048"/><text:alphabetical-index-mark-start text:id="IMark83546856"/><text:span text:style-name="T134">sde_</text:span><text:alphabetical-index-mark-start text:id="IMark90086312"/><text:alphabetical-index-mark-start text:id="IMark44795864"/><text:alphabetical-index-mark-start text:id="IMark83168952"/><text:alphabetical-index-mark-start text:id="IMark52502744"/><text:alphabetical-index-mark-start text:id="IMark83911768"/><text:span text:style-name="T134">prg</text:span><text:alphabetical-index-mark-end text:id="IMark83911768"/><text:alphabetical-index-mark-end text:id="IMark52502744"/><text:alphabetical-index-mark-end text:id="IMark83168952"/><text:alphabetical-index-mark-end text:id="IMark44795864"/><text:alphabetical-index-mark-end text:id="IMark90086312"/><text:span text:style-name="T134">_</text:span><text:alphabetical-index-mark-start text:id="IMark105087016"/><text:alphabetical-index-mark-start text:id="IMark98717256"/><text:alphabetical-index-mark-start text:id="IMark101883720"/><text:alphabetical-index-mark-start text:id="IMark92386472"/><text:alphabetical-index-mark-start text:id="IMark97981272"/><text:span text:style-name="T134">rule</text:span><text:alphabetical-index-mark-end text:id="IMark97981272"/><text:alphabetical-index-mark-end text:id="IMark92386472"/><text:alphabetical-index-mark-end text:id="IMark101883720"/><text:alphabetical-index-mark-end text:id="IMark98717256"/><text:alphabetical-index-mark-end text:id="IMark105087016"/><text:span text:style-name="T134">s</text:span><text:alphabetical-index-mark-end text:id="IMark83546856"/><text:alphabetical-index-mark-end text:id="IMark83613048"/><text:alphabetical-index-mark-end text:id="IMark96954776"/><text:alphabetical-index-mark-end text:id="IMark105212136"/><text:alphabetical-index-mark-end text:id="IMark105096840"/><text:span text:style-name="T255"> there is a corresponding .sql </text:span><text:alphabetical-index-mark-start text:id="IMark81979400"/><text:alphabetical-index-mark-start text:id="IMark80109592"/><text:alphabetical-index-mark-start text:id="IMark91901736"/><text:alphabetical-index-mark-start text:id="IMark79227640"/><text:span text:style-name="T255">file</text:span><text:alphabetical-index-mark-end text:id="IMark79227640"/><text:alphabetical-index-mark-end text:id="IMark91901736"/><text:alphabetical-index-mark-end text:id="IMark80109592"/><text:alphabetical-index-mark-end text:id="IMark81979400"/><text:span text:style-name="T255"> as backup. No </text:span><text:alphabetical-index-mark-start text:id="IMark100300744"/><text:span text:style-name="T255">lon</text:span><text:alphabetical-index-mark-end text:id="IMark100300744"/><text:span text:style-name="T255">ger </text:span><text:alphabetical-index-mark-start text:id="IMark104179368"/><text:alphabetical-index-mark-start text:id="IMark92867144"/><text:span text:style-name="T255">current</text:span><text:alphabetical-index-mark-end text:id="IMark92867144"/><text:alphabetical-index-mark-end text:id="IMark104179368"/><text:span text:style-name="T255"> </text:span><text:alphabetical-index-mark-start text:id="IMark102775720"/><text:alphabetical-index-mark-start text:id="IMark81838680"/><text:alphabetical-index-mark-start text:id="IMark102673080"/><text:alphabetical-index-mark-start text:id="IMark89962760"/><text:alphabetical-index-mark-start text:id="IMark98866360"/><text:span text:style-name="T255">program</text:span><text:alphabetical-index-mark-end text:id="IMark98866360"/><text:alphabetical-index-mark-end text:id="IMark89962760"/><text:alphabetical-index-mark-end text:id="IMark102673080"/><text:alphabetical-index-mark-end text:id="IMark81838680"/><text:alphabetical-index-mark-end text:id="IMark102775720"/><text:span text:style-name="T255"> </text:span><text:alphabetical-index-mark-start text:id="IMark100078760"/><text:alphabetical-index-mark-start text:id="IMark99012504"/><text:alphabetical-index-mark-start text:id="IMark94924088"/><text:alphabetical-index-mark-start text:id="IMark84069096"/><text:alphabetical-index-mark-start text:id="IMark60641880"/><text:span text:style-name="T255">version</text:span><text:alphabetical-index-mark-end text:id="IMark60641880"/><text:alphabetical-index-mark-end text:id="IMark84069096"/><text:alphabetical-index-mark-end text:id="IMark94924088"/><text:alphabetical-index-mark-end text:id="IMark99012504"/><text:alphabetical-index-mark-end text:id="IMark100078760"/><text:span text:style-name="T255">s should not be </text:span><text:alphabetical-index-mark-start text:id="IMark103931896"/><text:alphabetical-index-mark-start text:id="IMark82994392"/><text:alphabetical-index-mark-start text:id="IMark51136648"/><text:alphabetical-index-mark-start text:id="IMark90849224"/><text:alphabetical-index-mark-start text:id="IMark91119496"/><text:alphabetical-index-mark-start text:id="IMark93812440"/><text:alphabetical-index-mark-start text:id="IMark44985624"/><text:alphabetical-index-mark-start text:id="IMark101939976"/><text:alphabetical-index-mark-start text:id="IMark99369752"/><text:alphabetical-index-mark-start text:id="IMark92354456"/><text:span text:style-name="T255">delete</text:span><text:alphabetical-index-mark-end text:id="IMark92354456"/><text:alphabetical-index-mark-end text:id="IMark99369752"/><text:alphabetical-index-mark-end text:id="IMark101939976"/><text:alphabetical-index-mark-end text:id="IMark44985624"/><text:alphabetical-index-mark-end text:id="IMark93812440"/><text:alphabetical-index-mark-end text:id="IMark91119496"/><text:alphabetical-index-mark-end text:id="IMark90849224"/><text:alphabetical-index-mark-end text:id="IMark51136648"/><text:alphabetical-index-mark-end text:id="IMark82994392"/><text:alphabetical-index-mark-end text:id="IMark103931896"/><text:span text:style-name="T255">d from the </text:span><text:alphabetical-index-mark-start text:id="IMark80404584"/><text:alphabetical-index-mark-start text:id="IMark101581816"/><text:alphabetical-index-mark-start text:id="IMark103231944"/><text:alphabetical-index-mark-start text:id="IMark92799352"/><text:alphabetical-index-mark-start text:id="IMark79252440"/><text:span text:style-name="T255">KB</text:span><text:alphabetical-index-mark-end text:id="IMark79252440"/><text:alphabetical-index-mark-end text:id="IMark92799352"/><text:alphabetical-index-mark-end text:id="IMark103231944"/><text:alphabetical-index-mark-end text:id="IMark101581816"/><text:alphabetical-index-mark-end text:id="IMark80404584"/><text:span text:style-name="T255">. Instead, the corresponding </text:span><text:alphabetical-index-mark-start text:id="IMark82052744"/><text:alphabetical-index-mark-start text:id="IMark97788536"/><text:alphabetical-index-mark-start text:id="IMark98862568"/><text:alphabetical-index-mark-start text:id="IMark77296472"/><text:alphabetical-index-mark-start text:id="IMark100082904"/><text:span text:style-name="T134">cur</text:span><text:alphabetical-index-mark-end text:id="IMark100082904"/><text:span text:style-name="T134">_</text:span><text:alphabetical-index-mark-start text:id="IMark103563896"/><text:span text:style-name="T134">ver</text:span><text:alphabetical-index-mark-end text:id="IMark103563896"/><text:alphabetical-index-mark-end text:id="IMark77296472"/><text:alphabetical-index-mark-end text:id="IMark98862568"/><text:alphabetical-index-mark-end text:id="IMark97788536"/><text:alphabetical-index-mark-end text:id="IMark82052744"/><text:span text:style-name="T134">*</text:span><text:span text:style-name="T255"> </text:span><text:alphabetical-index-mark-start text:id="IMark103303144"/><text:alphabetical-index-mark-start text:id="IMark104925976"/><text:alphabetical-index-mark-start text:id="IMark95664712"/><text:alphabetical-index-mark-start text:id="IMark100320264"/><text:alphabetical-index-mark-start text:id="IMark90626552"/><text:span text:style-name="T255">fact</text:span><text:alphabetical-index-mark-end text:id="IMark90626552"/><text:alphabetical-index-mark-end text:id="IMark100320264"/><text:alphabetical-index-mark-end text:id="IMark95664712"/><text:alphabetical-index-mark-end text:id="IMark104925976"/><text:alphabetical-index-mark-end text:id="IMark103303144"/><text:span text:style-name="T255"> </text:span><text:alphabetical-index-mark-start text:id="IMark99678568"/><text:alphabetical-index-mark-start text:id="IMark92932744"/><text:alphabetical-index-mark-start text:id="IMark101832440"/><text:alphabetical-index-mark-start text:id="IMark99365048"/><text:alphabetical-index-mark-start text:id="IMark95404200"/><text:span text:style-name="T255">value</text:span><text:alphabetical-index-mark-end text:id="IMark95404200"/><text:alphabetical-index-mark-end text:id="IMark99365048"/><text:alphabetical-index-mark-end text:id="IMark101832440"/><text:alphabetical-index-mark-end text:id="IMark92932744"/><text:alphabetical-index-mark-end text:id="IMark99678568"/><text:span text:style-name="T255"> should be </text:span><text:alphabetical-index-mark-start text:id="IMark90204136"/><text:alphabetical-index-mark-start text:id="IMark90088776"/><text:alphabetical-index-mark-start text:id="IMark91816216"/><text:alphabetical-index-mark-start text:id="IMark80403800"/><text:alphabetical-index-mark-start text:id="IMark104953752"/><text:span text:style-name="T255">update</text:span><text:alphabetical-index-mark-end text:id="IMark104953752"/><text:alphabetical-index-mark-end text:id="IMark80403800"/><text:alphabetical-index-mark-end text:id="IMark91816216"/><text:alphabetical-index-mark-end text:id="IMark90088776"/><text:alphabetical-index-mark-end text:id="IMark90204136"/><text:span text:style-name="T255">d. </text:span><text:alphabetical-index-mark-start text:id="IMark104940776"/><text:alphabetical-index-mark-start text:id="IMark98995784"/><text:alphabetical-index-mark-start text:id="IMark101117064"/><text:alphabetical-index-mark-start text:id="IMark93841912"/><text:alphabetical-index-mark-start text:id="IMark95055512"/><text:span text:style-name="T255">Rule</text:span><text:alphabetical-index-mark-end text:id="IMark95055512"/><text:alphabetical-index-mark-end text:id="IMark93841912"/><text:alphabetical-index-mark-end text:id="IMark101117064"/><text:alphabetical-index-mark-end text:id="IMark98995784"/><text:alphabetical-index-mark-end text:id="IMark104940776"/><text:span text:style-name="T255">s that should not be used can also be </text:span><text:alphabetical-index-mark-start text:id="IMark90707640"/><text:alphabetical-index-mark-start text:id="IMark92034168"/><text:alphabetical-index-mark-start text:id="IMark44856968"/><text:alphabetical-index-mark-start text:id="IMark102920088"/><text:alphabetical-index-mark-start text:id="IMark90809128"/><text:span text:style-name="T255">disabled</text:span><text:alphabetical-index-mark-end text:id="IMark90809128"/><text:alphabetical-index-mark-end text:id="IMark102920088"/><text:alphabetical-index-mark-end text:id="IMark44856968"/><text:alphabetical-index-mark-end text:id="IMark92034168"/><text:alphabetical-index-mark-end text:id="IMark90707640"/><text:span text:style-name="T255"> by changing their </text:span><text:alphabetical-index-mark-start text:id="IMark83154456"/><text:alphabetical-index-mark-start text:id="IMark80654104"/><text:alphabetical-index-mark-start text:id="IMark96833496"/><text:alphabetical-index-mark-start text:id="IMark96905400"/><text:alphabetical-index-mark-start text:id="IMark95997960"/><text:span text:style-name="T134">Status</text:span><text:alphabetical-index-mark-end text:id="IMark95997960"/><text:alphabetical-index-mark-end text:id="IMark96905400"/><text:alphabetical-index-mark-end text:id="IMark96833496"/><text:alphabetical-index-mark-end text:id="IMark80654104"/><text:alphabetical-index-mark-end text:id="IMark83154456"/><text:span text:style-name="T255"> </text:span><text:alphabetical-index-mark-start text:id="IMark91571896"/><text:alphabetical-index-mark-start text:id="IMark103493272"/><text:span text:style-name="T255">field</text:span><text:alphabetical-index-mark-end text:id="IMark103493272"/><text:alphabetical-index-mark-end text:id="IMark91571896"/><text:span text:style-name="T255"> to </text:span><text:alphabetical-index-mark-start text:id="IMark105299752"/><text:alphabetical-index-mark-start text:id="IMark96925832"/><text:alphabetical-index-mark-start text:id="IMark103093864"/><text:alphabetical-index-mark-start text:id="IMark81550680"/><text:alphabetical-index-mark-start text:id="IMark94366536"/><text:span text:style-name="T134">Status</text:span><text:alphabetical-index-mark-end text:id="IMark94366536"/><text:alphabetical-index-mark-end text:id="IMark81550680"/><text:alphabetical-index-mark-end text:id="IMark103093864"/><text:alphabetical-index-mark-end text:id="IMark96925832"/><text:alphabetical-index-mark-end text:id="IMark105299752"/><text:span text:style-name="T134"> = ‘</text:span><text:alphabetical-index-mark-start text:id="IMark93752392"/><text:alphabetical-index-mark-start text:id="IMark97442424"/><text:alphabetical-index-mark-start text:id="IMark102766792"/><text:alphabetical-index-mark-start text:id="IMark100644008"/><text:alphabetical-index-mark-start text:id="IMark42766008"/><text:span text:style-name="T134">disabled</text:span><text:alphabetical-index-mark-end text:id="IMark42766008"/><text:alphabetical-index-mark-end text:id="IMark100644008"/><text:alphabetical-index-mark-end text:id="IMark102766792"/><text:alphabetical-index-mark-end text:id="IMark97442424"/><text:alphabetical-index-mark-end text:id="IMark93752392"/><text:span text:style-name="T134">’</text:span><text:span text:style-name="T255">. If a new </text:span><text:alphabetical-index-mark-start text:id="IMark80035048"/><text:alphabetical-index-mark-start text:id="IMark44782968"/><text:alphabetical-index-mark-start text:id="IMark78286696"/><text:alphabetical-index-mark-start text:id="IMark99501096"/><text:alphabetical-index-mark-start text:id="IMark97110216"/><text:span text:style-name="T255">version</text:span><text:alphabetical-index-mark-end text:id="IMark97110216"/><text:alphabetical-index-mark-end text:id="IMark99501096"/><text:alphabetical-index-mark-end text:id="IMark78286696"/><text:alphabetical-index-mark-end text:id="IMark44782968"/><text:alphabetical-index-mark-end text:id="IMark80035048"/><text:span text:style-name="T255"> of a </text:span><text:alphabetical-index-mark-start text:id="IMark99698504"/><text:alphabetical-index-mark-start text:id="IMark81235784"/><text:alphabetical-index-mark-start text:id="IMark96157256"/><text:alphabetical-index-mark-start text:id="IMark89927912"/><text:alphabetical-index-mark-start text:id="IMark90938296"/><text:span text:style-name="T255">program</text:span><text:alphabetical-index-mark-end text:id="IMark90938296"/><text:alphabetical-index-mark-end text:id="IMark89927912"/><text:alphabetical-index-mark-end text:id="IMark96157256"/><text:alphabetical-index-mark-end text:id="IMark81235784"/><text:alphabetical-index-mark-end text:id="IMark99698504"/><text:span text:style-name="T255"> is created, the corresponding .sql </text:span><text:alphabetical-index-mark-start text:id="IMark91817000"/><text:alphabetical-index-mark-start text:id="IMark104922840"/><text:alphabetical-index-mark-start text:id="IMark96914168"/><text:alphabetical-index-mark-start text:id="IMark105140728"/><text:span text:style-name="T255">file</text:span><text:alphabetical-index-mark-end text:id="IMark105140728"/><text:alphabetical-index-mark-end text:id="IMark96914168"/><text:alphabetical-index-mark-end text:id="IMark104922840"/><text:alphabetical-index-mark-end text:id="IMark91817000"/><text:span text:style-name="T255"> should be created as well following the </text:span><text:alphabetical-index-mark-start text:id="IMark104911320"/><text:alphabetical-index-mark-start text:id="IMark105040264"/><text:alphabetical-index-mark-start text:id="IMark104876472"/><text:alphabetical-index-mark-start text:id="IMark104328488"/><text:alphabetical-index-mark-start text:id="IMark98681848"/><text:span text:style-name="T255">format</text:span><text:alphabetical-index-mark-end text:id="IMark98681848"/><text:alphabetical-index-mark-end text:id="IMark104328488"/><text:alphabetical-index-mark-end text:id="IMark104876472"/><text:alphabetical-index-mark-end text:id="IMark105040264"/><text:alphabetical-index-mark-end text:id="IMark104911320"/><text:span text:style-name="T255"> and </text:span><text:alphabetical-index-mark-start text:id="IMark93668488"/><text:alphabetical-index-mark-start text:id="IMark96724760"/><text:span text:style-name="T255">pattern</text:span><text:alphabetical-index-mark-end text:id="IMark96724760"/><text:alphabetical-index-mark-end text:id="IMark93668488"/><text:span text:style-name="T255">s used in the existing .sql </text:span><text:alphabetical-index-mark-start text:id="IMark90931224"/><text:alphabetical-index-mark-start text:id="IMark96860088"/><text:alphabetical-index-mark-start text:id="IMark105103000"/><text:alphabetical-index-mark-start text:id="IMark96823544"/><text:span text:style-name="T255">file</text:span><text:alphabetical-index-mark-end text:id="IMark96823544"/><text:alphabetical-index-mark-end text:id="IMark105103000"/><text:alphabetical-index-mark-end text:id="IMark96860088"/><text:alphabetical-index-mark-end text:id="IMark90931224"/><text:span text:style-name="T255">s.</text:span></text:p>
      <text:p text:style-name="Text_20_body"/>
      <text:p text:style-name="Text_20_body"/>
      <text:p text:style-name="Text_20_body"><text:span text:style-name="T1">4.3.14.</text:span><text:span text:style-name="T42">4</text:span><text:span text:style-name="T1">.</text:span> <text:span text:style-name="T256">For a </text:span><text:alphabetical-index-mark-start text:id="IMark91200696"/><text:alphabetical-index-mark-start text:id="IMark60720632"/><text:alphabetical-index-mark-start text:id="IMark102148392"/><text:alphabetical-index-mark-start text:id="IMark96801016"/><text:alphabetical-index-mark-start text:id="IMark105182664"/><text:span text:style-name="T256">rule</text:span><text:alphabetical-index-mark-end text:id="IMark105182664"/><text:alphabetical-index-mark-end text:id="IMark96801016"/><text:alphabetical-index-mark-end text:id="IMark102148392"/><text:alphabetical-index-mark-end text:id="IMark60720632"/><text:alphabetical-index-mark-end text:id="IMark91200696"/><text:span text:style-name="T256">’s </text:span><text:alphabetical-index-mark-start text:id="IMark104217256"/><text:alphabetical-index-mark-start text:id="IMark93280648"/><text:alphabetical-index-mark-start text:id="IMark105270680"/><text:alphabetical-index-mark-start text:id="IMark80990440"/><text:alphabetical-index-mark-start text:id="IMark80107240"/><text:span text:style-name="T256">condition</text:span><text:alphabetical-index-mark-end text:id="IMark80107240"/><text:alphabetical-index-mark-end text:id="IMark80990440"/><text:alphabetical-index-mark-end text:id="IMark105270680"/><text:alphabetical-index-mark-end text:id="IMark93280648"/><text:alphabetical-index-mark-end text:id="IMark104217256"/><text:span text:style-name="T256"> </text:span><text:alphabetical-index-mark-start text:id="IMark94923304"/><text:alphabetical-index-mark-start text:id="IMark81665432"/><text:alphabetical-index-mark-start text:id="IMark105076936"/><text:alphabetical-index-mark-start text:id="IMark89983848"/><text:alphabetical-index-mark-start text:id="IMark91937208"/><text:span text:style-name="T256">query</text:span><text:alphabetical-index-mark-end text:id="IMark91937208"/><text:alphabetical-index-mark-end text:id="IMark89983848"/><text:alphabetical-index-mark-end text:id="IMark105076936"/><text:alphabetical-index-mark-end text:id="IMark81665432"/><text:alphabetical-index-mark-end text:id="IMark94923304"/><text:span text:style-name="T256"> contained in the </text:span><text:alphabetical-index-mark-start text:id="IMark98316424"/><text:alphabetical-index-mark-start text:id="IMark42764440"/><text:alphabetical-index-mark-start text:id="IMark80098728"/><text:alphabetical-index-mark-start text:id="IMark102823608"/><text:alphabetical-index-mark-start text:id="IMark96995768"/><text:span text:style-name="T135">Condition</text:span><text:alphabetical-index-mark-end text:id="IMark96995768"/><text:alphabetical-index-mark-end text:id="IMark102823608"/><text:alphabetical-index-mark-end text:id="IMark80098728"/><text:alphabetical-index-mark-end text:id="IMark42764440"/><text:alphabetical-index-mark-end text:id="IMark98316424"/><text:span text:style-name="T256"> </text:span><text:alphabetical-index-mark-start text:id="IMark84354984"/><text:alphabetical-index-mark-start text:id="IMark93471336"/><text:span text:style-name="T256">field</text:span><text:alphabetical-index-mark-end text:id="IMark93471336"/><text:alphabetical-index-mark-end text:id="IMark84354984"/><text:span text:style-name="T256">, at l</text:span><text:alphabetical-index-mark-start text:id="IMark96892440"/><text:alphabetical-index-mark-start text:id="IMark98433864"/><text:span text:style-name="T256">east</text:span><text:alphabetical-index-mark-end text:id="IMark98433864"/><text:alphabetical-index-mark-end text:id="IMark96892440"/><text:span text:style-name="T256"> one valid </text:span><text:alphabetical-index-mark-start text:id="IMark81923176"/><text:alphabetical-index-mark-start text:id="IMark91213992"/><text:alphabetical-index-mark-start text:id="IMark92669192"/><text:alphabetical-index-mark-start text:id="IMark97884248"/><text:alphabetical-index-mark-start text:id="IMark98454264"/><text:span text:style-name="T256">record</text:span><text:alphabetical-index-mark-end text:id="IMark98454264"/><text:alphabetical-index-mark-end text:id="IMark97884248"/><text:alphabetical-index-mark-end text:id="IMark92669192"/><text:alphabetical-index-mark-end text:id="IMark91213992"/><text:alphabetical-index-mark-end text:id="IMark81923176"/><text:span text:style-name="T256"> or result should be produced.</text:span></text:p>
      <text:p text:style-name="Text_20_body"><text:soft-page-break/></text:p>
      <text:p text:style-name="Text_20_body"/>
      <text:p text:style-name="Text_20_body"><text:span text:style-name="T1">4.3.14.</text:span><text:span text:style-name="T42">5</text:span><text:span text:style-name="T1">.</text:span> <text:alphabetical-index-mark-start text:id="IMark99665992"/><text:alphabetical-index-mark-start text:id="IMark91299880"/><text:alphabetical-index-mark-start text:id="IMark99998536"/><text:alphabetical-index-mark-start text:id="IMark96144472"/><text:alphabetical-index-mark-start text:id="IMark104851720"/><text:span text:style-name="T256">Load</text:span><text:alphabetical-index-mark-end text:id="IMark104851720"/><text:alphabetical-index-mark-end text:id="IMark96144472"/><text:alphabetical-index-mark-end text:id="IMark99998536"/><text:alphabetical-index-mark-end text:id="IMark91299880"/><text:alphabetical-index-mark-end text:id="IMark99665992"/><text:span text:style-name="T256">ing </text:span><text:alphabetical-index-mark-start text:id="IMark96695288"/><text:alphabetical-index-mark-start text:id="IMark82041928"/><text:alphabetical-index-mark-start text:id="IMark104893112"/><text:alphabetical-index-mark-start text:id="IMark92571336"/><text:alphabetical-index-mark-start text:id="IMark100350728"/><text:span text:style-name="T256">program</text:span><text:alphabetical-index-mark-end text:id="IMark100350728"/><text:alphabetical-index-mark-end text:id="IMark92571336"/><text:alphabetical-index-mark-end text:id="IMark104893112"/><text:alphabetical-index-mark-end text:id="IMark82041928"/><text:alphabetical-index-mark-end text:id="IMark96695288"/><text:span text:style-name="T256">s to </text:span><text:alphabetical-index-mark-start text:id="IMark97220120"/><text:alphabetical-index-mark-start text:id="IMark98006072"/><text:alphabetical-index-mark-start text:id="IMark93188728"/><text:alphabetical-index-mark-start text:id="IMark91300664"/><text:alphabetical-index-mark-start text:id="IMark91041256"/><text:span text:style-name="T135">sde_</text:span><text:alphabetical-index-mark-start text:id="IMark103471768"/><text:alphabetical-index-mark-start text:id="IMark101212344"/><text:alphabetical-index-mark-start text:id="IMark97120568"/><text:alphabetical-index-mark-start text:id="IMark92226360"/><text:alphabetical-index-mark-start text:id="IMark102706808"/><text:span text:style-name="T135">rule</text:span><text:alphabetical-index-mark-end text:id="IMark102706808"/><text:alphabetical-index-mark-end text:id="IMark92226360"/><text:alphabetical-index-mark-end text:id="IMark97120568"/><text:alphabetical-index-mark-end text:id="IMark101212344"/><text:alphabetical-index-mark-end text:id="IMark103471768"/><text:span text:style-name="T135">s</text:span><text:alphabetical-index-mark-end text:id="IMark91041256"/><text:alphabetical-index-mark-end text:id="IMark91300664"/><text:alphabetical-index-mark-end text:id="IMark93188728"/><text:alphabetical-index-mark-end text:id="IMark98006072"/><text:alphabetical-index-mark-end text:id="IMark97220120"/><text:span text:style-name="T256"> and </text:span><text:alphabetical-index-mark-start text:id="IMark96085720"/><text:alphabetical-index-mark-start text:id="IMark97247096"/><text:alphabetical-index-mark-start text:id="IMark103042616"/><text:alphabetical-index-mark-start text:id="IMark105136008"/><text:alphabetical-index-mark-start text:id="IMark91613176"/><text:span text:style-name="T256">un</text:span><text:alphabetical-index-mark-start text:id="IMark102671512"/><text:alphabetical-index-mark-start text:id="IMark100444152"/><text:alphabetical-index-mark-start text:id="IMark94924872"/><text:alphabetical-index-mark-start text:id="IMark90682440"/><text:alphabetical-index-mark-start text:id="IMark91652232"/><text:span text:style-name="T256">load</text:span><text:alphabetical-index-mark-end text:id="IMark91652232"/><text:alphabetical-index-mark-end text:id="IMark90682440"/><text:alphabetical-index-mark-end text:id="IMark94924872"/><text:alphabetical-index-mark-end text:id="IMark100444152"/><text:alphabetical-index-mark-end text:id="IMark102671512"/><text:alphabetical-index-mark-end text:id="IMark91613176"/><text:alphabetical-index-mark-end text:id="IMark105136008"/><text:alphabetical-index-mark-end text:id="IMark103042616"/><text:alphabetical-index-mark-end text:id="IMark97247096"/><text:alphabetical-index-mark-end text:id="IMark96085720"/><text:span text:style-name="T256">ing them is handled </text:span><text:alphabetical-index-mark-start text:id="IMark98256360"/><text:span text:style-name="T256">sol</text:span><text:alphabetical-index-mark-end text:id="IMark98256360"/><text:span text:style-name="T256">ely by means of </text:span><text:alphabetical-index-mark-start text:id="IMark101268920"/><text:alphabetical-index-mark-start text:id="IMark95439272"/><text:alphabetical-index-mark-start text:id="IMark80674232"/><text:alphabetical-index-mark-start text:id="IMark99666776"/><text:alphabetical-index-mark-start text:id="IMark93135080"/><text:span text:style-name="T256">fact</text:span><text:alphabetical-index-mark-end text:id="IMark93135080"/><text:alphabetical-index-mark-end text:id="IMark99666776"/><text:alphabetical-index-mark-end text:id="IMark80674232"/><text:alphabetical-index-mark-end text:id="IMark95439272"/><text:alphabetical-index-mark-end text:id="IMark101268920"/><text:span text:style-name="T256">s be</text:span><text:alphabetical-index-mark-start text:id="IMark93956584"/><text:span text:style-name="T256">lon</text:span><text:alphabetical-index-mark-end text:id="IMark93956584"/><text:span text:style-name="T256">ging to </text:span><text:alphabetical-index-mark-start text:id="IMark93375224"/><text:alphabetical-index-mark-start text:id="IMark80789800"/><text:alphabetical-index-mark-start text:id="IMark105123560"/><text:alphabetical-index-mark-start text:id="IMark93018744"/><text:alphabetical-index-mark-start text:id="IMark100145832"/><text:alphabetical-index-mark-start text:id="IMark100071464"/><text:alphabetical-index-mark-start text:id="IMark89907336"/><text:span text:style-name="T135">sub</text:span><text:alphabetical-index-mark-start text:id="IMark79101544"/><text:alphabetical-index-mark-start text:id="IMark98514296"/><text:alphabetical-index-mark-start text:id="IMark90967928"/><text:alphabetical-index-mark-start text:id="IMark89848552"/><text:alphabetical-index-mark-start text:id="IMark82581816"/><text:span text:style-name="T135">mode</text:span><text:alphabetical-index-mark-end text:id="IMark82581816"/><text:alphabetical-index-mark-end text:id="IMark89848552"/><text:alphabetical-index-mark-end text:id="IMark90967928"/><text:alphabetical-index-mark-end text:id="IMark98514296"/><text:alphabetical-index-mark-end text:id="IMark79101544"/><text:alphabetical-index-mark-end text:id="IMark89907336"/><text:alphabetical-index-mark-end text:id="IMark100071464"/><text:alphabetical-index-mark-end text:id="IMark100145832"/><text:alphabetical-index-mark-end text:id="IMark93018744"/><text:alphabetical-index-mark-end text:id="IMark105123560"/><text:span text:style-name="T135">_</text:span><text:alphabetical-index-mark-start text:id="IMark60690376"/><text:alphabetical-index-mark-start text:id="IMark80849656"/><text:alphabetical-index-mark-start text:id="IMark94584952"/><text:alphabetical-index-mark-start text:id="IMark91229800"/><text:alphabetical-index-mark-start text:id="IMark78301624"/><text:span text:style-name="T135">prg</text:span><text:alphabetical-index-mark-end text:id="IMark78301624"/><text:alphabetical-index-mark-end text:id="IMark91229800"/><text:alphabetical-index-mark-end text:id="IMark94584952"/><text:alphabetical-index-mark-end text:id="IMark80849656"/><text:alphabetical-index-mark-end text:id="IMark60690376"/><text:alphabetical-index-mark-end text:id="IMark80789800"/><text:alphabetical-index-mark-end text:id="IMark93375224"/><text:span text:style-name="T135">*</text:span><text:span text:style-name="T256"> for </text:span><text:alphabetical-index-mark-start text:id="IMark82079864"/><text:alphabetical-index-mark-start text:id="IMark90807560"/><text:span text:style-name="T256">consistency</text:span><text:alphabetical-index-mark-end text:id="IMark90807560"/><text:alphabetical-index-mark-end text:id="IMark82079864"/><text:span text:style-name="T256"> and </text:span><text:alphabetical-index-mark-start text:id="IMark80811064"/><text:alphabetical-index-mark-start text:id="IMark81334392"/><text:span text:style-name="T256">predictability</text:span><text:alphabetical-index-mark-end text:id="IMark81334392"/><text:alphabetical-index-mark-end text:id="IMark80811064"/><text:span text:style-name="T256">.</text:span></text:p>
      <text:p text:style-name="Text_20_body"/>
      <text:p text:style-name="Text_20_body"/>
      <text:p text:style-name="P11"><text:span text:style-name="T1">4.3.14.</text:span><text:span text:style-name="T42">6</text:span><text:span text:style-name="T1">.</text:span> <text:alphabetical-index-mark-start text:id="IMark95563192"/><text:alphabetical-index-mark-start text:id="IMark105219864"/><text:alphabetical-index-mark-start text:id="IMark82600440"/><text:alphabetical-index-mark-start text:id="IMark95340680"/><text:alphabetical-index-mark-start text:id="IMark101940760"/><text:span text:style-name="T257">Rule</text:span><text:alphabetical-index-mark-end text:id="IMark101940760"/><text:alphabetical-index-mark-end text:id="IMark95340680"/><text:alphabetical-index-mark-end text:id="IMark82600440"/><text:alphabetical-index-mark-end text:id="IMark105219864"/><text:alphabetical-index-mark-end text:id="IMark95563192"/><text:span text:style-name="T257">s can create, </text:span><text:alphabetical-index-mark-start text:id="IMark90435352"/><text:alphabetical-index-mark-start text:id="IMark79892024"/><text:alphabetical-index-mark-start text:id="IMark99906216"/><text:alphabetical-index-mark-start text:id="IMark105279976"/><text:alphabetical-index-mark-start text:id="IMark95731928"/><text:span text:style-name="T257">edit</text:span><text:alphabetical-index-mark-end text:id="IMark95731928"/><text:alphabetical-index-mark-end text:id="IMark105279976"/><text:alphabetical-index-mark-end text:id="IMark99906216"/><text:alphabetical-index-mark-end text:id="IMark79892024"/><text:alphabetical-index-mark-end text:id="IMark90435352"/><text:span text:style-name="T257"> or </text:span><text:alphabetical-index-mark-start text:id="IMark91299096"/><text:alphabetical-index-mark-start text:id="IMark96200408"/><text:alphabetical-index-mark-start text:id="IMark104210840"/><text:alphabetical-index-mark-start text:id="IMark100127384"/><text:alphabetical-index-mark-start text:id="IMark79369064"/><text:alphabetical-index-mark-start text:id="IMark81487688"/><text:alphabetical-index-mark-start text:id="IMark102672296"/><text:alphabetical-index-mark-start text:id="IMark104952968"/><text:alphabetical-index-mark-start text:id="IMark89832600"/><text:alphabetical-index-mark-start text:id="IMark97048392"/><text:span text:style-name="T257">delete</text:span><text:alphabetical-index-mark-end text:id="IMark97048392"/><text:alphabetical-index-mark-end text:id="IMark89832600"/><text:alphabetical-index-mark-end text:id="IMark104952968"/><text:alphabetical-index-mark-end text:id="IMark102672296"/><text:alphabetical-index-mark-end text:id="IMark81487688"/><text:alphabetical-index-mark-end text:id="IMark79369064"/><text:alphabetical-index-mark-end text:id="IMark100127384"/><text:alphabetical-index-mark-end text:id="IMark104210840"/><text:alphabetical-index-mark-end text:id="IMark96200408"/><text:alphabetical-index-mark-end text:id="IMark91299096"/><text:span text:style-name="T257"> </text:span><text:alphabetical-index-mark-start text:id="IMark94177064"/><text:alphabetical-index-mark-start text:id="IMark103266376"/><text:alphabetical-index-mark-start text:id="IMark97929656"/><text:alphabetical-index-mark-start text:id="IMark82522376"/><text:alphabetical-index-mark-start text:id="IMark77928232"/><text:span text:style-name="T257">rule</text:span><text:alphabetical-index-mark-end text:id="IMark77928232"/><text:alphabetical-index-mark-end text:id="IMark82522376"/><text:alphabetical-index-mark-end text:id="IMark97929656"/><text:alphabetical-index-mark-end text:id="IMark103266376"/><text:alphabetical-index-mark-end text:id="IMark94177064"/><text:span text:style-name="T257">s and </text:span><text:alphabetical-index-mark-start text:id="IMark89979000"/><text:alphabetical-index-mark-start text:id="IMark104900184"/><text:alphabetical-index-mark-start text:id="IMark100804376"/><text:alphabetical-index-mark-start text:id="IMark98313064"/><text:alphabetical-index-mark-start text:id="IMark103928760"/><text:span text:style-name="T257">fact</text:span><text:alphabetical-index-mark-end text:id="IMark103928760"/><text:alphabetical-index-mark-end text:id="IMark98313064"/><text:alphabetical-index-mark-end text:id="IMark100804376"/><text:alphabetical-index-mark-end text:id="IMark104900184"/><text:alphabetical-index-mark-end text:id="IMark89979000"/><text:span text:style-name="T257">s.</text:span></text:p>
      <text:p text:style-name="Text_20_body"/>
      <text:p text:style-name="Text_20_body"/>
      <text:p text:style-name="Text_20_body"><text:span text:style-name="T1">4.3.14.</text:span><text:span text:style-name="T42">7</text:span><text:span text:style-name="T1">.</text:span> <text:span text:style-name="T258">The </text:span><text:alphabetical-index-mark-start text:id="IMark90497048"/><text:alphabetical-index-mark-start text:id="IMark95189976"/><text:alphabetical-index-mark-start text:id="IMark92177288"/><text:alphabetical-index-mark-start text:id="IMark93955800"/><text:alphabetical-index-mark-start text:id="IMark97726632"/><text:alphabetical-index-mark-start text:id="IMark97181224"/><text:span text:style-name="T258">AI</text:span><text:alphabetical-index-mark-end text:id="IMark97181224"/><text:span text:style-name="T258">E</text:span><text:alphabetical-index-mark-end text:id="IMark97726632"/><text:alphabetical-index-mark-end text:id="IMark93955800"/><text:alphabetical-index-mark-end text:id="IMark92177288"/><text:alphabetical-index-mark-end text:id="IMark95189976"/><text:alphabetical-index-mark-end text:id="IMark90497048"/><text:span text:style-name="T258"> applies </text:span><text:alphabetical-index-mark-start text:id="IMark104925192"/><text:alphabetical-index-mark-start text:id="IMark97093064"/><text:alphabetical-index-mark-start text:id="IMark93210008"/><text:alphabetical-index-mark-start text:id="IMark79928296"/><text:alphabetical-index-mark-start text:id="IMark100501464"/><text:span text:style-name="T258">rule</text:span><text:alphabetical-index-mark-end text:id="IMark100501464"/><text:alphabetical-index-mark-end text:id="IMark79928296"/><text:alphabetical-index-mark-end text:id="IMark93210008"/><text:alphabetical-index-mark-end text:id="IMark97093064"/><text:alphabetical-index-mark-end text:id="IMark104925192"/><text:span text:style-name="T258">s </text:span><text:alphabetical-index-mark-start text:id="IMark101581032"/><text:alphabetical-index-mark-start text:id="IMark104768536"/><text:alphabetical-index-mark-start text:id="IMark102128376"/><text:alphabetical-index-mark-start text:id="IMark92431560"/><text:alphabetical-index-mark-start text:id="IMark93533256"/><text:span text:style-name="T258">s</text:span><text:alphabetical-index-mark-start text:id="IMark89971800"/><text:span text:style-name="T258">equ</text:span><text:alphabetical-index-mark-end text:id="IMark89971800"/><text:span text:style-name="T258">ential</text:span><text:alphabetical-index-mark-end text:id="IMark93533256"/><text:alphabetical-index-mark-end text:id="IMark92431560"/><text:alphabetical-index-mark-end text:id="IMark102128376"/><text:alphabetical-index-mark-end text:id="IMark104768536"/><text:alphabetical-index-mark-end text:id="IMark101581032"/><text:span text:style-name="T258">ly on each </text:span><text:alphabetical-index-mark-start text:id="IMark97183576"/><text:alphabetical-index-mark-start text:id="IMark95954328"/><text:alphabetical-index-mark-start text:id="IMark99742440"/><text:alphabetical-index-mark-start text:id="IMark79089064"/><text:alphabetical-index-mark-start text:id="IMark81694136"/><text:span text:style-name="T258">iteration</text:span><text:alphabetical-index-mark-end text:id="IMark81694136"/><text:alphabetical-index-mark-end text:id="IMark79089064"/><text:alphabetical-index-mark-end text:id="IMark99742440"/><text:alphabetical-index-mark-end text:id="IMark95954328"/><text:alphabetical-index-mark-end text:id="IMark97183576"/><text:span text:style-name="T258"> </text:span><text:alphabetical-index-mark-start text:id="IMark101270360"/><text:alphabetical-index-mark-start text:id="IMark79810696"/><text:alphabetical-index-mark-start text:id="IMark98870152"/><text:alphabetical-index-mark-start text:id="IMark77557928"/><text:alphabetical-index-mark-start text:id="IMark99244984"/><text:span text:style-name="T258">loop</text:span><text:alphabetical-index-mark-end text:id="IMark99244984"/><text:alphabetical-index-mark-end text:id="IMark77557928"/><text:alphabetical-index-mark-end text:id="IMark98870152"/><text:alphabetical-index-mark-end text:id="IMark79810696"/><text:alphabetical-index-mark-end text:id="IMark101270360"/><text:span text:style-name="T258"> by reading every </text:span><text:alphabetical-index-mark-start text:id="IMark81652328"/><text:alphabetical-index-mark-start text:id="IMark99514280"/><text:alphabetical-index-mark-start text:id="IMark83989560"/><text:alphabetical-index-mark-start text:id="IMark104686440"/><text:alphabetical-index-mark-start text:id="IMark97052056"/><text:span text:style-name="T258">record</text:span><text:alphabetical-index-mark-end text:id="IMark97052056"/><text:alphabetical-index-mark-end text:id="IMark104686440"/><text:alphabetical-index-mark-end text:id="IMark83989560"/><text:alphabetical-index-mark-end text:id="IMark99514280"/><text:alphabetical-index-mark-end text:id="IMark81652328"/><text:span text:style-name="T258"> in </text:span><text:alphabetical-index-mark-start text:id="IMark96994200"/><text:alphabetical-index-mark-start text:id="IMark90866712"/><text:alphabetical-index-mark-start text:id="IMark94248840"/><text:alphabetical-index-mark-start text:id="IMark95254216"/><text:alphabetical-index-mark-start text:id="IMark104920488"/><text:span text:style-name="T258">sde_</text:span><text:alphabetical-index-mark-start text:id="IMark89879832"/><text:alphabetical-index-mark-start text:id="IMark82618344"/><text:alphabetical-index-mark-start text:id="IMark81509208"/><text:alphabetical-index-mark-start text:id="IMark68761144"/><text:alphabetical-index-mark-start text:id="IMark80229352"/><text:span text:style-name="T258">rule</text:span><text:alphabetical-index-mark-end text:id="IMark80229352"/><text:alphabetical-index-mark-end text:id="IMark68761144"/><text:alphabetical-index-mark-end text:id="IMark81509208"/><text:alphabetical-index-mark-end text:id="IMark82618344"/><text:alphabetical-index-mark-end text:id="IMark89879832"/><text:span text:style-name="T258">s</text:span><text:alphabetical-index-mark-end text:id="IMark104920488"/><text:alphabetical-index-mark-end text:id="IMark95254216"/><text:alphabetical-index-mark-end text:id="IMark94248840"/><text:alphabetical-index-mark-end text:id="IMark90866712"/><text:alphabetical-index-mark-end text:id="IMark96994200"/><text:span text:style-name="T258">, analyzing the </text:span><text:alphabetical-index-mark-start text:id="IMark98716472"/><text:alphabetical-index-mark-start text:id="IMark96424136"/><text:alphabetical-index-mark-start text:id="IMark90555400"/><text:alphabetical-index-mark-start text:id="IMark101951512"/><text:alphabetical-index-mark-start text:id="IMark92931176"/><text:span text:style-name="T137">Condition</text:span><text:alphabetical-index-mark-end text:id="IMark92931176"/><text:alphabetical-index-mark-end text:id="IMark101951512"/><text:alphabetical-index-mark-end text:id="IMark90555400"/><text:alphabetical-index-mark-end text:id="IMark96424136"/><text:alphabetical-index-mark-end text:id="IMark98716472"/><text:span text:style-name="T258"> </text:span><text:alphabetical-index-mark-start text:id="IMark90680872"/><text:alphabetical-index-mark-start text:id="IMark102276984"/><text:span text:style-name="T258">field</text:span><text:alphabetical-index-mark-end text:id="IMark102276984"/><text:alphabetical-index-mark-end text:id="IMark90680872"/><text:span text:style-name="T258"> and executing the </text:span><text:alphabetical-index-mark-start text:id="IMark94999672"/><text:alphabetical-index-mark-start text:id="IMark104420200"/><text:span text:style-name="T258">snippet</text:span><text:alphabetical-index-mark-end text:id="IMark104420200"/><text:alphabetical-index-mark-end text:id="IMark94999672"/><text:span text:style-name="T258"> in the </text:span><text:alphabetical-index-mark-start text:id="IMark97253256"/><text:alphabetical-index-mark-start text:id="IMark89892296"/><text:alphabetical-index-mark-start text:id="IMark90210584"/><text:alphabetical-index-mark-start text:id="IMark93272136"/><text:alphabetical-index-mark-start text:id="IMark79931208"/><text:span text:style-name="T137">Action</text:span><text:alphabetical-index-mark-end text:id="IMark79931208"/><text:alphabetical-index-mark-end text:id="IMark93272136"/><text:alphabetical-index-mark-end text:id="IMark90210584"/><text:alphabetical-index-mark-end text:id="IMark89892296"/><text:alphabetical-index-mark-end text:id="IMark97253256"/><text:span text:style-name="T258"> </text:span><text:alphabetical-index-mark-start text:id="IMark90599928"/><text:alphabetical-index-mark-start text:id="IMark103307992"/><text:span text:style-name="T258">field</text:span><text:alphabetical-index-mark-end text:id="IMark103307992"/><text:alphabetical-index-mark-end text:id="IMark90599928"/><text:span text:style-name="T258"> if it is applicable.</text:span></text:p>
      <text:p text:style-name="Text_20_body"/>
      <text:p text:style-name="Text_20_body"/>
      <text:h text:style-name="Heading_20_3" text:outline-level="3"><text:bookmark-start text:name="__RefHeading___Toc6418_1538881673"/><text:span text:style-name="T1">4.3.15.</text:span> <text:alphabetical-index-mark-start text:id="IMark102812712"/><text:alphabetical-index-mark-start text:id="IMark81382184"/><text:alphabetical-index-mark-start text:id="IMark105307224"/><text:alphabetical-index-mark-start text:id="IMark105292312"/><text:alphabetical-index-mark-start text:id="IMark101993528"/>Adding<text:alphabetical-index-mark-end text:id="IMark101993528"/><text:alphabetical-index-mark-end text:id="IMark105292312"/><text:alphabetical-index-mark-end text:id="IMark105307224"/><text:alphabetical-index-mark-end text:id="IMark81382184"/><text:alphabetical-index-mark-end text:id="IMark102812712"/>, <text:alphabetical-index-mark-start text:id="IMark105169928"/><text:alphabetical-index-mark-start text:id="IMark77623240"/><text:alphabetical-index-mark-start text:id="IMark95341464"/><text:alphabetical-index-mark-start text:id="IMark105227592"/><text:alphabetical-index-mark-start text:id="IMark90206152"/>edit<text:alphabetical-index-mark-end text:id="IMark90206152"/><text:alphabetical-index-mark-end text:id="IMark105227592"/><text:alphabetical-index-mark-end text:id="IMark95341464"/><text:alphabetical-index-mark-end text:id="IMark77623240"/><text:alphabetical-index-mark-end text:id="IMark105169928"/>ing and <text:alphabetical-index-mark-start text:id="IMark79145544"/><text:alphabetical-index-mark-start text:id="IMark82701608"/><text:alphabetical-index-mark-start text:id="IMark97100664"/><text:alphabetical-index-mark-start text:id="IMark90029304"/><text:alphabetical-index-mark-start text:id="IMark100386376"/>deleting<text:alphabetical-index-mark-end text:id="IMark100386376"/><text:alphabetical-index-mark-end text:id="IMark90029304"/><text:alphabetical-index-mark-end text:id="IMark97100664"/><text:alphabetical-index-mark-end text:id="IMark82701608"/><text:alphabetical-index-mark-end text:id="IMark79145544"/> <text:alphabetical-index-mark-start text:id="IMark96710488"/><text:alphabetical-index-mark-start text:id="IMark97279160"/><text:alphabetical-index-mark-start text:id="IMark80621032"/><text:alphabetical-index-mark-start text:id="IMark79104264"/><text:alphabetical-index-mark-start text:id="IMark77412088"/>record<text:alphabetical-index-mark-end text:id="IMark77412088"/><text:alphabetical-index-mark-end text:id="IMark79104264"/><text:alphabetical-index-mark-end text:id="IMark80621032"/><text:alphabetical-index-mark-end text:id="IMark97279160"/><text:alphabetical-index-mark-end text:id="IMark96710488"/>s from the <text:alphabetical-index-mark-start text:id="IMark90809912"/><text:alphabetical-index-mark-start text:id="IMark105048648"/><text:alphabetical-index-mark-start text:id="IMark92398008"/><text:alphabetical-index-mark-start text:id="IMark90461832"/><text:alphabetical-index-mark-start text:id="IMark93112488"/>KB<text:bookmark-end text:name="__RefHeading___Toc6418_1538881673"/><text:alphabetical-index-mark-end text:id="IMark93112488"/><text:alphabetical-index-mark-end text:id="IMark90461832"/><text:alphabetical-index-mark-end text:id="IMark92398008"/><text:alphabetical-index-mark-end text:id="IMark105048648"/><text:alphabetical-index-mark-end text:id="IMark90809912"/></text:h>
      <text:p text:style-name="Text_20_body"/>
      <text:p text:style-name="Text_20_body">It s possible to add, <text:alphabetical-index-mark-start text:id="IMark96047800"/><text:alphabetical-index-mark-start text:id="IMark96242440"/><text:alphabetical-index-mark-start text:id="IMark67384216"/><text:alphabetical-index-mark-start text:id="IMark92775400"/><text:alphabetical-index-mark-start text:id="IMark105190264"/>edit<text:alphabetical-index-mark-end text:id="IMark105190264"/><text:alphabetical-index-mark-end text:id="IMark92775400"/><text:alphabetical-index-mark-end text:id="IMark67384216"/><text:alphabetical-index-mark-end text:id="IMark96242440"/><text:alphabetical-index-mark-end text:id="IMark96047800"/> or <text:alphabetical-index-mark-start text:id="IMark80996360"/><text:alphabetical-index-mark-start text:id="IMark97204008"/><text:alphabetical-index-mark-start text:id="IMark105219080"/><text:alphabetical-index-mark-start text:id="IMark91045000"/><text:alphabetical-index-mark-start text:id="IMark105298184"/><text:alphabetical-index-mark-start text:id="IMark96365592"/><text:alphabetical-index-mark-start text:id="IMark44823832"/><text:alphabetical-index-mark-start text:id="IMark80646152"/><text:alphabetical-index-mark-start text:id="IMark44897560"/><text:alphabetical-index-mark-start text:id="IMark96142120"/>delete<text:alphabetical-index-mark-end text:id="IMark96142120"/><text:alphabetical-index-mark-end text:id="IMark44897560"/><text:alphabetical-index-mark-end text:id="IMark80646152"/><text:alphabetical-index-mark-end text:id="IMark44823832"/><text:alphabetical-index-mark-end text:id="IMark96365592"/><text:alphabetical-index-mark-end text:id="IMark105298184"/><text:alphabetical-index-mark-end text:id="IMark91045000"/><text:alphabetical-index-mark-end text:id="IMark105219080"/><text:alphabetical-index-mark-end text:id="IMark97204008"/><text:alphabetical-index-mark-end text:id="IMark80996360"/> <text:alphabetical-index-mark-start text:id="IMark105288488"/><text:alphabetical-index-mark-start text:id="IMark104874120"/><text:alphabetical-index-mark-start text:id="IMark93470552"/><text:alphabetical-index-mark-start text:id="IMark102444328"/><text:alphabetical-index-mark-start text:id="IMark96392472"/>record<text:alphabetical-index-mark-end text:id="IMark96392472"/><text:alphabetical-index-mark-end text:id="IMark102444328"/><text:alphabetical-index-mark-end text:id="IMark93470552"/><text:alphabetical-index-mark-end text:id="IMark104874120"/><text:alphabetical-index-mark-end text:id="IMark105288488"/>s from any <text:alphabetical-index-mark-start text:id="IMark100706072"/><text:alphabetical-index-mark-start text:id="IMark96103880"/><text:alphabetical-index-mark-start text:id="IMark81390696"/><text:alphabetical-index-mark-start text:id="IMark94918632"/><text:alphabetical-index-mark-start text:id="IMark90291368"/>table<text:alphabetical-index-mark-end text:id="IMark90291368"/><text:alphabetical-index-mark-end text:id="IMark94918632"/><text:alphabetical-index-mark-end text:id="IMark81390696"/><text:alphabetical-index-mark-end text:id="IMark96103880"/><text:alphabetical-index-mark-end text:id="IMark100706072"/> in the <text:alphabetical-index-mark-start text:id="IMark105211352"/><text:alphabetical-index-mark-start text:id="IMark82240984"/><text:alphabetical-index-mark-start text:id="IMark96945480"/><text:alphabetical-index-mark-start text:id="IMark97047608"/><text:alphabetical-index-mark-start text:id="IMark81401624"/>KB<text:alphabetical-index-mark-end text:id="IMark81401624"/><text:alphabetical-index-mark-end text:id="IMark97047608"/><text:alphabetical-index-mark-end text:id="IMark96945480"/><text:alphabetical-index-mark-end text:id="IMark82240984"/><text:alphabetical-index-mark-end text:id="IMark105211352"/> in various ways:</text:p>
      <text:p text:style-name="Text_20_body"/>
      <text:p text:style-name="Text_20_body"><text:span text:style-name="T1">4.3.15.1.</text:span> Issuing <text:alphabetical-index-mark-start text:id="IMark77936744"/><text:alphabetical-index-mark-start text:id="IMark97091496"/><text:alphabetical-index-mark-start text:id="IMark80833656"/><text:alphabetical-index-mark-start text:id="IMark105287704"/><text:alphabetical-index-mark-start text:id="IMark96703016"/>SQL<text:alphabetical-index-mark-end text:id="IMark96703016"/><text:alphabetical-index-mark-end text:id="IMark105287704"/><text:alphabetical-index-mark-end text:id="IMark80833656"/><text:alphabetical-index-mark-end text:id="IMark97091496"/><text:alphabetical-index-mark-end text:id="IMark77936744"/> <text:alphabetical-index-mark-start text:id="IMark103456568"/><text:alphabetical-index-mark-start text:id="IMark81205320"/>command<text:alphabetical-index-mark-end text:id="IMark81205320"/><text:alphabetical-index-mark-end text:id="IMark103456568"/>s <text:alphabetical-index-mark-start text:id="IMark96087032"/><text:alphabetical-index-mark-start text:id="IMark93996840"/>manual<text:alphabetical-index-mark-end text:id="IMark93996840"/><text:alphabetical-index-mark-end text:id="IMark96087032"/>ly, using a <text:alphabetical-index-mark-start text:id="IMark97221688"/><text:alphabetical-index-mark-start text:id="IMark91906264"/><text:alphabetical-index-mark-start text:id="IMark97046040"/><text:alphabetical-index-mark-start text:id="IMark98351608"/><text:alphabetical-index-mark-start text:id="IMark96735400"/><text:alphabetical-index-mark-start text:id="IMark81712072"/><text:alphabetical-index-mark-start text:id="IMark96860872"/><text:alphabetical-index-mark-start text:id="IMark79089480"/><text:alphabetical-index-mark-start text:id="IMark91341256"/>data<text:alphabetical-index-mark-end text:id="IMark91341256"/><text:alphabetical-index-mark-end text:id="IMark79089480"/><text:alphabetical-index-mark-end text:id="IMark96860872"/><text:alphabetical-index-mark-end text:id="IMark81712072"/><text:alphabetical-index-mark-start text:id="IMark92620360"/><text:alphabetical-index-mark-start text:id="IMark103734280"/><text:alphabetical-index-mark-start text:id="IMark98163912"/><text:alphabetical-index-mark-start text:id="IMark83035080"/>base<text:alphabetical-index-mark-end text:id="IMark83035080"/><text:alphabetical-index-mark-end text:id="IMark98163912"/><text:alphabetical-index-mark-end text:id="IMark103734280"/><text:alphabetical-index-mark-end text:id="IMark92620360"/><text:alphabetical-index-mark-end text:id="IMark96735400"/><text:alphabetical-index-mark-end text:id="IMark98351608"/><text:alphabetical-index-mark-end text:id="IMark97046040"/><text:alphabetical-index-mark-end text:id="IMark91906264"/><text:alphabetical-index-mark-end text:id="IMark97221688"/> <text:alphabetical-index-mark-start text:id="IMark81507864"/><text:alphabetical-index-mark-start text:id="IMark96802584"/><text:alphabetical-index-mark-start text:id="IMark99632504"/><text:alphabetical-index-mark-start text:id="IMark102295960"/><text:alphabetical-index-mark-start text:id="IMark103130024"/><text:alphabetical-index-mark-start text:id="IMark80303736"/><text:alphabetical-index-mark-start text:id="IMark103846424"/><text:alphabetical-index-mark-start text:id="IMark100146616"/><text:alphabetical-index-mark-start text:id="IMark94992456"/>edit<text:alphabetical-index-mark-end text:id="IMark94992456"/><text:alphabetical-index-mark-end text:id="IMark100146616"/><text:alphabetical-index-mark-end text:id="IMark103846424"/><text:alphabetical-index-mark-end text:id="IMark80303736"/><text:alphabetical-index-mark-end text:id="IMark103130024"/>or<text:alphabetical-index-mark-end text:id="IMark102295960"/><text:alphabetical-index-mark-end text:id="IMark99632504"/><text:alphabetical-index-mark-end text:id="IMark96802584"/><text:alphabetical-index-mark-end text:id="IMark81507864"/> <text:alphabetical-index-mark-start text:id="IMark98596856"/><text:alphabetical-index-mark-start text:id="IMark97188152"/>compile<text:alphabetical-index-mark-end text:id="IMark97188152"/><text:alphabetical-index-mark-end text:id="IMark98596856"/> with <text:alphabetical-index-mark-start text:id="IMark97228504"/><text:alphabetical-index-mark-start text:id="IMark102918520"/><text:alphabetical-index-mark-start text:id="IMark79286520"/><text:alphabetical-index-mark-start text:id="IMark68170488"/><text:alphabetical-index-mark-start text:id="IMark94334312"/>Sqlite3<text:alphabetical-index-mark-end text:id="IMark94334312"/><text:alphabetical-index-mark-end text:id="IMark68170488"/><text:alphabetical-index-mark-end text:id="IMark79286520"/><text:alphabetical-index-mark-end text:id="IMark102918520"/><text:alphabetical-index-mark-end text:id="IMark97228504"/>.</text:p>
      <text:p text:style-name="Text_20_body"/>
      <text:p text:style-name="Text_20_body"/>
      <text:p text:style-name="Text_20_body"><text:span text:style-name="T1">4.3.15.2.</text:span> Using a <text:alphabetical-index-mark-start text:id="IMark81991064"/><text:alphabetical-index-mark-start text:id="IMark97188936"/><text:alphabetical-index-mark-start text:id="IMark97886520"/><text:alphabetical-index-mark-start text:id="IMark90023512"/><text:alphabetical-index-mark-start text:id="IMark100688760"/><text:alphabetical-index-mark-start text:id="IMark96908536"/><text:alphabetical-index-mark-start text:id="IMark93885736"/><text:alphabetical-index-mark-start text:id="IMark104850936"/><text:alphabetical-index-mark-start text:id="IMark80172200"/>data<text:alphabetical-index-mark-end text:id="IMark80172200"/><text:alphabetical-index-mark-end text:id="IMark104850936"/><text:alphabetical-index-mark-end text:id="IMark93885736"/><text:alphabetical-index-mark-end text:id="IMark96908536"/><text:alphabetical-index-mark-start text:id="IMark99700072"/><text:alphabetical-index-mark-start text:id="IMark102334376"/><text:alphabetical-index-mark-start text:id="IMark93545272"/><text:alphabetical-index-mark-start text:id="IMark79139624"/>base<text:alphabetical-index-mark-end text:id="IMark79139624"/><text:alphabetical-index-mark-end text:id="IMark93545272"/><text:alphabetical-index-mark-end text:id="IMark102334376"/><text:alphabetical-index-mark-end text:id="IMark99700072"/><text:alphabetical-index-mark-end text:id="IMark100688760"/><text:alphabetical-index-mark-end text:id="IMark90023512"/><text:alphabetical-index-mark-end text:id="IMark97886520"/><text:alphabetical-index-mark-end text:id="IMark97188936"/><text:alphabetical-index-mark-end text:id="IMark81991064"/> <text:alphabetical-index-mark-start text:id="IMark81291064"/><text:alphabetical-index-mark-start text:id="IMark94201816"/><text:alphabetical-index-mark-start text:id="IMark91157224"/><text:alphabetical-index-mark-start text:id="IMark97050488"/><text:alphabetical-index-mark-start text:id="IMark97500200"/><text:alphabetical-index-mark-start text:id="IMark97220904"/><text:alphabetical-index-mark-start text:id="IMark97317688"/><text:alphabetical-index-mark-start text:id="IMark79111192"/><text:alphabetical-index-mark-start text:id="IMark96657176"/>edit<text:alphabetical-index-mark-end text:id="IMark96657176"/><text:alphabetical-index-mark-end text:id="IMark79111192"/><text:alphabetical-index-mark-end text:id="IMark97317688"/><text:alphabetical-index-mark-end text:id="IMark97220904"/><text:alphabetical-index-mark-end text:id="IMark97500200"/>or<text:alphabetical-index-mark-end text:id="IMark97050488"/><text:alphabetical-index-mark-end text:id="IMark91157224"/><text:alphabetical-index-mark-end text:id="IMark94201816"/><text:alphabetical-index-mark-end text:id="IMark81291064"/> with <text:alphabetical-index-mark-start text:id="IMark103841112"/><text:alphabetical-index-mark-start text:id="IMark81700136"/>graph<text:alphabetical-index-mark-end text:id="IMark81700136"/><text:alphabetical-index-mark-end text:id="IMark103841112"/>ical capabilities, much like <text:alphabetical-index-mark-start text:id="IMark78414264"/><text:alphabetical-index-mark-start text:id="IMark101200696"/><text:alphabetical-index-mark-start text:id="IMark105289272"/><text:alphabetical-index-mark-start text:id="IMark97417672"/><text:alphabetical-index-mark-start text:id="IMark105316520"/>edit<text:alphabetical-index-mark-end text:id="IMark105316520"/><text:alphabetical-index-mark-end text:id="IMark97417672"/><text:alphabetical-index-mark-end text:id="IMark105289272"/><text:alphabetical-index-mark-end text:id="IMark101200696"/><text:alphabetical-index-mark-end text:id="IMark78414264"/>ing a <text:alphabetical-index-mark-start text:id="IMark96923736"/><text:alphabetical-index-mark-start text:id="IMark97182008"/><text:alphabetical-index-mark-start text:id="IMark92857496"/><text:alphabetical-index-mark-start text:id="IMark90515160"/><text:alphabetical-index-mark-start text:id="IMark99368968"/>spreadsheet<text:alphabetical-index-mark-end text:id="IMark99368968"/><text:alphabetical-index-mark-end text:id="IMark90515160"/><text:alphabetical-index-mark-end text:id="IMark92857496"/><text:alphabetical-index-mark-end text:id="IMark97182008"/><text:alphabetical-index-mark-end text:id="IMark96923736"/>. <text:span text:style-name="T290">This option is the one that would be used when, for </text:span><text:alphabetical-index-mark-start text:id="IMark95565544"/><text:alphabetical-index-mark-start text:id="IMark90943928"/><text:alphabetical-index-mark-start text:id="IMark105191832"/><text:alphabetical-index-mark-start text:id="IMark94883464"/><text:alphabetical-index-mark-start text:id="IMark97211080"/><text:span text:style-name="T290">example</text:span><text:alphabetical-index-mark-end text:id="IMark97211080"/><text:alphabetical-index-mark-end text:id="IMark94883464"/><text:alphabetical-index-mark-end text:id="IMark105191832"/><text:alphabetical-index-mark-end text:id="IMark90943928"/><text:alphabetical-index-mark-end text:id="IMark95565544"/><text:span text:style-name="T290">, a new </text:span><text:alphabetical-index-mark-start text:id="IMark98806408"/><text:alphabetical-index-mark-start text:id="IMark60624584"/><text:alphabetical-index-mark-start text:id="IMark99551240"/><text:alphabetical-index-mark-start text:id="IMark97416888"/><text:alphabetical-index-mark-start text:id="IMark97435480"/><text:span text:style-name="T290">program</text:span><text:alphabetical-index-mark-end text:id="IMark97435480"/><text:alphabetical-index-mark-end text:id="IMark97416888"/><text:alphabetical-index-mark-end text:id="IMark99551240"/><text:alphabetical-index-mark-end text:id="IMark60624584"/><text:alphabetical-index-mark-end text:id="IMark98806408"/><text:span text:style-name="T290"> is being </text:span><text:alphabetical-index-mark-start text:id="IMark97774232"/><text:alphabetical-index-mark-start text:id="IMark98508024"/><text:alphabetical-index-mark-start text:id="IMark60623800"/><text:alphabetical-index-mark-start text:id="IMark97366712"/><text:alphabetical-index-mark-start text:id="IMark104269640"/><text:span text:style-name="T290">load</text:span><text:alphabetical-index-mark-end text:id="IMark104269640"/><text:alphabetical-index-mark-end text:id="IMark97366712"/><text:alphabetical-index-mark-end text:id="IMark60623800"/><text:alphabetical-index-mark-end text:id="IMark98508024"/><text:alphabetical-index-mark-end text:id="IMark97774232"/><text:span text:style-name="T290">ed into the </text:span><text:alphabetical-index-mark-start text:id="IMark79924344"/><text:alphabetical-index-mark-start text:id="IMark81643816"/><text:alphabetical-index-mark-start text:id="IMark98846216"/><text:alphabetical-index-mark-start text:id="IMark95177848"/><text:alphabetical-index-mark-start text:id="IMark104014504"/><text:span text:style-name="T290">KB</text:span><text:alphabetical-index-mark-end text:id="IMark104014504"/><text:alphabetical-index-mark-end text:id="IMark95177848"/><text:alphabetical-index-mark-end text:id="IMark98846216"/><text:alphabetical-index-mark-end text:id="IMark81643816"/><text:alphabetical-index-mark-end text:id="IMark79924344"/><text:span text:style-name="T290"> by the user.</text:span></text:p>
      <text:p text:style-name="Text_20_body"/>
      <text:p text:style-name="Text_20_body"/>
      <text:p text:style-name="Text_20_body"><text:span text:style-name="T1">4.3.15.3.</text:span> Issuing <text:alphabetical-index-mark-start text:id="IMark92737160"/><text:alphabetical-index-mark-start text:id="IMark91223720"/><text:alphabetical-index-mark-start text:id="IMark96842280"/><text:alphabetical-index-mark-start text:id="IMark98863352"/><text:alphabetical-index-mark-start text:id="IMark104560680"/>SQL<text:alphabetical-index-mark-end text:id="IMark104560680"/><text:alphabetical-index-mark-end text:id="IMark98863352"/><text:alphabetical-index-mark-end text:id="IMark96842280"/><text:alphabetical-index-mark-end text:id="IMark91223720"/><text:alphabetical-index-mark-end text:id="IMark92737160"/> <text:alphabetical-index-mark-start text:id="IMark93383800"/><text:alphabetical-index-mark-start text:id="IMark96192296"/>command<text:alphabetical-index-mark-end text:id="IMark96192296"/><text:alphabetical-index-mark-end text:id="IMark93383800"/>s via <text:alphabetical-index-mark-start text:id="IMark104575480"/><text:alphabetical-index-mark-start text:id="IMark90840904"/><text:alphabetical-index-mark-start text:id="IMark93423800"/><text:alphabetical-index-mark-start text:id="IMark96156440"/><text:alphabetical-index-mark-start text:id="IMark80136712"/><text:alphabetical-index-mark-start text:id="IMark82105832"/>SQL<text:alphabetical-index-mark-end text:id="IMark82105832"/>C<text:alphabetical-index-mark-end text:id="IMark80136712"/><text:alphabetical-index-mark-end text:id="IMark96156440"/><text:alphabetical-index-mark-end text:id="IMark93423800"/><text:alphabetical-index-mark-end text:id="IMark90840904"/><text:alphabetical-index-mark-end text:id="IMark104575480"/>. <text:span text:style-name="T289">This </text:span><text:alphabetical-index-mark-start text:id="IMark91965400"/><text:alphabetical-index-mark-start text:id="IMark104584904"/><text:alphabetical-index-mark-start text:id="IMark91473896"/><text:alphabetical-index-mark-start text:id="IMark91696360"/><text:alphabetical-index-mark-start text:id="IMark99669560"/><text:span text:style-name="T289">MFD</text:span><text:alphabetical-index-mark-end text:id="IMark99669560"/><text:alphabetical-index-mark-end text:id="IMark91696360"/><text:alphabetical-index-mark-end text:id="IMark91473896"/><text:alphabetical-index-mark-end text:id="IMark104584904"/><text:alphabetical-index-mark-end text:id="IMark91965400"/><text:span text:style-name="T289"> essentially works by activating and deactivating </text:span><text:alphabetical-index-mark-start text:id="IMark92365864"/><text:alphabetical-index-mark-start text:id="IMark104475656"/><text:alphabetical-index-mark-start text:id="IMark92838744"/><text:alphabetical-index-mark-start text:id="IMark80983464"/><text:alphabetical-index-mark-start text:id="IMark95093608"/><text:span text:style-name="T289">mode</text:span><text:alphabetical-index-mark-end text:id="IMark95093608"/><text:alphabetical-index-mark-end text:id="IMark80983464"/><text:alphabetical-index-mark-end text:id="IMark92838744"/><text:alphabetical-index-mark-end text:id="IMark104475656"/><text:alphabetical-index-mark-end text:id="IMark92365864"/><text:span text:style-name="T289">s or passing </text:span><text:alphabetical-index-mark-start text:id="IMark95315160"/><text:alphabetical-index-mark-start text:id="IMark98271848"/><text:alphabetical-index-mark-start text:id="IMark90667880"/><text:alphabetical-index-mark-start text:id="IMark80986680"/><text:alphabetical-index-mark-start text:id="IMark78562936"/><text:span text:style-name="T289">argument</text:span><text:alphabetical-index-mark-end text:id="IMark78562936"/><text:alphabetical-index-mark-end text:id="IMark80986680"/><text:alphabetical-index-mark-end text:id="IMark90667880"/><text:alphabetical-index-mark-end text:id="IMark98271848"/><text:alphabetical-index-mark-end text:id="IMark95315160"/><text:span text:style-name="T289"> </text:span><text:alphabetical-index-mark-start text:id="IMark101761640"/><text:alphabetical-index-mark-start text:id="IMark92463592"/><text:alphabetical-index-mark-start text:id="IMark100875768"/><text:alphabetical-index-mark-start text:id="IMark100960296"/><text:span text:style-name="T289">data</text:span><text:alphabetical-index-mark-end text:id="IMark100960296"/><text:alphabetical-index-mark-end text:id="IMark100875768"/><text:alphabetical-index-mark-end text:id="IMark92463592"/><text:alphabetical-index-mark-end text:id="IMark101761640"/><text:span text:style-name="T289"> directly to </text:span><text:alphabetical-index-mark-start text:id="IMark89770296"/><text:alphabetical-index-mark-start text:id="IMark104701608"/><text:alphabetical-index-mark-start text:id="IMark89854680"/><text:alphabetical-index-mark-start text:id="IMark97209512"/><text:alphabetical-index-mark-start text:id="IMark90133416"/><text:span text:style-name="T289">fact</text:span><text:alphabetical-index-mark-end text:id="IMark90133416"/><text:alphabetical-index-mark-end text:id="IMark97209512"/><text:alphabetical-index-mark-end text:id="IMark89854680"/><text:alphabetical-index-mark-end text:id="IMark104701608"/><text:alphabetical-index-mark-end text:id="IMark89770296"/><text:span text:style-name="T289"> </text:span><text:alphabetical-index-mark-start text:id="IMark79364088"/><text:alphabetical-index-mark-start text:id="IMark96867816"/><text:alphabetical-index-mark-start text:id="IMark98998136"/><text:alphabetical-index-mark-start text:id="IMark102231032"/><text:alphabetical-index-mark-start text:id="IMark60609000"/><text:span text:style-name="T289">record</text:span><text:alphabetical-index-mark-end text:id="IMark60609000"/><text:alphabetical-index-mark-end text:id="IMark102231032"/><text:alphabetical-index-mark-end text:id="IMark98998136"/><text:alphabetical-index-mark-end text:id="IMark96867816"/><text:alphabetical-index-mark-end text:id="IMark79364088"/><text:span text:style-name="T289">s. However, it also lets the user enter full </text:span><text:alphabetical-index-mark-start text:id="IMark95447416"/><text:alphabetical-index-mark-start text:id="IMark95282616"/><text:alphabetical-index-mark-start text:id="IMark46005128"/><text:alphabetical-index-mark-start text:id="IMark44793992"/><text:alphabetical-index-mark-start text:id="IMark104795688"/><text:span text:style-name="T289">SQL</text:span><text:alphabetical-index-mark-end text:id="IMark104795688"/><text:alphabetical-index-mark-end text:id="IMark44793992"/><text:alphabetical-index-mark-end text:id="IMark46005128"/><text:alphabetical-index-mark-end text:id="IMark95282616"/><text:alphabetical-index-mark-end text:id="IMark95447416"/><text:span text:style-name="T289"> </text:span><text:alphabetical-index-mark-start text:id="IMark100829320"/><text:alphabetical-index-mark-start text:id="IMark101728456"/><text:span text:style-name="T289">snippet</text:span><text:alphabetical-index-mark-end text:id="IMark101728456"/><text:alphabetical-index-mark-end text:id="IMark100829320"/><text:span text:style-name="T289">s of </text:span><text:alphabetical-index-mark-start text:id="IMark79813816"/><text:alphabetical-index-mark-start text:id="IMark94509224"/><text:alphabetical-index-mark-start text:id="IMark98827160"/><text:span text:style-name="T289">code</text:span><text:alphabetical-index-mark-end text:id="IMark98827160"/><text:alphabetical-index-mark-end text:id="IMark94509224"/><text:alphabetical-index-mark-end text:id="IMark79813816"/><text:span text:style-name="T289"> directly from an </text:span><text:alphabetical-index-mark-start text:id="IMark81141192"/><text:alphabetical-index-mark-start text:id="IMark83928408"/><text:alphabetical-index-mark-start text:id="IMark94555112"/><text:alphabetical-index-mark-start text:id="IMark96354888"/><text:alphabetical-index-mark-start text:id="IMark95061256"/><text:span text:style-name="T289">OSFS</text:span><text:alphabetical-index-mark-end text:id="IMark95061256"/><text:alphabetical-index-mark-end text:id="IMark96354888"/><text:alphabetical-index-mark-end text:id="IMark94555112"/><text:alphabetical-index-mark-end text:id="IMark83928408"/><text:alphabetical-index-mark-end text:id="IMark81141192"/><text:span text:style-name="T289"> </text:span><text:alphabetical-index-mark-start text:id="IMark93903448"/><text:alphabetical-index-mark-start text:id="IMark97395144"/><text:alphabetical-index-mark-start text:id="IMark99985864"/><text:alphabetical-index-mark-start text:id="IMark100376136"/><text:alphabetical-index-mark-start text:id="IMark101702168"/><text:span text:style-name="T289">session</text:span><text:alphabetical-index-mark-end text:id="IMark101702168"/><text:alphabetical-index-mark-end text:id="IMark100376136"/><text:alphabetical-index-mark-end text:id="IMark99985864"/><text:alphabetical-index-mark-end text:id="IMark97395144"/><text:alphabetical-index-mark-end text:id="IMark93903448"/><text:span text:style-name="T289">.</text:span></text:p>
      <text:p text:style-name="Text_20_body"/>
      <text:p text:style-name="Text_20_body"/>
      <text:p text:style-name="Text_20_body"><text:soft-page-break/><text:span text:style-name="T1">4.3.15.4.</text:span> Activating sui<text:alphabetical-index-mark-start text:id="IMark103324792"/><text:alphabetical-index-mark-start text:id="IMark101462984"/><text:alphabetical-index-mark-start text:id="IMark98583208"/><text:alphabetical-index-mark-start text:id="IMark101186840"/><text:alphabetical-index-mark-start text:id="IMark67098248"/>table<text:alphabetical-index-mark-end text:id="IMark67098248"/><text:alphabetical-index-mark-end text:id="IMark101186840"/><text:alphabetical-index-mark-end text:id="IMark98583208"/><text:alphabetical-index-mark-end text:id="IMark101462984"/><text:alphabetical-index-mark-end text:id="IMark103324792"/> <text:alphabetical-index-mark-start text:id="IMark92068856"/><text:alphabetical-index-mark-start text:id="IMark80133432"/><text:alphabetical-index-mark-start text:id="IMark80879288"/><text:alphabetical-index-mark-start text:id="IMark60725208"/><text:alphabetical-index-mark-start text:id="IMark83674168"/>mode<text:alphabetical-index-mark-end text:id="IMark83674168"/><text:alphabetical-index-mark-end text:id="IMark60725208"/><text:alphabetical-index-mark-end text:id="IMark80879288"/><text:alphabetical-index-mark-end text:id="IMark80133432"/><text:alphabetical-index-mark-end text:id="IMark92068856"/>s via <text:alphabetical-index-mark-start text:id="IMark83136648"/><text:alphabetical-index-mark-start text:id="IMark80682712"/><text:alphabetical-index-mark-start text:id="IMark90963272"/><text:alphabetical-index-mark-start text:id="IMark96057144"/><text:alphabetical-index-mark-start text:id="IMark81189112"/><text:alphabetical-index-mark-start text:id="IMark99313080"/>SQL<text:alphabetical-index-mark-end text:id="IMark99313080"/>C<text:alphabetical-index-mark-end text:id="IMark81189112"/><text:alphabetical-index-mark-end text:id="IMark96057144"/><text:alphabetical-index-mark-end text:id="IMark90963272"/><text:alphabetical-index-mark-end text:id="IMark80682712"/><text:alphabetical-index-mark-end text:id="IMark83136648"/> or an <text:alphabetical-index-mark-start text:id="IMark81153816"/><text:alphabetical-index-mark-start text:id="IMark97325416"/>external<text:alphabetical-index-mark-end text:id="IMark97325416"/><text:alphabetical-index-mark-end text:id="IMark81153816"/> <text:alphabetical-index-mark-start text:id="IMark82473064"/><text:alphabetical-index-mark-start text:id="IMark93466744"/><text:alphabetical-index-mark-start text:id="IMark97254824"/><text:alphabetical-index-mark-start text:id="IMark81769576"/><text:alphabetical-index-mark-start text:id="IMark93463496"/><text:alphabetical-index-mark-start text:id="IMark79647528"/>SQL<text:alphabetical-index-mark-end text:id="IMark79647528"/>C<text:alphabetical-index-mark-end text:id="IMark93463496"/><text:alphabetical-index-mark-end text:id="IMark81769576"/><text:alphabetical-index-mark-end text:id="IMark97254824"/><text:alphabetical-index-mark-end text:id="IMark93466744"/><text:alphabetical-index-mark-end text:id="IMark82473064"/> <text:alphabetical-index-mark-start text:id="IMark92539432"/><text:alphabetical-index-mark-start text:id="IMark94564040"/><text:alphabetical-index-mark-start text:id="IMark101828664"/><text:alphabetical-index-mark-start text:id="IMark94502504"/><text:alphabetical-index-mark-start text:id="IMark104468488"/>emu<text:alphabetical-index-mark-start text:id="IMark90598488"/>lat<text:alphabetical-index-mark-end text:id="IMark90598488"/>or<text:alphabetical-index-mark-end text:id="IMark104468488"/><text:alphabetical-index-mark-end text:id="IMark94502504"/><text:alphabetical-index-mark-end text:id="IMark101828664"/><text:alphabetical-index-mark-end text:id="IMark94564040"/><text:alphabetical-index-mark-end text:id="IMark92539432"/>, either those existing on the <text:alphabetical-index-mark-start text:id="IMark100859752"/><text:alphabetical-index-mark-start text:id="IMark97345208"/><text:alphabetical-index-mark-start text:id="IMark96962632"/><text:alphabetical-index-mark-start text:id="IMark94319592"/>base<text:alphabetical-index-mark-end text:id="IMark94319592"/><text:alphabetical-index-mark-end text:id="IMark96962632"/><text:alphabetical-index-mark-end text:id="IMark97345208"/><text:alphabetical-index-mark-end text:id="IMark100859752"/> <text:alphabetical-index-mark-start text:id="IMark90045944"/><text:alphabetical-index-mark-start text:id="IMark83558280"/><text:alphabetical-index-mark-start text:id="IMark95790968"/><text:alphabetical-index-mark-start text:id="IMark90821960"/>file<text:alphabetical-index-mark-end text:id="IMark90821960"/><text:alphabetical-index-mark-end text:id="IMark95790968"/><text:alphabetical-index-mark-end text:id="IMark83558280"/><text:alphabetical-index-mark-end text:id="IMark90045944"/> or developed by the user, that in <text:alphabetical-index-mark-start text:id="IMark91006648"/><text:alphabetical-index-mark-start text:id="IMark91183384"/><text:alphabetical-index-mark-start text:id="IMark104498536"/><text:alphabetical-index-mark-start text:id="IMark99597480"/>turn<text:alphabetical-index-mark-end text:id="IMark99597480"/><text:alphabetical-index-mark-end text:id="IMark104498536"/><text:alphabetical-index-mark-end text:id="IMark91183384"/><text:alphabetical-index-mark-end text:id="IMark91006648"/> work on the <text:alphabetical-index-mark-start text:id="IMark98097816"/><text:alphabetical-index-mark-start text:id="IMark93686520"/><text:alphabetical-index-mark-start text:id="IMark92225656"/><text:alphabetical-index-mark-start text:id="IMark79988312"/><text:alphabetical-index-mark-start text:id="IMark105130504"/>table<text:alphabetical-index-mark-end text:id="IMark105130504"/><text:alphabetical-index-mark-end text:id="IMark79988312"/><text:alphabetical-index-mark-end text:id="IMark92225656"/><text:alphabetical-index-mark-end text:id="IMark93686520"/><text:alphabetical-index-mark-end text:id="IMark98097816"/> <text:alphabetical-index-mark-start text:id="IMark68711848"/><text:alphabetical-index-mark-start text:id="IMark80374728"/><text:alphabetical-index-mark-start text:id="IMark97262552"/><text:alphabetical-index-mark-start text:id="IMark105124344"/><text:alphabetical-index-mark-start text:id="IMark104230376"/>record<text:alphabetical-index-mark-end text:id="IMark104230376"/><text:alphabetical-index-mark-end text:id="IMark105124344"/><text:alphabetical-index-mark-end text:id="IMark97262552"/><text:alphabetical-index-mark-end text:id="IMark80374728"/><text:alphabetical-index-mark-end text:id="IMark68711848"/>s. <text:span text:style-name="T288">This should be the preferred option for working with the </text:span><text:alphabetical-index-mark-start text:id="IMark104600072"/><text:alphabetical-index-mark-start text:id="IMark79096008"/><text:alphabetical-index-mark-start text:id="IMark78104872"/><text:alphabetical-index-mark-start text:id="IMark99290936"/><text:alphabetical-index-mark-start text:id="IMark94801304"/><text:span text:style-name="T288">KB</text:span><text:alphabetical-index-mark-end text:id="IMark94801304"/><text:alphabetical-index-mark-end text:id="IMark99290936"/><text:alphabetical-index-mark-end text:id="IMark78104872"/><text:alphabetical-index-mark-end text:id="IMark79096008"/><text:alphabetical-index-mark-end text:id="IMark104600072"/><text:span text:style-name="T288">. </text:span><text:alphabetical-index-mark-start text:id="IMark102216392"/><text:alphabetical-index-mark-start text:id="IMark67705240"/><text:alphabetical-index-mark-start text:id="IMark96188776"/><text:alphabetical-index-mark-start text:id="IMark80339128"/><text:alphabetical-index-mark-start text:id="IMark90377880"/><text:alphabetical-index-mark-start text:id="IMark90311096"/><text:span text:style-name="T288">SQL</text:span><text:alphabetical-index-mark-end text:id="IMark90311096"/><text:span text:style-name="T288">C</text:span><text:alphabetical-index-mark-end text:id="IMark90377880"/><text:alphabetical-index-mark-end text:id="IMark80339128"/><text:alphabetical-index-mark-end text:id="IMark96188776"/><text:alphabetical-index-mark-end text:id="IMark67705240"/><text:alphabetical-index-mark-end text:id="IMark102216392"/><text:span text:style-name="T288"> naturally would r</text:span><text:alphabetical-index-mark-start text:id="IMark95070600"/><text:span text:style-name="T288">equ</text:span><text:alphabetical-index-mark-end text:id="IMark95070600"/><text:span text:style-name="T288">ire to run an </text:span><text:alphabetical-index-mark-start text:id="IMark84003528"/><text:alphabetical-index-mark-start text:id="IMark101523448"/><text:alphabetical-index-mark-start text:id="IMark104062520"/><text:alphabetical-index-mark-start text:id="IMark91697800"/><text:alphabetical-index-mark-start text:id="IMark99105928"/><text:span text:style-name="T288">OSFS</text:span><text:alphabetical-index-mark-end text:id="IMark99105928"/><text:alphabetical-index-mark-end text:id="IMark91697800"/><text:alphabetical-index-mark-end text:id="IMark104062520"/><text:alphabetical-index-mark-end text:id="IMark101523448"/><text:alphabetical-index-mark-end text:id="IMark84003528"/><text:span text:style-name="T288"> </text:span><text:alphabetical-index-mark-start text:id="IMark102245080"/><text:alphabetical-index-mark-start text:id="IMark91429064"/><text:alphabetical-index-mark-start text:id="IMark98801176"/><text:alphabetical-index-mark-start text:id="IMark97775016"/><text:alphabetical-index-mark-start text:id="IMark103046488"/><text:span text:style-name="T288">session</text:span><text:alphabetical-index-mark-end text:id="IMark103046488"/><text:alphabetical-index-mark-end text:id="IMark97775016"/><text:alphabetical-index-mark-end text:id="IMark98801176"/><text:alphabetical-index-mark-end text:id="IMark91429064"/><text:alphabetical-index-mark-end text:id="IMark102245080"/><text:span text:style-name="T288">, while an </text:span><text:alphabetical-index-mark-start text:id="IMark44856184"/><text:alphabetical-index-mark-start text:id="IMark97666040"/><text:alphabetical-index-mark-start text:id="IMark89968392"/><text:alphabetical-index-mark-start text:id="IMark80576392"/><text:alphabetical-index-mark-start text:id="IMark91336952"/><text:span text:style-name="T288">emu</text:span><text:alphabetical-index-mark-start text:id="IMark97386632"/><text:span text:style-name="T288">lat</text:span><text:alphabetical-index-mark-end text:id="IMark97386632"/><text:span text:style-name="T288">or</text:span><text:alphabetical-index-mark-end text:id="IMark91336952"/><text:alphabetical-index-mark-end text:id="IMark80576392"/><text:alphabetical-index-mark-end text:id="IMark89968392"/><text:alphabetical-index-mark-end text:id="IMark97666040"/><text:alphabetical-index-mark-end text:id="IMark44856184"/><text:span text:style-name="T288"> would avoid that. </text:span>It is worth noticing th<text:span text:style-name="T288">a</text:span>t at this point, an <text:alphabetical-index-mark-start text:id="IMark94640200"/><text:alphabetical-index-mark-start text:id="IMark91010760"/><text:alphabetical-index-mark-start text:id="IMark95257016"/><text:alphabetical-index-mark-start text:id="IMark83854472"/><text:alphabetical-index-mark-start text:id="IMark104257416"/><text:alphabetical-index-mark-start text:id="IMark82204200"/>SQL<text:alphabetical-index-mark-end text:id="IMark82204200"/>C<text:alphabetical-index-mark-end text:id="IMark104257416"/><text:alphabetical-index-mark-end text:id="IMark83854472"/><text:alphabetical-index-mark-end text:id="IMark95257016"/><text:alphabetical-index-mark-end text:id="IMark91010760"/><text:alphabetical-index-mark-end text:id="IMark94640200"/> <text:alphabetical-index-mark-start text:id="IMark97601144"/><text:alphabetical-index-mark-start text:id="IMark84374888"/><text:alphabetical-index-mark-start text:id="IMark98634072"/><text:alphabetical-index-mark-start text:id="IMark100153864"/><text:alphabetical-index-mark-start text:id="IMark80090216"/>emu<text:alphabetical-index-mark-start text:id="IMark84010488"/>lat<text:alphabetical-index-mark-end text:id="IMark84010488"/>or<text:alphabetical-index-mark-end text:id="IMark80090216"/><text:alphabetical-index-mark-end text:id="IMark100153864"/><text:alphabetical-index-mark-end text:id="IMark98634072"/><text:alphabetical-index-mark-end text:id="IMark84374888"/><text:alphabetical-index-mark-end text:id="IMark97601144"/> does not exist but one can be <text:alphabetical-index-mark-start text:id="IMark94875464"/>re<text:alphabetical-index-mark-start text:id="IMark104711720"/>l<text:alphabetical-index-mark-end text:id="IMark94875464"/>at<text:alphabetical-index-mark-end text:id="IMark104711720"/>ively easily developed using <text:alphabetical-index-mark-start text:id="IMark79644952"/><text:alphabetical-index-mark-start text:id="IMark91639528"/><text:alphabetical-index-mark-start text:id="IMark83937960"/><text:alphabetical-index-mark-start text:id="IMark80173640"/><text:alphabetical-index-mark-start text:id="IMark101223976"/>G<text:alphabetical-index-mark-start text:id="IMark43981464"/><text:alphabetical-index-mark-start text:id="IMark97345992"/><text:alphabetical-index-mark-start text:id="IMark92672984"/><text:alphabetical-index-mark-start text:id="IMark79646744"/><text:alphabetical-index-mark-start text:id="IMark82250840"/>exsys<text:alphabetical-index-mark-end text:id="IMark82250840"/><text:alphabetical-index-mark-end text:id="IMark79646744"/><text:alphabetical-index-mark-end text:id="IMark92672984"/><text:alphabetical-index-mark-end text:id="IMark97345992"/><text:alphabetical-index-mark-end text:id="IMark43981464"/><text:alphabetical-index-mark-end text:id="IMark101223976"/><text:alphabetical-index-mark-end text:id="IMark80173640"/><text:alphabetical-index-mark-end text:id="IMark83937960"/><text:alphabetical-index-mark-end text:id="IMark91639528"/><text:alphabetical-index-mark-end text:id="IMark79644952"/><text:span text:style-name="T322">[6.2.]</text:span>.</text:p>
      <text:p text:style-name="Text_20_body"/>
      <text:p text:style-name="Text_20_body"/>
      <text:p text:style-name="Text_20_body">Als<text:span text:style-name="T292">o</text:span>, some <text:alphabetical-index-mark-start text:id="IMark103701208"/><text:alphabetical-index-mark-start text:id="IMark100025880"/><text:alphabetical-index-mark-start text:id="IMark99685832"/><text:alphabetical-index-mark-start text:id="IMark97084552"/><text:alphabetical-index-mark-start text:id="IMark104704136"/>caveat<text:alphabetical-index-mark-end text:id="IMark104704136"/><text:alphabetical-index-mark-end text:id="IMark97084552"/><text:alphabetical-index-mark-end text:id="IMark99685832"/><text:alphabetical-index-mark-end text:id="IMark100025880"/><text:alphabetical-index-mark-end text:id="IMark103701208"/>s should be considered:</text:p>
      <text:p text:style-name="Text_20_body"/>
      <text:p text:style-name="Text_20_body"><text:span text:style-name="T1">4.3.15.</text:span><text:span text:style-name="T43">5</text:span><text:span text:style-name="T1">.</text:span> <text:alphabetical-index-mark-start text:id="IMark104183400"/><text:alphabetical-index-mark-start text:id="IMark91459464"/><text:span text:style-name="T291">Id</text:span><text:alphabetical-index-mark-end text:id="IMark91459464"/><text:alphabetical-index-mark-end text:id="IMark104183400"/><text:span text:style-name="T291"> </text:span><text:alphabetical-index-mark-start text:id="IMark101328296"/><text:alphabetical-index-mark-start text:id="IMark91605416"/><text:span text:style-name="T291">field</text:span><text:alphabetical-index-mark-end text:id="IMark91605416"/><text:alphabetical-index-mark-end text:id="IMark101328296"/><text:span text:style-name="T291">s in all </text:span><text:alphabetical-index-mark-start text:id="IMark100405976"/><text:alphabetical-index-mark-start text:id="IMark93830280"/><text:alphabetical-index-mark-start text:id="IMark95562408"/><text:alphabetical-index-mark-start text:id="IMark91735912"/><text:alphabetical-index-mark-start text:id="IMark98100040"/><text:span text:style-name="T291">table</text:span><text:alphabetical-index-mark-end text:id="IMark98100040"/><text:alphabetical-index-mark-end text:id="IMark91735912"/><text:alphabetical-index-mark-end text:id="IMark95562408"/><text:alphabetical-index-mark-end text:id="IMark93830280"/><text:alphabetical-index-mark-end text:id="IMark100405976"/><text:span text:style-name="T291">s are </text:span><text:alphabetical-index-mark-start text:id="IMark43724120"/><text:alphabetical-index-mark-start text:id="IMark96340472"/><text:alphabetical-index-mark-start text:id="IMark102448936"/><text:alphabetical-index-mark-start text:id="IMark92313112"/><text:alphabetical-index-mark-start text:id="IMark90182872"/><text:span text:style-name="T291">manage</text:span><text:alphabetical-index-mark-end text:id="IMark90182872"/><text:alphabetical-index-mark-end text:id="IMark92313112"/><text:alphabetical-index-mark-end text:id="IMark102448936"/><text:alphabetical-index-mark-end text:id="IMark96340472"/><text:alphabetical-index-mark-end text:id="IMark43724120"/><text:span text:style-name="T291">d by the </text:span><text:alphabetical-index-mark-start text:id="IMark102003736"/><text:alphabetical-index-mark-start text:id="IMark95454136"/><text:alphabetical-index-mark-start text:id="IMark94321816"/><text:alphabetical-index-mark-start text:id="IMark90743512"/><text:alphabetical-index-mark-start text:id="IMark99890088"/><text:alphabetical-index-mark-start text:id="IMark97674072"/><text:alphabetical-index-mark-start text:id="IMark102509752"/><text:alphabetical-index-mark-start text:id="IMark104428408"/><text:alphabetical-index-mark-start text:id="IMark82143032"/><text:alphabetical-index-mark-start text:id="IMark97186584"/><text:alphabetical-index-mark-start text:id="IMark102229464"/><text:alphabetical-index-mark-start text:id="IMark44958072"/><text:alphabetical-index-mark-start text:id="IMark60724424"/><text:alphabetical-index-mark-start text:id="IMark103109080"/><text:alphabetical-index-mark-start text:id="IMark95023704"/><text:span text:style-name="T291">R</text:span><text:alphabetical-index-mark-start text:id="IMark92314680"/><text:alphabetical-index-mark-start text:id="IMark96148360"/><text:alphabetical-index-mark-start text:id="IMark79425480"/><text:alphabetical-index-mark-start text:id="IMark100660616"/><text:alphabetical-index-mark-start text:id="IMark100757144"/><text:span text:style-name="T291">DB</text:span><text:alphabetical-index-mark-end text:id="IMark100757144"/><text:alphabetical-index-mark-end text:id="IMark100660616"/><text:alphabetical-index-mark-end text:id="IMark79425480"/><text:alphabetical-index-mark-end text:id="IMark96148360"/><text:alphabetical-index-mark-end text:id="IMark92314680"/><text:alphabetical-index-mark-end text:id="IMark95023704"/><text:alphabetical-index-mark-end text:id="IMark103109080"/><text:alphabetical-index-mark-end text:id="IMark60724424"/><text:alphabetical-index-mark-end text:id="IMark44958072"/><text:alphabetical-index-mark-end text:id="IMark102229464"/><text:alphabetical-index-mark-end text:id="IMark97186584"/><text:alphabetical-index-mark-end text:id="IMark82143032"/><text:alphabetical-index-mark-end text:id="IMark104428408"/><text:alphabetical-index-mark-end text:id="IMark102509752"/><text:alphabetical-index-mark-end text:id="IMark97674072"/><text:span text:style-name="T291">MS</text:span><text:alphabetical-index-mark-end text:id="IMark99890088"/><text:alphabetical-index-mark-end text:id="IMark90743512"/><text:alphabetical-index-mark-end text:id="IMark94321816"/><text:alphabetical-index-mark-end text:id="IMark95454136"/><text:alphabetical-index-mark-end text:id="IMark102003736"/><text:span text:style-name="T291">; normally users should not </text:span><text:alphabetical-index-mark-start text:id="IMark102081944"/><text:alphabetical-index-mark-start text:id="IMark101487000"/><text:alphabetical-index-mark-start text:id="IMark96248712"/><text:alphabetical-index-mark-start text:id="IMark100102712"/><text:alphabetical-index-mark-start text:id="IMark83547672"/><text:span text:style-name="T291">update</text:span><text:alphabetical-index-mark-end text:id="IMark83547672"/><text:alphabetical-index-mark-end text:id="IMark100102712"/><text:alphabetical-index-mark-end text:id="IMark96248712"/><text:alphabetical-index-mark-end text:id="IMark101487000"/><text:alphabetical-index-mark-end text:id="IMark102081944"/><text:span text:style-name="T291"> them.</text:span></text:p>
      <text:p text:style-name="Text_20_body"/>
      <text:p text:style-name="Text_20_body"/>
      <text:p text:style-name="Text_20_body"><text:span text:style-name="T1">4.3.15.</text:span><text:span text:style-name="T43">6</text:span><text:span text:style-name="T1">.</text:span> <text:span text:style-name="T291">By </text:span><text:alphabetical-index-mark-start text:id="IMark97557944"/><text:alphabetical-index-mark-start text:id="IMark101185528"/><text:alphabetical-index-mark-start text:id="IMark95024520"/><text:alphabetical-index-mark-start text:id="IMark82426744"/><text:alphabetical-index-mark-start text:id="IMark100563080"/><text:span text:style-name="T291">default</text:span><text:alphabetical-index-mark-end text:id="IMark100563080"/><text:alphabetical-index-mark-end text:id="IMark82426744"/><text:alphabetical-index-mark-end text:id="IMark95024520"/><text:alphabetical-index-mark-end text:id="IMark101185528"/><text:alphabetical-index-mark-end text:id="IMark97557944"/><text:span text:style-name="T291"> set </text:span><text:alphabetical-index-mark-start text:id="IMark104478184"/><text:alphabetical-index-mark-start text:id="IMark96717032"/><text:alphabetical-index-mark-start text:id="IMark82064168"/><text:span text:style-name="T138">Prob</text:span><text:alphabetical-index-mark-end text:id="IMark82064168"/><text:alphabetical-index-mark-end text:id="IMark96717032"/><text:alphabetical-index-mark-end text:id="IMark104478184"/><text:span text:style-name="T138"> = 1</text:span><text:span text:style-name="T291">, </text:span><text:alphabetical-index-mark-start text:id="IMark94416504"/><text:span text:style-name="T138">Asoc</text:span><text:alphabetical-index-mark-end text:id="IMark94416504"/><text:span text:style-name="T138"> = 0</text:span><text:span text:style-name="T291">, </text:span><text:alphabetical-index-mark-start text:id="IMark101174712"/><text:alphabetical-index-mark-start text:id="IMark93212232"/><text:alphabetical-index-mark-start text:id="IMark95879400"/><text:alphabetical-index-mark-start text:id="IMark107152664"/><text:alphabetical-index-mark-start text:id="IMark95710088"/><text:span text:style-name="T138">Status</text:span><text:alphabetical-index-mark-end text:id="IMark95710088"/><text:alphabetical-index-mark-end text:id="IMark107152664"/><text:alphabetical-index-mark-end text:id="IMark95879400"/><text:alphabetical-index-mark-end text:id="IMark93212232"/><text:alphabetical-index-mark-end text:id="IMark101174712"/><text:span text:style-name="T138"> = ‘</text:span><text:alphabetical-index-mark-start text:id="IMark102563992"/><text:alphabetical-index-mark-start text:id="IMark90018696"/><text:alphabetical-index-mark-start text:id="IMark98844248"/><text:alphabetical-index-mark-start text:id="IMark79987528"/><text:alphabetical-index-mark-start text:id="IMark98156232"/><text:span text:style-name="T138">enabled</text:span><text:alphabetical-index-mark-end text:id="IMark98156232"/><text:alphabetical-index-mark-end text:id="IMark79987528"/><text:alphabetical-index-mark-end text:id="IMark98844248"/><text:alphabetical-index-mark-end text:id="IMark90018696"/><text:alphabetical-index-mark-end text:id="IMark102563992"/><text:span text:style-name="T138">’</text:span><text:span text:style-name="T291">, </text:span><text:alphabetical-index-mark-start text:id="IMark90667096"/><text:alphabetical-index-mark-start text:id="IMark96896232"/><text:alphabetical-index-mark-start text:id="IMark95761656"/><text:alphabetical-index-mark-start text:id="IMark97354792"/><text:alphabetical-index-mark-start text:id="IMark80823768"/><text:span text:style-name="T138">Context</text:span><text:alphabetical-index-mark-end text:id="IMark80823768"/><text:alphabetical-index-mark-end text:id="IMark97354792"/><text:alphabetical-index-mark-end text:id="IMark95761656"/><text:alphabetical-index-mark-end text:id="IMark96896232"/><text:alphabetical-index-mark-end text:id="IMark90667096"/><text:span text:style-name="T138"> = ‘</text:span><text:alphabetical-index-mark-start text:id="IMark103751432"/><text:alphabetical-index-mark-start text:id="IMark98865576"/><text:span text:style-name="T138">ship</text:span><text:alphabetical-index-mark-end text:id="IMark98865576"/><text:alphabetical-index-mark-end text:id="IMark103751432"/><text:span text:style-name="T138">’</text:span><text:span text:style-name="T291"> unless specified otherwise.</text:span></text:p>
      <text:p text:style-name="Text_20_body"/>
      <text:p text:style-name="Text_20_body"/>
      <text:p text:style-name="Text_20_body"><text:span text:style-name="T1">4.3.15.</text:span><text:span text:style-name="T44">7</text:span><text:span text:style-name="T1">.</text:span> <text:span text:style-name="T292">Do not leave </text:span><text:alphabetical-index-mark-start text:id="IMark95386104"/><text:alphabetical-index-mark-start text:id="IMark101066728"/><text:span text:style-name="T292">field</text:span><text:alphabetical-index-mark-end text:id="IMark101066728"/><text:alphabetical-index-mark-end text:id="IMark95386104"/><text:span text:style-name="T292">s empty or with </text:span><text:alphabetical-index-mark-start text:id="IMark104901752"/><text:alphabetical-index-mark-start text:id="IMark94448360"/><text:alphabetical-index-mark-start text:id="IMark100280088"/><text:alphabetical-index-mark-start text:id="IMark82919896"/><text:alphabetical-index-mark-start text:id="IMark81870376"/><text:span text:style-name="T292">NULL</text:span><text:alphabetical-index-mark-end text:id="IMark81870376"/><text:alphabetical-index-mark-end text:id="IMark82919896"/><text:alphabetical-index-mark-end text:id="IMark100280088"/><text:alphabetical-index-mark-end text:id="IMark94448360"/><text:alphabetical-index-mark-end text:id="IMark104901752"/><text:span text:style-name="T292"> </text:span><text:alphabetical-index-mark-start text:id="IMark102898744"/><text:alphabetical-index-mark-start text:id="IMark80836792"/><text:alphabetical-index-mark-start text:id="IMark78262200"/><text:alphabetical-index-mark-start text:id="IMark92736376"/><text:alphabetical-index-mark-start text:id="IMark94236280"/><text:span text:style-name="T292">value</text:span><text:alphabetical-index-mark-end text:id="IMark94236280"/><text:alphabetical-index-mark-end text:id="IMark92736376"/><text:alphabetical-index-mark-end text:id="IMark78262200"/><text:alphabetical-index-mark-end text:id="IMark80836792"/><text:alphabetical-index-mark-end text:id="IMark102898744"/><text:span text:style-name="T292">.</text:span></text:p>
      <text:p text:style-name="Text_20_body"/>
      <text:p text:style-name="Text_20_body"/>
      <text:p text:style-name="Text_20_body"><text:span text:style-name="T1">4.3.15.</text:span><text:span text:style-name="T45">8</text:span><text:span text:style-name="T1">.</text:span> <text:span text:style-name="T292">Do not </text:span><text:alphabetical-index-mark-start text:id="IMark91011464"/><text:alphabetical-index-mark-start text:id="IMark81287928"/><text:alphabetical-index-mark-start text:id="IMark77370024"/><text:alphabetical-index-mark-start text:id="IMark90597704"/><text:alphabetical-index-mark-start text:id="IMark95731144"/><text:alphabetical-index-mark-start text:id="IMark96261000"/><text:alphabetical-index-mark-start text:id="IMark97319256"/><text:alphabetical-index-mark-start text:id="IMark100659832"/><text:alphabetical-index-mark-start text:id="IMark97921928"/><text:alphabetical-index-mark-start text:id="IMark102842024"/><text:span text:style-name="T292">delete</text:span><text:alphabetical-index-mark-end text:id="IMark102842024"/><text:alphabetical-index-mark-end text:id="IMark97921928"/><text:alphabetical-index-mark-end text:id="IMark100659832"/><text:alphabetical-index-mark-end text:id="IMark97319256"/><text:alphabetical-index-mark-end text:id="IMark96261000"/><text:alphabetical-index-mark-end text:id="IMark95731144"/><text:alphabetical-index-mark-end text:id="IMark90597704"/><text:alphabetical-index-mark-end text:id="IMark77370024"/><text:alphabetical-index-mark-end text:id="IMark81287928"/><text:alphabetical-index-mark-end text:id="IMark91011464"/><text:span text:style-name="T292"> </text:span><text:alphabetical-index-mark-start text:id="IMark79489528"/><text:alphabetical-index-mark-start text:id="IMark100991992"/><text:alphabetical-index-mark-start text:id="IMark90007560"/><text:alphabetical-index-mark-start text:id="IMark80099512"/><text:alphabetical-index-mark-start text:id="IMark60616728"/><text:span text:style-name="T292">record</text:span><text:alphabetical-index-mark-end text:id="IMark60616728"/><text:alphabetical-index-mark-end text:id="IMark80099512"/><text:alphabetical-index-mark-end text:id="IMark90007560"/><text:alphabetical-index-mark-end text:id="IMark100991992"/><text:alphabetical-index-mark-end text:id="IMark79489528"/><text:span text:style-name="T292">s with </text:span><text:alphabetical-index-mark-start text:id="IMark94484760"/><text:alphabetical-index-mark-start text:id="IMark97362520"/><text:alphabetical-index-mark-start text:id="IMark80279400"/><text:alphabetical-index-mark-start text:id="IMark98919464"/><text:alphabetical-index-mark-start text:id="IMark99217592"/><text:span text:style-name="T139">Context</text:span><text:alphabetical-index-mark-end text:id="IMark99217592"/><text:alphabetical-index-mark-end text:id="IMark98919464"/><text:alphabetical-index-mark-end text:id="IMark80279400"/><text:alphabetical-index-mark-end text:id="IMark97362520"/><text:alphabetical-index-mark-end text:id="IMark94484760"/><text:span text:style-name="T139"> = ‘</text:span><text:alphabetical-index-mark-start text:id="IMark95815464"/><text:alphabetical-index-mark-start text:id="IMark81907944"/><text:span text:style-name="T139">ship</text:span><text:alphabetical-index-mark-end text:id="IMark81907944"/><text:alphabetical-index-mark-end text:id="IMark95815464"/><text:span text:style-name="T139">’</text:span><text:span text:style-name="T292">.</text:span></text:p>
      <text:p text:style-name="Text_20_body"/>
      <text:p text:style-name="Text_20_body"/>
      <text:p text:style-name="Text_20_body"><text:span text:style-name="T1">4.3.15.</text:span><text:span text:style-name="T45">9</text:span><text:span text:style-name="T1">.</text:span> <text:span text:style-name="T293">The </text:span><text:alphabetical-index-mark-start text:id="IMark95095960"/><text:alphabetical-index-mark-start text:id="IMark82513208"/><text:alphabetical-index-mark-start text:id="IMark101173928"/><text:alphabetical-index-mark-start text:id="IMark102147608"/><text:alphabetical-index-mark-start text:id="IMark100744152"/><text:span text:style-name="T293">structure</text:span><text:alphabetical-index-mark-end text:id="IMark100744152"/><text:alphabetical-index-mark-end text:id="IMark102147608"/><text:alphabetical-index-mark-end text:id="IMark101173928"/><text:alphabetical-index-mark-end text:id="IMark82513208"/><text:alphabetical-index-mark-end text:id="IMark95095960"/><text:span text:style-name="T293"> of </text:span><text:alphabetical-index-mark-start text:id="IMark104048328"/><text:alphabetical-index-mark-start text:id="IMark60632968"/><text:alphabetical-index-mark-start text:id="IMark96448840"/><text:alphabetical-index-mark-start text:id="IMark94642728"/><text:alphabetical-index-mark-start text:id="IMark91220712"/><text:span text:style-name="T140">sde_</text:span><text:alphabetical-index-mark-start text:id="IMark92153624"/><text:alphabetical-index-mark-start text:id="IMark80828952"/><text:alphabetical-index-mark-start text:id="IMark82235496"/><text:alphabetical-index-mark-start text:id="IMark93380264"/><text:alphabetical-index-mark-start text:id="IMark93341240"/><text:span text:style-name="T140">rule</text:span><text:alphabetical-index-mark-end text:id="IMark93341240"/><text:alphabetical-index-mark-end text:id="IMark93380264"/><text:alphabetical-index-mark-end text:id="IMark82235496"/><text:alphabetical-index-mark-end text:id="IMark80828952"/><text:alphabetical-index-mark-end text:id="IMark92153624"/><text:span text:style-name="T140">s</text:span><text:alphabetical-index-mark-end text:id="IMark91220712"/><text:alphabetical-index-mark-end text:id="IMark94642728"/><text:alphabetical-index-mark-end text:id="IMark96448840"/><text:alphabetical-index-mark-end text:id="IMark60632968"/><text:alphabetical-index-mark-end text:id="IMark104048328"/><text:span text:style-name="T293"> is the same as the </text:span><text:alphabetical-index-mark-start text:id="IMark96683640"/><text:alphabetical-index-mark-start text:id="IMark82572504"/><text:alphabetical-index-mark-start text:id="IMark90628408"/><text:alphabetical-index-mark-start text:id="IMark67704456"/><text:alphabetical-index-mark-start text:id="IMark97928872"/><text:span text:style-name="T293">structure</text:span><text:alphabetical-index-mark-end text:id="IMark97928872"/><text:alphabetical-index-mark-end text:id="IMark67704456"/><text:alphabetical-index-mark-end text:id="IMark90628408"/><text:alphabetical-index-mark-end text:id="IMark82572504"/><text:alphabetical-index-mark-end text:id="IMark96683640"/><text:span text:style-name="T293"> of </text:span><text:alphabetical-index-mark-start text:id="IMark100235480"/><text:alphabetical-index-mark-start text:id="IMark95694840"/><text:alphabetical-index-mark-start text:id="IMark99668776"/><text:alphabetical-index-mark-start text:id="IMark101831656"/><text:alphabetical-index-mark-start text:id="IMark96870168"/><text:span text:style-name="T140">sde_</text:span><text:alphabetical-index-mark-start text:id="IMark100611736"/><text:alphabetical-index-mark-start text:id="IMark80643720"/><text:alphabetical-index-mark-start text:id="IMark100420824"/><text:alphabetical-index-mark-start text:id="IMark99200296"/><text:alphabetical-index-mark-start text:id="IMark103091512"/><text:span text:style-name="T140">prg</text:span><text:alphabetical-index-mark-end text:id="IMark103091512"/><text:alphabetical-index-mark-end text:id="IMark99200296"/><text:alphabetical-index-mark-end text:id="IMark100420824"/><text:alphabetical-index-mark-end text:id="IMark80643720"/><text:alphabetical-index-mark-end text:id="IMark100611736"/><text:span text:style-name="T140">_</text:span><text:alphabetical-index-mark-start text:id="IMark67457928"/><text:alphabetical-index-mark-start text:id="IMark102184760"/><text:alphabetical-index-mark-start text:id="IMark105103784"/><text:alphabetical-index-mark-start text:id="IMark91121016"/><text:alphabetical-index-mark-start text:id="IMark77919720"/><text:span text:style-name="T140">rule</text:span><text:alphabetical-index-mark-end text:id="IMark77919720"/><text:alphabetical-index-mark-end text:id="IMark91121016"/><text:alphabetical-index-mark-end text:id="IMark105103784"/><text:alphabetical-index-mark-end text:id="IMark102184760"/><text:alphabetical-index-mark-end text:id="IMark67457928"/><text:span text:style-name="T140">s</text:span><text:alphabetical-index-mark-end text:id="IMark96870168"/><text:alphabetical-index-mark-end text:id="IMark101831656"/><text:alphabetical-index-mark-end text:id="IMark99668776"/><text:alphabetical-index-mark-end text:id="IMark95694840"/><text:alphabetical-index-mark-end text:id="IMark100235480"/><text:span text:style-name="T293">, but not </text:span><text:alphabetical-index-mark-start text:id="IMark101592472"/><text:alphabetical-index-mark-start text:id="IMark95785752"/><text:alphabetical-index-mark-start text:id="IMark94447576"/><text:alphabetical-index-mark-start text:id="IMark101666120"/><text:alphabetical-index-mark-start text:id="IMark82511640"/><text:span text:style-name="T293">record</text:span><text:alphabetical-index-mark-end text:id="IMark82511640"/><text:alphabetical-index-mark-end text:id="IMark101666120"/><text:alphabetical-index-mark-end text:id="IMark94447576"/><text:alphabetical-index-mark-end text:id="IMark95785752"/><text:alphabetical-index-mark-end text:id="IMark101592472"/><text:span text:style-name="T293">s.</text:span></text:p>
      <text:p text:style-name="Text_20_body"/>
      <text:p text:style-name="Text_20_body"/>
      <text:p text:style-name="Text_20_body"><text:span text:style-name="T1">4.3.15.</text:span><text:span text:style-name="T45">10</text:span><text:span text:style-name="T1">.</text:span> <text:span text:style-name="T293">The </text:span><text:alphabetical-index-mark-start text:id="IMark91023176"/><text:alphabetical-index-mark-start text:id="IMark95699144"/><text:alphabetical-index-mark-start text:id="IMark98192632"/><text:alphabetical-index-mark-start text:id="IMark77930584"/><text:alphabetical-index-mark-start text:id="IMark89957128"/><text:span text:style-name="T293">structure</text:span><text:alphabetical-index-mark-end text:id="IMark89957128"/><text:alphabetical-index-mark-end text:id="IMark77930584"/><text:alphabetical-index-mark-end text:id="IMark98192632"/><text:alphabetical-index-mark-end text:id="IMark95699144"/><text:alphabetical-index-mark-end text:id="IMark91023176"/><text:span text:style-name="T293"> of </text:span><text:span text:style-name="T140">sde_</text:span><text:alphabetical-index-mark-start text:id="IMark82081432"/><text:alphabetical-index-mark-start text:id="IMark91520392"/><text:alphabetical-index-mark-start text:id="IMark97102232"/><text:alphabetical-index-mark-start text:id="IMark82427528"/><text:alphabetical-index-mark-start text:id="IMark101314856"/><text:span text:style-name="T140">fact</text:span><text:alphabetical-index-mark-end text:id="IMark101314856"/><text:alphabetical-index-mark-end text:id="IMark82427528"/><text:alphabetical-index-mark-end text:id="IMark97102232"/><text:alphabetical-index-mark-end text:id="IMark91520392"/><text:alphabetical-index-mark-end text:id="IMark82081432"/><text:span text:style-name="T140">s</text:span><text:span text:style-name="T293"> is the same as the </text:span><text:alphabetical-index-mark-start text:id="IMark97467720"/><text:alphabetical-index-mark-start text:id="IMark96198056"/><text:alphabetical-index-mark-start text:id="IMark96893224"/><text:alphabetical-index-mark-start text:id="IMark91153320"/><text:alphabetical-index-mark-start text:id="IMark80041864"/><text:span text:style-name="T293">structure</text:span><text:alphabetical-index-mark-end text:id="IMark80041864"/><text:alphabetical-index-mark-end text:id="IMark91153320"/><text:alphabetical-index-mark-end text:id="IMark96893224"/><text:alphabetical-index-mark-end text:id="IMark96198056"/><text:alphabetical-index-mark-end text:id="IMark97467720"/><text:span text:style-name="T293"> of </text:span><text:alphabetical-index-mark-start text:id="IMark98378904"/><text:alphabetical-index-mark-start text:id="IMark82540456"/><text:alphabetical-index-mark-start text:id="IMark101700696"/><text:alphabetical-index-mark-start text:id="IMark95583448"/><text:alphabetical-index-mark-start text:id="IMark97043688"/><text:span text:style-name="T140">sde_mem_</text:span><text:alphabetical-index-mark-start text:id="IMark81252296"/><text:alphabetical-index-mark-start text:id="IMark82972120"/><text:alphabetical-index-mark-start text:id="IMark83580168"/><text:alphabetical-index-mark-start text:id="IMark105094488"/><text:alphabetical-index-mark-start text:id="IMark105051000"/><text:span text:style-name="T140">fact</text:span><text:alphabetical-index-mark-end text:id="IMark105051000"/><text:alphabetical-index-mark-end text:id="IMark105094488"/><text:alphabetical-index-mark-end text:id="IMark83580168"/><text:alphabetical-index-mark-end text:id="IMark82972120"/><text:alphabetical-index-mark-end text:id="IMark81252296"/><text:span text:style-name="T140">s</text:span><text:alphabetical-index-mark-end text:id="IMark97043688"/><text:alphabetical-index-mark-end text:id="IMark95583448"/><text:alphabetical-index-mark-end text:id="IMark101700696"/><text:alphabetical-index-mark-end text:id="IMark82540456"/><text:alphabetical-index-mark-end text:id="IMark98378904"/><text:span text:style-name="T293">, as well as the </text:span><text:alphabetical-index-mark-start text:id="IMark101084392"/><text:alphabetical-index-mark-start text:id="IMark92641432"/><text:alphabetical-index-mark-start text:id="IMark92644712"/><text:alphabetical-index-mark-start text:id="IMark89747000"/><text:alphabetical-index-mark-start text:id="IMark93233496"/><text:span text:style-name="T293">record</text:span><text:alphabetical-index-mark-end text:id="IMark93233496"/><text:alphabetical-index-mark-end text:id="IMark89747000"/><text:alphabetical-index-mark-end text:id="IMark92644712"/><text:alphabetical-index-mark-end text:id="IMark92641432"/><text:alphabetical-index-mark-end text:id="IMark101084392"/><text:span text:style-name="T293">s, so any </text:span><text:alphabetical-index-mark-start text:id="IMark92517144"/><text:alphabetical-index-mark-start text:id="IMark81191544"/><text:alphabetical-index-mark-start text:id="IMark94523176"/><text:alphabetical-index-mark-start text:id="IMark60651960"/><text:alphabetical-index-mark-start text:id="IMark98980456"/><text:span text:style-name="T293">INSERT</text:span><text:alphabetical-index-mark-end text:id="IMark98980456"/><text:alphabetical-index-mark-end text:id="IMark60651960"/><text:alphabetical-index-mark-end text:id="IMark94523176"/><text:alphabetical-index-mark-end text:id="IMark81191544"/><text:alphabetical-index-mark-end text:id="IMark92517144"/><text:span text:style-name="T293"> or </text:span><text:alphabetical-index-mark-start text:id="IMark92200936"/><text:alphabetical-index-mark-start text:id="IMark98843432"/><text:alphabetical-index-mark-start text:id="IMark104936856"/><text:alphabetical-index-mark-start text:id="IMark80283208"/><text:alphabetical-index-mark-start text:id="IMark97309176"/><text:alphabetical-index-mark-start text:id="IMark93234280"/><text:alphabetical-index-mark-start text:id="IMark100347816"/><text:alphabetical-index-mark-start text:id="IMark89843944"/><text:alphabetical-index-mark-start text:id="IMark97128296"/><text:alphabetical-index-mark-start text:id="IMark99650088"/><text:span text:style-name="T293">DELETE</text:span><text:alphabetical-index-mark-end text:id="IMark99650088"/><text:alphabetical-index-mark-end text:id="IMark97128296"/><text:alphabetical-index-mark-end text:id="IMark89843944"/><text:alphabetical-index-mark-end text:id="IMark100347816"/><text:alphabetical-index-mark-end text:id="IMark93234280"/><text:alphabetical-index-mark-end text:id="IMark97309176"/><text:alphabetical-index-mark-end text:id="IMark80283208"/><text:alphabetical-index-mark-end text:id="IMark104936856"/><text:alphabetical-index-mark-end text:id="IMark98843432"/><text:alphabetical-index-mark-end text:id="IMark92200936"/><text:span text:style-name="T293"> </text:span><text:alphabetical-index-mark-start text:id="IMark67450120"/><text:alphabetical-index-mark-start text:id="IMark103702840"/><text:alphabetical-index-mark-start text:id="IMark97104584"/><text:alphabetical-index-mark-start text:id="IMark84276856"/><text:span text:style-name="T293">operation</text:span><text:alphabetical-index-mark-end text:id="IMark84276856"/><text:alphabetical-index-mark-end text:id="IMark97104584"/><text:alphabetical-index-mark-end text:id="IMark103702840"/><text:alphabetical-index-mark-end text:id="IMark67450120"/><text:span text:style-name="T293"> performed should be performed on both of them if it implies modifying the </text:span><text:alphabetical-index-mark-start text:id="IMark91225288"/><text:alphabetical-index-mark-start text:id="IMark81194680"/><text:span text:style-name="T293">field</text:span><text:alphabetical-index-mark-end text:id="IMark81194680"/><text:alphabetical-index-mark-end text:id="IMark91225288"/><text:span text:style-name="T293"> </text:span><text:alphabetical-index-mark-start text:id="IMark105262296"/><text:alphabetical-index-mark-start text:id="IMark79225240"/><text:alphabetical-index-mark-start text:id="IMark94089816"/><text:alphabetical-index-mark-start text:id="IMark92717272"/><text:alphabetical-index-mark-start text:id="IMark80108024"/><text:span text:style-name="T293">Item</text:span><text:alphabetical-index-mark-end text:id="IMark80108024"/><text:alphabetical-index-mark-end text:id="IMark92717272"/><text:alphabetical-index-mark-end text:id="IMark94089816"/><text:alphabetical-index-mark-end text:id="IMark79225240"/><text:alphabetical-index-mark-end text:id="IMark105262296"/><text:span text:style-name="T293"> or </text:span><text:alphabetical-index-mark-start text:id="IMark89936952"/><text:alphabetical-index-mark-start text:id="IMark94204920"/><text:alphabetical-index-mark-start text:id="IMark103279944"/><text:alphabetical-index-mark-start text:id="IMark90753672"/><text:alphabetical-index-mark-start text:id="IMark93770296"/><text:span text:style-name="T293">adding</text:span><text:alphabetical-index-mark-end text:id="IMark93770296"/><text:alphabetical-index-mark-end text:id="IMark90753672"/><text:alphabetical-index-mark-end text:id="IMark103279944"/><text:alphabetical-index-mark-end text:id="IMark94204920"/><text:alphabetical-index-mark-end text:id="IMark89936952"/><text:span text:style-name="T293"> or </text:span><text:alphabetical-index-mark-start text:id="IMark93917224"/><text:alphabetical-index-mark-start text:id="IMark94974344"/><text:alphabetical-index-mark-start text:id="IMark93771864"/><text:alphabetical-index-mark-start text:id="IMark99029432"/><text:alphabetical-index-mark-start text:id="IMark83913336"/><text:span text:style-name="T293">deleting</text:span><text:alphabetical-index-mark-end text:id="IMark83913336"/><text:alphabetical-index-mark-end text:id="IMark99029432"/><text:alphabetical-index-mark-end text:id="IMark93771864"/><text:alphabetical-index-mark-end text:id="IMark94974344"/><text:alphabetical-index-mark-end text:id="IMark93917224"/><text:span text:style-name="T293"> </text:span><text:alphabetical-index-mark-start text:id="IMark96013352"/><text:alphabetical-index-mark-start text:id="IMark103234296"/><text:alphabetical-index-mark-start text:id="IMark80535640"/><text:alphabetical-index-mark-start text:id="IMark83534168"/><text:alphabetical-index-mark-start text:id="IMark82425960"/><text:span text:style-name="T293">record</text:span><text:alphabetical-index-mark-end text:id="IMark82425960"/><text:alphabetical-index-mark-end text:id="IMark83534168"/><text:alphabetical-index-mark-end text:id="IMark80535640"/><text:alphabetical-index-mark-end text:id="IMark103234296"/><text:alphabetical-index-mark-end text:id="IMark96013352"/><text:span text:style-name="T293">s.</text:span></text:p>
      <text:p text:style-name="Text_20_body"><text:s/></text:p>
      <text:p text:style-name="Text_20_body"/>
      <text:p text:style-name="Text_20_body"><text:span text:style-name="T1">4.3.15.</text:span><text:span text:style-name="T45">11</text:span><text:span text:style-name="T1">.</text:span> <text:span text:style-name="T293">To avoid as much confusion as possible, use the </text:span><text:alphabetical-index-mark-start text:id="IMark105095272"/><text:alphabetical-index-mark-start text:id="IMark89804520"/><text:alphabetical-index-mark-start text:id="IMark104722488"/><text:alphabetical-index-mark-start text:id="IMark82206552"/><text:alphabetical-index-mark-start text:id="IMark90949560"/><text:span text:style-name="T293">program</text:span><text:alphabetical-index-mark-end text:id="IMark90949560"/><text:alphabetical-index-mark-end text:id="IMark82206552"/><text:alphabetical-index-mark-end text:id="IMark104722488"/><text:alphabetical-index-mark-end text:id="IMark89804520"/><text:alphabetical-index-mark-end text:id="IMark105095272"/><text:span text:style-name="T293">s contained in the </text:span><text:alphabetical-index-mark-start text:id="IMark100939736"/><text:alphabetical-index-mark-start text:id="IMark90964104"/><text:alphabetical-index-mark-start text:id="IMark100052808"/><text:alphabetical-index-mark-start text:id="IMark43960280"/><text:alphabetical-index-mark-start text:id="IMark98817656"/><text:span text:style-name="T293">KB</text:span><text:alphabetical-index-mark-end text:id="IMark98817656"/><text:alphabetical-index-mark-end text:id="IMark43960280"/><text:alphabetical-index-mark-end text:id="IMark100052808"/><text:alphabetical-index-mark-end text:id="IMark90964104"/><text:alphabetical-index-mark-end text:id="IMark100939736"/><text:span text:style-name="T293"> for addition, </text:span><text:alphabetical-index-mark-start text:id="IMark94318024"/><text:alphabetical-index-mark-start text:id="IMark94367320"/><text:alphabetical-index-mark-start text:id="IMark77580008"/><text:alphabetical-index-mark-start text:id="IMark94068328"/><text:alphabetical-index-mark-start text:id="IMark100703032"/><text:span text:style-name="T293">edit</text:span><text:alphabetical-index-mark-end text:id="IMark100703032"/><text:alphabetical-index-mark-end text:id="IMark94068328"/><text:alphabetical-index-mark-end text:id="IMark77580008"/><text:alphabetical-index-mark-end text:id="IMark94367320"/><text:alphabetical-index-mark-end text:id="IMark94318024"/><text:span text:style-name="T293">ion or deletion instead of attempting to so </text:span><text:alphabetical-index-mark-start text:id="IMark82431000"/><text:alphabetical-index-mark-start text:id="IMark101930024"/><text:span text:style-name="T293">manual</text:span><text:alphabetical-index-mark-end text:id="IMark101930024"/><text:alphabetical-index-mark-end text:id="IMark82431000"/><text:span text:style-name="T293">ly.</text:span></text:p>
      <text:p text:style-name="Text_20_body"><text:soft-page-break/></text:p>
      <text:p text:style-name="Text_20_body"/>
      <text:p text:style-name="P11"><text:span text:style-name="T1">4.3.15.</text:span><text:span text:style-name="T45">1</text:span><text:span text:style-name="T46">2</text:span><text:span text:style-name="T1">.</text:span> <text:alphabetical-index-mark-start text:id="IMark90929080"/><text:alphabetical-index-mark-start text:id="IMark102517656"/><text:alphabetical-index-mark-start text:id="IMark89852328"/><text:alphabetical-index-mark-start text:id="IMark91635672"/><text:alphabetical-index-mark-start text:id="IMark60672952"/><text:span text:style-name="T294">SQL</text:span><text:alphabetical-index-mark-end text:id="IMark60672952"/><text:alphabetical-index-mark-end text:id="IMark91635672"/><text:alphabetical-index-mark-end text:id="IMark89852328"/><text:alphabetical-index-mark-end text:id="IMark102517656"/><text:alphabetical-index-mark-end text:id="IMark90929080"/><text:span text:style-name="T294"> </text:span><text:alphabetical-index-mark-start text:id="IMark105141512"/><text:alphabetical-index-mark-start text:id="IMark90948776"/><text:alphabetical-index-mark-start text:id="IMark104143048"/><text:span text:style-name="T294">code</text:span><text:alphabetical-index-mark-end text:id="IMark104143048"/><text:alphabetical-index-mark-end text:id="IMark90948776"/><text:alphabetical-index-mark-end text:id="IMark105141512"/><text:span text:style-name="T294"> in the </text:span><text:alphabetical-index-mark-start text:id="IMark95196408"/><text:alphabetical-index-mark-start text:id="IMark103695752"/><text:alphabetical-index-mark-start text:id="IMark93871304"/><text:alphabetical-index-mark-start text:id="IMark91335384"/><text:alphabetical-index-mark-start text:id="IMark77987448"/><text:span text:style-name="T294">KB</text:span><text:alphabetical-index-mark-end text:id="IMark77987448"/><text:alphabetical-index-mark-end text:id="IMark91335384"/><text:alphabetical-index-mark-end text:id="IMark93871304"/><text:alphabetical-index-mark-end text:id="IMark103695752"/><text:alphabetical-index-mark-end text:id="IMark95196408"/><text:span text:style-name="T294"> can be self - modifying; this can be achieved on the fly[6.7.] and if </text:span><text:alphabetical-index-mark-start text:id="IMark91247432"/><text:alphabetical-index-mark-start text:id="IMark101242216"/><text:alphabetical-index-mark-start text:id="IMark90041096"/><text:alphabetical-index-mark-start text:id="IMark90872648"/><text:alphabetical-index-mark-start text:id="IMark95534712"/><text:span text:style-name="T294">fact</text:span><text:alphabetical-index-mark-end text:id="IMark95534712"/><text:alphabetical-index-mark-end text:id="IMark90872648"/><text:alphabetical-index-mark-end text:id="IMark90041096"/><text:alphabetical-index-mark-end text:id="IMark101242216"/><text:alphabetical-index-mark-end text:id="IMark91247432"/><text:span text:style-name="T294"> is used extensively during each </text:span><text:alphabetical-index-mark-start text:id="IMark82119032"/><text:alphabetical-index-mark-start text:id="IMark89990008"/><text:alphabetical-index-mark-start text:id="IMark82980504"/><text:alphabetical-index-mark-start text:id="IMark104288328"/><text:alphabetical-index-mark-start text:id="IMark89868280"/><text:span text:style-name="T294">inference</text:span><text:alphabetical-index-mark-end text:id="IMark89868280"/><text:alphabetical-index-mark-end text:id="IMark104288328"/><text:alphabetical-index-mark-end text:id="IMark82980504"/><text:alphabetical-index-mark-end text:id="IMark89990008"/><text:alphabetical-index-mark-end text:id="IMark82119032"/><text:span text:style-name="T294"> </text:span><text:alphabetical-index-mark-start text:id="IMark91689656"/><text:alphabetical-index-mark-start text:id="IMark95927432"/><text:alphabetical-index-mark-start text:id="IMark52530552"/><text:alphabetical-index-mark-start text:id="IMark68171272"/><text:alphabetical-index-mark-start text:id="IMark102730104"/><text:span text:style-name="T294">iteration</text:span><text:alphabetical-index-mark-end text:id="IMark102730104"/><text:alphabetical-index-mark-end text:id="IMark68171272"/><text:alphabetical-index-mark-end text:id="IMark52530552"/><text:alphabetical-index-mark-end text:id="IMark95927432"/><text:alphabetical-index-mark-end text:id="IMark91689656"/><text:span text:style-name="T294">. </text:span><text:alphabetical-index-mark-start text:id="IMark92954024"/><text:alphabetical-index-mark-start text:id="IMark102077272"/><text:alphabetical-index-mark-start text:id="IMark79211752"/><text:alphabetical-index-mark-start text:id="IMark100974408"/><text:alphabetical-index-mark-start text:id="IMark100558248"/><text:span text:style-name="T294">Program</text:span><text:alphabetical-index-mark-end text:id="IMark100558248"/><text:alphabetical-index-mark-end text:id="IMark100974408"/><text:alphabetical-index-mark-end text:id="IMark79211752"/><text:alphabetical-index-mark-end text:id="IMark102077272"/><text:alphabetical-index-mark-end text:id="IMark92954024"/><text:span text:style-name="T294">s no </text:span><text:alphabetical-index-mark-start text:id="IMark80832088"/><text:span text:style-name="T294">lon</text:span><text:alphabetical-index-mark-end text:id="IMark80832088"/><text:span text:style-name="T294">ger in use are </text:span><text:alphabetical-index-mark-start text:id="IMark101320952"/><text:alphabetical-index-mark-start text:id="IMark92898104"/><text:alphabetical-index-mark-start text:id="IMark89697672"/><text:alphabetical-index-mark-start text:id="IMark89724776"/><text:span text:style-name="T294">down</text:span><text:alphabetical-index-mark-start text:id="IMark94643512"/><text:alphabetical-index-mark-start text:id="IMark44998664"/><text:alphabetical-index-mark-start text:id="IMark97187368"/><text:alphabetical-index-mark-start text:id="IMark95522040"/><text:alphabetical-index-mark-start text:id="IMark68871944"/><text:span text:style-name="T294">load</text:span><text:alphabetical-index-mark-end text:id="IMark68871944"/><text:alphabetical-index-mark-end text:id="IMark95522040"/><text:alphabetical-index-mark-end text:id="IMark97187368"/><text:alphabetical-index-mark-end text:id="IMark44998664"/><text:alphabetical-index-mark-end text:id="IMark94643512"/><text:alphabetical-index-mark-end text:id="IMark89724776"/><text:alphabetical-index-mark-end text:id="IMark89697672"/><text:alphabetical-index-mark-end text:id="IMark92898104"/><text:alphabetical-index-mark-end text:id="IMark101320952"/><text:span text:style-name="T294">ed as r</text:span><text:alphabetical-index-mark-start text:id="IMark103107224"/><text:span text:style-name="T294">equ</text:span><text:alphabetical-index-mark-end text:id="IMark103107224"/><text:span text:style-name="T294">ired, other </text:span><text:alphabetical-index-mark-start text:id="IMark99351160"/><text:alphabetical-index-mark-start text:id="IMark44941320"/><text:alphabetical-index-mark-start text:id="IMark80199176"/><text:alphabetical-index-mark-start text:id="IMark82259544"/><text:alphabetical-index-mark-start text:id="IMark99538600"/><text:span text:style-name="T294">program</text:span><text:alphabetical-index-mark-end text:id="IMark99538600"/><text:alphabetical-index-mark-end text:id="IMark82259544"/><text:alphabetical-index-mark-end text:id="IMark80199176"/><text:alphabetical-index-mark-end text:id="IMark44941320"/><text:alphabetical-index-mark-end text:id="IMark99351160"/><text:span text:style-name="T294">s are </text:span><text:alphabetical-index-mark-start text:id="IMark97624648"/><text:alphabetical-index-mark-start text:id="IMark98271064"/><text:alphabetical-index-mark-start text:id="IMark101615560"/><text:alphabetical-index-mark-start text:id="IMark95284184"/><text:alphabetical-index-mark-start text:id="IMark99534552"/><text:span text:style-name="T294">load</text:span><text:alphabetical-index-mark-end text:id="IMark99534552"/><text:alphabetical-index-mark-end text:id="IMark95284184"/><text:alphabetical-index-mark-end text:id="IMark101615560"/><text:alphabetical-index-mark-end text:id="IMark98271064"/><text:alphabetical-index-mark-end text:id="IMark97624648"/><text:span text:style-name="T294">ed, </text:span><text:span text:style-name="T141">sde_</text:span><text:alphabetical-index-mark-start text:id="IMark82648056"/><text:alphabetical-index-mark-start text:id="IMark94625976"/><text:alphabetical-index-mark-start text:id="IMark104331832"/><text:alphabetical-index-mark-start text:id="IMark45029176"/><text:alphabetical-index-mark-start text:id="IMark93676312"/><text:span text:style-name="T141">fact</text:span><text:alphabetical-index-mark-end text:id="IMark93676312"/><text:alphabetical-index-mark-end text:id="IMark45029176"/><text:alphabetical-index-mark-end text:id="IMark104331832"/><text:alphabetical-index-mark-end text:id="IMark94625976"/><text:alphabetical-index-mark-end text:id="IMark82648056"/><text:span text:style-name="T141">s.</text:span><text:alphabetical-index-mark-start text:id="IMark101998888"/><text:alphabetical-index-mark-start text:id="IMark90970520"/><text:alphabetical-index-mark-start text:id="IMark98139016"/><text:alphabetical-index-mark-start text:id="IMark90902648"/><text:alphabetical-index-mark-start text:id="IMark90846712"/><text:span text:style-name="T141">Value</text:span><text:alphabetical-index-mark-end text:id="IMark90846712"/><text:alphabetical-index-mark-end text:id="IMark90902648"/><text:alphabetical-index-mark-end text:id="IMark98139016"/><text:alphabetical-index-mark-end text:id="IMark90970520"/><text:alphabetical-index-mark-end text:id="IMark101998888"/><text:span text:style-name="T294"> </text:span><text:alphabetical-index-mark-start text:id="IMark96405640"/><text:alphabetical-index-mark-start text:id="IMark93402648"/><text:span text:style-name="T294">field</text:span><text:alphabetical-index-mark-end text:id="IMark93402648"/><text:alphabetical-index-mark-end text:id="IMark96405640"/><text:span text:style-name="T294"> is constantly </text:span><text:alphabetical-index-mark-start text:id="IMark97863144"/><text:alphabetical-index-mark-start text:id="IMark102154616"/><text:alphabetical-index-mark-start text:id="IMark100545560"/><text:alphabetical-index-mark-start text:id="IMark103576872"/><text:alphabetical-index-mark-start text:id="IMark102917736"/><text:span text:style-name="T294">update</text:span><text:alphabetical-index-mark-end text:id="IMark102917736"/><text:alphabetical-index-mark-end text:id="IMark103576872"/><text:alphabetical-index-mark-end text:id="IMark100545560"/><text:alphabetical-index-mark-end text:id="IMark102154616"/><text:alphabetical-index-mark-end text:id="IMark97863144"/><text:span text:style-name="T294">d and </text:span><text:alphabetical-index-mark-start text:id="IMark82113560"/><text:alphabetical-index-mark-start text:id="IMark100941304"/><text:span text:style-name="T294">ML</text:span><text:alphabetical-index-mark-end text:id="IMark100941304"/><text:alphabetical-index-mark-end text:id="IMark82113560"/><text:span text:style-name="T294"> adjusts several </text:span><text:alphabetical-index-mark-start text:id="IMark90028520"/><text:alphabetical-index-mark-start text:id="IMark101833224"/><text:span text:style-name="T294">parameter</text:span><text:alphabetical-index-mark-end text:id="IMark101833224"/><text:alphabetical-index-mark-end text:id="IMark90028520"/><text:span text:style-name="T294">s. Some </text:span><text:alphabetical-index-mark-start text:id="IMark79121336"/><text:alphabetical-index-mark-start text:id="IMark95521224"/><text:alphabetical-index-mark-start text:id="IMark79936136"/><text:alphabetical-index-mark-start text:id="IMark90551608"/><text:alphabetical-index-mark-start text:id="IMark80175432"/><text:span text:style-name="T141">sde_</text:span><text:alphabetical-index-mark-start text:id="IMark99844840"/><text:alphabetical-index-mark-start text:id="IMark95342248"/><text:alphabetical-index-mark-start text:id="IMark81204536"/><text:alphabetical-index-mark-start text:id="IMark96420408"/><text:alphabetical-index-mark-start text:id="IMark44952344"/><text:span text:style-name="T141">rule</text:span><text:alphabetical-index-mark-end text:id="IMark44952344"/><text:alphabetical-index-mark-end text:id="IMark96420408"/><text:alphabetical-index-mark-end text:id="IMark81204536"/><text:alphabetical-index-mark-end text:id="IMark95342248"/><text:alphabetical-index-mark-end text:id="IMark99844840"/><text:span text:style-name="T141">s</text:span><text:alphabetical-index-mark-end text:id="IMark80175432"/><text:alphabetical-index-mark-end text:id="IMark90551608"/><text:alphabetical-index-mark-end text:id="IMark79936136"/><text:alphabetical-index-mark-end text:id="IMark95521224"/><text:alphabetical-index-mark-end text:id="IMark79121336"/><text:span text:style-name="T141">.</text:span><text:alphabetical-index-mark-start text:id="IMark52996888"/><text:alphabetical-index-mark-start text:id="IMark80820184"/><text:alphabetical-index-mark-start text:id="IMark101144488"/><text:alphabetical-index-mark-start text:id="IMark102062088"/><text:alphabetical-index-mark-start text:id="IMark91067880"/><text:span text:style-name="T141">Action</text:span><text:alphabetical-index-mark-end text:id="IMark91067880"/><text:alphabetical-index-mark-end text:id="IMark102062088"/><text:alphabetical-index-mark-end text:id="IMark101144488"/><text:alphabetical-index-mark-end text:id="IMark80820184"/><text:alphabetical-index-mark-end text:id="IMark52996888"/><text:span text:style-name="T294"> </text:span><text:alphabetical-index-mark-start text:id="IMark77437240"/><text:alphabetical-index-mark-start text:id="IMark99550456"/><text:alphabetical-index-mark-start text:id="IMark81458600"/><text:alphabetical-index-mark-start text:id="IMark100203176"/><text:alphabetical-index-mark-start text:id="IMark99274296"/><text:span text:style-name="T294">SQL</text:span><text:alphabetical-index-mark-end text:id="IMark99274296"/><text:alphabetical-index-mark-end text:id="IMark100203176"/><text:alphabetical-index-mark-end text:id="IMark81458600"/><text:alphabetical-index-mark-end text:id="IMark99550456"/><text:alphabetical-index-mark-end text:id="IMark77437240"/><text:span text:style-name="T294"> </text:span><text:alphabetical-index-mark-start text:id="IMark102890328"/><text:alphabetical-index-mark-start text:id="IMark84351080"/><text:span text:style-name="T294">snippet</text:span><text:alphabetical-index-mark-end text:id="IMark84351080"/><text:alphabetical-index-mark-end text:id="IMark102890328"/><text:span text:style-name="T294">s can even modify </text:span><text:span text:style-name="T141">sql_</text:span><text:alphabetical-index-mark-start text:id="IMark93424584"/><text:alphabetical-index-mark-start text:id="IMark52523672"/><text:alphabetical-index-mark-start text:id="IMark101892600"/><text:alphabetical-index-mark-start text:id="IMark104319032"/><text:alphabetical-index-mark-start text:id="IMark93508456"/><text:span text:style-name="T141">rule</text:span><text:alphabetical-index-mark-end text:id="IMark93508456"/><text:alphabetical-index-mark-end text:id="IMark104319032"/><text:alphabetical-index-mark-end text:id="IMark101892600"/><text:alphabetical-index-mark-end text:id="IMark52523672"/><text:alphabetical-index-mark-end text:id="IMark93424584"/><text:span text:style-name="T141">s.</text:span><text:alphabetical-index-mark-start text:id="IMark100572056"/><text:alphabetical-index-mark-start text:id="IMark81509992"/><text:alphabetical-index-mark-start text:id="IMark91961352"/><text:alphabetical-index-mark-start text:id="IMark91255912"/><text:alphabetical-index-mark-start text:id="IMark104094776"/><text:span text:style-name="T141">Action</text:span><text:alphabetical-index-mark-end text:id="IMark104094776"/><text:alphabetical-index-mark-end text:id="IMark91255912"/><text:alphabetical-index-mark-end text:id="IMark91961352"/><text:alphabetical-index-mark-end text:id="IMark81509992"/><text:alphabetical-index-mark-end text:id="IMark100572056"/><text:span text:style-name="T294"> </text:span><text:alphabetical-index-mark-start text:id="IMark92149432"/><text:alphabetical-index-mark-start text:id="IMark52906232"/><text:span text:style-name="T294">snippet</text:span><text:alphabetical-index-mark-end text:id="IMark52906232"/><text:alphabetical-index-mark-end text:id="IMark92149432"/><text:span text:style-name="T294">s as well.</text:span></text:p>
      <text:p text:style-name="P11"/>
      <text:p text:style-name="P11"><text:span text:style-name="T294">However, care should be taken in the case of self - </text:span><text:alphabetical-index-mark-start text:id="IMark90665128"/><text:alphabetical-index-mark-start text:id="IMark90089560"/><text:alphabetical-index-mark-start text:id="IMark98891656"/><text:alphabetical-index-mark-start text:id="IMark91080296"/><text:alphabetical-index-mark-start text:id="IMark93572760"/><text:span text:style-name="T294">referential</text:span><text:alphabetical-index-mark-end text:id="IMark93572760"/><text:alphabetical-index-mark-end text:id="IMark91080296"/><text:alphabetical-index-mark-end text:id="IMark98891656"/><text:alphabetical-index-mark-end text:id="IMark90089560"/><text:alphabetical-index-mark-end text:id="IMark90665128"/><text:span text:style-name="T294"> modifications done on the fly, since un</text:span><text:alphabetical-index-mark-start text:id="IMark77135400"/><text:alphabetical-index-mark-start text:id="IMark82402552"/><text:alphabetical-index-mark-start text:id="IMark95162104"/><text:alphabetical-index-mark-start text:id="IMark95509256"/><text:alphabetical-index-mark-start text:id="IMark94712008"/><text:span text:style-name="T294">fitness</text:span><text:alphabetical-index-mark-end text:id="IMark94712008"/><text:alphabetical-index-mark-end text:id="IMark95509256"/><text:alphabetical-index-mark-end text:id="IMark95162104"/><text:alphabetical-index-mark-end text:id="IMark82402552"/><text:alphabetical-index-mark-end text:id="IMark77135400"/><text:span text:style-name="T294"> of the newly – </text:span><text:alphabetical-index-mark-start text:id="IMark101057496"/><text:alphabetical-index-mark-start text:id="IMark83790264"/><text:span text:style-name="T294">generate</text:span><text:alphabetical-index-mark-end text:id="IMark83790264"/><text:alphabetical-index-mark-end text:id="IMark101057496"/><text:span text:style-name="T294">d </text:span><text:alphabetical-index-mark-start text:id="IMark67546200"/><text:alphabetical-index-mark-start text:id="IMark95546840"/><text:alphabetical-index-mark-start text:id="IMark102320936"/><text:alphabetical-index-mark-start text:id="IMark98816088"/><text:alphabetical-index-mark-start text:id="IMark104339384"/><text:span text:style-name="T294">rule</text:span><text:alphabetical-index-mark-end text:id="IMark104339384"/><text:alphabetical-index-mark-end text:id="IMark98816088"/><text:alphabetical-index-mark-end text:id="IMark102320936"/><text:alphabetical-index-mark-end text:id="IMark95546840"/><text:alphabetical-index-mark-end text:id="IMark67546200"/><text:span text:style-name="T294">s could render the </text:span><text:alphabetical-index-mark-start text:id="IMark96843848"/><text:alphabetical-index-mark-start text:id="IMark81305256"/><text:alphabetical-index-mark-start text:id="IMark99872024"/><text:alphabetical-index-mark-start text:id="IMark97108648"/><text:alphabetical-index-mark-start text:id="IMark105279192"/><text:span text:style-name="T294">system</text:span><text:alphabetical-index-mark-end text:id="IMark105279192"/><text:alphabetical-index-mark-end text:id="IMark97108648"/><text:alphabetical-index-mark-end text:id="IMark99872024"/><text:alphabetical-index-mark-end text:id="IMark81305256"/><text:alphabetical-index-mark-end text:id="IMark96843848"/><text:span text:style-name="T294"> unusable. There are no </text:span><text:alphabetical-index-mark-start text:id="IMark94598792"/><text:alphabetical-index-mark-start text:id="IMark91753864"/><text:alphabetical-index-mark-start text:id="IMark91164920"/><text:alphabetical-index-mark-start text:id="IMark83243544"/><text:alphabetical-index-mark-start text:id="IMark97403656"/><text:span text:style-name="T294">fitness</text:span><text:alphabetical-index-mark-end text:id="IMark97403656"/><text:alphabetical-index-mark-end text:id="IMark83243544"/><text:alphabetical-index-mark-end text:id="IMark91164920"/><text:alphabetical-index-mark-end text:id="IMark91753864"/><text:alphabetical-index-mark-end text:id="IMark94598792"/><text:span text:style-name="T294"> – </text:span><text:alphabetical-index-mark-start text:id="IMark97858952"/><text:alphabetical-index-mark-start text:id="IMark95951320"/><text:alphabetical-index-mark-start text:id="IMark78554776"/><text:alphabetical-index-mark-start text:id="IMark77325336"/><text:span text:style-name="T294">base</text:span><text:alphabetical-index-mark-end text:id="IMark77325336"/><text:alphabetical-index-mark-end text:id="IMark78554776"/><text:alphabetical-index-mark-end text:id="IMark95951320"/><text:alphabetical-index-mark-end text:id="IMark97858952"/><text:span text:style-name="T294">d </text:span><text:alphabetical-index-mark-start text:id="IMark102015320"/><text:alphabetical-index-mark-start text:id="IMark99021240"/><text:alphabetical-index-mark-start text:id="IMark53003640"/><text:alphabetical-index-mark-start text:id="IMark68848872"/><text:alphabetical-index-mark-start text:id="IMark95508472"/><text:span text:style-name="T294">vetting</text:span><text:alphabetical-index-mark-end text:id="IMark95508472"/><text:alphabetical-index-mark-end text:id="IMark68848872"/><text:alphabetical-index-mark-end text:id="IMark53003640"/><text:alphabetical-index-mark-end text:id="IMark99021240"/><text:alphabetical-index-mark-end text:id="IMark102015320"/><text:span text:style-name="T294"> </text:span><text:alphabetical-index-mark-start text:id="IMark97212648"/><text:alphabetical-index-mark-start text:id="IMark101762424"/><text:alphabetical-index-mark-start text:id="IMark103633704"/><text:alphabetical-index-mark-start text:id="IMark90845928"/><text:alphabetical-index-mark-start text:id="IMark79307496"/><text:span text:style-name="T294">program</text:span><text:alphabetical-index-mark-end text:id="IMark79307496"/><text:alphabetical-index-mark-end text:id="IMark90845928"/><text:alphabetical-index-mark-end text:id="IMark103633704"/><text:alphabetical-index-mark-end text:id="IMark101762424"/><text:alphabetical-index-mark-end text:id="IMark97212648"/><text:span text:style-name="T294">s on the </text:span><text:alphabetical-index-mark-start text:id="IMark80202024"/><text:alphabetical-index-mark-start text:id="IMark101405752"/><text:alphabetical-index-mark-start text:id="IMark90596136"/><text:alphabetical-index-mark-start text:id="IMark94368104"/><text:alphabetical-index-mark-start text:id="IMark99792280"/><text:span text:style-name="T294">system</text:span><text:alphabetical-index-mark-end text:id="IMark99792280"/><text:alphabetical-index-mark-end text:id="IMark94368104"/><text:alphabetical-index-mark-end text:id="IMark90596136"/><text:alphabetical-index-mark-end text:id="IMark101405752"/><text:alphabetical-index-mark-end text:id="IMark80202024"/><text:span text:style-name="T294"> at this </text:span><text:alphabetical-index-mark-start text:id="IMark90040312"/><text:alphabetical-index-mark-start text:id="IMark99368184"/><text:alphabetical-index-mark-start text:id="IMark92482088"/><text:alphabetical-index-mark-start text:id="IMark102445928"/><text:alphabetical-index-mark-start text:id="IMark103267848"/><text:span text:style-name="T294">time</text:span><text:alphabetical-index-mark-end text:id="IMark103267848"/><text:alphabetical-index-mark-end text:id="IMark102445928"/><text:alphabetical-index-mark-end text:id="IMark92482088"/><text:alphabetical-index-mark-end text:id="IMark99368184"/><text:alphabetical-index-mark-end text:id="IMark90040312"/><text:span text:style-name="T294">, and self – modification should be considered at this moment both as an op</text:span><text:alphabetical-index-mark-start text:id="IMark60681992"/><text:alphabetical-index-mark-start text:id="IMark44873000"/><text:span text:style-name="T294">port</text:span><text:alphabetical-index-mark-end text:id="IMark44873000"/><text:alphabetical-index-mark-end text:id="IMark60681992"/><text:span text:style-name="T294">unity as well as a </text:span><text:alphabetical-index-mark-start text:id="IMark90961832"/><text:alphabetical-index-mark-start text:id="IMark95459784"/><text:alphabetical-index-mark-start text:id="IMark96107160"/><text:alphabetical-index-mark-start text:id="IMark94234312"/><text:span text:style-name="T294">vulnerability</text:span><text:alphabetical-index-mark-end text:id="IMark94234312"/><text:alphabetical-index-mark-end text:id="IMark96107160"/><text:alphabetical-index-mark-end text:id="IMark95459784"/><text:alphabetical-index-mark-end text:id="IMark90961832"/><text:span text:style-name="T294"> of the </text:span><text:alphabetical-index-mark-start text:id="IMark95559832"/><text:alphabetical-index-mark-start text:id="IMark93452296"/><text:alphabetical-index-mark-start text:id="IMark77384024"/><text:alphabetical-index-mark-start text:id="IMark104402216"/><text:alphabetical-index-mark-start text:id="IMark102119192"/><text:span text:style-name="T294">system</text:span><text:alphabetical-index-mark-end text:id="IMark102119192"/><text:alphabetical-index-mark-end text:id="IMark104402216"/><text:alphabetical-index-mark-end text:id="IMark77384024"/><text:alphabetical-index-mark-end text:id="IMark93452296"/><text:alphabetical-index-mark-end text:id="IMark95559832"/><text:span text:style-name="T294">.</text:span></text:p>
      <text:p text:style-name="Text_20_body"/>
      <text:p text:style-name="Text_20_body"/>
      <text:p text:style-name="P25"><text:span text:style-name="T1">4.3.15.</text:span><text:span text:style-name="T45">1</text:span><text:span text:style-name="T67">3</text:span><text:span text:style-name="T1">.</text:span> <text:alphabetical-index-mark-start text:id="IMark100743336"/><text:alphabetical-index-mark-start text:id="IMark99100776"/><text:alphabetical-index-mark-start text:id="IMark78310136"/><text:span text:style-name="T339">Rule</text:span><text:alphabetical-index-mark-end text:id="IMark78310136"/><text:alphabetical-index-mark-end text:id="IMark99100776"/><text:alphabetical-index-mark-end text:id="IMark100743336"/><text:span text:style-name="T339">s are not </text:span><text:alphabetical-index-mark-start text:id="IMark81292632"/><text:alphabetical-index-mark-start text:id="IMark104833240"/><text:alphabetical-index-mark-start text:id="IMark91071912"/><text:span text:style-name="T339">limit</text:span><text:alphabetical-index-mark-end text:id="IMark91071912"/><text:alphabetical-index-mark-end text:id="IMark104833240"/><text:alphabetical-index-mark-end text:id="IMark81292632"/><text:span text:style-name="T339">ed to the </text:span><text:alphabetical-index-mark-start text:id="IMark92923192"/><text:alphabetical-index-mark-start text:id="IMark60722200"/><text:span text:style-name="T339">ship</text:span><text:alphabetical-index-mark-end text:id="IMark60722200"/><text:alphabetical-index-mark-end text:id="IMark92923192"/><text:span text:style-name="T339"> itself. For </text:span><text:alphabetical-index-mark-start text:id="IMark60615160"/><text:alphabetical-index-mark-start text:id="IMark100526200"/><text:alphabetical-index-mark-start text:id="IMark101253160"/><text:span text:style-name="T339">example</text:span><text:alphabetical-index-mark-end text:id="IMark101253160"/><text:alphabetical-index-mark-end text:id="IMark100526200"/><text:alphabetical-index-mark-end text:id="IMark60615160"/><text:span text:style-name="T339">, a </text:span><text:alphabetical-index-mark-start text:id="IMark89893864"/><text:alphabetical-index-mark-start text:id="IMark101582600"/><text:alphabetical-index-mark-start text:id="IMark102290872"/><text:span text:style-name="T339">rule</text:span><text:alphabetical-index-mark-end text:id="IMark102290872"/><text:alphabetical-index-mark-end text:id="IMark101582600"/><text:alphabetical-index-mark-end text:id="IMark89893864"/><text:span text:style-name="T339"> may </text:span><text:alphabetical-index-mark-start text:id="IMark90084584"/><text:alphabetical-index-mark-start text:id="IMark68394472"/><text:span text:style-name="T339">activate</text:span><text:alphabetical-index-mark-end text:id="IMark68394472"/><text:alphabetical-index-mark-end text:id="IMark90084584"/><text:span text:style-name="T339"> a certain </text:span><text:alphabetical-index-mark-start text:id="IMark104538616"/><text:alphabetical-index-mark-start text:id="IMark104846664"/><text:alphabetical-index-mark-start text:id="IMark100167928"/><text:span text:style-name="T339">mode</text:span><text:alphabetical-index-mark-end text:id="IMark100167928"/><text:alphabetical-index-mark-end text:id="IMark104846664"/><text:alphabetical-index-mark-end text:id="IMark104538616"/><text:span text:style-name="T339"> that in </text:span><text:alphabetical-index-mark-start text:id="IMark44764024"/><text:alphabetical-index-mark-start text:id="IMark77436456"/><text:alphabetical-index-mark-start text:id="IMark43382648"/><text:span text:style-name="T339">turn</text:span><text:alphabetical-index-mark-end text:id="IMark43382648"/><text:alphabetical-index-mark-end text:id="IMark77436456"/><text:alphabetical-index-mark-end text:id="IMark44764024"/><text:span text:style-name="T339"> could be used to </text:span><text:alphabetical-index-mark-start text:id="IMark80906632"/><text:alphabetical-index-mark-start text:id="IMark100059784"/><text:span text:style-name="T339">control</text:span><text:alphabetical-index-mark-end text:id="IMark100059784"/><text:alphabetical-index-mark-end text:id="IMark80906632"/><text:span text:style-name="T339"> a </text:span><text:alphabetical-index-mark-start text:id="IMark90441464"/><text:alphabetical-index-mark-start text:id="IMark98937784"/><text:alphabetical-index-mark-start text:id="IMark81365720"/><text:span text:style-name="T339">module</text:span><text:alphabetical-index-mark-end text:id="IMark81365720"/><text:alphabetical-index-mark-end text:id="IMark98937784"/><text:alphabetical-index-mark-end text:id="IMark90441464"/><text:span text:style-name="T339"> </text:span><text:alphabetical-index-mark-start text:id="IMark98269496"/><text:alphabetical-index-mark-start text:id="IMark80790584"/><text:alphabetical-index-mark-start text:id="IMark102747640"/><text:span text:style-name="T339">connect</text:span><text:alphabetical-index-mark-end text:id="IMark102747640"/><text:alphabetical-index-mark-end text:id="IMark80790584"/><text:alphabetical-index-mark-end text:id="IMark98269496"/><text:span text:style-name="T339">ed by a </text:span><text:alphabetical-index-mark-start text:id="IMark79931992"/><text:alphabetical-index-mark-start text:id="IMark94639416"/><text:alphabetical-index-mark-start text:id="IMark81646872"/><text:span text:style-name="T339">network</text:span><text:alphabetical-index-mark-end text:id="IMark81646872"/><text:alphabetical-index-mark-end text:id="IMark94639416"/><text:alphabetical-index-mark-end text:id="IMark79931992"/><text:span text:style-name="T339"> to the </text:span><text:alphabetical-index-mark-start text:id="IMark101135112"/><text:alphabetical-index-mark-start text:id="IMark104356296"/><text:alphabetical-index-mark-start text:id="IMark98014184"/><text:span text:style-name="T339">KB</text:span><text:alphabetical-index-mark-end text:id="IMark98014184"/><text:alphabetical-index-mark-end text:id="IMark104356296"/><text:alphabetical-index-mark-end text:id="IMark101135112"/><text:span text:style-name="T339">.</text:span></text:p>
      <text:p text:style-name="Text_20_body"/>
      <text:p text:style-name="Text_20_body"/>
      <text:h text:style-name="P57" text:outline-level="3"><text:bookmark-start text:name="__RefHeading___Toc6420_1538881673"/><text:span text:style-name="T210">4.3.16. General </text:span><text:alphabetical-index-mark-start text:id="IMark104226376"/><text:alphabetical-index-mark-start text:id="IMark77937528"/><text:alphabetical-index-mark-start text:id="IMark92452264"/><text:alphabetical-index-mark-start text:id="IMark101811128"/><text:span text:style-name="T210">description</text:span><text:alphabetical-index-mark-end text:id="IMark101811128"/><text:alphabetical-index-mark-end text:id="IMark92452264"/><text:alphabetical-index-mark-end text:id="IMark77937528"/><text:alphabetical-index-mark-end text:id="IMark104226376"/> of <text:alphabetical-index-mark-start text:id="IMark82288040"/><text:alphabetical-index-mark-start text:id="IMark91606200"/><text:alphabetical-index-mark-start text:id="IMark97402872"/><text:alphabetical-index-mark-start text:id="IMark44007400"/><text:alphabetical-index-mark-start text:id="IMark82995960"/><text:span text:style-name="T158">sde_</text:span><text:alphabetical-index-mark-start text:id="IMark83709144"/><text:alphabetical-index-mark-start text:id="IMark95147224"/><text:alphabetical-index-mark-start text:id="IMark103232728"/><text:alphabetical-index-mark-start text:id="IMark44942104"/><text:alphabetical-index-mark-start text:id="IMark104467704"/><text:span text:style-name="T158">wpt</text:span><text:bookmark-end text:name="__RefHeading___Toc6420_1538881673"/><text:alphabetical-index-mark-end text:id="IMark104467704"/><text:alphabetical-index-mark-end text:id="IMark44942104"/><text:alphabetical-index-mark-end text:id="IMark103232728"/><text:alphabetical-index-mark-end text:id="IMark95147224"/><text:alphabetical-index-mark-end text:id="IMark83709144"/><text:alphabetical-index-mark-end text:id="IMark82995960"/><text:alphabetical-index-mark-end text:id="IMark44007400"/><text:alphabetical-index-mark-end text:id="IMark97402872"/><text:alphabetical-index-mark-end text:id="IMark91606200"/><text:alphabetical-index-mark-end text:id="IMark82288040"/></text:h>
      <text:p text:style-name="Text_20_body"/>
      <text:p text:style-name="Text_20_body">This <text:alphabetical-index-mark-start text:id="IMark99044072"/><text:alphabetical-index-mark-start text:id="IMark90798520"/><text:alphabetical-index-mark-start text:id="IMark35941720"/><text:alphabetical-index-mark-start text:id="IMark104529864"/><text:alphabetical-index-mark-start text:id="IMark91903992"/>table<text:alphabetical-index-mark-end text:id="IMark91903992"/><text:alphabetical-index-mark-end text:id="IMark104529864"/><text:alphabetical-index-mark-end text:id="IMark35941720"/><text:alphabetical-index-mark-end text:id="IMark90798520"/><text:alphabetical-index-mark-end text:id="IMark99044072"/> contains <text:alphabetical-index-mark-start text:id="IMark44904088"/><text:alphabetical-index-mark-start text:id="IMark80635592"/><text:alphabetical-index-mark-start text:id="IMark60650392"/><text:alphabetical-index-mark-start text:id="IMark80913704"/>data<text:alphabetical-index-mark-end text:id="IMark80913704"/><text:alphabetical-index-mark-end text:id="IMark60650392"/><text:alphabetical-index-mark-end text:id="IMark80635592"/><text:alphabetical-index-mark-end text:id="IMark44904088"/> about <text:alphabetical-index-mark-start text:id="IMark93926248"/><text:alphabetical-index-mark-start text:id="IMark99057144"/><text:alphabetical-index-mark-start text:id="IMark95494216"/><text:alphabetical-index-mark-start text:id="IMark80922584"/><text:alphabetical-index-mark-start text:id="IMark104452904"/>waypoint<text:alphabetical-index-mark-end text:id="IMark104452904"/><text:alphabetical-index-mark-end text:id="IMark80922584"/><text:alphabetical-index-mark-end text:id="IMark95494216"/><text:alphabetical-index-mark-end text:id="IMark99057144"/><text:alphabetical-index-mark-end text:id="IMark93926248"/>s. This <text:alphabetical-index-mark-start text:id="IMark77938312"/><text:alphabetical-index-mark-start text:id="IMark102432440"/><text:alphabetical-index-mark-start text:id="IMark95312808"/><text:alphabetical-index-mark-start text:id="IMark97527656"/>data<text:alphabetical-index-mark-end text:id="IMark97527656"/><text:alphabetical-index-mark-end text:id="IMark95312808"/><text:alphabetical-index-mark-end text:id="IMark102432440"/><text:alphabetical-index-mark-end text:id="IMark77938312"/> can be entered by the user or by means of an <text:alphabetical-index-mark-start text:id="IMark103226648"/><text:alphabetical-index-mark-start text:id="IMark93958152"/><text:alphabetical-index-mark-start text:id="IMark103302360"/><text:alphabetical-index-mark-start text:id="IMark77257192"/><text:alphabetical-index-mark-start text:id="IMark92355240"/>ai<text:alphabetical-index-mark-start text:id="IMark81482584"/><text:alphabetical-index-mark-start text:id="IMark94960152"/><text:alphabetical-index-mark-start text:id="IMark103472552"/><text:alphabetical-index-mark-start text:id="IMark77920504"/><text:alphabetical-index-mark-start text:id="IMark91096936"/>plan<text:alphabetical-index-mark-end text:id="IMark91096936"/><text:alphabetical-index-mark-end text:id="IMark77920504"/><text:alphabetical-index-mark-end text:id="IMark103472552"/><text:alphabetical-index-mark-end text:id="IMark94960152"/><text:alphabetical-index-mark-end text:id="IMark81482584"/><text:alphabetical-index-mark-end text:id="IMark92355240"/><text:alphabetical-index-mark-end text:id="IMark77257192"/><text:alphabetical-index-mark-end text:id="IMark103302360"/><text:alphabetical-index-mark-end text:id="IMark93958152"/><text:alphabetical-index-mark-end text:id="IMark103226648"/> ( *.<text:alphabetical-index-mark-start text:id="IMark101418872"/><text:alphabetical-index-mark-start text:id="IMark101657864"/><text:alphabetical-index-mark-start text:id="IMark92933528"/><text:alphabetical-index-mark-start text:id="IMark78963960"/><text:alphabetical-index-mark-start text:id="IMark91930808"/>pln<text:alphabetical-index-mark-end text:id="IMark91930808"/><text:alphabetical-index-mark-end text:id="IMark78963960"/><text:alphabetical-index-mark-end text:id="IMark92933528"/><text:alphabetical-index-mark-end text:id="IMark101657864"/><text:alphabetical-index-mark-end text:id="IMark101418872"/> <text:alphabetical-index-mark-start text:id="IMark68430264"/><text:alphabetical-index-mark-start text:id="IMark95831288"/><text:alphabetical-index-mark-start text:id="IMark81860312"/><text:alphabetical-index-mark-start text:id="IMark90738824"/>file<text:alphabetical-index-mark-end text:id="IMark90738824"/><text:alphabetical-index-mark-end text:id="IMark81860312"/><text:alphabetical-index-mark-end text:id="IMark95831288"/><text:alphabetical-index-mark-end text:id="IMark68430264"/>).</text:p>
      <text:p text:style-name="Text_20_body"/>
      <text:p text:style-name="Text_20_body"><text:span text:style-name="T1">4.3.16.1.</text:span> <text:alphabetical-index-mark-start text:id="IMark103419496"/><text:alphabetical-index-mark-start text:id="IMark99199144"/><text:span text:style-name="T86">Id</text:span><text:alphabetical-index-mark-end text:id="IMark99199144"/><text:alphabetical-index-mark-end text:id="IMark103419496"/><text:span text:style-name="T211">: </text:span><text:alphabetical-index-mark-start text:id="IMark94473288"/><text:alphabetical-index-mark-start text:id="IMark104292360"/><text:alphabetical-index-mark-start text:id="IMark80129768"/><text:alphabetical-index-mark-start text:id="IMark91064184"/><text:alphabetical-index-mark-start text:id="IMark79825496"/><text:span text:style-name="T211">primary</text:span><text:alphabetical-index-mark-end text:id="IMark79825496"/><text:alphabetical-index-mark-end text:id="IMark91064184"/><text:alphabetical-index-mark-end text:id="IMark80129768"/><text:alphabetical-index-mark-end text:id="IMark104292360"/><text:alphabetical-index-mark-end text:id="IMark94473288"/><text:span text:style-name="T211"> </text:span><text:alphabetical-index-mark-start text:id="IMark95631096"/><text:alphabetical-index-mark-start text:id="IMark90178072"/><text:alphabetical-index-mark-start text:id="IMark100429352"/><text:alphabetical-index-mark-start text:id="IMark81931384"/><text:alphabetical-index-mark-start text:id="IMark79860408"/><text:span text:style-name="T211">key</text:span><text:alphabetical-index-mark-end text:id="IMark79860408"/><text:alphabetical-index-mark-end text:id="IMark81931384"/><text:alphabetical-index-mark-end text:id="IMark100429352"/><text:alphabetical-index-mark-end text:id="IMark90178072"/><text:alphabetical-index-mark-end text:id="IMark95631096"/><text:span text:style-name="T211"> of the </text:span><text:alphabetical-index-mark-start text:id="IMark90824584"/><text:alphabetical-index-mark-start text:id="IMark104214152"/><text:alphabetical-index-mark-start text:id="IMark91822072"/><text:alphabetical-index-mark-start text:id="IMark98421560"/><text:alphabetical-index-mark-start text:id="IMark95753432"/><text:span text:style-name="T211">table</text:span><text:alphabetical-index-mark-end text:id="IMark95753432"/><text:alphabetical-index-mark-end text:id="IMark98421560"/><text:alphabetical-index-mark-end text:id="IMark91822072"/><text:alphabetical-index-mark-end text:id="IMark104214152"/><text:alphabetical-index-mark-end text:id="IMark90824584"/><text:span text:style-name="T211">. Note that there are other </text:span><text:alphabetical-index-mark-start text:id="IMark60664696"/><text:span text:style-name="T211">key</text:span><text:alphabetical-index-mark-end text:id="IMark60664696"/><text:span text:style-name="T211">s in this </text:span><text:alphabetical-index-mark-start text:id="IMark100888248"/><text:alphabetical-index-mark-start text:id="IMark104724360"/><text:alphabetical-index-mark-start text:id="IMark80479256"/><text:alphabetical-index-mark-start text:id="IMark53006712"/><text:alphabetical-index-mark-start text:id="IMark92798568"/><text:span text:style-name="T211">table</text:span><text:alphabetical-index-mark-end text:id="IMark92798568"/><text:alphabetical-index-mark-end text:id="IMark53006712"/><text:alphabetical-index-mark-end text:id="IMark80479256"/><text:alphabetical-index-mark-end text:id="IMark104724360"/><text:alphabetical-index-mark-end text:id="IMark100888248"/><text:span text:style-name="T211">, which are </text:span><text:alphabetical-index-mark-start text:id="IMark92356024"/><text:alphabetical-index-mark-start text:id="IMark90381816"/><text:span text:style-name="T86">Num</text:span><text:alphabetical-index-mark-end text:id="IMark90381816"/><text:alphabetical-index-mark-end text:id="IMark92356024"/><text:span text:style-name="T211"> and </text:span><text:alphabetical-index-mark-start text:id="IMark80656456"/><text:alphabetical-index-mark-start text:id="IMark84374024"/><text:span text:style-name="T86">Next</text:span><text:alphabetical-index-mark-end text:id="IMark84374024"/><text:alphabetical-index-mark-end text:id="IMark80656456"/><text:span text:style-name="T211">. Those have an ostensibly </text:span><text:alphabetical-index-mark-start text:id="IMark105096056"/><text:span text:style-name="T211">equ</text:span><text:alphabetical-index-mark-end text:id="IMark105096056"/><text:span text:style-name="T211">al but really different </text:span><text:alphabetical-index-mark-start text:id="IMark99999320"/><text:alphabetical-index-mark-start text:id="IMark81636792"/><text:alphabetical-index-mark-start text:id="IMark93987448"/><text:alphabetical-index-mark-start text:id="IMark95812840"/><text:alphabetical-index-mark-start text:id="IMark102573736"/><text:span text:style-name="T211">function</text:span><text:alphabetical-index-mark-end text:id="IMark102573736"/><text:alphabetical-index-mark-end text:id="IMark95812840"/><text:alphabetical-index-mark-end text:id="IMark93987448"/><text:alphabetical-index-mark-end text:id="IMark81636792"/><text:alphabetical-index-mark-end text:id="IMark99999320"/><text:span text:style-name="T211">s as this </text:span><text:alphabetical-index-mark-start text:id="IMark102656264"/><text:alphabetical-index-mark-start text:id="IMark98009464"/><text:span text:style-name="T211">field</text:span><text:alphabetical-index-mark-end text:id="IMark98009464"/><text:alphabetical-index-mark-end text:id="IMark102656264"/><text:span text:style-name="T211">. </text:span><text:alphabetical-index-mark-start text:id="IMark94991672"/><text:alphabetical-index-mark-start text:id="IMark83524872"/><text:span text:style-name="T86">Id</text:span><text:alphabetical-index-mark-end text:id="IMark83524872"/><text:alphabetical-index-mark-end text:id="IMark94991672"/><text:span text:style-name="T211"> works as the </text:span><text:alphabetical-index-mark-start text:id="IMark92175064"/><text:alphabetical-index-mark-start text:id="IMark95563976"/><text:alphabetical-index-mark-start text:id="IMark102586984"/><text:alphabetical-index-mark-start text:id="IMark90436136"/><text:alphabetical-index-mark-start text:id="IMark84002712"/><text:span text:style-name="T211">primary</text:span><text:alphabetical-index-mark-end text:id="IMark84002712"/><text:alphabetical-index-mark-end text:id="IMark90436136"/><text:alphabetical-index-mark-end text:id="IMark102586984"/><text:alphabetical-index-mark-end text:id="IMark95563976"/><text:alphabetical-index-mark-end text:id="IMark92175064"/><text:span text:style-name="T211"> </text:span><text:alphabetical-index-mark-start text:id="IMark82643400"/><text:alphabetical-index-mark-start text:id="IMark83156024"/><text:alphabetical-index-mark-start text:id="IMark93328456"/><text:alphabetical-index-mark-start text:id="IMark104702392"/><text:alphabetical-index-mark-start text:id="IMark78784472"/><text:span text:style-name="T211">key</text:span><text:alphabetical-index-mark-end text:id="IMark78784472"/><text:alphabetical-index-mark-end text:id="IMark104702392"/><text:alphabetical-index-mark-end text:id="IMark93328456"/><text:alphabetical-index-mark-end text:id="IMark83156024"/><text:alphabetical-index-mark-end text:id="IMark82643400"/><text:span text:style-name="T211"> of the </text:span><text:alphabetical-index-mark-start text:id="IMark95422744"/><text:alphabetical-index-mark-start text:id="IMark103753976"/><text:alphabetical-index-mark-start text:id="IMark67903928"/><text:alphabetical-index-mark-start text:id="IMark98496056"/><text:alphabetical-index-mark-start text:id="IMark92886984"/><text:alphabetical-index-mark-start text:id="IMark89708008"/><text:span text:style-name="T211">re</text:span><text:alphabetical-index-mark-start text:id="IMark95995224"/><text:span text:style-name="T211">l</text:span><text:alphabetical-index-mark-end text:id="IMark89708008"/><text:span text:style-name="T211">at</text:span><text:alphabetical-index-mark-end text:id="IMark95995224"/><text:span text:style-name="T211">ional</text:span><text:alphabetical-index-mark-end text:id="IMark92886984"/><text:alphabetical-index-mark-end text:id="IMark98496056"/><text:alphabetical-index-mark-end text:id="IMark67903928"/><text:alphabetical-index-mark-end text:id="IMark103753976"/><text:alphabetical-index-mark-end text:id="IMark95422744"/><text:span text:style-name="T211"> </text:span><text:alphabetical-index-mark-start text:id="IMark102102472"/><text:alphabetical-index-mark-start text:id="IMark92440376"/><text:alphabetical-index-mark-start text:id="IMark80096616"/><text:alphabetical-index-mark-start text:id="IMark104786232"/><text:alphabetical-index-mark-start text:id="IMark104412744"/><text:span text:style-name="T211">table</text:span><text:alphabetical-index-mark-end text:id="IMark104412744"/><text:alphabetical-index-mark-end text:id="IMark104786232"/><text:alphabetical-index-mark-end text:id="IMark80096616"/><text:alphabetical-index-mark-end text:id="IMark92440376"/><text:alphabetical-index-mark-end text:id="IMark102102472"/><text:span text:style-name="T211"> in </text:span><text:alphabetical-index-mark-start text:id="IMark60633752"/><text:alphabetical-index-mark-start text:id="IMark82237064"/><text:alphabetical-index-mark-start text:id="IMark104912104"/><text:alphabetical-index-mark-start text:id="IMark100575672"/><text:alphabetical-index-mark-start text:id="IMark90562760"/><text:span text:style-name="T211">order</text:span><text:alphabetical-index-mark-end text:id="IMark90562760"/><text:alphabetical-index-mark-end text:id="IMark100575672"/><text:alphabetical-index-mark-end text:id="IMark104912104"/><text:alphabetical-index-mark-end text:id="IMark82237064"/><text:alphabetical-index-mark-end text:id="IMark60633752"/><text:span text:style-name="T211"> to fulfill the first normal form, while </text:span><text:alphabetical-index-mark-start text:id="IMark104921272"/><text:alphabetical-index-mark-start text:id="IMark99403304"/><text:span text:style-name="T86">Num</text:span><text:alphabetical-index-mark-end text:id="IMark99403304"/><text:alphabetical-index-mark-end text:id="IMark104921272"/><text:span text:style-name="T211"> and </text:span><text:alphabetical-index-mark-start text:id="IMark102958744"/><text:alphabetical-index-mark-start text:id="IMark95459000"/><text:span text:style-name="T86">Next</text:span><text:alphabetical-index-mark-end text:id="IMark95459000"/><text:alphabetical-index-mark-end text:id="IMark102958744"/><text:span text:style-name="T211"> are used to sort </text:span><text:alphabetical-index-mark-start text:id="IMark96337464"/><text:alphabetical-index-mark-start text:id="IMark35941016"/><text:alphabetical-index-mark-start text:id="IMark98051400"/><text:alphabetical-index-mark-start text:id="IMark84029960"/><text:alphabetical-index-mark-start text:id="IMark90454776"/><text:span text:style-name="T211">waypoint</text:span><text:alphabetical-index-mark-end text:id="IMark90454776"/><text:alphabetical-index-mark-end text:id="IMark84029960"/><text:alphabetical-index-mark-end text:id="IMark98051400"/><text:alphabetical-index-mark-end text:id="IMark35941016"/><text:alphabetical-index-mark-end text:id="IMark96337464"/><text:span text:style-name="T211">s in </text:span><text:alphabetical-index-mark-start text:id="IMark98304664"/><text:alphabetical-index-mark-start text:id="IMark104715272"/><text:alphabetical-index-mark-start text:id="IMark90139608"/><text:alphabetical-index-mark-start text:id="IMark91112136"/><text:alphabetical-index-mark-start text:id="IMark92451480"/><text:span text:style-name="T211">ai</text:span><text:alphabetical-index-mark-start text:id="IMark105298968"/><text:alphabetical-index-mark-start text:id="IMark105229160"/><text:alphabetical-index-mark-start text:id="IMark91199128"/><text:alphabetical-index-mark-start text:id="IMark92756136"/><text:alphabetical-index-mark-start text:id="IMark92245144"/><text:span text:style-name="T211">plan</text:span><text:alphabetical-index-mark-end text:id="IMark92245144"/><text:alphabetical-index-mark-end text:id="IMark92756136"/><text:alphabetical-index-mark-end text:id="IMark91199128"/><text:alphabetical-index-mark-end text:id="IMark105229160"/><text:alphabetical-index-mark-end text:id="IMark105298968"/><text:alphabetical-index-mark-end text:id="IMark92451480"/><text:alphabetical-index-mark-end text:id="IMark91112136"/><text:alphabetical-index-mark-end text:id="IMark90139608"/><text:alphabetical-index-mark-end text:id="IMark104715272"/><text:alphabetical-index-mark-end text:id="IMark98304664"/><text:span text:style-name="T211">s.</text:span></text:p>
      <text:p text:style-name="Text_20_body"/>
      <text:p text:style-name="Text_20_body"/>
      <text:p text:style-name="Text_20_body"><text:span text:style-name="T1">4.3.16.2.</text:span> <text:alphabetical-index-mark-start text:id="IMark98717256"/><text:alphabetical-index-mark-start text:id="IMark101883720"/><text:alphabetical-index-mark-start text:id="IMark92386472"/><text:alphabetical-index-mark-start text:id="IMark97981272"/><text:alphabetical-index-mark-start text:id="IMark98218632"/><text:span text:style-name="T83">Context</text:span><text:alphabetical-index-mark-end text:id="IMark98218632"/><text:alphabetical-index-mark-end text:id="IMark97981272"/><text:alphabetical-index-mark-end text:id="IMark92386472"/><text:alphabetical-index-mark-end text:id="IMark101883720"/><text:alphabetical-index-mark-end text:id="IMark98717256"/><text:span text:style-name="T211">: </text:span>identifies to which <text:alphabetical-index-mark-start text:id="IMark105096840"/><text:alphabetical-index-mark-start text:id="IMark105212136"/><text:alphabetical-index-mark-start text:id="IMark96954776"/><text:alphabetical-index-mark-start text:id="IMark83613048"/><text:alphabetical-index-mark-start text:id="IMark83546856"/>ai<text:alphabetical-index-mark-start text:id="IMark96778488"/><text:alphabetical-index-mark-start text:id="IMark43998728"/><text:alphabetical-index-mark-start text:id="IMark81979400"/><text:alphabetical-index-mark-start text:id="IMark80109592"/><text:alphabetical-index-mark-start text:id="IMark91901736"/>plan<text:alphabetical-index-mark-end text:id="IMark91901736"/><text:alphabetical-index-mark-end text:id="IMark80109592"/><text:alphabetical-index-mark-end text:id="IMark81979400"/><text:alphabetical-index-mark-end text:id="IMark43998728"/><text:alphabetical-index-mark-end text:id="IMark96778488"/><text:alphabetical-index-mark-end text:id="IMark83546856"/><text:alphabetical-index-mark-end text:id="IMark83613048"/><text:alphabetical-index-mark-end text:id="IMark96954776"/><text:alphabetical-index-mark-end text:id="IMark105212136"/><text:alphabetical-index-mark-end text:id="IMark105096840"/> be<text:alphabetical-index-mark-start text:id="IMark79227640"/>lon<text:alphabetical-index-mark-end text:id="IMark79227640"/>gs each <text:alphabetical-index-mark-start text:id="IMark97491688"/><text:alphabetical-index-mark-start text:id="IMark100300744"/><text:alphabetical-index-mark-start text:id="IMark104179368"/><text:alphabetical-index-mark-start text:id="IMark92867144"/><text:alphabetical-index-mark-start text:id="IMark52073432"/>record<text:alphabetical-index-mark-end text:id="IMark52073432"/><text:alphabetical-index-mark-end text:id="IMark92867144"/><text:alphabetical-index-mark-end text:id="IMark104179368"/><text:alphabetical-index-mark-end text:id="IMark100300744"/><text:alphabetical-index-mark-end text:id="IMark97491688"/>.</text:p>
      <text:p text:style-name="Text_20_body"/>
      <text:p text:style-name="Text_20_body"><text:span text:style-name="T1">4.3.16.3.</text:span> <text:alphabetical-index-mark-start text:id="IMark99012504"/><text:alphabetical-index-mark-start text:id="IMark94924088"/><text:alphabetical-index-mark-start text:id="IMark84069096"/><text:alphabetical-index-mark-start text:id="IMark60641880"/><text:alphabetical-index-mark-start text:id="IMark95164456"/><text:span text:style-name="T83">Status</text:span><text:alphabetical-index-mark-end text:id="IMark95164456"/><text:alphabetical-index-mark-end text:id="IMark60641880"/><text:alphabetical-index-mark-end text:id="IMark84069096"/><text:alphabetical-index-mark-end text:id="IMark94924088"/><text:alphabetical-index-mark-end text:id="IMark99012504"/><text:span text:style-name="T211">: </text:span>if this <text:alphabetical-index-mark-start text:id="IMark90326776"/><text:alphabetical-index-mark-start text:id="IMark103931896"/><text:alphabetical-index-mark-start text:id="IMark82994392"/><text:alphabetical-index-mark-start text:id="IMark51136648"/>file<text:alphabetical-index-mark-end text:id="IMark51136648"/><text:alphabetical-index-mark-end text:id="IMark82994392"/><text:alphabetical-index-mark-end text:id="IMark103931896"/><text:alphabetical-index-mark-end text:id="IMark90326776"/>d holds the <text:alphabetical-index-mark-start text:id="IMark90849224"/><text:alphabetical-index-mark-start text:id="IMark91119496"/><text:alphabetical-index-mark-start text:id="IMark93812440"/><text:alphabetical-index-mark-start text:id="IMark44985624"/><text:alphabetical-index-mark-start text:id="IMark101939976"/>string<text:alphabetical-index-mark-end text:id="IMark101939976"/><text:alphabetical-index-mark-end text:id="IMark44985624"/><text:alphabetical-index-mark-end text:id="IMark93812440"/><text:alphabetical-index-mark-end text:id="IMark91119496"/><text:alphabetical-index-mark-end text:id="IMark90849224"/> ‘<text:alphabetical-index-mark-start text:id="IMark99369752"/><text:alphabetical-index-mark-start text:id="IMark92354456"/><text:alphabetical-index-mark-start text:id="IMark96078040"/><text:alphabetical-index-mark-start text:id="IMark80404584"/><text:alphabetical-index-mark-start text:id="IMark101581816"/>enabled<text:alphabetical-index-mark-end text:id="IMark101581816"/><text:alphabetical-index-mark-end text:id="IMark80404584"/><text:alphabetical-index-mark-end text:id="IMark96078040"/><text:alphabetical-index-mark-end text:id="IMark92354456"/><text:alphabetical-index-mark-end text:id="IMark99369752"/>’ then the <text:alphabetical-index-mark-start text:id="IMark103231944"/><text:alphabetical-index-mark-start text:id="IMark92799352"/><text:alphabetical-index-mark-start text:id="IMark79252440"/><text:alphabetical-index-mark-start text:id="IMark100082904"/><text:alphabetical-index-mark-start text:id="IMark98632360"/>record<text:alphabetical-index-mark-end text:id="IMark98632360"/><text:alphabetical-index-mark-end text:id="IMark100082904"/><text:alphabetical-index-mark-end text:id="IMark79252440"/><text:alphabetical-index-mark-end text:id="IMark92799352"/><text:alphabetical-index-mark-end text:id="IMark103231944"/> corresponding to a given <text:alphabetical-index-mark-start text:id="IMark105069864"/><text:alphabetical-index-mark-start text:id="IMark82052744"/><text:alphabetical-index-mark-start text:id="IMark97788536"/><text:alphabetical-index-mark-start text:id="IMark98862568"/><text:alphabetical-index-mark-start text:id="IMark77296472"/>waypoint<text:alphabetical-index-mark-end text:id="IMark77296472"/><text:alphabetical-index-mark-end text:id="IMark98862568"/><text:alphabetical-index-mark-end text:id="IMark97788536"/><text:alphabetical-index-mark-end text:id="IMark82052744"/><text:alphabetical-index-mark-end text:id="IMark105069864"/> is still on the <text:alphabetical-index-mark-start text:id="IMark103563896"/><text:alphabetical-index-mark-start text:id="IMark94514904"/><text:alphabetical-index-mark-start text:id="IMark92356808"/><text:alphabetical-index-mark-start text:id="IMark103303144"/><text:alphabetical-index-mark-start text:id="IMark104925976"/>ai<text:alphabetical-index-mark-start text:id="IMark95664712"/><text:alphabetical-index-mark-start text:id="IMark100320264"/><text:alphabetical-index-mark-start text:id="IMark90626552"/><text:alphabetical-index-mark-start text:id="IMark99678568"/><text:alphabetical-index-mark-start text:id="IMark92932744"/>plan<text:alphabetical-index-mark-end text:id="IMark92932744"/><text:alphabetical-index-mark-end text:id="IMark99678568"/><text:alphabetical-index-mark-end text:id="IMark90626552"/><text:alphabetical-index-mark-end text:id="IMark100320264"/><text:alphabetical-index-mark-end text:id="IMark95664712"/><text:alphabetical-index-mark-end text:id="IMark104925976"/><text:alphabetical-index-mark-end text:id="IMark103303144"/><text:alphabetical-index-mark-end text:id="IMark92356808"/><text:alphabetical-index-mark-end text:id="IMark94514904"/><text:alphabetical-index-mark-end text:id="IMark103563896"/> and its <text:alphabetical-index-mark-start text:id="IMark101832440"/><text:alphabetical-index-mark-start text:id="IMark99365048"/><text:alphabetical-index-mark-start text:id="IMark95404200"/><text:alphabetical-index-mark-start text:id="IMark90204136"/>data<text:alphabetical-index-mark-end text:id="IMark90204136"/><text:alphabetical-index-mark-end text:id="IMark95404200"/><text:alphabetical-index-mark-end text:id="IMark99365048"/><text:alphabetical-index-mark-end text:id="IMark101832440"/> has not been committed to the <text:alphabetical-index-mark-start text:id="IMark90088776"/><text:alphabetical-index-mark-start text:id="IMark91816216"/><text:alphabetical-index-mark-start text:id="IMark80403800"/><text:alphabetical-index-mark-start text:id="IMark104953752"/><text:alphabetical-index-mark-start text:id="IMark104940776"/><text:alphabetical-index-mark-start text:id="IMark98995784"/>AI<text:alphabetical-index-mark-end text:id="IMark98995784"/>E<text:alphabetical-index-mark-end text:id="IMark104940776"/><text:alphabetical-index-mark-end text:id="IMark104953752"/><text:alphabetical-index-mark-end text:id="IMark80403800"/><text:alphabetical-index-mark-end text:id="IMark91816216"/><text:alphabetical-index-mark-end text:id="IMark90088776"/> for <text:alphabetical-index-mark-start text:id="IMark101117064"/><text:alphabetical-index-mark-start text:id="IMark93841912"/>process<text:alphabetical-index-mark-end text:id="IMark93841912"/><text:alphabetical-index-mark-end text:id="IMark101117064"/>ing.</text:p>
      <text:p text:style-name="Text_20_body"><text:soft-page-break/></text:p>
      <text:p text:style-name="Text_20_body"/>
      <text:p text:style-name="Text_20_body"><text:span text:style-name="T1">4.3.16.4.</text:span> <text:alphabetical-index-mark-start text:id="IMark93541064"/><text:alphabetical-index-mark-start text:id="IMark83154456"/><text:span text:style-name="T83">Num</text:span><text:alphabetical-index-mark-end text:id="IMark83154456"/><text:alphabetical-index-mark-end text:id="IMark93541064"/><text:span text:style-name="T211">: </text:span><text:alphabetical-index-mark-start text:id="IMark80654104"/><text:alphabetical-index-mark-start text:id="IMark96833496"/><text:alphabetical-index-mark-start text:id="IMark96905400"/><text:alphabetical-index-mark-start text:id="IMark95997960"/><text:alphabetical-index-mark-start text:id="IMark77922072"/><text:span text:style-name="T211">key</text:span><text:alphabetical-index-mark-end text:id="IMark77922072"/><text:alphabetical-index-mark-end text:id="IMark95997960"/><text:alphabetical-index-mark-end text:id="IMark96905400"/><text:alphabetical-index-mark-end text:id="IMark96833496"/><text:alphabetical-index-mark-end text:id="IMark80654104"/><text:span text:style-name="T211"> </text:span><text:alphabetical-index-mark-start text:id="IMark91571896"/><text:alphabetical-index-mark-start text:id="IMark103493272"/><text:alphabetical-index-mark-start text:id="IMark105299752"/><text:alphabetical-index-mark-start text:id="IMark96925832"/><text:alphabetical-index-mark-start text:id="IMark103093864"/><text:span text:style-name="T211">value</text:span><text:alphabetical-index-mark-end text:id="IMark103093864"/><text:alphabetical-index-mark-end text:id="IMark96925832"/><text:alphabetical-index-mark-end text:id="IMark105299752"/><text:alphabetical-index-mark-end text:id="IMark103493272"/><text:alphabetical-index-mark-end text:id="IMark91571896"/><text:span text:style-name="T211"> that identifies each </text:span><text:alphabetical-index-mark-start text:id="IMark81550680"/><text:alphabetical-index-mark-start text:id="IMark94366536"/><text:alphabetical-index-mark-start text:id="IMark97920360"/><text:alphabetical-index-mark-start text:id="IMark91098040"/><text:alphabetical-index-mark-start text:id="IMark93752392"/><text:span text:style-name="T211">waypoint</text:span><text:alphabetical-index-mark-end text:id="IMark93752392"/><text:alphabetical-index-mark-end text:id="IMark91098040"/><text:alphabetical-index-mark-end text:id="IMark97920360"/><text:alphabetical-index-mark-end text:id="IMark94366536"/><text:alphabetical-index-mark-end text:id="IMark81550680"/><text:span text:style-name="T211">. This is not the same as the </text:span><text:alphabetical-index-mark-start text:id="IMark97442424"/><text:alphabetical-index-mark-start text:id="IMark102766792"/><text:span text:style-name="T86">Id</text:span><text:alphabetical-index-mark-end text:id="IMark102766792"/><text:alphabetical-index-mark-end text:id="IMark97442424"/><text:span text:style-name="T211"> </text:span><text:alphabetical-index-mark-start text:id="IMark100644008"/><text:alphabetical-index-mark-start text:id="IMark42766008"/><text:span text:style-name="T211">field</text:span><text:alphabetical-index-mark-end text:id="IMark42766008"/><text:alphabetical-index-mark-end text:id="IMark100644008"/><text:span text:style-name="T211"> that identifies each </text:span><text:alphabetical-index-mark-start text:id="IMark90065384"/><text:alphabetical-index-mark-start text:id="IMark96969576"/><text:alphabetical-index-mark-start text:id="IMark80035048"/><text:alphabetical-index-mark-start text:id="IMark44782968"/><text:alphabetical-index-mark-start text:id="IMark78286696"/><text:span text:style-name="T211">record</text:span><text:alphabetical-index-mark-end text:id="IMark78286696"/><text:alphabetical-index-mark-end text:id="IMark44782968"/><text:alphabetical-index-mark-end text:id="IMark80035048"/><text:alphabetical-index-mark-end text:id="IMark96969576"/><text:alphabetical-index-mark-end text:id="IMark90065384"/><text:span text:style-name="T211">, since </text:span><text:alphabetical-index-mark-start text:id="IMark99501096"/><text:alphabetical-index-mark-start text:id="IMark97110216"/><text:alphabetical-index-mark-start text:id="IMark99698504"/><text:alphabetical-index-mark-start text:id="IMark81235784"/><text:alphabetical-index-mark-start text:id="IMark96157256"/><text:span text:style-name="T211">waypoint</text:span><text:alphabetical-index-mark-end text:id="IMark96157256"/><text:alphabetical-index-mark-end text:id="IMark81235784"/><text:alphabetical-index-mark-end text:id="IMark99698504"/><text:alphabetical-index-mark-end text:id="IMark97110216"/><text:alphabetical-index-mark-end text:id="IMark99501096"/><text:span text:style-name="T211">s from different </text:span><text:alphabetical-index-mark-start text:id="IMark89927912"/><text:alphabetical-index-mark-start text:id="IMark90938296"/><text:alphabetical-index-mark-start text:id="IMark96987128"/><text:alphabetical-index-mark-start text:id="IMark91817000"/><text:alphabetical-index-mark-start text:id="IMark104922840"/><text:span text:style-name="T211">ai</text:span><text:alphabetical-index-mark-start text:id="IMark96914168"/><text:alphabetical-index-mark-start text:id="IMark105140728"/><text:alphabetical-index-mark-start text:id="IMark104911320"/><text:alphabetical-index-mark-start text:id="IMark105040264"/><text:alphabetical-index-mark-start text:id="IMark104876472"/><text:span text:style-name="T211">plan</text:span><text:alphabetical-index-mark-end text:id="IMark104876472"/><text:alphabetical-index-mark-end text:id="IMark105040264"/><text:alphabetical-index-mark-end text:id="IMark104911320"/><text:alphabetical-index-mark-end text:id="IMark105140728"/><text:alphabetical-index-mark-end text:id="IMark96914168"/><text:alphabetical-index-mark-end text:id="IMark104922840"/><text:alphabetical-index-mark-end text:id="IMark91817000"/><text:alphabetical-index-mark-end text:id="IMark96987128"/><text:alphabetical-index-mark-end text:id="IMark90938296"/><text:alphabetical-index-mark-end text:id="IMark89927912"/><text:span text:style-name="T211">s could be </text:span><text:alphabetical-index-mark-start text:id="IMark104328488"/><text:alphabetical-index-mark-start text:id="IMark98681848"/><text:alphabetical-index-mark-start text:id="IMark93668488"/><text:alphabetical-index-mark-start text:id="IMark96724760"/><text:alphabetical-index-mark-start text:id="IMark99491688"/><text:span text:style-name="T211">load</text:span><text:alphabetical-index-mark-end text:id="IMark99491688"/><text:alphabetical-index-mark-end text:id="IMark96724760"/><text:alphabetical-index-mark-end text:id="IMark93668488"/><text:alphabetical-index-mark-end text:id="IMark98681848"/><text:alphabetical-index-mark-end text:id="IMark104328488"/><text:span text:style-name="T211">ed in different ways and hence, a </text:span><text:alphabetical-index-mark-start text:id="IMark90931224"/><text:alphabetical-index-mark-start text:id="IMark96860088"/><text:alphabetical-index-mark-start text:id="IMark105103000"/><text:alphabetical-index-mark-start text:id="IMark96823544"/><text:alphabetical-index-mark-start text:id="IMark92806440"/><text:span text:style-name="T211">s</text:span><text:alphabetical-index-mark-start text:id="IMark96808744"/><text:span text:style-name="T211">equ</text:span><text:alphabetical-index-mark-end text:id="IMark96808744"/><text:span text:style-name="T211">ential</text:span><text:alphabetical-index-mark-end text:id="IMark92806440"/><text:alphabetical-index-mark-end text:id="IMark96823544"/><text:alphabetical-index-mark-end text:id="IMark105103000"/><text:alphabetical-index-mark-end text:id="IMark96860088"/><text:alphabetical-index-mark-end text:id="IMark90931224"/><text:span text:style-name="T211"> </text:span><text:alphabetical-index-mark-start text:id="IMark95205352"/><text:alphabetical-index-mark-start text:id="IMark102673864"/><text:span text:style-name="T211">process</text:span><text:alphabetical-index-mark-end text:id="IMark102673864"/><text:alphabetical-index-mark-end text:id="IMark95205352"/><text:span text:style-name="T211">ing of each </text:span><text:alphabetical-index-mark-start text:id="IMark105143080"/><text:alphabetical-index-mark-start text:id="IMark97229288"/><text:span text:style-name="T211">waypoint</text:span><text:alphabetical-index-mark-end text:id="IMark97229288"/><text:alphabetical-index-mark-end text:id="IMark105143080"/><text:span text:style-name="T211"> </text:span><text:alphabetical-index-mark-start text:id="IMark83919112"/><text:alphabetical-index-mark-start text:id="IMark100280872"/><text:alphabetical-index-mark-start text:id="IMark96941288"/><text:alphabetical-index-mark-start text:id="IMark98023496"/><text:span text:style-name="T211">base</text:span><text:alphabetical-index-mark-end text:id="IMark98023496"/><text:alphabetical-index-mark-end text:id="IMark96941288"/><text:alphabetical-index-mark-end text:id="IMark100280872"/><text:alphabetical-index-mark-end text:id="IMark83919112"/><text:span text:style-name="T211">d on the </text:span><text:alphabetical-index-mark-start text:id="IMark91200696"/><text:alphabetical-index-mark-start text:id="IMark60720632"/><text:span text:style-name="T86">Id</text:span><text:alphabetical-index-mark-end text:id="IMark60720632"/><text:alphabetical-index-mark-end text:id="IMark91200696"/><text:span text:style-name="T211"> </text:span><text:alphabetical-index-mark-start text:id="IMark102148392"/><text:alphabetical-index-mark-start text:id="IMark96801016"/><text:alphabetical-index-mark-start text:id="IMark105182664"/><text:alphabetical-index-mark-start text:id="IMark104217256"/><text:alphabetical-index-mark-start text:id="IMark93280648"/><text:span text:style-name="T211">value</text:span><text:alphabetical-index-mark-end text:id="IMark93280648"/><text:alphabetical-index-mark-end text:id="IMark104217256"/><text:alphabetical-index-mark-end text:id="IMark105182664"/><text:alphabetical-index-mark-end text:id="IMark96801016"/><text:alphabetical-index-mark-end text:id="IMark102148392"/><text:span text:style-name="T211"> becomes un</text:span><text:alphabetical-index-mark-start text:id="IMark105270680"/><text:span text:style-name="T211">rel</text:span><text:alphabetical-index-mark-end text:id="IMark105270680"/><text:span text:style-name="T211">iable for that specifi </text:span><text:alphabetical-index-mark-start text:id="IMark80990440"/><text:alphabetical-index-mark-start text:id="IMark80107240"/><text:span text:style-name="T211">purpose</text:span><text:alphabetical-index-mark-end text:id="IMark80107240"/><text:alphabetical-index-mark-end text:id="IMark80990440"/><text:span text:style-name="T211">.</text:span></text:p>
      <text:p text:style-name="Text_20_body"/>
      <text:p text:style-name="Text_20_body"/>
      <text:p text:style-name="Text_20_body"><text:span text:style-name="T1">4.3.16.5.</text:span> <text:alphabetical-index-mark-start text:id="IMark98433864"/><text:alphabetical-index-mark-start text:id="IMark81923176"/><text:span text:style-name="T83">Lat</text:span><text:alphabetical-index-mark-end text:id="IMark81923176"/><text:alphabetical-index-mark-end text:id="IMark98433864"/><text:span text:style-name="T211">: </text:span><text:alphabetical-index-mark-start text:id="IMark91213992"/><text:alphabetical-index-mark-start text:id="IMark92669192"/><text:alphabetical-index-mark-start text:id="IMark97884248"/><text:alphabetical-index-mark-start text:id="IMark98454264"/><text:alphabetical-index-mark-start text:id="IMark89828488"/><text:alphabetical-index-mark-start text:id="IMark94007048"/>lat<text:alphabetical-index-mark-end text:id="IMark94007048"/>itude<text:alphabetical-index-mark-end text:id="IMark89828488"/><text:alphabetical-index-mark-end text:id="IMark98454264"/><text:alphabetical-index-mark-end text:id="IMark97884248"/><text:alphabetical-index-mark-end text:id="IMark92669192"/><text:alphabetical-index-mark-end text:id="IMark91213992"/> of the <text:alphabetical-index-mark-start text:id="IMark103984552"/><text:alphabetical-index-mark-start text:id="IMark97510184"/><text:alphabetical-index-mark-start text:id="IMark92087096"/><text:alphabetical-index-mark-start text:id="IMark98253752"/><text:alphabetical-index-mark-start text:id="IMark89825352"/><text:span text:style-name="T301">target</text:span><text:alphabetical-index-mark-end text:id="IMark89825352"/><text:alphabetical-index-mark-end text:id="IMark98253752"/><text:alphabetical-index-mark-end text:id="IMark92087096"/><text:alphabetical-index-mark-end text:id="IMark97510184"/><text:alphabetical-index-mark-end text:id="IMark103984552"/><text:span text:style-name="T301"> </text:span><text:alphabetical-index-mark-start text:id="IMark101714968"/><text:alphabetical-index-mark-start text:id="IMark100354136"/><text:alphabetical-index-mark-start text:id="IMark97862360"/><text:alphabetical-index-mark-start text:id="IMark99665992"/><text:alphabetical-index-mark-start text:id="IMark91299880"/>waypoint<text:alphabetical-index-mark-end text:id="IMark91299880"/><text:alphabetical-index-mark-end text:id="IMark99665992"/><text:alphabetical-index-mark-end text:id="IMark97862360"/><text:alphabetical-index-mark-end text:id="IMark100354136"/><text:alphabetical-index-mark-end text:id="IMark101714968"/> as projected over the <text:alphabetical-index-mark-start text:id="IMark99998536"/><text:alphabetical-index-mark-start text:id="IMark96144472"/><text:alphabetical-index-mark-start text:id="IMark104851720"/><text:alphabetical-index-mark-start text:id="IMark96695288"/><text:alphabetical-index-mark-start text:id="IMark82041928"/>surface<text:alphabetical-index-mark-end text:id="IMark82041928"/><text:alphabetical-index-mark-end text:id="IMark96695288"/><text:alphabetical-index-mark-end text:id="IMark104851720"/><text:alphabetical-index-mark-end text:id="IMark96144472"/><text:alphabetical-index-mark-end text:id="IMark99998536"/> of the <text:alphabetical-index-mark-start text:id="IMark104893112"/><text:alphabetical-index-mark-start text:id="IMark92571336"/><text:alphabetical-index-mark-start text:id="IMark100350728"/><text:alphabetical-index-mark-start text:id="IMark97054280"/><text:alphabetical-index-mark-start text:id="IMark103471768"/>R<text:alphabetical-index-mark-start text:id="IMark101212344"/><text:alphabetical-index-mark-start text:id="IMark97120568"/><text:alphabetical-index-mark-start text:id="IMark92226360"/><text:alphabetical-index-mark-start text:id="IMark102706808"/><text:alphabetical-index-mark-start text:id="IMark98867928"/>CB<text:alphabetical-index-mark-end text:id="IMark98867928"/><text:alphabetical-index-mark-end text:id="IMark102706808"/><text:alphabetical-index-mark-end text:id="IMark92226360"/><text:alphabetical-index-mark-end text:id="IMark97120568"/><text:alphabetical-index-mark-end text:id="IMark101212344"/><text:alphabetical-index-mark-end text:id="IMark103471768"/><text:alphabetical-index-mark-end text:id="IMark97054280"/><text:alphabetical-index-mark-end text:id="IMark100350728"/><text:alphabetical-index-mark-end text:id="IMark92571336"/><text:alphabetical-index-mark-end text:id="IMark104893112"/>.</text:p>
      <text:p text:style-name="Text_20_body"/>
      <text:p text:style-name="Text_20_body"/>
      <text:p text:style-name="Text_20_body"><text:span text:style-name="T1">4.3.16.6.</text:span> <text:alphabetical-index-mark-start text:id="IMark97247096"/><text:alphabetical-index-mark-start text:id="IMark103042616"/><text:span text:style-name="T83">Lon</text:span><text:alphabetical-index-mark-end text:id="IMark103042616"/><text:alphabetical-index-mark-end text:id="IMark97247096"/><text:span text:style-name="T211">: </text:span><text:alphabetical-index-mark-start text:id="IMark105136008"/><text:alphabetical-index-mark-start text:id="IMark91613176"/><text:alphabetical-index-mark-start text:id="IMark102671512"/><text:alphabetical-index-mark-start text:id="IMark100444152"/><text:alphabetical-index-mark-start text:id="IMark94924872"/><text:alphabetical-index-mark-start text:id="IMark90682440"/>lon<text:alphabetical-index-mark-end text:id="IMark90682440"/>gitude<text:alphabetical-index-mark-end text:id="IMark94924872"/><text:alphabetical-index-mark-end text:id="IMark100444152"/><text:alphabetical-index-mark-end text:id="IMark102671512"/><text:alphabetical-index-mark-end text:id="IMark91613176"/><text:alphabetical-index-mark-end text:id="IMark105136008"/> of the <text:alphabetical-index-mark-start text:id="IMark91652232"/><text:alphabetical-index-mark-start text:id="IMark67883272"/><text:alphabetical-index-mark-start text:id="IMark98256360"/><text:alphabetical-index-mark-start text:id="IMark102215576"/><text:alphabetical-index-mark-start text:id="IMark101268920"/><text:span text:style-name="T301">target</text:span><text:alphabetical-index-mark-end text:id="IMark101268920"/><text:alphabetical-index-mark-end text:id="IMark102215576"/><text:alphabetical-index-mark-end text:id="IMark98256360"/><text:alphabetical-index-mark-end text:id="IMark67883272"/><text:alphabetical-index-mark-end text:id="IMark91652232"/><text:span text:style-name="T301"> </text:span><text:alphabetical-index-mark-start text:id="IMark95439272"/><text:alphabetical-index-mark-start text:id="IMark80674232"/><text:alphabetical-index-mark-start text:id="IMark99666776"/><text:alphabetical-index-mark-start text:id="IMark93135080"/><text:alphabetical-index-mark-start text:id="IMark93956584"/>waypoint<text:alphabetical-index-mark-end text:id="IMark93956584"/><text:alphabetical-index-mark-end text:id="IMark93135080"/><text:alphabetical-index-mark-end text:id="IMark99666776"/><text:alphabetical-index-mark-end text:id="IMark80674232"/><text:alphabetical-index-mark-end text:id="IMark95439272"/> as projected over the <text:alphabetical-index-mark-start text:id="IMark103563112"/><text:alphabetical-index-mark-start text:id="IMark105123560"/><text:alphabetical-index-mark-start text:id="IMark93018744"/><text:alphabetical-index-mark-start text:id="IMark100145832"/><text:alphabetical-index-mark-start text:id="IMark100071464"/>surface<text:alphabetical-index-mark-end text:id="IMark100071464"/><text:alphabetical-index-mark-end text:id="IMark100145832"/><text:alphabetical-index-mark-end text:id="IMark93018744"/><text:alphabetical-index-mark-end text:id="IMark105123560"/><text:alphabetical-index-mark-end text:id="IMark103563112"/> of the <text:alphabetical-index-mark-start text:id="IMark89907336"/><text:alphabetical-index-mark-start text:id="IMark79101544"/><text:alphabetical-index-mark-start text:id="IMark98514296"/><text:alphabetical-index-mark-start text:id="IMark90967928"/><text:alphabetical-index-mark-start text:id="IMark89848552"/>R<text:alphabetical-index-mark-start text:id="IMark82581816"/><text:alphabetical-index-mark-start text:id="IMark90915400"/><text:alphabetical-index-mark-start text:id="IMark93235848"/><text:alphabetical-index-mark-start text:id="IMark93375224"/><text:alphabetical-index-mark-start text:id="IMark80789800"/>CB<text:alphabetical-index-mark-end text:id="IMark80789800"/><text:alphabetical-index-mark-end text:id="IMark93375224"/><text:alphabetical-index-mark-end text:id="IMark93235848"/><text:alphabetical-index-mark-end text:id="IMark90915400"/><text:alphabetical-index-mark-end text:id="IMark82581816"/><text:alphabetical-index-mark-end text:id="IMark89848552"/><text:alphabetical-index-mark-end text:id="IMark90967928"/><text:alphabetical-index-mark-end text:id="IMark98514296"/><text:alphabetical-index-mark-end text:id="IMark79101544"/><text:alphabetical-index-mark-end text:id="IMark89907336"/></text:p>
      <text:p text:style-name="Text_20_body"/>
      <text:p text:style-name="Text_20_body"/>
      <text:p text:style-name="Text_20_body"><text:span text:style-name="T1">4.3.16.7.</text:span> <text:alphabetical-index-mark-start text:id="IMark82079864"/><text:alphabetical-index-mark-start text:id="IMark90807560"/><text:span text:style-name="T83">Alt</text:span><text:alphabetical-index-mark-end text:id="IMark90807560"/><text:alphabetical-index-mark-end text:id="IMark82079864"/><text:span text:style-name="T211">: </text:span><text:alphabetical-index-mark-start text:id="IMark80811064"/><text:alphabetical-index-mark-start text:id="IMark81334392"/><text:alphabetical-index-mark-start text:id="IMark104883944"/><text:alphabetical-index-mark-start text:id="IMark103847208"/><text:alphabetical-index-mark-start text:id="IMark93764472"/><text:alphabetical-index-mark-start text:id="IMark98890872"/>alt<text:alphabetical-index-mark-end text:id="IMark98890872"/>itude<text:alphabetical-index-mark-end text:id="IMark93764472"/><text:alphabetical-index-mark-end text:id="IMark103847208"/><text:alphabetical-index-mark-end text:id="IMark104883944"/><text:alphabetical-index-mark-end text:id="IMark81334392"/><text:alphabetical-index-mark-end text:id="IMark80811064"/> r<text:alphabetical-index-mark-start text:id="IMark90392472"/>equ<text:alphabetical-index-mark-end text:id="IMark90392472"/>ired at the <text:alphabetical-index-mark-start text:id="IMark94922520"/><text:alphabetical-index-mark-start text:id="IMark98495272"/><text:alphabetical-index-mark-start text:id="IMark89957912"/><text:alphabetical-index-mark-start text:id="IMark94538920"/><text:alphabetical-index-mark-start text:id="IMark97045256"/>waypoint<text:alphabetical-index-mark-end text:id="IMark97045256"/><text:alphabetical-index-mark-end text:id="IMark94538920"/><text:alphabetical-index-mark-end text:id="IMark89957912"/><text:alphabetical-index-mark-end text:id="IMark98495272"/><text:alphabetical-index-mark-end text:id="IMark94922520"/> over the mean or <text:alphabetical-index-mark-start text:id="IMark95563192"/><text:alphabetical-index-mark-start text:id="IMark105219864"/><text:alphabetical-index-mark-start text:id="IMark82600440"/><text:alphabetical-index-mark-start text:id="IMark95340680"/><text:alphabetical-index-mark-start text:id="IMark101940760"/>surface<text:alphabetical-index-mark-end text:id="IMark101940760"/><text:alphabetical-index-mark-end text:id="IMark95340680"/><text:alphabetical-index-mark-end text:id="IMark82600440"/><text:alphabetical-index-mark-end text:id="IMark105219864"/><text:alphabetical-index-mark-end text:id="IMark95563192"/> <text:alphabetical-index-mark-start text:id="IMark90435352"/><text:alphabetical-index-mark-start text:id="IMark79892024"/><text:alphabetical-index-mark-start text:id="IMark99906216"/><text:alphabetical-index-mark-start text:id="IMark105279976"/><text:alphabetical-index-mark-start text:id="IMark95731928"/>level<text:alphabetical-index-mark-end text:id="IMark95731928"/><text:alphabetical-index-mark-end text:id="IMark105279976"/><text:alphabetical-index-mark-end text:id="IMark99906216"/><text:alphabetical-index-mark-end text:id="IMark79892024"/><text:alphabetical-index-mark-end text:id="IMark90435352"/> of the <text:alphabetical-index-mark-start text:id="IMark91299096"/><text:alphabetical-index-mark-start text:id="IMark96200408"/><text:alphabetical-index-mark-start text:id="IMark104210840"/><text:alphabetical-index-mark-start text:id="IMark100127384"/><text:alphabetical-index-mark-start text:id="IMark79369064"/>R<text:alphabetical-index-mark-start text:id="IMark81487688"/><text:alphabetical-index-mark-start text:id="IMark102672296"/><text:alphabetical-index-mark-start text:id="IMark104952968"/><text:alphabetical-index-mark-start text:id="IMark89832600"/><text:alphabetical-index-mark-start text:id="IMark97048392"/>CB<text:alphabetical-index-mark-end text:id="IMark97048392"/><text:alphabetical-index-mark-end text:id="IMark89832600"/><text:alphabetical-index-mark-end text:id="IMark104952968"/><text:alphabetical-index-mark-end text:id="IMark102672296"/><text:alphabetical-index-mark-end text:id="IMark81487688"/><text:alphabetical-index-mark-end text:id="IMark79369064"/><text:alphabetical-index-mark-end text:id="IMark100127384"/><text:alphabetical-index-mark-end text:id="IMark104210840"/><text:alphabetical-index-mark-end text:id="IMark96200408"/><text:alphabetical-index-mark-end text:id="IMark91299096"/>.</text:p>
      <text:p text:style-name="Text_20_body"/>
      <text:p text:style-name="Text_20_body"/>
      <text:p text:style-name="Text_20_body"><text:span text:style-name="T1">4.3.16.8.</text:span> <text:alphabetical-index-mark-start text:id="IMark100804376"/><text:alphabetical-index-mark-start text:id="IMark98313064"/><text:span text:style-name="T142">Dist</text:span><text:alphabetical-index-mark-end text:id="IMark98313064"/><text:alphabetical-index-mark-end text:id="IMark100804376"/><text:span text:style-name="T211">: </text:span><text:alphabetical-index-mark-start text:id="IMark103928760"/><text:span text:style-name="T211">dist</text:span><text:alphabetical-index-mark-end text:id="IMark103928760"/><text:span text:style-name="T211">ance to move with the </text:span><text:alphabetical-index-mark-start text:id="IMark81530760"/><text:alphabetical-index-mark-start text:id="IMark97076040"/><text:alphabetical-index-mark-start text:id="IMark96375096"/><text:alphabetical-index-mark-start text:id="IMark104938424"/><text:alphabetical-index-mark-start text:id="IMark94693896"/><text:span text:style-name="T211">bearing</text:span><text:alphabetical-index-mark-end text:id="IMark94693896"/><text:alphabetical-index-mark-end text:id="IMark104938424"/><text:alphabetical-index-mark-end text:id="IMark96375096"/><text:alphabetical-index-mark-end text:id="IMark97076040"/><text:alphabetical-index-mark-end text:id="IMark81530760"/><text:span text:style-name="T211"> expressed as the </text:span><text:alphabetical-index-mark-start text:id="IMark81413960"/><text:alphabetical-index-mark-start text:id="IMark82194792"/><text:alphabetical-index-mark-start text:id="IMark79353400"/><text:alphabetical-index-mark-start text:id="IMark94696248"/><text:alphabetical-index-mark-start text:id="IMark90374840"/><text:span text:style-name="T211">value</text:span><text:alphabetical-index-mark-end text:id="IMark90374840"/><text:alphabetical-index-mark-end text:id="IMark94696248"/><text:alphabetical-index-mark-end text:id="IMark79353400"/><text:alphabetical-index-mark-end text:id="IMark82194792"/><text:alphabetical-index-mark-end text:id="IMark81413960"/><text:span text:style-name="T211"> of </text:span><text:alphabetical-index-mark-start text:id="IMark97181224"/><text:alphabetical-index-mark-start text:id="IMark90497048"/><text:alphabetical-index-mark-start text:id="IMark95189976"/><text:alphabetical-index-mark-start text:id="IMark92177288"/><text:alphabetical-index-mark-start text:id="IMark93955800"/><text:span text:style-name="T86">Brg</text:span><text:alphabetical-index-mark-end text:id="IMark93955800"/><text:alphabetical-index-mark-end text:id="IMark92177288"/><text:alphabetical-index-mark-end text:id="IMark95189976"/><text:alphabetical-index-mark-end text:id="IMark90497048"/><text:alphabetical-index-mark-end text:id="IMark97181224"/><text:span text:style-name="T211"> </text:span><text:alphabetical-index-mark-start text:id="IMark97726632"/><text:alphabetical-index-mark-start text:id="IMark104925192"/><text:span text:style-name="T211">field</text:span><text:alphabetical-index-mark-end text:id="IMark104925192"/><text:alphabetical-index-mark-end text:id="IMark97726632"/><text:span text:style-name="T211">. This can be used to </text:span><text:alphabetical-index-mark-start text:id="IMark97093064"/><text:alphabetical-index-mark-start text:id="IMark93210008"/><text:alphabetical-index-mark-start text:id="IMark79928296"/><text:alphabetical-index-mark-start text:id="IMark100501464"/><text:alphabetical-index-mark-start text:id="IMark89971800"/><text:span text:style-name="T211">calcu</text:span><text:alphabetical-index-mark-start text:id="IMark101581032"/><text:span text:style-name="T211">lat</text:span><text:alphabetical-index-mark-end text:id="IMark101581032"/><text:span text:style-name="T211">e</text:span><text:alphabetical-index-mark-end text:id="IMark89971800"/><text:alphabetical-index-mark-end text:id="IMark100501464"/><text:alphabetical-index-mark-end text:id="IMark79928296"/><text:alphabetical-index-mark-end text:id="IMark93210008"/><text:alphabetical-index-mark-end text:id="IMark97093064"/><text:span text:style-name="T211"> </text:span><text:alphabetical-index-mark-start text:id="IMark104768536"/><text:alphabetical-index-mark-start text:id="IMark102128376"/><text:alphabetical-index-mark-start text:id="IMark92431560"/><text:alphabetical-index-mark-start text:id="IMark93533256"/><text:alphabetical-index-mark-start text:id="IMark97183576"/><text:span text:style-name="T211">target</text:span><text:alphabetical-index-mark-end text:id="IMark97183576"/><text:alphabetical-index-mark-end text:id="IMark93533256"/><text:alphabetical-index-mark-end text:id="IMark92431560"/><text:alphabetical-index-mark-end text:id="IMark102128376"/><text:alphabetical-index-mark-end text:id="IMark104768536"/><text:span text:style-name="T211"> </text:span><text:alphabetical-index-mark-start text:id="IMark95954328"/><text:alphabetical-index-mark-start text:id="IMark99742440"/><text:span text:style-name="T86">Lat</text:span><text:alphabetical-index-mark-end text:id="IMark99742440"/><text:alphabetical-index-mark-end text:id="IMark95954328"/><text:span text:style-name="T211"> and </text:span><text:alphabetical-index-mark-start text:id="IMark79089064"/><text:alphabetical-index-mark-start text:id="IMark81694136"/><text:span text:style-name="T86">Lon</text:span><text:alphabetical-index-mark-end text:id="IMark81694136"/><text:alphabetical-index-mark-end text:id="IMark79089064"/><text:span text:style-name="T211"> </text:span><text:alphabetical-index-mark-start text:id="IMark101270360"/><text:alphabetical-index-mark-start text:id="IMark79810696"/><text:alphabetical-index-mark-start text:id="IMark98870152"/><text:alphabetical-index-mark-start text:id="IMark77557928"/><text:alphabetical-index-mark-start text:id="IMark99244984"/><text:span text:style-name="T211">value</text:span><text:alphabetical-index-mark-end text:id="IMark99244984"/><text:alphabetical-index-mark-end text:id="IMark77557928"/><text:alphabetical-index-mark-end text:id="IMark98870152"/><text:alphabetical-index-mark-end text:id="IMark79810696"/><text:alphabetical-index-mark-end text:id="IMark101270360"/><text:span text:style-name="T211">s.</text:span></text:p>
      <text:p text:style-name="Text_20_body"/>
      <text:p text:style-name="Text_20_body"/>
      <text:p text:style-name="P11"><text:span text:style-name="T1">4.3.16.</text:span><text:span text:style-name="T47">9</text:span><text:span text:style-name="T1">.</text:span> <text:alphabetical-index-mark-start text:id="IMark104920488"/><text:alphabetical-index-mark-start text:id="IMark104049112"/><text:alphabetical-index-mark-start text:id="IMark98716472"/><text:alphabetical-index-mark-start text:id="IMark96424136"/><text:alphabetical-index-mark-start text:id="IMark90555400"/><text:span text:style-name="T142">Time</text:span><text:alphabetical-index-mark-end text:id="IMark90555400"/><text:alphabetical-index-mark-end text:id="IMark96424136"/><text:alphabetical-index-mark-end text:id="IMark98716472"/><text:alphabetical-index-mark-end text:id="IMark104049112"/><text:alphabetical-index-mark-end text:id="IMark104920488"/><text:span text:style-name="T211">: </text:span><text:alphabetical-index-mark-start text:id="IMark101951512"/><text:alphabetical-index-mark-start text:id="IMark92931176"/><text:alphabetical-index-mark-start text:id="IMark91412040"/><text:alphabetical-index-mark-start text:id="IMark90680872"/><text:alphabetical-index-mark-start text:id="IMark102276984"/><text:span text:style-name="T211">time</text:span><text:alphabetical-index-mark-end text:id="IMark102276984"/><text:alphabetical-index-mark-end text:id="IMark90680872"/><text:alphabetical-index-mark-end text:id="IMark91412040"/><text:alphabetical-index-mark-end text:id="IMark92931176"/><text:alphabetical-index-mark-end text:id="IMark101951512"/><text:span text:style-name="T211"> to move with the </text:span><text:alphabetical-index-mark-start text:id="IMark105235320"/><text:alphabetical-index-mark-start text:id="IMark94999672"/><text:alphabetical-index-mark-start text:id="IMark104420200"/><text:alphabetical-index-mark-start text:id="IMark97253256"/><text:alphabetical-index-mark-start text:id="IMark89892296"/><text:span text:style-name="T211">bearing</text:span><text:alphabetical-index-mark-end text:id="IMark89892296"/><text:alphabetical-index-mark-end text:id="IMark97253256"/><text:alphabetical-index-mark-end text:id="IMark104420200"/><text:alphabetical-index-mark-end text:id="IMark94999672"/><text:alphabetical-index-mark-end text:id="IMark105235320"/><text:span text:style-name="T211"> expressed as the </text:span><text:alphabetical-index-mark-start text:id="IMark90210584"/><text:alphabetical-index-mark-start text:id="IMark93272136"/><text:alphabetical-index-mark-start text:id="IMark79931208"/><text:alphabetical-index-mark-start text:id="IMark100595576"/><text:alphabetical-index-mark-start text:id="IMark90599928"/><text:span text:style-name="T211">value</text:span><text:alphabetical-index-mark-end text:id="IMark90599928"/><text:alphabetical-index-mark-end text:id="IMark100595576"/><text:alphabetical-index-mark-end text:id="IMark79931208"/><text:alphabetical-index-mark-end text:id="IMark93272136"/><text:alphabetical-index-mark-end text:id="IMark90210584"/><text:span text:style-name="T211"> of </text:span><text:alphabetical-index-mark-start text:id="IMark103307992"/><text:alphabetical-index-mark-start text:id="IMark104373992"/><text:alphabetical-index-mark-start text:id="IMark95252776"/><text:alphabetical-index-mark-start text:id="IMark80817512"/><text:alphabetical-index-mark-start text:id="IMark84066504"/><text:span text:style-name="T86">Brg</text:span><text:alphabetical-index-mark-end text:id="IMark84066504"/><text:alphabetical-index-mark-end text:id="IMark80817512"/><text:alphabetical-index-mark-end text:id="IMark95252776"/><text:alphabetical-index-mark-end text:id="IMark104373992"/><text:alphabetical-index-mark-end text:id="IMark103307992"/><text:span text:style-name="T211"> </text:span><text:alphabetical-index-mark-start text:id="IMark97395928"/><text:alphabetical-index-mark-start text:id="IMark102619368"/><text:span text:style-name="T211">field</text:span><text:alphabetical-index-mark-end text:id="IMark102619368"/><text:alphabetical-index-mark-end text:id="IMark97395928"/><text:span text:style-name="T211">. This can be used to </text:span><text:alphabetical-index-mark-start text:id="IMark103985336"/><text:alphabetical-index-mark-start text:id="IMark105048648"/><text:alphabetical-index-mark-start text:id="IMark90809912"/><text:alphabetical-index-mark-start text:id="IMark92398008"/><text:alphabetical-index-mark-start text:id="IMark90461832"/><text:span text:style-name="T211">calcu</text:span><text:alphabetical-index-mark-start text:id="IMark93112488"/><text:span text:style-name="T211">lat</text:span><text:alphabetical-index-mark-end text:id="IMark93112488"/><text:span text:style-name="T211">e</text:span><text:alphabetical-index-mark-end text:id="IMark90461832"/><text:alphabetical-index-mark-end text:id="IMark92398008"/><text:alphabetical-index-mark-end text:id="IMark90809912"/><text:alphabetical-index-mark-end text:id="IMark105048648"/><text:alphabetical-index-mark-end text:id="IMark103985336"/><text:span text:style-name="T211"> </text:span><text:alphabetical-index-mark-start text:id="IMark96710488"/><text:alphabetical-index-mark-start text:id="IMark97279160"/><text:alphabetical-index-mark-start text:id="IMark80621032"/><text:alphabetical-index-mark-start text:id="IMark79104264"/><text:alphabetical-index-mark-start text:id="IMark77412088"/><text:span text:style-name="T211">target</text:span><text:alphabetical-index-mark-end text:id="IMark77412088"/><text:alphabetical-index-mark-end text:id="IMark79104264"/><text:alphabetical-index-mark-end text:id="IMark80621032"/><text:alphabetical-index-mark-end text:id="IMark97279160"/><text:alphabetical-index-mark-end text:id="IMark96710488"/><text:span text:style-name="T211"> </text:span><text:alphabetical-index-mark-start text:id="IMark79145544"/><text:alphabetical-index-mark-start text:id="IMark82701608"/><text:span text:style-name="T86">Lat</text:span><text:alphabetical-index-mark-end text:id="IMark82701608"/><text:alphabetical-index-mark-end text:id="IMark79145544"/><text:span text:style-name="T211"> and </text:span><text:alphabetical-index-mark-start text:id="IMark97100664"/><text:alphabetical-index-mark-start text:id="IMark90029304"/><text:span text:style-name="T86">Lon</text:span><text:alphabetical-index-mark-end text:id="IMark90029304"/><text:alphabetical-index-mark-end text:id="IMark97100664"/><text:span text:style-name="T211"> </text:span><text:alphabetical-index-mark-start text:id="IMark100386376"/><text:alphabetical-index-mark-start text:id="IMark105169928"/><text:alphabetical-index-mark-start text:id="IMark77623240"/><text:alphabetical-index-mark-start text:id="IMark95341464"/><text:alphabetical-index-mark-start text:id="IMark105227592"/><text:span text:style-name="T211">value</text:span><text:alphabetical-index-mark-end text:id="IMark105227592"/><text:alphabetical-index-mark-end text:id="IMark95341464"/><text:alphabetical-index-mark-end text:id="IMark77623240"/><text:alphabetical-index-mark-end text:id="IMark105169928"/><text:alphabetical-index-mark-end text:id="IMark100386376"/><text:span text:style-name="T211">s.</text:span></text:p>
      <text:p text:style-name="Text_20_body"/>
      <text:p text:style-name="Text_20_body"/>
      <text:p text:style-name="Text_20_body"><text:span text:style-name="T1">4.3.16.</text:span><text:span text:style-name="T47">10</text:span><text:span text:style-name="T1">.</text:span> <text:alphabetical-index-mark-start text:id="IMark100706072"/><text:alphabetical-index-mark-start text:id="IMark96103880"/><text:alphabetical-index-mark-start text:id="IMark81390696"/><text:alphabetical-index-mark-start text:id="IMark94918632"/><text:span text:style-name="T142">Speed</text:span><text:alphabetical-index-mark-end text:id="IMark94918632"/><text:alphabetical-index-mark-end text:id="IMark81390696"/><text:alphabetical-index-mark-end text:id="IMark96103880"/><text:alphabetical-index-mark-end text:id="IMark100706072"/><text:span text:style-name="T211">: this </text:span><text:alphabetical-index-mark-start text:id="IMark90291368"/><text:alphabetical-index-mark-start text:id="IMark105288488"/><text:alphabetical-index-mark-start text:id="IMark104874120"/><text:alphabetical-index-mark-start text:id="IMark93470552"/><text:alphabetical-index-mark-start text:id="IMark102444328"/><text:span text:style-name="T211">value</text:span><text:alphabetical-index-mark-end text:id="IMark102444328"/><text:alphabetical-index-mark-end text:id="IMark93470552"/><text:alphabetical-index-mark-end text:id="IMark104874120"/><text:alphabetical-index-mark-end text:id="IMark105288488"/><text:alphabetical-index-mark-end text:id="IMark90291368"/><text:span text:style-name="T211"> will be passed to the </text:span><text:alphabetical-index-mark-start text:id="IMark96392472"/><text:alphabetical-index-mark-start text:id="IMark80996360"/><text:alphabetical-index-mark-start text:id="IMark97204008"/><text:alphabetical-index-mark-start text:id="IMark105219080"/><text:alphabetical-index-mark-start text:id="IMark91045000"/><text:span text:style-name="T86">Value</text:span><text:alphabetical-index-mark-end text:id="IMark91045000"/><text:alphabetical-index-mark-end text:id="IMark105219080"/><text:alphabetical-index-mark-end text:id="IMark97204008"/><text:alphabetical-index-mark-end text:id="IMark80996360"/><text:alphabetical-index-mark-end text:id="IMark96392472"/><text:span text:style-name="T211"> </text:span><text:alphabetical-index-mark-start text:id="IMark105298184"/><text:alphabetical-index-mark-start text:id="IMark96365592"/><text:span text:style-name="T211">field</text:span><text:alphabetical-index-mark-end text:id="IMark96365592"/><text:alphabetical-index-mark-end text:id="IMark105298184"/><text:span text:style-name="T211"> of </text:span><text:alphabetical-index-mark-start text:id="IMark44823832"/><text:alphabetical-index-mark-start text:id="IMark80646152"/><text:alphabetical-index-mark-start text:id="IMark44897560"/><text:alphabetical-index-mark-start text:id="IMark96142120"/><text:alphabetical-index-mark-start text:id="IMark96047800"/><text:span text:style-name="T211">fact</text:span><text:alphabetical-index-mark-end text:id="IMark96047800"/><text:alphabetical-index-mark-end text:id="IMark96142120"/><text:alphabetical-index-mark-end text:id="IMark44897560"/><text:alphabetical-index-mark-end text:id="IMark80646152"/><text:alphabetical-index-mark-end text:id="IMark44823832"/><text:span text:style-name="T211"> </text:span><text:alphabetical-index-mark-start text:id="IMark96242440"/><text:alphabetical-index-mark-start text:id="IMark67384216"/><text:span text:style-name="T86">tgt</text:span><text:alphabetical-index-mark-end text:id="IMark67384216"/><text:alphabetical-index-mark-end text:id="IMark96242440"/><text:span text:style-name="T86">_</text:span><text:alphabetical-index-mark-start text:id="IMark92775400"/><text:alphabetical-index-mark-start text:id="IMark105190264"/><text:alphabetical-index-mark-start text:id="IMark98496840"/><text:alphabetical-index-mark-start text:id="IMark105250760"/><text:span text:style-name="T86">speed</text:span><text:alphabetical-index-mark-end text:id="IMark105250760"/><text:alphabetical-index-mark-end text:id="IMark98496840"/><text:alphabetical-index-mark-end text:id="IMark105190264"/><text:alphabetical-index-mark-end text:id="IMark92775400"/><text:span text:style-name="T211">.</text:span></text:p>
      <text:p text:style-name="Text_20_body"/>
      <text:p text:style-name="Text_20_body"/>
      <text:p text:style-name="Text_20_body"><text:span text:style-name="T1">4.3.16.</text:span><text:span text:style-name="T47">11</text:span><text:span text:style-name="T1">.</text:span> <text:alphabetical-index-mark-start text:id="IMark103846424"/><text:alphabetical-index-mark-start text:id="IMark100146616"/><text:alphabetical-index-mark-start text:id="IMark94992456"/><text:alphabetical-index-mark-start text:id="IMark97221688"/><text:alphabetical-index-mark-start text:id="IMark91906264"/><text:span text:style-name="T142">Action</text:span><text:alphabetical-index-mark-end text:id="IMark91906264"/><text:alphabetical-index-mark-end text:id="IMark97221688"/><text:alphabetical-index-mark-end text:id="IMark94992456"/><text:alphabetical-index-mark-end text:id="IMark100146616"/><text:alphabetical-index-mark-end text:id="IMark103846424"/><text:span text:style-name="T211">: if its </text:span><text:alphabetical-index-mark-start text:id="IMark97046040"/><text:alphabetical-index-mark-start text:id="IMark98351608"/><text:alphabetical-index-mark-start text:id="IMark96735400"/><text:alphabetical-index-mark-start text:id="IMark92620360"/><text:alphabetical-index-mark-start text:id="IMark103734280"/><text:span text:style-name="T211">value</text:span><text:alphabetical-index-mark-end text:id="IMark103734280"/><text:alphabetical-index-mark-end text:id="IMark92620360"/><text:alphabetical-index-mark-end text:id="IMark96735400"/><text:alphabetical-index-mark-end text:id="IMark98351608"/><text:alphabetical-index-mark-end text:id="IMark97046040"/><text:span text:style-name="T211"> is zero, </text:span><text:alphabetical-index-mark-start text:id="IMark98163912"/><text:alphabetical-index-mark-start text:id="IMark83035080"/><text:span text:style-name="T211">execution</text:span><text:alphabetical-index-mark-end text:id="IMark83035080"/><text:alphabetical-index-mark-end text:id="IMark98163912"/><text:span text:style-name="T211"> of the </text:span><text:alphabetical-index-mark-start text:id="IMark81712072"/><text:alphabetical-index-mark-start text:id="IMark96860872"/><text:alphabetical-index-mark-start text:id="IMark79089480"/><text:alphabetical-index-mark-start text:id="IMark91341256"/><text:alphabetical-index-mark-start text:id="IMark96087032"/><text:span text:style-name="T211">ai</text:span><text:alphabetical-index-mark-start text:id="IMark93996840"/><text:alphabetical-index-mark-start text:id="IMark103456568"/><text:alphabetical-index-mark-start text:id="IMark81205320"/><text:alphabetical-index-mark-start text:id="IMark77936744"/><text:alphabetical-index-mark-start text:id="IMark97091496"/><text:span text:style-name="T211">plan</text:span><text:alphabetical-index-mark-end text:id="IMark97091496"/><text:alphabetical-index-mark-end text:id="IMark77936744"/><text:alphabetical-index-mark-end text:id="IMark81205320"/><text:alphabetical-index-mark-end text:id="IMark103456568"/><text:alphabetical-index-mark-end text:id="IMark93996840"/><text:alphabetical-index-mark-end text:id="IMark96087032"/><text:alphabetical-index-mark-end text:id="IMark91341256"/><text:alphabetical-index-mark-end text:id="IMark79089480"/><text:alphabetical-index-mark-end text:id="IMark96860872"/><text:alphabetical-index-mark-end text:id="IMark81712072"/><text:span text:style-name="T211"> will stop at the </text:span><text:alphabetical-index-mark-start text:id="IMark80833656"/><text:span text:style-name="T211">re</text:span><text:alphabetical-index-mark-start text:id="IMark105287704"/><text:span text:style-name="T211">l</text:span><text:alphabetical-index-mark-end text:id="IMark80833656"/><text:span text:style-name="T211">at</text:span><text:alphabetical-index-mark-end text:id="IMark105287704"/><text:span text:style-name="T211">ed </text:span><text:alphabetical-index-mark-start text:id="IMark96703016"/><text:alphabetical-index-mark-start text:id="IMark78397816"/><text:alphabetical-index-mark-start text:id="IMark99900968"/><text:alphabetical-index-mark-start text:id="IMark97236648"/><text:alphabetical-index-mark-start text:id="IMark100557464"/><text:span text:style-name="T211">waypoint</text:span><text:alphabetical-index-mark-end text:id="IMark100557464"/><text:alphabetical-index-mark-end text:id="IMark97236648"/><text:alphabetical-index-mark-end text:id="IMark99900968"/><text:alphabetical-index-mark-end text:id="IMark78397816"/><text:alphabetical-index-mark-end text:id="IMark96703016"/><text:span text:style-name="T211">.</text:span></text:p>
      <text:p text:style-name="Text_20_body"/>
      <text:p text:style-name="Text_20_body"/>
      <text:p text:style-name="Text_20_body"><text:soft-page-break/><text:span text:style-name="T1">4.3.16.</text:span><text:span text:style-name="T47">12</text:span><text:span text:style-name="T1">.</text:span> <text:alphabetical-index-mark-start text:id="IMark103841112"/><text:alphabetical-index-mark-start text:id="IMark81700136"/><text:alphabetical-index-mark-start text:id="IMark81291064"/><text:alphabetical-index-mark-start text:id="IMark94201816"/><text:alphabetical-index-mark-start text:id="IMark91157224"/><text:span text:style-name="T142">Brg</text:span><text:alphabetical-index-mark-end text:id="IMark91157224"/><text:alphabetical-index-mark-end text:id="IMark94201816"/><text:alphabetical-index-mark-end text:id="IMark81291064"/><text:alphabetical-index-mark-end text:id="IMark81700136"/><text:alphabetical-index-mark-end text:id="IMark103841112"/><text:span text:style-name="T211">: this </text:span><text:alphabetical-index-mark-start text:id="IMark97050488"/><text:alphabetical-index-mark-start text:id="IMark97500200"/><text:alphabetical-index-mark-start text:id="IMark97220904"/><text:alphabetical-index-mark-start text:id="IMark97317688"/><text:alphabetical-index-mark-start text:id="IMark79111192"/><text:span text:style-name="T211">value</text:span><text:alphabetical-index-mark-end text:id="IMark79111192"/><text:alphabetical-index-mark-end text:id="IMark97317688"/><text:alphabetical-index-mark-end text:id="IMark97220904"/><text:alphabetical-index-mark-end text:id="IMark97500200"/><text:alphabetical-index-mark-end text:id="IMark97050488"/><text:span text:style-name="T211"> will be passed to the </text:span><text:alphabetical-index-mark-start text:id="IMark96657176"/><text:alphabetical-index-mark-start text:id="IMark81991064"/><text:alphabetical-index-mark-start text:id="IMark97188936"/><text:alphabetical-index-mark-start text:id="IMark97886520"/><text:alphabetical-index-mark-start text:id="IMark90023512"/><text:span text:style-name="T86">Value</text:span><text:alphabetical-index-mark-end text:id="IMark90023512"/><text:alphabetical-index-mark-end text:id="IMark97886520"/><text:alphabetical-index-mark-end text:id="IMark97188936"/><text:alphabetical-index-mark-end text:id="IMark81991064"/><text:alphabetical-index-mark-end text:id="IMark96657176"/><text:span text:style-name="T211"> </text:span><text:alphabetical-index-mark-start text:id="IMark100688760"/><text:alphabetical-index-mark-start text:id="IMark99700072"/><text:span text:style-name="T211">field</text:span><text:alphabetical-index-mark-end text:id="IMark99700072"/><text:alphabetical-index-mark-end text:id="IMark100688760"/><text:span text:style-name="T211"> of </text:span><text:alphabetical-index-mark-start text:id="IMark102334376"/><text:alphabetical-index-mark-start text:id="IMark93545272"/><text:alphabetical-index-mark-start text:id="IMark79139624"/><text:alphabetical-index-mark-start text:id="IMark96908536"/><text:alphabetical-index-mark-start text:id="IMark93885736"/><text:span text:style-name="T211">fact</text:span><text:alphabetical-index-mark-end text:id="IMark93885736"/><text:alphabetical-index-mark-end text:id="IMark96908536"/><text:alphabetical-index-mark-end text:id="IMark79139624"/><text:alphabetical-index-mark-end text:id="IMark93545272"/><text:alphabetical-index-mark-end text:id="IMark102334376"/><text:span text:style-name="T211"> </text:span><text:alphabetical-index-mark-start text:id="IMark104850936"/><text:alphabetical-index-mark-start text:id="IMark80172200"/><text:span text:style-name="T86">tgt</text:span><text:alphabetical-index-mark-end text:id="IMark80172200"/><text:alphabetical-index-mark-end text:id="IMark104850936"/><text:span text:style-name="T86">_</text:span><text:alphabetical-index-mark-start text:id="IMark81630696"/><text:alphabetical-index-mark-start text:id="IMark95565544"/><text:alphabetical-index-mark-start text:id="IMark90943928"/><text:alphabetical-index-mark-start text:id="IMark105191832"/><text:span text:style-name="T86">speed</text:span><text:alphabetical-index-mark-end text:id="IMark105191832"/><text:alphabetical-index-mark-end text:id="IMark90943928"/><text:alphabetical-index-mark-end text:id="IMark95565544"/><text:alphabetical-index-mark-end text:id="IMark81630696"/><text:span text:style-name="T211">.</text:span></text:p>
      <text:p text:style-name="Text_20_body"/>
      <text:p text:style-name="Text_20_body"/>
      <text:p text:style-name="Text_20_body"><text:span text:style-name="T1">4.3.16.</text:span><text:span text:style-name="T47">13</text:span><text:span text:style-name="T1">.</text:span> <text:alphabetical-index-mark-start text:id="IMark95177848"/><text:alphabetical-index-mark-start text:id="IMark104014504"/><text:alphabetical-index-mark-start text:id="IMark103005320"/><text:alphabetical-index-mark-start text:id="IMark104624984"/><text:alphabetical-index-mark-start text:id="IMark91903208"/><text:alphabetical-index-mark-start text:id="IMark95464344"/><text:span text:style-name="T142">Max</text:span><text:alphabetical-index-mark-end text:id="IMark95464344"/><text:alphabetical-index-mark-start text:id="IMark97174152"/><text:alphabetical-index-mark-start text:id="IMark97044472"/><text:span text:style-name="T142">Radius</text:span><text:alphabetical-index-mark-end text:id="IMark97044472"/><text:alphabetical-index-mark-end text:id="IMark97174152"/><text:alphabetical-index-mark-end text:id="IMark91903208"/><text:alphabetical-index-mark-end text:id="IMark104624984"/><text:alphabetical-index-mark-end text:id="IMark103005320"/><text:alphabetical-index-mark-end text:id="IMark104014504"/><text:alphabetical-index-mark-end text:id="IMark95177848"/><text:span text:style-name="T211">: the </text:span><text:alphabetical-index-mark-start text:id="IMark67176216"/><text:alphabetical-index-mark-start text:id="IMark104575480"/><text:alphabetical-index-mark-start text:id="IMark90840904"/><text:alphabetical-index-mark-start text:id="IMark93423800"/><text:alphabetical-index-mark-start text:id="IMark96156440"/><text:alphabetical-index-mark-start text:id="IMark80136712"/><text:span text:style-name="T211">AI</text:span><text:alphabetical-index-mark-end text:id="IMark80136712"/><text:span text:style-name="T211">E</text:span><text:alphabetical-index-mark-end text:id="IMark96156440"/><text:alphabetical-index-mark-end text:id="IMark93423800"/><text:alphabetical-index-mark-end text:id="IMark90840904"/><text:alphabetical-index-mark-end text:id="IMark104575480"/><text:alphabetical-index-mark-end text:id="IMark67176216"/><text:span text:style-name="T211"> will make </text:span><text:alphabetical-index-mark-start text:id="IMark82105832"/><text:alphabetical-index-mark-start text:id="IMark93383800"/><text:span text:style-name="T211">correction</text:span><text:alphabetical-index-mark-end text:id="IMark93383800"/><text:alphabetical-index-mark-end text:id="IMark82105832"/><text:span text:style-name="T211">s to reach the </text:span><text:alphabetical-index-mark-start text:id="IMark96192296"/><text:alphabetical-index-mark-start text:id="IMark92737160"/><text:alphabetical-index-mark-start text:id="IMark91223720"/><text:alphabetical-index-mark-start text:id="IMark96842280"/><text:alphabetical-index-mark-start text:id="IMark98863352"/><text:span text:style-name="T211">waypoint</text:span><text:alphabetical-index-mark-end text:id="IMark98863352"/><text:alphabetical-index-mark-end text:id="IMark96842280"/><text:alphabetical-index-mark-end text:id="IMark91223720"/><text:alphabetical-index-mark-end text:id="IMark92737160"/><text:alphabetical-index-mark-end text:id="IMark96192296"/><text:span text:style-name="T211"> defined by </text:span><text:alphabetical-index-mark-start text:id="IMark104560680"/><text:alphabetical-index-mark-start text:id="IMark96947832"/><text:span text:style-name="T86">Lat</text:span><text:alphabetical-index-mark-end text:id="IMark96947832"/><text:alphabetical-index-mark-end text:id="IMark104560680"/><text:span text:style-name="T211">, </text:span><text:alphabetical-index-mark-start text:id="IMark91965400"/><text:alphabetical-index-mark-start text:id="IMark104584904"/><text:span text:style-name="T86">Lon</text:span><text:alphabetical-index-mark-end text:id="IMark104584904"/><text:alphabetical-index-mark-end text:id="IMark91965400"/><text:span text:style-name="T211"> and </text:span><text:alphabetical-index-mark-start text:id="IMark91473896"/><text:alphabetical-index-mark-start text:id="IMark91696360"/><text:span text:style-name="T86">Alt</text:span><text:alphabetical-index-mark-end text:id="IMark91696360"/><text:alphabetical-index-mark-end text:id="IMark91473896"/><text:span text:style-name="T211">. </text:span><text:alphabetical-index-mark-start text:id="IMark99669560"/><text:alphabetical-index-mark-start text:id="IMark92365864"/><text:alphabetical-index-mark-start text:id="IMark104475656"/><text:alphabetical-index-mark-start text:id="IMark92838744"/><text:alphabetical-index-mark-start text:id="IMark80983464"/><text:alphabetical-index-mark-start text:id="IMark95093608"/><text:span text:style-name="T86">Max</text:span><text:alphabetical-index-mark-end text:id="IMark95093608"/><text:alphabetical-index-mark-start text:id="IMark95315160"/><text:alphabetical-index-mark-start text:id="IMark98271848"/><text:span text:style-name="T86">Radius</text:span><text:alphabetical-index-mark-end text:id="IMark98271848"/><text:alphabetical-index-mark-end text:id="IMark95315160"/><text:alphabetical-index-mark-end text:id="IMark80983464"/><text:alphabetical-index-mark-end text:id="IMark92838744"/><text:alphabetical-index-mark-end text:id="IMark104475656"/><text:alphabetical-index-mark-end text:id="IMark92365864"/><text:alphabetical-index-mark-end text:id="IMark99669560"/><text:span text:style-name="T211"> deter</text:span><text:alphabetical-index-mark-start text:id="IMark90667880"/><text:span text:style-name="T211">min</text:span><text:alphabetical-index-mark-end text:id="IMark90667880"/><text:span text:style-name="T211">es the </text:span><text:alphabetical-index-mark-start text:id="IMark80986680"/><text:alphabetical-index-mark-start text:id="IMark78562936"/><text:span text:style-name="T211">sphere</text:span><text:alphabetical-index-mark-end text:id="IMark78562936"/><text:alphabetical-index-mark-end text:id="IMark80986680"/><text:span text:style-name="T211"> of accep</text:span><text:alphabetical-index-mark-start text:id="IMark101761640"/><text:alphabetical-index-mark-start text:id="IMark92463592"/><text:alphabetical-index-mark-start text:id="IMark100875768"/><text:alphabetical-index-mark-start text:id="IMark100960296"/><text:alphabetical-index-mark-start text:id="IMark89770296"/><text:span text:style-name="T211">table</text:span><text:alphabetical-index-mark-end text:id="IMark89770296"/><text:alphabetical-index-mark-end text:id="IMark100960296"/><text:alphabetical-index-mark-end text:id="IMark100875768"/><text:alphabetical-index-mark-end text:id="IMark92463592"/><text:alphabetical-index-mark-end text:id="IMark101761640"/><text:span text:style-name="T211"> error around the </text:span><text:alphabetical-index-mark-start text:id="IMark104701608"/><text:alphabetical-index-mark-start text:id="IMark89854680"/><text:alphabetical-index-mark-start text:id="IMark97209512"/><text:alphabetical-index-mark-start text:id="IMark90133416"/><text:alphabetical-index-mark-start text:id="IMark79364088"/><text:span text:style-name="T211">waypoint</text:span><text:alphabetical-index-mark-end text:id="IMark79364088"/><text:alphabetical-index-mark-end text:id="IMark90133416"/><text:alphabetical-index-mark-end text:id="IMark97209512"/><text:alphabetical-index-mark-end text:id="IMark89854680"/><text:alphabetical-index-mark-end text:id="IMark104701608"/><text:span text:style-name="T211">, meaning that once the </text:span><text:alphabetical-index-mark-start text:id="IMark96867816"/><text:alphabetical-index-mark-start text:id="IMark98998136"/><text:span text:style-name="T211">ship</text:span><text:alphabetical-index-mark-end text:id="IMark98998136"/><text:alphabetical-index-mark-end text:id="IMark96867816"/><text:span text:style-name="T211"> is within that </text:span><text:alphabetical-index-mark-start text:id="IMark102231032"/><text:alphabetical-index-mark-start text:id="IMark60609000"/><text:span text:style-name="T211">sphere</text:span><text:alphabetical-index-mark-end text:id="IMark60609000"/><text:alphabetical-index-mark-end text:id="IMark102231032"/><text:span text:style-name="T211"> with regards to the </text:span><text:alphabetical-index-mark-start text:id="IMark101039848"/><text:alphabetical-index-mark-start text:id="IMark95447416"/><text:alphabetical-index-mark-start text:id="IMark95282616"/><text:alphabetical-index-mark-start text:id="IMark46005128"/><text:alphabetical-index-mark-start text:id="IMark44793992"/><text:span text:style-name="T211">waypoint</text:span><text:alphabetical-index-mark-end text:id="IMark44793992"/><text:alphabetical-index-mark-end text:id="IMark46005128"/><text:alphabetical-index-mark-end text:id="IMark95282616"/><text:alphabetical-index-mark-end text:id="IMark95447416"/><text:alphabetical-index-mark-end text:id="IMark101039848"/><text:span text:style-name="T211">, it will stop trying to </text:span><text:alphabetical-index-mark-start text:id="IMark104795688"/><text:alphabetical-index-mark-start text:id="IMark100829320"/><text:span text:style-name="T211">navigate</text:span><text:alphabetical-index-mark-end text:id="IMark100829320"/><text:alphabetical-index-mark-end text:id="IMark104795688"/><text:span text:style-name="T211"> to the point and instead, jump to the next </text:span><text:alphabetical-index-mark-start text:id="IMark101728456"/><text:alphabetical-index-mark-start text:id="IMark79813816"/><text:alphabetical-index-mark-start text:id="IMark94509224"/><text:alphabetical-index-mark-start text:id="IMark98827160"/><text:alphabetical-index-mark-start text:id="IMark67513416"/><text:span text:style-name="T211">waypoint</text:span><text:alphabetical-index-mark-end text:id="IMark67513416"/><text:alphabetical-index-mark-end text:id="IMark98827160"/><text:alphabetical-index-mark-end text:id="IMark94509224"/><text:alphabetical-index-mark-end text:id="IMark79813816"/><text:alphabetical-index-mark-end text:id="IMark101728456"/><text:span text:style-name="T211"> as deter</text:span><text:alphabetical-index-mark-start text:id="IMark81141192"/><text:span text:style-name="T211">min</text:span><text:alphabetical-index-mark-end text:id="IMark81141192"/><text:span text:style-name="T211">ed by the </text:span><text:alphabetical-index-mark-start text:id="IMark83928408"/><text:alphabetical-index-mark-start text:id="IMark94555112"/><text:span text:style-name="T86">Next</text:span><text:alphabetical-index-mark-end text:id="IMark94555112"/><text:alphabetical-index-mark-end text:id="IMark83928408"/><text:span text:style-name="T211"> </text:span><text:alphabetical-index-mark-start text:id="IMark96354888"/><text:alphabetical-index-mark-start text:id="IMark95061256"/><text:span text:style-name="T211">field</text:span><text:alphabetical-index-mark-end text:id="IMark95061256"/><text:alphabetical-index-mark-end text:id="IMark96354888"/><text:span text:style-name="T211">.</text:span></text:p>
      <text:p text:style-name="Text_20_body"/>
      <text:p text:style-name="Text_20_body"/>
      <text:p text:style-name="P11"><text:span text:style-name="T1">4.3.16.</text:span><text:span text:style-name="T47">14</text:span><text:span text:style-name="T1">.</text:span> <text:alphabetical-index-mark-start text:id="IMark91006648"/><text:alphabetical-index-mark-start text:id="IMark91183384"/><text:span text:style-name="T142">Next</text:span><text:alphabetical-index-mark-end text:id="IMark91183384"/><text:alphabetical-index-mark-end text:id="IMark91006648"/><text:span text:style-name="T211">: </text:span>describes the <text:alphabetical-index-mark-start text:id="IMark104498536"/><text:alphabetical-index-mark-start text:id="IMark99597480"/><text:alphabetical-index-mark-start text:id="IMark90045944"/><text:alphabetical-index-mark-start text:id="IMark83558280"/><text:alphabetical-index-mark-start text:id="IMark95790968"/>order<text:alphabetical-index-mark-end text:id="IMark95790968"/><text:alphabetical-index-mark-end text:id="IMark83558280"/><text:alphabetical-index-mark-end text:id="IMark90045944"/><text:alphabetical-index-mark-end text:id="IMark99597480"/><text:alphabetical-index-mark-end text:id="IMark104498536"/> of <text:alphabetical-index-mark-start text:id="IMark90821960"/><text:alphabetical-index-mark-start text:id="IMark100859752"/>execution<text:alphabetical-index-mark-end text:id="IMark100859752"/><text:alphabetical-index-mark-end text:id="IMark90821960"/>. <text:span text:style-name="T302">After the </text:span><text:alphabetical-index-mark-start text:id="IMark97345208"/><text:alphabetical-index-mark-start text:id="IMark96962632"/><text:span text:style-name="T302">current</text:span><text:alphabetical-index-mark-end text:id="IMark96962632"/><text:alphabetical-index-mark-end text:id="IMark97345208"/><text:span text:style-name="T302"> </text:span><text:alphabetical-index-mark-start text:id="IMark94319592"/><text:alphabetical-index-mark-start text:id="IMark92539432"/><text:alphabetical-index-mark-start text:id="IMark94564040"/><text:alphabetical-index-mark-start text:id="IMark101828664"/><text:alphabetical-index-mark-start text:id="IMark94502504"/><text:span text:style-name="T302">waypoint</text:span><text:alphabetical-index-mark-end text:id="IMark94502504"/><text:alphabetical-index-mark-end text:id="IMark101828664"/><text:alphabetical-index-mark-end text:id="IMark94564040"/><text:alphabetical-index-mark-end text:id="IMark92539432"/><text:alphabetical-index-mark-end text:id="IMark94319592"/><text:span text:style-name="T302"> </text:span><text:span text:style-name="T143">k</text:span><text:span text:style-name="T302">, t</text:span>he <text:alphabetical-index-mark-start text:id="IMark104468488"/><text:alphabetical-index-mark-start text:id="IMark90598488"/><text:alphabetical-index-mark-start text:id="IMark82473064"/><text:alphabetical-index-mark-start text:id="IMark93466744"/><text:alphabetical-index-mark-start text:id="IMark97254824"/><text:alphabetical-index-mark-start text:id="IMark81769576"/>AI<text:alphabetical-index-mark-end text:id="IMark81769576"/>E<text:alphabetical-index-mark-end text:id="IMark97254824"/><text:alphabetical-index-mark-end text:id="IMark93466744"/><text:alphabetical-index-mark-end text:id="IMark82473064"/><text:alphabetical-index-mark-end text:id="IMark90598488"/><text:alphabetical-index-mark-end text:id="IMark104468488"/> will always attempt to <text:alphabetical-index-mark-start text:id="IMark93463496"/><text:alphabetical-index-mark-start text:id="IMark79647528"/>process<text:alphabetical-index-mark-end text:id="IMark79647528"/><text:alphabetical-index-mark-end text:id="IMark93463496"/> <text:span text:style-name="T302">a</text:span> <text:span text:style-name="T302">given </text:span><text:alphabetical-index-mark-start text:id="IMark81153816"/><text:alphabetical-index-mark-start text:id="IMark97325416"/><text:alphabetical-index-mark-start text:id="IMark83136648"/><text:alphabetical-index-mark-start text:id="IMark80682712"/><text:alphabetical-index-mark-start text:id="IMark96057144"/><text:span text:style-name="T302">record</text:span><text:alphabetical-index-mark-end text:id="IMark96057144"/><text:alphabetical-index-mark-end text:id="IMark80682712"/><text:alphabetical-index-mark-end text:id="IMark83136648"/><text:alphabetical-index-mark-end text:id="IMark97325416"/><text:alphabetical-index-mark-end text:id="IMark81153816"/><text:span text:style-name="T302"> </text:span><text:span text:style-name="T143">n</text:span><text:span text:style-name="T302"> given that </text:span><text:span text:style-name="T143">n &gt;= k +1</text:span><text:span text:style-name="T302">, so that </text:span><text:alphabetical-index-mark-start text:id="IMark81189112"/><text:alphabetical-index-mark-start text:id="IMark99313080"/><text:span text:style-name="T143">Next</text:span><text:alphabetical-index-mark-end text:id="IMark99313080"/><text:alphabetical-index-mark-end text:id="IMark81189112"/><text:span text:style-name="T303">k</text:span><text:span text:style-name="T143"> </text:span><text:span text:style-name="T145">← </text:span><text:alphabetical-index-mark-start text:id="IMark92068856"/><text:alphabetical-index-mark-start text:id="IMark80133432"/><text:span text:style-name="T143">Num</text:span><text:alphabetical-index-mark-end text:id="IMark80133432"/><text:alphabetical-index-mark-end text:id="IMark92068856"/><text:span text:style-name="T303">n</text:span><text:span text:style-name="T302"> after sorting the </text:span><text:alphabetical-index-mark-start text:id="IMark80879288"/><text:alphabetical-index-mark-start text:id="IMark60725208"/><text:alphabetical-index-mark-start text:id="IMark83674168"/><text:alphabetical-index-mark-start text:id="IMark103324792"/><text:alphabetical-index-mark-start text:id="IMark101462984"/><text:span text:style-name="T302">ai</text:span><text:alphabetical-index-mark-start text:id="IMark98583208"/><text:alphabetical-index-mark-start text:id="IMark101186840"/><text:alphabetical-index-mark-start text:id="IMark67098248"/><text:alphabetical-index-mark-start text:id="IMark52508872"/><text:alphabetical-index-mark-start text:id="IMark104600072"/><text:span text:style-name="T302">plan</text:span><text:alphabetical-index-mark-end text:id="IMark104600072"/><text:alphabetical-index-mark-end text:id="IMark52508872"/><text:alphabetical-index-mark-end text:id="IMark67098248"/><text:alphabetical-index-mark-end text:id="IMark101186840"/><text:alphabetical-index-mark-end text:id="IMark98583208"/><text:alphabetical-index-mark-end text:id="IMark101462984"/><text:alphabetical-index-mark-end text:id="IMark103324792"/><text:alphabetical-index-mark-end text:id="IMark83674168"/><text:alphabetical-index-mark-end text:id="IMark60725208"/><text:alphabetical-index-mark-end text:id="IMark80879288"/><text:span text:style-name="T302"> </text:span><text:alphabetical-index-mark-start text:id="IMark79096008"/><text:alphabetical-index-mark-start text:id="IMark78104872"/><text:alphabetical-index-mark-start text:id="IMark99290936"/><text:alphabetical-index-mark-start text:id="IMark94801304"/><text:alphabetical-index-mark-start text:id="IMark90311096"/><text:span text:style-name="T302">record</text:span><text:alphabetical-index-mark-end text:id="IMark90311096"/><text:alphabetical-index-mark-end text:id="IMark94801304"/><text:alphabetical-index-mark-end text:id="IMark99290936"/><text:alphabetical-index-mark-end text:id="IMark78104872"/><text:alphabetical-index-mark-end text:id="IMark79096008"/><text:span text:style-name="T302">s ascending by </text:span><text:alphabetical-index-mark-start text:id="IMark102216392"/><text:alphabetical-index-mark-start text:id="IMark67705240"/><text:span text:style-name="T143">Num</text:span><text:alphabetical-index-mark-end text:id="IMark67705240"/><text:alphabetical-index-mark-end text:id="IMark102216392"/><text:span text:style-name="T302"> </text:span><text:alphabetical-index-mark-start text:id="IMark96188776"/><text:alphabetical-index-mark-start text:id="IMark80339128"/><text:alphabetical-index-mark-start text:id="IMark90377880"/><text:alphabetical-index-mark-start text:id="IMark91694008"/><text:alphabetical-index-mark-start text:id="IMark95070600"/><text:span text:style-name="T302">value</text:span><text:alphabetical-index-mark-end text:id="IMark95070600"/><text:alphabetical-index-mark-end text:id="IMark91694008"/><text:alphabetical-index-mark-end text:id="IMark90377880"/><text:alphabetical-index-mark-end text:id="IMark80339128"/><text:alphabetical-index-mark-end text:id="IMark96188776"/><text:span text:style-name="T302"> and eli</text:span><text:alphabetical-index-mark-start text:id="IMark84003528"/><text:span text:style-name="T302">min</text:span><text:alphabetical-index-mark-end text:id="IMark84003528"/><text:span text:style-name="T302">ating those </text:span><text:alphabetical-index-mark-start text:id="IMark101523448"/><text:alphabetical-index-mark-start text:id="IMark104062520"/><text:alphabetical-index-mark-start text:id="IMark91697800"/><text:alphabetical-index-mark-start text:id="IMark99105928"/><text:alphabetical-index-mark-start text:id="IMark102245080"/><text:span text:style-name="T302">record</text:span><text:alphabetical-index-mark-end text:id="IMark102245080"/><text:alphabetical-index-mark-end text:id="IMark99105928"/><text:alphabetical-index-mark-end text:id="IMark91697800"/><text:alphabetical-index-mark-end text:id="IMark104062520"/><text:alphabetical-index-mark-end text:id="IMark101523448"/><text:span text:style-name="T302">s with </text:span><text:alphabetical-index-mark-start text:id="IMark91429064"/><text:alphabetical-index-mark-start text:id="IMark98801176"/><text:alphabetical-index-mark-start text:id="IMark97775016"/><text:alphabetical-index-mark-start text:id="IMark103046488"/><text:alphabetical-index-mark-start text:id="IMark97386632"/><text:span text:style-name="T143">Status</text:span><text:alphabetical-index-mark-end text:id="IMark97386632"/><text:alphabetical-index-mark-end text:id="IMark103046488"/><text:alphabetical-index-mark-end text:id="IMark97775016"/><text:alphabetical-index-mark-end text:id="IMark98801176"/><text:alphabetical-index-mark-end text:id="IMark91429064"/><text:span text:style-name="T143"> != ‘</text:span><text:alphabetical-index-mark-start text:id="IMark44856184"/><text:alphabetical-index-mark-start text:id="IMark97666040"/><text:alphabetical-index-mark-start text:id="IMark89968392"/><text:alphabetical-index-mark-start text:id="IMark80576392"/><text:alphabetical-index-mark-start text:id="IMark91336952"/><text:span text:style-name="T143">enabled</text:span><text:alphabetical-index-mark-end text:id="IMark91336952"/><text:alphabetical-index-mark-end text:id="IMark80576392"/><text:alphabetical-index-mark-end text:id="IMark89968392"/><text:alphabetical-index-mark-end text:id="IMark97666040"/><text:alphabetical-index-mark-end text:id="IMark44856184"/><text:span text:style-name="T143">’</text:span>. <text:span text:style-name="T304">In other words, the </text:span><text:alphabetical-index-mark-start text:id="IMark95773128"/><text:alphabetical-index-mark-start text:id="IMark79644952"/><text:alphabetical-index-mark-start text:id="IMark91639528"/><text:alphabetical-index-mark-start text:id="IMark83937960"/><text:alphabetical-index-mark-start text:id="IMark80173640"/><text:span text:style-name="T304">record</text:span><text:alphabetical-index-mark-end text:id="IMark80173640"/><text:alphabetical-index-mark-end text:id="IMark83937960"/><text:alphabetical-index-mark-end text:id="IMark91639528"/><text:alphabetical-index-mark-end text:id="IMark79644952"/><text:alphabetical-index-mark-end text:id="IMark95773128"/><text:span text:style-name="T304">s corresponding to an </text:span><text:alphabetical-index-mark-start text:id="IMark101223976"/><text:alphabetical-index-mark-start text:id="IMark43981464"/><text:alphabetical-index-mark-start text:id="IMark97345992"/><text:alphabetical-index-mark-start text:id="IMark92672984"/><text:alphabetical-index-mark-start text:id="IMark79646744"/><text:span text:style-name="T304">ai</text:span><text:alphabetical-index-mark-start text:id="IMark82250840"/><text:alphabetical-index-mark-start text:id="IMark104711720"/><text:alphabetical-index-mark-start text:id="IMark94875464"/><text:alphabetical-index-mark-start text:id="IMark97601144"/><text:alphabetical-index-mark-start text:id="IMark84374888"/><text:span text:style-name="T304">plan</text:span><text:alphabetical-index-mark-end text:id="IMark84374888"/><text:alphabetical-index-mark-end text:id="IMark97601144"/><text:alphabetical-index-mark-end text:id="IMark94875464"/><text:alphabetical-index-mark-end text:id="IMark104711720"/><text:alphabetical-index-mark-end text:id="IMark82250840"/><text:alphabetical-index-mark-end text:id="IMark79646744"/><text:alphabetical-index-mark-end text:id="IMark92672984"/><text:alphabetical-index-mark-end text:id="IMark97345992"/><text:alphabetical-index-mark-end text:id="IMark43981464"/><text:alphabetical-index-mark-end text:id="IMark101223976"/><text:span text:style-name="T304"> will be sorted by their </text:span><text:alphabetical-index-mark-start text:id="IMark98634072"/><text:alphabetical-index-mark-start text:id="IMark100153864"/><text:span text:style-name="T144">Num</text:span><text:alphabetical-index-mark-end text:id="IMark100153864"/><text:alphabetical-index-mark-end text:id="IMark98634072"/><text:span text:style-name="T304"> </text:span><text:alphabetical-index-mark-start text:id="IMark80090216"/><text:alphabetical-index-mark-start text:id="IMark84010488"/><text:alphabetical-index-mark-start text:id="IMark94640200"/><text:alphabetical-index-mark-start text:id="IMark91010760"/><text:alphabetical-index-mark-start text:id="IMark95257016"/><text:span text:style-name="T304">value</text:span><text:alphabetical-index-mark-end text:id="IMark95257016"/><text:alphabetical-index-mark-end text:id="IMark91010760"/><text:alphabetical-index-mark-end text:id="IMark94640200"/><text:alphabetical-index-mark-end text:id="IMark84010488"/><text:alphabetical-index-mark-end text:id="IMark80090216"/><text:span text:style-name="T304">s, then those with </text:span><text:alphabetical-index-mark-start text:id="IMark83854472"/><text:alphabetical-index-mark-start text:id="IMark104257416"/><text:alphabetical-index-mark-start text:id="IMark82204200"/><text:alphabetical-index-mark-start text:id="IMark94159832"/><text:alphabetical-index-mark-start text:id="IMark80170632"/><text:span text:style-name="T144">Status</text:span><text:alphabetical-index-mark-end text:id="IMark80170632"/><text:alphabetical-index-mark-end text:id="IMark94159832"/><text:alphabetical-index-mark-end text:id="IMark82204200"/><text:alphabetical-index-mark-end text:id="IMark104257416"/><text:alphabetical-index-mark-end text:id="IMark83854472"/><text:span text:style-name="T144"> = ‘</text:span><text:alphabetical-index-mark-start text:id="IMark97505048"/><text:alphabetical-index-mark-start text:id="IMark99612056"/><text:alphabetical-index-mark-start text:id="IMark103326232"/><text:alphabetical-index-mark-start text:id="IMark97601928"/><text:alphabetical-index-mark-start text:id="IMark104519176"/><text:span text:style-name="T144">enabled</text:span><text:alphabetical-index-mark-end text:id="IMark104519176"/><text:alphabetical-index-mark-end text:id="IMark97601928"/><text:alphabetical-index-mark-end text:id="IMark103326232"/><text:alphabetical-index-mark-end text:id="IMark99612056"/><text:alphabetical-index-mark-end text:id="IMark97505048"/><text:span text:style-name="T144">’</text:span><text:span text:style-name="T304"> will be </text:span><text:alphabetical-index-mark-start text:id="IMark96247928"/><text:alphabetical-index-mark-start text:id="IMark100025880"/><text:alphabetical-index-mark-start text:id="IMark103701208"/><text:alphabetical-index-mark-start text:id="IMark99685832"/><text:alphabetical-index-mark-start text:id="IMark97084552"/><text:span text:style-name="T304">SELECT</text:span><text:alphabetical-index-mark-end text:id="IMark97084552"/><text:alphabetical-index-mark-end text:id="IMark99685832"/><text:alphabetical-index-mark-end text:id="IMark103701208"/><text:alphabetical-index-mark-end text:id="IMark100025880"/><text:alphabetical-index-mark-end text:id="IMark96247928"/><text:span text:style-name="T304">ed and each </text:span><text:alphabetical-index-mark-start text:id="IMark104704136"/><text:alphabetical-index-mark-start text:id="IMark83071112"/><text:alphabetical-index-mark-start text:id="IMark101870344"/><text:alphabetical-index-mark-start text:id="IMark104668376"/><text:alphabetical-index-mark-start text:id="IMark97347560"/><text:span text:style-name="T304">record</text:span><text:alphabetical-index-mark-end text:id="IMark97347560"/><text:alphabetical-index-mark-end text:id="IMark104668376"/><text:alphabetical-index-mark-end text:id="IMark101870344"/><text:alphabetical-index-mark-end text:id="IMark83071112"/><text:alphabetical-index-mark-end text:id="IMark104704136"/><text:span text:style-name="T304"> listed on the </text:span><text:alphabetical-index-mark-start text:id="IMark98903160"/><text:alphabetical-index-mark-start text:id="IMark78411928"/><text:alphabetical-index-mark-start text:id="IMark104183400"/><text:alphabetical-index-mark-start text:id="IMark91459464"/><text:alphabetical-index-mark-start text:id="IMark101328296"/><text:span text:style-name="T304">SELECT</text:span><text:alphabetical-index-mark-end text:id="IMark101328296"/><text:alphabetical-index-mark-end text:id="IMark91459464"/><text:alphabetical-index-mark-end text:id="IMark104183400"/><text:alphabetical-index-mark-end text:id="IMark78411928"/><text:alphabetical-index-mark-end text:id="IMark98903160"/><text:span text:style-name="T304">ion will be assigned a </text:span><text:alphabetical-index-mark-start text:id="IMark91605416"/><text:alphabetical-index-mark-start text:id="IMark100405976"/><text:span text:style-name="T144">Next</text:span><text:alphabetical-index-mark-end text:id="IMark100405976"/><text:alphabetical-index-mark-end text:id="IMark91605416"/><text:span text:style-name="T304"> </text:span><text:alphabetical-index-mark-start text:id="IMark93830280"/><text:alphabetical-index-mark-start text:id="IMark95562408"/><text:alphabetical-index-mark-start text:id="IMark91735912"/><text:alphabetical-index-mark-start text:id="IMark98100040"/><text:alphabetical-index-mark-start text:id="IMark43724120"/><text:span text:style-name="T304">value</text:span><text:alphabetical-index-mark-end text:id="IMark43724120"/><text:alphabetical-index-mark-end text:id="IMark98100040"/><text:alphabetical-index-mark-end text:id="IMark91735912"/><text:alphabetical-index-mark-end text:id="IMark95562408"/><text:alphabetical-index-mark-end text:id="IMark93830280"/><text:span text:style-name="T304"> </text:span><text:alphabetical-index-mark-start text:id="IMark96340472"/><text:span text:style-name="T304">equ</text:span><text:alphabetical-index-mark-end text:id="IMark96340472"/><text:span text:style-name="T304">al to the </text:span><text:alphabetical-index-mark-start text:id="IMark102448936"/><text:alphabetical-index-mark-start text:id="IMark92313112"/><text:span text:style-name="T144">Num</text:span><text:alphabetical-index-mark-end text:id="IMark92313112"/><text:alphabetical-index-mark-end text:id="IMark102448936"/><text:span text:style-name="T304"> </text:span><text:alphabetical-index-mark-start text:id="IMark90182872"/><text:alphabetical-index-mark-start text:id="IMark97674072"/><text:alphabetical-index-mark-start text:id="IMark102509752"/><text:alphabetical-index-mark-start text:id="IMark104428408"/><text:alphabetical-index-mark-start text:id="IMark82143032"/><text:span text:style-name="T304">value</text:span><text:alphabetical-index-mark-end text:id="IMark82143032"/><text:alphabetical-index-mark-end text:id="IMark104428408"/><text:alphabetical-index-mark-end text:id="IMark102509752"/><text:alphabetical-index-mark-end text:id="IMark97674072"/><text:alphabetical-index-mark-end text:id="IMark90182872"/><text:span text:style-name="T304"> of the </text:span><text:alphabetical-index-mark-start text:id="IMark97186584"/><text:alphabetical-index-mark-start text:id="IMark102229464"/><text:alphabetical-index-mark-start text:id="IMark44958072"/><text:alphabetical-index-mark-start text:id="IMark60724424"/><text:alphabetical-index-mark-start text:id="IMark103109080"/><text:span text:style-name="T304">record</text:span><text:alphabetical-index-mark-end text:id="IMark103109080"/><text:alphabetical-index-mark-end text:id="IMark60724424"/><text:alphabetical-index-mark-end text:id="IMark44958072"/><text:alphabetical-index-mark-end text:id="IMark102229464"/><text:alphabetical-index-mark-end text:id="IMark97186584"/><text:span text:style-name="T304"> immediately following it on the list obtained after executing the </text:span><text:alphabetical-index-mark-start text:id="IMark95023704"/><text:alphabetical-index-mark-start text:id="IMark92314680"/><text:alphabetical-index-mark-start text:id="IMark96148360"/><text:alphabetical-index-mark-start text:id="IMark79425480"/><text:alphabetical-index-mark-start text:id="IMark100660616"/><text:span text:style-name="T304">SELECT</text:span><text:alphabetical-index-mark-end text:id="IMark100660616"/><text:alphabetical-index-mark-end text:id="IMark79425480"/><text:alphabetical-index-mark-end text:id="IMark96148360"/><text:alphabetical-index-mark-end text:id="IMark92314680"/><text:alphabetical-index-mark-end text:id="IMark95023704"/><text:span text:style-name="T304"> </text:span><text:alphabetical-index-mark-start text:id="IMark100757144"/><text:alphabetical-index-mark-start text:id="IMark102003736"/><text:alphabetical-index-mark-start text:id="IMark95454136"/><text:alphabetical-index-mark-start text:id="IMark94321816"/><text:alphabetical-index-mark-start text:id="IMark90743512"/><text:span text:style-name="T304">query</text:span><text:alphabetical-index-mark-end text:id="IMark90743512"/><text:alphabetical-index-mark-end text:id="IMark94321816"/><text:alphabetical-index-mark-end text:id="IMark95454136"/><text:alphabetical-index-mark-end text:id="IMark102003736"/><text:alphabetical-index-mark-end text:id="IMark100757144"/><text:span text:style-name="T304">.</text:span></text:p>
      <text:p text:style-name="P11"/>
      <text:p text:style-name="P11"><text:span text:style-name="T304">Also, all </text:span><text:alphabetical-index-mark-start text:id="IMark102563992"/><text:alphabetical-index-mark-start text:id="IMark90018696"/><text:alphabetical-index-mark-start text:id="IMark98844248"/><text:alphabetical-index-mark-start text:id="IMark79987528"/><text:alphabetical-index-mark-start text:id="IMark98156232"/><text:span text:style-name="T304">record</text:span><text:alphabetical-index-mark-end text:id="IMark98156232"/><text:alphabetical-index-mark-end text:id="IMark79987528"/><text:alphabetical-index-mark-end text:id="IMark98844248"/><text:alphabetical-index-mark-end text:id="IMark90018696"/><text:alphabetical-index-mark-end text:id="IMark102563992"/><text:span text:style-name="T304">s receive A </text:span><text:alphabetical-index-mark-start text:id="IMark105247624"/><text:alphabetical-index-mark-start text:id="IMark96155576"/><text:alphabetical-index-mark-start text:id="IMark90667096"/><text:alphabetical-index-mark-start text:id="IMark96896232"/><text:alphabetical-index-mark-start text:id="IMark95761656"/><text:span text:style-name="T144">Value</text:span><text:alphabetical-index-mark-end text:id="IMark95761656"/><text:alphabetical-index-mark-end text:id="IMark96896232"/><text:alphabetical-index-mark-end text:id="IMark90667096"/><text:alphabetical-index-mark-end text:id="IMark96155576"/><text:alphabetical-index-mark-end text:id="IMark105247624"/><text:span text:style-name="T144"> = 1</text:span><text:span text:style-name="T304"> (</text:span><text:alphabetical-index-mark-start text:id="IMark97354792"/><text:alphabetical-index-mark-start text:id="IMark80823768"/><text:alphabetical-index-mark-start text:id="IMark93327016"/><text:alphabetical-index-mark-start text:id="IMark91790296"/><text:alphabetical-index-mark-start text:id="IMark103751432"/><text:span text:style-name="T144">sde_</text:span><text:alphabetical-index-mark-start text:id="IMark98865576"/><text:alphabetical-index-mark-start text:id="IMark104590376"/><text:alphabetical-index-mark-start text:id="IMark97053496"/><text:alphabetical-index-mark-start text:id="IMark81726840"/><text:alphabetical-index-mark-start text:id="IMark99549672"/><text:span text:style-name="T144">wpt</text:span><text:alphabetical-index-mark-end text:id="IMark99549672"/><text:alphabetical-index-mark-end text:id="IMark81726840"/><text:alphabetical-index-mark-end text:id="IMark97053496"/><text:alphabetical-index-mark-end text:id="IMark104590376"/><text:alphabetical-index-mark-end text:id="IMark98865576"/><text:alphabetical-index-mark-end text:id="IMark103751432"/><text:alphabetical-index-mark-end text:id="IMark91790296"/><text:alphabetical-index-mark-end text:id="IMark93327016"/><text:alphabetical-index-mark-end text:id="IMark80823768"/><text:alphabetical-index-mark-end text:id="IMark97354792"/><text:span text:style-name="T144">.</text:span><text:alphabetical-index-mark-start text:id="IMark104397816"/><text:alphabetical-index-mark-start text:id="IMark94608744"/><text:alphabetical-index-mark-start text:id="IMark94093608"/><text:alphabetical-index-mark-start text:id="IMark82141464"/><text:alphabetical-index-mark-start text:id="IMark95415496"/><text:span text:style-name="T144">Value</text:span><text:alphabetical-index-mark-end text:id="IMark95415496"/><text:alphabetical-index-mark-end text:id="IMark82141464"/><text:alphabetical-index-mark-end text:id="IMark94093608"/><text:alphabetical-index-mark-end text:id="IMark94608744"/><text:alphabetical-index-mark-end text:id="IMark104397816"/><text:span text:style-name="T144"> ← 1</text:span><text:span text:style-name="T304">) except the last one, whose </text:span><text:alphabetical-index-mark-start text:id="IMark104128872"/><text:alphabetical-index-mark-start text:id="IMark90873432"/><text:alphabetical-index-mark-start text:id="IMark98127208"/><text:alphabetical-index-mark-start text:id="IMark95386104"/><text:alphabetical-index-mark-start text:id="IMark101066728"/><text:span text:style-name="T304">value</text:span><text:alphabetical-index-mark-end text:id="IMark101066728"/><text:alphabetical-index-mark-end text:id="IMark95386104"/><text:alphabetical-index-mark-end text:id="IMark98127208"/><text:alphabetical-index-mark-end text:id="IMark90873432"/><text:alphabetical-index-mark-end text:id="IMark104128872"/><text:span text:style-name="T304"> gets </text:span><text:alphabetical-index-mark-start text:id="IMark91799000"/><text:alphabetical-index-mark-start text:id="IMark104901752"/><text:span text:style-name="T144">Next</text:span><text:alphabetical-index-mark-end text:id="IMark104901752"/><text:alphabetical-index-mark-end text:id="IMark91799000"/><text:span text:style-name="T144"> = 0, </text:span><text:alphabetical-index-mark-start text:id="IMark94448360"/><text:alphabetical-index-mark-start text:id="IMark100280088"/><text:alphabetical-index-mark-start text:id="IMark82919896"/><text:alphabetical-index-mark-start text:id="IMark81870376"/><text:alphabetical-index-mark-start text:id="IMark102898744"/><text:span text:style-name="T147">Action</text:span><text:alphabetical-index-mark-end text:id="IMark102898744"/><text:alphabetical-index-mark-end text:id="IMark81870376"/><text:alphabetical-index-mark-end text:id="IMark82919896"/><text:alphabetical-index-mark-end text:id="IMark100280088"/><text:alphabetical-index-mark-end text:id="IMark94448360"/><text:span text:style-name="T147"> = 0</text:span><text:span text:style-name="T144"> </text:span><text:span text:style-name="T305">and therefore</text:span><text:span text:style-name="T145"> </text:span><text:alphabetical-index-mark-start text:id="IMark80836792"/><text:alphabetical-index-mark-start text:id="IMark78262200"/><text:alphabetical-index-mark-start text:id="IMark92736376"/><text:alphabetical-index-mark-start text:id="IMark94236280"/><text:alphabetical-index-mark-start text:id="IMark100665192"/><text:span text:style-name="T144">sde_</text:span><text:alphabetical-index-mark-start text:id="IMark91542904"/><text:alphabetical-index-mark-start text:id="IMark96228216"/><text:alphabetical-index-mark-start text:id="IMark93148728"/><text:alphabetical-index-mark-start text:id="IMark103092296"/><text:alphabetical-index-mark-start text:id="IMark104170760"/><text:span text:style-name="T144">wpt</text:span><text:alphabetical-index-mark-end text:id="IMark104170760"/><text:alphabetical-index-mark-end text:id="IMark103092296"/><text:alphabetical-index-mark-end text:id="IMark93148728"/><text:alphabetical-index-mark-end text:id="IMark96228216"/><text:alphabetical-index-mark-end text:id="IMark91542904"/><text:alphabetical-index-mark-end text:id="IMark100665192"/><text:alphabetical-index-mark-end text:id="IMark94236280"/><text:alphabetical-index-mark-end text:id="IMark92736376"/><text:alphabetical-index-mark-end text:id="IMark78262200"/><text:alphabetical-index-mark-end text:id="IMark80836792"/><text:span text:style-name="T144">.</text:span><text:alphabetical-index-mark-start text:id="IMark89804312"/><text:alphabetical-index-mark-start text:id="IMark102892888"/><text:alphabetical-index-mark-start text:id="IMark90360696"/><text:alphabetical-index-mark-start text:id="IMark81841672"/><text:alphabetical-index-mark-start text:id="IMark82236280"/><text:span text:style-name="T144">Value</text:span><text:alphabetical-index-mark-end text:id="IMark82236280"/><text:alphabetical-index-mark-end text:id="IMark81841672"/><text:alphabetical-index-mark-end text:id="IMark90360696"/><text:alphabetical-index-mark-end text:id="IMark102892888"/><text:alphabetical-index-mark-end text:id="IMark89804312"/><text:span text:style-name="T144"> ← </text:span><text:span text:style-name="T145">0</text:span><text:span text:style-name="T304">, given that there is no </text:span><text:alphabetical-index-mark-start text:id="IMark91011464"/><text:alphabetical-index-mark-start text:id="IMark81287928"/><text:alphabetical-index-mark-start text:id="IMark77370024"/><text:alphabetical-index-mark-start text:id="IMark90597704"/><text:alphabetical-index-mark-start text:id="IMark95731144"/><text:span text:style-name="T304">waypoint</text:span><text:alphabetical-index-mark-end text:id="IMark95731144"/><text:alphabetical-index-mark-end text:id="IMark90597704"/><text:alphabetical-index-mark-end text:id="IMark77370024"/><text:alphabetical-index-mark-end text:id="IMark81287928"/><text:alphabetical-index-mark-end text:id="IMark91011464"/><text:span text:style-name="T304"> registered after it. That last </text:span><text:alphabetical-index-mark-start text:id="IMark96261000"/><text:alphabetical-index-mark-start text:id="IMark97319256"/><text:alphabetical-index-mark-start text:id="IMark100659832"/><text:alphabetical-index-mark-start text:id="IMark97921928"/><text:alphabetical-index-mark-start text:id="IMark102842024"/><text:span text:style-name="T304">waypoint</text:span><text:alphabetical-index-mark-end text:id="IMark102842024"/><text:alphabetical-index-mark-end text:id="IMark97921928"/><text:alphabetical-index-mark-end text:id="IMark100659832"/><text:alphabetical-index-mark-end text:id="IMark97319256"/><text:alphabetical-index-mark-end text:id="IMark96261000"/><text:span text:style-name="T304"> indicates the ter</text:span><text:alphabetical-index-mark-start text:id="IMark79489528"/><text:span text:style-name="T304">min</text:span><text:alphabetical-index-mark-end text:id="IMark79489528"/><text:span text:style-name="T304">ation of the </text:span><text:alphabetical-index-mark-start text:id="IMark100991992"/><text:alphabetical-index-mark-start text:id="IMark90007560"/><text:alphabetical-index-mark-start text:id="IMark80099512"/><text:alphabetical-index-mark-start text:id="IMark60616728"/><text:alphabetical-index-mark-start text:id="IMark94484760"/><text:span text:style-name="T304">ai</text:span><text:alphabetical-index-mark-start text:id="IMark97362520"/><text:alphabetical-index-mark-start text:id="IMark80279400"/><text:alphabetical-index-mark-start text:id="IMark98919464"/><text:alphabetical-index-mark-start text:id="IMark99217592"/><text:alphabetical-index-mark-start text:id="IMark89995640"/><text:span text:style-name="T304">plan</text:span><text:alphabetical-index-mark-end text:id="IMark89995640"/><text:alphabetical-index-mark-end text:id="IMark99217592"/><text:alphabetical-index-mark-end text:id="IMark98919464"/><text:alphabetical-index-mark-end text:id="IMark80279400"/><text:alphabetical-index-mark-end text:id="IMark97362520"/><text:alphabetical-index-mark-end text:id="IMark94484760"/><text:alphabetical-index-mark-end text:id="IMark60616728"/><text:alphabetical-index-mark-end text:id="IMark80099512"/><text:alphabetical-index-mark-end text:id="IMark90007560"/><text:alphabetical-index-mark-end text:id="IMark100991992"/><text:span text:style-name="T304">, since a </text:span><text:alphabetical-index-mark-start text:id="IMark92175848"/><text:alphabetical-index-mark-start text:id="IMark95815464"/><text:alphabetical-index-mark-start text:id="IMark81907944"/><text:alphabetical-index-mark-start text:id="IMark82693144"/><text:alphabetical-index-mark-start text:id="IMark91005832"/><text:span text:style-name="T144">Value</text:span><text:alphabetical-index-mark-end text:id="IMark91005832"/><text:alphabetical-index-mark-end text:id="IMark82693144"/><text:alphabetical-index-mark-end text:id="IMark81907944"/><text:alphabetical-index-mark-end text:id="IMark95815464"/><text:alphabetical-index-mark-end text:id="IMark92175848"/><text:span text:style-name="T144"> = 0</text:span><text:span text:style-name="T304"> will </text:span><text:alphabetical-index-mark-start text:id="IMark81408568"/><text:alphabetical-index-mark-start text:id="IMark90816072"/><text:alphabetical-index-mark-start text:id="IMark97371560"/><text:alphabetical-index-mark-start text:id="IMark44975032"/><text:span text:style-name="T304">de</text:span><text:alphabetical-index-mark-start text:id="IMark91932376"/><text:alphabetical-index-mark-start text:id="IMark100887464"/><text:span text:style-name="T304">activate</text:span><text:alphabetical-index-mark-end text:id="IMark100887464"/><text:alphabetical-index-mark-end text:id="IMark91932376"/><text:alphabetical-index-mark-end text:id="IMark44975032"/><text:alphabetical-index-mark-end text:id="IMark97371560"/><text:alphabetical-index-mark-end text:id="IMark90816072"/><text:alphabetical-index-mark-end text:id="IMark81408568"/><text:span text:style-name="T304"> the </text:span><text:alphabetical-index-mark-start text:id="IMark95092824"/><text:alphabetical-index-mark-start text:id="IMark68728600"/><text:alphabetical-index-mark-start text:id="IMark101868776"/><text:alphabetical-index-mark-start text:id="IMark101972872"/><text:alphabetical-index-mark-start text:id="IMark60737928"/><text:span text:style-name="T304">mode</text:span><text:alphabetical-index-mark-end text:id="IMark60737928"/><text:alphabetical-index-mark-end text:id="IMark101972872"/><text:alphabetical-index-mark-end text:id="IMark101868776"/><text:alphabetical-index-mark-end text:id="IMark68728600"/><text:alphabetical-index-mark-end text:id="IMark95092824"/><text:span text:style-name="T304"> specified in the </text:span><text:alphabetical-index-mark-start text:id="IMark92810696"/><text:alphabetical-index-mark-start text:id="IMark83996360"/><text:span text:style-name="T304">field</text:span><text:alphabetical-index-mark-end text:id="IMark83996360"/><text:alphabetical-index-mark-end text:id="IMark92810696"/><text:span text:style-name="T304"> </text:span><text:alphabetical-index-mark-start text:id="IMark93844136"/><text:alphabetical-index-mark-start text:id="IMark80816728"/><text:alphabetical-index-mark-start text:id="IMark95095960"/><text:alphabetical-index-mark-start text:id="IMark82513208"/><text:alphabetical-index-mark-start text:id="IMark101173928"/><text:span text:style-name="T144">Item</text:span><text:alphabetical-index-mark-end text:id="IMark101173928"/><text:alphabetical-index-mark-end text:id="IMark82513208"/><text:alphabetical-index-mark-end text:id="IMark95095960"/><text:alphabetical-index-mark-end text:id="IMark80816728"/><text:alphabetical-index-mark-end text:id="IMark93844136"/><text:span text:style-name="T304">.</text:span></text:p>
      <text:p text:style-name="Text_20_body"/>
      <text:p text:style-name="Text_20_body"/>
      <text:p text:style-name="Text_20_body"><text:span text:style-name="T1">4.3.16.</text:span><text:span text:style-name="T47">15</text:span><text:span text:style-name="T1">.</text:span> <text:alphabetical-index-mark-start text:id="IMark105103784"/><text:alphabetical-index-mark-start text:id="IMark91121016"/><text:alphabetical-index-mark-start text:id="IMark77919720"/><text:alphabetical-index-mark-start text:id="IMark101863400"/><text:alphabetical-index-mark-start text:id="IMark100235480"/><text:span text:style-name="T142">Item</text:span><text:alphabetical-index-mark-end text:id="IMark100235480"/><text:alphabetical-index-mark-end text:id="IMark101863400"/><text:alphabetical-index-mark-end text:id="IMark77919720"/><text:alphabetical-index-mark-end text:id="IMark91121016"/><text:alphabetical-index-mark-end text:id="IMark105103784"/><text:span text:style-name="T211">: </text:span><text:alphabetical-index-mark-start text:id="IMark95694840"/><text:alphabetical-index-mark-start text:id="IMark99668776"/><text:alphabetical-index-mark-start text:id="IMark101831656"/><text:alphabetical-index-mark-start text:id="IMark96870168"/><text:alphabetical-index-mark-start text:id="IMark60651176"/><text:span text:style-name="T211">item</text:span><text:alphabetical-index-mark-end text:id="IMark60651176"/><text:alphabetical-index-mark-end text:id="IMark96870168"/><text:alphabetical-index-mark-end text:id="IMark101831656"/><text:alphabetical-index-mark-end text:id="IMark99668776"/><text:alphabetical-index-mark-end text:id="IMark95694840"/><text:span text:style-name="T211"> of </text:span><text:span text:style-name="T86">sde_</text:span><text:alphabetical-index-mark-start text:id="IMark101592472"/><text:alphabetical-index-mark-start text:id="IMark95785752"/><text:alphabetical-index-mark-start text:id="IMark94447576"/><text:alphabetical-index-mark-start text:id="IMark101666120"/><text:alphabetical-index-mark-start text:id="IMark82511640"/><text:span text:style-name="T86">fact</text:span><text:alphabetical-index-mark-end text:id="IMark82511640"/><text:alphabetical-index-mark-end text:id="IMark101666120"/><text:alphabetical-index-mark-end text:id="IMark94447576"/><text:alphabetical-index-mark-end text:id="IMark95785752"/><text:alphabetical-index-mark-end text:id="IMark101592472"/><text:span text:style-name="T86">s</text:span><text:span text:style-name="T211"> to be <text:s/>manipu</text:span><text:alphabetical-index-mark-start text:id="IMark104894680"/><text:span text:style-name="T211">lat</text:span><text:alphabetical-index-mark-end text:id="IMark104894680"/><text:span text:style-name="T211">ed – usually </text:span><text:alphabetical-index-mark-start text:id="IMark99404088"/><text:alphabetical-index-mark-start text:id="IMark100655928"/><text:alphabetical-index-mark-start text:id="IMark94077224"/><text:alphabetical-index-mark-start text:id="IMark94169336"/><text:alphabetical-index-mark-start text:id="IMark82191000"/><text:alphabetical-index-mark-start text:id="IMark97090712"/><text:alphabetical-index-mark-start text:id="IMark97324632"/><text:span text:style-name="T86">mode</text:span><text:alphabetical-index-mark-end text:id="IMark97324632"/><text:alphabetical-index-mark-end text:id="IMark97090712"/><text:alphabetical-index-mark-end text:id="IMark82191000"/><text:alphabetical-index-mark-end text:id="IMark94169336"/><text:alphabetical-index-mark-end text:id="IMark94077224"/><text:span text:style-name="T86">_</text:span><text:alphabetical-index-mark-start text:id="IMark84091576"/><text:alphabetical-index-mark-start text:id="IMark81452984"/><text:alphabetical-index-mark-start text:id="IMark101977944"/><text:alphabetical-index-mark-start text:id="IMark99532984"/><text:alphabetical-index-mark-start text:id="IMark91023176"/><text:span text:style-name="T86">wpt</text:span><text:alphabetical-index-mark-end text:id="IMark91023176"/><text:alphabetical-index-mark-end text:id="IMark99532984"/><text:alphabetical-index-mark-end text:id="IMark101977944"/><text:alphabetical-index-mark-end text:id="IMark81452984"/><text:alphabetical-index-mark-end text:id="IMark84091576"/><text:alphabetical-index-mark-end text:id="IMark100655928"/><text:alphabetical-index-mark-end text:id="IMark99404088"/><text:span text:style-name="T211">. This means that reading </text:span><text:alphabetical-index-mark-start text:id="IMark95699144"/><text:alphabetical-index-mark-start text:id="IMark98192632"/><text:alphabetical-index-mark-start text:id="IMark77930584"/><text:alphabetical-index-mark-start text:id="IMark89957128"/><text:span text:style-name="T211">data</text:span><text:alphabetical-index-mark-end text:id="IMark89957128"/><text:alphabetical-index-mark-end text:id="IMark77930584"/><text:alphabetical-index-mark-end text:id="IMark98192632"/><text:alphabetical-index-mark-end text:id="IMark95699144"/><text:span text:style-name="T211"> from </text:span><text:alphabetical-index-mark-start text:id="IMark80182424"/><text:alphabetical-index-mark-start text:id="IMark82081432"/><text:alphabetical-index-mark-start text:id="IMark91520392"/><text:alphabetical-index-mark-start text:id="IMark97102232"/><text:alphabetical-index-mark-start text:id="IMark82427528"/><text:span text:style-name="T211">waypoint</text:span><text:alphabetical-index-mark-end text:id="IMark82427528"/><text:alphabetical-index-mark-end text:id="IMark97102232"/><text:alphabetical-index-mark-end text:id="IMark91520392"/><text:alphabetical-index-mark-end text:id="IMark82081432"/><text:alphabetical-index-mark-end text:id="IMark80182424"/><text:span text:style-name="T211">s can trigger </text:span><text:span text:style-name="T86">per se</text:span><text:span text:style-name="T211"> </text:span><text:alphabetical-index-mark-start text:id="IMark101314856"/><text:alphabetical-index-mark-start text:id="IMark44082136"/><text:alphabetical-index-mark-start text:id="IMark95889656"/><text:alphabetical-index-mark-start text:id="IMark90742728"/><text:alphabetical-index-mark-start text:id="IMark97467720"/><text:span text:style-name="T211">action</text:span><text:alphabetical-index-mark-end text:id="IMark97467720"/><text:alphabetical-index-mark-end text:id="IMark90742728"/><text:alphabetical-index-mark-end text:id="IMark95889656"/><text:alphabetical-index-mark-end text:id="IMark44082136"/><text:alphabetical-index-mark-end text:id="IMark101314856"/><text:span text:style-name="T211">s of the </text:span><text:alphabetical-index-mark-start text:id="IMark96198056"/><text:alphabetical-index-mark-start text:id="IMark96893224"/><text:alphabetical-index-mark-start text:id="IMark91153320"/><text:alphabetical-index-mark-start text:id="IMark80041864"/><text:alphabetical-index-mark-start text:id="IMark79929768"/><text:alphabetical-index-mark-start text:id="IMark81252296"/><text:span text:style-name="T211">AI</text:span><text:alphabetical-index-mark-end text:id="IMark81252296"/><text:span text:style-name="T211">E</text:span><text:alphabetical-index-mark-end text:id="IMark79929768"/><text:alphabetical-index-mark-end text:id="IMark80041864"/><text:alphabetical-index-mark-end text:id="IMark91153320"/><text:alphabetical-index-mark-end text:id="IMark96893224"/><text:alphabetical-index-mark-end text:id="IMark96198056"/><text:span text:style-name="T211">. Since each </text:span><text:alphabetical-index-mark-start text:id="IMark82972120"/><text:alphabetical-index-mark-start text:id="IMark83580168"/><text:alphabetical-index-mark-start text:id="IMark105094488"/><text:alphabetical-index-mark-start text:id="IMark105051000"/><text:alphabetical-index-mark-start text:id="IMark97309960"/><text:span text:style-name="T211">time</text:span><text:alphabetical-index-mark-end text:id="IMark97309960"/><text:alphabetical-index-mark-end text:id="IMark105051000"/><text:alphabetical-index-mark-end text:id="IMark105094488"/><text:alphabetical-index-mark-end text:id="IMark83580168"/><text:alphabetical-index-mark-end text:id="IMark82972120"/><text:span text:style-name="T211"> a </text:span><text:alphabetical-index-mark-start text:id="IMark98378904"/><text:alphabetical-index-mark-start text:id="IMark82540456"/><text:alphabetical-index-mark-start text:id="IMark101700696"/><text:alphabetical-index-mark-start text:id="IMark95583448"/><text:alphabetical-index-mark-start text:id="IMark97043688"/><text:span text:style-name="T211">waypoint</text:span><text:alphabetical-index-mark-end text:id="IMark97043688"/><text:alphabetical-index-mark-end text:id="IMark95583448"/><text:alphabetical-index-mark-end text:id="IMark101700696"/><text:alphabetical-index-mark-end text:id="IMark82540456"/><text:alphabetical-index-mark-end text:id="IMark98378904"/><text:span text:style-name="T211"> is reached </text:span><text:alphabetical-index-mark-start text:id="IMark101991176"/><text:alphabetical-index-mark-start text:id="IMark95999528"/><text:alphabetical-index-mark-start text:id="IMark101084392"/><text:alphabetical-index-mark-start text:id="IMark92641432"/><text:alphabetical-index-mark-start text:id="IMark92644712"/><text:alphabetical-index-mark-start text:id="IMark89747000"/><text:alphabetical-index-mark-start text:id="IMark93233496"/><text:span text:style-name="T86">mode</text:span><text:alphabetical-index-mark-end text:id="IMark93233496"/><text:alphabetical-index-mark-end text:id="IMark89747000"/><text:alphabetical-index-mark-end text:id="IMark92644712"/><text:alphabetical-index-mark-end text:id="IMark92641432"/><text:alphabetical-index-mark-end text:id="IMark101084392"/><text:span text:style-name="T86">_</text:span><text:alphabetical-index-mark-start text:id="IMark96866728"/><text:alphabetical-index-mark-start text:id="IMark92517144"/><text:alphabetical-index-mark-start text:id="IMark81191544"/><text:alphabetical-index-mark-start text:id="IMark94523176"/><text:alphabetical-index-mark-start text:id="IMark60651960"/><text:span text:style-name="T86">wpt</text:span><text:alphabetical-index-mark-end text:id="IMark60651960"/><text:alphabetical-index-mark-end text:id="IMark94523176"/><text:alphabetical-index-mark-end text:id="IMark81191544"/><text:alphabetical-index-mark-end text:id="IMark92517144"/><text:alphabetical-index-mark-end text:id="IMark96866728"/><text:alphabetical-index-mark-end text:id="IMark95999528"/><text:alphabetical-index-mark-end text:id="IMark101991176"/><text:span text:style-name="T211"> </text:span><text:alphabetical-index-mark-start text:id="IMark98980456"/><text:alphabetical-index-mark-start text:id="IMark92200936"/><text:alphabetical-index-mark-start text:id="IMark98843432"/><text:alphabetical-index-mark-start text:id="IMark104936856"/><text:span text:style-name="T211">de</text:span><text:alphabetical-index-mark-start text:id="IMark80283208"/><text:alphabetical-index-mark-start text:id="IMark97309176"/><text:span text:style-name="T211">activate</text:span><text:alphabetical-index-mark-end text:id="IMark97309176"/><text:alphabetical-index-mark-end text:id="IMark80283208"/><text:alphabetical-index-mark-end text:id="IMark104936856"/><text:alphabetical-index-mark-end text:id="IMark98843432"/><text:alphabetical-index-mark-end text:id="IMark92200936"/><text:alphabetical-index-mark-end text:id="IMark98980456"/><text:span text:style-name="T211">s itself because it has no </text:span><text:alphabetical-index-mark-start text:id="IMark93234280"/><text:alphabetical-index-mark-start text:id="IMark100347816"/><text:alphabetical-index-mark-start text:id="IMark89843944"/><text:alphabetical-index-mark-start text:id="IMark97128296"/><text:alphabetical-index-mark-start text:id="IMark99650088"/><text:span text:style-name="T211">waypoint</text:span><text:alphabetical-index-mark-end text:id="IMark99650088"/><text:alphabetical-index-mark-end text:id="IMark97128296"/><text:alphabetical-index-mark-end text:id="IMark89843944"/><text:alphabetical-index-mark-end text:id="IMark100347816"/><text:alphabetical-index-mark-end text:id="IMark93234280"/><text:span text:style-name="T211"> ot follow, if an </text:span><text:alphabetical-index-mark-start text:id="IMark67450120"/><text:alphabetical-index-mark-start text:id="IMark103702840"/><text:alphabetical-index-mark-start text:id="IMark97104584"/><text:alphabetical-index-mark-start text:id="IMark84276856"/><text:alphabetical-index-mark-start text:id="IMark91225288"/><text:span text:style-name="T211">ai</text:span><text:alphabetical-index-mark-start text:id="IMark81194680"/><text:alphabetical-index-mark-start text:id="IMark105262296"/><text:alphabetical-index-mark-start text:id="IMark79225240"/><text:alphabetical-index-mark-start text:id="IMark94089816"/><text:alphabetical-index-mark-start text:id="IMark92717272"/><text:span text:style-name="T211">plan</text:span><text:alphabetical-index-mark-end text:id="IMark92717272"/><text:alphabetical-index-mark-end text:id="IMark94089816"/><text:alphabetical-index-mark-end text:id="IMark79225240"/><text:alphabetical-index-mark-end text:id="IMark105262296"/><text:alphabetical-index-mark-end text:id="IMark81194680"/><text:alphabetical-index-mark-end text:id="IMark91225288"/><text:alphabetical-index-mark-end text:id="IMark84276856"/><text:alphabetical-index-mark-end text:id="IMark97104584"/><text:alphabetical-index-mark-end text:id="IMark103702840"/><text:alphabetical-index-mark-end text:id="IMark67450120"/><text:span text:style-name="T211"> has several </text:span><text:alphabetical-index-mark-start text:id="IMark80108024"/><text:span text:style-name="T211">leg</text:span><text:alphabetical-index-mark-end text:id="IMark80108024"/><text:span text:style-name="T211">s to follow, </text:span><text:alphabetical-index-mark-start text:id="IMark89936952"/><text:alphabetical-index-mark-start text:id="IMark94204920"/><text:alphabetical-index-mark-start text:id="IMark103279944"/><text:alphabetical-index-mark-start text:id="IMark90753672"/><text:alphabetical-index-mark-start text:id="IMark93770296"/><text:alphabetical-index-mark-start text:id="IMark93917224"/><text:alphabetical-index-mark-start text:id="IMark94974344"/><text:span text:style-name="T86">mode</text:span><text:alphabetical-index-mark-end text:id="IMark94974344"/><text:alphabetical-index-mark-end text:id="IMark93917224"/><text:alphabetical-index-mark-end text:id="IMark93770296"/><text:alphabetical-index-mark-end text:id="IMark90753672"/><text:alphabetical-index-mark-end text:id="IMark103279944"/><text:span text:style-name="T86">_</text:span><text:alphabetical-index-mark-start text:id="IMark93771864"/><text:alphabetical-index-mark-start text:id="IMark99029432"/><text:alphabetical-index-mark-start text:id="IMark83913336"/><text:alphabetical-index-mark-start text:id="IMark96013352"/><text:alphabetical-index-mark-start text:id="IMark103234296"/><text:span text:style-name="T86">wpt</text:span><text:alphabetical-index-mark-end text:id="IMark103234296"/><text:alphabetical-index-mark-end text:id="IMark96013352"/><text:alphabetical-index-mark-end text:id="IMark83913336"/><text:alphabetical-index-mark-end text:id="IMark99029432"/><text:alphabetical-index-mark-end text:id="IMark93771864"/><text:alphabetical-index-mark-end text:id="IMark94204920"/><text:alphabetical-index-mark-end text:id="IMark89936952"/><text:span text:style-name="T211"> needs to be </text:span><text:alphabetical-index-mark-start text:id="IMark80535640"/><text:alphabetical-index-mark-start text:id="IMark83534168"/><text:span text:style-name="T211">restart</text:span><text:alphabetical-index-mark-end text:id="IMark83534168"/><text:alphabetical-index-mark-end text:id="IMark80535640"/><text:span text:style-name="T211">ed, or another </text:span><text:alphabetical-index-mark-start text:id="IMark82425960"/><text:alphabetical-index-mark-start text:id="IMark103522920"/><text:alphabetical-index-mark-start text:id="IMark90587368"/><text:alphabetical-index-mark-start text:id="IMark95273720"/><text:alphabetical-index-mark-start text:id="IMark105070648"/><text:span text:style-name="T211">mode</text:span><text:alphabetical-index-mark-end text:id="IMark105070648"/><text:alphabetical-index-mark-end text:id="IMark95273720"/><text:alphabetical-index-mark-end text:id="IMark90587368"/><text:alphabetical-index-mark-end text:id="IMark103522920"/><text:alphabetical-index-mark-end text:id="IMark82425960"/><text:span text:style-name="T211"> that will in </text:span><text:alphabetical-index-mark-start text:id="IMark105149896"/><text:alphabetical-index-mark-start text:id="IMark80061400"/><text:alphabetical-index-mark-start text:id="IMark89826136"/><text:alphabetical-index-mark-start text:id="IMark91056456"/><text:span text:style-name="T211">turn</text:span><text:alphabetical-index-mark-end text:id="IMark91056456"/><text:alphabetical-index-mark-end text:id="IMark89826136"/><text:alphabetical-index-mark-end text:id="IMark80061400"/><text:alphabetical-index-mark-end text:id="IMark105149896"/><text:span text:style-name="T211">, re</text:span><text:alphabetical-index-mark-start text:id="IMark96852360"/><text:alphabetical-index-mark-start text:id="IMark81823256"/><text:span text:style-name="T211">activate</text:span><text:alphabetical-index-mark-end text:id="IMark81823256"/><text:alphabetical-index-mark-end text:id="IMark96852360"/><text:span text:style-name="T211"> </text:span><text:alphabetical-index-mark-start text:id="IMark105095272"/><text:alphabetical-index-mark-start text:id="IMark89804520"/><text:alphabetical-index-mark-start text:id="IMark104722488"/><text:alphabetical-index-mark-start text:id="IMark82206552"/><text:alphabetical-index-mark-start text:id="IMark90949560"/><text:alphabetical-index-mark-start text:id="IMark80660120"/><text:alphabetical-index-mark-start text:id="IMark100939736"/><text:span text:style-name="T86">mode</text:span><text:alphabetical-index-mark-end text:id="IMark100939736"/><text:alphabetical-index-mark-end text:id="IMark80660120"/><text:alphabetical-index-mark-end text:id="IMark90949560"/><text:alphabetical-index-mark-end text:id="IMark82206552"/><text:alphabetical-index-mark-end text:id="IMark104722488"/><text:span text:style-name="T86">_</text:span><text:alphabetical-index-mark-start text:id="IMark90964104"/><text:alphabetical-index-mark-start text:id="IMark100052808"/><text:alphabetical-index-mark-start text:id="IMark43960280"/><text:alphabetical-index-mark-start text:id="IMark98817656"/><text:alphabetical-index-mark-start text:id="IMark104548728"/><text:span text:style-name="T86">wpt</text:span><text:alphabetical-index-mark-end text:id="IMark104548728"/><text:alphabetical-index-mark-end text:id="IMark98817656"/><text:alphabetical-index-mark-end text:id="IMark43960280"/><text:alphabetical-index-mark-end text:id="IMark100052808"/><text:alphabetical-index-mark-end text:id="IMark90964104"/><text:alphabetical-index-mark-end text:id="IMark89804520"/><text:alphabetical-index-mark-end text:id="IMark105095272"/><text:span text:style-name="T211">.</text:span></text:p>
      <text:p text:style-name="Text_20_body"/>
      <text:p text:style-name="Text_20_body"/>
      <text:p text:style-name="Text_20_body"><text:span text:style-name="T1">4.3.16.</text:span><text:span text:style-name="T47">16</text:span><text:span text:style-name="T1">.</text:span> <text:alphabetical-index-mark-start text:id="IMark93871304"/><text:alphabetical-index-mark-start text:id="IMark91335384"/><text:alphabetical-index-mark-start text:id="IMark77987448"/><text:alphabetical-index-mark-start text:id="IMark91247432"/><text:alphabetical-index-mark-start text:id="IMark101242216"/><text:span text:style-name="T142">Value</text:span><text:alphabetical-index-mark-end text:id="IMark101242216"/><text:alphabetical-index-mark-end text:id="IMark91247432"/><text:alphabetical-index-mark-end text:id="IMark77987448"/><text:alphabetical-index-mark-end text:id="IMark91335384"/><text:alphabetical-index-mark-end text:id="IMark93871304"/><text:span text:style-name="T211">: </text:span><text:alphabetical-index-mark-start text:id="IMark90041096"/><text:alphabetical-index-mark-start text:id="IMark90872648"/><text:alphabetical-index-mark-start text:id="IMark95534712"/><text:alphabetical-index-mark-start text:id="IMark91094952"/><text:alphabetical-index-mark-start text:id="IMark82119032"/><text:span text:style-name="T211">value</text:span><text:alphabetical-index-mark-end text:id="IMark82119032"/><text:alphabetical-index-mark-end text:id="IMark91094952"/><text:alphabetical-index-mark-end text:id="IMark95534712"/><text:alphabetical-index-mark-end text:id="IMark90872648"/><text:alphabetical-index-mark-end text:id="IMark90041096"/><text:span text:style-name="T211"> to be assigned to the </text:span><text:alphabetical-index-mark-start text:id="IMark89990008"/><text:alphabetical-index-mark-start text:id="IMark82980504"/><text:alphabetical-index-mark-start text:id="IMark104288328"/><text:alphabetical-index-mark-start text:id="IMark89868280"/><text:alphabetical-index-mark-start text:id="IMark91689656"/><text:span text:style-name="T86">Value</text:span><text:alphabetical-index-mark-end text:id="IMark91689656"/><text:alphabetical-index-mark-end text:id="IMark89868280"/><text:alphabetical-index-mark-end text:id="IMark104288328"/><text:alphabetical-index-mark-end text:id="IMark82980504"/><text:alphabetical-index-mark-end text:id="IMark89990008"/><text:span text:style-name="T211"> </text:span><text:alphabetical-index-mark-start text:id="IMark95927432"/><text:alphabetical-index-mark-start text:id="IMark52530552"/><text:span text:style-name="T211">field</text:span><text:alphabetical-index-mark-end text:id="IMark52530552"/><text:alphabetical-index-mark-end text:id="IMark95927432"/><text:span text:style-name="T211"> of </text:span><text:alphabetical-index-mark-start text:id="IMark68171272"/><text:alphabetical-index-mark-start text:id="IMark102730104"/><text:alphabetical-index-mark-start text:id="IMark92954024"/><text:alphabetical-index-mark-start text:id="IMark102077272"/><text:alphabetical-index-mark-start text:id="IMark79211752"/><text:span text:style-name="T86">Item</text:span><text:alphabetical-index-mark-end text:id="IMark79211752"/><text:alphabetical-index-mark-end text:id="IMark102077272"/><text:alphabetical-index-mark-end text:id="IMark92954024"/><text:alphabetical-index-mark-end text:id="IMark102730104"/><text:alphabetical-index-mark-end text:id="IMark68171272"/><text:span text:style-name="T211"> as per </text:span><text:span text:style-name="T10">[</text:span><text:span text:style-name="T1">4.3.16.</text:span><text:span text:style-name="T47">15</text:span><text:span text:style-name="T1">.</text:span><text:span text:style-name="T10">]</text:span><text:span text:style-name="T211">.</text:span></text:p>
      <text:p text:style-name="Text_20_body"/>
      <text:p text:style-name="Text_20_body"/>
      <text:p text:style-name="Text_20_body"><text:span text:style-name="T1">4.3.16.17.</text:span> <text:alphabetical-index-mark-start text:id="IMark99538600"/><text:alphabetical-index-mark-start text:id="IMark97624648"/><text:alphabetical-index-mark-start text:id="IMark98271064"/><text:alphabetical-index-mark-start text:id="IMark101615560"/><text:alphabetical-index-mark-start text:id="IMark95284184"/><text:span text:style-name="T146">sde_</text:span><text:alphabetical-index-mark-start text:id="IMark99534552"/><text:alphabetical-index-mark-start text:id="IMark90817640"/><text:alphabetical-index-mark-start text:id="IMark82648056"/><text:alphabetical-index-mark-start text:id="IMark94625976"/><text:alphabetical-index-mark-start text:id="IMark104331832"/><text:span text:style-name="T83">wpt</text:span><text:alphabetical-index-mark-end text:id="IMark104331832"/><text:alphabetical-index-mark-end text:id="IMark94625976"/><text:alphabetical-index-mark-end text:id="IMark82648056"/><text:alphabetical-index-mark-end text:id="IMark90817640"/><text:alphabetical-index-mark-end text:id="IMark99534552"/><text:alphabetical-index-mark-end text:id="IMark95284184"/><text:alphabetical-index-mark-end text:id="IMark101615560"/><text:alphabetical-index-mark-end text:id="IMark98271064"/><text:alphabetical-index-mark-end text:id="IMark97624648"/><text:alphabetical-index-mark-end text:id="IMark99538600"/><text:span text:style-name="T307"> </text:span><text:alphabetical-index-mark-start text:id="IMark45029176"/><text:alphabetical-index-mark-start text:id="IMark93676312"/><text:alphabetical-index-mark-start text:id="IMark83064520"/><text:alphabetical-index-mark-start text:id="IMark93767144"/><text:alphabetical-index-mark-start text:id="IMark101998888"/><text:span text:style-name="T307">record</text:span><text:alphabetical-index-mark-end text:id="IMark101998888"/><text:alphabetical-index-mark-end text:id="IMark93767144"/><text:alphabetical-index-mark-end text:id="IMark83064520"/><text:alphabetical-index-mark-end text:id="IMark93676312"/><text:alphabetical-index-mark-end text:id="IMark45029176"/><text:span text:style-name="T307"> </text:span><text:alphabetical-index-mark-start text:id="IMark90970520"/><text:alphabetical-index-mark-start text:id="IMark98139016"/><text:alphabetical-index-mark-start text:id="IMark90902648"/><text:alphabetical-index-mark-start text:id="IMark90846712"/><text:alphabetical-index-mark-start text:id="IMark103683640"/><text:span text:style-name="T307">example</text:span><text:alphabetical-index-mark-end text:id="IMark103683640"/><text:alphabetical-index-mark-end text:id="IMark90846712"/><text:alphabetical-index-mark-end text:id="IMark90902648"/><text:alphabetical-index-mark-end text:id="IMark98139016"/><text:alphabetical-index-mark-end text:id="IMark90970520"/><text:span text:style-name="T307">:</text:span></text:p>
      <text:p text:style-name="Text_20_body"/>
      <text:list xml:id="list8140632605338149793" text:style-name="L7">
        <text:list-item>
          <text:p text:style-name="P49"><text:soft-page-break/><text:alphabetical-index-mark-start text:id="IMark102917736"/><text:alphabetical-index-mark-start text:id="IMark82113560"/>Id<text:alphabetical-index-mark-end text:id="IMark82113560"/><text:alphabetical-index-mark-end text:id="IMark102917736"/> = 3</text:p>
          <text:p text:style-name="P49"/>
        </text:list-item>
        <text:list-item>
          <text:p text:style-name="P49"><text:alphabetical-index-mark-start text:id="IMark101833224"/><text:alphabetical-index-mark-start text:id="IMark80280968"/><text:alphabetical-index-mark-start text:id="IMark99844840"/><text:alphabetical-index-mark-start text:id="IMark95342248"/><text:alphabetical-index-mark-start text:id="IMark81204536"/>Context<text:alphabetical-index-mark-end text:id="IMark81204536"/><text:alphabetical-index-mark-end text:id="IMark95342248"/><text:alphabetical-index-mark-end text:id="IMark99844840"/><text:alphabetical-index-mark-end text:id="IMark80280968"/><text:alphabetical-index-mark-end text:id="IMark101833224"/> = ‘<text:alphabetical-index-mark-start text:id="IMark96420408"/><text:alphabetical-index-mark-start text:id="IMark44952344"/><text:alphabetical-index-mark-start text:id="IMark95401352"/><text:alphabetical-index-mark-start text:id="IMark79121336"/><text:alphabetical-index-mark-start text:id="IMark95521224"/>pln<text:alphabetical-index-mark-end text:id="IMark95521224"/><text:alphabetical-index-mark-end text:id="IMark79121336"/><text:alphabetical-index-mark-end text:id="IMark95401352"/><text:alphabetical-index-mark-end text:id="IMark44952344"/><text:alphabetical-index-mark-end text:id="IMark96420408"/>1.2’</text:p>
          <text:p text:style-name="P49"/>
        </text:list-item>
        <text:list-item>
          <text:p text:style-name="P49"><text:alphabetical-index-mark-start text:id="IMark104476440"/><text:alphabetical-index-mark-start text:id="IMark83421768"/><text:alphabetical-index-mark-start text:id="IMark52996888"/><text:alphabetical-index-mark-start text:id="IMark80820184"/><text:alphabetical-index-mark-start text:id="IMark101144488"/>Status<text:alphabetical-index-mark-end text:id="IMark101144488"/><text:alphabetical-index-mark-end text:id="IMark80820184"/><text:alphabetical-index-mark-end text:id="IMark52996888"/><text:alphabetical-index-mark-end text:id="IMark83421768"/><text:alphabetical-index-mark-end text:id="IMark104476440"/> = ‘<text:alphabetical-index-mark-start text:id="IMark102062088"/><text:alphabetical-index-mark-start text:id="IMark91067880"/><text:alphabetical-index-mark-start text:id="IMark81842456"/><text:alphabetical-index-mark-start text:id="IMark77437240"/><text:alphabetical-index-mark-start text:id="IMark99550456"/>enabled<text:alphabetical-index-mark-end text:id="IMark99550456"/><text:alphabetical-index-mark-end text:id="IMark77437240"/><text:alphabetical-index-mark-end text:id="IMark81842456"/><text:alphabetical-index-mark-end text:id="IMark91067880"/><text:alphabetical-index-mark-end text:id="IMark102062088"/>’</text:p>
          <text:p text:style-name="P49"/>
        </text:list-item>
        <text:list-item>
          <text:p text:style-name="P49"><text:alphabetical-index-mark-start text:id="IMark102890328"/><text:alphabetical-index-mark-start text:id="IMark84351080"/>Num<text:alphabetical-index-mark-end text:id="IMark84351080"/><text:alphabetical-index-mark-end text:id="IMark102890328"/> = 3</text:p>
          <text:p text:style-name="P49"/>
        </text:list-item>
        <text:list-item>
          <text:p text:style-name="P49"><text:alphabetical-index-mark-start text:id="IMark52523672"/><text:alphabetical-index-mark-start text:id="IMark101892600"/>Lat<text:alphabetical-index-mark-end text:id="IMark101892600"/><text:alphabetical-index-mark-end text:id="IMark52523672"/> = 25</text:p>
          <text:p text:style-name="P49"/>
        </text:list-item>
        <text:list-item>
          <text:p text:style-name="P49"><text:alphabetical-index-mark-start text:id="IMark92361160"/><text:alphabetical-index-mark-start text:id="IMark100572056"/>Lon<text:alphabetical-index-mark-end text:id="IMark100572056"/><text:alphabetical-index-mark-end text:id="IMark92361160"/> = 25</text:p>
          <text:p text:style-name="P49"/>
        </text:list-item>
        <text:list-item>
          <text:p text:style-name="P49"><text:alphabetical-index-mark-start text:id="IMark104094776"/><text:alphabetical-index-mark-start text:id="IMark91270936"/>Alt<text:alphabetical-index-mark-end text:id="IMark91270936"/><text:alphabetical-index-mark-end text:id="IMark104094776"/> = 11000</text:p>
          <text:p text:style-name="P49"/>
        </text:list-item>
        <text:list-item>
          <text:p text:style-name="P49"><text:alphabetical-index-mark-start text:id="IMark81549896"/><text:alphabetical-index-mark-start text:id="IMark93796120"/>Dist<text:alphabetical-index-mark-end text:id="IMark93796120"/><text:alphabetical-index-mark-end text:id="IMark81549896"/> = 100</text:p>
          <text:p text:style-name="P49"/>
        </text:list-item>
        <text:list-item>
          <text:p text:style-name="P49"><text:alphabetical-index-mark-start text:id="IMark90089560"/><text:alphabetical-index-mark-start text:id="IMark98891656"/><text:alphabetical-index-mark-start text:id="IMark91080296"/><text:alphabetical-index-mark-start text:id="IMark93572760"/><text:alphabetical-index-mark-start text:id="IMark77135400"/>Time<text:alphabetical-index-mark-end text:id="IMark77135400"/><text:alphabetical-index-mark-end text:id="IMark93572760"/><text:alphabetical-index-mark-end text:id="IMark91080296"/><text:alphabetical-index-mark-end text:id="IMark98891656"/><text:alphabetical-index-mark-end text:id="IMark90089560"/> = 0</text:p>
          <text:p text:style-name="P49"/>
        </text:list-item>
        <text:list-item>
          <text:p text:style-name="P49"><text:alphabetical-index-mark-start text:id="IMark94712008"/><text:alphabetical-index-mark-start text:id="IMark42765224"/><text:alphabetical-index-mark-start text:id="IMark101057496"/><text:alphabetical-index-mark-start text:id="IMark83790264"/>Speed<text:alphabetical-index-mark-end text:id="IMark83790264"/><text:alphabetical-index-mark-end text:id="IMark101057496"/><text:alphabetical-index-mark-end text:id="IMark42765224"/><text:alphabetical-index-mark-end text:id="IMark94712008"/> = 300</text:p>
          <text:p text:style-name="P49"/>
        </text:list-item>
        <text:list-item>
          <text:p text:style-name="P49"><text:alphabetical-index-mark-start text:id="IMark98816088"/><text:alphabetical-index-mark-start text:id="IMark104339384"/><text:alphabetical-index-mark-start text:id="IMark91719592"/><text:alphabetical-index-mark-start text:id="IMark96843848"/><text:alphabetical-index-mark-start text:id="IMark81305256"/>Action<text:alphabetical-index-mark-end text:id="IMark81305256"/><text:alphabetical-index-mark-end text:id="IMark96843848"/><text:alphabetical-index-mark-end text:id="IMark91719592"/><text:alphabetical-index-mark-end text:id="IMark104339384"/><text:alphabetical-index-mark-end text:id="IMark98816088"/> = 1</text:p>
          <text:p text:style-name="P49"/>
        </text:list-item>
        <text:list-item>
          <text:p text:style-name="P49"><text:alphabetical-index-mark-start text:id="IMark94598792"/><text:alphabetical-index-mark-start text:id="IMark91753864"/><text:alphabetical-index-mark-start text:id="IMark91164920"/><text:alphabetical-index-mark-start text:id="IMark83243544"/><text:alphabetical-index-mark-start text:id="IMark97403656"/>Brg<text:alphabetical-index-mark-end text:id="IMark97403656"/><text:alphabetical-index-mark-end text:id="IMark83243544"/><text:alphabetical-index-mark-end text:id="IMark91164920"/><text:alphabetical-index-mark-end text:id="IMark91753864"/><text:alphabetical-index-mark-end text:id="IMark94598792"/> = 25</text:p>
          <text:p text:style-name="P49"/>
        </text:list-item>
        <text:list-item>
          <text:p text:style-name="P49"><text:alphabetical-index-mark-start text:id="IMark77325336"/><text:alphabetical-index-mark-start text:id="IMark102015320"/><text:alphabetical-index-mark-start text:id="IMark99021240"/><text:alphabetical-index-mark-start text:id="IMark53003640"/><text:alphabetical-index-mark-start text:id="IMark68848872"/><text:alphabetical-index-mark-start text:id="IMark95508472"/>Max<text:alphabetical-index-mark-end text:id="IMark95508472"/><text:alphabetical-index-mark-start text:id="IMark97212648"/><text:alphabetical-index-mark-start text:id="IMark101762424"/>Radius<text:alphabetical-index-mark-end text:id="IMark101762424"/><text:alphabetical-index-mark-end text:id="IMark97212648"/><text:alphabetical-index-mark-end text:id="IMark68848872"/><text:alphabetical-index-mark-end text:id="IMark53003640"/><text:alphabetical-index-mark-end text:id="IMark99021240"/><text:alphabetical-index-mark-end text:id="IMark102015320"/><text:alphabetical-index-mark-end text:id="IMark77325336"/> = 15</text:p>
          <text:p text:style-name="P49"/>
        </text:list-item>
        <text:list-item>
          <text:p text:style-name="P49"><text:alphabetical-index-mark-start text:id="IMark80202024"/><text:alphabetical-index-mark-start text:id="IMark101405752"/>Next<text:alphabetical-index-mark-end text:id="IMark101405752"/><text:alphabetical-index-mark-end text:id="IMark80202024"/> = 4</text:p>
          <text:p text:style-name="P49"/>
        </text:list-item>
        <text:list-item>
          <text:p text:style-name="P49"><text:alphabetical-index-mark-start text:id="IMark90040312"/><text:alphabetical-index-mark-start text:id="IMark99368184"/><text:alphabetical-index-mark-start text:id="IMark92482088"/><text:alphabetical-index-mark-start text:id="IMark102445928"/><text:alphabetical-index-mark-start text:id="IMark103267848"/>Item<text:alphabetical-index-mark-end text:id="IMark103267848"/><text:alphabetical-index-mark-end text:id="IMark102445928"/><text:alphabetical-index-mark-end text:id="IMark92482088"/><text:alphabetical-index-mark-end text:id="IMark99368184"/><text:alphabetical-index-mark-end text:id="IMark90040312"/> = ‘<text:alphabetical-index-mark-start text:id="IMark60681992"/><text:alphabetical-index-mark-start text:id="IMark44873000"/><text:alphabetical-index-mark-start text:id="IMark93961704"/><text:alphabetical-index-mark-start text:id="IMark90961832"/><text:alphabetical-index-mark-start text:id="IMark95459784"/><text:alphabetical-index-mark-start text:id="IMark96107160"/><text:alphabetical-index-mark-start text:id="IMark94234312"/>mode<text:alphabetical-index-mark-end text:id="IMark94234312"/><text:alphabetical-index-mark-end text:id="IMark96107160"/><text:alphabetical-index-mark-end text:id="IMark95459784"/><text:alphabetical-index-mark-end text:id="IMark90961832"/><text:alphabetical-index-mark-end text:id="IMark93961704"/>_<text:alphabetical-index-mark-start text:id="IMark95559832"/><text:alphabetical-index-mark-start text:id="IMark93452296"/><text:alphabetical-index-mark-start text:id="IMark77384024"/><text:alphabetical-index-mark-start text:id="IMark104402216"/><text:alphabetical-index-mark-start text:id="IMark102119192"/>wpt<text:alphabetical-index-mark-end text:id="IMark102119192"/><text:alphabetical-index-mark-end text:id="IMark104402216"/><text:alphabetical-index-mark-end text:id="IMark77384024"/><text:alphabetical-index-mark-end text:id="IMark93452296"/><text:alphabetical-index-mark-end text:id="IMark95559832"/><text:alphabetical-index-mark-end text:id="IMark44873000"/><text:alphabetical-index-mark-end text:id="IMark60681992"/>’</text:p>
          <text:p text:style-name="P49"><text:soft-page-break/></text:p>
        </text:list-item>
        <text:list-item>
          <text:p text:style-name="P49"><text:alphabetical-index-mark-start text:id="IMark98146232"/><text:alphabetical-index-mark-start text:id="IMark82191784"/><text:alphabetical-index-mark-start text:id="IMark104569608"/><text:alphabetical-index-mark-start text:id="IMark97361736"/><text:alphabetical-index-mark-start text:id="IMark93573544"/>Value<text:alphabetical-index-mark-end text:id="IMark93573544"/><text:alphabetical-index-mark-end text:id="IMark97361736"/><text:alphabetical-index-mark-end text:id="IMark104569608"/><text:alphabetical-index-mark-end text:id="IMark82191784"/><text:alphabetical-index-mark-end text:id="IMark98146232"/> = 1</text:p>
        </text:list-item>
      </text:list>
      <text:p text:style-name="Text_20_body"/>
      <text:p text:style-name="Text_20_body"><text:alphabetical-index-mark-start text:id="IMark99500312"/><text:alphabetical-index-mark-start text:id="IMark100743336"/><text:span text:style-name="T83">Id</text:span><text:alphabetical-index-mark-end text:id="IMark100743336"/><text:alphabetical-index-mark-end text:id="IMark99500312"/><text:span text:style-name="T83"> = 3</text:span> means that this is the third <text:alphabetical-index-mark-start text:id="IMark99100776"/><text:alphabetical-index-mark-start text:id="IMark78310136"/><text:alphabetical-index-mark-start text:id="IMark81292632"/><text:alphabetical-index-mark-start text:id="IMark104833240"/><text:alphabetical-index-mark-start text:id="IMark91071912"/>record<text:alphabetical-index-mark-end text:id="IMark91071912"/><text:alphabetical-index-mark-end text:id="IMark104833240"/><text:alphabetical-index-mark-end text:id="IMark81292632"/><text:alphabetical-index-mark-end text:id="IMark78310136"/><text:alphabetical-index-mark-end text:id="IMark99100776"/> of the <text:alphabetical-index-mark-start text:id="IMark92923192"/><text:alphabetical-index-mark-start text:id="IMark60722200"/><text:alphabetical-index-mark-start text:id="IMark60615160"/><text:alphabetical-index-mark-start text:id="IMark100526200"/>file<text:alphabetical-index-mark-end text:id="IMark100526200"/><text:alphabetical-index-mark-end text:id="IMark60615160"/><text:alphabetical-index-mark-end text:id="IMark60722200"/><text:alphabetical-index-mark-end text:id="IMark92923192"/>.</text:p>
      <text:p text:style-name="Text_20_body"/>
      <text:p text:style-name="Text_20_body"><text:alphabetical-index-mark-start text:id="IMark68394472"/><text:alphabetical-index-mark-start text:id="IMark104538616"/><text:alphabetical-index-mark-start text:id="IMark104846664"/><text:alphabetical-index-mark-start text:id="IMark100167928"/><text:alphabetical-index-mark-start text:id="IMark44764024"/><text:span text:style-name="T147">Context</text:span><text:alphabetical-index-mark-end text:id="IMark44764024"/><text:alphabetical-index-mark-end text:id="IMark100167928"/><text:alphabetical-index-mark-end text:id="IMark104846664"/><text:alphabetical-index-mark-end text:id="IMark104538616"/><text:alphabetical-index-mark-end text:id="IMark68394472"/><text:span text:style-name="T147"> = ‘</text:span><text:alphabetical-index-mark-start text:id="IMark77436456"/><text:alphabetical-index-mark-start text:id="IMark43382648"/><text:alphabetical-index-mark-start text:id="IMark94413720"/><text:alphabetical-index-mark-start text:id="IMark80906632"/><text:alphabetical-index-mark-start text:id="IMark100059784"/><text:span text:style-name="T147">pln</text:span><text:alphabetical-index-mark-end text:id="IMark100059784"/><text:alphabetical-index-mark-end text:id="IMark80906632"/><text:alphabetical-index-mark-end text:id="IMark94413720"/><text:alphabetical-index-mark-end text:id="IMark43382648"/><text:alphabetical-index-mark-end text:id="IMark77436456"/><text:span text:style-name="T147">1.2’</text:span><text:span text:style-name="T306"> </text:span>states that this <text:alphabetical-index-mark-start text:id="IMark90441464"/><text:alphabetical-index-mark-start text:id="IMark98937784"/><text:alphabetical-index-mark-start text:id="IMark81365720"/><text:alphabetical-index-mark-start text:id="IMark98269496"/><text:alphabetical-index-mark-start text:id="IMark80790584"/>record<text:alphabetical-index-mark-end text:id="IMark80790584"/><text:alphabetical-index-mark-end text:id="IMark98269496"/><text:alphabetical-index-mark-end text:id="IMark81365720"/><text:alphabetical-index-mark-end text:id="IMark98937784"/><text:alphabetical-index-mark-end text:id="IMark90441464"/> corresponds to <text:alphabetical-index-mark-start text:id="IMark102747640"/><text:alphabetical-index-mark-start text:id="IMark79931992"/><text:alphabetical-index-mark-start text:id="IMark94639416"/><text:alphabetical-index-mark-start text:id="IMark81646872"/><text:alphabetical-index-mark-start text:id="IMark101135112"/>ai<text:alphabetical-index-mark-start text:id="IMark104356296"/><text:alphabetical-index-mark-start text:id="IMark98014184"/><text:alphabetical-index-mark-start text:id="IMark97522392"/><text:alphabetical-index-mark-start text:id="IMark83755960"/><text:alphabetical-index-mark-start text:id="IMark94179480"/>plan<text:alphabetical-index-mark-end text:id="IMark94179480"/><text:alphabetical-index-mark-end text:id="IMark83755960"/><text:alphabetical-index-mark-end text:id="IMark97522392"/><text:alphabetical-index-mark-end text:id="IMark98014184"/><text:alphabetical-index-mark-end text:id="IMark104356296"/><text:alphabetical-index-mark-end text:id="IMark101135112"/><text:alphabetical-index-mark-end text:id="IMark81646872"/><text:alphabetical-index-mark-end text:id="IMark94639416"/><text:alphabetical-index-mark-end text:id="IMark79931992"/><text:alphabetical-index-mark-end text:id="IMark102747640"/> 1, <text:alphabetical-index-mark-start text:id="IMark79030632"/><text:alphabetical-index-mark-start text:id="IMark83757528"/><text:alphabetical-index-mark-start text:id="IMark81650888"/><text:alphabetical-index-mark-start text:id="IMark102248360"/><text:alphabetical-index-mark-start text:id="IMark105086232"/>version<text:alphabetical-index-mark-end text:id="IMark105086232"/><text:alphabetical-index-mark-end text:id="IMark102248360"/><text:alphabetical-index-mark-end text:id="IMark81650888"/><text:alphabetical-index-mark-end text:id="IMark83757528"/><text:alphabetical-index-mark-end text:id="IMark79030632"/> 2.</text:p>
      <text:p text:style-name="Text_20_body"/>
      <text:p text:style-name="Text_20_body"><text:alphabetical-index-mark-start text:id="IMark44007400"/><text:alphabetical-index-mark-start text:id="IMark82995960"/><text:alphabetical-index-mark-start text:id="IMark83709144"/><text:alphabetical-index-mark-start text:id="IMark95147224"/><text:alphabetical-index-mark-start text:id="IMark103232728"/><text:span text:style-name="T83">Status</text:span><text:alphabetical-index-mark-end text:id="IMark103232728"/><text:alphabetical-index-mark-end text:id="IMark95147224"/><text:alphabetical-index-mark-end text:id="IMark83709144"/><text:alphabetical-index-mark-end text:id="IMark82995960"/><text:alphabetical-index-mark-end text:id="IMark44007400"/><text:span text:style-name="T83"> = ‘</text:span><text:alphabetical-index-mark-start text:id="IMark44942104"/><text:alphabetical-index-mark-start text:id="IMark104467704"/><text:alphabetical-index-mark-start text:id="IMark90568264"/><text:alphabetical-index-mark-start text:id="IMark94415688"/><text:alphabetical-index-mark-start text:id="IMark94320376"/><text:span text:style-name="T83">enabled</text:span><text:alphabetical-index-mark-end text:id="IMark94320376"/><text:alphabetical-index-mark-end text:id="IMark94415688"/><text:alphabetical-index-mark-end text:id="IMark90568264"/><text:alphabetical-index-mark-end text:id="IMark104467704"/><text:alphabetical-index-mark-end text:id="IMark44942104"/><text:span text:style-name="T83">’</text:span> means that the <text:alphabetical-index-mark-start text:id="IMark97316120"/><text:alphabetical-index-mark-start text:id="IMark96953208"/><text:alphabetical-index-mark-start text:id="IMark97260984"/><text:alphabetical-index-mark-start text:id="IMark97173368"/><text:alphabetical-index-mark-start text:id="IMark95831288"/>waypoint<text:alphabetical-index-mark-end text:id="IMark95831288"/><text:alphabetical-index-mark-end text:id="IMark97173368"/><text:alphabetical-index-mark-end text:id="IMark97260984"/><text:alphabetical-index-mark-end text:id="IMark96953208"/><text:alphabetical-index-mark-end text:id="IMark97316120"/> is valid.</text:p>
      <text:p text:style-name="Text_20_body"/>
      <text:p text:style-name="Text_20_body"><text:alphabetical-index-mark-start text:id="IMark91930808"/><text:alphabetical-index-mark-start text:id="IMark103226648"/><text:span text:style-name="T83">Num</text:span><text:alphabetical-index-mark-end text:id="IMark103226648"/><text:alphabetical-index-mark-end text:id="IMark91930808"/><text:span text:style-name="T83"> = 3</text:span> means that the <text:alphabetical-index-mark-start text:id="IMark93958152"/><text:alphabetical-index-mark-start text:id="IMark103302360"/><text:alphabetical-index-mark-start text:id="IMark77257192"/><text:alphabetical-index-mark-start text:id="IMark92355240"/><text:alphabetical-index-mark-start text:id="IMark81482584"/>record<text:alphabetical-index-mark-end text:id="IMark81482584"/><text:alphabetical-index-mark-end text:id="IMark92355240"/><text:alphabetical-index-mark-end text:id="IMark77257192"/><text:alphabetical-index-mark-end text:id="IMark103302360"/><text:alphabetical-index-mark-end text:id="IMark93958152"/> corresponds t the third <text:alphabetical-index-mark-start text:id="IMark94960152"/><text:alphabetical-index-mark-start text:id="IMark103472552"/><text:alphabetical-index-mark-start text:id="IMark77920504"/><text:alphabetical-index-mark-start text:id="IMark91096936"/><text:alphabetical-index-mark-start text:id="IMark77938312"/>waypoint<text:alphabetical-index-mark-end text:id="IMark77938312"/><text:alphabetical-index-mark-end text:id="IMark91096936"/><text:alphabetical-index-mark-end text:id="IMark77920504"/><text:alphabetical-index-mark-end text:id="IMark103472552"/><text:alphabetical-index-mark-end text:id="IMark94960152"/> in its <text:alphabetical-index-mark-start text:id="IMark102432440"/><text:alphabetical-index-mark-start text:id="IMark95312808"/><text:alphabetical-index-mark-start text:id="IMark97527656"/><text:alphabetical-index-mark-start text:id="IMark93926248"/><text:alphabetical-index-mark-start text:id="IMark99057144"/>ai<text:alphabetical-index-mark-start text:id="IMark95494216"/><text:alphabetical-index-mark-start text:id="IMark80922584"/><text:alphabetical-index-mark-start text:id="IMark104452904"/><text:alphabetical-index-mark-start text:id="IMark44904088"/><text:alphabetical-index-mark-start text:id="IMark80635592"/>plan<text:alphabetical-index-mark-end text:id="IMark80635592"/><text:alphabetical-index-mark-end text:id="IMark44904088"/><text:alphabetical-index-mark-end text:id="IMark104452904"/><text:alphabetical-index-mark-end text:id="IMark80922584"/><text:alphabetical-index-mark-end text:id="IMark95494216"/><text:alphabetical-index-mark-end text:id="IMark99057144"/><text:alphabetical-index-mark-end text:id="IMark93926248"/><text:alphabetical-index-mark-end text:id="IMark97527656"/><text:alphabetical-index-mark-end text:id="IMark95312808"/><text:alphabetical-index-mark-end text:id="IMark102432440"/>.</text:p>
      <text:p text:style-name="Text_20_body"/>
      <text:p text:style-name="Text_20_body"><text:alphabetical-index-mark-start text:id="IMark104529864"/><text:alphabetical-index-mark-start text:id="IMark91903992"/><text:span text:style-name="T83">Lat</text:span><text:alphabetical-index-mark-end text:id="IMark91903992"/><text:alphabetical-index-mark-end text:id="IMark104529864"/><text:span text:style-name="T83"> = 25</text:span> indicates a <text:alphabetical-index-mark-start text:id="IMark94691672"/><text:alphabetical-index-mark-start text:id="IMark44786456"/><text:alphabetical-index-mark-start text:id="IMark90912728"/><text:alphabetical-index-mark-start text:id="IMark97877560"/><text:alphabetical-index-mark-start text:id="IMark105197208"/><text:alphabetical-index-mark-start text:id="IMark105217512"/>lat<text:alphabetical-index-mark-end text:id="IMark105217512"/>itude<text:alphabetical-index-mark-end text:id="IMark105197208"/><text:alphabetical-index-mark-end text:id="IMark97877560"/><text:alphabetical-index-mark-end text:id="IMark90912728"/><text:alphabetical-index-mark-end text:id="IMark44786456"/><text:alphabetical-index-mark-end text:id="IMark94691672"/> of 25 <text:alphabetical-index-mark-start text:id="IMark105314952"/><text:alphabetical-index-mark-start text:id="IMark93399992"/><text:alphabetical-index-mark-start text:id="IMark101941544"/><text:alphabetical-index-mark-start text:id="IMark103419496"/><text:alphabetical-index-mark-start text:id="IMark99199144"/><text:alphabetical-index-mark-start text:id="IMark102307448"/><text:alphabetical-index-mark-start text:id="IMark94473288"/><text:alphabetical-index-mark-start text:id="IMark104292360"/><text:alphabetical-index-mark-start text:id="IMark80129768"/><text:alphabetical-index-mark-start text:id="IMark91064184"/>degree<text:alphabetical-index-mark-end text:id="IMark91064184"/><text:alphabetical-index-mark-end text:id="IMark80129768"/><text:alphabetical-index-mark-end text:id="IMark104292360"/><text:alphabetical-index-mark-end text:id="IMark94473288"/><text:alphabetical-index-mark-end text:id="IMark102307448"/><text:alphabetical-index-mark-end text:id="IMark99199144"/><text:alphabetical-index-mark-end text:id="IMark103419496"/><text:alphabetical-index-mark-end text:id="IMark101941544"/><text:alphabetical-index-mark-end text:id="IMark93399992"/><text:alphabetical-index-mark-end text:id="IMark105314952"/>s <text:alphabetical-index-mark-start text:id="IMark79825496"/><text:alphabetical-index-mark-start text:id="IMark95631096"/>north<text:alphabetical-index-mark-end text:id="IMark95631096"/><text:alphabetical-index-mark-end text:id="IMark79825496"/>; <text:alphabetical-index-mark-start text:id="IMark90178072"/><text:alphabetical-index-mark-start text:id="IMark100429352"/>south<text:alphabetical-index-mark-end text:id="IMark100429352"/><text:alphabetical-index-mark-end text:id="IMark90178072"/>ern <text:alphabetical-index-mark-start text:id="IMark81931384"/><text:alphabetical-index-mark-start text:id="IMark79860408"/><text:alphabetical-index-mark-start text:id="IMark90824584"/><text:alphabetical-index-mark-start text:id="IMark104214152"/><text:alphabetical-index-mark-start text:id="IMark91822072"/>value<text:alphabetical-index-mark-end text:id="IMark91822072"/><text:alphabetical-index-mark-end text:id="IMark104214152"/><text:alphabetical-index-mark-end text:id="IMark90824584"/><text:alphabetical-index-mark-end text:id="IMark79860408"/><text:alphabetical-index-mark-end text:id="IMark81931384"/>s are negative.</text:p>
      <text:p text:style-name="Text_20_body"/>
      <text:p text:style-name="Text_20_body"><text:alphabetical-index-mark-start text:id="IMark90381816"/><text:alphabetical-index-mark-start text:id="IMark95680008"/><text:span text:style-name="T83">Lon</text:span><text:alphabetical-index-mark-end text:id="IMark95680008"/><text:alphabetical-index-mark-end text:id="IMark90381816"/><text:span text:style-name="T83"> = 25</text:span> indicates a <text:alphabetical-index-mark-start text:id="IMark80656456"/><text:alphabetical-index-mark-start text:id="IMark84374024"/><text:alphabetical-index-mark-start text:id="IMark82683688"/><text:alphabetical-index-mark-start text:id="IMark105096056"/><text:alphabetical-index-mark-start text:id="IMark99999320"/><text:alphabetical-index-mark-start text:id="IMark81636792"/>lon<text:alphabetical-index-mark-end text:id="IMark81636792"/>gitude<text:alphabetical-index-mark-end text:id="IMark99999320"/><text:alphabetical-index-mark-end text:id="IMark105096056"/><text:alphabetical-index-mark-end text:id="IMark82683688"/><text:alphabetical-index-mark-end text:id="IMark84374024"/><text:alphabetical-index-mark-end text:id="IMark80656456"/> of 25 <text:alphabetical-index-mark-start text:id="IMark93987448"/><text:alphabetical-index-mark-start text:id="IMark95812840"/><text:alphabetical-index-mark-start text:id="IMark102573736"/><text:alphabetical-index-mark-start text:id="IMark102656264"/><text:alphabetical-index-mark-start text:id="IMark98009464"/><text:alphabetical-index-mark-start text:id="IMark94991672"/><text:alphabetical-index-mark-start text:id="IMark83524872"/><text:alphabetical-index-mark-start text:id="IMark83876792"/><text:alphabetical-index-mark-start text:id="IMark92175064"/><text:alphabetical-index-mark-start text:id="IMark95563976"/>degree<text:alphabetical-index-mark-end text:id="IMark95563976"/><text:alphabetical-index-mark-end text:id="IMark92175064"/><text:alphabetical-index-mark-end text:id="IMark83876792"/><text:alphabetical-index-mark-end text:id="IMark83524872"/><text:alphabetical-index-mark-end text:id="IMark94991672"/><text:alphabetical-index-mark-end text:id="IMark98009464"/><text:alphabetical-index-mark-end text:id="IMark102656264"/><text:alphabetical-index-mark-end text:id="IMark102573736"/><text:alphabetical-index-mark-end text:id="IMark95812840"/><text:alphabetical-index-mark-end text:id="IMark93987448"/>s <text:alphabetical-index-mark-start text:id="IMark102586984"/><text:alphabetical-index-mark-start text:id="IMark90436136"/>east<text:alphabetical-index-mark-end text:id="IMark90436136"/><text:alphabetical-index-mark-end text:id="IMark102586984"/>; <text:alphabetical-index-mark-start text:id="IMark84002712"/><text:alphabetical-index-mark-start text:id="IMark82643400"/>west<text:alphabetical-index-mark-end text:id="IMark82643400"/><text:alphabetical-index-mark-end text:id="IMark84002712"/>ern <text:alphabetical-index-mark-start text:id="IMark83156024"/><text:alphabetical-index-mark-start text:id="IMark93328456"/><text:alphabetical-index-mark-start text:id="IMark104702392"/><text:alphabetical-index-mark-start text:id="IMark78784472"/><text:alphabetical-index-mark-start text:id="IMark89708008"/>value<text:alphabetical-index-mark-end text:id="IMark89708008"/><text:alphabetical-index-mark-end text:id="IMark78784472"/><text:alphabetical-index-mark-end text:id="IMark104702392"/><text:alphabetical-index-mark-end text:id="IMark93328456"/><text:alphabetical-index-mark-end text:id="IMark83156024"/>s are negative.</text:p>
      <text:p text:style-name="Text_20_body"/>
      <text:p text:style-name="Text_20_body"><text:alphabetical-index-mark-start text:id="IMark104786232"/><text:alphabetical-index-mark-start text:id="IMark104412744"/><text:span text:style-name="T83">Alt</text:span><text:alphabetical-index-mark-end text:id="IMark104412744"/><text:alphabetical-index-mark-end text:id="IMark104786232"/><text:span text:style-name="T83"> = 11000</text:span> states that the <text:alphabetical-index-mark-start text:id="IMark60633752"/><text:alphabetical-index-mark-start text:id="IMark82237064"/><text:alphabetical-index-mark-start text:id="IMark104912104"/><text:alphabetical-index-mark-start text:id="IMark100575672"/><text:alphabetical-index-mark-start text:id="IMark90562760"/>waypoint<text:alphabetical-index-mark-end text:id="IMark90562760"/><text:alphabetical-index-mark-end text:id="IMark100575672"/><text:alphabetical-index-mark-end text:id="IMark104912104"/><text:alphabetical-index-mark-end text:id="IMark82237064"/><text:alphabetical-index-mark-end text:id="IMark60633752"/> is located at 11000 m above mean <text:alphabetical-index-mark-start text:id="IMark104921272"/><text:alphabetical-index-mark-start text:id="IMark99403304"/><text:alphabetical-index-mark-start text:id="IMark60642664"/><text:alphabetical-index-mark-start text:id="IMark102958744"/><text:alphabetical-index-mark-start text:id="IMark95459000"/>surface<text:alphabetical-index-mark-end text:id="IMark95459000"/><text:alphabetical-index-mark-end text:id="IMark102958744"/><text:alphabetical-index-mark-end text:id="IMark60642664"/><text:alphabetical-index-mark-end text:id="IMark99403304"/><text:alphabetical-index-mark-end text:id="IMark104921272"/> <text:alphabetical-index-mark-start text:id="IMark90086312"/><text:alphabetical-index-mark-start text:id="IMark44795864"/><text:alphabetical-index-mark-start text:id="IMark96337464"/><text:alphabetical-index-mark-start text:id="IMark35941016"/><text:alphabetical-index-mark-start text:id="IMark98051400"/><text:alphabetical-index-mark-start text:id="IMark84029960"/>alt<text:alphabetical-index-mark-end text:id="IMark84029960"/>itude<text:alphabetical-index-mark-end text:id="IMark98051400"/><text:alphabetical-index-mark-end text:id="IMark35941016"/><text:alphabetical-index-mark-end text:id="IMark96337464"/><text:alphabetical-index-mark-end text:id="IMark44795864"/><text:alphabetical-index-mark-end text:id="IMark90086312"/>. <text:span text:style-name="T308">This will be passed to </text:span><text:span text:style-name="T148">sde_</text:span><text:alphabetical-index-mark-start text:id="IMark90454776"/><text:alphabetical-index-mark-start text:id="IMark98304664"/><text:alphabetical-index-mark-start text:id="IMark104715272"/><text:alphabetical-index-mark-start text:id="IMark90139608"/><text:alphabetical-index-mark-start text:id="IMark91112136"/><text:span text:style-name="T148">fact</text:span><text:alphabetical-index-mark-end text:id="IMark91112136"/><text:alphabetical-index-mark-end text:id="IMark90139608"/><text:alphabetical-index-mark-end text:id="IMark104715272"/><text:alphabetical-index-mark-end text:id="IMark98304664"/><text:alphabetical-index-mark-end text:id="IMark90454776"/><text:span text:style-name="T148">s</text:span><text:span text:style-name="T308"> so that </text:span><text:alphabetical-index-mark-start text:id="IMark92451480"/><text:alphabetical-index-mark-start text:id="IMark105298968"/><text:span text:style-name="T148">tgt</text:span><text:alphabetical-index-mark-end text:id="IMark105298968"/><text:alphabetical-index-mark-end text:id="IMark92451480"/><text:span text:style-name="T148">_</text:span><text:alphabetical-index-mark-start text:id="IMark105229160"/><text:alphabetical-index-mark-start text:id="IMark91199128"/><text:span text:style-name="T148">alt</text:span><text:alphabetical-index-mark-end text:id="IMark91199128"/><text:alphabetical-index-mark-end text:id="IMark105229160"/><text:span text:style-name="T148"> = 11000</text:span><text:span text:style-name="T308"> .</text:span></text:p>
      <text:p text:style-name="Text_20_body"/>
      <text:p text:style-name="Text_20_body"><text:alphabetical-index-mark-start text:id="IMark97491688"/><text:alphabetical-index-mark-start text:id="IMark104179368"/><text:span text:style-name="T83">Dist</text:span><text:alphabetical-index-mark-end text:id="IMark104179368"/><text:alphabetical-index-mark-end text:id="IMark97491688"/><text:span text:style-name="T83"> = 100</text:span> means that the <text:alphabetical-index-mark-start text:id="IMark92867144"/><text:alphabetical-index-mark-start text:id="IMark52073432"/>ship<text:alphabetical-index-mark-end text:id="IMark52073432"/><text:alphabetical-index-mark-end text:id="IMark92867144"/> will follow a <text:alphabetical-index-mark-start text:id="IMark79227640"/><text:alphabetical-index-mark-start text:id="IMark105096840"/><text:alphabetical-index-mark-start text:id="IMark105212136"/><text:alphabetical-index-mark-start text:id="IMark96954776"/><text:alphabetical-index-mark-start text:id="IMark83613048"/>leg<text:alphabetical-index-mark-end text:id="IMark83613048"/><text:alphabetical-index-mark-end text:id="IMark96954776"/><text:alphabetical-index-mark-end text:id="IMark105212136"/><text:alphabetical-index-mark-end text:id="IMark105096840"/><text:alphabetical-index-mark-end text:id="IMark79227640"/> of 100km with the <text:alphabetical-index-mark-start text:id="IMark83546856"/><text:alphabetical-index-mark-start text:id="IMark96778488"/><text:alphabetical-index-mark-start text:id="IMark43998728"/><text:alphabetical-index-mark-start text:id="IMark81979400"/><text:alphabetical-index-mark-start text:id="IMark80109592"/>heading<text:alphabetical-index-mark-end text:id="IMark80109592"/><text:alphabetical-index-mark-end text:id="IMark81979400"/><text:alphabetical-index-mark-end text:id="IMark43998728"/><text:alphabetical-index-mark-end text:id="IMark96778488"/><text:alphabetical-index-mark-end text:id="IMark83546856"/> stated in the <text:alphabetical-index-mark-start text:id="IMark91901736"/><text:alphabetical-index-mark-start text:id="IMark89962760"/>field<text:alphabetical-index-mark-end text:id="IMark89962760"/><text:alphabetical-index-mark-end text:id="IMark91901736"/> <text:alphabetical-index-mark-start text:id="IMark100078760"/><text:alphabetical-index-mark-start text:id="IMark98866360"/><text:alphabetical-index-mark-start text:id="IMark95055512"/><text:alphabetical-index-mark-start text:id="IMark90019480"/><text:alphabetical-index-mark-start text:id="IMark99012504"/><text:span text:style-name="T83">Brg</text:span><text:alphabetical-index-mark-end text:id="IMark99012504"/><text:alphabetical-index-mark-end text:id="IMark90019480"/><text:alphabetical-index-mark-end text:id="IMark95055512"/><text:alphabetical-index-mark-end text:id="IMark98866360"/><text:alphabetical-index-mark-end text:id="IMark100078760"/>. <text:alphabetical-index-mark-start text:id="IMark94924088"/><text:alphabetical-index-mark-start text:id="IMark84069096"/><text:span text:style-name="T83">Lat</text:span><text:alphabetical-index-mark-end text:id="IMark84069096"/><text:alphabetical-index-mark-end text:id="IMark94924088"/> and <text:alphabetical-index-mark-start text:id="IMark60641880"/><text:alphabetical-index-mark-start text:id="IMark95164456"/><text:span text:style-name="T83">Lon</text:span><text:alphabetical-index-mark-end text:id="IMark95164456"/><text:alphabetical-index-mark-end text:id="IMark60641880"/> will be re<text:alphabetical-index-mark-start text:id="IMark90707640"/><text:alphabetical-index-mark-start text:id="IMark93841912"/><text:alphabetical-index-mark-start text:id="IMark101117064"/><text:alphabetical-index-mark-start text:id="IMark90088776"/><text:alphabetical-index-mark-start text:id="IMark91816216"/>calcu<text:alphabetical-index-mark-start text:id="IMark80403800"/>lat<text:alphabetical-index-mark-end text:id="IMark80403800"/>e<text:alphabetical-index-mark-end text:id="IMark91816216"/><text:alphabetical-index-mark-end text:id="IMark90088776"/><text:alphabetical-index-mark-end text:id="IMark101117064"/><text:alphabetical-index-mark-end text:id="IMark93841912"/><text:alphabetical-index-mark-end text:id="IMark90707640"/>d.</text:p>
      <text:p text:style-name="Text_20_body"/>
      <text:p text:style-name="Text_20_body"><text:alphabetical-index-mark-start text:id="IMark95664712"/><text:alphabetical-index-mark-start text:id="IMark100320264"/><text:alphabetical-index-mark-start text:id="IMark90626552"/><text:alphabetical-index-mark-start text:id="IMark99678568"/><text:alphabetical-index-mark-start text:id="IMark92932744"/><text:span text:style-name="T83">Time</text:span><text:alphabetical-index-mark-end text:id="IMark92932744"/><text:alphabetical-index-mark-end text:id="IMark99678568"/><text:alphabetical-index-mark-end text:id="IMark90626552"/><text:alphabetical-index-mark-end text:id="IMark100320264"/><text:alphabetical-index-mark-end text:id="IMark95664712"/><text:span text:style-name="T83"> = 0</text:span> means that <text:alphabetical-index-mark-start text:id="IMark105069864"/><text:alphabetical-index-mark-start text:id="IMark82052744"/><text:alphabetical-index-mark-start text:id="IMark97788536"/><text:alphabetical-index-mark-start text:id="IMark98862568"/><text:alphabetical-index-mark-start text:id="IMark77296472"/>time<text:alphabetical-index-mark-end text:id="IMark77296472"/><text:alphabetical-index-mark-end text:id="IMark98862568"/><text:alphabetical-index-mark-end text:id="IMark97788536"/><text:alphabetical-index-mark-end text:id="IMark82052744"/><text:alphabetical-index-mark-end text:id="IMark105069864"/> will not be used as a <text:alphabetical-index-mark-start text:id="IMark103231944"/><text:alphabetical-index-mark-start text:id="IMark92799352"/>measure<text:alphabetical-index-mark-end text:id="IMark92799352"/><text:alphabetical-index-mark-end text:id="IMark103231944"/> for the <text:alphabetical-index-mark-start text:id="IMark79252440"/><text:alphabetical-index-mark-start text:id="IMark100082904"/><text:alphabetical-index-mark-start text:id="IMark98632360"/><text:alphabetical-index-mark-start text:id="IMark99369752"/><text:alphabetical-index-mark-start text:id="IMark92354456"/>leg<text:alphabetical-index-mark-end text:id="IMark92354456"/><text:alphabetical-index-mark-end text:id="IMark99369752"/><text:alphabetical-index-mark-end text:id="IMark98632360"/><text:alphabetical-index-mark-end text:id="IMark100082904"/><text:alphabetical-index-mark-end text:id="IMark79252440"/> to follow.</text:p>
      <text:p text:style-name="Text_20_body"/>
      <text:p text:style-name="Text_20_body"><text:alphabetical-index-mark-start text:id="IMark103931896"/><text:alphabetical-index-mark-start text:id="IMark82994392"/><text:alphabetical-index-mark-start text:id="IMark51136648"/><text:alphabetical-index-mark-start text:id="IMark44856968"/><text:span text:style-name="T83">Speed</text:span><text:alphabetical-index-mark-end text:id="IMark44856968"/><text:alphabetical-index-mark-end text:id="IMark51136648"/><text:alphabetical-index-mark-end text:id="IMark82994392"/><text:alphabetical-index-mark-end text:id="IMark103931896"/><text:span text:style-name="T83"> = 300</text:span> states that the indicated air<text:alphabetical-index-mark-start text:id="IMark92034168"/><text:alphabetical-index-mark-start text:id="IMark90809128"/><text:alphabetical-index-mark-start text:id="IMark102920088"/><text:alphabetical-index-mark-start text:id="IMark94923304"/>speed<text:alphabetical-index-mark-end text:id="IMark94923304"/><text:alphabetical-index-mark-end text:id="IMark102920088"/><text:alphabetical-index-mark-end text:id="IMark90809128"/><text:alphabetical-index-mark-end text:id="IMark92034168"/> will be 300. This <text:alphabetical-index-mark-start text:id="IMark81665432"/><text:alphabetical-index-mark-start text:id="IMark93541064"/><text:alphabetical-index-mark-start text:id="IMark83154456"/><text:alphabetical-index-mark-start text:id="IMark105076936"/><text:alphabetical-index-mark-start text:id="IMark80654104"/>value<text:alphabetical-index-mark-end text:id="IMark80654104"/><text:alphabetical-index-mark-end text:id="IMark105076936"/><text:alphabetical-index-mark-end text:id="IMark83154456"/><text:alphabetical-index-mark-end text:id="IMark93541064"/><text:alphabetical-index-mark-end text:id="IMark81665432"/> will be passed to <text:span text:style-name="T83">sde_</text:span><text:alphabetical-index-mark-start text:id="IMark96833496"/><text:alphabetical-index-mark-start text:id="IMark96905400"/><text:alphabetical-index-mark-start text:id="IMark95997960"/><text:alphabetical-index-mark-start text:id="IMark77922072"/><text:alphabetical-index-mark-start text:id="IMark91571896"/><text:span text:style-name="T83">fact</text:span><text:alphabetical-index-mark-end text:id="IMark91571896"/><text:alphabetical-index-mark-end text:id="IMark77922072"/><text:alphabetical-index-mark-end text:id="IMark95997960"/><text:alphabetical-index-mark-end text:id="IMark96905400"/><text:alphabetical-index-mark-end text:id="IMark96833496"/><text:span text:style-name="T83">s</text:span> so that <text:alphabetical-index-mark-start text:id="IMark103493272"/><text:alphabetical-index-mark-start text:id="IMark105299752"/><text:span text:style-name="T83">tgt</text:span><text:alphabetical-index-mark-end text:id="IMark105299752"/><text:alphabetical-index-mark-end text:id="IMark103493272"/><text:span text:style-name="T83">_</text:span><text:alphabetical-index-mark-start text:id="IMark96925832"/><text:alphabetical-index-mark-start text:id="IMark103093864"/><text:alphabetical-index-mark-start text:id="IMark89983848"/><text:alphabetical-index-mark-start text:id="IMark81550680"/><text:span text:style-name="T83">speed</text:span><text:alphabetical-index-mark-end text:id="IMark81550680"/><text:alphabetical-index-mark-end text:id="IMark89983848"/><text:alphabetical-index-mark-end text:id="IMark103093864"/><text:alphabetical-index-mark-end text:id="IMark96925832"/> = 300 .</text:p>
      <text:p text:style-name="Text_20_body"/>
      <text:p text:style-name="Text_20_body"><text:alphabetical-index-mark-start text:id="IMark96157256"/><text:alphabetical-index-mark-start text:id="IMark98316424"/><text:alphabetical-index-mark-start text:id="IMark89927912"/><text:alphabetical-index-mark-start text:id="IMark90938296"/><text:alphabetical-index-mark-start text:id="IMark96987128"/><text:span text:style-name="T83">Action</text:span><text:alphabetical-index-mark-end text:id="IMark96987128"/><text:alphabetical-index-mark-end text:id="IMark90938296"/><text:alphabetical-index-mark-end text:id="IMark89927912"/><text:alphabetical-index-mark-end text:id="IMark98316424"/><text:alphabetical-index-mark-end text:id="IMark96157256"/><text:span text:style-name="T83"> = 1</text:span> means that the <text:alphabetical-index-mark-start text:id="IMark91817000"/><text:alphabetical-index-mark-start text:id="IMark104922840"/><text:alphabetical-index-mark-start text:id="IMark96914168"/><text:alphabetical-index-mark-start text:id="IMark105140728"/><text:alphabetical-index-mark-start text:id="IMark104911320"/>waypoint<text:alphabetical-index-mark-end text:id="IMark104911320"/><text:alphabetical-index-mark-end text:id="IMark105140728"/><text:alphabetical-index-mark-end text:id="IMark96914168"/><text:alphabetical-index-mark-end text:id="IMark104922840"/><text:alphabetical-index-mark-end text:id="IMark91817000"/> will be <text:alphabetical-index-mark-start text:id="IMark105040264"/><text:alphabetical-index-mark-start text:id="IMark104876472"/>process<text:alphabetical-index-mark-end text:id="IMark104876472"/><text:alphabetical-index-mark-end text:id="IMark105040264"/>ed and a next <text:alphabetical-index-mark-start text:id="IMark104328488"/><text:alphabetical-index-mark-start text:id="IMark98681848"/><text:alphabetical-index-mark-start text:id="IMark93668488"/><text:alphabetical-index-mark-start text:id="IMark96724760"/><text:alphabetical-index-mark-start text:id="IMark99491688"/>waypoint<text:alphabetical-index-mark-end text:id="IMark99491688"/><text:alphabetical-index-mark-end text:id="IMark96724760"/><text:alphabetical-index-mark-end text:id="IMark93668488"/><text:alphabetical-index-mark-end text:id="IMark98681848"/><text:alphabetical-index-mark-end text:id="IMark104328488"/> will be followed after that.</text:p>
      <text:p text:style-name="Text_20_body"/>
      <text:p text:style-name="Text_20_body"><text:alphabetical-index-mark-start text:id="IMark83919112"/><text:alphabetical-index-mark-start text:id="IMark100280872"/><text:alphabetical-index-mark-start text:id="IMark96941288"/><text:alphabetical-index-mark-start text:id="IMark98023496"/><text:alphabetical-index-mark-start text:id="IMark91200696"/><text:span text:style-name="T83">Brg</text:span><text:alphabetical-index-mark-end text:id="IMark91200696"/><text:alphabetical-index-mark-end text:id="IMark98023496"/><text:alphabetical-index-mark-end text:id="IMark96941288"/><text:alphabetical-index-mark-end text:id="IMark100280872"/><text:alphabetical-index-mark-end text:id="IMark83919112"/><text:span text:style-name="T83"> = <text:s/>25</text:span> means that the <text:alphabetical-index-mark-start text:id="IMark60720632"/><text:alphabetical-index-mark-start text:id="IMark80098728"/>ship<text:alphabetical-index-mark-end text:id="IMark80098728"/><text:alphabetical-index-mark-end text:id="IMark60720632"/> will <text:alphabetical-index-mark-start text:id="IMark102148392"/><text:alphabetical-index-mark-start text:id="IMark96801016"/><text:alphabetical-index-mark-start text:id="IMark105182664"/><text:alphabetical-index-mark-start text:id="IMark104217256"/>turn<text:alphabetical-index-mark-end text:id="IMark104217256"/><text:alphabetical-index-mark-end text:id="IMark105182664"/><text:alphabetical-index-mark-end text:id="IMark96801016"/><text:alphabetical-index-mark-end text:id="IMark102148392"/> to 25 <text:alphabetical-index-mark-start text:id="IMark93280648"/><text:alphabetical-index-mark-start text:id="IMark105270680"/><text:alphabetical-index-mark-start text:id="IMark80990440"/><text:alphabetical-index-mark-start text:id="IMark80107240"/><text:alphabetical-index-mark-start text:id="IMark96995768"/><text:alphabetical-index-mark-start text:id="IMark102823608"/><text:alphabetical-index-mark-start text:id="IMark84354984"/><text:alphabetical-index-mark-start text:id="IMark95533144"/><text:alphabetical-index-mark-start text:id="IMark96892440"/><text:alphabetical-index-mark-start text:id="IMark93471336"/>degree<text:alphabetical-index-mark-end text:id="IMark93471336"/><text:alphabetical-index-mark-end text:id="IMark96892440"/><text:alphabetical-index-mark-end text:id="IMark95533144"/><text:alphabetical-index-mark-end text:id="IMark84354984"/><text:alphabetical-index-mark-end text:id="IMark102823608"/><text:alphabetical-index-mark-end text:id="IMark96995768"/><text:alphabetical-index-mark-end text:id="IMark80107240"/><text:alphabetical-index-mark-end text:id="IMark80990440"/><text:alphabetical-index-mark-end text:id="IMark105270680"/><text:alphabetical-index-mark-end text:id="IMark93280648"/>s. This <text:alphabetical-index-mark-start text:id="IMark97220120"/><text:alphabetical-index-mark-start text:id="IMark98006072"/><text:alphabetical-index-mark-start text:id="IMark98433864"/><text:alphabetical-index-mark-start text:id="IMark81923176"/><text:alphabetical-index-mark-start text:id="IMark93188728"/>value<text:alphabetical-index-mark-end text:id="IMark93188728"/><text:alphabetical-index-mark-end text:id="IMark81923176"/><text:alphabetical-index-mark-end text:id="IMark98433864"/><text:alphabetical-index-mark-end text:id="IMark98006072"/><text:alphabetical-index-mark-end text:id="IMark97220120"/> will be passed to <text:span text:style-name="T83">sde_</text:span><text:alphabetical-index-mark-start text:id="IMark91213992"/><text:alphabetical-index-mark-start text:id="IMark92669192"/><text:alphabetical-index-mark-start text:id="IMark97884248"/><text:alphabetical-index-mark-start text:id="IMark98454264"/><text:alphabetical-index-mark-start text:id="IMark89828488"/><text:span text:style-name="T83">fact</text:span><text:alphabetical-index-mark-end text:id="IMark89828488"/><text:alphabetical-index-mark-end text:id="IMark98454264"/><text:alphabetical-index-mark-end text:id="IMark97884248"/><text:alphabetical-index-mark-end text:id="IMark92669192"/><text:alphabetical-index-mark-end text:id="IMark91213992"/><text:span text:style-name="T83">s</text:span> so that <text:alphabetical-index-mark-start text:id="IMark94007048"/><text:alphabetical-index-mark-start text:id="IMark103984552"/><text:alphabetical-index-mark-start text:id="IMark97510184"/><text:alphabetical-index-mark-start text:id="IMark92087096"/><text:span text:style-name="T83">tgt</text:span><text:alphabetical-index-mark-end text:id="IMark92087096"/><text:alphabetical-index-mark-end text:id="IMark97510184"/><text:span text:style-name="T83">_hdg</text:span><text:alphabetical-index-mark-end text:id="IMark103984552"/><text:alphabetical-index-mark-end text:id="IMark94007048"/> = 25 .</text:p>
      <text:p text:style-name="Text_20_body"><text:soft-page-break/></text:p>
      <text:p text:style-name="Text_20_body"><text:alphabetical-index-mark-start text:id="IMark99998536"/><text:alphabetical-index-mark-start text:id="IMark96144472"/><text:alphabetical-index-mark-start text:id="IMark104851720"/><text:alphabetical-index-mark-start text:id="IMark96695288"/><text:alphabetical-index-mark-start text:id="IMark82041928"/><text:alphabetical-index-mark-start text:id="IMark101714968"/><text:span text:style-name="T83">Max</text:span><text:alphabetical-index-mark-end text:id="IMark101714968"/><text:alphabetical-index-mark-start text:id="IMark100354136"/><text:alphabetical-index-mark-start text:id="IMark97862360"/><text:span text:style-name="T83">Radius</text:span><text:alphabetical-index-mark-end text:id="IMark97862360"/><text:alphabetical-index-mark-end text:id="IMark100354136"/><text:alphabetical-index-mark-end text:id="IMark82041928"/><text:alphabetical-index-mark-end text:id="IMark96695288"/><text:alphabetical-index-mark-end text:id="IMark104851720"/><text:alphabetical-index-mark-end text:id="IMark96144472"/><text:alphabetical-index-mark-end text:id="IMark99998536"/><text:span text:style-name="T83"> = 15</text:span> means that once the <text:alphabetical-index-mark-start text:id="IMark99665992"/><text:alphabetical-index-mark-start text:id="IMark91299880"/>ship<text:alphabetical-index-mark-end text:id="IMark91299880"/><text:alphabetical-index-mark-end text:id="IMark99665992"/> <text:alphabetical-index-mark-start text:id="IMark91041256"/><text:alphabetical-index-mark-start text:id="IMark91300664"/>approach<text:alphabetical-index-mark-end text:id="IMark91300664"/><text:alphabetical-index-mark-end text:id="IMark91041256"/>es the <text:alphabetical-index-mark-start text:id="IMark96085720"/><text:alphabetical-index-mark-start text:id="IMark101979512"/><text:alphabetical-index-mark-start text:id="IMark60690376"/><text:alphabetical-index-mark-start text:id="IMark80849656"/><text:alphabetical-index-mark-start text:id="IMark97247096"/>waypoint<text:alphabetical-index-mark-end text:id="IMark97247096"/><text:alphabetical-index-mark-end text:id="IMark80849656"/><text:alphabetical-index-mark-end text:id="IMark60690376"/><text:alphabetical-index-mark-end text:id="IMark101979512"/><text:alphabetical-index-mark-end text:id="IMark96085720"/> at a <text:alphabetical-index-mark-start text:id="IMark103042616"/>dist<text:alphabetical-index-mark-end text:id="IMark103042616"/>ance of 15 km or less, then the <text:alphabetical-index-mark-start text:id="IMark94584952"/><text:alphabetical-index-mark-start text:id="IMark105136008"/><text:alphabetical-index-mark-start text:id="IMark91613176"/><text:alphabetical-index-mark-start text:id="IMark102671512"/><text:alphabetical-index-mark-start text:id="IMark100444152"/><text:alphabetical-index-mark-start text:id="IMark94924872"/>AI<text:alphabetical-index-mark-end text:id="IMark94924872"/>E<text:alphabetical-index-mark-end text:id="IMark100444152"/><text:alphabetical-index-mark-end text:id="IMark102671512"/><text:alphabetical-index-mark-end text:id="IMark91613176"/><text:alphabetical-index-mark-end text:id="IMark105136008"/><text:alphabetical-index-mark-end text:id="IMark94584952"/> will consider that it has reached the <text:alphabetical-index-mark-start text:id="IMark90682440"/><text:alphabetical-index-mark-start text:id="IMark91652232"/><text:alphabetical-index-mark-start text:id="IMark67883272"/><text:alphabetical-index-mark-start text:id="IMark98256360"/><text:alphabetical-index-mark-start text:id="IMark102215576"/>waypoint<text:alphabetical-index-mark-end text:id="IMark102215576"/><text:alphabetical-index-mark-end text:id="IMark98256360"/><text:alphabetical-index-mark-end text:id="IMark67883272"/><text:alphabetical-index-mark-end text:id="IMark91652232"/><text:alphabetical-index-mark-end text:id="IMark90682440"/> and afterwards, proceed according to the <text:alphabetical-index-mark-start text:id="IMark101268920"/><text:alphabetical-index-mark-start text:id="IMark105208664"/><text:alphabetical-index-mark-start text:id="IMark79101544"/><text:alphabetical-index-mark-start text:id="IMark89907336"/><text:alphabetical-index-mark-start text:id="IMark98514296"/>value<text:alphabetical-index-mark-end text:id="IMark98514296"/><text:alphabetical-index-mark-end text:id="IMark89907336"/><text:alphabetical-index-mark-end text:id="IMark79101544"/><text:alphabetical-index-mark-end text:id="IMark105208664"/><text:alphabetical-index-mark-end text:id="IMark101268920"/>s of <text:alphabetical-index-mark-start text:id="IMark90967928"/><text:alphabetical-index-mark-start text:id="IMark89848552"/><text:alphabetical-index-mark-start text:id="IMark82581816"/><text:alphabetical-index-mark-start text:id="IMark90915400"/><text:alphabetical-index-mark-start text:id="IMark93235848"/><text:span text:style-name="T83">Action</text:span><text:alphabetical-index-mark-end text:id="IMark93235848"/><text:alphabetical-index-mark-end text:id="IMark90915400"/><text:alphabetical-index-mark-end text:id="IMark82581816"/><text:alphabetical-index-mark-end text:id="IMark89848552"/><text:alphabetical-index-mark-end text:id="IMark90967928"/> and <text:alphabetical-index-mark-start text:id="IMark93375224"/><text:alphabetical-index-mark-start text:id="IMark80789800"/><text:span text:style-name="T83">Next</text:span><text:alphabetical-index-mark-end text:id="IMark80789800"/><text:alphabetical-index-mark-end text:id="IMark93375224"/>. <text:span text:style-name="T309">A generous </text:span><text:alphabetical-index-mark-start text:id="IMark103563112"/><text:alphabetical-index-mark-start text:id="IMark105123560"/><text:alphabetical-index-mark-start text:id="IMark93018744"/><text:alphabetical-index-mark-start text:id="IMark100145832"/><text:alphabetical-index-mark-start text:id="IMark100071464"/><text:span text:style-name="T309">value</text:span><text:alphabetical-index-mark-end text:id="IMark100071464"/><text:alphabetical-index-mark-end text:id="IMark100145832"/><text:alphabetical-index-mark-end text:id="IMark93018744"/><text:alphabetical-index-mark-end text:id="IMark105123560"/><text:alphabetical-index-mark-end text:id="IMark103563112"/><text:span text:style-name="T309"> for </text:span><text:alphabetical-index-mark-start text:id="IMark95439272"/><text:alphabetical-index-mark-start text:id="IMark80674232"/><text:alphabetical-index-mark-start text:id="IMark99666776"/><text:alphabetical-index-mark-start text:id="IMark93135080"/><text:alphabetical-index-mark-start text:id="IMark93956584"/><text:alphabetical-index-mark-start text:id="IMark78301624"/><text:span text:style-name="T149">Max</text:span><text:alphabetical-index-mark-end text:id="IMark78301624"/><text:alphabetical-index-mark-start text:id="IMark91229800"/><text:alphabetical-index-mark-start text:id="IMark99479016"/><text:span text:style-name="T149">Radius</text:span><text:alphabetical-index-mark-end text:id="IMark99479016"/><text:alphabetical-index-mark-end text:id="IMark91229800"/><text:alphabetical-index-mark-end text:id="IMark93956584"/><text:alphabetical-index-mark-end text:id="IMark93135080"/><text:alphabetical-index-mark-end text:id="IMark99666776"/><text:alphabetical-index-mark-end text:id="IMark80674232"/><text:alphabetical-index-mark-end text:id="IMark95439272"/><text:span text:style-name="T309"> is r</text:span><text:alphabetical-index-mark-start text:id="IMark99416536"/><text:span text:style-name="T309">equ</text:span><text:alphabetical-index-mark-end text:id="IMark99416536"/><text:span text:style-name="T309">ired to ease </text:span><text:alphabetical-index-mark-start text:id="IMark97353224"/><text:alphabetical-index-mark-start text:id="IMark94177064"/><text:alphabetical-index-mark-start text:id="IMark103266376"/><text:alphabetical-index-mark-start text:id="IMark82079864"/><text:alphabetical-index-mark-start text:id="IMark90807560"/><text:span text:style-name="T309">navigation</text:span><text:alphabetical-index-mark-end text:id="IMark90807560"/><text:alphabetical-index-mark-end text:id="IMark82079864"/><text:alphabetical-index-mark-end text:id="IMark103266376"/><text:alphabetical-index-mark-end text:id="IMark94177064"/><text:alphabetical-index-mark-end text:id="IMark97353224"/><text:span text:style-name="T309"> through non – ter</text:span><text:alphabetical-index-mark-start text:id="IMark97929656"/><text:span text:style-name="T309">min</text:span><text:alphabetical-index-mark-end text:id="IMark97929656"/><text:span text:style-name="T309">al </text:span><text:alphabetical-index-mark-start text:id="IMark96200408"/><text:alphabetical-index-mark-start text:id="IMark91299096"/><text:alphabetical-index-mark-start text:id="IMark104210840"/><text:alphabetical-index-mark-start text:id="IMark100127384"/><text:alphabetical-index-mark-start text:id="IMark79369064"/><text:span text:style-name="T309">waypoint</text:span><text:alphabetical-index-mark-end text:id="IMark79369064"/><text:alphabetical-index-mark-end text:id="IMark100127384"/><text:alphabetical-index-mark-end text:id="IMark104210840"/><text:alphabetical-index-mark-end text:id="IMark91299096"/><text:alphabetical-index-mark-end text:id="IMark96200408"/><text:span text:style-name="T309">s so that the </text:span><text:alphabetical-index-mark-start text:id="IMark81487688"/><text:alphabetical-index-mark-start text:id="IMark102672296"/><text:span text:style-name="T309">ship</text:span><text:alphabetical-index-mark-end text:id="IMark102672296"/><text:alphabetical-index-mark-end text:id="IMark81487688"/><text:span text:style-name="T309"> can perform gentle </text:span><text:alphabetical-index-mark-start text:id="IMark104952968"/><text:alphabetical-index-mark-start text:id="IMark89832600"/><text:alphabetical-index-mark-start text:id="IMark97048392"/><text:alphabetical-index-mark-start text:id="IMark90435352"/><text:span text:style-name="T309">turn</text:span><text:alphabetical-index-mark-end text:id="IMark90435352"/><text:alphabetical-index-mark-end text:id="IMark97048392"/><text:alphabetical-index-mark-end text:id="IMark89832600"/><text:alphabetical-index-mark-end text:id="IMark104952968"/><text:span text:style-name="T309">s to </text:span><text:alphabetical-index-mark-start text:id="IMark79892024"/><text:alphabetical-index-mark-start text:id="IMark99906216"/><text:span text:style-name="T309">acquire</text:span><text:alphabetical-index-mark-end text:id="IMark99906216"/><text:alphabetical-index-mark-end text:id="IMark79892024"/><text:span text:style-name="T309"> a new </text:span><text:alphabetical-index-mark-start text:id="IMark105279976"/><text:alphabetical-index-mark-start text:id="IMark95731928"/><text:alphabetical-index-mark-start text:id="IMark95563192"/><text:alphabetical-index-mark-start text:id="IMark105219864"/><text:alphabetical-index-mark-start text:id="IMark82600440"/><text:span text:style-name="T309">heading</text:span><text:alphabetical-index-mark-end text:id="IMark82600440"/><text:alphabetical-index-mark-end text:id="IMark105219864"/><text:alphabetical-index-mark-end text:id="IMark95563192"/><text:alphabetical-index-mark-end text:id="IMark95731928"/><text:alphabetical-index-mark-end text:id="IMark105279976"/><text:span text:style-name="T309"> for the following </text:span><text:alphabetical-index-mark-start text:id="IMark95340680"/><text:alphabetical-index-mark-start text:id="IMark101940760"/><text:alphabetical-index-mark-start text:id="IMark94922520"/><text:alphabetical-index-mark-start text:id="IMark98495272"/><text:alphabetical-index-mark-start text:id="IMark89957912"/><text:span text:style-name="T309">leg</text:span><text:alphabetical-index-mark-end text:id="IMark89957912"/><text:alphabetical-index-mark-end text:id="IMark98495272"/><text:alphabetical-index-mark-end text:id="IMark94922520"/><text:alphabetical-index-mark-end text:id="IMark101940760"/><text:alphabetical-index-mark-end text:id="IMark95340680"/><text:span text:style-name="T309">. This </text:span><text:alphabetical-index-mark-start text:id="IMark94538920"/><text:alphabetical-index-mark-start text:id="IMark97045256"/><text:alphabetical-index-mark-start text:id="IMark90392472"/><text:alphabetical-index-mark-start text:id="IMark80811064"/><text:alphabetical-index-mark-start text:id="IMark81334392"/><text:span text:style-name="T309">value</text:span><text:alphabetical-index-mark-end text:id="IMark81334392"/><text:alphabetical-index-mark-end text:id="IMark80811064"/><text:alphabetical-index-mark-end text:id="IMark90392472"/><text:alphabetical-index-mark-end text:id="IMark97045256"/><text:alphabetical-index-mark-end text:id="IMark94538920"/><text:span text:style-name="T309"> could be reduced to increase </text:span><text:alphabetical-index-mark-start text:id="IMark104883944"/><text:alphabetical-index-mark-start text:id="IMark103847208"/><text:span text:style-name="T309">precision</text:span><text:alphabetical-index-mark-end text:id="IMark103847208"/><text:alphabetical-index-mark-end text:id="IMark104883944"/><text:span text:style-name="T309"> in </text:span><text:alphabetical-index-mark-start text:id="IMark93764472"/><text:alphabetical-index-mark-start text:id="IMark98890872"/><text:alphabetical-index-mark-start text:id="IMark77928232"/><text:alphabetical-index-mark-start text:id="IMark82522376"/><text:alphabetical-index-mark-start text:id="IMark104900184"/><text:span text:style-name="T309">navigation</text:span><text:alphabetical-index-mark-end text:id="IMark104900184"/><text:alphabetical-index-mark-end text:id="IMark82522376"/><text:alphabetical-index-mark-end text:id="IMark77928232"/><text:alphabetical-index-mark-end text:id="IMark98890872"/><text:alphabetical-index-mark-end text:id="IMark93764472"/><text:span text:style-name="T309">, but in that case </text:span><text:alphabetical-index-mark-start text:id="IMark89979000"/><text:alphabetical-index-mark-start text:id="IMark104045704"/><text:alphabetical-index-mark-start text:id="IMark96243224"/><text:alphabetical-index-mark-start text:id="IMark81652328"/><text:span text:style-name="T309">speed</text:span><text:alphabetical-index-mark-end text:id="IMark81652328"/><text:alphabetical-index-mark-end text:id="IMark96243224"/><text:alphabetical-index-mark-end text:id="IMark104045704"/><text:alphabetical-index-mark-end text:id="IMark89979000"/><text:span text:style-name="T309"> should be probably adjusted in </text:span><text:alphabetical-index-mark-start text:id="IMark100804376"/><text:alphabetical-index-mark-start text:id="IMark98313064"/><text:alphabetical-index-mark-start text:id="IMark99514280"/><text:alphabetical-index-mark-start text:id="IMark103928760"/><text:alphabetical-index-mark-start text:id="IMark83989560"/><text:span text:style-name="T309">order</text:span><text:alphabetical-index-mark-end text:id="IMark83989560"/><text:alphabetical-index-mark-end text:id="IMark103928760"/><text:alphabetical-index-mark-end text:id="IMark99514280"/><text:alphabetical-index-mark-end text:id="IMark98313064"/><text:alphabetical-index-mark-end text:id="IMark100804376"/><text:span text:style-name="T309"> to di</text:span><text:alphabetical-index-mark-start text:id="IMark81530760"/><text:span text:style-name="T309">min</text:span><text:alphabetical-index-mark-end text:id="IMark81530760"/><text:span text:style-name="T309">ish the </text:span><text:alphabetical-index-mark-start text:id="IMark97076040"/><text:alphabetical-index-mark-start text:id="IMark96375096"/><text:span text:style-name="T309">radius</text:span><text:alphabetical-index-mark-end text:id="IMark96375096"/><text:alphabetical-index-mark-end text:id="IMark97076040"/><text:span text:style-name="T309"> of the </text:span><text:alphabetical-index-mark-start text:id="IMark104938424"/><text:alphabetical-index-mark-start text:id="IMark94693896"/><text:alphabetical-index-mark-start text:id="IMark104686440"/><text:alphabetical-index-mark-start text:id="IMark81413960"/><text:span text:style-name="T309">turn</text:span><text:alphabetical-index-mark-end text:id="IMark81413960"/><text:alphabetical-index-mark-end text:id="IMark104686440"/><text:alphabetical-index-mark-end text:id="IMark94693896"/><text:alphabetical-index-mark-end text:id="IMark104938424"/><text:span text:style-name="T309">s r</text:span><text:alphabetical-index-mark-start text:id="IMark82194792"/><text:span text:style-name="T309">equ</text:span><text:alphabetical-index-mark-end text:id="IMark82194792"/><text:span text:style-name="T309">ired to </text:span><text:alphabetical-index-mark-start text:id="IMark79353400"/><text:span text:style-name="T309">alt</text:span><text:alphabetical-index-mark-end text:id="IMark79353400"/><text:span text:style-name="T309">er </text:span><text:alphabetical-index-mark-start text:id="IMark94696248"/><text:alphabetical-index-mark-start text:id="IMark90374840"/><text:alphabetical-index-mark-start text:id="IMark97181224"/><text:alphabetical-index-mark-start text:id="IMark90497048"/><text:alphabetical-index-mark-start text:id="IMark95189976"/><text:span text:style-name="T309">course</text:span><text:alphabetical-index-mark-end text:id="IMark95189976"/><text:alphabetical-index-mark-end text:id="IMark90497048"/><text:alphabetical-index-mark-end text:id="IMark97181224"/><text:alphabetical-index-mark-end text:id="IMark90374840"/><text:alphabetical-index-mark-end text:id="IMark94696248"/><text:span text:style-name="T309">.</text:span></text:p>
      <text:p text:style-name="Text_20_body"/>
      <text:p text:style-name="Text_20_body"><text:alphabetical-index-mark-start text:id="IMark99742440"/><text:alphabetical-index-mark-start text:id="IMark82618344"/><text:span text:style-name="T83">Next</text:span><text:alphabetical-index-mark-end text:id="IMark82618344"/><text:alphabetical-index-mark-end text:id="IMark99742440"/><text:span text:style-name="T83"> = 4</text:span> means that the <text:alphabetical-index-mark-start text:id="IMark79089064"/><text:alphabetical-index-mark-start text:id="IMark81694136"/><text:alphabetical-index-mark-start text:id="IMark81509208"/><text:alphabetical-index-mark-start text:id="IMark101270360"/><text:alphabetical-index-mark-start text:id="IMark79810696"/>waypoint<text:alphabetical-index-mark-end text:id="IMark79810696"/><text:alphabetical-index-mark-end text:id="IMark101270360"/><text:alphabetical-index-mark-end text:id="IMark81509208"/><text:alphabetical-index-mark-end text:id="IMark81694136"/><text:alphabetical-index-mark-end text:id="IMark79089064"/> to be <text:alphabetical-index-mark-start text:id="IMark98870152"/><text:alphabetical-index-mark-start text:id="IMark77557928"/>process<text:alphabetical-index-mark-end text:id="IMark77557928"/><text:alphabetical-index-mark-end text:id="IMark98870152"/>ed after the <text:alphabetical-index-mark-start text:id="IMark99244984"/><text:alphabetical-index-mark-start text:id="IMark80229352"/>current<text:alphabetical-index-mark-end text:id="IMark80229352"/><text:alphabetical-index-mark-end text:id="IMark99244984"/> <text:alphabetical-index-mark-start text:id="IMark68761144"/><text:alphabetical-index-mark-start text:id="IMark90866712"/><text:alphabetical-index-mark-start text:id="IMark96994200"/><text:alphabetical-index-mark-start text:id="IMark95254216"/><text:alphabetical-index-mark-start text:id="IMark94248840"/>waypoint<text:alphabetical-index-mark-end text:id="IMark94248840"/><text:alphabetical-index-mark-end text:id="IMark95254216"/><text:alphabetical-index-mark-end text:id="IMark96994200"/><text:alphabetical-index-mark-end text:id="IMark90866712"/><text:alphabetical-index-mark-end text:id="IMark68761144"/> is reaches is that one identified by its <text:alphabetical-index-mark-start text:id="IMark60630616"/><text:alphabetical-index-mark-start text:id="IMark90206152"/>field<text:alphabetical-index-mark-end text:id="IMark90206152"/><text:alphabetical-index-mark-end text:id="IMark60630616"/> <text:alphabetical-index-mark-start text:id="IMark102812712"/><text:alphabetical-index-mark-start text:id="IMark81382184"/>Num<text:alphabetical-index-mark-end text:id="IMark81382184"/><text:alphabetical-index-mark-end text:id="IMark102812712"/>, so that <text:alphabetical-index-mark-start text:id="IMark105307224"/><text:alphabetical-index-mark-start text:id="IMark104920488"/>Num<text:alphabetical-index-mark-end text:id="IMark104920488"/><text:alphabetical-index-mark-end text:id="IMark105307224"/> = 4.</text:p>
      <text:p text:style-name="Text_20_body"/>
      <text:p text:style-name="Text_20_body"><text:alphabetical-index-mark-start text:id="IMark92931176"/><text:alphabetical-index-mark-start text:id="IMark91412040"/><text:alphabetical-index-mark-start text:id="IMark90680872"/><text:alphabetical-index-mark-start text:id="IMark102276984"/><text:alphabetical-index-mark-start text:id="IMark101993528"/><text:span text:style-name="T83">Item</text:span><text:alphabetical-index-mark-end text:id="IMark101993528"/><text:alphabetical-index-mark-end text:id="IMark102276984"/><text:alphabetical-index-mark-end text:id="IMark90680872"/><text:alphabetical-index-mark-end text:id="IMark91412040"/><text:alphabetical-index-mark-end text:id="IMark92931176"/><text:span text:style-name="T83"> = ‘</text:span><text:alphabetical-index-mark-start text:id="IMark105235320"/><text:alphabetical-index-mark-start text:id="IMark94999672"/><text:alphabetical-index-mark-start text:id="IMark104420200"/><text:alphabetical-index-mark-start text:id="IMark97253256"/><text:alphabetical-index-mark-start text:id="IMark89892296"/><text:alphabetical-index-mark-start text:id="IMark104884728"/><text:alphabetical-index-mark-start text:id="IMark90210584"/><text:span text:style-name="T83">mode</text:span><text:alphabetical-index-mark-end text:id="IMark90210584"/><text:alphabetical-index-mark-end text:id="IMark104884728"/><text:alphabetical-index-mark-end text:id="IMark89892296"/><text:alphabetical-index-mark-end text:id="IMark97253256"/><text:alphabetical-index-mark-end text:id="IMark104420200"/><text:span text:style-name="T83">_</text:span><text:alphabetical-index-mark-start text:id="IMark93272136"/><text:alphabetical-index-mark-start text:id="IMark79931208"/><text:alphabetical-index-mark-start text:id="IMark100595576"/><text:alphabetical-index-mark-start text:id="IMark90599928"/><text:alphabetical-index-mark-start text:id="IMark103307992"/><text:span text:style-name="T83">wpt</text:span><text:alphabetical-index-mark-end text:id="IMark103307992"/><text:alphabetical-index-mark-end text:id="IMark90599928"/><text:alphabetical-index-mark-end text:id="IMark100595576"/><text:alphabetical-index-mark-end text:id="IMark79931208"/><text:alphabetical-index-mark-end text:id="IMark93272136"/><text:alphabetical-index-mark-end text:id="IMark94999672"/><text:alphabetical-index-mark-end text:id="IMark105235320"/><text:span text:style-name="T83">’</text:span> means that the <text:alphabetical-index-mark-start text:id="IMark104373992"/><text:alphabetical-index-mark-start text:id="IMark95252776"/><text:alphabetical-index-mark-start text:id="IMark80817512"/><text:alphabetical-index-mark-start text:id="IMark84066504"/><text:alphabetical-index-mark-start text:id="IMark105200744"/>fact<text:alphabetical-index-mark-end text:id="IMark105200744"/><text:alphabetical-index-mark-end text:id="IMark84066504"/><text:alphabetical-index-mark-end text:id="IMark80817512"/><text:alphabetical-index-mark-end text:id="IMark95252776"/><text:alphabetical-index-mark-end text:id="IMark104373992"/> identified as <text:span text:style-name="T83">‘</text:span><text:alphabetical-index-mark-start text:id="IMark97395928"/><text:alphabetical-index-mark-start text:id="IMark102619368"/><text:alphabetical-index-mark-start text:id="IMark97982056"/><text:alphabetical-index-mark-start text:id="IMark93112488"/><text:alphabetical-index-mark-start text:id="IMark103985336"/><text:alphabetical-index-mark-start text:id="IMark105048648"/><text:alphabetical-index-mark-start text:id="IMark90809912"/><text:span text:style-name="T83">mode</text:span><text:alphabetical-index-mark-end text:id="IMark90809912"/><text:alphabetical-index-mark-end text:id="IMark105048648"/><text:alphabetical-index-mark-end text:id="IMark103985336"/><text:alphabetical-index-mark-end text:id="IMark93112488"/><text:alphabetical-index-mark-end text:id="IMark97982056"/><text:span text:style-name="T83">_</text:span><text:alphabetical-index-mark-start text:id="IMark92398008"/><text:alphabetical-index-mark-start text:id="IMark90461832"/><text:alphabetical-index-mark-start text:id="IMark96710488"/><text:alphabetical-index-mark-start text:id="IMark97279160"/><text:alphabetical-index-mark-start text:id="IMark80621032"/><text:span text:style-name="T83">wpt</text:span><text:alphabetical-index-mark-end text:id="IMark80621032"/><text:alphabetical-index-mark-end text:id="IMark97279160"/><text:alphabetical-index-mark-end text:id="IMark96710488"/><text:alphabetical-index-mark-end text:id="IMark90461832"/><text:alphabetical-index-mark-end text:id="IMark92398008"/><text:alphabetical-index-mark-end text:id="IMark102619368"/><text:alphabetical-index-mark-end text:id="IMark97395928"/><text:span text:style-name="T83">’</text:span> will receive the <text:alphabetical-index-mark-start text:id="IMark79104264"/><text:alphabetical-index-mark-start text:id="IMark77412088"/><text:alphabetical-index-mark-start text:id="IMark79145544"/><text:alphabetical-index-mark-start text:id="IMark82701608"/><text:alphabetical-index-mark-start text:id="IMark100151336"/>value<text:alphabetical-index-mark-end text:id="IMark100151336"/><text:alphabetical-index-mark-end text:id="IMark82701608"/><text:alphabetical-index-mark-end text:id="IMark79145544"/><text:alphabetical-index-mark-end text:id="IMark77412088"/><text:alphabetical-index-mark-end text:id="IMark79104264"/> specified in the <text:alphabetical-index-mark-start text:id="IMark97100664"/><text:alphabetical-index-mark-start text:id="IMark90029304"/>field<text:alphabetical-index-mark-end text:id="IMark90029304"/><text:alphabetical-index-mark-end text:id="IMark97100664"/> <text:alphabetical-index-mark-start text:id="IMark93750040"/><text:alphabetical-index-mark-start text:id="IMark100386376"/><text:alphabetical-index-mark-start text:id="IMark105169928"/><text:alphabetical-index-mark-start text:id="IMark77623240"/><text:alphabetical-index-mark-start text:id="IMark95341464"/><text:span text:style-name="T83">sde_</text:span><text:alphabetical-index-mark-start text:id="IMark105227592"/><text:alphabetical-index-mark-start text:id="IMark82240984"/><text:alphabetical-index-mark-start text:id="IMark81788120"/><text:alphabetical-index-mark-start text:id="IMark96945480"/><text:alphabetical-index-mark-start text:id="IMark105211352"/><text:span text:style-name="T83">wpt</text:span><text:alphabetical-index-mark-end text:id="IMark105211352"/><text:alphabetical-index-mark-end text:id="IMark96945480"/><text:alphabetical-index-mark-end text:id="IMark81788120"/><text:alphabetical-index-mark-end text:id="IMark82240984"/><text:alphabetical-index-mark-end text:id="IMark105227592"/><text:alphabetical-index-mark-end text:id="IMark95341464"/><text:alphabetical-index-mark-end text:id="IMark77623240"/><text:alphabetical-index-mark-end text:id="IMark105169928"/><text:alphabetical-index-mark-end text:id="IMark100386376"/><text:alphabetical-index-mark-end text:id="IMark93750040"/><text:span text:style-name="T83">.</text:span><text:alphabetical-index-mark-start text:id="IMark81401624"/><text:alphabetical-index-mark-start text:id="IMark97047608"/><text:alphabetical-index-mark-start text:id="IMark100751544"/><text:alphabetical-index-mark-start text:id="IMark99696936"/><text:alphabetical-index-mark-start text:id="IMark102918520"/><text:span text:style-name="T83">Value</text:span><text:alphabetical-index-mark-end text:id="IMark102918520"/><text:alphabetical-index-mark-end text:id="IMark99696936"/><text:alphabetical-index-mark-end text:id="IMark100751544"/><text:alphabetical-index-mark-end text:id="IMark97047608"/><text:alphabetical-index-mark-end text:id="IMark81401624"/>.</text:p>
      <text:p text:style-name="Text_20_body"/>
      <text:p text:style-name="Text_20_body"><text:alphabetical-index-mark-start text:id="IMark44897560"/><text:alphabetical-index-mark-start text:id="IMark96142120"/><text:alphabetical-index-mark-start text:id="IMark96047800"/><text:alphabetical-index-mark-start text:id="IMark96242440"/><text:alphabetical-index-mark-start text:id="IMark67384216"/><text:span text:style-name="T83">Value</text:span><text:alphabetical-index-mark-end text:id="IMark67384216"/><text:alphabetical-index-mark-end text:id="IMark96242440"/><text:alphabetical-index-mark-end text:id="IMark96047800"/><text:alphabetical-index-mark-end text:id="IMark96142120"/><text:alphabetical-index-mark-end text:id="IMark44897560"/><text:span text:style-name="T83"> = 1</text:span> means that in <text:span text:style-name="T83">sde_</text:span><text:alphabetical-index-mark-start text:id="IMark94334312"/><text:alphabetical-index-mark-start text:id="IMark98596856"/><text:alphabetical-index-mark-start text:id="IMark92775400"/><text:alphabetical-index-mark-start text:id="IMark105190264"/><text:alphabetical-index-mark-start text:id="IMark98496840"/><text:span text:style-name="T83">fact</text:span><text:alphabetical-index-mark-end text:id="IMark98496840"/><text:alphabetical-index-mark-end text:id="IMark105190264"/><text:alphabetical-index-mark-end text:id="IMark92775400"/><text:alphabetical-index-mark-end text:id="IMark98596856"/><text:alphabetical-index-mark-end text:id="IMark94334312"/><text:span text:style-name="T83">s</text:span>, a <text:alphabetical-index-mark-start text:id="IMark105250760"/><text:alphabetical-index-mark-start text:id="IMark97188152"/><text:alphabetical-index-mark-start text:id="IMark96802584"/><text:alphabetical-index-mark-start text:id="IMark81507864"/><text:alphabetical-index-mark-start text:id="IMark102295960"/>fact<text:alphabetical-index-mark-end text:id="IMark102295960"/><text:alphabetical-index-mark-end text:id="IMark81507864"/><text:alphabetical-index-mark-end text:id="IMark96802584"/><text:alphabetical-index-mark-end text:id="IMark97188152"/><text:alphabetical-index-mark-end text:id="IMark105250760"/> identified by the same <text:alphabetical-index-mark-start text:id="IMark99632504"/><text:alphabetical-index-mark-start text:id="IMark80303736"/><text:alphabetical-index-mark-start text:id="IMark103130024"/><text:alphabetical-index-mark-start text:id="IMark100669368"/><text:alphabetical-index-mark-start text:id="IMark104486552"/>string<text:alphabetical-index-mark-end text:id="IMark104486552"/><text:alphabetical-index-mark-end text:id="IMark100669368"/><text:alphabetical-index-mark-end text:id="IMark103130024"/><text:alphabetical-index-mark-end text:id="IMark80303736"/><text:alphabetical-index-mark-end text:id="IMark99632504"/> as contained in the <text:alphabetical-index-mark-start text:id="IMark96923736"/><text:alphabetical-index-mark-start text:id="IMark97182008"/><text:alphabetical-index-mark-start text:id="IMark103846424"/><text:alphabetical-index-mark-start text:id="IMark100146616"/><text:alphabetical-index-mark-start text:id="IMark94992456"/>record<text:alphabetical-index-mark-end text:id="IMark94992456"/><text:alphabetical-index-mark-end text:id="IMark100146616"/><text:alphabetical-index-mark-end text:id="IMark103846424"/><text:alphabetical-index-mark-end text:id="IMark97182008"/><text:alphabetical-index-mark-end text:id="IMark96923736"/> that corresponds to the <text:alphabetical-index-mark-start text:id="IMark97221688"/><text:alphabetical-index-mark-start text:id="IMark91906264"/>current<text:alphabetical-index-mark-end text:id="IMark91906264"/><text:alphabetical-index-mark-end text:id="IMark97221688"/> <text:alphabetical-index-mark-start text:id="IMark92857496"/><text:alphabetical-index-mark-start text:id="IMark97046040"/><text:alphabetical-index-mark-start text:id="IMark98351608"/><text:alphabetical-index-mark-start text:id="IMark96735400"/><text:alphabetical-index-mark-start text:id="IMark92620360"/>waypoint<text:alphabetical-index-mark-end text:id="IMark92620360"/><text:alphabetical-index-mark-end text:id="IMark96735400"/><text:alphabetical-index-mark-end text:id="IMark98351608"/><text:alphabetical-index-mark-end text:id="IMark97046040"/><text:alphabetical-index-mark-end text:id="IMark92857496"/> in <text:alphabetical-index-mark-start text:id="IMark103734280"/><text:alphabetical-index-mark-start text:id="IMark98163912"/><text:alphabetical-index-mark-start text:id="IMark83035080"/><text:alphabetical-index-mark-start text:id="IMark81712072"/><text:alphabetical-index-mark-start text:id="IMark96860872"/>s<text:span text:style-name="T83">de_</text:span><text:alphabetical-index-mark-start text:id="IMark79089480"/><text:alphabetical-index-mark-start text:id="IMark91341256"/><text:alphabetical-index-mark-start text:id="IMark96087032"/><text:alphabetical-index-mark-start text:id="IMark93996840"/><text:alphabetical-index-mark-start text:id="IMark103456568"/><text:span text:style-name="T83">wpt</text:span><text:alphabetical-index-mark-end text:id="IMark103456568"/><text:alphabetical-index-mark-end text:id="IMark93996840"/><text:alphabetical-index-mark-end text:id="IMark96087032"/><text:alphabetical-index-mark-end text:id="IMark91341256"/><text:alphabetical-index-mark-end text:id="IMark79089480"/><text:alphabetical-index-mark-end text:id="IMark96860872"/><text:alphabetical-index-mark-end text:id="IMark81712072"/><text:alphabetical-index-mark-end text:id="IMark83035080"/><text:alphabetical-index-mark-end text:id="IMark98163912"/><text:alphabetical-index-mark-end text:id="IMark103734280"/><text:span text:style-name="T83">.</text:span><text:alphabetical-index-mark-start text:id="IMark81205320"/><text:alphabetical-index-mark-start text:id="IMark77936744"/><text:alphabetical-index-mark-start text:id="IMark97091496"/><text:alphabetical-index-mark-start text:id="IMark90515160"/><text:alphabetical-index-mark-start text:id="IMark80833656"/><text:span text:style-name="T83">Item</text:span><text:alphabetical-index-mark-end text:id="IMark80833656"/><text:alphabetical-index-mark-end text:id="IMark90515160"/><text:alphabetical-index-mark-end text:id="IMark97091496"/><text:alphabetical-index-mark-end text:id="IMark77936744"/><text:alphabetical-index-mark-end text:id="IMark81205320"/> will receive <text:alphabetical-index-mark-start text:id="IMark105287704"/><text:alphabetical-index-mark-start text:id="IMark96703016"/><text:alphabetical-index-mark-start text:id="IMark78397816"/><text:alphabetical-index-mark-start text:id="IMark99900968"/><text:alphabetical-index-mark-start text:id="IMark97236648"/><text:span text:style-name="T83">sde_</text:span><text:alphabetical-index-mark-start text:id="IMark100557464"/><text:alphabetical-index-mark-start text:id="IMark78414264"/><text:alphabetical-index-mark-start text:id="IMark99368968"/><text:alphabetical-index-mark-start text:id="IMark105289272"/><text:alphabetical-index-mark-start text:id="IMark101200696"/><text:span text:style-name="T83">wpt</text:span><text:alphabetical-index-mark-end text:id="IMark101200696"/><text:alphabetical-index-mark-end text:id="IMark105289272"/><text:alphabetical-index-mark-end text:id="IMark99368968"/><text:alphabetical-index-mark-end text:id="IMark78414264"/><text:alphabetical-index-mark-end text:id="IMark100557464"/><text:alphabetical-index-mark-end text:id="IMark97236648"/><text:alphabetical-index-mark-end text:id="IMark99900968"/><text:alphabetical-index-mark-end text:id="IMark78397816"/><text:alphabetical-index-mark-end text:id="IMark96703016"/><text:alphabetical-index-mark-end text:id="IMark105287704"/><text:span text:style-name="T83">.</text:span><text:alphabetical-index-mark-start text:id="IMark105316520"/><text:alphabetical-index-mark-start text:id="IMark97417672"/><text:alphabetical-index-mark-start text:id="IMark94883464"/><text:alphabetical-index-mark-start text:id="IMark97211080"/><text:alphabetical-index-mark-start text:id="IMark98806408"/><text:span text:style-name="T83">Value</text:span><text:alphabetical-index-mark-end text:id="IMark98806408"/><text:alphabetical-index-mark-end text:id="IMark97211080"/><text:alphabetical-index-mark-end text:id="IMark94883464"/><text:alphabetical-index-mark-end text:id="IMark97417672"/><text:alphabetical-index-mark-end text:id="IMark105316520"/> as its ow<text:span text:style-name="T310">n</text:span> <text:alphabetical-index-mark-start text:id="IMark60624584"/><text:alphabetical-index-mark-start text:id="IMark103841112"/><text:alphabetical-index-mark-start text:id="IMark81700136"/><text:alphabetical-index-mark-start text:id="IMark81291064"/><text:alphabetical-index-mark-start text:id="IMark94201816"/><text:span text:style-name="T83">Value</text:span><text:alphabetical-index-mark-end text:id="IMark94201816"/><text:alphabetical-index-mark-end text:id="IMark81291064"/><text:alphabetical-index-mark-end text:id="IMark81700136"/><text:alphabetical-index-mark-end text:id="IMark103841112"/><text:alphabetical-index-mark-end text:id="IMark60624584"/>.</text:p>
      <text:p text:style-name="Text_20_body"/>
      <text:p text:style-name="Text_20_body">In principle, the <text:alphabetical-index-mark-start text:id="IMark93885736"/><text:alphabetical-index-mark-start text:id="IMark104850936"/>ship<text:alphabetical-index-mark-end text:id="IMark104850936"/><text:alphabetical-index-mark-end text:id="IMark93885736"/> can <text:alphabetical-index-mark-start text:id="IMark80172200"/><text:alphabetical-index-mark-start text:id="IMark97435480"/>navigate<text:alphabetical-index-mark-end text:id="IMark97435480"/><text:alphabetical-index-mark-end text:id="IMark80172200"/> both on land – for <text:alphabetical-index-mark-start text:id="IMark97774232"/><text:alphabetical-index-mark-start text:id="IMark81630696"/><text:alphabetical-index-mark-start text:id="IMark95565544"/><text:alphabetical-index-mark-start text:id="IMark90943928"/><text:alphabetical-index-mark-start text:id="IMark105191832"/>example<text:alphabetical-index-mark-end text:id="IMark105191832"/><text:alphabetical-index-mark-end text:id="IMark90943928"/><text:alphabetical-index-mark-end text:id="IMark95565544"/><text:alphabetical-index-mark-end text:id="IMark81630696"/><text:alphabetical-index-mark-end text:id="IMark97774232"/>, taxiing to a a <text:alphabetical-index-mark-start text:id="IMark98508024"/><text:alphabetical-index-mark-start text:id="IMark97366712"/>runway<text:alphabetical-index-mark-end text:id="IMark97366712"/><text:alphabetical-index-mark-end text:id="IMark98508024"/> or <text:alphabetical-index-mark-start text:id="IMark60623800"/><text:alphabetical-index-mark-start text:id="IMark79924344"/><text:alphabetical-index-mark-start text:id="IMark104269640"/><text:alphabetical-index-mark-start text:id="IMark98846216"/><text:alphabetical-index-mark-start text:id="IMark81643816"/>landing<text:alphabetical-index-mark-end text:id="IMark81643816"/><text:alphabetical-index-mark-end text:id="IMark98846216"/><text:alphabetical-index-mark-end text:id="IMark104269640"/><text:alphabetical-index-mark-end text:id="IMark79924344"/><text:alphabetical-index-mark-end text:id="IMark60623800"/> pad – or <text:alphabetical-index-mark-start text:id="IMark93903448"/><text:alphabetical-index-mark-start text:id="IMark97395144"/><text:alphabetical-index-mark-start text:id="IMark99985864"/><text:alphabetical-index-mark-start text:id="IMark100376136"/><text:alphabetical-index-mark-start text:id="IMark95464344"/>flying<text:alphabetical-index-mark-end text:id="IMark95464344"/><text:alphabetical-index-mark-end text:id="IMark100376136"/><text:alphabetical-index-mark-end text:id="IMark99985864"/><text:alphabetical-index-mark-end text:id="IMark97395144"/><text:alphabetical-index-mark-end text:id="IMark93903448"/>. <text:alphabetical-index-mark-start text:id="IMark101702168"/>Leg<text:alphabetical-index-mark-end text:id="IMark101702168"/>s are <text:alphabetical-index-mark-start text:id="IMark95177848"/><text:alphabetical-index-mark-start text:id="IMark104014504"/><text:alphabetical-index-mark-start text:id="IMark103005320"/><text:alphabetical-index-mark-start text:id="IMark104624984"/><text:alphabetical-index-mark-start text:id="IMark91903208"/>calcu<text:alphabetical-index-mark-start text:id="IMark97174152"/>lat<text:alphabetical-index-mark-end text:id="IMark97174152"/>e<text:alphabetical-index-mark-end text:id="IMark91903208"/><text:alphabetical-index-mark-end text:id="IMark104624984"/><text:alphabetical-index-mark-end text:id="IMark103005320"/><text:alphabetical-index-mark-end text:id="IMark104014504"/><text:alphabetical-index-mark-end text:id="IMark95177848"/>d as great <text:alphabetical-index-mark-start text:id="IMark97044472"/><text:alphabetical-index-mark-start text:id="IMark89782392"/><text:alphabetical-index-mark-start text:id="IMark80136712"/><text:alphabetical-index-mark-start text:id="IMark67176216"/><text:alphabetical-index-mark-start text:id="IMark104575480"/>circle<text:alphabetical-index-mark-end text:id="IMark104575480"/><text:alphabetical-index-mark-end text:id="IMark67176216"/><text:alphabetical-index-mark-end text:id="IMark80136712"/><text:alphabetical-index-mark-end text:id="IMark89782392"/><text:alphabetical-index-mark-end text:id="IMark97044472"/> route <text:alphabetical-index-mark-start text:id="IMark90840904"/><text:alphabetical-index-mark-start text:id="IMark93423800"/><text:alphabetical-index-mark-start text:id="IMark96156440"/><text:alphabetical-index-mark-start text:id="IMark82105832"/><text:alphabetical-index-mark-start text:id="IMark93383800"/>segment<text:alphabetical-index-mark-end text:id="IMark93383800"/><text:alphabetical-index-mark-end text:id="IMark82105832"/><text:alphabetical-index-mark-end text:id="IMark96156440"/><text:alphabetical-index-mark-end text:id="IMark93423800"/><text:alphabetical-index-mark-end text:id="IMark90840904"/>s. In <text:alphabetical-index-mark-start text:id="IMark82058632"/><text:alphabetical-index-mark-start text:id="IMark96192296"/><text:alphabetical-index-mark-start text:id="IMark92737160"/><text:alphabetical-index-mark-start text:id="IMark91223720"/><text:alphabetical-index-mark-start text:id="IMark96842280"/>order<text:alphabetical-index-mark-end text:id="IMark96842280"/><text:alphabetical-index-mark-end text:id="IMark91223720"/><text:alphabetical-index-mark-end text:id="IMark92737160"/><text:alphabetical-index-mark-end text:id="IMark96192296"/><text:alphabetical-index-mark-end text:id="IMark82058632"/> to <text:alphabetical-index-mark-start text:id="IMark98863352"/><text:alphabetical-index-mark-start text:id="IMark104560680"/>navigate<text:alphabetical-index-mark-end text:id="IMark104560680"/><text:alphabetical-index-mark-end text:id="IMark98863352"/> following an <text:alphabetical-index-mark-start text:id="IMark96947832"/><text:alphabetical-index-mark-start text:id="IMark81542424"/><text:alphabetical-index-mark-start text:id="IMark91965400"/><text:alphabetical-index-mark-start text:id="IMark104584904"/><text:alphabetical-index-mark-start text:id="IMark104364824"/>ai<text:alphabetical-index-mark-start text:id="IMark91473896"/><text:alphabetical-index-mark-start text:id="IMark91696360"/><text:alphabetical-index-mark-start text:id="IMark68677336"/><text:alphabetical-index-mark-start text:id="IMark95093608"/><text:alphabetical-index-mark-start text:id="IMark91748424"/>plan<text:alphabetical-index-mark-end text:id="IMark91748424"/><text:alphabetical-index-mark-end text:id="IMark95093608"/><text:alphabetical-index-mark-end text:id="IMark68677336"/><text:alphabetical-index-mark-end text:id="IMark91696360"/><text:alphabetical-index-mark-end text:id="IMark91473896"/><text:alphabetical-index-mark-end text:id="IMark104364824"/><text:alphabetical-index-mark-end text:id="IMark104584904"/><text:alphabetical-index-mark-end text:id="IMark91965400"/><text:alphabetical-index-mark-end text:id="IMark81542424"/><text:alphabetical-index-mark-end text:id="IMark96947832"/>, <text:alphabetical-index-mark-start text:id="IMark99669560"/><text:alphabetical-index-mark-start text:id="IMark92365864"/><text:alphabetical-index-mark-start text:id="IMark104475656"/><text:alphabetical-index-mark-start text:id="IMark92838744"/><text:alphabetical-index-mark-start text:id="IMark80983464"/><text:alphabetical-index-mark-start text:id="IMark95315160"/><text:alphabetical-index-mark-start text:id="IMark98271848"/><text:span text:style-name="T83">mode</text:span><text:alphabetical-index-mark-end text:id="IMark98271848"/><text:alphabetical-index-mark-end text:id="IMark95315160"/><text:alphabetical-index-mark-end text:id="IMark80983464"/><text:alphabetical-index-mark-end text:id="IMark92838744"/><text:alphabetical-index-mark-end text:id="IMark104475656"/><text:span text:style-name="T83">_</text:span><text:alphabetical-index-mark-start text:id="IMark81450440"/><text:alphabetical-index-mark-start text:id="IMark90667880"/><text:alphabetical-index-mark-start text:id="IMark80986680"/><text:alphabetical-index-mark-start text:id="IMark78562936"/><text:alphabetical-index-mark-start text:id="IMark101761640"/><text:span text:style-name="T83">wpt</text:span><text:alphabetical-index-mark-end text:id="IMark101761640"/><text:alphabetical-index-mark-end text:id="IMark78562936"/><text:alphabetical-index-mark-end text:id="IMark80986680"/><text:alphabetical-index-mark-end text:id="IMark90667880"/><text:alphabetical-index-mark-end text:id="IMark81450440"/><text:alphabetical-index-mark-end text:id="IMark92365864"/><text:alphabetical-index-mark-end text:id="IMark99669560"/><text:span text:style-name="T83"> = 1</text:span> is r<text:alphabetical-index-mark-start text:id="IMark92463592"/>equ<text:alphabetical-index-mark-end text:id="IMark92463592"/>ired. This implies that <text:alphabetical-index-mark-start text:id="IMark100875768"/><text:alphabetical-index-mark-start text:id="IMark100960296"/><text:alphabetical-index-mark-start text:id="IMark89770296"/><text:alphabetical-index-mark-start text:id="IMark68711848"/><text:alphabetical-index-mark-start text:id="IMark104701608"/>waypoint<text:alphabetical-index-mark-end text:id="IMark104701608"/><text:alphabetical-index-mark-end text:id="IMark68711848"/><text:alphabetical-index-mark-end text:id="IMark89770296"/><text:alphabetical-index-mark-end text:id="IMark100960296"/><text:alphabetical-index-mark-end text:id="IMark100875768"/> properties are re<text:alphabetical-index-mark-start text:id="IMark89854680"/><text:alphabetical-index-mark-start text:id="IMark97209512"/><text:alphabetical-index-mark-start text:id="IMark90133416"/><text:alphabetical-index-mark-start text:id="IMark79364088"/><text:alphabetical-index-mark-start text:id="IMark96867816"/>calcu<text:alphabetical-index-mark-start text:id="IMark98998136"/>lat<text:alphabetical-index-mark-end text:id="IMark98998136"/>e<text:alphabetical-index-mark-end text:id="IMark96867816"/><text:alphabetical-index-mark-end text:id="IMark79364088"/><text:alphabetical-index-mark-end text:id="IMark90133416"/><text:alphabetical-index-mark-end text:id="IMark97209512"/><text:alphabetical-index-mark-end text:id="IMark89854680"/>d and the corresponding <text:alphabetical-index-mark-start text:id="IMark80374728"/><text:alphabetical-index-mark-start text:id="IMark102231032"/><text:alphabetical-index-mark-start text:id="IMark60609000"/><text:alphabetical-index-mark-start text:id="IMark97262552"/><text:alphabetical-index-mark-start text:id="IMark101039848"/>value<text:alphabetical-index-mark-end text:id="IMark101039848"/><text:alphabetical-index-mark-end text:id="IMark97262552"/><text:alphabetical-index-mark-end text:id="IMark60609000"/><text:alphabetical-index-mark-end text:id="IMark102231032"/><text:alphabetical-index-mark-end text:id="IMark80374728"/>s are passed as new <text:alphabetical-index-mark-start text:id="IMark95447416"/><text:alphabetical-index-mark-start text:id="IMark95282616"/><text:alphabetical-index-mark-start text:id="IMark46005128"/><text:alphabetical-index-mark-start text:id="IMark44793992"/><text:alphabetical-index-mark-start text:id="IMark104795688"/>fact<text:alphabetical-index-mark-end text:id="IMark104795688"/><text:alphabetical-index-mark-end text:id="IMark44793992"/><text:alphabetical-index-mark-end text:id="IMark46005128"/><text:alphabetical-index-mark-end text:id="IMark95282616"/><text:alphabetical-index-mark-end text:id="IMark95447416"/>s to <text:span text:style-name="T83">sde_</text:span><text:alphabetical-index-mark-start text:id="IMark100829320"/><text:alphabetical-index-mark-start text:id="IMark101728456"/><text:alphabetical-index-mark-start text:id="IMark79813816"/><text:alphabetical-index-mark-start text:id="IMark94509224"/><text:alphabetical-index-mark-start text:id="IMark98827160"/><text:span text:style-name="T83">fact</text:span><text:alphabetical-index-mark-end text:id="IMark98827160"/><text:alphabetical-index-mark-end text:id="IMark94509224"/><text:alphabetical-index-mark-end text:id="IMark79813816"/><text:alphabetical-index-mark-end text:id="IMark101728456"/><text:alphabetical-index-mark-end text:id="IMark100829320"/><text:span text:style-name="T83">s</text:span>. Then, <text:alphabetical-index-mark-start text:id="IMark67513416"/><text:alphabetical-index-mark-start text:id="IMark81141192"/><text:alphabetical-index-mark-start text:id="IMark83928408"/><text:alphabetical-index-mark-start text:id="IMark94555112"/><text:alphabetical-index-mark-start text:id="IMark105124344"/><text:span text:style-name="T83">mode</text:span><text:alphabetical-index-mark-end text:id="IMark105124344"/><text:alphabetical-index-mark-end text:id="IMark94555112"/><text:alphabetical-index-mark-end text:id="IMark83928408"/><text:alphabetical-index-mark-end text:id="IMark81141192"/><text:alphabetical-index-mark-end text:id="IMark67513416"/><text:span text:style-name="T83">_crs</text:span> will make the <text:alphabetical-index-mark-start text:id="IMark96354888"/><text:alphabetical-index-mark-start text:id="IMark95061256"/>ship<text:alphabetical-index-mark-end text:id="IMark95061256"/><text:alphabetical-index-mark-end text:id="IMark96354888"/> <text:alphabetical-index-mark-start text:id="IMark98097816"/><text:alphabetical-index-mark-start text:id="IMark104230376"/><text:alphabetical-index-mark-start text:id="IMark92225656"/><text:alphabetical-index-mark-start text:id="IMark93686520"/>turn<text:alphabetical-index-mark-end text:id="IMark93686520"/><text:alphabetical-index-mark-end text:id="IMark92225656"/><text:alphabetical-index-mark-end text:id="IMark104230376"/><text:alphabetical-index-mark-end text:id="IMark98097816"/>, change <text:alphabetical-index-mark-start text:id="IMark105130504"/><text:alphabetical-index-mark-start text:id="IMark79988312"/><text:alphabetical-index-mark-start text:id="IMark99890088"/><text:alphabetical-index-mark-start text:id="IMark102081944"/>speed<text:alphabetical-index-mark-end text:id="IMark102081944"/><text:alphabetical-index-mark-end text:id="IMark99890088"/><text:alphabetical-index-mark-end text:id="IMark79988312"/><text:alphabetical-index-mark-end text:id="IMark105130504"/> and <text:alphabetical-index-mark-start text:id="IMark101487000"/><text:alphabetical-index-mark-start text:id="IMark96248712"/>acquire<text:alphabetical-index-mark-end text:id="IMark96248712"/><text:alphabetical-index-mark-end text:id="IMark101487000"/> the r<text:alphabetical-index-mark-start text:id="IMark91006648"/>equ<text:alphabetical-index-mark-end text:id="IMark91006648"/>ired <text:alphabetical-index-mark-start text:id="IMark91183384"/><text:alphabetical-index-mark-start text:id="IMark100102712"/><text:alphabetical-index-mark-start text:id="IMark90821960"/><text:alphabetical-index-mark-start text:id="IMark100859752"/><text:alphabetical-index-mark-start text:id="IMark104498536"/><text:alphabetical-index-mark-start text:id="IMark99597480"/>alt<text:alphabetical-index-mark-end text:id="IMark99597480"/>itude<text:alphabetical-index-mark-end text:id="IMark104498536"/><text:alphabetical-index-mark-end text:id="IMark100859752"/><text:alphabetical-index-mark-end text:id="IMark90821960"/><text:alphabetical-index-mark-end text:id="IMark100102712"/><text:alphabetical-index-mark-end text:id="IMark91183384"/>.</text:p>
      <text:p text:style-name="Text_20_body"/>
      <text:p text:style-name="Text_20_body"/>
      <text:h text:style-name="P57" text:outline-level="3"><text:bookmark-start text:name="__RefHeading___Toc6422_1538881673"/><text:span text:style-name="T210">4.3.17. General </text:span><text:alphabetical-index-mark-start text:id="IMark82473064"/><text:alphabetical-index-mark-start text:id="IMark97254824"/><text:alphabetical-index-mark-start text:id="IMark81769576"/><text:alphabetical-index-mark-start text:id="IMark81153816"/><text:span text:style-name="T210">description</text:span><text:alphabetical-index-mark-end text:id="IMark81153816"/><text:alphabetical-index-mark-end text:id="IMark81769576"/><text:alphabetical-index-mark-end text:id="IMark97254824"/><text:alphabetical-index-mark-end text:id="IMark82473064"/><text:span text:style-name="T210"> of </text:span><text:alphabetical-index-mark-start text:id="IMark97325416"/><text:alphabetical-index-mark-start text:id="IMark83136648"/><text:alphabetical-index-mark-start text:id="IMark80682712"/><text:alphabetical-index-mark-start text:id="IMark96057144"/><text:alphabetical-index-mark-start text:id="IMark100848312"/><text:span text:style-name="T158">sde_</text:span><text:alphabetical-index-mark-start text:id="IMark81996696"/><text:alphabetical-index-mark-start text:id="IMark81189112"/><text:alphabetical-index-mark-start text:id="IMark99313080"/><text:alphabetical-index-mark-start text:id="IMark92052200"/><text:alphabetical-index-mark-start text:id="IMark80698168"/><text:span text:style-name="T158">prg</text:span><text:alphabetical-index-mark-end text:id="IMark80698168"/><text:alphabetical-index-mark-end text:id="IMark92052200"/><text:alphabetical-index-mark-end text:id="IMark99313080"/><text:alphabetical-index-mark-end text:id="IMark81189112"/><text:alphabetical-index-mark-end text:id="IMark81996696"/><text:span text:style-name="T158">_</text:span><text:alphabetical-index-mark-start text:id="IMark105060824"/><text:alphabetical-index-mark-start text:id="IMark93756776"/><text:alphabetical-index-mark-start text:id="IMark92068856"/><text:alphabetical-index-mark-start text:id="IMark80133432"/><text:alphabetical-index-mark-start text:id="IMark94335128"/><text:span text:style-name="T158">wpt</text:span><text:bookmark-end text:name="__RefHeading___Toc6422_1538881673"/><text:alphabetical-index-mark-end text:id="IMark94335128"/><text:alphabetical-index-mark-end text:id="IMark80133432"/><text:alphabetical-index-mark-end text:id="IMark92068856"/><text:alphabetical-index-mark-end text:id="IMark93756776"/><text:alphabetical-index-mark-end text:id="IMark105060824"/><text:alphabetical-index-mark-end text:id="IMark100848312"/><text:alphabetical-index-mark-end text:id="IMark96057144"/><text:alphabetical-index-mark-end text:id="IMark80682712"/><text:alphabetical-index-mark-end text:id="IMark83136648"/><text:alphabetical-index-mark-end text:id="IMark97325416"/></text:h>
      <text:p text:style-name="Text_20_body"/>
      <text:p text:style-name="Text_20_body">This <text:alphabetical-index-mark-start text:id="IMark98583208"/><text:alphabetical-index-mark-start text:id="IMark101186840"/><text:alphabetical-index-mark-start text:id="IMark67098248"/><text:alphabetical-index-mark-start text:id="IMark52508872"/><text:alphabetical-index-mark-start text:id="IMark104600072"/>table<text:alphabetical-index-mark-end text:id="IMark104600072"/><text:alphabetical-index-mark-end text:id="IMark52508872"/><text:alphabetical-index-mark-end text:id="IMark67098248"/><text:alphabetical-index-mark-end text:id="IMark101186840"/><text:alphabetical-index-mark-end text:id="IMark98583208"/> has the same <text:alphabetical-index-mark-start text:id="IMark79096008"/><text:alphabetical-index-mark-start text:id="IMark78104872"/><text:alphabetical-index-mark-start text:id="IMark99290936"/><text:alphabetical-index-mark-start text:id="IMark94801304"/><text:alphabetical-index-mark-start text:id="IMark90311096"/>structure<text:alphabetical-index-mark-end text:id="IMark90311096"/><text:alphabetical-index-mark-end text:id="IMark94801304"/><text:alphabetical-index-mark-end text:id="IMark99290936"/><text:alphabetical-index-mark-end text:id="IMark78104872"/><text:alphabetical-index-mark-end text:id="IMark79096008"/> as <text:alphabetical-index-mark-start text:id="IMark92229272"/><text:alphabetical-index-mark-start text:id="IMark102216392"/><text:alphabetical-index-mark-start text:id="IMark67705240"/><text:alphabetical-index-mark-start text:id="IMark97557944"/><text:alphabetical-index-mark-start text:id="IMark96188776"/><text:span text:style-name="T83">sde_</text:span><text:alphabetical-index-mark-start text:id="IMark80339128"/><text:alphabetical-index-mark-start text:id="IMark90377880"/><text:alphabetical-index-mark-start text:id="IMark91694008"/><text:alphabetical-index-mark-start text:id="IMark95070600"/><text:alphabetical-index-mark-start text:id="IMark84003528"/><text:span text:style-name="T83">wpt</text:span><text:alphabetical-index-mark-end text:id="IMark84003528"/><text:alphabetical-index-mark-end text:id="IMark95070600"/><text:alphabetical-index-mark-end text:id="IMark91694008"/><text:alphabetical-index-mark-end text:id="IMark90377880"/><text:alphabetical-index-mark-end text:id="IMark80339128"/><text:alphabetical-index-mark-end text:id="IMark96188776"/><text:alphabetical-index-mark-end text:id="IMark97557944"/><text:alphabetical-index-mark-end text:id="IMark67705240"/><text:alphabetical-index-mark-end text:id="IMark102216392"/><text:alphabetical-index-mark-end text:id="IMark92229272"/>, but contains <text:alphabetical-index-mark-start text:id="IMark101523448"/><text:alphabetical-index-mark-start text:id="IMark104062520"/><text:alphabetical-index-mark-start text:id="IMark91697800"/><text:alphabetical-index-mark-start text:id="IMark99105928"/><text:alphabetical-index-mark-start text:id="IMark102245080"/>ai<text:alphabetical-index-mark-start text:id="IMark91429064"/><text:alphabetical-index-mark-start text:id="IMark98801176"/><text:alphabetical-index-mark-start text:id="IMark97775016"/><text:alphabetical-index-mark-start text:id="IMark103046488"/><text:alphabetical-index-mark-start text:id="IMark97386632"/>plan<text:alphabetical-index-mark-end text:id="IMark97386632"/><text:alphabetical-index-mark-end text:id="IMark103046488"/><text:alphabetical-index-mark-end text:id="IMark97775016"/><text:alphabetical-index-mark-end text:id="IMark98801176"/><text:alphabetical-index-mark-end text:id="IMark91429064"/><text:alphabetical-index-mark-end text:id="IMark102245080"/><text:alphabetical-index-mark-end text:id="IMark99105928"/><text:alphabetical-index-mark-end text:id="IMark91697800"/><text:alphabetical-index-mark-end text:id="IMark104062520"/><text:alphabetical-index-mark-end text:id="IMark101523448"/> details that are not necessarily <text:alphabetical-index-mark-start text:id="IMark101185528"/><text:alphabetical-index-mark-start text:id="IMark95024520"/><text:alphabetical-index-mark-start text:id="IMark44856184"/><text:alphabetical-index-mark-start text:id="IMark97666040"/><text:alphabetical-index-mark-start text:id="IMark89968392"/>load<text:alphabetical-index-mark-end text:id="IMark89968392"/><text:alphabetical-index-mark-end text:id="IMark97666040"/><text:alphabetical-index-mark-end text:id="IMark44856184"/><text:alphabetical-index-mark-end text:id="IMark95024520"/><text:alphabetical-index-mark-end text:id="IMark101185528"/>ed into <text:alphabetical-index-mark-start text:id="IMark80576392"/><text:alphabetical-index-mark-start text:id="IMark91336952"/><text:alphabetical-index-mark-start text:id="IMark82426744"/><text:alphabetical-index-mark-start text:id="IMark100563080"/><text:alphabetical-index-mark-start text:id="IMark104478184"/><text:span text:style-name="T83">sde_</text:span><text:alphabetical-index-mark-start text:id="IMark95773128"/><text:alphabetical-index-mark-start text:id="IMark79644952"/><text:alphabetical-index-mark-start text:id="IMark91639528"/><text:alphabetical-index-mark-start text:id="IMark83937960"/><text:alphabetical-index-mark-start text:id="IMark80173640"/><text:span text:style-name="T83">wpt</text:span><text:alphabetical-index-mark-end text:id="IMark80173640"/><text:alphabetical-index-mark-end text:id="IMark83937960"/><text:alphabetical-index-mark-end text:id="IMark91639528"/><text:alphabetical-index-mark-end text:id="IMark79644952"/><text:alphabetical-index-mark-end text:id="IMark95773128"/><text:alphabetical-index-mark-end text:id="IMark104478184"/><text:alphabetical-index-mark-end text:id="IMark100563080"/><text:alphabetical-index-mark-end text:id="IMark82426744"/><text:alphabetical-index-mark-end text:id="IMark91336952"/><text:alphabetical-index-mark-end text:id="IMark80576392"/> for immediate <text:alphabetical-index-mark-start text:id="IMark96717032"/><text:alphabetical-index-mark-start text:id="IMark101223976"/>process<text:alphabetical-index-mark-end text:id="IMark101223976"/><text:alphabetical-index-mark-end text:id="IMark96717032"/>ing. It is a <text:alphabetical-index-mark-start text:id="IMark43981464"/>lon<text:alphabetical-index-mark-end text:id="IMark43981464"/>g - term <text:alphabetical-index-mark-start text:id="IMark97345992"/><text:alphabetical-index-mark-start text:id="IMark92672984"/><text:alphabetical-index-mark-start text:id="IMark79646744"/><text:alphabetical-index-mark-start text:id="IMark82250840"/><text:alphabetical-index-mark-start text:id="IMark104711720"/>storage<text:alphabetical-index-mark-end text:id="IMark104711720"/><text:alphabetical-index-mark-end text:id="IMark82250840"/><text:alphabetical-index-mark-end text:id="IMark79646744"/><text:alphabetical-index-mark-end text:id="IMark92672984"/><text:alphabetical-index-mark-end text:id="IMark97345992"/> of <text:alphabetical-index-mark-start text:id="IMark94875464"/><text:alphabetical-index-mark-start text:id="IMark97601144"/><text:alphabetical-index-mark-start text:id="IMark84374888"/><text:alphabetical-index-mark-start text:id="IMark98634072"/><text:alphabetical-index-mark-start text:id="IMark100153864"/>plan<text:alphabetical-index-mark-end text:id="IMark100153864"/><text:alphabetical-index-mark-end text:id="IMark98634072"/><text:alphabetical-index-mark-end text:id="IMark84374888"/><text:alphabetical-index-mark-end text:id="IMark97601144"/><text:alphabetical-index-mark-end text:id="IMark94875464"/>s and in <text:alphabetical-index-mark-start text:id="IMark82064168"/>re<text:alphabetical-index-mark-start text:id="IMark80090216"/>l<text:alphabetical-index-mark-end text:id="IMark82064168"/>at<text:alphabetical-index-mark-end text:id="IMark80090216"/>ion to <text:alphabetical-index-mark-start text:id="IMark84010488"/><text:alphabetical-index-mark-start text:id="IMark94640200"/><text:alphabetical-index-mark-start text:id="IMark91010760"/><text:alphabetical-index-mark-start text:id="IMark95257016"/><text:alphabetical-index-mark-start text:id="IMark93735400"/><text:span text:style-name="T83">sde_</text:span><text:alphabetical-index-mark-start text:id="IMark83854472"/><text:alphabetical-index-mark-start text:id="IMark104257416"/><text:alphabetical-index-mark-start text:id="IMark82204200"/><text:alphabetical-index-mark-start text:id="IMark94159832"/><text:alphabetical-index-mark-start text:id="IMark80170632"/><text:span text:style-name="T83">wpt</text:span><text:alphabetical-index-mark-end text:id="IMark80170632"/><text:alphabetical-index-mark-end text:id="IMark94159832"/><text:alphabetical-index-mark-end text:id="IMark82204200"/><text:alphabetical-index-mark-end text:id="IMark104257416"/><text:alphabetical-index-mark-end text:id="IMark83854472"/><text:alphabetical-index-mark-end text:id="IMark93735400"/><text:alphabetical-index-mark-end text:id="IMark95257016"/><text:alphabetical-index-mark-end text:id="IMark91010760"/><text:alphabetical-index-mark-end text:id="IMark94640200"/><text:alphabetical-index-mark-end text:id="IMark84010488"/> works in a way analogous to that of <text:alphabetical-index-mark-start text:id="IMark103590520"/><text:alphabetical-index-mark-start text:id="IMark94416504"/><text:alphabetical-index-mark-start text:id="IMark103195400"/><text:alphabetical-index-mark-start text:id="IMark97505048"/><text:alphabetical-index-mark-start text:id="IMark99612056"/><text:span text:style-name="T83">sde_</text:span><text:alphabetical-index-mark-start text:id="IMark103326232"/><text:alphabetical-index-mark-start text:id="IMark97601928"/><text:alphabetical-index-mark-start text:id="IMark104519176"/><text:alphabetical-index-mark-start text:id="IMark98735720"/><text:alphabetical-index-mark-start text:id="IMark104129656"/><text:span text:style-name="T83">prg</text:span><text:alphabetical-index-mark-end text:id="IMark104129656"/><text:alphabetical-index-mark-end text:id="IMark98735720"/><text:alphabetical-index-mark-end text:id="IMark104519176"/><text:alphabetical-index-mark-end text:id="IMark97601928"/><text:alphabetical-index-mark-end text:id="IMark103326232"/><text:span text:style-name="T83">_</text:span><text:alphabetical-index-mark-start text:id="IMark96247928"/><text:alphabetical-index-mark-start text:id="IMark100025880"/><text:alphabetical-index-mark-start text:id="IMark103701208"/><text:alphabetical-index-mark-start text:id="IMark99685832"/><text:alphabetical-index-mark-start text:id="IMark97084552"/><text:span text:style-name="T83">rule</text:span><text:alphabetical-index-mark-end text:id="IMark97084552"/><text:alphabetical-index-mark-end text:id="IMark99685832"/><text:alphabetical-index-mark-end text:id="IMark103701208"/><text:alphabetical-index-mark-end text:id="IMark100025880"/><text:alphabetical-index-mark-end text:id="IMark96247928"/><text:span text:style-name="T83">s</text:span><text:alphabetical-index-mark-end text:id="IMark99612056"/><text:alphabetical-index-mark-end text:id="IMark97505048"/><text:alphabetical-index-mark-end text:id="IMark103195400"/><text:alphabetical-index-mark-end text:id="IMark94416504"/><text:alphabetical-index-mark-end text:id="IMark103590520"/> with regards to <text:alphabetical-index-mark-start text:id="IMark104704136"/><text:alphabetical-index-mark-start text:id="IMark83071112"/><text:alphabetical-index-mark-start text:id="IMark101870344"/><text:alphabetical-index-mark-start text:id="IMark104668376"/><text:alphabetical-index-mark-start text:id="IMark97347560"/><text:span text:style-name="T83">sde_</text:span><text:alphabetical-index-mark-start text:id="IMark101174712"/><text:alphabetical-index-mark-start text:id="IMark98903160"/><text:alphabetical-index-mark-start text:id="IMark78411928"/><text:alphabetical-index-mark-start text:id="IMark104183400"/><text:alphabetical-index-mark-start text:id="IMark91459464"/><text:span text:style-name="T83">rule</text:span><text:alphabetical-index-mark-end text:id="IMark91459464"/><text:alphabetical-index-mark-end text:id="IMark104183400"/><text:alphabetical-index-mark-end text:id="IMark78411928"/><text:alphabetical-index-mark-end text:id="IMark98903160"/><text:alphabetical-index-mark-end text:id="IMark101174712"/><text:span text:style-name="T83">s</text:span><text:alphabetical-index-mark-end text:id="IMark97347560"/><text:alphabetical-index-mark-end text:id="IMark104668376"/><text:alphabetical-index-mark-end text:id="IMark101870344"/><text:alphabetical-index-mark-end text:id="IMark83071112"/><text:alphabetical-index-mark-end text:id="IMark104704136"/>.</text:p>
      <text:p text:style-name="Text_20_body"/>
      <text:p text:style-name="Text_20_body"><text:alphabetical-index-mark-start text:id="IMark44958072"/><text:alphabetical-index-mark-start text:id="IMark60724424"/><text:alphabetical-index-mark-start text:id="IMark103109080"/><text:alphabetical-index-mark-start text:id="IMark95023704"/><text:alphabetical-index-mark-start text:id="IMark92314680"/>Ai<text:alphabetical-index-mark-start text:id="IMark96148360"/><text:alphabetical-index-mark-start text:id="IMark79425480"/><text:alphabetical-index-mark-start text:id="IMark100660616"/><text:alphabetical-index-mark-start text:id="IMark100757144"/><text:alphabetical-index-mark-start text:id="IMark102003736"/>plan<text:alphabetical-index-mark-end text:id="IMark102003736"/><text:alphabetical-index-mark-end text:id="IMark100757144"/><text:alphabetical-index-mark-end text:id="IMark100660616"/><text:alphabetical-index-mark-end text:id="IMark79425480"/><text:alphabetical-index-mark-end text:id="IMark96148360"/><text:alphabetical-index-mark-end text:id="IMark92314680"/><text:alphabetical-index-mark-end text:id="IMark95023704"/><text:alphabetical-index-mark-end text:id="IMark103109080"/><text:alphabetical-index-mark-end text:id="IMark60724424"/><text:alphabetical-index-mark-end text:id="IMark44958072"/>s are not expressed as <text:alphabetical-index-mark-start text:id="IMark95454136"/><text:alphabetical-index-mark-start text:id="IMark94321816"/><text:alphabetical-index-mark-start text:id="IMark90743512"/><text:alphabetical-index-mark-start text:id="IMark95710088"/><text:alphabetical-index-mark-start text:id="IMark107152664"/>SQL<text:alphabetical-index-mark-end text:id="IMark107152664"/><text:alphabetical-index-mark-end text:id="IMark95710088"/><text:alphabetical-index-mark-end text:id="IMark90743512"/><text:alphabetical-index-mark-end text:id="IMark94321816"/><text:alphabetical-index-mark-end text:id="IMark95454136"/> <text:alphabetical-index-mark-start text:id="IMark93442584"/><text:alphabetical-index-mark-start text:id="IMark77343896"/><text:alphabetical-index-mark-start text:id="IMark102147608"/>code<text:alphabetical-index-mark-end text:id="IMark102147608"/><text:alphabetical-index-mark-end text:id="IMark77343896"/><text:alphabetical-index-mark-end text:id="IMark93442584"/> <text:alphabetical-index-mark-start text:id="IMark102563992"/><text:alphabetical-index-mark-start text:id="IMark90018696"/>snippet<text:alphabetical-index-mark-end text:id="IMark90018696"/><text:alphabetical-index-mark-end text:id="IMark102563992"/>s, but <text:alphabetical-index-mark-start text:id="IMark98844248"/><text:alphabetical-index-mark-start text:id="IMark79987528"/><text:alphabetical-index-mark-start text:id="IMark98156232"/><text:alphabetical-index-mark-start text:id="IMark105247624"/>data<text:alphabetical-index-mark-end text:id="IMark105247624"/><text:alphabetical-index-mark-end text:id="IMark98156232"/><text:alphabetical-index-mark-end text:id="IMark79987528"/><text:alphabetical-index-mark-end text:id="IMark98844248"/> sorted in <text:alphabetical-index-mark-start text:id="IMark96155576"/><text:alphabetical-index-mark-start text:id="IMark90667096"/><text:alphabetical-index-mark-start text:id="IMark96896232"/><text:alphabetical-index-mark-start text:id="IMark95761656"/><text:alphabetical-index-mark-start text:id="IMark100744152"/>row<text:alphabetical-index-mark-end text:id="IMark100744152"/><text:alphabetical-index-mark-end text:id="IMark95761656"/><text:alphabetical-index-mark-end text:id="IMark96896232"/><text:alphabetical-index-mark-end text:id="IMark90667096"/><text:alphabetical-index-mark-end text:id="IMark96155576"/>s and <text:alphabetical-index-mark-start text:id="IMark99938648"/><text:alphabetical-index-mark-start text:id="IMark92153624"/><text:alphabetical-index-mark-start text:id="IMark97354792"/><text:alphabetical-index-mark-start text:id="IMark80823768"/><text:alphabetical-index-mark-start text:id="IMark93327016"/>column<text:alphabetical-index-mark-end text:id="IMark93327016"/><text:alphabetical-index-mark-end text:id="IMark80823768"/><text:alphabetical-index-mark-end text:id="IMark97354792"/><text:alphabetical-index-mark-end text:id="IMark92153624"/><text:alphabetical-index-mark-end text:id="IMark99938648"/>s, each <text:alphabetical-index-mark-start text:id="IMark91790296"/><text:alphabetical-index-mark-start text:id="IMark103751432"/><text:alphabetical-index-mark-start text:id="IMark98865576"/><text:alphabetical-index-mark-start text:id="IMark104590376"/><text:alphabetical-index-mark-start text:id="IMark97053496"/>row<text:alphabetical-index-mark-end text:id="IMark97053496"/><text:alphabetical-index-mark-end text:id="IMark104590376"/><text:alphabetical-index-mark-end text:id="IMark98865576"/><text:alphabetical-index-mark-end text:id="IMark103751432"/><text:alphabetical-index-mark-end text:id="IMark91790296"/> corresponding to a <text:alphabetical-index-mark-start text:id="IMark81726840"/><text:alphabetical-index-mark-start text:id="IMark99549672"/><text:alphabetical-index-mark-start text:id="IMark80828952"/><text:alphabetical-index-mark-start text:id="IMark82235496"/><text:alphabetical-index-mark-start text:id="IMark104397816"/>record<text:alphabetical-index-mark-end text:id="IMark104397816"/><text:alphabetical-index-mark-end text:id="IMark82235496"/><text:alphabetical-index-mark-end text:id="IMark80828952"/><text:alphabetical-index-mark-end text:id="IMark99549672"/><text:alphabetical-index-mark-end text:id="IMark81726840"/>, and each <text:alphabetical-index-mark-start text:id="IMark94608744"/><text:alphabetical-index-mark-start text:id="IMark94093608"/><text:alphabetical-index-mark-start text:id="IMark82141464"/><text:alphabetical-index-mark-start text:id="IMark95415496"/><text:alphabetical-index-mark-start text:id="IMark93380264"/>column<text:alphabetical-index-mark-end text:id="IMark93380264"/><text:alphabetical-index-mark-end text:id="IMark95415496"/><text:alphabetical-index-mark-end text:id="IMark82141464"/><text:alphabetical-index-mark-end text:id="IMark94093608"/><text:alphabetical-index-mark-end text:id="IMark94608744"/> to a <text:alphabetical-index-mark-start text:id="IMark93341240"/><text:alphabetical-index-mark-start text:id="IMark104128872"/><text:alphabetical-index-mark-start text:id="IMark90873432"/><text:alphabetical-index-mark-start text:id="IMark98127208"/>data<text:alphabetical-index-mark-end text:id="IMark98127208"/><text:alphabetical-index-mark-end text:id="IMark90873432"/><text:alphabetical-index-mark-end text:id="IMark104128872"/><text:alphabetical-index-mark-end text:id="IMark93341240"/> <text:alphabetical-index-mark-start text:id="IMark95386104"/><text:alphabetical-index-mark-start text:id="IMark101066728"/>field<text:alphabetical-index-mark-end text:id="IMark101066728"/><text:alphabetical-index-mark-end text:id="IMark95386104"/>.</text:p>
      <text:p text:style-name="Text_20_body"/>
      <text:p text:style-name="Text_20_body"><text:soft-page-break/><text:alphabetical-index-mark-start text:id="IMark104048328"/><text:alphabetical-index-mark-start text:id="IMark94448360"/><text:alphabetical-index-mark-start text:id="IMark100280088"/><text:alphabetical-index-mark-start text:id="IMark82919896"/><text:alphabetical-index-mark-start text:id="IMark81870376"/>Ai<text:alphabetical-index-mark-start text:id="IMark102898744"/><text:alphabetical-index-mark-start text:id="IMark60632968"/><text:alphabetical-index-mark-start text:id="IMark96448840"/><text:alphabetical-index-mark-start text:id="IMark94642728"/><text:alphabetical-index-mark-start text:id="IMark91220712"/>plan<text:alphabetical-index-mark-end text:id="IMark91220712"/><text:alphabetical-index-mark-end text:id="IMark94642728"/><text:alphabetical-index-mark-end text:id="IMark96448840"/><text:alphabetical-index-mark-end text:id="IMark60632968"/><text:alphabetical-index-mark-end text:id="IMark102898744"/><text:alphabetical-index-mark-end text:id="IMark81870376"/><text:alphabetical-index-mark-end text:id="IMark82919896"/><text:alphabetical-index-mark-end text:id="IMark100280088"/><text:alphabetical-index-mark-end text:id="IMark94448360"/><text:alphabetical-index-mark-end text:id="IMark104048328"/>s <text:alphabetical-index-mark-start text:id="IMark82534296"/><text:alphabetical-index-mark-start text:id="IMark80836792"/><text:alphabetical-index-mark-start text:id="IMark78262200"/><text:alphabetical-index-mark-start text:id="IMark92736376"/>store<text:alphabetical-index-mark-end text:id="IMark92736376"/><text:alphabetical-index-mark-end text:id="IMark78262200"/><text:alphabetical-index-mark-end text:id="IMark80836792"/><text:alphabetical-index-mark-end text:id="IMark82534296"/>d in this <text:alphabetical-index-mark-start text:id="IMark94236280"/><text:alphabetical-index-mark-start text:id="IMark100665192"/><text:alphabetical-index-mark-start text:id="IMark91542904"/><text:alphabetical-index-mark-start text:id="IMark96228216"/><text:alphabetical-index-mark-start text:id="IMark93148728"/>table<text:alphabetical-index-mark-end text:id="IMark93148728"/><text:alphabetical-index-mark-end text:id="IMark96228216"/><text:alphabetical-index-mark-end text:id="IMark91542904"/><text:alphabetical-index-mark-end text:id="IMark100665192"/><text:alphabetical-index-mark-end text:id="IMark94236280"/> should note be <text:alphabetical-index-mark-start text:id="IMark103092296"/><text:alphabetical-index-mark-start text:id="IMark104170760"/><text:alphabetical-index-mark-start text:id="IMark43407288"/><text:alphabetical-index-mark-start text:id="IMark96683640"/><text:alphabetical-index-mark-start text:id="IMark89804312"/><text:alphabetical-index-mark-start text:id="IMark102892888"/><text:alphabetical-index-mark-start text:id="IMark90360696"/><text:alphabetical-index-mark-start text:id="IMark81841672"/><text:alphabetical-index-mark-start text:id="IMark82236280"/><text:alphabetical-index-mark-start text:id="IMark82572504"/>delete<text:alphabetical-index-mark-end text:id="IMark82572504"/><text:alphabetical-index-mark-end text:id="IMark82236280"/><text:alphabetical-index-mark-end text:id="IMark81841672"/><text:alphabetical-index-mark-end text:id="IMark90360696"/><text:alphabetical-index-mark-end text:id="IMark102892888"/><text:alphabetical-index-mark-end text:id="IMark89804312"/><text:alphabetical-index-mark-end text:id="IMark96683640"/><text:alphabetical-index-mark-end text:id="IMark43407288"/><text:alphabetical-index-mark-end text:id="IMark104170760"/><text:alphabetical-index-mark-end text:id="IMark103092296"/>d; instead, they should be rendered inactive by <text:s/><text:alphabetical-index-mark-start text:id="IMark90628408"/><text:alphabetical-index-mark-start text:id="IMark67704456"/><text:alphabetical-index-mark-start text:id="IMark91011464"/><text:alphabetical-index-mark-start text:id="IMark81287928"/><text:alphabetical-index-mark-start text:id="IMark77370024"/><text:span text:style-name="T83">sde_</text:span><text:alphabetical-index-mark-start text:id="IMark90597704"/><text:alphabetical-index-mark-start text:id="IMark95731144"/><text:alphabetical-index-mark-start text:id="IMark97928872"/><text:alphabetical-index-mark-start text:id="IMark96261000"/><text:alphabetical-index-mark-start text:id="IMark97319256"/><text:span text:style-name="T83">prg</text:span><text:alphabetical-index-mark-end text:id="IMark97319256"/><text:alphabetical-index-mark-end text:id="IMark96261000"/><text:alphabetical-index-mark-end text:id="IMark97928872"/><text:alphabetical-index-mark-end text:id="IMark95731144"/><text:alphabetical-index-mark-end text:id="IMark90597704"/><text:span text:style-name="T83">_</text:span><text:alphabetical-index-mark-start text:id="IMark100659832"/><text:alphabetical-index-mark-start text:id="IMark97921928"/><text:alphabetical-index-mark-start text:id="IMark102842024"/><text:alphabetical-index-mark-start text:id="IMark80646936"/><text:alphabetical-index-mark-start text:id="IMark79489528"/><text:span text:style-name="T83">wpt</text:span><text:alphabetical-index-mark-end text:id="IMark79489528"/><text:alphabetical-index-mark-end text:id="IMark80646936"/><text:alphabetical-index-mark-end text:id="IMark102842024"/><text:alphabetical-index-mark-end text:id="IMark97921928"/><text:alphabetical-index-mark-end text:id="IMark100659832"/><text:alphabetical-index-mark-end text:id="IMark77370024"/><text:alphabetical-index-mark-end text:id="IMark81287928"/><text:alphabetical-index-mark-end text:id="IMark91011464"/><text:alphabetical-index-mark-end text:id="IMark67704456"/><text:alphabetical-index-mark-end text:id="IMark90628408"/><text:span text:style-name="T83">.</text:span><text:alphabetical-index-mark-start text:id="IMark100991992"/><text:alphabetical-index-mark-start text:id="IMark90007560"/><text:alphabetical-index-mark-start text:id="IMark80099512"/><text:alphabetical-index-mark-start text:id="IMark60616728"/><text:alphabetical-index-mark-start text:id="IMark94484760"/><text:span text:style-name="T83">Status</text:span><text:alphabetical-index-mark-end text:id="IMark94484760"/><text:alphabetical-index-mark-end text:id="IMark60616728"/><text:alphabetical-index-mark-end text:id="IMark80099512"/><text:alphabetical-index-mark-end text:id="IMark90007560"/><text:alphabetical-index-mark-end text:id="IMark100991992"/><text:span text:style-name="T83"> ← ‘</text:span><text:alphabetical-index-mark-start text:id="IMark97362520"/><text:alphabetical-index-mark-start text:id="IMark80279400"/><text:alphabetical-index-mark-start text:id="IMark98919464"/><text:alphabetical-index-mark-start text:id="IMark99217592"/><text:alphabetical-index-mark-start text:id="IMark89995640"/><text:span text:style-name="T83">disabled</text:span><text:alphabetical-index-mark-end text:id="IMark89995640"/><text:alphabetical-index-mark-end text:id="IMark99217592"/><text:alphabetical-index-mark-end text:id="IMark98919464"/><text:alphabetical-index-mark-end text:id="IMark80279400"/><text:alphabetical-index-mark-end text:id="IMark97362520"/><text:span text:style-name="T83">’.</text:span> </text:p>
      <text:p text:style-name="Text_20_body"/>
      <text:p text:style-name="Text_20_body"/>
      <text:h text:style-name="Heading_20_3" text:outline-level="3"><text:bookmark-start text:name="__RefHeading___Toc6424_1538881673"/><text:span text:style-name="T210">4.3.18. General </text:span><text:alphabetical-index-mark-start text:id="IMark101972872"/><text:alphabetical-index-mark-start text:id="IMark100420824"/><text:alphabetical-index-mark-start text:id="IMark92810696"/><text:alphabetical-index-mark-start text:id="IMark83996360"/><text:span text:style-name="T210">description</text:span><text:alphabetical-index-mark-end text:id="IMark83996360"/><text:alphabetical-index-mark-end text:id="IMark92810696"/><text:alphabetical-index-mark-end text:id="IMark100420824"/><text:alphabetical-index-mark-end text:id="IMark101972872"/> of <text:alphabetical-index-mark-start text:id="IMark93844136"/><text:alphabetical-index-mark-start text:id="IMark80816728"/><text:alphabetical-index-mark-start text:id="IMark95095960"/><text:alphabetical-index-mark-start text:id="IMark82513208"/><text:alphabetical-index-mark-start text:id="IMark101173928"/><text:span text:style-name="T158">sde_</text:span><text:span text:style-name="T159">astro_cat</text:span><text:bookmark-end text:name="__RefHeading___Toc6424_1538881673"/><text:alphabetical-index-mark-end text:id="IMark101173928"/><text:alphabetical-index-mark-end text:id="IMark82513208"/><text:alphabetical-index-mark-end text:id="IMark95095960"/><text:alphabetical-index-mark-end text:id="IMark80816728"/><text:alphabetical-index-mark-end text:id="IMark93844136"/></text:h>
      <text:p text:style-name="Text_20_body"/>
      <text:p text:style-name="Text_20_body">This <text:alphabetical-index-mark-start text:id="IMark102184760"/><text:alphabetical-index-mark-start text:id="IMark67457928"/><text:alphabetical-index-mark-start text:id="IMark94318024"/><text:alphabetical-index-mark-start text:id="IMark94367320"/>file<text:alphabetical-index-mark-end text:id="IMark94367320"/><text:alphabetical-index-mark-end text:id="IMark94318024"/><text:alphabetical-index-mark-end text:id="IMark67457928"/><text:alphabetical-index-mark-end text:id="IMark102184760"/> is a <text:alphabetical-index-mark-start text:id="IMark77580008"/><text:alphabetical-index-mark-start text:id="IMark94068328"/><text:alphabetical-index-mark-start text:id="IMark105103784"/><text:alphabetical-index-mark-start text:id="IMark91121016"/><text:alphabetical-index-mark-start text:id="IMark77919720"/><text:alphabetical-index-mark-start text:id="IMark101863400"/><text:alphabetical-index-mark-start text:id="IMark100235480"/><text:alphabetical-index-mark-start text:id="IMark100703032"/><text:alphabetical-index-mark-start text:id="IMark95694840"/><text:alphabetical-index-mark-start text:id="IMark99668776"/><text:alphabetical-index-mark-start text:id="IMark101831656"/><text:alphabetical-index-mark-start text:id="IMark96870168"/><text:alphabetical-index-mark-start text:id="IMark60651176"/><text:alphabetical-index-mark-start text:id="IMark82431000"/><text:alphabetical-index-mark-start text:id="IMark101592472"/>celestia<text:alphabetical-index-mark-end text:id="IMark101592472"/><text:alphabetical-index-mark-end text:id="IMark82431000"/><text:alphabetical-index-mark-end text:id="IMark60651176"/><text:alphabetical-index-mark-end text:id="IMark96870168"/><text:alphabetical-index-mark-end text:id="IMark101831656"/><text:alphabetical-index-mark-end text:id="IMark99668776"/><text:alphabetical-index-mark-end text:id="IMark95694840"/><text:alphabetical-index-mark-end text:id="IMark100703032"/><text:alphabetical-index-mark-end text:id="IMark100235480"/><text:alphabetical-index-mark-end text:id="IMark101863400"/>l<text:alphabetical-index-mark-end text:id="IMark77919720"/><text:alphabetical-index-mark-end text:id="IMark91121016"/><text:alphabetical-index-mark-end text:id="IMark105103784"/><text:alphabetical-index-mark-end text:id="IMark94068328"/><text:alphabetical-index-mark-end text:id="IMark77580008"/> <text:alphabetical-index-mark-start text:id="IMark95785752"/><text:alphabetical-index-mark-start text:id="IMark94447576"/><text:alphabetical-index-mark-start text:id="IMark101666120"/><text:alphabetical-index-mark-start text:id="IMark82511640"/><text:alphabetical-index-mark-start text:id="IMark101930024"/>catalog<text:alphabetical-index-mark-end text:id="IMark101930024"/><text:alphabetical-index-mark-end text:id="IMark82511640"/><text:alphabetical-index-mark-end text:id="IMark101666120"/><text:alphabetical-index-mark-end text:id="IMark94447576"/><text:alphabetical-index-mark-end text:id="IMark95785752"/> that at this point has no special <text:alphabetical-index-mark-start text:id="IMark94945400"/><text:alphabetical-index-mark-start text:id="IMark104894680"/><text:alphabetical-index-mark-start text:id="IMark94077224"/><text:alphabetical-index-mark-start text:id="IMark94169336"/><text:alphabetical-index-mark-start text:id="IMark82191000"/>function<text:alphabetical-index-mark-end text:id="IMark82191000"/><text:alphabetical-index-mark-end text:id="IMark94169336"/><text:alphabetical-index-mark-end text:id="IMark94077224"/><text:alphabetical-index-mark-end text:id="IMark104894680"/><text:alphabetical-index-mark-end text:id="IMark94945400"/> but in the future it will be used for <text:alphabetical-index-mark-start text:id="IMark97090712"/><text:alphabetical-index-mark-start text:id="IMark97324632"/><text:alphabetical-index-mark-start text:id="IMark103991512"/><text:alphabetical-index-mark-start text:id="IMark80138280"/><text:alphabetical-index-mark-start text:id="IMark99404088"/>navigation<text:alphabetical-index-mark-end text:id="IMark99404088"/><text:alphabetical-index-mark-end text:id="IMark80138280"/><text:alphabetical-index-mark-end text:id="IMark103991512"/><text:alphabetical-index-mark-end text:id="IMark97324632"/><text:alphabetical-index-mark-end text:id="IMark97090712"/>al <text:alphabetical-index-mark-start text:id="IMark100655928"/><text:alphabetical-index-mark-start text:id="IMark84091576"/><text:alphabetical-index-mark-start text:id="IMark81452984"/><text:alphabetical-index-mark-start text:id="IMark101977944"/><text:alphabetical-index-mark-start text:id="IMark99532984"/>plan<text:alphabetical-index-mark-end text:id="IMark99532984"/><text:alphabetical-index-mark-end text:id="IMark101977944"/><text:alphabetical-index-mark-end text:id="IMark81452984"/><text:alphabetical-index-mark-end text:id="IMark84091576"/><text:alphabetical-index-mark-end text:id="IMark100655928"/>ning.</text:p>
      <text:p text:style-name="Text_20_body"/>
      <text:p text:style-name="Text_20_body"><text:span text:style-name="T1">4.3.18.1.</text:span> <text:alphabetical-index-mark-start text:id="IMark98192632"/><text:alphabetical-index-mark-start text:id="IMark77930584"/><text:span text:style-name="T83">Id</text:span><text:alphabetical-index-mark-end text:id="IMark77930584"/><text:alphabetical-index-mark-end text:id="IMark98192632"/>: <text:alphabetical-index-mark-start text:id="IMark89957128"/><text:alphabetical-index-mark-start text:id="IMark80182424"/><text:alphabetical-index-mark-start text:id="IMark82081432"/><text:alphabetical-index-mark-start text:id="IMark91520392"/><text:alphabetical-index-mark-start text:id="IMark97102232"/><text:span text:style-name="T312">primary</text:span><text:alphabetical-index-mark-end text:id="IMark97102232"/><text:alphabetical-index-mark-end text:id="IMark91520392"/><text:alphabetical-index-mark-end text:id="IMark82081432"/><text:alphabetical-index-mark-end text:id="IMark80182424"/><text:alphabetical-index-mark-end text:id="IMark89957128"/><text:span text:style-name="T312"> </text:span><text:alphabetical-index-mark-start text:id="IMark82427528"/><text:alphabetical-index-mark-start text:id="IMark96198840"/><text:alphabetical-index-mark-start text:id="IMark101314856"/><text:alphabetical-index-mark-start text:id="IMark44082136"/><text:alphabetical-index-mark-start text:id="IMark95889656"/><text:span text:style-name="T312">key</text:span><text:alphabetical-index-mark-end text:id="IMark95889656"/><text:alphabetical-index-mark-end text:id="IMark44082136"/><text:alphabetical-index-mark-end text:id="IMark101314856"/><text:alphabetical-index-mark-end text:id="IMark96198840"/><text:alphabetical-index-mark-end text:id="IMark82427528"/><text:span text:style-name="T312">. Differently from the case of </text:span><text:alphabetical-index-mark-start text:id="IMark90742728"/><text:alphabetical-index-mark-start text:id="IMark97467720"/><text:alphabetical-index-mark-start text:id="IMark81252296"/><text:alphabetical-index-mark-start text:id="IMark96198056"/><text:alphabetical-index-mark-start text:id="IMark96893224"/><text:span text:style-name="T151">sde_</text:span><text:alphabetical-index-mark-start text:id="IMark91153320"/><text:alphabetical-index-mark-start text:id="IMark80041864"/><text:alphabetical-index-mark-start text:id="IMark79929768"/><text:alphabetical-index-mark-start text:id="IMark82972120"/><text:alphabetical-index-mark-start text:id="IMark83580168"/><text:span text:style-name="T151">wp</text:span><text:span text:style-name="T312">t</text:span><text:alphabetical-index-mark-end text:id="IMark83580168"/><text:alphabetical-index-mark-end text:id="IMark82972120"/><text:alphabetical-index-mark-end text:id="IMark79929768"/><text:alphabetical-index-mark-end text:id="IMark80041864"/><text:alphabetical-index-mark-end text:id="IMark91153320"/><text:alphabetical-index-mark-end text:id="IMark96893224"/><text:alphabetical-index-mark-end text:id="IMark96198056"/><text:alphabetical-index-mark-end text:id="IMark81252296"/><text:alphabetical-index-mark-end text:id="IMark97467720"/><text:alphabetical-index-mark-end text:id="IMark90742728"/><text:span text:style-name="T312"> (see </text:span><text:span text:style-name="T48">[4.3.16.]</text:span><text:span text:style-name="T331">) a </text:span><text:alphabetical-index-mark-start text:id="IMark105094488"/><text:alphabetical-index-mark-start text:id="IMark105051000"/><text:alphabetical-index-mark-start text:id="IMark97309960"/><text:alphabetical-index-mark-start text:id="IMark98378904"/><text:alphabetical-index-mark-start text:id="IMark82540456"/><text:span text:style-name="T331">logic</text:span><text:alphabetical-index-mark-end text:id="IMark82540456"/><text:alphabetical-index-mark-end text:id="IMark98378904"/><text:alphabetical-index-mark-end text:id="IMark97309960"/><text:alphabetical-index-mark-end text:id="IMark105051000"/><text:alphabetical-index-mark-end text:id="IMark105094488"/><text:span text:style-name="T331">al </text:span><text:alphabetical-index-mark-start text:id="IMark101700696"/><text:alphabetical-index-mark-start text:id="IMark95583448"/><text:alphabetical-index-mark-start text:id="IMark97043688"/><text:alphabetical-index-mark-start text:id="IMark101084392"/><text:alphabetical-index-mark-start text:id="IMark92641432"/><text:span text:style-name="T331">structure</text:span><text:alphabetical-index-mark-end text:id="IMark92641432"/><text:alphabetical-index-mark-end text:id="IMark101084392"/><text:alphabetical-index-mark-end text:id="IMark97043688"/><text:alphabetical-index-mark-end text:id="IMark95583448"/><text:alphabetical-index-mark-end text:id="IMark101700696"/><text:span text:style-name="T331"> </text:span><text:alphabetical-index-mark-start text:id="IMark92644712"/><text:alphabetical-index-mark-start text:id="IMark89747000"/><text:span text:style-name="T331">dependency</text:span><text:alphabetical-index-mark-end text:id="IMark89747000"/><text:alphabetical-index-mark-end text:id="IMark92644712"/><text:span text:style-name="T331"> tree is </text:span><text:alphabetical-index-mark-start text:id="IMark93233496"/><text:alphabetical-index-mark-start text:id="IMark96786216"/><text:span text:style-name="T331">construct</text:span><text:alphabetical-index-mark-end text:id="IMark96786216"/><text:alphabetical-index-mark-end text:id="IMark93233496"/><text:span text:style-name="T331">ed using the </text:span><text:alphabetical-index-mark-start text:id="IMark103492488"/><text:alphabetical-index-mark-start text:id="IMark101991176"/><text:span text:style-name="T331">Id</text:span><text:alphabetical-index-mark-end text:id="IMark101991176"/><text:alphabetical-index-mark-end text:id="IMark103492488"/><text:span text:style-name="T331"> </text:span><text:alphabetical-index-mark-start text:id="IMark95999528"/><text:alphabetical-index-mark-start text:id="IMark96866728"/><text:span text:style-name="T331">field</text:span><text:alphabetical-index-mark-end text:id="IMark96866728"/><text:alphabetical-index-mark-end text:id="IMark95999528"/><text:span text:style-name="T331">. In </text:span><text:alphabetical-index-mark-start text:id="IMark92517144"/><text:alphabetical-index-mark-start text:id="IMark81191544"/><text:alphabetical-index-mark-start text:id="IMark94523176"/><text:alphabetical-index-mark-start text:id="IMark60651960"/><text:alphabetical-index-mark-start text:id="IMark82799208"/><text:span text:style-name="T151">sde_</text:span><text:alphabetical-index-mark-start text:id="IMark98980456"/><text:alphabetical-index-mark-start text:id="IMark92200936"/><text:alphabetical-index-mark-start text:id="IMark98843432"/><text:alphabetical-index-mark-start text:id="IMark104936856"/><text:alphabetical-index-mark-start text:id="IMark80283208"/><text:span text:style-name="T151">wpt</text:span><text:alphabetical-index-mark-end text:id="IMark80283208"/><text:alphabetical-index-mark-end text:id="IMark104936856"/><text:alphabetical-index-mark-end text:id="IMark98843432"/><text:alphabetical-index-mark-end text:id="IMark92200936"/><text:alphabetical-index-mark-end text:id="IMark98980456"/><text:alphabetical-index-mark-end text:id="IMark82799208"/><text:alphabetical-index-mark-end text:id="IMark60651960"/><text:alphabetical-index-mark-end text:id="IMark94523176"/><text:alphabetical-index-mark-end text:id="IMark81191544"/><text:alphabetical-index-mark-end text:id="IMark92517144"/><text:span text:style-name="T312"> the </text:span><text:alphabetical-index-mark-start text:id="IMark97309176"/><text:alphabetical-index-mark-start text:id="IMark93234280"/><text:span text:style-name="T151">Id</text:span><text:alphabetical-index-mark-end text:id="IMark93234280"/><text:alphabetical-index-mark-end text:id="IMark97309176"/><text:span text:style-name="T312"> </text:span><text:alphabetical-index-mark-start text:id="IMark100347816"/><text:alphabetical-index-mark-start text:id="IMark89843944"/><text:span text:style-name="T312">field</text:span><text:alphabetical-index-mark-end text:id="IMark89843944"/><text:alphabetical-index-mark-end text:id="IMark100347816"/><text:span text:style-name="T312">s plays a lesser role and </text:span><text:alphabetical-index-mark-start text:id="IMark97128296"/><text:alphabetical-index-mark-start text:id="IMark99650088"/><text:span text:style-name="T312">field</text:span><text:alphabetical-index-mark-end text:id="IMark99650088"/><text:alphabetical-index-mark-end text:id="IMark97128296"/><text:span text:style-name="T312">s </text:span><text:alphabetical-index-mark-start text:id="IMark101524232"/><text:alphabetical-index-mark-start text:id="IMark67450120"/><text:span text:style-name="T151">Num</text:span><text:alphabetical-index-mark-end text:id="IMark67450120"/><text:alphabetical-index-mark-end text:id="IMark101524232"/><text:span text:style-name="T312"> and </text:span><text:alphabetical-index-mark-start text:id="IMark103702840"/><text:alphabetical-index-mark-start text:id="IMark97104584"/><text:span text:style-name="T151">Next</text:span><text:alphabetical-index-mark-end text:id="IMark97104584"/><text:alphabetical-index-mark-end text:id="IMark103702840"/><text:span text:style-name="T312"> are used to establish </text:span><text:alphabetical-index-mark-start text:id="IMark84276856"/><text:alphabetical-index-mark-start text:id="IMark91225288"/><text:alphabetical-index-mark-start text:id="IMark81194680"/><text:alphabetical-index-mark-start text:id="IMark105262296"/><text:alphabetical-index-mark-start text:id="IMark79225240"/><text:span text:style-name="T312">dependencies</text:span><text:alphabetical-index-mark-end text:id="IMark79225240"/><text:alphabetical-index-mark-end text:id="IMark105262296"/><text:alphabetical-index-mark-end text:id="IMark81194680"/><text:alphabetical-index-mark-end text:id="IMark91225288"/><text:alphabetical-index-mark-end text:id="IMark84276856"/><text:span text:style-name="T312"> between </text:span><text:alphabetical-index-mark-start text:id="IMark94089816"/><text:alphabetical-index-mark-start text:id="IMark92717272"/><text:alphabetical-index-mark-start text:id="IMark80108024"/><text:alphabetical-index-mark-start text:id="IMark103279944"/><text:alphabetical-index-mark-start text:id="IMark90753672"/><text:span text:style-name="T312">record</text:span><text:alphabetical-index-mark-end text:id="IMark90753672"/><text:alphabetical-index-mark-end text:id="IMark103279944"/><text:alphabetical-index-mark-end text:id="IMark80108024"/><text:alphabetical-index-mark-end text:id="IMark92717272"/><text:alphabetical-index-mark-end text:id="IMark94089816"/><text:span text:style-name="T312">s. But </text:span><text:alphabetical-index-mark-start text:id="IMark93770296"/><text:alphabetical-index-mark-start text:id="IMark93917224"/><text:alphabetical-index-mark-start text:id="IMark94974344"/><text:alphabetical-index-mark-start text:id="IMark68885864"/><text:alphabetical-index-mark-start text:id="IMark89918088"/><text:span text:style-name="T151">sde_astro_cat</text:span><text:alphabetical-index-mark-end text:id="IMark89918088"/><text:alphabetical-index-mark-end text:id="IMark68885864"/><text:alphabetical-index-mark-end text:id="IMark94974344"/><text:alphabetical-index-mark-end text:id="IMark93917224"/><text:alphabetical-index-mark-end text:id="IMark93770296"/><text:span text:style-name="T151">.</text:span><text:alphabetical-index-mark-start text:id="IMark89936952"/><text:alphabetical-index-mark-start text:id="IMark94204920"/><text:span text:style-name="T151">Id</text:span><text:alphabetical-index-mark-end text:id="IMark94204920"/><text:alphabetical-index-mark-end text:id="IMark89936952"/><text:span text:style-name="T312"> is vital. Therefore it is im</text:span><text:alphabetical-index-mark-start text:id="IMark93771864"/><text:alphabetical-index-mark-start text:id="IMark99029432"/><text:span text:style-name="T312">port</text:span><text:alphabetical-index-mark-end text:id="IMark99029432"/><text:alphabetical-index-mark-end text:id="IMark93771864"/><text:span text:style-name="T312">ant to remember not to </text:span><text:alphabetical-index-mark-start text:id="IMark83913336"/><text:alphabetical-index-mark-start text:id="IMark96013352"/><text:alphabetical-index-mark-start text:id="IMark103234296"/><text:alphabetical-index-mark-start text:id="IMark83190600"/><text:alphabetical-index-mark-start text:id="IMark80535640"/><text:alphabetical-index-mark-start text:id="IMark83534168"/><text:alphabetical-index-mark-start text:id="IMark90929080"/><text:alphabetical-index-mark-start text:id="IMark82425960"/><text:alphabetical-index-mark-start text:id="IMark103522920"/><text:alphabetical-index-mark-start text:id="IMark90587368"/><text:span text:style-name="T312">delete</text:span><text:alphabetical-index-mark-end text:id="IMark90587368"/><text:alphabetical-index-mark-end text:id="IMark103522920"/><text:alphabetical-index-mark-end text:id="IMark82425960"/><text:alphabetical-index-mark-end text:id="IMark90929080"/><text:alphabetical-index-mark-end text:id="IMark83534168"/><text:alphabetical-index-mark-end text:id="IMark80535640"/><text:alphabetical-index-mark-end text:id="IMark83190600"/><text:alphabetical-index-mark-end text:id="IMark103234296"/><text:alphabetical-index-mark-end text:id="IMark96013352"/><text:alphabetical-index-mark-end text:id="IMark83913336"/><text:span text:style-name="T312"> </text:span><text:alphabetical-index-mark-start text:id="IMark95273720"/><text:alphabetical-index-mark-start text:id="IMark105070648"/><text:alphabetical-index-mark-start text:id="IMark105149896"/><text:alphabetical-index-mark-start text:id="IMark80061400"/><text:alphabetical-index-mark-start text:id="IMark89826136"/><text:span text:style-name="T312">record</text:span><text:alphabetical-index-mark-end text:id="IMark89826136"/><text:alphabetical-index-mark-end text:id="IMark80061400"/><text:alphabetical-index-mark-end text:id="IMark105149896"/><text:alphabetical-index-mark-end text:id="IMark105070648"/><text:alphabetical-index-mark-end text:id="IMark95273720"/><text:span text:style-name="T312">s. Instead, if a </text:span><text:alphabetical-index-mark-start text:id="IMark91056456"/><text:alphabetical-index-mark-start text:id="IMark96852360"/><text:alphabetical-index-mark-start text:id="IMark81823256"/><text:alphabetical-index-mark-start text:id="IMark104722488"/><text:alphabetical-index-mark-start text:id="IMark82206552"/><text:span text:style-name="T312">record</text:span><text:alphabetical-index-mark-end text:id="IMark82206552"/><text:alphabetical-index-mark-end text:id="IMark104722488"/><text:alphabetical-index-mark-end text:id="IMark81823256"/><text:alphabetical-index-mark-end text:id="IMark96852360"/><text:alphabetical-index-mark-end text:id="IMark91056456"/><text:span text:style-name="T312"> should not be used then remember to set </text:span><text:alphabetical-index-mark-start text:id="IMark90949560"/><text:alphabetical-index-mark-start text:id="IMark80660120"/><text:alphabetical-index-mark-start text:id="IMark100939736"/><text:alphabetical-index-mark-start text:id="IMark102517656"/><text:alphabetical-index-mark-start text:id="IMark89852328"/><text:span text:style-name="T151">Status</text:span><text:alphabetical-index-mark-end text:id="IMark89852328"/><text:alphabetical-index-mark-end text:id="IMark102517656"/><text:alphabetical-index-mark-end text:id="IMark100939736"/><text:alphabetical-index-mark-end text:id="IMark80660120"/><text:alphabetical-index-mark-end text:id="IMark90949560"/><text:span text:style-name="T151"> = ‘</text:span><text:alphabetical-index-mark-start text:id="IMark105095272"/><text:alphabetical-index-mark-start text:id="IMark89804520"/><text:alphabetical-index-mark-start text:id="IMark90964104"/><text:alphabetical-index-mark-start text:id="IMark100052808"/><text:alphabetical-index-mark-start text:id="IMark43960280"/><text:span text:style-name="T151">disabled</text:span><text:alphabetical-index-mark-end text:id="IMark43960280"/><text:alphabetical-index-mark-end text:id="IMark100052808"/><text:alphabetical-index-mark-end text:id="IMark90964104"/><text:alphabetical-index-mark-end text:id="IMark89804520"/><text:alphabetical-index-mark-end text:id="IMark105095272"/><text:span text:style-name="T151">’</text:span><text:span text:style-name="T312">.</text:span></text:p>
      <text:p text:style-name="Text_20_body"/>
      <text:p text:style-name="Text_20_body"/>
      <text:p text:style-name="Text_20_body"><text:span text:style-name="T1">4.3.18.2.</text:span> <text:alphabetical-index-mark-start text:id="IMark104288328"/><text:alphabetical-index-mark-start text:id="IMark89868280"/><text:alphabetical-index-mark-start text:id="IMark91689656"/><text:alphabetical-index-mark-start text:id="IMark92898104"/><text:alphabetical-index-mark-start text:id="IMark95927432"/><text:span text:style-name="T83">Context</text:span><text:alphabetical-index-mark-end text:id="IMark95927432"/><text:alphabetical-index-mark-end text:id="IMark92898104"/><text:alphabetical-index-mark-end text:id="IMark91689656"/><text:alphabetical-index-mark-end text:id="IMark89868280"/><text:alphabetical-index-mark-end text:id="IMark104288328"/>: <text:span text:style-name="T313">normally set to </text:span><text:span text:style-name="T152">‘</text:span><text:alphabetical-index-mark-start text:id="IMark52530552"/><text:alphabetical-index-mark-start text:id="IMark68171272"/><text:span text:style-name="T152">ship</text:span><text:alphabetical-index-mark-end text:id="IMark68171272"/><text:alphabetical-index-mark-end text:id="IMark52530552"/><text:span text:style-name="T152">’</text:span><text:span text:style-name="T313">.</text:span></text:p>
      <text:p text:style-name="Text_20_body"/>
      <text:p text:style-name="Text_20_body"/>
      <text:p text:style-name="Text_20_body"><text:span text:style-name="T1">4.3.18.3.</text:span> <text:alphabetical-index-mark-start text:id="IMark99351160"/><text:alphabetical-index-mark-start text:id="IMark82259544"/><text:alphabetical-index-mark-start text:id="IMark80199176"/><text:alphabetical-index-mark-start text:id="IMark96405640"/><text:alphabetical-index-mark-start text:id="IMark93402648"/><text:span text:style-name="T83">Status</text:span><text:alphabetical-index-mark-end text:id="IMark93402648"/><text:alphabetical-index-mark-end text:id="IMark96405640"/><text:alphabetical-index-mark-end text:id="IMark80199176"/><text:alphabetical-index-mark-end text:id="IMark82259544"/><text:alphabetical-index-mark-end text:id="IMark99351160"/>: <text:span text:style-name="T313">only </text:span><text:span text:style-name="T152">‘</text:span><text:alphabetical-index-mark-start text:id="IMark81711288"/><text:alphabetical-index-mark-start text:id="IMark99538600"/><text:alphabetical-index-mark-start text:id="IMark97624648"/><text:alphabetical-index-mark-start text:id="IMark98271064"/><text:alphabetical-index-mark-start text:id="IMark101615560"/><text:span text:style-name="T152">enabled</text:span><text:alphabetical-index-mark-end text:id="IMark101615560"/><text:alphabetical-index-mark-end text:id="IMark98271064"/><text:alphabetical-index-mark-end text:id="IMark97624648"/><text:alphabetical-index-mark-end text:id="IMark99538600"/><text:alphabetical-index-mark-end text:id="IMark81711288"/><text:span text:style-name="T152">’</text:span><text:span text:style-name="T313"> </text:span><text:alphabetical-index-mark-start text:id="IMark95284184"/><text:alphabetical-index-mark-start text:id="IMark99534552"/><text:alphabetical-index-mark-start text:id="IMark90817640"/><text:alphabetical-index-mark-start text:id="IMark82648056"/><text:alphabetical-index-mark-start text:id="IMark94625976"/><text:span text:style-name="T313">record</text:span><text:alphabetical-index-mark-end text:id="IMark94625976"/><text:alphabetical-index-mark-end text:id="IMark82648056"/><text:alphabetical-index-mark-end text:id="IMark90817640"/><text:alphabetical-index-mark-end text:id="IMark99534552"/><text:alphabetical-index-mark-end text:id="IMark95284184"/><text:span text:style-name="T313">s will be </text:span><text:alphabetical-index-mark-start text:id="IMark104331832"/><text:alphabetical-index-mark-start text:id="IMark99019672"/><text:span text:style-name="T313">process</text:span><text:alphabetical-index-mark-end text:id="IMark99019672"/><text:alphabetical-index-mark-end text:id="IMark104331832"/><text:span text:style-name="T313">ed.</text:span></text:p>
      <text:p text:style-name="Text_20_body"/>
      <text:p text:style-name="Text_20_body"/>
      <text:p text:style-name="Text_20_body"><text:span text:style-name="T1">4.3.18.4.</text:span> <text:alphabetical-index-mark-start text:id="IMark103576872"/><text:alphabetical-index-mark-start text:id="IMark100545560"/><text:alphabetical-index-mark-start text:id="IMark82113560"/><text:alphabetical-index-mark-start text:id="IMark102917736"/><text:alphabetical-index-mark-start text:id="IMark100941304"/><text:span text:style-name="T83">Item</text:span><text:alphabetical-index-mark-end text:id="IMark100941304"/><text:alphabetical-index-mark-end text:id="IMark102917736"/><text:alphabetical-index-mark-end text:id="IMark82113560"/><text:alphabetical-index-mark-end text:id="IMark100545560"/><text:alphabetical-index-mark-end text:id="IMark103576872"/>: <text:alphabetical-index-mark-start text:id="IMark90028520"/><text:alphabetical-index-mark-start text:id="IMark93468984"/><text:alphabetical-index-mark-start text:id="IMark44952344"/><text:alphabetical-index-mark-start text:id="IMark96420408"/><text:alphabetical-index-mark-start text:id="IMark95401352"/><text:span text:style-name="T313">CB</text:span><text:alphabetical-index-mark-end text:id="IMark95401352"/><text:alphabetical-index-mark-end text:id="IMark96420408"/><text:alphabetical-index-mark-end text:id="IMark44952344"/><text:alphabetical-index-mark-end text:id="IMark93468984"/><text:alphabetical-index-mark-end text:id="IMark90028520"/><text:span text:style-name="T313"> or </text:span><text:alphabetical-index-mark-start text:id="IMark79121336"/><text:alphabetical-index-mark-start text:id="IMark95521224"/><text:alphabetical-index-mark-start text:id="IMark101833224"/><text:alphabetical-index-mark-start text:id="IMark80280968"/><text:alphabetical-index-mark-start text:id="IMark99844840"/><text:alphabetical-index-mark-start text:id="IMark95342248"/><text:alphabetical-index-mark-start text:id="IMark81204536"/><text:alphabetical-index-mark-start text:id="IMark79936136"/><text:alphabetical-index-mark-start text:id="IMark80175432"/><text:alphabetical-index-mark-start text:id="IMark90551608"/><text:alphabetical-index-mark-start text:id="IMark101130424"/><text:alphabetical-index-mark-start text:id="IMark91067880"/><text:alphabetical-index-mark-start text:id="IMark102062088"/><text:alphabetical-index-mark-start text:id="IMark81842456"/><text:alphabetical-index-mark-start text:id="IMark77437240"/><text:span text:style-name="T313">celestia</text:span><text:alphabetical-index-mark-end text:id="IMark77437240"/><text:alphabetical-index-mark-end text:id="IMark81842456"/><text:alphabetical-index-mark-end text:id="IMark102062088"/><text:alphabetical-index-mark-end text:id="IMark91067880"/><text:alphabetical-index-mark-end text:id="IMark101130424"/><text:alphabetical-index-mark-end text:id="IMark90551608"/><text:alphabetical-index-mark-end text:id="IMark80175432"/><text:alphabetical-index-mark-end text:id="IMark79936136"/><text:alphabetical-index-mark-end text:id="IMark81204536"/><text:alphabetical-index-mark-end text:id="IMark95342248"/><text:span text:style-name="T313">l</text:span><text:alphabetical-index-mark-end text:id="IMark99844840"/><text:alphabetical-index-mark-end text:id="IMark80280968"/><text:alphabetical-index-mark-end text:id="IMark101833224"/><text:alphabetical-index-mark-end text:id="IMark95521224"/><text:alphabetical-index-mark-end text:id="IMark79121336"/><text:span text:style-name="T313"> </text:span><text:alphabetical-index-mark-start text:id="IMark99550456"/><text:alphabetical-index-mark-start text:id="IMark104476440"/><text:alphabetical-index-mark-start text:id="IMark83421768"/><text:alphabetical-index-mark-start text:id="IMark52996888"/><text:alphabetical-index-mark-start text:id="IMark80820184"/><text:span text:style-name="T313">structure</text:span><text:alphabetical-index-mark-end text:id="IMark80820184"/><text:alphabetical-index-mark-end text:id="IMark52996888"/><text:alphabetical-index-mark-end text:id="IMark83421768"/><text:alphabetical-index-mark-end text:id="IMark104476440"/><text:alphabetical-index-mark-end text:id="IMark99550456"/><text:span text:style-name="T313"> name.</text:span></text:p>
      <text:p text:style-name="Text_20_body"/>
      <text:p text:style-name="Text_20_body"/>
      <text:p text:style-name="Text_20_body"><text:span text:style-name="T1">4.3.18.5.</text:span> <text:alphabetical-index-mark-start text:id="IMark101892600"/><text:alphabetical-index-mark-start text:id="IMark52523672"/><text:alphabetical-index-mark-start text:id="IMark104319032"/><text:alphabetical-index-mark-start text:id="IMark100145048"/><text:span text:style-name="T83">Description</text:span><text:alphabetical-index-mark-end text:id="IMark100145048"/><text:alphabetical-index-mark-end text:id="IMark104319032"/><text:alphabetical-index-mark-end text:id="IMark52523672"/><text:alphabetical-index-mark-end text:id="IMark101892600"/>: <text:span text:style-name="T313">a brief </text:span><text:alphabetical-index-mark-start text:id="IMark93508456"/><text:alphabetical-index-mark-start text:id="IMark100572056"/><text:alphabetical-index-mark-start text:id="IMark92361160"/><text:alphabetical-index-mark-start text:id="IMark81509992"/><text:span text:style-name="T313">description</text:span><text:alphabetical-index-mark-end text:id="IMark81509992"/><text:alphabetical-index-mark-end text:id="IMark92361160"/><text:alphabetical-index-mark-end text:id="IMark100572056"/><text:alphabetical-index-mark-end text:id="IMark93508456"/><text:span text:style-name="T313"> of the </text:span><text:alphabetical-index-mark-start text:id="IMark91255912"/><text:alphabetical-index-mark-start text:id="IMark91961352"/><text:alphabetical-index-mark-start text:id="IMark91270936"/><text:alphabetical-index-mark-start text:id="IMark104094776"/><text:alphabetical-index-mark-start text:id="IMark92149432"/><text:span text:style-name="T313">CB</text:span><text:alphabetical-index-mark-end text:id="IMark92149432"/><text:alphabetical-index-mark-end text:id="IMark104094776"/><text:alphabetical-index-mark-end text:id="IMark91270936"/><text:alphabetical-index-mark-end text:id="IMark91961352"/><text:alphabetical-index-mark-end text:id="IMark91255912"/><text:span text:style-name="T313">.</text:span></text:p>
      <text:p text:style-name="Text_20_body"/>
      <text:p text:style-name="Text_20_body"/>
      <text:p text:style-name="Text_20_body"><text:span text:style-name="T1">4.3.18.6.</text:span> <text:span text:style-name="T83">Parent</text:span>: <text:alphabetical-index-mark-start text:id="IMark91080296"/><text:alphabetical-index-mark-start text:id="IMark93572760"/><text:span text:style-name="T152">Id</text:span><text:alphabetical-index-mark-end text:id="IMark93572760"/><text:alphabetical-index-mark-end text:id="IMark91080296"/><text:span text:style-name="T313"> </text:span><text:alphabetical-index-mark-start text:id="IMark77135400"/><text:alphabetical-index-mark-start text:id="IMark82402552"/><text:alphabetical-index-mark-start text:id="IMark95509256"/><text:alphabetical-index-mark-start text:id="IMark95162104"/><text:span text:style-name="T313">number</text:span><text:alphabetical-index-mark-end text:id="IMark95162104"/><text:alphabetical-index-mark-end text:id="IMark95509256"/><text:alphabetical-index-mark-end text:id="IMark82402552"/><text:alphabetical-index-mark-end text:id="IMark77135400"/><text:span text:style-name="T313"> of the </text:span><text:alphabetical-index-mark-start text:id="IMark42765224"/><text:alphabetical-index-mark-start text:id="IMark94712008"/><text:alphabetical-index-mark-start text:id="IMark101057496"/><text:alphabetical-index-mark-start text:id="IMark83790264"/><text:alphabetical-index-mark-start text:id="IMark67546200"/><text:span text:style-name="T313">CB</text:span><text:alphabetical-index-mark-end text:id="IMark67546200"/><text:alphabetical-index-mark-end text:id="IMark83790264"/><text:alphabetical-index-mark-end text:id="IMark101057496"/><text:alphabetical-index-mark-end text:id="IMark94712008"/><text:alphabetical-index-mark-end text:id="IMark42765224"/><text:span text:style-name="T313"> or </text:span><text:alphabetical-index-mark-start text:id="IMark102320936"/><text:alphabetical-index-mark-start text:id="IMark95546840"/><text:alphabetical-index-mark-start text:id="IMark104339384"/><text:alphabetical-index-mark-start text:id="IMark98816088"/><text:alphabetical-index-mark-start text:id="IMark91719592"/><text:span text:style-name="T313">structure</text:span><text:alphabetical-index-mark-end text:id="IMark91719592"/><text:alphabetical-index-mark-end text:id="IMark98816088"/><text:alphabetical-index-mark-end text:id="IMark104339384"/><text:alphabetical-index-mark-end text:id="IMark95546840"/><text:alphabetical-index-mark-end text:id="IMark102320936"/><text:span text:style-name="T313"> from which the given </text:span><text:alphabetical-index-mark-start text:id="IMark96843848"/><text:alphabetical-index-mark-start text:id="IMark81305256"/><text:alphabetical-index-mark-start text:id="IMark99872024"/><text:alphabetical-index-mark-start text:id="IMark105279192"/><text:alphabetical-index-mark-start text:id="IMark97108648"/><text:span text:style-name="T313">CB</text:span><text:alphabetical-index-mark-end text:id="IMark97108648"/><text:alphabetical-index-mark-end text:id="IMark105279192"/><text:alphabetical-index-mark-end text:id="IMark99872024"/><text:alphabetical-index-mark-end text:id="IMark81305256"/><text:alphabetical-index-mark-end text:id="IMark96843848"/><text:span text:style-name="T313"> depends or forms part of.</text:span></text:p>
      <text:p text:style-name="Text_20_body"/>
      <text:p text:style-name="Text_20_body"/>
      <text:p text:style-name="Text_20_body"><text:soft-page-break/><text:span text:style-name="T1">4.3.18.7.</text:span> <text:span text:style-name="T83">Type</text:span>: <text:alphabetical-index-mark-start text:id="IMark53003640"/><text:alphabetical-index-mark-start text:id="IMark68848872"/><text:alphabetical-index-mark-start text:id="IMark97212648"/><text:alphabetical-index-mark-start text:id="IMark101762424"/><text:alphabetical-index-mark-start text:id="IMark95508472"/><text:span text:style-name="T314">CB</text:span><text:alphabetical-index-mark-end text:id="IMark95508472"/><text:alphabetical-index-mark-end text:id="IMark101762424"/><text:alphabetical-index-mark-end text:id="IMark97212648"/><text:alphabetical-index-mark-end text:id="IMark68848872"/><text:alphabetical-index-mark-end text:id="IMark53003640"/><text:span text:style-name="T314"> type.</text:span></text:p>
      <text:p text:style-name="Text_20_body"/>
      <text:p text:style-name="Text_20_body"/>
      <text:p text:style-name="Text_20_body"><text:span text:style-name="T1">4.3.18.8.</text:span> <text:alphabetical-index-mark-start text:id="IMark60681992"/><text:alphabetical-index-mark-start text:id="IMark95559832"/><text:alphabetical-index-mark-start text:id="IMark93452296"/><text:alphabetical-index-mark-start text:id="IMark77384024"/><text:alphabetical-index-mark-start text:id="IMark104402216"/><text:alphabetical-index-mark-start text:id="IMark102119192"/><text:span text:style-name="T83">Key</text:span><text:alphabetical-index-mark-end text:id="IMark102119192"/><text:span text:style-name="T83">word</text:span><text:alphabetical-index-mark-end text:id="IMark104402216"/><text:alphabetical-index-mark-end text:id="IMark77384024"/><text:alphabetical-index-mark-end text:id="IMark93452296"/><text:alphabetical-index-mark-end text:id="IMark95559832"/><text:alphabetical-index-mark-end text:id="IMark60681992"/><text:span text:style-name="T83">s</text:span>: <text:alphabetical-index-mark-start text:id="IMark93961704"/><text:alphabetical-index-mark-start text:id="IMark90961832"/><text:alphabetical-index-mark-start text:id="IMark95459784"/><text:alphabetical-index-mark-start text:id="IMark96107160"/><text:alphabetical-index-mark-start text:id="IMark94234312"/><text:alphabetical-index-mark-start text:id="IMark90040312"/><text:span text:style-name="T314">key</text:span><text:alphabetical-index-mark-end text:id="IMark90040312"/><text:span text:style-name="T314">word</text:span><text:alphabetical-index-mark-end text:id="IMark94234312"/><text:alphabetical-index-mark-end text:id="IMark96107160"/><text:alphabetical-index-mark-end text:id="IMark95459784"/><text:alphabetical-index-mark-end text:id="IMark90961832"/><text:alphabetical-index-mark-end text:id="IMark93961704"/><text:span text:style-name="T314">s that might be used to search and find this particular </text:span><text:alphabetical-index-mark-start text:id="IMark99368184"/><text:alphabetical-index-mark-start text:id="IMark92482088"/><text:alphabetical-index-mark-start text:id="IMark102445928"/><text:alphabetical-index-mark-start text:id="IMark103267848"/><text:alphabetical-index-mark-start text:id="IMark93916440"/><text:span text:style-name="T314">CB</text:span><text:alphabetical-index-mark-end text:id="IMark93916440"/><text:alphabetical-index-mark-end text:id="IMark103267848"/><text:alphabetical-index-mark-end text:id="IMark102445928"/><text:alphabetical-index-mark-end text:id="IMark92482088"/><text:alphabetical-index-mark-end text:id="IMark99368184"/><text:span text:style-name="T314">.</text:span></text:p>
      <text:p text:style-name="Text_20_body"/>
      <text:p text:style-name="Text_20_body"/>
      <text:p text:style-name="Text_20_body"><text:span text:style-name="T1">4.3.18.9.</text:span> <text:alphabetical-index-mark-start text:id="IMark99500312"/><text:alphabetical-index-mark-start text:id="IMark100743336"/><text:alphabetical-index-mark-start text:id="IMark89893864"/><text:alphabetical-index-mark-start text:id="IMark60722200"/><text:alphabetical-index-mark-start text:id="IMark92923192"/><text:span text:style-name="T83">sde_astro_cat</text:span><text:alphabetical-index-mark-end text:id="IMark92923192"/><text:alphabetical-index-mark-end text:id="IMark60722200"/><text:alphabetical-index-mark-end text:id="IMark89893864"/><text:alphabetical-index-mark-end text:id="IMark100743336"/><text:alphabetical-index-mark-end text:id="IMark99500312"/><text:span text:style-name="T83"> </text:span><text:alphabetical-index-mark-start text:id="IMark60615160"/><text:alphabetical-index-mark-start text:id="IMark100526200"/><text:alphabetical-index-mark-start text:id="IMark99100776"/><text:alphabetical-index-mark-start text:id="IMark78310136"/><text:alphabetical-index-mark-start text:id="IMark81292632"/>example<text:alphabetical-index-mark-end text:id="IMark81292632"/><text:alphabetical-index-mark-end text:id="IMark78310136"/><text:alphabetical-index-mark-end text:id="IMark99100776"/><text:alphabetical-index-mark-end text:id="IMark100526200"/><text:alphabetical-index-mark-end text:id="IMark60615160"/>:</text:p>
      <text:p text:style-name="P14"/>
      <text:list xml:id="list5073309106582330521" text:style-name="L8">
        <text:list-item>
          <text:p text:style-name="P50"><text:alphabetical-index-mark-start text:id="IMark100167928"/><text:alphabetical-index-mark-start text:id="IMark44764024"/>Id<text:alphabetical-index-mark-end text:id="IMark44764024"/><text:alphabetical-index-mark-end text:id="IMark100167928"/> = 8</text:p>
          <text:p text:style-name="P50"/>
        </text:list-item>
        <text:list-item>
          <text:p text:style-name="P50"><text:alphabetical-index-mark-start text:id="IMark102635432"/><text:alphabetical-index-mark-start text:id="IMark83757528"/><text:alphabetical-index-mark-start text:id="IMark79030632"/><text:alphabetical-index-mark-start text:id="IMark81650888"/><text:alphabetical-index-mark-start text:id="IMark102248360"/>Context<text:alphabetical-index-mark-end text:id="IMark102248360"/><text:alphabetical-index-mark-end text:id="IMark81650888"/><text:alphabetical-index-mark-end text:id="IMark79030632"/><text:alphabetical-index-mark-end text:id="IMark83757528"/><text:alphabetical-index-mark-end text:id="IMark102635432"/> = ‘<text:alphabetical-index-mark-start text:id="IMark105086232"/><text:alphabetical-index-mark-start text:id="IMark102747640"/>ship<text:alphabetical-index-mark-end text:id="IMark102747640"/><text:alphabetical-index-mark-end text:id="IMark105086232"/>’</text:p>
          <text:p text:style-name="P50"/>
        </text:list-item>
        <text:list-item>
          <text:p text:style-name="P50"><text:alphabetical-index-mark-start text:id="IMark90441464"/><text:alphabetical-index-mark-start text:id="IMark98937784"/><text:alphabetical-index-mark-start text:id="IMark81365720"/><text:alphabetical-index-mark-start text:id="IMark98269496"/><text:alphabetical-index-mark-start text:id="IMark80790584"/>Status<text:alphabetical-index-mark-end text:id="IMark80790584"/><text:alphabetical-index-mark-end text:id="IMark98269496"/><text:alphabetical-index-mark-end text:id="IMark81365720"/><text:alphabetical-index-mark-end text:id="IMark98937784"/><text:alphabetical-index-mark-end text:id="IMark90441464"/> = ‘<text:alphabetical-index-mark-start text:id="IMark91606200"/><text:alphabetical-index-mark-start text:id="IMark97402872"/><text:alphabetical-index-mark-start text:id="IMark82288040"/><text:alphabetical-index-mark-start text:id="IMark68430264"/><text:alphabetical-index-mark-start text:id="IMark44007400"/>enabled<text:alphabetical-index-mark-end text:id="IMark44007400"/><text:alphabetical-index-mark-end text:id="IMark68430264"/><text:alphabetical-index-mark-end text:id="IMark82288040"/><text:alphabetical-index-mark-end text:id="IMark97402872"/><text:alphabetical-index-mark-end text:id="IMark91606200"/>’</text:p>
          <text:p text:style-name="P50"/>
        </text:list-item>
        <text:list-item>
          <text:p text:style-name="P50"><text:alphabetical-index-mark-start text:id="IMark103232728"/><text:alphabetical-index-mark-start text:id="IMark81860312"/><text:alphabetical-index-mark-start text:id="IMark90738824"/><text:alphabetical-index-mark-start text:id="IMark44942104"/><text:alphabetical-index-mark-start text:id="IMark104467704"/>Item<text:alphabetical-index-mark-end text:id="IMark104467704"/><text:alphabetical-index-mark-end text:id="IMark44942104"/><text:alphabetical-index-mark-end text:id="IMark90738824"/><text:alphabetical-index-mark-end text:id="IMark81860312"/><text:alphabetical-index-mark-end text:id="IMark103232728"/> = ‘Sun’</text:p>
          <text:p text:style-name="P50"/>
        </text:list-item>
        <text:list-item>
          <text:p text:style-name="P50"><text:alphabetical-index-mark-start text:id="IMark101418872"/><text:alphabetical-index-mark-start text:id="IMark96953208"/><text:alphabetical-index-mark-start text:id="IMark97316120"/><text:alphabetical-index-mark-start text:id="IMark97260984"/>Description<text:alphabetical-index-mark-end text:id="IMark97260984"/><text:alphabetical-index-mark-end text:id="IMark97316120"/><text:alphabetical-index-mark-end text:id="IMark96953208"/><text:alphabetical-index-mark-end text:id="IMark101418872"/> = ‘Our sun.’</text:p>
          <text:p text:style-name="P50"/>
        </text:list-item>
        <text:list-item>
          <text:p text:style-name="P50">Parent = 7</text:p>
          <text:p text:style-name="P50"/>
        </text:list-item>
        <text:list-item>
          <text:p text:style-name="P50">Type = ‘star’</text:p>
          <text:p text:style-name="P50"/>
        </text:list-item>
        <text:list-item>
          <text:p text:style-name="P50"><text:alphabetical-index-mark-start text:id="IMark97527656"/><text:alphabetical-index-mark-start text:id="IMark93926248"/><text:alphabetical-index-mark-start text:id="IMark99057144"/><text:alphabetical-index-mark-start text:id="IMark95494216"/><text:alphabetical-index-mark-start text:id="IMark80922584"/><text:alphabetical-index-mark-start text:id="IMark104452904"/>Key<text:alphabetical-index-mark-end text:id="IMark104452904"/>word<text:alphabetical-index-mark-end text:id="IMark80922584"/><text:alphabetical-index-mark-end text:id="IMark95494216"/><text:alphabetical-index-mark-end text:id="IMark99057144"/><text:alphabetical-index-mark-end text:id="IMark93926248"/><text:alphabetical-index-mark-end text:id="IMark97527656"/>s = ‘<text:alphabetical-index-mark-start text:id="IMark44904088"/><text:alphabetical-index-mark-start text:id="IMark80635592"/><text:alphabetical-index-mark-start text:id="IMark94960152"/><text:alphabetical-index-mark-start text:id="IMark103472552"/><text:alphabetical-index-mark-start text:id="IMark77920504"/>NA<text:alphabetical-index-mark-end text:id="IMark77920504"/><text:alphabetical-index-mark-end text:id="IMark103472552"/><text:alphabetical-index-mark-end text:id="IMark94960152"/><text:alphabetical-index-mark-end text:id="IMark80635592"/><text:alphabetical-index-mark-end text:id="IMark44904088"/>’</text:p>
        </text:list-item>
      </text:list>
      <text:p text:style-name="P14"/>
      <text:p text:style-name="Text_20_body"><text:alphabetical-index-mark-start text:id="IMark103302360"/><text:alphabetical-index-mark-start text:id="IMark77257192"/><text:span text:style-name="T83">Id</text:span><text:alphabetical-index-mark-end text:id="IMark77257192"/><text:alphabetical-index-mark-end text:id="IMark103302360"/><text:span text:style-name="T83"> = 8</text:span> is the <text:alphabetical-index-mark-start text:id="IMark92355240"/><text:alphabetical-index-mark-start text:id="IMark81482584"/><text:alphabetical-index-mark-start text:id="IMark99044072"/><text:alphabetical-index-mark-start text:id="IMark35941720"/><text:alphabetical-index-mark-start text:id="IMark90798520"/>primary<text:alphabetical-index-mark-end text:id="IMark90798520"/><text:alphabetical-index-mark-end text:id="IMark35941720"/><text:alphabetical-index-mark-end text:id="IMark99044072"/><text:alphabetical-index-mark-end text:id="IMark81482584"/><text:alphabetical-index-mark-end text:id="IMark92355240"/> <text:alphabetical-index-mark-start text:id="IMark98421560"/><text:alphabetical-index-mark-start text:id="IMark95753432"/><text:alphabetical-index-mark-start text:id="IMark104529864"/><text:alphabetical-index-mark-start text:id="IMark91903992"/><text:alphabetical-index-mark-start text:id="IMark60664696"/>key<text:alphabetical-index-mark-end text:id="IMark60664696"/><text:alphabetical-index-mark-end text:id="IMark91903992"/><text:alphabetical-index-mark-end text:id="IMark104529864"/><text:alphabetical-index-mark-end text:id="IMark95753432"/><text:alphabetical-index-mark-end text:id="IMark98421560"/> of this <text:alphabetical-index-mark-start text:id="IMark105217512"/><text:alphabetical-index-mark-start text:id="IMark94691672"/><text:alphabetical-index-mark-start text:id="IMark44786456"/><text:alphabetical-index-mark-start text:id="IMark90912728"/><text:alphabetical-index-mark-start text:id="IMark97877560"/>table<text:alphabetical-index-mark-end text:id="IMark97877560"/><text:alphabetical-index-mark-end text:id="IMark90912728"/><text:alphabetical-index-mark-end text:id="IMark44786456"/><text:alphabetical-index-mark-end text:id="IMark94691672"/><text:alphabetical-index-mark-end text:id="IMark105217512"/> with an eight as <text:alphabetical-index-mark-start text:id="IMark105197208"/><text:alphabetical-index-mark-start text:id="IMark105314952"/><text:alphabetical-index-mark-start text:id="IMark93399992"/><text:alphabetical-index-mark-start text:id="IMark101941544"/><text:alphabetical-index-mark-start text:id="IMark103419496"/>value<text:alphabetical-index-mark-end text:id="IMark103419496"/><text:alphabetical-index-mark-end text:id="IMark101941544"/><text:alphabetical-index-mark-end text:id="IMark93399992"/><text:alphabetical-index-mark-end text:id="IMark105314952"/><text:alphabetical-index-mark-end text:id="IMark105197208"/>. This means that this is the eight <text:alphabetical-index-mark-start text:id="IMark99199144"/><text:alphabetical-index-mark-start text:id="IMark102307448"/><text:alphabetical-index-mark-start text:id="IMark94473288"/><text:alphabetical-index-mark-start text:id="IMark104292360"/><text:alphabetical-index-mark-start text:id="IMark80129768"/>record<text:alphabetical-index-mark-end text:id="IMark80129768"/><text:alphabetical-index-mark-end text:id="IMark104292360"/><text:alphabetical-index-mark-end text:id="IMark94473288"/><text:alphabetical-index-mark-end text:id="IMark102307448"/><text:alphabetical-index-mark-end text:id="IMark99199144"/> in this <text:alphabetical-index-mark-start text:id="IMark91064184"/><text:alphabetical-index-mark-start text:id="IMark79825496"/><text:alphabetical-index-mark-start text:id="IMark95631096"/><text:alphabetical-index-mark-start text:id="IMark90178072"/><text:alphabetical-index-mark-start text:id="IMark100429352"/>table<text:alphabetical-index-mark-end text:id="IMark100429352"/><text:alphabetical-index-mark-end text:id="IMark90178072"/><text:alphabetical-index-mark-end text:id="IMark95631096"/><text:alphabetical-index-mark-end text:id="IMark79825496"/><text:alphabetical-index-mark-end text:id="IMark91064184"/>.</text:p>
      <text:p text:style-name="Text_20_body"/>
      <text:p text:style-name="Text_20_body"><text:alphabetical-index-mark-start text:id="IMark80479256"/><text:alphabetical-index-mark-start text:id="IMark92798568"/><text:alphabetical-index-mark-start text:id="IMark53006712"/><text:alphabetical-index-mark-start text:id="IMark92356024"/><text:alphabetical-index-mark-start text:id="IMark95995224"/><text:span text:style-name="T83">Context</text:span><text:alphabetical-index-mark-end text:id="IMark95995224"/><text:alphabetical-index-mark-end text:id="IMark92356024"/><text:alphabetical-index-mark-end text:id="IMark53006712"/><text:alphabetical-index-mark-end text:id="IMark92798568"/><text:alphabetical-index-mark-end text:id="IMark80479256"/><text:span text:style-name="T83"> = ‘</text:span><text:alphabetical-index-mark-start text:id="IMark95422744"/><text:alphabetical-index-mark-start text:id="IMark90381816"/><text:span text:style-name="T83">ship</text:span><text:alphabetical-index-mark-end text:id="IMark90381816"/><text:alphabetical-index-mark-end text:id="IMark95422744"/><text:span text:style-name="T83">’</text:span> indicates that the <text:alphabetical-index-mark-start text:id="IMark95680008"/><text:alphabetical-index-mark-start text:id="IMark103753976"/><text:alphabetical-index-mark-start text:id="IMark81636792"/><text:alphabetical-index-mark-start text:id="IMark80656456"/><text:alphabetical-index-mark-start text:id="IMark84374024"/>record<text:alphabetical-index-mark-end text:id="IMark84374024"/><text:alphabetical-index-mark-end text:id="IMark80656456"/><text:alphabetical-index-mark-end text:id="IMark81636792"/><text:alphabetical-index-mark-end text:id="IMark103753976"/><text:alphabetical-index-mark-end text:id="IMark95680008"/> is universal for use by the <text:alphabetical-index-mark-start text:id="IMark82683688"/><text:alphabetical-index-mark-start text:id="IMark105096056"/>ship<text:alphabetical-index-mark-end text:id="IMark105096056"/><text:alphabetical-index-mark-end text:id="IMark82683688"/> and its sub <text:alphabetical-index-mark-start text:id="IMark99999320"/><text:alphabetical-index-mark-start text:id="IMark93987448"/><text:alphabetical-index-mark-start text:id="IMark95812840"/><text:alphabetical-index-mark-start text:id="IMark102573736"/><text:alphabetical-index-mark-start text:id="IMark102656264"/>module<text:alphabetical-index-mark-end text:id="IMark102656264"/><text:alphabetical-index-mark-end text:id="IMark102573736"/><text:alphabetical-index-mark-end text:id="IMark95812840"/><text:alphabetical-index-mark-end text:id="IMark93987448"/><text:alphabetical-index-mark-end text:id="IMark99999320"/>s. There might be <text:alphabetical-index-mark-start text:id="IMark98009464"/><text:alphabetical-index-mark-start text:id="IMark94991672"/><text:alphabetical-index-mark-start text:id="IMark83524872"/><text:alphabetical-index-mark-start text:id="IMark83876792"/><text:alphabetical-index-mark-start text:id="IMark92175064"/>record<text:alphabetical-index-mark-end text:id="IMark92175064"/><text:alphabetical-index-mark-end text:id="IMark83876792"/><text:alphabetical-index-mark-end text:id="IMark83524872"/><text:alphabetical-index-mark-end text:id="IMark94991672"/><text:alphabetical-index-mark-end text:id="IMark98009464"/>s with a different <text:alphabetical-index-mark-start text:id="IMark95563976"/><text:alphabetical-index-mark-start text:id="IMark102586984"/><text:alphabetical-index-mark-start text:id="IMark90436136"/><text:alphabetical-index-mark-start text:id="IMark84002712"/><text:alphabetical-index-mark-start text:id="IMark82643400"/>context<text:alphabetical-index-mark-end text:id="IMark82643400"/><text:alphabetical-index-mark-end text:id="IMark84002712"/><text:alphabetical-index-mark-end text:id="IMark90436136"/><text:alphabetical-index-mark-end text:id="IMark102586984"/><text:alphabetical-index-mark-end text:id="IMark95563976"/>.</text:p>
      <text:p text:style-name="Text_20_body"/>
      <text:p text:style-name="Text_20_body"><text:soft-page-break/><text:alphabetical-index-mark-start text:id="IMark80096616"/><text:alphabetical-index-mark-start text:id="IMark106594744"/><text:alphabetical-index-mark-start text:id="IMark92756136"/><text:alphabetical-index-mark-start text:id="IMark92245144"/><text:alphabetical-index-mark-start text:id="IMark104786232"/><text:span text:style-name="T83">Status</text:span><text:alphabetical-index-mark-end text:id="IMark104786232"/><text:alphabetical-index-mark-end text:id="IMark92245144"/><text:alphabetical-index-mark-end text:id="IMark92756136"/><text:alphabetical-index-mark-end text:id="IMark106594744"/><text:alphabetical-index-mark-end text:id="IMark80096616"/><text:span text:style-name="T83"> = ‘</text:span><text:alphabetical-index-mark-start text:id="IMark104412744"/><text:alphabetical-index-mark-start text:id="IMark92831112"/><text:alphabetical-index-mark-start text:id="IMark52502744"/><text:alphabetical-index-mark-start text:id="IMark60633752"/><text:alphabetical-index-mark-start text:id="IMark82237064"/><text:span text:style-name="T83">enabled</text:span><text:alphabetical-index-mark-end text:id="IMark82237064"/><text:alphabetical-index-mark-end text:id="IMark60633752"/><text:alphabetical-index-mark-end text:id="IMark52502744"/><text:alphabetical-index-mark-end text:id="IMark92831112"/><text:alphabetical-index-mark-end text:id="IMark104412744"/><text:span text:style-name="T83">’</text:span> <text:s/>means that the <text:alphabetical-index-mark-start text:id="IMark104912104"/><text:alphabetical-index-mark-start text:id="IMark100575672"/><text:alphabetical-index-mark-start text:id="IMark90562760"/><text:alphabetical-index-mark-start text:id="IMark83168952"/><text:alphabetical-index-mark-start text:id="IMark104921272"/>record<text:alphabetical-index-mark-end text:id="IMark104921272"/><text:alphabetical-index-mark-end text:id="IMark83168952"/><text:alphabetical-index-mark-end text:id="IMark90562760"/><text:alphabetical-index-mark-end text:id="IMark100575672"/><text:alphabetical-index-mark-end text:id="IMark104912104"/> is <text:alphabetical-index-mark-start text:id="IMark99403304"/><text:alphabetical-index-mark-start text:id="IMark60642664"/><text:alphabetical-index-mark-start text:id="IMark102958744"/><text:alphabetical-index-mark-start text:id="IMark95459000"/><text:alphabetical-index-mark-start text:id="IMark84029960"/>enabled<text:alphabetical-index-mark-end text:id="IMark84029960"/><text:alphabetical-index-mark-end text:id="IMark95459000"/><text:alphabetical-index-mark-end text:id="IMark102958744"/><text:alphabetical-index-mark-end text:id="IMark60642664"/><text:alphabetical-index-mark-end text:id="IMark99403304"/> and will be <text:alphabetical-index-mark-start text:id="IMark90086312"/><text:alphabetical-index-mark-start text:id="IMark44795864"/>process<text:alphabetical-index-mark-end text:id="IMark44795864"/><text:alphabetical-index-mark-end text:id="IMark90086312"/>ed upon r<text:alphabetical-index-mark-start text:id="IMark96337464"/>equ<text:alphabetical-index-mark-end text:id="IMark96337464"/>est.</text:p>
      <text:p text:style-name="Text_20_body"/>
      <text:p text:style-name="Text_20_body"><text:alphabetical-index-mark-start text:id="IMark81838680"/><text:alphabetical-index-mark-start text:id="IMark105229160"/><text:alphabetical-index-mark-start text:id="IMark91199128"/><text:alphabetical-index-mark-start text:id="IMark98717256"/><text:alphabetical-index-mark-start text:id="IMark92386472"/><text:span text:style-name="T83">Item</text:span><text:alphabetical-index-mark-end text:id="IMark92386472"/><text:alphabetical-index-mark-end text:id="IMark98717256"/><text:alphabetical-index-mark-end text:id="IMark91199128"/><text:alphabetical-index-mark-end text:id="IMark105229160"/><text:alphabetical-index-mark-end text:id="IMark81838680"/><text:span text:style-name="T83"> = ‘Sun’</text:span> indicates that this <text:alphabetical-index-mark-start text:id="IMark101883720"/><text:alphabetical-index-mark-start text:id="IMark97981272"/><text:alphabetical-index-mark-start text:id="IMark102673080"/><text:alphabetical-index-mark-start text:id="IMark98218632"/><text:alphabetical-index-mark-start text:id="IMark100300744"/>record<text:alphabetical-index-mark-end text:id="IMark100300744"/><text:alphabetical-index-mark-end text:id="IMark98218632"/><text:alphabetical-index-mark-end text:id="IMark102673080"/><text:alphabetical-index-mark-end text:id="IMark97981272"/><text:alphabetical-index-mark-end text:id="IMark101883720"/> represents our sun.</text:p>
      <text:p text:style-name="Text_20_body"/>
      <text:p text:style-name="Text_20_body"><text:alphabetical-index-mark-start text:id="IMark96954776"/><text:alphabetical-index-mark-start text:id="IMark83613048"/><text:alphabetical-index-mark-start text:id="IMark95404200"/><text:alphabetical-index-mark-start text:id="IMark83546856"/><text:span text:style-name="T150">Description</text:span><text:alphabetical-index-mark-end text:id="IMark83546856"/><text:alphabetical-index-mark-end text:id="IMark95404200"/><text:alphabetical-index-mark-end text:id="IMark83613048"/><text:alphabetical-index-mark-end text:id="IMark96954776"/><text:span text:style-name="T150"> = ‘Our sun.’ <text:s/></text:span>describes briefly the <text:alphabetical-index-mark-start text:id="IMark96778488"/><text:alphabetical-index-mark-start text:id="IMark43998728"/><text:alphabetical-index-mark-start text:id="IMark81979400"/><text:alphabetical-index-mark-start text:id="IMark80109592"/><text:alphabetical-index-mark-start text:id="IMark90204136"/>record<text:alphabetical-index-mark-end text:id="IMark90204136"/><text:alphabetical-index-mark-end text:id="IMark80109592"/><text:alphabetical-index-mark-end text:id="IMark81979400"/><text:alphabetical-index-mark-end text:id="IMark43998728"/><text:alphabetical-index-mark-end text:id="IMark96778488"/>.</text:p>
      <text:p text:style-name="Text_20_body"/>
      <text:p text:style-name="Text_20_body"><text:span text:style-name="T83">Parent = 7</text:span> contains the <text:alphabetical-index-mark-start text:id="IMark90707640"/><text:alphabetical-index-mark-start text:id="IMark101117064"/>Id<text:alphabetical-index-mark-end text:id="IMark101117064"/><text:alphabetical-index-mark-end text:id="IMark90707640"/> <text:alphabetical-index-mark-start text:id="IMark90088776"/><text:alphabetical-index-mark-start text:id="IMark91816216"/><text:alphabetical-index-mark-start text:id="IMark80403800"/><text:alphabetical-index-mark-start text:id="IMark60641880"/><text:alphabetical-index-mark-start text:id="IMark95164456"/>value<text:alphabetical-index-mark-end text:id="IMark95164456"/><text:alphabetical-index-mark-end text:id="IMark60641880"/><text:alphabetical-index-mark-end text:id="IMark80403800"/><text:alphabetical-index-mark-end text:id="IMark91816216"/><text:alphabetical-index-mark-end text:id="IMark90088776"/> of the <text:alphabetical-index-mark-start text:id="IMark104925976"/><text:alphabetical-index-mark-start text:id="IMark103303144"/><text:alphabetical-index-mark-start text:id="IMark96078040"/><text:alphabetical-index-mark-start text:id="IMark80404584"/><text:alphabetical-index-mark-start text:id="IMark95664712"/>CB<text:alphabetical-index-mark-end text:id="IMark95664712"/><text:alphabetical-index-mark-end text:id="IMark80404584"/><text:alphabetical-index-mark-end text:id="IMark96078040"/><text:alphabetical-index-mark-end text:id="IMark103303144"/><text:alphabetical-index-mark-end text:id="IMark104925976"/>’s <text:alphabetical-index-mark-start text:id="IMark100320264"/><text:alphabetical-index-mark-start text:id="IMark90626552"/><text:alphabetical-index-mark-start text:id="IMark99678568"/><text:alphabetical-index-mark-start text:id="IMark92932744"/><text:alphabetical-index-mark-start text:id="IMark101581816"/>record<text:alphabetical-index-mark-end text:id="IMark101581816"/><text:alphabetical-index-mark-end text:id="IMark92932744"/><text:alphabetical-index-mark-end text:id="IMark99678568"/><text:alphabetical-index-mark-end text:id="IMark90626552"/><text:alphabetical-index-mark-end text:id="IMark100320264"/> to which the <text:alphabetical-index-mark-start text:id="IMark105069864"/><text:alphabetical-index-mark-start text:id="IMark82052744"/>current<text:alphabetical-index-mark-end text:id="IMark82052744"/><text:alphabetical-index-mark-end text:id="IMark105069864"/> <text:alphabetical-index-mark-start text:id="IMark97788536"/><text:alphabetical-index-mark-start text:id="IMark98862568"/><text:alphabetical-index-mark-start text:id="IMark77296472"/><text:alphabetical-index-mark-start text:id="IMark103231944"/><text:alphabetical-index-mark-start text:id="IMark92799352"/>record<text:alphabetical-index-mark-end text:id="IMark92799352"/><text:alphabetical-index-mark-end text:id="IMark103231944"/><text:alphabetical-index-mark-end text:id="IMark77296472"/><text:alphabetical-index-mark-end text:id="IMark98862568"/><text:alphabetical-index-mark-end text:id="IMark97788536"/> is subordinated as a child. In this case, <text:alphabetical-index-mark-start text:id="IMark79252440"/><text:alphabetical-index-mark-start text:id="IMark100082904"/><text:alphabetical-index-mark-start text:id="IMark98632360"/><text:alphabetical-index-mark-start text:id="IMark99369752"/><text:alphabetical-index-mark-start text:id="IMark92354456"/>record<text:alphabetical-index-mark-end text:id="IMark92354456"/><text:alphabetical-index-mark-end text:id="IMark99369752"/><text:alphabetical-index-mark-end text:id="IMark98632360"/><text:alphabetical-index-mark-end text:id="IMark100082904"/><text:alphabetical-index-mark-end text:id="IMark79252440"/> 8 – our Sun – is part of what <text:alphabetical-index-mark-start text:id="IMark91119496"/><text:alphabetical-index-mark-start text:id="IMark90849224"/><text:alphabetical-index-mark-start text:id="IMark93812440"/><text:alphabetical-index-mark-start text:id="IMark101939976"/><text:alphabetical-index-mark-start text:id="IMark44985624"/>record<text:alphabetical-index-mark-end text:id="IMark44985624"/><text:alphabetical-index-mark-end text:id="IMark101939976"/><text:alphabetical-index-mark-end text:id="IMark93812440"/><text:alphabetical-index-mark-end text:id="IMark90849224"/><text:alphabetical-index-mark-end text:id="IMark91119496"/> 7 represents – our <text:alphabetical-index-mark-start text:id="IMark90326776"/>sol<text:alphabetical-index-mark-end text:id="IMark90326776"/>ar <text:alphabetical-index-mark-start text:id="IMark94366536"/><text:alphabetical-index-mark-start text:id="IMark97920360"/><text:alphabetical-index-mark-start text:id="IMark103931896"/><text:alphabetical-index-mark-start text:id="IMark82994392"/><text:alphabetical-index-mark-start text:id="IMark51136648"/>system<text:alphabetical-index-mark-end text:id="IMark51136648"/><text:alphabetical-index-mark-end text:id="IMark82994392"/><text:alphabetical-index-mark-end text:id="IMark103931896"/><text:alphabetical-index-mark-end text:id="IMark97920360"/><text:alphabetical-index-mark-end text:id="IMark94366536"/>. In the case of <text:alphabetical-index-mark-start text:id="IMark44856968"/><text:alphabetical-index-mark-start text:id="IMark91098040"/><text:alphabetical-index-mark-start text:id="IMark92034168"/>binary<text:alphabetical-index-mark-end text:id="IMark92034168"/><text:alphabetical-index-mark-end text:id="IMark91098040"/><text:alphabetical-index-mark-end text:id="IMark44856968"/> <text:alphabetical-index-mark-start text:id="IMark90809128"/><text:alphabetical-index-mark-start text:id="IMark102920088"/><text:alphabetical-index-mark-start text:id="IMark94923304"/><text:alphabetical-index-mark-start text:id="IMark93752392"/><text:alphabetical-index-mark-start text:id="IMark81665432"/>system<text:alphabetical-index-mark-end text:id="IMark81665432"/><text:alphabetical-index-mark-end text:id="IMark93752392"/><text:alphabetical-index-mark-end text:id="IMark94923304"/><text:alphabetical-index-mark-end text:id="IMark102920088"/><text:alphabetical-index-mark-end text:id="IMark90809128"/>s we will have to star <text:alphabetical-index-mark-start text:id="IMark93541064"/><text:alphabetical-index-mark-start text:id="IMark83154456"/><text:alphabetical-index-mark-start text:id="IMark105076936"/><text:alphabetical-index-mark-start text:id="IMark80654104"/><text:alphabetical-index-mark-start text:id="IMark97442424"/>record<text:alphabetical-index-mark-end text:id="IMark97442424"/><text:alphabetical-index-mark-end text:id="IMark80654104"/><text:alphabetical-index-mark-end text:id="IMark105076936"/><text:alphabetical-index-mark-end text:id="IMark83154456"/><text:alphabetical-index-mark-end text:id="IMark93541064"/>s with the same star <text:alphabetical-index-mark-start text:id="IMark102766792"/><text:alphabetical-index-mark-start text:id="IMark91937208"/><text:alphabetical-index-mark-start text:id="IMark96833496"/><text:alphabetical-index-mark-start text:id="IMark96905400"/><text:alphabetical-index-mark-start text:id="IMark95997960"/>system<text:alphabetical-index-mark-end text:id="IMark95997960"/><text:alphabetical-index-mark-end text:id="IMark96905400"/><text:alphabetical-index-mark-end text:id="IMark96833496"/><text:alphabetical-index-mark-end text:id="IMark91937208"/><text:alphabetical-index-mark-end text:id="IMark102766792"/> parent <text:alphabetical-index-mark-start text:id="IMark77922072"/><text:alphabetical-index-mark-start text:id="IMark91571896"/><text:alphabetical-index-mark-start text:id="IMark100644008"/><text:alphabetical-index-mark-start text:id="IMark42766008"/><text:alphabetical-index-mark-start text:id="IMark103493272"/>record<text:alphabetical-index-mark-end text:id="IMark103493272"/><text:alphabetical-index-mark-end text:id="IMark42766008"/><text:alphabetical-index-mark-end text:id="IMark100644008"/><text:alphabetical-index-mark-end text:id="IMark91571896"/><text:alphabetical-index-mark-end text:id="IMark77922072"/>.</text:p>
      <text:p text:style-name="Text_20_body"/>
      <text:p text:style-name="Text_20_body"><text:span text:style-name="T83">Type = ‘star’</text:span> describes the kind of <text:alphabetical-index-mark-start text:id="IMark80035048"/><text:alphabetical-index-mark-start text:id="IMark96969576"/><text:alphabetical-index-mark-start text:id="IMark44782968"/><text:alphabetical-index-mark-start text:id="IMark78286696"/><text:alphabetical-index-mark-start text:id="IMark99501096"/>CB<text:alphabetical-index-mark-end text:id="IMark99501096"/><text:alphabetical-index-mark-end text:id="IMark78286696"/><text:alphabetical-index-mark-end text:id="IMark44782968"/><text:alphabetical-index-mark-end text:id="IMark96969576"/><text:alphabetical-index-mark-end text:id="IMark80035048"/> that this <text:alphabetical-index-mark-start text:id="IMark99698504"/><text:alphabetical-index-mark-start text:id="IMark97110216"/><text:alphabetical-index-mark-start text:id="IMark81235784"/><text:alphabetical-index-mark-start text:id="IMark42764440"/><text:alphabetical-index-mark-start text:id="IMark96808744"/>record<text:alphabetical-index-mark-end text:id="IMark96808744"/><text:alphabetical-index-mark-end text:id="IMark42764440"/><text:alphabetical-index-mark-end text:id="IMark81235784"/><text:alphabetical-index-mark-end text:id="IMark97110216"/><text:alphabetical-index-mark-end text:id="IMark99698504"/> represents.</text:p>
      <text:p text:style-name="Text_20_body"/>
      <text:p text:style-name="Text_20_body"><text:alphabetical-index-mark-start text:id="IMark96987128"/><text:alphabetical-index-mark-start text:id="IMark90931224"/><text:alphabetical-index-mark-start text:id="IMark96860088"/><text:alphabetical-index-mark-start text:id="IMark91817000"/><text:alphabetical-index-mark-start text:id="IMark104922840"/><text:alphabetical-index-mark-start text:id="IMark96914168"/><text:span text:style-name="T83">Key</text:span><text:alphabetical-index-mark-end text:id="IMark96914168"/><text:span text:style-name="T83">word</text:span><text:alphabetical-index-mark-end text:id="IMark104922840"/><text:alphabetical-index-mark-end text:id="IMark91817000"/><text:alphabetical-index-mark-end text:id="IMark96860088"/><text:alphabetical-index-mark-end text:id="IMark90931224"/><text:alphabetical-index-mark-end text:id="IMark96987128"/><text:span text:style-name="T83">s = ‘</text:span><text:alphabetical-index-mark-start text:id="IMark105140728"/><text:alphabetical-index-mark-start text:id="IMark104911320"/><text:alphabetical-index-mark-start text:id="IMark105040264"/><text:alphabetical-index-mark-start text:id="IMark104876472"/><text:alphabetical-index-mark-start text:id="IMark104328488"/><text:span text:style-name="T83">NA</text:span><text:alphabetical-index-mark-end text:id="IMark104328488"/><text:alphabetical-index-mark-end text:id="IMark104876472"/><text:alphabetical-index-mark-end text:id="IMark105040264"/><text:alphabetical-index-mark-end text:id="IMark104911320"/><text:alphabetical-index-mark-end text:id="IMark105140728"/><text:span text:style-name="T83">’</text:span> means that this <text:alphabetical-index-mark-start text:id="IMark98681848"/><text:alphabetical-index-mark-start text:id="IMark93668488"/><text:alphabetical-index-mark-start text:id="IMark96724760"/><text:alphabetical-index-mark-start text:id="IMark99491688"/><text:alphabetical-index-mark-start text:id="IMark96823544"/>record<text:alphabetical-index-mark-end text:id="IMark96823544"/><text:alphabetical-index-mark-end text:id="IMark99491688"/><text:alphabetical-index-mark-end text:id="IMark96724760"/><text:alphabetical-index-mark-end text:id="IMark93668488"/><text:alphabetical-index-mark-end text:id="IMark98681848"/> does not have yet any associated <text:alphabetical-index-mark-start text:id="IMark105103000"/><text:alphabetical-index-mark-start text:id="IMark92806440"/><text:alphabetical-index-mark-start text:id="IMark97572616"/><text:alphabetical-index-mark-start text:id="IMark95205352"/><text:alphabetical-index-mark-start text:id="IMark105143080"/><text:alphabetical-index-mark-start text:id="IMark102673864"/>ke<text:span text:style-name="T311">y</text:span><text:alphabetical-index-mark-end text:id="IMark102673864"/>word<text:alphabetical-index-mark-end text:id="IMark105143080"/><text:alphabetical-index-mark-end text:id="IMark95205352"/><text:alphabetical-index-mark-end text:id="IMark97572616"/><text:alphabetical-index-mark-end text:id="IMark92806440"/><text:alphabetical-index-mark-end text:id="IMark105103000"/>s for <text:alphabetical-index-mark-start text:id="IMark97229288"/><text:alphabetical-index-mark-start text:id="IMark98253752"/><text:alphabetical-index-mark-start text:id="IMark83919112"/><text:alphabetical-index-mark-start text:id="IMark100280872"/><text:alphabetical-index-mark-start text:id="IMark96941288"/>catalog<text:alphabetical-index-mark-end text:id="IMark96941288"/><text:alphabetical-index-mark-end text:id="IMark100280872"/><text:alphabetical-index-mark-end text:id="IMark83919112"/><text:alphabetical-index-mark-end text:id="IMark98253752"/><text:alphabetical-index-mark-end text:id="IMark97229288"/> searching.</text:p>
      <text:p text:style-name="Text_20_body"/>
      <text:p text:style-name="Text_20_body">This <text:alphabetical-index-mark-start text:id="IMark80107240"/><text:alphabetical-index-mark-start text:id="IMark96995768"/><text:alphabetical-index-mark-start text:id="IMark102823608"/><text:alphabetical-index-mark-start text:id="IMark84354984"/><text:alphabetical-index-mark-start text:id="IMark95533144"/>table<text:alphabetical-index-mark-end text:id="IMark95533144"/><text:alphabetical-index-mark-end text:id="IMark84354984"/><text:alphabetical-index-mark-end text:id="IMark102823608"/><text:alphabetical-index-mark-end text:id="IMark96995768"/><text:alphabetical-index-mark-end text:id="IMark80107240"/> has been <text:alphabetical-index-mark-start text:id="IMark96892440"/><text:alphabetical-index-mark-start text:id="IMark93471336"/>implement<text:alphabetical-index-mark-end text:id="IMark93471336"/><text:alphabetical-index-mark-end text:id="IMark96892440"/>ed only recently, but in the future it will be used to <text:alphabetical-index-mark-start text:id="IMark97220120"/><text:alphabetical-index-mark-start text:id="IMark98006072"/>generate<text:alphabetical-index-mark-end text:id="IMark98006072"/><text:alphabetical-index-mark-end text:id="IMark97220120"/> <text:alphabetical-index-mark-start text:id="IMark98433864"/><text:alphabetical-index-mark-start text:id="IMark81923176"/><text:alphabetical-index-mark-start text:id="IMark93188728"/><text:alphabetical-index-mark-start text:id="IMark100350728"/><text:alphabetical-index-mark-start text:id="IMark97054280"/>ai<text:alphabetical-index-mark-start text:id="IMark103471768"/><text:alphabetical-index-mark-start text:id="IMark91213992"/><text:alphabetical-index-mark-start text:id="IMark92669192"/><text:alphabetical-index-mark-start text:id="IMark97884248"/><text:alphabetical-index-mark-start text:id="IMark98454264"/>plan<text:alphabetical-index-mark-end text:id="IMark98454264"/><text:alphabetical-index-mark-end text:id="IMark97884248"/><text:alphabetical-index-mark-end text:id="IMark92669192"/><text:alphabetical-index-mark-end text:id="IMark91213992"/><text:alphabetical-index-mark-end text:id="IMark103471768"/><text:alphabetical-index-mark-end text:id="IMark97054280"/><text:alphabetical-index-mark-end text:id="IMark100350728"/><text:alphabetical-index-mark-end text:id="IMark93188728"/><text:alphabetical-index-mark-end text:id="IMark81923176"/><text:alphabetical-index-mark-end text:id="IMark98433864"/>s and even <text:alphabetical-index-mark-start text:id="IMark89828488"/><text:alphabetical-index-mark-start text:id="IMark101212344"/><text:alphabetical-index-mark-start text:id="IMark97120568"/><text:alphabetical-index-mark-start text:id="IMark97510184"/><text:alphabetical-index-mark-start text:id="IMark92087096"/>scenario<text:alphabetical-index-mark-end text:id="IMark92087096"/><text:alphabetical-index-mark-end text:id="IMark97510184"/><text:alphabetical-index-mark-end text:id="IMark97120568"/><text:alphabetical-index-mark-end text:id="IMark101212344"/><text:alphabetical-index-mark-end text:id="IMark89828488"/> and <text:alphabetical-index-mark-start text:id="IMark92226360"/><text:alphabetical-index-mark-start text:id="IMark103984552"/><text:alphabetical-index-mark-start text:id="IMark94007048"/><text:alphabetical-index-mark-start text:id="IMark98867928"/><text:alphabetical-index-mark-start text:id="IMark102706808"/>CB<text:alphabetical-index-mark-end text:id="IMark102706808"/><text:alphabetical-index-mark-end text:id="IMark98867928"/><text:alphabetical-index-mark-end text:id="IMark94007048"/><text:alphabetical-index-mark-end text:id="IMark103984552"/><text:alphabetical-index-mark-end text:id="IMark92226360"/> <text:alphabetical-index-mark-start text:id="IMark92177288"/><text:alphabetical-index-mark-start text:id="IMark93955800"/><text:alphabetical-index-mark-start text:id="IMark101714968"/><text:alphabetical-index-mark-start text:id="IMark97052056"/>file<text:alphabetical-index-mark-end text:id="IMark97052056"/><text:alphabetical-index-mark-end text:id="IMark101714968"/><text:alphabetical-index-mark-end text:id="IMark93955800"/><text:alphabetical-index-mark-end text:id="IMark92177288"/>s for <text:alphabetical-index-mark-start text:id="IMark99998536"/><text:alphabetical-index-mark-start text:id="IMark96144472"/><text:alphabetical-index-mark-start text:id="IMark104851720"/><text:alphabetical-index-mark-start text:id="IMark96695288"/><text:alphabetical-index-mark-start text:id="IMark82041928"/>OSFS<text:alphabetical-index-mark-end text:id="IMark82041928"/><text:alphabetical-index-mark-end text:id="IMark96695288"/><text:alphabetical-index-mark-end text:id="IMark104851720"/><text:alphabetical-index-mark-end text:id="IMark96144472"/><text:alphabetical-index-mark-end text:id="IMark99998536"/>, and as an <text:alphabetical-index-mark-start text:id="IMark100354136"/><text:alphabetical-index-mark-start text:id="IMark97862360"/><text:alphabetical-index-mark-start text:id="IMark97726632"/><text:alphabetical-index-mark-start text:id="IMark104925192"/>interface<text:alphabetical-index-mark-end text:id="IMark104925192"/><text:alphabetical-index-mark-end text:id="IMark97726632"/><text:alphabetical-index-mark-end text:id="IMark97862360"/><text:alphabetical-index-mark-end text:id="IMark100354136"/> to <text:alphabetical-index-mark-start text:id="IMark99665992"/><text:alphabetical-index-mark-start text:id="IMark91299880"/>external<text:alphabetical-index-mark-end text:id="IMark91299880"/><text:alphabetical-index-mark-end text:id="IMark99665992"/> <text:alphabetical-index-mark-start text:id="IMark91041256"/><text:alphabetical-index-mark-start text:id="IMark91300664"/><text:alphabetical-index-mark-start text:id="IMark101268920"/><text:alphabetical-index-mark-start text:id="IMark105208664"/><text:alphabetical-index-mark-start text:id="IMark79101544"/><text:alphabetical-index-mark-start text:id="IMark89907336"/><text:alphabetical-index-mark-start text:id="IMark98514296"/><text:alphabetical-index-mark-start text:id="IMark90682440"/><text:alphabetical-index-mark-start text:id="IMark91652232"/><text:alphabetical-index-mark-start text:id="IMark67883272"/><text:alphabetical-index-mark-start text:id="IMark98256360"/><text:alphabetical-index-mark-start text:id="IMark102215576"/><text:alphabetical-index-mark-start text:id="IMark94584952"/><text:alphabetical-index-mark-start text:id="IMark105136008"/><text:alphabetical-index-mark-start text:id="IMark91613176"/>celestia<text:alphabetical-index-mark-end text:id="IMark91613176"/><text:alphabetical-index-mark-end text:id="IMark105136008"/><text:alphabetical-index-mark-end text:id="IMark94584952"/><text:alphabetical-index-mark-end text:id="IMark102215576"/><text:alphabetical-index-mark-end text:id="IMark98256360"/><text:alphabetical-index-mark-end text:id="IMark67883272"/><text:alphabetical-index-mark-end text:id="IMark91652232"/><text:alphabetical-index-mark-end text:id="IMark90682440"/><text:alphabetical-index-mark-end text:id="IMark98514296"/><text:alphabetical-index-mark-end text:id="IMark89907336"/>l<text:alphabetical-index-mark-end text:id="IMark79101544"/><text:alphabetical-index-mark-end text:id="IMark105208664"/><text:alphabetical-index-mark-end text:id="IMark101268920"/><text:alphabetical-index-mark-end text:id="IMark91300664"/><text:alphabetical-index-mark-end text:id="IMark91041256"/> <text:alphabetical-index-mark-start text:id="IMark102671512"/><text:alphabetical-index-mark-start text:id="IMark100444152"/><text:alphabetical-index-mark-start text:id="IMark94924872"/><text:alphabetical-index-mark-start text:id="IMark103042616"/><text:alphabetical-index-mark-start text:id="IMark96085720"/>catalog<text:alphabetical-index-mark-end text:id="IMark96085720"/><text:alphabetical-index-mark-end text:id="IMark103042616"/><text:alphabetical-index-mark-end text:id="IMark94924872"/><text:alphabetical-index-mark-end text:id="IMark100444152"/><text:alphabetical-index-mark-end text:id="IMark102671512"/>s.</text:p>
      <text:p text:style-name="Text_20_body"/>
      <text:p text:style-name="Text_20_body"/>
      <text:h text:style-name="Heading_20_3" text:outline-level="3"><text:bookmark-start text:name="__RefHeading___Toc6426_1538881673"/>4.3.19. General <text:alphabetical-index-mark-start text:id="IMark90967928"/><text:alphabetical-index-mark-start text:id="IMark82581816"/><text:alphabetical-index-mark-start text:id="IMark90915400"/><text:alphabetical-index-mark-start text:id="IMark93235848"/>description<text:alphabetical-index-mark-end text:id="IMark93235848"/><text:alphabetical-index-mark-end text:id="IMark90915400"/><text:alphabetical-index-mark-end text:id="IMark82581816"/><text:alphabetical-index-mark-end text:id="IMark90967928"/> of <text:alphabetical-index-mark-start text:id="IMark101581032"/><text:alphabetical-index-mark-start text:id="IMark93375224"/><text:alphabetical-index-mark-start text:id="IMark80789800"/><text:alphabetical-index-mark-start text:id="IMark103563112"/><text:alphabetical-index-mark-start text:id="IMark105123560"/>Prg<text:alphabetical-index-mark-end text:id="IMark105123560"/><text:alphabetical-index-mark-end text:id="IMark103563112"/><text:alphabetical-index-mark-end text:id="IMark80789800"/><text:alphabetical-index-mark-end text:id="IMark93375224"/><text:alphabetical-index-mark-end text:id="IMark101581032"/>*sql <text:alphabetical-index-mark-start text:id="IMark93018744"/><text:alphabetical-index-mark-start text:id="IMark100145832"/><text:alphabetical-index-mark-start text:id="IMark100071464"/><text:alphabetical-index-mark-start text:id="IMark97093064"/>file<text:alphabetical-index-mark-end text:id="IMark97093064"/><text:alphabetical-index-mark-end text:id="IMark100071464"/><text:alphabetical-index-mark-end text:id="IMark100145832"/><text:alphabetical-index-mark-end text:id="IMark93018744"/>s<text:bookmark-end text:name="__RefHeading___Toc6426_1538881673"/></text:h>
      <text:p text:style-name="Text_20_body"/>
      <text:p text:style-name="Text_20_body">These are <text:alphabetical-index-mark-start text:id="IMark93135080"/><text:alphabetical-index-mark-start text:id="IMark93956584"/>intermediate<text:alphabetical-index-mark-end text:id="IMark93956584"/><text:alphabetical-index-mark-end text:id="IMark93135080"/> <text:alphabetical-index-mark-start text:id="IMark91229800"/><text:alphabetical-index-mark-start text:id="IMark99479016"/><text:alphabetical-index-mark-start text:id="IMark99416536"/><text:alphabetical-index-mark-start text:id="IMark97353224"/>file<text:alphabetical-index-mark-end text:id="IMark97353224"/><text:alphabetical-index-mark-end text:id="IMark99416536"/><text:alphabetical-index-mark-end text:id="IMark99479016"/><text:alphabetical-index-mark-end text:id="IMark91229800"/>s used to write .sql <text:alphabetical-index-mark-start text:id="IMark94177064"/><text:alphabetical-index-mark-start text:id="IMark103266376"/><text:alphabetical-index-mark-start text:id="IMark82079864"/><text:alphabetical-index-mark-start text:id="IMark90807560"/>file<text:alphabetical-index-mark-end text:id="IMark90807560"/><text:alphabetical-index-mark-end text:id="IMark82079864"/><text:alphabetical-index-mark-end text:id="IMark103266376"/><text:alphabetical-index-mark-end text:id="IMark94177064"/>s with <text:alphabetical-index-mark-start text:id="IMark79928296"/><text:alphabetical-index-mark-start text:id="IMark97929656"/><text:alphabetical-index-mark-start text:id="IMark96200408"/><text:alphabetical-index-mark-start text:id="IMark91299096"/><text:alphabetical-index-mark-start text:id="IMark104210840"/>program<text:alphabetical-index-mark-end text:id="IMark104210840"/><text:alphabetical-index-mark-end text:id="IMark91299096"/><text:alphabetical-index-mark-end text:id="IMark96200408"/><text:alphabetical-index-mark-end text:id="IMark97929656"/><text:alphabetical-index-mark-end text:id="IMark79928296"/>s to be <text:alphabetical-index-mark-start text:id="IMark100127384"/><text:alphabetical-index-mark-start text:id="IMark79369064"/><text:alphabetical-index-mark-start text:id="IMark81487688"/><text:alphabetical-index-mark-start text:id="IMark102672296"/>store<text:alphabetical-index-mark-end text:id="IMark102672296"/><text:alphabetical-index-mark-end text:id="IMark81487688"/><text:alphabetical-index-mark-end text:id="IMark79369064"/><text:alphabetical-index-mark-end text:id="IMark100127384"/>d in <text:alphabetical-index-mark-start text:id="IMark100501464"/><text:alphabetical-index-mark-start text:id="IMark104952968"/><text:alphabetical-index-mark-start text:id="IMark89832600"/><text:alphabetical-index-mark-start text:id="IMark97048392"/><text:alphabetical-index-mark-start text:id="IMark90435352"/><text:span text:style-name="T83">sde_</text:span><text:alphabetical-index-mark-start text:id="IMark79892024"/><text:alphabetical-index-mark-start text:id="IMark99906216"/><text:alphabetical-index-mark-start text:id="IMark105279976"/><text:alphabetical-index-mark-start text:id="IMark95731928"/><text:alphabetical-index-mark-start text:id="IMark95563192"/><text:span text:style-name="T83">prg</text:span><text:alphabetical-index-mark-end text:id="IMark95563192"/><text:alphabetical-index-mark-end text:id="IMark95731928"/><text:alphabetical-index-mark-end text:id="IMark105279976"/><text:alphabetical-index-mark-end text:id="IMark99906216"/><text:alphabetical-index-mark-end text:id="IMark79892024"/><text:span text:style-name="T83">_</text:span><text:alphabetical-index-mark-start text:id="IMark105219864"/><text:alphabetical-index-mark-start text:id="IMark82600440"/><text:alphabetical-index-mark-start text:id="IMark89971800"/><text:alphabetical-index-mark-start text:id="IMark95340680"/><text:alphabetical-index-mark-start text:id="IMark101940760"/><text:span text:style-name="T83">rule</text:span><text:alphabetical-index-mark-end text:id="IMark101940760"/><text:alphabetical-index-mark-end text:id="IMark95340680"/><text:alphabetical-index-mark-end text:id="IMark89971800"/><text:alphabetical-index-mark-end text:id="IMark82600440"/><text:alphabetical-index-mark-end text:id="IMark105219864"/><text:span text:style-name="T83">s</text:span><text:alphabetical-index-mark-end text:id="IMark90435352"/><text:alphabetical-index-mark-end text:id="IMark97048392"/><text:alphabetical-index-mark-end text:id="IMark89832600"/><text:alphabetical-index-mark-end text:id="IMark104952968"/><text:alphabetical-index-mark-end text:id="IMark100501464"/>. The reason behind writing them in <text:alphabetical-index-mark-start text:id="IMark94922520"/><text:alphabetical-index-mark-start text:id="IMark98495272"/><text:alphabetical-index-mark-start text:id="IMark89957912"/><text:alphabetical-index-mark-start text:id="IMark94538920"/><text:alphabetical-index-mark-start text:id="IMark97045256"/>f<text:alphabetical-index-mark-start text:id="IMark90392472"/>lat<text:alphabetical-index-mark-end text:id="IMark90392472"/><text:alphabetical-index-mark-end text:id="IMark97045256"/><text:alphabetical-index-mark-end text:id="IMark94538920"/><text:alphabetical-index-mark-end text:id="IMark89957912"/><text:alphabetical-index-mark-end text:id="IMark98495272"/><text:alphabetical-index-mark-end text:id="IMark94922520"/> text <text:alphabetical-index-mark-start text:id="IMark80811064"/><text:alphabetical-index-mark-start text:id="IMark81334392"/><text:alphabetical-index-mark-start text:id="IMark104883944"/><text:alphabetical-index-mark-start text:id="IMark103847208"/>file<text:alphabetical-index-mark-end text:id="IMark103847208"/><text:alphabetical-index-mark-end text:id="IMark104883944"/><text:alphabetical-index-mark-end text:id="IMark81334392"/><text:alphabetical-index-mark-end text:id="IMark80811064"/>s before is only a matter of convenience. You can write <text:alphabetical-index-mark-start text:id="IMark93764472"/><text:alphabetical-index-mark-start text:id="IMark98890872"/><text:alphabetical-index-mark-start text:id="IMark77928232"/><text:alphabetical-index-mark-start text:id="IMark82522376"/><text:alphabetical-index-mark-start text:id="IMark104900184"/>program<text:alphabetical-index-mark-end text:id="IMark104900184"/><text:alphabetical-index-mark-end text:id="IMark82522376"/><text:alphabetical-index-mark-end text:id="IMark77928232"/><text:alphabetical-index-mark-end text:id="IMark98890872"/><text:alphabetical-index-mark-end text:id="IMark93764472"/>s to be <text:alphabetical-index-mark-start text:id="IMark104768536"/><text:alphabetical-index-mark-start text:id="IMark89979000"/><text:alphabetical-index-mark-start text:id="IMark104045704"/><text:alphabetical-index-mark-start text:id="IMark96243224"/>store<text:alphabetical-index-mark-end text:id="IMark96243224"/><text:alphabetical-index-mark-end text:id="IMark104045704"/><text:alphabetical-index-mark-end text:id="IMark89979000"/><text:alphabetical-index-mark-end text:id="IMark104768536"/>d on <text:alphabetical-index-mark-start text:id="IMark81652328"/><text:alphabetical-index-mark-start text:id="IMark102128376"/><text:alphabetical-index-mark-start text:id="IMark100804376"/><text:alphabetical-index-mark-start text:id="IMark98313064"/><text:alphabetical-index-mark-start text:id="IMark99514280"/><text:span text:style-name="T83">sde_</text:span><text:alphabetical-index-mark-start text:id="IMark103928760"/><text:alphabetical-index-mark-start text:id="IMark83989560"/><text:alphabetical-index-mark-start text:id="IMark81530760"/><text:alphabetical-index-mark-start text:id="IMark97076040"/><text:alphabetical-index-mark-start text:id="IMark96375096"/><text:span text:style-name="T83">prg</text:span><text:alphabetical-index-mark-end text:id="IMark96375096"/><text:alphabetical-index-mark-end text:id="IMark97076040"/><text:alphabetical-index-mark-end text:id="IMark81530760"/><text:alphabetical-index-mark-end text:id="IMark83989560"/><text:alphabetical-index-mark-end text:id="IMark103928760"/><text:span text:style-name="T83">_</text:span><text:alphabetical-index-mark-start text:id="IMark104938424"/><text:alphabetical-index-mark-start text:id="IMark94693896"/><text:alphabetical-index-mark-start text:id="IMark104686440"/><text:alphabetical-index-mark-start text:id="IMark81413960"/><text:alphabetical-index-mark-start text:id="IMark82194792"/><text:span text:style-name="T83">rule</text:span><text:alphabetical-index-mark-end text:id="IMark82194792"/><text:alphabetical-index-mark-end text:id="IMark81413960"/><text:alphabetical-index-mark-end text:id="IMark104686440"/><text:alphabetical-index-mark-end text:id="IMark94693896"/><text:alphabetical-index-mark-end text:id="IMark104938424"/><text:span text:style-name="T83">s</text:span><text:alphabetical-index-mark-end text:id="IMark99514280"/><text:alphabetical-index-mark-end text:id="IMark98313064"/><text:alphabetical-index-mark-end text:id="IMark100804376"/><text:alphabetical-index-mark-end text:id="IMark102128376"/><text:alphabetical-index-mark-end text:id="IMark81652328"/> enti<text:alphabetical-index-mark-start text:id="IMark79353400"/>rel<text:alphabetical-index-mark-end text:id="IMark79353400"/>y without the steps involving the <text:alphabetical-index-mark-start text:id="IMark94696248"/><text:alphabetical-index-mark-start text:id="IMark90374840"/><text:alphabetical-index-mark-start text:id="IMark97181224"/><text:alphabetical-index-mark-start text:id="IMark90497048"/><text:alphabetical-index-mark-start text:id="IMark95189976"/>Prg<text:alphabetical-index-mark-end text:id="IMark95189976"/><text:alphabetical-index-mark-end text:id="IMark90497048"/><text:alphabetical-index-mark-end text:id="IMark97181224"/><text:alphabetical-index-mark-end text:id="IMark90374840"/><text:alphabetical-index-mark-end text:id="IMark94696248"/>*sql <text:alphabetical-index-mark-start text:id="IMark110356472"/><text:alphabetical-index-mark-start text:id="IMark93533256"/><text:alphabetical-index-mark-start text:id="IMark92431560"/><text:alphabetical-index-mark-start text:id="IMark95954328"/>file<text:alphabetical-index-mark-end text:id="IMark95954328"/><text:alphabetical-index-mark-end text:id="IMark92431560"/><text:alphabetical-index-mark-end text:id="IMark93533256"/><text:alphabetical-index-mark-end text:id="IMark110356472"/>s. However, it might be much more easier to see what you are doing in this fashion.</text:p>
      <text:p text:style-name="Text_20_body"/>
      <text:p text:style-name="Text_20_body">You will find these <text:alphabetical-index-mark-start text:id="IMark96994200"/><text:alphabetical-index-mark-start text:id="IMark95254216"/><text:alphabetical-index-mark-start text:id="IMark94248840"/><text:alphabetical-index-mark-start text:id="IMark99244984"/>file<text:alphabetical-index-mark-end text:id="IMark99244984"/><text:alphabetical-index-mark-end text:id="IMark94248840"/><text:alphabetical-index-mark-end text:id="IMark95254216"/><text:alphabetical-index-mark-end text:id="IMark96994200"/>s inside the <text:alphabetical-index-mark-start text:id="IMark80229352"/><text:alphabetical-index-mark-start text:id="IMark98870152"/><text:alphabetical-index-mark-start text:id="IMark77557928"/><text:alphabetical-index-mark-start text:id="IMark79089064"/><text:alphabetical-index-mark-start text:id="IMark81694136"/><text:alphabetical-index-mark-start text:id="IMark81509208"/><text:alphabetical-index-mark-start text:id="IMark101270360"/><text:alphabetical-index-mark-start text:id="IMark79810696"/><text:alphabetical-index-mark-start text:id="IMark90555400"/>data<text:alphabetical-index-mark-end text:id="IMark90555400"/><text:alphabetical-index-mark-end text:id="IMark79810696"/><text:alphabetical-index-mark-end text:id="IMark101270360"/><text:alphabetical-index-mark-end text:id="IMark81509208"/><text:alphabetical-index-mark-start text:id="IMark101951512"/><text:alphabetical-index-mark-start text:id="IMark105292312"/><text:alphabetical-index-mark-start text:id="IMark97228504"/><text:alphabetical-index-mark-start text:id="IMark100706072"/>base<text:alphabetical-index-mark-end text:id="IMark100706072"/><text:alphabetical-index-mark-end text:id="IMark97228504"/><text:alphabetical-index-mark-end text:id="IMark105292312"/><text:alphabetical-index-mark-end text:id="IMark101951512"/><text:alphabetical-index-mark-end text:id="IMark81694136"/><text:alphabetical-index-mark-end text:id="IMark79089064"/><text:alphabetical-index-mark-end text:id="IMark77557928"/><text:alphabetical-index-mark-end text:id="IMark98870152"/><text:alphabetical-index-mark-end text:id="IMark80229352"/>s/<text:alphabetical-index-mark-start text:id="IMark92931176"/><text:alphabetical-index-mark-start text:id="IMark91412040"/><text:alphabetical-index-mark-start text:id="IMark90680872"/><text:alphabetical-index-mark-start text:id="IMark102276984"/><text:alphabetical-index-mark-start text:id="IMark101993528"/><text:alphabetical-index-mark-start text:id="IMark96103880"/>DGIII<text:alphabetical-index-mark-end text:id="IMark96103880"/><text:alphabetical-index-mark-start text:id="IMark81390696"/>AI<text:alphabetical-index-mark-end text:id="IMark81390696"/><text:alphabetical-index-mark-end text:id="IMark101993528"/><text:alphabetical-index-mark-end text:id="IMark102276984"/><text:alphabetical-index-mark-end text:id="IMark90680872"/><text:alphabetical-index-mark-end text:id="IMark91412040"/><text:alphabetical-index-mark-end text:id="IMark92931176"/> <text:alphabetical-index-mark-start text:id="IMark104420200"/><text:alphabetical-index-mark-start text:id="IMark97253256"/>folder<text:alphabetical-index-mark-end text:id="IMark97253256"/><text:alphabetical-index-mark-end text:id="IMark104420200"/>. They do not work in conjunction with the <text:alphabetical-index-mark-start text:id="IMark89892296"/><text:alphabetical-index-mark-start text:id="IMark104884728"/><text:alphabetical-index-mark-start text:id="IMark90210584"/><text:alphabetical-index-mark-start text:id="IMark94918632"/><text:alphabetical-index-mark-start text:id="IMark79286520"/><text:alphabetical-index-mark-start text:id="IMark105235320"/>AI<text:alphabetical-index-mark-end text:id="IMark105235320"/>E<text:alphabetical-index-mark-end text:id="IMark79286520"/><text:alphabetical-index-mark-end text:id="IMark94918632"/><text:alphabetical-index-mark-end text:id="IMark90210584"/><text:alphabetical-index-mark-end text:id="IMark104884728"/><text:alphabetical-index-mark-end text:id="IMark89892296"/> as they are. You must copy each <text:alphabetical-index-mark-start text:id="IMark94999672"/><text:alphabetical-index-mark-start text:id="IMark93272136"/><text:alphabetical-index-mark-start text:id="IMark79931208"/><text:alphabetical-index-mark-start text:id="IMark100595576"/><text:alphabetical-index-mark-start text:id="IMark90599928"/>SQL<text:alphabetical-index-mark-end text:id="IMark90599928"/><text:alphabetical-index-mark-end text:id="IMark100595576"/><text:alphabetical-index-mark-end text:id="IMark79931208"/><text:alphabetical-index-mark-end text:id="IMark93272136"/><text:alphabetical-index-mark-end text:id="IMark94999672"/> <text:alphabetical-index-mark-start text:id="IMark103307992"/><text:alphabetical-index-mark-start text:id="IMark90291368"/>snippet<text:alphabetical-index-mark-end text:id="IMark90291368"/><text:alphabetical-index-mark-end text:id="IMark103307992"/> to <text:alphabetical-index-mark-start text:id="IMark105288488"/><text:alphabetical-index-mark-start text:id="IMark104373992"/><text:alphabetical-index-mark-start text:id="IMark95252776"/><text:alphabetical-index-mark-start text:id="IMark80817512"/><text:alphabetical-index-mark-start text:id="IMark84066504"/><text:span text:style-name="T83">sde_</text:span><text:alphabetical-index-mark-start text:id="IMark105200744"/><text:alphabetical-index-mark-start text:id="IMark104874120"/><text:alphabetical-index-mark-start text:id="IMark93470552"/><text:alphabetical-index-mark-start text:id="IMark102444328"/><text:alphabetical-index-mark-start text:id="IMark97982056"/><text:span text:style-name="T83">prg</text:span><text:alphabetical-index-mark-end text:id="IMark97982056"/><text:alphabetical-index-mark-end text:id="IMark102444328"/><text:alphabetical-index-mark-end text:id="IMark93470552"/><text:alphabetical-index-mark-end text:id="IMark104874120"/><text:alphabetical-index-mark-end text:id="IMark105200744"/><text:span text:style-name="T83">_</text:span><text:alphabetical-index-mark-start text:id="IMark93112488"/><text:alphabetical-index-mark-start text:id="IMark103985336"/><text:alphabetical-index-mark-start text:id="IMark105048648"/><text:alphabetical-index-mark-start text:id="IMark90809912"/><text:alphabetical-index-mark-start text:id="IMark96392472"/><text:span text:style-name="T83">rule</text:span><text:alphabetical-index-mark-end text:id="IMark96392472"/><text:alphabetical-index-mark-end text:id="IMark90809912"/><text:alphabetical-index-mark-end text:id="IMark105048648"/><text:alphabetical-index-mark-end text:id="IMark103985336"/><text:alphabetical-index-mark-end text:id="IMark93112488"/><text:span text:style-name="T83">s</text:span><text:alphabetical-index-mark-end text:id="IMark84066504"/><text:alphabetical-index-mark-end text:id="IMark80817512"/><text:alphabetical-index-mark-end text:id="IMark95252776"/><text:alphabetical-index-mark-end text:id="IMark104373992"/><text:alphabetical-index-mark-end text:id="IMark105288488"/> first.</text:p>
      <text:p text:style-name="Text_20_body"/>
      <text:p text:style-name="Text_20_body"><text:span text:style-name="T1">4.3.19.1.</text:span> <text:alphabetical-index-mark-start text:id="IMark90029304"/><text:alphabetical-index-mark-start text:id="IMark79104264"/><text:alphabetical-index-mark-start text:id="IMark77412088"/><text:alphabetical-index-mark-start text:id="IMark79145544"/><text:alphabetical-index-mark-start text:id="IMark82701608"/>Structure<text:alphabetical-index-mark-end text:id="IMark82701608"/><text:alphabetical-index-mark-end text:id="IMark79145544"/><text:alphabetical-index-mark-end text:id="IMark77412088"/><text:alphabetical-index-mark-end text:id="IMark79104264"/><text:alphabetical-index-mark-end text:id="IMark90029304"/> of a <text:alphabetical-index-mark-start text:id="IMark100151336"/><text:alphabetical-index-mark-start text:id="IMark105219080"/><text:alphabetical-index-mark-start text:id="IMark91045000"/><text:alphabetical-index-mark-start text:id="IMark68170488"/><text:alphabetical-index-mark-start text:id="IMark93750040"/>Prg<text:alphabetical-index-mark-end text:id="IMark93750040"/><text:alphabetical-index-mark-end text:id="IMark68170488"/><text:alphabetical-index-mark-end text:id="IMark91045000"/><text:alphabetical-index-mark-end text:id="IMark105219080"/><text:alphabetical-index-mark-end text:id="IMark100151336"/>*sql. <text:alphabetical-index-mark-start text:id="IMark100386376"/><text:alphabetical-index-mark-start text:id="IMark105169928"/><text:alphabetical-index-mark-start text:id="IMark77623240"/><text:alphabetical-index-mark-start text:id="IMark95341464"/>file<text:alphabetical-index-mark-end text:id="IMark95341464"/><text:alphabetical-index-mark-end text:id="IMark77623240"/><text:alphabetical-index-mark-end text:id="IMark105169928"/><text:alphabetical-index-mark-end text:id="IMark100386376"/>:</text:p>
      <text:p text:style-name="Text_20_body"/>
      <text:p text:style-name="Text_20_body"><text:soft-page-break/><text:span text:style-name="T1">4.3.19.1.1.</text:span> ‘--’ Indicates a comment. A commented line should not be copied into <text:alphabetical-index-mark-start text:id="IMark105211352"/><text:alphabetical-index-mark-start text:id="IMark105298184"/><text:alphabetical-index-mark-start text:id="IMark96365592"/><text:alphabetical-index-mark-start text:id="IMark97047608"/><text:alphabetical-index-mark-start text:id="IMark81401624"/><text:span text:style-name="T83">sde_</text:span><text:alphabetical-index-mark-start text:id="IMark100751544"/><text:alphabetical-index-mark-start text:id="IMark99696936"/><text:alphabetical-index-mark-start text:id="IMark102918520"/><text:alphabetical-index-mark-start text:id="IMark80646152"/><text:alphabetical-index-mark-start text:id="IMark44823832"/><text:span text:style-name="T83">prg</text:span><text:alphabetical-index-mark-end text:id="IMark44823832"/><text:alphabetical-index-mark-end text:id="IMark80646152"/><text:alphabetical-index-mark-end text:id="IMark102918520"/><text:alphabetical-index-mark-end text:id="IMark99696936"/><text:alphabetical-index-mark-end text:id="IMark100751544"/><text:span text:style-name="T83">_</text:span><text:alphabetical-index-mark-start text:id="IMark91157224"/><text:alphabetical-index-mark-start text:id="IMark99551240"/><text:alphabetical-index-mark-start text:id="IMark44897560"/><text:alphabetical-index-mark-start text:id="IMark96142120"/><text:alphabetical-index-mark-start text:id="IMark96047800"/><text:span text:style-name="T83">rule</text:span><text:alphabetical-index-mark-end text:id="IMark96047800"/><text:alphabetical-index-mark-end text:id="IMark96142120"/><text:alphabetical-index-mark-end text:id="IMark44897560"/><text:alphabetical-index-mark-end text:id="IMark99551240"/><text:alphabetical-index-mark-end text:id="IMark91157224"/><text:span text:style-name="T83">s</text:span><text:alphabetical-index-mark-end text:id="IMark81401624"/><text:alphabetical-index-mark-end text:id="IMark97047608"/><text:alphabetical-index-mark-end text:id="IMark96365592"/><text:alphabetical-index-mark-end text:id="IMark105298184"/><text:alphabetical-index-mark-end text:id="IMark105211352"/> except if it is a <text:alphabetical-index-mark-start text:id="IMark96242440"/><text:alphabetical-index-mark-start text:id="IMark67384216"/><text:alphabetical-index-mark-start text:id="IMark97050488"/><text:alphabetical-index-mark-start text:id="IMark97500200"/>description<text:alphabetical-index-mark-end text:id="IMark97500200"/><text:alphabetical-index-mark-end text:id="IMark97050488"/><text:alphabetical-index-mark-end text:id="IMark67384216"/><text:alphabetical-index-mark-end text:id="IMark96242440"/> for the <text:alphabetical-index-mark-start text:id="IMark97220904"/><text:alphabetical-index-mark-start text:id="IMark97317688"/><text:alphabetical-index-mark-start text:id="IMark94334312"/><text:alphabetical-index-mark-start text:id="IMark98596856"/>Description<text:alphabetical-index-mark-end text:id="IMark98596856"/><text:alphabetical-index-mark-end text:id="IMark94334312"/><text:alphabetical-index-mark-end text:id="IMark97317688"/><text:alphabetical-index-mark-end text:id="IMark97220904"/> <text:alphabetical-index-mark-start text:id="IMark92775400"/><text:alphabetical-index-mark-start text:id="IMark105190264"/>field<text:alphabetical-index-mark-end text:id="IMark105190264"/><text:alphabetical-index-mark-end text:id="IMark92775400"/>, which are also commented out. The reason for this is that in the text <text:alphabetical-index-mark-start text:id="IMark98496840"/><text:alphabetical-index-mark-start text:id="IMark79111192"/>field<text:alphabetical-index-mark-end text:id="IMark79111192"/><text:alphabetical-index-mark-end text:id="IMark98496840"/>s only pure <text:alphabetical-index-mark-start text:id="IMark105250760"/><text:alphabetical-index-mark-start text:id="IMark97188152"/><text:alphabetical-index-mark-start text:id="IMark96802584"/><text:alphabetical-index-mark-start text:id="IMark81507864"/><text:alphabetical-index-mark-start text:id="IMark102295960"/>SQL<text:alphabetical-index-mark-end text:id="IMark102295960"/><text:alphabetical-index-mark-end text:id="IMark81507864"/><text:alphabetical-index-mark-end text:id="IMark96802584"/><text:alphabetical-index-mark-end text:id="IMark97188152"/><text:alphabetical-index-mark-end text:id="IMark105250760"/> <text:alphabetical-index-mark-start text:id="IMark99632504"/><text:alphabetical-index-mark-start text:id="IMark80303736"/><text:alphabetical-index-mark-start text:id="IMark103130024"/>code<text:alphabetical-index-mark-end text:id="IMark103130024"/><text:alphabetical-index-mark-end text:id="IMark80303736"/><text:alphabetical-index-mark-end text:id="IMark99632504"/> is left uncommented so that <text:alphabetical-index-mark-start text:id="IMark100669368"/><text:alphabetical-index-mark-start text:id="IMark104486552"/><text:alphabetical-index-mark-start text:id="IMark96657176"/><text:alphabetical-index-mark-start text:id="IMark96923736"/><text:alphabetical-index-mark-start text:id="IMark97182008"/><text:alphabetical-index-mark-start text:id="IMark103846424"/><text:alphabetical-index-mark-start text:id="IMark100146616"/><text:alphabetical-index-mark-start text:id="IMark94992456"/><text:alphabetical-index-mark-start text:id="IMark92857496"/>edit<text:alphabetical-index-mark-end text:id="IMark92857496"/><text:alphabetical-index-mark-end text:id="IMark94992456"/><text:alphabetical-index-mark-end text:id="IMark100146616"/><text:alphabetical-index-mark-end text:id="IMark103846424"/><text:alphabetical-index-mark-end text:id="IMark97182008"/>or<text:alphabetical-index-mark-end text:id="IMark96923736"/><text:alphabetical-index-mark-end text:id="IMark96657176"/><text:alphabetical-index-mark-end text:id="IMark104486552"/><text:alphabetical-index-mark-end text:id="IMark100669368"/>s capable of parsing <text:alphabetical-index-mark-start text:id="IMark97046040"/><text:alphabetical-index-mark-start text:id="IMark98351608"/><text:alphabetical-index-mark-start text:id="IMark96735400"/><text:alphabetical-index-mark-start text:id="IMark92620360"/><text:alphabetical-index-mark-start text:id="IMark97221688"/>SQL<text:alphabetical-index-mark-end text:id="IMark97221688"/><text:alphabetical-index-mark-end text:id="IMark92620360"/><text:alphabetical-index-mark-end text:id="IMark96735400"/><text:alphabetical-index-mark-end text:id="IMark98351608"/><text:alphabetical-index-mark-end text:id="IMark97046040"/> <text:alphabetical-index-mark-start text:id="IMark91906264"/><text:alphabetical-index-mark-start text:id="IMark81991064"/><text:alphabetical-index-mark-start text:id="IMark97188936"/>code<text:alphabetical-index-mark-end text:id="IMark97188936"/><text:alphabetical-index-mark-end text:id="IMark81991064"/><text:alphabetical-index-mark-end text:id="IMark91906264"/> can help you analyze the <text:alphabetical-index-mark-start text:id="IMark103734280"/><text:alphabetical-index-mark-start text:id="IMark98163912"/>syntax<text:alphabetical-index-mark-end text:id="IMark98163912"/><text:alphabetical-index-mark-end text:id="IMark103734280"/> and <text:alphabetical-index-mark-start text:id="IMark83035080"/><text:alphabetical-index-mark-start text:id="IMark81712072"/>semantic<text:alphabetical-index-mark-end text:id="IMark81712072"/><text:alphabetical-index-mark-end text:id="IMark83035080"/>s of the <text:alphabetical-index-mark-start text:id="IMark96860872"/><text:alphabetical-index-mark-start text:id="IMark79089480"/><text:alphabetical-index-mark-start text:id="IMark91341256"/>code<text:alphabetical-index-mark-end text:id="IMark91341256"/><text:alphabetical-index-mark-end text:id="IMark79089480"/><text:alphabetical-index-mark-end text:id="IMark96860872"/> being written. Comments start with a double <text:alphabetical-index-mark-start text:id="IMark96087032"/>min<text:alphabetical-index-mark-end text:id="IMark96087032"/>us sign in <text:alphabetical-index-mark-start text:id="IMark93996840"/><text:alphabetical-index-mark-start text:id="IMark103456568"/><text:alphabetical-index-mark-start text:id="IMark97886520"/><text:alphabetical-index-mark-start text:id="IMark90023512"/><text:alphabetical-index-mark-start text:id="IMark81205320"/>SQL<text:alphabetical-index-mark-end text:id="IMark81205320"/><text:alphabetical-index-mark-end text:id="IMark90023512"/><text:alphabetical-index-mark-end text:id="IMark97886520"/><text:alphabetical-index-mark-end text:id="IMark103456568"/><text:alphabetical-index-mark-end text:id="IMark93996840"/>.</text:p>
      <text:p text:style-name="Text_20_body"/>
      <text:p text:style-name="Text_20_body"/>
      <text:p text:style-name="Text_20_body"><text:span text:style-name="T1">4.3.19.1.2.</text:span> A line of <text:alphabetical-index-mark-start text:id="IMark78414264"/>min<text:alphabetical-index-mark-end text:id="IMark78414264"/>us signs divides two <text:alphabetical-index-mark-start text:id="IMark99368968"/><text:alphabetical-index-mark-start text:id="IMark105289272"/><text:alphabetical-index-mark-start text:id="IMark101200696"/><text:alphabetical-index-mark-start text:id="IMark99700072"/><text:alphabetical-index-mark-start text:id="IMark102334376"/>record<text:alphabetical-index-mark-end text:id="IMark102334376"/><text:alphabetical-index-mark-end text:id="IMark99700072"/><text:alphabetical-index-mark-end text:id="IMark101200696"/><text:alphabetical-index-mark-end text:id="IMark105289272"/><text:alphabetical-index-mark-end text:id="IMark99368968"/>s.</text:p>
      <text:p text:style-name="Text_20_body"/>
      <text:p text:style-name="Text_20_body"/>
      <text:p text:style-name="Text_20_body"><text:span text:style-name="T1">4.3.19.1.3.</text:span> <text:span text:style-name="T315">N</text:span>, being <text:span text:style-name="T315">N</text:span> an <text:alphabetical-index-mark-start text:id="IMark110682824"/><text:alphabetical-index-mark-start text:id="IMark103841112"/><text:alphabetical-index-mark-start text:id="IMark60624584"/><text:alphabetical-index-mark-start text:id="IMark81700136"/>integer<text:alphabetical-index-mark-end text:id="IMark81700136"/><text:alphabetical-index-mark-end text:id="IMark60624584"/><text:alphabetical-index-mark-end text:id="IMark103841112"/><text:alphabetical-index-mark-end text:id="IMark110682824"/> <text:alphabetical-index-mark-start text:id="IMark81291064"/><text:alphabetical-index-mark-start text:id="IMark94201816"/><text:alphabetical-index-mark-start text:id="IMark96908536"/><text:alphabetical-index-mark-start text:id="IMark79139624"/>number<text:alphabetical-index-mark-end text:id="IMark79139624"/><text:alphabetical-index-mark-end text:id="IMark96908536"/><text:alphabetical-index-mark-end text:id="IMark94201816"/><text:alphabetical-index-mark-end text:id="IMark81291064"/>, indicates the <text:alphabetical-index-mark-start text:id="IMark96947832"/><text:alphabetical-index-mark-start text:id="IMark81542424"/><text:alphabetical-index-mark-start text:id="IMark91965400"/><text:alphabetical-index-mark-start text:id="IMark104584904"/><text:alphabetical-index-mark-start text:id="IMark104364824"/>s<text:alphabetical-index-mark-start text:id="IMark91473896"/>equ<text:alphabetical-index-mark-end text:id="IMark91473896"/>ence<text:alphabetical-index-mark-end text:id="IMark104364824"/><text:alphabetical-index-mark-end text:id="IMark104584904"/><text:alphabetical-index-mark-end text:id="IMark91965400"/><text:alphabetical-index-mark-end text:id="IMark81542424"/><text:alphabetical-index-mark-end text:id="IMark96947832"/> <text:alphabetical-index-mark-start text:id="IMark91696360"/><text:alphabetical-index-mark-start text:id="IMark68677336"/><text:alphabetical-index-mark-start text:id="IMark95093608"/><text:alphabetical-index-mark-start text:id="IMark91748424"/><text:alphabetical-index-mark-start text:id="IMark98863352"/>order<text:alphabetical-index-mark-end text:id="IMark98863352"/><text:alphabetical-index-mark-end text:id="IMark91748424"/><text:alphabetical-index-mark-end text:id="IMark95093608"/><text:alphabetical-index-mark-end text:id="IMark68677336"/><text:alphabetical-index-mark-end text:id="IMark91696360"/> of the <text:alphabetical-index-mark-start text:id="IMark104560680"/><text:alphabetical-index-mark-start text:id="IMark82058632"/>snippet<text:alphabetical-index-mark-end text:id="IMark82058632"/><text:alphabetical-index-mark-end text:id="IMark104560680"/>s of <text:alphabetical-index-mark-start text:id="IMark96192296"/><text:alphabetical-index-mark-start text:id="IMark92737160"/><text:alphabetical-index-mark-start text:id="IMark91223720"/>code<text:alphabetical-index-mark-end text:id="IMark91223720"/><text:alphabetical-index-mark-end text:id="IMark92737160"/><text:alphabetical-index-mark-end text:id="IMark96192296"/> that follow and correspond to a single <text:alphabetical-index-mark-start text:id="IMark96842280"/><text:alphabetical-index-mark-start text:id="IMark90840904"/><text:alphabetical-index-mark-start text:id="IMark93423800"/><text:alphabetical-index-mark-start text:id="IMark96156440"/><text:alphabetical-index-mark-start text:id="IMark82105832"/>record<text:alphabetical-index-mark-end text:id="IMark82105832"/><text:alphabetical-index-mark-end text:id="IMark96156440"/><text:alphabetical-index-mark-end text:id="IMark93423800"/><text:alphabetical-index-mark-end text:id="IMark90840904"/><text:alphabetical-index-mark-end text:id="IMark96842280"/> in <text:alphabetical-index-mark-start text:id="IMark93383800"/><text:alphabetical-index-mark-start text:id="IMark97044472"/><text:alphabetical-index-mark-start text:id="IMark89782392"/><text:alphabetical-index-mark-start text:id="IMark80136712"/><text:alphabetical-index-mark-start text:id="IMark67176216"/><text:span text:style-name="T83">sde_</text:span><text:alphabetical-index-mark-start text:id="IMark104575480"/><text:alphabetical-index-mark-start text:id="IMark95177848"/><text:alphabetical-index-mark-start text:id="IMark104014504"/><text:alphabetical-index-mark-start text:id="IMark103005320"/><text:alphabetical-index-mark-start text:id="IMark104624984"/><text:span text:style-name="T83">prg</text:span><text:alphabetical-index-mark-end text:id="IMark104624984"/><text:alphabetical-index-mark-end text:id="IMark103005320"/><text:alphabetical-index-mark-end text:id="IMark104014504"/><text:alphabetical-index-mark-end text:id="IMark95177848"/><text:alphabetical-index-mark-end text:id="IMark104575480"/><text:span text:style-name="T83">_</text:span><text:alphabetical-index-mark-start text:id="IMark91903208"/><text:alphabetical-index-mark-start text:id="IMark97174152"/><text:alphabetical-index-mark-start text:id="IMark101702168"/><text:alphabetical-index-mark-start text:id="IMark93903448"/><text:alphabetical-index-mark-start text:id="IMark97395144"/><text:span text:style-name="T83">rule</text:span><text:alphabetical-index-mark-end text:id="IMark97395144"/><text:alphabetical-index-mark-end text:id="IMark93903448"/><text:alphabetical-index-mark-end text:id="IMark101702168"/><text:alphabetical-index-mark-end text:id="IMark97174152"/><text:alphabetical-index-mark-end text:id="IMark91903208"/><text:span text:style-name="T83">s</text:span><text:alphabetical-index-mark-end text:id="IMark67176216"/><text:alphabetical-index-mark-end text:id="IMark80136712"/><text:alphabetical-index-mark-end text:id="IMark89782392"/><text:alphabetical-index-mark-end text:id="IMark97044472"/><text:alphabetical-index-mark-end text:id="IMark93383800"/>.</text:p>
      <text:p text:style-name="Text_20_body"/>
      <text:p text:style-name="Text_20_body"/>
      <text:p text:style-name="Text_20_body"><text:span text:style-name="T58">4</text:span><text:span text:style-name="T1">.3.19.1.4.</text:span> The first <text:alphabetical-index-mark-start text:id="IMark95565544"/><text:alphabetical-index-mark-start text:id="IMark90943928"/><text:alphabetical-index-mark-start text:id="IMark105191832"/><text:alphabetical-index-mark-start text:id="IMark80172200"/><text:alphabetical-index-mark-start text:id="IMark97435480"/>SQL<text:alphabetical-index-mark-end text:id="IMark97435480"/><text:alphabetical-index-mark-end text:id="IMark80172200"/><text:alphabetical-index-mark-end text:id="IMark105191832"/><text:alphabetical-index-mark-end text:id="IMark90943928"/><text:alphabetical-index-mark-end text:id="IMark95565544"/> <text:alphabetical-index-mark-start text:id="IMark93885736"/><text:alphabetical-index-mark-start text:id="IMark104850936"/><text:alphabetical-index-mark-start text:id="IMark90045944"/><text:alphabetical-index-mark-start text:id="IMark83558280"/><text:alphabetical-index-mark-start text:id="IMark104475656"/>query<text:alphabetical-index-mark-end text:id="IMark104475656"/><text:alphabetical-index-mark-end text:id="IMark83558280"/><text:alphabetical-index-mark-end text:id="IMark90045944"/><text:alphabetical-index-mark-end text:id="IMark104850936"/><text:alphabetical-index-mark-end text:id="IMark93885736"/> after the line and the <text:alphabetical-index-mark-start text:id="IMark92838744"/><text:alphabetical-index-mark-start text:id="IMark80983464"/><text:alphabetical-index-mark-start text:id="IMark95315160"/><text:alphabetical-index-mark-start text:id="IMark98271848"/><text:alphabetical-index-mark-start text:id="IMark95790968"/>ordinal<text:alphabetical-index-mark-end text:id="IMark95790968"/><text:alphabetical-index-mark-end text:id="IMark98271848"/><text:alphabetical-index-mark-end text:id="IMark95315160"/><text:alphabetical-index-mark-end text:id="IMark80983464"/><text:alphabetical-index-mark-end text:id="IMark92838744"/>, usually a <text:alphabetical-index-mark-start text:id="IMark97345208"/><text:alphabetical-index-mark-start text:id="IMark99669560"/><text:alphabetical-index-mark-start text:id="IMark92365864"/><text:alphabetical-index-mark-start text:id="IMark81450440"/><text:alphabetical-index-mark-start text:id="IMark90667880"/>SELECT<text:alphabetical-index-mark-end text:id="IMark90667880"/><text:alphabetical-index-mark-end text:id="IMark81450440"/><text:alphabetical-index-mark-end text:id="IMark92365864"/><text:alphabetical-index-mark-end text:id="IMark99669560"/><text:alphabetical-index-mark-end text:id="IMark97345208"/>, corresponds to the <text:alphabetical-index-mark-start text:id="IMark80986680"/><text:alphabetical-index-mark-start text:id="IMark78562936"/><text:alphabetical-index-mark-start text:id="IMark101761640"/><text:alphabetical-index-mark-start text:id="IMark96962632"/><text:alphabetical-index-mark-start text:id="IMark95447416"/><text:span text:style-name="T83">C</text:span><text:span text:style-name="T154">on</text:span><text:span text:style-name="T83">dition</text:span><text:alphabetical-index-mark-end text:id="IMark95447416"/><text:alphabetical-index-mark-end text:id="IMark96962632"/><text:alphabetical-index-mark-end text:id="IMark101761640"/><text:alphabetical-index-mark-end text:id="IMark78562936"/><text:alphabetical-index-mark-end text:id="IMark80986680"/> <text:alphabetical-index-mark-start text:id="IMark95282616"/><text:alphabetical-index-mark-start text:id="IMark46005128"/>field<text:alphabetical-index-mark-end text:id="IMark46005128"/><text:alphabetical-index-mark-end text:id="IMark95282616"/>, meaning that you should copy that <text:alphabetical-index-mark-start text:id="IMark44793992"/><text:alphabetical-index-mark-start text:id="IMark104795688"/><text:alphabetical-index-mark-start text:id="IMark80374728"/><text:alphabetical-index-mark-start text:id="IMark102231032"/><text:alphabetical-index-mark-start text:id="IMark60609000"/>query<text:alphabetical-index-mark-end text:id="IMark60609000"/><text:alphabetical-index-mark-end text:id="IMark102231032"/><text:alphabetical-index-mark-end text:id="IMark80374728"/><text:alphabetical-index-mark-end text:id="IMark104795688"/><text:alphabetical-index-mark-end text:id="IMark44793992"/> into the <text:alphabetical-index-mark-start text:id="IMark97262552"/><text:alphabetical-index-mark-start text:id="IMark101039848"/><text:alphabetical-index-mark-start text:id="IMark89854680"/><text:alphabetical-index-mark-start text:id="IMark97209512"/><text:alphabetical-index-mark-start text:id="IMark90133416"/><text:span text:style-name="T83">Condition</text:span><text:alphabetical-index-mark-end text:id="IMark90133416"/><text:alphabetical-index-mark-end text:id="IMark97209512"/><text:alphabetical-index-mark-end text:id="IMark89854680"/><text:alphabetical-index-mark-end text:id="IMark101039848"/><text:alphabetical-index-mark-end text:id="IMark97262552"/> <text:alphabetical-index-mark-start text:id="IMark79364088"/><text:alphabetical-index-mark-start text:id="IMark96867816"/>field<text:alphabetical-index-mark-end text:id="IMark96867816"/><text:alphabetical-index-mark-end text:id="IMark79364088"/> of a new <text:alphabetical-index-mark-start text:id="IMark98998136"/><text:alphabetical-index-mark-start text:id="IMark100875768"/><text:alphabetical-index-mark-start text:id="IMark100960296"/><text:alphabetical-index-mark-start text:id="IMark89770296"/><text:alphabetical-index-mark-start text:id="IMark68711848"/>record<text:alphabetical-index-mark-end text:id="IMark68711848"/><text:alphabetical-index-mark-end text:id="IMark89770296"/><text:alphabetical-index-mark-end text:id="IMark100960296"/><text:alphabetical-index-mark-end text:id="IMark100875768"/><text:alphabetical-index-mark-end text:id="IMark98998136"/> in <text:alphabetical-index-mark-start text:id="IMark104701608"/><text:alphabetical-index-mark-start text:id="IMark92463592"/><text:alphabetical-index-mark-start text:id="IMark94319592"/><text:alphabetical-index-mark-start text:id="IMark92539432"/><text:alphabetical-index-mark-start text:id="IMark100829320"/><text:span text:style-name="T83">sde_</text:span><text:alphabetical-index-mark-start text:id="IMark101728456"/><text:alphabetical-index-mark-start text:id="IMark79813816"/><text:alphabetical-index-mark-start text:id="IMark94509224"/><text:alphabetical-index-mark-start text:id="IMark98827160"/><text:alphabetical-index-mark-start text:id="IMark94564040"/><text:span text:style-name="T83">prg</text:span><text:alphabetical-index-mark-end text:id="IMark94564040"/><text:alphabetical-index-mark-end text:id="IMark98827160"/><text:alphabetical-index-mark-end text:id="IMark94509224"/><text:alphabetical-index-mark-end text:id="IMark79813816"/><text:alphabetical-index-mark-end text:id="IMark101728456"/><text:span text:style-name="T83">_</text:span><text:alphabetical-index-mark-start text:id="IMark101828664"/><text:alphabetical-index-mark-start text:id="IMark67513416"/><text:alphabetical-index-mark-start text:id="IMark81141192"/><text:alphabetical-index-mark-start text:id="IMark83928408"/><text:alphabetical-index-mark-start text:id="IMark94555112"/><text:span text:style-name="T83">rule</text:span><text:alphabetical-index-mark-end text:id="IMark94555112"/><text:alphabetical-index-mark-end text:id="IMark83928408"/><text:alphabetical-index-mark-end text:id="IMark81141192"/><text:alphabetical-index-mark-end text:id="IMark67513416"/><text:alphabetical-index-mark-end text:id="IMark101828664"/><text:span text:style-name="T83">s</text:span><text:alphabetical-index-mark-end text:id="IMark100829320"/><text:alphabetical-index-mark-end text:id="IMark92539432"/><text:alphabetical-index-mark-end text:id="IMark94319592"/><text:alphabetical-index-mark-end text:id="IMark92463592"/><text:alphabetical-index-mark-end text:id="IMark104701608"/>.</text:p>
      <text:p text:style-name="Text_20_body"/>
      <text:p text:style-name="Text_20_body"/>
      <text:p text:style-name="Text_20_body"><text:span text:style-name="T58">4</text:span><text:span text:style-name="T1">.3.19.1.5.</text:span> The second <text:alphabetical-index-mark-start text:id="IMark92225656"/><text:alphabetical-index-mark-start text:id="IMark93686520"/>snippet<text:alphabetical-index-mark-end text:id="IMark93686520"/><text:alphabetical-index-mark-end text:id="IMark92225656"/> corresponds to the <text:alphabetical-index-mark-start text:id="IMark96354888"/><text:alphabetical-index-mark-start text:id="IMark95061256"/><text:alphabetical-index-mark-start text:id="IMark83547672"/><text:alphabetical-index-mark-start text:id="IMark79647528"/><text:alphabetical-index-mark-start text:id="IMark93463496"/><text:span text:style-name="T83">Action</text:span><text:alphabetical-index-mark-end text:id="IMark93463496"/><text:alphabetical-index-mark-end text:id="IMark79647528"/><text:alphabetical-index-mark-end text:id="IMark83547672"/><text:alphabetical-index-mark-end text:id="IMark95061256"/><text:alphabetical-index-mark-end text:id="IMark96354888"/> <text:alphabetical-index-mark-start text:id="IMark90598488"/><text:alphabetical-index-mark-start text:id="IMark104468488"/>field<text:alphabetical-index-mark-end text:id="IMark104468488"/><text:alphabetical-index-mark-end text:id="IMark90598488"/>. Usually consists of a fairly <text:alphabetical-index-mark-start text:id="IMark93466744"/><text:alphabetical-index-mark-start text:id="IMark95955112"/>complex<text:alphabetical-index-mark-end text:id="IMark95955112"/><text:alphabetical-index-mark-end text:id="IMark93466744"/> <text:alphabetical-index-mark-start text:id="IMark82473064"/><text:alphabetical-index-mark-start text:id="IMark97254824"/><text:alphabetical-index-mark-start text:id="IMark81769576"/><text:alphabetical-index-mark-start text:id="IMark81153816"/><text:alphabetical-index-mark-start text:id="IMark80516104"/>UPDATE<text:alphabetical-index-mark-end text:id="IMark80516104"/><text:alphabetical-index-mark-end text:id="IMark81153816"/><text:alphabetical-index-mark-end text:id="IMark81769576"/><text:alphabetical-index-mark-end text:id="IMark97254824"/><text:alphabetical-index-mark-end text:id="IMark82473064"/>, but can be a <text:alphabetical-index-mark-start text:id="IMark80879288"/><text:alphabetical-index-mark-start text:id="IMark81996696"/><text:alphabetical-index-mark-start text:id="IMark81189112"/><text:alphabetical-index-mark-start text:id="IMark99313080"/><text:alphabetical-index-mark-start text:id="IMark92052200"/><text:alphabetical-index-mark-start text:id="IMark80698168"/><text:alphabetical-index-mark-start text:id="IMark60725208"/><text:alphabetical-index-mark-start text:id="IMark83674168"/><text:alphabetical-index-mark-start text:id="IMark83136648"/><text:alphabetical-index-mark-start text:id="IMark97325416"/>DELETE<text:alphabetical-index-mark-end text:id="IMark97325416"/><text:alphabetical-index-mark-end text:id="IMark83136648"/><text:alphabetical-index-mark-end text:id="IMark83674168"/><text:alphabetical-index-mark-end text:id="IMark60725208"/><text:alphabetical-index-mark-end text:id="IMark80698168"/><text:alphabetical-index-mark-end text:id="IMark92052200"/><text:alphabetical-index-mark-end text:id="IMark99313080"/><text:alphabetical-index-mark-end text:id="IMark81189112"/><text:alphabetical-index-mark-end text:id="IMark81996696"/><text:alphabetical-index-mark-end text:id="IMark80879288"/> or <text:alphabetical-index-mark-start text:id="IMark80682712"/><text:alphabetical-index-mark-start text:id="IMark96057144"/><text:alphabetical-index-mark-start text:id="IMark100848312"/><text:alphabetical-index-mark-start text:id="IMark105060824"/><text:alphabetical-index-mark-start text:id="IMark93756776"/>INSERT<text:alphabetical-index-mark-end text:id="IMark93756776"/><text:alphabetical-index-mark-end text:id="IMark105060824"/><text:alphabetical-index-mark-end text:id="IMark100848312"/><text:alphabetical-index-mark-end text:id="IMark96057144"/><text:alphabetical-index-mark-end text:id="IMark80682712"/> <text:alphabetical-index-mark-start text:id="IMark92068856"/><text:alphabetical-index-mark-start text:id="IMark80133432"/>snippet<text:alphabetical-index-mark-end text:id="IMark80133432"/><text:alphabetical-index-mark-end text:id="IMark92068856"/> as well.</text:p>
      <text:p text:style-name="Text_20_body"/>
      <text:p text:style-name="Text_20_body"/>
      <text:p text:style-name="Text_20_body"><text:span text:style-name="T58">4</text:span><text:span text:style-name="T1">.3.19.1.6.</text:span> <text:s/>Following these two <text:alphabetical-index-mark-start text:id="IMark92229272"/><text:alphabetical-index-mark-start text:id="IMark102216392"/>snippet<text:alphabetical-index-mark-end text:id="IMark102216392"/><text:alphabetical-index-mark-end text:id="IMark92229272"/>s and before a new line of <text:alphabetical-index-mark-start text:id="IMark67705240"/>min<text:alphabetical-index-mark-end text:id="IMark67705240"/>us signs comes a commented out <text:alphabetical-index-mark-start text:id="IMark97557944"/><text:alphabetical-index-mark-start text:id="IMark96188776"/><text:alphabetical-index-mark-start text:id="IMark80339128"/><text:alphabetical-index-mark-start text:id="IMark90377880"/><text:alphabetical-index-mark-start text:id="IMark91694008"/>string<text:alphabetical-index-mark-end text:id="IMark91694008"/><text:alphabetical-index-mark-end text:id="IMark90377880"/><text:alphabetical-index-mark-end text:id="IMark80339128"/><text:alphabetical-index-mark-end text:id="IMark96188776"/><text:alphabetical-index-mark-end text:id="IMark97557944"/> that describes what the <text:alphabetical-index-mark-start text:id="IMark95070600"/><text:alphabetical-index-mark-start text:id="IMark84003528"/><text:alphabetical-index-mark-start text:id="IMark93212232"/><text:alphabetical-index-mark-start text:id="IMark101523448"/><text:alphabetical-index-mark-start text:id="IMark104062520"/>rule<text:alphabetical-index-mark-end text:id="IMark104062520"/><text:alphabetical-index-mark-end text:id="IMark101523448"/><text:alphabetical-index-mark-end text:id="IMark93212232"/><text:alphabetical-index-mark-end text:id="IMark84003528"/><text:alphabetical-index-mark-end text:id="IMark95070600"/> does. This comment goes into the <text:alphabetical-index-mark-start text:id="IMark91697800"/><text:alphabetical-index-mark-start text:id="IMark99105928"/><text:alphabetical-index-mark-start text:id="IMark102245080"/><text:alphabetical-index-mark-start text:id="IMark91429064"/>Description<text:alphabetical-index-mark-end text:id="IMark91429064"/><text:alphabetical-index-mark-end text:id="IMark102245080"/><text:alphabetical-index-mark-end text:id="IMark99105928"/><text:alphabetical-index-mark-end text:id="IMark91697800"/> <text:alphabetical-index-mark-start text:id="IMark98801176"/><text:alphabetical-index-mark-start text:id="IMark97775016"/>field<text:alphabetical-index-mark-end text:id="IMark97775016"/><text:alphabetical-index-mark-end text:id="IMark98801176"/> of <text:alphabetical-index-mark-start text:id="IMark103046488"/><text:alphabetical-index-mark-start text:id="IMark97386632"/><text:alphabetical-index-mark-start text:id="IMark93830280"/><text:alphabetical-index-mark-start text:id="IMark101185528"/><text:alphabetical-index-mark-start text:id="IMark95024520"/><text:span text:style-name="T83">sde_</text:span><text:alphabetical-index-mark-start text:id="IMark44856184"/><text:alphabetical-index-mark-start text:id="IMark97666040"/><text:alphabetical-index-mark-start text:id="IMark89968392"/><text:alphabetical-index-mark-start text:id="IMark95562408"/><text:alphabetical-index-mark-start text:id="IMark91735912"/><text:span text:style-name="T83">pr</text:span><text:span text:style-name="T154">g</text:span><text:alphabetical-index-mark-end text:id="IMark91735912"/><text:alphabetical-index-mark-end text:id="IMark95562408"/><text:alphabetical-index-mark-end text:id="IMark89968392"/><text:alphabetical-index-mark-end text:id="IMark97666040"/><text:alphabetical-index-mark-end text:id="IMark44856184"/><text:span text:style-name="T83">_</text:span><text:alphabetical-index-mark-start text:id="IMark80576392"/><text:alphabetical-index-mark-start text:id="IMark91336952"/><text:alphabetical-index-mark-start text:id="IMark82426744"/><text:alphabetical-index-mark-start text:id="IMark100563080"/><text:alphabetical-index-mark-start text:id="IMark104478184"/><text:span text:style-name="T83">rule</text:span><text:alphabetical-index-mark-end text:id="IMark104478184"/><text:alphabetical-index-mark-end text:id="IMark100563080"/><text:alphabetical-index-mark-end text:id="IMark82426744"/><text:alphabetical-index-mark-end text:id="IMark91336952"/><text:alphabetical-index-mark-end text:id="IMark80576392"/><text:span text:style-name="T83">s</text:span><text:alphabetical-index-mark-end text:id="IMark95024520"/><text:alphabetical-index-mark-end text:id="IMark101185528"/><text:alphabetical-index-mark-end text:id="IMark93830280"/><text:alphabetical-index-mark-end text:id="IMark97386632"/><text:alphabetical-index-mark-end text:id="IMark103046488"/>.</text:p>
      <text:p text:style-name="Text_20_body"/>
      <text:p text:style-name="Text_20_body"/>
      <text:p text:style-name="Text_20_body"><text:span text:style-name="T58">4</text:span><text:span text:style-name="T1">.</text:span><text:span text:style-name="T58">3</text:span><text:span text:style-name="T1">.19.1.7.</text:span> Aside from what was descri<text:span text:style-name="T334">b</text:span>ed above, other <text:alphabetical-index-mark-start text:id="IMark43724120"/><text:alphabetical-index-mark-start text:id="IMark96340472"/>field<text:alphabetical-index-mark-end text:id="IMark96340472"/><text:alphabetical-index-mark-end text:id="IMark43724120"/>s need to be taken into account when <text:alphabetical-index-mark-start text:id="IMark84010488"/><text:alphabetical-index-mark-start text:id="IMark94640200"/><text:alphabetical-index-mark-start text:id="IMark91010760"/><text:alphabetical-index-mark-start text:id="IMark95257016"/><text:alphabetical-index-mark-start text:id="IMark93735400"/>adding<text:alphabetical-index-mark-end text:id="IMark93735400"/><text:alphabetical-index-mark-end text:id="IMark95257016"/><text:alphabetical-index-mark-end text:id="IMark91010760"/><text:alphabetical-index-mark-end text:id="IMark94640200"/><text:alphabetical-index-mark-end text:id="IMark84010488"/> a <text:alphabetical-index-mark-start text:id="IMark83854472"/><text:alphabetical-index-mark-start text:id="IMark104257416"/><text:alphabetical-index-mark-start text:id="IMark82204200"/><text:alphabetical-index-mark-start text:id="IMark94159832"/><text:alphabetical-index-mark-start text:id="IMark80170632"/>Prg<text:alphabetical-index-mark-end text:id="IMark80170632"/><text:alphabetical-index-mark-end text:id="IMark94159832"/><text:alphabetical-index-mark-end text:id="IMark82204200"/><text:alphabetical-index-mark-end text:id="IMark104257416"/><text:alphabetical-index-mark-end text:id="IMark83854472"/>*sql <text:alphabetical-index-mark-start text:id="IMark102448936"/><text:alphabetical-index-mark-start text:id="IMark92313112"/><text:alphabetical-index-mark-start text:id="IMark103326232"/><text:alphabetical-index-mark-start text:id="IMark97601928"/>file<text:alphabetical-index-mark-end text:id="IMark97601928"/><text:alphabetical-index-mark-end text:id="IMark103326232"/><text:alphabetical-index-mark-end text:id="IMark92313112"/><text:alphabetical-index-mark-end text:id="IMark102448936"/> to <text:span text:style-name="T83">sde_</text:span><text:alphabetical-index-mark-start text:id="IMark104519176"/><text:alphabetical-index-mark-start text:id="IMark98735720"/><text:alphabetical-index-mark-start text:id="IMark104129656"/><text:alphabetical-index-mark-start text:id="IMark95879400"/><text:alphabetical-index-mark-start text:id="IMark90182872"/><text:span text:style-name="T83">prg</text:span><text:alphabetical-index-mark-end text:id="IMark90182872"/><text:alphabetical-index-mark-end text:id="IMark95879400"/><text:alphabetical-index-mark-end text:id="IMark104129656"/><text:alphabetical-index-mark-end text:id="IMark98735720"/><text:alphabetical-index-mark-end text:id="IMark104519176"/><text:span text:style-name="T83"> _</text:span><text:alphabetical-index-mark-start text:id="IMark96247928"/><text:alphabetical-index-mark-start text:id="IMark100025880"/><text:alphabetical-index-mark-start text:id="IMark103701208"/><text:alphabetical-index-mark-start text:id="IMark99685832"/><text:alphabetical-index-mark-start text:id="IMark97084552"/><text:span text:style-name="T83">rule</text:span><text:alphabetical-index-mark-end text:id="IMark97084552"/><text:alphabetical-index-mark-end text:id="IMark99685832"/><text:alphabetical-index-mark-end text:id="IMark103701208"/><text:alphabetical-index-mark-end text:id="IMark100025880"/><text:alphabetical-index-mark-end text:id="IMark96247928"/><text:span text:style-name="T83">s</text:span>:</text:p>
      <text:p text:style-name="Text_20_body"/>
      <text:p text:style-name="Text_20_body"/>
      <text:p text:style-name="Text_20_body"><text:soft-page-break/><text:span text:style-name="T58">4</text:span><text:span text:style-name="T1">.</text:span><text:span text:style-name="T58">3</text:span><text:span text:style-name="T1">.19.1.7.1.</text:span> <text:alphabetical-index-mark-start text:id="IMark101066728"/><text:alphabetical-index-mark-start text:id="IMark95386104"/><text:span text:style-name="T83">Id</text:span><text:alphabetical-index-mark-end text:id="IMark95386104"/><text:alphabetical-index-mark-end text:id="IMark101066728"/> is set <text:alphabetical-index-mark-start text:id="IMark93341240"/><text:alphabetical-index-mark-start text:id="IMark104128872"/><text:alphabetical-index-mark-start text:id="IMark90873432"/><text:alphabetical-index-mark-start text:id="IMark98127208"/><text:alphabetical-index-mark-start text:id="IMark94608744"/>increment<text:alphabetical-index-mark-end text:id="IMark94608744"/><text:alphabetical-index-mark-end text:id="IMark98127208"/><text:alphabetical-index-mark-end text:id="IMark90873432"/><text:alphabetical-index-mark-end text:id="IMark104128872"/><text:alphabetical-index-mark-end text:id="IMark93341240"/>ally by the <text:alphabetical-index-mark-start text:id="IMark94093608"/><text:alphabetical-index-mark-start text:id="IMark82141464"/><text:alphabetical-index-mark-start text:id="IMark95415496"/><text:alphabetical-index-mark-start text:id="IMark93380264"/><text:alphabetical-index-mark-start text:id="IMark81726840"/><text:alphabetical-index-mark-start text:id="IMark99549672"/><text:alphabetical-index-mark-start text:id="IMark80828952"/><text:alphabetical-index-mark-start text:id="IMark82235496"/><text:alphabetical-index-mark-start text:id="IMark104397816"/><text:alphabetical-index-mark-start text:id="IMark91790296"/><text:alphabetical-index-mark-start text:id="IMark103751432"/><text:alphabetical-index-mark-start text:id="IMark98865576"/><text:alphabetical-index-mark-start text:id="IMark104590376"/><text:alphabetical-index-mark-start text:id="IMark97053496"/><text:alphabetical-index-mark-start text:id="IMark99938648"/>R<text:alphabetical-index-mark-start text:id="IMark92153624"/><text:alphabetical-index-mark-start text:id="IMark97354792"/><text:alphabetical-index-mark-start text:id="IMark80823768"/><text:alphabetical-index-mark-start text:id="IMark93327016"/><text:alphabetical-index-mark-start text:id="IMark96155576"/>DB<text:alphabetical-index-mark-end text:id="IMark96155576"/><text:alphabetical-index-mark-end text:id="IMark93327016"/><text:alphabetical-index-mark-end text:id="IMark80823768"/><text:alphabetical-index-mark-end text:id="IMark97354792"/><text:alphabetical-index-mark-end text:id="IMark92153624"/><text:alphabetical-index-mark-end text:id="IMark99938648"/><text:alphabetical-index-mark-end text:id="IMark97053496"/><text:alphabetical-index-mark-end text:id="IMark104590376"/><text:alphabetical-index-mark-end text:id="IMark98865576"/><text:alphabetical-index-mark-end text:id="IMark103751432"/><text:alphabetical-index-mark-end text:id="IMark91790296"/><text:alphabetical-index-mark-end text:id="IMark104397816"/><text:alphabetical-index-mark-end text:id="IMark82235496"/><text:alphabetical-index-mark-end text:id="IMark80828952"/><text:alphabetical-index-mark-end text:id="IMark99549672"/>MS<text:alphabetical-index-mark-end text:id="IMark81726840"/><text:alphabetical-index-mark-end text:id="IMark93380264"/><text:alphabetical-index-mark-end text:id="IMark95415496"/><text:alphabetical-index-mark-end text:id="IMark82141464"/><text:alphabetical-index-mark-end text:id="IMark94093608"/>. Users must not <text:alphabetical-index-mark-start text:id="IMark90667096"/><text:alphabetical-index-mark-start text:id="IMark96896232"/>interfere<text:alphabetical-index-mark-end text:id="IMark96896232"/><text:alphabetical-index-mark-end text:id="IMark90667096"/> with the auto <text:alphabetical-index-mark-start text:id="IMark95761656"/><text:alphabetical-index-mark-start text:id="IMark100744152"/><text:alphabetical-index-mark-start text:id="IMark98844248"/><text:alphabetical-index-mark-start text:id="IMark79987528"/><text:alphabetical-index-mark-start text:id="IMark98156232"/>increment<text:alphabetical-index-mark-end text:id="IMark98156232"/><text:alphabetical-index-mark-end text:id="IMark79987528"/><text:alphabetical-index-mark-end text:id="IMark98844248"/><text:alphabetical-index-mark-end text:id="IMark100744152"/><text:alphabetical-index-mark-end text:id="IMark95761656"/> set by <text:alphabetical-index-mark-start text:id="IMark105247624"/><text:alphabetical-index-mark-start text:id="IMark102563992"/><text:alphabetical-index-mark-start text:id="IMark90018696"/><text:alphabetical-index-mark-start text:id="IMark93442584"/><text:alphabetical-index-mark-start text:id="IMark77343896"/>default<text:alphabetical-index-mark-end text:id="IMark77343896"/><text:alphabetical-index-mark-end text:id="IMark93442584"/><text:alphabetical-index-mark-end text:id="IMark90018696"/><text:alphabetical-index-mark-end text:id="IMark102563992"/><text:alphabetical-index-mark-end text:id="IMark105247624"/> for this <text:alphabetical-index-mark-start text:id="IMark102147608"/><text:alphabetical-index-mark-start text:id="IMark95454136"/>field<text:alphabetical-index-mark-end text:id="IMark95454136"/><text:alphabetical-index-mark-end text:id="IMark102147608"/>.</text:p>
      <text:p text:style-name="Text_20_body"/>
      <text:p text:style-name="Text_20_body"/>
      <text:p text:style-name="Text_20_body"><text:span text:style-name="T58">4</text:span><text:span text:style-name="T1">.</text:span><text:span text:style-name="T58">3</text:span><text:span text:style-name="T1">.19.1.7.2.</text:span> <text:alphabetical-index-mark-start text:id="IMark79425480"/><text:alphabetical-index-mark-start text:id="IMark100660616"/><text:alphabetical-index-mark-start text:id="IMark100757144"/><text:alphabetical-index-mark-start text:id="IMark102003736"/><text:alphabetical-index-mark-start text:id="IMark91799000"/><text:span text:style-name="T83">Context</text:span><text:alphabetical-index-mark-end text:id="IMark91799000"/><text:alphabetical-index-mark-end text:id="IMark102003736"/><text:alphabetical-index-mark-end text:id="IMark100757144"/><text:alphabetical-index-mark-end text:id="IMark100660616"/><text:alphabetical-index-mark-end text:id="IMark79425480"/> should receive the name of the <text:alphabetical-index-mark-start text:id="IMark68731736"/><text:alphabetical-index-mark-start text:id="IMark104901752"/><text:alphabetical-index-mark-start text:id="IMark103092296"/><text:alphabetical-index-mark-start text:id="IMark104170760"/><text:alphabetical-index-mark-start text:id="IMark43407288"/>Prg<text:alphabetical-index-mark-end text:id="IMark43407288"/><text:alphabetical-index-mark-end text:id="IMark104170760"/><text:alphabetical-index-mark-end text:id="IMark103092296"/><text:alphabetical-index-mark-end text:id="IMark104901752"/><text:alphabetical-index-mark-end text:id="IMark68731736"/>*sql <text:alphabetical-index-mark-start text:id="IMark96683640"/><text:alphabetical-index-mark-start text:id="IMark89804312"/><text:alphabetical-index-mark-start text:id="IMark102892888"/><text:alphabetical-index-mark-start text:id="IMark90360696"/>file<text:alphabetical-index-mark-end text:id="IMark90360696"/><text:alphabetical-index-mark-end text:id="IMark102892888"/><text:alphabetical-index-mark-end text:id="IMark89804312"/><text:alphabetical-index-mark-end text:id="IMark96683640"/> with no <text:alphabetical-index-mark-start text:id="IMark81841672"/><text:alphabetical-index-mark-start text:id="IMark82236280"/><text:alphabetical-index-mark-start text:id="IMark82572504"/><text:alphabetical-index-mark-start text:id="IMark94236280"/><text:alphabetical-index-mark-start text:id="IMark100665192"/>capital<text:alphabetical-index-mark-end text:id="IMark100665192"/><text:alphabetical-index-mark-end text:id="IMark94236280"/><text:alphabetical-index-mark-end text:id="IMark82572504"/><text:alphabetical-index-mark-end text:id="IMark82236280"/><text:alphabetical-index-mark-end text:id="IMark81841672"/> letters, just as it is in the first line of the <text:alphabetical-index-mark-start text:id="IMark91542904"/><text:alphabetical-index-mark-start text:id="IMark96228216"/><text:alphabetical-index-mark-start text:id="IMark93148728"/><text:alphabetical-index-mark-start text:id="IMark82534296"/><text:alphabetical-index-mark-start text:id="IMark80836792"/>example<text:alphabetical-index-mark-end text:id="IMark80836792"/><text:alphabetical-index-mark-end text:id="IMark82534296"/><text:alphabetical-index-mark-end text:id="IMark93148728"/><text:alphabetical-index-mark-end text:id="IMark96228216"/><text:alphabetical-index-mark-end text:id="IMark91542904"/> below<text:span text:style-name="T331">(see </text:span><text:span text:style-name="T1">[</text:span><text:span text:style-name="T50">4.3.19.</text:span><text:span text:style-name="T49">2.</text:span><text:span text:style-name="T1">]</text:span><text:span text:style-name="T331">)</text:span>.</text:p>
      <text:p text:style-name="Text_20_body"/>
      <text:p text:style-name="Text_20_body"/>
      <text:p text:style-name="Text_20_body"><text:span text:style-name="T58">4</text:span><text:span text:style-name="T1">.</text:span><text:span text:style-name="T58">3</text:span><text:span text:style-name="T1">.19.1.7.</text:span><text:span text:style-name="T51">3</text:span><text:span text:style-name="T1">.</text:span> <text:alphabetical-index-mark-start text:id="IMark97928872"/><text:alphabetical-index-mark-start text:id="IMark96261000"/><text:alphabetical-index-mark-start text:id="IMark97319256"/><text:span text:style-name="T153">Prob</text:span><text:alphabetical-index-mark-end text:id="IMark97319256"/><text:alphabetical-index-mark-end text:id="IMark96261000"/><text:alphabetical-index-mark-end text:id="IMark97928872"/> <text:span text:style-name="T316">should be set to 1, unless the </text:span><text:alphabetical-index-mark-start text:id="IMark82693144"/><text:alphabetical-index-mark-start text:id="IMark91005832"/><text:alphabetical-index-mark-start text:id="IMark90628408"/><text:alphabetical-index-mark-start text:id="IMark67704456"/><text:alphabetical-index-mark-start text:id="IMark91011464"/><text:span text:style-name="T316">rule</text:span><text:alphabetical-index-mark-end text:id="IMark91011464"/><text:alphabetical-index-mark-end text:id="IMark67704456"/><text:alphabetical-index-mark-end text:id="IMark90628408"/><text:alphabetical-index-mark-end text:id="IMark91005832"/><text:alphabetical-index-mark-end text:id="IMark82693144"/><text:span text:style-name="T316"> is a </text:span><text:alphabetical-index-mark-start text:id="IMark81287928"/><text:alphabetical-index-mark-start text:id="IMark77370024"/><text:alphabetical-index-mark-start text:id="IMark100659832"/><text:alphabetical-index-mark-start text:id="IMark97921928"/><text:alphabetical-index-mark-start text:id="IMark102842024"/><text:span text:style-name="T316">probabilistic</text:span><text:alphabetical-index-mark-end text:id="IMark102842024"/><text:alphabetical-index-mark-end text:id="IMark97921928"/><text:alphabetical-index-mark-end text:id="IMark100659832"/><text:alphabetical-index-mark-end text:id="IMark77370024"/><text:alphabetical-index-mark-end text:id="IMark81287928"/><text:span text:style-name="T316"> one (not yet fully </text:span><text:alphabetical-index-mark-start text:id="IMark80646936"/><text:alphabetical-index-mark-start text:id="IMark79489528"/><text:span text:style-name="T316">implement</text:span><text:alphabetical-index-mark-end text:id="IMark79489528"/><text:alphabetical-index-mark-end text:id="IMark80646936"/><text:span text:style-name="T316">ed at the </text:span><text:alphabetical-index-mark-start text:id="IMark100611736"/><text:alphabetical-index-mark-start text:id="IMark80643720"/><text:alphabetical-index-mark-start text:id="IMark100991992"/><text:alphabetical-index-mark-start text:id="IMark90007560"/><text:alphabetical-index-mark-start text:id="IMark80099512"/><text:span text:style-name="T316">time</text:span><text:alphabetical-index-mark-end text:id="IMark80099512"/><text:alphabetical-index-mark-end text:id="IMark90007560"/><text:alphabetical-index-mark-end text:id="IMark100991992"/><text:alphabetical-index-mark-end text:id="IMark80643720"/><text:alphabetical-index-mark-end text:id="IMark100611736"/><text:span text:style-name="T316"> of this writing, so set it to 1 always, for now).</text:span></text:p>
      <text:p text:style-name="Text_20_body"/>
      <text:p text:style-name="Text_20_body"/>
      <text:p text:style-name="Text_20_body"><text:span text:style-name="T1">4.3.19.</text:span><text:span text:style-name="T49">2.</text:span> <text:alphabetical-index-mark-start text:id="IMark82681544"/><text:alphabetical-index-mark-start text:id="IMark103091512"/><text:alphabetical-index-mark-start text:id="IMark80816728"/><text:alphabetical-index-mark-start text:id="IMark93844136"/><text:alphabetical-index-mark-start text:id="IMark95095960"/>Prg<text:alphabetical-index-mark-end text:id="IMark95095960"/><text:alphabetical-index-mark-end text:id="IMark93844136"/><text:alphabetical-index-mark-end text:id="IMark80816728"/><text:alphabetical-index-mark-end text:id="IMark103091512"/><text:alphabetical-index-mark-end text:id="IMark82681544"/>*sql <text:alphabetical-index-mark-start text:id="IMark82513208"/><text:alphabetical-index-mark-start text:id="IMark101173928"/><text:alphabetical-index-mark-start text:id="IMark92686536"/><text:alphabetical-index-mark-start text:id="IMark60698104"/><text:alphabetical-index-mark-start text:id="IMark84091576"/>example<text:alphabetical-index-mark-end text:id="IMark84091576"/><text:alphabetical-index-mark-end text:id="IMark60698104"/><text:alphabetical-index-mark-end text:id="IMark92686536"/><text:alphabetical-index-mark-end text:id="IMark101173928"/><text:alphabetical-index-mark-end text:id="IMark82513208"/>:</text:p>
      <text:p text:style-name="Text_20_body"/>
      <text:p text:style-name="P14">-- <text:alphabetical-index-mark-start text:id="IMark94077224"/><text:alphabetical-index-mark-start text:id="IMark94169336"/><text:alphabetical-index-mark-start text:id="IMark82191000"/><text:alphabetical-index-mark-start text:id="IMark95785752"/><text:alphabetical-index-mark-start text:id="IMark94447576"/>prg<text:alphabetical-index-mark-end text:id="IMark94447576"/><text:alphabetical-index-mark-end text:id="IMark95785752"/><text:alphabetical-index-mark-end text:id="IMark82191000"/><text:alphabetical-index-mark-end text:id="IMark94169336"/><text:alphabetical-index-mark-end text:id="IMark94077224"/>1.0</text:p>
      <text:p text:style-name="P14">-- <text:alphabetical-index-mark-start text:id="IMark94068328"/><text:alphabetical-index-mark-start text:id="IMark105103784"/><text:alphabetical-index-mark-start text:id="IMark91121016"/><text:alphabetical-index-mark-start text:id="IMark77919720"/>Test<text:alphabetical-index-mark-end text:id="IMark77919720"/><text:alphabetical-index-mark-end text:id="IMark91121016"/><text:alphabetical-index-mark-end text:id="IMark105103784"/><text:alphabetical-index-mark-end text:id="IMark94068328"/> <text:alphabetical-index-mark-start text:id="IMark101863400"/><text:alphabetical-index-mark-start text:id="IMark100235480"/><text:alphabetical-index-mark-start text:id="IMark100703032"/><text:alphabetical-index-mark-start text:id="IMark95694840"/><text:alphabetical-index-mark-start text:id="IMark99668776"/>program<text:alphabetical-index-mark-end text:id="IMark99668776"/><text:alphabetical-index-mark-end text:id="IMark95694840"/><text:alphabetical-index-mark-end text:id="IMark100703032"/><text:alphabetical-index-mark-end text:id="IMark100235480"/><text:alphabetical-index-mark-end text:id="IMark101863400"/>. Concept <text:alphabetical-index-mark-start text:id="IMark101831656"/><text:alphabetical-index-mark-start text:id="IMark96870168"/>development<text:alphabetical-index-mark-end text:id="IMark96870168"/><text:alphabetical-index-mark-end text:id="IMark101831656"/>. Not used in actual <text:alphabetical-index-mark-start text:id="IMark60651176"/><text:alphabetical-index-mark-start text:id="IMark82431000"/><text:alphabetical-index-mark-start text:id="IMark101592472"/><text:alphabetical-index-mark-start text:id="IMark102184760"/><text:alphabetical-index-mark-start text:id="IMark67457928"/>flight<text:alphabetical-index-mark-end text:id="IMark67457928"/><text:alphabetical-index-mark-end text:id="IMark102184760"/><text:alphabetical-index-mark-end text:id="IMark101592472"/><text:alphabetical-index-mark-end text:id="IMark82431000"/><text:alphabetical-index-mark-end text:id="IMark60651176"/> <text:alphabetical-index-mark-start text:id="IMark94318024"/><text:alphabetical-index-mark-start text:id="IMark94367320"/><text:alphabetical-index-mark-start text:id="IMark91023176"/><text:alphabetical-index-mark-start text:id="IMark95699144"/>operation<text:alphabetical-index-mark-end text:id="IMark95699144"/><text:alphabetical-index-mark-end text:id="IMark91023176"/><text:alphabetical-index-mark-end text:id="IMark94367320"/><text:alphabetical-index-mark-end text:id="IMark94318024"/>s.</text:p>
      <text:p text:style-name="P14">--------------------------------------------------------------------------------</text:p>
      <text:p text:style-name="P14">1<text:tab/></text:p>
      <text:p text:style-name="P14"/>
      <text:p text:style-name="P14"><text:alphabetical-index-mark-start text:id="IMark97467720"/><text:alphabetical-index-mark-start text:id="IMark81252296"/><text:alphabetical-index-mark-start text:id="IMark96198056"/><text:alphabetical-index-mark-start text:id="IMark96893224"/><text:alphabetical-index-mark-start text:id="IMark91153320"/>SELECT<text:alphabetical-index-mark-end text:id="IMark91153320"/><text:alphabetical-index-mark-end text:id="IMark96893224"/><text:alphabetical-index-mark-end text:id="IMark96198056"/><text:alphabetical-index-mark-end text:id="IMark81252296"/><text:alphabetical-index-mark-end text:id="IMark97467720"/> <text:alphabetical-index-mark-start text:id="IMark80041864"/><text:alphabetical-index-mark-start text:id="IMark79929768"/><text:alphabetical-index-mark-start text:id="IMark82972120"/><text:alphabetical-index-mark-start text:id="IMark83580168"/><text:alphabetical-index-mark-start text:id="IMark90948776"/>Value<text:alphabetical-index-mark-end text:id="IMark90948776"/><text:alphabetical-index-mark-end text:id="IMark83580168"/><text:alphabetical-index-mark-end text:id="IMark82972120"/><text:alphabetical-index-mark-end text:id="IMark79929768"/><text:alphabetical-index-mark-end text:id="IMark80041864"/> FROM sde_<text:alphabetical-index-mark-start text:id="IMark105094488"/><text:alphabetical-index-mark-start text:id="IMark105051000"/><text:alphabetical-index-mark-start text:id="IMark97309960"/><text:alphabetical-index-mark-start text:id="IMark98378904"/><text:alphabetical-index-mark-start text:id="IMark82540456"/>fact<text:alphabetical-index-mark-end text:id="IMark82540456"/><text:alphabetical-index-mark-end text:id="IMark98378904"/><text:alphabetical-index-mark-end text:id="IMark97309960"/><text:alphabetical-index-mark-end text:id="IMark105051000"/><text:alphabetical-index-mark-end text:id="IMark105094488"/>s WHERE <text:alphabetical-index-mark-start text:id="IMark101700696"/><text:alphabetical-index-mark-start text:id="IMark95583448"/><text:alphabetical-index-mark-start text:id="IMark97043688"/><text:alphabetical-index-mark-start text:id="IMark101084392"/><text:alphabetical-index-mark-start text:id="IMark92641432"/>Item<text:alphabetical-index-mark-end text:id="IMark92641432"/><text:alphabetical-index-mark-end text:id="IMark101084392"/><text:alphabetical-index-mark-end text:id="IMark97043688"/><text:alphabetical-index-mark-end text:id="IMark95583448"/><text:alphabetical-index-mark-end text:id="IMark101700696"/> = '<text:alphabetical-index-mark-start text:id="IMark92644712"/><text:alphabetical-index-mark-start text:id="IMark89747000"/><text:alphabetical-index-mark-start text:id="IMark93233496"/><text:alphabetical-index-mark-start text:id="IMark96786216"/><text:alphabetical-index-mark-start text:id="IMark103492488"/><text:alphabetical-index-mark-start text:id="IMark101991176"/><text:alphabetical-index-mark-start text:id="IMark95999528"/>sub<text:alphabetical-index-mark-start text:id="IMark96866728"/><text:alphabetical-index-mark-start text:id="IMark103695752"/><text:alphabetical-index-mark-start text:id="IMark95196408"/><text:alphabetical-index-mark-start text:id="IMark92517144"/><text:alphabetical-index-mark-start text:id="IMark81191544"/>mode<text:alphabetical-index-mark-end text:id="IMark81191544"/><text:alphabetical-index-mark-end text:id="IMark92517144"/><text:alphabetical-index-mark-end text:id="IMark95196408"/><text:alphabetical-index-mark-end text:id="IMark103695752"/><text:alphabetical-index-mark-end text:id="IMark96866728"/><text:alphabetical-index-mark-end text:id="IMark95999528"/><text:alphabetical-index-mark-end text:id="IMark101991176"/><text:alphabetical-index-mark-end text:id="IMark103492488"/><text:alphabetical-index-mark-end text:id="IMark96786216"/><text:alphabetical-index-mark-end text:id="IMark93233496"/>_<text:alphabetical-index-mark-start text:id="IMark94523176"/><text:alphabetical-index-mark-start text:id="IMark60651960"/><text:alphabetical-index-mark-start text:id="IMark82799208"/><text:alphabetical-index-mark-start text:id="IMark98980456"/><text:alphabetical-index-mark-start text:id="IMark92200936"/>prg<text:alphabetical-index-mark-end text:id="IMark92200936"/><text:alphabetical-index-mark-end text:id="IMark98980456"/><text:alphabetical-index-mark-end text:id="IMark82799208"/><text:alphabetical-index-mark-end text:id="IMark60651960"/><text:alphabetical-index-mark-end text:id="IMark94523176"/><text:alphabetical-index-mark-end text:id="IMark89747000"/><text:alphabetical-index-mark-end text:id="IMark92644712"/>_<text:alphabetical-index-mark-start text:id="IMark98843432"/><text:alphabetical-index-mark-start text:id="IMark104936856"/><text:alphabetical-index-mark-start text:id="IMark80283208"/><text:alphabetical-index-mark-start text:id="IMark100974408"/><text:alphabetical-index-mark-start text:id="IMark97309176"/>counter<text:alphabetical-index-mark-end text:id="IMark97309176"/><text:alphabetical-index-mark-end text:id="IMark100974408"/><text:alphabetical-index-mark-end text:id="IMark80283208"/><text:alphabetical-index-mark-end text:id="IMark104936856"/><text:alphabetical-index-mark-end text:id="IMark98843432"/>' AND <text:alphabetical-index-mark-start text:id="IMark93234280"/><text:alphabetical-index-mark-start text:id="IMark100347816"/><text:alphabetical-index-mark-start text:id="IMark89843944"/><text:alphabetical-index-mark-start text:id="IMark97128296"/><text:alphabetical-index-mark-start text:id="IMark99650088"/>Value<text:alphabetical-index-mark-end text:id="IMark99650088"/><text:alphabetical-index-mark-end text:id="IMark97128296"/><text:alphabetical-index-mark-end text:id="IMark89843944"/><text:alphabetical-index-mark-end text:id="IMark100347816"/><text:alphabetical-index-mark-end text:id="IMark93234280"/> &gt;= 2<text:tab/></text:p>
      <text:p text:style-name="P14"/>
      <text:p text:style-name="P14"><text:alphabetical-index-mark-start text:id="IMark81194680"/><text:alphabetical-index-mark-start text:id="IMark105262296"/><text:alphabetical-index-mark-start text:id="IMark79225240"/><text:alphabetical-index-mark-start text:id="IMark94089816"/><text:alphabetical-index-mark-start text:id="IMark92717272"/>UPDATE<text:alphabetical-index-mark-end text:id="IMark92717272"/><text:alphabetical-index-mark-end text:id="IMark94089816"/><text:alphabetical-index-mark-end text:id="IMark79225240"/><text:alphabetical-index-mark-end text:id="IMark105262296"/><text:alphabetical-index-mark-end text:id="IMark81194680"/> sde_<text:alphabetical-index-mark-start text:id="IMark80108024"/><text:alphabetical-index-mark-start text:id="IMark103279944"/><text:alphabetical-index-mark-start text:id="IMark90753672"/><text:alphabetical-index-mark-start text:id="IMark102026664"/><text:alphabetical-index-mark-start text:id="IMark93770296"/>fact<text:alphabetical-index-mark-end text:id="IMark93770296"/><text:alphabetical-index-mark-end text:id="IMark102026664"/><text:alphabetical-index-mark-end text:id="IMark90753672"/><text:alphabetical-index-mark-end text:id="IMark103279944"/><text:alphabetical-index-mark-end text:id="IMark80108024"/>s SET <text:alphabetical-index-mark-start text:id="IMark93917224"/><text:alphabetical-index-mark-start text:id="IMark94974344"/><text:alphabetical-index-mark-start text:id="IMark68885864"/><text:alphabetical-index-mark-start text:id="IMark89918088"/><text:alphabetical-index-mark-start text:id="IMark93871304"/>Value<text:alphabetical-index-mark-end text:id="IMark93871304"/><text:alphabetical-index-mark-end text:id="IMark89918088"/><text:alphabetical-index-mark-end text:id="IMark68885864"/><text:alphabetical-index-mark-end text:id="IMark94974344"/><text:alphabetical-index-mark-end text:id="IMark93917224"/> = ( ( <text:alphabetical-index-mark-start text:id="IMark91335384"/><text:alphabetical-index-mark-start text:id="IMark89936952"/><text:alphabetical-index-mark-start text:id="IMark94204920"/><text:alphabetical-index-mark-start text:id="IMark93771864"/><text:alphabetical-index-mark-start text:id="IMark99029432"/>SELECT<text:alphabetical-index-mark-end text:id="IMark99029432"/><text:alphabetical-index-mark-end text:id="IMark93771864"/><text:alphabetical-index-mark-end text:id="IMark94204920"/><text:alphabetical-index-mark-end text:id="IMark89936952"/><text:alphabetical-index-mark-end text:id="IMark91335384"/> <text:alphabetical-index-mark-start text:id="IMark83913336"/><text:alphabetical-index-mark-start text:id="IMark96013352"/><text:alphabetical-index-mark-start text:id="IMark103234296"/><text:alphabetical-index-mark-start text:id="IMark83190600"/><text:alphabetical-index-mark-start text:id="IMark80535640"/>Value<text:alphabetical-index-mark-end text:id="IMark80535640"/><text:alphabetical-index-mark-end text:id="IMark83190600"/><text:alphabetical-index-mark-end text:id="IMark103234296"/><text:alphabetical-index-mark-end text:id="IMark96013352"/><text:alphabetical-index-mark-end text:id="IMark83913336"/> FROM sde_<text:alphabetical-index-mark-start text:id="IMark83534168"/><text:alphabetical-index-mark-start text:id="IMark90929080"/><text:alphabetical-index-mark-start text:id="IMark82425960"/><text:alphabetical-index-mark-start text:id="IMark103522920"/><text:alphabetical-index-mark-start text:id="IMark90587368"/>fact<text:alphabetical-index-mark-end text:id="IMark90587368"/><text:alphabetical-index-mark-end text:id="IMark103522920"/><text:alphabetical-index-mark-end text:id="IMark82425960"/><text:alphabetical-index-mark-end text:id="IMark90929080"/><text:alphabetical-index-mark-end text:id="IMark83534168"/>s WHERE <text:alphabetical-index-mark-start text:id="IMark95273720"/><text:alphabetical-index-mark-start text:id="IMark105070648"/><text:alphabetical-index-mark-start text:id="IMark105149896"/><text:alphabetical-index-mark-start text:id="IMark80061400"/><text:alphabetical-index-mark-start text:id="IMark89826136"/>Item<text:alphabetical-index-mark-end text:id="IMark89826136"/><text:alphabetical-index-mark-end text:id="IMark80061400"/><text:alphabetical-index-mark-end text:id="IMark105149896"/><text:alphabetical-index-mark-end text:id="IMark105070648"/><text:alphabetical-index-mark-end text:id="IMark95273720"/> = '<text:alphabetical-index-mark-start text:id="IMark77987448"/><text:alphabetical-index-mark-start text:id="IMark91056456"/><text:alphabetical-index-mark-start text:id="IMark96852360"/><text:alphabetical-index-mark-start text:id="IMark81823256"/>test<text:alphabetical-index-mark-end text:id="IMark81823256"/><text:alphabetical-index-mark-end text:id="IMark96852360"/><text:alphabetical-index-mark-end text:id="IMark91056456"/><text:alphabetical-index-mark-end text:id="IMark77987448"/>_<text:alphabetical-index-mark-start text:id="IMark104722488"/><text:alphabetical-index-mark-start text:id="IMark82206552"/><text:alphabetical-index-mark-start text:id="IMark91247432"/><text:alphabetical-index-mark-start text:id="IMark90949560"/><text:alphabetical-index-mark-start text:id="IMark80660120"/>fact<text:alphabetical-index-mark-end text:id="IMark80660120"/><text:alphabetical-index-mark-end text:id="IMark90949560"/><text:alphabetical-index-mark-end text:id="IMark91247432"/><text:alphabetical-index-mark-end text:id="IMark82206552"/><text:alphabetical-index-mark-end text:id="IMark104722488"/>_1' ) + 1 ) <text:s/>WHERE <text:alphabetical-index-mark-start text:id="IMark100939736"/><text:alphabetical-index-mark-start text:id="IMark102517656"/><text:alphabetical-index-mark-start text:id="IMark89852328"/><text:alphabetical-index-mark-start text:id="IMark101242216"/><text:alphabetical-index-mark-start text:id="IMark101320952"/>Status<text:alphabetical-index-mark-end text:id="IMark101320952"/><text:alphabetical-index-mark-end text:id="IMark101242216"/><text:alphabetical-index-mark-end text:id="IMark89852328"/><text:alphabetical-index-mark-end text:id="IMark102517656"/><text:alphabetical-index-mark-end text:id="IMark100939736"/> = '<text:alphabetical-index-mark-start text:id="IMark105095272"/><text:alphabetical-index-mark-start text:id="IMark89804520"/><text:alphabetical-index-mark-start text:id="IMark90964104"/><text:alphabetical-index-mark-start text:id="IMark100052808"/><text:alphabetical-index-mark-start text:id="IMark43960280"/>applykb<text:alphabetical-index-mark-start text:id="IMark90041096"/><text:alphabetical-index-mark-start text:id="IMark111070936"/><text:alphabetical-index-mark-start text:id="IMark95534712"/><text:alphabetical-index-mark-start text:id="IMark90872648"/><text:alphabetical-index-mark-start text:id="IMark82119032"/>rule<text:alphabetical-index-mark-end text:id="IMark82119032"/><text:alphabetical-index-mark-end text:id="IMark90872648"/><text:alphabetical-index-mark-end text:id="IMark95534712"/><text:alphabetical-index-mark-end text:id="IMark111070936"/><text:alphabetical-index-mark-end text:id="IMark90041096"/>s<text:alphabetical-index-mark-end text:id="IMark43960280"/><text:alphabetical-index-mark-end text:id="IMark100052808"/><text:alphabetical-index-mark-end text:id="IMark90964104"/><text:alphabetical-index-mark-end text:id="IMark89804520"/><text:alphabetical-index-mark-end text:id="IMark105095272"/>' AND <text:alphabetical-index-mark-start text:id="IMark91094952"/><text:alphabetical-index-mark-start text:id="IMark82980504"/><text:alphabetical-index-mark-start text:id="IMark89990008"/><text:alphabetical-index-mark-start text:id="IMark102730104"/><text:alphabetical-index-mark-start text:id="IMark92954024"/>Item<text:alphabetical-index-mark-end text:id="IMark92954024"/><text:alphabetical-index-mark-end text:id="IMark102730104"/><text:alphabetical-index-mark-end text:id="IMark89990008"/><text:alphabetical-index-mark-end text:id="IMark82980504"/><text:alphabetical-index-mark-end text:id="IMark91094952"/> = '<text:alphabetical-index-mark-start text:id="IMark102077272"/><text:alphabetical-index-mark-start text:id="IMark104288328"/><text:alphabetical-index-mark-start text:id="IMark89868280"/><text:alphabetical-index-mark-start text:id="IMark91689656"/>test<text:alphabetical-index-mark-end text:id="IMark91689656"/><text:alphabetical-index-mark-end text:id="IMark89868280"/><text:alphabetical-index-mark-end text:id="IMark104288328"/><text:alphabetical-index-mark-end text:id="IMark102077272"/>_<text:alphabetical-index-mark-start text:id="IMark92898104"/><text:alphabetical-index-mark-start text:id="IMark95927432"/><text:alphabetical-index-mark-start text:id="IMark79211752"/><text:alphabetical-index-mark-start text:id="IMark89697672"/><text:alphabetical-index-mark-start text:id="IMark89724776"/>fact<text:alphabetical-index-mark-end text:id="IMark89724776"/><text:alphabetical-index-mark-end text:id="IMark89697672"/><text:alphabetical-index-mark-end text:id="IMark79211752"/><text:alphabetical-index-mark-end text:id="IMark95927432"/><text:alphabetical-index-mark-end text:id="IMark92898104"/>_1'<text:tab/></text:p>
      <text:p text:style-name="P14"/>
      <text:p text:style-name="P14">-- <text:alphabetical-index-mark-start text:id="IMark95522040"/><text:alphabetical-index-mark-start text:id="IMark44941320"/><text:alphabetical-index-mark-start text:id="IMark68871944"/><text:alphabetical-index-mark-start text:id="IMark45029176"/><text:alphabetical-index-mark-start text:id="IMark93676312"/>Prg<text:alphabetical-index-mark-end text:id="IMark93676312"/><text:alphabetical-index-mark-end text:id="IMark45029176"/><text:alphabetical-index-mark-end text:id="IMark68871944"/><text:alphabetical-index-mark-end text:id="IMark44941320"/><text:alphabetical-index-mark-end text:id="IMark95522040"/>1.0 <text:alphabetical-index-mark-start text:id="IMark83064520"/><text:alphabetical-index-mark-start text:id="IMark99351160"/>definition<text:alphabetical-index-mark-end text:id="IMark99351160"/><text:alphabetical-index-mark-end text:id="IMark83064520"/>. <text:alphabetical-index-mark-start text:id="IMark82259544"/><text:alphabetical-index-mark-start text:id="IMark80199176"/><text:alphabetical-index-mark-start text:id="IMark96405640"/><text:alphabetical-index-mark-start text:id="IMark93402648"/>Test<text:alphabetical-index-mark-end text:id="IMark93402648"/><text:alphabetical-index-mark-end text:id="IMark96405640"/><text:alphabetical-index-mark-end text:id="IMark80199176"/><text:alphabetical-index-mark-end text:id="IMark82259544"/> <text:alphabetical-index-mark-start text:id="IMark93767144"/><text:alphabetical-index-mark-start text:id="IMark101998888"/><text:alphabetical-index-mark-start text:id="IMark81711288"/><text:alphabetical-index-mark-start text:id="IMark99538600"/><text:alphabetical-index-mark-start text:id="IMark97624648"/>program<text:alphabetical-index-mark-end text:id="IMark97624648"/><text:alphabetical-index-mark-end text:id="IMark99538600"/><text:alphabetical-index-mark-end text:id="IMark81711288"/><text:alphabetical-index-mark-end text:id="IMark101998888"/><text:alphabetical-index-mark-end text:id="IMark93767144"/> that increases the <text:alphabetical-index-mark-start text:id="IMark98271064"/><text:alphabetical-index-mark-start text:id="IMark101615560"/><text:alphabetical-index-mark-start text:id="IMark90970520"/><text:alphabetical-index-mark-start text:id="IMark95284184"/><text:alphabetical-index-mark-start text:id="IMark99534552"/>value<text:alphabetical-index-mark-end text:id="IMark99534552"/><text:alphabetical-index-mark-end text:id="IMark95284184"/><text:alphabetical-index-mark-end text:id="IMark90970520"/><text:alphabetical-index-mark-end text:id="IMark101615560"/><text:alphabetical-index-mark-end text:id="IMark98271064"/> of <text:alphabetical-index-mark-start text:id="IMark90817640"/><text:alphabetical-index-mark-start text:id="IMark82648056"/><text:alphabetical-index-mark-start text:id="IMark94625976"/><text:alphabetical-index-mark-start text:id="IMark104331832"/>test<text:alphabetical-index-mark-end text:id="IMark104331832"/><text:alphabetical-index-mark-end text:id="IMark94625976"/><text:alphabetical-index-mark-end text:id="IMark82648056"/><text:alphabetical-index-mark-end text:id="IMark90817640"/> <text:alphabetical-index-mark-start text:id="IMark99019672"/><text:alphabetical-index-mark-start text:id="IMark90902648"/><text:alphabetical-index-mark-start text:id="IMark98139016"/><text:alphabetical-index-mark-start text:id="IMark103683640"/><text:alphabetical-index-mark-start text:id="IMark90846712"/>fact<text:alphabetical-index-mark-end text:id="IMark90846712"/><text:alphabetical-index-mark-end text:id="IMark103683640"/><text:alphabetical-index-mark-end text:id="IMark98139016"/><text:alphabetical-index-mark-end text:id="IMark90902648"/><text:alphabetical-index-mark-end text:id="IMark99019672"/> 1.</text:p>
      <text:p text:style-name="P14">--------------------------------------------------------------------------------</text:p>
      <text:p text:style-name="P14">2<text:tab/></text:p>
      <text:p text:style-name="P14"/>
      <text:p text:style-name="P14"><text:alphabetical-index-mark-start text:id="IMark90028520"/><text:alphabetical-index-mark-start text:id="IMark93468984"/><text:alphabetical-index-mark-start text:id="IMark44952344"/><text:alphabetical-index-mark-start text:id="IMark96420408"/><text:alphabetical-index-mark-start text:id="IMark95401352"/>SELECT<text:alphabetical-index-mark-end text:id="IMark95401352"/><text:alphabetical-index-mark-end text:id="IMark96420408"/><text:alphabetical-index-mark-end text:id="IMark44952344"/><text:alphabetical-index-mark-end text:id="IMark93468984"/><text:alphabetical-index-mark-end text:id="IMark90028520"/> <text:alphabetical-index-mark-start text:id="IMark95342248"/><text:alphabetical-index-mark-start text:id="IMark81204536"/><text:alphabetical-index-mark-start text:id="IMark79936136"/><text:alphabetical-index-mark-start text:id="IMark80175432"/><text:alphabetical-index-mark-start text:id="IMark90551608"/>Value<text:alphabetical-index-mark-end text:id="IMark90551608"/><text:alphabetical-index-mark-end text:id="IMark80175432"/><text:alphabetical-index-mark-end text:id="IMark79936136"/><text:alphabetical-index-mark-end text:id="IMark81204536"/><text:alphabetical-index-mark-end text:id="IMark95342248"/> FROM sde_<text:alphabetical-index-mark-start text:id="IMark101130424"/><text:alphabetical-index-mark-start text:id="IMark91067880"/><text:alphabetical-index-mark-start text:id="IMark102062088"/><text:alphabetical-index-mark-start text:id="IMark81842456"/><text:alphabetical-index-mark-start text:id="IMark77437240"/>fact<text:alphabetical-index-mark-end text:id="IMark77437240"/><text:alphabetical-index-mark-end text:id="IMark81842456"/><text:alphabetical-index-mark-end text:id="IMark102062088"/><text:alphabetical-index-mark-end text:id="IMark91067880"/><text:alphabetical-index-mark-end text:id="IMark101130424"/>s WHERE <text:alphabetical-index-mark-start text:id="IMark79121336"/><text:alphabetical-index-mark-start text:id="IMark95521224"/><text:alphabetical-index-mark-start text:id="IMark101833224"/><text:alphabetical-index-mark-start text:id="IMark80280968"/><text:alphabetical-index-mark-start text:id="IMark99844840"/>Item<text:alphabetical-index-mark-end text:id="IMark99844840"/><text:alphabetical-index-mark-end text:id="IMark80280968"/><text:alphabetical-index-mark-end text:id="IMark101833224"/><text:alphabetical-index-mark-end text:id="IMark95521224"/><text:alphabetical-index-mark-end text:id="IMark79121336"/> = '<text:alphabetical-index-mark-start text:id="IMark99550456"/><text:alphabetical-index-mark-start text:id="IMark104476440"/><text:alphabetical-index-mark-start text:id="IMark83421768"/><text:alphabetical-index-mark-start text:id="IMark52996888"/><text:alphabetical-index-mark-start text:id="IMark80820184"/><text:alphabetical-index-mark-start text:id="IMark84351080"/><text:alphabetical-index-mark-start text:id="IMark100203176"/>sub<text:alphabetical-index-mark-start text:id="IMark102699400"/><text:alphabetical-index-mark-start text:id="IMark102890328"/><text:alphabetical-index-mark-start text:id="IMark100927464"/><text:alphabetical-index-mark-start text:id="IMark93424584"/><text:alphabetical-index-mark-start text:id="IMark83529512"/>mode<text:alphabetical-index-mark-end text:id="IMark83529512"/><text:alphabetical-index-mark-end text:id="IMark93424584"/><text:alphabetical-index-mark-end text:id="IMark100927464"/><text:alphabetical-index-mark-end text:id="IMark102890328"/><text:alphabetical-index-mark-end text:id="IMark102699400"/><text:alphabetical-index-mark-end text:id="IMark100203176"/><text:alphabetical-index-mark-end text:id="IMark84351080"/><text:alphabetical-index-mark-end text:id="IMark80820184"/><text:alphabetical-index-mark-end text:id="IMark52996888"/><text:alphabetical-index-mark-end text:id="IMark83421768"/>_<text:alphabetical-index-mark-start text:id="IMark52906232"/><text:alphabetical-index-mark-start text:id="IMark93796120"/><text:alphabetical-index-mark-start text:id="IMark101892600"/><text:alphabetical-index-mark-start text:id="IMark52523672"/><text:alphabetical-index-mark-start text:id="IMark104319032"/>prg<text:alphabetical-index-mark-end text:id="IMark104319032"/><text:alphabetical-index-mark-end text:id="IMark52523672"/><text:alphabetical-index-mark-end text:id="IMark101892600"/><text:alphabetical-index-mark-end text:id="IMark93796120"/><text:alphabetical-index-mark-end text:id="IMark52906232"/><text:alphabetical-index-mark-end text:id="IMark104476440"/><text:alphabetical-index-mark-end text:id="IMark99550456"/>_<text:alphabetical-index-mark-start text:id="IMark100145048"/><text:alphabetical-index-mark-start text:id="IMark93508456"/><text:alphabetical-index-mark-start text:id="IMark100572056"/><text:alphabetical-index-mark-start text:id="IMark92361160"/><text:alphabetical-index-mark-start text:id="IMark81509992"/>counter<text:alphabetical-index-mark-end text:id="IMark81509992"/><text:alphabetical-index-mark-end text:id="IMark92361160"/><text:alphabetical-index-mark-end text:id="IMark100572056"/><text:alphabetical-index-mark-end text:id="IMark93508456"/><text:alphabetical-index-mark-end text:id="IMark100145048"/>' AND <text:alphabetical-index-mark-start text:id="IMark91255912"/><text:alphabetical-index-mark-start text:id="IMark91961352"/><text:alphabetical-index-mark-start text:id="IMark91270936"/><text:alphabetical-index-mark-start text:id="IMark104094776"/><text:alphabetical-index-mark-start text:id="IMark92149432"/>Value<text:alphabetical-index-mark-end text:id="IMark92149432"/><text:alphabetical-index-mark-end text:id="IMark104094776"/><text:alphabetical-index-mark-end text:id="IMark91270936"/><text:alphabetical-index-mark-end text:id="IMark91961352"/><text:alphabetical-index-mark-end text:id="IMark91255912"/> &gt;= 100<text:tab/></text:p>
      <text:p text:style-name="P14"/>
      <text:p text:style-name="P14"><text:alphabetical-index-mark-start text:id="IMark98891656"/><text:alphabetical-index-mark-start text:id="IMark91753864"/><text:alphabetical-index-mark-start text:id="IMark94598792"/><text:alphabetical-index-mark-start text:id="IMark91164920"/><text:alphabetical-index-mark-start text:id="IMark83243544"/>UPDATE<text:alphabetical-index-mark-end text:id="IMark83243544"/><text:alphabetical-index-mark-end text:id="IMark91164920"/><text:alphabetical-index-mark-end text:id="IMark94598792"/><text:alphabetical-index-mark-end text:id="IMark91753864"/><text:alphabetical-index-mark-end text:id="IMark98891656"/> sde_<text:alphabetical-index-mark-start text:id="IMark91080296"/><text:alphabetical-index-mark-start text:id="IMark93572760"/><text:alphabetical-index-mark-start text:id="IMark77135400"/><text:alphabetical-index-mark-start text:id="IMark82402552"/><text:alphabetical-index-mark-start text:id="IMark95509256"/>fact<text:alphabetical-index-mark-end text:id="IMark95509256"/><text:alphabetical-index-mark-end text:id="IMark82402552"/><text:alphabetical-index-mark-end text:id="IMark77135400"/><text:alphabetical-index-mark-end text:id="IMark93572760"/><text:alphabetical-index-mark-end text:id="IMark91080296"/>s SET <text:alphabetical-index-mark-start text:id="IMark95162104"/><text:alphabetical-index-mark-start text:id="IMark42765224"/><text:alphabetical-index-mark-start text:id="IMark94712008"/><text:alphabetical-index-mark-start text:id="IMark101057496"/><text:alphabetical-index-mark-start text:id="IMark83790264"/>Value<text:alphabetical-index-mark-end text:id="IMark83790264"/><text:alphabetical-index-mark-end text:id="IMark101057496"/><text:alphabetical-index-mark-end text:id="IMark94712008"/><text:alphabetical-index-mark-end text:id="IMark42765224"/><text:alphabetical-index-mark-end text:id="IMark95162104"/> = 1 <text:s/>WHERE <text:alphabetical-index-mark-start text:id="IMark67546200"/><text:alphabetical-index-mark-start text:id="IMark102320936"/><text:alphabetical-index-mark-start text:id="IMark95546840"/><text:alphabetical-index-mark-start text:id="IMark104339384"/><text:alphabetical-index-mark-start text:id="IMark98816088"/>Status<text:alphabetical-index-mark-end text:id="IMark98816088"/><text:alphabetical-index-mark-end text:id="IMark104339384"/><text:alphabetical-index-mark-end text:id="IMark95546840"/><text:alphabetical-index-mark-end text:id="IMark102320936"/><text:alphabetical-index-mark-end text:id="IMark67546200"/> = '<text:alphabetical-index-mark-start text:id="IMark91719592"/><text:alphabetical-index-mark-start text:id="IMark97403656"/><text:alphabetical-index-mark-start text:id="IMark96843848"/><text:alphabetical-index-mark-start text:id="IMark81305256"/><text:alphabetical-index-mark-start text:id="IMark99872024"/>applykb<text:alphabetical-index-mark-start text:id="IMark105279192"/><text:alphabetical-index-mark-start text:id="IMark97108648"/><text:alphabetical-index-mark-start text:id="IMark78554776"/><text:alphabetical-index-mark-start text:id="IMark97858952"/><text:alphabetical-index-mark-start text:id="IMark102015320"/>rule<text:alphabetical-index-mark-end text:id="IMark102015320"/><text:alphabetical-index-mark-end text:id="IMark97858952"/><text:alphabetical-index-mark-end text:id="IMark78554776"/><text:alphabetical-index-mark-end text:id="IMark97108648"/><text:alphabetical-index-mark-end text:id="IMark105279192"/>s<text:alphabetical-index-mark-end text:id="IMark99872024"/><text:alphabetical-index-mark-end text:id="IMark81305256"/><text:alphabetical-index-mark-end text:id="IMark96843848"/><text:alphabetical-index-mark-end text:id="IMark97403656"/><text:alphabetical-index-mark-end text:id="IMark91719592"/>' AND <text:alphabetical-index-mark-start text:id="IMark95951320"/><text:alphabetical-index-mark-start text:id="IMark99021240"/><text:alphabetical-index-mark-start text:id="IMark77325336"/><text:alphabetical-index-mark-start text:id="IMark103633704"/><text:alphabetical-index-mark-start text:id="IMark79307496"/>Item<text:alphabetical-index-mark-end text:id="IMark79307496"/><text:alphabetical-index-mark-end text:id="IMark103633704"/><text:alphabetical-index-mark-end text:id="IMark77325336"/><text:alphabetical-index-mark-end text:id="IMark99021240"/><text:alphabetical-index-mark-end text:id="IMark95951320"/> = '<text:alphabetical-index-mark-start text:id="IMark90845928"/><text:alphabetical-index-mark-start text:id="IMark53003640"/><text:alphabetical-index-mark-start text:id="IMark68848872"/><text:alphabetical-index-mark-start text:id="IMark97212648"/><text:alphabetical-index-mark-start text:id="IMark101762424"/><text:alphabetical-index-mark-start text:id="IMark95508472"/><text:alphabetical-index-mark-start text:id="IMark80202024"/>sub<text:alphabetical-index-mark-start text:id="IMark101405752"/><text:alphabetical-index-mark-start text:id="IMark99792280"/><text:alphabetical-index-mark-start text:id="IMark90596136"/><text:alphabetical-index-mark-start text:id="IMark44873000"/><text:alphabetical-index-mark-start text:id="IMark94368104"/>mode<text:alphabetical-index-mark-end text:id="IMark94368104"/><text:alphabetical-index-mark-end text:id="IMark44873000"/><text:alphabetical-index-mark-end text:id="IMark90596136"/><text:alphabetical-index-mark-end text:id="IMark99792280"/><text:alphabetical-index-mark-end text:id="IMark101405752"/><text:alphabetical-index-mark-end text:id="IMark80202024"/><text:alphabetical-index-mark-end text:id="IMark95508472"/><text:alphabetical-index-mark-end text:id="IMark101762424"/><text:alphabetical-index-mark-end text:id="IMark97212648"/><text:alphabetical-index-mark-end text:id="IMark68848872"/>_<text:alphabetical-index-mark-start text:id="IMark93985320"/><text:alphabetical-index-mark-start text:id="IMark96182424"/><text:alphabetical-index-mark-start text:id="IMark82191784"/><text:alphabetical-index-mark-start text:id="IMark102119192"/><text:alphabetical-index-mark-start text:id="IMark98146232"/>prg<text:alphabetical-index-mark-end text:id="IMark98146232"/><text:alphabetical-index-mark-end text:id="IMark102119192"/><text:alphabetical-index-mark-end text:id="IMark82191784"/><text:alphabetical-index-mark-end text:id="IMark96182424"/><text:alphabetical-index-mark-end text:id="IMark93985320"/><text:alphabetical-index-mark-end text:id="IMark53003640"/><text:alphabetical-index-mark-end text:id="IMark90845928"/>_<text:alphabetical-index-mark-start text:id="IMark60681992"/>rst<text:alphabetical-index-mark-end text:id="IMark60681992"/>'<text:tab/></text:p>
      <text:p text:style-name="P14"><text:soft-page-break/></text:p>
      <text:p text:style-name="P14">-- <text:alphabetical-index-mark-start text:id="IMark95459784"/><text:alphabetical-index-mark-start text:id="IMark96107160"/><text:alphabetical-index-mark-start text:id="IMark94234312"/><text:alphabetical-index-mark-start text:id="IMark99368184"/><text:alphabetical-index-mark-start text:id="IMark92482088"/>Prg<text:alphabetical-index-mark-end text:id="IMark92482088"/><text:alphabetical-index-mark-end text:id="IMark99368184"/><text:alphabetical-index-mark-end text:id="IMark94234312"/><text:alphabetical-index-mark-end text:id="IMark96107160"/><text:alphabetical-index-mark-end text:id="IMark95459784"/>1.0 <text:alphabetical-index-mark-start text:id="IMark102445928"/><text:alphabetical-index-mark-start text:id="IMark103267848"/>definition<text:alphabetical-index-mark-end text:id="IMark103267848"/><text:alphabetical-index-mark-end text:id="IMark102445928"/>. Resets <text:alphabetical-index-mark-start text:id="IMark93916440"/><text:alphabetical-index-mark-start text:id="IMark93573544"/><text:alphabetical-index-mark-start text:id="IMark97361736"/><text:alphabetical-index-mark-start text:id="IMark95816248"/><text:alphabetical-index-mark-start text:id="IMark91271720"/>sub<text:alphabetical-index-mark-start text:id="IMark101253160"/><text:alphabetical-index-mark-start text:id="IMark90053992"/><text:alphabetical-index-mark-start text:id="IMark104833240"/><text:alphabetical-index-mark-start text:id="IMark91071912"/><text:alphabetical-index-mark-start text:id="IMark101582600"/>mode<text:alphabetical-index-mark-end text:id="IMark101582600"/><text:alphabetical-index-mark-end text:id="IMark91071912"/><text:alphabetical-index-mark-end text:id="IMark104833240"/><text:alphabetical-index-mark-end text:id="IMark90053992"/><text:alphabetical-index-mark-end text:id="IMark101253160"/><text:alphabetical-index-mark-end text:id="IMark91271720"/><text:alphabetical-index-mark-end text:id="IMark95816248"/><text:alphabetical-index-mark-end text:id="IMark97361736"/><text:alphabetical-index-mark-end text:id="IMark93573544"/><text:alphabetical-index-mark-end text:id="IMark93916440"/> <text:alphabetical-index-mark-start text:id="IMark99500312"/><text:alphabetical-index-mark-start text:id="IMark100743336"/><text:alphabetical-index-mark-start text:id="IMark89893864"/><text:alphabetical-index-mark-start text:id="IMark60722200"/><text:alphabetical-index-mark-start text:id="IMark92923192"/>prg<text:alphabetical-index-mark-end text:id="IMark92923192"/><text:alphabetical-index-mark-end text:id="IMark60722200"/><text:alphabetical-index-mark-end text:id="IMark89893864"/><text:alphabetical-index-mark-end text:id="IMark100743336"/><text:alphabetical-index-mark-end text:id="IMark99500312"/> when <text:alphabetical-index-mark-start text:id="IMark90084584"/><text:alphabetical-index-mark-start text:id="IMark60615160"/><text:alphabetical-index-mark-start text:id="IMark100526200"/><text:alphabetical-index-mark-start text:id="IMark99100776"/><text:alphabetical-index-mark-start text:id="IMark78310136"/>sub<text:alphabetical-index-mark-start text:id="IMark81292632"/><text:alphabetical-index-mark-start text:id="IMark60661560"/><text:alphabetical-index-mark-start text:id="IMark102290872"/><text:alphabetical-index-mark-start text:id="IMark105181880"/><text:alphabetical-index-mark-start text:id="IMark104226376"/>mode<text:alphabetical-index-mark-end text:id="IMark104226376"/><text:alphabetical-index-mark-end text:id="IMark105181880"/><text:alphabetical-index-mark-end text:id="IMark102290872"/><text:alphabetical-index-mark-end text:id="IMark60661560"/><text:alphabetical-index-mark-end text:id="IMark81292632"/><text:alphabetical-index-mark-end text:id="IMark78310136"/><text:alphabetical-index-mark-end text:id="IMark99100776"/><text:alphabetical-index-mark-end text:id="IMark100526200"/><text:alphabetical-index-mark-end text:id="IMark60615160"/><text:alphabetical-index-mark-end text:id="IMark90084584"/> <text:alphabetical-index-mark-start text:id="IMark104538616"/><text:alphabetical-index-mark-start text:id="IMark68394472"/><text:alphabetical-index-mark-start text:id="IMark104846664"/><text:alphabetical-index-mark-start text:id="IMark77937528"/><text:alphabetical-index-mark-start text:id="IMark100167928"/>prg<text:alphabetical-index-mark-end text:id="IMark100167928"/><text:alphabetical-index-mark-end text:id="IMark77937528"/><text:alphabetical-index-mark-end text:id="IMark104846664"/><text:alphabetical-index-mark-end text:id="IMark68394472"/><text:alphabetical-index-mark-end text:id="IMark104538616"/> <text:alphabetical-index-mark-start text:id="IMark44764024"/><text:alphabetical-index-mark-start text:id="IMark77436456"/><text:alphabetical-index-mark-start text:id="IMark92452264"/><text:alphabetical-index-mark-start text:id="IMark43382648"/><text:alphabetical-index-mark-start text:id="IMark94413720"/>counter<text:alphabetical-index-mark-end text:id="IMark94413720"/><text:alphabetical-index-mark-end text:id="IMark43382648"/><text:alphabetical-index-mark-end text:id="IMark92452264"/><text:alphabetical-index-mark-end text:id="IMark77436456"/><text:alphabetical-index-mark-end text:id="IMark44764024"/> reaches 100.</text:p>
      <text:p text:style-name="P14">--------------------------------------------------------------------------------</text:p>
      <text:p text:style-name="P14">3<text:tab/></text:p>
      <text:p text:style-name="P14"/>
      <text:p text:style-name="P14"><text:alphabetical-index-mark-start text:id="IMark83755960"/><text:alphabetical-index-mark-start text:id="IMark97522392"/><text:alphabetical-index-mark-start text:id="IMark94179480"/><text:alphabetical-index-mark-start text:id="IMark97402872"/><text:alphabetical-index-mark-start text:id="IMark91606200"/>SELECT<text:alphabetical-index-mark-end text:id="IMark91606200"/><text:alphabetical-index-mark-end text:id="IMark97402872"/><text:alphabetical-index-mark-end text:id="IMark94179480"/><text:alphabetical-index-mark-end text:id="IMark97522392"/><text:alphabetical-index-mark-end text:id="IMark83755960"/> <text:alphabetical-index-mark-start text:id="IMark82288040"/><text:alphabetical-index-mark-start text:id="IMark68430264"/><text:alphabetical-index-mark-start text:id="IMark44007400"/><text:alphabetical-index-mark-start text:id="IMark90441464"/><text:alphabetical-index-mark-start text:id="IMark98937784"/>Value<text:alphabetical-index-mark-end text:id="IMark98937784"/><text:alphabetical-index-mark-end text:id="IMark90441464"/><text:alphabetical-index-mark-end text:id="IMark44007400"/><text:alphabetical-index-mark-end text:id="IMark68430264"/><text:alphabetical-index-mark-end text:id="IMark82288040"/> FROM sde_<text:alphabetical-index-mark-start text:id="IMark81365720"/><text:alphabetical-index-mark-start text:id="IMark98269496"/><text:alphabetical-index-mark-start text:id="IMark80790584"/><text:alphabetical-index-mark-start text:id="IMark82995960"/><text:alphabetical-index-mark-start text:id="IMark95147224"/>fact<text:alphabetical-index-mark-end text:id="IMark95147224"/><text:alphabetical-index-mark-end text:id="IMark82995960"/><text:alphabetical-index-mark-end text:id="IMark80790584"/><text:alphabetical-index-mark-end text:id="IMark98269496"/><text:alphabetical-index-mark-end text:id="IMark81365720"/>s WHERE <text:alphabetical-index-mark-start text:id="IMark83709144"/><text:alphabetical-index-mark-start text:id="IMark81860312"/><text:alphabetical-index-mark-start text:id="IMark103232728"/><text:alphabetical-index-mark-start text:id="IMark90738824"/><text:alphabetical-index-mark-start text:id="IMark44942104"/>Item<text:alphabetical-index-mark-end text:id="IMark44942104"/><text:alphabetical-index-mark-end text:id="IMark90738824"/><text:alphabetical-index-mark-end text:id="IMark103232728"/><text:alphabetical-index-mark-end text:id="IMark81860312"/><text:alphabetical-index-mark-end text:id="IMark83709144"/> = '<text:alphabetical-index-mark-start text:id="IMark104467704"/><text:alphabetical-index-mark-start text:id="IMark90568264"/><text:alphabetical-index-mark-start text:id="IMark94320376"/><text:alphabetical-index-mark-start text:id="IMark94415688"/><text:alphabetical-index-mark-start text:id="IMark96953208"/><text:alphabetical-index-mark-start text:id="IMark101418872"/><text:alphabetical-index-mark-start text:id="IMark97316120"/>sub<text:alphabetical-index-mark-start text:id="IMark97260984"/><text:alphabetical-index-mark-start text:id="IMark97173368"/><text:alphabetical-index-mark-start text:id="IMark101657864"/><text:alphabetical-index-mark-start text:id="IMark95831288"/><text:alphabetical-index-mark-start text:id="IMark92933528"/>mode<text:alphabetical-index-mark-end text:id="IMark92933528"/><text:alphabetical-index-mark-end text:id="IMark95831288"/><text:alphabetical-index-mark-end text:id="IMark101657864"/><text:alphabetical-index-mark-end text:id="IMark97173368"/><text:alphabetical-index-mark-end text:id="IMark97260984"/><text:alphabetical-index-mark-end text:id="IMark97316120"/><text:alphabetical-index-mark-end text:id="IMark101418872"/><text:alphabetical-index-mark-end text:id="IMark96953208"/><text:alphabetical-index-mark-end text:id="IMark94415688"/><text:alphabetical-index-mark-end text:id="IMark94320376"/>_<text:alphabetical-index-mark-start text:id="IMark78963960"/><text:alphabetical-index-mark-start text:id="IMark91930808"/><text:alphabetical-index-mark-start text:id="IMark60650392"/><text:alphabetical-index-mark-start text:id="IMark80913704"/><text:alphabetical-index-mark-start text:id="IMark103226648"/>prg<text:alphabetical-index-mark-end text:id="IMark103226648"/><text:alphabetical-index-mark-end text:id="IMark80913704"/><text:alphabetical-index-mark-end text:id="IMark60650392"/><text:alphabetical-index-mark-end text:id="IMark91930808"/><text:alphabetical-index-mark-end text:id="IMark78963960"/><text:alphabetical-index-mark-end text:id="IMark90568264"/><text:alphabetical-index-mark-end text:id="IMark104467704"/>_<text:alphabetical-index-mark-start text:id="IMark102432440"/><text:alphabetical-index-mark-start text:id="IMark95312808"/><text:alphabetical-index-mark-start text:id="IMark80635592"/><text:alphabetical-index-mark-start text:id="IMark44904088"/><text:alphabetical-index-mark-start text:id="IMark94960152"/>counter<text:alphabetical-index-mark-end text:id="IMark94960152"/><text:alphabetical-index-mark-end text:id="IMark44904088"/><text:alphabetical-index-mark-end text:id="IMark80635592"/><text:alphabetical-index-mark-end text:id="IMark95312808"/><text:alphabetical-index-mark-end text:id="IMark102432440"/>' AND <text:alphabetical-index-mark-start text:id="IMark103472552"/><text:alphabetical-index-mark-start text:id="IMark77920504"/><text:alphabetical-index-mark-start text:id="IMark97527656"/><text:alphabetical-index-mark-start text:id="IMark93926248"/><text:alphabetical-index-mark-start text:id="IMark99057144"/>Value<text:alphabetical-index-mark-end text:id="IMark99057144"/><text:alphabetical-index-mark-end text:id="IMark93926248"/><text:alphabetical-index-mark-end text:id="IMark97527656"/><text:alphabetical-index-mark-end text:id="IMark77920504"/><text:alphabetical-index-mark-end text:id="IMark103472552"/> &gt;= 100<text:tab/></text:p>
      <text:p text:style-name="P14"/>
      <text:p text:style-name="P14"><text:alphabetical-index-mark-start text:id="IMark103302360"/><text:alphabetical-index-mark-start text:id="IMark77257192"/><text:alphabetical-index-mark-start text:id="IMark90824584"/><text:alphabetical-index-mark-start text:id="IMark92355240"/><text:alphabetical-index-mark-start text:id="IMark81482584"/><text:alphabetical-index-mark-start text:id="IMark99044072"/><text:alphabetical-index-mark-start text:id="IMark35941720"/><text:alphabetical-index-mark-start text:id="IMark90798520"/><text:alphabetical-index-mark-start text:id="IMark98421560"/><text:alphabetical-index-mark-start text:id="IMark95753432"/>DELETE<text:alphabetical-index-mark-end text:id="IMark95753432"/><text:alphabetical-index-mark-end text:id="IMark98421560"/><text:alphabetical-index-mark-end text:id="IMark90798520"/><text:alphabetical-index-mark-end text:id="IMark35941720"/><text:alphabetical-index-mark-end text:id="IMark99044072"/><text:alphabetical-index-mark-end text:id="IMark81482584"/><text:alphabetical-index-mark-end text:id="IMark92355240"/><text:alphabetical-index-mark-end text:id="IMark90824584"/><text:alphabetical-index-mark-end text:id="IMark77257192"/><text:alphabetical-index-mark-end text:id="IMark103302360"/> FROM <text:alphabetical-index-mark-start text:id="IMark104529864"/><text:alphabetical-index-mark-start text:id="IMark91903992"/><text:alphabetical-index-mark-start text:id="IMark60664696"/><text:alphabetical-index-mark-start text:id="IMark105217512"/><text:alphabetical-index-mark-start text:id="IMark94691672"/>sde_<text:alphabetical-index-mark-start text:id="IMark44786456"/><text:alphabetical-index-mark-start text:id="IMark90912728"/><text:alphabetical-index-mark-start text:id="IMark97877560"/><text:alphabetical-index-mark-start text:id="IMark104214152"/><text:alphabetical-index-mark-start text:id="IMark105197208"/>rule<text:alphabetical-index-mark-end text:id="IMark105197208"/><text:alphabetical-index-mark-end text:id="IMark104214152"/><text:alphabetical-index-mark-end text:id="IMark97877560"/><text:alphabetical-index-mark-end text:id="IMark90912728"/><text:alphabetical-index-mark-end text:id="IMark44786456"/>s<text:alphabetical-index-mark-end text:id="IMark94691672"/><text:alphabetical-index-mark-end text:id="IMark105217512"/><text:alphabetical-index-mark-end text:id="IMark60664696"/><text:alphabetical-index-mark-end text:id="IMark91903992"/><text:alphabetical-index-mark-end text:id="IMark104529864"/> WHERE <text:alphabetical-index-mark-start text:id="IMark105314952"/><text:alphabetical-index-mark-start text:id="IMark93399992"/><text:alphabetical-index-mark-start text:id="IMark101941544"/><text:alphabetical-index-mark-start text:id="IMark103419496"/><text:alphabetical-index-mark-start text:id="IMark91822072"/>Context<text:alphabetical-index-mark-end text:id="IMark91822072"/><text:alphabetical-index-mark-end text:id="IMark103419496"/><text:alphabetical-index-mark-end text:id="IMark101941544"/><text:alphabetical-index-mark-end text:id="IMark93399992"/><text:alphabetical-index-mark-end text:id="IMark105314952"/> = ( <text:alphabetical-index-mark-start text:id="IMark99199144"/><text:alphabetical-index-mark-start text:id="IMark102307448"/><text:alphabetical-index-mark-start text:id="IMark94473288"/><text:alphabetical-index-mark-start text:id="IMark104292360"/><text:alphabetical-index-mark-start text:id="IMark80129768"/>SELECT<text:alphabetical-index-mark-end text:id="IMark80129768"/><text:alphabetical-index-mark-end text:id="IMark104292360"/><text:alphabetical-index-mark-end text:id="IMark94473288"/><text:alphabetical-index-mark-end text:id="IMark102307448"/><text:alphabetical-index-mark-end text:id="IMark99199144"/> ( '<text:alphabetical-index-mark-start text:id="IMark79825496"/><text:alphabetical-index-mark-start text:id="IMark91064184"/><text:alphabetical-index-mark-start text:id="IMark95631096"/><text:alphabetical-index-mark-start text:id="IMark90178072"/><text:alphabetical-index-mark-start text:id="IMark100429352"/>prg<text:alphabetical-index-mark-end text:id="IMark100429352"/><text:alphabetical-index-mark-end text:id="IMark90178072"/><text:alphabetical-index-mark-end text:id="IMark95631096"/><text:alphabetical-index-mark-end text:id="IMark91064184"/><text:alphabetical-index-mark-end text:id="IMark79825496"/>' || CAST( ( <text:alphabetical-index-mark-start text:id="IMark100888248"/><text:alphabetical-index-mark-start text:id="IMark104724360"/><text:alphabetical-index-mark-start text:id="IMark83156024"/><text:alphabetical-index-mark-start text:id="IMark93328456"/><text:alphabetical-index-mark-start text:id="IMark80479256"/>SELECT<text:alphabetical-index-mark-end text:id="IMark80479256"/><text:alphabetical-index-mark-end text:id="IMark93328456"/><text:alphabetical-index-mark-end text:id="IMark83156024"/><text:alphabetical-index-mark-end text:id="IMark104724360"/><text:alphabetical-index-mark-end text:id="IMark100888248"/> <text:alphabetical-index-mark-start text:id="IMark92798568"/><text:alphabetical-index-mark-start text:id="IMark53006712"/><text:alphabetical-index-mark-start text:id="IMark92356024"/><text:alphabetical-index-mark-start text:id="IMark95995224"/><text:alphabetical-index-mark-start text:id="IMark104702392"/>Value<text:alphabetical-index-mark-end text:id="IMark104702392"/><text:alphabetical-index-mark-end text:id="IMark95995224"/><text:alphabetical-index-mark-end text:id="IMark92356024"/><text:alphabetical-index-mark-end text:id="IMark53006712"/><text:alphabetical-index-mark-end text:id="IMark92798568"/> FROM sde_<text:alphabetical-index-mark-start text:id="IMark78784472"/><text:alphabetical-index-mark-start text:id="IMark95422744"/><text:alphabetical-index-mark-start text:id="IMark90381816"/><text:alphabetical-index-mark-start text:id="IMark89708008"/><text:alphabetical-index-mark-start text:id="IMark98496056"/>fact<text:alphabetical-index-mark-end text:id="IMark98496056"/><text:alphabetical-index-mark-end text:id="IMark89708008"/><text:alphabetical-index-mark-end text:id="IMark90381816"/><text:alphabetical-index-mark-end text:id="IMark95422744"/><text:alphabetical-index-mark-end text:id="IMark78784472"/>s WHERE <text:alphabetical-index-mark-start text:id="IMark95680008"/><text:alphabetical-index-mark-start text:id="IMark103753976"/><text:alphabetical-index-mark-start text:id="IMark81636792"/><text:alphabetical-index-mark-start text:id="IMark80656456"/><text:alphabetical-index-mark-start text:id="IMark84374024"/>Item<text:alphabetical-index-mark-end text:id="IMark84374024"/><text:alphabetical-index-mark-end text:id="IMark80656456"/><text:alphabetical-index-mark-end text:id="IMark81636792"/><text:alphabetical-index-mark-end text:id="IMark103753976"/><text:alphabetical-index-mark-end text:id="IMark95680008"/> = '<text:alphabetical-index-mark-start text:id="IMark82683688"/><text:alphabetical-index-mark-start text:id="IMark105096056"/><text:alphabetical-index-mark-start text:id="IMark99999320"/><text:alphabetical-index-mark-start text:id="IMark93987448"/><text:alphabetical-index-mark-start text:id="IMark95812840"/>cur<text:alphabetical-index-mark-end text:id="IMark95812840"/>_<text:alphabetical-index-mark-start text:id="IMark102573736"/>ver<text:alphabetical-index-mark-end text:id="IMark102573736"/><text:alphabetical-index-mark-end text:id="IMark93987448"/><text:alphabetical-index-mark-end text:id="IMark99999320"/><text:alphabetical-index-mark-end text:id="IMark105096056"/><text:alphabetical-index-mark-end text:id="IMark82683688"/>_<text:alphabetical-index-mark-start text:id="IMark102656264"/><text:alphabetical-index-mark-start text:id="IMark67903928"/><text:alphabetical-index-mark-start text:id="IMark98009464"/><text:alphabetical-index-mark-start text:id="IMark94991672"/><text:alphabetical-index-mark-start text:id="IMark83524872"/>prg<text:alphabetical-index-mark-end text:id="IMark83524872"/><text:alphabetical-index-mark-end text:id="IMark94991672"/><text:alphabetical-index-mark-end text:id="IMark98009464"/><text:alphabetical-index-mark-end text:id="IMark67903928"/><text:alphabetical-index-mark-end text:id="IMark102656264"/>1' ) AS TEXT ) ) )<text:tab/></text:p>
      <text:p text:style-name="P14"/>
      <text:p text:style-name="P14">-- <text:alphabetical-index-mark-start text:id="IMark84002712"/><text:alphabetical-index-mark-start text:id="IMark82643400"/><text:alphabetical-index-mark-start text:id="IMark92886984"/><text:alphabetical-index-mark-start text:id="IMark102102472"/><text:alphabetical-index-mark-start text:id="IMark92440376"/>Prg<text:alphabetical-index-mark-end text:id="IMark92440376"/><text:alphabetical-index-mark-end text:id="IMark102102472"/><text:alphabetical-index-mark-end text:id="IMark92886984"/><text:alphabetical-index-mark-end text:id="IMark82643400"/><text:alphabetical-index-mark-end text:id="IMark84002712"/>1.0 <text:alphabetical-index-mark-start text:id="IMark35941016"/><text:alphabetical-index-mark-start text:id="IMark98051400"/>definition<text:alphabetical-index-mark-end text:id="IMark98051400"/><text:alphabetical-index-mark-end text:id="IMark35941016"/>. <text:alphabetical-index-mark-start text:id="IMark80096616"/><text:alphabetical-index-mark-start text:id="IMark106594744"/><text:alphabetical-index-mark-start text:id="IMark92756136"/><text:alphabetical-index-mark-start text:id="IMark92245144"/><text:alphabetical-index-mark-start text:id="IMark104786232"/><text:alphabetical-index-mark-start text:id="IMark105202312"/><text:alphabetical-index-mark-start text:id="IMark83911768"/><text:alphabetical-index-mark-start text:id="IMark104412744"/><text:alphabetical-index-mark-start text:id="IMark92831112"/><text:alphabetical-index-mark-start text:id="IMark52502744"/>Delete<text:alphabetical-index-mark-end text:id="IMark52502744"/><text:alphabetical-index-mark-end text:id="IMark92831112"/><text:alphabetical-index-mark-end text:id="IMark104412744"/><text:alphabetical-index-mark-end text:id="IMark83911768"/><text:alphabetical-index-mark-end text:id="IMark105202312"/><text:alphabetical-index-mark-end text:id="IMark104786232"/><text:alphabetical-index-mark-end text:id="IMark92245144"/><text:alphabetical-index-mark-end text:id="IMark92756136"/><text:alphabetical-index-mark-end text:id="IMark106594744"/><text:alphabetical-index-mark-end text:id="IMark80096616"/> from sde <text:alphabetical-index-mark-start text:id="IMark60633752"/><text:alphabetical-index-mark-start text:id="IMark82237064"/><text:alphabetical-index-mark-start text:id="IMark90454776"/><text:alphabetical-index-mark-start text:id="IMark98304664"/><text:alphabetical-index-mark-start text:id="IMark104912104"/>fact<text:alphabetical-index-mark-end text:id="IMark104912104"/><text:alphabetical-index-mark-end text:id="IMark98304664"/><text:alphabetical-index-mark-end text:id="IMark90454776"/><text:alphabetical-index-mark-end text:id="IMark82237064"/><text:alphabetical-index-mark-end text:id="IMark60633752"/>s <text:alphabetical-index-mark-start text:id="IMark100575672"/><text:alphabetical-index-mark-start text:id="IMark90562760"/><text:alphabetical-index-mark-start text:id="IMark83168952"/><text:alphabetical-index-mark-start text:id="IMark104921272"/><text:alphabetical-index-mark-start text:id="IMark99403304"/>record<text:alphabetical-index-mark-end text:id="IMark99403304"/><text:alphabetical-index-mark-end text:id="IMark104921272"/><text:alphabetical-index-mark-end text:id="IMark83168952"/><text:alphabetical-index-mark-end text:id="IMark90562760"/><text:alphabetical-index-mark-end text:id="IMark100575672"/>s be<text:alphabetical-index-mark-start text:id="IMark60642664"/>lon<text:alphabetical-index-mark-end text:id="IMark60642664"/>ging to <text:alphabetical-index-mark-start text:id="IMark102958744"/>cur<text:alphabetical-index-mark-end text:id="IMark102958744"/> <text:alphabetical-index-mark-start text:id="IMark95459000"/>ver<text:alphabetical-index-mark-end text:id="IMark95459000"/> <text:alphabetical-index-mark-start text:id="IMark84029960"/><text:alphabetical-index-mark-start text:id="IMark90086312"/><text:alphabetical-index-mark-start text:id="IMark44795864"/><text:alphabetical-index-mark-start text:id="IMark96337464"/><text:alphabetical-index-mark-start text:id="IMark90139608"/>prg<text:alphabetical-index-mark-end text:id="IMark90139608"/><text:alphabetical-index-mark-end text:id="IMark96337464"/><text:alphabetical-index-mark-end text:id="IMark44795864"/><text:alphabetical-index-mark-end text:id="IMark90086312"/><text:alphabetical-index-mark-end text:id="IMark84029960"/>1.</text:p>
      <text:p text:style-name="P14">--------------------------------------------------------------------------------</text:p>
      <text:p text:style-name="Text_20_body"/>
      <text:p text:style-name="Text_20_body">It is possible to copy these <text:alphabetical-index-mark-start text:id="IMark104953752"/><text:alphabetical-index-mark-start text:id="IMark97491688"/><text:alphabetical-index-mark-start text:id="IMark81838680"/><text:alphabetical-index-mark-start text:id="IMark105229160"/><text:alphabetical-index-mark-start text:id="IMark91199128"/>Prg<text:alphabetical-index-mark-end text:id="IMark91199128"/><text:alphabetical-index-mark-end text:id="IMark105229160"/><text:alphabetical-index-mark-end text:id="IMark81838680"/><text:alphabetical-index-mark-end text:id="IMark97491688"/><text:alphabetical-index-mark-end text:id="IMark104953752"/>*sql <text:alphabetical-index-mark-start text:id="IMark98717256"/><text:alphabetical-index-mark-start text:id="IMark92386472"/><text:alphabetical-index-mark-start text:id="IMark104179368"/><text:alphabetical-index-mark-start text:id="IMark104940776"/>file<text:alphabetical-index-mark-end text:id="IMark104940776"/><text:alphabetical-index-mark-end text:id="IMark104179368"/><text:alphabetical-index-mark-end text:id="IMark92386472"/><text:alphabetical-index-mark-end text:id="IMark98717256"/>s into <text:alphabetical-index-mark-start text:id="IMark101883720"/><text:alphabetical-index-mark-start text:id="IMark97981272"/><text:alphabetical-index-mark-start text:id="IMark102673080"/><text:alphabetical-index-mark-start text:id="IMark98218632"/><text:alphabetical-index-mark-start text:id="IMark100300744"/><text:span text:style-name="T83">sde_</text:span><text:alphabetical-index-mark-start text:id="IMark101832440"/><text:alphabetical-index-mark-start text:id="IMark98995784"/><text:alphabetical-index-mark-start text:id="IMark92867144"/><text:alphabetical-index-mark-start text:id="IMark52073432"/><text:alphabetical-index-mark-start text:id="IMark99365048"/><text:span text:style-name="T83">prg</text:span><text:alphabetical-index-mark-end text:id="IMark99365048"/><text:alphabetical-index-mark-end text:id="IMark52073432"/><text:alphabetical-index-mark-end text:id="IMark92867144"/><text:alphabetical-index-mark-end text:id="IMark98995784"/><text:alphabetical-index-mark-end text:id="IMark101832440"/><text:span text:style-name="T83">_</text:span><text:alphabetical-index-mark-start text:id="IMark105096840"/><text:alphabetical-index-mark-start text:id="IMark79227640"/><text:alphabetical-index-mark-start text:id="IMark105212136"/><text:alphabetical-index-mark-start text:id="IMark91901736"/><text:alphabetical-index-mark-start text:id="IMark89962760"/><text:span text:style-name="T83">rule</text:span><text:alphabetical-index-mark-end text:id="IMark89962760"/><text:alphabetical-index-mark-end text:id="IMark91901736"/><text:alphabetical-index-mark-end text:id="IMark105212136"/><text:alphabetical-index-mark-end text:id="IMark79227640"/><text:alphabetical-index-mark-end text:id="IMark105096840"/><text:span text:style-name="T83">s</text:span><text:alphabetical-index-mark-end text:id="IMark100300744"/><text:alphabetical-index-mark-end text:id="IMark98218632"/><text:alphabetical-index-mark-end text:id="IMark102673080"/><text:alphabetical-index-mark-end text:id="IMark97981272"/><text:alphabetical-index-mark-end text:id="IMark101883720"/> in many ways. So far I have copied and pasted the <text:alphabetical-index-mark-start text:id="IMark96954776"/><text:alphabetical-index-mark-start text:id="IMark83613048"/><text:alphabetical-index-mark-start text:id="IMark95404200"/><text:alphabetical-index-mark-start text:id="IMark83546856"/>data<text:alphabetical-index-mark-end text:id="IMark83546856"/><text:alphabetical-index-mark-end text:id="IMark95404200"/><text:alphabetical-index-mark-end text:id="IMark83613048"/><text:alphabetical-index-mark-end text:id="IMark96954776"/> using a visual <text:alphabetical-index-mark-start text:id="IMark103563896"/><text:alphabetical-index-mark-start text:id="IMark100078760"/><text:alphabetical-index-mark-start text:id="IMark98866360"/><text:alphabetical-index-mark-start text:id="IMark96778488"/><text:alphabetical-index-mark-start text:id="IMark43998728"/>DB<text:alphabetical-index-mark-end text:id="IMark43998728"/><text:alphabetical-index-mark-end text:id="IMark96778488"/><text:alphabetical-index-mark-end text:id="IMark98866360"/><text:alphabetical-index-mark-end text:id="IMark100078760"/><text:alphabetical-index-mark-end text:id="IMark103563896"/> <text:alphabetical-index-mark-start text:id="IMark81979400"/><text:alphabetical-index-mark-start text:id="IMark80109592"/><text:alphabetical-index-mark-start text:id="IMark90204136"/><text:alphabetical-index-mark-start text:id="IMark90019480"/><text:alphabetical-index-mark-start text:id="IMark95055512"/><text:alphabetical-index-mark-start text:id="IMark99012504"/><text:alphabetical-index-mark-start text:id="IMark94514904"/><text:alphabetical-index-mark-start text:id="IMark94924088"/><text:alphabetical-index-mark-start text:id="IMark92356808"/>edit<text:alphabetical-index-mark-end text:id="IMark92356808"/><text:alphabetical-index-mark-end text:id="IMark94924088"/><text:alphabetical-index-mark-end text:id="IMark94514904"/><text:alphabetical-index-mark-end text:id="IMark99012504"/><text:alphabetical-index-mark-end text:id="IMark95055512"/>or<text:alphabetical-index-mark-end text:id="IMark90019480"/><text:alphabetical-index-mark-end text:id="IMark90204136"/><text:alphabetical-index-mark-end text:id="IMark80109592"/><text:alphabetical-index-mark-end text:id="IMark81979400"/>..</text:p>
      <text:p text:style-name="Text_20_body"/>
      <text:p text:style-name="Text_20_body"/>
      <text:h text:style-name="Heading_20_3" text:outline-level="3"><text:bookmark-start text:name="__RefHeading___Toc6428_1538881673"/>4.3.<text:span text:style-name="T317">20</text:span>. General <text:alphabetical-index-mark-start text:id="IMark95164456"/><text:alphabetical-index-mark-start text:id="IMark103303144"/><text:alphabetical-index-mark-start text:id="IMark96078040"/><text:alphabetical-index-mark-start text:id="IMark80404584"/>description<text:alphabetical-index-mark-end text:id="IMark80404584"/><text:alphabetical-index-mark-end text:id="IMark96078040"/><text:alphabetical-index-mark-end text:id="IMark103303144"/><text:alphabetical-index-mark-end text:id="IMark95164456"/> of <text:alphabetical-index-mark-start text:id="IMark95664712"/><text:alphabetical-index-mark-start text:id="IMark100320264"/><text:alphabetical-index-mark-start text:id="IMark90626552"/><text:alphabetical-index-mark-start text:id="IMark99678568"/><text:alphabetical-index-mark-start text:id="IMark92932744"/><text:span text:style-name="T333">pln</text:span><text:alphabetical-index-mark-end text:id="IMark92932744"/><text:alphabetical-index-mark-end text:id="IMark99678568"/><text:alphabetical-index-mark-end text:id="IMark90626552"/><text:alphabetical-index-mark-end text:id="IMark100320264"/><text:alphabetical-index-mark-end text:id="IMark95664712"/>*sql <text:alphabetical-index-mark-start text:id="IMark101581816"/><text:alphabetical-index-mark-start text:id="IMark105069864"/><text:alphabetical-index-mark-start text:id="IMark82052744"/><text:alphabetical-index-mark-start text:id="IMark97788536"/>file<text:alphabetical-index-mark-end text:id="IMark97788536"/><text:alphabetical-index-mark-end text:id="IMark82052744"/><text:alphabetical-index-mark-end text:id="IMark105069864"/><text:alphabetical-index-mark-end text:id="IMark101581816"/>s<text:bookmark-end text:name="__RefHeading___Toc6428_1538881673"/></text:h>
      <text:p text:style-name="Text_20_body"/>
      <text:p text:style-name="Text_20_body">These are <text:alphabetical-index-mark-start text:id="IMark79252440"/><text:alphabetical-index-mark-start text:id="IMark100082904"/>intermediate<text:alphabetical-index-mark-end text:id="IMark100082904"/><text:alphabetical-index-mark-end text:id="IMark79252440"/> <text:alphabetical-index-mark-start text:id="IMark98632360"/><text:alphabetical-index-mark-start text:id="IMark99369752"/><text:alphabetical-index-mark-start text:id="IMark92354456"/><text:alphabetical-index-mark-start text:id="IMark90065384"/>file<text:alphabetical-index-mark-end text:id="IMark90065384"/><text:alphabetical-index-mark-end text:id="IMark92354456"/><text:alphabetical-index-mark-end text:id="IMark99369752"/><text:alphabetical-index-mark-end text:id="IMark98632360"/>s that facilitate the <text:alphabetical-index-mark-start text:id="IMark91119496"/><text:alphabetical-index-mark-start text:id="IMark90849224"/><text:alphabetical-index-mark-start text:id="IMark93812440"/><text:alphabetical-index-mark-start text:id="IMark101939976"/><text:alphabetical-index-mark-start text:id="IMark44985624"/>edit<text:alphabetical-index-mark-end text:id="IMark44985624"/><text:alphabetical-index-mark-end text:id="IMark101939976"/><text:alphabetical-index-mark-end text:id="IMark93812440"/><text:alphabetical-index-mark-end text:id="IMark90849224"/><text:alphabetical-index-mark-end text:id="IMark91119496"/>ion if <text:alphabetical-index-mark-start text:id="IMark96925832"/><text:alphabetical-index-mark-start text:id="IMark90326776"/><text:alphabetical-index-mark-start text:id="IMark94366536"/><text:alphabetical-index-mark-start text:id="IMark97920360"/><text:alphabetical-index-mark-start text:id="IMark103931896"/>ai<text:alphabetical-index-mark-start text:id="IMark82994392"/><text:alphabetical-index-mark-start text:id="IMark51136648"/><text:alphabetical-index-mark-start text:id="IMark103093864"/><text:alphabetical-index-mark-start text:id="IMark44856968"/><text:alphabetical-index-mark-start text:id="IMark91098040"/>plan<text:alphabetical-index-mark-end text:id="IMark91098040"/><text:alphabetical-index-mark-end text:id="IMark44856968"/><text:alphabetical-index-mark-end text:id="IMark103093864"/><text:alphabetical-index-mark-end text:id="IMark51136648"/><text:alphabetical-index-mark-end text:id="IMark82994392"/><text:alphabetical-index-mark-end text:id="IMark103931896"/><text:alphabetical-index-mark-end text:id="IMark97920360"/><text:alphabetical-index-mark-end text:id="IMark94366536"/><text:alphabetical-index-mark-end text:id="IMark90326776"/><text:alphabetical-index-mark-end text:id="IMark96925832"/>s and their <text:alphabetical-index-mark-start text:id="IMark92034168"/><text:alphabetical-index-mark-start text:id="IMark90809128"/><text:alphabetical-index-mark-start text:id="IMark102920088"/><text:alphabetical-index-mark-start text:id="IMark94923304"/>data<text:alphabetical-index-mark-end text:id="IMark94923304"/><text:alphabetical-index-mark-end text:id="IMark102920088"/><text:alphabetical-index-mark-end text:id="IMark90809128"/><text:alphabetical-index-mark-end text:id="IMark92034168"/>. </text:p>
      <text:p text:style-name="Text_20_body"/>
      <text:p text:style-name="Text_20_body">You will find these <text:alphabetical-index-mark-start text:id="IMark96905400"/><text:alphabetical-index-mark-start text:id="IMark95997960"/><text:alphabetical-index-mark-start text:id="IMark93541064"/><text:alphabetical-index-mark-start text:id="IMark83154456"/>file<text:alphabetical-index-mark-end text:id="IMark83154456"/><text:alphabetical-index-mark-end text:id="IMark93541064"/><text:alphabetical-index-mark-end text:id="IMark95997960"/><text:alphabetical-index-mark-end text:id="IMark96905400"/>s inside the <text:alphabetical-index-mark-start text:id="IMark105076936"/><text:alphabetical-index-mark-start text:id="IMark80654104"/><text:alphabetical-index-mark-start text:id="IMark97442424"/><text:alphabetical-index-mark-start text:id="IMark81550680"/><text:alphabetical-index-mark-start text:id="IMark89983848"/><text:alphabetical-index-mark-start text:id="IMark96157256"/><text:alphabetical-index-mark-start text:id="IMark98316424"/><text:alphabetical-index-mark-start text:id="IMark97110216"/><text:alphabetical-index-mark-start text:id="IMark99698504"/>data<text:alphabetical-index-mark-end text:id="IMark99698504"/><text:alphabetical-index-mark-end text:id="IMark97110216"/><text:alphabetical-index-mark-end text:id="IMark98316424"/><text:alphabetical-index-mark-end text:id="IMark96157256"/><text:alphabetical-index-mark-start text:id="IMark81235784"/><text:alphabetical-index-mark-start text:id="IMark42764440"/><text:alphabetical-index-mark-start text:id="IMark96808744"/><text:alphabetical-index-mark-start text:id="IMark80035048"/>base<text:alphabetical-index-mark-end text:id="IMark80035048"/><text:alphabetical-index-mark-end text:id="IMark96808744"/><text:alphabetical-index-mark-end text:id="IMark42764440"/><text:alphabetical-index-mark-end text:id="IMark81235784"/><text:alphabetical-index-mark-end text:id="IMark89983848"/><text:alphabetical-index-mark-end text:id="IMark81550680"/><text:alphabetical-index-mark-end text:id="IMark97442424"/><text:alphabetical-index-mark-end text:id="IMark80654104"/><text:alphabetical-index-mark-end text:id="IMark105076936"/>s/<text:alphabetical-index-mark-start text:id="IMark96969576"/><text:alphabetical-index-mark-start text:id="IMark44782968"/><text:alphabetical-index-mark-start text:id="IMark78286696"/><text:alphabetical-index-mark-start text:id="IMark99501096"/><text:alphabetical-index-mark-start text:id="IMark90938296"/><text:alphabetical-index-mark-start text:id="IMark89927912"/>DGIII<text:alphabetical-index-mark-end text:id="IMark89927912"/><text:alphabetical-index-mark-start text:id="IMark98023496"/>AI<text:alphabetical-index-mark-end text:id="IMark98023496"/><text:alphabetical-index-mark-end text:id="IMark90938296"/><text:alphabetical-index-mark-end text:id="IMark99501096"/><text:alphabetical-index-mark-end text:id="IMark78286696"/><text:alphabetical-index-mark-end text:id="IMark44782968"/><text:alphabetical-index-mark-end text:id="IMark96969576"/> <text:alphabetical-index-mark-start text:id="IMark91200696"/><text:alphabetical-index-mark-start text:id="IMark96914168"/>folder<text:alphabetical-index-mark-end text:id="IMark96914168"/><text:alphabetical-index-mark-end text:id="IMark91200696"/>. They do not work in conjunction with the <text:alphabetical-index-mark-start text:id="IMark89825352"/><text:alphabetical-index-mark-start text:id="IMark96987128"/><text:alphabetical-index-mark-start text:id="IMark90931224"/><text:alphabetical-index-mark-start text:id="IMark96860088"/><text:alphabetical-index-mark-start text:id="IMark91817000"/><text:alphabetical-index-mark-start text:id="IMark104922840"/>AI<text:alphabetical-index-mark-end text:id="IMark104922840"/>E<text:alphabetical-index-mark-end text:id="IMark91817000"/><text:alphabetical-index-mark-end text:id="IMark96860088"/><text:alphabetical-index-mark-end text:id="IMark90931224"/><text:alphabetical-index-mark-end text:id="IMark96987128"/><text:alphabetical-index-mark-end text:id="IMark89825352"/> as they are. You must copy each <text:alphabetical-index-mark-start text:id="IMark92571336"/><text:alphabetical-index-mark-start text:id="IMark104893112"/><text:alphabetical-index-mark-start text:id="IMark105140728"/><text:alphabetical-index-mark-start text:id="IMark104911320"/><text:alphabetical-index-mark-start text:id="IMark105040264"/>SQL<text:alphabetical-index-mark-end text:id="IMark105040264"/><text:alphabetical-index-mark-end text:id="IMark104911320"/><text:alphabetical-index-mark-end text:id="IMark105140728"/><text:alphabetical-index-mark-end text:id="IMark104893112"/><text:alphabetical-index-mark-end text:id="IMark92571336"/> <text:alphabetical-index-mark-start text:id="IMark104876472"/><text:alphabetical-index-mark-start text:id="IMark104328488"/>snippet<text:alphabetical-index-mark-end text:id="IMark104328488"/><text:alphabetical-index-mark-end text:id="IMark104876472"/> to <text:alphabetical-index-mark-start text:id="IMark60720632"/><text:alphabetical-index-mark-start text:id="IMark80098728"/><text:alphabetical-index-mark-start text:id="IMark98681848"/><text:alphabetical-index-mark-start text:id="IMark93668488"/><text:alphabetical-index-mark-start text:id="IMark96724760"/><text:span text:style-name="T83">sde_</text:span><text:alphabetical-index-mark-start text:id="IMark99491688"/><text:alphabetical-index-mark-start text:id="IMark96823544"/><text:alphabetical-index-mark-start text:id="IMark102148392"/><text:alphabetical-index-mark-start text:id="IMark102673864"/><text:alphabetical-index-mark-start text:id="IMark105103000"/><text:span text:style-name="T83">prg</text:span><text:alphabetical-index-mark-end text:id="IMark105103000"/><text:alphabetical-index-mark-end text:id="IMark102673864"/><text:alphabetical-index-mark-end text:id="IMark102148392"/><text:alphabetical-index-mark-end text:id="IMark96823544"/><text:alphabetical-index-mark-end text:id="IMark99491688"/><text:span text:style-name="T83">_</text:span><text:alphabetical-index-mark-start text:id="IMark92806440"/><text:alphabetical-index-mark-start text:id="IMark97572616"/><text:alphabetical-index-mark-start text:id="IMark95205352"/><text:alphabetical-index-mark-start text:id="IMark105143080"/><text:alphabetical-index-mark-start text:id="IMark97229288"/><text:span text:style-name="T154">wpt</text:span><text:alphabetical-index-mark-end text:id="IMark97229288"/><text:alphabetical-index-mark-end text:id="IMark105143080"/><text:alphabetical-index-mark-end text:id="IMark95205352"/><text:alphabetical-index-mark-end text:id="IMark97572616"/><text:alphabetical-index-mark-end text:id="IMark92806440"/><text:alphabetical-index-mark-end text:id="IMark96724760"/><text:alphabetical-index-mark-end text:id="IMark93668488"/><text:alphabetical-index-mark-end text:id="IMark98681848"/><text:alphabetical-index-mark-end text:id="IMark80098728"/><text:alphabetical-index-mark-end text:id="IMark60720632"/> first.</text:p>
      <text:p text:style-name="Text_20_body"/>
      <text:p text:style-name="Text_20_body"><text:span text:style-name="T1">4.3.</text:span><text:span text:style-name="T52">20</text:span><text:span text:style-name="T1">.1.</text:span> <text:alphabetical-index-mark-start text:id="IMark80990440"/><text:alphabetical-index-mark-start text:id="IMark101979512"/><text:alphabetical-index-mark-start text:id="IMark80107240"/><text:alphabetical-index-mark-start text:id="IMark96995768"/><text:alphabetical-index-mark-start text:id="IMark102823608"/>Structure<text:alphabetical-index-mark-end text:id="IMark102823608"/><text:alphabetical-index-mark-end text:id="IMark96995768"/><text:alphabetical-index-mark-end text:id="IMark80107240"/><text:alphabetical-index-mark-end text:id="IMark101979512"/><text:alphabetical-index-mark-end text:id="IMark80990440"/> of a <text:alphabetical-index-mark-start text:id="IMark84354984"/><text:alphabetical-index-mark-start text:id="IMark95533144"/><text:alphabetical-index-mark-start text:id="IMark96892440"/><text:alphabetical-index-mark-start text:id="IMark93471336"/><text:alphabetical-index-mark-start text:id="IMark97220120"/><text:span text:style-name="T317">pln</text:span><text:alphabetical-index-mark-end text:id="IMark97220120"/><text:alphabetical-index-mark-end text:id="IMark93471336"/><text:alphabetical-index-mark-end text:id="IMark96892440"/><text:alphabetical-index-mark-end text:id="IMark95533144"/><text:alphabetical-index-mark-end text:id="IMark84354984"/>*sql. <text:alphabetical-index-mark-start text:id="IMark98006072"/><text:alphabetical-index-mark-start text:id="IMark98433864"/><text:alphabetical-index-mark-start text:id="IMark81923176"/><text:alphabetical-index-mark-start text:id="IMark93188728"/>file<text:alphabetical-index-mark-end text:id="IMark93188728"/><text:alphabetical-index-mark-end text:id="IMark81923176"/><text:alphabetical-index-mark-end text:id="IMark98433864"/><text:alphabetical-index-mark-end text:id="IMark98006072"/>:</text:p>
      <text:p text:style-name="Text_20_body"/>
      <text:p text:style-name="Text_20_body"/>
      <text:p text:style-name="Text_20_body"><text:span text:style-name="T1">4.3.</text:span><text:span text:style-name="T53">20</text:span><text:span text:style-name="T1">.1.1.</text:span> ‘--’ Indicates a comment. <text:span text:style-name="T318">Lines that are commented out in this way should not be copied into </text:span><text:alphabetical-index-mark-start text:id="IMark101212344"/><text:alphabetical-index-mark-start text:id="IMark97120568"/><text:alphabetical-index-mark-start text:id="IMark97510184"/><text:alphabetical-index-mark-start text:id="IMark92087096"/><text:alphabetical-index-mark-start text:id="IMark92226360"/><text:span text:style-name="T155">sde_</text:span><text:alphabetical-index-mark-start text:id="IMark103984552"/><text:alphabetical-index-mark-start text:id="IMark94007048"/><text:alphabetical-index-mark-start text:id="IMark98867928"/><text:alphabetical-index-mark-start text:id="IMark102706808"/><text:alphabetical-index-mark-start text:id="IMark92177288"/><text:span text:style-name="T155">prg</text:span><text:alphabetical-index-mark-end text:id="IMark92177288"/><text:alphabetical-index-mark-end text:id="IMark102706808"/><text:alphabetical-index-mark-end text:id="IMark98867928"/><text:alphabetical-index-mark-end text:id="IMark94007048"/><text:alphabetical-index-mark-end text:id="IMark103984552"/><text:span text:style-name="T155">_</text:span><text:alphabetical-index-mark-start text:id="IMark93955800"/><text:alphabetical-index-mark-start text:id="IMark101714968"/><text:alphabetical-index-mark-start text:id="IMark97052056"/><text:alphabetical-index-mark-start text:id="IMark99998536"/><text:alphabetical-index-mark-start text:id="IMark96144472"/><text:span text:style-name="T155">wpt</text:span><text:alphabetical-index-mark-end text:id="IMark96144472"/><text:alphabetical-index-mark-end text:id="IMark99998536"/><text:alphabetical-index-mark-end text:id="IMark97052056"/><text:alphabetical-index-mark-end text:id="IMark101714968"/><text:alphabetical-index-mark-end text:id="IMark93955800"/><text:alphabetical-index-mark-end text:id="IMark92226360"/><text:alphabetical-index-mark-end text:id="IMark92087096"/><text:alphabetical-index-mark-end text:id="IMark97510184"/><text:alphabetical-index-mark-end text:id="IMark97120568"/><text:alphabetical-index-mark-end text:id="IMark101212344"/><text:span text:style-name="T318"> (See </text:span><text:span text:style-name="T53">[</text:span><text:span text:style-name="T1">4.3.19.1.1.</text:span><text:span text:style-name="T53">]</text:span><text:span text:style-name="T331">).</text:span></text:p>
      <text:p text:style-name="Text_20_body"/>
      <text:p text:style-name="Text_20_body"/>
      <text:p text:style-name="Text_20_body"><text:soft-page-break/><text:span text:style-name="T49">4.3.</text:span><text:span text:style-name="T55">20</text:span><text:span text:style-name="T49">.1.</text:span><text:span text:style-name="T54">2</text:span><text:span text:style-name="T49">.</text:span> Aside from what is specified in <text:span text:style-name="T1">[4.3.20.1.1.]</text:span>, each line in a <text:alphabetical-index-mark-start text:id="IMark98256360"/><text:alphabetical-index-mark-start text:id="IMark102215576"/><text:alphabetical-index-mark-start text:id="IMark94584952"/><text:alphabetical-index-mark-start text:id="IMark105136008"/><text:alphabetical-index-mark-start text:id="IMark91613176"/>pln<text:alphabetical-index-mark-end text:id="IMark91613176"/><text:alphabetical-index-mark-end text:id="IMark105136008"/><text:alphabetical-index-mark-end text:id="IMark94584952"/><text:alphabetical-index-mark-end text:id="IMark102215576"/><text:alphabetical-index-mark-end text:id="IMark98256360"/>*sql represents a whole <text:alphabetical-index-mark-start text:id="IMark80849656"/><text:alphabetical-index-mark-start text:id="IMark60690376"/><text:alphabetical-index-mark-start text:id="IMark89879832"/><text:alphabetical-index-mark-start text:id="IMark97247096"/><text:alphabetical-index-mark-start text:id="IMark89848552"/><text:span text:style-name="T83">sde_</text:span><text:alphabetical-index-mark-start text:id="IMark78301624"/><text:alphabetical-index-mark-start text:id="IMark90967928"/><text:alphabetical-index-mark-start text:id="IMark82581816"/><text:alphabetical-index-mark-start text:id="IMark90915400"/><text:alphabetical-index-mark-start text:id="IMark93235848"/><text:span text:style-name="T83">prg</text:span><text:alphabetical-index-mark-end text:id="IMark93235848"/><text:alphabetical-index-mark-end text:id="IMark90915400"/><text:alphabetical-index-mark-end text:id="IMark82581816"/><text:alphabetical-index-mark-end text:id="IMark90967928"/><text:alphabetical-index-mark-end text:id="IMark78301624"/><text:span text:style-name="T83">_</text:span><text:alphabetical-index-mark-start text:id="IMark101581032"/><text:alphabetical-index-mark-start text:id="IMark93375224"/><text:alphabetical-index-mark-start text:id="IMark80789800"/><text:alphabetical-index-mark-start text:id="IMark103563112"/><text:alphabetical-index-mark-start text:id="IMark105123560"/><text:span text:style-name="T83">wpt</text:span><text:alphabetical-index-mark-end text:id="IMark105123560"/><text:alphabetical-index-mark-end text:id="IMark103563112"/><text:alphabetical-index-mark-end text:id="IMark80789800"/><text:alphabetical-index-mark-end text:id="IMark93375224"/><text:alphabetical-index-mark-end text:id="IMark101581032"/><text:alphabetical-index-mark-end text:id="IMark89848552"/><text:alphabetical-index-mark-end text:id="IMark97247096"/><text:alphabetical-index-mark-end text:id="IMark89879832"/><text:alphabetical-index-mark-end text:id="IMark60690376"/><text:alphabetical-index-mark-end text:id="IMark80849656"/> <text:alphabetical-index-mark-start text:id="IMark93018744"/><text:alphabetical-index-mark-start text:id="IMark100145832"/><text:alphabetical-index-mark-start text:id="IMark100071464"/><text:alphabetical-index-mark-start text:id="IMark97093064"/><text:alphabetical-index-mark-start text:id="IMark95439272"/>record<text:alphabetical-index-mark-end text:id="IMark95439272"/><text:alphabetical-index-mark-end text:id="IMark97093064"/><text:alphabetical-index-mark-end text:id="IMark100071464"/><text:alphabetical-index-mark-end text:id="IMark100145832"/><text:alphabetical-index-mark-end text:id="IMark93018744"/> <text:span text:style-name="T319">and </text:span><text:alphabetical-index-mark-start text:id="IMark93210008"/><text:alphabetical-index-mark-start text:id="IMark99666776"/><text:alphabetical-index-mark-start text:id="IMark80674232"/><text:alphabetical-index-mark-start text:id="IMark97183576"/><text:span text:style-name="T319">data</text:span><text:alphabetical-index-mark-end text:id="IMark97183576"/><text:alphabetical-index-mark-end text:id="IMark80674232"/><text:alphabetical-index-mark-end text:id="IMark99666776"/><text:alphabetical-index-mark-end text:id="IMark93210008"/><text:span text:style-name="T319"> must be copied according to </text:span>: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</text:span><text:span text:style-name="T49">.</text:span> <text:alphabetical-index-mark-start text:id="IMark79892024"/><text:alphabetical-index-mark-start text:id="IMark99906216"/><text:alphabetical-index-mark-start text:id="IMark105279976"/><text:alphabetical-index-mark-start text:id="IMark95731928"/><text:alphabetical-index-mark-start text:id="IMark95563192"/><text:span text:style-name="T156">Context</text:span><text:alphabetical-index-mark-end text:id="IMark95563192"/><text:alphabetical-index-mark-end text:id="IMark95731928"/><text:alphabetical-index-mark-end text:id="IMark105279976"/><text:alphabetical-index-mark-end text:id="IMark99906216"/><text:alphabetical-index-mark-end text:id="IMark79892024"/><text:span text:style-name="T320"> ← Col 1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2</text:span><text:span text:style-name="T49">.</text:span> <text:alphabetical-index-mark-start text:id="IMark80811064"/><text:alphabetical-index-mark-start text:id="IMark81334392"/><text:alphabetical-index-mark-start text:id="IMark104883944"/><text:alphabetical-index-mark-start text:id="IMark103847208"/><text:alphabetical-index-mark-start text:id="IMark94922520"/><text:span text:style-name="T156">Status</text:span><text:alphabetical-index-mark-end text:id="IMark94922520"/><text:alphabetical-index-mark-end text:id="IMark103847208"/><text:alphabetical-index-mark-end text:id="IMark104883944"/><text:alphabetical-index-mark-end text:id="IMark81334392"/><text:alphabetical-index-mark-end text:id="IMark80811064"/><text:span text:style-name="T320"> ← Col 2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3</text:span><text:span text:style-name="T49">.</text:span> <text:alphabetical-index-mark-start text:id="IMark81382184"/><text:alphabetical-index-mark-start text:id="IMark60630616"/><text:span text:style-name="T156">Num</text:span><text:alphabetical-index-mark-end text:id="IMark60630616"/><text:alphabetical-index-mark-end text:id="IMark81382184"/><text:span text:style-name="T320"> ← Col 3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4</text:span><text:span text:style-name="T49">.</text:span> <text:alphabetical-index-mark-start text:id="IMark90866712"/><text:alphabetical-index-mark-start text:id="IMark68761144"/><text:span text:style-name="T156">Lat</text:span><text:alphabetical-index-mark-end text:id="IMark68761144"/><text:alphabetical-index-mark-end text:id="IMark90866712"/><text:span text:style-name="T320"> ← Col 4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5</text:span><text:span text:style-name="T49">.</text:span> <text:alphabetical-index-mark-start text:id="IMark91412040"/><text:alphabetical-index-mark-start text:id="IMark90680872"/><text:span text:style-name="T156">Lon</text:span><text:alphabetical-index-mark-end text:id="IMark90680872"/><text:alphabetical-index-mark-end text:id="IMark91412040"/><text:span text:style-name="T320"> ← Col 5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6</text:span><text:span text:style-name="T49">.</text:span> <text:alphabetical-index-mark-start text:id="IMark105200744"/><text:alphabetical-index-mark-start text:id="IMark104874120"/><text:span text:style-name="T156">Alt</text:span><text:alphabetical-index-mark-end text:id="IMark104874120"/><text:alphabetical-index-mark-end text:id="IMark105200744"/><text:span text:style-name="T320"> ← Col 6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7</text:span><text:span text:style-name="T49">.</text:span> <text:alphabetical-index-mark-start text:id="IMark100386376"/><text:alphabetical-index-mark-start text:id="IMark77623240"/><text:span text:style-name="T156">Dist</text:span><text:alphabetical-index-mark-end text:id="IMark77623240"/><text:alphabetical-index-mark-end text:id="IMark100386376"/><text:span text:style-name="T320"> ← Col 7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8</text:span><text:span text:style-name="T49">.</text:span> <text:alphabetical-index-mark-start text:id="IMark44823832"/><text:alphabetical-index-mark-start text:id="IMark97416888"/><text:alphabetical-index-mark-start text:id="IMark100688760"/><text:alphabetical-index-mark-start text:id="IMark91157224"/><text:alphabetical-index-mark-start text:id="IMark99551240"/><text:span text:style-name="T156">Time</text:span><text:alphabetical-index-mark-end text:id="IMark99551240"/><text:alphabetical-index-mark-end text:id="IMark91157224"/><text:alphabetical-index-mark-end text:id="IMark100688760"/><text:alphabetical-index-mark-end text:id="IMark97416888"/><text:alphabetical-index-mark-end text:id="IMark44823832"/><text:span text:style-name="T320"> ← Col 8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9</text:span><text:span text:style-name="T49">.</text:span> <text:alphabetical-index-mark-start text:id="IMark103734280"/><text:alphabetical-index-mark-start text:id="IMark98163912"/><text:alphabetical-index-mark-start text:id="IMark91906264"/><text:alphabetical-index-mark-start text:id="IMark81991064"/><text:span text:style-name="T156">Speed</text:span><text:alphabetical-index-mark-end text:id="IMark81991064"/><text:alphabetical-index-mark-end text:id="IMark91906264"/><text:alphabetical-index-mark-end text:id="IMark98163912"/><text:alphabetical-index-mark-end text:id="IMark103734280"/><text:span text:style-name="T320"> ← Col 9.</text:span></text:p>
      <text:p text:style-name="Text_20_body"/>
      <text:p text:style-name="Text_20_body"><text:soft-page-break/></text:p>
      <text:p text:style-name="Text_20_body"><text:span text:style-name="T49">4.3.</text:span><text:span text:style-name="T55">20</text:span><text:span text:style-name="T49">.1.</text:span><text:span text:style-name="T54">2.</text:span><text:span text:style-name="T56">10</text:span><text:span text:style-name="T49">.</text:span> <text:alphabetical-index-mark-start text:id="IMark81507864"/><text:alphabetical-index-mark-start text:id="IMark102295960"/><text:alphabetical-index-mark-start text:id="IMark98496840"/><text:alphabetical-index-mark-start text:id="IMark79111192"/><text:alphabetical-index-mark-start text:id="IMark92775400"/><text:span text:style-name="T157">Action</text:span><text:alphabetical-index-mark-end text:id="IMark92775400"/><text:alphabetical-index-mark-end text:id="IMark79111192"/><text:alphabetical-index-mark-end text:id="IMark98496840"/><text:alphabetical-index-mark-end text:id="IMark102295960"/><text:alphabetical-index-mark-end text:id="IMark81507864"/><text:span text:style-name="T319"> ← Col 10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1</text:span><text:span text:style-name="T49">.</text:span> <text:alphabetical-index-mark-start text:id="IMark101200696"/><text:alphabetical-index-mark-start text:id="IMark99700072"/><text:alphabetical-index-mark-start text:id="IMark102334376"/><text:alphabetical-index-mark-start text:id="IMark78414264"/><text:alphabetical-index-mark-start text:id="IMark97211080"/><text:span text:style-name="T156">Brg</text:span><text:alphabetical-index-mark-end text:id="IMark97211080"/><text:alphabetical-index-mark-end text:id="IMark78414264"/><text:alphabetical-index-mark-end text:id="IMark102334376"/><text:alphabetical-index-mark-end text:id="IMark99700072"/><text:alphabetical-index-mark-end text:id="IMark101200696"/><text:span text:style-name="T320"> ← Col 11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2</text:span><text:span text:style-name="T49">.</text:span> <text:alphabetical-index-mark-start text:id="IMark68677336"/><text:alphabetical-index-mark-start text:id="IMark95093608"/><text:alphabetical-index-mark-start text:id="IMark91748424"/><text:alphabetical-index-mark-start text:id="IMark98863352"/><text:alphabetical-index-mark-start text:id="IMark104560680"/><text:alphabetical-index-mark-start text:id="IMark82058632"/><text:span text:style-name="T156">Max</text:span><text:alphabetical-index-mark-end text:id="IMark82058632"/><text:alphabetical-index-mark-start text:id="IMark96192296"/><text:alphabetical-index-mark-start text:id="IMark92737160"/><text:span text:style-name="T156">Radius</text:span><text:alphabetical-index-mark-end text:id="IMark92737160"/><text:alphabetical-index-mark-end text:id="IMark96192296"/><text:alphabetical-index-mark-end text:id="IMark104560680"/><text:alphabetical-index-mark-end text:id="IMark98863352"/><text:alphabetical-index-mark-end text:id="IMark91748424"/><text:alphabetical-index-mark-end text:id="IMark95093608"/><text:alphabetical-index-mark-end text:id="IMark68677336"/><text:span text:style-name="T320"> ← Col 12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3</text:span><text:span text:style-name="T49">.</text:span> <text:alphabetical-index-mark-start text:id="IMark93383800"/><text:alphabetical-index-mark-start text:id="IMark89782392"/><text:span text:style-name="T156">Next</text:span><text:alphabetical-index-mark-end text:id="IMark89782392"/><text:alphabetical-index-mark-end text:id="IMark93383800"/><text:span text:style-name="T320"> ← Col 13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4</text:span><text:span text:style-name="T49">.</text:span> <text:alphabetical-index-mark-start text:id="IMark95315160"/><text:alphabetical-index-mark-start text:id="IMark98271848"/><text:alphabetical-index-mark-start text:id="IMark95790968"/><text:alphabetical-index-mark-start text:id="IMark97345208"/><text:alphabetical-index-mark-start text:id="IMark99669560"/><text:span text:style-name="T156">Item</text:span><text:alphabetical-index-mark-end text:id="IMark99669560"/><text:alphabetical-index-mark-end text:id="IMark97345208"/><text:alphabetical-index-mark-end text:id="IMark95790968"/><text:alphabetical-index-mark-end text:id="IMark98271848"/><text:alphabetical-index-mark-end text:id="IMark95315160"/><text:span text:style-name="T320"> ← Col 14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5</text:span><text:span text:style-name="T49">.</text:span> <text:alphabetical-index-mark-start text:id="IMark97262552"/><text:alphabetical-index-mark-start text:id="IMark101039848"/><text:alphabetical-index-mark-start text:id="IMark89854680"/><text:alphabetical-index-mark-start text:id="IMark97209512"/><text:alphabetical-index-mark-start text:id="IMark90133416"/><text:span text:style-name="T156">Value</text:span><text:alphabetical-index-mark-end text:id="IMark90133416"/><text:alphabetical-index-mark-end text:id="IMark97209512"/><text:alphabetical-index-mark-end text:id="IMark89854680"/><text:alphabetical-index-mark-end text:id="IMark101039848"/><text:alphabetical-index-mark-end text:id="IMark97262552"/><text:span text:style-name="T320"> ← Col 15.</text:span></text:p>
      <text:p text:style-name="Text_20_body"/>
      <text:p text:style-name="Text_20_body"/>
      <text:p text:style-name="Text_20_body"><text:span text:style-name="T1">4.3.</text:span><text:span text:style-name="T52">20</text:span><text:span text:style-name="T1">.</text:span><text:span text:style-name="T49">2.</text:span> <text:alphabetical-index-mark-start text:id="IMark79988312"/><text:alphabetical-index-mark-start text:id="IMark92463592"/><text:alphabetical-index-mark-start text:id="IMark104701608"/><text:alphabetical-index-mark-start text:id="IMark94319592"/><text:alphabetical-index-mark-start text:id="IMark92539432"/><text:span text:style-name="T317">pln</text:span><text:alphabetical-index-mark-end text:id="IMark92539432"/><text:alphabetical-index-mark-end text:id="IMark94319592"/><text:alphabetical-index-mark-end text:id="IMark104701608"/><text:alphabetical-index-mark-end text:id="IMark92463592"/><text:alphabetical-index-mark-end text:id="IMark79988312"/>*sql <text:alphabetical-index-mark-start text:id="IMark100829320"/><text:alphabetical-index-mark-start text:id="IMark102081944"/><text:alphabetical-index-mark-start text:id="IMark99890088"/><text:alphabetical-index-mark-start text:id="IMark104230376"/><text:alphabetical-index-mark-start text:id="IMark98097816"/>example<text:alphabetical-index-mark-end text:id="IMark98097816"/><text:alphabetical-index-mark-end text:id="IMark104230376"/><text:alphabetical-index-mark-end text:id="IMark99890088"/><text:alphabetical-index-mark-end text:id="IMark102081944"/><text:alphabetical-index-mark-end text:id="IMark100829320"/>:</text:p>
      <text:p text:style-name="Text_20_body"/>
      <text:p text:style-name="P14">--------------------------------------------------------------------------------</text:p>
      <text:p text:style-name="P14">-- <text:alphabetical-index-mark-start text:id="IMark97254824"/><text:alphabetical-index-mark-start text:id="IMark81769576"/><text:alphabetical-index-mark-start text:id="IMark81153816"/><text:alphabetical-index-mark-start text:id="IMark80516104"/><text:alphabetical-index-mark-start text:id="IMark94801304"/><text:alphabetical-index-mark-start text:id="IMark80879288"/><text:alphabetical-index-mark-start text:id="IMark81996696"/>pln<text:alphabetical-index-mark-end text:id="IMark81996696"/><text:alphabetical-index-mark-end text:id="IMark80879288"/><text:alphabetical-index-mark-end text:id="IMark94801304"/><text:alphabetical-index-mark-end text:id="IMark80516104"/><text:alphabetical-index-mark-end text:id="IMark81153816"/>2.0<text:alphabetical-index-mark-end text:id="IMark81769576"/><text:alphabetical-index-mark-end text:id="IMark97254824"/></text:p>
      <text:p text:style-name="P14">-- <text:alphabetical-index-mark-start text:id="IMark92052200"/><text:alphabetical-index-mark-start text:id="IMark80698168"/><text:alphabetical-index-mark-start text:id="IMark60725208"/><text:alphabetical-index-mark-start text:id="IMark83674168"/>Test<text:alphabetical-index-mark-end text:id="IMark83674168"/><text:alphabetical-index-mark-end text:id="IMark60725208"/><text:alphabetical-index-mark-end text:id="IMark80698168"/><text:alphabetical-index-mark-end text:id="IMark92052200"/> <text:alphabetical-index-mark-start text:id="IMark83136648"/><text:alphabetical-index-mark-start text:id="IMark97325416"/><text:alphabetical-index-mark-start text:id="IMark80682712"/><text:alphabetical-index-mark-start text:id="IMark96057144"/><text:alphabetical-index-mark-start text:id="IMark100848312"/>flight<text:alphabetical-index-mark-end text:id="IMark100848312"/><text:alphabetical-index-mark-end text:id="IMark96057144"/><text:alphabetical-index-mark-end text:id="IMark80682712"/><text:alphabetical-index-mark-end text:id="IMark97325416"/><text:alphabetical-index-mark-end text:id="IMark83136648"/> <text:alphabetical-index-mark-start text:id="IMark105060824"/><text:alphabetical-index-mark-start text:id="IMark93756776"/><text:alphabetical-index-mark-start text:id="IMark92068856"/><text:alphabetical-index-mark-start text:id="IMark80133432"/><text:alphabetical-index-mark-start text:id="IMark98583208"/>plan<text:alphabetical-index-mark-end text:id="IMark98583208"/><text:alphabetical-index-mark-end text:id="IMark80133432"/><text:alphabetical-index-mark-end text:id="IMark92068856"/><text:alphabetical-index-mark-end text:id="IMark93756776"/><text:alphabetical-index-mark-end text:id="IMark105060824"/> for <text:alphabetical-index-mark-start text:id="IMark90311096"/><text:alphabetical-index-mark-start text:id="IMark101186840"/><text:alphabetical-index-mark-start text:id="IMark52508872"/><text:alphabetical-index-mark-start text:id="IMark67098248"/><text:alphabetical-index-mark-start text:id="IMark104600072"/>scenario<text:alphabetical-index-mark-end text:id="IMark104600072"/><text:alphabetical-index-mark-end text:id="IMark67098248"/><text:alphabetical-index-mark-end text:id="IMark52508872"/><text:alphabetical-index-mark-end text:id="IMark101186840"/><text:alphabetical-index-mark-end text:id="IMark90311096"/> <text:alphabetical-index-mark-start text:id="IMark91605416"/><text:alphabetical-index-mark-start text:id="IMark101328296"/><text:alphabetical-index-mark-start text:id="IMark100405976"/><text:alphabetical-index-mark-start text:id="IMark95773128"/>Test<text:alphabetical-index-mark-end text:id="IMark95773128"/><text:alphabetical-index-mark-end text:id="IMark100405976"/><text:alphabetical-index-mark-end text:id="IMark101328296"/><text:alphabetical-index-mark-end text:id="IMark91605416"/>2.</text:p>
      <text:p text:style-name="P14">--------------------------------------------------------------------------------</text:p>
      <text:p text:style-name="P14"/>
      <text:p text:style-name="P14"><text:alphabetical-index-mark-start text:id="IMark93212232"/><text:alphabetical-index-mark-start text:id="IMark101523448"/><text:alphabetical-index-mark-start text:id="IMark104062520"/><text:alphabetical-index-mark-start text:id="IMark98100040"/><text:alphabetical-index-mark-start text:id="IMark91697800"/><text:alphabetical-index-mark-start text:id="IMark99105928"/><text:alphabetical-index-mark-start text:id="IMark102245080"/>pln<text:alphabetical-index-mark-end text:id="IMark102245080"/><text:alphabetical-index-mark-end text:id="IMark99105928"/><text:alphabetical-index-mark-end text:id="IMark91697800"/><text:alphabetical-index-mark-end text:id="IMark98100040"/><text:alphabetical-index-mark-end text:id="IMark104062520"/>2.0<text:alphabetical-index-mark-end text:id="IMark101523448"/><text:alphabetical-index-mark-end text:id="IMark93212232"/><text:tab/><text:alphabetical-index-mark-start text:id="IMark91429064"/><text:alphabetical-index-mark-start text:id="IMark98801176"/><text:alphabetical-index-mark-start text:id="IMark97775016"/><text:alphabetical-index-mark-start text:id="IMark96717032"/><text:alphabetical-index-mark-start text:id="IMark101223976"/>enabled<text:alphabetical-index-mark-end text:id="IMark101223976"/><text:alphabetical-index-mark-end text:id="IMark96717032"/><text:alphabetical-index-mark-end text:id="IMark97775016"/><text:alphabetical-index-mark-end text:id="IMark98801176"/><text:alphabetical-index-mark-end text:id="IMark91429064"/> <text:s text:c="4"/>1 <text:s text:c="2"/>0 <text:s text:c="3"/>0<text:tab/>11000<text:tab/>100 <text:s/>0<text:tab/>300 <text:s/>1<text:tab/>35 <text:s/>10<text:tab/>2 <text:s/><text:alphabetical-index-mark-start text:id="IMark43981464"/><text:alphabetical-index-mark-start text:id="IMark44856184"/><text:alphabetical-index-mark-start text:id="IMark97666040"/><text:alphabetical-index-mark-start text:id="IMark89968392"/><text:alphabetical-index-mark-start text:id="IMark95562408"/><text:alphabetical-index-mark-start text:id="IMark91735912"/><text:alphabetical-index-mark-start text:id="IMark80090216"/>mode<text:alphabetical-index-mark-end text:id="IMark80090216"/><text:alphabetical-index-mark-end text:id="IMark91735912"/><text:alphabetical-index-mark-end text:id="IMark95562408"/><text:alphabetical-index-mark-end text:id="IMark89968392"/><text:alphabetical-index-mark-end text:id="IMark97666040"/>_<text:alphabetical-index-mark-start text:id="IMark82064168"/><text:alphabetical-index-mark-start text:id="IMark80576392"/><text:alphabetical-index-mark-start text:id="IMark91336952"/><text:alphabetical-index-mark-start text:id="IMark82426744"/><text:alphabetical-index-mark-start text:id="IMark100563080"/>wpt<text:alphabetical-index-mark-end text:id="IMark100563080"/><text:alphabetical-index-mark-end text:id="IMark82426744"/><text:alphabetical-index-mark-end text:id="IMark91336952"/><text:alphabetical-index-mark-end text:id="IMark80576392"/><text:alphabetical-index-mark-end text:id="IMark82064168"/><text:alphabetical-index-mark-end text:id="IMark44856184"/><text:alphabetical-index-mark-end text:id="IMark43981464"/> <text:s/>1</text:p>
      <text:p text:style-name="P14"/>
      <text:p text:style-name="P14"><text:alphabetical-index-mark-start text:id="IMark98634072"/><text:alphabetical-index-mark-start text:id="IMark97345992"/><text:alphabetical-index-mark-start text:id="IMark100153864"/><text:alphabetical-index-mark-start text:id="IMark92672984"/><text:alphabetical-index-mark-start text:id="IMark82250840"/><text:alphabetical-index-mark-start text:id="IMark79646744"/><text:alphabetical-index-mark-start text:id="IMark104711720"/>pln<text:alphabetical-index-mark-end text:id="IMark104711720"/><text:alphabetical-index-mark-end text:id="IMark79646744"/><text:alphabetical-index-mark-end text:id="IMark82250840"/><text:alphabetical-index-mark-end text:id="IMark92672984"/><text:alphabetical-index-mark-end text:id="IMark100153864"/>2.0<text:alphabetical-index-mark-end text:id="IMark97345992"/><text:alphabetical-index-mark-end text:id="IMark98634072"/><text:tab/><text:alphabetical-index-mark-start text:id="IMark97674072"/><text:alphabetical-index-mark-start text:id="IMark103590520"/><text:alphabetical-index-mark-start text:id="IMark94416504"/><text:alphabetical-index-mark-start text:id="IMark103195400"/><text:alphabetical-index-mark-start text:id="IMark97505048"/>enabled<text:alphabetical-index-mark-end text:id="IMark97505048"/><text:alphabetical-index-mark-end text:id="IMark103195400"/><text:alphabetical-index-mark-end text:id="IMark94416504"/><text:alphabetical-index-mark-end text:id="IMark103590520"/><text:alphabetical-index-mark-end text:id="IMark97674072"/> <text:s text:c="5"/>2 <text:s/>30 <text:s/>20<text:tab/>11000<text:tab/>100 <text:s/>0<text:tab/>300 <text:s/>1<text:tab/>30 <text:s/>10<text:tab/>3 <text:s/><text:alphabetical-index-mark-start text:id="IMark99612056"/><text:alphabetical-index-mark-start text:id="IMark43724120"/><text:alphabetical-index-mark-start text:id="IMark96340472"/><text:alphabetical-index-mark-start text:id="IMark102509752"/><text:alphabetical-index-mark-start text:id="IMark84010488"/><text:alphabetical-index-mark-start text:id="IMark94640200"/><text:alphabetical-index-mark-start text:id="IMark91010760"/>mode<text:alphabetical-index-mark-end text:id="IMark91010760"/><text:alphabetical-index-mark-end text:id="IMark94640200"/><text:alphabetical-index-mark-end text:id="IMark84010488"/><text:alphabetical-index-mark-end text:id="IMark102509752"/><text:alphabetical-index-mark-end text:id="IMark96340472"/>_<text:alphabetical-index-mark-start text:id="IMark95257016"/><text:alphabetical-index-mark-start text:id="IMark93735400"/><text:alphabetical-index-mark-start text:id="IMark83854472"/><text:alphabetical-index-mark-start text:id="IMark104257416"/><text:alphabetical-index-mark-start text:id="IMark82204200"/>wpt<text:alphabetical-index-mark-end text:id="IMark82204200"/><text:alphabetical-index-mark-end text:id="IMark104257416"/><text:alphabetical-index-mark-end text:id="IMark83854472"/><text:alphabetical-index-mark-end text:id="IMark93735400"/><text:alphabetical-index-mark-end text:id="IMark95257016"/><text:alphabetical-index-mark-end text:id="IMark43724120"/><text:alphabetical-index-mark-end text:id="IMark99612056"/> <text:s/>1</text:p>
      <text:p text:style-name="P14"/>
      <text:p text:style-name="P14"><text:soft-page-break/><text:alphabetical-index-mark-start text:id="IMark104519176"/><text:alphabetical-index-mark-start text:id="IMark98735720"/><text:alphabetical-index-mark-start text:id="IMark104129656"/><text:alphabetical-index-mark-start text:id="IMark95879400"/><text:alphabetical-index-mark-start text:id="IMark90182872"/><text:alphabetical-index-mark-start text:id="IMark98903160"/><text:alphabetical-index-mark-start text:id="IMark78411928"/>pln<text:alphabetical-index-mark-end text:id="IMark78411928"/><text:alphabetical-index-mark-end text:id="IMark98903160"/><text:alphabetical-index-mark-end text:id="IMark90182872"/><text:alphabetical-index-mark-end text:id="IMark95879400"/><text:alphabetical-index-mark-end text:id="IMark104129656"/>2.0<text:alphabetical-index-mark-end text:id="IMark98735720"/><text:alphabetical-index-mark-end text:id="IMark104519176"/><text:tab/><text:alphabetical-index-mark-start text:id="IMark96247928"/><text:alphabetical-index-mark-start text:id="IMark100025880"/><text:alphabetical-index-mark-start text:id="IMark103701208"/><text:alphabetical-index-mark-start text:id="IMark99685832"/><text:alphabetical-index-mark-start text:id="IMark97084552"/>enabled<text:alphabetical-index-mark-end text:id="IMark97084552"/><text:alphabetical-index-mark-end text:id="IMark99685832"/><text:alphabetical-index-mark-end text:id="IMark103701208"/><text:alphabetical-index-mark-end text:id="IMark100025880"/><text:alphabetical-index-mark-end text:id="IMark96247928"/> <text:s text:c="5"/>3 <text:s/>20 <text:s/>30<text:tab/>12000<text:tab/>100 <text:s/>0<text:tab/>300 <text:s/>0<text:tab/>25 <text:s/>10<text:tab/>0 <text:s/><text:alphabetical-index-mark-start text:id="IMark104183400"/><text:alphabetical-index-mark-start text:id="IMark82143032"/><text:alphabetical-index-mark-start text:id="IMark91459464"/><text:alphabetical-index-mark-start text:id="IMark83071112"/><text:alphabetical-index-mark-start text:id="IMark101870344"/><text:alphabetical-index-mark-start text:id="IMark104704136"/><text:alphabetical-index-mark-start text:id="IMark104668376"/>mode<text:alphabetical-index-mark-end text:id="IMark104668376"/><text:alphabetical-index-mark-end text:id="IMark104704136"/><text:alphabetical-index-mark-end text:id="IMark101870344"/><text:alphabetical-index-mark-end text:id="IMark83071112"/><text:alphabetical-index-mark-end text:id="IMark91459464"/>_<text:alphabetical-index-mark-start text:id="IMark102229464"/><text:alphabetical-index-mark-start text:id="IMark97347560"/><text:alphabetical-index-mark-start text:id="IMark97186584"/><text:alphabetical-index-mark-start text:id="IMark94321816"/><text:alphabetical-index-mark-start text:id="IMark90743512"/>wpt<text:alphabetical-index-mark-end text:id="IMark90743512"/><text:alphabetical-index-mark-end text:id="IMark94321816"/><text:alphabetical-index-mark-end text:id="IMark97186584"/><text:alphabetical-index-mark-end text:id="IMark97347560"/><text:alphabetical-index-mark-end text:id="IMark102229464"/><text:alphabetical-index-mark-end text:id="IMark82143032"/><text:alphabetical-index-mark-end text:id="IMark104183400"/> <text:s/>0</text:p>
      <text:p text:style-name="Text_20_body"/>
      <text:p text:style-name="Text_20_body">Both in the case of <text:alphabetical-index-mark-start text:id="IMark98127208"/><text:alphabetical-index-mark-start text:id="IMark94608744"/><text:alphabetical-index-mark-start text:id="IMark99549672"/><text:alphabetical-index-mark-start text:id="IMark80828952"/><text:alphabetical-index-mark-start text:id="IMark82235496"/>Prg<text:alphabetical-index-mark-end text:id="IMark82235496"/><text:alphabetical-index-mark-end text:id="IMark80828952"/><text:alphabetical-index-mark-end text:id="IMark99549672"/><text:alphabetical-index-mark-end text:id="IMark94608744"/><text:alphabetical-index-mark-end text:id="IMark98127208"/>*sql and <text:alphabetical-index-mark-start text:id="IMark104397816"/><text:alphabetical-index-mark-start text:id="IMark91790296"/><text:alphabetical-index-mark-start text:id="IMark103751432"/><text:alphabetical-index-mark-start text:id="IMark98865576"/><text:alphabetical-index-mark-start text:id="IMark104590376"/>pln<text:alphabetical-index-mark-end text:id="IMark104590376"/><text:alphabetical-index-mark-end text:id="IMark98865576"/><text:alphabetical-index-mark-end text:id="IMark103751432"/><text:alphabetical-index-mark-end text:id="IMark91790296"/><text:alphabetical-index-mark-end text:id="IMark104397816"/>*sql <text:alphabetical-index-mark-start text:id="IMark97053496"/><text:alphabetical-index-mark-start text:id="IMark99938648"/><text:alphabetical-index-mark-start text:id="IMark92153624"/><text:alphabetical-index-mark-start text:id="IMark97354792"/>file<text:alphabetical-index-mark-end text:id="IMark97354792"/><text:alphabetical-index-mark-end text:id="IMark92153624"/><text:alphabetical-index-mark-end text:id="IMark99938648"/><text:alphabetical-index-mark-end text:id="IMark97053496"/>s it is recommendable to be very tidy and <text:alphabetical-index-mark-start text:id="IMark80823768"/><text:alphabetical-index-mark-start text:id="IMark93327016"/><text:alphabetical-index-mark-start text:id="IMark96155576"/><text:alphabetical-index-mark-start text:id="IMark95454136"/><text:alphabetical-index-mark-start text:id="IMark102147608"/>system<text:alphabetical-index-mark-end text:id="IMark102147608"/><text:alphabetical-index-mark-end text:id="IMark95454136"/><text:alphabetical-index-mark-end text:id="IMark96155576"/><text:alphabetical-index-mark-end text:id="IMark93327016"/><text:alphabetical-index-mark-end text:id="IMark80823768"/>atic. Plus, whenever a new <text:alphabetical-index-mark-start text:id="IMark105247624"/><text:alphabetical-index-mark-start text:id="IMark102563992"/><text:alphabetical-index-mark-start text:id="IMark90018696"/><text:alphabetical-index-mark-start text:id="IMark93442584"/><text:alphabetical-index-mark-start text:id="IMark77343896"/>version<text:alphabetical-index-mark-end text:id="IMark77343896"/><text:alphabetical-index-mark-end text:id="IMark93442584"/><text:alphabetical-index-mark-end text:id="IMark90018696"/><text:alphabetical-index-mark-end text:id="IMark102563992"/><text:alphabetical-index-mark-end text:id="IMark105247624"/> of the <text:alphabetical-index-mark-start text:id="IMark95761656"/><text:alphabetical-index-mark-start text:id="IMark100744152"/><text:alphabetical-index-mark-start text:id="IMark98844248"/><text:alphabetical-index-mark-start text:id="IMark79987528"/><text:alphabetical-index-mark-start text:id="IMark98156232"/>program<text:alphabetical-index-mark-end text:id="IMark98156232"/><text:alphabetical-index-mark-end text:id="IMark79987528"/><text:alphabetical-index-mark-end text:id="IMark98844248"/><text:alphabetical-index-mark-end text:id="IMark100744152"/><text:alphabetical-index-mark-end text:id="IMark95761656"/> is created, a specific, new <text:alphabetical-index-mark-start text:id="IMark90667096"/><text:alphabetical-index-mark-start text:id="IMark96896232"/><text:alphabetical-index-mark-start text:id="IMark94093608"/><text:alphabetical-index-mark-start text:id="IMark82141464"/>file<text:alphabetical-index-mark-end text:id="IMark82141464"/><text:alphabetical-index-mark-end text:id="IMark94093608"/><text:alphabetical-index-mark-end text:id="IMark96896232"/><text:alphabetical-index-mark-end text:id="IMark90667096"/> should be created for that <text:alphabetical-index-mark-start text:id="IMark95415496"/><text:alphabetical-index-mark-start text:id="IMark93380264"/><text:alphabetical-index-mark-start text:id="IMark81726840"/><text:alphabetical-index-mark-start text:id="IMark95023704"/><text:alphabetical-index-mark-start text:id="IMark103109080"/>program<text:alphabetical-index-mark-end text:id="IMark103109080"/><text:alphabetical-index-mark-end text:id="IMark95023704"/><text:alphabetical-index-mark-end text:id="IMark81726840"/><text:alphabetical-index-mark-end text:id="IMark93380264"/><text:alphabetical-index-mark-end text:id="IMark95415496"/>s as well.</text:p>
      <text:p text:style-name="Text_20_body"/>
      <text:p text:style-name="Text_20_body"/>
      <text:h text:style-name="Heading_20_2" text:outline-level="2"><text:bookmark-start text:name="__RefHeading___Toc6786_1483239106"/><text:span text:style-name="T191">4.4.</text:span><text:span text:style-name="T178"> </text:span><text:alphabetical-index-mark-start text:id="IMark100757144"/><text:alphabetical-index-mark-start text:id="IMark91799000"/><text:alphabetical-index-mark-start text:id="IMark81870376"/><text:alphabetical-index-mark-start text:id="IMark68731736"/><text:alphabetical-index-mark-start text:id="IMark104901752"/><text:span text:style-name="T178">Mode</text:span><text:alphabetical-index-mark-end text:id="IMark104901752"/><text:alphabetical-index-mark-end text:id="IMark68731736"/><text:alphabetical-index-mark-end text:id="IMark81870376"/><text:alphabetical-index-mark-end text:id="IMark91799000"/><text:alphabetical-index-mark-end text:id="IMark100757144"/><text:span text:style-name="T178">s and </text:span><text:alphabetical-index-mark-start text:id="IMark103092296"/><text:alphabetical-index-mark-start text:id="IMark104170760"/><text:alphabetical-index-mark-start text:id="IMark43407288"/><text:alphabetical-index-mark-start text:id="IMark96683640"/><text:alphabetical-index-mark-start text:id="IMark89804312"/><text:span text:style-name="T178">sub</text:span><text:alphabetical-index-mark-start text:id="IMark102892888"/><text:alphabetical-index-mark-start text:id="IMark90360696"/><text:alphabetical-index-mark-start text:id="IMark81841672"/><text:alphabetical-index-mark-start text:id="IMark82236280"/><text:alphabetical-index-mark-start text:id="IMark82572504"/><text:span text:style-name="T178">mode</text:span><text:alphabetical-index-mark-end text:id="IMark82572504"/><text:alphabetical-index-mark-end text:id="IMark82236280"/><text:alphabetical-index-mark-end text:id="IMark81841672"/><text:alphabetical-index-mark-end text:id="IMark90360696"/><text:alphabetical-index-mark-end text:id="IMark102892888"/><text:alphabetical-index-mark-end text:id="IMark89804312"/><text:alphabetical-index-mark-end text:id="IMark96683640"/><text:alphabetical-index-mark-end text:id="IMark43407288"/><text:alphabetical-index-mark-end text:id="IMark104170760"/><text:alphabetical-index-mark-end text:id="IMark103092296"/><text:span text:style-name="T178">s</text:span><text:bookmark-end text:name="__RefHeading___Toc6786_1483239106"/></text:h>
      <text:p text:style-name="Text_20_body"/>
      <text:p text:style-name="Text_20_body"><text:span text:style-name="T178">In </text:span><text:span text:style-name="T194">[</text:span><text:span text:style-name="T191">4.3.13.</text:span><text:span text:style-name="T194">]</text:span><text:span text:style-name="T178"> the existence of </text:span><text:alphabetical-index-mark-start text:id="IMark81907944"/><text:alphabetical-index-mark-start text:id="IMark95815464"/><text:alphabetical-index-mark-start text:id="IMark95731144"/><text:alphabetical-index-mark-start text:id="IMark90597704"/><text:alphabetical-index-mark-start text:id="IMark60616728"/><text:span text:style-name="T178">mode</text:span><text:alphabetical-index-mark-end text:id="IMark60616728"/><text:alphabetical-index-mark-end text:id="IMark90597704"/><text:alphabetical-index-mark-end text:id="IMark95731144"/><text:alphabetical-index-mark-end text:id="IMark95815464"/><text:alphabetical-index-mark-end text:id="IMark81907944"/><text:span text:style-name="T178">s </text:span><text:span text:style-name="T183">is described as an extra </text:span><text:alphabetical-index-mark-start text:id="IMark94484760"/><text:alphabetical-index-mark-start text:id="IMark81408568"/><text:alphabetical-index-mark-start text:id="IMark90816072"/><text:alphabetical-index-mark-start text:id="IMark97362520"/><text:alphabetical-index-mark-start text:id="IMark80279400"/><text:span text:style-name="T183">layer</text:span><text:alphabetical-index-mark-end text:id="IMark80279400"/><text:alphabetical-index-mark-end text:id="IMark97362520"/><text:alphabetical-index-mark-end text:id="IMark90816072"/><text:alphabetical-index-mark-end text:id="IMark81408568"/><text:alphabetical-index-mark-end text:id="IMark94484760"/><text:span text:style-name="T183"> of </text:span><text:alphabetical-index-mark-start text:id="IMark98919464"/><text:alphabetical-index-mark-start text:id="IMark99217592"/><text:alphabetical-index-mark-start text:id="IMark97928872"/><text:alphabetical-index-mark-start text:id="IMark96261000"/><text:alphabetical-index-mark-start text:id="IMark97319256"/><text:alphabetical-index-mark-start text:id="IMark89995640"/><text:span text:style-name="T183">abs</text:span><text:alphabetical-index-mark-end text:id="IMark89995640"/><text:span text:style-name="T183">tr</text:span><text:alphabetical-index-mark-start text:id="IMark82693144"/><text:alphabetical-index-mark-start text:id="IMark91005832"/><text:alphabetical-index-mark-start text:id="IMark90628408"/><text:alphabetical-index-mark-start text:id="IMark67704456"/><text:alphabetical-index-mark-start text:id="IMark91011464"/><text:span text:style-name="T183">act</text:span><text:alphabetical-index-mark-end text:id="IMark97319256"/><text:alphabetical-index-mark-end text:id="IMark96261000"/><text:alphabetical-index-mark-end text:id="IMark97928872"/><text:alphabetical-index-mark-end text:id="IMark99217592"/><text:alphabetical-index-mark-end text:id="IMark98919464"/><text:span text:style-name="T183">ion</text:span><text:alphabetical-index-mark-end text:id="IMark91011464"/><text:alphabetical-index-mark-end text:id="IMark67704456"/><text:alphabetical-index-mark-end text:id="IMark90628408"/><text:alphabetical-index-mark-end text:id="IMark91005832"/><text:alphabetical-index-mark-end text:id="IMark82693144"/><text:span text:style-name="T183"> on top of </text:span><text:alphabetical-index-mark-start text:id="IMark81287928"/><text:alphabetical-index-mark-start text:id="IMark77370024"/><text:alphabetical-index-mark-start text:id="IMark100659832"/><text:alphabetical-index-mark-start text:id="IMark97921928"/><text:alphabetical-index-mark-start text:id="IMark102842024"/><text:span text:style-name="T183">program</text:span><text:alphabetical-index-mark-end text:id="IMark102842024"/><text:alphabetical-index-mark-end text:id="IMark97921928"/><text:alphabetical-index-mark-end text:id="IMark100659832"/><text:alphabetical-index-mark-end text:id="IMark77370024"/><text:alphabetical-index-mark-end text:id="IMark81287928"/><text:span text:style-name="T183">s or </text:span><text:alphabetical-index-mark-start text:id="IMark97371560"/><text:alphabetical-index-mark-start text:id="IMark80646936"/><text:alphabetical-index-mark-start text:id="IMark79489528"/><text:alphabetical-index-mark-start text:id="IMark100611736"/><text:alphabetical-index-mark-start text:id="IMark80643720"/><text:span text:style-name="T183">SQL</text:span><text:alphabetical-index-mark-end text:id="IMark80643720"/><text:alphabetical-index-mark-end text:id="IMark100611736"/><text:alphabetical-index-mark-end text:id="IMark79489528"/><text:alphabetical-index-mark-end text:id="IMark80646936"/><text:alphabetical-index-mark-end text:id="IMark97371560"/><text:span text:style-name="T183"> </text:span><text:alphabetical-index-mark-start text:id="IMark100991992"/><text:alphabetical-index-mark-start text:id="IMark90007560"/><text:alphabetical-index-mark-start text:id="IMark80099512"/><text:alphabetical-index-mark-start text:id="IMark91932376"/><text:alphabetical-index-mark-start text:id="IMark111001304"/><text:span text:style-name="T183">query</text:span><text:alphabetical-index-mark-end text:id="IMark111001304"/><text:alphabetical-index-mark-end text:id="IMark91932376"/><text:alphabetical-index-mark-end text:id="IMark80099512"/><text:alphabetical-index-mark-end text:id="IMark90007560"/><text:alphabetical-index-mark-end text:id="IMark100991992"/><text:span text:style-name="T183"> </text:span><text:alphabetical-index-mark-start text:id="IMark44975032"/><text:alphabetical-index-mark-start text:id="IMark95092824"/><text:alphabetical-index-mark-start text:id="IMark100887464"/><text:alphabetical-index-mark-start text:id="IMark68728600"/><text:alphabetical-index-mark-start text:id="IMark101868776"/><text:span text:style-name="T183">string</text:span><text:alphabetical-index-mark-end text:id="IMark101868776"/><text:alphabetical-index-mark-end text:id="IMark68728600"/><text:alphabetical-index-mark-end text:id="IMark100887464"/><text:alphabetical-index-mark-end text:id="IMark95092824"/><text:alphabetical-index-mark-end text:id="IMark44975032"/><text:span text:style-name="T183">s that have a common </text:span><text:alphabetical-index-mark-start text:id="IMark60737928"/><text:alphabetical-index-mark-start text:id="IMark99200296"/><text:alphabetical-index-mark-start text:id="IMark101972872"/><text:alphabetical-index-mark-start text:id="IMark92810696"/><text:alphabetical-index-mark-start text:id="IMark100420824"/><text:span text:style-name="T183">context</text:span><text:alphabetical-index-mark-end text:id="IMark100420824"/><text:alphabetical-index-mark-end text:id="IMark92810696"/><text:alphabetical-index-mark-end text:id="IMark101972872"/><text:alphabetical-index-mark-end text:id="IMark99200296"/><text:alphabetical-index-mark-end text:id="IMark60737928"/><text:span text:style-name="T178">. </text:span><text:span text:style-name="T183">The </text:span><text:alphabetical-index-mark-start text:id="IMark83996360"/><text:alphabetical-index-mark-start text:id="IMark100655928"/><text:alphabetical-index-mark-start text:id="IMark81452984"/><text:alphabetical-index-mark-start text:id="IMark101977944"/><text:alphabetical-index-mark-start text:id="IMark82681544"/><text:alphabetical-index-mark-start text:id="IMark103091512"/><text:span text:style-name="T183">AI</text:span><text:alphabetical-index-mark-end text:id="IMark103091512"/><text:span text:style-name="T183">E</text:span><text:alphabetical-index-mark-end text:id="IMark82681544"/><text:alphabetical-index-mark-end text:id="IMark101977944"/><text:alphabetical-index-mark-end text:id="IMark81452984"/><text:alphabetical-index-mark-end text:id="IMark100655928"/><text:alphabetical-index-mark-end text:id="IMark83996360"/><text:span text:style-name="T183"> itself works at the highest </text:span><text:alphabetical-index-mark-start text:id="IMark80816728"/><text:alphabetical-index-mark-start text:id="IMark93844136"/><text:alphabetical-index-mark-start text:id="IMark95095960"/><text:alphabetical-index-mark-start text:id="IMark82513208"/><text:alphabetical-index-mark-start text:id="IMark101173928"/><text:span text:style-name="T183">level</text:span><text:alphabetical-index-mark-end text:id="IMark101173928"/><text:alphabetical-index-mark-end text:id="IMark82513208"/><text:alphabetical-index-mark-end text:id="IMark95095960"/><text:alphabetical-index-mark-end text:id="IMark93844136"/><text:alphabetical-index-mark-end text:id="IMark80816728"/><text:span text:style-name="T183"> with </text:span><text:alphabetical-index-mark-start text:id="IMark92686536"/><text:alphabetical-index-mark-start text:id="IMark60698104"/><text:alphabetical-index-mark-start text:id="IMark84091576"/><text:alphabetical-index-mark-start text:id="IMark97090712"/><text:alphabetical-index-mark-start text:id="IMark99532984"/><text:span text:style-name="T183">mode</text:span><text:alphabetical-index-mark-end text:id="IMark99532984"/><text:alphabetical-index-mark-end text:id="IMark97090712"/><text:alphabetical-index-mark-end text:id="IMark84091576"/><text:alphabetical-index-mark-end text:id="IMark60698104"/><text:alphabetical-index-mark-end text:id="IMark92686536"/><text:span text:style-name="T183">s, activating and deactivating them by </text:span><text:alphabetical-index-mark-start text:id="IMark97324632"/><text:alphabetical-index-mark-start text:id="IMark103991512"/><text:alphabetical-index-mark-start text:id="IMark80138280"/><text:alphabetical-index-mark-start text:id="IMark94945400"/><text:span text:style-name="T183">setting</text:span><text:alphabetical-index-mark-end text:id="IMark94945400"/><text:alphabetical-index-mark-end text:id="IMark80138280"/><text:alphabetical-index-mark-end text:id="IMark103991512"/><text:alphabetical-index-mark-end text:id="IMark97324632"/><text:span text:style-name="T183"> </text:span><text:alphabetical-index-mark-start text:id="IMark99404088"/><text:alphabetical-index-mark-start text:id="IMark104894680"/><text:alphabetical-index-mark-start text:id="IMark101666120"/><text:alphabetical-index-mark-start text:id="IMark94077224"/><text:alphabetical-index-mark-start text:id="IMark94169336"/><text:span text:style-name="T98">Value</text:span><text:alphabetical-index-mark-end text:id="IMark94169336"/><text:alphabetical-index-mark-end text:id="IMark94077224"/><text:alphabetical-index-mark-end text:id="IMark101666120"/><text:alphabetical-index-mark-end text:id="IMark104894680"/><text:alphabetical-index-mark-end text:id="IMark99404088"/><text:span text:style-name="T98"> = 1</text:span><text:span text:style-name="T183"> or </text:span><text:alphabetical-index-mark-start text:id="IMark82191000"/><text:alphabetical-index-mark-start text:id="IMark95785752"/><text:alphabetical-index-mark-start text:id="IMark94447576"/><text:alphabetical-index-mark-start text:id="IMark101930024"/><text:alphabetical-index-mark-start text:id="IMark82511640"/><text:span text:style-name="T98">Value</text:span><text:alphabetical-index-mark-end text:id="IMark82511640"/><text:alphabetical-index-mark-end text:id="IMark101930024"/><text:alphabetical-index-mark-end text:id="IMark94447576"/><text:alphabetical-index-mark-end text:id="IMark95785752"/><text:alphabetical-index-mark-end text:id="IMark82191000"/><text:span text:style-name="T98"> = 0</text:span><text:span text:style-name="T183"> respectively in the </text:span><text:alphabetical-index-mark-start text:id="IMark77580008"/><text:alphabetical-index-mark-start text:id="IMark80108808"/><text:alphabetical-index-mark-start text:id="IMark94068328"/><text:alphabetical-index-mark-start text:id="IMark105103784"/><text:alphabetical-index-mark-start text:id="IMark91121016"/><text:span text:style-name="T183">fact</text:span><text:alphabetical-index-mark-end text:id="IMark91121016"/><text:alphabetical-index-mark-end text:id="IMark105103784"/><text:alphabetical-index-mark-end text:id="IMark94068328"/><text:alphabetical-index-mark-end text:id="IMark80108808"/><text:alphabetical-index-mark-end text:id="IMark77580008"/><text:span text:style-name="T183"> </text:span><text:alphabetical-index-mark-start text:id="IMark77919720"/><text:alphabetical-index-mark-start text:id="IMark101863400"/><text:alphabetical-index-mark-start text:id="IMark100235480"/><text:alphabetical-index-mark-start text:id="IMark100703032"/><text:alphabetical-index-mark-start text:id="IMark95694840"/><text:span text:style-name="T183">record</text:span><text:alphabetical-index-mark-end text:id="IMark95694840"/><text:alphabetical-index-mark-end text:id="IMark100703032"/><text:alphabetical-index-mark-end text:id="IMark100235480"/><text:alphabetical-index-mark-end text:id="IMark101863400"/><text:alphabetical-index-mark-end text:id="IMark77919720"/><text:span text:style-name="T183"> corresponding to each one of them.</text:span></text:p>
      <text:p text:style-name="Text_20_body"/>
      <text:p text:style-name="Text_20_body"><text:alphabetical-index-mark-start text:id="IMark96786216"/><text:alphabetical-index-mark-start text:id="IMark103492488"/><text:alphabetical-index-mark-start text:id="IMark101991176"/><text:alphabetical-index-mark-start text:id="IMark95999528"/><text:alphabetical-index-mark-start text:id="IMark96866728"/><text:span text:style-name="T178">Mode</text:span><text:alphabetical-index-mark-end text:id="IMark96866728"/><text:alphabetical-index-mark-end text:id="IMark95999528"/><text:alphabetical-index-mark-end text:id="IMark101991176"/><text:alphabetical-index-mark-end text:id="IMark103492488"/><text:alphabetical-index-mark-end text:id="IMark96786216"/><text:span text:style-name="T178">s allow the </text:span><text:alphabetical-index-mark-start text:id="IMark103695752"/><text:alphabetical-index-mark-start text:id="IMark95196408"/><text:alphabetical-index-mark-start text:id="IMark92517144"/><text:alphabetical-index-mark-start text:id="IMark81191544"/><text:alphabetical-index-mark-start text:id="IMark92644712"/><text:alphabetical-index-mark-start text:id="IMark89747000"/><text:span text:style-name="T178">AI</text:span><text:alphabetical-index-mark-end text:id="IMark89747000"/><text:span text:style-name="T178">E</text:span><text:alphabetical-index-mark-end text:id="IMark92644712"/><text:alphabetical-index-mark-end text:id="IMark81191544"/><text:alphabetical-index-mark-end text:id="IMark92517144"/><text:alphabetical-index-mark-end text:id="IMark95196408"/><text:alphabetical-index-mark-end text:id="IMark103695752"/><text:span text:style-name="T178"> to identify easily </text:span><text:alphabetical-index-mark-start text:id="IMark94523176"/><text:alphabetical-index-mark-start text:id="IMark60651960"/><text:alphabetical-index-mark-start text:id="IMark82799208"/><text:alphabetical-index-mark-start text:id="IMark98980456"/><text:span text:style-name="T178">difference</text:span><text:alphabetical-index-mark-end text:id="IMark98980456"/><text:alphabetical-index-mark-end text:id="IMark82799208"/><text:alphabetical-index-mark-end text:id="IMark60651960"/><text:alphabetical-index-mark-end text:id="IMark94523176"/><text:span text:style-name="T178">s in the </text:span><text:alphabetical-index-mark-start text:id="IMark92200936"/><text:alphabetical-index-mark-start text:id="IMark98843432"/><text:alphabetical-index-mark-start text:id="IMark104936856"/><text:alphabetical-index-mark-start text:id="IMark80283208"/><text:alphabetical-index-mark-start text:id="IMark100974408"/><text:span text:style-name="T178">status</text:span><text:alphabetical-index-mark-end text:id="IMark100974408"/><text:alphabetical-index-mark-end text:id="IMark80283208"/><text:alphabetical-index-mark-end text:id="IMark104936856"/><text:alphabetical-index-mark-end text:id="IMark98843432"/><text:alphabetical-index-mark-end text:id="IMark92200936"/><text:span text:style-name="T178"> of the </text:span><text:alphabetical-index-mark-start text:id="IMark97309176"/><text:alphabetical-index-mark-start text:id="IMark93234280"/><text:alphabetical-index-mark-start text:id="IMark100347816"/><text:alphabetical-index-mark-start text:id="IMark89843944"/><text:alphabetical-index-mark-start text:id="IMark97128296"/><text:span text:style-name="T178">space</text:span><text:alphabetical-index-mark-end text:id="IMark97128296"/><text:alphabetical-index-mark-end text:id="IMark89843944"/><text:alphabetical-index-mark-end text:id="IMark100347816"/><text:alphabetical-index-mark-end text:id="IMark93234280"/><text:alphabetical-index-mark-end text:id="IMark97309176"/><text:span text:style-name="T178">craft and its components. For </text:span><text:alphabetical-index-mark-start text:id="IMark99650088"/><text:alphabetical-index-mark-start text:id="IMark67450120"/><text:alphabetical-index-mark-start text:id="IMark101524232"/><text:alphabetical-index-mark-start text:id="IMark80832088"/><text:alphabetical-index-mark-start text:id="IMark103702840"/><text:span text:style-name="T178">example</text:span><text:alphabetical-index-mark-end text:id="IMark103702840"/><text:alphabetical-index-mark-end text:id="IMark80832088"/><text:alphabetical-index-mark-end text:id="IMark101524232"/><text:alphabetical-index-mark-end text:id="IMark67450120"/><text:alphabetical-index-mark-end text:id="IMark99650088"/><text:span text:style-name="T178">, certain </text:span><text:alphabetical-index-mark-start text:id="IMark84276856"/><text:alphabetical-index-mark-start text:id="IMark97104584"/><text:alphabetical-index-mark-start text:id="IMark91225288"/><text:alphabetical-index-mark-start text:id="IMark52530552"/><text:alphabetical-index-mark-start text:id="IMark81194680"/><text:span text:style-name="T178">condition</text:span><text:alphabetical-index-mark-end text:id="IMark81194680"/><text:alphabetical-index-mark-end text:id="IMark52530552"/><text:alphabetical-index-mark-end text:id="IMark91225288"/><text:alphabetical-index-mark-end text:id="IMark97104584"/><text:alphabetical-index-mark-end text:id="IMark84276856"/><text:span text:style-name="T178">s lead to the </text:span><text:alphabetical-index-mark-start text:id="IMark105262296"/><text:alphabetical-index-mark-start text:id="IMark79225240"/><text:alphabetical-index-mark-start text:id="IMark94089816"/><text:alphabetical-index-mark-start text:id="IMark92717272"/><text:span text:style-name="T178">interpret</text:span><text:alphabetical-index-mark-end text:id="IMark92717272"/><text:alphabetical-index-mark-end text:id="IMark94089816"/><text:alphabetical-index-mark-end text:id="IMark79225240"/><text:alphabetical-index-mark-end text:id="IMark105262296"/><text:span text:style-name="T178">ation that the </text:span><text:alphabetical-index-mark-start text:id="IMark80108024"/><text:alphabetical-index-mark-start text:id="IMark103279944"/><text:span text:style-name="T178">ship</text:span><text:alphabetical-index-mark-end text:id="IMark103279944"/><text:alphabetical-index-mark-end text:id="IMark80108024"/><text:span text:style-name="T178"> has a </text:span><text:alphabetical-index-mark-start text:id="IMark90753672"/><text:alphabetical-index-mark-start text:id="IMark102026664"/><text:alphabetical-index-mark-start text:id="IMark93770296"/><text:alphabetical-index-mark-start text:id="IMark93917224"/><text:alphabetical-index-mark-start text:id="IMark94974344"/><text:span text:style-name="T83">Value</text:span><text:alphabetical-index-mark-end text:id="IMark94974344"/><text:alphabetical-index-mark-end text:id="IMark93917224"/><text:alphabetical-index-mark-end text:id="IMark93770296"/><text:alphabetical-index-mark-end text:id="IMark102026664"/><text:alphabetical-index-mark-end text:id="IMark90753672"/><text:span text:style-name="T83"> = 1</text:span><text:span text:style-name="T178"> for </text:span><text:alphabetical-index-mark-start text:id="IMark68885864"/><text:alphabetical-index-mark-start text:id="IMark89918088"/><text:alphabetical-index-mark-start text:id="IMark93871304"/><text:alphabetical-index-mark-start text:id="IMark91335384"/><text:alphabetical-index-mark-start text:id="IMark89936952"/><text:span text:style-name="T83">Item</text:span><text:alphabetical-index-mark-end text:id="IMark89936952"/><text:alphabetical-index-mark-end text:id="IMark91335384"/><text:alphabetical-index-mark-end text:id="IMark93871304"/><text:alphabetical-index-mark-end text:id="IMark89918088"/><text:alphabetical-index-mark-end text:id="IMark68885864"/><text:span text:style-name="T83"> = ‘</text:span><text:alphabetical-index-mark-start text:id="IMark94204920"/><text:alphabetical-index-mark-start text:id="IMark93771864"/><text:alphabetical-index-mark-start text:id="IMark99029432"/><text:alphabetical-index-mark-start text:id="IMark83913336"/><text:alphabetical-index-mark-start text:id="IMark96013352"/><text:span text:style-name="T83">mode</text:span><text:alphabetical-index-mark-end text:id="IMark96013352"/><text:alphabetical-index-mark-end text:id="IMark83913336"/><text:alphabetical-index-mark-end text:id="IMark99029432"/><text:alphabetical-index-mark-end text:id="IMark93771864"/><text:alphabetical-index-mark-end text:id="IMark94204920"/><text:span text:style-name="T83">_crs’</text:span><text:span text:style-name="T178"> in </text:span><text:span text:style-name="T83">sde_</text:span><text:alphabetical-index-mark-start text:id="IMark103234296"/><text:alphabetical-index-mark-start text:id="IMark83190600"/><text:alphabetical-index-mark-start text:id="IMark80535640"/><text:alphabetical-index-mark-start text:id="IMark83534168"/><text:alphabetical-index-mark-start text:id="IMark90929080"/><text:span text:style-name="T83">fact</text:span><text:alphabetical-index-mark-end text:id="IMark90929080"/><text:alphabetical-index-mark-end text:id="IMark83534168"/><text:alphabetical-index-mark-end text:id="IMark80535640"/><text:alphabetical-index-mark-end text:id="IMark83190600"/><text:alphabetical-index-mark-end text:id="IMark103234296"/><text:span text:style-name="T83">s</text:span><text:span text:style-name="T178"> meaning that the </text:span><text:alphabetical-index-mark-start text:id="IMark82425960"/><text:alphabetical-index-mark-start text:id="IMark103522920"/><text:alphabetical-index-mark-start text:id="IMark90587368"/><text:alphabetical-index-mark-start text:id="IMark95273720"/><text:alphabetical-index-mark-start text:id="IMark105070648"/><text:span text:style-name="T178">fact</text:span><text:alphabetical-index-mark-end text:id="IMark105070648"/><text:alphabetical-index-mark-end text:id="IMark95273720"/><text:alphabetical-index-mark-end text:id="IMark90587368"/><text:alphabetical-index-mark-end text:id="IMark103522920"/><text:alphabetical-index-mark-end text:id="IMark82425960"/><text:span text:style-name="T178"> is that the </text:span><text:alphabetical-index-mark-start text:id="IMark105149896"/><text:alphabetical-index-mark-start text:id="IMark80061400"/><text:span text:style-name="T178">ship</text:span><text:alphabetical-index-mark-end text:id="IMark80061400"/><text:alphabetical-index-mark-end text:id="IMark105149896"/><text:span text:style-name="T178"> is in </text:span><text:alphabetical-index-mark-start text:id="IMark89826136"/><text:alphabetical-index-mark-start text:id="IMark77987448"/><text:alphabetical-index-mark-start text:id="IMark91056456"/><text:alphabetical-index-mark-start text:id="IMark96852360"/><text:alphabetical-index-mark-start text:id="IMark81823256"/><text:span text:style-name="T178">cruise</text:span><text:alphabetical-index-mark-end text:id="IMark81823256"/><text:alphabetical-index-mark-end text:id="IMark96852360"/><text:alphabetical-index-mark-end text:id="IMark91056456"/><text:alphabetical-index-mark-end text:id="IMark77987448"/><text:alphabetical-index-mark-end text:id="IMark89826136"/><text:span text:style-name="T178"> </text:span><text:alphabetical-index-mark-start text:id="IMark104722488"/><text:alphabetical-index-mark-start text:id="IMark82206552"/><text:alphabetical-index-mark-start text:id="IMark91247432"/><text:alphabetical-index-mark-start text:id="IMark90949560"/><text:alphabetical-index-mark-start text:id="IMark80660120"/><text:span text:style-name="T178">flight</text:span><text:alphabetical-index-mark-end text:id="IMark80660120"/><text:alphabetical-index-mark-end text:id="IMark90949560"/><text:alphabetical-index-mark-end text:id="IMark91247432"/><text:alphabetical-index-mark-end text:id="IMark82206552"/><text:alphabetical-index-mark-end text:id="IMark104722488"/><text:span text:style-name="T178"> in an </text:span><text:alphabetical-index-mark-start text:id="IMark68171272"/><text:alphabetical-index-mark-start text:id="IMark100939736"/><text:alphabetical-index-mark-start text:id="IMark102517656"/><text:alphabetical-index-mark-start text:id="IMark89852328"/><text:alphabetical-index-mark-start text:id="IMark101242216"/><text:span text:style-name="T178">atmo</text:span><text:alphabetical-index-mark-start text:id="IMark101320952"/><text:alphabetical-index-mark-start text:id="IMark90041096"/><text:span text:style-name="T178">sphere</text:span><text:alphabetical-index-mark-end text:id="IMark90041096"/><text:alphabetical-index-mark-end text:id="IMark101320952"/><text:alphabetical-index-mark-end text:id="IMark101242216"/><text:alphabetical-index-mark-end text:id="IMark89852328"/><text:alphabetical-index-mark-end text:id="IMark102517656"/><text:alphabetical-index-mark-end text:id="IMark100939736"/><text:alphabetical-index-mark-end text:id="IMark68171272"/><text:span text:style-name="T178">.</text:span></text:p>
      <text:p text:style-name="Text_20_body"/>
      <text:p text:style-name="Text_20_body"><text:span text:style-name="T178">Once </text:span><text:alphabetical-index-mark-start text:id="IMark90817640"/><text:alphabetical-index-mark-start text:id="IMark82648056"/><text:alphabetical-index-mark-start text:id="IMark94625976"/><text:alphabetical-index-mark-start text:id="IMark104331832"/><text:alphabetical-index-mark-start text:id="IMark99019672"/><text:span text:style-name="T83">mode</text:span><text:alphabetical-index-mark-end text:id="IMark99019672"/><text:alphabetical-index-mark-end text:id="IMark104331832"/><text:alphabetical-index-mark-end text:id="IMark94625976"/><text:alphabetical-index-mark-end text:id="IMark82648056"/><text:alphabetical-index-mark-end text:id="IMark90817640"/><text:span text:style-name="T83">_crs</text:span><text:span text:style-name="T178"> has </text:span><text:alphabetical-index-mark-start text:id="IMark90902648"/><text:alphabetical-index-mark-start text:id="IMark98139016"/><text:alphabetical-index-mark-start text:id="IMark103683640"/><text:alphabetical-index-mark-start text:id="IMark90846712"/><text:alphabetical-index-mark-start text:id="IMark81458600"/><text:span text:style-name="T83">Value</text:span><text:alphabetical-index-mark-end text:id="IMark81458600"/><text:alphabetical-index-mark-end text:id="IMark90846712"/><text:alphabetical-index-mark-end text:id="IMark103683640"/><text:alphabetical-index-mark-end text:id="IMark98139016"/><text:alphabetical-index-mark-end text:id="IMark90902648"/><text:span text:style-name="T83"> = 1</text:span><text:span text:style-name="T178"> a lot of things star</text:span><text:span text:style-name="T190">t</text:span><text:span text:style-name="T178"> happening, certain </text:span><text:alphabetical-index-mark-start text:id="IMark101144488"/><text:alphabetical-index-mark-start text:id="IMark103576872"/><text:alphabetical-index-mark-start text:id="IMark99274296"/><text:alphabetical-index-mark-start text:id="IMark82113560"/><text:alphabetical-index-mark-start text:id="IMark100545560"/><text:span text:style-name="T178">program</text:span><text:alphabetical-index-mark-end text:id="IMark100545560"/><text:alphabetical-index-mark-end text:id="IMark82113560"/><text:alphabetical-index-mark-end text:id="IMark99274296"/><text:alphabetical-index-mark-end text:id="IMark103576872"/><text:alphabetical-index-mark-end text:id="IMark101144488"/><text:span text:style-name="T178">s are </text:span><text:alphabetical-index-mark-start text:id="IMark100941304"/><text:alphabetical-index-mark-start text:id="IMark102917736"/><text:alphabetical-index-mark-start text:id="IMark81759592"/><text:alphabetical-index-mark-start text:id="IMark104032536"/><text:alphabetical-index-mark-start text:id="IMark90028520"/><text:span text:style-name="T178">load</text:span><text:alphabetical-index-mark-end text:id="IMark90028520"/><text:alphabetical-index-mark-end text:id="IMark104032536"/><text:alphabetical-index-mark-end text:id="IMark81759592"/><text:alphabetical-index-mark-end text:id="IMark102917736"/><text:alphabetical-index-mark-end text:id="IMark100941304"/><text:span text:style-name="T178">ed, while others are unladed from </text:span><text:alphabetical-index-mark-start text:id="IMark93468984"/><text:alphabetical-index-mark-start text:id="IMark44952344"/><text:alphabetical-index-mark-start text:id="IMark96420408"/><text:alphabetical-index-mark-start text:id="IMark95401352"/><text:alphabetical-index-mark-start text:id="IMark95342248"/><text:span text:style-name="T83">sde_</text:span><text:alphabetical-index-mark-start text:id="IMark81204536"/><text:alphabetical-index-mark-start text:id="IMark79936136"/><text:alphabetical-index-mark-start text:id="IMark80175432"/><text:alphabetical-index-mark-start text:id="IMark90551608"/><text:alphabetical-index-mark-start text:id="IMark101130424"/><text:span text:style-name="T83">rule</text:span><text:alphabetical-index-mark-end text:id="IMark101130424"/><text:alphabetical-index-mark-end text:id="IMark90551608"/><text:alphabetical-index-mark-end text:id="IMark80175432"/><text:alphabetical-index-mark-end text:id="IMark79936136"/><text:alphabetical-index-mark-end text:id="IMark81204536"/><text:span text:style-name="T83">s</text:span><text:alphabetical-index-mark-end text:id="IMark95342248"/><text:alphabetical-index-mark-end text:id="IMark95401352"/><text:alphabetical-index-mark-end text:id="IMark96420408"/><text:alphabetical-index-mark-end text:id="IMark44952344"/><text:alphabetical-index-mark-end text:id="IMark93468984"/><text:span text:style-name="T178">. </text:span><text:span text:style-name="T184">Several </text:span><text:alphabetical-index-mark-start text:id="IMark91067880"/><text:alphabetical-index-mark-start text:id="IMark102062088"/><text:alphabetical-index-mark-start text:id="IMark81842456"/><text:alphabetical-index-mark-start text:id="IMark77437240"/><text:alphabetical-index-mark-start text:id="IMark79121336"/><text:span text:style-name="T184">program</text:span><text:alphabetical-index-mark-end text:id="IMark79121336"/><text:alphabetical-index-mark-end text:id="IMark77437240"/><text:alphabetical-index-mark-end text:id="IMark81842456"/><text:alphabetical-index-mark-end text:id="IMark102062088"/><text:alphabetical-index-mark-end text:id="IMark91067880"/><text:span text:style-name="T184">s </text:span><text:alphabetical-index-mark-start text:id="IMark95521224"/><text:alphabetical-index-mark-start text:id="IMark101833224"/><text:alphabetical-index-mark-start text:id="IMark80280968"/><text:alphabetical-index-mark-start text:id="IMark99844840"/><text:alphabetical-index-mark-start text:id="IMark83421768"/><text:span text:style-name="T184">load</text:span><text:alphabetical-index-mark-end text:id="IMark83421768"/><text:alphabetical-index-mark-end text:id="IMark99844840"/><text:alphabetical-index-mark-end text:id="IMark80280968"/><text:alphabetical-index-mark-end text:id="IMark101833224"/><text:alphabetical-index-mark-end text:id="IMark95521224"/><text:span text:style-name="T184">ed according to </text:span><text:alphabetical-index-mark-start text:id="IMark52996888"/><text:alphabetical-index-mark-start text:id="IMark80820184"/><text:alphabetical-index-mark-start text:id="IMark84351080"/><text:alphabetical-index-mark-start text:id="IMark100203176"/><text:alphabetical-index-mark-start text:id="IMark102699400"/><text:span text:style-name="T99">Item</text:span><text:alphabetical-index-mark-end text:id="IMark102699400"/><text:alphabetical-index-mark-end text:id="IMark100203176"/><text:alphabetical-index-mark-end text:id="IMark84351080"/><text:alphabetical-index-mark-end text:id="IMark80820184"/><text:alphabetical-index-mark-end text:id="IMark52996888"/><text:span text:style-name="T99"> = ‘</text:span><text:alphabetical-index-mark-start text:id="IMark102890328"/><text:alphabetical-index-mark-start text:id="IMark100927464"/><text:alphabetical-index-mark-start text:id="IMark93424584"/><text:alphabetical-index-mark-start text:id="IMark83529512"/><text:alphabetical-index-mark-start text:id="IMark99550456"/><text:alphabetical-index-mark-start text:id="IMark104476440"/><text:alphabetical-index-mark-start text:id="IMark52906232"/><text:alphabetical-index-mark-start text:id="IMark93796120"/><text:alphabetical-index-mark-start text:id="IMark101892600"/><text:span text:style-name="T99">load</text:span><text:alphabetical-index-mark-end text:id="IMark101892600"/><text:alphabetical-index-mark-end text:id="IMark93796120"/><text:alphabetical-index-mark-end text:id="IMark52906232"/><text:alphabetical-index-mark-end text:id="IMark104476440"/><text:alphabetical-index-mark-end text:id="IMark99550456"/><text:span text:style-name="T99">_</text:span><text:alphabetical-index-mark-start text:id="IMark52523672"/><text:alphabetical-index-mark-start text:id="IMark104319032"/><text:alphabetical-index-mark-start text:id="IMark100145048"/><text:alphabetical-index-mark-start text:id="IMark93508456"/><text:alphabetical-index-mark-start text:id="IMark100572056"/><text:span text:style-name="T99">order</text:span><text:alphabetical-index-mark-end text:id="IMark100572056"/><text:alphabetical-index-mark-end text:id="IMark93508456"/><text:alphabetical-index-mark-end text:id="IMark100145048"/><text:alphabetical-index-mark-end text:id="IMark104319032"/><text:alphabetical-index-mark-end text:id="IMark52523672"/><text:alphabetical-index-mark-end text:id="IMark83529512"/><text:alphabetical-index-mark-end text:id="IMark93424584"/><text:alphabetical-index-mark-end text:id="IMark100927464"/><text:alphabetical-index-mark-end text:id="IMark102890328"/><text:span text:style-name="T99">*’</text:span><text:span text:style-name="T184"> and </text:span><text:alphabetical-index-mark-start text:id="IMark92361160"/><text:alphabetical-index-mark-start text:id="IMark81509992"/><text:alphabetical-index-mark-start text:id="IMark91255912"/><text:alphabetical-index-mark-start text:id="IMark91961352"/><text:alphabetical-index-mark-start text:id="IMark91270936"/><text:span text:style-name="T99">Value</text:span><text:alphabetical-index-mark-end text:id="IMark91270936"/><text:alphabetical-index-mark-end text:id="IMark91961352"/><text:alphabetical-index-mark-end text:id="IMark91255912"/><text:alphabetical-index-mark-end text:id="IMark81509992"/><text:alphabetical-index-mark-end text:id="IMark92361160"/><text:span text:style-name="T99"> != 0</text:span><text:span text:style-name="T184"> </text:span><text:span text:style-name="T185">or included in any given </text:span><text:alphabetical-index-mark-start text:id="IMark104094776"/><text:alphabetical-index-mark-start text:id="IMark92149432"/><text:alphabetical-index-mark-start text:id="IMark80280184"/><text:alphabetical-index-mark-start text:id="IMark81549896"/><text:alphabetical-index-mark-start text:id="IMark90089560"/><text:span text:style-name="T185">mode</text:span><text:alphabetical-index-mark-end text:id="IMark90089560"/><text:alphabetical-index-mark-end text:id="IMark81549896"/><text:alphabetical-index-mark-end text:id="IMark80280184"/><text:alphabetical-index-mark-end text:id="IMark92149432"/><text:alphabetical-index-mark-end text:id="IMark104094776"/><text:span text:style-name="T185">, </text:span><text:span text:style-name="T184">in </text:span><text:alphabetical-index-mark-start text:id="IMark90665128"/><text:alphabetical-index-mark-start text:id="IMark77185880"/><text:alphabetical-index-mark-start text:id="IMark95559832"/><text:alphabetical-index-mark-start text:id="IMark98891656"/><text:span text:style-name="T184">turn</text:span><text:alphabetical-index-mark-end text:id="IMark98891656"/><text:alphabetical-index-mark-end text:id="IMark95559832"/><text:alphabetical-index-mark-end text:id="IMark77185880"/><text:alphabetical-index-mark-end text:id="IMark90665128"/><text:span text:style-name="T184">, </text:span><text:alphabetical-index-mark-start text:id="IMark91753864"/><text:alphabetical-index-mark-start text:id="IMark94598792"/><text:alphabetical-index-mark-start text:id="IMark91164920"/><text:alphabetical-index-mark-start text:id="IMark83243544"/><text:alphabetical-index-mark-start text:id="IMark91080296"/><text:span text:style-name="T184">load</text:span><text:alphabetical-index-mark-end text:id="IMark91080296"/><text:alphabetical-index-mark-end text:id="IMark83243544"/><text:alphabetical-index-mark-end text:id="IMark91164920"/><text:alphabetical-index-mark-end text:id="IMark94598792"/><text:alphabetical-index-mark-end text:id="IMark91753864"/><text:span text:style-name="T184"> ot</text:span><text:span text:style-name="T185">h</text:span><text:span text:style-name="T184">er </text:span><text:alphabetical-index-mark-start text:id="IMark93572760"/><text:alphabetical-index-mark-start text:id="IMark77135400"/><text:alphabetical-index-mark-start text:id="IMark82402552"/><text:alphabetical-index-mark-start text:id="IMark95509256"/><text:alphabetical-index-mark-start text:id="IMark95162104"/><text:span text:style-name="T184">program</text:span><text:alphabetical-index-mark-end text:id="IMark95162104"/><text:alphabetical-index-mark-end text:id="IMark95509256"/><text:alphabetical-index-mark-end text:id="IMark82402552"/><text:alphabetical-index-mark-end text:id="IMark77135400"/><text:alphabetical-index-mark-end text:id="IMark93572760"/><text:span text:style-name="T184">s. </text:span><text:span text:style-name="T185">In this fashion, </text:span><text:alphabetical-index-mark-start text:id="IMark42765224"/><text:alphabetical-index-mark-start text:id="IMark94712008"/><text:alphabetical-index-mark-start text:id="IMark101057496"/><text:alphabetical-index-mark-start text:id="IMark83790264"/><text:alphabetical-index-mark-start text:id="IMark67546200"/><text:alphabetical-index-mark-start text:id="IMark102320936"/><text:alphabetical-index-mark-start text:id="IMark95546840"/><text:alphabetical-index-mark-start text:id="IMark104339384"/><text:alphabetical-index-mark-start text:id="IMark98816088"/><text:alphabetical-index-mark-start text:id="IMark105279192"/><text:span text:style-name="T185">situation</text:span><text:alphabetical-index-mark-end text:id="IMark105279192"/><text:alphabetical-index-mark-end text:id="IMark98816088"/><text:alphabetical-index-mark-end text:id="IMark104339384"/><text:alphabetical-index-mark-end text:id="IMark95546840"/><text:alphabetical-index-mark-end text:id="IMark102320936"/><text:span text:style-name="T185">al</text:span><text:alphabetical-index-mark-end text:id="IMark67546200"/><text:alphabetical-index-mark-end text:id="IMark83790264"/><text:alphabetical-index-mark-end text:id="IMark101057496"/><text:alphabetical-index-mark-end text:id="IMark94712008"/><text:alphabetical-index-mark-end text:id="IMark42765224"/><text:span text:style-name="T185"> </text:span><text:alphabetical-index-mark-start text:id="IMark97108648"/><text:alphabetical-index-mark-start text:id="IMark78554776"/><text:alphabetical-index-mark-start text:id="IMark97858952"/><text:alphabetical-index-mark-start text:id="IMark102015320"/><text:alphabetical-index-mark-start text:id="IMark91719592"/><text:alphabetical-index-mark-start text:id="IMark97403656"/><text:alphabetical-index-mark-start text:id="IMark96843848"/><text:alphabetical-index-mark-start text:id="IMark81305256"/><text:alphabetical-index-mark-start text:id="IMark99872024"/><text:alphabetical-index-mark-start text:id="IMark95951320"/><text:span text:style-name="T185">aware</text:span><text:alphabetical-index-mark-end text:id="IMark95951320"/><text:alphabetical-index-mark-end text:id="IMark99872024"/><text:alphabetical-index-mark-end text:id="IMark81305256"/><text:alphabetical-index-mark-end text:id="IMark96843848"/><text:alphabetical-index-mark-end text:id="IMark97403656"/><text:span text:style-name="T185">ness</text:span><text:alphabetical-index-mark-end text:id="IMark91719592"/><text:alphabetical-index-mark-end text:id="IMark102015320"/><text:alphabetical-index-mark-end text:id="IMark97858952"/><text:alphabetical-index-mark-end text:id="IMark78554776"/><text:alphabetical-index-mark-end text:id="IMark97108648"/><text:span text:style-name="T185"> is </text:span><text:alphabetical-index-mark-start text:id="IMark99021240"/><text:alphabetical-index-mark-start text:id="IMark77325336"/><text:alphabetical-index-mark-start text:id="IMark103633704"/><text:alphabetical-index-mark-start text:id="IMark79307496"/><text:alphabetical-index-mark-start text:id="IMark68848872"/><text:span text:style-name="T185">manage</text:span><text:alphabetical-index-mark-end text:id="IMark68848872"/><text:alphabetical-index-mark-end text:id="IMark79307496"/><text:alphabetical-index-mark-end text:id="IMark103633704"/><text:alphabetical-index-mark-end text:id="IMark77325336"/><text:alphabetical-index-mark-end text:id="IMark99021240"/><text:span text:style-name="T185">d at one </text:span><text:alphabetical-index-mark-start text:id="IMark97212648"/><text:alphabetical-index-mark-start text:id="IMark101762424"/><text:alphabetical-index-mark-start text:id="IMark95508472"/><text:alphabetical-index-mark-start text:id="IMark80202024"/><text:alphabetical-index-mark-start text:id="IMark101405752"/><text:span text:style-name="T185">level</text:span><text:alphabetical-index-mark-end text:id="IMark101405752"/><text:alphabetical-index-mark-end text:id="IMark80202024"/><text:alphabetical-index-mark-end text:id="IMark95508472"/><text:alphabetical-index-mark-end text:id="IMark101762424"/><text:alphabetical-index-mark-end text:id="IMark97212648"/><text:span text:style-name="T185">, </text:span><text:alphabetical-index-mark-start text:id="IMark99792280"/><text:alphabetical-index-mark-start text:id="IMark90596136"/><text:alphabetical-index-mark-start text:id="IMark44873000"/><text:alphabetical-index-mark-start text:id="IMark94368104"/><text:alphabetical-index-mark-start text:id="IMark90845928"/><text:span text:style-name="T185">mode</text:span><text:alphabetical-index-mark-end text:id="IMark90845928"/><text:alphabetical-index-mark-end text:id="IMark94368104"/><text:alphabetical-index-mark-end text:id="IMark44873000"/><text:alphabetical-index-mark-end text:id="IMark90596136"/><text:alphabetical-index-mark-end text:id="IMark99792280"/><text:span text:style-name="T185">s are </text:span><text:alphabetical-index-mark-start text:id="IMark53003640"/><text:alphabetical-index-mark-start text:id="IMark93985320"/><text:alphabetical-index-mark-start text:id="IMark96182424"/><text:alphabetical-index-mark-start text:id="IMark82191784"/><text:alphabetical-index-mark-start text:id="IMark102119192"/><text:span text:style-name="T185">enabled</text:span><text:alphabetical-index-mark-end text:id="IMark102119192"/><text:alphabetical-index-mark-end text:id="IMark82191784"/><text:alphabetical-index-mark-end text:id="IMark96182424"/><text:alphabetical-index-mark-end text:id="IMark93985320"/><text:alphabetical-index-mark-end text:id="IMark53003640"/><text:span text:style-name="T185"> or </text:span><text:alphabetical-index-mark-start text:id="IMark98146232"/><text:alphabetical-index-mark-start text:id="IMark60681992"/><text:alphabetical-index-mark-start text:id="IMark77384024"/><text:alphabetical-index-mark-start text:id="IMark93452296"/><text:alphabetical-index-mark-start text:id="IMark104402216"/><text:span text:style-name="T185">disabled</text:span><text:alphabetical-index-mark-end text:id="IMark104402216"/><text:alphabetical-index-mark-end text:id="IMark93452296"/><text:alphabetical-index-mark-end text:id="IMark77384024"/><text:alphabetical-index-mark-end text:id="IMark60681992"/><text:alphabetical-index-mark-end text:id="IMark98146232"/><text:span text:style-name="T185"> accordingly, and then at deeper </text:span><text:alphabetical-index-mark-start text:id="IMark104569608"/><text:alphabetical-index-mark-start text:id="IMark93961704"/><text:alphabetical-index-mark-start text:id="IMark90040312"/><text:alphabetical-index-mark-start text:id="IMark90961832"/><text:alphabetical-index-mark-start text:id="IMark100059784"/><text:span text:style-name="T185">level</text:span><text:alphabetical-index-mark-end text:id="IMark100059784"/><text:alphabetical-index-mark-end text:id="IMark90961832"/><text:alphabetical-index-mark-end text:id="IMark90040312"/><text:alphabetical-index-mark-end text:id="IMark93961704"/><text:alphabetical-index-mark-end text:id="IMark104569608"/><text:span text:style-name="T185">s </text:span><text:alphabetical-index-mark-start text:id="IMark95459784"/><text:alphabetical-index-mark-start text:id="IMark96107160"/><text:alphabetical-index-mark-start text:id="IMark94234312"/><text:alphabetical-index-mark-start text:id="IMark99368184"/><text:alphabetical-index-mark-start text:id="IMark92482088"/><text:span text:style-name="T185">program</text:span><text:alphabetical-index-mark-end text:id="IMark92482088"/><text:alphabetical-index-mark-end text:id="IMark99368184"/><text:alphabetical-index-mark-end text:id="IMark94234312"/><text:alphabetical-index-mark-end text:id="IMark96107160"/><text:alphabetical-index-mark-end text:id="IMark95459784"/><text:span text:style-name="T185">s are </text:span><text:alphabetical-index-mark-start text:id="IMark102445928"/><text:alphabetical-index-mark-start text:id="IMark103267848"/><text:alphabetical-index-mark-start text:id="IMark93916440"/><text:alphabetical-index-mark-start text:id="IMark93573544"/><text:alphabetical-index-mark-start text:id="IMark97361736"/><text:span text:style-name="T185">load</text:span><text:alphabetical-index-mark-end text:id="IMark97361736"/><text:alphabetical-index-mark-end text:id="IMark93573544"/><text:alphabetical-index-mark-end text:id="IMark93916440"/><text:alphabetical-index-mark-end text:id="IMark103267848"/><text:alphabetical-index-mark-end text:id="IMark102445928"/><text:span text:style-name="T185">ed and </text:span><text:alphabetical-index-mark-start text:id="IMark95816248"/><text:alphabetical-index-mark-start text:id="IMark91271720"/><text:alphabetical-index-mark-start text:id="IMark101253160"/><text:alphabetical-index-mark-start text:id="IMark90053992"/><text:alphabetical-index-mark-start text:id="IMark104833240"/><text:span text:style-name="T185">rule</text:span><text:alphabetical-index-mark-end text:id="IMark104833240"/><text:alphabetical-index-mark-end text:id="IMark90053992"/><text:alphabetical-index-mark-end text:id="IMark101253160"/><text:alphabetical-index-mark-end text:id="IMark91271720"/><text:alphabetical-index-mark-end text:id="IMark95816248"/><text:span text:style-name="T185">s </text:span><text:alphabetical-index-mark-start text:id="IMark91071912"/><text:alphabetical-index-mark-start text:id="IMark101582600"/><text:span text:style-name="T185">enforce</text:span><text:alphabetical-index-mark-end text:id="IMark101582600"/><text:alphabetical-index-mark-end text:id="IMark91071912"/><text:span text:style-name="T185">d.</text:span></text:p>
      <text:p text:style-name="Text_20_body"/>
      <text:p text:style-name="Text_20_body"><text:span text:style-name="T185">T</text:span><text:span text:style-name="T178">herefore, </text:span><text:alphabetical-index-mark-start text:id="IMark94960152"/><text:alphabetical-index-mark-start text:id="IMark103472552"/><text:alphabetical-index-mark-start text:id="IMark77920504"/><text:alphabetical-index-mark-start text:id="IMark97527656"/><text:alphabetical-index-mark-start text:id="IMark93926248"/><text:alphabetical-index-mark-start text:id="IMark99057144"/><text:alphabetical-index-mark-start text:id="IMark104452904"/><text:alphabetical-index-mark-start text:id="IMark80922584"/><text:alphabetical-index-mark-start text:id="IMark91096936"/><text:alphabetical-index-mark-start text:id="IMark93958152"/><text:span text:style-name="T178">situation</text:span><text:alphabetical-index-mark-end text:id="IMark93958152"/><text:alphabetical-index-mark-end text:id="IMark91096936"/><text:alphabetical-index-mark-end text:id="IMark80922584"/><text:alphabetical-index-mark-end text:id="IMark104452904"/><text:alphabetical-index-mark-end text:id="IMark99057144"/><text:span text:style-name="T178">al</text:span><text:alphabetical-index-mark-end text:id="IMark93926248"/><text:alphabetical-index-mark-end text:id="IMark97527656"/><text:alphabetical-index-mark-end text:id="IMark77920504"/><text:alphabetical-index-mark-end text:id="IMark103472552"/><text:alphabetical-index-mark-end text:id="IMark94960152"/><text:span text:style-name="T178"> </text:span><text:alphabetical-index-mark-start text:id="IMark81931384"/><text:alphabetical-index-mark-start text:id="IMark77938312"/><text:alphabetical-index-mark-start text:id="IMark79860408"/><text:alphabetical-index-mark-start text:id="IMark83876792"/><text:alphabetical-index-mark-start text:id="IMark103302360"/><text:alphabetical-index-mark-start text:id="IMark77257192"/><text:alphabetical-index-mark-start text:id="IMark90824584"/><text:alphabetical-index-mark-start text:id="IMark92355240"/><text:alphabetical-index-mark-start text:id="IMark81482584"/><text:alphabetical-index-mark-start text:id="IMark99044072"/><text:span text:style-name="T178">aware</text:span><text:alphabetical-index-mark-end text:id="IMark99044072"/><text:alphabetical-index-mark-end text:id="IMark81482584"/><text:alphabetical-index-mark-end text:id="IMark92355240"/><text:alphabetical-index-mark-end text:id="IMark90824584"/><text:alphabetical-index-mark-end text:id="IMark77257192"/><text:span text:style-name="T178">ness</text:span><text:alphabetical-index-mark-end text:id="IMark103302360"/><text:alphabetical-index-mark-end text:id="IMark83876792"/><text:alphabetical-index-mark-end text:id="IMark79860408"/><text:alphabetical-index-mark-end text:id="IMark77938312"/><text:alphabetical-index-mark-end text:id="IMark81931384"/><text:span text:style-name="T178"> and the </text:span><text:alphabetical-index-mark-start text:id="IMark35941720"/><text:alphabetical-index-mark-start text:id="IMark90798520"/><text:alphabetical-index-mark-start text:id="IMark98421560"/><text:alphabetical-index-mark-start text:id="IMark95753432"/><text:alphabetical-index-mark-start text:id="IMark44786456"/><text:span text:style-name="T178">rule</text:span><text:alphabetical-index-mark-end text:id="IMark44786456"/><text:alphabetical-index-mark-end text:id="IMark95753432"/><text:alphabetical-index-mark-end text:id="IMark98421560"/><text:alphabetical-index-mark-end text:id="IMark90798520"/><text:alphabetical-index-mark-end text:id="IMark35941720"/><text:span text:style-name="T178">s for </text:span><text:alphabetical-index-mark-start text:id="IMark90912728"/><text:alphabetical-index-mark-start text:id="IMark97877560"/><text:alphabetical-index-mark-start text:id="IMark104214152"/><text:alphabetical-index-mark-start text:id="IMark105197208"/><text:alphabetical-index-mark-start text:id="IMark104529864"/><text:span text:style-name="T178">mode</text:span><text:alphabetical-index-mark-end text:id="IMark104529864"/><text:alphabetical-index-mark-end text:id="IMark105197208"/><text:alphabetical-index-mark-end text:id="IMark104214152"/><text:alphabetical-index-mark-end text:id="IMark97877560"/><text:alphabetical-index-mark-end text:id="IMark90912728"/><text:span text:style-name="T178"> </text:span><text:alphabetical-index-mark-start text:id="IMark91903992"/><text:alphabetical-index-mark-start text:id="IMark60664696"/><text:span text:style-name="T178">activation</text:span><text:alphabetical-index-mark-end text:id="IMark60664696"/><text:alphabetical-index-mark-end text:id="IMark91903992"/><text:span text:style-name="T178"> or </text:span><text:alphabetical-index-mark-start text:id="IMark105217512"/><text:alphabetical-index-mark-start text:id="IMark94691672"/><text:span text:style-name="T178">de</text:span><text:alphabetical-index-mark-start text:id="IMark105314952"/><text:alphabetical-index-mark-start text:id="IMark93399992"/><text:span text:style-name="T178">activation</text:span><text:alphabetical-index-mark-end text:id="IMark93399992"/><text:alphabetical-index-mark-end text:id="IMark105314952"/><text:alphabetical-index-mark-end text:id="IMark94691672"/><text:alphabetical-index-mark-end text:id="IMark105217512"/><text:span text:style-name="T178"> becomes detached from </text:span><text:alphabetical-index-mark-start text:id="IMark101941544"/><text:alphabetical-index-mark-start text:id="IMark103419496"/><text:alphabetical-index-mark-start text:id="IMark91822072"/><text:alphabetical-index-mark-start text:id="IMark99199144"/><text:alphabetical-index-mark-start text:id="IMark102307448"/><text:span text:style-name="T178">rule</text:span><text:alphabetical-index-mark-end text:id="IMark102307448"/><text:alphabetical-index-mark-end text:id="IMark99199144"/><text:alphabetical-index-mark-end text:id="IMark91822072"/><text:alphabetical-index-mark-end text:id="IMark103419496"/><text:alphabetical-index-mark-end text:id="IMark101941544"/><text:span text:style-name="T178">s operating deeper. In this way, new </text:span><text:alphabetical-index-mark-start text:id="IMark94473288"/><text:alphabetical-index-mark-start text:id="IMark104292360"/><text:alphabetical-index-mark-start text:id="IMark80129768"/><text:alphabetical-index-mark-start text:id="IMark79825496"/><text:alphabetical-index-mark-start text:id="IMark91064184"/><text:span text:style-name="T178">mode</text:span><text:alphabetical-index-mark-end text:id="IMark91064184"/><text:alphabetical-index-mark-end text:id="IMark79825496"/><text:alphabetical-index-mark-end text:id="IMark80129768"/><text:alphabetical-index-mark-end text:id="IMark104292360"/><text:alphabetical-index-mark-end text:id="IMark94473288"/><text:span text:style-name="T178">s can be defined, others can be </text:span><text:alphabetical-index-mark-start text:id="IMark95631096"/><text:alphabetical-index-mark-start text:id="IMark90178072"/><text:span text:style-name="T178">redefine</text:span><text:alphabetical-index-mark-end text:id="IMark90178072"/><text:alphabetical-index-mark-end text:id="IMark95631096"/><text:span text:style-name="T178">d, or </text:span><text:alphabetical-index-mark-start text:id="IMark100429352"/><text:alphabetical-index-mark-start text:id="IMark100888248"/><text:span text:style-name="T178">implement</text:span><text:alphabetical-index-mark-end text:id="IMark100888248"/><text:alphabetical-index-mark-end text:id="IMark100429352"/><text:span text:style-name="T178">ed as parts of other </text:span><text:alphabetical-index-mark-start text:id="IMark104724360"/><text:alphabetical-index-mark-start text:id="IMark83156024"/><text:alphabetical-index-mark-start text:id="IMark93328456"/><text:alphabetical-index-mark-start text:id="IMark80479256"/><text:alphabetical-index-mark-start text:id="IMark92798568"/><text:span text:style-name="T178">mode</text:span><text:alphabetical-index-mark-end text:id="IMark92798568"/><text:alphabetical-index-mark-end text:id="IMark80479256"/><text:alphabetical-index-mark-end text:id="IMark93328456"/><text:alphabetical-index-mark-end text:id="IMark83156024"/><text:alphabetical-index-mark-end text:id="IMark104724360"/><text:span text:style-name="T178">s regardless of the actual </text:span><text:alphabetical-index-mark-start text:id="IMark53006712"/><text:alphabetical-index-mark-start text:id="IMark92356024"/><text:span text:style-name="T178">implement</text:span><text:alphabetical-index-mark-end text:id="IMark92356024"/><text:alphabetical-index-mark-end text:id="IMark53006712"/><text:span text:style-name="T178">ation of other </text:span><text:alphabetical-index-mark-start text:id="IMark95995224"/><text:alphabetical-index-mark-start text:id="IMark104702392"/><text:alphabetical-index-mark-start text:id="IMark78784472"/><text:alphabetical-index-mark-start text:id="IMark95422744"/><text:alphabetical-index-mark-start text:id="IMark90381816"/><text:span text:style-name="T178">rule</text:span><text:alphabetical-index-mark-end text:id="IMark90381816"/><text:alphabetical-index-mark-end text:id="IMark95422744"/><text:alphabetical-index-mark-end text:id="IMark78784472"/><text:alphabetical-index-mark-end text:id="IMark104702392"/><text:alphabetical-index-mark-end text:id="IMark95995224"/><text:span text:style-name="T178">s. </text:span></text:p>
      <text:p text:style-name="Text_20_body"/>
      <text:p text:style-name="Text_20_body"><text:span text:style-name="T178">For </text:span><text:alphabetical-index-mark-start text:id="IMark60633752"/><text:alphabetical-index-mark-start text:id="IMark82237064"/><text:alphabetical-index-mark-start text:id="IMark90454776"/><text:alphabetical-index-mark-start text:id="IMark98304664"/><text:alphabetical-index-mark-start text:id="IMark104912104"/><text:span text:style-name="T178">example</text:span><text:alphabetical-index-mark-end text:id="IMark104912104"/><text:alphabetical-index-mark-end text:id="IMark98304664"/><text:alphabetical-index-mark-end text:id="IMark90454776"/><text:alphabetical-index-mark-end text:id="IMark82237064"/><text:alphabetical-index-mark-end text:id="IMark60633752"/><text:span text:style-name="T178">, </text:span><text:alphabetical-index-mark-start text:id="IMark100575672"/><text:alphabetical-index-mark-start text:id="IMark90562760"/><text:alphabetical-index-mark-start text:id="IMark83168952"/><text:alphabetical-index-mark-start text:id="IMark104921272"/><text:alphabetical-index-mark-start text:id="IMark99403304"/><text:span text:style-name="T83">mode</text:span><text:alphabetical-index-mark-end text:id="IMark99403304"/><text:alphabetical-index-mark-end text:id="IMark104921272"/><text:alphabetical-index-mark-end text:id="IMark83168952"/><text:alphabetical-index-mark-end text:id="IMark90562760"/><text:alphabetical-index-mark-end text:id="IMark100575672"/><text:span text:style-name="T83">_</text:span><text:alphabetical-index-mark-start text:id="IMark60642664"/><text:alphabetical-index-mark-start text:id="IMark102958744"/><text:alphabetical-index-mark-start text:id="IMark95459000"/><text:alphabetical-index-mark-start text:id="IMark84029960"/><text:alphabetical-index-mark-start text:id="IMark90086312"/><text:span text:style-name="T83">hato</text:span><text:alphabetical-index-mark-end text:id="IMark90086312"/><text:alphabetical-index-mark-end text:id="IMark84029960"/><text:alphabetical-index-mark-end text:id="IMark95459000"/><text:alphabetical-index-mark-end text:id="IMark102958744"/><text:alphabetical-index-mark-end text:id="IMark60642664"/><text:span text:style-name="T178"> (</text:span><text:alphabetical-index-mark-start text:id="IMark44795864"/><text:alphabetical-index-mark-start text:id="IMark96337464"/><text:alphabetical-index-mark-start text:id="IMark90139608"/><text:alphabetical-index-mark-start text:id="IMark105087016"/><text:alphabetical-index-mark-start text:id="IMark91112136"/><text:span text:style-name="T178">horizontal</text:span><text:alphabetical-index-mark-end text:id="IMark91112136"/><text:alphabetical-index-mark-end text:id="IMark105087016"/><text:alphabetical-index-mark-end text:id="IMark90139608"/><text:alphabetical-index-mark-end text:id="IMark96337464"/><text:alphabetical-index-mark-end text:id="IMark44795864"/><text:span text:style-name="T178">, </text:span><text:alphabetical-index-mark-start text:id="IMark105298968"/><text:alphabetical-index-mark-start text:id="IMark96988696"/><text:alphabetical-index-mark-start text:id="IMark102775720"/><text:alphabetical-index-mark-start text:id="IMark92451480"/><text:alphabetical-index-mark-start text:id="IMark84069096"/><text:span text:style-name="T178">atmospheric</text:span><text:alphabetical-index-mark-end text:id="IMark84069096"/><text:alphabetical-index-mark-end text:id="IMark92451480"/><text:alphabetical-index-mark-end text:id="IMark102775720"/><text:alphabetical-index-mark-end text:id="IMark96988696"/><text:alphabetical-index-mark-end text:id="IMark105298968"/><text:span text:style-name="T178"> take off) which implies taking off from a </text:span><text:alphabetical-index-mark-start text:id="IMark104953752"/><text:alphabetical-index-mark-start text:id="IMark97491688"/><text:span text:style-name="T178">runway</text:span><text:alphabetical-index-mark-end text:id="IMark97491688"/><text:alphabetical-index-mark-end text:id="IMark104953752"/><text:span text:style-name="T178">, and </text:span><text:alphabetical-index-mark-start text:id="IMark81838680"/><text:alphabetical-index-mark-start text:id="IMark105229160"/><text:alphabetical-index-mark-start text:id="IMark91199128"/><text:alphabetical-index-mark-start text:id="IMark98717256"/><text:alphabetical-index-mark-start text:id="IMark92386472"/><text:span text:style-name="T83">mode</text:span><text:alphabetical-index-mark-end text:id="IMark92386472"/><text:alphabetical-index-mark-end text:id="IMark98717256"/><text:alphabetical-index-mark-end text:id="IMark91199128"/><text:alphabetical-index-mark-end text:id="IMark105229160"/><text:alphabetical-index-mark-end text:id="IMark81838680"/><text:span text:style-name="T83">_</text:span><text:alphabetical-index-mark-start text:id="IMark104179368"/><text:alphabetical-index-mark-start text:id="IMark104940776"/><text:alphabetical-index-mark-start text:id="IMark93841912"/><text:alphabetical-index-mark-start text:id="IMark105299752"/><text:alphabetical-index-mark-start text:id="IMark101832440"/><text:span text:style-name="T83">vato</text:span><text:alphabetical-index-mark-end text:id="IMark101832440"/><text:alphabetical-index-mark-end text:id="IMark105299752"/><text:alphabetical-index-mark-end text:id="IMark93841912"/><text:alphabetical-index-mark-end text:id="IMark104940776"/><text:alphabetical-index-mark-end text:id="IMark104179368"/><text:span text:style-name="T178"> (</text:span><text:alphabetical-index-mark-start text:id="IMark98995784"/><text:alphabetical-index-mark-start text:id="IMark92867144"/><text:alphabetical-index-mark-start text:id="IMark52073432"/><text:alphabetical-index-mark-start text:id="IMark99365048"/><text:span text:style-name="T178">vertical</text:span><text:alphabetical-index-mark-end text:id="IMark99365048"/><text:alphabetical-index-mark-end text:id="IMark52073432"/><text:alphabetical-index-mark-end text:id="IMark92867144"/><text:alphabetical-index-mark-end text:id="IMark98995784"/><text:span text:style-name="T178">, </text:span><text:alphabetical-index-mark-start text:id="IMark96811096"/><text:alphabetical-index-mark-start text:id="IMark90707640"/><text:alphabetical-index-mark-start text:id="IMark105096840"/><text:alphabetical-index-mark-start text:id="IMark79227640"/><text:alphabetical-index-mark-start text:id="IMark105212136"/><text:span text:style-name="T178">atmospheric</text:span><text:alphabetical-index-mark-end text:id="IMark105212136"/><text:alphabetical-index-mark-end text:id="IMark79227640"/><text:alphabetical-index-mark-end text:id="IMark105096840"/><text:alphabetical-index-mark-end text:id="IMark90707640"/><text:alphabetical-index-mark-end text:id="IMark96811096"/><text:span text:style-name="T178"> take off), which </text:span><text:alphabetical-index-mark-start text:id="IMark91901736"/><text:span text:style-name="T178">VTOL</text:span><text:alphabetical-index-mark-end text:id="IMark91901736"/><text:span text:style-name="T178"> </text:span><text:alphabetical-index-mark-start text:id="IMark89962760"/><text:alphabetical-index-mark-start text:id="IMark101117064"/><text:alphabetical-index-mark-start text:id="IMark101883720"/><text:alphabetical-index-mark-start text:id="IMark97981272"/><text:span text:style-name="T178">operation</text:span><text:alphabetical-index-mark-end text:id="IMark97981272"/><text:alphabetical-index-mark-end text:id="IMark101883720"/><text:alphabetical-index-mark-end text:id="IMark101117064"/><text:alphabetical-index-mark-end text:id="IMark89962760"/><text:span text:style-name="T178">s, can be established as part of a </text:span><text:alphabetical-index-mark-start text:id="IMark102673080"/><text:alphabetical-index-mark-start text:id="IMark98218632"/><text:alphabetical-index-mark-start text:id="IMark100300744"/><text:alphabetical-index-mark-start text:id="IMark80109592"/><text:alphabetical-index-mark-start text:id="IMark81979400"/><text:alphabetical-index-mark-start text:id="IMark90204136"/><text:alphabetical-index-mark-start text:id="IMark90019480"/><text:span text:style-name="T178">departure</text:span><text:alphabetical-index-mark-end text:id="IMark90019480"/><text:alphabetical-index-mark-end text:id="IMark90204136"/><text:alphabetical-index-mark-end text:id="IMark81979400"/><text:alphabetical-index-mark-end text:id="IMark80109592"/><text:alphabetical-index-mark-end text:id="IMark100300744"/><text:alphabetical-index-mark-end text:id="IMark98218632"/><text:alphabetical-index-mark-end text:id="IMark102673080"/><text:span text:style-name="T178"> procedure either by the user or the </text:span><text:alphabetical-index-mark-start text:id="IMark95055512"/><text:alphabetical-index-mark-start text:id="IMark99012504"/><text:alphabetical-index-mark-start text:id="IMark94514904"/><text:alphabetical-index-mark-start text:id="IMark94924088"/><text:alphabetical-index-mark-start text:id="IMark92356808"/><text:alphabetical-index-mark-start text:id="IMark103563896"/><text:span text:style-name="T178">AI</text:span><text:alphabetical-index-mark-end text:id="IMark103563896"/><text:span text:style-name="T178">E</text:span><text:alphabetical-index-mark-end text:id="IMark92356808"/><text:alphabetical-index-mark-end text:id="IMark94924088"/><text:alphabetical-index-mark-end text:id="IMark94514904"/><text:alphabetical-index-mark-end text:id="IMark99012504"/><text:alphabetical-index-mark-end text:id="IMark95055512"/><text:span text:style-name="T178">, and both share some common </text:span><text:alphabetical-index-mark-start text:id="IMark100078760"/><text:alphabetical-index-mark-start text:id="IMark98866360"/><text:alphabetical-index-mark-start text:id="IMark96778488"/><text:alphabetical-index-mark-start text:id="IMark43998728"/><text:span text:style-name="T178">operation</text:span><text:alphabetical-index-mark-end text:id="IMark43998728"/><text:alphabetical-index-mark-end text:id="IMark96778488"/><text:alphabetical-index-mark-end text:id="IMark98866360"/><text:alphabetical-index-mark-end text:id="IMark100078760"/><text:span text:style-name="T178">s such as getting the </text:span><text:alphabetical-index-mark-start text:id="IMark96954776"/><text:alphabetical-index-mark-start text:id="IMark83613048"/><text:alphabetical-index-mark-start text:id="IMark95404200"/><text:alphabetical-index-mark-start text:id="IMark83546856"/><text:alphabetical-index-mark-start text:id="IMark91816216"/><text:span text:style-name="T178">landing</text:span><text:alphabetical-index-mark-end text:id="IMark91816216"/><text:alphabetical-index-mark-end text:id="IMark83546856"/><text:alphabetical-index-mark-end text:id="IMark95404200"/><text:alphabetical-index-mark-end text:id="IMark83613048"/><text:alphabetical-index-mark-end text:id="IMark96954776"/><text:span text:style-name="T178"> </text:span><text:alphabetical-index-mark-start text:id="IMark90088776"/><text:alphabetical-index-mark-start text:id="IMark60641880"/><text:alphabetical-index-mark-start text:id="IMark80403800"/><text:alphabetical-index-mark-start text:id="IMark104925976"/><text:alphabetical-index-mark-start text:id="IMark95164456"/><text:span text:style-name="T178">gear</text:span><text:alphabetical-index-mark-end text:id="IMark95164456"/><text:alphabetical-index-mark-end text:id="IMark104925976"/><text:alphabetical-index-mark-end text:id="IMark80403800"/><text:alphabetical-index-mark-end text:id="IMark60641880"/><text:alphabetical-index-mark-end text:id="IMark90088776"/><text:span text:style-name="T178"> up at some point, or changing </text:span><text:alphabetical-index-mark-start text:id="IMark103303144"/><text:alphabetical-index-mark-start text:id="IMark96078040"/><text:alphabetical-index-mark-start text:id="IMark80404584"/><text:alphabetical-index-mark-start text:id="IMark95664712"/><text:alphabetical-index-mark-start text:id="IMark100320264"/><text:span text:style-name="T178">mode</text:span><text:alphabetical-index-mark-end text:id="IMark100320264"/><text:alphabetical-index-mark-end text:id="IMark95664712"/><text:alphabetical-index-mark-end text:id="IMark80404584"/><text:alphabetical-index-mark-end text:id="IMark96078040"/><text:alphabetical-index-mark-end text:id="IMark103303144"/><text:span text:style-name="T178"> to </text:span><text:alphabetical-index-mark-start text:id="IMark90626552"/><text:alphabetical-index-mark-start text:id="IMark99678568"/><text:alphabetical-index-mark-start text:id="IMark92932744"/><text:alphabetical-index-mark-start text:id="IMark101581816"/><text:alphabetical-index-mark-start text:id="IMark105069864"/><text:span text:style-name="T83">mode</text:span><text:alphabetical-index-mark-end text:id="IMark105069864"/><text:alphabetical-index-mark-end text:id="IMark101581816"/><text:alphabetical-index-mark-end text:id="IMark92932744"/><text:alphabetical-index-mark-end text:id="IMark99678568"/><text:alphabetical-index-mark-end text:id="IMark90626552"/><text:span text:style-name="T83">_crs</text:span><text:span text:style-name="T178"> on route can share <text:s/></text:span><text:soft-page-break/><text:span text:style-name="T178">several </text:span><text:alphabetical-index-mark-start text:id="IMark82052744"/><text:alphabetical-index-mark-start text:id="IMark97788536"/><text:alphabetical-index-mark-start text:id="IMark77296472"/><text:alphabetical-index-mark-start text:id="IMark98862568"/><text:alphabetical-index-mark-start text:id="IMark92799352"/><text:span text:style-name="T178">rule</text:span><text:alphabetical-index-mark-end text:id="IMark92799352"/><text:alphabetical-index-mark-end text:id="IMark98862568"/><text:alphabetical-index-mark-end text:id="IMark77296472"/><text:alphabetical-index-mark-end text:id="IMark97788536"/><text:alphabetical-index-mark-end text:id="IMark82052744"/><text:span text:style-name="T178">s or </text:span><text:alphabetical-index-mark-start text:id="IMark103231944"/><text:alphabetical-index-mark-start text:id="IMark93752392"/><text:alphabetical-index-mark-start text:id="IMark79252440"/><text:alphabetical-index-mark-start text:id="IMark100082904"/><text:alphabetical-index-mark-start text:id="IMark98632360"/><text:span text:style-name="T178">program</text:span><text:alphabetical-index-mark-end text:id="IMark98632360"/><text:alphabetical-index-mark-end text:id="IMark100082904"/><text:alphabetical-index-mark-end text:id="IMark79252440"/><text:alphabetical-index-mark-end text:id="IMark93752392"/><text:alphabetical-index-mark-end text:id="IMark103231944"/><text:span text:style-name="T178">s, but are not bound to be the same and admit entire re</text:span><text:alphabetical-index-mark-start text:id="IMark99369752"/><text:alphabetical-index-mark-start text:id="IMark92354456"/><text:span text:style-name="T178">def</text:span><text:span text:style-name="T186">i</text:span><text:span text:style-name="T178">nition</text:span><text:alphabetical-index-mark-end text:id="IMark92354456"/><text:alphabetical-index-mark-end text:id="IMark99369752"/><text:span text:style-name="T178">s of what they do in detail without having to </text:span><text:alphabetical-index-mark-start text:id="IMark90065384"/><text:alphabetical-index-mark-start text:id="IMark81665432"/><text:span text:style-name="T178">redefine</text:span><text:alphabetical-index-mark-end text:id="IMark81665432"/><text:alphabetical-index-mark-end text:id="IMark90065384"/><text:span text:style-name="T178"> the </text:span><text:alphabetical-index-mark-start text:id="IMark91119496"/><text:alphabetical-index-mark-start text:id="IMark90849224"/><text:alphabetical-index-mark-start text:id="IMark93812440"/><text:alphabetical-index-mark-start text:id="IMark101939976"/><text:alphabetical-index-mark-start text:id="IMark44985624"/><text:span text:style-name="T178">mode</text:span><text:alphabetical-index-mark-end text:id="IMark44985624"/><text:alphabetical-index-mark-end text:id="IMark101939976"/><text:alphabetical-index-mark-end text:id="IMark93812440"/><text:alphabetical-index-mark-end text:id="IMark90849224"/><text:alphabetical-index-mark-end text:id="IMark91119496"/><text:span text:style-name="T178">s themselves.</text:span></text:p>
      <text:p text:style-name="Text_20_body"/>
      <text:p text:style-name="Text_20_body"><text:alphabetical-index-mark-start text:id="IMark105182664"/><text:alphabetical-index-mark-start text:id="IMark99491688"/><text:alphabetical-index-mark-start text:id="IMark96823544"/><text:alphabetical-index-mark-start text:id="IMark102148392"/><text:alphabetical-index-mark-start text:id="IMark102673864"/><text:span text:style-name="T178">Sub</text:span><text:alphabetical-index-mark-start text:id="IMark105103000"/><text:alphabetical-index-mark-start text:id="IMark96801016"/><text:alphabetical-index-mark-start text:id="IMark104217256"/><text:alphabetical-index-mark-start text:id="IMark80098728"/><text:alphabetical-index-mark-start text:id="IMark60720632"/><text:span text:style-name="T178">mode</text:span><text:alphabetical-index-mark-end text:id="IMark60720632"/><text:alphabetical-index-mark-end text:id="IMark80098728"/><text:alphabetical-index-mark-end text:id="IMark104217256"/><text:alphabetical-index-mark-end text:id="IMark96801016"/><text:alphabetical-index-mark-end text:id="IMark105103000"/><text:alphabetical-index-mark-end text:id="IMark102673864"/><text:alphabetical-index-mark-end text:id="IMark102148392"/><text:alphabetical-index-mark-end text:id="IMark96823544"/><text:alphabetical-index-mark-end text:id="IMark99491688"/><text:alphabetical-index-mark-end text:id="IMark105182664"/><text:span text:style-name="T178">s are </text:span><text:alphabetical-index-mark-start text:id="IMark98681848"/><text:alphabetical-index-mark-start text:id="IMark93668488"/><text:alphabetical-index-mark-start text:id="IMark96724760"/><text:alphabetical-index-mark-start text:id="IMark92806440"/><text:alphabetical-index-mark-start text:id="IMark97572616"/><text:span text:style-name="T178">mode</text:span><text:alphabetical-index-mark-end text:id="IMark97572616"/><text:alphabetical-index-mark-end text:id="IMark92806440"/><text:alphabetical-index-mark-end text:id="IMark96724760"/><text:alphabetical-index-mark-end text:id="IMark93668488"/><text:alphabetical-index-mark-end text:id="IMark98681848"/><text:span text:style-name="T178">s within </text:span><text:alphabetical-index-mark-start text:id="IMark95205352"/><text:alphabetical-index-mark-start text:id="IMark105143080"/><text:alphabetical-index-mark-start text:id="IMark97229288"/><text:alphabetical-index-mark-start text:id="IMark93280648"/><text:alphabetical-index-mark-start text:id="IMark105270680"/><text:span text:style-name="T178">mode</text:span><text:alphabetical-index-mark-end text:id="IMark105270680"/><text:alphabetical-index-mark-end text:id="IMark93280648"/><text:alphabetical-index-mark-end text:id="IMark97229288"/><text:alphabetical-index-mark-end text:id="IMark105143080"/><text:alphabetical-index-mark-end text:id="IMark95205352"/><text:span text:style-name="T178">s. One such </text:span><text:alphabetical-index-mark-start text:id="IMark100350728"/><text:alphabetical-index-mark-start text:id="IMark97054280"/><text:alphabetical-index-mark-start text:id="IMark103471768"/><text:alphabetical-index-mark-start text:id="IMark91213992"/><text:alphabetical-index-mark-start text:id="IMark80990440"/><text:span text:style-name="T178">sub</text:span><text:alphabetical-index-mark-start text:id="IMark101979512"/><text:alphabetical-index-mark-start text:id="IMark80107240"/><text:alphabetical-index-mark-start text:id="IMark96995768"/><text:alphabetical-index-mark-start text:id="IMark102823608"/><text:alphabetical-index-mark-start text:id="IMark98433864"/><text:span text:style-name="T178">mode</text:span><text:alphabetical-index-mark-end text:id="IMark98433864"/><text:alphabetical-index-mark-end text:id="IMark102823608"/><text:alphabetical-index-mark-end text:id="IMark96995768"/><text:alphabetical-index-mark-end text:id="IMark80107240"/><text:alphabetical-index-mark-end text:id="IMark101979512"/><text:alphabetical-index-mark-end text:id="IMark80990440"/><text:alphabetical-index-mark-end text:id="IMark91213992"/><text:alphabetical-index-mark-end text:id="IMark103471768"/><text:alphabetical-index-mark-end text:id="IMark97054280"/><text:alphabetical-index-mark-end text:id="IMark100350728"/><text:span text:style-name="T178"> is </text:span><text:alphabetical-index-mark-start text:id="IMark98006072"/><text:alphabetical-index-mark-start text:id="IMark81923176"/><text:alphabetical-index-mark-start text:id="IMark93188728"/><text:alphabetical-index-mark-start text:id="IMark84354984"/><text:alphabetical-index-mark-start text:id="IMark95533144"/><text:span text:style-name="T83">mode</text:span><text:alphabetical-index-mark-end text:id="IMark95533144"/><text:alphabetical-index-mark-end text:id="IMark84354984"/><text:alphabetical-index-mark-end text:id="IMark93188728"/><text:alphabetical-index-mark-end text:id="IMark81923176"/><text:alphabetical-index-mark-end text:id="IMark98006072"/><text:span text:style-name="T83">_</text:span><text:alphabetical-index-mark-start text:id="IMark96892440"/><text:alphabetical-index-mark-start text:id="IMark93471336"/><text:alphabetical-index-mark-start text:id="IMark97220120"/><text:alphabetical-index-mark-start text:id="IMark97884248"/><text:alphabetical-index-mark-start text:id="IMark92669192"/><text:span text:style-name="T83">prg</text:span><text:alphabetical-index-mark-end text:id="IMark92669192"/><text:alphabetical-index-mark-end text:id="IMark97884248"/><text:alphabetical-index-mark-end text:id="IMark97220120"/><text:alphabetical-index-mark-end text:id="IMark93471336"/><text:alphabetical-index-mark-end text:id="IMark96892440"/><text:span text:style-name="T178">: when it has </text:span><text:alphabetical-index-mark-start text:id="IMark89828488"/><text:alphabetical-index-mark-start text:id="IMark98454264"/><text:alphabetical-index-mark-start text:id="IMark104851720"/><text:alphabetical-index-mark-start text:id="IMark96695288"/><text:alphabetical-index-mark-start text:id="IMark82041928"/><text:span text:style-name="T83">Value</text:span><text:alphabetical-index-mark-end text:id="IMark82041928"/><text:alphabetical-index-mark-end text:id="IMark96695288"/><text:alphabetical-index-mark-end text:id="IMark104851720"/><text:alphabetical-index-mark-end text:id="IMark98454264"/><text:alphabetical-index-mark-end text:id="IMark89828488"/><text:span text:style-name="T83"> = 0</text:span><text:span text:style-name="T178">, it does nothing, but when </text:span><text:alphabetical-index-mark-start text:id="IMark100354136"/><text:alphabetical-index-mark-start text:id="IMark97862360"/><text:alphabetical-index-mark-start text:id="IMark97726632"/><text:alphabetical-index-mark-start text:id="IMark103984552"/><text:alphabetical-index-mark-start text:id="IMark94007048"/><text:span text:style-name="T83">Value</text:span><text:alphabetical-index-mark-end text:id="IMark94007048"/><text:alphabetical-index-mark-end text:id="IMark103984552"/><text:alphabetical-index-mark-end text:id="IMark97726632"/><text:alphabetical-index-mark-end text:id="IMark97862360"/><text:alphabetical-index-mark-end text:id="IMark100354136"/><text:span text:style-name="T83"> != 0</text:span><text:span text:style-name="T178"> it </text:span><text:span text:style-name="T188">calls a </text:span><text:alphabetical-index-mark-start text:id="IMark98867928"/><text:alphabetical-index-mark-start text:id="IMark102706808"/><text:alphabetical-index-mark-start text:id="IMark92177288"/><text:alphabetical-index-mark-start text:id="IMark104925192"/><text:alphabetical-index-mark-start text:id="IMark99665992"/><text:span text:style-name="T188">prg</text:span><text:alphabetical-index-mark-end text:id="IMark99665992"/><text:alphabetical-index-mark-end text:id="IMark104925192"/><text:alphabetical-index-mark-end text:id="IMark92177288"/><text:alphabetical-index-mark-end text:id="IMark102706808"/><text:alphabetical-index-mark-end text:id="IMark98867928"/><text:span text:style-name="T188"> </text:span><text:alphabetical-index-mark-start text:id="IMark101212344"/><text:alphabetical-index-mark-start text:id="IMark97120568"/><text:alphabetical-index-mark-start text:id="IMark97510184"/><text:alphabetical-index-mark-start text:id="IMark92087096"/><text:alphabetical-index-mark-start text:id="IMark92226360"/><text:span text:style-name="T188">manage</text:span><text:alphabetical-index-mark-end text:id="IMark92226360"/><text:alphabetical-index-mark-end text:id="IMark92087096"/><text:alphabetical-index-mark-end text:id="IMark97510184"/><text:alphabetical-index-mark-end text:id="IMark97120568"/><text:alphabetical-index-mark-end text:id="IMark101212344"/><text:span text:style-name="T188">r set of </text:span><text:alphabetical-index-mark-start text:id="IMark93955800"/><text:alphabetical-index-mark-start text:id="IMark101714968"/><text:alphabetical-index-mark-start text:id="IMark97052056"/><text:alphabetical-index-mark-start text:id="IMark99998536"/><text:alphabetical-index-mark-start text:id="IMark96144472"/><text:span text:style-name="T188">rule</text:span><text:alphabetical-index-mark-end text:id="IMark96144472"/><text:alphabetical-index-mark-end text:id="IMark99998536"/><text:alphabetical-index-mark-end text:id="IMark97052056"/><text:alphabetical-index-mark-end text:id="IMark101714968"/><text:alphabetical-index-mark-end text:id="IMark93955800"/><text:span text:style-name="T188">s, which has several </text:span><text:alphabetical-index-mark-start text:id="IMark91299880"/><text:alphabetical-index-mark-start text:id="IMark100444152"/><text:alphabetical-index-mark-start text:id="IMark102671512"/><text:alphabetical-index-mark-start text:id="IMark103042616"/><text:alphabetical-index-mark-start text:id="IMark94924872"/><text:span text:style-name="T188">sub</text:span><text:alphabetical-index-mark-start text:id="IMark96085720"/><text:alphabetical-index-mark-start text:id="IMark91041256"/><text:alphabetical-index-mark-start text:id="IMark91300664"/><text:alphabetical-index-mark-start text:id="IMark105208664"/><text:alphabetical-index-mark-start text:id="IMark101268920"/><text:span text:style-name="T188">mode</text:span><text:alphabetical-index-mark-end text:id="IMark101268920"/><text:alphabetical-index-mark-end text:id="IMark105208664"/><text:alphabetical-index-mark-end text:id="IMark91300664"/><text:alphabetical-index-mark-end text:id="IMark91041256"/><text:alphabetical-index-mark-end text:id="IMark96085720"/><text:alphabetical-index-mark-end text:id="IMark94924872"/><text:alphabetical-index-mark-end text:id="IMark103042616"/><text:alphabetical-index-mark-end text:id="IMark102671512"/><text:alphabetical-index-mark-end text:id="IMark100444152"/><text:alphabetical-index-mark-end text:id="IMark91299880"/><text:span text:style-name="T188">s.</text:span></text:p>
      <text:p text:style-name="Text_20_body"/>
      <text:p text:style-name="Text_20_body"><text:span text:style-name="T178">Once the </text:span><text:alphabetical-index-mark-start text:id="IMark80789800"/><text:alphabetical-index-mark-start text:id="IMark103563112"/><text:alphabetical-index-mark-start text:id="IMark105123560"/><text:alphabetical-index-mark-start text:id="IMark93018744"/><text:alphabetical-index-mark-start text:id="IMark100145832"/><text:span text:style-name="T178">program</text:span><text:alphabetical-index-mark-end text:id="IMark100145832"/><text:alphabetical-index-mark-end text:id="IMark93018744"/><text:alphabetical-index-mark-end text:id="IMark105123560"/><text:alphabetical-index-mark-end text:id="IMark103563112"/><text:alphabetical-index-mark-end text:id="IMark80789800"/><text:span text:style-name="T178"> is </text:span><text:alphabetical-index-mark-start text:id="IMark100071464"/><text:alphabetical-index-mark-start text:id="IMark97093064"/><text:alphabetical-index-mark-start text:id="IMark95439272"/><text:alphabetical-index-mark-start text:id="IMark93210008"/><text:alphabetical-index-mark-start text:id="IMark99666776"/><text:span text:style-name="T178">load</text:span><text:alphabetical-index-mark-end text:id="IMark99666776"/><text:alphabetical-index-mark-end text:id="IMark93210008"/><text:alphabetical-index-mark-end text:id="IMark95439272"/><text:alphabetical-index-mark-end text:id="IMark97093064"/><text:alphabetical-index-mark-end text:id="IMark100071464"/><text:span text:style-name="T178">ed into </text:span><text:alphabetical-index-mark-start text:id="IMark80674232"/><text:alphabetical-index-mark-start text:id="IMark97183576"/><text:alphabetical-index-mark-start text:id="IMark91299096"/><text:alphabetical-index-mark-start text:id="IMark96200408"/><text:alphabetical-index-mark-start text:id="IMark104210840"/><text:span text:style-name="T83">sde_</text:span><text:alphabetical-index-mark-start text:id="IMark79369064"/><text:alphabetical-index-mark-start text:id="IMark100127384"/><text:alphabetical-index-mark-start text:id="IMark81487688"/><text:alphabetical-index-mark-start text:id="IMark98716472"/><text:alphabetical-index-mark-start text:id="IMark102672296"/><text:span text:style-name="T83">rule</text:span><text:alphabetical-index-mark-end text:id="IMark102672296"/><text:alphabetical-index-mark-end text:id="IMark98716472"/><text:alphabetical-index-mark-end text:id="IMark81487688"/><text:alphabetical-index-mark-end text:id="IMark100127384"/><text:alphabetical-index-mark-end text:id="IMark79369064"/><text:span text:style-name="T83">s</text:span><text:alphabetical-index-mark-end text:id="IMark104210840"/><text:alphabetical-index-mark-end text:id="IMark96200408"/><text:alphabetical-index-mark-end text:id="IMark91299096"/><text:alphabetical-index-mark-end text:id="IMark97183576"/><text:alphabetical-index-mark-end text:id="IMark80674232"/><text:span text:style-name="T178">, </text:span><text:alphabetical-index-mark-start text:id="IMark99742440"/><text:alphabetical-index-mark-start text:id="IMark82618344"/><text:alphabetical-index-mark-start text:id="IMark96424136"/><text:alphabetical-index-mark-start text:id="IMark105219864"/><text:alphabetical-index-mark-start text:id="IMark82600440"/><text:span text:style-name="T83">mode</text:span><text:alphabetical-index-mark-end text:id="IMark82600440"/><text:alphabetical-index-mark-end text:id="IMark105219864"/><text:alphabetical-index-mark-end text:id="IMark96424136"/><text:alphabetical-index-mark-end text:id="IMark82618344"/><text:alphabetical-index-mark-end text:id="IMark99742440"/><text:span text:style-name="T83">_</text:span><text:alphabetical-index-mark-start text:id="IMark89971800"/><text:alphabetical-index-mark-start text:id="IMark95340680"/><text:alphabetical-index-mark-start text:id="IMark101940760"/><text:alphabetical-index-mark-start text:id="IMark104920488"/><text:alphabetical-index-mark-start text:id="IMark79892024"/><text:span text:style-name="T83">load</text:span><text:alphabetical-index-mark-end text:id="IMark79892024"/><text:alphabetical-index-mark-end text:id="IMark104920488"/><text:alphabetical-index-mark-end text:id="IMark101940760"/><text:alphabetical-index-mark-end text:id="IMark95340680"/><text:alphabetical-index-mark-end text:id="IMark89971800"/><text:span text:style-name="T83">_</text:span><text:alphabetical-index-mark-start text:id="IMark99906216"/><text:alphabetical-index-mark-start text:id="IMark105279976"/><text:alphabetical-index-mark-start text:id="IMark95731928"/><text:alphabetical-index-mark-start text:id="IMark95563192"/><text:alphabetical-index-mark-start text:id="IMark89979000"/><text:span text:style-name="T83">prg</text:span><text:alphabetical-index-mark-end text:id="IMark89979000"/><text:alphabetical-index-mark-end text:id="IMark95563192"/><text:alphabetical-index-mark-end text:id="IMark95731928"/><text:alphabetical-index-mark-end text:id="IMark105279976"/><text:alphabetical-index-mark-end text:id="IMark99906216"/><text:span text:style-name="T178"> </text:span><text:alphabetical-index-mark-start text:id="IMark104768536"/><text:alphabetical-index-mark-start text:id="IMark104045704"/><text:alphabetical-index-mark-start text:id="IMark93764472"/><text:alphabetical-index-mark-start text:id="IMark96243224"/><text:span text:style-name="T178">de</text:span><text:alphabetical-index-mark-start text:id="IMark98890872"/><text:alphabetical-index-mark-start text:id="IMark82522376"/><text:span text:style-name="T178">activate</text:span><text:alphabetical-index-mark-end text:id="IMark82522376"/><text:alphabetical-index-mark-end text:id="IMark98890872"/><text:alphabetical-index-mark-end text:id="IMark96243224"/><text:alphabetical-index-mark-end text:id="IMark93764472"/><text:alphabetical-index-mark-end text:id="IMark104045704"/><text:alphabetical-index-mark-end text:id="IMark104768536"/><text:span text:style-name="T178">s itself. Since </text:span><text:alphabetical-index-mark-start text:id="IMark77928232"/><text:alphabetical-index-mark-start text:id="IMark104900184"/><text:alphabetical-index-mark-start text:id="IMark98495272"/><text:alphabetical-index-mark-start text:id="IMark89957912"/><text:alphabetical-index-mark-start text:id="IMark94538920"/><text:span text:style-name="T178">mode</text:span><text:alphabetical-index-mark-end text:id="IMark94538920"/><text:alphabetical-index-mark-end text:id="IMark89957912"/><text:alphabetical-index-mark-end text:id="IMark98495272"/><text:alphabetical-index-mark-end text:id="IMark104900184"/><text:alphabetical-index-mark-end text:id="IMark77928232"/><text:span text:style-name="T178">s often r</text:span><text:alphabetical-index-mark-start text:id="IMark97045256"/><text:span text:style-name="T178">equ</text:span><text:alphabetical-index-mark-end text:id="IMark97045256"/><text:span text:style-name="T178">ire </text:span><text:alphabetical-index-mark-start text:id="IMark90392472"/><text:alphabetical-index-mark-start text:id="IMark100501464"/><text:alphabetical-index-mark-start text:id="IMark104952968"/><text:alphabetical-index-mark-start text:id="IMark89832600"/><text:alphabetical-index-mark-start text:id="IMark80811064"/><text:span text:style-name="T178">load</text:span><text:alphabetical-index-mark-end text:id="IMark80811064"/><text:alphabetical-index-mark-end text:id="IMark89832600"/><text:alphabetical-index-mark-end text:id="IMark104952968"/><text:alphabetical-index-mark-end text:id="IMark100501464"/><text:alphabetical-index-mark-end text:id="IMark90392472"/><text:span text:style-name="T178">ing </text:span><text:alphabetical-index-mark-start text:id="IMark81334392"/><text:alphabetical-index-mark-start text:id="IMark104883944"/><text:alphabetical-index-mark-start text:id="IMark103847208"/><text:alphabetical-index-mark-start text:id="IMark94922520"/><text:alphabetical-index-mark-start text:id="IMark90435352"/><text:span text:style-name="T178">program</text:span><text:alphabetical-index-mark-end text:id="IMark90435352"/><text:alphabetical-index-mark-end text:id="IMark94922520"/><text:alphabetical-index-mark-end text:id="IMark103847208"/><text:alphabetical-index-mark-end text:id="IMark104883944"/><text:alphabetical-index-mark-end text:id="IMark81334392"/><text:span text:style-name="T178">s, </text:span><text:alphabetical-index-mark-start text:id="IMark97048392"/><text:alphabetical-index-mark-start text:id="IMark105307224"/><text:alphabetical-index-mark-start text:id="IMark103928760"/><text:alphabetical-index-mark-start text:id="IMark102812712"/><text:alphabetical-index-mark-start text:id="IMark83989560"/><text:span text:style-name="T83">mode</text:span><text:alphabetical-index-mark-end text:id="IMark83989560"/><text:alphabetical-index-mark-end text:id="IMark102812712"/><text:alphabetical-index-mark-end text:id="IMark103928760"/><text:alphabetical-index-mark-end text:id="IMark105307224"/><text:alphabetical-index-mark-end text:id="IMark97048392"/><text:span text:style-name="T83">_</text:span><text:alphabetical-index-mark-start text:id="IMark97076040"/><text:alphabetical-index-mark-start text:id="IMark81530760"/><text:alphabetical-index-mark-start text:id="IMark96375096"/><text:alphabetical-index-mark-start text:id="IMark104938424"/><text:alphabetical-index-mark-start text:id="IMark94693896"/><text:span text:style-name="T83">load</text:span><text:alphabetical-index-mark-end text:id="IMark94693896"/><text:alphabetical-index-mark-end text:id="IMark104938424"/><text:alphabetical-index-mark-end text:id="IMark96375096"/><text:alphabetical-index-mark-end text:id="IMark81530760"/><text:alphabetical-index-mark-end text:id="IMark97076040"/><text:span text:style-name="T83">_</text:span><text:alphabetical-index-mark-start text:id="IMark104686440"/><text:alphabetical-index-mark-start text:id="IMark81413960"/><text:alphabetical-index-mark-start text:id="IMark82194792"/><text:alphabetical-index-mark-start text:id="IMark90206152"/><text:alphabetical-index-mark-start text:id="IMark93533256"/><text:span text:style-name="T83">prg</text:span><text:alphabetical-index-mark-end text:id="IMark93533256"/><text:alphabetical-index-mark-end text:id="IMark90206152"/><text:alphabetical-index-mark-end text:id="IMark82194792"/><text:alphabetical-index-mark-end text:id="IMark81413960"/><text:alphabetical-index-mark-end text:id="IMark104686440"/><text:span text:style-name="T178"> is defined as a </text:span><text:alphabetical-index-mark-start text:id="IMark110356472"/><text:alphabetical-index-mark-start text:id="IMark81382184"/><text:alphabetical-index-mark-start text:id="IMark60630616"/><text:alphabetical-index-mark-start text:id="IMark95954328"/><text:alphabetical-index-mark-start text:id="IMark92431560"/><text:span text:style-name="T178">sub</text:span><text:alphabetical-index-mark-start text:id="IMark94696248"/><text:alphabetical-index-mark-start text:id="IMark90374840"/><text:alphabetical-index-mark-start text:id="IMark97181224"/><text:alphabetical-index-mark-start text:id="IMark95189976"/><text:alphabetical-index-mark-start text:id="IMark90497048"/><text:span text:style-name="T178">mode</text:span><text:alphabetical-index-mark-end text:id="IMark90497048"/><text:alphabetical-index-mark-end text:id="IMark95189976"/><text:alphabetical-index-mark-end text:id="IMark97181224"/><text:alphabetical-index-mark-end text:id="IMark90374840"/><text:alphabetical-index-mark-end text:id="IMark94696248"/><text:alphabetical-index-mark-end text:id="IMark92431560"/><text:alphabetical-index-mark-end text:id="IMark95954328"/><text:alphabetical-index-mark-end text:id="IMark60630616"/><text:alphabetical-index-mark-end text:id="IMark81382184"/><text:alphabetical-index-mark-end text:id="IMark110356472"/><text:span text:style-name="T178"> that can operate within any </text:span><text:alphabetical-index-mark-start text:id="IMark79353400"/><text:alphabetical-index-mark-start text:id="IMark81652328"/><text:alphabetical-index-mark-start text:id="IMark102128376"/><text:alphabetical-index-mark-start text:id="IMark98313064"/><text:alphabetical-index-mark-start text:id="IMark100804376"/><text:span text:style-name="T178">mode</text:span><text:alphabetical-index-mark-end text:id="IMark100804376"/><text:alphabetical-index-mark-end text:id="IMark98313064"/><text:alphabetical-index-mark-end text:id="IMark102128376"/><text:alphabetical-index-mark-end text:id="IMark81652328"/><text:alphabetical-index-mark-end text:id="IMark79353400"/><text:span text:style-name="T178">. </text:span><text:span text:style-name="T187">For </text:span><text:alphabetical-index-mark-start text:id="IMark99514280"/><text:alphabetical-index-mark-start text:id="IMark80996360"/><text:alphabetical-index-mark-start text:id="IMark97395928"/><text:alphabetical-index-mark-start text:id="IMark96994200"/><text:alphabetical-index-mark-start text:id="IMark95254216"/><text:span text:style-name="T187">example</text:span><text:alphabetical-index-mark-end text:id="IMark95254216"/><text:alphabetical-index-mark-end text:id="IMark96994200"/><text:alphabetical-index-mark-end text:id="IMark97395928"/><text:alphabetical-index-mark-end text:id="IMark80996360"/><text:alphabetical-index-mark-end text:id="IMark99514280"/><text:span text:style-name="T187">, </text:span><text:alphabetical-index-mark-start text:id="IMark94248840"/><text:alphabetical-index-mark-start text:id="IMark99244984"/><text:alphabetical-index-mark-start text:id="IMark81509208"/><text:alphabetical-index-mark-start text:id="IMark101270360"/><text:alphabetical-index-mark-start text:id="IMark90866712"/><text:span text:style-name="T100">mode</text:span><text:alphabetical-index-mark-end text:id="IMark90866712"/><text:alphabetical-index-mark-end text:id="IMark101270360"/><text:alphabetical-index-mark-end text:id="IMark81509208"/><text:alphabetical-index-mark-end text:id="IMark99244984"/><text:alphabetical-index-mark-end text:id="IMark94248840"/><text:span text:style-name="T100">_</text:span><text:alphabetical-index-mark-start text:id="IMark68761144"/><text:alphabetical-index-mark-start text:id="IMark90555400"/><text:alphabetical-index-mark-start text:id="IMark79810696"/><text:alphabetical-index-mark-start text:id="IMark80229352"/><text:alphabetical-index-mark-start text:id="IMark98870152"/><text:span text:style-name="T100">hato</text:span><text:alphabetical-index-mark-end text:id="IMark98870152"/><text:alphabetical-index-mark-end text:id="IMark80229352"/><text:alphabetical-index-mark-end text:id="IMark79810696"/><text:alphabetical-index-mark-end text:id="IMark90555400"/><text:alphabetical-index-mark-end text:id="IMark68761144"/><text:span text:style-name="T187"> r</text:span><text:alphabetical-index-mark-start text:id="IMark77557928"/><text:span text:style-name="T187">equ</text:span><text:alphabetical-index-mark-end text:id="IMark77557928"/><text:span text:style-name="T187">ires some </text:span><text:alphabetical-index-mark-start text:id="IMark81694136"/><text:alphabetical-index-mark-start text:id="IMark79089064"/><text:alphabetical-index-mark-start text:id="IMark101951512"/><text:alphabetical-index-mark-start text:id="IMark105292312"/><text:alphabetical-index-mark-start text:id="IMark97228504"/><text:span text:style-name="T187">program</text:span><text:alphabetical-index-mark-end text:id="IMark97228504"/><text:alphabetical-index-mark-end text:id="IMark105292312"/><text:alphabetical-index-mark-end text:id="IMark101951512"/><text:alphabetical-index-mark-end text:id="IMark79089064"/><text:alphabetical-index-mark-end text:id="IMark81694136"/><text:span text:style-name="T187">s to </text:span><text:alphabetical-index-mark-start text:id="IMark96103880"/><text:alphabetical-index-mark-start text:id="IMark100706072"/><text:alphabetical-index-mark-start text:id="IMark92931176"/><text:alphabetical-index-mark-start text:id="IMark102276984"/><text:alphabetical-index-mark-start text:id="IMark101993528"/><text:span text:style-name="T187">load</text:span><text:alphabetical-index-mark-end text:id="IMark101993528"/><text:alphabetical-index-mark-end text:id="IMark102276984"/><text:alphabetical-index-mark-end text:id="IMark92931176"/><text:alphabetical-index-mark-end text:id="IMark100706072"/><text:alphabetical-index-mark-end text:id="IMark96103880"/><text:span text:style-name="T187">, then </text:span><text:alphabetical-index-mark-start text:id="IMark81390696"/><text:alphabetical-index-mark-start text:id="IMark104420200"/><text:alphabetical-index-mark-start text:id="IMark97253256"/><text:alphabetical-index-mark-start text:id="IMark105235320"/><text:alphabetical-index-mark-start text:id="IMark89892296"/><text:span text:style-name="T100">mode</text:span><text:alphabetical-index-mark-end text:id="IMark89892296"/><text:alphabetical-index-mark-end text:id="IMark105235320"/><text:alphabetical-index-mark-end text:id="IMark97253256"/><text:alphabetical-index-mark-end text:id="IMark104420200"/><text:alphabetical-index-mark-end text:id="IMark81390696"/><text:span text:style-name="T100">_crs</text:span><text:span text:style-name="T187"> also needs </text:span><text:alphabetical-index-mark-start text:id="IMark104884728"/><text:alphabetical-index-mark-start text:id="IMark91412040"/><text:alphabetical-index-mark-start text:id="IMark90680872"/><text:alphabetical-index-mark-start text:id="IMark94918632"/><text:alphabetical-index-mark-start text:id="IMark90210584"/><text:span text:style-name="T187">load</text:span><text:alphabetical-index-mark-end text:id="IMark90210584"/><text:alphabetical-index-mark-end text:id="IMark94918632"/><text:alphabetical-index-mark-end text:id="IMark90680872"/><text:alphabetical-index-mark-end text:id="IMark91412040"/><text:alphabetical-index-mark-end text:id="IMark104884728"/><text:span text:style-name="T187">ing several </text:span><text:alphabetical-index-mark-start text:id="IMark79286520"/><text:alphabetical-index-mark-start text:id="IMark102619368"/><text:alphabetical-index-mark-start text:id="IMark94999672"/><text:alphabetical-index-mark-start text:id="IMark79931208"/><text:alphabetical-index-mark-start text:id="IMark93272136"/><text:span text:style-name="T187">program</text:span><text:alphabetical-index-mark-end text:id="IMark93272136"/><text:alphabetical-index-mark-end text:id="IMark79931208"/><text:alphabetical-index-mark-end text:id="IMark94999672"/><text:alphabetical-index-mark-end text:id="IMark102619368"/><text:alphabetical-index-mark-end text:id="IMark79286520"/><text:span text:style-name="T187">s. In both cases, </text:span><text:alphabetical-index-mark-start text:id="IMark100595576"/><text:alphabetical-index-mark-start text:id="IMark90599928"/><text:alphabetical-index-mark-start text:id="IMark103307992"/><text:alphabetical-index-mark-start text:id="IMark92398008"/><text:alphabetical-index-mark-start text:id="IMark90291368"/><text:span text:style-name="T100">mode</text:span><text:alphabetical-index-mark-end text:id="IMark90291368"/><text:alphabetical-index-mark-end text:id="IMark92398008"/><text:alphabetical-index-mark-end text:id="IMark103307992"/><text:alphabetical-index-mark-end text:id="IMark90599928"/><text:alphabetical-index-mark-end text:id="IMark100595576"/><text:span text:style-name="T100">_</text:span><text:alphabetical-index-mark-start text:id="IMark90461832"/><text:alphabetical-index-mark-start text:id="IMark93470552"/><text:alphabetical-index-mark-start text:id="IMark102444328"/><text:alphabetical-index-mark-start text:id="IMark97982056"/><text:alphabetical-index-mark-start text:id="IMark96710488"/><text:span text:style-name="T100">load</text:span><text:alphabetical-index-mark-end text:id="IMark96710488"/><text:alphabetical-index-mark-end text:id="IMark97982056"/><text:alphabetical-index-mark-end text:id="IMark102444328"/><text:alphabetical-index-mark-end text:id="IMark93470552"/><text:alphabetical-index-mark-end text:id="IMark90461832"/><text:span text:style-name="T100">_</text:span><text:alphabetical-index-mark-start text:id="IMark97279160"/><text:alphabetical-index-mark-start text:id="IMark93112488"/><text:alphabetical-index-mark-start text:id="IMark103985336"/><text:alphabetical-index-mark-start text:id="IMark105048648"/><text:alphabetical-index-mark-start text:id="IMark105200744"/><text:span text:style-name="T100">prg</text:span><text:alphabetical-index-mark-end text:id="IMark105200744"/><text:alphabetical-index-mark-end text:id="IMark105048648"/><text:alphabetical-index-mark-end text:id="IMark103985336"/><text:alphabetical-index-mark-end text:id="IMark93112488"/><text:alphabetical-index-mark-end text:id="IMark97279160"/><text:span text:style-name="T187"> is invoked as a </text:span><text:alphabetical-index-mark-start text:id="IMark104874120"/><text:alphabetical-index-mark-start text:id="IMark96392472"/><text:alphabetical-index-mark-start text:id="IMark90809912"/><text:alphabetical-index-mark-start text:id="IMark80621032"/><text:alphabetical-index-mark-start text:id="IMark104373992"/><text:span text:style-name="T187">sub</text:span><text:alphabetical-index-mark-start text:id="IMark105288488"/><text:alphabetical-index-mark-start text:id="IMark80817512"/><text:alphabetical-index-mark-start text:id="IMark95252776"/><text:alphabetical-index-mark-start text:id="IMark84066504"/><text:alphabetical-index-mark-start text:id="IMark97100664"/><text:span text:style-name="T187">mode</text:span><text:alphabetical-index-mark-end text:id="IMark97100664"/><text:alphabetical-index-mark-end text:id="IMark84066504"/><text:alphabetical-index-mark-end text:id="IMark95252776"/><text:alphabetical-index-mark-end text:id="IMark80817512"/><text:alphabetical-index-mark-end text:id="IMark105288488"/><text:alphabetical-index-mark-end text:id="IMark104373992"/><text:alphabetical-index-mark-end text:id="IMark80621032"/><text:alphabetical-index-mark-end text:id="IMark90809912"/><text:alphabetical-index-mark-end text:id="IMark96392472"/><text:alphabetical-index-mark-end text:id="IMark104874120"/><text:span text:style-name="T187"> of </text:span><text:alphabetical-index-mark-start text:id="IMark97204008"/><text:alphabetical-index-mark-start text:id="IMark82240984"/><text:alphabetical-index-mark-start text:id="IMark105227592"/><text:alphabetical-index-mark-start text:id="IMark105169928"/><text:alphabetical-index-mark-start text:id="IMark95341464"/><text:span text:style-name="T100">mode</text:span><text:alphabetical-index-mark-end text:id="IMark95341464"/><text:alphabetical-index-mark-end text:id="IMark105169928"/><text:alphabetical-index-mark-end text:id="IMark105227592"/><text:alphabetical-index-mark-end text:id="IMark82240984"/><text:alphabetical-index-mark-end text:id="IMark97204008"/><text:span text:style-name="T100">_</text:span><text:alphabetical-index-mark-start text:id="IMark100151336"/><text:alphabetical-index-mark-start text:id="IMark105219080"/><text:alphabetical-index-mark-start text:id="IMark91045000"/><text:alphabetical-index-mark-start text:id="IMark68170488"/><text:alphabetical-index-mark-start text:id="IMark93750040"/><text:span text:style-name="T100">hato</text:span><text:alphabetical-index-mark-end text:id="IMark93750040"/><text:alphabetical-index-mark-end text:id="IMark68170488"/><text:alphabetical-index-mark-end text:id="IMark91045000"/><text:alphabetical-index-mark-end text:id="IMark105219080"/><text:alphabetical-index-mark-end text:id="IMark100151336"/><text:span text:style-name="T187"> and </text:span><text:alphabetical-index-mark-start text:id="IMark90029304"/><text:alphabetical-index-mark-start text:id="IMark79104264"/><text:alphabetical-index-mark-start text:id="IMark100386376"/><text:alphabetical-index-mark-start text:id="IMark77623240"/><text:alphabetical-index-mark-start text:id="IMark79145544"/><text:span text:style-name="T100">mode</text:span><text:alphabetical-index-mark-end text:id="IMark79145544"/><text:alphabetical-index-mark-end text:id="IMark77623240"/><text:alphabetical-index-mark-end text:id="IMark100386376"/><text:alphabetical-index-mark-end text:id="IMark79104264"/><text:alphabetical-index-mark-end text:id="IMark90029304"/><text:span text:style-name="T100">_crs</text:span><text:span text:style-name="T187"> respectively.</text:span></text:p>
      <text:p text:style-name="Text_20_body"/>
      <text:p text:style-name="Text_20_body">Think of <text:alphabetical-index-mark-start text:id="IMark105289272"/><text:alphabetical-index-mark-start text:id="IMark97417672"/><text:alphabetical-index-mark-start text:id="IMark99368968"/><text:alphabetical-index-mark-start text:id="IMark94883464"/><text:alphabetical-index-mark-start text:id="IMark93545272"/>mode<text:alphabetical-index-mark-end text:id="IMark93545272"/><text:alphabetical-index-mark-end text:id="IMark94883464"/><text:alphabetical-index-mark-end text:id="IMark99368968"/><text:alphabetical-index-mark-end text:id="IMark97417672"/><text:alphabetical-index-mark-end text:id="IMark105289272"/>s and <text:alphabetical-index-mark-start text:id="IMark98806408"/><text:alphabetical-index-mark-start text:id="IMark99985864"/><text:alphabetical-index-mark-start text:id="IMark100376136"/><text:alphabetical-index-mark-start text:id="IMark110682824"/><text:alphabetical-index-mark-start text:id="IMark103841112"/>sub<text:alphabetical-index-mark-start text:id="IMark60624584"/><text:alphabetical-index-mark-start text:id="IMark101200696"/><text:alphabetical-index-mark-start text:id="IMark99700072"/><text:alphabetical-index-mark-start text:id="IMark102334376"/><text:alphabetical-index-mark-start text:id="IMark78414264"/>mode<text:alphabetical-index-mark-end text:id="IMark78414264"/><text:alphabetical-index-mark-end text:id="IMark102334376"/><text:alphabetical-index-mark-end text:id="IMark99700072"/><text:alphabetical-index-mark-end text:id="IMark101200696"/><text:alphabetical-index-mark-end text:id="IMark60624584"/><text:alphabetical-index-mark-end text:id="IMark103841112"/><text:alphabetical-index-mark-end text:id="IMark110682824"/><text:alphabetical-index-mark-end text:id="IMark100376136"/><text:alphabetical-index-mark-end text:id="IMark99985864"/><text:alphabetical-index-mark-end text:id="IMark98806408"/>s as analogies of <text:alphabetical-index-mark-start text:id="IMark97211080"/><text:alphabetical-index-mark-start text:id="IMark81291064"/><text:alphabetical-index-mark-start text:id="IMark81700136"/><text:alphabetical-index-mark-start text:id="IMark94201816"/><text:alphabetical-index-mark-start text:id="IMark96908536"/>nested<text:alphabetical-index-mark-end text:id="IMark96908536"/><text:alphabetical-index-mark-end text:id="IMark94201816"/><text:alphabetical-index-mark-end text:id="IMark81700136"/><text:alphabetical-index-mark-end text:id="IMark81291064"/><text:alphabetical-index-mark-end text:id="IMark97211080"/> <text:alphabetical-index-mark-start text:id="IMark79139624"/><text:alphabetical-index-mark-start text:id="IMark91473896"/><text:alphabetical-index-mark-start text:id="IMark95464344"/><text:alphabetical-index-mark-start text:id="IMark96947832"/><text:alphabetical-index-mark-start text:id="IMark81542424"/>function<text:alphabetical-index-mark-end text:id="IMark81542424"/><text:alphabetical-index-mark-end text:id="IMark96947832"/><text:alphabetical-index-mark-end text:id="IMark95464344"/><text:alphabetical-index-mark-end text:id="IMark91473896"/><text:alphabetical-index-mark-end text:id="IMark79139624"/>s in any <text:alphabetical-index-mark-start text:id="IMark91965400"/><text:alphabetical-index-mark-start text:id="IMark104364824"/><text:alphabetical-index-mark-start text:id="IMark104584904"/><text:alphabetical-index-mark-start text:id="IMark91696360"/><text:alphabetical-index-mark-start text:id="IMark91223720"/>imperative<text:alphabetical-index-mark-end text:id="IMark91223720"/><text:alphabetical-index-mark-end text:id="IMark91696360"/><text:alphabetical-index-mark-end text:id="IMark104584904"/><text:alphabetical-index-mark-end text:id="IMark104364824"/><text:alphabetical-index-mark-end text:id="IMark91965400"/> <text:alphabetical-index-mark-start text:id="IMark96842280"/><text:alphabetical-index-mark-start text:id="IMark90840904"/><text:alphabetical-index-mark-start text:id="IMark93423800"/><text:alphabetical-index-mark-start text:id="IMark96156440"/><text:alphabetical-index-mark-start text:id="IMark82105832"/>program<text:alphabetical-index-mark-end text:id="IMark82105832"/><text:alphabetical-index-mark-end text:id="IMark96156440"/><text:alphabetical-index-mark-end text:id="IMark93423800"/><text:alphabetical-index-mark-end text:id="IMark90840904"/><text:alphabetical-index-mark-end text:id="IMark96842280"/><text:alphabetical-index-mark-start text:id="IMark60623800"/>min<text:alphabetical-index-mark-end text:id="IMark60623800"/>g <text:alphabetical-index-mark-start text:id="IMark79924344"/><text:alphabetical-index-mark-start text:id="IMark82058632"/><text:alphabetical-index-mark-start text:id="IMark104575480"/><text:alphabetical-index-mark-start text:id="IMark68677336"/><text:alphabetical-index-mark-start text:id="IMark95093608"/>language<text:alphabetical-index-mark-end text:id="IMark95093608"/><text:alphabetical-index-mark-end text:id="IMark68677336"/><text:alphabetical-index-mark-end text:id="IMark104575480"/><text:alphabetical-index-mark-end text:id="IMark82058632"/><text:alphabetical-index-mark-end text:id="IMark79924344"/>.</text:p>
      <text:p text:style-name="Text_20_body"/>
      <text:p text:style-name="Text_20_body">You can review all <text:alphabetical-index-mark-start text:id="IMark96192296"/><text:alphabetical-index-mark-start text:id="IMark92737160"/>current<text:alphabetical-index-mark-end text:id="IMark92737160"/><text:alphabetical-index-mark-end text:id="IMark96192296"/> <text:alphabetical-index-mark-start text:id="IMark104014504"/><text:alphabetical-index-mark-start text:id="IMark95177848"/><text:alphabetical-index-mark-start text:id="IMark103005320"/><text:alphabetical-index-mark-start text:id="IMark104624984"/><text:alphabetical-index-mark-start text:id="IMark104269640"/>mode<text:alphabetical-index-mark-end text:id="IMark104269640"/><text:alphabetical-index-mark-end text:id="IMark104624984"/><text:alphabetical-index-mark-end text:id="IMark103005320"/><text:alphabetical-index-mark-end text:id="IMark95177848"/><text:alphabetical-index-mark-end text:id="IMark104014504"/>s in the project by perfor<text:alphabetical-index-mark-start text:id="IMark91903208"/>min<text:alphabetical-index-mark-end text:id="IMark91903208"/>g the ad<text:alphabetical-index-mark-start text:id="IMark98846216"/>equ<text:alphabetical-index-mark-end text:id="IMark98846216"/>ate <text:alphabetical-index-mark-start text:id="IMark97174152"/><text:alphabetical-index-mark-start text:id="IMark101702168"/><text:alphabetical-index-mark-start text:id="IMark93903448"/><text:alphabetical-index-mark-start text:id="IMark81643816"/><text:alphabetical-index-mark-start text:id="IMark97395144"/>SELECT<text:alphabetical-index-mark-end text:id="IMark97395144"/><text:alphabetical-index-mark-end text:id="IMark81643816"/><text:alphabetical-index-mark-end text:id="IMark93903448"/><text:alphabetical-index-mark-end text:id="IMark101702168"/><text:alphabetical-index-mark-end text:id="IMark97174152"/> <text:alphabetical-index-mark-start text:id="IMark97044472"/><text:alphabetical-index-mark-start text:id="IMark80136712"/><text:alphabetical-index-mark-start text:id="IMark67176216"/><text:alphabetical-index-mark-start text:id="IMark97366712"/>operation<text:alphabetical-index-mark-end text:id="IMark97366712"/><text:alphabetical-index-mark-end text:id="IMark67176216"/><text:alphabetical-index-mark-end text:id="IMark80136712"/><text:alphabetical-index-mark-end text:id="IMark97044472"/> on <text:alphabetical-index-mark-start text:id="IMark98508024"/><text:alphabetical-index-mark-start text:id="IMark81630696"/><text:alphabetical-index-mark-start text:id="IMark97774232"/><text:alphabetical-index-mark-start text:id="IMark105124344"/><text:alphabetical-index-mark-start text:id="IMark94502504"/><text:span text:style-name="T83">sde_mem_</text:span><text:alphabetical-index-mark-start text:id="IMark93383800"/><text:alphabetical-index-mark-start text:id="IMark89782392"/><text:alphabetical-index-mark-start text:id="IMark95565544"/><text:alphabetical-index-mark-start text:id="IMark110752280"/><text:alphabetical-index-mark-start text:id="IMark90943928"/><text:span text:style-name="T83">fact</text:span><text:alphabetical-index-mark-end text:id="IMark90943928"/><text:alphabetical-index-mark-end text:id="IMark110752280"/><text:alphabetical-index-mark-end text:id="IMark95565544"/><text:alphabetical-index-mark-end text:id="IMark89782392"/><text:alphabetical-index-mark-end text:id="IMark93383800"/><text:span text:style-name="T83">s</text:span><text:alphabetical-index-mark-end text:id="IMark94502504"/><text:alphabetical-index-mark-end text:id="IMark105124344"/><text:alphabetical-index-mark-end text:id="IMark97774232"/><text:alphabetical-index-mark-end text:id="IMark81630696"/><text:alphabetical-index-mark-end text:id="IMark98508024"/> using any compatible <text:alphabetical-index-mark-start text:id="IMark105191832"/><text:alphabetical-index-mark-start text:id="IMark80172200"/><text:alphabetical-index-mark-start text:id="IMark93885736"/><text:alphabetical-index-mark-start text:id="IMark97435480"/><text:alphabetical-index-mark-start text:id="IMark104850936"/><text:alphabetical-index-mark-start text:id="IMark90045944"/><text:alphabetical-index-mark-start text:id="IMark83558280"/><text:alphabetical-index-mark-start text:id="IMark92838744"/><text:alphabetical-index-mark-start text:id="IMark104475656"/>data<text:alphabetical-index-mark-end text:id="IMark104475656"/><text:alphabetical-index-mark-end text:id="IMark92838744"/><text:alphabetical-index-mark-end text:id="IMark83558280"/><text:alphabetical-index-mark-end text:id="IMark90045944"/><text:alphabetical-index-mark-start text:id="IMark80983464"/><text:alphabetical-index-mark-start text:id="IMark92365864"/><text:alphabetical-index-mark-start text:id="IMark81450440"/><text:alphabetical-index-mark-start text:id="IMark90667880"/>base<text:alphabetical-index-mark-end text:id="IMark90667880"/><text:alphabetical-index-mark-end text:id="IMark81450440"/><text:alphabetical-index-mark-end text:id="IMark92365864"/><text:alphabetical-index-mark-end text:id="IMark80983464"/><text:alphabetical-index-mark-end text:id="IMark104850936"/><text:alphabetical-index-mark-end text:id="IMark97435480"/><text:alphabetical-index-mark-end text:id="IMark93885736"/><text:alphabetical-index-mark-end text:id="IMark80172200"/><text:alphabetical-index-mark-end text:id="IMark105191832"/> <text:alphabetical-index-mark-start text:id="IMark100102712"/><text:alphabetical-index-mark-start text:id="IMark91183384"/><text:alphabetical-index-mark-start text:id="IMark90821960"/><text:alphabetical-index-mark-start text:id="IMark100859752"/><text:alphabetical-index-mark-start text:id="IMark80986680"/><text:alphabetical-index-mark-start text:id="IMark95315160"/><text:alphabetical-index-mark-start text:id="IMark98271848"/><text:alphabetical-index-mark-start text:id="IMark95790968"/><text:alphabetical-index-mark-start text:id="IMark97345208"/>edit<text:alphabetical-index-mark-end text:id="IMark97345208"/><text:alphabetical-index-mark-end text:id="IMark95790968"/><text:alphabetical-index-mark-end text:id="IMark98271848"/><text:alphabetical-index-mark-end text:id="IMark95315160"/><text:alphabetical-index-mark-end text:id="IMark80986680"/>or<text:alphabetical-index-mark-end text:id="IMark100859752"/><text:alphabetical-index-mark-end text:id="IMark90821960"/><text:alphabetical-index-mark-end text:id="IMark91183384"/><text:alphabetical-index-mark-end text:id="IMark100102712"/>. As the project advances, usually more <text:alphabetical-index-mark-start text:id="IMark99669560"/><text:alphabetical-index-mark-start text:id="IMark101761640"/><text:alphabetical-index-mark-start text:id="IMark78562936"/><text:alphabetical-index-mark-start text:id="IMark96962632"/><text:alphabetical-index-mark-start text:id="IMark95447416"/>mode<text:alphabetical-index-mark-end text:id="IMark95447416"/><text:alphabetical-index-mark-end text:id="IMark96962632"/><text:alphabetical-index-mark-end text:id="IMark78562936"/><text:alphabetical-index-mark-end text:id="IMark101761640"/><text:alphabetical-index-mark-end text:id="IMark99669560"/>s are defined.</text:p>
      <text:p text:style-name="Text_20_body"/>
      <text:p text:style-name="Text_20_body"/>
      <text:h text:style-name="Heading_20_2" text:outline-level="2"><text:bookmark-start text:name="__RefHeading___Toc6788_1483239106"/><text:span text:style-name="T191">4.5.</text:span><text:span text:style-name="T178"> </text:span><text:span text:style-name="T189">Reasons for an</text:span><text:span text:style-name="T178"> </text:span><text:alphabetical-index-mark-start text:id="IMark99597480"/><text:alphabetical-index-mark-start text:id="IMark96867816"/><text:alphabetical-index-mark-start text:id="IMark98998136"/><text:alphabetical-index-mark-start text:id="IMark100875768"/><text:alphabetical-index-mark-start text:id="IMark100960296"/><text:span text:style-name="T178">expert</text:span><text:alphabetical-index-mark-end text:id="IMark100960296"/><text:alphabetical-index-mark-end text:id="IMark100875768"/><text:alphabetical-index-mark-end text:id="IMark98998136"/><text:alphabetical-index-mark-end text:id="IMark96867816"/><text:alphabetical-index-mark-end text:id="IMark99597480"/><text:span text:style-name="T178"> </text:span><text:alphabetical-index-mark-start text:id="IMark89770296"/><text:alphabetical-index-mark-start text:id="IMark68711848"/><text:alphabetical-index-mark-start text:id="IMark91006648"/><text:alphabetical-index-mark-start text:id="IMark97262552"/><text:alphabetical-index-mark-start text:id="IMark101039848"/><text:span text:style-name="T178">system</text:span><text:alphabetical-index-mark-end text:id="IMark101039848"/><text:alphabetical-index-mark-end text:id="IMark97262552"/><text:alphabetical-index-mark-end text:id="IMark91006648"/><text:alphabetical-index-mark-end text:id="IMark68711848"/><text:alphabetical-index-mark-end text:id="IMark89770296"/><text:span text:style-name="T178"> instead of </text:span><text:alphabetical-index-mark-start text:id="IMark89854680"/><text:alphabetical-index-mark-start text:id="IMark97209512"/><text:alphabetical-index-mark-start text:id="IMark90133416"/><text:alphabetical-index-mark-start text:id="IMark101728456"/><text:alphabetical-index-mark-start text:id="IMark101487000"/><text:span text:style-name="T178">neural</text:span><text:alphabetical-index-mark-end text:id="IMark101487000"/><text:alphabetical-index-mark-end text:id="IMark101728456"/><text:alphabetical-index-mark-end text:id="IMark90133416"/><text:alphabetical-index-mark-end text:id="IMark97209512"/><text:alphabetical-index-mark-end text:id="IMark89854680"/><text:span text:style-name="T178"> </text:span><text:alphabetical-index-mark-start text:id="IMark79813816"/><text:alphabetical-index-mark-start text:id="IMark94509224"/><text:alphabetical-index-mark-start text:id="IMark98827160"/><text:alphabetical-index-mark-start text:id="IMark96248712"/><text:alphabetical-index-mark-start text:id="IMark94564040"/><text:span text:style-name="T178">network</text:span><text:alphabetical-index-mark-end text:id="IMark94564040"/><text:alphabetical-index-mark-end text:id="IMark96248712"/><text:alphabetical-index-mark-end text:id="IMark98827160"/><text:alphabetical-index-mark-end text:id="IMark94509224"/><text:alphabetical-index-mark-end text:id="IMark79813816"/><text:span text:style-name="T178">s</text:span><text:bookmark-end text:name="__RefHeading___Toc6788_1483239106"/></text:h>
      <text:p text:style-name="Text_20_body"/>
      <text:p text:style-name="Text_20_body"><text:alphabetical-index-mark-start text:id="IMark100829320"/><text:alphabetical-index-mark-start text:id="IMark102081944"/><text:alphabetical-index-mark-start text:id="IMark99890088"/><text:alphabetical-index-mark-start text:id="IMark104230376"/><text:alphabetical-index-mark-start text:id="IMark98097816"/>Expert<text:alphabetical-index-mark-end text:id="IMark98097816"/><text:alphabetical-index-mark-end text:id="IMark104230376"/><text:alphabetical-index-mark-end text:id="IMark99890088"/><text:alphabetical-index-mark-end text:id="IMark102081944"/><text:alphabetical-index-mark-end text:id="IMark100829320"/> <text:alphabetical-index-mark-start text:id="IMark78104872"/><text:alphabetical-index-mark-start text:id="IMark79096008"/><text:alphabetical-index-mark-start text:id="IMark96354888"/><text:alphabetical-index-mark-start text:id="IMark95061256"/><text:alphabetical-index-mark-start text:id="IMark83547672"/>system<text:alphabetical-index-mark-end text:id="IMark83547672"/><text:alphabetical-index-mark-end text:id="IMark95061256"/><text:alphabetical-index-mark-end text:id="IMark96354888"/><text:alphabetical-index-mark-end text:id="IMark79096008"/><text:alphabetical-index-mark-end text:id="IMark78104872"/>s seem to have fallen from grace within the realm of <text:alphabetical-index-mark-start text:id="IMark93463496"/><text:alphabetical-index-mark-start text:id="IMark79647528"/><text:alphabetical-index-mark-start text:id="IMark90598488"/><text:alphabetical-index-mark-start text:id="IMark104468488"/><text:alphabetical-index-mark-start text:id="IMark99290936"/>AI<text:alphabetical-index-mark-end text:id="IMark99290936"/><text:alphabetical-index-mark-end text:id="IMark104468488"/><text:alphabetical-index-mark-end text:id="IMark90598488"/><text:alphabetical-index-mark-end text:id="IMark79647528"/><text:alphabetical-index-mark-end text:id="IMark93463496"/> <text:alphabetical-index-mark-start text:id="IMark95955112"/><text:alphabetical-index-mark-start text:id="IMark93466744"/><text:alphabetical-index-mark-start text:id="IMark82473064"/><text:alphabetical-index-mark-start text:id="IMark81189112"/>research<text:alphabetical-index-mark-end text:id="IMark81189112"/><text:alphabetical-index-mark-end text:id="IMark82473064"/><text:alphabetical-index-mark-end text:id="IMark93466744"/><text:alphabetical-index-mark-end text:id="IMark95955112"/>, but they remain sui<text:alphabetical-index-mark-start text:id="IMark81153816"/><text:alphabetical-index-mark-start text:id="IMark80516104"/><text:alphabetical-index-mark-start text:id="IMark94801304"/><text:alphabetical-index-mark-start text:id="IMark80879288"/><text:alphabetical-index-mark-start text:id="IMark81996696"/>table<text:alphabetical-index-mark-end text:id="IMark81996696"/><text:alphabetical-index-mark-end text:id="IMark80879288"/><text:alphabetical-index-mark-end text:id="IMark94801304"/><text:alphabetical-index-mark-end text:id="IMark80516104"/><text:alphabetical-index-mark-end text:id="IMark81153816"/> for use in specific realms. For general <text:alphabetical-index-mark-start text:id="IMark81769576"/><text:alphabetical-index-mark-start text:id="IMark97254824"/><text:alphabetical-index-mark-start text:id="IMark99313080"/><text:alphabetical-index-mark-start text:id="IMark79644952"/><text:alphabetical-index-mark-start text:id="IMark92052200"/>AI<text:alphabetical-index-mark-end text:id="IMark92052200"/><text:alphabetical-index-mark-end text:id="IMark79644952"/><text:alphabetical-index-mark-end text:id="IMark99313080"/><text:alphabetical-index-mark-end text:id="IMark97254824"/><text:alphabetical-index-mark-end text:id="IMark81769576"/> <text:alphabetical-index-mark-start text:id="IMark80698168"/><text:alphabetical-index-mark-start text:id="IMark60725208"/><text:alphabetical-index-mark-start text:id="IMark83674168"/><text:alphabetical-index-mark-start text:id="IMark83136648"/><text:alphabetical-index-mark-start text:id="IMark97325416"/>neural<text:alphabetical-index-mark-end text:id="IMark97325416"/><text:alphabetical-index-mark-end text:id="IMark83136648"/><text:alphabetical-index-mark-end text:id="IMark83674168"/><text:alphabetical-index-mark-end text:id="IMark60725208"/><text:alphabetical-index-mark-end text:id="IMark80698168"/> <text:alphabetical-index-mark-start text:id="IMark80682712"/><text:alphabetical-index-mark-start text:id="IMark96057144"/><text:alphabetical-index-mark-start text:id="IMark100848312"/><text:alphabetical-index-mark-start text:id="IMark105060824"/><text:alphabetical-index-mark-start text:id="IMark93756776"/>network<text:alphabetical-index-mark-end text:id="IMark93756776"/><text:alphabetical-index-mark-end text:id="IMark105060824"/><text:alphabetical-index-mark-end text:id="IMark100848312"/><text:alphabetical-index-mark-end text:id="IMark96057144"/><text:alphabetical-index-mark-end text:id="IMark80682712"/>s seem to offer more flexibility, but specialized usage r<text:alphabetical-index-mark-start text:id="IMark92068856"/>equ<text:alphabetical-index-mark-end text:id="IMark92068856"/>ire clear <text:alphabetical-index-mark-start text:id="IMark80133432"/><text:alphabetical-index-mark-start text:id="IMark98583208"/><text:alphabetical-index-mark-start text:id="IMark90311096"/><text:alphabetical-index-mark-start text:id="IMark101186840"/><text:alphabetical-index-mark-start text:id="IMark52508872"/>rule<text:alphabetical-index-mark-end text:id="IMark52508872"/><text:alphabetical-index-mark-end text:id="IMark101186840"/><text:alphabetical-index-mark-end text:id="IMark90311096"/><text:alphabetical-index-mark-end text:id="IMark98583208"/><text:alphabetical-index-mark-end text:id="IMark80133432"/>s, and <text:alphabetical-index-mark-start text:id="IMark67098248"/><text:alphabetical-index-mark-start text:id="IMark104600072"/><text:alphabetical-index-mark-start text:id="IMark91605416"/><text:alphabetical-index-mark-start text:id="IMark101328296"/><text:alphabetical-index-mark-start text:id="IMark100405976"/>expert<text:alphabetical-index-mark-end text:id="IMark100405976"/><text:alphabetical-index-mark-end text:id="IMark101328296"/><text:alphabetical-index-mark-end text:id="IMark91605416"/><text:alphabetical-index-mark-end text:id="IMark104600072"/><text:alphabetical-index-mark-end text:id="IMark67098248"/> <text:alphabetical-index-mark-start text:id="IMark95773128"/><text:alphabetical-index-mark-start text:id="IMark83937960"/><text:alphabetical-index-mark-start text:id="IMark91639528"/><text:alphabetical-index-mark-start text:id="IMark92229272"/><text:alphabetical-index-mark-start text:id="IMark102216392"/>system<text:alphabetical-index-mark-end text:id="IMark102216392"/><text:alphabetical-index-mark-end text:id="IMark92229272"/><text:alphabetical-index-mark-end text:id="IMark91639528"/><text:alphabetical-index-mark-end text:id="IMark83937960"/><text:alphabetical-index-mark-end text:id="IMark95773128"/>s can help in those cases and provide easier <text:alphabetical-index-mark-start text:id="IMark67705240"/><text:alphabetical-index-mark-start text:id="IMark97557944"/>development<text:alphabetical-index-mark-end text:id="IMark97557944"/><text:alphabetical-index-mark-end text:id="IMark67705240"/> and use than <text:alphabetical-index-mark-start text:id="IMark80173640"/><text:alphabetical-index-mark-start text:id="IMark96188776"/><text:alphabetical-index-mark-start text:id="IMark80339128"/><text:alphabetical-index-mark-start text:id="IMark90377880"/><text:alphabetical-index-mark-start text:id="IMark95070600"/>neural<text:alphabetical-index-mark-end text:id="IMark95070600"/><text:alphabetical-index-mark-end text:id="IMark90377880"/><text:alphabetical-index-mark-end text:id="IMark80339128"/><text:alphabetical-index-mark-end text:id="IMark96188776"/><text:alphabetical-index-mark-end text:id="IMark80173640"/> <text:alphabetical-index-mark-start text:id="IMark91694008"/><text:alphabetical-index-mark-start text:id="IMark84003528"/><text:alphabetical-index-mark-start text:id="IMark104478184"/><text:alphabetical-index-mark-start text:id="IMark104062520"/><text:alphabetical-index-mark-start text:id="IMark98100040"/>network<text:alphabetical-index-mark-end text:id="IMark98100040"/><text:alphabetical-index-mark-end text:id="IMark104062520"/><text:alphabetical-index-mark-end text:id="IMark104478184"/><text:alphabetical-index-mark-end text:id="IMark84003528"/><text:alphabetical-index-mark-end text:id="IMark91694008"/>s. </text:p>
      <text:p text:style-name="Text_20_body"/>
      <text:p text:style-name="Text_20_body">Both <text:alphabetical-index-mark-start text:id="IMark101523448"/><text:alphabetical-index-mark-start text:id="IMark91429064"/><text:alphabetical-index-mark-start text:id="IMark98801176"/><text:alphabetical-index-mark-start text:id="IMark97775016"/><text:alphabetical-index-mark-start text:id="IMark96717032"/>AI<text:alphabetical-index-mark-end text:id="IMark96717032"/><text:alphabetical-index-mark-end text:id="IMark97775016"/><text:alphabetical-index-mark-end text:id="IMark98801176"/><text:alphabetical-index-mark-end text:id="IMark91429064"/><text:alphabetical-index-mark-end text:id="IMark101523448"/> <text:alphabetical-index-mark-start text:id="IMark101223976"/><text:alphabetical-index-mark-start text:id="IMark97666040"/><text:alphabetical-index-mark-start text:id="IMark89968392"/><text:alphabetical-index-mark-start text:id="IMark95562408"/>paradigm<text:alphabetical-index-mark-end text:id="IMark95562408"/><text:alphabetical-index-mark-end text:id="IMark89968392"/><text:alphabetical-index-mark-end text:id="IMark97666040"/><text:alphabetical-index-mark-end text:id="IMark101223976"/>s have their <text:alphabetical-index-mark-start text:id="IMark91735912"/><text:alphabetical-index-mark-start text:id="IMark80090216"/>advantage<text:alphabetical-index-mark-end text:id="IMark80090216"/><text:alphabetical-index-mark-end text:id="IMark91735912"/>s and <text:alphabetical-index-mark-start text:id="IMark43981464"/><text:alphabetical-index-mark-start text:id="IMark44856184"/>dis<text:alphabetical-index-mark-start text:id="IMark82064168"/><text:alphabetical-index-mark-start text:id="IMark80576392"/>advantage<text:alphabetical-index-mark-end text:id="IMark80576392"/><text:alphabetical-index-mark-end text:id="IMark82064168"/><text:alphabetical-index-mark-end text:id="IMark44856184"/><text:alphabetical-index-mark-end text:id="IMark43981464"/>s, and both could have been used in the case of <text:alphabetical-index-mark-start text:id="IMark91336952"/><text:alphabetical-index-mark-start text:id="IMark82426744"/><text:alphabetical-index-mark-start text:id="IMark100563080"/><text:alphabetical-index-mark-start text:id="IMark103046488"/><text:alphabetical-index-mark-start text:id="IMark94875464"/><text:alphabetical-index-mark-start text:id="IMark97386632"/>DGIII<text:alphabetical-index-mark-end text:id="IMark97386632"/><text:alphabetical-index-mark-start text:id="IMark93830280"/>AI<text:alphabetical-index-mark-end text:id="IMark93830280"/><text:alphabetical-index-mark-end text:id="IMark94875464"/><text:alphabetical-index-mark-end text:id="IMark103046488"/><text:alphabetical-index-mark-end text:id="IMark100563080"/><text:alphabetical-index-mark-end text:id="IMark82426744"/><text:alphabetical-index-mark-end text:id="IMark91336952"/>. However, the <text:alphabetical-index-mark-start text:id="IMark101185528"/><text:alphabetical-index-mark-start text:id="IMark84374888"/><text:alphabetical-index-mark-start text:id="IMark95024520"/><text:alphabetical-index-mark-start text:id="IMark97601144"/><text:alphabetical-index-mark-start text:id="IMark94159832"/>ES<text:alphabetical-index-mark-end text:id="IMark94159832"/><text:alphabetical-index-mark-end text:id="IMark97601144"/><text:alphabetical-index-mark-end text:id="IMark95024520"/><text:alphabetical-index-mark-end text:id="IMark84374888"/><text:alphabetical-index-mark-end text:id="IMark101185528"/> <text:alphabetical-index-mark-start text:id="IMark100153864"/><text:alphabetical-index-mark-start text:id="IMark92672984"/><text:alphabetical-index-mark-start text:id="IMark82250840"/><text:alphabetical-index-mark-start text:id="IMark79646744"/>paradigm<text:alphabetical-index-mark-end text:id="IMark79646744"/><text:alphabetical-index-mark-end text:id="IMark82250840"/><text:alphabetical-index-mark-end text:id="IMark92672984"/><text:alphabetical-index-mark-end text:id="IMark100153864"/> is easier to <text:alphabetical-index-mark-start text:id="IMark104711720"/><text:alphabetical-index-mark-start text:id="IMark98634072"/>implement<text:alphabetical-index-mark-end text:id="IMark98634072"/><text:alphabetical-index-mark-end text:id="IMark104711720"/> because the <text:alphabetical-index-mark-start text:id="IMark97345992"/><text:alphabetical-index-mark-start text:id="IMark97674072"/><text:alphabetical-index-mark-start text:id="IMark103590520"/><text:alphabetical-index-mark-start text:id="IMark94416504"/><text:alphabetical-index-mark-start text:id="IMark103195400"/>ES<text:alphabetical-index-mark-end text:id="IMark103195400"/><text:alphabetical-index-mark-end text:id="IMark94416504"/><text:alphabetical-index-mark-end text:id="IMark103590520"/><text:alphabetical-index-mark-end text:id="IMark97674072"/><text:alphabetical-index-mark-end text:id="IMark97345992"/> itself could be developed separated from <text:alphabetical-index-mark-start text:id="IMark97505048"/><text:alphabetical-index-mark-start text:id="IMark96340472"/><text:alphabetical-index-mark-start text:id="IMark102509752"/><text:alphabetical-index-mark-start text:id="IMark84010488"/><text:alphabetical-index-mark-start text:id="IMark94640200"/><text:alphabetical-index-mark-start text:id="IMark91010760"/>DGIII<text:alphabetical-index-mark-end text:id="IMark91010760"/><text:alphabetical-index-mark-start text:id="IMark99612056"/>AI<text:alphabetical-index-mark-end text:id="IMark99612056"/><text:alphabetical-index-mark-end text:id="IMark94640200"/><text:alphabetical-index-mark-end text:id="IMark84010488"/><text:alphabetical-index-mark-end text:id="IMark102509752"/><text:alphabetical-index-mark-end text:id="IMark96340472"/><text:alphabetical-index-mark-end text:id="IMark97505048"/>, while a comparable <text:alphabetical-index-mark-start text:id="IMark43724120"/><text:alphabetical-index-mark-start text:id="IMark95257016"/><text:alphabetical-index-mark-start text:id="IMark93735400"/><text:alphabetical-index-mark-start text:id="IMark83854472"/><text:alphabetical-index-mark-start text:id="IMark104257416"/>NN<text:alphabetical-index-mark-end text:id="IMark104257416"/><text:alphabetical-index-mark-end text:id="IMark83854472"/><text:alphabetical-index-mark-end text:id="IMark93735400"/><text:alphabetical-index-mark-end text:id="IMark95257016"/><text:alphabetical-index-mark-end text:id="IMark43724120"/> could not. <text:alphabetical-index-mark-start text:id="IMark82204200"/><text:alphabetical-index-mark-start text:id="IMark102448936"/><text:alphabetical-index-mark-start text:id="IMark80170632"/><text:alphabetical-index-mark-start text:id="IMark92313112"/><text:alphabetical-index-mark-start text:id="IMark103326232"/>Exsys<text:alphabetical-index-mark-end text:id="IMark103326232"/><text:alphabetical-index-mark-end text:id="IMark92313112"/><text:alphabetical-index-mark-end text:id="IMark80170632"/><text:alphabetical-index-mark-end text:id="IMark102448936"/><text:alphabetical-index-mark-end text:id="IMark82204200"/> can conceivably be adapted more easily to other <text:alphabetical-index-mark-start text:id="IMark104428408"/><text:alphabetical-index-mark-start text:id="IMark97601928"/>ship<text:alphabetical-index-mark-end text:id="IMark97601928"/><text:alphabetical-index-mark-end text:id="IMark104428408"/>s, but any <text:alphabetical-index-mark-start text:id="IMark101174712"/><text:alphabetical-index-mark-start text:id="IMark95710088"/><text:alphabetical-index-mark-start text:id="IMark104129656"/><text:alphabetical-index-mark-start text:id="IMark95879400"/><text:alphabetical-index-mark-start text:id="IMark90182872"/>NN<text:alphabetical-index-mark-end text:id="IMark90182872"/><text:alphabetical-index-mark-end text:id="IMark95879400"/><text:alphabetical-index-mark-end text:id="IMark104129656"/><text:alphabetical-index-mark-end text:id="IMark95710088"/><text:alphabetical-index-mark-end text:id="IMark101174712"/> <text:alphabetical-index-mark-start text:id="IMark98903160"/><text:alphabetical-index-mark-start text:id="IMark78411928"/><text:alphabetical-index-mark-start text:id="IMark104519176"/><text:alphabetical-index-mark-start text:id="IMark98735720"/><text:alphabetical-index-mark-start text:id="IMark96247928"/>system<text:alphabetical-index-mark-end text:id="IMark96247928"/><text:alphabetical-index-mark-end text:id="IMark98735720"/><text:alphabetical-index-mark-end text:id="IMark104519176"/><text:alphabetical-index-mark-end text:id="IMark78411928"/><text:alphabetical-index-mark-end text:id="IMark98903160"/> would have to be developed from scratch in such case.</text:p>
      <text:p text:style-name="Text_20_body"/>
      <text:p text:style-name="Text_20_body"><text:soft-page-break/>This does not mean that <text:alphabetical-index-mark-start text:id="IMark91459464"/><text:alphabetical-index-mark-start text:id="IMark83071112"/><text:alphabetical-index-mark-start text:id="IMark101870344"/><text:alphabetical-index-mark-start text:id="IMark104704136"/><text:alphabetical-index-mark-start text:id="IMark104668376"/>NN<text:alphabetical-index-mark-end text:id="IMark104668376"/><text:alphabetical-index-mark-end text:id="IMark104704136"/><text:alphabetical-index-mark-end text:id="IMark101870344"/><text:alphabetical-index-mark-end text:id="IMark83071112"/><text:alphabetical-index-mark-end text:id="IMark91459464"/> cannot have a place within <text:alphabetical-index-mark-start text:id="IMark104183400"/><text:alphabetical-index-mark-start text:id="IMark82143032"/><text:alphabetical-index-mark-start text:id="IMark102229464"/><text:alphabetical-index-mark-start text:id="IMark97347560"/><text:alphabetical-index-mark-start text:id="IMark97186584"/><text:alphabetical-index-mark-start text:id="IMark94321816"/>DGIII<text:alphabetical-index-mark-end text:id="IMark94321816"/><text:alphabetical-index-mark-start text:id="IMark90743512"/>AI<text:alphabetical-index-mark-end text:id="IMark90743512"/><text:alphabetical-index-mark-end text:id="IMark97186584"/><text:alphabetical-index-mark-end text:id="IMark97347560"/><text:alphabetical-index-mark-end text:id="IMark102229464"/><text:alphabetical-index-mark-end text:id="IMark82143032"/><text:alphabetical-index-mark-end text:id="IMark104183400"/>: several <text:alphabetical-index-mark-start text:id="IMark44958072"/><text:alphabetical-index-mark-start text:id="IMark107152664"/><text:alphabetical-index-mark-start text:id="IMark60724424"/><text:alphabetical-index-mark-start text:id="IMark101066728"/><text:alphabetical-index-mark-start text:id="IMark95386104"/>NN<text:alphabetical-index-mark-end text:id="IMark95386104"/><text:alphabetical-index-mark-end text:id="IMark101066728"/><text:alphabetical-index-mark-end text:id="IMark60724424"/><text:alphabetical-index-mark-end text:id="IMark107152664"/><text:alphabetical-index-mark-end text:id="IMark44958072"/> <text:alphabetical-index-mark-start text:id="IMark104128872"/><text:alphabetical-index-mark-start text:id="IMark93341240"/><text:alphabetical-index-mark-start text:id="IMark90873432"/><text:alphabetical-index-mark-start text:id="IMark96148360"/><text:alphabetical-index-mark-start text:id="IMark92314680"/>module<text:alphabetical-index-mark-end text:id="IMark92314680"/><text:alphabetical-index-mark-end text:id="IMark96148360"/><text:alphabetical-index-mark-end text:id="IMark90873432"/><text:alphabetical-index-mark-end text:id="IMark93341240"/><text:alphabetical-index-mark-end text:id="IMark104128872"/>s could be used to modify or create new <text:alphabetical-index-mark-start text:id="IMark98127208"/><text:alphabetical-index-mark-start text:id="IMark94608744"/><text:alphabetical-index-mark-start text:id="IMark99549672"/><text:alphabetical-index-mark-start text:id="IMark80828952"/><text:alphabetical-index-mark-start text:id="IMark82235496"/>rule<text:alphabetical-index-mark-end text:id="IMark82235496"/><text:alphabetical-index-mark-end text:id="IMark80828952"/><text:alphabetical-index-mark-end text:id="IMark99549672"/><text:alphabetical-index-mark-end text:id="IMark94608744"/><text:alphabetical-index-mark-end text:id="IMark98127208"/>s, to refine <text:alphabetical-index-mark-start text:id="IMark104397816"/><text:alphabetical-index-mark-start text:id="IMark91790296"/><text:alphabetical-index-mark-start text:id="IMark103751432"/><text:alphabetical-index-mark-start text:id="IMark98865576"/><text:alphabetical-index-mark-start text:id="IMark104590376"/>value<text:alphabetical-index-mark-end text:id="IMark104590376"/><text:alphabetical-index-mark-end text:id="IMark98865576"/><text:alphabetical-index-mark-end text:id="IMark103751432"/><text:alphabetical-index-mark-end text:id="IMark91790296"/><text:alphabetical-index-mark-end text:id="IMark104397816"/>s associated to <text:alphabetical-index-mark-start text:id="IMark97053496"/><text:alphabetical-index-mark-start text:id="IMark99938648"/><text:alphabetical-index-mark-start text:id="IMark92153624"/><text:alphabetical-index-mark-start text:id="IMark97354792"/><text:alphabetical-index-mark-start text:id="IMark80823768"/>fact<text:alphabetical-index-mark-end text:id="IMark80823768"/><text:alphabetical-index-mark-end text:id="IMark97354792"/><text:alphabetical-index-mark-end text:id="IMark92153624"/><text:alphabetical-index-mark-end text:id="IMark99938648"/><text:alphabetical-index-mark-end text:id="IMark97053496"/>s, etc. <text:span text:style-name="T295">In </text:span><text:alphabetical-index-mark-start text:id="IMark93327016"/><text:alphabetical-index-mark-start text:id="IMark96155576"/><text:alphabetical-index-mark-start text:id="IMark95454136"/><text:alphabetical-index-mark-start text:id="IMark102147608"/><text:alphabetical-index-mark-start text:id="IMark105247624"/><text:span text:style-name="T295">fact</text:span><text:alphabetical-index-mark-end text:id="IMark105247624"/><text:alphabetical-index-mark-end text:id="IMark102147608"/><text:alphabetical-index-mark-end text:id="IMark95454136"/><text:alphabetical-index-mark-end text:id="IMark96155576"/><text:alphabetical-index-mark-end text:id="IMark93327016"/><text:span text:style-name="T295">, the </text:span><text:alphabetical-index-mark-start text:id="IMark102563992"/><text:alphabetical-index-mark-start text:id="IMark90018696"/><text:alphabetical-index-mark-start text:id="IMark93442584"/><text:alphabetical-index-mark-start text:id="IMark77343896"/><text:alphabetical-index-mark-start text:id="IMark95761656"/><text:alphabetical-index-mark-start text:id="IMark100744152"/><text:span text:style-name="T295">AI</text:span><text:alphabetical-index-mark-end text:id="IMark100744152"/><text:span text:style-name="T295">E</text:span><text:alphabetical-index-mark-end text:id="IMark95761656"/><text:alphabetical-index-mark-end text:id="IMark77343896"/><text:alphabetical-index-mark-end text:id="IMark93442584"/><text:alphabetical-index-mark-end text:id="IMark90018696"/><text:alphabetical-index-mark-end text:id="IMark102563992"/><text:span text:style-name="T295"> could be supplemented with any sort of </text:span><text:alphabetical-index-mark-start text:id="IMark98844248"/><text:alphabetical-index-mark-start text:id="IMark79987528"/><text:span text:style-name="T295">ML</text:span><text:alphabetical-index-mark-end text:id="IMark79987528"/><text:alphabetical-index-mark-end text:id="IMark98844248"/><text:span text:style-name="T295"> </text:span><text:alphabetical-index-mark-start text:id="IMark98156232"/><text:alphabetical-index-mark-start text:id="IMark90667096"/><text:alphabetical-index-mark-start text:id="IMark96896232"/><text:alphabetical-index-mark-start text:id="IMark94093608"/><text:span text:style-name="T295">algorithm</text:span><text:alphabetical-index-mark-end text:id="IMark94093608"/><text:alphabetical-index-mark-end text:id="IMark96896232"/><text:alphabetical-index-mark-end text:id="IMark90667096"/><text:alphabetical-index-mark-end text:id="IMark98156232"/><text:span text:style-name="T295"> or </text:span><text:alphabetical-index-mark-start text:id="IMark82141464"/><text:alphabetical-index-mark-start text:id="IMark95415496"/><text:alphabetical-index-mark-start text:id="IMark93380264"/><text:alphabetical-index-mark-start text:id="IMark81726840"/><text:alphabetical-index-mark-start text:id="IMark95023704"/><text:span text:style-name="T295">system</text:span><text:alphabetical-index-mark-end text:id="IMark95023704"/><text:alphabetical-index-mark-end text:id="IMark81726840"/><text:alphabetical-index-mark-end text:id="IMark93380264"/><text:alphabetical-index-mark-end text:id="IMark95415496"/><text:alphabetical-index-mark-end text:id="IMark82141464"/><text:span text:style-name="T295">.</text:span></text:p>
      <text:p text:style-name="Text_20_body"/>
      <text:p text:style-name="Text_20_body">In <text:alphabetical-index-mark-start text:id="IMark82919896"/><text:alphabetical-index-mark-start text:id="IMark100660616"/><text:alphabetical-index-mark-start text:id="IMark79425480"/><text:alphabetical-index-mark-start text:id="IMark102003736"/><text:alphabetical-index-mark-start text:id="IMark94236280"/>order<text:alphabetical-index-mark-end text:id="IMark94236280"/><text:alphabetical-index-mark-end text:id="IMark102003736"/><text:alphabetical-index-mark-end text:id="IMark79425480"/><text:alphabetical-index-mark-end text:id="IMark100660616"/><text:alphabetical-index-mark-end text:id="IMark82919896"/> to simplify compi<text:alphabetical-index-mark-start text:id="IMark100665192"/>lat<text:alphabetical-index-mark-end text:id="IMark100665192"/>ion, <text:alphabetical-index-mark-start text:id="IMark91542904"/><text:alphabetical-index-mark-start text:id="IMark100757144"/><text:alphabetical-index-mark-start text:id="IMark91799000"/><text:alphabetical-index-mark-start text:id="IMark81870376"/><text:alphabetical-index-mark-start text:id="IMark68731736"/>link<text:alphabetical-index-mark-end text:id="IMark68731736"/><text:alphabetical-index-mark-end text:id="IMark81870376"/><text:alphabetical-index-mark-end text:id="IMark91799000"/><text:alphabetical-index-mark-end text:id="IMark100757144"/><text:alphabetical-index-mark-end text:id="IMark91542904"/>ing and <text:alphabetical-index-mark-start text:id="IMark104901752"/><text:alphabetical-index-mark-start text:id="IMark96228216"/><text:alphabetical-index-mark-start text:id="IMark93148728"/><text:alphabetical-index-mark-start text:id="IMark82534296"/><text:alphabetical-index-mark-start text:id="IMark103092296"/>instal<text:alphabetical-index-mark-start text:id="IMark104170760"/>l<text:alphabetical-index-mark-end text:id="IMark103092296"/><text:alphabetical-index-mark-end text:id="IMark82534296"/><text:alphabetical-index-mark-end text:id="IMark93148728"/><text:alphabetical-index-mark-end text:id="IMark96228216"/><text:alphabetical-index-mark-end text:id="IMark104901752"/>at<text:alphabetical-index-mark-end text:id="IMark104170760"/>ion <text:span text:style-name="T297">for users </text:span>of <text:alphabetical-index-mark-start text:id="IMark43407288"/><text:alphabetical-index-mark-start text:id="IMark96683640"/><text:alphabetical-index-mark-start text:id="IMark89804312"/><text:alphabetical-index-mark-start text:id="IMark102892888"/><text:alphabetical-index-mark-start text:id="IMark90360696"/><text:alphabetical-index-mark-start text:id="IMark81841672"/>DGIII<text:alphabetical-index-mark-end text:id="IMark81841672"/><text:alphabetical-index-mark-start text:id="IMark82236280"/>AI<text:alphabetical-index-mark-end text:id="IMark82236280"/><text:alphabetical-index-mark-end text:id="IMark90360696"/><text:alphabetical-index-mark-end text:id="IMark102892888"/><text:alphabetical-index-mark-end text:id="IMark89804312"/><text:alphabetical-index-mark-end text:id="IMark96683640"/><text:alphabetical-index-mark-end text:id="IMark43407288"/>, this <text:alphabetical-index-mark-start text:id="IMark82572504"/><text:alphabetical-index-mark-start text:id="IMark80836792"/><text:alphabetical-index-mark-start text:id="IMark60632968"/><text:alphabetical-index-mark-start text:id="IMark102898744"/><text:alphabetical-index-mark-start text:id="IMark96448840"/>version<text:alphabetical-index-mark-end text:id="IMark96448840"/><text:alphabetical-index-mark-end text:id="IMark102898744"/><text:alphabetical-index-mark-end text:id="IMark60632968"/><text:alphabetical-index-mark-end text:id="IMark80836792"/><text:alphabetical-index-mark-end text:id="IMark82572504"/> only makes use of <text:alphabetical-index-mark-start text:id="IMark92175848"/><text:alphabetical-index-mark-start text:id="IMark94642728"/><text:alphabetical-index-mark-start text:id="IMark91220712"/><text:alphabetical-index-mark-start text:id="IMark99668776"/><text:alphabetical-index-mark-start text:id="IMark101831656"/>OpenMP<text:alphabetical-index-mark-end text:id="IMark101831656"/><text:alphabetical-index-mark-end text:id="IMark99668776"/><text:alphabetical-index-mark-end text:id="IMark91220712"/><text:alphabetical-index-mark-end text:id="IMark94642728"/><text:alphabetical-index-mark-end text:id="IMark92175848"/> and <text:alphabetical-index-mark-start text:id="IMark96870168"/><text:alphabetical-index-mark-start text:id="IMark98817656"/><text:alphabetical-index-mark-start text:id="IMark60651176"/><text:alphabetical-index-mark-start text:id="IMark82431000"/><text:alphabetical-index-mark-start text:id="IMark101592472"/>Sqlite3<text:alphabetical-index-mark-end text:id="IMark101592472"/><text:alphabetical-index-mark-end text:id="IMark82431000"/><text:alphabetical-index-mark-end text:id="IMark60651176"/><text:alphabetical-index-mark-end text:id="IMark98817656"/><text:alphabetical-index-mark-end text:id="IMark96870168"/> <text:alphabetical-index-mark-start text:id="IMark102184760"/><text:alphabetical-index-mark-start text:id="IMark81907944"/><text:alphabetical-index-mark-start text:id="IMark95815464"/><text:alphabetical-index-mark-start text:id="IMark95731144"/><text:alphabetical-index-mark-start text:id="IMark90597704"/>libraries<text:alphabetical-index-mark-end text:id="IMark90597704"/><text:alphabetical-index-mark-end text:id="IMark95731144"/><text:alphabetical-index-mark-end text:id="IMark95815464"/><text:alphabetical-index-mark-end text:id="IMark81907944"/><text:alphabetical-index-mark-end text:id="IMark102184760"/>; however, past <text:alphabetical-index-mark-start text:id="IMark60616728"/><text:alphabetical-index-mark-start text:id="IMark67457928"/><text:alphabetical-index-mark-start text:id="IMark94318024"/><text:alphabetical-index-mark-start text:id="IMark94367320"/><text:alphabetical-index-mark-start text:id="IMark94484760"/>version<text:alphabetical-index-mark-end text:id="IMark94484760"/><text:alphabetical-index-mark-end text:id="IMark94367320"/><text:alphabetical-index-mark-end text:id="IMark94318024"/><text:alphabetical-index-mark-end text:id="IMark67457928"/><text:alphabetical-index-mark-end text:id="IMark60616728"/>s used a full, <text:alphabetical-index-mark-start text:id="IMark81408568"/><text:alphabetical-index-mark-start text:id="IMark90816072"/><text:alphabetical-index-mark-start text:id="IMark97362520"/><text:alphabetical-index-mark-start text:id="IMark80279400"/><text:alphabetical-index-mark-start text:id="IMark91023176"/>server<text:alphabetical-index-mark-end text:id="IMark91023176"/><text:alphabetical-index-mark-end text:id="IMark80279400"/><text:alphabetical-index-mark-end text:id="IMark97362520"/><text:alphabetical-index-mark-end text:id="IMark90816072"/><text:alphabetical-index-mark-end text:id="IMark81408568"/> – <text:alphabetical-index-mark-start text:id="IMark95699144"/><text:alphabetical-index-mark-start text:id="IMark89995640"/><text:alphabetical-index-mark-start text:id="IMark91635672"/><text:alphabetical-index-mark-start text:id="IMark104548728"/>base<text:alphabetical-index-mark-end text:id="IMark104548728"/><text:alphabetical-index-mark-end text:id="IMark91635672"/><text:alphabetical-index-mark-end text:id="IMark89995640"/><text:alphabetical-index-mark-end text:id="IMark95699144"/>d <text:alphabetical-index-mark-start text:id="IMark98919464"/><text:alphabetical-index-mark-start text:id="IMark99217592"/><text:alphabetical-index-mark-start text:id="IMark97928872"/><text:alphabetical-index-mark-start text:id="IMark96261000"/><text:alphabetical-index-mark-start text:id="IMark97319256"/>My<text:alphabetical-index-mark-start text:id="IMark98192632"/>SQL<text:alphabetical-index-mark-end text:id="IMark98192632"/><text:alphabetical-index-mark-end text:id="IMark97319256"/><text:alphabetical-index-mark-end text:id="IMark96261000"/><text:alphabetical-index-mark-end text:id="IMark97928872"/><text:alphabetical-index-mark-end text:id="IMark99217592"/><text:alphabetical-index-mark-end text:id="IMark98919464"/> <text:alphabetical-index-mark-start text:id="IMark82693144"/><text:alphabetical-index-mark-start text:id="IMark91005832"/><text:alphabetical-index-mark-start text:id="IMark90628408"/><text:alphabetical-index-mark-start text:id="IMark67704456"/><text:alphabetical-index-mark-start text:id="IMark91011464"/><text:alphabetical-index-mark-start text:id="IMark77930584"/><text:alphabetical-index-mark-start text:id="IMark89957128"/><text:alphabetical-index-mark-start text:id="IMark81287928"/><text:alphabetical-index-mark-start text:id="IMark77370024"/>data<text:alphabetical-index-mark-end text:id="IMark77370024"/><text:alphabetical-index-mark-end text:id="IMark81287928"/><text:alphabetical-index-mark-end text:id="IMark89957128"/><text:alphabetical-index-mark-end text:id="IMark77930584"/><text:alphabetical-index-mark-start text:id="IMark100659832"/><text:alphabetical-index-mark-start text:id="IMark97921928"/><text:alphabetical-index-mark-start text:id="IMark102842024"/><text:alphabetical-index-mark-start text:id="IMark82081432"/>base<text:alphabetical-index-mark-end text:id="IMark82081432"/><text:alphabetical-index-mark-end text:id="IMark102842024"/><text:alphabetical-index-mark-end text:id="IMark97921928"/><text:alphabetical-index-mark-end text:id="IMark100659832"/><text:alphabetical-index-mark-end text:id="IMark91011464"/><text:alphabetical-index-mark-end text:id="IMark67704456"/><text:alphabetical-index-mark-end text:id="IMark90628408"/><text:alphabetical-index-mark-end text:id="IMark91005832"/><text:alphabetical-index-mark-end text:id="IMark82693144"/> with <text:alphabetical-index-mark-start text:id="IMark80182424"/><text:alphabetical-index-mark-start text:id="IMark97371560"/><text:alphabetical-index-mark-start text:id="IMark80646936"/><text:alphabetical-index-mark-start text:id="IMark79489528"/><text:alphabetical-index-mark-start text:id="IMark100611736"/>record<text:alphabetical-index-mark-end text:id="IMark100611736"/><text:alphabetical-index-mark-end text:id="IMark79489528"/><text:alphabetical-index-mark-end text:id="IMark80646936"/><text:alphabetical-index-mark-end text:id="IMark97371560"/><text:alphabetical-index-mark-end text:id="IMark80182424"/> <text:alphabetical-index-mark-start text:id="IMark80643720"/><text:alphabetical-index-mark-start text:id="IMark91520392"/><text:alphabetical-index-mark-start text:id="IMark97102232"/><text:alphabetical-index-mark-start text:id="IMark100991992"/><text:alphabetical-index-mark-start text:id="IMark90007560"/>level<text:alphabetical-index-mark-end text:id="IMark90007560"/><text:alphabetical-index-mark-end text:id="IMark100991992"/><text:alphabetical-index-mark-end text:id="IMark97102232"/><text:alphabetical-index-mark-end text:id="IMark91520392"/><text:alphabetical-index-mark-end text:id="IMark80643720"/> <text:alphabetical-index-mark-start text:id="IMark80099512"/><text:alphabetical-index-mark-start text:id="IMark91932376"/>locking<text:alphabetical-index-mark-end text:id="IMark91932376"/><text:alphabetical-index-mark-end text:id="IMark80099512"/> in the <text:alphabetical-index-mark-start text:id="IMark111001304"/><text:alphabetical-index-mark-start text:id="IMark82427528"/><text:alphabetical-index-mark-start text:id="IMark101314856"/><text:alphabetical-index-mark-start text:id="IMark44975032"/><text:alphabetical-index-mark-start text:id="IMark95092824"/>KB<text:alphabetical-index-mark-end text:id="IMark95092824"/><text:alphabetical-index-mark-end text:id="IMark44975032"/><text:alphabetical-index-mark-end text:id="IMark101314856"/><text:alphabetical-index-mark-end text:id="IMark82427528"/><text:alphabetical-index-mark-end text:id="IMark111001304"/> <text:alphabetical-index-mark-start text:id="IMark100887464"/><text:alphabetical-index-mark-start text:id="IMark68728600"/><text:alphabetical-index-mark-start text:id="IMark101868776"/><text:alphabetical-index-mark-start text:id="IMark96198840"/>file<text:alphabetical-index-mark-end text:id="IMark96198840"/><text:alphabetical-index-mark-end text:id="IMark101868776"/><text:alphabetical-index-mark-end text:id="IMark68728600"/><text:alphabetical-index-mark-end text:id="IMark100887464"/>s, <text:alphabetical-index-mark-start text:id="IMark44082136"/><text:alphabetical-index-mark-start text:id="IMark95889656"/><text:alphabetical-index-mark-start text:id="IMark60737928"/><text:alphabetical-index-mark-start text:id="IMark99200296"/><text:alphabetical-index-mark-start text:id="IMark101972872"/>Bayes<text:alphabetical-index-mark-end text:id="IMark101972872"/><text:alphabetical-index-mark-end text:id="IMark99200296"/><text:alphabetical-index-mark-end text:id="IMark60737928"/><text:alphabetical-index-mark-end text:id="IMark95889656"/><text:alphabetical-index-mark-end text:id="IMark44082136"/>ian <text:alphabetical-index-mark-start text:id="IMark92810696"/><text:alphabetical-index-mark-start text:id="IMark100420824"/><text:alphabetical-index-mark-start text:id="IMark105141512"/><text:alphabetical-index-mark-start text:id="IMark104143048"/><text:alphabetical-index-mark-start text:id="IMark60672952"/>network<text:alphabetical-index-mark-end text:id="IMark60672952"/><text:alphabetical-index-mark-end text:id="IMark104143048"/><text:alphabetical-index-mark-end text:id="IMark105141512"/><text:alphabetical-index-mark-end text:id="IMark100420824"/><text:alphabetical-index-mark-end text:id="IMark92810696"/>s, <text:alphabetical-index-mark-start text:id="IMark103091512"/><text:alphabetical-index-mark-start text:id="IMark90742728"/><text:alphabetical-index-mark-start text:id="IMark83996360"/><text:alphabetical-index-mark-start text:id="IMark100655928"/><text:alphabetical-index-mark-start text:id="IMark81452984"/>SVM<text:alphabetical-index-mark-end text:id="IMark81452984"/><text:alphabetical-index-mark-end text:id="IMark100655928"/><text:alphabetical-index-mark-end text:id="IMark83996360"/><text:alphabetical-index-mark-end text:id="IMark90742728"/><text:alphabetical-index-mark-end text:id="IMark103091512"/> and other <text:alphabetical-index-mark-start text:id="IMark101977944"/><text:alphabetical-index-mark-start text:id="IMark82681544"/><text:alphabetical-index-mark-start text:id="IMark100558248"/><text:alphabetical-index-mark-start text:id="IMark97467720"/>algorithm<text:alphabetical-index-mark-end text:id="IMark97467720"/><text:alphabetical-index-mark-end text:id="IMark100558248"/><text:alphabetical-index-mark-end text:id="IMark82681544"/><text:alphabetical-index-mark-end text:id="IMark101977944"/>s provided by the <text:alphabetical-index-mark-start text:id="IMark80816728"/><text:alphabetical-index-mark-start text:id="IMark93844136"/><text:alphabetical-index-mark-start text:id="IMark95095960"/><text:alphabetical-index-mark-start text:id="IMark82513208"/><text:alphabetical-index-mark-start text:id="IMark101173928"/>Dlib<text:alphabetical-index-mark-end text:id="IMark101173928"/><text:alphabetical-index-mark-end text:id="IMark82513208"/><text:alphabetical-index-mark-end text:id="IMark95095960"/><text:alphabetical-index-mark-end text:id="IMark93844136"/><text:alphabetical-index-mark-end text:id="IMark80816728"/><text:span text:style-name="T322">[6.12.]</text:span><text:span text:style-name="T329">[6.13.]</text:span> <text:alphabetical-index-mark-start text:id="IMark81252296"/><text:alphabetical-index-mark-start text:id="IMark96198056"/><text:alphabetical-index-mark-start text:id="IMark92686536"/><text:alphabetical-index-mark-start text:id="IMark60698104"/><text:alphabetical-index-mark-start text:id="IMark84091576"/><text:span text:style-name="T296">library</text:span><text:alphabetical-index-mark-end text:id="IMark84091576"/><text:alphabetical-index-mark-end text:id="IMark60698104"/><text:alphabetical-index-mark-end text:id="IMark92686536"/><text:alphabetical-index-mark-end text:id="IMark96198056"/><text:alphabetical-index-mark-end text:id="IMark81252296"/>. Results using these tools were very good but r<text:alphabetical-index-mark-start text:id="IMark97090712"/>equ<text:alphabetical-index-mark-end text:id="IMark97090712"/>ired significantly more effort to <text:alphabetical-index-mark-start text:id="IMark99532984"/><text:alphabetical-index-mark-start text:id="IMark96893224"/><text:alphabetical-index-mark-start text:id="IMark91153320"/><text:alphabetical-index-mark-start text:id="IMark97324632"/><text:alphabetical-index-mark-start text:id="IMark103991512"/>install<text:alphabetical-index-mark-end text:id="IMark103991512"/><text:alphabetical-index-mark-end text:id="IMark97324632"/><text:alphabetical-index-mark-end text:id="IMark91153320"/><text:alphabetical-index-mark-end text:id="IMark96893224"/><text:alphabetical-index-mark-end text:id="IMark99532984"/> and <text:alphabetical-index-mark-start text:id="IMark80138280"/><text:alphabetical-index-mark-start text:id="IMark94945400"/><text:alphabetical-index-mark-start text:id="IMark80041864"/><text:alphabetical-index-mark-start text:id="IMark79929768"/><text:alphabetical-index-mark-start text:id="IMark99404088"/>manage<text:alphabetical-index-mark-end text:id="IMark99404088"/><text:alphabetical-index-mark-end text:id="IMark79929768"/><text:alphabetical-index-mark-end text:id="IMark80041864"/><text:alphabetical-index-mark-end text:id="IMark94945400"/><text:alphabetical-index-mark-end text:id="IMark80138280"/> the <text:alphabetical-index-mark-start text:id="IMark104894680"/><text:alphabetical-index-mark-start text:id="IMark101666120"/>ship<text:alphabetical-index-mark-end text:id="IMark101666120"/><text:alphabetical-index-mark-end text:id="IMark104894680"/>.</text:p>
      <text:p text:style-name="Text_20_body"/>
      <text:p text:style-name="Text_20_body">A <text:alphabetical-index-mark-start text:id="IMark82511640"/><text:alphabetical-index-mark-start text:id="IMark105094488"/><text:alphabetical-index-mark-start text:id="IMark105051000"/><text:alphabetical-index-mark-start text:id="IMark97309960"/><text:alphabetical-index-mark-start text:id="IMark98378904"/>DB<text:alphabetical-index-mark-end text:id="IMark98378904"/><text:alphabetical-index-mark-end text:id="IMark97309960"/><text:alphabetical-index-mark-end text:id="IMark105051000"/><text:alphabetical-index-mark-end text:id="IMark105094488"/><text:alphabetical-index-mark-end text:id="IMark82511640"/> <text:alphabetical-index-mark-start text:id="IMark77580008"/><text:alphabetical-index-mark-start text:id="IMark80108808"/><text:alphabetical-index-mark-start text:id="IMark94068328"/><text:alphabetical-index-mark-start text:id="IMark105103784"/>base<text:alphabetical-index-mark-end text:id="IMark105103784"/><text:alphabetical-index-mark-end text:id="IMark94068328"/><text:alphabetical-index-mark-end text:id="IMark80108808"/><text:alphabetical-index-mark-end text:id="IMark77580008"/>d in <text:alphabetical-index-mark-start text:id="IMark91121016"/><text:alphabetical-index-mark-start text:id="IMark82540456"/><text:alphabetical-index-mark-start text:id="IMark101700696"/><text:alphabetical-index-mark-start text:id="IMark77919720"/><text:alphabetical-index-mark-start text:id="IMark101863400"/>My<text:alphabetical-index-mark-start text:id="IMark100235480"/>SQL<text:alphabetical-index-mark-end text:id="IMark100235480"/><text:alphabetical-index-mark-end text:id="IMark101863400"/><text:alphabetical-index-mark-end text:id="IMark77919720"/><text:alphabetical-index-mark-end text:id="IMark101700696"/><text:alphabetical-index-mark-end text:id="IMark82540456"/><text:alphabetical-index-mark-end text:id="IMark91121016"/> proved to be slower and more complicated to <text:alphabetical-index-mark-start text:id="IMark100703032"/><text:alphabetical-index-mark-start text:id="IMark95694840"/><text:alphabetical-index-mark-start text:id="IMark95583448"/><text:alphabetical-index-mark-start text:id="IMark101084392"/><text:alphabetical-index-mark-start text:id="IMark97043688"/>manage<text:alphabetical-index-mark-end text:id="IMark97043688"/><text:alphabetical-index-mark-end text:id="IMark101084392"/><text:alphabetical-index-mark-end text:id="IMark95583448"/><text:alphabetical-index-mark-end text:id="IMark95694840"/><text:alphabetical-index-mark-end text:id="IMark100703032"/> than one <text:alphabetical-index-mark-start text:id="IMark93233496"/><text:alphabetical-index-mark-start text:id="IMark92641432"/><text:alphabetical-index-mark-start text:id="IMark111070936"/><text:alphabetical-index-mark-start text:id="IMark95534712"/>base<text:alphabetical-index-mark-end text:id="IMark95534712"/><text:alphabetical-index-mark-end text:id="IMark111070936"/><text:alphabetical-index-mark-end text:id="IMark92641432"/><text:alphabetical-index-mark-end text:id="IMark93233496"/>d on <text:alphabetical-index-mark-start text:id="IMark96786216"/><text:alphabetical-index-mark-start text:id="IMark103492488"/><text:alphabetical-index-mark-start text:id="IMark101991176"/><text:alphabetical-index-mark-start text:id="IMark95999528"/><text:alphabetical-index-mark-start text:id="IMark96866728"/>Sqlite3<text:alphabetical-index-mark-end text:id="IMark96866728"/><text:alphabetical-index-mark-end text:id="IMark95999528"/><text:alphabetical-index-mark-end text:id="IMark101991176"/><text:alphabetical-index-mark-end text:id="IMark103492488"/><text:alphabetical-index-mark-end text:id="IMark96786216"/>; however, a <text:alphabetical-index-mark-start text:id="IMark90872648"/><text:alphabetical-index-mark-start text:id="IMark82119032"/><text:alphabetical-index-mark-start text:id="IMark89747000"/><text:alphabetical-index-mark-start text:id="IMark105095272"/><text:alphabetical-index-mark-start text:id="IMark103695752"/>server<text:alphabetical-index-mark-end text:id="IMark103695752"/><text:alphabetical-index-mark-end text:id="IMark105095272"/><text:alphabetical-index-mark-end text:id="IMark89747000"/><text:alphabetical-index-mark-end text:id="IMark82119032"/><text:alphabetical-index-mark-end text:id="IMark90872648"/> – <text:alphabetical-index-mark-start text:id="IMark95196408"/><text:alphabetical-index-mark-start text:id="IMark92517144"/><text:alphabetical-index-mark-start text:id="IMark81191544"/><text:alphabetical-index-mark-start text:id="IMark92644712"/>base<text:alphabetical-index-mark-end text:id="IMark92644712"/><text:alphabetical-index-mark-end text:id="IMark81191544"/><text:alphabetical-index-mark-end text:id="IMark92517144"/><text:alphabetical-index-mark-end text:id="IMark95196408"/>d <text:alphabetical-index-mark-start text:id="IMark89804520"/><text:alphabetical-index-mark-start text:id="IMark90964104"/><text:alphabetical-index-mark-start text:id="IMark100052808"/><text:alphabetical-index-mark-start text:id="IMark94523176"/><text:alphabetical-index-mark-start text:id="IMark60651960"/><text:alphabetical-index-mark-start text:id="IMark82799208"/><text:alphabetical-index-mark-start text:id="IMark98980456"/><text:alphabetical-index-mark-start text:id="IMark43960280"/><text:alphabetical-index-mark-start text:id="IMark91094952"/><text:alphabetical-index-mark-start text:id="IMark92200936"/><text:alphabetical-index-mark-start text:id="IMark98843432"/><text:alphabetical-index-mark-start text:id="IMark104936856"/><text:alphabetical-index-mark-start text:id="IMark80283208"/><text:alphabetical-index-mark-start text:id="IMark100974408"/><text:alphabetical-index-mark-start text:id="IMark82980504"/>R<text:alphabetical-index-mark-start text:id="IMark89990008"/><text:alphabetical-index-mark-start text:id="IMark97309176"/><text:alphabetical-index-mark-start text:id="IMark93234280"/><text:alphabetical-index-mark-start text:id="IMark100347816"/><text:alphabetical-index-mark-start text:id="IMark89843944"/>D<text:span text:style-name="T334">B</text:span><text:alphabetical-index-mark-end text:id="IMark89843944"/><text:alphabetical-index-mark-end text:id="IMark100347816"/><text:alphabetical-index-mark-end text:id="IMark93234280"/><text:alphabetical-index-mark-end text:id="IMark97309176"/><text:alphabetical-index-mark-end text:id="IMark89990008"/><text:alphabetical-index-mark-end text:id="IMark82980504"/><text:alphabetical-index-mark-end text:id="IMark100974408"/><text:alphabetical-index-mark-end text:id="IMark80283208"/><text:alphabetical-index-mark-end text:id="IMark104936856"/><text:alphabetical-index-mark-end text:id="IMark98843432"/><text:alphabetical-index-mark-end text:id="IMark92200936"/><text:alphabetical-index-mark-end text:id="IMark91094952"/><text:alphabetical-index-mark-end text:id="IMark43960280"/><text:alphabetical-index-mark-end text:id="IMark98980456"/><text:alphabetical-index-mark-end text:id="IMark82799208"/>MS<text:alphabetical-index-mark-end text:id="IMark60651960"/><text:alphabetical-index-mark-end text:id="IMark94523176"/><text:alphabetical-index-mark-end text:id="IMark100052808"/><text:alphabetical-index-mark-end text:id="IMark90964104"/><text:alphabetical-index-mark-end text:id="IMark89804520"/> has its <text:alphabetical-index-mark-start text:id="IMark97128296"/><text:alphabetical-index-mark-start text:id="IMark102730104"/>advantage<text:alphabetical-index-mark-end text:id="IMark102730104"/><text:alphabetical-index-mark-end text:id="IMark97128296"/>s, especially concerning <text:alphabetical-index-mark-start text:id="IMark92954024"/><text:alphabetical-index-mark-start text:id="IMark99650088"/><text:alphabetical-index-mark-start text:id="IMark67450120"/><text:alphabetical-index-mark-start text:id="IMark101524232"/><text:alphabetical-index-mark-start text:id="IMark80832088"/>connect<text:alphabetical-index-mark-end text:id="IMark80832088"/><text:alphabetical-index-mark-end text:id="IMark101524232"/><text:alphabetical-index-mark-end text:id="IMark67450120"/><text:alphabetical-index-mark-end text:id="IMark99650088"/><text:alphabetical-index-mark-end text:id="IMark92954024"/>ivity: while each <text:alphabetical-index-mark-start text:id="IMark103702840"/><text:alphabetical-index-mark-start text:id="IMark102077272"/><text:alphabetical-index-mark-start text:id="IMark104288328"/><text:alphabetical-index-mark-start text:id="IMark84276856"/><text:alphabetical-index-mark-start text:id="IMark97104584"/>module<text:alphabetical-index-mark-end text:id="IMark97104584"/><text:alphabetical-index-mark-end text:id="IMark84276856"/><text:alphabetical-index-mark-end text:id="IMark104288328"/><text:alphabetical-index-mark-end text:id="IMark102077272"/><text:alphabetical-index-mark-end text:id="IMark103702840"/> such as an <text:alphabetical-index-mark-start text:id="IMark91225288"/><text:alphabetical-index-mark-start text:id="IMark52530552"/><text:alphabetical-index-mark-start text:id="IMark81194680"/><text:alphabetical-index-mark-start text:id="IMark89868280"/><text:alphabetical-index-mark-start text:id="IMark91689656"/>MFD<text:alphabetical-index-mark-end text:id="IMark91689656"/><text:alphabetical-index-mark-end text:id="IMark89868280"/><text:alphabetical-index-mark-end text:id="IMark81194680"/><text:alphabetical-index-mark-end text:id="IMark52530552"/><text:alphabetical-index-mark-end text:id="IMark91225288"/> is considered as a different user by the <text:alphabetical-index-mark-start text:id="IMark105262296"/><text:alphabetical-index-mark-start text:id="IMark79225240"/><text:alphabetical-index-mark-start text:id="IMark94089816"/><text:alphabetical-index-mark-start text:id="IMark92717272"/><text:alphabetical-index-mark-start text:id="IMark92898104"/><text:alphabetical-index-mark-start text:id="IMark95927432"/><text:alphabetical-index-mark-start text:id="IMark79211752"/><text:alphabetical-index-mark-start text:id="IMark80108024"/><text:alphabetical-index-mark-start text:id="IMark103279944"/><text:alphabetical-index-mark-start text:id="IMark89697672"/><text:alphabetical-index-mark-start text:id="IMark89724776"/><text:alphabetical-index-mark-start text:id="IMark90753672"/><text:alphabetical-index-mark-start text:id="IMark102026664"/><text:alphabetical-index-mark-start text:id="IMark93770296"/><text:alphabetical-index-mark-start text:id="IMark93917224"/>R<text:alphabetical-index-mark-start text:id="IMark94974344"/><text:alphabetical-index-mark-start text:id="IMark97187368"/><text:alphabetical-index-mark-start text:id="IMark94643512"/><text:alphabetical-index-mark-start text:id="IMark103107224"/><text:alphabetical-index-mark-start text:id="IMark68885864"/>DB<text:alphabetical-index-mark-end text:id="IMark68885864"/><text:alphabetical-index-mark-end text:id="IMark103107224"/><text:alphabetical-index-mark-end text:id="IMark94643512"/><text:alphabetical-index-mark-end text:id="IMark97187368"/><text:alphabetical-index-mark-end text:id="IMark94974344"/><text:alphabetical-index-mark-end text:id="IMark93917224"/><text:alphabetical-index-mark-end text:id="IMark93770296"/><text:alphabetical-index-mark-end text:id="IMark102026664"/><text:alphabetical-index-mark-end text:id="IMark90753672"/><text:alphabetical-index-mark-end text:id="IMark89724776"/><text:alphabetical-index-mark-end text:id="IMark89697672"/><text:alphabetical-index-mark-end text:id="IMark103279944"/><text:alphabetical-index-mark-end text:id="IMark80108024"/><text:alphabetical-index-mark-end text:id="IMark79211752"/><text:alphabetical-index-mark-end text:id="IMark95927432"/>MS<text:alphabetical-index-mark-end text:id="IMark92898104"/><text:alphabetical-index-mark-end text:id="IMark92717272"/><text:alphabetical-index-mark-end text:id="IMark94089816"/><text:alphabetical-index-mark-end text:id="IMark79225240"/><text:alphabetical-index-mark-end text:id="IMark105262296"/> and r<text:alphabetical-index-mark-start text:id="IMark89918088"/>equ<text:alphabetical-index-mark-end text:id="IMark89918088"/>ires a <text:alphabetical-index-mark-start text:id="IMark93871304"/><text:alphabetical-index-mark-start text:id="IMark91335384"/>definition<text:alphabetical-index-mark-end text:id="IMark91335384"/><text:alphabetical-index-mark-end text:id="IMark93871304"/> of password and access privi<text:alphabetical-index-mark-start text:id="IMark89936952"/>leg<text:alphabetical-index-mark-end text:id="IMark89936952"/>es, a <text:alphabetical-index-mark-start text:id="IMark44998664"/><text:alphabetical-index-mark-start text:id="IMark97863144"/><text:alphabetical-index-mark-start text:id="IMark94204920"/><text:alphabetical-index-mark-start text:id="IMark93771864"/><text:alphabetical-index-mark-start text:id="IMark99029432"/>server<text:alphabetical-index-mark-end text:id="IMark99029432"/><text:alphabetical-index-mark-end text:id="IMark93771864"/><text:alphabetical-index-mark-end text:id="IMark94204920"/><text:alphabetical-index-mark-end text:id="IMark97863144"/><text:alphabetical-index-mark-end text:id="IMark44998664"/> – <text:alphabetical-index-mark-start text:id="IMark83913336"/><text:alphabetical-index-mark-start text:id="IMark96013352"/><text:alphabetical-index-mark-start text:id="IMark95522040"/><text:alphabetical-index-mark-start text:id="IMark44941320"/>base<text:alphabetical-index-mark-end text:id="IMark44941320"/><text:alphabetical-index-mark-end text:id="IMark95522040"/><text:alphabetical-index-mark-end text:id="IMark96013352"/><text:alphabetical-index-mark-end text:id="IMark83913336"/>d <text:alphabetical-index-mark-start text:id="IMark68871944"/><text:alphabetical-index-mark-start text:id="IMark45029176"/><text:alphabetical-index-mark-start text:id="IMark103234296"/><text:alphabetical-index-mark-start text:id="IMark83190600"/><text:alphabetical-index-mark-start text:id="IMark80535640"/><text:alphabetical-index-mark-start text:id="IMark83534168"/><text:alphabetical-index-mark-start text:id="IMark90929080"/><text:alphabetical-index-mark-start text:id="IMark93676312"/><text:alphabetical-index-mark-start text:id="IMark83064520"/>data<text:alphabetical-index-mark-end text:id="IMark83064520"/><text:alphabetical-index-mark-end text:id="IMark93676312"/><text:alphabetical-index-mark-end text:id="IMark90929080"/><text:alphabetical-index-mark-end text:id="IMark83534168"/><text:alphabetical-index-mark-start text:id="IMark99351160"/><text:alphabetical-index-mark-start text:id="IMark82259544"/><text:alphabetical-index-mark-start text:id="IMark82425960"/><text:alphabetical-index-mark-start text:id="IMark103522920"/>base<text:alphabetical-index-mark-end text:id="IMark103522920"/><text:alphabetical-index-mark-end text:id="IMark82425960"/><text:alphabetical-index-mark-end text:id="IMark82259544"/><text:alphabetical-index-mark-end text:id="IMark99351160"/><text:alphabetical-index-mark-end text:id="IMark80535640"/><text:alphabetical-index-mark-end text:id="IMark83190600"/><text:alphabetical-index-mark-end text:id="IMark103234296"/><text:alphabetical-index-mark-end text:id="IMark45029176"/><text:alphabetical-index-mark-end text:id="IMark68871944"/> can inter<text:alphabetical-index-mark-start text:id="IMark90587368"/><text:alphabetical-index-mark-start text:id="IMark95273720"/><text:alphabetical-index-mark-start text:id="IMark105070648"/><text:alphabetical-index-mark-start text:id="IMark80199176"/><text:alphabetical-index-mark-start text:id="IMark96405640"/>connect<text:alphabetical-index-mark-end text:id="IMark96405640"/><text:alphabetical-index-mark-end text:id="IMark80199176"/><text:alphabetical-index-mark-end text:id="IMark105070648"/><text:alphabetical-index-mark-end text:id="IMark95273720"/><text:alphabetical-index-mark-end text:id="IMark90587368"/> <text:alphabetical-index-mark-start text:id="IMark105149896"/><text:alphabetical-index-mark-start text:id="IMark80061400"/>computer<text:alphabetical-index-mark-end text:id="IMark80061400"/><text:alphabetical-index-mark-end text:id="IMark105149896"/>s running <text:alphabetical-index-mark-start text:id="IMark93402648"/><text:alphabetical-index-mark-start text:id="IMark93767144"/><text:alphabetical-index-mark-start text:id="IMark89826136"/><text:alphabetical-index-mark-start text:id="IMark77987448"/><text:alphabetical-index-mark-start text:id="IMark91056456"/>module<text:alphabetical-index-mark-end text:id="IMark91056456"/><text:alphabetical-index-mark-end text:id="IMark77987448"/><text:alphabetical-index-mark-end text:id="IMark89826136"/><text:alphabetical-index-mark-end text:id="IMark93767144"/><text:alphabetical-index-mark-end text:id="IMark93402648"/>s that can be literally anywhere. <text:alphabetical-index-mark-start text:id="IMark96852360"/><text:alphabetical-index-mark-start text:id="IMark81823256"/><text:alphabetical-index-mark-start text:id="IMark101998888"/><text:alphabetical-index-mark-start text:id="IMark81711288"/><text:alphabetical-index-mark-start text:id="IMark104722488"/>Sqlite3<text:alphabetical-index-mark-end text:id="IMark104722488"/><text:alphabetical-index-mark-end text:id="IMark81711288"/><text:alphabetical-index-mark-end text:id="IMark101998888"/><text:alphabetical-index-mark-end text:id="IMark81823256"/><text:alphabetical-index-mark-end text:id="IMark96852360"/> is a compromise <text:alphabetical-index-mark-start text:id="IMark82206552"/>sol<text:alphabetical-index-mark-end text:id="IMark82206552"/>ution that works very well, but has more <text:alphabetical-index-mark-start text:id="IMark91247432"/><text:alphabetical-index-mark-start text:id="IMark90949560"/><text:alphabetical-index-mark-start text:id="IMark80660120"/><text:alphabetical-index-mark-start text:id="IMark99538600"/>limit<text:alphabetical-index-mark-end text:id="IMark99538600"/><text:alphabetical-index-mark-end text:id="IMark80660120"/><text:alphabetical-index-mark-end text:id="IMark90949560"/><text:alphabetical-index-mark-end text:id="IMark91247432"/>ed <text:alphabetical-index-mark-start text:id="IMark97624648"/><text:alphabetical-index-mark-start text:id="IMark102154616"/><text:alphabetical-index-mark-start text:id="IMark68171272"/><text:alphabetical-index-mark-start text:id="IMark100939736"/><text:alphabetical-index-mark-start text:id="IMark102517656"/>connect<text:alphabetical-index-mark-end text:id="IMark102517656"/><text:alphabetical-index-mark-end text:id="IMark100939736"/><text:alphabetical-index-mark-end text:id="IMark68171272"/><text:alphabetical-index-mark-end text:id="IMark102154616"/><text:alphabetical-index-mark-end text:id="IMark97624648"/>ivity.</text:p>
      <text:p text:style-name="Text_20_body"/>
      <text:p text:style-name="Text_20_body">And aside from all that, since the <text:alphabetical-index-mark-start text:id="IMark90041096"/><text:alphabetical-index-mark-start text:id="IMark98271064"/><text:alphabetical-index-mark-start text:id="IMark90970520"/><text:alphabetical-index-mark-start text:id="IMark101615560"/><text:alphabetical-index-mark-start text:id="IMark99534552"/>KB<text:alphabetical-index-mark-end text:id="IMark99534552"/><text:alphabetical-index-mark-end text:id="IMark101615560"/><text:alphabetical-index-mark-end text:id="IMark90970520"/><text:alphabetical-index-mark-end text:id="IMark98271064"/><text:alphabetical-index-mark-end text:id="IMark90041096"/> of this particular <text:alphabetical-index-mark-start text:id="IMark95284184"/><text:alphabetical-index-mark-start text:id="IMark99500312"/><text:alphabetical-index-mark-start text:id="IMark100743336"/><text:alphabetical-index-mark-start text:id="IMark89893864"/><text:alphabetical-index-mark-start text:id="IMark90817640"/><text:alphabetical-index-mark-start text:id="IMark82648056"/>AI<text:alphabetical-index-mark-end text:id="IMark82648056"/>E<text:alphabetical-index-mark-end text:id="IMark90817640"/><text:alphabetical-index-mark-end text:id="IMark89893864"/><text:alphabetical-index-mark-end text:id="IMark100743336"/><text:alphabetical-index-mark-end text:id="IMark99500312"/><text:alphabetical-index-mark-end text:id="IMark95284184"/> is a <text:alphabetical-index-mark-start text:id="IMark94625976"/><text:alphabetical-index-mark-start text:id="IMark104331832"/><text:alphabetical-index-mark-start text:id="IMark99019672"/><text:alphabetical-index-mark-start text:id="IMark60722200"/><text:alphabetical-index-mark-start text:id="IMark92923192"/><text:alphabetical-index-mark-start text:id="IMark90084584"/>re<text:alphabetical-index-mark-start text:id="IMark90902648"/>l<text:alphabetical-index-mark-end text:id="IMark90084584"/>at<text:alphabetical-index-mark-end text:id="IMark90902648"/>ional<text:alphabetical-index-mark-end text:id="IMark92923192"/><text:alphabetical-index-mark-end text:id="IMark60722200"/><text:alphabetical-index-mark-end text:id="IMark99019672"/><text:alphabetical-index-mark-end text:id="IMark104331832"/><text:alphabetical-index-mark-end text:id="IMark94625976"/> <text:alphabetical-index-mark-start text:id="IMark98139016"/><text:alphabetical-index-mark-start text:id="IMark103683640"/><text:alphabetical-index-mark-start text:id="IMark90846712"/><text:alphabetical-index-mark-start text:id="IMark81458600"/><text:alphabetical-index-mark-start text:id="IMark60615160"/><text:alphabetical-index-mark-start text:id="IMark100526200"/><text:alphabetical-index-mark-start text:id="IMark99100776"/><text:alphabetical-index-mark-start text:id="IMark78310136"/><text:alphabetical-index-mark-start text:id="IMark81292632"/>data<text:alphabetical-index-mark-end text:id="IMark81292632"/><text:alphabetical-index-mark-end text:id="IMark78310136"/><text:alphabetical-index-mark-end text:id="IMark99100776"/><text:alphabetical-index-mark-end text:id="IMark100526200"/><text:alphabetical-index-mark-start text:id="IMark60661560"/><text:alphabetical-index-mark-start text:id="IMark102290872"/><text:alphabetical-index-mark-start text:id="IMark101144488"/><text:alphabetical-index-mark-start text:id="IMark103576872"/>base<text:alphabetical-index-mark-end text:id="IMark103576872"/><text:alphabetical-index-mark-end text:id="IMark101144488"/><text:alphabetical-index-mark-end text:id="IMark102290872"/><text:alphabetical-index-mark-end text:id="IMark60661560"/><text:alphabetical-index-mark-end text:id="IMark60615160"/><text:alphabetical-index-mark-end text:id="IMark81458600"/><text:alphabetical-index-mark-end text:id="IMark90846712"/><text:alphabetical-index-mark-end text:id="IMark103683640"/><text:alphabetical-index-mark-end text:id="IMark98139016"/> and the <text:alphabetical-index-mark-start text:id="IMark99274296"/><text:alphabetical-index-mark-start text:id="IMark82113560"/><text:alphabetical-index-mark-start text:id="IMark100545560"/><text:alphabetical-index-mark-start text:id="IMark105181880"/><text:alphabetical-index-mark-start text:id="IMark104226376"/>language<text:alphabetical-index-mark-end text:id="IMark104226376"/><text:alphabetical-index-mark-end text:id="IMark105181880"/><text:alphabetical-index-mark-end text:id="IMark100545560"/><text:alphabetical-index-mark-end text:id="IMark82113560"/><text:alphabetical-index-mark-end text:id="IMark99274296"/> used to write the <text:alphabetical-index-mark-start text:id="IMark100941304"/><text:alphabetical-index-mark-start text:id="IMark102917736"/><text:alphabetical-index-mark-start text:id="IMark81759592"/><text:alphabetical-index-mark-start text:id="IMark104032536"/><text:alphabetical-index-mark-start text:id="IMark90028520"/>rule<text:alphabetical-index-mark-end text:id="IMark90028520"/><text:alphabetical-index-mark-end text:id="IMark104032536"/><text:alphabetical-index-mark-end text:id="IMark81759592"/><text:alphabetical-index-mark-end text:id="IMark102917736"/><text:alphabetical-index-mark-end text:id="IMark100941304"/>s is <text:alphabetical-index-mark-start text:id="IMark104538616"/><text:alphabetical-index-mark-start text:id="IMark68394472"/><text:alphabetical-index-mark-start text:id="IMark104846664"/><text:alphabetical-index-mark-start text:id="IMark77937528"/><text:alphabetical-index-mark-start text:id="IMark81204536"/>SQL<text:alphabetical-index-mark-end text:id="IMark81204536"/><text:alphabetical-index-mark-end text:id="IMark77937528"/><text:alphabetical-index-mark-end text:id="IMark104846664"/><text:alphabetical-index-mark-end text:id="IMark68394472"/><text:alphabetical-index-mark-end text:id="IMark104538616"/>, it is easy to <text:alphabetical-index-mark-start text:id="IMark79936136"/><text:alphabetical-index-mark-start text:id="IMark80175432"/><text:alphabetical-index-mark-start text:id="IMark90551608"/><text:alphabetical-index-mark-start text:id="IMark101130424"/><text:alphabetical-index-mark-start text:id="IMark100167928"/>extend<text:alphabetical-index-mark-end text:id="IMark100167928"/><text:alphabetical-index-mark-end text:id="IMark101130424"/><text:alphabetical-index-mark-end text:id="IMark90551608"/><text:alphabetical-index-mark-end text:id="IMark80175432"/><text:alphabetical-index-mark-end text:id="IMark79936136"/> the <text:alphabetical-index-mark-start text:id="IMark93468984"/><text:alphabetical-index-mark-start text:id="IMark44952344"/><text:alphabetical-index-mark-start text:id="IMark96420408"/><text:alphabetical-index-mark-start text:id="IMark95401352"/><text:alphabetical-index-mark-start text:id="IMark95342248"/>function<text:alphabetical-index-mark-end text:id="IMark95342248"/><text:alphabetical-index-mark-end text:id="IMark95401352"/><text:alphabetical-index-mark-end text:id="IMark96420408"/><text:alphabetical-index-mark-end text:id="IMark44952344"/><text:alphabetical-index-mark-end text:id="IMark93468984"/>ality of the <text:alphabetical-index-mark-start text:id="IMark44764024"/><text:alphabetical-index-mark-start text:id="IMark77436456"/><text:alphabetical-index-mark-start text:id="IMark92452264"/><text:alphabetical-index-mark-start text:id="IMark91067880"/><text:alphabetical-index-mark-start text:id="IMark102062088"/>system<text:alphabetical-index-mark-end text:id="IMark102062088"/><text:alphabetical-index-mark-end text:id="IMark91067880"/><text:alphabetical-index-mark-end text:id="IMark92452264"/><text:alphabetical-index-mark-end text:id="IMark77436456"/><text:alphabetical-index-mark-end text:id="IMark44764024"/> to provide more services for the <text:alphabetical-index-mark-start text:id="IMark81842456"/><text:alphabetical-index-mark-start text:id="IMark77437240"/>ship<text:alphabetical-index-mark-end text:id="IMark77437240"/><text:alphabetical-index-mark-end text:id="IMark81842456"/> such - as was mentioned before – <text:alphabetical-index-mark-start text:id="IMark79121336"/><text:alphabetical-index-mark-start text:id="IMark43382648"/><text:alphabetical-index-mark-start text:id="IMark94413720"/><text:alphabetical-index-mark-start text:id="IMark95521224"/>data<text:alphabetical-index-mark-end text:id="IMark95521224"/><text:alphabetical-index-mark-end text:id="IMark94413720"/><text:alphabetical-index-mark-end text:id="IMark43382648"/><text:alphabetical-index-mark-end text:id="IMark79121336"/> exchange between <text:alphabetical-index-mark-start text:id="IMark101833224"/><text:alphabetical-index-mark-start text:id="IMark80280968"/><text:alphabetical-index-mark-start text:id="IMark99844840"/><text:alphabetical-index-mark-start text:id="IMark83421768"/><text:alphabetical-index-mark-start text:id="IMark101811128"/>module<text:alphabetical-index-mark-end text:id="IMark101811128"/><text:alphabetical-index-mark-end text:id="IMark83421768"/><text:alphabetical-index-mark-end text:id="IMark99844840"/><text:alphabetical-index-mark-end text:id="IMark80280968"/><text:alphabetical-index-mark-end text:id="IMark101833224"/>s such as various <text:alphabetical-index-mark-start text:id="IMark80906632"/><text:alphabetical-index-mark-start text:id="IMark79931992"/><text:alphabetical-index-mark-start text:id="IMark52996888"/><text:alphabetical-index-mark-start text:id="IMark80820184"/><text:alphabetical-index-mark-start text:id="IMark84351080"/>MFD<text:alphabetical-index-mark-end text:id="IMark84351080"/><text:alphabetical-index-mark-end text:id="IMark80820184"/><text:alphabetical-index-mark-end text:id="IMark52996888"/><text:alphabetical-index-mark-end text:id="IMark79931992"/><text:alphabetical-index-mark-end text:id="IMark80906632"/> or even <text:alphabetical-index-mark-start text:id="IMark100203176"/><text:alphabetical-index-mark-start text:id="IMark102699400"/>ship<text:alphabetical-index-mark-end text:id="IMark102699400"/><text:alphabetical-index-mark-end text:id="IMark100203176"/>s using the <text:alphabetical-index-mark-start text:id="IMark102635432"/><text:alphabetical-index-mark-start text:id="IMark79030632"/><text:alphabetical-index-mark-start text:id="IMark99550456"/><text:alphabetical-index-mark-start text:id="IMark104476440"/><text:alphabetical-index-mark-start text:id="IMark52906232"/><text:alphabetical-index-mark-start text:id="IMark93796120"/><text:alphabetical-index-mark-start text:id="IMark101892600"/><text:alphabetical-index-mark-start text:id="IMark83757528"/><text:alphabetical-index-mark-start text:id="IMark81650888"/><text:alphabetical-index-mark-start text:id="IMark102890328"/>R<text:alphabetical-index-mark-start text:id="IMark100927464"/><text:alphabetical-index-mark-start text:id="IMark93424584"/><text:alphabetical-index-mark-start text:id="IMark83529512"/><text:alphabetical-index-mark-start text:id="IMark52523672"/><text:alphabetical-index-mark-start text:id="IMark104319032"/>DB<text:alphabetical-index-mark-end text:id="IMark104319032"/><text:alphabetical-index-mark-end text:id="IMark52523672"/><text:alphabetical-index-mark-end text:id="IMark83529512"/><text:alphabetical-index-mark-end text:id="IMark93424584"/><text:alphabetical-index-mark-end text:id="IMark100927464"/><text:alphabetical-index-mark-end text:id="IMark102890328"/><text:alphabetical-index-mark-end text:id="IMark81650888"/><text:alphabetical-index-mark-end text:id="IMark83757528"/><text:alphabetical-index-mark-end text:id="IMark101892600"/><text:alphabetical-index-mark-end text:id="IMark93796120"/><text:alphabetical-index-mark-end text:id="IMark52906232"/><text:alphabetical-index-mark-end text:id="IMark104476440"/><text:alphabetical-index-mark-end text:id="IMark99550456"/><text:alphabetical-index-mark-end text:id="IMark79030632"/><text:alphabetical-index-mark-end text:id="IMark102635432"/> included as an <text:alphabetical-index-mark-start text:id="IMark100145048"/><text:alphabetical-index-mark-start text:id="IMark93508456"/><text:alphabetical-index-mark-start text:id="IMark100572056"/><text:alphabetical-index-mark-start text:id="IMark102248360"/>interface<text:alphabetical-index-mark-end text:id="IMark102248360"/><text:alphabetical-index-mark-end text:id="IMark100572056"/><text:alphabetical-index-mark-end text:id="IMark93508456"/><text:alphabetical-index-mark-end text:id="IMark100145048"/> between them. As <text:alphabetical-index-mark-start text:id="IMark102747640"/><text:alphabetical-index-mark-start text:id="IMark105086232"/><text:alphabetical-index-mark-start text:id="IMark92361160"/><text:alphabetical-index-mark-start text:id="IMark81509992"/><text:alphabetical-index-mark-start text:id="IMark91255912"/><text:alphabetical-index-mark-start text:id="IMark91961352"/>SQL<text:alphabetical-index-mark-end text:id="IMark91961352"/>C<text:alphabetical-index-mark-end text:id="IMark91255912"/><text:alphabetical-index-mark-end text:id="IMark81509992"/><text:alphabetical-index-mark-end text:id="IMark92361160"/><text:alphabetical-index-mark-end text:id="IMark105086232"/><text:alphabetical-index-mark-end text:id="IMark102747640"/> <text:alphabetical-index-mark-start text:id="IMark91270936"/><text:alphabetical-index-mark-start text:id="IMark81646872"/><text:alphabetical-index-mark-start text:id="IMark94639416"/><text:alphabetical-index-mark-start text:id="IMark104356296"/>demo<text:alphabetical-index-mark-end text:id="IMark104356296"/><text:alphabetical-index-mark-end text:id="IMark94639416"/><text:alphabetical-index-mark-end text:id="IMark81646872"/><text:alphabetical-index-mark-end text:id="IMark91270936"/>nstrates, it is possible to <text:alphabetical-index-mark-start text:id="IMark101135112"/><text:alphabetical-index-mark-start text:id="IMark104094776"/><text:alphabetical-index-mark-start text:id="IMark92149432"/><text:alphabetical-index-mark-start text:id="IMark80280184"/><text:alphabetical-index-mark-start text:id="IMark81549896"/>connect<text:alphabetical-index-mark-end text:id="IMark81549896"/><text:alphabetical-index-mark-end text:id="IMark80280184"/><text:alphabetical-index-mark-end text:id="IMark92149432"/><text:alphabetical-index-mark-end text:id="IMark104094776"/><text:alphabetical-index-mark-end text:id="IMark101135112"/> to the <text:alphabetical-index-mark-start text:id="IMark90089560"/><text:alphabetical-index-mark-start text:id="IMark98014184"/><text:alphabetical-index-mark-start text:id="IMark95494216"/><text:alphabetical-index-mark-start text:id="IMark83755960"/><text:alphabetical-index-mark-start text:id="IMark90665128"/>KB<text:alphabetical-index-mark-end text:id="IMark90665128"/><text:alphabetical-index-mark-end text:id="IMark83755960"/><text:alphabetical-index-mark-end text:id="IMark95494216"/><text:alphabetical-index-mark-end text:id="IMark98014184"/><text:alphabetical-index-mark-end text:id="IMark90089560"/> from any <text:alphabetical-index-mark-start text:id="IMark77185880"/><text:alphabetical-index-mark-start text:id="IMark95559832"/><text:alphabetical-index-mark-start text:id="IMark98891656"/><text:alphabetical-index-mark-start text:id="IMark97522392"/><text:alphabetical-index-mark-start text:id="IMark94179480"/>module<text:alphabetical-index-mark-end text:id="IMark94179480"/><text:alphabetical-index-mark-end text:id="IMark97522392"/><text:alphabetical-index-mark-end text:id="IMark98891656"/><text:alphabetical-index-mark-end text:id="IMark95559832"/><text:alphabetical-index-mark-end text:id="IMark77185880"/> by just <text:alphabetical-index-mark-start text:id="IMark91753864"/><text:alphabetical-index-mark-start text:id="IMark94598792"/><text:alphabetical-index-mark-start text:id="IMark91164920"/><text:alphabetical-index-mark-start text:id="IMark83243544"/><text:alphabetical-index-mark-start text:id="IMark91080296"/>adding<text:alphabetical-index-mark-end text:id="IMark91080296"/><text:alphabetical-index-mark-end text:id="IMark83243544"/><text:alphabetical-index-mark-end text:id="IMark91164920"/><text:alphabetical-index-mark-end text:id="IMark94598792"/><text:alphabetical-index-mark-end text:id="IMark91753864"/> some <text:alphabetical-index-mark-start text:id="IMark97402872"/><text:alphabetical-index-mark-start text:id="IMark91606200"/><text:alphabetical-index-mark-start text:id="IMark82288040"/><text:alphabetical-index-mark-start text:id="IMark68430264"/><text:alphabetical-index-mark-start text:id="IMark93572760"/>C++<text:alphabetical-index-mark-end text:id="IMark93572760"/><text:alphabetical-index-mark-end text:id="IMark68430264"/><text:alphabetical-index-mark-end text:id="IMark82288040"/><text:alphabetical-index-mark-end text:id="IMark91606200"/><text:alphabetical-index-mark-end text:id="IMark97402872"/> <text:alphabetical-index-mark-start text:id="IMark77135400"/><text:alphabetical-index-mark-start text:id="IMark82402552"/><text:alphabetical-index-mark-start text:id="IMark95509256"/>code<text:alphabetical-index-mark-end text:id="IMark95509256"/><text:alphabetical-index-mark-end text:id="IMark82402552"/><text:alphabetical-index-mark-end text:id="IMark77135400"/>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4" text:outline-level="1"><text:bookmark-start text:name="__RefHeading___Toc6473_1483239106"/>5. Use<text:bookmark-end text:name="__RefHeading___Toc6473_1483239106"/></text:h>
      <text:p text:style-name="Text_20_body"/>
      <text:h text:style-name="Heading_20_2" text:outline-level="2"><text:bookmark-start text:name="__RefHeading___Toc6790_1483239106"/><text:span text:style-name="T1">5.1.</text:span> <text:alphabetical-index-mark-start text:id="IMark97108648"/><text:alphabetical-index-mark-start text:id="IMark97858952"/><text:alphabetical-index-mark-start text:id="IMark102015320"/><text:alphabetical-index-mark-start text:id="IMark91719592"/><text:alphabetical-index-mark-start text:id="IMark83709144"/>Instal<text:alphabetical-index-mark-start text:id="IMark81860312"/>l<text:alphabetical-index-mark-end text:id="IMark83709144"/><text:alphabetical-index-mark-end text:id="IMark91719592"/><text:alphabetical-index-mark-end text:id="IMark102015320"/><text:alphabetical-index-mark-end text:id="IMark97858952"/><text:alphabetical-index-mark-end text:id="IMark97108648"/>at<text:alphabetical-index-mark-end text:id="IMark81860312"/>ion<text:bookmark-end text:name="__RefHeading___Toc6790_1483239106"/></text:h>
      <text:p text:style-name="Text_20_body"/>
      <text:p text:style-name="Text_20_body">Refer to the <text:alphabetical-index-mark-start text:id="IMark79307496"/><text:alphabetical-index-mark-start text:id="IMark68848872"/><text:alphabetical-index-mark-start text:id="IMark103232728"/><text:alphabetical-index-mark-start text:id="IMark90738824"/><text:alphabetical-index-mark-start text:id="IMark97212648"/>README<text:alphabetical-index-mark-end text:id="IMark97212648"/><text:alphabetical-index-mark-end text:id="IMark90738824"/><text:alphabetical-index-mark-end text:id="IMark103232728"/><text:alphabetical-index-mark-end text:id="IMark68848872"/><text:alphabetical-index-mark-end text:id="IMark79307496"/>.md <text:alphabetical-index-mark-start text:id="IMark101762424"/><text:alphabetical-index-mark-start text:id="IMark95508472"/><text:alphabetical-index-mark-start text:id="IMark80202024"/><text:alphabetical-index-mark-start text:id="IMark101405752"/>file<text:alphabetical-index-mark-end text:id="IMark101405752"/><text:alphabetical-index-mark-end text:id="IMark80202024"/><text:alphabetical-index-mark-end text:id="IMark95508472"/><text:alphabetical-index-mark-end text:id="IMark101762424"/> contai<text:span text:style-name="T252">n</text:span>ed in the original compressed <text:alphabetical-index-mark-start text:id="IMark44942104"/><text:alphabetical-index-mark-start text:id="IMark94320376"/><text:alphabetical-index-mark-start text:id="IMark99792280"/><text:alphabetical-index-mark-start text:id="IMark90596136"/>file<text:alphabetical-index-mark-end text:id="IMark90596136"/><text:alphabetical-index-mark-end text:id="IMark99792280"/><text:alphabetical-index-mark-end text:id="IMark94320376"/><text:alphabetical-index-mark-end text:id="IMark44942104"/> that corresponds to <text:alphabetical-index-mark-start text:id="IMark44873000"/><text:alphabetical-index-mark-start text:id="IMark94368104"/><text:alphabetical-index-mark-start text:id="IMark90845928"/><text:alphabetical-index-mark-start text:id="IMark94415688"/><text:alphabetical-index-mark-start text:id="IMark96953208"/><text:alphabetical-index-mark-start text:id="IMark53003640"/>DGIII<text:alphabetical-index-mark-end text:id="IMark53003640"/><text:alphabetical-index-mark-start text:id="IMark93985320"/>AI<text:alphabetical-index-mark-end text:id="IMark93985320"/><text:alphabetical-index-mark-end text:id="IMark96953208"/><text:alphabetical-index-mark-end text:id="IMark94415688"/><text:alphabetical-index-mark-end text:id="IMark90845928"/><text:alphabetical-index-mark-end text:id="IMark94368104"/><text:alphabetical-index-mark-end text:id="IMark44873000"/>.</text:p>
      <text:p text:style-name="Text_20_body"/>
      <text:p text:style-name="P41">Pay attention to the <text:alphabetical-index-mark-start text:id="IMark101418872"/>install<text:alphabetical-index-mark-end text:id="IMark101418872"/>ation of each required piece of software Depending on the characteristics of your <text:alphabetical-index-mark-start text:id="IMark97316120"/>computer<text:alphabetical-index-mark-end text:id="IMark97316120"/>, you may have to <text:alphabetical-index-mark-start text:id="IMark98146232"/>compile<text:alphabetical-index-mark-end text:id="IMark98146232"/> some <text:alphabetical-index-mark-start text:id="IMark60681992"/>libraries<text:alphabetical-index-mark-end text:id="IMark60681992"/> yourself.</text:p>
      <text:p text:style-name="Text_20_body"/>
      <text:h text:style-name="Heading_20_2" text:outline-level="2"><text:bookmark-start text:name="__RefHeading___Toc6792_1483239106"/><text:span text:style-name="T1">5.2.</text:span> Quick startup<text:bookmark-end text:name="__RefHeading___Toc6792_1483239106"/></text:h>
      <text:p text:style-name="Text_20_body"/>
      <text:p text:style-name="Text_20_body">There is no way to way to quickly grasp everything about this project, but two <text:alphabetical-index-mark-start text:id="IMark95831288"/><text:alphabetical-index-mark-start text:id="IMark92933528"/><text:alphabetical-index-mark-start text:id="IMark95459784"/><text:alphabetical-index-mark-start text:id="IMark96107160"/><text:alphabetical-index-mark-start text:id="IMark94234312"/>scenario<text:alphabetical-index-mark-end text:id="IMark94234312"/><text:alphabetical-index-mark-end text:id="IMark96107160"/><text:alphabetical-index-mark-end text:id="IMark95459784"/><text:alphabetical-index-mark-end text:id="IMark92933528"/><text:alphabetical-index-mark-end text:id="IMark95831288"/>s are provided as <text:alphabetical-index-mark-start text:id="IMark99368184"/><text:alphabetical-index-mark-start text:id="IMark92482088"/><text:alphabetical-index-mark-start text:id="IMark104467704"/><text:alphabetical-index-mark-start text:id="IMark90568264"/><text:alphabetical-index-mark-start text:id="IMark102445928"/>example<text:alphabetical-index-mark-end text:id="IMark102445928"/><text:alphabetical-index-mark-end text:id="IMark90568264"/><text:alphabetical-index-mark-end text:id="IMark104467704"/><text:alphabetical-index-mark-end text:id="IMark92482088"/><text:alphabetical-index-mark-end text:id="IMark99368184"/>s. <text:alphabetical-index-mark-start text:id="IMark103267848"/><text:alphabetical-index-mark-start text:id="IMark93916440"/><text:alphabetical-index-mark-start text:id="IMark93573544"/><text:alphabetical-index-mark-start text:id="IMark97361736"/><text:alphabetical-index-mark-start text:id="IMark78963960"/>Load<text:alphabetical-index-mark-end text:id="IMark78963960"/><text:alphabetical-index-mark-end text:id="IMark97361736"/><text:alphabetical-index-mark-end text:id="IMark93573544"/><text:alphabetical-index-mark-end text:id="IMark93916440"/><text:alphabetical-index-mark-end text:id="IMark103267848"/> the first one and you will find your <text:alphabetical-index-mark-start text:id="IMark91930808"/><text:alphabetical-index-mark-start text:id="IMark95816248"/>ship<text:alphabetical-index-mark-end text:id="IMark95816248"/><text:alphabetical-index-mark-end text:id="IMark91930808"/> on the <text:alphabetical-index-mark-start text:id="IMark91271720"/><text:alphabetical-index-mark-start text:id="IMark101253160"/>runway<text:alphabetical-index-mark-end text:id="IMark101253160"/><text:alphabetical-index-mark-end text:id="IMark91271720"/> at <text:alphabetical-index-mark-start text:id="IMark90053992"/><text:alphabetical-index-mark-start text:id="IMark104833240"/><text:alphabetical-index-mark-start text:id="IMark60650392"/><text:alphabetical-index-mark-start text:id="IMark80913704"/><text:alphabetical-index-mark-start text:id="IMark91071912"/>KSC<text:alphabetical-index-mark-end text:id="IMark91071912"/><text:alphabetical-index-mark-end text:id="IMark80913704"/><text:alphabetical-index-mark-end text:id="IMark60650392"/><text:alphabetical-index-mark-end text:id="IMark104833240"/><text:alphabetical-index-mark-end text:id="IMark90053992"/>. You should just let the <text:alphabetical-index-mark-start text:id="IMark101582600"/><text:alphabetical-index-mark-start text:id="IMark103226648"/>ship<text:alphabetical-index-mark-end text:id="IMark103226648"/><text:alphabetical-index-mark-end text:id="IMark101582600"/> perform its start up procedures as the initial <text:alphabetical-index-mark-start text:id="IMark95312808"/><text:alphabetical-index-mark-start text:id="IMark102432440"/><text:alphabetical-index-mark-start text:id="IMark44904088"/><text:alphabetical-index-mark-start text:id="IMark80635592"/><text:alphabetical-index-mark-start text:id="IMark89708008"/>program<text:alphabetical-index-mark-end text:id="IMark89708008"/><text:alphabetical-index-mark-end text:id="IMark80635592"/><text:alphabetical-index-mark-end text:id="IMark44904088"/><text:alphabetical-index-mark-end text:id="IMark102432440"/><text:alphabetical-index-mark-end text:id="IMark95312808"/>s are <text:alphabetical-index-mark-start text:id="IMark98496056"/><text:alphabetical-index-mark-start text:id="IMark95680008"/><text:alphabetical-index-mark-start text:id="IMark103753976"/><text:alphabetical-index-mark-start text:id="IMark99057144"/><text:alphabetical-index-mark-start text:id="IMark104452904"/>load<text:alphabetical-index-mark-end text:id="IMark104452904"/><text:alphabetical-index-mark-end text:id="IMark99057144"/><text:alphabetical-index-mark-end text:id="IMark103753976"/><text:alphabetical-index-mark-end text:id="IMark95680008"/><text:alphabetical-index-mark-end text:id="IMark98496056"/>ed into <text:alphabetical-index-mark-start text:id="IMark80922584"/><text:alphabetical-index-mark-start text:id="IMark91096936"/><text:alphabetical-index-mark-start text:id="IMark93958152"/><text:alphabetical-index-mark-start text:id="IMark81636792"/><text:alphabetical-index-mark-start text:id="IMark94960152"/><text:span text:style-name="T83">sde_</text:span><text:alphabetical-index-mark-start text:id="IMark103472552"/><text:alphabetical-index-mark-start text:id="IMark77920504"/><text:alphabetical-index-mark-start text:id="IMark97527656"/><text:alphabetical-index-mark-start text:id="IMark93926248"/><text:alphabetical-index-mark-start text:id="IMark80656456"/><text:span text:style-name="T83">rule</text:span><text:alphabetical-index-mark-end text:id="IMark80656456"/><text:alphabetical-index-mark-end text:id="IMark93926248"/><text:alphabetical-index-mark-end text:id="IMark97527656"/><text:alphabetical-index-mark-end text:id="IMark77920504"/><text:alphabetical-index-mark-end text:id="IMark103472552"/><text:span text:style-name="T83">s</text:span><text:alphabetical-index-mark-end text:id="IMark94960152"/><text:alphabetical-index-mark-end text:id="IMark81636792"/><text:alphabetical-index-mark-end text:id="IMark93958152"/><text:alphabetical-index-mark-end text:id="IMark91096936"/><text:alphabetical-index-mark-end text:id="IMark80922584"/>. </text:p>
      <text:p text:style-name="Text_20_body"/>
      <text:p text:style-name="Text_20_body">It will close hatches, <text:alphabetical-index-mark-start text:id="IMark82683688"/><text:alphabetical-index-mark-start text:id="IMark105096056"/><text:alphabetical-index-mark-start text:id="IMark35941720"/><text:alphabetical-index-mark-start text:id="IMark90798520"/>test<text:alphabetical-index-mark-end text:id="IMark90798520"/><text:alphabetical-index-mark-end text:id="IMark35941720"/><text:alphabetical-index-mark-end text:id="IMark105096056"/><text:alphabetical-index-mark-end text:id="IMark82683688"/> <text:alphabetical-index-mark-start text:id="IMark98421560"/><text:alphabetical-index-mark-start text:id="IMark95753432"/>control<text:alphabetical-index-mark-end text:id="IMark95753432"/><text:alphabetical-index-mark-end text:id="IMark98421560"/> <text:alphabetical-index-mark-start text:id="IMark44786456"/><text:alphabetical-index-mark-start text:id="IMark99999320"/><text:alphabetical-index-mark-start text:id="IMark93987448"/><text:alphabetical-index-mark-start text:id="IMark90912728"/><text:alphabetical-index-mark-start text:id="IMark97877560"/>surface<text:alphabetical-index-mark-end text:id="IMark97877560"/><text:alphabetical-index-mark-end text:id="IMark90912728"/><text:alphabetical-index-mark-end text:id="IMark93987448"/><text:alphabetical-index-mark-end text:id="IMark99999320"/><text:alphabetical-index-mark-end text:id="IMark44786456"/>s, set ad<text:alphabetical-index-mark-start text:id="IMark104214152"/>equ<text:alphabetical-index-mark-end text:id="IMark104214152"/>ate <text:alphabetical-index-mark-start text:id="IMark105197208"/><text:alphabetical-index-mark-start text:id="IMark104529864"/><text:alphabetical-index-mark-start text:id="IMark102573736"/><text:alphabetical-index-mark-start text:id="IMark102656264"/><text:alphabetical-index-mark-start text:id="IMark91903992"/>trim<text:alphabetical-index-mark-end text:id="IMark91903992"/><text:alphabetical-index-mark-end text:id="IMark102656264"/><text:alphabetical-index-mark-end text:id="IMark102573736"/><text:alphabetical-index-mark-end text:id="IMark104529864"/><text:alphabetical-index-mark-end text:id="IMark105197208"/>s, etc. This will take a while. Them the <text:alphabetical-index-mark-start text:id="IMark60664696"/><text:alphabetical-index-mark-start text:id="IMark67903928"/>ship<text:alphabetical-index-mark-end text:id="IMark67903928"/><text:alphabetical-index-mark-end text:id="IMark60664696"/> will start accelerating and it will take of, reach a safe <text:alphabetical-index-mark-start text:id="IMark98009464"/><text:alphabetical-index-mark-start text:id="IMark94991672"/><text:alphabetical-index-mark-start text:id="IMark105217512"/><text:alphabetical-index-mark-start text:id="IMark94691672"/><text:alphabetical-index-mark-start text:id="IMark105314952"/><text:alphabetical-index-mark-start text:id="IMark93399992"/>alt<text:alphabetical-index-mark-end text:id="IMark93399992"/>itude<text:alphabetical-index-mark-end text:id="IMark105314952"/><text:alphabetical-index-mark-end text:id="IMark94691672"/><text:alphabetical-index-mark-end text:id="IMark105217512"/><text:alphabetical-index-mark-end text:id="IMark94991672"/><text:alphabetical-index-mark-end text:id="IMark98009464"/> and start <text:alphabetical-index-mark-start text:id="IMark83524872"/><text:alphabetical-index-mark-start text:id="IMark102586984"/><text:alphabetical-index-mark-start text:id="IMark101941544"/><text:alphabetical-index-mark-start text:id="IMark103419496"/>turn<text:alphabetical-index-mark-end text:id="IMark103419496"/><text:alphabetical-index-mark-end text:id="IMark101941544"/><text:alphabetical-index-mark-end text:id="IMark102586984"/><text:alphabetical-index-mark-end text:id="IMark83524872"/>ing to <text:alphabetical-index-mark-start text:id="IMark91822072"/><text:alphabetical-index-mark-start text:id="IMark99199144"/>acquire<text:alphabetical-index-mark-end text:id="IMark99199144"/><text:alphabetical-index-mark-end text:id="IMark91822072"/> a certain <text:alphabetical-index-mark-start text:id="IMark102307448"/><text:alphabetical-index-mark-start text:id="IMark92175064"/><text:alphabetical-index-mark-start text:id="IMark90436136"/><text:alphabetical-index-mark-start text:id="IMark95563976"/><text:alphabetical-index-mark-start text:id="IMark94473288"/>heading<text:alphabetical-index-mark-end text:id="IMark94473288"/><text:alphabetical-index-mark-end text:id="IMark95563976"/><text:alphabetical-index-mark-end text:id="IMark90436136"/><text:alphabetical-index-mark-end text:id="IMark92175064"/><text:alphabetical-index-mark-end text:id="IMark102307448"/>. It is a simple <text:alphabetical-index-mark-start text:id="IMark104292360"/><text:alphabetical-index-mark-start text:id="IMark80129768"/><text:alphabetical-index-mark-start text:id="IMark79825496"/><text:alphabetical-index-mark-start text:id="IMark91064184"/><text:alphabetical-index-mark-start text:id="IMark104715272"/>example<text:alphabetical-index-mark-end text:id="IMark104715272"/><text:alphabetical-index-mark-end text:id="IMark91064184"/><text:alphabetical-index-mark-end text:id="IMark79825496"/><text:alphabetical-index-mark-end text:id="IMark80129768"/><text:alphabetical-index-mark-end text:id="IMark104292360"/>, but essentially shows what the <text:alphabetical-index-mark-start text:id="IMark84002712"/><text:alphabetical-index-mark-start text:id="IMark82643400"/>ship<text:alphabetical-index-mark-end text:id="IMark82643400"/><text:alphabetical-index-mark-end text:id="IMark84002712"/> does.</text:p>
      <text:p text:style-name="Text_20_body"/>
      <text:p text:style-name="Text_20_body"/>
      <text:h text:style-name="Heading_20_2" text:outline-level="2"><text:bookmark-start text:name="__RefHeading___Toc36006_1710679464"/><text:span text:style-name="T1">5.3.</text:span> Realistic startup:<text:bookmark-end text:name="__RefHeading___Toc36006_1710679464"/></text:h>
      <text:p text:style-name="Text_20_body"/>
      <text:p text:style-name="Text_20_body">This will r<text:alphabetical-index-mark-start text:id="IMark95995224"/>equ<text:alphabetical-index-mark-end text:id="IMark95995224"/>ire you to become a<text:span text:style-name="T252">c</text:span>quainted by the <text:alphabetical-index-mark-start text:id="IMark104702392"/><text:alphabetical-index-mark-start text:id="IMark78784472"/>ship<text:alphabetical-index-mark-end text:id="IMark78784472"/><text:alphabetical-index-mark-end text:id="IMark104702392"/> and the <text:alphabetical-index-mark-start text:id="IMark95422744"/><text:alphabetical-index-mark-start text:id="IMark90381816"/><text:alphabetical-index-mark-start text:id="IMark105202312"/><text:alphabetical-index-mark-start text:id="IMark104412744"/><text:alphabetical-index-mark-start text:id="IMark83911768"/><text:alphabetical-index-mark-start text:id="IMark52502744"/>AI<text:alphabetical-index-mark-end text:id="IMark52502744"/>E<text:alphabetical-index-mark-end text:id="IMark83911768"/><text:alphabetical-index-mark-end text:id="IMark104412744"/><text:alphabetical-index-mark-end text:id="IMark105202312"/><text:alphabetical-index-mark-end text:id="IMark90381816"/><text:alphabetical-index-mark-end text:id="IMark95422744"/> first. <text:span text:style-name="T252">You will need to set the </text:span><text:alphabetical-index-mark-start text:id="IMark92831112"/><text:alphabetical-index-mark-start text:id="IMark96925832"/><text:span text:style-name="T252">ship</text:span><text:alphabetical-index-mark-end text:id="IMark96925832"/><text:alphabetical-index-mark-end text:id="IMark92831112"/><text:span text:style-name="T252"> to prepare an </text:span><text:alphabetical-index-mark-start text:id="IMark90326776"/><text:alphabetical-index-mark-start text:id="IMark94366536"/><text:alphabetical-index-mark-start text:id="IMark60633752"/><text:alphabetical-index-mark-start text:id="IMark82237064"/><text:alphabetical-index-mark-start text:id="IMark90454776"/><text:span text:style-name="T252">ai</text:span><text:alphabetical-index-mark-start text:id="IMark98304664"/><text:alphabetical-index-mark-start text:id="IMark104912104"/><text:alphabetical-index-mark-start text:id="IMark97920360"/><text:alphabetical-index-mark-start text:id="IMark103931896"/><text:alphabetical-index-mark-start text:id="IMark100575672"/><text:span text:style-name="T252">plan</text:span><text:alphabetical-index-mark-end text:id="IMark100575672"/><text:alphabetical-index-mark-end text:id="IMark103931896"/><text:alphabetical-index-mark-end text:id="IMark97920360"/><text:alphabetical-index-mark-end text:id="IMark104912104"/><text:alphabetical-index-mark-end text:id="IMark98304664"/><text:alphabetical-index-mark-end text:id="IMark90454776"/><text:alphabetical-index-mark-end text:id="IMark82237064"/><text:alphabetical-index-mark-end text:id="IMark60633752"/><text:alphabetical-index-mark-end text:id="IMark94366536"/><text:alphabetical-index-mark-end text:id="IMark90326776"/><text:span text:style-name="T252"> or </text:span><text:alphabetical-index-mark-start text:id="IMark90562760"/><text:alphabetical-index-mark-start text:id="IMark83168952"/><text:alphabetical-index-mark-start text:id="IMark104921272"/><text:alphabetical-index-mark-start text:id="IMark99403304"/><text:alphabetical-index-mark-start text:id="IMark82994392"/><text:span text:style-name="T252">manage</text:span><text:alphabetical-index-mark-end text:id="IMark82994392"/><text:alphabetical-index-mark-end text:id="IMark99403304"/><text:alphabetical-index-mark-end text:id="IMark104921272"/><text:alphabetical-index-mark-end text:id="IMark83168952"/><text:alphabetical-index-mark-end text:id="IMark90562760"/><text:span text:style-name="T252"> </text:span><text:alphabetical-index-mark-start text:id="IMark51136648"/><text:alphabetical-index-mark-start text:id="IMark60642664"/><text:alphabetical-index-mark-start text:id="IMark102958744"/><text:alphabetical-index-mark-start text:id="IMark95459000"/><text:alphabetical-index-mark-start text:id="IMark84029960"/><text:span text:style-name="T252">mode</text:span><text:alphabetical-index-mark-end text:id="IMark84029960"/><text:alphabetical-index-mark-end text:id="IMark95459000"/><text:alphabetical-index-mark-end text:id="IMark102958744"/><text:alphabetical-index-mark-end text:id="IMark60642664"/><text:alphabetical-index-mark-end text:id="IMark51136648"/><text:span text:style-name="T252">s on your own.</text:span></text:p>
      <text:p text:style-name="Text_20_body"/>
      <text:p text:style-name="Text_20_body"/>
      <text:p text:style-name="Text_20_body"/>
      <text:h text:style-name="P54" text:outline-level="1"><text:bookmark-start text:name="__RefHeading___Toc6475_1483239106"/><text:span text:style-name="T15">6</text:span><text:span text:style-name="T1">. </text:span><text:alphabetical-index-mark-start text:id="IMark90809128"/><text:alphabetical-index-mark-start text:id="IMark104953752"/><text:alphabetical-index-mark-start text:id="IMark97491688"/><text:alphabetical-index-mark-start text:id="IMark94923304"/><text:alphabetical-index-mark-start text:id="IMark77922072"/><text:span text:style-name="T1">Source</text:span><text:alphabetical-index-mark-end text:id="IMark77922072"/><text:alphabetical-index-mark-end text:id="IMark94923304"/><text:alphabetical-index-mark-end text:id="IMark97491688"/><text:alphabetical-index-mark-end text:id="IMark104953752"/><text:alphabetical-index-mark-end text:id="IMark90809128"/><text:span text:style-name="T1">s</text:span><text:bookmark-end text:name="__RefHeading___Toc6475_1483239106"/></text:h>
      <text:p text:style-name="Text_20_body"/>
      <text:p text:style-name="Text_20_body"><text:span text:style-name="T273">6.1.</text:span><text:span text:style-name="T271"> </text:span><text:alphabetical-index-mark-start text:id="IMark105299752"/><text:alphabetical-index-mark-start text:id="IMark101832440"/><text:alphabetical-index-mark-start text:id="IMark42766008"/><text:alphabetical-index-mark-start text:id="IMark103493272"/><text:alphabetical-index-mark-start text:id="IMark98995784"/><text:span text:style-name="T261">Edronkin</text:span><text:alphabetical-index-mark-end text:id="IMark98995784"/><text:alphabetical-index-mark-end text:id="IMark103493272"/><text:alphabetical-index-mark-end text:id="IMark42766008"/><text:alphabetical-index-mark-end text:id="IMark101832440"/><text:alphabetical-index-mark-end text:id="IMark105299752"/><text:span text:style-name="T261">, P. (2019). g2q - </text:span><text:alphabetical-index-mark-start text:id="IMark92867144"/><text:alphabetical-index-mark-start text:id="IMark52073432"/><text:alphabetical-index-mark-start text:id="IMark99365048"/><text:alphabetical-index-mark-start text:id="IMark91937208"/><text:alphabetical-index-mark-start text:id="IMark102766792"/><text:span text:style-name="T261">Guile</text:span><text:alphabetical-index-mark-end text:id="IMark102766792"/><text:alphabetical-index-mark-end text:id="IMark91937208"/><text:alphabetical-index-mark-end text:id="IMark99365048"/><text:alphabetical-index-mark-end text:id="IMark52073432"/><text:alphabetical-index-mark-end text:id="IMark92867144"/><text:span text:style-name="T261"> to </text:span><text:alphabetical-index-mark-start text:id="IMark96811096"/><text:alphabetical-index-mark-start text:id="IMark90707640"/><text:alphabetical-index-mark-start text:id="IMark105096840"/><text:alphabetical-index-mark-start text:id="IMark79227640"/><text:alphabetical-index-mark-start text:id="IMark105212136"/><text:span text:style-name="T261">QASM</text:span><text:alphabetical-index-mark-end text:id="IMark105212136"/><text:alphabetical-index-mark-end text:id="IMark79227640"/><text:alphabetical-index-mark-end text:id="IMark105096840"/><text:alphabetical-index-mark-end text:id="IMark90707640"/><text:alphabetical-index-mark-end text:id="IMark96811096"/><text:span text:style-name="T261"> </text:span><text:alphabetical-index-mark-start text:id="IMark96833496"/><text:alphabetical-index-mark-start text:id="IMark98253752"/><text:span text:style-name="T261">compile</text:span><text:alphabetical-index-mark-end text:id="IMark98253752"/><text:alphabetical-index-mark-end text:id="IMark96833496"/><text:span text:style-name="T261">r. [</text:span><text:alphabetical-index-mark-start text:id="IMark83919112"/><text:alphabetical-index-mark-start text:id="IMark91901736"/><text:span text:style-name="T261">online</text:span><text:alphabetical-index-mark-end text:id="IMark91901736"/><text:alphabetical-index-mark-end text:id="IMark83919112"/><text:span text:style-name="T261">] g2q. Available at: </text:span><text:a xlink:type="simple" xlink:href="https://peschoenberg.github.io/g2q/" text:style-name="Internet_20_link" text:visited-style-name="Visited_20_Internet_20_Link">https://peschoenberg.</text:a><text:alphabetical-index-mark-start text:id="IMark96905400"/><text:alphabetical-index-mark-start text:id="IMark95997960"/><text:alphabetical-index-mark-start text:id="IMark89962760"/><text:alphabetical-index-mark-start text:id="IMark101117064"/><text:alphabetical-index-mark-start text:id="IMark101883720"/><text:a xlink:type="simple" xlink:href="https://peschoenberg.github.io/g2q/" text:style-name="Internet_20_link" text:visited-style-name="Visited_20_Internet_20_Link">github</text:a><text:alphabetical-index-mark-end text:id="IMark101883720"/><text:alphabetical-index-mark-end text:id="IMark101117064"/><text:alphabetical-index-mark-end text:id="IMark89962760"/><text:alphabetical-index-mark-end text:id="IMark95997960"/><text:alphabetical-index-mark-end text:id="IMark96905400"/><text:a xlink:type="simple" xlink:href="https://peschoenberg.github.io/g2q/" text:style-name="Internet_20_link" text:visited-style-name="Visited_20_Internet_20_Link">.io/g2q/</text:a><text:span text:style-name="T261"> [Accessed 26 Aug. 2019].</text:span></text:p>
      <text:p text:style-name="Text_20_body"/>
      <text:p text:style-name="Text_20_body"><text:span text:style-name="T273">6.2.</text:span><text:span text:style-name="T266"> </text:span><text:alphabetical-index-mark-start text:id="IMark99479016"/><text:alphabetical-index-mark-start text:id="IMark100350728"/><text:alphabetical-index-mark-start text:id="IMark97054280"/><text:alphabetical-index-mark-start text:id="IMark103471768"/><text:alphabetical-index-mark-start text:id="IMark91213992"/><text:span text:style-name="T261">Edronkin</text:span><text:alphabetical-index-mark-end text:id="IMark91213992"/><text:alphabetical-index-mark-end text:id="IMark103471768"/><text:alphabetical-index-mark-end text:id="IMark97054280"/><text:alphabetical-index-mark-end text:id="IMark100350728"/><text:alphabetical-index-mark-end text:id="IMark99479016"/><text:span text:style-name="T261">, P. (2019). </text:span><text:alphabetical-index-mark-start text:id="IMark80990440"/><text:alphabetical-index-mark-start text:id="IMark101979512"/><text:alphabetical-index-mark-start text:id="IMark80107240"/><text:alphabetical-index-mark-start text:id="IMark96995768"/><text:alphabetical-index-mark-start text:id="IMark102823608"/><text:span text:style-name="T261">g</text:span><text:alphabetical-index-mark-start text:id="IMark98433864"/><text:alphabetical-index-mark-start text:id="IMark99416536"/><text:alphabetical-index-mark-start text:id="IMark97353224"/><text:alphabetical-index-mark-start text:id="IMark98006072"/><text:alphabetical-index-mark-start text:id="IMark81923176"/><text:span text:style-name="T261">exsys</text:span><text:alphabetical-index-mark-end text:id="IMark81923176"/><text:alphabetical-index-mark-end text:id="IMark98006072"/><text:alphabetical-index-mark-end text:id="IMark97353224"/><text:alphabetical-index-mark-end text:id="IMark99416536"/><text:alphabetical-index-mark-end text:id="IMark98433864"/><text:alphabetical-index-mark-end text:id="IMark102823608"/><text:alphabetical-index-mark-end text:id="IMark96995768"/><text:alphabetical-index-mark-end text:id="IMark80107240"/><text:alphabetical-index-mark-end text:id="IMark101979512"/><text:alphabetical-index-mark-end text:id="IMark80990440"/><text:span text:style-name="T261"> - </text:span><text:alphabetical-index-mark-start text:id="IMark93188728"/><text:alphabetical-index-mark-start text:id="IMark84354984"/><text:alphabetical-index-mark-start text:id="IMark95533144"/><text:alphabetical-index-mark-start text:id="IMark104049112"/><text:alphabetical-index-mark-start text:id="IMark94177064"/><text:span text:style-name="T261">Guile</text:span><text:alphabetical-index-mark-end text:id="IMark94177064"/><text:alphabetical-index-mark-end text:id="IMark104049112"/><text:alphabetical-index-mark-end text:id="IMark95533144"/><text:alphabetical-index-mark-end text:id="IMark84354984"/><text:alphabetical-index-mark-end text:id="IMark93188728"/><text:span text:style-name="T261"> </text:span><text:alphabetical-index-mark-start text:id="IMark96892440"/><text:alphabetical-index-mark-start text:id="IMark93471336"/><text:alphabetical-index-mark-start text:id="IMark97220120"/><text:alphabetical-index-mark-start text:id="IMark97884248"/><text:alphabetical-index-mark-start text:id="IMark92669192"/><text:span text:style-name="T261">Expert</text:span><text:alphabetical-index-mark-end text:id="IMark92669192"/><text:alphabetical-index-mark-end text:id="IMark97884248"/><text:alphabetical-index-mark-end text:id="IMark97220120"/><text:alphabetical-index-mark-end text:id="IMark93471336"/><text:alphabetical-index-mark-end text:id="IMark96892440"/><text:span text:style-name="T261"> </text:span><text:alphabetical-index-mark-start text:id="IMark103266376"/><text:alphabetical-index-mark-start text:id="IMark98256360"/><text:alphabetical-index-mark-start text:id="IMark89828488"/><text:alphabetical-index-mark-start text:id="IMark98454264"/><text:alphabetical-index-mark-start text:id="IMark104851720"/><text:span text:style-name="T261">System</text:span><text:alphabetical-index-mark-end text:id="IMark104851720"/><text:alphabetical-index-mark-end text:id="IMark98454264"/><text:alphabetical-index-mark-end text:id="IMark89828488"/><text:alphabetical-index-mark-end text:id="IMark98256360"/><text:alphabetical-index-mark-end text:id="IMark103266376"/><text:span text:style-name="T261">. [</text:span><text:alphabetical-index-mark-start text:id="IMark96695288"/><text:alphabetical-index-mark-start text:id="IMark82041928"/><text:span text:style-name="T261">online</text:span><text:alphabetical-index-mark-end text:id="IMark82041928"/><text:alphabetical-index-mark-end text:id="IMark96695288"/><text:span text:style-name="T261">] </text:span><text:alphabetical-index-mark-start text:id="IMark102215576"/><text:alphabetical-index-mark-start text:id="IMark94584952"/><text:alphabetical-index-mark-start text:id="IMark105136008"/><text:alphabetical-index-mark-start text:id="IMark100354136"/><text:alphabetical-index-mark-start text:id="IMark97862360"/><text:span text:style-name="T261">g</text:span><text:alphabetical-index-mark-start text:id="IMark97726632"/><text:alphabetical-index-mark-start text:id="IMark103984552"/><text:alphabetical-index-mark-start text:id="IMark94007048"/><text:alphabetical-index-mark-start text:id="IMark91613176"/><text:alphabetical-index-mark-start text:id="IMark82079864"/><text:span text:style-name="T261">exsys</text:span><text:alphabetical-index-mark-end text:id="IMark82079864"/><text:alphabetical-index-mark-end text:id="IMark91613176"/><text:alphabetical-index-mark-end text:id="IMark94007048"/><text:alphabetical-index-mark-end text:id="IMark103984552"/><text:alphabetical-index-mark-end text:id="IMark97726632"/><text:alphabetical-index-mark-end text:id="IMark97862360"/><text:alphabetical-index-mark-end text:id="IMark100354136"/><text:alphabetical-index-mark-end text:id="IMark105136008"/><text:alphabetical-index-mark-end text:id="IMark94584952"/><text:alphabetical-index-mark-end text:id="IMark102215576"/><text:span text:style-name="T261">. Available at: </text:span><text:a xlink:type="simple" xlink:href="https://peschoenberg.github.io/gexsys/" text:style-name="Internet_20_link" text:visited-style-name="Visited_20_Internet_20_Link">https://peschoenberg.</text:a><text:alphabetical-index-mark-start text:id="IMark90807560"/><text:alphabetical-index-mark-start text:id="IMark78301624"/><text:alphabetical-index-mark-start text:id="IMark98867928"/><text:alphabetical-index-mark-start text:id="IMark102706808"/><text:alphabetical-index-mark-start text:id="IMark92177288"/><text:a xlink:type="simple" xlink:href="https://peschoenberg.github.io/gexsys/" text:style-name="Internet_20_link" text:visited-style-name="Visited_20_Internet_20_Link">github</text:a><text:alphabetical-index-mark-end text:id="IMark92177288"/><text:alphabetical-index-mark-end text:id="IMark102706808"/><text:alphabetical-index-mark-end text:id="IMark98867928"/><text:alphabetical-index-mark-end text:id="IMark78301624"/><text:alphabetical-index-mark-end text:id="IMark90807560"/><text:a xlink:type="simple" xlink:href="https://peschoenberg.github.io/gexsys/" text:style-name="Internet_20_link" text:visited-style-name="Visited_20_Internet_20_Link">.io/</text:a><text:alphabetical-index-mark-start text:id="IMark104925192"/><text:alphabetical-index-mark-start text:id="IMark99665992"/><text:alphabetical-index-mark-start text:id="IMark90967928"/><text:alphabetical-index-mark-start text:id="IMark82581816"/><text:alphabetical-index-mark-start text:id="IMark101212344"/><text:a xlink:type="simple" xlink:href="https://peschoenberg.github.io/gexsys/" text:style-name="Internet_20_link" text:visited-style-name="Visited_20_Internet_20_Link">g</text:a><text:alphabetical-index-mark-start text:id="IMark97120568"/><text:alphabetical-index-mark-start text:id="IMark97510184"/><text:alphabetical-index-mark-start text:id="IMark92087096"/><text:alphabetical-index-mark-start text:id="IMark92226360"/><text:alphabetical-index-mark-start text:id="IMark90915400"/><text:a xlink:type="simple" xlink:href="https://peschoenberg.github.io/gexsys/" text:style-name="Internet_20_link" text:visited-style-name="Visited_20_Internet_20_Link">exsys</text:a><text:alphabetical-index-mark-end text:id="IMark90915400"/><text:alphabetical-index-mark-end text:id="IMark92226360"/><text:alphabetical-index-mark-end text:id="IMark92087096"/><text:alphabetical-index-mark-end text:id="IMark97510184"/><text:alphabetical-index-mark-end text:id="IMark97120568"/><text:alphabetical-index-mark-end text:id="IMark101212344"/><text:alphabetical-index-mark-end text:id="IMark82581816"/><text:alphabetical-index-mark-end text:id="IMark90967928"/><text:alphabetical-index-mark-end text:id="IMark99665992"/><text:alphabetical-index-mark-end text:id="IMark104925192"/><text:a xlink:type="simple" xlink:href="https://peschoenberg.github.io/gexsys/" text:style-name="Internet_20_link" text:visited-style-name="Visited_20_Internet_20_Link">/</text:a><text:span text:style-name="T261"> [Accessed 26 Aug. 2019].</text:span></text:p>
      <text:p text:style-name="Text_20_body"/>
      <text:p text:style-name="Text_20_body"><text:span text:style-name="T274">6.3.</text:span><text:span text:style-name="T266"> </text:span><text:alphabetical-index-mark-start text:id="IMark103985336"/><text:alphabetical-index-mark-start text:id="IMark105048648"/><text:alphabetical-index-mark-start text:id="IMark105200744"/><text:alphabetical-index-mark-start text:id="IMark94334312"/><text:alphabetical-index-mark-start text:id="IMark98596856"/><text:span text:style-name="T261">Edronkin</text:span><text:alphabetical-index-mark-end text:id="IMark98596856"/><text:alphabetical-index-mark-end text:id="IMark94334312"/><text:alphabetical-index-mark-end text:id="IMark105200744"/><text:alphabetical-index-mark-end text:id="IMark105048648"/><text:alphabetical-index-mark-end text:id="IMark103985336"/><text:span text:style-name="T261">, P. (2019). </text:span><text:alphabetical-index-mark-start text:id="IMark96242440"/><text:alphabetical-index-mark-start text:id="IMark67384216"/><text:alphabetical-index-mark-start text:id="IMark104874120"/><text:alphabetical-index-mark-start text:id="IMark96392472"/><text:alphabetical-index-mark-start text:id="IMark90809912"/><text:alphabetical-index-mark-start text:id="IMark80621032"/><text:span text:style-name="T261">SQL</text:span><text:alphabetical-index-mark-end text:id="IMark80621032"/><text:span text:style-name="T261">C</text:span><text:alphabetical-index-mark-end text:id="IMark90809912"/><text:alphabetical-index-mark-end text:id="IMark96392472"/><text:alphabetical-index-mark-end text:id="IMark104874120"/><text:alphabetical-index-mark-end text:id="IMark67384216"/><text:alphabetical-index-mark-end text:id="IMark96242440"/><text:span text:style-name="T261"> - Multi </text:span><text:alphabetical-index-mark-start text:id="IMark104373992"/><text:alphabetical-index-mark-start text:id="IMark105288488"/><text:alphabetical-index-mark-start text:id="IMark80817512"/><text:alphabetical-index-mark-start text:id="IMark95252776"/><text:alphabetical-index-mark-start text:id="IMark84066504"/><text:span text:style-name="T261">function</text:span><text:alphabetical-index-mark-end text:id="IMark84066504"/><text:alphabetical-index-mark-end text:id="IMark95252776"/><text:alphabetical-index-mark-end text:id="IMark80817512"/><text:alphabetical-index-mark-end text:id="IMark105288488"/><text:alphabetical-index-mark-end text:id="IMark104373992"/><text:span text:style-name="T261"> display for the </text:span><text:alphabetical-index-mark-start text:id="IMark97100664"/><text:alphabetical-index-mark-start text:id="IMark97050488"/><text:alphabetical-index-mark-start text:id="IMark81507864"/><text:alphabetical-index-mark-start text:id="IMark97204008"/><text:alphabetical-index-mark-start text:id="IMark82240984"/><text:alphabetical-index-mark-start text:id="IMark105227592"/><text:span text:style-name="T261">DGIII</text:span><text:alphabetical-index-mark-end text:id="IMark105227592"/><text:alphabetical-index-mark-start text:id="IMark105169928"/><text:span text:style-name="T261">AI</text:span><text:alphabetical-index-mark-end text:id="IMark105169928"/><text:alphabetical-index-mark-end text:id="IMark82240984"/><text:alphabetical-index-mark-end text:id="IMark97204008"/><text:alphabetical-index-mark-end text:id="IMark81507864"/><text:alphabetical-index-mark-end text:id="IMark97050488"/><text:alphabetical-index-mark-end text:id="IMark97100664"/><text:span text:style-name="T261"> </text:span><text:alphabetical-index-mark-start text:id="IMark95341464"/><text:alphabetical-index-mark-start text:id="IMark102295960"/><text:alphabetical-index-mark-start text:id="IMark98496840"/><text:alphabetical-index-mark-start text:id="IMark100151336"/><text:alphabetical-index-mark-start text:id="IMark105219080"/><text:alphabetical-index-mark-start text:id="IMark91045000"/><text:alphabetical-index-mark-start text:id="IMark68170488"/><text:alphabetical-index-mark-start text:id="IMark93750040"/><text:alphabetical-index-mark-start text:id="IMark79111192"/><text:alphabetical-index-mark-start text:id="IMark92775400"/><text:span text:style-name="T261">Delta</text:span><text:alphabetical-index-mark-end text:id="IMark92775400"/><text:alphabetical-index-mark-end text:id="IMark79111192"/><text:alphabetical-index-mark-end text:id="IMark93750040"/><text:alphabetical-index-mark-end text:id="IMark68170488"/><text:alphabetical-index-mark-end text:id="IMark91045000"/><text:alphabetical-index-mark-end text:id="IMark105219080"/><text:alphabetical-index-mark-end text:id="IMark100151336"/><text:alphabetical-index-mark-end text:id="IMark98496840"/><text:alphabetical-index-mark-end text:id="IMark102295960"/><text:alphabetical-index-mark-end text:id="IMark95341464"/><text:span text:style-name="T261"> </text:span><text:alphabetical-index-mark-start text:id="IMark90029304"/><text:alphabetical-index-mark-start text:id="IMark79104264"/><text:alphabetical-index-mark-start text:id="IMark100386376"/><text:alphabetical-index-mark-start text:id="IMark77623240"/><text:alphabetical-index-mark-start text:id="IMark79145544"/><text:span text:style-name="T261">Glider</text:span><text:alphabetical-index-mark-end text:id="IMark79145544"/><text:alphabetical-index-mark-end text:id="IMark77623240"/><text:alphabetical-index-mark-end text:id="IMark100386376"/><text:alphabetical-index-mark-end text:id="IMark79104264"/><text:alphabetical-index-mark-end text:id="IMark90029304"/><text:span text:style-name="T261">. [</text:span><text:alphabetical-index-mark-start text:id="IMark99900968"/><text:alphabetical-index-mark-start text:id="IMark97500200"/><text:span text:style-name="T261">online</text:span><text:alphabetical-index-mark-end text:id="IMark97500200"/><text:alphabetical-index-mark-end text:id="IMark99900968"/><text:span text:style-name="T261">] </text:span><text:alphabetical-index-mark-start text:id="IMark97236648"/><text:alphabetical-index-mark-start text:id="IMark78397816"/><text:alphabetical-index-mark-start text:id="IMark105316520"/><text:alphabetical-index-mark-start text:id="IMark100557464"/><text:alphabetical-index-mark-start text:id="IMark82058632"/><text:alphabetical-index-mark-start text:id="IMark79924344"/><text:span text:style-name="T261">SQL</text:span><text:alphabetical-index-mark-end text:id="IMark79924344"/><text:span text:style-name="T261">C</text:span><text:alphabetical-index-mark-end text:id="IMark82058632"/><text:alphabetical-index-mark-end text:id="IMark100557464"/><text:alphabetical-index-mark-end text:id="IMark105316520"/><text:alphabetical-index-mark-end text:id="IMark78397816"/><text:alphabetical-index-mark-end text:id="IMark97236648"/><text:span text:style-name="T261">. Available at: </text:span><text:a xlink:type="simple" xlink:href="https://peschoenberg.github.io/SQLC/" text:style-name="Internet_20_link" text:visited-style-name="Visited_20_Internet_20_Link">https://peschoenberg.</text:a><text:alphabetical-index-mark-start text:id="IMark104575480"/><text:alphabetical-index-mark-start text:id="IMark68677336"/><text:alphabetical-index-mark-start text:id="IMark95093608"/><text:alphabetical-index-mark-start text:id="IMark60623800"/><text:alphabetical-index-mark-start text:id="IMark96842280"/><text:a xlink:type="simple" xlink:href="https://peschoenberg.github.io/SQLC/" text:style-name="Internet_20_link" text:visited-style-name="Visited_20_Internet_20_Link">github</text:a><text:alphabetical-index-mark-end text:id="IMark96842280"/><text:alphabetical-index-mark-end text:id="IMark60623800"/><text:alphabetical-index-mark-end text:id="IMark95093608"/><text:alphabetical-index-mark-end text:id="IMark68677336"/><text:alphabetical-index-mark-end text:id="IMark104575480"/><text:a xlink:type="simple" xlink:href="https://peschoenberg.github.io/SQLC/" text:style-name="Internet_20_link" text:visited-style-name="Visited_20_Internet_20_Link">.io/</text:a><text:alphabetical-index-mark-start text:id="IMark90840904"/><text:alphabetical-index-mark-start text:id="IMark93423800"/><text:alphabetical-index-mark-start text:id="IMark96156440"/><text:alphabetical-index-mark-start text:id="IMark82105832"/><text:alphabetical-index-mark-start text:id="IMark91965400"/><text:alphabetical-index-mark-start text:id="IMark104364824"/><text:a xlink:type="simple" xlink:href="https://peschoenberg.github.io/SQLC/" text:style-name="Internet_20_link" text:visited-style-name="Visited_20_Internet_20_Link">SQL</text:a><text:alphabetical-index-mark-end text:id="IMark104364824"/><text:a xlink:type="simple" xlink:href="https://peschoenberg.github.io/SQLC/" text:style-name="Internet_20_link" text:visited-style-name="Visited_20_Internet_20_Link">C</text:a><text:alphabetical-index-mark-end text:id="IMark91965400"/><text:alphabetical-index-mark-end text:id="IMark82105832"/><text:alphabetical-index-mark-end text:id="IMark96156440"/><text:alphabetical-index-mark-end text:id="IMark93423800"/><text:alphabetical-index-mark-end text:id="IMark90840904"/><text:a xlink:type="simple" xlink:href="https://peschoenberg.github.io/SQLC/" text:style-name="Internet_20_link" text:visited-style-name="Visited_20_Internet_20_Link">/</text:a><text:span text:style-name="T261"> [Accessed 26 Aug. 2019].</text:span></text:p>
      <text:p text:style-name="Text_20_body"/>
      <text:p text:style-name="Text_20_body"><text:span text:style-name="T275">6.4.</text:span><text:span text:style-name="T260"> En.wikipedia.org. (2019). </text:span><text:alphabetical-index-mark-start text:id="IMark103046488"/><text:alphabetical-index-mark-start text:id="IMark94875464"/><text:alphabetical-index-mark-start text:id="IMark93830280"/><text:alphabetical-index-mark-start text:id="IMark103701208"/><text:alphabetical-index-mark-start text:id="IMark101185528"/><text:span text:style-name="T260">Expert</text:span><text:alphabetical-index-mark-end text:id="IMark101185528"/><text:alphabetical-index-mark-end text:id="IMark103701208"/><text:alphabetical-index-mark-end text:id="IMark93830280"/><text:alphabetical-index-mark-end text:id="IMark94875464"/><text:alphabetical-index-mark-end text:id="IMark103046488"/><text:span text:style-name="T260"> </text:span><text:alphabetical-index-mark-start text:id="IMark84374888"/><text:alphabetical-index-mark-start text:id="IMark95024520"/><text:alphabetical-index-mark-start text:id="IMark97601144"/><text:alphabetical-index-mark-start text:id="IMark94159832"/><text:alphabetical-index-mark-start text:id="IMark100153864"/><text:span text:style-name="T260">system</text:span><text:alphabetical-index-mark-end text:id="IMark100153864"/><text:alphabetical-index-mark-end text:id="IMark94159832"/><text:alphabetical-index-mark-end text:id="IMark97601144"/><text:alphabetical-index-mark-end text:id="IMark95024520"/><text:alphabetical-index-mark-end text:id="IMark84374888"/><text:span text:style-name="T260">. [</text:span><text:alphabetical-index-mark-start text:id="IMark92672984"/><text:alphabetical-index-mark-start text:id="IMark82250840"/><text:span text:style-name="T260">online</text:span><text:alphabetical-index-mark-end text:id="IMark82250840"/><text:alphabetical-index-mark-end text:id="IMark92672984"/><text:span text:style-name="T260">] Available at: </text:span><text:a xlink:type="simple" xlink:href="https://en.wikipedia.org/wiki/Expert_system" text:style-name="Internet_20_link" text:visited-style-name="Visited_20_Internet_20_Link">https://en.wikipedia.org/wiki/</text:a><text:alphabetical-index-mark-start text:id="IMark79646744"/><text:alphabetical-index-mark-start text:id="IMark78411928"/><text:alphabetical-index-mark-start text:id="IMark98903160"/><text:alphabetical-index-mark-start text:id="IMark104519176"/><text:alphabetical-index-mark-start text:id="IMark98735720"/><text:a xlink:type="simple" xlink:href="https://en.wikipedia.org/wiki/Expert_system" text:style-name="Internet_20_link" text:visited-style-name="Visited_20_Internet_20_Link">Expert</text:a><text:alphabetical-index-mark-end text:id="IMark98735720"/><text:alphabetical-index-mark-end text:id="IMark104519176"/><text:alphabetical-index-mark-end text:id="IMark98903160"/><text:alphabetical-index-mark-end text:id="IMark78411928"/><text:alphabetical-index-mark-end text:id="IMark79646744"/><text:a xlink:type="simple" xlink:href="https://en.wikipedia.org/wiki/Expert_system" text:style-name="Internet_20_link" text:visited-style-name="Visited_20_Internet_20_Link">_</text:a><text:alphabetical-index-mark-start text:id="IMark96247928"/><text:alphabetical-index-mark-start text:id="IMark101174712"/><text:alphabetical-index-mark-start text:id="IMark95710088"/><text:alphabetical-index-mark-start text:id="IMark104129656"/><text:alphabetical-index-mark-start text:id="IMark95879400"/><text:a xlink:type="simple" xlink:href="https://en.wikipedia.org/wiki/Expert_system" text:style-name="Internet_20_link" text:visited-style-name="Visited_20_Internet_20_Link">system</text:a><text:alphabetical-index-mark-end text:id="IMark95879400"/><text:alphabetical-index-mark-end text:id="IMark104129656"/><text:alphabetical-index-mark-end text:id="IMark95710088"/><text:alphabetical-index-mark-end text:id="IMark101174712"/><text:alphabetical-index-mark-end text:id="IMark96247928"/><text:span text:style-name="T260"> [Accessed 31 Aug. 2019].</text:span></text:p>
      <text:p text:style-name="Text_20_body"/>
      <text:p text:style-name="Text_20_body"><text:span text:style-name="T275">6.5.</text:span><text:span text:style-name="T267"> </text:span><text:bookmark text:name="js-reference-string-2"/><text:span text:style-name="T260">En.wikipedia.org. (2019). </text:span><text:alphabetical-index-mark-start text:id="IMark93844136"/><text:alphabetical-index-mark-start text:id="IMark95095960"/><text:alphabetical-index-mark-start text:id="IMark82513208"/><text:alphabetical-index-mark-start text:id="IMark101173928"/><text:alphabetical-index-mark-start text:id="IMark101977944"/><text:span text:style-name="T277">Homoiconic</text:span><text:alphabetical-index-mark-end text:id="IMark101977944"/><text:alphabetical-index-mark-end text:id="IMark101173928"/><text:alphabetical-index-mark-end text:id="IMark82513208"/><text:alphabetical-index-mark-end text:id="IMark95095960"/><text:alphabetical-index-mark-end text:id="IMark93844136"/><text:span text:style-name="T277">ity</text:span><text:span text:style-name="T260">. [</text:span><text:alphabetical-index-mark-start text:id="IMark82681544"/><text:alphabetical-index-mark-start text:id="IMark100558248"/><text:span text:style-name="T260">online</text:span><text:alphabetical-index-mark-end text:id="IMark100558248"/><text:alphabetical-index-mark-end text:id="IMark82681544"/><text:span text:style-name="T260">] Available at: </text:span><text:a xlink:type="simple" xlink:href="https://en.wikipedia.org/wiki/Homoiconicity" text:style-name="Internet_20_link" text:visited-style-name="Visited_20_Internet_20_Link">https://en.wikipedia.org/wiki/</text:a><text:alphabetical-index-mark-start text:id="IMark97467720"/><text:alphabetical-index-mark-start text:id="IMark103091512"/><text:alphabetical-index-mark-start text:id="IMark90742728"/><text:alphabetical-index-mark-start text:id="IMark83996360"/><text:alphabetical-index-mark-start text:id="IMark100655928"/><text:a xlink:type="simple" xlink:href="https://en.wikipedia.org/wiki/Homoiconicity" text:style-name="Internet_20_link" text:visited-style-name="Visited_20_Internet_20_Link">Homoiconic</text:a><text:alphabetical-index-mark-end text:id="IMark100655928"/><text:alphabetical-index-mark-end text:id="IMark83996360"/><text:alphabetical-index-mark-end text:id="IMark90742728"/><text:alphabetical-index-mark-end text:id="IMark103091512"/><text:alphabetical-index-mark-end text:id="IMark97467720"/><text:a xlink:type="simple" xlink:href="https://en.wikipedia.org/wiki/Homoiconicity" text:style-name="Internet_20_link" text:visited-style-name="Visited_20_Internet_20_Link">ity</text:a><text:span text:style-name="T260"> [Accessed 31 Aug. 2019].</text:span></text:p>
      <text:p text:style-name="Text_20_body"/>
      <text:p text:style-name="Text_20_body"><text:span text:style-name="T276">6.6.</text:span><text:span text:style-name="T264"> En.wikipedia.org. (2019). </text:span><text:alphabetical-index-mark-start text:id="IMark89747000"/><text:alphabetical-index-mark-start text:id="IMark105095272"/><text:alphabetical-index-mark-start text:id="IMark103695752"/><text:alphabetical-index-mark-start text:id="IMark95196408"/><text:alphabetical-index-mark-start text:id="IMark92517144"/><text:span text:style-name="T264">Rule</text:span><text:alphabetical-index-mark-end text:id="IMark92517144"/><text:alphabetical-index-mark-end text:id="IMark95196408"/><text:alphabetical-index-mark-end text:id="IMark103695752"/><text:alphabetical-index-mark-end text:id="IMark105095272"/><text:alphabetical-index-mark-end text:id="IMark89747000"/><text:span text:style-name="T264">-</text:span><text:alphabetical-index-mark-start text:id="IMark81191544"/><text:alphabetical-index-mark-start text:id="IMark92644712"/><text:alphabetical-index-mark-start text:id="IMark102154616"/><text:alphabetical-index-mark-start text:id="IMark97624648"/><text:span text:style-name="T264">base</text:span><text:alphabetical-index-mark-end text:id="IMark97624648"/><text:alphabetical-index-mark-end text:id="IMark102154616"/><text:alphabetical-index-mark-end text:id="IMark92644712"/><text:alphabetical-index-mark-end text:id="IMark81191544"/><text:span text:style-name="T264">d </text:span><text:alphabetical-index-mark-start text:id="IMark68171272"/><text:alphabetical-index-mark-start text:id="IMark100939736"/><text:alphabetical-index-mark-start text:id="IMark102517656"/><text:alphabetical-index-mark-start text:id="IMark91247432"/><text:alphabetical-index-mark-start text:id="IMark90949560"/><text:span text:style-name="T264">machine</text:span><text:alphabetical-index-mark-end text:id="IMark90949560"/><text:alphabetical-index-mark-end text:id="IMark91247432"/><text:alphabetical-index-mark-end text:id="IMark102517656"/><text:alphabetical-index-mark-end text:id="IMark100939736"/><text:alphabetical-index-mark-end text:id="IMark68171272"/><text:span text:style-name="T264"> </text:span><text:alphabetical-index-mark-start text:id="IMark80660120"/><text:alphabetical-index-mark-start text:id="IMark99538600"/><text:alphabetical-index-mark-start text:id="IMark82206552"/><text:alphabetical-index-mark-start text:id="IMark96852360"/><text:span text:style-name="T264">learn</text:span><text:alphabetical-index-mark-end text:id="IMark96852360"/><text:alphabetical-index-mark-end text:id="IMark82206552"/><text:alphabetical-index-mark-end text:id="IMark99538600"/><text:alphabetical-index-mark-end text:id="IMark80660120"/><text:span text:style-name="T264">ing. [</text:span><text:alphabetical-index-mark-start text:id="IMark81823256"/><text:alphabetical-index-mark-start text:id="IMark101998888"/><text:span text:style-name="T264">online</text:span><text:alphabetical-index-mark-end text:id="IMark101998888"/><text:alphabetical-index-mark-end text:id="IMark81823256"/><text:span text:style-name="T264">] Available at: </text:span><text:a xlink:type="simple" xlink:href="https://en.wikipedia.org/wiki/Rule-based_machine_learning" text:style-name="Internet_20_link" text:visited-style-name="Visited_20_Internet_20_Link">https://en.wikipedia.org/wiki/</text:a><text:alphabetical-index-mark-start text:id="IMark81711288"/><text:alphabetical-index-mark-start text:id="IMark104722488"/><text:alphabetical-index-mark-start text:id="IMark93402648"/><text:alphabetical-index-mark-start text:id="IMark93767144"/><text:alphabetical-index-mark-start text:id="IMark89826136"/><text:a xlink:type="simple" xlink:href="https://en.wikipedia.org/wiki/Rule-based_machine_learning" text:style-name="Internet_20_link" text:visited-style-name="Visited_20_Internet_20_Link">Rule</text:a><text:alphabetical-index-mark-end text:id="IMark89826136"/><text:alphabetical-index-mark-end text:id="IMark93767144"/><text:alphabetical-index-mark-end text:id="IMark93402648"/><text:alphabetical-index-mark-end text:id="IMark104722488"/><text:alphabetical-index-mark-end text:id="IMark81711288"/><text:a xlink:type="simple" xlink:href="https://en.wikipedia.org/wiki/Rule-based_machine_learning" text:style-name="Internet_20_link" text:visited-style-name="Visited_20_Internet_20_Link">-</text:a><text:alphabetical-index-mark-start text:id="IMark77987448"/><text:alphabetical-index-mark-start text:id="IMark91056456"/><text:alphabetical-index-mark-start text:id="IMark105149896"/><text:alphabetical-index-mark-start text:id="IMark80061400"/><text:a xlink:type="simple" xlink:href="https://en.wikipedia.org/wiki/Rule-based_machine_learning" text:style-name="Internet_20_link" text:visited-style-name="Visited_20_Internet_20_Link">base</text:a><text:alphabetical-index-mark-end text:id="IMark80061400"/><text:alphabetical-index-mark-end text:id="IMark105149896"/><text:alphabetical-index-mark-end text:id="IMark91056456"/><text:alphabetical-index-mark-end text:id="IMark77987448"/><text:a xlink:type="simple" xlink:href="https://en.wikipedia.org/wiki/Rule-based_machine_learning" text:style-name="Internet_20_link" text:visited-style-name="Visited_20_Internet_20_Link">d_</text:a><text:alphabetical-index-mark-start text:id="IMark90587368"/><text:alphabetical-index-mark-start text:id="IMark95273720"/><text:alphabetical-index-mark-start text:id="IMark105070648"/><text:alphabetical-index-mark-start text:id="IMark80199176"/><text:alphabetical-index-mark-start text:id="IMark96405640"/><text:a xlink:type="simple" xlink:href="https://en.wikipedia.org/wiki/Rule-based_machine_learning" text:style-name="Internet_20_link" text:visited-style-name="Visited_20_Internet_20_Link">machine</text:a><text:alphabetical-index-mark-end text:id="IMark96405640"/><text:alphabetical-index-mark-end text:id="IMark80199176"/><text:alphabetical-index-mark-end text:id="IMark105070648"/><text:alphabetical-index-mark-end text:id="IMark95273720"/><text:alphabetical-index-mark-end text:id="IMark90587368"/><text:a xlink:type="simple" xlink:href="https://en.wikipedia.org/wiki/Rule-based_machine_learning" text:style-name="Internet_20_link" text:visited-style-name="Visited_20_Internet_20_Link">_</text:a><text:alphabetical-index-mark-start text:id="IMark68871944"/><text:alphabetical-index-mark-start text:id="IMark45029176"/><text:alphabetical-index-mark-start text:id="IMark103234296"/><text:alphabetical-index-mark-start text:id="IMark83190600"/><text:a xlink:type="simple" xlink:href="https://en.wikipedia.org/wiki/Rule-based_machine_learning" text:style-name="Internet_20_link" text:visited-style-name="Visited_20_Internet_20_Link">learn</text:a><text:alphabetical-index-mark-end text:id="IMark83190600"/><text:alphabetical-index-mark-end text:id="IMark103234296"/><text:alphabetical-index-mark-end text:id="IMark45029176"/><text:alphabetical-index-mark-end text:id="IMark68871944"/><text:a xlink:type="simple" xlink:href="https://en.wikipedia.org/wiki/Rule-based_machine_learning" text:style-name="Internet_20_link" text:visited-style-name="Visited_20_Internet_20_Link">ing</text:a><text:span text:style-name="T264"> [Accessed 31 Aug. 2019].</text:span></text:p>
      <text:p text:style-name="Text_20_body"/>
      <text:p text:style-name="Text_20_body"><text:span text:style-name="T275">6.7.</text:span><text:span text:style-name="T268"> </text:span><text:bookmark text:name="js-reference-string-7"/><text:span text:style-name="T260">En.wikipedia.org. (2019). </text:span><text:span text:style-name="T277">Self-modifying </text:span><text:alphabetical-index-mark-start text:id="IMark101253160"/><text:alphabetical-index-mark-start text:id="IMark90053992"/><text:alphabetical-index-mark-start text:id="IMark104833240"/><text:span text:style-name="T277">code</text:span><text:alphabetical-index-mark-end text:id="IMark104833240"/><text:alphabetical-index-mark-end text:id="IMark90053992"/><text:alphabetical-index-mark-end text:id="IMark101253160"/><text:span text:style-name="T260">. [</text:span><text:alphabetical-index-mark-start text:id="IMark60650392"/><text:alphabetical-index-mark-start text:id="IMark80913704"/><text:span text:style-name="T260">online</text:span><text:alphabetical-index-mark-end text:id="IMark80913704"/><text:alphabetical-index-mark-end text:id="IMark60650392"/><text:span text:style-name="T260">] Available at: </text:span><text:a xlink:type="simple" xlink:href="https://en.wikipedia.org/wiki/Self-modifying_code" text:style-name="Internet_20_link" text:visited-style-name="Visited_20_Internet_20_Link">https://en.wikipedia.org/wiki/Self-modifying_</text:a><text:alphabetical-index-mark-start text:id="IMark91071912"/><text:alphabetical-index-mark-start text:id="IMark101582600"/><text:alphabetical-index-mark-start text:id="IMark103226648"/><text:a xlink:type="simple" xlink:href="https://en.wikipedia.org/wiki/Self-modifying_code" text:style-name="Internet_20_link" text:visited-style-name="Visited_20_Internet_20_Link">code</text:a><text:alphabetical-index-mark-end text:id="IMark103226648"/><text:alphabetical-index-mark-end text:id="IMark101582600"/><text:alphabetical-index-mark-end text:id="IMark91071912"/><text:span text:style-name="T260"> [Accessed 1 Sep. 2019].</text:span></text:p>
      <text:p text:style-name="Text_20_body"/>
      <text:p text:style-name="Text_20_body"><text:span text:style-name="T272">6.8.</text:span><text:span text:style-name="T260"> </text:span><text:span text:style-name="T261">Friedman, R. et al (2019). Home - </text:span><text:alphabetical-index-mark-start text:id="IMark104724360"/><text:alphabetical-index-mark-start text:id="IMark80479256"/><text:alphabetical-index-mark-start text:id="IMark93328456"/><text:alphabetical-index-mark-start text:id="IMark92798568"/><text:alphabetical-index-mark-start text:id="IMark80096616"/><text:span text:style-name="T261">OpenMP</text:span><text:alphabetical-index-mark-end text:id="IMark80096616"/><text:alphabetical-index-mark-end text:id="IMark92798568"/><text:alphabetical-index-mark-end text:id="IMark93328456"/><text:alphabetical-index-mark-end text:id="IMark80479256"/><text:alphabetical-index-mark-end text:id="IMark104724360"/><text:span text:style-name="T261">. [</text:span><text:alphabetical-index-mark-start text:id="IMark53006712"/><text:alphabetical-index-mark-start text:id="IMark106594744"/><text:span text:style-name="T261">online</text:span><text:alphabetical-index-mark-end text:id="IMark106594744"/><text:alphabetical-index-mark-end text:id="IMark53006712"/><text:span text:style-name="T261">] </text:span><text:alphabetical-index-mark-start text:id="IMark92356024"/><text:alphabetical-index-mark-start text:id="IMark92245144"/><text:alphabetical-index-mark-start text:id="IMark92756136"/><text:alphabetical-index-mark-start text:id="IMark104786232"/><text:alphabetical-index-mark-start text:id="IMark90086312"/><text:span text:style-name="T261">OpenMP</text:span><text:alphabetical-index-mark-end text:id="IMark90086312"/><text:alphabetical-index-mark-end text:id="IMark104786232"/><text:alphabetical-index-mark-end text:id="IMark92756136"/><text:alphabetical-index-mark-end text:id="IMark92245144"/><text:alphabetical-index-mark-end text:id="IMark92356024"/><text:span text:style-name="T261">. Available at: </text:span><text:a xlink:type="simple" xlink:href="https://www.openmp.org/" text:style-name="Internet_20_link" text:visited-style-name="Visited_20_Internet_20_Link">https://www.</text:a><text:alphabetical-index-mark-start text:id="IMark95995224"/><text:alphabetical-index-mark-start text:id="IMark103093864"/><text:alphabetical-index-mark-start text:id="IMark44856968"/><text:alphabetical-index-mark-start text:id="IMark104702392"/><text:alphabetical-index-mark-start text:id="IMark78784472"/><text:a xlink:type="simple" xlink:href="https://www.openmp.org/" text:style-name="Internet_20_link" text:visited-style-name="Visited_20_Internet_20_Link">openmp</text:a><text:alphabetical-index-mark-end text:id="IMark78784472"/><text:alphabetical-index-mark-end text:id="IMark104702392"/><text:alphabetical-index-mark-end text:id="IMark44856968"/><text:alphabetical-index-mark-end text:id="IMark103093864"/><text:alphabetical-index-mark-end text:id="IMark95995224"/><text:a xlink:type="simple" xlink:href="https://www.openmp.org/" text:style-name="Internet_20_link" text:visited-style-name="Visited_20_Internet_20_Link">.org/</text:a><text:span text:style-name="T261"> [Accessed 31 Aug. 2019].</text:span></text:p>
      <text:p text:style-name="Text_20_body"/>
      <text:p text:style-name="Text_20_body"><text:span text:style-name="T275">6.9.</text:span><text:span text:style-name="T260"> </text:span><text:span text:style-name="T262">Kelechava, B. (2018). The </text:span><text:alphabetical-index-mark-start text:id="IMark103303144"/><text:alphabetical-index-mark-start text:id="IMark96078040"/><text:alphabetical-index-mark-start text:id="IMark80404584"/><text:alphabetical-index-mark-start text:id="IMark95664712"/><text:alphabetical-index-mark-start text:id="IMark44782968"/><text:span text:style-name="T262">SQL</text:span><text:alphabetical-index-mark-end text:id="IMark44782968"/><text:alphabetical-index-mark-end text:id="IMark95664712"/><text:alphabetical-index-mark-end text:id="IMark80404584"/><text:alphabetical-index-mark-end text:id="IMark96078040"/><text:alphabetical-index-mark-end text:id="IMark103303144"/><text:span text:style-name="T262"> </text:span><text:alphabetical-index-mark-start text:id="IMark78286696"/><text:alphabetical-index-mark-start text:id="IMark100320264"/><text:alphabetical-index-mark-start text:id="IMark90626552"/><text:alphabetical-index-mark-start text:id="IMark99678568"/><text:alphabetical-index-mark-start text:id="IMark101581816"/><text:span text:style-name="T262">Standard</text:span><text:alphabetical-index-mark-end text:id="IMark101581816"/><text:alphabetical-index-mark-end text:id="IMark99678568"/><text:alphabetical-index-mark-end text:id="IMark90626552"/><text:alphabetical-index-mark-end text:id="IMark100320264"/><text:alphabetical-index-mark-end text:id="IMark78286696"/><text:span text:style-name="T262"> - </text:span><text:alphabetical-index-mark-start text:id="IMark105069864"/><text:alphabetical-index-mark-start text:id="IMark92932744"/><text:alphabetical-index-mark-start text:id="IMark99501096"/><text:alphabetical-index-mark-start text:id="IMark90938296"/><text:alphabetical-index-mark-start text:id="IMark91200696"/><text:span text:style-name="T262">ISO</text:span><text:alphabetical-index-mark-end text:id="IMark91200696"/><text:alphabetical-index-mark-end text:id="IMark90938296"/><text:alphabetical-index-mark-end text:id="IMark99501096"/><text:alphabetical-index-mark-end text:id="IMark92932744"/><text:alphabetical-index-mark-end text:id="IMark105069864"/><text:span text:style-name="T262">/</text:span><text:alphabetical-index-mark-start text:id="IMark96914168"/><text:alphabetical-index-mark-start text:id="IMark98023496"/><text:alphabetical-index-mark-start text:id="IMark82052744"/><text:alphabetical-index-mark-start text:id="IMark97788536"/><text:alphabetical-index-mark-start text:id="IMark98862568"/><text:span text:style-name="T262">IEC</text:span><text:alphabetical-index-mark-end text:id="IMark98862568"/><text:alphabetical-index-mark-end text:id="IMark97788536"/><text:alphabetical-index-mark-end text:id="IMark82052744"/><text:alphabetical-index-mark-end text:id="IMark98023496"/><text:alphabetical-index-mark-end text:id="IMark96914168"/><text:span text:style-name="T262"> 9075:2016 - </text:span><text:alphabetical-index-mark-start text:id="IMark92799352"/><text:alphabetical-index-mark-start text:id="IMark77296472"/><text:alphabetical-index-mark-start text:id="IMark104922840"/><text:alphabetical-index-mark-start text:id="IMark89825352"/><text:alphabetical-index-mark-start text:id="IMark93752392"/><text:span text:style-name="T262">ANSI</text:span><text:alphabetical-index-mark-end text:id="IMark93752392"/><text:alphabetical-index-mark-end text:id="IMark89825352"/><text:alphabetical-index-mark-end text:id="IMark104922840"/><text:alphabetical-index-mark-end text:id="IMark77296472"/><text:alphabetical-index-mark-end text:id="IMark92799352"/><text:span text:style-name="T262"> Blog. [</text:span><text:alphabetical-index-mark-start text:id="IMark79252440"/><text:alphabetical-index-mark-start text:id="IMark103231944"/><text:span text:style-name="T262">online</text:span><text:alphabetical-index-mark-end text:id="IMark103231944"/><text:alphabetical-index-mark-end text:id="IMark79252440"/><text:span text:style-name="T262">] The </text:span><text:alphabetical-index-mark-start text:id="IMark100082904"/><text:alphabetical-index-mark-start text:id="IMark98632360"/><text:alphabetical-index-mark-start text:id="IMark90931224"/><text:alphabetical-index-mark-start text:id="IMark96860088"/><text:alphabetical-index-mark-start text:id="IMark96987128"/><text:span text:style-name="T262">ANSI</text:span><text:alphabetical-index-mark-end text:id="IMark96987128"/><text:alphabetical-index-mark-end text:id="IMark96860088"/><text:alphabetical-index-mark-end text:id="IMark90931224"/><text:alphabetical-index-mark-end text:id="IMark98632360"/><text:alphabetical-index-mark-end text:id="IMark100082904"/><text:span text:style-name="T262"> Blog. Available at: </text:span><text:a xlink:type="simple" xlink:href="https://blog.ansi.org/2018/10/sql-standard-iso-iec-9075-2016-ansi-x3-135/" text:style-name="Internet_20_link" text:visited-style-name="Visited_20_Internet_20_Link">https://blog.ansi.org/2018/10/sql-</text:a><text:alphabetical-index-mark-start text:id="IMark91817000"/><text:alphabetical-index-mark-start text:id="IMark99369752"/><text:alphabetical-index-mark-start text:id="IMark92354456"/><text:alphabetical-index-mark-start text:id="IMark100280872"/><text:alphabetical-index-mark-start text:id="IMark92571336"/><text:a xlink:type="simple" xlink:href="https://blog.ansi.org/2018/10/sql-standard-iso-iec-9075-2016-ansi-x3-135/" text:style-name="Internet_20_link" text:visited-style-name="Visited_20_Internet_20_Link">standard</text:a><text:alphabetical-index-mark-end text:id="IMark92571336"/><text:alphabetical-index-mark-end text:id="IMark100280872"/><text:alphabetical-index-mark-end text:id="IMark92354456"/><text:alphabetical-index-mark-end text:id="IMark99369752"/><text:alphabetical-index-mark-end text:id="IMark91817000"/><text:a xlink:type="simple" xlink:href="https://blog.ansi.org/2018/10/sql-standard-iso-iec-9075-2016-ansi-x3-135/" text:style-name="Internet_20_link" text:visited-style-name="Visited_20_Internet_20_Link">-iso-iec-9075-2016-ansi-x3-135/</text:a><text:span text:style-name="T262"> [Accessed 31 Aug. 2019].</text:span></text:p>
      <text:p text:style-name="Text_20_body"/>
      <text:p text:style-name="Text_20_body"><text:span text:style-name="T1">6.10.</text:span> <text:alphabetical-index-mark-start text:id="IMark100071464"/><text:alphabetical-index-mark-start text:id="IMark93210008"/><text:alphabetical-index-mark-start text:id="IMark99666776"/><text:alphabetical-index-mark-start text:id="IMark90515160"/><text:alphabetical-index-mark-start text:id="IMark80833656"/><text:alphabetical-index-mark-start text:id="IMark77936744"/><text:alphabetical-index-mark-start text:id="IMark79369064"/><text:alphabetical-index-mark-start text:id="IMark100127384"/><text:alphabetical-index-mark-start text:id="IMark98716472"/><text:alphabetical-index-mark-start text:id="IMark102672296"/>Celestia<text:alphabetical-index-mark-end text:id="IMark102672296"/><text:alphabetical-index-mark-end text:id="IMark98716472"/><text:alphabetical-index-mark-end text:id="IMark100127384"/><text:alphabetical-index-mark-end text:id="IMark79369064"/><text:alphabetical-index-mark-end text:id="IMark77936744"/><text:alphabetical-index-mark-end text:id="IMark80833656"/><text:alphabetical-index-mark-end text:id="IMark90515160"/><text:alphabetical-index-mark-end text:id="IMark99666776"/><text:alphabetical-index-mark-end text:id="IMark93210008"/><text:alphabetical-index-mark-end text:id="IMark100071464"/> <text:alphabetical-index-mark-start text:id="IMark81487688"/><text:alphabetical-index-mark-start text:id="IMark100751544"/>Development<text:alphabetical-index-mark-end text:id="IMark100751544"/><text:alphabetical-index-mark-end text:id="IMark81487688"/> Team (2001). <text:alphabetical-index-mark-start text:id="IMark80674232"/><text:alphabetical-index-mark-start text:id="IMark97183576"/><text:alphabetical-index-mark-start text:id="IMark91299096"/><text:alphabetical-index-mark-start text:id="IMark96200408"/><text:alphabetical-index-mark-start text:id="IMark104210840"/><text:alphabetical-index-mark-start text:id="IMark102918520"/><text:alphabetical-index-mark-start text:id="IMark99742440"/><text:alphabetical-index-mark-start text:id="IMark99696936"/><text:alphabetical-index-mark-start text:id="IMark82618344"/><text:alphabetical-index-mark-start text:id="IMark96424136"/>Celestia<text:alphabetical-index-mark-end text:id="IMark96424136"/><text:alphabetical-index-mark-end text:id="IMark82618344"/><text:alphabetical-index-mark-end text:id="IMark99696936"/><text:alphabetical-index-mark-end text:id="IMark99742440"/><text:alphabetical-index-mark-end text:id="IMark102918520"/><text:alphabetical-index-mark-end text:id="IMark104210840"/><text:alphabetical-index-mark-end text:id="IMark96200408"/><text:alphabetical-index-mark-end text:id="IMark91299096"/><text:alphabetical-index-mark-end text:id="IMark97183576"/><text:alphabetical-index-mark-end text:id="IMark80674232"/>: Home. [<text:alphabetical-index-mark-start text:id="IMark105219864"/><text:alphabetical-index-mark-start text:id="IMark80646152"/>online<text:alphabetical-index-mark-end text:id="IMark80646152"/><text:alphabetical-index-mark-end text:id="IMark105219864"/>] <text:alphabetical-index-mark-start text:id="IMark44897560"/><text:alphabetical-index-mark-start text:id="IMark82600440"/><text:alphabetical-index-mark-start text:id="IMark89971800"/><text:alphabetical-index-mark-start text:id="IMark95340680"/><text:alphabetical-index-mark-start text:id="IMark104920488"/><text:alphabetical-index-mark-start text:id="IMark79892024"/><text:alphabetical-index-mark-start text:id="IMark101940760"/><text:alphabetical-index-mark-start text:id="IMark96142120"/><text:alphabetical-index-mark-start text:id="IMark96047800"/><text:alphabetical-index-mark-start text:id="IMark105279976"/>Celestia<text:alphabetical-index-mark-end text:id="IMark105279976"/><text:alphabetical-index-mark-end text:id="IMark96047800"/><text:alphabetical-index-mark-end text:id="IMark96142120"/><text:alphabetical-index-mark-end text:id="IMark101940760"/><text:alphabetical-index-mark-end text:id="IMark79892024"/><text:alphabetical-index-mark-end text:id="IMark104920488"/><text:alphabetical-index-mark-end text:id="IMark95340680"/><text:alphabetical-index-mark-end text:id="IMark89971800"/><text:alphabetical-index-mark-end text:id="IMark82600440"/><text:alphabetical-index-mark-end text:id="IMark44897560"/>.<text:alphabetical-index-mark-start text:id="IMark95731928"/><text:alphabetical-index-mark-start text:id="IMark99906216"/><text:alphabetical-index-mark-start text:id="IMark95563192"/><text:alphabetical-index-mark-start text:id="IMark89979000"/><text:alphabetical-index-mark-start text:id="IMark105211352"/>space<text:alphabetical-index-mark-end text:id="IMark105211352"/><text:alphabetical-index-mark-end text:id="IMark89979000"/><text:alphabetical-index-mark-end text:id="IMark95563192"/><text:alphabetical-index-mark-end text:id="IMark99906216"/><text:alphabetical-index-mark-end text:id="IMark95731928"/>. Available at: <text:a xlink:type="simple" xlink:href="https://celestia.space/" text:style-name="Internet_20_link" text:visited-style-name="Visited_20_Internet_20_Link">https://</text:a><text:alphabetical-index-mark-start text:id="IMark105298184"/><text:alphabetical-index-mark-start text:id="IMark105287704"/><text:alphabetical-index-mark-start text:id="IMark104768536"/><text:alphabetical-index-mark-start text:id="IMark104045704"/><text:alphabetical-index-mark-start text:id="IMark96243224"/><text:alphabetical-index-mark-start text:id="IMark98890872"/><text:alphabetical-index-mark-start text:id="IMark93764472"/><text:alphabetical-index-mark-start text:id="IMark82522376"/><text:alphabetical-index-mark-start text:id="IMark96365592"/><text:alphabetical-index-mark-start text:id="IMark97047608"/><text:a xlink:type="simple" xlink:href="https://celestia.space/" text:style-name="Internet_20_link" text:visited-style-name="Visited_20_Internet_20_Link">celestia</text:a><text:alphabetical-index-mark-end text:id="IMark97047608"/><text:alphabetical-index-mark-end text:id="IMark96365592"/><text:alphabetical-index-mark-end text:id="IMark82522376"/><text:alphabetical-index-mark-end text:id="IMark93764472"/><text:alphabetical-index-mark-end text:id="IMark98890872"/><text:alphabetical-index-mark-end text:id="IMark96243224"/><text:alphabetical-index-mark-end text:id="IMark104045704"/><text:alphabetical-index-mark-end text:id="IMark104768536"/><text:alphabetical-index-mark-end text:id="IMark105287704"/><text:alphabetical-index-mark-end text:id="IMark105298184"/><text:a xlink:type="simple" xlink:href="https://celestia.space/" text:style-name="Internet_20_link" text:visited-style-name="Visited_20_Internet_20_Link">.</text:a><text:alphabetical-index-mark-start text:id="IMark44823832"/><text:alphabetical-index-mark-start text:id="IMark77928232"/><text:alphabetical-index-mark-start text:id="IMark104900184"/><text:alphabetical-index-mark-start text:id="IMark90807560"/><text:alphabetical-index-mark-start text:id="IMark98867928"/><text:a xlink:type="simple" xlink:href="https://celestia.space/" text:style-name="Internet_20_link" text:visited-style-name="Visited_20_Internet_20_Link">space</text:a><text:alphabetical-index-mark-end text:id="IMark98867928"/><text:alphabetical-index-mark-end text:id="IMark90807560"/><text:alphabetical-index-mark-end text:id="IMark104900184"/><text:alphabetical-index-mark-end text:id="IMark77928232"/><text:alphabetical-index-mark-end text:id="IMark44823832"/><text:a xlink:type="simple" xlink:href="https://celestia.space/" text:style-name="Internet_20_link" text:visited-style-name="Visited_20_Internet_20_Link">/</text:a> [Accessed 4 Sep. 2019].</text:p>
      <text:p text:style-name="Text_20_body"/>
      <text:p text:style-name="Text_20_body"><text:soft-page-break/><text:span text:style-name="T1">6.11.</text:span> <text:alphabetical-index-mark-start text:id="IMark95464344"/><text:alphabetical-index-mark-start text:id="IMark80621032"/><text:alphabetical-index-mark-start text:id="IMark96947832"/><text:alphabetical-index-mark-start text:id="IMark96242440"/><text:alphabetical-index-mark-start text:id="IMark67384216"/>Cosmos<text:alphabetical-index-mark-end text:id="IMark67384216"/><text:alphabetical-index-mark-end text:id="IMark96242440"/><text:alphabetical-index-mark-end text:id="IMark96947832"/><text:alphabetical-index-mark-end text:id="IMark80621032"/><text:alphabetical-index-mark-end text:id="IMark95464344"/>.esa.int. (1997). <text:alphabetical-index-mark-start text:id="IMark104874120"/><text:alphabetical-index-mark-start text:id="IMark96392472"/><text:alphabetical-index-mark-start text:id="IMark90809912"/><text:alphabetical-index-mark-start text:id="IMark81542424"/><text:alphabetical-index-mark-start text:id="IMark97211080"/>Catalog<text:alphabetical-index-mark-end text:id="IMark97211080"/><text:alphabetical-index-mark-end text:id="IMark81542424"/><text:alphabetical-index-mark-end text:id="IMark90809912"/><text:alphabetical-index-mark-end text:id="IMark96392472"/><text:alphabetical-index-mark-end text:id="IMark104874120"/>ues - <text:alphabetical-index-mark-start text:id="IMark104373992"/><text:alphabetical-index-mark-start text:id="IMark105288488"/><text:alphabetical-index-mark-start text:id="IMark80817512"/><text:alphabetical-index-mark-start text:id="IMark95252776"/><text:alphabetical-index-mark-start text:id="IMark84066504"/>Hipparcos<text:alphabetical-index-mark-end text:id="IMark84066504"/><text:alphabetical-index-mark-end text:id="IMark95252776"/><text:alphabetical-index-mark-end text:id="IMark80817512"/><text:alphabetical-index-mark-end text:id="IMark105288488"/><text:alphabetical-index-mark-end text:id="IMark104373992"/> - <text:alphabetical-index-mark-start text:id="IMark81291064"/><text:alphabetical-index-mark-start text:id="IMark81700136"/><text:alphabetical-index-mark-start text:id="IMark94201816"/><text:alphabetical-index-mark-start text:id="IMark105227592"/><text:alphabetical-index-mark-start text:id="IMark96908536"/>Cosmos<text:alphabetical-index-mark-end text:id="IMark96908536"/><text:alphabetical-index-mark-end text:id="IMark105227592"/><text:alphabetical-index-mark-end text:id="IMark94201816"/><text:alphabetical-index-mark-end text:id="IMark81700136"/><text:alphabetical-index-mark-end text:id="IMark81291064"/>. [<text:alphabetical-index-mark-start text:id="IMark97100664"/><text:alphabetical-index-mark-start text:id="IMark97050488"/>online<text:alphabetical-index-mark-end text:id="IMark97050488"/><text:alphabetical-index-mark-end text:id="IMark97100664"/>] Available at: <text:a xlink:type="simple" xlink:href="https://www.cosmos.esa.int/web/hipparcos/catalogues" text:style-name="Internet_20_link" text:visited-style-name="Visited_20_Internet_20_Link">https://www.</text:a><text:alphabetical-index-mark-start text:id="IMark81507864"/><text:alphabetical-index-mark-start text:id="IMark97204008"/><text:alphabetical-index-mark-start text:id="IMark82240984"/><text:alphabetical-index-mark-start text:id="IMark105169928"/><text:alphabetical-index-mark-start text:id="IMark98806408"/><text:a xlink:type="simple" xlink:href="https://www.cosmos.esa.int/web/hipparcos/catalogues" text:style-name="Internet_20_link" text:visited-style-name="Visited_20_Internet_20_Link">cosmos</text:a><text:alphabetical-index-mark-end text:id="IMark98806408"/><text:alphabetical-index-mark-end text:id="IMark105169928"/><text:alphabetical-index-mark-end text:id="IMark82240984"/><text:alphabetical-index-mark-end text:id="IMark97204008"/><text:alphabetical-index-mark-end text:id="IMark81507864"/><text:a xlink:type="simple" xlink:href="https://www.cosmos.esa.int/web/hipparcos/catalogues" text:style-name="Internet_20_link" text:visited-style-name="Visited_20_Internet_20_Link">.esa.int/web/</text:a><text:alphabetical-index-mark-start text:id="IMark99985864"/><text:alphabetical-index-mark-start text:id="IMark95341464"/><text:alphabetical-index-mark-start text:id="IMark102295960"/><text:alphabetical-index-mark-start text:id="IMark98496840"/><text:alphabetical-index-mark-start text:id="IMark100151336"/><text:a xlink:type="simple" xlink:href="https://www.cosmos.esa.int/web/hipparcos/catalogues" text:style-name="Internet_20_link" text:visited-style-name="Visited_20_Internet_20_Link">hipparcos</text:a><text:alphabetical-index-mark-end text:id="IMark100151336"/><text:alphabetical-index-mark-end text:id="IMark98496840"/><text:alphabetical-index-mark-end text:id="IMark102295960"/><text:alphabetical-index-mark-end text:id="IMark95341464"/><text:alphabetical-index-mark-end text:id="IMark99985864"/><text:a xlink:type="simple" xlink:href="https://www.cosmos.esa.int/web/hipparcos/catalogues" text:style-name="Internet_20_link" text:visited-style-name="Visited_20_Internet_20_Link">/</text:a><text:alphabetical-index-mark-start text:id="IMark105219080"/><text:alphabetical-index-mark-start text:id="IMark91045000"/><text:alphabetical-index-mark-start text:id="IMark68170488"/><text:alphabetical-index-mark-start text:id="IMark93750040"/><text:alphabetical-index-mark-start text:id="IMark79111192"/><text:a xlink:type="simple" xlink:href="https://www.cosmos.esa.int/web/hipparcos/catalogues" text:style-name="Internet_20_link" text:visited-style-name="Visited_20_Internet_20_Link">catalog</text:a><text:alphabetical-index-mark-end text:id="IMark79111192"/><text:alphabetical-index-mark-end text:id="IMark93750040"/><text:alphabetical-index-mark-end text:id="IMark68170488"/><text:alphabetical-index-mark-end text:id="IMark91045000"/><text:alphabetical-index-mark-end text:id="IMark105219080"/><text:a xlink:type="simple" xlink:href="https://www.cosmos.esa.int/web/hipparcos/catalogues" text:style-name="Internet_20_link" text:visited-style-name="Visited_20_Internet_20_Link">ues</text:a> [Accessed 4 Sep. 2019].</text:p>
      <text:p text:style-name="Text_20_body"/>
      <text:p text:style-name="Text_20_body"><text:span text:style-name="T275">6.12.</text:span><text:span text:style-name="T270"> </text:span><text:bookmark text:name="js-reference-string-41"/><text:span text:style-name="T260">King, D. (2019). </text:span><text:alphabetical-index-mark-start text:id="IMark95024520"/><text:alphabetical-index-mark-start text:id="IMark97601144"/><text:alphabetical-index-mark-start text:id="IMark94159832"/><text:alphabetical-index-mark-start text:id="IMark100153864"/><text:alphabetical-index-mark-start text:id="IMark92313112"/><text:span text:style-name="T277">dlib</text:span><text:alphabetical-index-mark-end text:id="IMark92313112"/><text:alphabetical-index-mark-end text:id="IMark100153864"/><text:alphabetical-index-mark-end text:id="IMark94159832"/><text:alphabetical-index-mark-end text:id="IMark97601144"/><text:alphabetical-index-mark-end text:id="IMark95024520"/><text:span text:style-name="T277"> </text:span><text:alphabetical-index-mark-start text:id="IMark103326232"/><text:alphabetical-index-mark-start text:id="IMark92672984"/><text:alphabetical-index-mark-start text:id="IMark82250840"/><text:alphabetical-index-mark-start text:id="IMark43724120"/><text:alphabetical-index-mark-start text:id="IMark93735400"/><text:span text:style-name="T277">C++</text:span><text:alphabetical-index-mark-end text:id="IMark93735400"/><text:alphabetical-index-mark-end text:id="IMark43724120"/><text:alphabetical-index-mark-end text:id="IMark82250840"/><text:alphabetical-index-mark-end text:id="IMark92672984"/><text:alphabetical-index-mark-end text:id="IMark103326232"/><text:span text:style-name="T277"> </text:span><text:alphabetical-index-mark-start text:id="IMark83854472"/><text:alphabetical-index-mark-start text:id="IMark95257016"/><text:alphabetical-index-mark-start text:id="IMark104257416"/><text:alphabetical-index-mark-start text:id="IMark97505048"/><text:alphabetical-index-mark-start text:id="IMark102509752"/><text:span text:style-name="T277">Library</text:span><text:alphabetical-index-mark-end text:id="IMark102509752"/><text:alphabetical-index-mark-end text:id="IMark97505048"/><text:alphabetical-index-mark-end text:id="IMark104257416"/><text:alphabetical-index-mark-end text:id="IMark95257016"/><text:alphabetical-index-mark-end text:id="IMark83854472"/><text:span text:style-name="T260">. [</text:span><text:alphabetical-index-mark-start text:id="IMark84010488"/><text:alphabetical-index-mark-start text:id="IMark96340472"/><text:span text:style-name="T260">online</text:span><text:alphabetical-index-mark-end text:id="IMark96340472"/><text:alphabetical-index-mark-end text:id="IMark84010488"/><text:span text:style-name="T260">] </text:span><text:alphabetical-index-mark-start text:id="IMark94640200"/><text:alphabetical-index-mark-start text:id="IMark99612056"/><text:alphabetical-index-mark-start text:id="IMark97345992"/><text:alphabetical-index-mark-start text:id="IMark97674072"/><text:alphabetical-index-mark-start text:id="IMark91010760"/><text:span text:style-name="T260">Dlib</text:span><text:alphabetical-index-mark-end text:id="IMark91010760"/><text:alphabetical-index-mark-end text:id="IMark97674072"/><text:alphabetical-index-mark-end text:id="IMark97345992"/><text:alphabetical-index-mark-end text:id="IMark99612056"/><text:alphabetical-index-mark-end text:id="IMark94640200"/><text:span text:style-name="T260">.net. Available at: </text:span><text:a xlink:type="simple" xlink:href="http://dlib.net/" text:style-name="Internet_20_link" text:visited-style-name="Visited_20_Internet_20_Link">http://</text:a><text:alphabetical-index-mark-start text:id="IMark103590520"/><text:alphabetical-index-mark-start text:id="IMark94416504"/><text:alphabetical-index-mark-start text:id="IMark104711720"/><text:alphabetical-index-mark-start text:id="IMark98634072"/><text:alphabetical-index-mark-start text:id="IMark103195400"/><text:a xlink:type="simple" xlink:href="http://dlib.net/" text:style-name="Internet_20_link" text:visited-style-name="Visited_20_Internet_20_Link">dlib</text:a><text:alphabetical-index-mark-end text:id="IMark103195400"/><text:alphabetical-index-mark-end text:id="IMark98634072"/><text:alphabetical-index-mark-end text:id="IMark104711720"/><text:alphabetical-index-mark-end text:id="IMark94416504"/><text:alphabetical-index-mark-end text:id="IMark103590520"/><text:a xlink:type="simple" xlink:href="http://dlib.net/" text:style-name="Internet_20_link" text:visited-style-name="Visited_20_Internet_20_Link">.net/</text:a><text:span text:style-name="T260"> [Accessed 1 Sep. 2019].</text:span></text:p>
      <text:p text:style-name="P5"/>
      <text:p text:style-name="Text_20_body"><text:span text:style-name="T275">6.13.</text:span><text:span text:style-name="T269"> </text:span><text:bookmark text:name="js-reference-string-4"/><text:span text:style-name="T260">King, D. (20</text:span><text:span text:style-name="T269">0</text:span><text:span text:style-name="T260">9). </text:span><text:alphabetical-index-mark-start text:id="IMark104129656"/><text:alphabetical-index-mark-start text:id="IMark95879400"/><text:alphabetical-index-mark-start text:id="IMark60616728"/><text:alphabetical-index-mark-start text:id="IMark67457928"/><text:alphabetical-index-mark-start text:id="IMark94367320"/><text:span text:style-name="T277">Dlib</text:span><text:alphabetical-index-mark-end text:id="IMark94367320"/><text:alphabetical-index-mark-end text:id="IMark67457928"/><text:alphabetical-index-mark-end text:id="IMark60616728"/><text:alphabetical-index-mark-end text:id="IMark95879400"/><text:alphabetical-index-mark-end text:id="IMark104129656"/><text:span text:style-name="T277">-ml: A </text:span><text:alphabetical-index-mark-start text:id="IMark94318024"/><text:alphabetical-index-mark-start text:id="IMark80816728"/><text:alphabetical-index-mark-start text:id="IMark94484760"/><text:alphabetical-index-mark-start text:id="IMark81452984"/><text:alphabetical-index-mark-start text:id="IMark92810696"/><text:span text:style-name="T277">Machine</text:span><text:alphabetical-index-mark-end text:id="IMark92810696"/><text:alphabetical-index-mark-end text:id="IMark81452984"/><text:alphabetical-index-mark-end text:id="IMark94484760"/><text:alphabetical-index-mark-end text:id="IMark80816728"/><text:alphabetical-index-mark-end text:id="IMark94318024"/><text:span text:style-name="T277"> Learning Toolkit</text:span><text:span text:style-name="T260">. [ebook] Journal of </text:span><text:alphabetical-index-mark-start text:id="IMark100420824"/><text:alphabetical-index-mark-start text:id="IMark105141512"/><text:alphabetical-index-mark-start text:id="IMark104143048"/><text:alphabetical-index-mark-start text:id="IMark93844136"/><text:alphabetical-index-mark-start text:id="IMark95095960"/><text:span text:style-name="T260">Machine</text:span><text:alphabetical-index-mark-end text:id="IMark95095960"/><text:alphabetical-index-mark-end text:id="IMark93844136"/><text:alphabetical-index-mark-end text:id="IMark104143048"/><text:alphabetical-index-mark-end text:id="IMark105141512"/><text:alphabetical-index-mark-end text:id="IMark100420824"/><text:span text:style-name="T260"> Learning </text:span><text:alphabetical-index-mark-start text:id="IMark82513208"/><text:alphabetical-index-mark-start text:id="IMark101173928"/><text:alphabetical-index-mark-start text:id="IMark101977944"/><text:alphabetical-index-mark-start text:id="IMark60672952"/><text:span text:style-name="T260">Research</text:span><text:alphabetical-index-mark-end text:id="IMark60672952"/><text:alphabetical-index-mark-end text:id="IMark101977944"/><text:alphabetical-index-mark-end text:id="IMark101173928"/><text:alphabetical-index-mark-end text:id="IMark82513208"/><text:span text:style-name="T260"> 10, pp.1755 - 1758, 2009. Available at: </text:span><text:a xlink:type="simple" xlink:href="http://jmlr.csail.mit.edu/papers/volume10/king09a/king09a.pdf" text:style-name="Internet_20_link" text:visited-style-name="Visited_20_Internet_20_Link">http://jmlr.csail.mit.edu/papers/volume10/king09a/king09a.pdf</text:a><text:span text:style-name="T260"> [Accessed 1 Sep. 2019].</text:span></text:p>
      <text:p text:style-name="Text_20_body"/>
      <text:p text:style-name="Text_20_body"><text:span text:style-name="T274">6.14.</text:span><text:span text:style-name="T266"> </text:span><text:alphabetical-index-mark-start text:id="IMark101666120"/><text:alphabetical-index-mark-start text:id="IMark94945400"/><text:alphabetical-index-mark-start text:id="IMark80041864"/><text:alphabetical-index-mark-start text:id="IMark99404088"/><text:alphabetical-index-mark-start text:id="IMark99532984"/><text:span text:style-name="T262">Mysql</text:span><text:alphabetical-index-mark-end text:id="IMark99532984"/><text:alphabetical-index-mark-end text:id="IMark99404088"/><text:alphabetical-index-mark-end text:id="IMark80041864"/><text:alphabetical-index-mark-end text:id="IMark94945400"/><text:alphabetical-index-mark-end text:id="IMark101666120"/><text:span text:style-name="T262">.com. (2019). </text:span><text:alphabetical-index-mark-start text:id="IMark79929768"/><text:alphabetical-index-mark-start text:id="IMark96893224"/><text:alphabetical-index-mark-start text:id="IMark91153320"/><text:alphabetical-index-mark-start text:id="IMark97324632"/><text:alphabetical-index-mark-start text:id="IMark103991512"/><text:span text:style-name="T262">My</text:span><text:alphabetical-index-mark-start text:id="IMark97090712"/><text:span text:style-name="T262">SQL</text:span><text:alphabetical-index-mark-end text:id="IMark97090712"/><text:alphabetical-index-mark-end text:id="IMark103991512"/><text:alphabetical-index-mark-end text:id="IMark97324632"/><text:alphabetical-index-mark-end text:id="IMark91153320"/><text:alphabetical-index-mark-end text:id="IMark96893224"/><text:alphabetical-index-mark-end text:id="IMark79929768"/><text:span text:style-name="T262">. [</text:span><text:alphabetical-index-mark-start text:id="IMark81252296"/><text:alphabetical-index-mark-start text:id="IMark97467720"/><text:span text:style-name="T262">online</text:span><text:alphabetical-index-mark-end text:id="IMark97467720"/><text:alphabetical-index-mark-end text:id="IMark81252296"/><text:span text:style-name="T262">] Available at: </text:span><text:a xlink:type="simple" xlink:href="https://www.mysql.com/" text:style-name="Internet_20_link" text:visited-style-name="Visited_20_Internet_20_Link">https://www.</text:a><text:alphabetical-index-mark-start text:id="IMark83996360"/><text:alphabetical-index-mark-start text:id="IMark100655928"/><text:alphabetical-index-mark-start text:id="IMark96198056"/><text:alphabetical-index-mark-start text:id="IMark103091512"/><text:alphabetical-index-mark-start text:id="IMark90742728"/><text:a xlink:type="simple" xlink:href="https://www.mysql.com/" text:style-name="Internet_20_link" text:visited-style-name="Visited_20_Internet_20_Link">mysql</text:a><text:alphabetical-index-mark-end text:id="IMark90742728"/><text:alphabetical-index-mark-end text:id="IMark103091512"/><text:alphabetical-index-mark-end text:id="IMark96198056"/><text:alphabetical-index-mark-end text:id="IMark100655928"/><text:alphabetical-index-mark-end text:id="IMark83996360"/><text:a xlink:type="simple" xlink:href="https://www.mysql.com/" text:style-name="Internet_20_link" text:visited-style-name="Visited_20_Internet_20_Link">.com/</text:a><text:span text:style-name="T262"> [Accessed 26 Aug. 2019].</text:span></text:p>
      <text:p text:style-name="Text_20_body"/>
      <text:p text:style-name="Text_20_body"><text:span text:style-name="T274">6.15.</text:span><text:span text:style-name="T266"> </text:span><text:alphabetical-index-mark-start text:id="IMark98980456"/><text:alphabetical-index-mark-start text:id="IMark60651960"/><text:alphabetical-index-mark-start text:id="IMark43960280"/><text:alphabetical-index-mark-start text:id="IMark91094952"/><text:alphabetical-index-mark-start text:id="IMark98843432"/><text:span text:style-name="T262">Postgresql</text:span><text:alphabetical-index-mark-end text:id="IMark98843432"/><text:alphabetical-index-mark-end text:id="IMark91094952"/><text:alphabetical-index-mark-end text:id="IMark43960280"/><text:alphabetical-index-mark-end text:id="IMark60651960"/><text:alphabetical-index-mark-end text:id="IMark98980456"/><text:span text:style-name="T262">.org. (1996). </text:span><text:alphabetical-index-mark-start text:id="IMark104936856"/><text:alphabetical-index-mark-start text:id="IMark92200936"/><text:alphabetical-index-mark-start text:id="IMark80283208"/><text:alphabetical-index-mark-start text:id="IMark100974408"/><text:alphabetical-index-mark-start text:id="IMark89990008"/><text:span text:style-name="T262">Postgre</text:span><text:alphabetical-index-mark-start text:id="IMark97309176"/><text:span text:style-name="T262">SQL</text:span><text:alphabetical-index-mark-end text:id="IMark97309176"/><text:alphabetical-index-mark-end text:id="IMark89990008"/><text:alphabetical-index-mark-end text:id="IMark100974408"/><text:alphabetical-index-mark-end text:id="IMark80283208"/><text:alphabetical-index-mark-end text:id="IMark92200936"/><text:alphabetical-index-mark-end text:id="IMark104936856"/><text:span text:style-name="T262">: The world's most advanced open </text:span><text:alphabetical-index-mark-start text:id="IMark82980504"/><text:alphabetical-index-mark-start text:id="IMark93234280"/><text:alphabetical-index-mark-start text:id="IMark100347816"/><text:alphabetical-index-mark-start text:id="IMark89843944"/><text:alphabetical-index-mark-start text:id="IMark101320952"/><text:span text:style-name="T262">source</text:span><text:alphabetical-index-mark-end text:id="IMark101320952"/><text:alphabetical-index-mark-end text:id="IMark89843944"/><text:alphabetical-index-mark-end text:id="IMark100347816"/><text:alphabetical-index-mark-end text:id="IMark93234280"/><text:alphabetical-index-mark-end text:id="IMark82980504"/><text:span text:style-name="T262"> </text:span><text:alphabetical-index-mark-start text:id="IMark101242216"/><text:alphabetical-index-mark-start text:id="IMark81711288"/><text:alphabetical-index-mark-start text:id="IMark93767144"/><text:alphabetical-index-mark-start text:id="IMark89826136"/><text:alphabetical-index-mark-start text:id="IMark95162104"/><text:alphabetical-index-mark-start text:id="IMark104722488"/><text:alphabetical-index-mark-start text:id="IMark93402648"/><text:alphabetical-index-mark-start text:id="IMark44007400"/><text:alphabetical-index-mark-start text:id="IMark90041096"/><text:span text:style-name="T262">data</text:span><text:alphabetical-index-mark-end text:id="IMark90041096"/><text:alphabetical-index-mark-end text:id="IMark44007400"/><text:alphabetical-index-mark-end text:id="IMark93402648"/><text:alphabetical-index-mark-end text:id="IMark104722488"/><text:alphabetical-index-mark-start text:id="IMark90970520"/><text:alphabetical-index-mark-start text:id="IMark101615560"/><text:alphabetical-index-mark-start text:id="IMark98271064"/><text:alphabetical-index-mark-start text:id="IMark99534552"/><text:span text:style-name="T262">base</text:span><text:alphabetical-index-mark-end text:id="IMark99534552"/><text:alphabetical-index-mark-end text:id="IMark98271064"/><text:alphabetical-index-mark-end text:id="IMark101615560"/><text:alphabetical-index-mark-end text:id="IMark90970520"/><text:alphabetical-index-mark-end text:id="IMark95162104"/><text:alphabetical-index-mark-end text:id="IMark89826136"/><text:alphabetical-index-mark-end text:id="IMark93767144"/><text:alphabetical-index-mark-end text:id="IMark81711288"/><text:alphabetical-index-mark-end text:id="IMark101242216"/><text:span text:style-name="T262">. [</text:span><text:alphabetical-index-mark-start text:id="IMark90441464"/><text:alphabetical-index-mark-start text:id="IMark95284184"/><text:span text:style-name="T262">online</text:span><text:alphabetical-index-mark-end text:id="IMark95284184"/><text:alphabetical-index-mark-end text:id="IMark90441464"/><text:span text:style-name="T262">] Available at: </text:span><text:a xlink:type="simple" xlink:href="https://www.postgresql.org/" text:style-name="Internet_20_link" text:visited-style-name="Visited_20_Internet_20_Link">https://www.</text:a><text:alphabetical-index-mark-start text:id="IMark99500312"/><text:alphabetical-index-mark-start text:id="IMark82648056"/><text:alphabetical-index-mark-start text:id="IMark100743336"/><text:alphabetical-index-mark-start text:id="IMark89893864"/><text:alphabetical-index-mark-start text:id="IMark90084584"/><text:a xlink:type="simple" xlink:href="https://www.postgresql.org/" text:style-name="Internet_20_link" text:visited-style-name="Visited_20_Internet_20_Link">postgresql</text:a><text:alphabetical-index-mark-end text:id="IMark90084584"/><text:alphabetical-index-mark-end text:id="IMark89893864"/><text:alphabetical-index-mark-end text:id="IMark100743336"/><text:alphabetical-index-mark-end text:id="IMark82648056"/><text:alphabetical-index-mark-end text:id="IMark99500312"/><text:a xlink:type="simple" xlink:href="https://www.postgresql.org/" text:style-name="Internet_20_link" text:visited-style-name="Visited_20_Internet_20_Link">.org/</text:a><text:span text:style-name="T262"> [Accessed 26 Aug. 2019].</text:span></text:p>
      <text:p text:style-name="Text_20_body"/>
      <text:p text:style-name="Text_20_body"><text:span text:style-name="T276">6.16.</text:span><text:span text:style-name="T263"> Riley, G. (2019). </text:span><text:alphabetical-index-mark-start text:id="IMark77437240"/><text:alphabetical-index-mark-start text:id="IMark77436456"/><text:alphabetical-index-mark-start text:id="IMark92452264"/><text:alphabetical-index-mark-start text:id="IMark44764024"/><text:alphabetical-index-mark-start text:id="IMark91067880"/><text:span text:style-name="T263">CLIPS</text:span><text:alphabetical-index-mark-end text:id="IMark91067880"/><text:alphabetical-index-mark-end text:id="IMark44764024"/><text:alphabetical-index-mark-end text:id="IMark92452264"/><text:alphabetical-index-mark-end text:id="IMark77436456"/><text:alphabetical-index-mark-end text:id="IMark77437240"/><text:span text:style-name="T263">: A Tool for Building </text:span><text:alphabetical-index-mark-start text:id="IMark102062088"/><text:alphabetical-index-mark-start text:id="IMark44952344"/><text:alphabetical-index-mark-start text:id="IMark96420408"/><text:alphabetical-index-mark-start text:id="IMark93468984"/><text:alphabetical-index-mark-start text:id="IMark95401352"/><text:span text:style-name="T263">Expert</text:span><text:alphabetical-index-mark-end text:id="IMark95401352"/><text:alphabetical-index-mark-end text:id="IMark93468984"/><text:alphabetical-index-mark-end text:id="IMark96420408"/><text:alphabetical-index-mark-end text:id="IMark44952344"/><text:alphabetical-index-mark-end text:id="IMark102062088"/><text:span text:style-name="T263"> </text:span><text:alphabetical-index-mark-start text:id="IMark95342248"/><text:alphabetical-index-mark-start text:id="IMark102320936"/><text:alphabetical-index-mark-start text:id="IMark98816088"/><text:alphabetical-index-mark-start text:id="IMark95546840"/><text:alphabetical-index-mark-start text:id="IMark104339384"/><text:span text:style-name="T263">System</text:span><text:alphabetical-index-mark-end text:id="IMark104339384"/><text:alphabetical-index-mark-end text:id="IMark95546840"/><text:alphabetical-index-mark-end text:id="IMark98816088"/><text:alphabetical-index-mark-end text:id="IMark102320936"/><text:alphabetical-index-mark-end text:id="IMark95342248"/><text:span text:style-name="T263">s. [</text:span><text:alphabetical-index-mark-start text:id="IMark98269496"/><text:alphabetical-index-mark-start text:id="IMark94712008"/><text:span text:style-name="T263">online</text:span><text:alphabetical-index-mark-end text:id="IMark94712008"/><text:alphabetical-index-mark-end text:id="IMark98269496"/><text:span text:style-name="T263">] </text:span><text:alphabetical-index-mark-start text:id="IMark42765224"/><text:alphabetical-index-mark-start text:id="IMark105279192"/><text:alphabetical-index-mark-start text:id="IMark83790264"/><text:alphabetical-index-mark-start text:id="IMark101057496"/><text:alphabetical-index-mark-start text:id="IMark67546200"/><text:span text:style-name="T263">Clips</text:span><text:alphabetical-index-mark-end text:id="IMark67546200"/><text:alphabetical-index-mark-end text:id="IMark101057496"/><text:alphabetical-index-mark-end text:id="IMark83790264"/><text:alphabetical-index-mark-end text:id="IMark105279192"/><text:alphabetical-index-mark-end text:id="IMark42765224"/><text:alphabetical-index-mark-start text:id="IMark97403656"/><text:alphabetical-index-mark-start text:id="IMark80790584"/><text:alphabetical-index-mark-start text:id="IMark82995960"/><text:alphabetical-index-mark-start text:id="IMark96843848"/><text:alphabetical-index-mark-start text:id="IMark81305256"/><text:span text:style-name="T263">rule</text:span><text:alphabetical-index-mark-end text:id="IMark81305256"/><text:alphabetical-index-mark-end text:id="IMark96843848"/><text:alphabetical-index-mark-end text:id="IMark82995960"/><text:alphabetical-index-mark-end text:id="IMark80790584"/><text:alphabetical-index-mark-end text:id="IMark97403656"/><text:span text:style-name="T263">s.net. Available at: </text:span><text:a xlink:type="simple" xlink:href="http://www.clipsrules.net/" text:style-name="Internet_20_link" text:visited-style-name="Visited_20_Internet_20_Link">http://www.</text:a><text:alphabetical-index-mark-start text:id="IMark99872024"/><text:alphabetical-index-mark-start text:id="IMark95147224"/><text:alphabetical-index-mark-start text:id="IMark95951320"/><text:alphabetical-index-mark-start text:id="IMark78554776"/><text:alphabetical-index-mark-start text:id="IMark99021240"/><text:a xlink:type="simple" xlink:href="http://www.clipsrules.net/" text:style-name="Internet_20_link" text:visited-style-name="Visited_20_Internet_20_Link">clips</text:a><text:alphabetical-index-mark-end text:id="IMark99021240"/><text:alphabetical-index-mark-end text:id="IMark78554776"/><text:alphabetical-index-mark-end text:id="IMark95951320"/><text:alphabetical-index-mark-end text:id="IMark95147224"/><text:alphabetical-index-mark-end text:id="IMark99872024"/><text:alphabetical-index-mark-start text:id="IMark97108648"/><text:alphabetical-index-mark-start text:id="IMark81860312"/><text:alphabetical-index-mark-start text:id="IMark102015320"/><text:alphabetical-index-mark-start text:id="IMark91719592"/><text:alphabetical-index-mark-start text:id="IMark97858952"/><text:a xlink:type="simple" xlink:href="http://www.clipsrules.net/" text:style-name="Internet_20_link" text:visited-style-name="Visited_20_Internet_20_Link">rule</text:a><text:alphabetical-index-mark-end text:id="IMark97858952"/><text:alphabetical-index-mark-end text:id="IMark91719592"/><text:alphabetical-index-mark-end text:id="IMark102015320"/><text:alphabetical-index-mark-end text:id="IMark81860312"/><text:alphabetical-index-mark-end text:id="IMark97108648"/><text:a xlink:type="simple" xlink:href="http://www.clipsrules.net/" text:style-name="Internet_20_link" text:visited-style-name="Visited_20_Internet_20_Link">s.net/</text:a><text:span text:style-name="T263"> [Accessed 31 Aug. 2019].</text:span></text:p>
      <text:p text:style-name="Text_20_body"/>
      <text:p text:style-name="Text_20_body"><text:span text:style-name="T274">6.17.</text:span><text:span text:style-name="T265"> </text:span><text:alphabetical-index-mark-start text:id="IMark90381816"/><text:alphabetical-index-mark-start text:id="IMark105202312"/><text:alphabetical-index-mark-start text:id="IMark104412744"/><text:alphabetical-index-mark-start text:id="IMark83911768"/><text:alphabetical-index-mark-start text:id="IMark104724360"/><text:span text:style-name="T264">Schweiger</text:span><text:alphabetical-index-mark-end text:id="IMark104724360"/><text:alphabetical-index-mark-end text:id="IMark83911768"/><text:alphabetical-index-mark-end text:id="IMark104412744"/><text:alphabetical-index-mark-end text:id="IMark105202312"/><text:alphabetical-index-mark-end text:id="IMark90381816"/><text:span text:style-name="T264">, M. (2000). </text:span><text:alphabetical-index-mark-start text:id="IMark80479256"/><text:alphabetical-index-mark-start text:id="IMark93328456"/><text:alphabetical-index-mark-start text:id="IMark92798568"/><text:alphabetical-index-mark-start text:id="IMark80096616"/><text:alphabetical-index-mark-start text:id="IMark92831112"/><text:alphabetical-index-mark-start text:id="IMark96925832"/><text:alphabetical-index-mark-start text:id="IMark53006712"/><text:span text:style-name="T264">Orbit</text:span><text:alphabetical-index-mark-end text:id="IMark53006712"/><text:alphabetical-index-mark-end text:id="IMark96925832"/><text:span text:style-name="T264">er</text:span><text:alphabetical-index-mark-end text:id="IMark92831112"/><text:alphabetical-index-mark-end text:id="IMark80096616"/><text:alphabetical-index-mark-end text:id="IMark92798568"/><text:alphabetical-index-mark-end text:id="IMark93328456"/><text:alphabetical-index-mark-end text:id="IMark80479256"/><text:span text:style-name="T264"> 2016 </text:span><text:alphabetical-index-mark-start text:id="IMark106594744"/><text:alphabetical-index-mark-start text:id="IMark44795864"/><text:alphabetical-index-mark-start text:id="IMark90326776"/><text:alphabetical-index-mark-start text:id="IMark92356024"/><text:alphabetical-index-mark-start text:id="IMark92245144"/><text:span text:style-name="T264">Space</text:span><text:alphabetical-index-mark-end text:id="IMark92245144"/><text:alphabetical-index-mark-end text:id="IMark92356024"/><text:alphabetical-index-mark-end text:id="IMark90326776"/><text:alphabetical-index-mark-end text:id="IMark44795864"/><text:alphabetical-index-mark-end text:id="IMark106594744"/><text:span text:style-name="T264"> </text:span><text:alphabetical-index-mark-start text:id="IMark92756136"/><text:alphabetical-index-mark-start text:id="IMark104786232"/><text:alphabetical-index-mark-start text:id="IMark90086312"/><text:alphabetical-index-mark-start text:id="IMark94366536"/><text:alphabetical-index-mark-start text:id="IMark60633752"/><text:span text:style-name="T264">Flight</text:span><text:alphabetical-index-mark-end text:id="IMark60633752"/><text:alphabetical-index-mark-end text:id="IMark94366536"/><text:alphabetical-index-mark-end text:id="IMark90086312"/><text:alphabetical-index-mark-end text:id="IMark104786232"/><text:alphabetical-index-mark-end text:id="IMark92756136"/><text:span text:style-name="T264"> </text:span><text:alphabetical-index-mark-start text:id="IMark90454776"/><text:alphabetical-index-mark-start text:id="IMark82237064"/><text:alphabetical-index-mark-start text:id="IMark98304664"/><text:alphabetical-index-mark-start text:id="IMark104912104"/><text:span text:style-name="T264">Simu</text:span><text:alphabetical-index-mark-start text:id="IMark97920360"/><text:span text:style-name="T264">lat</text:span><text:alphabetical-index-mark-end text:id="IMark97920360"/><text:span text:style-name="T264">or</text:span><text:alphabetical-index-mark-end text:id="IMark104912104"/><text:alphabetical-index-mark-end text:id="IMark98304664"/><text:alphabetical-index-mark-end text:id="IMark82237064"/><text:alphabetical-index-mark-end text:id="IMark90454776"/><text:span text:style-name="T264">. [</text:span><text:alphabetical-index-mark-start text:id="IMark100575672"/><text:alphabetical-index-mark-start text:id="IMark90562760"/><text:span text:style-name="T264">online</text:span><text:alphabetical-index-mark-end text:id="IMark90562760"/><text:alphabetical-index-mark-end text:id="IMark100575672"/><text:span text:style-name="T264">] </text:span><text:alphabetical-index-mark-start text:id="IMark103931896"/><text:alphabetical-index-mark-start text:id="IMark83168952"/><text:span text:style-name="T264">Orbit</text:span><text:alphabetical-index-mark-end text:id="IMark83168952"/><text:alphabetical-index-mark-end text:id="IMark103931896"/><text:span text:style-name="T264">.medphys.ucl.ac.uk. Available at: </text:span><text:a xlink:type="simple" xlink:href="http://orbit.medphys.ucl.ac.uk/" text:style-name="Internet_20_link" text:visited-style-name="Visited_20_Internet_20_Link">http://</text:a><text:alphabetical-index-mark-start text:id="IMark104921272"/><text:alphabetical-index-mark-start text:id="IMark82994392"/><text:a xlink:type="simple" xlink:href="http://orbit.medphys.ucl.ac.uk/" text:style-name="Internet_20_link" text:visited-style-name="Visited_20_Internet_20_Link">orbit</text:a><text:alphabetical-index-mark-end text:id="IMark82994392"/><text:alphabetical-index-mark-end text:id="IMark104921272"/><text:a xlink:type="simple" xlink:href="http://orbit.medphys.ucl.ac.uk/" text:style-name="Internet_20_link" text:visited-style-name="Visited_20_Internet_20_Link">.medphys.ucl.ac.uk/</text:a><text:span text:style-name="T264"> [Accessed 26 Aug. 2019].</text:span></text:p>
      <text:p text:style-name="Text_20_body"/>
      <text:p text:style-name="Text_20_body"><text:span text:style-name="T274">6.18.</text:span><text:span text:style-name="T266"> </text:span><text:span text:style-name="T262">Sqlite.org. (2000). </text:span><text:alphabetical-index-mark-start text:id="IMark98023496"/><text:span text:style-name="T262">SQL</text:span><text:alphabetical-index-mark-end text:id="IMark98023496"/><text:span text:style-name="T262">ite Home Page. [</text:span><text:alphabetical-index-mark-start text:id="IMark82052744"/><text:alphabetical-index-mark-start text:id="IMark97788536"/><text:span text:style-name="T262">online</text:span><text:alphabetical-index-mark-end text:id="IMark97788536"/><text:alphabetical-index-mark-end text:id="IMark82052744"/><text:span text:style-name="T262">] Available at: </text:span><text:a xlink:type="simple" xlink:href="https://www.sqlite.org/index.html" text:style-name="Internet_20_link" text:visited-style-name="Visited_20_Internet_20_Link">https://www.sqlite.org/index.html</text:a><text:span text:style-name="T262"> [Accessed 26 Aug. 2019].</text:span></text:p>
      <text:p text:style-name="Text_20_body"/>
      <text:p text:style-name="Text_20_body"><text:span text:style-name="T276">6.19.</text:span><text:span text:style-name="T260"> Weiss, S. and Indurkhya, N. (1995). </text:span><text:alphabetical-index-mark-start text:id="IMark101714968"/><text:alphabetical-index-mark-start text:id="IMark97052056"/><text:alphabetical-index-mark-start text:id="IMark99479016"/><text:alphabetical-index-mark-start text:id="IMark97054280"/><text:alphabetical-index-mark-start text:id="IMark100350728"/><text:span text:style-name="T260">Rule</text:span><text:alphabetical-index-mark-end text:id="IMark100350728"/><text:alphabetical-index-mark-end text:id="IMark97054280"/><text:alphabetical-index-mark-end text:id="IMark99479016"/><text:alphabetical-index-mark-end text:id="IMark97052056"/><text:alphabetical-index-mark-end text:id="IMark101714968"/><text:span text:style-name="T260">-</text:span><text:alphabetical-index-mark-start text:id="IMark103471768"/><text:alphabetical-index-mark-start text:id="IMark91213992"/><text:alphabetical-index-mark-start text:id="IMark99998536"/><text:alphabetical-index-mark-start text:id="IMark79928296"/><text:span text:style-name="T260">base</text:span><text:alphabetical-index-mark-end text:id="IMark79928296"/><text:alphabetical-index-mark-end text:id="IMark99998536"/><text:alphabetical-index-mark-end text:id="IMark91213992"/><text:alphabetical-index-mark-end text:id="IMark103471768"/><text:span text:style-name="T260">d </text:span><text:alphabetical-index-mark-start text:id="IMark80990440"/><text:alphabetical-index-mark-start text:id="IMark96144472"/><text:alphabetical-index-mark-start text:id="IMark101979512"/><text:alphabetical-index-mark-start text:id="IMark80107240"/><text:alphabetical-index-mark-start text:id="IMark102823608"/><text:span text:style-name="T260">Machine</text:span><text:alphabetical-index-mark-end text:id="IMark102823608"/><text:alphabetical-index-mark-end text:id="IMark80107240"/><text:alphabetical-index-mark-end text:id="IMark101979512"/><text:alphabetical-index-mark-end text:id="IMark96144472"/><text:alphabetical-index-mark-end text:id="IMark80990440"/><text:span text:style-name="T260"> Learning Methods for </text:span><text:alphabetical-index-mark-start text:id="IMark98433864"/><text:alphabetical-index-mark-start text:id="IMark96995768"/><text:alphabetical-index-mark-start text:id="IMark99416536"/><text:alphabetical-index-mark-start text:id="IMark97353224"/><text:alphabetical-index-mark-start text:id="IMark81923176"/><text:span text:style-name="T260">Function</text:span><text:alphabetical-index-mark-end text:id="IMark81923176"/><text:alphabetical-index-mark-end text:id="IMark97353224"/><text:alphabetical-index-mark-end text:id="IMark99416536"/><text:alphabetical-index-mark-end text:id="IMark96995768"/><text:alphabetical-index-mark-end text:id="IMark98433864"/><text:span text:style-name="T260">al Prediction. [ebook] </text:span><text:alphabetical-index-mark-start text:id="IMark97929656"/><text:alphabetical-index-mark-start text:id="IMark98006072"/><text:alphabetical-index-mark-start text:id="IMark80849656"/><text:alphabetical-index-mark-start text:id="IMark93188728"/><text:alphabetical-index-mark-start text:id="IMark95533144"/><text:span text:style-name="T260">AI</text:span><text:alphabetical-index-mark-end text:id="IMark95533144"/><text:alphabetical-index-mark-end text:id="IMark93188728"/><text:alphabetical-index-mark-end text:id="IMark80849656"/><text:alphabetical-index-mark-end text:id="IMark98006072"/><text:alphabetical-index-mark-end text:id="IMark97929656"/><text:span text:style-name="T260"> Access Foundation, Inc. Available at: </text:span><text:a xlink:type="simple" xlink:href="https://jair.org/index.php/jair/article/view/10150/24055" text:style-name="Internet_20_link" text:visited-style-name="Visited_20_Internet_20_Link">https://jair.org/index.php/jair/article/view/10150/24055</text:a><text:span text:style-name="T260"> [Accessed 31 Aug. 2019].</text:span></text:p>
      <text:p text:style-name="Text_20_body"/>
      <text:p text:style-name="Text_20_body"><text:span text:style-name="T274">6.20.</text:span><text:span text:style-name="T266"> </text:span><text:span text:style-name="T262">Widenius, M. (2019). </text:span><text:alphabetical-index-mark-start text:id="IMark92177288"/><text:alphabetical-index-mark-start text:id="IMark100071464"/><text:alphabetical-index-mark-start text:id="IMark93210008"/><text:alphabetical-index-mark-start text:id="IMark99666776"/><text:alphabetical-index-mark-start text:id="IMark90515160"/><text:alphabetical-index-mark-start text:id="IMark80833656"/><text:alphabetical-index-mark-start text:id="IMark77936744"/><text:alphabetical-index-mark-start text:id="IMark79369064"/><text:alphabetical-index-mark-start text:id="IMark100127384"/><text:alphabetical-index-mark-start text:id="IMark98716472"/><text:span text:style-name="T262">Maria</text:span><text:alphabetical-index-mark-start text:id="IMark102672296"/><text:alphabetical-index-mark-start text:id="IMark81487688"/><text:alphabetical-index-mark-start text:id="IMark100751544"/><text:alphabetical-index-mark-start text:id="IMark80674232"/><text:alphabetical-index-mark-start text:id="IMark97183576"/><text:span text:style-name="T262">DB</text:span><text:alphabetical-index-mark-end text:id="IMark97183576"/><text:alphabetical-index-mark-end text:id="IMark80674232"/><text:alphabetical-index-mark-end text:id="IMark100751544"/><text:alphabetical-index-mark-end text:id="IMark81487688"/><text:alphabetical-index-mark-end text:id="IMark102672296"/><text:alphabetical-index-mark-end text:id="IMark98716472"/><text:alphabetical-index-mark-end text:id="IMark100127384"/><text:alphabetical-index-mark-end text:id="IMark79369064"/><text:alphabetical-index-mark-end text:id="IMark77936744"/><text:alphabetical-index-mark-end text:id="IMark80833656"/><text:alphabetical-index-mark-end text:id="IMark90515160"/><text:alphabetical-index-mark-end text:id="IMark99666776"/><text:alphabetical-index-mark-end text:id="IMark93210008"/><text:alphabetical-index-mark-end text:id="IMark100071464"/><text:alphabetical-index-mark-end text:id="IMark92177288"/><text:span text:style-name="T262">.org. [</text:span><text:alphabetical-index-mark-start text:id="IMark91299096"/><text:alphabetical-index-mark-start text:id="IMark96200408"/><text:span text:style-name="T262">online</text:span><text:alphabetical-index-mark-end text:id="IMark96200408"/><text:alphabetical-index-mark-end text:id="IMark91299096"/><text:span text:style-name="T262">] </text:span><text:alphabetical-index-mark-start text:id="IMark104210840"/><text:alphabetical-index-mark-start text:id="IMark102918520"/><text:alphabetical-index-mark-start text:id="IMark99742440"/><text:alphabetical-index-mark-start text:id="IMark99696936"/><text:alphabetical-index-mark-start text:id="IMark82618344"/><text:alphabetical-index-mark-start text:id="IMark96424136"/><text:alphabetical-index-mark-start text:id="IMark105219864"/><text:alphabetical-index-mark-start text:id="IMark80646152"/><text:alphabetical-index-mark-start text:id="IMark95731928"/><text:alphabetical-index-mark-start text:id="IMark89979000"/><text:span text:style-name="T262">Maria</text:span><text:alphabetical-index-mark-start text:id="IMark105211352"/><text:alphabetical-index-mark-start text:id="IMark44897560"/><text:alphabetical-index-mark-start text:id="IMark82600440"/><text:alphabetical-index-mark-start text:id="IMark89971800"/><text:alphabetical-index-mark-start text:id="IMark95340680"/><text:span text:style-name="T262">DB</text:span><text:alphabetical-index-mark-end text:id="IMark95340680"/><text:alphabetical-index-mark-end text:id="IMark89971800"/><text:alphabetical-index-mark-end text:id="IMark82600440"/><text:alphabetical-index-mark-end text:id="IMark44897560"/><text:alphabetical-index-mark-end text:id="IMark105211352"/><text:alphabetical-index-mark-end text:id="IMark89979000"/><text:alphabetical-index-mark-end text:id="IMark95731928"/><text:alphabetical-index-mark-end text:id="IMark80646152"/><text:alphabetical-index-mark-end text:id="IMark105219864"/><text:alphabetical-index-mark-end text:id="IMark96424136"/><text:alphabetical-index-mark-end text:id="IMark82618344"/><text:alphabetical-index-mark-end text:id="IMark99696936"/><text:alphabetical-index-mark-end text:id="IMark99742440"/><text:alphabetical-index-mark-end text:id="IMark102918520"/><text:alphabetical-index-mark-end text:id="IMark104210840"/><text:span text:style-name="T262">.org. Available at: </text:span><text:a xlink:type="simple" xlink:href="https://mariadb.org/" text:style-name="Internet_20_link" text:visited-style-name="Visited_20_Internet_20_Link">https://</text:a><text:alphabetical-index-mark-start text:id="IMark104920488"/><text:alphabetical-index-mark-start text:id="IMark79892024"/><text:alphabetical-index-mark-start text:id="IMark101940760"/><text:alphabetical-index-mark-start text:id="IMark96142120"/><text:alphabetical-index-mark-start text:id="IMark96047800"/><text:alphabetical-index-mark-start text:id="IMark105279976"/><text:alphabetical-index-mark-start text:id="IMark99906216"/><text:alphabetical-index-mark-start text:id="IMark95563192"/><text:alphabetical-index-mark-start text:id="IMark98495272"/><text:alphabetical-index-mark-start text:id="IMark89957912"/><text:a xlink:type="simple" xlink:href="https://mariadb.org/" text:style-name="Internet_20_link" text:visited-style-name="Visited_20_Internet_20_Link">mariadb</text:a><text:alphabetical-index-mark-end text:id="IMark89957912"/><text:alphabetical-index-mark-end text:id="IMark98495272"/><text:alphabetical-index-mark-end text:id="IMark95563192"/><text:alphabetical-index-mark-end text:id="IMark99906216"/><text:alphabetical-index-mark-end text:id="IMark105279976"/><text:alphabetical-index-mark-end text:id="IMark96047800"/><text:alphabetical-index-mark-end text:id="IMark96142120"/><text:alphabetical-index-mark-end text:id="IMark101940760"/><text:alphabetical-index-mark-end text:id="IMark79892024"/><text:alphabetical-index-mark-end text:id="IMark104920488"/><text:a xlink:type="simple" xlink:href="https://mariadb.org/" text:style-name="Internet_20_link" text:visited-style-name="Visited_20_Internet_20_Link">.org/</text:a><text:span text:style-name="T262"> [Accessed 26 Aug. 2019].</text:span></text:p>
      <text:p text:style-name="Text_20_body"/>
      <text:p text:style-name="Text_20_body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2">7.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55" text:outline-level="2">7. Alphabetical Index</text:h>
          </text:index-title>
          <text:p text:style-name="P59"/>
          <text:p text:style-name="P59">A</text:p>
          <text:p text:style-name="P60"/>
          <text:p text:style-name="P60">abs<text:tab/>14, 20, 33, 36, 59</text:p>
          <text:p text:style-name="P60">Abs<text:tab/>1</text:p>
          <text:p text:style-name="P60">abs%<text:tab/>36</text:p>
          <text:p text:style-name="P60">abstract<text:tab/>20, 33, 59</text:p>
          <text:p text:style-name="P60">Abstract<text:tab/>1, 4</text:p>
          <text:p text:style-name="P60">acquire<text:tab/>41, 50, 62</text:p>
          <text:p text:style-name="P60">action<text:tab/>4, 16, 20, 23, 31, 33, 42, 47, 59</text:p>
          <text:p text:style-name="P60">Action<text:tab/>30pp., 42p., 45pp., 54, 58</text:p>
          <text:p text:style-name="P60">activate<text:tab/>35, 45, 47, 60</text:p>
          <text:p text:style-name="P60">activation<text:tab/>59</text:p>
          <text:p text:style-name="P60">adding<text:tab/>1, 44, 54, 61</text:p>
          <text:p text:style-name="P60">Adding<text:tab/>6, 43</text:p>
          <text:p text:style-name="P60">advantage<text:tab/>1, 11, 15, 24, 60p.</text:p>
          <text:p text:style-name="P60">aerospace<text:tab/>18, 37</text:p>
          <text:p text:style-name="P60">AI<text:tab/>1p., 4, 7, 9, 11, 13pp., 18pp., 22, 24pp., 28p., 33pp., 38pp., 43, 45, 47, 50, 53, 56, 59pp.</text:p>
          <text:p text:style-name="P60">AIE<text:tab/>4p., 9, 11, 14, 16pp., 23p., 28p., 33pp., 38, 40pp., 45, 47, 50, 53, 56, 59, 61p.</text:p>
          <text:p text:style-name="P60">aiplan<text:tab/>35, 45pp., 49p., 53, 56, 62</text:p>
          <text:p text:style-name="P60">Aiplan<text:tab/>50p.</text:p>
          <text:p text:style-name="P60">algebra<text:tab/>14, 41</text:p>
          <text:p text:style-name="P60">algorithm<text:tab/>20, 23, 34, 61</text:p>
          <text:p text:style-name="P60">alt<text:tab/>13p., 20, 36, 46, 49p., 62</text:p>
          <text:p text:style-name="P60">Alt<text:tab/>46pp., 57</text:p>
          <text:p text:style-name="P60">alt%<text:tab/>36</text:p>
          <text:p text:style-name="P60">altitude<text:tab/>36, 42, 46, 49p., 62</text:p>
          <text:p text:style-name="P60">analysis<text:tab/>25, 28</text:p>
          <text:p text:style-name="P60">angle<text:tab/>40</text:p>
          <text:p text:style-name="P60">ANSI<text:tab/>13, 63</text:p>
          <text:p text:style-name="P60">applykbrules<text:tab/>30pp., 55</text:p>
          <text:p text:style-name="P60">approach<text:tab/>16, 42, 50</text:p>
          <text:p text:style-name="P60">argument<text:tab/>23, 27, 34, 43</text:p>
          <text:p text:style-name="P60">artificial<text:tab/>1p., 7, 9, 17, 20</text:p>
          <text:p text:style-name="P60">Artificial<text:tab/>4, 11, 16</text:p>
          <text:p text:style-name="P60">asoc<text:tab/>25</text:p>
          <text:p text:style-name="P60">Asoc<text:tab/>28p., 44</text:p>
          <text:p text:style-name="P60">atmosphere<text:tab/>33, 59</text:p>
          <text:p text:style-name="P60">atmospheric<text:tab/>9, 16, 38, 59</text:p>
          <text:p text:style-name="P60">att<text:tab/>32, 37</text:p>
          <text:p text:style-name="P60">att%<text:tab/>37</text:p>
          <text:p text:style-name="P60">attitude<text:tab/>37</text:p>
          <text:p text:style-name="P60">audience<text:tab/>4, 11</text:p>
          <text:p text:style-name="P60">average<text:tab/>11, 14, 36</text:p>
          <text:p text:style-name="P60">avg<text:tab/>36</text:p>
          <text:p text:style-name="P60">avg%<text:tab/>36</text:p>
          <text:p text:style-name="P60">aware<text:tab/>59</text:p>
          <text:p text:style-name="P60">awareness<text:tab/>59</text:p>
          <text:p text:style-name="P60"><text:soft-page-break/>axis<text:tab/>37p.</text:p>
          <text:p text:style-name="P59"/>
          <text:p text:style-name="P59"/>
          <text:p text:style-name="P59">B</text:p>
          <text:p text:style-name="P60"/>
          <text:p text:style-name="P60">base<text:tab/>1p., 4p., 7, 9pp., 13pp., 17p., 20pp., 29, 32, 34p., 42pp., 53, 56, 60p., 63p.</text:p>
          <text:p text:style-name="P60">Base<text:tab/>9</text:p>
          <text:p text:style-name="P60">Bayes<text:tab/>18, 61</text:p>
          <text:p text:style-name="P60">bearing<text:tab/>22, 46</text:p>
          <text:p text:style-name="P60">behavior<text:tab/>11, 15p., 22, 24, 31</text:p>
          <text:p text:style-name="P60">binary<text:tab/>17, 23, 41, 53</text:p>
          <text:p text:style-name="P60">block<text:tab/>13p.</text:p>
          <text:p text:style-name="P60">body<text:tab/>9p.</text:p>
          <text:p text:style-name="P60">Boole<text:tab/>41</text:p>
          <text:p text:style-name="P60">boolean<text:tab/>41</text:p>
          <text:p text:style-name="P60">Boolean<text:tab/>4, 17, 23</text:p>
          <text:p text:style-name="P60">Brg<text:tab/>46pp., 58</text:p>
          <text:p text:style-name="P59"/>
          <text:p text:style-name="P59"/>
          <text:p text:style-name="P59">C</text:p>
          <text:p text:style-name="P60"/>
          <text:p text:style-name="P60">C++<text:tab/>14p., 20p., 24, 61, 64</text:p>
          <text:p text:style-name="P60">calculate<text:tab/>29, 35, 46, 49p.</text:p>
          <text:p text:style-name="P60">calculation<text:tab/>7, 34, 37</text:p>
          <text:p text:style-name="P60">calibration<text:tab/>34, 37</text:p>
          <text:p text:style-name="P60">capital<text:tab/>55</text:p>
          <text:p text:style-name="P60">catalog<text:tab/>22, 25, 51, 53, 64</text:p>
          <text:p text:style-name="P60">Catalog<text:tab/>64</text:p>
          <text:p text:style-name="P60">caveat<text:tab/>4, 9, 44</text:p>
          <text:p text:style-name="P60">CB<text:tab/>9p., 46, 51pp.</text:p>
          <text:p text:style-name="P60">celestia<text:tab/>9p., 51, 53, 63</text:p>
          <text:p text:style-name="P60">Celestia<text:tab/>22, 63</text:p>
          <text:p text:style-name="P60">celestial<text:tab/>9p., 51, 53</text:p>
          <text:p text:style-name="P60">chunk<text:tab/>20, 33</text:p>
          <text:p text:style-name="P60">circle<text:tab/>50</text:p>
          <text:p text:style-name="P60">clbkPostStep<text:tab/>15, 22</text:p>
          <text:p text:style-name="P60">clips<text:tab/>64</text:p>
          <text:p text:style-name="P60">Clips<text:tab/>64</text:p>
          <text:p text:style-name="P60">CLIPS<text:tab/>13, 64</text:p>
          <text:p text:style-name="P60">cluster<text:tab/>7, 15</text:p>
          <text:p text:style-name="P60">code<text:tab/>1, 4, 9, 11, 14p., 18, 20, 24, 29pp., 43, 45, 50, 54, 61, 63</text:p>
          <text:p text:style-name="P60">column<text:tab/>50</text:p>
          <text:p text:style-name="P60">command<text:tab/>21p., 43</text:p>
          <text:p text:style-name="P60">communication<text:tab/>7, 21</text:p>
          <text:p text:style-name="P60">Communication<text:tab/>4p., 7, 21</text:p>
          <text:p text:style-name="P60">compile<text:tab/>18, 43, 62p.</text:p>
          <text:p text:style-name="P60">complex<text:tab/>8, 11, 13pp., 21, 23, 29, 54</text:p>
          <text:p text:style-name="P60">complexity<text:tab/>13, 15</text:p>
          <text:p text:style-name="P60">computer<text:tab/>7, 13, 15, 17, 24, 61p.</text:p>
          <text:p text:style-name="P60">computing<text:tab/>10</text:p>
          <text:p text:style-name="P60"><text:soft-page-break/>concurrent<text:tab/>13, 20</text:p>
          <text:p text:style-name="P60">condition<text:tab/>4, 9, 23, 30pp., 35, 42, 59</text:p>
          <text:p text:style-name="P60">Condition<text:tab/>23, 30p., 42p., 54</text:p>
          <text:p text:style-name="P60">configurable<text:tab/>41</text:p>
          <text:p text:style-name="P60">connect<text:tab/>14, 25, 45, 61</text:p>
          <text:p text:style-name="P60">consistency<text:tab/>43</text:p>
          <text:p text:style-name="P60">construct<text:tab/>14, 21, 23, 42, 51</text:p>
          <text:p text:style-name="P60">context<text:tab/>15, 34, 52, 59</text:p>
          <text:p text:style-name="P60">Context<text:tab/>27pp., 34, 40, 42, 44p., 48p., 51p., 55pp.</text:p>
          <text:p text:style-name="P60">contribute<text:tab/>3</text:p>
          <text:p text:style-name="P60">CONTRIBUTING<text:tab/>3</text:p>
          <text:p text:style-name="P60">control<text:tab/>14, 37, 45, 62</text:p>
          <text:p text:style-name="P60">Control<text:tab/>11</text:p>
          <text:p text:style-name="P60">COPYING<text:tab/>3</text:p>
          <text:p text:style-name="P60">correction<text:tab/>47</text:p>
          <text:p text:style-name="P60">cosmos<text:tab/>64</text:p>
          <text:p text:style-name="P60">Cosmos<text:tab/>64</text:p>
          <text:p text:style-name="P60">counter<text:tab/>29pp., 34, 38, 55p.</text:p>
          <text:p text:style-name="P60">Counter<text:tab/>38</text:p>
          <text:p text:style-name="P60">course<text:tab/>41, 50</text:p>
          <text:p text:style-name="P60">cpp<text:tab/>15, 24</text:p>
          <text:p text:style-name="P60">crew<text:tab/>35</text:p>
          <text:p text:style-name="P60">cruise<text:tab/>16, 33, 59</text:p>
          <text:p text:style-name="P60">cur<text:tab/>33, 35, 42, 56</text:p>
          <text:p text:style-name="P60">cur_ver<text:tab/>33, 35, 42, 56</text:p>
          <text:p text:style-name="P60">current<text:tab/>13, 19p., 23, 25, 29, 35, 42, 47, 50, 53, 60</text:p>
          <text:p text:style-name="P60">curve<text:tab/>13, 42</text:p>
          <text:p text:style-name="P60">cycle<text:tab/>16</text:p>
          <text:p text:style-name="P59"/>
          <text:p text:style-name="P59"/>
          <text:p text:style-name="P59">D</text:p>
          <text:p text:style-name="P60"/>
          <text:p text:style-name="P60">data<text:tab/>1p., 5, 7, 10p., 13p., 17, 20pp., 27pp., 31p., 34p., 41, 43, 45, 47, 50, 53, 56p., 60p., 64</text:p>
          <text:p text:style-name="P60">database<text:tab/>1p., 7, 10p., 13p., 17, 20, 22, 24p., 32, 34, 43, 53, 56, 60p., 64</text:p>
          <text:p text:style-name="P60">Database<text:tab/>4p., 14, 20</text:p>
          <text:p text:style-name="P60">DB<text:tab/>4, 10p., 13pp., 17, 24, 44, 55p., 61, 64</text:p>
          <text:p text:style-name="P60">DBS<text:tab/>13</text:p>
          <text:p text:style-name="P60">deactivate<text:tab/>47, 60</text:p>
          <text:p text:style-name="P60">deactivation<text:tab/>59</text:p>
          <text:p text:style-name="P60">debug<text:tab/>40</text:p>
          <text:p text:style-name="P60">decipher<text:tab/>30</text:p>
          <text:p text:style-name="P60">decision<text:tab/>16, 21, 29, 40, 42</text:p>
          <text:p text:style-name="P60">decrement<text:tab/>38</text:p>
          <text:p text:style-name="P60">default<text:tab/>27, 44, 55</text:p>
          <text:p text:style-name="P60">Default<text:tab/>26</text:p>
          <text:p text:style-name="P60">defect<text:tab/>34</text:p>
          <text:p text:style-name="P60">definition<text:tab/>30, 32, 55p., 60p.</text:p>
          <text:p text:style-name="P60">degree<text:tab/>40, 49</text:p>
          <text:p text:style-name="P60">delete<text:tab/>22, 29, 31, 34p., 42pp., 51</text:p>
          <text:p text:style-name="P60">Delete<text:tab/>56</text:p>
          <text:p text:style-name="P60"><text:soft-page-break/>DELETE<text:tab/>44, 54, 56</text:p>
          <text:p text:style-name="P60">deleting<text:tab/>6, 43p.</text:p>
          <text:p text:style-name="P60">delta<text:tab/>36</text:p>
          <text:p text:style-name="P60">Delta<text:tab/>1, 9p., 15p., 18, 24, 36, 63</text:p>
          <text:p text:style-name="P60">demo<text:tab/>8, 61</text:p>
          <text:p text:style-name="P60">departure<text:tab/>16, 59</text:p>
          <text:p text:style-name="P60">dependencies<text:tab/>51</text:p>
          <text:p text:style-name="P60">dependency<text:tab/>51</text:p>
          <text:p text:style-name="P60">derivative<text:tab/>27</text:p>
          <text:p text:style-name="P60">description<text:tab/>5p., 25, 30, 34, 42, 45, 50p., 53p., 56</text:p>
          <text:p text:style-name="P60">Description<text:tab/>30, 32, 51pp.</text:p>
          <text:p text:style-name="P60">design<text:tab/>1, 7, 11, 13pp., 22</text:p>
          <text:p text:style-name="P60">developer<text:tab/>1p., 7</text:p>
          <text:p text:style-name="P60">development<text:tab/>4, 8p., 13, 18, 24, 39, 41, 55, 60</text:p>
          <text:p text:style-name="P60">Development<text:tab/>4, 13, 63</text:p>
          <text:p text:style-name="P60">deviation<text:tab/>37, 39</text:p>
          <text:p text:style-name="P60">DGIII<text:tab/>1, 7, 9pp., 13pp., 20, 22, 24p., 33, 53, 56, 60pp.</text:p>
          <text:p text:style-name="P60">DGIIIAI<text:tab/>1p., 7, 9, 11, 13pp., 18pp., 22, 24p., 33p., 53, 56, 60pp.</text:p>
          <text:p text:style-name="P60">difference<text:tab/>14, 20, 36, 59</text:p>
          <text:p text:style-name="P60">dimension<text:tab/>38</text:p>
          <text:p text:style-name="P60">disabled<text:tab/>42, 51, 59</text:p>
          <text:p text:style-name="P60">disadvantage<text:tab/>60</text:p>
          <text:p text:style-name="P60">dist<text:tab/>15, 25, 46, 50</text:p>
          <text:p text:style-name="P60">Dist<text:tab/>46, 48p., 57</text:p>
          <text:p text:style-name="P60">dlib<text:tab/>64</text:p>
          <text:p text:style-name="P60">Dlib<text:tab/>18, 61, 64</text:p>
          <text:p text:style-name="P60">download<text:tab/>22, 45</text:p>
          <text:p text:style-name="P59"/>
          <text:p text:style-name="P59"/>
          <text:p text:style-name="P59">E</text:p>
          <text:p text:style-name="P60"/>
          <text:p text:style-name="P60">east<text:tab/>2, 4, 15, 17, 20, 42, 49</text:p>
          <text:p text:style-name="P60">ecl<text:tab/>14, 41</text:p>
          <text:p text:style-name="P60">Ecl<text:tab/>41</text:p>
          <text:p text:style-name="P60">ecl%<text:tab/>41</text:p>
          <text:p text:style-name="P60">Ecliptic<text:tab/>41</text:p>
          <text:p text:style-name="P60">edit<text:tab/>6, 9, 11, 15, 22, 33, 43p., 54, 56, 60</text:p>
          <text:p text:style-name="P60">editor<text:tab/>15, 22, 33, 43, 54, 56, 60</text:p>
          <text:p text:style-name="P60">Edronkin<text:tab/>1, 63</text:p>
          <text:p text:style-name="P60">embed<text:tab/>20, 24</text:p>
          <text:p text:style-name="P60">embedded<text:tab/>20, 24</text:p>
          <text:p text:style-name="P60">emulator<text:tab/>44</text:p>
          <text:p text:style-name="P60">enabled<text:tab/>29pp., 33, 44p., 47pp., 51pp., 58p.</text:p>
          <text:p text:style-name="P60">enforce<text:tab/>27, 29, 32, 59</text:p>
          <text:p text:style-name="P60">equ<text:tab/>8p., 11, 13pp., 20, 27pp., 32p., 40, 42pp., 50, 53p., 60pp.</text:p>
          <text:p text:style-name="P60">Equ<text:tab/>40</text:p>
          <text:p text:style-name="P60">equ%<text:tab/>40</text:p>
          <text:p text:style-name="P60">Equatorial<text:tab/>40</text:p>
          <text:p text:style-name="P60">err<text:tab/>37</text:p>
          <text:p text:style-name="P60">err%<text:tab/>37</text:p>
          <text:p text:style-name="P60"><text:soft-page-break/>ES<text:tab/>9p., 18, 20pp., 24, 33, 60</text:p>
          <text:p text:style-name="P60">evolution<text:tab/>20</text:p>
          <text:p text:style-name="P60">example<text:tab/>7, 21, 23, 28, 30p., 33p., 38, 40pp., 45, 47, 50, 52, 55, 58pp., 62</text:p>
          <text:p text:style-name="P60">execute<text:tab/>23, 30pp.</text:p>
          <text:p text:style-name="P60">execution<text:tab/>46p.</text:p>
          <text:p text:style-name="P60">expert<text:tab/>1p., 6p., 10p., 13, 18pp., 26, 42, 60</text:p>
          <text:p text:style-name="P60">Expert<text:tab/>5, 20, 60, 63p.</text:p>
          <text:p text:style-name="P60">explicit<text:tab/>23, 39pp.</text:p>
          <text:p text:style-name="P60">exsys<text:tab/>44, 63</text:p>
          <text:p text:style-name="P60">Exsys<text:tab/>20pp., 24, 27, 60</text:p>
          <text:p text:style-name="P60">extend<text:tab/>61</text:p>
          <text:p text:style-name="P60">external<text:tab/>7, 22p., 32, 44, 53</text:p>
          <text:p text:style-name="P59"/>
          <text:p text:style-name="P59"/>
          <text:p text:style-name="P59">F</text:p>
          <text:p text:style-name="P60"/>
          <text:p text:style-name="P60">fact<text:tab/>1, 5, 7, 10, 18, 21pp., 39pp., 49p., 55p., 59pp.</text:p>
          <text:p text:style-name="P60">Fact<text:tab/>23, 34pp.</text:p>
          <text:p text:style-name="P60">factor<text:tab/>23p., 34p.</text:p>
          <text:p text:style-name="P60">field<text:tab/>23p., 27pp., 41pp., 49pp., 54p.</text:p>
          <text:p text:style-name="P60">file<text:tab/>2, 6, 13, 16p., 20, 22, 24, 33, 41p., 44p., 49, 51, 53pp., 59, 61p.</text:p>
          <text:p text:style-name="P60">fitness<text:tab/>45</text:p>
          <text:p text:style-name="P60">flat<text:tab/>13, 20, 22, 53</text:p>
          <text:p text:style-name="P60">flight<text:tab/>9, 16, 20, 23pp., 33p., 55, 58p.</text:p>
          <text:p text:style-name="P60">Flight<text:tab/>1, 4, 7, 10, 16, 64</text:p>
          <text:p text:style-name="P60">flying<text:tab/>50</text:p>
          <text:p text:style-name="P60">focus<text:tab/>20, 22</text:p>
          <text:p text:style-name="P60">folder<text:tab/>33, 53, 56</text:p>
          <text:p text:style-name="P60">format<text:tab/>3, 5, 20, 24, 42</text:p>
          <text:p text:style-name="P60">function<text:tab/>15p., 22pp., 34, 45, 51, 60p., 63</text:p>
          <text:p text:style-name="P60">Function<text:tab/>64</text:p>
          <text:p text:style-name="P59"/>
          <text:p text:style-name="P59"/>
          <text:p text:style-name="P59">G</text:p>
          <text:p text:style-name="P60"/>
          <text:p text:style-name="P60">gear<text:tab/>4, 16, 59</text:p>
          <text:p text:style-name="P60">generate<text:tab/>1, 20, 34, 45, 53</text:p>
          <text:p text:style-name="P60">generator<text:tab/>25</text:p>
          <text:p text:style-name="P60">geometric<text:tab/>40</text:p>
          <text:p text:style-name="P60">gexsys<text:tab/>63</text:p>
          <text:p text:style-name="P60">Gexsys<text:tab/>44</text:p>
          <text:p text:style-name="P60">github<text:tab/>63</text:p>
          <text:p text:style-name="P60">Glider<text:tab/>1, 9p., 15p., 18, 24, 63</text:p>
          <text:p text:style-name="P60">go_<text:tab/>35</text:p>
          <text:p text:style-name="P60">goal<text:tab/>2</text:p>
          <text:p text:style-name="P60">granular<text:tab/>14</text:p>
          <text:p text:style-name="P60">graph<text:tab/>43</text:p>
          <text:p text:style-name="P60">growth<text:tab/>7</text:p>
          <text:p text:style-name="P60">Guile<text:tab/>63</text:p>
          <text:p text:style-name="P59"/>
          <text:p text:style-name="P59"><text:soft-page-break/></text:p>
          <text:p text:style-name="P59">H</text:p>
          <text:p text:style-name="P60"/>
          <text:p text:style-name="P60">halo<text:tab/>38</text:p>
          <text:p text:style-name="P60">hato<text:tab/>38, 59p.</text:p>
          <text:p text:style-name="P60">heading<text:tab/>41, 49p., 62</text:p>
          <text:p text:style-name="P60">heuristic<text:tab/>21, 40</text:p>
          <text:p text:style-name="P60">Heuristic<text:tab/>5, 21</text:p>
          <text:p text:style-name="P60">hipparcos<text:tab/>64</text:p>
          <text:p text:style-name="P60">Hipparcos<text:tab/>22, 64</text:p>
          <text:p text:style-name="P60">homoiconic<text:tab/>1, 20</text:p>
          <text:p text:style-name="P60">Homoiconic<text:tab/>5, 20, 63</text:p>
          <text:p text:style-name="P60">horizontal<text:tab/>42, 59</text:p>
          <text:p text:style-name="P60">Horizontal<text:tab/>38</text:p>
          <text:p text:style-name="P60">HPC<text:tab/>4, 7, 10p., 15</text:p>
          <text:p text:style-name="P60">hvlo<text:tab/>38</text:p>
          <text:p text:style-name="P60">hvto<text:tab/>38</text:p>
          <text:p text:style-name="P59"/>
          <text:p text:style-name="P59"/>
          <text:p text:style-name="P59">I</text:p>
          <text:p text:style-name="P60"/>
          <text:p text:style-name="P60">id<text:tab/>41</text:p>
          <text:p text:style-name="P60">Id<text:tab/>27pp., 44pp., 48p., 51pp., 55</text:p>
          <text:p text:style-name="P60">IEC<text:tab/>13p., 63</text:p>
          <text:p text:style-name="P60">imperative<text:tab/>60</text:p>
          <text:p text:style-name="P60">implement<text:tab/>17pp., 53, 55, 59p.</text:p>
          <text:p text:style-name="P60">implicit<text:tab/>23, 39pp.</text:p>
          <text:p text:style-name="P60">increment<text:tab/>29, 38, 41, 55</text:p>
          <text:p text:style-name="P60">inference<text:tab/>27, 33, 35, 45</text:p>
          <text:p text:style-name="P60">insert<text:tab/>29</text:p>
          <text:p text:style-name="P60">INSERT<text:tab/>21, 44, 54</text:p>
          <text:p text:style-name="P60">install<text:tab/>2, 14p., 17, 61p.</text:p>
          <text:p text:style-name="P60">Install<text:tab/>6, 13, 62</text:p>
          <text:p text:style-name="P60">instance<text:tab/>19, 40</text:p>
          <text:p text:style-name="P60">integer<text:tab/>23, 54</text:p>
          <text:p text:style-name="P60">intelligence<text:tab/>1p., 4, 7, 9, 11, 16p., 19p.</text:p>
          <text:p text:style-name="P60">Intelligence<text:tab/>4, 7</text:p>
          <text:p text:style-name="P60">Intelligent<text:tab/>1</text:p>
          <text:p text:style-name="P60">interact<text:tab/>19</text:p>
          <text:p text:style-name="P60">interface<text:tab/>11, 41, 53, 61</text:p>
          <text:p text:style-name="P60">interfere<text:tab/>55</text:p>
          <text:p text:style-name="P60">intermediate<text:tab/>53, 56</text:p>
          <text:p text:style-name="P60">interpret<text:tab/>10, 28p., 40, 59</text:p>
          <text:p text:style-name="P60">Interpret<text:tab/>10</text:p>
          <text:p text:style-name="P60">Introduction<text:tab/>4, 7</text:p>
          <text:p text:style-name="P60">is_first_iteration<text:tab/>28pp., 33, 35, 41</text:p>
          <text:p text:style-name="P60">is_session_dev_test<text:tab/>41</text:p>
          <text:p text:style-name="P60">ISO<text:tab/>13p., 63</text:p>
          <text:p text:style-name="P60">item<text:tab/>17, 47</text:p>
          <text:p text:style-name="P60">Item<text:tab/>27pp., 41, 44, 47p., 50pp., 55p., 58p.</text:p>
          <text:p text:style-name="P60"><text:soft-page-break/>iteration<text:tab/>22p., 27pp., 33, 35, 41, 43, 45</text:p>
          <text:p text:style-name="P59"/>
          <text:p text:style-name="P59"/>
          <text:p text:style-name="P59">J</text:p>
          <text:p text:style-name="P60"/>
          <text:p text:style-name="P60">JOIN<text:tab/>32</text:p>
          <text:p text:style-name="P59"/>
          <text:p text:style-name="P59"/>
          <text:p text:style-name="P59">K</text:p>
          <text:p text:style-name="P60"/>
          <text:p text:style-name="P60">KB<text:tab/>6, 9pp., 14, 17, 19pp., 24, 27p., 31, 34, 42pp., 61</text:p>
          <text:p text:style-name="P60">keep<text:tab/>32, 40p.</text:p>
          <text:p text:style-name="P60">key<text:tab/>27pp., 31, 41, 45p., 51pp.</text:p>
          <text:p text:style-name="P60">Key<text:tab/>2, 52p.</text:p>
          <text:p text:style-name="P60">keyword<text:tab/>52p.</text:p>
          <text:p text:style-name="P60">Keyword<text:tab/>2, 4, 52p.</text:p>
          <text:p text:style-name="P60">knowledge<text:tab/>1p., 4p., 10pp., 20, 22, 24</text:p>
          <text:p text:style-name="P60">Knowledge<text:tab/>5, 22, 24</text:p>
          <text:p text:style-name="P60">KSC<text:tab/>62</text:p>
          <text:p text:style-name="P59"/>
          <text:p text:style-name="P59"/>
          <text:p text:style-name="P59">L</text:p>
          <text:p text:style-name="P60"/>
          <text:p text:style-name="P60">l_%<text:tab/>37</text:p>
          <text:p text:style-name="P60">landing<text:tab/>16, 42, 50, 59</text:p>
          <text:p text:style-name="P60">Landing<text:tab/>4, 11, 16</text:p>
          <text:p text:style-name="P60">language<text:tab/>5, 13, 20, 60p.</text:p>
          <text:p text:style-name="P60">Language<text:tab/>4, 10, 13</text:p>
          <text:p text:style-name="P60">language,<text:tab/>13</text:p>
          <text:p text:style-name="P60">lat<text:tab/>1p., 7, 10p., 13pp., 20pp., 24p., 29, 32pp., 44pp., 49p., 53, 61p., 64</text:p>
          <text:p text:style-name="P60">Lat<text:tab/>46pp., 57</text:p>
          <text:p text:style-name="P60">latitude<text:tab/>46, 49</text:p>
          <text:p text:style-name="P60">launch<text:tab/>38p.</text:p>
          <text:p text:style-name="P60">layer<text:tab/>13, 23, 33, 59</text:p>
          <text:p text:style-name="P60">learn<text:tab/>1, 10, 13, 21, 34, 39, 63</text:p>
          <text:p text:style-name="P60">leg<text:tab/>14, 47, 49p., 61</text:p>
          <text:p text:style-name="P60">Leg<text:tab/>50</text:p>
          <text:p text:style-name="P60">level<text:tab/>13pp., 20, 23, 30, 32, 42, 46, 59, 61</text:p>
          <text:p text:style-name="P60">libraries<text:tab/>9, 11, 14pp., 61p.</text:p>
          <text:p text:style-name="P60">library<text:tab/>15, 18, 61</text:p>
          <text:p text:style-name="P60">Library<text:tab/>64</text:p>
          <text:p text:style-name="P60">license<text:tab/>3</text:p>
          <text:p text:style-name="P60">License<text:tab/>2, 4</text:p>
          <text:p text:style-name="P60">limit<text:tab/>7, 21, 23p., 39, 45, 61</text:p>
          <text:p text:style-name="P60">link<text:tab/>7, 13, 61</text:p>
          <text:p text:style-name="P60">Lisp<text:tab/>13, 20</text:p>
          <text:p text:style-name="P60">load<text:tab/>20, 22, 26p., 29, 33, 35, 40p., 43, 45p., 50, 59p., 62</text:p>
          <text:p text:style-name="P60">Load<text:tab/>43, 62</text:p>
          <text:p text:style-name="P60">load_order<text:tab/>33, 35, 59</text:p>
          <text:p text:style-name="P60">locking<text:tab/>13p., 61</text:p>
          <text:p text:style-name="P60"><text:soft-page-break/>logic<text:tab/>4, 13, 17, 23, 41, 51</text:p>
          <text:p text:style-name="P60">Logic<text:tab/>5, 23</text:p>
          <text:p text:style-name="P60">lon<text:tab/>7, 13, 15, 20, 22, 32p., 40, 42p., 45p., 49p., 56</text:p>
          <text:p text:style-name="P60">Lon<text:tab/>46pp., 57</text:p>
          <text:p text:style-name="P60">longitude<text:tab/>46, 49</text:p>
          <text:p text:style-name="P60">loop<text:tab/>43</text:p>
          <text:p text:style-name="P59"/>
          <text:p text:style-name="P59"/>
          <text:p text:style-name="P59">M</text:p>
          <text:p text:style-name="P60"/>
          <text:p text:style-name="P60">M<text:tab/>9</text:p>
          <text:p text:style-name="P60">machine<text:tab/>10, 14, 18, 21, 34, 39, 63</text:p>
          <text:p text:style-name="P60">Machine<text:tab/>64</text:p>
          <text:p text:style-name="P60">manage<text:tab/>10, 14, 17p., 21, 33pp., 42, 44, 59pp.</text:p>
          <text:p text:style-name="P60">management<text:tab/>10, 17p., 35p., 42</text:p>
          <text:p text:style-name="P60">manual<text:tab/>9, 41, 43p.</text:p>
          <text:p text:style-name="P60">mariadb<text:tab/>64</text:p>
          <text:p text:style-name="P60">MariaDB<text:tab/>17, 64</text:p>
          <text:p text:style-name="P60">max<text:tab/>23, 36, 39</text:p>
          <text:p text:style-name="P60">Max<text:tab/>47p., 50, 58</text:p>
          <text:p text:style-name="P60">max%<text:tab/>36</text:p>
          <text:p text:style-name="P60">MaxRadius<text:tab/>47p., 50, 58</text:p>
          <text:p text:style-name="P60">measure<text:tab/>32, 49</text:p>
          <text:p text:style-name="P60">memory<text:tab/>15, 32</text:p>
          <text:p text:style-name="P60">MFD<text:tab/>11, 17, 21p., 24, 33, 43, 61</text:p>
          <text:p text:style-name="P60">min<text:tab/>11, 14, 20p., 31p., 35pp., 39p., 47, 50, 54, 60</text:p>
          <text:p text:style-name="P60">min%<text:tab/>36</text:p>
          <text:p text:style-name="P60">ML<text:tab/>10, 21, 37, 45, 61</text:p>
          <text:p text:style-name="P60">mode<text:tab/>2, 6p., 15, 20, 32pp., 40, 43pp., 47p., 50, 55p., 58pp., 62</text:p>
          <text:p text:style-name="P60">Mode<text:tab/>6, 32, 59</text:p>
          <text:p text:style-name="P60">mode_wpt<text:tab/>47p., 50, 58p.</text:p>
          <text:p text:style-name="P60">modular<text:tab/>5, 22</text:p>
          <text:p text:style-name="P60">module<text:tab/>1, 4p., 7, 9, 13p., 17, 19, 21, 32, 45, 52, 61</text:p>
          <text:p text:style-name="P60">MSVS<text:tab/>9p., 18</text:p>
          <text:p text:style-name="P60">mysql<text:tab/>64</text:p>
          <text:p text:style-name="P60">Mysql<text:tab/>17, 64</text:p>
          <text:p text:style-name="P60">MySQL<text:tab/>13pp., 61, 64</text:p>
          <text:p text:style-name="P59"/>
          <text:p text:style-name="P59"/>
          <text:p text:style-name="P59">N</text:p>
          <text:p text:style-name="P60"/>
          <text:p text:style-name="P60">NA<text:tab/>52p.</text:p>
          <text:p text:style-name="P60">navigate<text:tab/>47, 50</text:p>
          <text:p text:style-name="P60">navigation<text:tab/>35, 40, 50p.</text:p>
          <text:p text:style-name="P60">navmode<text:tab/>32, 35</text:p>
          <text:p text:style-name="P60">nested<text:tab/>32, 60</text:p>
          <text:p text:style-name="P60">network<text:tab/>1, 5p., 10, 17p., 21, 45, 60p.</text:p>
          <text:p text:style-name="P60">neural<text:tab/>1, 6, 10, 18, 21, 60</text:p>
          <text:p text:style-name="P60">Neural<text:tab/>5, 18</text:p>
          <text:p text:style-name="P60">Next<text:tab/>45, 47p., 50p., 58</text:p>
          <text:p text:style-name="P60"><text:soft-page-break/>NN<text:tab/>10, 18p., 60p.</text:p>
          <text:p text:style-name="P60">nnary<text:tab/>18, 23, 41</text:p>
          <text:p text:style-name="P60">north<text:tab/>49</text:p>
          <text:p text:style-name="P60">NULL<text:tab/>44</text:p>
          <text:p text:style-name="P60">Num<text:tab/>45pp., 57</text:p>
          <text:p text:style-name="P60">number<text:tab/>23pp., 27, 29, 33, 35p., 38, 41, 51, 54</text:p>
          <text:p text:style-name="P59"/>
          <text:p text:style-name="P59"/>
          <text:p text:style-name="P59">O</text:p>
          <text:p text:style-name="P60"/>
          <text:p text:style-name="P60">OAPI<text:tab/>23p., 27, 29, 32, 34p.</text:p>
          <text:p text:style-name="P60">object<text:tab/>9, 18</text:p>
          <text:p text:style-name="P60">onb<text:tab/>39</text:p>
          <text:p text:style-name="P60">onb%<text:tab/>39</text:p>
          <text:p text:style-name="P60">online<text:tab/>24, 63p.</text:p>
          <text:p text:style-name="P60">openmp<text:tab/>63</text:p>
          <text:p text:style-name="P60">OpenMP<text:tab/>2, 9, 11, 15p., 61, 63</text:p>
          <text:p text:style-name="P60">operation<text:tab/>15, 32, 38p., 44, 55, 59p.</text:p>
          <text:p text:style-name="P60">optimization<text:tab/>14</text:p>
          <text:p text:style-name="P60">orbit<text:tab/>16, 42, 64</text:p>
          <text:p text:style-name="P60">Orbit<text:tab/>1p., 4, 7, 10p., 14, 17, 19, 64</text:p>
          <text:p text:style-name="P60">Orbiter<text:tab/>1p., 4, 7, 10p., 14, 17, 19, 64</text:p>
          <text:p text:style-name="P60">orcid<text:tab/>1</text:p>
          <text:p text:style-name="P60">order<text:tab/>11, 13, 15, 17p., 22p., 25, 33pp., 45, 47, 50, 54, 59, 61</text:p>
          <text:p text:style-name="P60">ordinal<text:tab/>54</text:p>
          <text:p text:style-name="P60">oriented<text:tab/>9, 18</text:p>
          <text:p text:style-name="P60">OSFS<text:tab/>2, 4, 9p., 14p., 18, 21p., 43p., 53</text:p>
          <text:p text:style-name="P60">OSFS that is suitable for all users<text:tab/>2</text:p>
          <text:p text:style-name="P59"/>
          <text:p text:style-name="P59"/>
          <text:p text:style-name="P59">P</text:p>
          <text:p text:style-name="P60"/>
          <text:p text:style-name="P60">paradigm<text:tab/>4, 9, 15, 18, 20, 60</text:p>
          <text:p text:style-name="P60">parallel<text:tab/>11, 15</text:p>
          <text:p text:style-name="P60">parameter<text:tab/>34, 42, 45</text:p>
          <text:p text:style-name="P60">Parameter<text:tab/>21</text:p>
          <text:p text:style-name="P60">pattern<text:tab/>42</text:p>
          <text:p text:style-name="P60">performance<text:tab/>10, 16p., 23</text:p>
          <text:p text:style-name="P60">plan<text:tab/>9, 23, 25p., 35, 39, 45pp., 49pp., 53, 56, 58, 62</text:p>
          <text:p text:style-name="P60">pln<text:tab/>6, 45, 48p., 56pp.</text:p>
          <text:p text:style-name="P60">pln2.0<text:tab/>58p.</text:p>
          <text:p text:style-name="P60">port<text:tab/>5, 8, 22, 24, 27, 29, 37, 41, 45, 51</text:p>
          <text:p text:style-name="P60">postgresql<text:tab/>64</text:p>
          <text:p text:style-name="P60">Postgresql<text:tab/>64</text:p>
          <text:p text:style-name="P60">PostgreSQL<text:tab/>14p., 17, 64</text:p>
          <text:p text:style-name="P60">precision<text:tab/>50</text:p>
          <text:p text:style-name="P60">predictability<text:tab/>43</text:p>
          <text:p text:style-name="P60">prg<text:tab/>5p., 26, 29, 32p., 35p., 42pp., 50p., 53pp., 60</text:p>
          <text:p text:style-name="P60">Prg<text:tab/>6, 30, 32p., 42, 53pp., 59</text:p>
          <text:p text:style-name="P60">Prg0_0<text:tab/>42</text:p>
          <text:p text:style-name="P60"><text:soft-page-break/>primary<text:tab/>27pp., 31, 45, 51p.</text:p>
          <text:p text:style-name="P60">Prob<text:tab/>5, 23, 28pp., 44, 55</text:p>
          <text:p text:style-name="P60">probabilistic<text:tab/>17, 23, 55</text:p>
          <text:p text:style-name="P60">probabilities<text:tab/>23</text:p>
          <text:p text:style-name="P60">probability<text:tab/>23, 28</text:p>
          <text:p text:style-name="P60">Probability<text:tab/>5, 23</text:p>
          <text:p text:style-name="P60">process<text:tab/>21, 42, 45pp., 49pp., 53</text:p>
          <text:p text:style-name="P60">program<text:tab/>1, 7, 13p., 16, 18, 20, 25pp., 29, 33pp., 38, 40, 42pp., 53, 55, 59p., 62</text:p>
          <text:p text:style-name="P60">Program<text:tab/>40, 45</text:p>
          <text:p text:style-name="P60">Prolog<text:tab/>13p., 20, 24</text:p>
          <text:p text:style-name="P60">proviso<text:tab/>39</text:p>
          <text:p text:style-name="P60">purpose<text:tab/>17, 22, 25, 27, 39p., 46</text:p>
          <text:p text:style-name="P59"/>
          <text:p text:style-name="P59"/>
          <text:p text:style-name="P59">Q</text:p>
          <text:p text:style-name="P60"/>
          <text:p text:style-name="P60">QASM<text:tab/>63</text:p>
          <text:p text:style-name="P60">QPU<text:tab/>23pp., 36</text:p>
          <text:p text:style-name="P60">quadrant<text:tab/>40</text:p>
          <text:p text:style-name="P60">Quadrant<text:tab/>40</text:p>
          <text:p text:style-name="P60">quantum<text:tab/>23p., 36</text:p>
          <text:p text:style-name="P60">queries<text:tab/>13, 24</text:p>
          <text:p text:style-name="P60">query<text:tab/>13, 30p., 42, 47, 54, 59</text:p>
          <text:p text:style-name="P60">Query<text:tab/>5, 10, 20</text:p>
          <text:p text:style-name="P59"/>
          <text:p text:style-name="P59"/>
          <text:p text:style-name="P59">R</text:p>
          <text:p text:style-name="P60"/>
          <text:p text:style-name="P60">radius<text:tab/>50</text:p>
          <text:p text:style-name="P60">Radius<text:tab/>47p., 50, 58</text:p>
          <text:p text:style-name="P60">random<text:tab/>23pp.</text:p>
          <text:p text:style-name="P60">RBML<text:tab/>10, 21</text:p>
          <text:p text:style-name="P60">RCB<text:tab/>10, 46</text:p>
          <text:p text:style-name="P60">RDB<text:tab/>4, 10p., 13pp., 17, 24, 44, 55, 61</text:p>
          <text:p text:style-name="P60">RDBMS<text:tab/>4, 10p., 13pp., 17, 24, 44, 55, 61</text:p>
          <text:p text:style-name="P60">README<text:tab/>2, 62</text:p>
          <text:p text:style-name="P60">recognition<text:tab/>34</text:p>
          <text:p text:style-name="P60">record<text:tab/>6, 14, 17, 23, 27pp., 33, 36, 40pp., 49pp., 56p., 59, 61</text:p>
          <text:p text:style-name="P60">redefine<text:tab/>59p.</text:p>
          <text:p text:style-name="P60">reference<text:tab/>10, 39</text:p>
          <text:p text:style-name="P60">referential<text:tab/>45</text:p>
          <text:p text:style-name="P60">rel<text:tab/>1, 10p., 13p., 20, 22, 24p., 31pp., 37, 40, 44pp., 50, 53, 61</text:p>
          <text:p text:style-name="P60">Rel<text:tab/>13, 35pp.</text:p>
          <text:p text:style-name="P60">rel%<text:tab/>40</text:p>
          <text:p text:style-name="P60">relational<text:tab/>1, 10p., 14, 20, 22, 24, 32, 45, 61</text:p>
          <text:p text:style-name="P60">Relational<text:tab/>13</text:p>
          <text:p text:style-name="P60">representation<text:tab/>27, 34</text:p>
          <text:p text:style-name="P60">research<text:tab/>7, 60</text:p>
          <text:p text:style-name="P60">Research<text:tab/>64</text:p>
          <text:p text:style-name="P60">restart<text:tab/>47</text:p>
          <text:p text:style-name="P60"><text:soft-page-break/>retract<text:tab/>4, 16</text:p>
          <text:p text:style-name="P60">row<text:tab/>7, 15, 50</text:p>
          <text:p text:style-name="P60">rst<text:tab/>36, 55</text:p>
          <text:p text:style-name="P60">rst%<text:tab/>36</text:p>
          <text:p text:style-name="P60">rule<text:tab/>1, 5p., 10p., 13p., 18, 20pp., 26p., 29pp., 35, 40pp., 50, 53pp., 59pp., 64</text:p>
          <text:p text:style-name="P60">Rule<text:tab/>10, 20pp., 29, 42p., 45, 63p.</text:p>
          <text:p text:style-name="P60">runway<text:tab/>50, 59, 62</text:p>
          <text:p text:style-name="P59"/>
          <text:p text:style-name="P59"/>
          <text:p text:style-name="P59">S</text:p>
          <text:p text:style-name="P60"/>
          <text:p text:style-name="P60">safety<text:tab/>32</text:p>
          <text:p text:style-name="P60">scenario<text:tab/>22, 41, 53, 58, 62</text:p>
          <text:p text:style-name="P60">Scheme<text:tab/>13, 24</text:p>
          <text:p text:style-name="P60">Schweiger<text:tab/>2, 64</text:p>
          <text:p text:style-name="P60">sde_asoc_facts<text:tab/>5, 25</text:p>
          <text:p text:style-name="P60">sde_astro_cat<text:tab/>5p., 25, 51p.</text:p>
          <text:p text:style-name="P60">sde_data_dictionary<text:tab/>5, 25</text:p>
          <text:p text:style-name="P60">sde_experiments<text:tab/>5, 25</text:p>
          <text:p text:style-name="P60">sde_mem_facts<text:tab/>5, 26p., 33, 44, 60</text:p>
          <text:p text:style-name="P60">sde_prg_rules<text:tab/>5, 26, 29, 32p., 35, 42, 44, 50, 53p., 56</text:p>
          <text:p text:style-name="P60">sde_prg_wpt<text:tab/>5p., 26, 50p., 56p.</text:p>
          <text:p text:style-name="P60">sde_rules<text:tab/>5, 22p., 26p., 29p., 32p., 35, 40, 42pp., 50, 56, 59p., 62</text:p>
          <text:p text:style-name="P60">sde_wpt<text:tab/>5p., 26, 45, 47, 50p.</text:p>
          <text:p text:style-name="P60">segment<text:tab/>50</text:p>
          <text:p text:style-name="P60">select<text:tab/>20, 25</text:p>
          <text:p text:style-name="P60">SELECT<text:tab/>21, 30pp., 47, 54pp., 60</text:p>
          <text:p text:style-name="P60">semantic<text:tab/>54</text:p>
          <text:p text:style-name="P60">sentodb<text:tab/>28p.</text:p>
          <text:p text:style-name="P60">sequence<text:tab/>29, 54</text:p>
          <text:p text:style-name="P60">sequential<text:tab/>43, 46</text:p>
          <text:p text:style-name="P60">server<text:tab/>14p., 17, 21, 61</text:p>
          <text:p text:style-name="P60">Server<text:tab/>4, 17</text:p>
          <text:p text:style-name="P60">session<text:tab/>7, 21pp., 41, 43p.</text:p>
          <text:p text:style-name="P60">setting<text:tab/>2, 41, 59</text:p>
          <text:p text:style-name="P60">Setting<text:tab/>33</text:p>
          <text:p text:style-name="P60">setup<text:tab/>34</text:p>
          <text:p text:style-name="P60">shell<text:tab/>22</text:p>
          <text:p text:style-name="P60">ship<text:tab/>7, 11, 16, 19, 21, 23, 27pp., 34p., 40pp., 44p., 47, 49pp., 59pp.</text:p>
          <text:p text:style-name="P60">Ship<text:tab/>30</text:p>
          <text:p text:style-name="P60">simulator<text:tab/>16, 24</text:p>
          <text:p text:style-name="P60">Simulator<text:tab/>1, 7, 10, 64</text:p>
          <text:p text:style-name="P60">situation<text:tab/>16, 59</text:p>
          <text:p text:style-name="P60">situational<text:tab/>59</text:p>
          <text:p text:style-name="P60">snippet<text:tab/>1, 30, 32, 34, 43, 45, 50, 53p., 56</text:p>
          <text:p text:style-name="P60">sol<text:tab/>7, 13pp., 36, 43, 53, 61</text:p>
          <text:p text:style-name="P60">source<text:tab/>7, 14, 18, 22p., 29, 32p., 64</text:p>
          <text:p text:style-name="P60">Source<text:tab/>6, 63</text:p>
          <text:p text:style-name="P60">south<text:tab/>49</text:p>
          <text:p text:style-name="P60">space<text:tab/>2, 9, 16, 18, 37, 59, 63</text:p>
          <text:p text:style-name="P60"><text:soft-page-break/>Space<text:tab/>1, 7, 10, 64</text:p>
          <text:p text:style-name="P60">speed<text:tab/>4, 15p., 23, 37, 46p., 49p.</text:p>
          <text:p text:style-name="P60">Speed<text:tab/>14, 46, 48p., 57</text:p>
          <text:p text:style-name="P60">sphere<text:tab/>33, 47, 59</text:p>
          <text:p text:style-name="P60">spreadsheet<text:tab/>43</text:p>
          <text:p text:style-name="P60">SQL<text:tab/>1, 7, 10p., 13pp., 20pp., 24p., 29p., 32pp., 43pp., 50, 53p., 56, 59, 61, 63p.</text:p>
          <text:p text:style-name="P60">SQLC<text:tab/>11, 17, 22, 24p., 32p., 41, 43p., 61, 63</text:p>
          <text:p text:style-name="P60">Sqlite3<text:tab/>2, 13pp., 17, 22, 24, 43, 61</text:p>
          <text:p text:style-name="P60">standard<text:tab/>13p., 18, 37, 63</text:p>
          <text:p text:style-name="P60">Standard<text:tab/>63</text:p>
          <text:p text:style-name="P60">starboard<text:tab/>37, 40</text:p>
          <text:p text:style-name="P60">statistic<text:tab/>25, 28</text:p>
          <text:p text:style-name="P60">status<text:tab/>32, 59</text:p>
          <text:p text:style-name="P60">Status<text:tab/>27pp., 42, 44p., 47pp., 51pp., 55, 57</text:p>
          <text:p text:style-name="P60">stock<text:tab/>1, 9p., 15, 18</text:p>
          <text:p text:style-name="P60">storage<text:tab/>22, 32p., 41p., 50</text:p>
          <text:p text:style-name="P60">store<text:tab/>11, 20p., 24p., 27, 29p., 34, 42, 51, 53</text:p>
          <text:p text:style-name="P60">stream<text:tab/>24</text:p>
          <text:p text:style-name="P60">string<text:tab/>11, 20, 32, 45, 50, 54, 59</text:p>
          <text:p text:style-name="P60">structure<text:tab/>18, 24, 44, 50p.</text:p>
          <text:p text:style-name="P60">Structure<text:tab/>5, 10, 27, 29, 53, 56</text:p>
          <text:p text:style-name="P60">submode<text:tab/>6, 36, 43, 55p., 59p.</text:p>
          <text:p text:style-name="P60">Submode<text:tab/>36, 60</text:p>
          <text:p text:style-name="P60">submode_prg<text:tab/>43, 55p.</text:p>
          <text:p text:style-name="P60">support<text:tab/>24, 41</text:p>
          <text:p text:style-name="P60">surface<text:tab/>34, 46, 49, 62</text:p>
          <text:p text:style-name="P60">SVM<text:tab/>61</text:p>
          <text:p text:style-name="P60">sync<text:tab/>33, 38</text:p>
          <text:p text:style-name="P60">syntax<text:tab/>54</text:p>
          <text:p text:style-name="P60">system<text:tab/>1p., 5pp., 10pp., 17pp., 26, 29, 32, 41p., 45, 53, 59pp., 63</text:p>
          <text:p text:style-name="P60">System<text:tab/>63p.</text:p>
          <text:p text:style-name="P59"/>
          <text:p text:style-name="P59"/>
          <text:p text:style-name="P59">T</text:p>
          <text:p text:style-name="P60"/>
          <text:p text:style-name="P60">table<text:tab/>2, 13p., 17, 20, 22, 24p., 27pp., 31p., 39, 42pp., 47, 50pp., 60</text:p>
          <text:p text:style-name="P60">Table<text:tab/>4, 23</text:p>
          <text:p text:style-name="P60">takeoff<text:tab/>38p.</text:p>
          <text:p text:style-name="P60">tangent<text:tab/>42</text:p>
          <text:p text:style-name="P60">target<text:tab/>2, 34, 41, 46</text:p>
          <text:p text:style-name="P60">Target<text:tab/>4, 11</text:p>
          <text:p text:style-name="P60">tautology<text:tab/>31</text:p>
          <text:p text:style-name="P60">technique<text:tab/>1, 18</text:p>
          <text:p text:style-name="P60">test<text:tab/>12, 14, 23, 40p., 55, 62</text:p>
          <text:p text:style-name="P60">Test<text:tab/>55, 58</text:p>
          <text:p text:style-name="P60">tgt<text:tab/>34, 40p., 46p., 49</text:p>
          <text:p text:style-name="P60">tgt_hdg<text:tab/>34, 40p., 49</text:p>
          <text:p text:style-name="P60">tgt%<text:tab/>34</text:p>
          <text:p text:style-name="P60">thgroup<text:tab/>32, 34</text:p>
          <text:p text:style-name="P60">thread<text:tab/>4, 9, 15</text:p>
          <text:p text:style-name="P60"><text:soft-page-break/>time<text:tab/>7, 12p., 15pp., 20, 26pp., 32, 38, 41, 45pp., 49, 55</text:p>
          <text:p text:style-name="P60">Time<text:tab/>46, 48p., 57</text:p>
          <text:p text:style-name="P60">Transient<text:tab/>39</text:p>
          <text:p text:style-name="P60">trim<text:tab/>34, 37, 62</text:p>
          <text:p text:style-name="P60">turn<text:tab/>1, 16, 20p., 30, 33, 40p., 44p., 47, 49p., 59, 62</text:p>
          <text:p text:style-name="P59"/>
          <text:p text:style-name="P59"/>
          <text:p text:style-name="P59">U</text:p>
          <text:p text:style-name="P60"/>
          <text:p text:style-name="P60">unload<text:tab/>20, 22, 33, 43</text:p>
          <text:p text:style-name="P60">upd<text:tab/>39</text:p>
          <text:p text:style-name="P60">upd%<text:tab/>39</text:p>
          <text:p text:style-name="P60">update<text:tab/>23, 35, 42, 44p.</text:p>
          <text:p text:style-name="P60">Update<text:tab/>30, 39</text:p>
          <text:p text:style-name="P60">UPDATE<text:tab/>21, 30pp., 54p.</text:p>
          <text:p text:style-name="P59"/>
          <text:p text:style-name="P59"/>
          <text:p text:style-name="P59">V</text:p>
          <text:p text:style-name="P60"/>
          <text:p text:style-name="P60">v%<text:tab/>37</text:p>
          <text:p text:style-name="P60">vacuum<text:tab/>38p.</text:p>
          <text:p text:style-name="P60">valo<text:tab/>38</text:p>
          <text:p text:style-name="P60">value<text:tab/>21, 23pp., 40pp., 44, 46p., 49p., 52p., 55, 61</text:p>
          <text:p text:style-name="P60">Value<text:tab/>23p., 27pp., 39pp., 45pp., 49p., 55p., 58pp.</text:p>
          <text:p text:style-name="P60">vato<text:tab/>38, 59</text:p>
          <text:p text:style-name="P60">ver<text:tab/>33, 35, 42, 56</text:p>
          <text:p text:style-name="P60">ver%<text:tab/>35</text:p>
          <text:p text:style-name="P60">version<text:tab/>7, 9, 13, 15, 17, 20, 22, 33, 35, 42, 49, 59, 61</text:p>
          <text:p text:style-name="P60">vertical<text:tab/>59</text:p>
          <text:p text:style-name="P60">Vertical<text:tab/>11, 38p.</text:p>
          <text:p text:style-name="P60">vetting<text:tab/>45</text:p>
          <text:p text:style-name="P60">VTOL<text:tab/>11, 59</text:p>
          <text:p text:style-name="P60">vulnerability<text:tab/>45</text:p>
          <text:p text:style-name="P60">vvlo<text:tab/>39</text:p>
          <text:p text:style-name="P60">vvto<text:tab/>39</text:p>
          <text:p text:style-name="P59"/>
          <text:p text:style-name="P59"/>
          <text:p text:style-name="P59">W</text:p>
          <text:p text:style-name="P60"/>
          <text:p text:style-name="P60">waypoint<text:tab/>45pp., 49p.</text:p>
          <text:p text:style-name="P60">Waypoint<text:tab/>39</text:p>
          <text:p text:style-name="P60">west<text:tab/>36, 49</text:p>
          <text:p text:style-name="P60">window<text:tab/>22</text:p>
          <text:p text:style-name="P60">Window<text:tab/>18</text:p>
          <text:p text:style-name="P60">Wine<text:tab/>18</text:p>
          <text:p text:style-name="P60">workload<text:tab/>29</text:p>
          <text:p text:style-name="P60">wpt<text:tab/>5p., 26, 39, 45, 47p., 50p., 56pp.</text:p>
          <text:p text:style-name="P59"/>
          <text:p text:style-name="P59"/>
          <text:p text:style-name="P59">%</text:p>
          <text:p text:style-name="P60"><text:soft-page-break/></text:p>
          <text:p text:style-name="P60">%_d<text:tab/>38</text:p>
          <text:p text:style-name="P60">%_l<text:tab/>37</text:p>
          <text:p text:style-name="P60">%_r<text:tab/>37</text:p>
          <text:p text:style-name="P60">%_t<text:tab/>37p.</text:p>
          <text:p text:style-name="P60">%_x<text:tab/>37</text:p>
          <text:p text:style-name="P60">%_y<text:tab/>37</text:p>
          <text:p text:style-name="P60">%_z<text:tab/>37</text:p>
          <text:p text:style-name="P60">%dec_%<text:tab/>42</text:p>
          <text:p text:style-name="P60">%hdg%<text:tab/>41</text:p>
          <text:p text:style-name="P60">%hlevel%<text:tab/>42</text:p>
          <text:p text:style-name="P60">%is_%<text:tab/>41</text:p>
          <text:p text:style-name="P60">%keep%<text:tab/>40</text:p>
          <text:p text:style-name="P60">%make%<text:tab/>40</text:p>
          <text:p text:style-name="P60">%mode%<text:tab/>34</text:p>
        </text:index-body>
      </text:alphabetical-index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7:50:17.014493254</meta:creation-date>
    <dc:date>2019-09-12T12:01:02.948888215</dc:date>
    <meta:editing-duration>P9DT4H5M59S</meta:editing-duration>
    <meta:editing-cycles>412</meta:editing-cycles>
    <meta:generator>LibreOffice/5.1.6.2$Linux_X86_64 LibreOffice_project/10m0$Build-2</meta:generator>
    <meta:document-statistic meta:table-count="0" meta:image-count="0" meta:object-count="0" meta:page-count="78" meta:paragraph-count="1264" meta:word-count="15918" meta:character-count="91336" meta:non-whitespace-character-count="76595"/>
  </office:meta>
</office:document-meta>
</file>